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17">M</text:span><text:span text:style-name="_31_129">r</text:span><text:span text:style-name="_31_802"> </text:span><text:span text:style-name="_37_81">S</text:span><text:span text:style-name="_31_534">p</text:span><text:span text:style-name="_32_143">e</text:span><text:span text:style-name="_38_86">a</text:span><text:span text:style-name="_31_360">k</text:span><text:span text:style-name="_32_317">e</text:span><text:span text:style-name="_34_57">r</text:span><text:span text:style-name="_31_777">,</text:span><text:span text:style-name="_31_803"> </text:span><text:span text:style-name="_34_57">M</text:span><text:span text:style-name="_31_501">i</text:span><text:span text:style-name="_32_044">s</text:span><text:span text:style-name="_35_29">t</text:span><text:span text:style-name="_31_690">e</text:span><text:span text:style-name="_32_293">r</text:span><text:span text:style-name="_32_"> </text:span><text:span text:style-name="_31_141">V</text:span><text:span text:style-name="_32_281">i</text:span><text:span text:style-name="_32_80">c</text:span><text:span text:style-name="_31_582">e</text:span><text:span text:style-name="_31_803"> </text:span><text:span text:style-name="_33_13">P</text:span><text:span text:style-name="_31_201">r</text:span><text:span text:style-name="_32_398">e</text:span><text:span text:style-name="_37_84">s</text:span><text:span text:style-name="_31_237">i</text:span><text:span text:style-name="_32_695">d</text:span><text:span text:style-name="_38_50">e</text:span><text:span text:style-name="_31_249">n</text:span><text:span text:style-name="_32_605">t</text:span><text:span text:style-name="_32_65">,</text:span><text:span text:style-name="_39_02"> </text:span><text:span text:style-name="_32_329">M</text:span><text:span text:style-name="_38_11">e</text:span><text:span text:style-name="_31_717">m</text:span><text:span text:style-name="_32_230">b</text:span><text:span text:style-name="_38_26">e</text:span><text:span text:style-name="_31_129">r</text:span><text:span text:style-name="_32_476">s</text:span><text:span text:style-name="_33_"> </text:span><text:span text:style-name="_31_573">o</text:span><text:span text:style-name="_32_461">f</text:span><text:span text:style-name="_33_"> </text:span><text:span text:style-name="_31_525">C</text:span><text:span text:style-name="_32_335">o</text:span><text:span text:style-name="_38_98">n</text:span><text:span text:style-name="_31_138">g</text:span><text:span text:style-name="_32_149">r</text:span><text:span text:style-name="_33_19">e</text:span><text:span text:style-name="_31_708">s</text:span><text:span text:style-name="_32_218">s</text:span><text:span text:style-name="_38_17">,</text:span><text:span text:style-name="_39_03"> </text:span><text:span text:style-name="_32_653">m</text:span><text:span text:style-name="_36_37">y</text:span><text:span text:style-name="_39_02"> </text:span><text:span text:style-name="_32_617">f</text:span><text:span text:style-name="_38_62">e</text:span><text:span text:style-name="_31_321">l</text:span><text:span text:style-name="_32_029">l</text:span><text:span text:style-name="_37_03">o</text:span><text:span text:style-name="_31_609">w</text:span><text:span text:style-name="_31_803"> </text:span><text:span text:style-name="_38_17">A</text:span><text:span text:style-name="_31_609">m</text:span><text:span text:style-name="_32_515">e</text:span><text:span text:style-name="_38_89">r</text:span><text:span text:style-name="_31_597">i</text:span><text:span text:style-name="_32_614">c</text:span><text:span text:style-name="_37_78">a</text:span><text:span text:style-name="_31_543">n</text:span><text:span text:style-name="_32_065">s</text:span><text:span text:style-name="_32_65">:</text:span></text:p>
      <text:p text:style-name="P1"><text:span text:style-name="_32_389">T</text:span><text:span text:style-name="_38_47">o</text:span><text:span text:style-name="_31_750">n</text:span><text:span text:style-name="_32_641">i</text:span><text:span text:style-name="_35_02">g</text:span><text:span text:style-name="_31_783">h</text:span><text:span text:style-name="_32_209">t</text:span><text:span text:style-name="_33_"> </text:span><text:span text:style-name="_31_237">m</text:span><text:span text:style-name="_32_686">a</text:span><text:span text:style-name="_37_69">r</text:span><text:span text:style-name="_31_504">k</text:span><text:span text:style-name="_32_689">s</text:span><text:span text:style-name="_33_"> </text:span><text:span text:style-name="_31_489">t</text:span><text:span text:style-name="_32_575">h</text:span><text:span text:style-name="_34_66">e</text:span><text:span text:style-name="_39_03"> </text:span><text:span text:style-name="_32_263">e</text:span><text:span text:style-name="_35_17">i</text:span><text:span text:style-name="_31_690">g</text:span><text:span text:style-name="_32_074">h</text:span><text:span text:style-name="_33_37">t</text:span><text:span text:style-name="_31_675">h</text:span><text:span text:style-name="_31_803"> </text:span><text:span text:style-name="_32_38">y</text:span><text:span text:style-name="_31_567">e</text:span><text:span text:style-name="_32_677">a</text:span><text:span text:style-name="_38_17">r</text:span><text:span text:style-name="_39_03"> </text:span><text:span text:style-name="_32_317">t</text:span><text:span text:style-name="_36_31">h</text:span><text:span text:style-name="_31_582">a</text:span><text:span text:style-name="_32_389">t</text:span><text:span text:style-name="_33_"> </text:span><text:span text:style-name="_31_321">I</text:span><text:span text:style-name="_32_065">'</text:span><text:span text:style-name="_34_24">v</text:span><text:span text:style-name="_31_606">e</text:span><text:span text:style-name="_31_803"> </text:span><text:span text:style-name="_38_50">c</text:span><text:span text:style-name="_31_579">o</text:span><text:span text:style-name="_32_113">m</text:span><text:span text:style-name="_32_77">e</text:span><text:span text:style-name="_39_02"> </text:span><text:span text:style-name="_32_266">h</text:span><text:span text:style-name="_34_27">e</text:span><text:span text:style-name="_31_249">r</text:span><text:span text:style-name="_32_389">e</text:span><text:span text:style-name="_32_"> </text:span><text:span text:style-name="_31_429">t</text:span><text:span text:style-name="_32_461">o</text:span><text:span text:style-name="_32_"> </text:span><text:span text:style-name="_31_525">r</text:span><text:span text:style-name="_32_431">e</text:span><text:span text:style-name="_35_98">p</text:span><text:span text:style-name="_31_777">o</text:span><text:span text:style-name="_32_581">r</text:span><text:span text:style-name="_38_89">t</text:span><text:span text:style-name="_39_02"> </text:span><text:span text:style-name="_32_287">o</text:span><text:span text:style-name="_33_58">n</text:span><text:span text:style-name="_39_03"> </text:span><text:span text:style-name="_32_473">t</text:span><text:span text:style-name="_36_70">h</text:span><text:span text:style-name="_31_759">e</text:span><text:span text:style-name="_31_803"> </text:span><text:span text:style-name="_38_41">S</text:span><text:span text:style-name="_31_681">t</text:span><text:span text:style-name="_32_047">a</text:span><text:span text:style-name="_38_05">t</text:span><text:span text:style-name="_31_714">e</text:span><text:span text:style-name="_31_803"> </text:span><text:span text:style-name="_35_17">o</text:span><text:span text:style-name="_31_141">f</text:span><text:span text:style-name="_31_803"> </text:span><text:span text:style-name="_37_69">t</text:span><text:span text:style-name="_31_507">h</text:span><text:span text:style-name="_32_650">e</text:span><text:span text:style-name="_32_"> </text:span><text:span text:style-name="_31_489">U</text:span><text:span text:style-name="_32_146">n</text:span><text:span text:style-name="_34_93">i</text:span><text:span text:style-name="_31_219">o</text:span><text:span text:style-name="_32_425">n</text:span><text:span text:style-name="_37_09">.</text:span><text:span text:style-name="_39_02"> </text:span><text:span text:style-name="_32_209">A</text:span><text:span text:style-name="_34_66">n</text:span><text:span text:style-name="_31_423">d</text:span><text:span text:style-name="_31_803"> </text:span><text:span text:style-name="_38_41">f</text:span><text:span text:style-name="_31_177">o</text:span><text:span text:style-name="_32_317">r</text:span><text:span text:style-name="_33_"> </text:span><text:span text:style-name="_31_429">t</text:span><text:span text:style-name="_32_083">h</text:span><text:span text:style-name="_38_17">i</text:span><text:span text:style-name="_31_762">s</text:span><text:span text:style-name="_31_802"> </text:span><text:span text:style-name="_37_09">f</text:span><text:span text:style-name="_31_345">i</text:span><text:span text:style-name="_32_119">n</text:span><text:span text:style-name="_35_02">a</text:span><text:span text:style-name="_31_237">l</text:span><text:span text:style-name="_31_803"> </text:span><text:span text:style-name="_37_18">o</text:span><text:span text:style-name="_31_531">n</text:span><text:span text:style-name="_32_209">e</text:span><text:span text:style-name="_34_21">,</text:span><text:span text:style-name="_39_03"> </text:span><text:span text:style-name="_32_257">I</text:span><text:span text:style-name="_33_37">'</text:span><text:span text:style-name="_31_345">m</text:span><text:span text:style-name="_31_803"> </text:span><text:span text:style-name="_32_71">g</text:span><text:span text:style-name="_31_582">o</text:span><text:span text:style-name="_32_425">i</text:span><text:span text:style-name="_32_86">n</text:span><text:span text:style-name="_31_315">g</text:span><text:span text:style-name="_31_802"> </text:span><text:span text:style-name="_35_29">t</text:span><text:span text:style-name="_31_213">o</text:span><text:span text:style-name="_31_803"> </text:span><text:span text:style-name="_38_41">t</text:span><text:span text:style-name="_31_789">r</text:span><text:span text:style-name="_32_245">y</text:span><text:span text:style-name="_33_"> </text:span><text:span text:style-name="_31_537">t</text:span><text:span text:style-name="_32_041">o</text:span><text:span text:style-name="_33_"> </text:span><text:span text:style-name="_31_717">m</text:span><text:span text:style-name="_32_518">a</text:span><text:span text:style-name="_38_80">k</text:span><text:span text:style-name="_31_501">e</text:span><text:span text:style-name="_31_802"> </text:span><text:span text:style-name="_36_37">i</text:span><text:span text:style-name="_31_381">t</text:span><text:span text:style-name="_31_802"> </text:span><text:span text:style-name="_34_45">a</text:span><text:span text:style-name="_39_03"> </text:span><text:span text:style-name="_32_617">l</text:span><text:span text:style-name="_35_29">i</text:span><text:span text:style-name="_31_597">t</text:span><text:span text:style-name="_32_473">t</text:span><text:span text:style-name="_38_89">l</text:span><text:span text:style-name="_31_561">e</text:span><text:span text:style-name="_31_803"> </text:span><text:span text:style-name="_38_14">s</text:span><text:span text:style-name="_31_255">h</text:span><text:span text:style-name="_32_263">o</text:span><text:span text:style-name="_37_09">r</text:span><text:span text:style-name="_31_321">t</text:span><text:span text:style-name="_32_290">e</text:span><text:span text:style-name="_34_45">r</text:span><text:span text:style-name="_31_429">.</text:span><text:span text:style-name="_31_802"> </text:span><text:span text:style-name="_33_49">I</text:span><text:span text:style-name="_39_03"> </text:span><text:span text:style-name="_32_656">k</text:span><text:span text:style-name="_36_10">n</text:span><text:span text:style-name="_31_393">o</text:span><text:span text:style-name="_32_077">w</text:span><text:span text:style-name="_32_"> </text:span><text:span text:style-name="_31_252">s</text:span><text:span text:style-name="_32_038">o</text:span><text:span text:style-name="_32_65">m</text:span><text:span text:style-name="_31_129">e</text:span><text:span text:style-name="_31_802"> </text:span><text:span text:style-name="_37_09">o</text:span><text:span text:style-name="_31_429">f</text:span><text:span text:style-name="_31_803"> </text:span><text:span text:style-name="_33_04">y</text:span><text:span text:style-name="_31_402">o</text:span><text:span text:style-name="_32_137">u</text:span><text:span text:style-name="_32_"> </text:span><text:span text:style-name="_31_171">a</text:span><text:span text:style-name="_32_461">r</text:span><text:span text:style-name="_33_46">e</text:span><text:span text:style-name="_39_03"> </text:span><text:span text:style-name="_32_083">a</text:span><text:span text:style-name="_37_06">n</text:span><text:span text:style-name="_31_525">t</text:span><text:span text:style-name="_32_260">s</text:span><text:span text:style-name="_32_50">y</text:span><text:span text:style-name="_39_02"> </text:span><text:span text:style-name="_32_497">t</text:span><text:span text:style-name="_38_05">o</text:span><text:span text:style-name="_39_02"> </text:span><text:span text:style-name="_32_587">g</text:span><text:span text:style-name="_35_26">e</text:span><text:span text:style-name="_31_681">t</text:span><text:span text:style-name="_31_803"> </text:span><text:span text:style-name="_33_22">b</text:span><text:span text:style-name="_31_207">a</text:span><text:span text:style-name="_32_038">c</text:span><text:span text:style-name="_33_52">k</text:span><text:span text:style-name="_39_02"> </text:span><text:span text:style-name="_32_677">t</text:span><text:span text:style-name="_34_45">o</text:span><text:span text:style-name="_39_03"> </text:span><text:span text:style-name="_32_317">I</text:span><text:span text:style-name="_34_27">o</text:span><text:span text:style-name="_31_777">w</text:span><text:span text:style-name="_32_218">a</text:span><text:span text:style-name="_36_37">.</text:span><text:span text:style-name="_39_02"> </text:span><text:span text:style-name="_32_437">I</text:span><text:span text:style-name="_32_77">'</text:span><text:span text:style-name="_31_564">v</text:span><text:span text:style-name="_32_626">e</text:span><text:span text:style-name="_32_"> </text:span><text:span text:style-name="_31_207">b</text:span><text:span text:style-name="_32_146">e</text:span><text:span text:style-name="_36_67">e</text:span><text:span text:style-name="_31_582">n</text:span><text:span text:style-name="_31_803"> </text:span><text:span text:style-name="_33_01">t</text:span><text:span text:style-name="_31_435">h</text:span><text:span text:style-name="_32_302">e</text:span><text:span text:style-name="_36_73">r</text:span><text:span text:style-name="_31_357">e</text:span><text:span text:style-name="_32_113">.</text:span><text:span text:style-name="_32_"> </text:span><text:span text:style-name="_31_717">I</text:span><text:span text:style-name="_32_497">'</text:span><text:span text:style-name="_32_41">l</text:span><text:span text:style-name="_31_753">l</text:span><text:span text:style-name="_31_803"> </text:span><text:span text:style-name="_38_50">b</text:span><text:span text:style-name="_31_495">e</text:span><text:span text:style-name="_31_802"> </text:span><text:span text:style-name="_38_26">s</text:span><text:span text:style-name="_31_495">h</text:span><text:span text:style-name="_32_254">a</text:span><text:span text:style-name="_37_84">k</text:span><text:span text:style-name="_31_309">i</text:span><text:span text:style-name="_32_395">n</text:span><text:span text:style-name="_34_30">g</text:span><text:span text:style-name="_39_02"> </text:span><text:span text:style-name="_32_299">h</text:span><text:span text:style-name="_37_78">a</text:span><text:span text:style-name="_31_135">n</text:span><text:span text:style-name="_32_506">d</text:span><text:span text:style-name="_32_29">s</text:span><text:span text:style-name="_39_02"> </text:span><text:span text:style-name="_32_611">a</text:span><text:span text:style-name="_38_89">f</text:span><text:span text:style-name="_31_717">t</text:span><text:span text:style-name="_32_614">e</text:span><text:span text:style-name="_32_77">r</text:span><text:span text:style-name="_31_753">w</text:span><text:span text:style-name="_32_050">a</text:span><text:span text:style-name="_34_93">r</text:span><text:span text:style-name="_31_711">d</text:span><text:span text:style-name="_32_437">s</text:span><text:span text:style-name="_32_"> </text:span><text:span text:style-name="_31_249">i</text:span><text:span text:style-name="_32_581">f</text:span><text:span text:style-name="_32_"> </text:span><text:span text:style-name="_31_174">y</text:span><text:span text:style-name="_32_515">o</text:span><text:span text:style-name="_34_57">u</text:span><text:span text:style-name="_39_02"> </text:span><text:span text:style-name="_32_461">w</text:span><text:span text:style-name="_33_46">a</text:span><text:span text:style-name="_31_219">n</text:span><text:span text:style-name="_32_581">t</text:span><text:span text:style-name="_32_"> </text:span><text:span text:style-name="_31_390">s</text:span><text:span text:style-name="_32_323">o</text:span><text:span text:style-name="_35_17">m</text:span><text:span text:style-name="_31_573">e</text:span><text:span text:style-name="_31_802"> </text:span><text:span text:style-name="_36_01">t</text:span><text:span text:style-name="_31_429">i</text:span><text:span text:style-name="_32_143">p</text:span><text:span text:style-name="_32_74">s</text:span><text:span text:style-name="_31_501">.</text:span></text:p>
      <text:p text:style-name="P1"><text:span text:style-name="_36_73">A</text:span><text:span text:style-name="_31_750">n</text:span><text:span text:style-name="_32_467">d</text:span><text:span text:style-name="_32_"> </text:span><text:span text:style-name="_31_597">I</text:span><text:span text:style-name="_31_803"> </text:span><text:span text:style-name="_33_22">u</text:span><text:span text:style-name="_31_567">n</text:span><text:span text:style-name="_32_590">d</text:span><text:span text:style-name="_33_19">e</text:span><text:span text:style-name="_31_705">r</text:span><text:span text:style-name="_32_464">s</text:span><text:span text:style-name="_33_37">t</text:span><text:span text:style-name="_31_618">a</text:span><text:span text:style-name="_32_290">n</text:span><text:span text:style-name="_32_35">d</text:span><text:span text:style-name="_39_02"> </text:span><text:span text:style-name="_32_401">t</text:span><text:span text:style-name="_36_07">h</text:span><text:span text:style-name="_31_138">a</text:span><text:span text:style-name="_32_437">t</text:span><text:span text:style-name="_32_"> </text:span><text:span text:style-name="_31_243">b</text:span><text:span text:style-name="_32_290">e</text:span><text:span text:style-name="_37_90">c</text:span><text:span text:style-name="_31_315">a</text:span><text:span text:style-name="_32_686">u</text:span><text:span text:style-name="_33_40">s</text:span><text:span text:style-name="_31_417">e</text:span><text:span text:style-name="_31_803"> </text:span><text:span text:style-name="_38_05">i</text:span><text:span text:style-name="_31_525">t</text:span><text:span text:style-name="_32_509">'</text:span><text:span text:style-name="_38_17">s</text:span><text:span text:style-name="_39_02"> </text:span><text:span text:style-name="_32_506">a</text:span><text:span text:style-name="_37_15">n</text:span><text:span text:style-name="_39_02"> </text:span><text:span text:style-name="_32_218">e</text:span><text:span text:style-name="_33_49">l</text:span><text:span text:style-name="_31_747">e</text:span><text:span text:style-name="_32_620">c</text:span><text:span text:style-name="_37_09">t</text:span><text:span text:style-name="_31_717">i</text:span><text:span text:style-name="_32_578">o</text:span><text:span text:style-name="_34_21">n</text:span><text:span text:style-name="_39_03"> </text:span><text:span text:style-name="_32_518">s</text:span><text:span text:style-name="_37_87">e</text:span><text:span text:style-name="_31_579">a</text:span><text:span text:style-name="_32_446">s</text:span><text:span text:style-name="_34_90">o</text:span><text:span text:style-name="_31_207">n</text:span><text:span text:style-name="_32_317">,</text:span><text:span text:style-name="_33_"> </text:span><text:span text:style-name="_31_426">e</text:span><text:span text:style-name="_32_392">x</text:span><text:span text:style-name="_34_54">p</text:span><text:span text:style-name="_31_147">e</text:span><text:span text:style-name="_32_686">c</text:span><text:span text:style-name="_34_57">t</text:span><text:span text:style-name="_31_399">a</text:span><text:span text:style-name="_32_041">t</text:span><text:span text:style-name="_34_09">i</text:span><text:span text:style-name="_31_207">o</text:span><text:span text:style-name="_32_662">n</text:span><text:span text:style-name="_32_29">s</text:span><text:span text:style-name="_39_02"> </text:span><text:span text:style-name="_32_221">f</text:span><text:span text:style-name="_34_45">o</text:span><text:span text:style-name="_31_573">r</text:span><text:span text:style-name="_31_802"> </text:span><text:span text:style-name="_35_89">w</text:span><text:span text:style-name="_31_603">h</text:span><text:span text:style-name="_32_038">a</text:span><text:span text:style-name="_33_01">t</text:span><text:span text:style-name="_39_02"> </text:span><text:span text:style-name="_32_401">w</text:span><text:span text:style-name="_38_89">e</text:span><text:span text:style-name="_39_03"> </text:span><text:span text:style-name="_32_641">w</text:span><text:span text:style-name="_35_17">i</text:span><text:span text:style-name="_31_177">l</text:span><text:span text:style-name="_32_569">l</text:span><text:span text:style-name="_33_"> </text:span><text:span text:style-name="_31_150">a</text:span><text:span text:style-name="_32_464">c</text:span><text:span text:style-name="_36_46">h</text:span><text:span text:style-name="_31_213">i</text:span><text:span text:style-name="_32_515">e</text:span><text:span text:style-name="_37_18">v</text:span><text:span text:style-name="_31_615">e</text:span><text:span text:style-name="_31_802"> </text:span><text:span text:style-name="_35_17">t</text:span><text:span text:style-name="_31_606">h</text:span><text:span text:style-name="_32_401">i</text:span><text:span text:style-name="_37_72">s</text:span><text:span text:style-name="_39_02"> </text:span><text:span text:style-name="_32_518">y</text:span><text:span text:style-name="_36_79">e</text:span><text:span text:style-name="_31_681">a</text:span><text:span text:style-name="_32_461">r</text:span><text:span text:style-name="_33_"> </text:span><text:span text:style-name="_31_726">a</text:span><text:span text:style-name="_32_509">r</text:span><text:span text:style-name="_32_83">e</text:span><text:span text:style-name="_39_03"> </text:span><text:span text:style-name="_32_617">l</text:span><text:span text:style-name="_38_89">o</text:span><text:span text:style-name="_31_249">w</text:span><text:span text:style-name="_32_293">.</text:span><text:span text:style-name="_33_"> </text:span><text:span text:style-name="_31_597">B</text:span><text:span text:style-name="_32_065">u</text:span><text:span text:style-name="_35_17">t</text:span><text:span text:style-name="_31_393">,</text:span><text:span text:style-name="_31_802"> </text:span><text:span text:style-name="_34_57">M</text:span><text:span text:style-name="_31_417">i</text:span><text:span text:style-name="_32_110">s</text:span><text:span text:style-name="_38_17">t</text:span><text:span text:style-name="_31_675">e</text:span><text:span text:style-name="_32_149">r</text:span><text:span text:style-name="_32_"> </text:span><text:span text:style-name="_31_573">S</text:span><text:span text:style-name="_32_050">p</text:span><text:span text:style-name="_34_27">e</text:span><text:span text:style-name="_31_150">a</text:span><text:span text:style-name="_32_404">k</text:span><text:span text:style-name="_34_09">e</text:span><text:span text:style-name="_31_309">r</text:span><text:span text:style-name="_32_677">,</text:span><text:span text:style-name="_32_"> </text:span><text:span text:style-name="_31_753">I</text:span><text:span text:style-name="_31_803"> </text:span><text:span text:style-name="_38_86">a</text:span><text:span text:style-name="_31_507">p</text:span><text:span text:style-name="_32_323">p</text:span><text:span text:style-name="_33_01">r</text:span><text:span text:style-name="_31_402">e</text:span><text:span text:style-name="_32_284">c</text:span><text:span text:style-name="_32_77">i</text:span><text:span text:style-name="_31_330">a</text:span><text:span text:style-name="_32_257">t</text:span><text:span text:style-name="_38_77">e</text:span><text:span text:style-name="_39_02"> </text:span><text:span text:style-name="_32_113">t</text:span><text:span text:style-name="_32_35">h</text:span><text:span text:style-name="_31_150">e</text:span><text:span text:style-name="_31_803"> </text:span><text:span text:style-name="_33_40">c</text:span><text:span text:style-name="_31_246">o</text:span><text:span text:style-name="_32_518">n</text:span><text:span text:style-name="_33_40">s</text:span><text:span text:style-name="_31_489">t</text:span><text:span text:style-name="_32_245">r</text:span><text:span text:style-name="_36_43">u</text:span><text:span text:style-name="_31_726">c</text:span><text:span text:style-name="_32_581">t</text:span><text:span text:style-name="_33_01">i</text:span><text:span text:style-name="_31_390">v</text:span><text:span text:style-name="_32_407">e</text:span><text:span text:style-name="_33_"> </text:span><text:span text:style-name="_31_243">a</text:span><text:span text:style-name="_32_050">p</text:span><text:span text:style-name="_34_15">p</text:span><text:span text:style-name="_31_357">r</text:span><text:span text:style-name="_32_158">o</text:span><text:span text:style-name="_37_75">a</text:span><text:span text:style-name="_31_150">c</text:span><text:span text:style-name="_32_569">h</text:span><text:span text:style-name="_32_"> </text:span><text:span text:style-name="_31_237">t</text:span><text:span text:style-name="_32_227">h</text:span><text:span text:style-name="_36_34">a</text:span><text:span text:style-name="_31_597">t</text:span><text:span text:style-name="_31_802"> </text:span><text:span text:style-name="_33_40">y</text:span><text:span text:style-name="_31_258">o</text:span><text:span text:style-name="_32_401">u</text:span><text:span text:style-name="_33_"> </text:span><text:span text:style-name="_31_219">a</text:span><text:span text:style-name="_32_266">n</text:span><text:span text:style-name="_33_49">d</text:span><text:span text:style-name="_39_02"> </text:span><text:span text:style-name="_32_281">t</text:span><text:span text:style-name="_33_55">h</text:span><text:span text:style-name="_31_510">e</text:span><text:span text:style-name="_31_803"> </text:span><text:span text:style-name="_37_06">o</text:span><text:span text:style-name="_31_609">t</text:span><text:span text:style-name="_32_647">h</text:span><text:span text:style-name="_34_21">e</text:span><text:span text:style-name="_31_669">r</text:span><text:span text:style-name="_31_803"> </text:span><text:span text:style-name="_36_61">l</text:span><text:span text:style-name="_31_258">e</text:span><text:span text:style-name="_32_443">a</text:span><text:span text:style-name="_34_63">d</text:span><text:span text:style-name="_31_618">e</text:span><text:span text:style-name="_32_605">r</text:span><text:span text:style-name="_35_17">s</text:span><text:span text:style-name="_39_03"> </text:span><text:span text:style-name="_32_389">t</text:span><text:span text:style-name="_38_95">o</text:span><text:span text:style-name="_31_318">o</text:span><text:span text:style-name="_32_257">k</text:span><text:span text:style-name="_32_"> </text:span><text:span text:style-name="_31_393">a</text:span><text:span text:style-name="_32_041">t</text:span><text:span text:style-name="_32_"> </text:span><text:span text:style-name="_31_249">t</text:span><text:span text:style-name="_32_338">h</text:span><text:span text:style-name="_35_35">e</text:span><text:span text:style-name="_39_03"> </text:span><text:span text:style-name="_32_326">e</text:span><text:span text:style-name="_35_35">n</text:span><text:span text:style-name="_31_753">d</text:span><text:span text:style-name="_31_802"> </text:span><text:span text:style-name="_33_37">o</text:span><text:span text:style-name="_31_345">f</text:span><text:span text:style-name="_31_802"> </text:span><text:span text:style-name="_32_41">l</text:span><text:span text:style-name="_31_219">a</text:span><text:span text:style-name="_32_146">s</text:span><text:span text:style-name="_36_73">t</text:span><text:span text:style-name="_39_03"> </text:span><text:span text:style-name="_32_086">y</text:span><text:span text:style-name="_38_47">e</text:span><text:span text:style-name="_31_309">a</text:span><text:span text:style-name="_32_461">r</text:span><text:span text:style-name="_32_"> </text:span><text:span text:style-name="_31_561">t</text:span><text:span text:style-name="_32_065">o</text:span><text:span text:style-name="_32_"> </text:span><text:span text:style-name="_31_351">p</text:span><text:span text:style-name="_32_518">a</text:span><text:span text:style-name="_35_20">s</text:span><text:span text:style-name="_31_750">s</text:span><text:span text:style-name="_31_803"> </text:span><text:span text:style-name="_33_01">a</text:span><text:span text:style-name="_39_03"> </text:span><text:span text:style-name="_32_662">b</text:span><text:span text:style-name="_34_27">u</text:span><text:span text:style-name="_31_183">d</text:span><text:span text:style-name="_32_698">g</text:span><text:span text:style-name="_35_89">e</text:span><text:span text:style-name="_31_741">t</text:span><text:span text:style-name="_31_803"> </text:span><text:span text:style-name="_36_07">a</text:span><text:span text:style-name="_31_402">n</text:span><text:span text:style-name="_32_113">d</text:span><text:span text:style-name="_32_"> </text:span><text:span text:style-name="_31_525">m</text:span><text:span text:style-name="_32_515">a</text:span><text:span text:style-name="_32_38">k</text:span><text:span text:style-name="_31_609">e</text:span><text:span text:style-name="_31_802"> </text:span><text:span text:style-name="_32_29">t</text:span><text:span text:style-name="_31_687">a</text:span><text:span text:style-name="_32_086">x</text:span><text:span text:style-name="_33_"> </text:span><text:span text:style-name="_31_744">c</text:span><text:span text:style-name="_32_254">u</text:span><text:span text:style-name="_35_29">t</text:span><text:span text:style-name="_31_165">s</text:span><text:span text:style-name="_31_802"> </text:span><text:span text:style-name="_32_38">p</text:span><text:span text:style-name="_31_747">e</text:span><text:span text:style-name="_32_389">r</text:span><text:span text:style-name="_36_97">m</text:span><text:span text:style-name="_31_402">a</text:span><text:span text:style-name="_32_107">n</text:span><text:span text:style-name="_36_79">e</text:span><text:span text:style-name="_31_246">n</text:span><text:span text:style-name="_32_569">t</text:span><text:span text:style-name="_32_"> </text:span><text:span text:style-name="_31_753">f</text:span><text:span text:style-name="_32_257">o</text:span><text:span text:style-name="_38_53">r</text:span><text:span text:style-name="_39_02"> </text:span><text:span text:style-name="_32_317">w</text:span><text:span text:style-name="_35_38">o</text:span><text:span text:style-name="_31_129">r</text:span><text:span text:style-name="_32_404">k</text:span><text:span text:style-name="_34_57">i</text:span><text:span text:style-name="_31_510">n</text:span><text:span text:style-name="_32_287">g</text:span><text:span text:style-name="_33_"> </text:span><text:span text:style-name="_31_561">f</text:span><text:span text:style-name="_32_626">a</text:span><text:span text:style-name="_35_17">m</text:span><text:span text:style-name="_31_213">i</text:span><text:span text:style-name="_32_257">l</text:span><text:span text:style-name="_38_53">i</text:span><text:span text:style-name="_31_507">e</text:span><text:span text:style-name="_32_425">s</text:span><text:span text:style-name="_34_09">.</text:span><text:span text:style-name="_39_03"> </text:span><text:span text:style-name="_32_209">S</text:span><text:span text:style-name="_36_61">o</text:span><text:span text:style-name="_39_03"> </text:span><text:span text:style-name="_32_245">I</text:span><text:span text:style-name="_32_"> </text:span><text:span text:style-name="_31_138">h</text:span><text:span text:style-name="_32_227">o</text:span><text:span text:style-name="_32_83">p</text:span><text:span text:style-name="_31_258">e</text:span><text:span text:style-name="_31_803"> </text:span><text:span text:style-name="_36_73">w</text:span><text:span text:style-name="_31_141">e</text:span><text:span text:style-name="_31_802"> </text:span><text:span text:style-name="_32_68">c</text:span><text:span text:style-name="_31_690">a</text:span><text:span text:style-name="_32_497">n</text:span><text:span text:style-name="_33_"> </text:span><text:span text:style-name="_31_129">w</text:span><text:span text:style-name="_32_398">o</text:span><text:span text:style-name="_38_53">r</text:span><text:span text:style-name="_31_144">k</text:span><text:span text:style-name="_31_802"> </text:span><text:span text:style-name="_32_41">t</text:span><text:span text:style-name="_31_615">o</text:span><text:span text:style-name="_32_230">g</text:span><text:span text:style-name="_32_50">e</text:span><text:span text:style-name="_31_357">t</text:span><text:span text:style-name="_32_035">h</text:span><text:span text:style-name="_33_49">e</text:span><text:span text:style-name="_31_213">r</text:span><text:span text:style-name="_31_802"> </text:span><text:span text:style-name="_37_69">t</text:span><text:span text:style-name="_31_222">h</text:span><text:span text:style-name="_32_113">i</text:span><text:span text:style-name="_34_96">s</text:span><text:span text:style-name="_39_02"> </text:span><text:span text:style-name="_32_410">y</text:span><text:span text:style-name="_32_47">e</text:span><text:span text:style-name="_31_357">a</text:span><text:span text:style-name="_32_065">r</text:span><text:span text:style-name="_33_"> </text:span><text:span text:style-name="_31_507">o</text:span><text:span text:style-name="_32_290">n</text:span><text:span text:style-name="_33_"> </text:span><text:span text:style-name="_31_252">s</text:span><text:span text:style-name="_32_302">o</text:span><text:span text:style-name="_38_77">m</text:span><text:span text:style-name="_31_309">e</text:span><text:span text:style-name="_31_803"> </text:span><text:span text:style-name="_38_95">b</text:span><text:span text:style-name="_31_609">i</text:span><text:span text:style-name="_32_302">p</text:span><text:span text:style-name="_34_51">a</text:span><text:span text:style-name="_31_573">r</text:span><text:span text:style-name="_32_461">t</text:span><text:span text:style-name="_32_41">i</text:span><text:span text:style-name="_31_330">z</text:span><text:span text:style-name="_32_431">a</text:span><text:span text:style-name="_36_46">n</text:span><text:span text:style-name="_39_03"> </text:span><text:span text:style-name="_32_071">p</text:span><text:span text:style-name="_38_17">r</text:span><text:span text:style-name="_31_681">i</text:span><text:span text:style-name="_32_074">o</text:span><text:span text:style-name="_34_81">r</text:span><text:span text:style-name="_31_573">i</text:span><text:span text:style-name="_32_113">t</text:span><text:span text:style-name="_34_21">i</text:span><text:span text:style-name="_31_606">e</text:span><text:span text:style-name="_32_140">s</text:span><text:span text:style-name="_33_"> </text:span><text:span text:style-name="_31_573">l</text:span><text:span text:style-name="_32_437">i</text:span><text:span text:style-name="_37_18">k</text:span><text:span text:style-name="_31_219">e</text:span><text:span text:style-name="_31_803"> </text:span><text:span text:style-name="_38_26">c</text:span><text:span text:style-name="_31_237">r</text:span><text:span text:style-name="_32_461">i</text:span><text:span text:style-name="_32_77">m</text:span><text:span text:style-name="_31_165">i</text:span><text:span text:style-name="_32_515">n</text:span><text:span text:style-name="_33_13">a</text:span><text:span text:style-name="_31_489">l</text:span><text:span text:style-name="_31_803"> </text:span><text:span text:style-name="_36_25">j</text:span><text:span text:style-name="_31_150">u</text:span><text:span text:style-name="_32_260">s</text:span><text:span text:style-name="_38_77">t</text:span><text:span text:style-name="_31_669">i</text:span><text:span text:style-name="_32_254">c</text:span><text:span text:style-name="_38_95">e</text:span><text:span text:style-name="_39_02"> </text:span><text:span text:style-name="_32_581">r</text:span><text:span text:style-name="_33_19">e</text:span><text:span text:style-name="_31_561">f</text:span><text:span text:style-name="_32_122">o</text:span><text:span text:style-name="_38_53">r</text:span><text:span text:style-name="_31_129">m</text:span><text:span text:style-name="_31_803"> </text:span><text:span text:style-name="_37_15">a</text:span><text:span text:style-name="_31_330">n</text:span><text:span text:style-name="_32_245">d</text:span><text:span text:style-name="_33_"> </text:span><text:span text:style-name="_31_747">h</text:span><text:span text:style-name="_32_230">e</text:span><text:span text:style-name="_35_89">l</text:span><text:span text:style-name="_31_387">p</text:span><text:span text:style-name="_32_029">i</text:span><text:span text:style-name="_37_90">n</text:span><text:span text:style-name="_31_753">g</text:span><text:span text:style-name="_31_803"> </text:span><text:span text:style-name="_37_75">p</text:span><text:span text:style-name="_31_498">e</text:span><text:span text:style-name="_32_443">o</text:span><text:span text:style-name="_34_90">p</text:span><text:span text:style-name="_31_669">l</text:span><text:span text:style-name="_32_689">e</text:span><text:span text:style-name="_32_"> </text:span><text:span text:style-name="_31_321">w</text:span><text:span text:style-name="_32_050">h</text:span><text:span text:style-name="_35_95">o</text:span><text:span text:style-name="_39_02"> </text:span><text:span text:style-name="_32_698">a</text:span><text:span text:style-name="_35_89">r</text:span><text:span text:style-name="_31_795">e</text:span><text:span text:style-name="_31_802"> </text:span><text:span text:style-name="_38_59">b</text:span><text:span text:style-name="_31_798">a</text:span><text:span text:style-name="_32_641">t</text:span><text:span text:style-name="_36_73">t</text:span><text:span text:style-name="_31_669">l</text:span><text:span text:style-name="_32_257">i</text:span><text:span text:style-name="_34_15">n</text:span><text:span text:style-name="_31_762">g</text:span><text:span text:style-name="_31_802"> </text:span><text:span text:style-name="_37_75">p</text:span><text:span text:style-name="_31_525">r</text:span><text:span text:style-name="_32_590">e</text:span><text:span text:style-name="_38_50">s</text:span><text:span text:style-name="_31_180">c</text:span><text:span text:style-name="_32_689">r</text:span><text:span text:style-name="_35_89">i</text:span><text:span text:style-name="_31_363">p</text:span><text:span text:style-name="_32_425">t</text:span><text:span text:style-name="_38_17">i</text:span><text:span text:style-name="_31_762">o</text:span><text:span text:style-name="_32_293">n</text:span><text:span text:style-name="_33_"> </text:span><text:span text:style-name="_31_747">d</text:span><text:span text:style-name="_32_389">r</text:span><text:span text:style-name="_36_70">u</text:span><text:span text:style-name="_31_597">g</text:span><text:span text:style-name="_31_803"> </text:span><text:span text:style-name="_35_26">a</text:span><text:span text:style-name="_31_579">b</text:span><text:span text:style-name="_32_071">u</text:span><text:span text:style-name="_34_18">s</text:span><text:span text:style-name="_31_165">e</text:span><text:span text:style-name="_31_803"> </text:span><text:span text:style-name="_37_03">a</text:span><text:span text:style-name="_31_402">n</text:span><text:span text:style-name="_32_281">d</text:span><text:span text:style-name="_32_"> </text:span><text:span text:style-name="_31_498">d</text:span><text:span text:style-name="_32_401">i</text:span><text:span text:style-name="_36_07">a</text:span><text:span text:style-name="_31_570">c</text:span><text:span text:style-name="_32_479">e</text:span><text:span text:style-name="_36_25">t</text:span><text:span text:style-name="_31_222">y</text:span><text:span text:style-name="_32_077">l</text:span><text:span text:style-name="_34_93">m</text:span><text:span text:style-name="_31_171">o</text:span><text:span text:style-name="_32_605">r</text:span><text:span text:style-name="_38_86">p</text:span><text:span text:style-name="_31_615">h</text:span><text:span text:style-name="_32_101">i</text:span><text:span text:style-name="_36_46">n</text:span><text:span text:style-name="_31_507">e</text:span><text:span text:style-name="_31_802"> </text:span><text:span text:style-name="_34_87">a</text:span><text:span text:style-name="_31_258">b</text:span><text:span text:style-name="_32_446">u</text:span><text:span text:style-name="_33_40">s</text:span><text:span text:style-name="_31_429">e</text:span><text:span text:style-name="_32_041">.</text:span><text:span text:style-name="_33_"> </text:span><text:span text:style-name="_31_177">S</text:span><text:span text:style-name="_32_401">o</text:span><text:span text:style-name="_33_13">,</text:span><text:span text:style-name="_39_03"> </text:span><text:span text:style-name="_32_221">w</text:span><text:span text:style-name="_32_74">h</text:span><text:span text:style-name="_31_615">o</text:span><text:span text:style-name="_31_803"> </text:span><text:span text:style-name="_37_72">k</text:span><text:span text:style-name="_31_678">n</text:span><text:span text:style-name="_32_431">o</text:span><text:span text:style-name="_38_41">w</text:span><text:span text:style-name="_31_510">s</text:span><text:span text:style-name="_32_497">,</text:span><text:span text:style-name="_33_"> </text:span><text:span text:style-name="_31_393">w</text:span><text:span text:style-name="_32_041">e</text:span><text:span text:style-name="_33_"> </text:span><text:span text:style-name="_31_249">m</text:span><text:span text:style-name="_32_389">i</text:span><text:span text:style-name="_36_07">g</text:span><text:span text:style-name="_31_354">h</text:span><text:span text:style-name="_32_029">t</text:span><text:span text:style-name="_32_"> </text:span><text:span text:style-name="_31_792">s</text:span><text:span text:style-name="_32_470">u</text:span><text:span text:style-name="_34_93">r</text:span><text:span text:style-name="_31_582">p</text:span><text:span text:style-name="_32_581">r</text:span><text:span text:style-name="_34_93">i</text:span><text:span text:style-name="_31_528">s</text:span><text:span text:style-name="_32_329">e</text:span><text:span text:style-name="_32_"> </text:span><text:span text:style-name="_31_753">t</text:span><text:span text:style-name="_32_623">h</text:span><text:span text:style-name="_35_02">e</text:span><text:span text:style-name="_39_03"> </text:span><text:span text:style-name="_32_440">c</text:span><text:span text:style-name="_35_38">y</text:span><text:span text:style-name="_31_327">n</text:span><text:span text:style-name="_32_389">i</text:span><text:span text:style-name="_36_82">c</text:span><text:span text:style-name="_31_141">s</text:span><text:span text:style-name="_31_803"> </text:span><text:span text:style-name="_36_07">a</text:span><text:span text:style-name="_31_798">g</text:span><text:span text:style-name="_32_515">a</text:span><text:span text:style-name="_33_37">i</text:span><text:span text:style-name="_31_390">n</text:span><text:span text:style-name="_32_317">.</text:span></text:p>
      <text:p text:style-name="P1"><text:span text:style-name="_31_429">B</text:span><text:span text:style-name="_32_209">u</text:span><text:span text:style-name="_38_41">t</text:span><text:span text:style-name="_39_03"> </text:span><text:span text:style-name="_32_461">t</text:span><text:span text:style-name="_38_59">o</text:span><text:span text:style-name="_31_138">n</text:span><text:span text:style-name="_32_329">i</text:span><text:span text:style-name="_33_55">g</text:span><text:span text:style-name="_31_210">h</text:span><text:span text:style-name="_32_473">t</text:span><text:span text:style-name="_33_13">,</text:span><text:span text:style-name="_39_03"> </text:span><text:span text:style-name="_32_137">I</text:span><text:span text:style-name="_33_"> </text:span><text:span text:style-name="_31_705">w</text:span><text:span text:style-name="_32_122">a</text:span><text:span text:style-name="_36_67">n</text:span><text:span text:style-name="_31_537">t</text:span><text:span text:style-name="_31_803"> </text:span><text:span text:style-name="_36_61">t</text:span><text:span text:style-name="_31_201">o</text:span><text:span text:style-name="_31_803"> </text:span><text:span text:style-name="_32_86">g</text:span><text:span text:style-name="_31_351">o</text:span><text:span text:style-name="_31_803"> </text:span><text:span text:style-name="_38_11">e</text:span><text:span text:style-name="_31_690">a</text:span><text:span text:style-name="_32_254">s</text:span><text:span text:style-name="_37_12">y</text:span><text:span text:style-name="_39_02"> </text:span><text:span text:style-name="_32_263">o</text:span><text:span text:style-name="_36_10">n</text:span><text:span text:style-name="_39_02"> </text:span><text:span text:style-name="_32_437">t</text:span><text:span text:style-name="_33_10">h</text:span><text:span text:style-name="_31_675">e</text:span><text:span text:style-name="_31_802"> </text:span><text:span text:style-name="_34_09">t</text:span><text:span text:style-name="_31_249">r</text:span><text:span text:style-name="_32_074">a</text:span><text:span text:style-name="_33_07">d</text:span><text:span text:style-name="_31_597">i</text:span><text:span text:style-name="_32_293">t</text:span><text:span text:style-name="_38_77">i</text:span><text:span text:style-name="_31_510">o</text:span><text:span text:style-name="_32_611">n</text:span><text:span text:style-name="_34_93">a</text:span><text:span text:style-name="_31_501">l</text:span><text:span text:style-name="_31_803"> </text:span><text:span text:style-name="_36_97">l</text:span><text:span text:style-name="_31_417">i</text:span><text:span text:style-name="_32_689">s</text:span><text:span text:style-name="_33_49">t</text:span><text:span text:style-name="_39_02"> </text:span><text:span text:style-name="_32_605">o</text:span><text:span text:style-name="_38_41">f</text:span><text:span text:style-name="_39_03"> </text:span><text:span text:style-name="_32_230">p</text:span><text:span text:style-name="_33_13">r</text:span><text:span text:style-name="_31_795">o</text:span><text:span text:style-name="_32_395">p</text:span><text:span text:style-name="_37_90">o</text:span><text:span text:style-name="_31_150">s</text:span><text:span text:style-name="_32_479">a</text:span><text:span text:style-name="_33_01">l</text:span><text:span text:style-name="_31_753">s</text:span><text:span text:style-name="_31_803"> </text:span><text:span text:style-name="_36_73">f</text:span><text:span text:style-name="_31_597">o</text:span><text:span text:style-name="_32_605">r</text:span><text:span text:style-name="_33_"> </text:span><text:span text:style-name="_31_717">t</text:span><text:span text:style-name="_32_407">h</text:span><text:span text:style-name="_36_70">e</text:span><text:span text:style-name="_39_02"> </text:span><text:span text:style-name="_32_110">y</text:span><text:span text:style-name="_36_79">e</text:span><text:span text:style-name="_31_321">a</text:span><text:span text:style-name="_32_677">r</text:span><text:span text:style-name="_33_"> </text:span><text:span text:style-name="_31_750">a</text:span><text:span text:style-name="_32_335">h</text:span><text:span text:style-name="_35_26">e</text:span><text:span text:style-name="_31_171">a</text:span><text:span text:style-name="_32_065">d</text:span><text:span text:style-name="_36_25">.</text:span><text:span text:style-name="_39_03"> </text:span><text:span text:style-name="_32_329">D</text:span><text:span text:style-name="_33_46">o</text:span><text:span text:style-name="_31_543">n</text:span><text:span text:style-name="_32_029">'</text:span><text:span text:style-name="_32_77">t</text:span><text:span text:style-name="_39_02"> </text:span><text:span text:style-name="_32_221">w</text:span><text:span text:style-name="_34_18">o</text:span><text:span text:style-name="_31_753">r</text:span><text:span text:style-name="_32_473">r</text:span><text:span text:style-name="_37_12">y</text:span><text:span text:style-name="_31_669">,</text:span><text:span text:style-name="_31_803"> </text:span><text:span text:style-name="_38_89">I</text:span><text:span text:style-name="_31_609">'</text:span><text:span text:style-name="_32_446">v</text:span><text:span text:style-name="_36_43">e</text:span><text:span text:style-name="_39_02"> </text:span><text:span text:style-name="_32_650">g</text:span><text:span text:style-name="_34_63">o</text:span><text:span text:style-name="_31_357">t</text:span><text:span text:style-name="_31_802"> </text:span><text:span text:style-name="_36_46">p</text:span><text:span text:style-name="_31_321">l</text:span><text:span text:style-name="_32_395">e</text:span><text:span text:style-name="_34_18">n</text:span><text:span text:style-name="_31_669">t</text:span><text:span text:style-name="_32_296">y</text:span><text:span text:style-name="_36_37">,</text:span><text:span text:style-name="_39_03"> </text:span><text:span text:style-name="_32_677">f</text:span><text:span text:style-name="_38_77">r</text:span><text:span text:style-name="_31_393">o</text:span><text:span text:style-name="_32_509">m</text:span><text:span text:style-name="_32_"> </text:span><text:span text:style-name="_31_363">h</text:span><text:span text:style-name="_32_614">e</text:span><text:span text:style-name="_32_77">l</text:span><text:span text:style-name="_31_582">p</text:span><text:span text:style-name="_32_221">i</text:span><text:span text:style-name="_32_47">n</text:span><text:span text:style-name="_31_141">g</text:span><text:span text:style-name="_31_803"> </text:span><text:span text:style-name="_36_76">s</text:span><text:span text:style-name="_31_573">t</text:span><text:span text:style-name="_32_290">u</text:span><text:span text:style-name="_36_34">d</text:span><text:span text:style-name="_31_183">e</text:span><text:span text:style-name="_32_470">n</text:span><text:span text:style-name="_34_45">t</text:span><text:span text:style-name="_31_744">s</text:span><text:span text:style-name="_31_803"> </text:span><text:span text:style-name="_36_61">l</text:span><text:span text:style-name="_31_426">e</text:span><text:span text:style-name="_32_431">a</text:span><text:span text:style-name="_34_81">r</text:span><text:span text:style-name="_31_141">n</text:span><text:span text:style-name="_31_802"> </text:span><text:span text:style-name="_38_89">t</text:span><text:span text:style-name="_31_393">o</text:span><text:span text:style-name="_31_803"> </text:span><text:span text:style-name="_37_81">w</text:span><text:span text:style-name="_31_309">r</text:span><text:span text:style-name="_32_425">i</text:span><text:span text:style-name="_32_65">t</text:span><text:span text:style-name="_31_777">e</text:span><text:span text:style-name="_31_803"> </text:span><text:span text:style-name="_32_38">c</text:span><text:span text:style-name="_31_219">o</text:span><text:span text:style-name="_32_137">m</text:span><text:span text:style-name="_38_83">p</text:span><text:span text:style-name="_31_546">u</text:span><text:span text:style-name="_32_329">t</text:span><text:span text:style-name="_36_25">e</text:span><text:span text:style-name="_31_489">r</text:span><text:span text:style-name="_31_803"> </text:span><text:span text:style-name="_33_04">c</text:span><text:span text:style-name="_31_606">o</text:span><text:span text:style-name="_32_410">d</text:span><text:span text:style-name="_37_87">e</text:span><text:span text:style-name="_39_02"> </text:span><text:span text:style-name="_32_401">t</text:span><text:span text:style-name="_36_97">o</text:span><text:span text:style-name="_39_03"> </text:span><text:span text:style-name="_32_254">p</text:span><text:span text:style-name="_38_59">e</text:span><text:span text:style-name="_31_249">r</text:span><text:span text:style-name="_32_626">s</text:span><text:span text:style-name="_33_43">o</text:span><text:span text:style-name="_31_387">n</text:span><text:span text:style-name="_32_050">a</text:span><text:span text:style-name="_34_93">l</text:span><text:span text:style-name="_31_609">i</text:span><text:span text:style-name="_32_158">z</text:span><text:span text:style-name="_36_25">i</text:span><text:span text:style-name="_31_579">n</text:span><text:span text:style-name="_32_677">g</text:span><text:span text:style-name="_33_"> </text:span><text:span text:style-name="_31_561">m</text:span><text:span text:style-name="_32_299">e</text:span><text:span text:style-name="_32_74">d</text:span><text:span text:style-name="_31_429">i</text:span><text:span text:style-name="_32_320">c</text:span><text:span text:style-name="_34_30">a</text:span><text:span text:style-name="_31_681">l</text:span><text:span text:style-name="_31_802"> </text:span><text:span text:style-name="_34_45">t</text:span><text:span text:style-name="_31_357">r</text:span><text:span text:style-name="_32_695">e</text:span><text:span text:style-name="_37_06">a</text:span><text:span text:style-name="_31_213">t</text:span><text:span text:style-name="_32_605">m</text:span><text:span text:style-name="_36_70">e</text:span><text:span text:style-name="_31_351">n</text:span><text:span text:style-name="_32_041">t</text:span><text:span text:style-name="_33_13">s</text:span><text:span text:style-name="_39_02"> </text:span><text:span text:style-name="_32_401">f</text:span><text:span text:style-name="_35_17">o</text:span><text:span text:style-name="_31_525">r</text:span><text:span text:style-name="_31_803"> </text:span><text:span text:style-name="_32_35">p</text:span><text:span text:style-name="_31_750">a</text:span><text:span text:style-name="_32_617">t</text:span><text:span text:style-name="_32_41">i</text:span><text:span text:style-name="_31_399">e</text:span><text:span text:style-name="_32_650">n</text:span><text:span text:style-name="_38_53">t</text:span><text:span text:style-name="_31_309">s</text:span><text:span text:style-name="_32_113">.</text:span><text:span text:style-name="_33_"> </text:span><text:span text:style-name="_31_561">A</text:span><text:span text:style-name="_32_611">n</text:span><text:span text:style-name="_37_06">d</text:span><text:span text:style-name="_39_02"> </text:span><text:span text:style-name="_32_329">I</text:span><text:span text:style-name="_33_"> </text:span><text:span text:style-name="_31_561">w</text:span><text:span text:style-name="_32_257">i</text:span><text:span text:style-name="_36_73">l</text:span><text:span text:style-name="_31_705">l</text:span><text:span text:style-name="_31_802"> </text:span><text:span text:style-name="_34_54">k</text:span><text:span text:style-name="_31_759">e</text:span><text:span text:style-name="_32_110">e</text:span><text:span text:style-name="_33_55">p</text:span><text:span text:style-name="_39_02"> </text:span><text:span text:style-name="_32_038">p</text:span><text:span text:style-name="_36_07">u</text:span><text:span text:style-name="_31_582">s</text:span><text:span text:style-name="_32_695">h</text:span><text:span text:style-name="_37_69">i</text:span><text:span text:style-name="_31_783">n</text:span><text:span text:style-name="_32_146">g</text:span><text:span text:style-name="_33_"> </text:span><text:span text:style-name="_31_201">f</text:span><text:span text:style-name="_32_617">o</text:span><text:span text:style-name="_34_57">r</text:span><text:span text:style-name="_39_03"> </text:span><text:span text:style-name="_32_398">p</text:span><text:span text:style-name="_38_41">r</text:span><text:span text:style-name="_31_615">o</text:span><text:span text:style-name="_32_287">g</text:span><text:span text:style-name="_36_73">r</text:span><text:span text:style-name="_31_786">e</text:span><text:span text:style-name="_32_140">s</text:span><text:span text:style-name="_35_26">s</text:span><text:span text:style-name="_39_02"> </text:span><text:span text:style-name="_32_479">o</text:span><text:span text:style-name="_34_18">n</text:span><text:span text:style-name="_39_02"> </text:span><text:span text:style-name="_32_281">t</text:span><text:span text:style-name="_32_71">h</text:span><text:span text:style-name="_31_318">e</text:span><text:span text:style-name="_31_803"> </text:span><text:span text:style-name="_32_29">w</text:span><text:span text:style-name="_31_786">o</text:span><text:span text:style-name="_32_617">r</text:span><text:span text:style-name="_35_32">k</text:span><text:span text:style-name="_39_03"> </text:span><text:span text:style-name="_32_137">t</text:span><text:span text:style-name="_36_67">h</text:span><text:span text:style-name="_31_498">a</text:span><text:span text:style-name="_32_077">t</text:span><text:span text:style-name="_32_"> </text:span><text:span text:style-name="_31_129">I</text:span><text:span text:style-name="_31_802"> </text:span><text:span text:style-name="_36_10">b</text:span><text:span text:style-name="_31_507">e</text:span><text:span text:style-name="_32_293">l</text:span><text:span text:style-name="_34_21">i</text:span><text:span text:style-name="_31_402">e</text:span><text:span text:style-name="_32_620">v</text:span><text:span text:style-name="_38_41">e</text:span><text:span text:style-name="_39_02"> </text:span><text:span text:style-name="_32_317">s</text:span><text:span text:style-name="_32_29">t</text:span><text:span text:style-name="_31_597">i</text:span><text:span text:style-name="_32_677">l</text:span><text:span text:style-name="_36_61">l</text:span><text:span text:style-name="_39_02"> </text:span><text:span text:style-name="_32_143">n</text:span><text:span text:style-name="_32_86">e</text:span><text:span text:style-name="_31_147">e</text:span><text:span text:style-name="_32_626">d</text:span><text:span text:style-name="_36_61">s</text:span><text:span text:style-name="_39_02"> </text:span><text:span text:style-name="_32_149">t</text:span><text:span text:style-name="_33_01">o</text:span><text:span text:style-name="_39_02"> </text:span><text:span text:style-name="_32_650">b</text:span><text:span text:style-name="_34_51">e</text:span><text:span text:style-name="_39_03"> </text:span><text:span text:style-name="_32_407">d</text:span><text:span text:style-name="_33_46">o</text:span><text:span text:style-name="_31_315">n</text:span><text:span text:style-name="_32_614">e</text:span><text:span text:style-name="_32_29">.</text:span><text:span text:style-name="_39_02"> </text:span><text:span text:style-name="_32_605">F</text:span><text:span text:style-name="_36_61">i</text:span><text:span text:style-name="_31_564">x</text:span><text:span text:style-name="_32_497">i</text:span><text:span text:style-name="_34_54">n</text:span><text:span text:style-name="_31_249">g</text:span><text:span text:style-name="_31_803"> </text:span><text:span text:style-name="_37_69">a</text:span><text:span text:style-name="_39_03"> </text:span><text:span text:style-name="_32_266">b</text:span><text:span text:style-name="_34_81">r</text:span><text:span text:style-name="_31_183">o</text:span><text:span text:style-name="_32_512">k</text:span><text:span text:style-name="_35_26">e</text:span><text:span text:style-name="_31_237">n</text:span><text:span text:style-name="_31_802"> </text:span><text:span text:style-name="_34_57">i</text:span><text:span text:style-name="_31_213">m</text:span><text:span text:style-name="_32_437">m</text:span><text:span text:style-name="_38_41">i</text:span><text:span text:style-name="_31_138">g</text:span><text:span text:style-name="_32_257">r</text:span><text:span text:style-name="_32_47">a</text:span><text:span text:style-name="_31_141">t</text:span><text:span text:style-name="_32_245">i</text:span><text:span text:style-name="_38_14">o</text:span><text:span text:style-name="_31_603">n</text:span><text:span text:style-name="_31_803"> </text:span><text:span text:style-name="_32_68">s</text:span><text:span text:style-name="_31_690">y</text:span><text:span text:style-name="_32_338">s</text:span><text:span text:style-name="_33_37">t</text:span><text:span text:style-name="_31_351">e</text:span><text:span text:style-name="_32_257">m</text:span><text:span text:style-name="_37_81">.</text:span><text:span text:style-name="_39_03"> </text:span><text:span text:style-name="_32_473">P</text:span><text:span text:style-name="_32_29">r</text:span><text:span text:style-name="_31_687">o</text:span><text:span text:style-name="_32_389">t</text:span><text:span text:style-name="_36_46">e</text:span><text:span text:style-name="_31_246">c</text:span><text:span text:style-name="_32_149">t</text:span><text:span text:style-name="_34_09">i</text:span><text:span text:style-name="_31_207">n</text:span><text:span text:style-name="_32_509">g</text:span><text:span text:style-name="_32_"> </text:span><text:span text:style-name="_31_150">o</text:span><text:span text:style-name="_32_299">u</text:span><text:span text:style-name="_34_21">r</text:span><text:span text:style-name="_39_03"> </text:span><text:span text:style-name="_32_470">k</text:span><text:span text:style-name="_38_53">i</text:span><text:span text:style-name="_31_363">d</text:span><text:span text:style-name="_32_065">s</text:span><text:span text:style-name="_33_"> </text:span><text:span text:style-name="_31_573">f</text:span><text:span text:style-name="_32_077">r</text:span><text:span text:style-name="_36_61">o</text:span><text:span text:style-name="_31_777">m</text:span><text:span text:style-name="_31_803"> </text:span><text:span text:style-name="_36_07">g</text:span><text:span text:style-name="_31_258">u</text:span><text:span text:style-name="_32_569">n</text:span><text:span text:style-name="_33_"> </text:span><text:span text:style-name="_31_204">v</text:span><text:span text:style-name="_32_497">i</text:span><text:span text:style-name="_34_66">o</text:span><text:span text:style-name="_31_237">l</text:span><text:span text:style-name="_32_071">e</text:span><text:span text:style-name="_36_46">n</text:span><text:span text:style-name="_31_402">c</text:span><text:span text:style-name="_32_647">e</text:span><text:span text:style-name="_36_73">.</text:span><text:span text:style-name="_39_03"> </text:span><text:span text:style-name="_32_257">E</text:span><text:span text:style-name="_38_98">q</text:span><text:span text:style-name="_31_363">u</text:span><text:span text:style-name="_32_425">a</text:span><text:span text:style-name="_36_25">l</text:span><text:span text:style-name="_39_03"> </text:span><text:span text:style-name="_32_659">p</text:span><text:span text:style-name="_38_86">a</text:span><text:span text:style-name="_31_201">y</text:span><text:span text:style-name="_31_802"> </text:span><text:span text:style-name="_36_97">f</text:span><text:span text:style-name="_31_489">o</text:span><text:span text:style-name="_32_389">r</text:span><text:span text:style-name="_33_"> </text:span><text:span text:style-name="_31_570">e</text:span><text:span text:style-name="_32_431">q</text:span><text:span text:style-name="_37_87">u</text:span><text:span text:style-name="_31_222">a</text:span><text:span text:style-name="_32_581">l</text:span><text:span text:style-name="_32_"> </text:span><text:span text:style-name="_31_681">w</text:span><text:span text:style-name="_32_431">o</text:span><text:span text:style-name="_32_29">r</text:span><text:span text:style-name="_31_246">k</text:span><text:span text:style-name="_32_149">.</text:span><text:span text:style-name="_33_"> </text:span><text:span text:style-name="_31_393">P</text:span><text:span text:style-name="_32_467">a</text:span><text:span text:style-name="_32_77">i</text:span><text:span text:style-name="_31_174">d</text:span><text:span text:style-name="_31_802"> </text:span><text:span text:style-name="_34_09">l</text:span><text:span text:style-name="_31_603">e</text:span><text:span text:style-name="_32_326">a</text:span><text:span text:style-name="_38_44">v</text:span><text:span text:style-name="_31_210">e</text:span><text:span text:style-name="_32_137">.</text:span><text:span text:style-name="_32_"> </text:span><text:span text:style-name="_39_02"><text:s/></text:span><text:span text:style-name="_32_461">R</text:span><text:span text:style-name="_34_63">a</text:span><text:span text:style-name="_31_429">i</text:span><text:span text:style-name="_32_650">s</text:span><text:span text:style-name="_38_05">i</text:span><text:span text:style-name="_31_354">n</text:span><text:span text:style-name="_32_623">g</text:span><text:span text:style-name="_33_"> </text:span><text:span text:style-name="_31_561">t</text:span><text:span text:style-name="_32_287">h</text:span><text:span text:style-name="_32_74">e</text:span><text:span text:style-name="_39_02"> </text:span><text:span text:style-name="_32_077">m</text:span><text:span text:style-name="_33_13">i</text:span><text:span text:style-name="_31_246">n</text:span><text:span text:style-name="_32_389">i</text:span><text:span text:style-name="_34_93">m</text:span><text:span text:style-name="_31_495">u</text:span><text:span text:style-name="_32_653">m</text:span><text:span text:style-name="_32_"> </text:span><text:span text:style-name="_31_789">w</text:span><text:span text:style-name="_32_647">a</text:span><text:span text:style-name="_34_30">g</text:span><text:span text:style-name="_31_789">e</text:span><text:span text:style-name="_32_677">.</text:span><text:span text:style-name="_32_"> </text:span><text:span text:style-name="_31_141">A</text:span><text:span text:style-name="_32_509">l</text:span><text:span text:style-name="_32_65">l</text:span><text:span text:style-name="_39_03"> </text:span><text:span text:style-name="_32_209">t</text:span><text:span text:style-name="_34_90">h</text:span><text:span text:style-name="_31_711">e</text:span><text:span text:style-name="_32_440">s</text:span><text:span text:style-name="_36_34">e</text:span><text:span text:style-name="_39_02"> </text:span><text:span text:style-name="_32_065">t</text:span><text:span text:style-name="_38_11">h</text:span><text:span text:style-name="_31_669">i</text:span><text:span text:style-name="_32_506">n</text:span><text:span text:style-name="_36_46">g</text:span><text:span text:style-name="_31_780">s</text:span><text:span text:style-name="_31_803"> </text:span><text:span text:style-name="_34_45">s</text:span><text:span text:style-name="_31_345">t</text:span><text:span text:style-name="_32_149">i</text:span><text:span text:style-name="_37_09">l</text:span><text:span text:style-name="_31_753">l</text:span><text:span text:style-name="_31_802"> </text:span><text:span text:style-name="_36_25">m</text:span><text:span text:style-name="_31_423">a</text:span><text:span text:style-name="_32_425">t</text:span><text:span text:style-name="_32_77">t</text:span><text:span text:style-name="_31_498">e</text:span><text:span text:style-name="_32_689">r</text:span><text:span text:style-name="_33_"> </text:span><text:span text:style-name="_31_201">t</text:span><text:span text:style-name="_32_617">o</text:span><text:span text:style-name="_33_"> </text:span><text:span text:style-name="_31_531">u</text:span><text:span text:style-name="_32_050">n</text:span><text:span text:style-name="_38_53">t</text:span><text:span text:style-name="_31_345">i</text:span><text:span text:style-name="_32_281">r</text:span><text:span text:style-name="_33_01">i</text:span><text:span text:style-name="_31_747">n</text:span><text:span text:style-name="_32_698">g</text:span><text:span text:style-name="_32_"> </text:span><text:span text:style-name="_31_777">f</text:span><text:span text:style-name="_32_467">a</text:span><text:span text:style-name="_38_77">m</text:span><text:span text:style-name="_31_321">i</text:span><text:span text:style-name="_32_569">l</text:span><text:span text:style-name="_38_05">i</text:span><text:span text:style-name="_31_714">e</text:span><text:span text:style-name="_32_029">s</text:span><text:span text:style-name="_37_81">.</text:span><text:span text:style-name="_39_02"> </text:span><text:span text:style-name="_32_401">T</text:span><text:span text:style-name="_37_03">h</text:span><text:span text:style-name="_31_150">e</text:span><text:span text:style-name="_32_506">y</text:span><text:span text:style-name="_38_89">'</text:span><text:span text:style-name="_31_681">r</text:span><text:span text:style-name="_32_143">e</text:span><text:span text:style-name="_32_"> </text:span><text:span text:style-name="_31_345">s</text:span><text:span text:style-name="_32_425">t</text:span><text:span text:style-name="_37_81">i</text:span><text:span text:style-name="_31_165">l</text:span><text:span text:style-name="_32_389">l</text:span><text:span text:style-name="_33_"> </text:span><text:span text:style-name="_31_165">t</text:span><text:span text:style-name="_32_479">h</text:span><text:span text:style-name="_34_18">e</text:span><text:span text:style-name="_39_03"> </text:span><text:span text:style-name="_32_029">r</text:span><text:span text:style-name="_32_77">i</text:span><text:span text:style-name="_31_567">g</text:span><text:span text:style-name="_32_614">h</text:span><text:span text:style-name="_37_81">t</text:span><text:span text:style-name="_39_03"> </text:span><text:span text:style-name="_32_605">t</text:span><text:span text:style-name="_36_07">h</text:span><text:span text:style-name="_31_417">i</text:span><text:span text:style-name="_32_218">n</text:span><text:span text:style-name="_32_41">g</text:span><text:span text:style-name="_39_03"> </text:span><text:span text:style-name="_32_581">t</text:span><text:span text:style-name="_37_81">o</text:span><text:span text:style-name="_39_02"> </text:span><text:span text:style-name="_32_086">d</text:span><text:span text:style-name="_32_83">o</text:span><text:span text:style-name="_31_129">.</text:span><text:span text:style-name="_31_802"> </text:span><text:span text:style-name="_36_97">A</text:span><text:span text:style-name="_31_207">n</text:span><text:span text:style-name="_32_650">d</text:span><text:span text:style-name="_33_"> </text:span><text:span text:style-name="_31_681">I</text:span><text:span text:style-name="_31_803"> </text:span><text:span text:style-name="_36_73">w</text:span><text:span text:style-name="_31_183">o</text:span><text:span text:style-name="_32_662">n</text:span><text:span text:style-name="_37_81">'</text:span><text:span text:style-name="_31_429">t</text:span><text:span text:style-name="_31_802"> </text:span><text:span text:style-name="_35_89">l</text:span><text:span text:style-name="_31_537">e</text:span><text:span text:style-name="_32_689">t</text:span><text:span text:style-name="_33_"> </text:span><text:span text:style-name="_31_726">u</text:span><text:span text:style-name="_32_623">p</text:span><text:span text:style-name="_32_"> </text:span><text:span text:style-name="_31_711">u</text:span><text:span text:style-name="_32_698">n</text:span><text:span text:style-name="_37_09">t</text:span><text:span text:style-name="_31_321">i</text:span><text:span text:style-name="_32_329">l</text:span><text:span text:style-name="_32_"> </text:span><text:span text:style-name="_31_393">t</text:span><text:span text:style-name="_32_410">h</text:span><text:span text:style-name="_37_15">e</text:span><text:span text:style-name="_31_609">y</text:span><text:span text:style-name="_31_803"> </text:span><text:span text:style-name="_37_90">g</text:span><text:span text:style-name="_31_675">e</text:span><text:span text:style-name="_32_149">t</text:span><text:span text:style-name="_33_"> </text:span><text:span text:style-name="_31_255">d</text:span><text:span text:style-name="_32_398">o</text:span><text:span text:style-name="_34_54">n</text:span><text:span text:style-name="_31_435">e</text:span><text:span text:style-name="_32_077">.</text:span></text:p>
      <text:p text:style-name="P1"><text:span text:style-name="_31_789">B</text:span><text:span text:style-name="_32_653">u</text:span><text:span text:style-name="_37_81">t</text:span><text:span text:style-name="_39_03"> </text:span><text:span text:style-name="_32_389">f</text:span><text:span text:style-name="_34_81">o</text:span><text:span text:style-name="_31_141">r</text:span><text:span text:style-name="_31_802"> </text:span><text:span text:style-name="_35_17">m</text:span><text:span text:style-name="_31_717">y</text:span><text:span text:style-name="_31_802"> </text:span><text:span text:style-name="_35_29">f</text:span><text:span text:style-name="_31_525">i</text:span><text:span text:style-name="_32_647">n</text:span><text:span text:style-name="_35_38">a</text:span><text:span text:style-name="_31_381">l</text:span><text:span text:style-name="_31_803"> </text:span><text:span text:style-name="_36_07">a</text:span><text:span text:style-name="_31_762">d</text:span><text:span text:style-name="_32_695">d</text:span><text:span text:style-name="_38_05">r</text:span><text:span text:style-name="_31_246">e</text:span><text:span text:style-name="_32_434">s</text:span><text:span text:style-name="_33_04">s</text:span><text:span text:style-name="_39_03"> </text:span><text:span text:style-name="_32_281">t</text:span><text:span text:style-name="_33_01">o</text:span><text:span text:style-name="_39_02"> </text:span><text:span text:style-name="_32_389">t</text:span><text:span text:style-name="_33_46">h</text:span><text:span text:style-name="_31_537">i</text:span><text:span text:style-name="_32_656">s</text:span><text:span text:style-name="_32_"> </text:span><text:span text:style-name="_31_318">c</text:span><text:span text:style-name="_32_323">h</text:span><text:span text:style-name="_35_23">a</text:span><text:span text:style-name="_31_537">m</text:span><text:span text:style-name="_32_698">b</text:span><text:span text:style-name="_36_97">e</text:span><text:span text:style-name="_31_393">r</text:span><text:span text:style-name="_32_317">,</text:span><text:span text:style-name="_33_"> </text:span><text:span text:style-name="_31_129">I</text:span><text:span text:style-name="_31_802"> </text:span><text:span text:style-name="_36_31">d</text:span><text:span text:style-name="_31_438">o</text:span><text:span text:style-name="_32_329">n</text:span><text:span text:style-name="_32_29">'</text:span><text:span text:style-name="_31_525">t</text:span><text:span text:style-name="_31_803"> </text:span><text:span text:style-name="_38_05">w</text:span><text:span text:style-name="_31_579">a</text:span><text:span text:style-name="_32_122">n</text:span><text:span text:style-name="_33_01">t</text:span><text:span text:style-name="_39_02"> </text:span><text:span text:style-name="_32_689">t</text:span><text:span text:style-name="_36_97">o</text:span><text:span text:style-name="_39_02"> </text:span><text:span text:style-name="_32_137">j</text:span><text:span text:style-name="_36_79">u</text:span><text:span text:style-name="_31_606">s</text:span><text:span text:style-name="_32_245">t</text:span><text:span text:style-name="_32_"> </text:span><text:span text:style-name="_31_501">t</text:span><text:span text:style-name="_32_650">a</text:span><text:span text:style-name="_36_97">l</text:span><text:span text:style-name="_31_792">k</text:span><text:span text:style-name="_31_802"> </text:span><text:span text:style-name="_37_78">a</text:span><text:span text:style-name="_31_255">b</text:span><text:span text:style-name="_32_698">o</text:span><text:span text:style-name="_32_35">u</text:span><text:span text:style-name="_31_789">t</text:span><text:span text:style-name="_31_803"> </text:span><text:span text:style-name="_34_51">n</text:span><text:span text:style-name="_31_354">e</text:span><text:span text:style-name="_32_293">x</text:span><text:span text:style-name="_37_81">t</text:span><text:span text:style-name="_39_03"> </text:span><text:span text:style-name="_32_296">y</text:span><text:span text:style-name="_33_58">e</text:span><text:span text:style-name="_31_345">a</text:span><text:span text:style-name="_32_281">r</text:span><text:span text:style-name="_34_09">.</text:span><text:span text:style-name="_39_02"> </text:span><text:span text:style-name="_32_137">I</text:span><text:span text:style-name="_32_"> </text:span><text:span text:style-name="_31_201">w</text:span><text:span text:style-name="_32_155">a</text:span><text:span text:style-name="_38_50">n</text:span><text:span text:style-name="_31_345">t</text:span><text:span text:style-name="_31_803"> </text:span><text:span text:style-name="_38_53">t</text:span><text:span text:style-name="_31_321">o</text:span><text:span text:style-name="_31_802"> </text:span><text:span text:style-name="_38_89">f</text:span><text:span text:style-name="_31_366">o</text:span><text:span text:style-name="_32_116">c</text:span><text:span text:style-name="_37_90">u</text:span><text:span text:style-name="_31_528">s</text:span><text:span text:style-name="_31_802"> </text:span><text:span text:style-name="_36_07">o</text:span><text:span text:style-name="_31_426">n</text:span><text:span text:style-name="_31_803"> </text:span><text:span text:style-name="_33_01">t</text:span><text:span text:style-name="_31_438">h</text:span><text:span text:style-name="_32_647">e</text:span><text:span text:style-name="_33_"> </text:span><text:span text:style-name="_31_390">n</text:span><text:span text:style-name="_32_155">e</text:span><text:span text:style-name="_36_97">x</text:span><text:span text:style-name="_31_501">t</text:span><text:span text:style-name="_31_802"> </text:span><text:span text:style-name="_34_57">f</text:span><text:span text:style-name="_31_789">i</text:span><text:span text:style-name="_32_080">v</text:span><text:span text:style-name="_33_10">e</text:span><text:span text:style-name="_39_03"> </text:span><text:span text:style-name="_32_116">y</text:span><text:span text:style-name="_38_14">e</text:span><text:span text:style-name="_31_207">a</text:span><text:span text:style-name="_32_389">r</text:span><text:span text:style-name="_37_78">s</text:span><text:span text:style-name="_31_381">,</text:span><text:span text:style-name="_31_803"> </text:span><text:span text:style-name="_34_57">t</text:span><text:span text:style-name="_31_534">h</text:span><text:span text:style-name="_32_263">e</text:span><text:span text:style-name="_33_"> </text:span><text:span text:style-name="_31_222">n</text:span><text:span text:style-name="_32_695">e</text:span><text:span text:style-name="_32_29">x</text:span><text:span text:style-name="_31_345">t</text:span><text:span text:style-name="_31_803"> </text:span><text:span text:style-name="_34_57">1</text:span><text:span text:style-name="_31_321">0</text:span><text:span text:style-name="_31_803"> </text:span><text:span text:style-name="_34_18">y</text:span><text:span text:style-name="_31_495">e</text:span><text:span text:style-name="_32_227">a</text:span><text:span text:style-name="_36_61">r</text:span><text:span text:style-name="_31_534">s</text:span><text:span text:style-name="_32_245">,</text:span><text:span text:style-name="_32_"> </text:span><text:span text:style-name="_31_534">a</text:span><text:span text:style-name="_32_467">n</text:span><text:span text:style-name="_37_81">d</text:span><text:span text:style-name="_39_03"> </text:span><text:span text:style-name="_32_074">b</text:span><text:span text:style-name="_38_23">e</text:span><text:span text:style-name="_31_492">y</text:span><text:span text:style-name="_32_614">o</text:span><text:span text:style-name="_37_75">n</text:span><text:span text:style-name="_31_618">d</text:span><text:span text:style-name="_32_569">.</text:span><text:span text:style-name="_33_"> </text:span><text:span text:style-name="_31_525">I</text:span><text:span text:style-name="_31_802"> </text:span><text:span text:style-name="_36_61">w</text:span><text:span text:style-name="_31_222">a</text:span><text:span text:style-name="_32_287">n</text:span><text:span text:style-name="_34_21">t</text:span><text:span text:style-name="_39_03"> </text:span><text:span text:style-name="_32_641">t</text:span><text:span text:style-name="_37_09">o</text:span><text:span text:style-name="_39_02"> </text:span><text:span text:style-name="_32_617">f</text:span><text:span text:style-name="_37_06">o</text:span><text:span text:style-name="_31_720">c</text:span><text:span text:style-name="_32_071">u</text:span><text:span text:style-name="_34_90">s</text:span><text:span text:style-name="_39_02"> </text:span><text:span text:style-name="_32_398">o</text:span><text:span text:style-name="_37_75">n</text:span><text:span text:style-name="_39_03"> </text:span><text:span text:style-name="_32_158">o</text:span><text:span text:style-name="_37_75">u</text:span><text:span text:style-name="_31_669">r</text:span><text:span text:style-name="_31_803"> </text:span><text:span text:style-name="_38_77">f</text:span><text:span text:style-name="_31_675">u</text:span><text:span text:style-name="_32_029">t</text:span><text:span text:style-name="_37_90">u</text:span><text:span text:style-name="_31_669">r</text:span><text:span text:style-name="_32_677">e</text:span><text:span text:style-name="_35_17">.</text:span></text:p>
      <text:p text:style-name="P1"><text:span text:style-name="_32_029">W</text:span><text:span text:style-name="_38_53">e</text:span><text:span text:style-name="_39_03"> </text:span><text:span text:style-name="_32_137">l</text:span><text:span text:style-name="_37_09">i</text:span><text:span text:style-name="_31_726">v</text:span><text:span text:style-name="_32_047">e</text:span><text:span text:style-name="_33_"> </text:span><text:span text:style-name="_31_669">i</text:span><text:span text:style-name="_32_041">n</text:span><text:span text:style-name="_33_"> </text:span><text:span text:style-name="_31_753">a</text:span><text:span text:style-name="_31_803"> </text:span><text:span text:style-name="_33_37">t</text:span><text:span text:style-name="_31_777">i</text:span><text:span text:style-name="_32_569">m</text:span><text:span text:style-name="_36_61">e</text:span><text:span text:style-name="_39_02"> </text:span><text:span text:style-name="_32_581">o</text:span><text:span text:style-name="_35_29">f</text:span><text:span text:style-name="_39_03"> </text:span><text:span text:style-name="_32_575">e</text:span><text:span text:style-name="_36_70">x</text:span><text:span text:style-name="_31_489">t</text:span><text:span text:style-name="_32_245">r</text:span><text:span text:style-name="_38_83">a</text:span><text:span text:style-name="_31_546">o</text:span><text:span text:style-name="_32_029">r</text:span><text:span text:style-name="_38_95">d</text:span><text:span text:style-name="_31_753">i</text:span><text:span text:style-name="_32_590">n</text:span><text:span text:style-name="_35_95">a</text:span><text:span text:style-name="_31_417">r</text:span><text:span text:style-name="_32_158">y</text:span><text:span text:style-name="_32_"> </text:span><text:span text:style-name="_31_210">c</text:span><text:span text:style-name="_32_299">h</text:span><text:span text:style-name="_38_95">a</text:span><text:span text:style-name="_31_366">n</text:span><text:span text:style-name="_32_626">g</text:span><text:span text:style-name="_34_51">e</text:span><text:span text:style-name="_39_02"> </text:span>--<text:span text:style-name="_39_02"> </text:span><text:span text:style-name="_32_284">c</text:span><text:span text:style-name="_36_10">h</text:span><text:span text:style-name="_31_318">a</text:span><text:span text:style-name="_32_107">n</text:span><text:span text:style-name="_32_35">g</text:span><text:span text:style-name="_31_438">e</text:span><text:span text:style-name="_31_803"> </text:span><text:span text:style-name="_32_65">t</text:span><text:span text:style-name="_31_399">h</text:span><text:span text:style-name="_32_650">a</text:span><text:span text:style-name="_32_29">t</text:span><text:span text:style-name="_31_141">'</text:span><text:span text:style-name="_32_389">s</text:span><text:span text:style-name="_33_"> </text:span><text:span text:style-name="_31_345">r</text:span><text:span text:style-name="_32_047">e</text:span><text:span text:style-name="_36_34">s</text:span><text:span text:style-name="_31_546">h</text:span><text:span text:style-name="_32_443">a</text:span><text:span text:style-name="_37_03">p</text:span><text:span text:style-name="_31_561">i</text:span><text:span text:style-name="_32_470">n</text:span><text:span text:style-name="_38_17">g</text:span><text:span text:style-name="_39_02"> </text:span><text:span text:style-name="_32_689">t</text:span><text:span text:style-name="_37_03">h</text:span><text:span text:style-name="_31_678">e</text:span><text:span text:style-name="_31_802"> </text:span><text:span text:style-name="_36_97">w</text:span><text:span text:style-name="_31_582">a</text:span><text:span text:style-name="_32_464">y</text:span><text:span text:style-name="_33_"> </text:span><text:span text:style-name="_31_573">w</text:span><text:span text:style-name="_32_329">e</text:span><text:span text:style-name="_32_"> </text:span><text:span text:style-name="_31_249">l</text:span><text:span text:style-name="_32_029">i</text:span><text:span text:style-name="_36_64">v</text:span><text:span text:style-name="_31_330">e</text:span><text:span text:style-name="_32_617">,</text:span><text:span text:style-name="_33_"> </text:span><text:span text:style-name="_31_489">t</text:span><text:span text:style-name="_32_515">h</text:span><text:span text:style-name="_33_46">e</text:span><text:span text:style-name="_39_03"> </text:span><text:span text:style-name="_32_209">w</text:span><text:span text:style-name="_37_75">a</text:span><text:span text:style-name="_31_726">y</text:span><text:span text:style-name="_31_802"> </text:span><text:span text:style-name="_37_81">w</text:span><text:span text:style-name="_31_201">e</text:span><text:span text:style-name="_31_803"> </text:span><text:span text:style-name="_32_77">w</text:span><text:span text:style-name="_31_579">o</text:span><text:span text:style-name="_32_065">r</text:span><text:span text:style-name="_35_02">k</text:span><text:span text:style-name="_31_141">,</text:span><text:span text:style-name="_31_803"> </text:span><text:span text:style-name="_36_46">o</text:span><text:span text:style-name="_31_687">u</text:span><text:span text:style-name="_32_473">r</text:span><text:span text:style-name="_33_"> </text:span><text:span text:style-name="_31_219">p</text:span><text:span text:style-name="_32_473">l</text:span><text:span text:style-name="_34_30">a</text:span><text:span text:style-name="_31_315">n</text:span><text:span text:style-name="_32_122">e</text:span><text:span text:style-name="_34_09">t</text:span><text:span text:style-name="_31_489">,</text:span><text:span text:style-name="_31_802"> </text:span><text:span text:style-name="_38_95">o</text:span><text:span text:style-name="_31_678">u</text:span><text:span text:style-name="_32_689">r</text:span><text:span text:style-name="_33_"> </text:span><text:span text:style-name="_31_726">p</text:span><text:span text:style-name="_32_509">l</text:span><text:span text:style-name="_35_95">a</text:span><text:span text:style-name="_31_606">c</text:span><text:span text:style-name="_32_503">e</text:span><text:span text:style-name="_33_"> </text:span><text:span text:style-name="_31_141">i</text:span><text:span text:style-name="_32_437">n</text:span><text:span text:style-name="_33_"> </text:span><text:span text:style-name="_31_753">t</text:span><text:span text:style-name="_32_614">h</text:span><text:span text:style-name="_34_87">e</text:span><text:span text:style-name="_39_02"> </text:span><text:span text:style-name="_32_317">w</text:span><text:span text:style-name="_35_26">o</text:span><text:span text:style-name="_31_177">r</text:span><text:span text:style-name="_32_029">l</text:span><text:span text:style-name="_35_95">d</text:span><text:span text:style-name="_31_717">.</text:span><text:span text:style-name="_31_803"> </text:span><text:span text:style-name="_36_97">I</text:span><text:span text:style-name="_31_381">t</text:span><text:span text:style-name="_32_509">'</text:span><text:span text:style-name="_34_45">s</text:span><text:span text:style-name="_39_03"> </text:span><text:span text:style-name="_32_692">c</text:span><text:span text:style-name="_36_10">h</text:span><text:span text:style-name="_31_363">a</text:span><text:span text:style-name="_32_338">n</text:span><text:span text:style-name="_37_06">g</text:span><text:span text:style-name="_31_507">e</text:span><text:span text:style-name="_31_803"> </text:span><text:span text:style-name="_34_45">t</text:span><text:span text:style-name="_31_387">h</text:span><text:span text:style-name="_32_050">a</text:span><text:span text:style-name="_36_37">t</text:span><text:span text:style-name="_39_02"> </text:span><text:span text:style-name="_32_338">p</text:span><text:span text:style-name="_37_69">r</text:span><text:span text:style-name="_31_351">o</text:span><text:span text:style-name="_32_245">m</text:span><text:span text:style-name="_36_61">i</text:span><text:span text:style-name="_31_312">s</text:span><text:span text:style-name="_32_446">e</text:span><text:span text:style-name="_38_53">s</text:span><text:span text:style-name="_39_02"> </text:span><text:span text:style-name="_32_230">a</text:span><text:span text:style-name="_35_17">m</text:span><text:span text:style-name="_31_615">a</text:span><text:span text:style-name="_32_224">z</text:span><text:span text:style-name="_38_05">i</text:span><text:span text:style-name="_31_690">n</text:span><text:span text:style-name="_32_149">g</text:span><text:span text:style-name="_32_"> </text:span><text:span text:style-name="_31_669">m</text:span><text:span text:style-name="_32_263">e</text:span><text:span text:style-name="_36_10">d</text:span><text:span text:style-name="_31_489">i</text:span><text:span text:style-name="_32_662">c</text:span><text:span text:style-name="_33_19">a</text:span><text:span text:style-name="_31_489">l</text:span><text:span text:style-name="_31_802"> </text:span><text:span text:style-name="_34_15">b</text:span><text:span text:style-name="_31_141">r</text:span><text:span text:style-name="_32_326">e</text:span><text:span text:style-name="_37_03">a</text:span><text:span text:style-name="_31_750">k</text:span><text:span text:style-name="_32_113">t</text:span><text:span text:style-name="_37_15">h</text:span><text:span text:style-name="_31_717">r</text:span><text:span text:style-name="_32_146">o</text:span><text:span text:style-name="_32_74">u</text:span><text:span text:style-name="_31_399">g</text:span><text:span text:style-name="_32_047">h</text:span><text:span text:style-name="_33_46">s</text:span><text:span text:style-name="_31_609">,</text:span><text:span text:style-name="_31_803"> </text:span><text:span text:style-name="_34_63">b</text:span><text:span text:style-name="_31_402">u</text:span><text:span text:style-name="_32_641">t</text:span><text:span text:style-name="_33_"> </text:span><text:span text:style-name="_31_570">a</text:span><text:span text:style-name="_32_641">l</text:span><text:span text:style-name="_35_32">s</text:span><text:span text:style-name="_31_705">o</text:span><text:span text:style-name="_31_803"> </text:span><text:span text:style-name="_37_15">e</text:span><text:span text:style-name="_31_714">c</text:span><text:span text:style-name="_32_146">o</text:span><text:span text:style-name="_34_15">n</text:span><text:span text:style-name="_31_510">o</text:span><text:span text:style-name="_32_077">m</text:span><text:span text:style-name="_32_41">i</text:span><text:span text:style-name="_31_180">c</text:span><text:span text:style-name="_31_803"> </text:span><text:span text:style-name="_37_90">d</text:span><text:span text:style-name="_31_213">i</text:span><text:span text:style-name="_32_104">s</text:span><text:span text:style-name="_34_21">r</text:span><text:span text:style-name="_31_150">u</text:span><text:span text:style-name="_32_287">p</text:span><text:span text:style-name="_34_57">t</text:span><text:span text:style-name="_31_165">i</text:span><text:span text:style-name="_32_074">o</text:span><text:span text:style-name="_34_15">n</text:span><text:span text:style-name="_31_597">s</text:span><text:span text:style-name="_31_802"> </text:span><text:span text:style-name="_38_41">t</text:span><text:span text:style-name="_31_354">h</text:span><text:span text:style-name="_32_515">a</text:span><text:span text:style-name="_34_09">t</text:span><text:span text:style-name="_39_03"> </text:span><text:span text:style-name="_32_404">s</text:span><text:span text:style-name="_37_81">t</text:span><text:span text:style-name="_31_177">r</text:span><text:span text:style-name="_32_398">a</text:span><text:span text:style-name="_36_61">i</text:span><text:span text:style-name="_31_777">n</text:span><text:span text:style-name="_31_802"> </text:span><text:span text:style-name="_37_69">w</text:span><text:span text:style-name="_31_351">o</text:span><text:span text:style-name="_32_209">r</text:span><text:span text:style-name="_33_10">k</text:span><text:span text:style-name="_31_429">i</text:span><text:span text:style-name="_32_647">n</text:span><text:span text:style-name="_33_22">g</text:span><text:span text:style-name="_39_02"> </text:span><text:span text:style-name="_32_689">f</text:span><text:span text:style-name="_38_95">a</text:span><text:span text:style-name="_31_165">m</text:span><text:span text:style-name="_32_245">i</text:span><text:span text:style-name="_35_89">l</text:span><text:span text:style-name="_31_141">i</text:span><text:span text:style-name="_32_626">e</text:span><text:span text:style-name="_34_45">s</text:span><text:span text:style-name="_31_669">.</text:span><text:span text:style-name="_31_802"> </text:span><text:span text:style-name="_37_81">I</text:span><text:span text:style-name="_31_237">t</text:span><text:span text:style-name="_31_802"> </text:span><text:span text:style-name="_36_67">p</text:span><text:span text:style-name="_31_573">r</text:span><text:span text:style-name="_32_698">o</text:span><text:span text:style-name="_34_81">m</text:span><text:span text:style-name="_31_681">i</text:span><text:span text:style-name="_32_218">s</text:span><text:span text:style-name="_38_83">e</text:span><text:span text:style-name="_31_381">s</text:span><text:span text:style-name="_31_802"> </text:span><text:span text:style-name="_37_90">e</text:span><text:span text:style-name="_31_207">d</text:span><text:span text:style-name="_32_443">u</text:span><text:span text:style-name="_36_70">c</text:span><text:span text:style-name="_31_207">a</text:span><text:span text:style-name="_32_497">t</text:span><text:span text:style-name="_34_81">i</text:span><text:span text:style-name="_31_330">o</text:span><text:span text:style-name="_32_077">n</text:span><text:span text:style-name="_33_"> </text:span><text:span text:style-name="_31_321">f</text:span><text:span text:style-name="_32_329">o</text:span><text:span text:style-name="_34_09">r</text:span><text:span text:style-name="_39_02"> </text:span><text:span text:style-name="_32_395">g</text:span><text:span text:style-name="_37_69">i</text:span><text:span text:style-name="_31_345">r</text:span><text:span text:style-name="_32_677">l</text:span><text:span text:style-name="_34_30">s</text:span><text:span text:style-name="_39_03"> </text:span><text:span text:style-name="_32_389">i</text:span><text:span text:style-name="_34_81">n</text:span><text:span text:style-name="_39_03"> </text:span><text:span text:style-name="_32_209">t</text:span><text:span text:style-name="_37_03">h</text:span><text:span text:style-name="_31_150">e</text:span><text:span text:style-name="_31_803"> </text:span><text:span text:style-name="_35_89">m</text:span><text:span text:style-name="_31_603">o</text:span><text:span text:style-name="_32_698">s</text:span><text:span text:style-name="_38_41">t</text:span><text:span text:style-name="_39_03"> </text:span><text:span text:style-name="_32_149">r</text:span><text:span text:style-name="_33_19">e</text:span><text:span text:style-name="_31_489">m</text:span><text:span text:style-name="_32_698">o</text:span><text:span text:style-name="_33_01">t</text:span><text:span text:style-name="_31_177">e</text:span><text:span text:style-name="_31_803"> </text:span><text:span text:style-name="_34_24">v</text:span><text:span text:style-name="_31_717">i</text:span><text:span text:style-name="_32_677">l</text:span><text:span text:style-name="_38_17">l</text:span><text:span text:style-name="_31_762">a</text:span><text:span text:style-name="_32_287">g</text:span><text:span text:style-name="_36_10">e</text:span><text:span text:style-name="_31_201">s</text:span><text:span text:style-name="_32_617">,</text:span><text:span text:style-name="_32_"> </text:span><text:span text:style-name="_31_366">b</text:span><text:span text:style-name="_32_695">u</text:span><text:span text:style-name="_38_53">t</text:span><text:span text:style-name="_39_02"> </text:span><text:span text:style-name="_32_611">a</text:span><text:span text:style-name="_38_77">l</text:span><text:span text:style-name="_31_246">s</text:span><text:span text:style-name="_32_437">o</text:span><text:span text:style-name="_32_"> </text:span><text:span text:style-name="_31_180">c</text:span><text:span text:style-name="_32_446">o</text:span><text:span text:style-name="_36_31">n</text:span><text:span text:style-name="_31_678">n</text:span><text:span text:style-name="_32_503">e</text:span><text:span text:style-name="_38_26">c</text:span><text:span text:style-name="_31_213">t</text:span><text:span text:style-name="_32_605">s</text:span><text:span text:style-name="_32_"> </text:span><text:span text:style-name="_31_501">t</text:span><text:span text:style-name="_32_410">e</text:span><text:span text:style-name="_34_57">r</text:span><text:span text:style-name="_31_777">r</text:span><text:span text:style-name="_32_479">o</text:span><text:span text:style-name="_36_73">r</text:span><text:span text:style-name="_31_357">i</text:span><text:span text:style-name="_32_110">s</text:span><text:span text:style-name="_32_29">t</text:span><text:span text:style-name="_31_492">s</text:span><text:span text:style-name="_31_803"> </text:span><text:span text:style-name="_33_22">p</text:span><text:span text:style-name="_31_789">l</text:span><text:span text:style-name="_32_071">o</text:span><text:span text:style-name="_36_73">t</text:span><text:span text:style-name="_31_429">t</text:span><text:span text:style-name="_32_689">i</text:span><text:span text:style-name="_32_50">n</text:span><text:span text:style-name="_31_603">g</text:span><text:span text:style-name="_31_802"> </text:span><text:span text:style-name="_35_98">a</text:span><text:span text:style-name="_31_351">n</text:span><text:span text:style-name="_31_802"> </text:span><text:span text:style-name="_34_27">o</text:span><text:span text:style-name="_31_390">c</text:span><text:span text:style-name="_32_290">e</text:span><text:span text:style-name="_36_31">a</text:span><text:span text:style-name="_31_573">n</text:span><text:span text:style-name="_31_803"> </text:span><text:span text:style-name="_32_35">a</text:span><text:span text:style-name="_31_489">w</text:span><text:span text:style-name="_32_086">a</text:span><text:span text:style-name="_32_65">y</text:span><text:span text:style-name="_31_753">.</text:span><text:span text:style-name="_31_803"> </text:span><text:span text:style-name="_36_25">I</text:span><text:span text:style-name="_31_489">t</text:span><text:span text:style-name="_32_317">'</text:span><text:span text:style-name="_37_09">s</text:span><text:span text:style-name="_39_03"> </text:span><text:span text:style-name="_32_512">c</text:span><text:span text:style-name="_32_74">h</text:span><text:span text:style-name="_31_618">a</text:span><text:span text:style-name="_32_503">n</text:span><text:span text:style-name="_38_26">g</text:span><text:span text:style-name="_31_603">e</text:span><text:span text:style-name="_31_802"> </text:span><text:span text:style-name="_38_17">t</text:span><text:span text:style-name="_31_531">h</text:span><text:span text:style-name="_32_110">a</text:span><text:span text:style-name="_33_49">t</text:span><text:span text:style-name="_39_03"> </text:span><text:span text:style-name="_32_392">c</text:span><text:span text:style-name="_37_06">a</text:span><text:span text:style-name="_31_237">n</text:span><text:span text:style-name="_31_802"> </text:span><text:span text:style-name="_32_86">b</text:span><text:span text:style-name="_31_357">r</text:span><text:span text:style-name="_32_479">o</text:span><text:span text:style-name="_34_99">a</text:span><text:span text:style-name="_31_402">d</text:span><text:span text:style-name="_32_050">e</text:span><text:span text:style-name="_32_47">n</text:span><text:span text:style-name="_39_02"> </text:span><text:span text:style-name="_32_050">o</text:span><text:span text:style-name="_32_47">p</text:span><text:span text:style-name="_31_402">p</text:span><text:span text:style-name="_32_287">o</text:span><text:span text:style-name="_38_05">r</text:span><text:span text:style-name="_31_381">t</text:span><text:span text:style-name="_32_158">u</text:span><text:span text:style-name="_35_23">n</text:span><text:span text:style-name="_31_573">i</text:span><text:span text:style-name="_32_149">t</text:span><text:span text:style-name="_36_37">y</text:span><text:span text:style-name="_31_393">,</text:span><text:span text:style-name="_31_802"> </text:span><text:span text:style-name="_36_01">o</text:span><text:span text:style-name="_31_177">r</text:span><text:span text:style-name="_31_803"> </text:span><text:span text:style-name="_35_89">w</text:span><text:span text:style-name="_31_393">i</text:span><text:span text:style-name="_32_251">d</text:span><text:span text:style-name="_35_26">e</text:span><text:span text:style-name="_31_789">n</text:span><text:span text:style-name="_31_803"> </text:span><text:span text:style-name="_34_57">i</text:span><text:span text:style-name="_31_258">n</text:span><text:span text:style-name="_32_227">e</text:span><text:span text:style-name="_35_35">q</text:span><text:span text:style-name="_31_786">u</text:span><text:span text:style-name="_32_266">a</text:span><text:span text:style-name="_34_81">l</text:span><text:span text:style-name="_31_777">i</text:span><text:span text:style-name="_32_401">t</text:span><text:span text:style-name="_34_48">y</text:span><text:span text:style-name="_31_381">.</text:span><text:span text:style-name="_31_803"> </text:span><text:span text:style-name="_35_29">A</text:span><text:span text:style-name="_31_603">n</text:span><text:span text:style-name="_32_050">d</text:span><text:span text:style-name="_33_"> </text:span><text:span text:style-name="_31_705">w</text:span><text:span text:style-name="_32_299">h</text:span><text:span text:style-name="_34_90">e</text:span><text:span text:style-name="_31_417">t</text:span><text:span text:style-name="_32_254">h</text:span><text:span text:style-name="_37_15">e</text:span><text:span text:style-name="_31_501">r</text:span><text:span text:style-name="_31_803"> </text:span><text:span text:style-name="_38_89">w</text:span><text:span text:style-name="_31_669">e</text:span><text:span text:style-name="_31_803"> </text:span><text:span text:style-name="_34_81">l</text:span><text:span text:style-name="_31_165">i</text:span><text:span text:style-name="_32_284">k</text:span><text:span text:style-name="_38_98">e</text:span><text:span text:style-name="_39_02"> </text:span><text:span text:style-name="_32_209">i</text:span><text:span text:style-name="_32_77">t</text:span><text:span text:style-name="_39_03"> </text:span><text:span text:style-name="_32_149">o</text:span><text:span text:style-name="_32_29">r</text:span><text:span text:style-name="_39_02"> </text:span><text:span text:style-name="_32_290">n</text:span><text:span text:style-name="_37_03">o</text:span><text:span text:style-name="_31_705">t</text:span><text:span text:style-name="_32_041">,</text:span><text:span text:style-name="_32_"> </text:span><text:span text:style-name="_31_201">t</text:span><text:span text:style-name="_32_146">h</text:span><text:span text:style-name="_38_83">e</text:span><text:span text:style-name="_39_03"> </text:span><text:span text:style-name="_32_398">p</text:span><text:span text:style-name="_38_95">a</text:span><text:span text:style-name="_31_684">c</text:span><text:span text:style-name="_32_518">e</text:span><text:span text:style-name="_33_"> </text:span><text:span text:style-name="_31_741">o</text:span><text:span text:style-name="_32_473">f</text:span><text:span text:style-name="_33_"> </text:span><text:span text:style-name="_31_177">t</text:span><text:span text:style-name="_32_410">h</text:span><text:span text:style-name="_33_37">i</text:span><text:span text:style-name="_31_324">s</text:span><text:span text:style-name="_31_802"> </text:span><text:span text:style-name="_37_06">c</text:span><text:span text:style-name="_31_387">h</text:span><text:span text:style-name="_32_410">a</text:span><text:span text:style-name="_34_27">n</text:span><text:span text:style-name="_31_219">g</text:span><text:span text:style-name="_32_518">e</text:span><text:span text:style-name="_33_"> </text:span><text:span text:style-name="_31_573">w</text:span><text:span text:style-name="_32_569">i</text:span><text:span text:style-name="_34_21">l</text:span><text:span text:style-name="_31_249">l</text:span><text:span text:style-name="_31_803"> </text:span><text:span text:style-name="_34_99">o</text:span><text:span text:style-name="_31_258">n</text:span><text:span text:style-name="_32_113">l</text:span><text:span text:style-name="_35_29">y</text:span><text:span text:style-name="_39_03"> </text:span><text:span text:style-name="_32_470">a</text:span><text:span text:style-name="_37_12">c</text:span><text:span text:style-name="_31_366">c</text:span><text:span text:style-name="_32_047">e</text:span><text:span text:style-name="_34_57">l</text:span><text:span text:style-name="_31_507">e</text:span><text:span text:style-name="_32_497">r</text:span><text:span text:style-name="_34_30">a</text:span><text:span text:style-name="_31_237">t</text:span><text:span text:style-name="_32_437">e</text:span><text:span text:style-name="_37_81">.</text:span></text:p>
      <text:p text:style-name="P1"><text:span text:style-name="_32_689">A</text:span><text:span text:style-name="_36_61">m</text:span><text:span text:style-name="_31_495">e</text:span><text:span text:style-name="_32_509">r</text:span><text:span text:style-name="_38_17">i</text:span><text:span text:style-name="_31_354">c</text:span><text:span text:style-name="_32_113">a</text:span><text:span text:style-name="_33_"> </text:span><text:span text:style-name="_31_582">h</text:span><text:span text:style-name="_32_659">a</text:span><text:span text:style-name="_38_41">s</text:span><text:span text:style-name="_39_02"> </text:span><text:span text:style-name="_32_266">b</text:span><text:span text:style-name="_32_47">e</text:span><text:span text:style-name="_31_498">e</text:span><text:span text:style-name="_32_683">n</text:span><text:span text:style-name="_32_"> </text:span><text:span text:style-name="_31_525">t</text:span><text:span text:style-name="_32_035">h</text:span><text:span text:style-name="_35_29">r</text:span><text:span text:style-name="_31_678">o</text:span><text:span text:style-name="_32_038">u</text:span><text:span text:style-name="_33_07">g</text:span><text:span text:style-name="_31_573">h</text:span><text:span text:style-name="_31_802"> </text:span><text:span text:style-name="_34_66">b</text:span><text:span text:style-name="_31_141">i</text:span><text:span text:style-name="_32_623">g</text:span><text:span text:style-name="_32_"> </text:span><text:span text:style-name="_31_138">c</text:span><text:span text:style-name="_32_479">h</text:span><text:span text:style-name="_38_14">a</text:span><text:span text:style-name="_31_567">n</text:span><text:span text:style-name="_32_083">g</text:span><text:span text:style-name="_34_66">e</text:span><text:span text:style-name="_31_201">s</text:span><text:span text:style-name="_31_803"> </text:span><text:span text:style-name="_36_43">b</text:span><text:span text:style-name="_31_570">e</text:span><text:span text:style-name="_32_653">f</text:span><text:span text:style-name="_37_75">o</text:span><text:span text:style-name="_31_777">r</text:span><text:span text:style-name="_32_074">e</text:span><text:span text:style-name="_32_"> </text:span>--<text:span text:style-name="_33_"> </text:span><text:span text:style-name="_31_129">w</text:span><text:span text:style-name="_32_110">a</text:span><text:span text:style-name="_38_17">r</text:span><text:span text:style-name="_31_540">s</text:span><text:span text:style-name="_31_802"> </text:span><text:span text:style-name="_37_90">a</text:span><text:span text:style-name="_31_387">n</text:span><text:span text:style-name="_32_605">d</text:span><text:span text:style-name="_33_"> </text:span><text:span text:style-name="_31_495">d</text:span><text:span text:style-name="_32_254">e</text:span><text:span text:style-name="_38_23">p</text:span><text:span text:style-name="_31_777">r</text:span><text:span text:style-name="_32_086">e</text:span><text:span text:style-name="_38_44">s</text:span><text:span text:style-name="_31_150">s</text:span><text:span text:style-name="_32_653">i</text:span><text:span text:style-name="_35_23">o</text:span><text:span text:style-name="_31_786">n</text:span><text:span text:style-name="_32_329">,</text:span><text:span text:style-name="_32_"> </text:span><text:span text:style-name="_31_357">t</text:span><text:span text:style-name="_32_623">h</text:span><text:span text:style-name="_36_82">e</text:span><text:span text:style-name="_39_03"> </text:span><text:span text:style-name="_32_569">i</text:span><text:span text:style-name="_37_78">n</text:span><text:span text:style-name="_31_501">f</text:span><text:span text:style-name="_32_425">l</text:span><text:span text:style-name="_33_19">u</text:span><text:span text:style-name="_31_321">x</text:span><text:span text:style-name="_31_802"> </text:span><text:span text:style-name="_38_53">o</text:span><text:span text:style-name="_31_201">f</text:span><text:span text:style-name="_31_803"> </text:span><text:span text:style-name="_36_46">n</text:span><text:span text:style-name="_31_351">e</text:span><text:span text:style-name="_32_329">w</text:span><text:span text:style-name="_32_"> </text:span><text:span text:style-name="_31_741">i</text:span><text:span text:style-name="_32_065">m</text:span><text:span text:style-name="_33_49">m</text:span><text:span text:style-name="_31_669">i</text:span><text:span text:style-name="_32_443">g</text:span><text:span text:style-name="_38_53">r</text:span><text:span text:style-name="_31_714">a</text:span><text:span text:style-name="_32_518">n</text:span><text:span text:style-name="_33_49">t</text:span><text:span text:style-name="_31_168">s</text:span><text:span text:style-name="_32_677">,</text:span><text:span text:style-name="_32_"> </text:span><text:span text:style-name="_31_789">w</text:span><text:span text:style-name="_32_155">o</text:span><text:span text:style-name="_36_73">r</text:span><text:span text:style-name="_31_546">k</text:span><text:span text:style-name="_32_086">e</text:span><text:span text:style-name="_32_29">r</text:span><text:span text:style-name="_31_360">s</text:span><text:span text:style-name="_31_803"> </text:span><text:span text:style-name="_36_25">f</text:span><text:span text:style-name="_31_741">i</text:span><text:span text:style-name="_32_086">g</text:span><text:span text:style-name="_32_83">h</text:span><text:span text:style-name="_31_573">t</text:span><text:span text:style-name="_32_029">i</text:span><text:span text:style-name="_34_18">n</text:span><text:span text:style-name="_31_315">g</text:span><text:span text:style-name="_31_802"> </text:span><text:span text:style-name="_38_53">f</text:span><text:span text:style-name="_31_717">o</text:span><text:span text:style-name="_32_677">r</text:span><text:span text:style-name="_33_"> </text:span><text:span text:style-name="_31_213">a</text:span><text:span text:style-name="_31_802"> </text:span><text:span text:style-name="_36_01">f</text:span><text:span text:style-name="_31_609">a</text:span><text:span text:style-name="_32_617">i</text:span><text:span text:style-name="_33_13">r</text:span><text:span text:style-name="_39_03"> </text:span><text:span text:style-name="_32_266">d</text:span><text:span text:style-name="_38_11">e</text:span><text:span text:style-name="_31_381">a</text:span><text:span text:style-name="_32_437">l</text:span><text:span text:style-name="_33_13">,</text:span><text:span text:style-name="_39_03"> </text:span><text:span text:style-name="_32_473">m</text:span><text:span text:style-name="_36_67">o</text:span><text:span text:style-name="_31_606">v</text:span><text:span text:style-name="_32_299">e</text:span><text:span text:style-name="_34_21">m</text:span><text:span text:style-name="_31_570">e</text:span><text:span text:style-name="_32_662">n</text:span><text:span text:style-name="_38_89">t</text:span><text:span text:style-name="_31_684">s</text:span><text:span text:style-name="_31_803"> </text:span><text:span text:style-name="_34_21">t</text:span><text:span text:style-name="_31_741">o</text:span><text:span text:style-name="_31_802"> </text:span><text:span text:style-name="_37_15">e</text:span><text:span text:style-name="_31_354">x</text:span><text:span text:style-name="_32_050">p</text:span><text:span text:style-name="_37_15">a</text:span><text:span text:style-name="_31_750">n</text:span><text:span text:style-name="_32_623">d</text:span><text:span text:style-name="_33_"> </text:span><text:span text:style-name="_31_564">c</text:span><text:span text:style-name="_32_221">i</text:span><text:span text:style-name="_37_18">v</text:span><text:span text:style-name="_31_237">i</text:span><text:span text:style-name="_32_581">l</text:span><text:span text:style-name="_32_"> </text:span><text:span text:style-name="_31_609">r</text:span><text:span text:style-name="_32_221">i</text:span><text:span text:style-name="_32_71">g</text:span><text:span text:style-name="_31_714">h</text:span><text:span text:style-name="_32_029">t</text:span><text:span text:style-name="_38_53">s</text:span><text:span text:style-name="_31_141">.</text:span><text:span text:style-name="_31_803"> </text:span><text:span text:style-name="_33_49">E</text:span><text:span text:style-name="_31_534">a</text:span><text:span text:style-name="_32_440">c</text:span><text:span text:style-name="_37_69">h</text:span><text:span text:style-name="_39_02"> </text:span><text:span text:style-name="_32_461">t</text:span><text:span text:style-name="_37_09">i</text:span><text:span text:style-name="_31_237">m</text:span><text:span text:style-name="_32_029">e</text:span><text:span text:style-name="_32_65">,</text:span><text:span text:style-name="_39_03"> </text:span><text:span text:style-name="_32_581">t</text:span><text:span text:style-name="_37_78">h</text:span><text:span text:style-name="_31_747">e</text:span><text:span text:style-name="_32_221">r</text:span><text:span text:style-name="_36_97">e</text:span><text:span text:style-name="_39_03"> </text:span><text:span text:style-name="_32_398">h</text:span><text:span text:style-name="_34_99">a</text:span><text:span text:style-name="_31_186">v</text:span><text:span text:style-name="_32_119">e</text:span><text:span text:style-name="_32_"> </text:span><text:span text:style-name="_31_150">b</text:span><text:span text:style-name="_32_227">e</text:span><text:span text:style-name="_34_18">e</text:span><text:span text:style-name="_31_219">n</text:span><text:span text:style-name="_31_802"> </text:span><text:span text:style-name="_38_05">t</text:span><text:span text:style-name="_31_543">h</text:span><text:span text:style-name="_32_038">o</text:span><text:span text:style-name="_33_58">s</text:span><text:span text:style-name="_31_531">e</text:span><text:span text:style-name="_31_802"> </text:span><text:span text:style-name="_38_89">w</text:span><text:span text:style-name="_31_762">h</text:span><text:span text:style-name="_32_395">o</text:span><text:span text:style-name="_33_"> </text:span><text:span text:style-name="_31_213">t</text:span><text:span text:style-name="_32_590">o</text:span><text:span text:style-name="_37_09">l</text:span><text:span text:style-name="_31_315">d</text:span><text:span text:style-name="_31_802"> </text:span><text:span text:style-name="_35_98">u</text:span><text:span text:style-name="_31_144">s</text:span><text:span text:style-name="_31_803"> </text:span><text:span text:style-name="_35_17">t</text:span><text:span text:style-name="_31_561">o</text:span><text:span text:style-name="_31_803"> </text:span><text:span text:style-name="_32_29">f</text:span><text:span text:style-name="_31_402">e</text:span><text:span text:style-name="_32_407">a</text:span><text:span text:style-name="_34_45">r</text:span><text:span text:style-name="_39_02"> </text:span><text:span text:style-name="_32_617">t</text:span><text:span text:style-name="_36_82">h</text:span><text:span text:style-name="_31_795">e</text:span><text:span text:style-name="_31_802"> </text:span><text:span text:style-name="_37_81">f</text:span><text:span text:style-name="_31_330">u</text:span><text:span text:style-name="_32_245">t</text:span><text:span text:style-name="_34_87">u</text:span><text:span text:style-name="_31_597">r</text:span><text:span text:style-name="_32_425">e</text:span><text:span text:style-name="_37_81">;</text:span><text:span text:style-name="_39_03"> </text:span><text:span text:style-name="_32_689">w</text:span><text:span text:style-name="_37_03">h</text:span><text:span text:style-name="_31_438">o</text:span><text:span text:style-name="_31_803"> </text:span><text:span text:style-name="_36_76">c</text:span><text:span text:style-name="_31_429">l</text:span><text:span text:style-name="_32_434">a</text:span><text:span text:style-name="_36_01">i</text:span><text:span text:style-name="_31_609">m</text:span><text:span text:style-name="_32_143">e</text:span><text:span text:style-name="_35_02">d</text:span><text:span text:style-name="_39_03"> </text:span><text:span text:style-name="_32_437">w</text:span><text:span text:style-name="_37_81">e</text:span><text:span text:style-name="_39_03"> </text:span><text:span text:style-name="_32_404">c</text:span><text:span text:style-name="_32_74">o</text:span><text:span text:style-name="_31_219">u</text:span><text:span text:style-name="_32_461">l</text:span><text:span text:style-name="_35_98">d</text:span><text:span text:style-name="_39_03"> </text:span><text:span text:style-name="_32_614">s</text:span><text:span text:style-name="_34_09">l</text:span><text:span text:style-name="_31_387">a</text:span><text:span text:style-name="_32_677">m</text:span><text:span text:style-name="_33_"> </text:span><text:span text:style-name="_31_249">t</text:span><text:span text:style-name="_32_218">h</text:span><text:span text:style-name="_34_87">e</text:span><text:span text:style-name="_39_03"> </text:span><text:span text:style-name="_32_614">b</text:span><text:span text:style-name="_33_13">r</text:span><text:span text:style-name="_31_675">a</text:span><text:span text:style-name="_32_506">k</text:span><text:span text:style-name="_37_15">e</text:span><text:span text:style-name="_31_345">s</text:span><text:span text:style-name="_31_802"> </text:span><text:span text:style-name="_34_63">o</text:span><text:span text:style-name="_31_354">n</text:span><text:span text:style-name="_31_803"> </text:span><text:span text:style-name="_32_86">c</text:span><text:span text:style-name="_31_363">h</text:span><text:span text:style-name="_32_446">a</text:span><text:span text:style-name="_37_03">n</text:span><text:span text:style-name="_31_498">g</text:span><text:span text:style-name="_32_143">e</text:span><text:span text:style-name="_36_97">;</text:span><text:span text:style-name="_39_02"> </text:span><text:span text:style-name="_32_689">w</text:span><text:span text:style-name="_37_15">h</text:span><text:span text:style-name="_31_318">o</text:span><text:span text:style-name="_31_803"> </text:span><text:span text:style-name="_38_47">p</text:span><text:span text:style-name="_31_573">r</text:span><text:span text:style-name="_32_686">o</text:span><text:span text:style-name="_38_89">m</text:span><text:span text:style-name="_31_381">i</text:span><text:span text:style-name="_32_158">s</text:span><text:span text:style-name="_32_35">e</text:span><text:span text:style-name="_31_717">d</text:span><text:span text:style-name="_31_802"> </text:span><text:span text:style-name="_34_81">t</text:span><text:span text:style-name="_31_141">o</text:span><text:span text:style-name="_31_802"> </text:span><text:span text:style-name="_32_41">r</text:span><text:span text:style-name="_31_747">e</text:span><text:span text:style-name="_32_110">s</text:span><text:span text:style-name="_36_37">t</text:span><text:span text:style-name="_31_438">o</text:span><text:span text:style-name="_32_329">r</text:span><text:span text:style-name="_36_43">e</text:span><text:span text:style-name="_39_02"> </text:span><text:span text:style-name="_32_266">p</text:span><text:span text:style-name="_32_35">a</text:span><text:span text:style-name="_31_489">s</text:span><text:span text:style-name="_32_437">t</text:span><text:span text:style-name="_32_"> </text:span><text:span text:style-name="_31_678">g</text:span><text:span text:style-name="_32_497">l</text:span><text:span text:style-name="_38_95">o</text:span><text:span text:style-name="_31_501">r</text:span><text:span text:style-name="_32_077">y</text:span><text:span text:style-name="_32_"> </text:span><text:span text:style-name="_31_237">i</text:span><text:span text:style-name="_32_029">f</text:span><text:span text:style-name="_32_"> </text:span><text:span text:style-name="_31_741">w</text:span><text:span text:style-name="_32_221">e</text:span><text:span text:style-name="_32_"> </text:span><text:span text:style-name="_31_561">j</text:span><text:span text:style-name="_32_143">u</text:span><text:span text:style-name="_38_62">s</text:span><text:span text:style-name="_31_789">t</text:span><text:span text:style-name="_31_803"> </text:span><text:span text:style-name="_34_99">g</text:span><text:span text:style-name="_31_546">o</text:span><text:span text:style-name="_32_437">t</text:span><text:span text:style-name="_33_"> </text:span><text:span text:style-name="_31_690">s</text:span><text:span text:style-name="_32_407">o</text:span><text:span text:style-name="_35_89">m</text:span><text:span text:style-name="_31_357">e</text:span><text:span text:style-name="_31_803"> </text:span><text:span text:style-name="_32_83">g</text:span><text:span text:style-name="_31_165">r</text:span><text:span text:style-name="_32_578">o</text:span><text:span text:style-name="_35_23">u</text:span><text:span text:style-name="_31_750">p</text:span><text:span text:style-name="_31_803"> </text:span><text:span text:style-name="_38_17">o</text:span><text:span text:style-name="_31_165">r</text:span><text:span text:style-name="_31_803"> </text:span><text:span text:style-name="_34_93">i</text:span><text:span text:style-name="_31_783">d</text:span><text:span text:style-name="_32_158">e</text:span><text:span text:style-name="_36_25">a</text:span><text:span text:style-name="_39_03"> </text:span><text:span text:style-name="_32_029">t</text:span><text:span text:style-name="_33_07">h</text:span><text:span text:style-name="_31_402">a</text:span><text:span text:style-name="_32_473">t</text:span><text:span text:style-name="_33_"> </text:span><text:span text:style-name="_31_309">w</text:span><text:span text:style-name="_32_470">a</text:span><text:span text:style-name="_38_92">s</text:span><text:span text:style-name="_39_03"> </text:span><text:span text:style-name="_32_401">t</text:span><text:span text:style-name="_35_98">h</text:span><text:span text:style-name="_31_165">r</text:span><text:span text:style-name="_32_611">e</text:span><text:span text:style-name="_34_99">a</text:span><text:span text:style-name="_31_609">t</text:span><text:span text:style-name="_32_146">e</text:span><text:span text:style-name="_33_19">n</text:span><text:span text:style-name="_31_345">i</text:span><text:span text:style-name="_32_398">n</text:span><text:span text:style-name="_35_17">g</text:span><text:span text:style-name="_39_02"> </text:span><text:span text:style-name="_32_653">A</text:span><text:span text:style-name="_34_21">m</text:span><text:span text:style-name="_31_222">e</text:span><text:span text:style-name="_32_473">r</text:span><text:span text:style-name="_37_09">i</text:span><text:span text:style-name="_31_504">c</text:span><text:span text:style-name="_32_641">a</text:span><text:span text:style-name="_33_"> </text:span><text:span text:style-name="_31_327">u</text:span><text:span text:style-name="_32_626">n</text:span><text:span text:style-name="_35_35">d</text:span><text:span text:style-name="_31_318">e</text:span><text:span text:style-name="_32_101">r</text:span><text:span text:style-name="_32_"> </text:span><text:span text:style-name="_31_720">c</text:span><text:span text:style-name="_32_650">o</text:span><text:span text:style-name="_36_70">n</text:span><text:span text:style-name="_31_357">t</text:span><text:span text:style-name="_32_425">r</text:span><text:span text:style-name="_32_35">o</text:span><text:span text:style-name="_31_177">l</text:span><text:span text:style-name="_32_209">.</text:span><text:span text:style-name="_32_"> </text:span><text:span text:style-name="_31_381">A</text:span><text:span text:style-name="_32_686">n</text:span><text:span text:style-name="_33_19">d</text:span><text:span text:style-name="_39_02"> </text:span><text:span text:style-name="_32_122">e</text:span><text:span text:style-name="_38_95">a</text:span><text:span text:style-name="_31_402">c</text:span><text:span text:style-name="_32_323">h</text:span><text:span text:style-name="_33_"> </text:span><text:span text:style-name="_31_705">t</text:span><text:span text:style-name="_32_653">i</text:span><text:span text:style-name="_36_01">m</text:span><text:span text:style-name="_31_417">e</text:span><text:span text:style-name="_32_389">,</text:span><text:span text:style-name="_32_"> </text:span><text:span text:style-name="_31_165">w</text:span><text:span text:style-name="_32_113">e</text:span><text:span text:style-name="_33_"> </text:span><text:span text:style-name="_31_498">o</text:span><text:span text:style-name="_32_644">v</text:span><text:span text:style-name="_38_86">e</text:span><text:span text:style-name="_31_201">r</text:span><text:span text:style-name="_32_296">c</text:span><text:span text:style-name="_33_58">a</text:span><text:span text:style-name="_31_237">m</text:span><text:span text:style-name="_32_143">e</text:span><text:span text:style-name="_33_"> </text:span><text:span text:style-name="_31_525">t</text:span><text:span text:style-name="_32_614">h</text:span><text:span text:style-name="_34_87">o</text:span><text:span text:style-name="_31_204">s</text:span><text:span text:style-name="_32_614">e</text:span><text:span text:style-name="_33_"> </text:span><text:span text:style-name="_31_609">f</text:span><text:span text:style-name="_32_254">e</text:span><text:span text:style-name="_36_31">a</text:span><text:span text:style-name="_31_705">r</text:span><text:span text:style-name="_32_689">s</text:span><text:span text:style-name="_33_01">.</text:span><text:span text:style-name="_39_03"> </text:span><text:span text:style-name="_32_461">W</text:span><text:span text:style-name="_34_57">e</text:span><text:span text:style-name="_39_02"> </text:span><text:span text:style-name="_32_575">d</text:span><text:span text:style-name="_36_73">i</text:span><text:span text:style-name="_31_390">d</text:span><text:span text:style-name="_31_802"> </text:span><text:span text:style-name="_32_86">n</text:span><text:span text:style-name="_31_747">o</text:span><text:span text:style-name="_32_509">t</text:span><text:span text:style-name="_34_21">,</text:span><text:span text:style-name="_39_02"> </text:span><text:span text:style-name="_32_389">i</text:span><text:span text:style-name="_34_45">n</text:span><text:span text:style-name="_39_03"> </text:span><text:span text:style-name="_32_101">t</text:span><text:span text:style-name="_33_43">h</text:span><text:span text:style-name="_31_174">e</text:span><text:span text:style-name="_31_802"> </text:span><text:span text:style-name="_37_69">w</text:span><text:span text:style-name="_31_363">o</text:span><text:span text:style-name="_32_077">r</text:span><text:span text:style-name="_38_26">d</text:span><text:span text:style-name="_31_525">s</text:span><text:span text:style-name="_31_802"> </text:span><text:span text:style-name="_34_93">o</text:span><text:span text:style-name="_31_129">f</text:span><text:span text:style-name="_31_802"> </text:span><text:span text:style-name="_32_29">L</text:span><text:span text:style-name="_31_741">i</text:span><text:span text:style-name="_32_695">n</text:span><text:span text:style-name="_36_70">c</text:span><text:span text:style-name="_31_171">o</text:span><text:span text:style-name="_32_221">l</text:span><text:span text:style-name="_34_54">n</text:span><text:span text:style-name="_31_201">,</text:span><text:span text:style-name="_31_802"> </text:span><text:span text:style-name="_34_51">a</text:span><text:span text:style-name="_31_318">d</text:span><text:span text:style-name="_32_431">h</text:span><text:span text:style-name="_32_86">e</text:span><text:span text:style-name="_31_717">r</text:span><text:span text:style-name="_32_149">e</text:span><text:span text:style-name="_32_"> </text:span><text:span text:style-name="_31_681">t</text:span><text:span text:style-name="_32_329">o</text:span><text:span text:style-name="_32_"> </text:span><text:span text:style-name="_31_141">t</text:span><text:span text:style-name="_32_662">h</text:span><text:span text:style-name="_34_51">e</text:span><text:span text:style-name="_39_03"> </text:span><text:span text:style-name="_32_617">"</text:span><text:span text:style-name="_38_50">d</text:span><text:span text:style-name="_31_759">o</text:span><text:span text:style-name="_32_587">g</text:span><text:span text:style-name="_34_93">m</text:span><text:span text:style-name="_31_714">a</text:span><text:span text:style-name="_32_257">s</text:span><text:span text:style-name="_33_"> </text:span><text:span text:style-name="_31_609">o</text:span><text:span text:style-name="_32_137">f</text:span><text:span text:style-name="_32_"> </text:span><text:span text:style-name="_31_345">t</text:span><text:span text:style-name="_32_251">h</text:span><text:span text:style-name="_34_18">e</text:span><text:span text:style-name="_39_02"> </text:span><text:span text:style-name="_32_698">q</text:span><text:span text:style-name="_33_19">u</text:span><text:span text:style-name="_31_309">i</text:span><text:span text:style-name="_32_401">e</text:span><text:span text:style-name="_34_21">t</text:span><text:span text:style-name="_39_03"> </text:span><text:span text:style-name="_32_650">p</text:span><text:span text:style-name="_38_95">a</text:span><text:span text:style-name="_31_249">s</text:span><text:span text:style-name="_32_329">t</text:span><text:span text:style-name="_38_05">.</text:span><text:span text:style-name="_31_489">"</text:span><text:span text:style-name="_31_802"> </text:span><text:span text:style-name="_38_17">I</text:span><text:span text:style-name="_31_759">n</text:span><text:span text:style-name="_32_050">s</text:span><text:span text:style-name="_32_65">t</text:span><text:span text:style-name="_31_510">e</text:span><text:span text:style-name="_32_467">a</text:span><text:span text:style-name="_36_97">d</text:span><text:span text:style-name="_39_03"> </text:span><text:span text:style-name="_32_473">w</text:span><text:span text:style-name="_37_69">e</text:span><text:span text:style-name="_39_03"> </text:span><text:span text:style-name="_32_509">t</text:span><text:span text:style-name="_38_95">h</text:span><text:span text:style-name="_31_582">o</text:span><text:span text:style-name="_32_050">u</text:span><text:span text:style-name="_35_23">g</text:span><text:span text:style-name="_31_753">h</text:span><text:span text:style-name="_32_389">t</text:span><text:span text:style-name="_32_"> </text:span><text:span text:style-name="_31_687">a</text:span><text:span text:style-name="_32_482">n</text:span><text:span text:style-name="_37_69">e</text:span><text:span text:style-name="_31_309">w</text:span><text:span text:style-name="_32_617">,</text:span><text:span text:style-name="_33_"> </text:span><text:span text:style-name="_31_798">a</text:span><text:span text:style-name="_32_479">n</text:span><text:span text:style-name="_38_89">d</text:span><text:span text:style-name="_39_03"> </text:span><text:span text:style-name="_32_050">a</text:span><text:span text:style-name="_36_40">c</text:span><text:span text:style-name="_31_381">t</text:span><text:span text:style-name="_32_482">e</text:span><text:span text:style-name="_35_95">d</text:span><text:span text:style-name="_39_02"> </text:span><text:span text:style-name="_32_290">a</text:span><text:span text:style-name="_34_51">n</text:span><text:span text:style-name="_31_201">e</text:span><text:span text:style-name="_32_509">w</text:span><text:span text:style-name="_37_69">.</text:span><text:span text:style-name="_39_02"> </text:span><text:span text:style-name="_32_689">W</text:span><text:span text:style-name="_37_81">e</text:span><text:span text:style-name="_39_02"> </text:span><text:span text:style-name="_32_077">m</text:span><text:span text:style-name="_38_86">a</text:span><text:span text:style-name="_31_435">d</text:span><text:span text:style-name="_32_473">e</text:span><text:span text:style-name="_33_"> </text:span><text:span text:style-name="_31_498">c</text:span><text:span text:style-name="_32_467">h</text:span><text:span text:style-name="_32_74">a</text:span><text:span text:style-name="_31_219">n</text:span><text:span text:style-name="_32_050">g</text:span><text:span text:style-name="_38_59">e</text:span><text:span text:style-name="_39_03"> </text:span><text:span text:style-name="_32_497">w</text:span><text:span text:style-name="_33_43">o</text:span><text:span text:style-name="_31_237">r</text:span><text:span text:style-name="_32_434">k</text:span><text:span text:style-name="_33_"> </text:span><text:span text:style-name="_31_561">f</text:span><text:span text:style-name="_32_029">o</text:span><text:span text:style-name="_37_81">r</text:span><text:span text:style-name="_39_02"> </text:span><text:span text:style-name="_32_479">u</text:span><text:span text:style-name="_38_98">s</text:span><text:span text:style-name="_31_429">,</text:span><text:span text:style-name="_31_802"> </text:span><text:span text:style-name="_32_71">a</text:span><text:span text:style-name="_31_201">l</text:span><text:span text:style-name="_32_581">w</text:span><text:span text:style-name="_36_10">a</text:span><text:span text:style-name="_31_360">y</text:span><text:span text:style-name="_32_614">s</text:span><text:span text:style-name="_33_"> </text:span><text:span text:style-name="_31_207">e</text:span><text:span text:style-name="_32_686">x</text:span><text:span text:style-name="_38_17">t</text:span><text:span text:style-name="_31_399">e</text:span><text:span text:style-name="_32_698">n</text:span><text:span text:style-name="_32_50">d</text:span><text:span text:style-name="_31_141">i</text:span><text:span text:style-name="_32_467">n</text:span><text:span text:style-name="_34_21">g</text:span><text:span text:style-name="_39_03"> </text:span><text:span text:style-name="_32_641">A</text:span><text:span text:style-name="_37_81">m</text:span><text:span text:style-name="_31_546">e</text:span><text:span text:style-name="_32_389">r</text:span><text:span text:style-name="_36_73">i</text:span><text:span text:style-name="_31_780">c</text:span><text:span text:style-name="_32_299">a</text:span><text:span text:style-name="_33_37">'</text:span><text:span text:style-name="_31_618">s</text:span><text:span text:style-name="_31_802"> </text:span><text:span text:style-name="_33_19">p</text:span><text:span text:style-name="_31_429">r</text:span><text:span text:style-name="_32_482">o</text:span><text:span text:style-name="_33_37">m</text:span><text:span text:style-name="_31_597">i</text:span><text:span text:style-name="_32_572">s</text:span><text:span text:style-name="_37_18">e</text:span><text:span text:style-name="_39_02"> </text:span><text:span text:style-name="_32_338">o</text:span><text:span text:style-name="_36_67">u</text:span><text:span text:style-name="_31_357">t</text:span><text:span text:style-name="_32_401">w</text:span><text:span text:style-name="_38_14">a</text:span><text:span text:style-name="_31_357">r</text:span><text:span text:style-name="_32_107">d</text:span><text:span text:style-name="_36_25">,</text:span><text:span text:style-name="_39_03"> </text:span><text:span text:style-name="_32_029">t</text:span><text:span text:style-name="_37_69">o</text:span><text:span text:style-name="_39_02"> </text:span><text:span text:style-name="_32_425">t</text:span><text:span text:style-name="_38_98">h</text:span><text:span text:style-name="_31_147">e</text:span><text:span text:style-name="_31_803"> </text:span><text:span text:style-name="_34_30">n</text:span><text:span text:style-name="_31_711">e</text:span><text:span text:style-name="_32_101">x</text:span><text:span text:style-name="_33_49">t</text:span><text:span text:style-name="_39_02"> </text:span><text:span text:style-name="_32_461">f</text:span><text:span text:style-name="_34_45">r</text:span><text:span text:style-name="_31_315">o</text:span><text:span text:style-name="_32_266">n</text:span><text:span text:style-name="_36_37">t</text:span><text:span text:style-name="_31_741">i</text:span><text:span text:style-name="_32_257">e</text:span><text:span text:style-name="_35_17">r</text:span><text:span text:style-name="_31_237">,</text:span><text:span text:style-name="_31_802"> </text:span><text:span text:style-name="_32_41">t</text:span><text:span text:style-name="_31_165">o</text:span><text:span text:style-name="_31_803"> </text:span><text:span text:style-name="_32_77">m</text:span><text:span text:style-name="_31_495">o</text:span><text:span text:style-name="_32_473">r</text:span><text:span text:style-name="_37_18">e</text:span><text:span text:style-name="_39_03"> </text:span><text:span text:style-name="_32_590">p</text:span><text:span text:style-name="_32_47">e</text:span><text:span text:style-name="_31_435">o</text:span><text:span text:style-name="_32_110">p</text:span><text:span text:style-name="_38_89">l</text:span><text:span text:style-name="_31_309">e</text:span><text:span text:style-name="_32_041">.</text:span><text:span text:style-name="_33_"> </text:span><text:span text:style-name="_31_609">A</text:span><text:span text:style-name="_32_119">n</text:span><text:span text:style-name="_35_02">d</text:span><text:span text:style-name="_39_02"> </text:span><text:span text:style-name="_32_038">b</text:span><text:span text:style-name="_33_43">e</text:span><text:span text:style-name="_31_528">c</text:span><text:span text:style-name="_32_266">a</text:span><text:span text:style-name="_38_50">u</text:span><text:span text:style-name="_31_348">s</text:span><text:span text:style-name="_32_389">e</text:span><text:span text:style-name="_33_"> </text:span><text:span text:style-name="_31_237">w</text:span><text:span text:style-name="_32_461">e</text:span><text:span text:style-name="_32_"> </text:span><text:span text:style-name="_31_135">d</text:span><text:span text:style-name="_32_257">i</text:span><text:span text:style-name="_36_34">d</text:span><text:span text:style-name="_39_03"> </text:span>--<text:span text:style-name="_39_02"> </text:span><text:span text:style-name="_32_215">b</text:span><text:span text:style-name="_33_46">e</text:span><text:span text:style-name="_31_174">c</text:span><text:span text:style-name="_32_623">a</text:span><text:span text:style-name="_33_55">u</text:span><text:span text:style-name="_31_222">s</text:span><text:span text:style-name="_32_605">e</text:span><text:span text:style-name="_33_"> </text:span><text:span text:style-name="_31_345">w</text:span><text:span text:style-name="_32_473">e</text:span><text:span text:style-name="_33_"> </text:span><text:span text:style-name="_31_684">s</text:span><text:span text:style-name="_32_338">a</text:span><text:span text:style-name="_37_69">w</text:span><text:span text:style-name="_39_03"> </text:span><text:span text:style-name="_32_083">o</text:span><text:span text:style-name="_34_30">p</text:span><text:span text:style-name="_31_246">p</text:span><text:span text:style-name="_32_431">o</text:span><text:span text:style-name="_38_77">r</text:span><text:span text:style-name="_31_201">t</text:span><text:span text:style-name="_32_122">u</text:span><text:span text:style-name="_34_15">n</text:span><text:span text:style-name="_31_309">i</text:span><text:span text:style-name="_32_281">t</text:span><text:span text:style-name="_33_49">y</text:span><text:span text:style-name="_39_02"> </text:span><text:span text:style-name="_32_329">w</text:span><text:span text:style-name="_37_18">h</text:span><text:span text:style-name="_31_219">e</text:span><text:span text:style-name="_32_029">r</text:span><text:span text:style-name="_38_53">e</text:span><text:span text:style-name="_39_03"> </text:span><text:span text:style-name="_32_407">o</text:span><text:span text:style-name="_37_69">t</text:span><text:span text:style-name="_31_570">h</text:span><text:span text:style-name="_32_395">e</text:span><text:span text:style-name="_38_89">r</text:span><text:span text:style-name="_31_390">s</text:span><text:span text:style-name="_31_802"> </text:span><text:span text:style-name="_35_92">s</text:span><text:span text:style-name="_31_678">a</text:span><text:span text:style-name="_32_401">w</text:span><text:span text:style-name="_33_"> </text:span><text:span text:style-name="_31_390">o</text:span><text:span text:style-name="_32_323">n</text:span><text:span text:style-name="_33_49">l</text:span><text:span text:style-name="_31_789">y</text:span><text:span text:style-name="_31_802"> </text:span><text:span text:style-name="_32_86">p</text:span><text:span text:style-name="_31_435">e</text:span><text:span text:style-name="_32_317">r</text:span><text:span text:style-name="_38_77">i</text:span><text:span text:style-name="_31_345">l</text:span><text:span text:style-name="_31_802"> </text:span>--<text:span text:style-name="_31_802"> </text:span><text:span text:style-name="_32_29">w</text:span><text:span text:style-name="_31_489">e</text:span><text:span text:style-name="_31_803"> </text:span><text:span text:style-name="_32_38">e</text:span><text:span text:style-name="_31_669">m</text:span><text:span text:style-name="_32_467">e</text:span><text:span text:style-name="_33_13">r</text:span><text:span text:style-name="_31_207">g</text:span><text:span text:style-name="_32_662">e</text:span><text:span text:style-name="_33_13">d</text:span><text:span text:style-name="_39_02"> </text:span><text:span text:style-name="_32_584">s</text:span><text:span text:style-name="_38_05">t</text:span><text:span text:style-name="_31_609">r</text:span><text:span text:style-name="_32_626">o</text:span><text:span text:style-name="_35_02">n</text:span><text:span text:style-name="_31_531">g</text:span><text:span text:style-name="_32_569">e</text:span><text:span text:style-name="_34_45">r</text:span><text:span text:style-name="_39_03"> </text:span><text:span text:style-name="_32_302">a</text:span><text:span text:style-name="_38_95">n</text:span><text:span text:style-name="_31_141">d</text:span><text:span text:style-name="_31_802"> </text:span><text:span text:style-name="_34_51">b</text:span><text:span text:style-name="_31_402">e</text:span><text:span text:style-name="_32_605">t</text:span><text:span text:style-name="_36_73">t</text:span><text:span text:style-name="_31_561">e</text:span><text:span text:style-name="_32_437">r</text:span><text:span text:style-name="_32_"> </text:span><text:span text:style-name="_31_537">t</text:span><text:span text:style-name="_32_050">h</text:span><text:span text:style-name="_36_07">a</text:span><text:span text:style-name="_31_741">n</text:span><text:span text:style-name="_31_803"> </text:span><text:span text:style-name="_32_71">b</text:span><text:span text:style-name="_31_366">e</text:span><text:span text:style-name="_32_461">f</text:span><text:span text:style-name="_35_26">o</text:span><text:span text:style-name="_31_321">r</text:span><text:span text:style-name="_32_227">e</text:span><text:span text:style-name="_33_01">.</text:span></text:p>
      <text:p text:style-name="P1"><text:span text:style-name="_32_101">W</text:span><text:span text:style-name="_35_35">h</text:span><text:span text:style-name="_31_210">a</text:span><text:span text:style-name="_32_605">t</text:span><text:span text:style-name="_32_"> </text:span><text:span text:style-name="_31_561">w</text:span><text:span text:style-name="_32_479">a</text:span><text:span text:style-name="_32_38">s</text:span><text:span text:style-name="_39_03"> </text:span><text:span text:style-name="_32_293">t</text:span><text:span text:style-name="_38_17">r</text:span><text:span text:style-name="_31_210">u</text:span><text:span text:style-name="_32_683">e</text:span><text:span text:style-name="_33_"> </text:span><text:span text:style-name="_31_753">t</text:span><text:span text:style-name="_32_287">h</text:span><text:span text:style-name="_32_86">e</text:span><text:span text:style-name="_31_705">n</text:span><text:span text:style-name="_31_803"> </text:span><text:span text:style-name="_33_46">c</text:span><text:span text:style-name="_31_579">a</text:span><text:span text:style-name="_32_689">n</text:span><text:span text:style-name="_33_"> </text:span><text:span text:style-name="_31_354">b</text:span><text:span text:style-name="_32_143">e</text:span><text:span text:style-name="_33_"> </text:span><text:span text:style-name="_31_753">t</text:span><text:span text:style-name="_32_473">r</text:span><text:span text:style-name="_32_50">u</text:span><text:span text:style-name="_31_795">e</text:span><text:span text:style-name="_31_802"> </text:span><text:span text:style-name="_35_26">n</text:span><text:span text:style-name="_31_543">o</text:span><text:span text:style-name="_32_569">w</text:span><text:span text:style-name="_32_41">.</text:span><text:span text:style-name="_39_03"> </text:span><text:span text:style-name="_32_401">O</text:span><text:span text:style-name="_34_21">u</text:span><text:span text:style-name="_31_165">r</text:span><text:span text:style-name="_31_802"> </text:span><text:span text:style-name="_34_51">u</text:span><text:span text:style-name="_31_606">n</text:span><text:span text:style-name="_32_641">i</text:span><text:span text:style-name="_32_35">q</text:span><text:span text:style-name="_31_762">u</text:span><text:span text:style-name="_32_497">e</text:span><text:span text:style-name="_32_"> </text:span><text:span text:style-name="_31_534">s</text:span><text:span text:style-name="_32_401">t</text:span><text:span text:style-name="_38_17">r</text:span><text:span text:style-name="_31_759">e</text:span><text:span text:style-name="_32_479">n</text:span><text:span text:style-name="_38_50">g</text:span><text:span text:style-name="_31_537">t</text:span><text:span text:style-name="_32_143">h</text:span><text:span text:style-name="_34_66">s</text:span><text:span text:style-name="_39_02"> </text:span><text:span text:style-name="_32_467">a</text:span><text:span text:style-name="_38_62">s</text:span><text:span text:style-name="_39_03"> </text:span><text:span text:style-name="_32_605">a</text:span><text:span text:style-name="_32_"> </text:span><text:span text:style-name="_31_399">n</text:span><text:span text:style-name="_32_302">a</text:span><text:span text:style-name="_35_29">t</text:span><text:span text:style-name="_31_165">i</text:span><text:span text:style-name="_32_503">o</text:span><text:span text:style-name="_38_14">n</text:span><text:span text:style-name="_39_03"> </text:span>--<text:span text:style-name="_39_03"> </text:span><text:span text:style-name="_32_146">o</text:span><text:span text:style-name="_37_87">u</text:span><text:span text:style-name="_31_393">r</text:span><text:span text:style-name="_31_803"> </text:span><text:span text:style-name="_36_07">o</text:span><text:span text:style-name="_31_330">p</text:span><text:span text:style-name="_32_065">t</text:span><text:span text:style-name="_33_01">i</text:span><text:span text:style-name="_31_357">m</text:span><text:span text:style-name="_32_101">i</text:span><text:span text:style-name="_34_57">s</text:span><text:span text:style-name="_31_525">m</text:span><text:span text:style-name="_31_803"> </text:span><text:span text:style-name="_38_23">a</text:span><text:span text:style-name="_31_150">n</text:span><text:span text:style-name="_32_497">d</text:span><text:span text:style-name="_33_"> </text:span><text:span text:style-name="_31_753">w</text:span><text:span text:style-name="_32_335">o</text:span><text:span text:style-name="_35_29">r</text:span><text:span text:style-name="_31_174">k</text:span><text:span text:style-name="_31_803"> </text:span><text:span text:style-name="_38_98">e</text:span><text:span text:style-name="_31_681">t</text:span><text:span text:style-name="_32_155">h</text:span><text:span text:style-name="_36_73">i</text:span><text:span text:style-name="_31_753">c</text:span><text:span text:style-name="_32_617">,</text:span><text:span text:style-name="_33_"> </text:span><text:span text:style-name="_31_750">o</text:span><text:span text:style-name="_32_695">u</text:span><text:span text:style-name="_38_53">r</text:span><text:span text:style-name="_39_02"> </text:span><text:span text:style-name="_32_302">s</text:span><text:span text:style-name="_38_83">p</text:span><text:span text:style-name="_31_609">i</text:span><text:span text:style-name="_32_041">r</text:span><text:span text:style-name="_35_89">i</text:span><text:span text:style-name="_31_177">t</text:span><text:span text:style-name="_31_802"> </text:span><text:span text:style-name="_36_01">o</text:span><text:span text:style-name="_31_429">f</text:span><text:span text:style-name="_31_803"> </text:span><text:span text:style-name="_35_95">d</text:span><text:span text:style-name="_31_741">i</text:span><text:span text:style-name="_32_230">s</text:span><text:span text:style-name="_34_24">c</text:span><text:span text:style-name="_31_606">o</text:span><text:span text:style-name="_32_320">v</text:span><text:span text:style-name="_32_38">e</text:span><text:span text:style-name="_31_525">r</text:span><text:span text:style-name="_32_641">y</text:span><text:span text:style-name="_35_17">,</text:span><text:span text:style-name="_39_03"> </text:span><text:span text:style-name="_32_074">o</text:span><text:span text:style-name="_37_75">u</text:span><text:span text:style-name="_31_741">r</text:span><text:span text:style-name="_31_802"> </text:span><text:span text:style-name="_32_86">d</text:span><text:span text:style-name="_31_789">i</text:span><text:span text:style-name="_32_404">v</text:span><text:span text:style-name="_38_62">e</text:span><text:span text:style-name="_31_537">r</text:span><text:span text:style-name="_32_404">s</text:span><text:span text:style-name="_33_01">i</text:span><text:span text:style-name="_31_561">t</text:span><text:span text:style-name="_32_473">y</text:span><text:span text:style-name="_37_81">,</text:span><text:span text:style-name="_39_02"> </text:span><text:span text:style-name="_32_287">o</text:span><text:span text:style-name="_32_74">u</text:span><text:span text:style-name="_31_213">r</text:span><text:span text:style-name="_31_803"> </text:span><text:span text:style-name="_34_90">c</text:span><text:span text:style-name="_31_795">o</text:span><text:span text:style-name="_32_281">m</text:span><text:span text:style-name="_36_37">m</text:span><text:span text:style-name="_31_753">i</text:span><text:span text:style-name="_32_605">t</text:span><text:span text:style-name="_37_09">m</text:span><text:span text:style-name="_31_675">e</text:span><text:span text:style-name="_32_086">n</text:span><text:span text:style-name="_36_97">t</text:span><text:span text:style-name="_39_03"> </text:span><text:span text:style-name="_32_689">t</text:span><text:span text:style-name="_36_97">o</text:span><text:span text:style-name="_39_03"> </text:span><text:span text:style-name="_32_509">r</text:span><text:span text:style-name="_34_15">u</text:span><text:span text:style-name="_31_789">l</text:span><text:span text:style-name="_32_122">e</text:span><text:span text:style-name="_33_"> </text:span><text:span text:style-name="_31_609">o</text:span><text:span text:style-name="_32_077">f</text:span><text:span text:style-name="_32_"> </text:span><text:span text:style-name="_31_357">l</text:span><text:span text:style-name="_32_101">a</text:span><text:span text:style-name="_32_65">w</text:span><text:span text:style-name="_39_03"> </text:span>--<text:span text:style-name="_39_02"> </text:span><text:span text:style-name="_32_605">t</text:span><text:span text:style-name="_37_03">h</text:span><text:span text:style-name="_31_690">e</text:span><text:span text:style-name="_32_686">s</text:span><text:span text:style-name="_34_15">e</text:span><text:span text:style-name="_39_02"> </text:span><text:span text:style-name="_32_473">t</text:span><text:span text:style-name="_38_95">h</text:span><text:span text:style-name="_31_381">i</text:span><text:span text:style-name="_32_614">n</text:span><text:span text:style-name="_32_86">g</text:span><text:span text:style-name="_31_180">s</text:span><text:span text:style-name="_31_802"> </text:span><text:span text:style-name="_37_78">g</text:span><text:span text:style-name="_31_213">i</text:span><text:span text:style-name="_32_692">v</text:span><text:span text:style-name="_33_37">e</text:span><text:span text:style-name="_39_03"> </text:span><text:span text:style-name="_32_410">u</text:span><text:span text:style-name="_37_12">s</text:span><text:span text:style-name="_39_03"> </text:span><text:span text:style-name="_32_290">e</text:span><text:span text:style-name="_36_04">v</text:span><text:span text:style-name="_31_534">e</text:span><text:span text:style-name="_32_461">r</text:span><text:span text:style-name="_34_24">y</text:span><text:span text:style-name="_31_357">t</text:span><text:span text:style-name="_32_254">h</text:span><text:span text:style-name="_36_97">i</text:span><text:span text:style-name="_31_507">n</text:span><text:span text:style-name="_32_689">g</text:span><text:span text:style-name="_32_"> </text:span><text:span text:style-name="_31_321">w</text:span><text:span text:style-name="_32_137">e</text:span><text:span text:style-name="_32_"> </text:span><text:span text:style-name="_31_390">n</text:span><text:span text:style-name="_32_335">e</text:span><text:span text:style-name="_36_79">e</text:span><text:span text:style-name="_31_186">d</text:span><text:span text:style-name="_31_802"> </text:span><text:span text:style-name="_32_77">t</text:span><text:span text:style-name="_31_309">o</text:span><text:span text:style-name="_31_802"> </text:span><text:span text:style-name="_37_87">e</text:span><text:span text:style-name="_31_582">n</text:span><text:span text:style-name="_32_482">s</text:span><text:span text:style-name="_34_99">u</text:span><text:span text:style-name="_31_537">r</text:span><text:span text:style-name="_32_689">e</text:span><text:span text:style-name="_33_"> </text:span><text:span text:style-name="_31_243">p</text:span><text:span text:style-name="_32_257">r</text:span><text:span text:style-name="_36_46">o</text:span><text:span text:style-name="_31_312">s</text:span><text:span text:style-name="_32_614">p</text:span><text:span text:style-name="_37_15">e</text:span><text:span text:style-name="_31_789">r</text:span><text:span text:style-name="_32_617">i</text:span><text:span text:style-name="_35_29">t</text:span><text:span text:style-name="_31_186">y</text:span><text:span text:style-name="_31_802"> </text:span><text:span text:style-name="_32_83">a</text:span><text:span text:style-name="_31_582">n</text:span><text:span text:style-name="_32_581">d</text:span><text:span text:style-name="_33_"> </text:span><text:span text:style-name="_31_222">s</text:span><text:span text:style-name="_32_611">e</text:span><text:span text:style-name="_36_64">c</text:span><text:span text:style-name="_31_762">u</text:span><text:span text:style-name="_32_293">r</text:span><text:span text:style-name="_32_29">i</text:span><text:span text:style-name="_31_597">t</text:span><text:span text:style-name="_32_653">y</text:span><text:span text:style-name="_33_"> </text:span><text:span text:style-name="_31_669">f</text:span><text:span text:style-name="_32_221">o</text:span><text:span text:style-name="_33_49">r</text:span><text:span text:style-name="_39_03"> </text:span><text:span text:style-name="_32_518">g</text:span><text:span text:style-name="_34_27">e</text:span><text:span text:style-name="_31_327">n</text:span><text:span text:style-name="_32_086">e</text:span><text:span text:style-name="_36_37">r</text:span><text:span text:style-name="_31_534">a</text:span><text:span text:style-name="_32_041">t</text:span><text:span text:style-name="_33_13">i</text:span><text:span text:style-name="_31_387">o</text:span><text:span text:style-name="_32_611">n</text:span><text:span text:style-name="_35_98">s</text:span><text:span text:style-name="_39_03"> </text:span><text:span text:style-name="_32_617">t</text:span><text:span text:style-name="_32_41">o</text:span><text:span text:style-name="_39_02"> </text:span><text:span text:style-name="_32_404">c</text:span><text:span text:style-name="_36_82">o</text:span><text:span text:style-name="_31_501">m</text:span><text:span text:style-name="_32_077">e</text:span><text:span text:style-name="_34_81">.</text:span></text:p>
      <text:p text:style-name="P1"><text:span text:style-name="_32_317">I</text:span><text:span text:style-name="_33_49">n</text:span><text:span text:style-name="_39_02"> </text:span><text:span text:style-name="_32_317">f</text:span><text:span text:style-name="_38_86">a</text:span><text:span text:style-name="_31_540">c</text:span><text:span text:style-name="_32_389">t</text:span><text:span text:style-name="_36_73">,</text:span><text:span text:style-name="_39_02"> </text:span><text:span text:style-name="_32_461">i</text:span><text:span text:style-name="_32_77">t</text:span><text:span text:style-name="_31_393">'</text:span><text:span text:style-name="_32_473">s</text:span><text:span text:style-name="_32_"> </text:span><text:span text:style-name="_31_597">t</text:span><text:span text:style-name="_32_434">h</text:span><text:span text:style-name="_37_75">a</text:span><text:span text:style-name="_31_537">t</text:span><text:span text:style-name="_31_803"> </text:span><text:span text:style-name="_33_52">s</text:span><text:span text:style-name="_31_354">p</text:span><text:span text:style-name="_32_209">i</text:span><text:span text:style-name="_34_57">r</text:span><text:span text:style-name="_31_357">i</text:span><text:span text:style-name="_32_245">t</text:span><text:span text:style-name="_32_"> </text:span><text:span text:style-name="_31_609">t</text:span><text:span text:style-name="_32_299">h</text:span><text:span text:style-name="_32_86">a</text:span><text:span text:style-name="_31_309">t</text:span><text:span text:style-name="_31_803"> </text:span><text:span text:style-name="_38_77">m</text:span><text:span text:style-name="_31_318">a</text:span><text:span text:style-name="_32_251">d</text:span><text:span text:style-name="_34_57">e</text:span><text:span text:style-name="_39_03"> </text:span><text:span text:style-name="_32_461">t</text:span><text:span text:style-name="_36_10">h</text:span><text:span text:style-name="_31_351">e</text:span><text:span text:style-name="_31_803"> </text:span><text:span text:style-name="_38_23">p</text:span><text:span text:style-name="_31_741">r</text:span><text:span text:style-name="_32_410">o</text:span><text:span text:style-name="_38_95">g</text:span><text:span text:style-name="_31_201">r</text:span><text:span text:style-name="_32_254">e</text:span><text:span text:style-name="_35_98">s</text:span><text:span text:style-name="_31_612">s</text:span><text:span text:style-name="_31_803"> </text:span><text:span text:style-name="_32_41">o</text:span><text:span text:style-name="_31_537">f</text:span><text:span text:style-name="_31_802"> </text:span><text:span text:style-name="_36_25">t</text:span><text:span text:style-name="_31_399">h</text:span><text:span text:style-name="_32_290">e</text:span><text:span text:style-name="_37_00">s</text:span><text:span text:style-name="_31_570">e</text:span><text:span text:style-name="_31_803"> </text:span><text:span text:style-name="_32_71">p</text:span><text:span text:style-name="_31_570">a</text:span><text:span text:style-name="_32_293">s</text:span><text:span text:style-name="_35_89">t</text:span><text:span text:style-name="_39_02"> </text:span><text:span text:style-name="_32_680">s</text:span><text:span text:style-name="_36_46">e</text:span><text:span text:style-name="_31_426">v</text:span><text:span text:style-name="_32_143">e</text:span><text:span text:style-name="_38_41">n</text:span><text:span text:style-name="_39_03"> </text:span><text:span text:style-name="_32_032">y</text:span><text:span text:style-name="_38_26">e</text:span><text:span text:style-name="_31_726">a</text:span><text:span text:style-name="_32_149">r</text:span><text:span text:style-name="_33_04">s</text:span><text:span text:style-name="_39_02"> </text:span><text:span text:style-name="_32_683">p</text:span><text:span text:style-name="_36_10">o</text:span><text:span text:style-name="_31_420">s</text:span><text:span text:style-name="_32_218">s</text:span><text:span text:style-name="_36_97">i</text:span><text:span text:style-name="_31_147">b</text:span><text:span text:style-name="_32_209">l</text:span><text:span text:style-name="_36_10">e</text:span><text:span text:style-name="_31_681">.</text:span><text:span text:style-name="_31_803"> </text:span><text:span text:style-name="_33_"><text:s/></text:span><text:span text:style-name="_31_381">I</text:span><text:span text:style-name="_32_605">t</text:span><text:span text:style-name="_32_29">'</text:span><text:span text:style-name="_31_489">s</text:span><text:span text:style-name="_31_803"> </text:span><text:span text:style-name="_36_43">h</text:span><text:span text:style-name="_31_318">o</text:span><text:span text:style-name="_32_509">w</text:span><text:span text:style-name="_32_"> </text:span><text:span text:style-name="_31_525">w</text:span><text:span text:style-name="_32_677">e</text:span><text:span text:style-name="_33_"> </text:span><text:span text:style-name="_31_129">r</text:span><text:span text:style-name="_32_047">e</text:span><text:span text:style-name="_32_50">c</text:span><text:span text:style-name="_31_150">o</text:span><text:span text:style-name="_32_104">v</text:span><text:span text:style-name="_34_90">e</text:span><text:span text:style-name="_31_321">r</text:span><text:span text:style-name="_32_323">e</text:span><text:span text:style-name="_33_49">d</text:span><text:span text:style-name="_39_02"> </text:span><text:span text:style-name="_32_221">f</text:span><text:span text:style-name="_38_53">r</text:span><text:span text:style-name="_31_717">o</text:span><text:span text:style-name="_32_113">m</text:span><text:span text:style-name="_32_"> </text:span><text:span text:style-name="_31_309">t</text:span><text:span text:style-name="_32_230">h</text:span><text:span text:style-name="_34_51">e</text:span><text:span text:style-name="_39_02"> </text:span><text:span text:style-name="_32_041">w</text:span><text:span text:style-name="_34_30">o</text:span><text:span text:style-name="_31_357">r</text:span><text:span text:style-name="_32_608">s</text:span><text:span text:style-name="_35_17">t</text:span><text:span text:style-name="_39_02"> </text:span><text:span text:style-name="_32_038">e</text:span><text:span text:style-name="_32_68">c</text:span><text:span text:style-name="_31_723">o</text:span><text:span text:style-name="_32_218">n</text:span><text:span text:style-name="_38_83">o</text:span><text:span text:style-name="_31_357">m</text:span><text:span text:style-name="_32_281">i</text:span><text:span text:style-name="_34_90">c</text:span><text:span text:style-name="_39_02"> </text:span><text:span text:style-name="_32_620">c</text:span><text:span text:style-name="_37_69">r</text:span><text:span text:style-name="_31_597">i</text:span><text:span text:style-name="_32_698">s</text:span><text:span text:style-name="_33_37">i</text:span><text:span text:style-name="_31_789">s</text:span><text:span text:style-name="_31_802"> </text:span><text:span text:style-name="_38_77">i</text:span><text:span text:style-name="_31_609">n</text:span><text:span text:style-name="_31_802"> </text:span><text:span text:style-name="_34_90">g</text:span><text:span text:style-name="_31_795">e</text:span><text:span text:style-name="_32_047">n</text:span><text:span text:style-name="_38_14">e</text:span><text:span text:style-name="_31_165">r</text:span><text:span text:style-name="_32_143">a</text:span><text:span text:style-name="_35_17">t</text:span><text:span text:style-name="_31_741">i</text:span><text:span text:style-name="_32_254">o</text:span><text:span text:style-name="_38_14">n</text:span><text:span text:style-name="_31_504">s</text:span><text:span text:style-name="_32_689">.</text:span><text:span text:style-name="_33_"> </text:span><text:span text:style-name="_39_03"><text:s/></text:span><text:span text:style-name="_32_509">I</text:span><text:span text:style-name="_35_17">t</text:span><text:span text:style-name="_31_165">'</text:span><text:span text:style-name="_32_677">s</text:span><text:span text:style-name="_33_"> </text:span><text:span text:style-name="_31_507">h</text:span><text:span text:style-name="_32_614">o</text:span><text:span text:style-name="_37_09">w</text:span><text:span text:style-name="_39_02"> </text:span><text:span text:style-name="_32_581">w</text:span><text:span text:style-name="_32_65">e</text:span><text:span text:style-name="_39_03"> </text:span><text:span text:style-name="_32_149">r</text:span><text:span text:style-name="_36_67">e</text:span><text:span text:style-name="_31_141">f</text:span><text:span text:style-name="_32_662">o</text:span><text:span text:style-name="_34_81">r</text:span><text:span text:style-name="_31_165">m</text:span><text:span text:style-name="_32_122">e</text:span><text:span text:style-name="_37_75">d</text:span><text:span text:style-name="_39_02"> </text:span><text:span text:style-name="_32_287">o</text:span><text:span text:style-name="_32_86">u</text:span><text:span text:style-name="_31_213">r</text:span><text:span text:style-name="_31_803"> </text:span><text:span text:style-name="_34_18">h</text:span><text:span text:style-name="_31_351">e</text:span><text:span text:style-name="_32_335">a</text:span><text:span text:style-name="_38_77">l</text:span><text:span text:style-name="_31_357">t</text:span><text:span text:style-name="_32_050">h</text:span><text:span text:style-name="_33_"> </text:span><text:span text:style-name="_31_744">c</text:span><text:span text:style-name="_32_050">a</text:span><text:span text:style-name="_38_41">r</text:span><text:span text:style-name="_31_249">e</text:span><text:span text:style-name="_31_802"> </text:span><text:span text:style-name="_37_06">s</text:span><text:span text:style-name="_31_504">y</text:span><text:span text:style-name="_32_338">s</text:span><text:span text:style-name="_33_37">t</text:span><text:span text:style-name="_31_507">e</text:span><text:span text:style-name="_32_149">m</text:span><text:span text:style-name="_38_41">,</text:span><text:span text:style-name="_39_03"> </text:span><text:span text:style-name="_32_050">a</text:span><text:span text:style-name="_32_71">n</text:span><text:span text:style-name="_31_705">d</text:span><text:span text:style-name="_31_802"> </text:span><text:span text:style-name="_32_41">r</text:span><text:span text:style-name="_31_543">e</text:span><text:span text:style-name="_32_641">i</text:span><text:span text:style-name="_33_58">n</text:span><text:span text:style-name="_31_240">v</text:span><text:span text:style-name="_32_470">e</text:span><text:span text:style-name="_32_71">n</text:span><text:span text:style-name="_31_489">t</text:span><text:span text:style-name="_32_590">e</text:span><text:span text:style-name="_33_37">d</text:span><text:span text:style-name="_39_03"> </text:span><text:span text:style-name="_32_290">o</text:span><text:span text:style-name="_34_15">u</text:span><text:span text:style-name="_31_141">r</text:span><text:span text:style-name="_31_802"> </text:span><text:span text:style-name="_38_11">e</text:span><text:span text:style-name="_31_246">n</text:span><text:span text:style-name="_32_107">e</text:span><text:span text:style-name="_36_97">r</text:span><text:span text:style-name="_31_546">g</text:span><text:span text:style-name="_32_497">y</text:span><text:span text:style-name="_33_"> </text:span><text:span text:style-name="_31_396">s</text:span><text:span text:style-name="_32_290">e</text:span><text:span text:style-name="_34_54">c</text:span><text:span text:style-name="_31_717">t</text:span><text:span text:style-name="_32_071">o</text:span><text:span text:style-name="_32_41">r</text:span><text:span text:style-name="_31_501">;</text:span><text:span text:style-name="_31_803"> </text:span><text:span text:style-name="_38_98">h</text:span><text:span text:style-name="_31_183">o</text:span><text:span text:style-name="_32_677">w</text:span><text:span text:style-name="_33_"> </text:span><text:span text:style-name="_31_249">w</text:span><text:span text:style-name="_32_569">e</text:span><text:span text:style-name="_32_"> </text:span><text:soft-page-break/><text:span text:style-name="_31_387">d</text:span><text:span text:style-name="_32_218">e</text:span><text:span text:style-name="_38_77">l</text:span><text:span text:style-name="_31_237">i</text:span><text:span text:style-name="_32_464">v</text:span><text:span text:style-name="_32_74">e</text:span><text:span text:style-name="_31_249">r</text:span><text:span text:style-name="_32_158">e</text:span><text:span text:style-name="_36_07">d</text:span><text:span text:style-name="_39_03"> </text:span><text:span text:style-name="_32_497">m</text:span><text:span text:style-name="_33_10">o</text:span><text:span text:style-name="_31_417">r</text:span><text:span text:style-name="_32_047">e</text:span><text:span text:style-name="_33_"> </text:span><text:span text:style-name="_31_438">c</text:span><text:span text:style-name="_32_611">a</text:span><text:span text:style-name="_34_45">r</text:span><text:span text:style-name="_31_345">e</text:span><text:span text:style-name="_31_803"> </text:span><text:span text:style-name="_34_90">a</text:span><text:span text:style-name="_31_579">n</text:span><text:span text:style-name="_32_497">d</text:span><text:span text:style-name="_32_"> </text:span><text:span text:style-name="_31_495">b</text:span><text:span text:style-name="_32_326">e</text:span><text:span text:style-name="_37_03">n</text:span><text:span text:style-name="_31_534">e</text:span><text:span text:style-name="_32_605">f</text:span><text:span text:style-name="_38_05">i</text:span><text:span text:style-name="_31_177">t</text:span><text:span text:style-name="_32_245">s</text:span><text:span text:style-name="_32_"> </text:span><text:span text:style-name="_31_201">t</text:span><text:span text:style-name="_32_389">o</text:span><text:span text:style-name="_33_"> </text:span><text:span text:style-name="_31_687">o</text:span><text:span text:style-name="_32_590">u</text:span><text:span text:style-name="_34_45">r</text:span><text:span text:style-name="_39_02"> </text:span><text:span text:style-name="_32_065">t</text:span><text:span text:style-name="_35_89">r</text:span><text:span text:style-name="_31_711">o</text:span><text:span text:style-name="_32_698">o</text:span><text:span text:style-name="_36_43">p</text:span><text:span text:style-name="_31_798">s</text:span><text:span text:style-name="_31_802"> </text:span><text:span text:style-name="_38_11">a</text:span><text:span text:style-name="_31_330">n</text:span><text:span text:style-name="_32_581">d</text:span><text:span text:style-name="_32_"> </text:span><text:span text:style-name="_31_252">v</text:span><text:span text:style-name="_32_074">e</text:span><text:span text:style-name="_36_01">t</text:span><text:span text:style-name="_31_327">e</text:span><text:span text:style-name="_32_029">r</text:span><text:span text:style-name="_37_18">a</text:span><text:span text:style-name="_31_570">n</text:span><text:span text:style-name="_32_140">s</text:span><text:span text:style-name="_36_97">,</text:span><text:span text:style-name="_39_03"> </text:span><text:span text:style-name="_32_503">a</text:span><text:span text:style-name="_35_98">n</text:span><text:span text:style-name="_31_429">d</text:span><text:span text:style-name="_31_802"> </text:span><text:span text:style-name="_35_95">h</text:span><text:span text:style-name="_31_510">o</text:span><text:span text:style-name="_32_137">w</text:span><text:span text:style-name="_32_"> </text:span><text:span text:style-name="_31_525">w</text:span><text:span text:style-name="_32_617">e</text:span><text:span text:style-name="_32_"> </text:span><text:span text:style-name="_31_210">s</text:span><text:span text:style-name="_32_035">e</text:span><text:span text:style-name="_32_32">c</text:span><text:span text:style-name="_31_762">u</text:span><text:span text:style-name="_32_041">r</text:span><text:span text:style-name="_32_50">e</text:span><text:span text:style-name="_31_147">d</text:span><text:span text:style-name="_31_803"> </text:span><text:span text:style-name="_33_01">t</text:span><text:span text:style-name="_31_726">h</text:span><text:span text:style-name="_32_647">e</text:span><text:span text:style-name="_33_"> </text:span><text:span text:style-name="_31_129">f</text:span><text:span text:style-name="_32_113">r</text:span><text:span text:style-name="_35_26">e</text:span><text:span text:style-name="_31_531">e</text:span><text:span text:style-name="_32_515">d</text:span><text:span text:style-name="_33_22">o</text:span><text:span text:style-name="_31_777">m</text:span><text:span text:style-name="_31_802"> </text:span><text:span text:style-name="_36_97">i</text:span><text:span text:style-name="_31_417">n</text:span><text:span text:style-name="_31_803"> </text:span><text:span text:style-name="_35_95">e</text:span><text:span text:style-name="_31_534">v</text:span><text:span text:style-name="_32_398">e</text:span><text:span text:style-name="_38_17">r</text:span><text:span text:style-name="_31_756">y</text:span><text:span text:style-name="_31_803"> </text:span><text:span text:style-name="_34_96">s</text:span><text:span text:style-name="_31_129">t</text:span><text:span text:style-name="_32_434">a</text:span><text:span text:style-name="_34_81">t</text:span><text:span text:style-name="_31_321">e</text:span><text:span text:style-name="_31_802"> </text:span><text:span text:style-name="_38_41">t</text:span><text:span text:style-name="_31_345">o</text:span><text:span text:style-name="_31_802"> </text:span><text:span text:style-name="_34_93">m</text:span><text:span text:style-name="_31_750">a</text:span><text:span text:style-name="_32_065">r</text:span><text:span text:style-name="_34_45">r</text:span><text:span text:style-name="_31_312">y</text:span><text:span text:style-name="_31_802"> </text:span><text:span text:style-name="_37_09">t</text:span><text:span text:style-name="_31_495">h</text:span><text:span text:style-name="_32_506">e</text:span><text:span text:style-name="_32_"> </text:span><text:span text:style-name="_31_687">p</text:span><text:span text:style-name="_32_698">e</text:span><text:span text:style-name="_33_13">r</text:span><text:span text:style-name="_31_726">s</text:span><text:span text:style-name="_32_467">o</text:span><text:span text:style-name="_33_49">n</text:span><text:span text:style-name="_39_02"> </text:span><text:span text:style-name="_32_101">w</text:span><text:span text:style-name="_38_05">e</text:span><text:span text:style-name="_39_02"> </text:span><text:span text:style-name="_32_113">l</text:span><text:span text:style-name="_33_19">o</text:span><text:span text:style-name="_31_318">v</text:span><text:span text:style-name="_32_605">e</text:span><text:span text:style-name="_35_17">.</text:span></text:p>
      <text:p text:style-name="P1"><text:span text:style-name="_32_497">B</text:span><text:span text:style-name="_34_09">u</text:span><text:span text:style-name="_31_789">t</text:span><text:span text:style-name="_31_802"> </text:span><text:span text:style-name="_32_44">s</text:span><text:span text:style-name="_31_726">u</text:span><text:span text:style-name="_32_326">c</text:span><text:span text:style-name="_36_79">h</text:span><text:span text:style-name="_39_03"> </text:span><text:span text:style-name="_32_587">p</text:span><text:span text:style-name="_32_29">r</text:span><text:span text:style-name="_31_570">o</text:span><text:span text:style-name="_32_611">g</text:span><text:span text:style-name="_32_77">r</text:span><text:span text:style-name="_31_618">e</text:span><text:span text:style-name="_32_410">s</text:span><text:span text:style-name="_37_12">s</text:span><text:span text:style-name="_39_03"> </text:span><text:span text:style-name="_32_581">i</text:span><text:span text:style-name="_32_77">s</text:span><text:span text:style-name="_39_03"> </text:span><text:span text:style-name="_32_611">n</text:span><text:span text:style-name="_32_50">o</text:span><text:span text:style-name="_31_537">n</text:span><text:span text:style-name="_31_802"> </text:span><text:span text:style-name="_34_21">i</text:span><text:span text:style-name="_31_618">n</text:span><text:span text:style-name="_32_119">e</text:span><text:span text:style-name="_34_12">v</text:span><text:span text:style-name="_31_573">i</text:span><text:span text:style-name="_32_245">t</text:span><text:span text:style-name="_32_38">a</text:span><text:span text:style-name="_31_798">b</text:span><text:span text:style-name="_32_605">l</text:span><text:span text:style-name="_33_43">e</text:span><text:span text:style-name="_31_393">.</text:span><text:span text:style-name="_31_802"> </text:span><text:span text:style-name="_36_25">I</text:span><text:span text:style-name="_31_249">t</text:span><text:span text:style-name="_32_473">'</text:span><text:span text:style-name="_32_65">s</text:span><text:span text:style-name="_39_02"> </text:span><text:span text:style-name="_32_041">t</text:span><text:span text:style-name="_38_98">h</text:span><text:span text:style-name="_31_675">e</text:span><text:span text:style-name="_31_802"> </text:span><text:span text:style-name="_37_69">r</text:span><text:span text:style-name="_31_147">e</text:span><text:span text:style-name="_32_410">s</text:span><text:span text:style-name="_38_17">u</text:span><text:span text:style-name="_31_777">l</text:span><text:span text:style-name="_32_569">t</text:span><text:span text:style-name="_32_"> </text:span><text:span text:style-name="_31_741">o</text:span><text:span text:style-name="_32_677">f</text:span><text:span text:style-name="_32_"> </text:span><text:span text:style-name="_31_150">c</text:span><text:span text:style-name="_32_503">h</text:span><text:span text:style-name="_32_35">o</text:span><text:span text:style-name="_31_537">i</text:span><text:span text:style-name="_32_290">c</text:span><text:span text:style-name="_38_26">e</text:span><text:span text:style-name="_31_240">s</text:span><text:span text:style-name="_31_803"> </text:span><text:span text:style-name="_34_45">w</text:span><text:span text:style-name="_31_393">e</text:span><text:span text:style-name="_31_802"> </text:span><text:span text:style-name="_32_77">m</text:span><text:span text:style-name="_31_507">a</text:span><text:span text:style-name="_32_626">k</text:span><text:span text:style-name="_34_81">e</text:span><text:span text:style-name="_39_03"> </text:span><text:span text:style-name="_32_245">t</text:span><text:span text:style-name="_34_87">o</text:span><text:span text:style-name="_31_678">g</text:span><text:span text:style-name="_32_686">e</text:span><text:span text:style-name="_38_17">t</text:span><text:span text:style-name="_31_507">h</text:span><text:span text:style-name="_32_677">e</text:span><text:span text:style-name="_35_29">r</text:span><text:span text:style-name="_31_417">.</text:span><text:span text:style-name="_31_802"> </text:span><text:span text:style-name="_36_97">A</text:span><text:span text:style-name="_31_318">n</text:span><text:span text:style-name="_32_287">d</text:span><text:span text:style-name="_32_"> </text:span><text:span text:style-name="_31_753">w</text:span><text:span text:style-name="_32_509">e</text:span><text:span text:style-name="_33_"> </text:span><text:span text:style-name="_31_753">f</text:span><text:span text:style-name="_32_578">a</text:span><text:span text:style-name="_34_96">c</text:span><text:span text:style-name="_31_777">e</text:span><text:span text:style-name="_31_802"> </text:span><text:span text:style-name="_38_20">s</text:span><text:span text:style-name="_31_498">u</text:span><text:span text:style-name="_32_296">c</text:span><text:span text:style-name="_35_02">h</text:span><text:span text:style-name="_39_02"> </text:span><text:span text:style-name="_32_050">c</text:span><text:span text:style-name="_35_23">h</text:span><text:span text:style-name="_31_579">o</text:span><text:span text:style-name="_32_245">i</text:span><text:span text:style-name="_36_46">c</text:span><text:span text:style-name="_31_531">e</text:span><text:span text:style-name="_32_626">s</text:span><text:span text:style-name="_33_"> </text:span><text:span text:style-name="_31_309">r</text:span><text:span text:style-name="_32_569">i</text:span><text:span text:style-name="_34_30">g</text:span><text:span text:style-name="_31_135">h</text:span><text:span text:style-name="_32_077">t</text:span><text:span text:style-name="_32_"> </text:span><text:span text:style-name="_31_678">n</text:span><text:span text:style-name="_32_107">o</text:span><text:span text:style-name="_35_89">w</text:span><text:span text:style-name="_31_741">.</text:span><text:span text:style-name="_31_802"> </text:span><text:span text:style-name="_37_09">W</text:span><text:span text:style-name="_31_249">i</text:span><text:span text:style-name="_32_581">l</text:span><text:span text:style-name="_36_25">l</text:span><text:span text:style-name="_39_03"> </text:span><text:span text:style-name="_32_221">w</text:span><text:span text:style-name="_37_09">e</text:span><text:span text:style-name="_39_03"> </text:span><text:span text:style-name="_32_605">r</text:span><text:span text:style-name="_38_14">e</text:span><text:span text:style-name="_31_780">s</text:span><text:span text:style-name="_32_251">p</text:span><text:span text:style-name="_34_66">o</text:span><text:span text:style-name="_31_615">n</text:span><text:span text:style-name="_32_146">d</text:span><text:span text:style-name="_32_"> </text:span><text:span text:style-name="_31_213">t</text:span><text:span text:style-name="_32_077">o</text:span><text:span text:style-name="_33_"> </text:span><text:span text:style-name="_31_717">t</text:span><text:span text:style-name="_32_107">h</text:span><text:span text:style-name="_35_98">e</text:span><text:span text:style-name="_39_02"> </text:span><text:span text:style-name="_32_392">c</text:span><text:span text:style-name="_32_50">h</text:span><text:span text:style-name="_31_363">a</text:span><text:span text:style-name="_32_470">n</text:span><text:span text:style-name="_35_95">g</text:span><text:span text:style-name="_31_174">e</text:span><text:span text:style-name="_32_293">s</text:span><text:span text:style-name="_32_"> </text:span><text:span text:style-name="_31_537">o</text:span><text:span text:style-name="_32_461">f</text:span><text:span text:style-name="_32_"> </text:span><text:span text:style-name="_31_606">o</text:span><text:span text:style-name="_32_695">u</text:span><text:span text:style-name="_32_65">r</text:span><text:span text:style-name="_39_02"> </text:span><text:span text:style-name="_32_329">t</text:span><text:span text:style-name="_36_73">i</text:span><text:span text:style-name="_31_201">m</text:span><text:span text:style-name="_32_149">e</text:span><text:span text:style-name="_32_"> </text:span><text:span text:style-name="_31_165">w</text:span><text:span text:style-name="_32_293">i</text:span><text:span text:style-name="_33_01">t</text:span><text:span text:style-name="_31_309">h</text:span><text:span text:style-name="_31_802"> </text:span><text:span text:style-name="_38_89">f</text:span><text:span text:style-name="_31_507">e</text:span><text:span text:style-name="_32_614">a</text:span><text:span text:style-name="_37_09">r</text:span><text:span text:style-name="_31_753">,</text:span><text:span text:style-name="_31_803"> </text:span><text:span text:style-name="_33_37">t</text:span><text:span text:style-name="_31_678">u</text:span><text:span text:style-name="_32_209">r</text:span><text:span text:style-name="_36_43">n</text:span><text:span text:style-name="_31_417">i</text:span><text:span text:style-name="_32_122">n</text:span><text:span text:style-name="_38_95">g</text:span><text:span text:style-name="_39_03"> </text:span><text:span text:style-name="_32_461">i</text:span><text:span text:style-name="_36_34">n</text:span><text:span text:style-name="_31_321">w</text:span><text:span text:style-name="_32_611">a</text:span><text:span text:style-name="_36_25">r</text:span><text:span text:style-name="_31_717">d</text:span><text:span text:style-name="_31_803"> </text:span><text:span text:style-name="_38_50">a</text:span><text:span text:style-name="_31_396">s</text:span><text:span text:style-name="_31_803"> </text:span><text:span text:style-name="_35_17">a</text:span><text:span text:style-name="_39_02"> </text:span><text:span text:style-name="_32_695">n</text:span><text:span text:style-name="_37_78">a</text:span><text:span text:style-name="_31_597">t</text:span><text:span text:style-name="_32_317">i</text:span><text:span text:style-name="_32_71">o</text:span><text:span text:style-name="_31_582">n</text:span><text:span text:style-name="_32_029">,</text:span><text:span text:style-name="_33_"> </text:span><text:span text:style-name="_31_237">t</text:span><text:span text:style-name="_32_218">u</text:span><text:span text:style-name="_33_13">r</text:span><text:span text:style-name="_31_327">n</text:span><text:span text:style-name="_32_149">i</text:span><text:span text:style-name="_37_06">n</text:span><text:span text:style-name="_31_795">g</text:span><text:span text:style-name="_31_802"> </text:span><text:span text:style-name="_36_31">a</text:span><text:span text:style-name="_31_150">g</text:span><text:span text:style-name="_32_578">a</text:span><text:span text:style-name="_36_97">i</text:span><text:span text:style-name="_31_507">n</text:span><text:span text:style-name="_32_257">s</text:span><text:span text:style-name="_38_53">t</text:span><text:span text:style-name="_39_02"> </text:span><text:span text:style-name="_32_647">e</text:span><text:span text:style-name="_38_98">a</text:span><text:span text:style-name="_31_792">c</text:span><text:span text:style-name="_32_470">h</text:span><text:span text:style-name="_33_"> </text:span><text:span text:style-name="_31_786">o</text:span><text:span text:style-name="_32_317">t</text:span><text:span text:style-name="_37_15">h</text:span><text:span text:style-name="_31_309">e</text:span><text:span text:style-name="_32_221">r</text:span><text:span text:style-name="_32_"> </text:span><text:span text:style-name="_31_531">a</text:span><text:span text:style-name="_32_398">s</text:span><text:span text:style-name="_32_"> </text:span><text:span text:style-name="_31_381">a</text:span><text:span text:style-name="_31_803"> </text:span><text:span text:style-name="_36_79">p</text:span><text:span text:style-name="_31_726">e</text:span><text:span text:style-name="_32_119">o</text:span><text:span text:style-name="_36_34">p</text:span><text:span text:style-name="_31_681">l</text:span><text:span text:style-name="_32_257">e</text:span><text:span text:style-name="_34_45">?</text:span><text:span text:style-name="_39_03"> </text:span><text:span text:style-name="_32_041">O</text:span><text:span text:style-name="_36_73">r</text:span><text:span text:style-name="_39_03"> </text:span><text:span text:style-name="_32_653">w</text:span><text:span text:style-name="_33_49">i</text:span><text:span text:style-name="_31_537">l</text:span><text:span text:style-name="_32_113">l</text:span><text:span text:style-name="_32_"> </text:span><text:span text:style-name="_31_129">w</text:span><text:span text:style-name="_32_281">e</text:span><text:span text:style-name="_32_"> </text:span><text:span text:style-name="_31_237">f</text:span><text:span text:style-name="_32_626">a</text:span><text:span text:style-name="_34_48">c</text:span><text:span text:style-name="_31_357">e</text:span><text:span text:style-name="_31_803"> </text:span><text:span text:style-name="_34_09">t</text:span><text:span text:style-name="_31_786">h</text:span><text:span text:style-name="_32_227">e</text:span><text:span text:style-name="_32_"> </text:span><text:span text:style-name="_31_129">f</text:span><text:span text:style-name="_32_146">u</text:span><text:span text:style-name="_38_17">t</text:span><text:span text:style-name="_31_399">u</text:span><text:span text:style-name="_32_293">r</text:span><text:span text:style-name="_34_45">e</text:span><text:span text:style-name="_39_03"> </text:span><text:span text:style-name="_32_689">w</text:span><text:span text:style-name="_34_21">i</text:span><text:span text:style-name="_31_393">t</text:span><text:span text:style-name="_32_509">h</text:span><text:span text:style-name="_33_"> </text:span><text:span text:style-name="_31_726">c</text:span><text:span text:style-name="_32_575">o</text:span><text:span text:style-name="_37_78">n</text:span><text:span text:style-name="_31_741">f</text:span><text:span text:style-name="_32_569">i</text:span><text:span text:style-name="_35_23">d</text:span><text:span text:style-name="_31_426">e</text:span><text:span text:style-name="_32_047">n</text:span><text:span text:style-name="_33_10">c</text:span><text:span text:style-name="_31_387">e</text:span><text:span text:style-name="_31_803"> </text:span><text:span text:style-name="_34_81">i</text:span><text:span text:style-name="_31_741">n</text:span><text:span text:style-name="_31_803"> </text:span><text:span text:style-name="_32_29">w</text:span><text:span text:style-name="_31_543">h</text:span><text:span text:style-name="_32_074">o</text:span><text:span text:style-name="_32_"> </text:span><text:span text:style-name="_31_609">w</text:span><text:span text:style-name="_32_389">e</text:span><text:span text:style-name="_32_"> </text:span><text:span text:style-name="_31_354">a</text:span><text:span text:style-name="_32_137">r</text:span><text:span text:style-name="_38_59">e</text:span><text:span text:style-name="_31_753">,</text:span><text:span text:style-name="_31_803"> </text:span><text:span text:style-name="_38_77">i</text:span><text:span text:style-name="_31_165">n</text:span><text:span text:style-name="_31_803"> </text:span><text:span text:style-name="_35_89">w</text:span><text:span text:style-name="_31_426">h</text:span><text:span text:style-name="_32_683">a</text:span><text:span text:style-name="_38_17">t</text:span><text:span text:style-name="_39_02"> </text:span><text:span text:style-name="_32_581">w</text:span><text:span text:style-name="_36_37">e</text:span><text:span text:style-name="_39_03"> </text:span><text:span text:style-name="_32_080">s</text:span><text:span text:style-name="_36_73">t</text:span><text:span text:style-name="_31_582">a</text:span><text:span text:style-name="_32_155">n</text:span><text:span text:style-name="_38_14">d</text:span><text:span text:style-name="_39_03"> </text:span><text:span text:style-name="_32_113">f</text:span><text:span text:style-name="_36_37">o</text:span><text:span text:style-name="_31_681">r</text:span><text:span text:style-name="_32_581">,</text:span><text:span text:style-name="_32_"> </text:span><text:span text:style-name="_31_177">i</text:span><text:span text:style-name="_32_257">n</text:span><text:span text:style-name="_32_"> </text:span><text:span text:style-name="_31_597">t</text:span><text:span text:style-name="_32_503">h</text:span><text:span text:style-name="_36_46">e</text:span><text:span text:style-name="_39_03"> </text:span><text:span text:style-name="_32_149">i</text:span><text:span text:style-name="_37_90">n</text:span><text:span text:style-name="_31_708">c</text:span><text:span text:style-name="_32_509">r</text:span><text:span text:style-name="_34_15">e</text:span><text:span text:style-name="_31_726">d</text:span><text:span text:style-name="_32_581">i</text:span><text:span text:style-name="_32_86">b</text:span><text:span text:style-name="_31_561">l</text:span><text:span text:style-name="_32_107">e</text:span><text:span text:style-name="_33_"> </text:span><text:span text:style-name="_31_789">t</text:span><text:span text:style-name="_32_107">h</text:span><text:span text:style-name="_35_17">i</text:span><text:span text:style-name="_31_714">n</text:span><text:span text:style-name="_32_470">g</text:span><text:span text:style-name="_38_92">s</text:span><text:span text:style-name="_39_02"> </text:span><text:span text:style-name="_32_281">t</text:span><text:span text:style-name="_34_66">h</text:span><text:span text:style-name="_31_615">a</text:span><text:span text:style-name="_32_641">t</text:span><text:span text:style-name="_32_"> </text:span><text:span text:style-name="_31_681">w</text:span><text:span text:style-name="_32_497">e</text:span><text:span text:style-name="_33_"> </text:span><text:span text:style-name="_31_402">c</text:span><text:span text:style-name="_32_083">a</text:span><text:span text:style-name="_33_49">n</text:span><text:span text:style-name="_39_03"> </text:span><text:span text:style-name="_32_071">d</text:span><text:span text:style-name="_35_02">o</text:span><text:span text:style-name="_39_02"> </text:span><text:span text:style-name="_32_569">t</text:span><text:span text:style-name="_38_14">o</text:span><text:span text:style-name="_31_747">g</text:span><text:span text:style-name="_32_290">e</text:span><text:span text:style-name="_35_29">t</text:span><text:span text:style-name="_31_435">h</text:span><text:span text:style-name="_32_293">e</text:span><text:span text:style-name="_33_37">r</text:span><text:span text:style-name="_31_525">?</text:span></text:p>
      <text:p text:style-name="P1"><text:span text:style-name="_34_09">S</text:span><text:span text:style-name="_31_417">o</text:span><text:span text:style-name="_31_802"> </text:span><text:span text:style-name="_33_37">l</text:span><text:span text:style-name="_31_438">e</text:span><text:span text:style-name="_32_569">t</text:span><text:span text:style-name="_38_17">'</text:span><text:span text:style-name="_31_420">s</text:span><text:span text:style-name="_31_802"> </text:span><text:span text:style-name="_33_13">t</text:span><text:span text:style-name="_31_495">a</text:span><text:span text:style-name="_32_677">l</text:span><text:span text:style-name="_32_50">k</text:span><text:span text:style-name="_39_02"> </text:span><text:span text:style-name="_32_482">a</text:span><text:span text:style-name="_38_95">b</text:span><text:span text:style-name="_31_786">o</text:span><text:span text:style-name="_32_083">u</text:span><text:span text:style-name="_37_81">t</text:span><text:span text:style-name="_39_02"> </text:span><text:span text:style-name="_32_461">t</text:span><text:span text:style-name="_35_95">h</text:span><text:span text:style-name="_31_318">e</text:span><text:span text:style-name="_31_803"> </text:span><text:span text:style-name="_38_89">f</text:span><text:span text:style-name="_31_678">u</text:span><text:span text:style-name="_32_389">t</text:span><text:span text:style-name="_36_67">u</text:span><text:span text:style-name="_31_741">r</text:span><text:span text:style-name="_32_209">e</text:span><text:span text:style-name="_35_29">,</text:span><text:span text:style-name="_39_02"> </text:span><text:span text:style-name="_32_650">a</text:span><text:span text:style-name="_38_95">n</text:span><text:span text:style-name="_31_609">d</text:span><text:span text:style-name="_31_802"> </text:span><text:span text:style-name="_36_73">f</text:span><text:span text:style-name="_31_354">o</text:span><text:span text:style-name="_32_479">u</text:span><text:span text:style-name="_34_09">r</text:span><text:span text:style-name="_39_02"> </text:span><text:span text:style-name="_32_122">b</text:span><text:span text:style-name="_38_89">i</text:span><text:span text:style-name="_31_603">g</text:span><text:span text:style-name="_31_803"> </text:span><text:span text:style-name="_38_11">q</text:span><text:span text:style-name="_31_258">u</text:span><text:span text:style-name="_32_467">e</text:span><text:span text:style-name="_38_62">s</text:span><text:span text:style-name="_31_681">t</text:span><text:span text:style-name="_32_077">i</text:span><text:span text:style-name="_38_86">o</text:span><text:span text:style-name="_31_615">n</text:span><text:span text:style-name="_32_425">s</text:span><text:span text:style-name="_32_"> </text:span><text:span text:style-name="_31_609">t</text:span><text:span text:style-name="_32_611">h</text:span><text:span text:style-name="_33_46">a</text:span><text:span text:style-name="_31_609">t</text:span><text:span text:style-name="_31_802"> </text:span><text:span text:style-name="_32_29">I</text:span><text:span text:style-name="_39_02"> </text:span><text:span text:style-name="_32_287">b</text:span><text:span text:style-name="_34_90">e</text:span><text:span text:style-name="_31_381">l</text:span><text:span text:style-name="_32_641">i</text:span><text:span text:style-name="_36_82">e</text:span><text:span text:style-name="_31_396">v</text:span><text:span text:style-name="_32_677">e</text:span><text:span text:style-name="_33_"> </text:span><text:span text:style-name="_31_573">w</text:span><text:span text:style-name="_32_437">e</text:span><text:span text:style-name="_33_"> </text:span><text:span text:style-name="_31_183">a</text:span><text:span text:style-name="_32_686">s</text:span><text:span text:style-name="_33_"> </text:span><text:span text:style-name="_31_681">a</text:span><text:span text:style-name="_31_802"> </text:span><text:span text:style-name="_33_46">c</text:span><text:span text:style-name="_31_435">o</text:span><text:span text:style-name="_32_074">u</text:span><text:span text:style-name="_37_03">n</text:span><text:span text:style-name="_31_777">t</text:span><text:span text:style-name="_32_509">r</text:span><text:span text:style-name="_33_01">y</text:span><text:span text:style-name="_39_02"> </text:span><text:span text:style-name="_32_263">h</text:span><text:span text:style-name="_35_98">a</text:span><text:span text:style-name="_31_600">v</text:span><text:span text:style-name="_32_230">e</text:span><text:span text:style-name="_32_"> </text:span><text:span text:style-name="_31_357">t</text:span><text:span text:style-name="_32_245">o</text:span><text:span text:style-name="_33_"> </text:span><text:span text:style-name="_31_354">a</text:span><text:span text:style-name="_32_071">n</text:span><text:span text:style-name="_38_14">s</text:span><text:span text:style-name="_31_177">w</text:span><text:span text:style-name="_32_035">e</text:span><text:span text:style-name="_35_29">r</text:span><text:span text:style-name="_39_03"> </text:span>--<text:span text:style-name="_39_02"> </text:span><text:span text:style-name="_32_389">r</text:span><text:span text:style-name="_37_90">e</text:span><text:span text:style-name="_31_723">g</text:span><text:span text:style-name="_32_299">a</text:span><text:span text:style-name="_38_89">r</text:span><text:span text:style-name="_31_258">d</text:span><text:span text:style-name="_32_077">l</text:span><text:span text:style-name="_38_14">e</text:span><text:span text:style-name="_31_744">s</text:span><text:span text:style-name="_32_389">s</text:span><text:span text:style-name="_33_"> </text:span><text:span text:style-name="_31_213">o</text:span><text:span text:style-name="_32_245">f</text:span><text:span text:style-name="_33_"> </text:span><text:span text:style-name="_31_357">w</text:span><text:span text:style-name="_32_230">h</text:span><text:span text:style-name="_34_87">o</text:span><text:span text:style-name="_39_02"> </text:span><text:span text:style-name="_32_473">t</text:span><text:span text:style-name="_37_75">h</text:span><text:span text:style-name="_31_330">e</text:span><text:span text:style-name="_31_803"> </text:span><text:span text:style-name="_37_78">n</text:span><text:span text:style-name="_31_351">e</text:span><text:span text:style-name="_32_317">x</text:span><text:span text:style-name="_33_37">t</text:span><text:span text:style-name="_39_03"> </text:span><text:span text:style-name="_32_329">P</text:span><text:span text:style-name="_38_41">r</text:span><text:span text:style-name="_31_507">e</text:span><text:span text:style-name="_32_518">s</text:span><text:span text:style-name="_32_41">i</text:span><text:span text:style-name="_31_327">d</text:span><text:span text:style-name="_32_650">e</text:span><text:span text:style-name="_34_81">n</text:span><text:span text:style-name="_31_213">t</text:span><text:span text:style-name="_31_803"> </text:span><text:span text:style-name="_33_01">i</text:span><text:span text:style-name="_31_249">s</text:span><text:span text:style-name="_32_065">,</text:span><text:span text:style-name="_32_"> </text:span><text:span text:style-name="_31_501">o</text:span><text:span text:style-name="_32_065">r</text:span><text:span text:style-name="_33_"> </text:span><text:span text:style-name="_31_537">w</text:span><text:span text:style-name="_32_515">h</text:span><text:span text:style-name="_35_26">o</text:span><text:span text:style-name="_39_02"> </text:span><text:span text:style-name="_32_404">c</text:span><text:span text:style-name="_37_18">o</text:span><text:span text:style-name="_31_798">n</text:span><text:span text:style-name="_32_149">t</text:span><text:span text:style-name="_34_93">r</text:span><text:span text:style-name="_31_579">o</text:span><text:span text:style-name="_32_065">l</text:span><text:span text:style-name="_38_77">s</text:span><text:span text:style-name="_39_02"> </text:span><text:span text:style-name="_32_425">t</text:span><text:span text:style-name="_34_27">h</text:span><text:span text:style-name="_31_174">e</text:span><text:span text:style-name="_31_802"> </text:span><text:span text:style-name="_33_19">n</text:span><text:span text:style-name="_31_534">e</text:span><text:span text:style-name="_32_221">x</text:span><text:span text:style-name="_33_49">t</text:span><text:span text:style-name="_39_02"> </text:span><text:span text:style-name="_32_437">C</text:span><text:span text:style-name="_35_98">o</text:span><text:span text:style-name="_31_675">n</text:span><text:span text:style-name="_32_047">g</text:span><text:span text:style-name="_34_21">r</text:span><text:span text:style-name="_31_390">e</text:span><text:span text:style-name="_32_260">s</text:span><text:span text:style-name="_35_02">s</text:span><text:span text:style-name="_31_537">.</text:span></text:p>
      <text:p text:style-name="P1"><text:span text:style-name="_34_81">F</text:span><text:span text:style-name="_31_489">i</text:span><text:span text:style-name="_32_437">r</text:span><text:span text:style-name="_37_09">s</text:span><text:span text:style-name="_31_237">t</text:span><text:span text:style-name="_32_041">,</text:span><text:span text:style-name="_32_"> </text:span><text:span text:style-name="_31_750">h</text:span><text:span text:style-name="_32_407">o</text:span><text:span text:style-name="_38_77">w</text:span><text:span text:style-name="_39_02"> </text:span><text:span text:style-name="_32_515">d</text:span><text:span text:style-name="_37_18">o</text:span><text:span text:style-name="_39_02"> </text:span><text:span text:style-name="_32_257">w</text:span><text:span text:style-name="_33_49">e</text:span><text:span text:style-name="_39_02"> </text:span><text:span text:style-name="_32_083">g</text:span><text:span text:style-name="_36_25">i</text:span><text:span text:style-name="_31_330">v</text:span><text:span text:style-name="_32_101">e</text:span><text:span text:style-name="_33_"> </text:span><text:span text:style-name="_31_243">e</text:span><text:span text:style-name="_32_146">v</text:span><text:span text:style-name="_36_70">e</text:span><text:span text:style-name="_31_537">r</text:span><text:span text:style-name="_32_500">y</text:span><text:span text:style-name="_32_71">o</text:span><text:span text:style-name="_31_726">n</text:span><text:span text:style-name="_32_329">e</text:span><text:span text:style-name="_33_"> </text:span><text:span text:style-name="_31_537">a</text:span><text:span text:style-name="_31_803"> </text:span><text:span text:style-name="_32_77">f</text:span><text:span text:style-name="_31_381">a</text:span><text:span text:style-name="_32_281">i</text:span><text:span text:style-name="_32_77">r</text:span><text:span text:style-name="_39_02"> </text:span><text:span text:style-name="_32_140">s</text:span><text:span text:style-name="_37_06">h</text:span><text:span text:style-name="_31_129">o</text:span><text:span text:style-name="_32_653">t</text:span><text:span text:style-name="_32_"> </text:span><text:span text:style-name="_31_753">a</text:span><text:span text:style-name="_32_149">t</text:span><text:span text:style-name="_32_"> </text:span><text:span text:style-name="_31_318">o</text:span><text:span text:style-name="_32_227">p</text:span><text:span text:style-name="_34_27">p</text:span><text:span text:style-name="_31_498">o</text:span><text:span text:style-name="_32_113">r</text:span><text:span text:style-name="_38_53">t</text:span><text:span text:style-name="_31_354">u</text:span><text:span text:style-name="_32_035">n</text:span><text:span text:style-name="_35_29">i</text:span><text:span text:style-name="_31_573">t</text:span><text:span text:style-name="_32_101">y</text:span><text:span text:style-name="_33_"> </text:span><text:span text:style-name="_31_318">a</text:span><text:span text:style-name="_32_443">n</text:span><text:span text:style-name="_37_09">d</text:span><text:span text:style-name="_39_02"> </text:span><text:span text:style-name="_32_290">s</text:span><text:span text:style-name="_34_99">e</text:span><text:span text:style-name="_31_564">c</text:span><text:span text:style-name="_32_338">u</text:span><text:span text:style-name="_38_17">r</text:span><text:span text:style-name="_31_573">i</text:span><text:span text:style-name="_32_221">t</text:span><text:span text:style-name="_35_17">y</text:span><text:span text:style-name="_39_03"> </text:span><text:span text:style-name="_32_113">i</text:span><text:span text:style-name="_33_01">n</text:span><text:span text:style-name="_39_03"> </text:span><text:span text:style-name="_32_581">t</text:span><text:span text:style-name="_38_50">h</text:span><text:span text:style-name="_31_789">i</text:span><text:span text:style-name="_32_620">s</text:span><text:span text:style-name="_32_"> </text:span><text:span text:style-name="_31_606">n</text:span><text:span text:style-name="_32_431">e</text:span><text:span text:style-name="_34_81">w</text:span><text:span text:style-name="_39_02"> </text:span><text:span text:style-name="_32_698">e</text:span><text:span text:style-name="_34_96">c</text:span><text:span text:style-name="_31_690">o</text:span><text:span text:style-name="_32_587">n</text:span><text:span text:style-name="_32_38">o</text:span><text:span text:style-name="_31_165">m</text:span><text:span text:style-name="_32_512">y</text:span><text:span text:style-name="_32_41">?</text:span></text:p>
      <text:p text:style-name="P1"><text:span text:style-name="_32_317">S</text:span><text:span text:style-name="_35_02">e</text:span><text:span text:style-name="_31_792">c</text:span><text:span text:style-name="_32_230">o</text:span><text:span text:style-name="_36_79">n</text:span><text:span text:style-name="_31_681">d</text:span><text:span text:style-name="_32_113">,</text:span><text:span text:style-name="_32_"> </text:span><text:span text:style-name="_31_330">h</text:span><text:span text:style-name="_32_683">o</text:span><text:span text:style-name="_34_81">w</text:span><text:span text:style-name="_39_03"> </text:span><text:span text:style-name="_32_503">d</text:span><text:span text:style-name="_32_74">o</text:span><text:span text:style-name="_39_02"> </text:span><text:span text:style-name="_32_677">w</text:span><text:span text:style-name="_33_13">e</text:span><text:span text:style-name="_39_02"> </text:span><text:span text:style-name="_32_221">m</text:span><text:span text:style-name="_34_27">a</text:span><text:span text:style-name="_31_318">k</text:span><text:span text:style-name="_32_293">e</text:span><text:span text:style-name="_33_"> </text:span><text:span text:style-name="_31_573">t</text:span><text:span text:style-name="_32_434">e</text:span><text:span text:style-name="_32_68">c</text:span><text:span text:style-name="_31_438">h</text:span><text:span text:style-name="_32_323">n</text:span><text:span text:style-name="_38_26">o</text:span><text:span text:style-name="_31_705">l</text:span><text:span text:style-name="_32_287">o</text:span><text:span text:style-name="_35_95">g</text:span><text:span text:style-name="_31_390">y</text:span><text:span text:style-name="_31_802"> </text:span><text:span text:style-name="_38_89">w</text:span><text:span text:style-name="_31_570">o</text:span><text:span text:style-name="_32_065">r</text:span><text:span text:style-name="_38_08">k</text:span><text:span text:style-name="_39_03"> </text:span><text:span text:style-name="_32_029">f</text:span><text:span text:style-name="_38_77">o</text:span><text:span text:style-name="_31_129">r</text:span><text:span text:style-name="_31_803"> </text:span><text:span text:style-name="_32_38">u</text:span><text:span text:style-name="_31_792">s</text:span><text:span text:style-name="_32_317">,</text:span><text:span text:style-name="_32_"> </text:span><text:span text:style-name="_31_567">a</text:span><text:span text:style-name="_32_338">n</text:span><text:span text:style-name="_32_29">d</text:span><text:span text:style-name="_39_03"> </text:span><text:span text:style-name="_32_503">n</text:span><text:span text:style-name="_37_18">o</text:span><text:span text:style-name="_31_489">n</text:span><text:span text:style-name="_31_802"> </text:span><text:span text:style-name="_35_38">a</text:span><text:span text:style-name="_31_795">g</text:span><text:span text:style-name="_32_146">a</text:span><text:span text:style-name="_34_45">i</text:span><text:span text:style-name="_31_351">n</text:span><text:span text:style-name="_32_605">s</text:span><text:span text:style-name="_35_89">t</text:span><text:span text:style-name="_39_02"> </text:span><text:span text:style-name="_32_287">u</text:span><text:span text:style-name="_35_02">s</text:span><text:span text:style-name="_39_02"> </text:span>--<text:span text:style-name="_39_02"> </text:span><text:span text:style-name="_32_650">e</text:span><text:span text:style-name="_35_32">s</text:span><text:span text:style-name="_31_318">p</text:span><text:span text:style-name="_32_611">e</text:span><text:span text:style-name="_33_40">c</text:span><text:span text:style-name="_31_249">i</text:span><text:span text:style-name="_32_338">a</text:span><text:span text:style-name="_32_41">l</text:span><text:span text:style-name="_31_705">l</text:span><text:span text:style-name="_32_677">y</text:span><text:span text:style-name="_32_"> </text:span><text:span text:style-name="_31_609">w</text:span><text:span text:style-name="_32_398">h</text:span><text:span text:style-name="_32_71">e</text:span><text:span text:style-name="_31_717">n</text:span><text:span text:style-name="_31_803"> </text:span><text:span text:style-name="_33_13">i</text:span><text:span text:style-name="_31_381">t</text:span><text:span text:style-name="_31_803"> </text:span><text:span text:style-name="_38_98">c</text:span><text:span text:style-name="_31_351">o</text:span><text:span text:style-name="_32_113">m</text:span><text:span text:style-name="_34_51">e</text:span><text:span text:style-name="_31_570">s</text:span><text:span text:style-name="_31_802"> </text:span><text:span text:style-name="_33_49">t</text:span><text:span text:style-name="_31_789">o</text:span><text:span text:style-name="_31_803"> </text:span><text:span text:style-name="_36_28">s</text:span><text:span text:style-name="_31_390">o</text:span><text:span text:style-name="_32_473">l</text:span><text:span text:style-name="_37_72">v</text:span><text:span text:style-name="_31_681">i</text:span><text:span text:style-name="_32_518">n</text:span><text:span text:style-name="_36_25">g</text:span><text:span text:style-name="_39_02"> </text:span><text:span text:style-name="_32_518">u</text:span><text:span text:style-name="_33_37">r</text:span><text:span text:style-name="_31_567">g</text:span><text:span text:style-name="_32_122">e</text:span><text:span text:style-name="_38_95">n</text:span><text:span text:style-name="_31_201">t</text:span><text:span text:style-name="_31_803"> </text:span><text:span text:style-name="_34_96">c</text:span><text:span text:style-name="_31_750">h</text:span><text:span text:style-name="_32_074">a</text:span><text:span text:style-name="_33_13">l</text:span><text:span text:style-name="_31_717">l</text:span><text:span text:style-name="_32_227">e</text:span><text:span text:style-name="_32_71">n</text:span><text:span text:style-name="_31_210">g</text:span><text:span text:style-name="_32_146">e</text:span><text:span text:style-name="_34_60">s</text:span><text:span text:style-name="_39_03"> </text:span><text:span text:style-name="_32_317">l</text:span><text:span text:style-name="_35_29">i</text:span><text:span text:style-name="_31_744">k</text:span><text:span text:style-name="_32_446">e</text:span><text:span text:style-name="_33_"> </text:span><text:span text:style-name="_31_492">c</text:span><text:span text:style-name="_32_653">l</text:span><text:span text:style-name="_37_09">i</text:span><text:span text:style-name="_31_129">m</text:span><text:span text:style-name="_32_686">a</text:span><text:span text:style-name="_32_65">t</text:span><text:span text:style-name="_31_129">e</text:span><text:span text:style-name="_31_803"> </text:span><text:span text:style-name="_35_20">c</text:span><text:span text:style-name="_31_714">h</text:span><text:span text:style-name="_32_479">a</text:span><text:span text:style-name="_35_38">n</text:span><text:span text:style-name="_31_786">g</text:span><text:span text:style-name="_32_251">e</text:span><text:span text:style-name="_36_73">?</text:span></text:p>
      <text:p text:style-name="P1"><text:span text:style-name="_32_221">T</text:span><text:span text:style-name="_35_23">h</text:span><text:span text:style-name="_31_789">i</text:span><text:span text:style-name="_32_425">r</text:span><text:span text:style-name="_33_58">d</text:span><text:span text:style-name="_31_141">,</text:span><text:span text:style-name="_31_802"> </text:span><text:span text:style-name="_36_70">h</text:span><text:span text:style-name="_31_543">o</text:span><text:span text:style-name="_32_317">w</text:span><text:span text:style-name="_33_"> </text:span><text:span text:style-name="_31_246">d</text:span><text:span text:style-name="_32_071">o</text:span><text:span text:style-name="_32_"> </text:span><text:span text:style-name="_31_789">w</text:span><text:span text:style-name="_32_317">e</text:span><text:span text:style-name="_33_"> </text:span><text:span text:style-name="_31_576">k</text:span><text:span text:style-name="_32_158">e</text:span><text:span text:style-name="_34_99">e</text:span><text:span text:style-name="_31_582">p</text:span><text:span text:style-name="_31_802"> </text:span><text:span text:style-name="_37_81">A</text:span><text:span text:style-name="_31_309">m</text:span><text:span text:style-name="_32_302">e</text:span><text:span text:style-name="_32_65">r</text:span><text:span text:style-name="_31_561">i</text:span><text:span text:style-name="_32_320">c</text:span><text:span text:style-name="_33_49">a</text:span><text:span text:style-name="_39_03"> </text:span><text:span text:style-name="_32_152">s</text:span><text:span text:style-name="_38_86">a</text:span><text:span text:style-name="_31_417">f</text:span><text:span text:style-name="_32_677">e</text:span><text:span text:style-name="_33_"> </text:span><text:span text:style-name="_31_678">a</text:span><text:span text:style-name="_32_695">n</text:span><text:span text:style-name="_33_37">d</text:span><text:span text:style-name="_39_03"> </text:span><text:span text:style-name="_32_257">l</text:span><text:span text:style-name="_37_75">e</text:span><text:span text:style-name="_31_210">a</text:span><text:span text:style-name="_32_293">d</text:span><text:span text:style-name="_32_"> </text:span><text:span text:style-name="_31_753">t</text:span><text:span text:style-name="_32_470">h</text:span><text:span text:style-name="_35_95">e</text:span><text:span text:style-name="_39_03"> </text:span><text:span text:style-name="_32_653">w</text:span><text:span text:style-name="_36_67">o</text:span><text:span text:style-name="_31_573">r</text:span><text:span text:style-name="_32_569">l</text:span><text:span text:style-name="_38_26">d</text:span><text:span text:style-name="_39_02"> </text:span><text:span text:style-name="_32_209">w</text:span><text:span text:style-name="_38_41">i</text:span><text:span text:style-name="_31_681">t</text:span><text:span text:style-name="_32_215">h</text:span><text:span text:style-name="_36_10">o</text:span><text:span text:style-name="_31_381">u</text:span><text:span text:style-name="_32_461">t</text:span><text:span text:style-name="_32_"> </text:span><text:span text:style-name="_31_318">b</text:span><text:span text:style-name="_32_623">e</text:span><text:span text:style-name="_33_58">c</text:span><text:span text:style-name="_31_327">o</text:span><text:span text:style-name="_32_581">m</text:span><text:span text:style-name="_36_25">i</text:span><text:span text:style-name="_31_498">n</text:span><text:span text:style-name="_32_119">g</text:span><text:span text:style-name="_33_"> </text:span><text:span text:style-name="_31_705">i</text:span><text:span text:style-name="_32_653">t</text:span><text:span text:style-name="_32_29">s</text:span><text:span text:style-name="_39_02"> </text:span><text:span text:style-name="_32_434">p</text:span><text:span text:style-name="_32_35">o</text:span><text:span text:style-name="_31_681">l</text:span><text:span text:style-name="_32_149">i</text:span><text:span text:style-name="_32_74">c</text:span><text:span text:style-name="_31_759">e</text:span><text:span text:style-name="_32_029">m</text:span><text:span text:style-name="_34_51">a</text:span><text:span text:style-name="_31_726">n</text:span><text:span text:style-name="_32_581">?</text:span></text:p>
      <text:p text:style-name="P1"><text:span text:style-name="_31_309">A</text:span><text:span text:style-name="_32_587">n</text:span><text:span text:style-name="_37_90">d</text:span><text:span text:style-name="_39_03"> </text:span><text:span text:style-name="_32_317">f</text:span><text:span text:style-name="_34_57">i</text:span><text:span text:style-name="_31_798">n</text:span><text:span text:style-name="_32_251">a</text:span><text:span text:style-name="_35_29">l</text:span><text:span text:style-name="_31_309">l</text:span><text:span text:style-name="_32_689">y</text:span><text:span text:style-name="_38_41">,</text:span><text:span text:style-name="_39_02"> </text:span><text:span text:style-name="_32_518">h</text:span><text:span text:style-name="_34_27">o</text:span><text:span text:style-name="_31_429">w</text:span><text:span text:style-name="_31_802"> </text:span><text:span text:style-name="_32_44">c</text:span><text:span text:style-name="_31_534">a</text:span><text:span text:style-name="_32_653">n</text:span><text:span text:style-name="_32_"> </text:span><text:span text:style-name="_31_669">w</text:span><text:span text:style-name="_32_605">e</text:span><text:span text:style-name="_33_"> </text:span><text:span text:style-name="_31_501">m</text:span><text:span text:style-name="_32_443">a</text:span><text:span text:style-name="_38_62">k</text:span><text:span text:style-name="_31_165">e</text:span><text:span text:style-name="_31_802"> </text:span><text:span text:style-name="_37_78">o</text:span><text:span text:style-name="_31_747">u</text:span><text:span text:style-name="_32_029">r</text:span><text:span text:style-name="_32_"> </text:span><text:span text:style-name="_31_174">p</text:span><text:span text:style-name="_32_503">o</text:span><text:span text:style-name="_38_17">l</text:span><text:span text:style-name="_31_237">i</text:span><text:span text:style-name="_32_569">t</text:span><text:span text:style-name="_35_89">i</text:span><text:span text:style-name="_31_396">c</text:span><text:span text:style-name="_32_590">s</text:span><text:span text:style-name="_33_"> </text:span><text:span text:style-name="_31_321">r</text:span><text:span text:style-name="_32_683">e</text:span><text:span text:style-name="_36_01">f</text:span><text:span text:style-name="_31_321">l</text:span><text:span text:style-name="_32_650">e</text:span><text:span text:style-name="_32_77">c</text:span><text:span text:style-name="_31_201">t</text:span><text:span text:style-name="_31_802"> </text:span><text:span text:style-name="_38_89">w</text:span><text:span text:style-name="_31_219">h</text:span><text:span text:style-name="_32_626">a</text:span><text:span text:style-name="_38_89">t</text:span><text:span text:style-name="_31_381">'</text:span><text:span text:style-name="_32_641">s</text:span><text:span text:style-name="_32_"> </text:span><text:span text:style-name="_31_366">b</text:span><text:span text:style-name="_32_407">e</text:span><text:span text:style-name="_38_77">s</text:span><text:span text:style-name="_31_669">t</text:span><text:span text:style-name="_31_803"> </text:span><text:span text:style-name="_38_77">i</text:span><text:span text:style-name="_31_561">n</text:span><text:span text:style-name="_31_803"> </text:span><text:span text:style-name="_38_83">u</text:span><text:span text:style-name="_31_606">s</text:span><text:span text:style-name="_32_221">,</text:span><text:span text:style-name="_33_"> </text:span><text:span text:style-name="_31_567">a</text:span><text:span text:style-name="_32_230">n</text:span><text:span text:style-name="_36_37">d</text:span><text:span text:style-name="_39_03"> </text:span><text:span text:style-name="_32_119">n</text:span><text:span text:style-name="_38_14">o</text:span><text:span text:style-name="_31_417">n</text:span><text:span text:style-name="_31_803"> </text:span><text:span text:style-name="_32_41">w</text:span><text:span text:style-name="_31_147">h</text:span><text:span text:style-name="_32_290">a</text:span><text:span text:style-name="_35_89">t</text:span><text:span text:style-name="_31_489">'</text:span><text:span text:style-name="_32_137">s</text:span><text:span text:style-name="_32_"> </text:span><text:span text:style-name="_31_741">w</text:span><text:span text:style-name="_32_518">o</text:span><text:span text:style-name="_33_49">r</text:span><text:span text:style-name="_31_216">s</text:span><text:span text:style-name="_32_581">t</text:span><text:span text:style-name="_38_05">?</text:span></text:p>
      <text:p text:style-name="P1"><text:span text:style-name="_32_509">L</text:span><text:span text:style-name="_34_09">e</text:span><text:span text:style-name="_31_489">t</text:span><text:span text:style-name="_31_802"> </text:span><text:span text:style-name="_38_53">m</text:span><text:span text:style-name="_31_129">e</text:span><text:span text:style-name="_31_803"> </text:span><text:span text:style-name="_32_80">s</text:span><text:span text:style-name="_31_669">t</text:span><text:span text:style-name="_32_110">a</text:span><text:span text:style-name="_38_05">r</text:span><text:span text:style-name="_31_249">t</text:span><text:span text:style-name="_31_803"> </text:span><text:span text:style-name="_38_53">w</text:span><text:span text:style-name="_31_129">i</text:span><text:span text:style-name="_32_437">t</text:span><text:span text:style-name="_34_81">h</text:span><text:span text:style-name="_39_02"> </text:span><text:span text:style-name="_32_317">t</text:span><text:span text:style-name="_38_86">h</text:span><text:span text:style-name="_31_183">e</text:span><text:span text:style-name="_31_803"> </text:span><text:span text:style-name="_34_54">e</text:span><text:span text:style-name="_31_396">c</text:span><text:span text:style-name="_32_074">o</text:span><text:span text:style-name="_37_75">n</text:span><text:span text:style-name="_31_507">o</text:span><text:span text:style-name="_32_473">m</text:span><text:span text:style-name="_34_54">y</text:span><text:span text:style-name="_31_561">,</text:span><text:span text:style-name="_31_803"> </text:span><text:span text:style-name="_38_11">a</text:span><text:span text:style-name="_31_762">n</text:span><text:span text:style-name="_32_581">d</text:span><text:span text:style-name="_33_"> </text:span><text:span text:style-name="_31_573">a</text:span><text:span text:style-name="_31_802"> </text:span><text:span text:style-name="_36_34">b</text:span><text:span text:style-name="_31_351">a</text:span><text:span text:style-name="_32_506">s</text:span><text:span text:style-name="_37_81">i</text:span><text:span text:style-name="_31_684">c</text:span><text:span text:style-name="_31_802"> </text:span><text:span text:style-name="_34_81">f</text:span><text:span text:style-name="_31_366">a</text:span><text:span text:style-name="_32_644">c</text:span><text:span text:style-name="_36_61">t</text:span><text:span text:style-name="_31_321">:</text:span><text:span text:style-name="_31_802"> </text:span><text:span text:style-name="_34_57">T</text:span><text:span text:style-name="_31_687">h</text:span><text:span text:style-name="_32_338">e</text:span><text:span text:style-name="_33_"> </text:span><text:span text:style-name="_31_417">U</text:span><text:span text:style-name="_32_650">n</text:span><text:span text:style-name="_38_41">i</text:span><text:span text:style-name="_31_573">t</text:span><text:span text:style-name="_32_503">e</text:span><text:span text:style-name="_32_41">d</text:span><text:span text:style-name="_39_03"> </text:span><text:span text:style-name="_32_473">S</text:span><text:span text:style-name="_37_09">t</text:span><text:span text:style-name="_31_615">a</text:span><text:span text:style-name="_32_113">t</text:span><text:span text:style-name="_32_38">e</text:span><text:span text:style-name="_31_561">s</text:span><text:span text:style-name="_31_803"> </text:span><text:span text:style-name="_33_49">o</text:span><text:span text:style-name="_31_165">f</text:span><text:span text:style-name="_31_803"> </text:span><text:span text:style-name="_32_77">A</text:span><text:span text:style-name="_31_393">m</text:span><text:span text:style-name="_32_431">e</text:span><text:span text:style-name="_37_81">r</text:span><text:span text:style-name="_31_201">i</text:span><text:span text:style-name="_32_698">c</text:span><text:span text:style-name="_36_37">a</text:span><text:span text:style-name="_31_681">,</text:span><text:span text:style-name="_31_802"> </text:span><text:span text:style-name="_35_89">r</text:span><text:span text:style-name="_31_165">i</text:span><text:span text:style-name="_32_695">g</text:span><text:span text:style-name="_35_02">h</text:span><text:span text:style-name="_31_561">t</text:span><text:span text:style-name="_31_803"> </text:span><text:span text:style-name="_33_43">n</text:span><text:span text:style-name="_31_618">o</text:span><text:span text:style-name="_32_077">w</text:span><text:span text:style-name="_33_01">,</text:span><text:span text:style-name="_39_03"> </text:span><text:span text:style-name="_32_215">h</text:span><text:span text:style-name="_37_06">a</text:span><text:span text:style-name="_31_357">s</text:span><text:span text:style-name="_31_803"> </text:span><text:span text:style-name="_34_81">t</text:span><text:span text:style-name="_31_258">h</text:span><text:span text:style-name="_32_323">e</text:span><text:span text:style-name="_33_"> </text:span><text:span text:style-name="_31_504">s</text:span><text:span text:style-name="_32_425">t</text:span><text:span text:style-name="_35_29">r</text:span><text:span text:style-name="_31_726">o</text:span><text:span text:style-name="_32_515">n</text:span><text:span text:style-name="_34_30">g</text:span><text:span text:style-name="_31_315">e</text:span><text:span text:style-name="_32_410">s</text:span><text:span text:style-name="_32_41">t</text:span><text:span text:style-name="_31_681">,</text:span><text:span text:style-name="_31_803"> </text:span><text:span text:style-name="_33_49">m</text:span><text:span text:style-name="_31_147">o</text:span><text:span text:style-name="_32_230">s</text:span><text:span text:style-name="_38_41">t</text:span><text:span text:style-name="_39_03"> </text:span><text:span text:style-name="_32_299">d</text:span><text:span text:style-name="_34_18">u</text:span><text:span text:style-name="_31_141">r</text:span><text:span text:style-name="_32_299">a</text:span><text:span text:style-name="_37_90">b</text:span><text:span text:style-name="_31_309">l</text:span><text:span text:style-name="_32_329">e</text:span><text:span text:style-name="_32_"> </text:span><text:span text:style-name="_31_762">e</text:span><text:span text:style-name="_32_404">c</text:span><text:span text:style-name="_38_26">o</text:span><text:span text:style-name="_31_147">n</text:span><text:span text:style-name="_32_038">o</text:span><text:span text:style-name="_32_65">m</text:span><text:span text:style-name="_31_492">y</text:span><text:span text:style-name="_31_803"> </text:span><text:span text:style-name="_38_05">i</text:span><text:span text:style-name="_31_213">n</text:span><text:span text:style-name="_31_802"> </text:span><text:span text:style-name="_38_05">t</text:span><text:span text:style-name="_31_798">h</text:span><text:span text:style-name="_32_107">e</text:span><text:span text:style-name="_33_"> </text:span><text:span text:style-name="_31_669">w</text:span><text:span text:style-name="_32_263">o</text:span><text:span text:style-name="_36_97">r</text:span><text:span text:style-name="_31_537">l</text:span><text:span text:style-name="_32_470">d</text:span><text:span text:style-name="_34_93">.</text:span><text:span text:style-name="_39_02"> </text:span><text:span text:style-name="_31_802"><text:s/></text:span><text:span text:style-name="_38_17">W</text:span><text:span text:style-name="_31_606">e</text:span><text:span text:style-name="_32_569">'</text:span><text:span text:style-name="_34_45">r</text:span><text:span text:style-name="_31_507">e</text:span><text:span text:style-name="_31_803"> </text:span><text:span text:style-name="_34_93">i</text:span><text:span text:style-name="_31_681">n</text:span><text:span text:style-name="_31_803"> </text:span><text:span text:style-name="_36_73">t</text:span><text:span text:style-name="_31_579">h</text:span><text:span text:style-name="_32_230">e</text:span><text:span text:style-name="_33_"> </text:span><text:span text:style-name="_31_357">m</text:span><text:span text:style-name="_32_437">i</text:span><text:span text:style-name="_32_35">d</text:span><text:span text:style-name="_31_690">d</text:span><text:span text:style-name="_32_077">l</text:span><text:span text:style-name="_34_45">e</text:span><text:span text:style-name="_39_03"> </text:span><text:span text:style-name="_32_077">o</text:span><text:span text:style-name="_36_73">f</text:span><text:span text:style-name="_39_03"> </text:span><text:span text:style-name="_32_509">t</text:span><text:span text:style-name="_35_26">h</text:span><text:span text:style-name="_31_615">e</text:span><text:span text:style-name="_31_803"> </text:span><text:span text:style-name="_34_21">l</text:span><text:span text:style-name="_31_435">o</text:span><text:span text:style-name="_32_626">n</text:span><text:span text:style-name="_35_26">g</text:span><text:span text:style-name="_31_183">e</text:span><text:span text:style-name="_32_281">s</text:span><text:span text:style-name="_34_45">t</text:span><text:span text:style-name="_39_02"> </text:span><text:span text:style-name="_32_260">s</text:span><text:span text:style-name="_37_09">t</text:span><text:span text:style-name="_31_237">r</text:span><text:span text:style-name="_32_074">e</text:span><text:span text:style-name="_34_54">a</text:span><text:span text:style-name="_31_132">k</text:span><text:span text:style-name="_31_803"> </text:span><text:span text:style-name="_32_29">o</text:span><text:span text:style-name="_31_717">f</text:span><text:span text:style-name="_31_803"> </text:span><text:span text:style-name="_35_26">p</text:span><text:span text:style-name="_31_417">r</text:span><text:span text:style-name="_32_245">i</text:span><text:span text:style-name="_37_84">v</text:span><text:span text:style-name="_31_363">a</text:span><text:span text:style-name="_32_653">t</text:span><text:span text:style-name="_36_34">e</text:span><text:span text:style-name="_39_03"> </text:span><text:span text:style-name="_32_158">s</text:span><text:span text:style-name="_32_83">e</text:span><text:span text:style-name="_31_432">c</text:span><text:span text:style-name="_32_317">t</text:span><text:span text:style-name="_36_70">o</text:span><text:span text:style-name="_31_753">r</text:span><text:span text:style-name="_31_802"> </text:span><text:span text:style-name="_36_61">j</text:span><text:span text:style-name="_31_567">o</text:span><text:span text:style-name="_32_302">b</text:span><text:span text:style-name="_32_"> </text:span><text:span text:style-name="_31_714">c</text:span><text:span text:style-name="_32_317">r</text:span><text:span text:style-name="_34_51">e</text:span><text:span text:style-name="_31_315">a</text:span><text:span text:style-name="_32_509">t</text:span><text:span text:style-name="_38_41">i</text:span><text:span text:style-name="_31_534">o</text:span><text:span text:style-name="_32_137">n</text:span><text:span text:style-name="_32_"> </text:span><text:span text:style-name="_31_537">i</text:span><text:span text:style-name="_32_605">n</text:span><text:span text:style-name="_33_"> </text:span><text:span text:style-name="_31_246">h</text:span><text:span text:style-name="_32_065">i</text:span><text:span text:style-name="_38_20">s</text:span><text:span text:style-name="_31_129">t</text:span><text:span text:style-name="_32_107">o</text:span><text:span text:style-name="_38_77">r</text:span><text:span text:style-name="_31_186">y</text:span><text:span text:style-name="_32_065">.</text:span><text:span text:style-name="_33_"> </text:span><text:span text:style-name="_31_753">M</text:span><text:span text:style-name="_32_338">o</text:span><text:span text:style-name="_38_53">r</text:span><text:span text:style-name="_31_531">e</text:span><text:span text:style-name="_31_803"> </text:span><text:span text:style-name="_38_77">t</text:span><text:span text:style-name="_31_723">h</text:span><text:span text:style-name="_32_050">a</text:span><text:span text:style-name="_37_69">n</text:span><text:span text:style-name="_39_02"> </text:span><text:span text:style-name="_32_221">1</text:span><text:span text:style-name="_33_13">4</text:span><text:span text:style-name="_39_02"> </text:span><text:span text:style-name="_32_113">m</text:span><text:span text:style-name="_34_45">i</text:span><text:span text:style-name="_31_573">l</text:span><text:span text:style-name="_32_317">l</text:span><text:span text:style-name="_33_37">i</text:span><text:span text:style-name="_31_351">o</text:span><text:span text:style-name="_32_290">n</text:span><text:span text:style-name="_33_"> </text:span><text:span text:style-name="_31_723">n</text:span><text:span text:style-name="_32_074">e</text:span><text:span text:style-name="_34_45">w</text:span><text:span text:style-name="_39_03"> </text:span><text:span text:style-name="_32_245">j</text:span><text:span text:style-name="_38_23">o</text:span><text:span text:style-name="_31_606">b</text:span><text:span text:style-name="_32_653">s</text:span><text:span text:style-name="_34_57">,</text:span><text:span text:style-name="_39_02"> </text:span><text:span text:style-name="_32_677">t</text:span><text:span text:style-name="_36_10">h</text:span><text:span text:style-name="_31_747">e</text:span><text:span text:style-name="_31_802"> </text:span><text:span text:style-name="_33_46">s</text:span><text:span text:style-name="_31_129">t</text:span><text:span text:style-name="_32_401">r</text:span><text:span text:style-name="_34_87">o</text:span><text:span text:style-name="_31_606">n</text:span><text:span text:style-name="_32_503">g</text:span><text:span text:style-name="_37_90">e</text:span><text:span text:style-name="_31_576">s</text:span><text:span text:style-name="_32_329">t</text:span><text:span text:style-name="_32_"> </text:span><text:span text:style-name="_31_525">t</text:span><text:span text:style-name="_32_581">w</text:span><text:span text:style-name="_34_93">o</text:span><text:span text:style-name="_39_03"> </text:span><text:span text:style-name="_32_464">y</text:span><text:span text:style-name="_36_82">e</text:span><text:span text:style-name="_31_546">a</text:span><text:span text:style-name="_32_245">r</text:span><text:span text:style-name="_37_84">s</text:span><text:span text:style-name="_39_03"> </text:span><text:span text:style-name="_32_257">o</text:span><text:span text:style-name="_32_77">f</text:span><text:span text:style-name="_39_03"> </text:span><text:span text:style-name="_32_689">j</text:span><text:span text:style-name="_38_23">o</text:span><text:span text:style-name="_31_438">b</text:span><text:span text:style-name="_31_803"> </text:span><text:span text:style-name="_32_47">g</text:span><text:span text:style-name="_31_417">r</text:span><text:span text:style-name="_32_110">o</text:span><text:span text:style-name="_34_09">w</text:span><text:span text:style-name="_31_165">t</text:span><text:span text:style-name="_32_389">h</text:span><text:span text:style-name="_32_"> </text:span><text:span text:style-name="_31_354">s</text:span><text:span text:style-name="_32_389">i</text:span><text:span text:style-name="_33_19">n</text:span><text:span text:style-name="_31_510">c</text:span><text:span text:style-name="_32_467">e</text:span><text:span text:style-name="_33_"> </text:span><text:span text:style-name="_31_777">t</text:span><text:span text:style-name="_32_590">h</text:span><text:span text:style-name="_38_11">e</text:span><text:span text:style-name="_39_03"> </text:span><text:span text:style-name="_32_221">'</text:span><text:span text:style-name="_38_41">9</text:span><text:span text:style-name="_31_753">0</text:span><text:span text:style-name="_32_509">s</text:span><text:span text:style-name="_32_77">,</text:span><text:span text:style-name="_39_02"> </text:span><text:span text:style-name="_32_071">a</text:span><text:span text:style-name="_36_82">n</text:span><text:span text:style-name="_39_02"> </text:span><text:span text:style-name="_32_659">u</text:span><text:span text:style-name="_37_18">n</text:span><text:span text:style-name="_31_723">e</text:span><text:span text:style-name="_32_617">m</text:span><text:span text:style-name="_38_98">p</text:span><text:span text:style-name="_31_525">l</text:span><text:span text:style-name="_32_146">o</text:span><text:span text:style-name="_34_48">y</text:span><text:span text:style-name="_31_393">m</text:span><text:span text:style-name="_32_215">e</text:span><text:span text:style-name="_34_90">n</text:span><text:span text:style-name="_31_561">t</text:span><text:span text:style-name="_31_802"> </text:span><text:span text:style-name="_36_61">r</text:span><text:span text:style-name="_31_186">a</text:span><text:span text:style-name="_32_497">t</text:span><text:span text:style-name="_34_15">e</text:span><text:span text:style-name="_39_02"> </text:span><text:span text:style-name="_32_692">c</text:span><text:span text:style-name="_33_46">u</text:span><text:span text:style-name="_31_741">t</text:span><text:span text:style-name="_31_802"> </text:span><text:span text:style-name="_33_49">i</text:span><text:span text:style-name="_31_309">n</text:span><text:span text:style-name="_31_802"> </text:span><text:span text:style-name="_32_47">h</text:span><text:span text:style-name="_31_354">a</text:span><text:span text:style-name="_32_425">l</text:span><text:span text:style-name="_35_89">f</text:span><text:span text:style-name="_31_345">.</text:span><text:span text:style-name="_31_802"> </text:span><text:span text:style-name="_34_45">O</text:span><text:span text:style-name="_31_537">u</text:span><text:span text:style-name="_32_293">r</text:span><text:span text:style-name="_33_"> </text:span><text:span text:style-name="_31_789">m</text:span><text:span text:style-name="_32_227">o</text:span><text:span text:style-name="_37_09">t</text:span><text:span text:style-name="_31_726">o</text:span><text:span text:style-name="_32_221">r</text:span><text:span text:style-name="_34_48">c</text:span><text:span text:style-name="_31_534">a</text:span><text:span text:style-name="_32_221">r</text:span><text:span text:style-name="_33_"> </text:span><text:span text:style-name="_31_381">i</text:span><text:span text:style-name="_32_158">n</text:span><text:span text:style-name="_36_07">d</text:span><text:span text:style-name="_31_243">u</text:span><text:span text:style-name="_32_650">s</text:span><text:span text:style-name="_37_09">t</text:span><text:span text:style-name="_31_321">r</text:span><text:span text:style-name="_32_425">y</text:span><text:span text:style-name="_33_"> </text:span><text:span text:style-name="_31_501">j</text:span><text:span text:style-name="_32_047">u</text:span><text:span text:style-name="_36_82">s</text:span><text:span text:style-name="_31_417">t</text:span><text:span text:style-name="_31_803"> </text:span><text:span text:style-name="_36_34">h</text:span><text:span text:style-name="_31_615">a</text:span><text:span text:style-name="_32_317">d</text:span><text:span text:style-name="_33_"> </text:span><text:span text:style-name="_31_537">i</text:span><text:span text:style-name="_32_425">t</text:span><text:span text:style-name="_36_61">s</text:span><text:span text:style-name="_39_03"> </text:span><text:span text:style-name="_32_662">b</text:span><text:span text:style-name="_33_43">e</text:span><text:span text:style-name="_31_213">s</text:span><text:span text:style-name="_32_605">t</text:span><text:span text:style-name="_32_"> </text:span><text:span text:style-name="_31_216">y</text:span><text:span text:style-name="_32_518">e</text:span><text:span text:style-name="_36_25">a</text:span><text:span text:style-name="_31_141">r</text:span><text:span text:style-name="_31_803"> </text:span><text:span text:style-name="_34_27">e</text:span><text:span text:style-name="_31_390">v</text:span><text:span text:style-name="_32_317">e</text:span><text:span text:style-name="_37_81">r</text:span><text:span text:style-name="_31_681">.</text:span><text:span text:style-name="_31_803"> </text:span><text:span text:style-name="_34_57">T</text:span><text:span text:style-name="_31_390">h</text:span><text:span text:style-name="_32_335">a</text:span><text:span text:style-name="_34_21">t</text:span><text:span text:style-name="_31_345">'</text:span><text:span text:style-name="_32_569">s</text:span><text:span text:style-name="_32_"> </text:span><text:span text:style-name="_31_669">j</text:span><text:span text:style-name="_32_290">u</text:span><text:span text:style-name="_34_60">s</text:span><text:span text:style-name="_31_393">t</text:span><text:span text:style-name="_31_802"> </text:span><text:span text:style-name="_35_38">p</text:span><text:span text:style-name="_31_507">a</text:span><text:span text:style-name="_32_653">r</text:span><text:span text:style-name="_32_29">t</text:span><text:span text:style-name="_39_02"> </text:span><text:span text:style-name="_32_077">o</text:span><text:span text:style-name="_36_61">f</text:span><text:span text:style-name="_39_02"> </text:span><text:span text:style-name="_32_113">a</text:span><text:span text:style-name="_32_"> </text:span><text:span text:style-name="_31_381">m</text:span><text:span text:style-name="_32_662">a</text:span><text:span text:style-name="_32_83">n</text:span><text:span text:style-name="_31_726">u</text:span><text:span text:style-name="_32_569">f</text:span><text:span text:style-name="_32_35">a</text:span><text:span text:style-name="_31_750">c</text:span><text:span text:style-name="_32_473">t</text:span><text:span text:style-name="_36_67">u</text:span><text:span text:style-name="_31_753">r</text:span><text:span text:style-name="_32_497">i</text:span><text:span text:style-name="_36_07">n</text:span><text:span text:style-name="_31_498">g</text:span><text:span text:style-name="_31_802"> </text:span><text:span text:style-name="_37_90">s</text:span><text:span text:style-name="_31_255">u</text:span><text:span text:style-name="_32_497">r</text:span><text:span text:style-name="_34_66">g</text:span><text:span text:style-name="_31_579">e</text:span><text:span text:style-name="_31_802"> </text:span><text:span text:style-name="_38_89">t</text:span><text:span text:style-name="_31_498">h</text:span><text:span text:style-name="_32_503">a</text:span><text:span text:style-name="_34_09">t</text:span><text:span text:style-name="_31_381">'</text:span><text:span text:style-name="_32_689">s</text:span><text:span text:style-name="_33_"> </text:span><text:span text:style-name="_31_756">c</text:span><text:span text:style-name="_32_101">r</text:span><text:span text:style-name="_38_26">e</text:span><text:span text:style-name="_31_678">a</text:span><text:span text:style-name="_32_041">t</text:span><text:span text:style-name="_37_15">e</text:span><text:span text:style-name="_31_213">d</text:span><text:span text:style-name="_31_802"> </text:span><text:span text:style-name="_36_82">n</text:span><text:span text:style-name="_31_243">e</text:span><text:span text:style-name="_32_251">a</text:span><text:span text:style-name="_34_21">r</text:span><text:span text:style-name="_31_669">l</text:span><text:span text:style-name="_32_218">y</text:span><text:span text:style-name="_33_"> </text:span><text:span text:style-name="_31_537">9</text:span><text:span text:style-name="_32_029">0</text:span><text:span text:style-name="_37_69">0</text:span><text:span text:style-name="_31_597">,</text:span><text:span text:style-name="_32_317">0</text:span><text:span text:style-name="_32_29">0</text:span><text:span text:style-name="_31_717">0</text:span><text:span text:style-name="_31_803"> </text:span><text:span text:style-name="_36_70">n</text:span><text:span text:style-name="_31_495">e</text:span><text:span text:style-name="_32_641">w</text:span><text:span text:style-name="_32_"> </text:span><text:span text:style-name="_31_213">j</text:span><text:span text:style-name="_32_035">o</text:span><text:span text:style-name="_35_38">b</text:span><text:span text:style-name="_31_177">s</text:span><text:span text:style-name="_31_803"> </text:span><text:span text:style-name="_38_17">i</text:span><text:span text:style-name="_31_213">n</text:span><text:span text:style-name="_31_802"> </text:span><text:span text:style-name="_36_97">t</text:span><text:span text:style-name="_31_786">h</text:span><text:span text:style-name="_32_299">e</text:span><text:span text:style-name="_32_"> </text:span><text:span text:style-name="_31_498">p</text:span><text:span text:style-name="_32_695">a</text:span><text:span text:style-name="_38_05">s</text:span><text:span text:style-name="_31_753">t</text:span><text:span text:style-name="_31_802"> </text:span><text:span text:style-name="_33_40">s</text:span><text:span text:style-name="_31_741">i</text:span><text:span text:style-name="_32_086">x</text:span><text:span text:style-name="_33_"> </text:span><text:span text:style-name="_31_678">y</text:span><text:span text:style-name="_32_395">e</text:span><text:span text:style-name="_33_46">a</text:span><text:span text:style-name="_31_129">r</text:span><text:span text:style-name="_32_680">s</text:span><text:span text:style-name="_38_05">.</text:span><text:span text:style-name="_39_02"> </text:span><text:span text:style-name="_32_689">A</text:span><text:span text:style-name="_35_35">n</text:span><text:span text:style-name="_31_438">d</text:span><text:span text:style-name="_31_803"> </text:span><text:span text:style-name="_35_17">w</text:span><text:span text:style-name="_31_543">e</text:span><text:span text:style-name="_32_221">'</text:span><text:span text:style-name="_37_06">v</text:span><text:span text:style-name="_31_609">e</text:span><text:span text:style-name="_31_803"> </text:span><text:span text:style-name="_34_63">d</text:span><text:span text:style-name="_31_258">o</text:span><text:span text:style-name="_32_110">n</text:span><text:span text:style-name="_37_87">e</text:span><text:span text:style-name="_39_02"> </text:span><text:span text:style-name="_32_221">a</text:span><text:span text:style-name="_33_13">l</text:span><text:span text:style-name="_31_573">l</text:span><text:span text:style-name="_31_803"> </text:span><text:span text:style-name="_36_73">t</text:span><text:span text:style-name="_31_798">h</text:span><text:span text:style-name="_32_065">i</text:span><text:span text:style-name="_37_12">s</text:span><text:span text:style-name="_39_02"> </text:span><text:span text:style-name="_32_509">w</text:span><text:span text:style-name="_36_07">h</text:span><text:span text:style-name="_31_213">i</text:span><text:span text:style-name="_32_569">l</text:span><text:span text:style-name="_37_78">e</text:span><text:span text:style-name="_39_03"> </text:span><text:span text:style-name="_32_212">c</text:span><text:span text:style-name="_32_74">u</text:span><text:span text:style-name="_31_501">t</text:span><text:span text:style-name="_32_149">t</text:span><text:span text:style-name="_36_97">i</text:span><text:span text:style-name="_31_246">n</text:span><text:span text:style-name="_32_683">g</text:span><text:span text:style-name="_33_"> </text:span><text:span text:style-name="_31_759">o</text:span><text:span text:style-name="_32_590">u</text:span><text:span text:style-name="_37_81">r</text:span><text:span text:style-name="_39_03"> </text:span><text:span text:style-name="_32_326">d</text:span><text:span text:style-name="_32_71">e</text:span><text:span text:style-name="_31_789">f</text:span><text:span text:style-name="_32_641">i</text:span><text:span text:style-name="_33_22">c</text:span><text:span text:style-name="_31_177">i</text:span><text:span text:style-name="_32_329">t</text:span><text:span text:style-name="_37_12">s</text:span><text:span text:style-name="_39_03"> </text:span><text:span text:style-name="_32_467">b</text:span><text:span text:style-name="_36_34">y</text:span><text:span text:style-name="_39_03"> </text:span><text:span text:style-name="_32_143">a</text:span><text:span text:style-name="_34_09">l</text:span><text:span text:style-name="_31_789">m</text:span><text:span text:style-name="_32_686">o</text:span><text:span text:style-name="_37_81">s</text:span><text:span text:style-name="_31_165">t</text:span><text:span text:style-name="_31_802"> </text:span><text:span text:style-name="_35_29">t</text:span><text:span text:style-name="_31_726">h</text:span><text:span text:style-name="_32_281">r</text:span><text:span text:style-name="_33_07">e</text:span><text:span text:style-name="_31_714">e</text:span>-<text:span text:style-name="_36_67">q</text:span><text:span text:style-name="_31_207">u</text:span><text:span text:style-name="_32_434">a</text:span><text:span text:style-name="_38_17">r</text:span><text:span text:style-name="_31_573">t</text:span><text:span text:style-name="_32_230">e</text:span><text:span text:style-name="_33_49">r</text:span><text:span text:style-name="_31_252">s</text:span><text:span text:style-name="_32_137">.</text:span></text:p>
      <text:p text:style-name="P1"><text:span text:style-name="_31_561">A</text:span><text:span text:style-name="_32_650">n</text:span><text:span text:style-name="_38_20">y</text:span><text:span text:style-name="_31_135">o</text:span><text:span text:style-name="_32_518">n</text:span><text:span text:style-name="_36_61">e</text:span><text:span text:style-name="_39_03"> </text:span><text:span text:style-name="_32_692">c</text:span><text:span text:style-name="_34_81">l</text:span><text:span text:style-name="_31_546">a</text:span><text:span text:style-name="_32_209">i</text:span><text:span text:style-name="_37_69">m</text:span><text:span text:style-name="_31_309">i</text:span><text:span text:style-name="_32_155">n</text:span><text:span text:style-name="_32_74">g</text:span><text:span text:style-name="_39_02"> </text:span><text:span text:style-name="_32_509">t</text:span><text:span text:style-name="_36_07">h</text:span><text:span text:style-name="_31_750">a</text:span><text:span text:style-name="_32_641">t</text:span><text:span text:style-name="_32_"> </text:span><text:span text:style-name="_31_213">A</text:span><text:span text:style-name="_32_569">m</text:span><text:span text:style-name="_37_90">e</text:span><text:span text:style-name="_31_741">r</text:span><text:span text:style-name="_32_329">i</text:span><text:span text:style-name="_36_64">c</text:span><text:span text:style-name="_31_390">a</text:span><text:span text:style-name="_32_473">'</text:span><text:span text:style-name="_32_68">s</text:span><text:span text:style-name="_39_02"> </text:span><text:span text:style-name="_32_230">e</text:span><text:span text:style-name="_36_40">c</text:span><text:span text:style-name="_31_570">o</text:span><text:span text:style-name="_32_227">n</text:span><text:span text:style-name="_36_31">o</text:span><text:span text:style-name="_31_381">m</text:span><text:span text:style-name="_32_614">y</text:span><text:span text:style-name="_33_"> </text:span><text:span text:style-name="_31_141">i</text:span><text:span text:style-name="_32_689">s</text:span><text:span text:style-name="_33_"> </text:span><text:span text:style-name="_31_201">i</text:span><text:span text:style-name="_32_641">n</text:span><text:span text:style-name="_33_"> </text:span><text:span text:style-name="_31_219">d</text:span><text:span text:style-name="_32_446">e</text:span><text:span text:style-name="_32_50">c</text:span><text:span text:style-name="_31_429">l</text:span><text:span text:style-name="_32_329">i</text:span><text:span text:style-name="_38_47">n</text:span><text:span text:style-name="_31_717">e</text:span><text:span text:style-name="_31_803"> </text:span><text:span text:style-name="_38_05">i</text:span><text:span text:style-name="_31_393">s</text:span><text:span text:style-name="_31_802"> </text:span><text:span text:style-name="_33_22">p</text:span><text:span text:style-name="_31_423">e</text:span><text:span text:style-name="_32_686">d</text:span><text:span text:style-name="_37_15">d</text:span><text:span text:style-name="_31_489">l</text:span><text:span text:style-name="_32_257">i</text:span><text:span text:style-name="_35_02">n</text:span><text:span text:style-name="_31_579">g</text:span><text:span text:style-name="_31_802"> </text:span><text:span text:style-name="_38_41">f</text:span><text:span text:style-name="_31_417">i</text:span><text:span text:style-name="_32_662">c</text:span><text:span text:style-name="_35_17">t</text:span><text:span text:style-name="_31_597">i</text:span><text:span text:style-name="_32_035">o</text:span><text:span text:style-name="_33_13">n</text:span><text:span text:style-name="_31_165">.</text:span><text:span text:style-name="_31_802"> </text:span><text:span text:style-name="_36_01">N</text:span><text:span text:style-name="_31_321">o</text:span><text:span text:style-name="_32_473">w</text:span><text:span text:style-name="_37_81">,</text:span><text:span text:style-name="_39_03"> </text:span><text:span text:style-name="_32_209">w</text:span><text:span text:style-name="_36_07">h</text:span><text:span text:style-name="_31_690">a</text:span><text:span text:style-name="_32_065">t</text:span><text:span text:style-name="_32_"> </text:span><text:span text:style-name="_31_429">i</text:span><text:span text:style-name="_32_581">s</text:span><text:span text:style-name="_33_"> </text:span><text:span text:style-name="_31_609">t</text:span><text:span text:style-name="_32_065">r</text:span><text:span text:style-name="_36_67">u</text:span><text:span text:style-name="_31_510">e</text:span><text:span text:style-name="_31_802"> </text:span>--<text:span text:style-name="_31_802"> </text:span><text:span text:style-name="_35_02">a</text:span><text:span text:style-name="_31_387">n</text:span><text:span text:style-name="_32_257">d</text:span><text:span text:style-name="_33_"> </text:span><text:span text:style-name="_31_597">t</text:span><text:span text:style-name="_32_623">h</text:span><text:span text:style-name="_32_86">e</text:span><text:span text:style-name="_39_02"> </text:span><text:span text:style-name="_32_605">r</text:span><text:span text:style-name="_38_62">e</text:span><text:span text:style-name="_31_135">a</text:span><text:span text:style-name="_32_404">s</text:span><text:span text:style-name="_33_58">o</text:span><text:span text:style-name="_31_381">n</text:span><text:span text:style-name="_31_803"> </text:span><text:span text:style-name="_32_65">t</text:span><text:span text:style-name="_31_402">h</text:span><text:span text:style-name="_32_659">a</text:span><text:span text:style-name="_38_41">t</text:span><text:span text:style-name="_39_03"> </text:span><text:span text:style-name="_32_389">a</text:span><text:span text:style-name="_32_"> </text:span><text:span text:style-name="_31_525">l</text:span><text:span text:style-name="_32_281">o</text:span><text:span text:style-name="_36_97">t</text:span><text:span text:style-name="_39_02"> </text:span><text:span text:style-name="_32_209">o</text:span><text:span text:style-name="_37_09">f</text:span><text:span text:style-name="_39_03"> </text:span><text:span text:style-name="_32_077">A</text:span><text:span text:style-name="_35_89">m</text:span><text:span text:style-name="_31_186">e</text:span><text:span text:style-name="_32_605">r</text:span><text:span text:style-name="_36_25">i</text:span><text:span text:style-name="_31_360">c</text:span><text:span text:style-name="_32_443">a</text:span><text:span text:style-name="_34_66">n</text:span><text:span text:style-name="_31_561">s</text:span><text:span text:style-name="_31_802"> </text:span><text:span text:style-name="_38_05">f</text:span><text:span text:style-name="_31_219">e</text:span><text:span text:style-name="_32_254">e</text:span><text:span text:style-name="_35_29">l</text:span><text:span text:style-name="_39_02"> </text:span><text:span text:style-name="_32_506">a</text:span><text:span text:style-name="_36_31">n</text:span><text:span text:style-name="_31_150">x</text:span><text:span text:style-name="_32_281">i</text:span><text:span text:style-name="_33_19">o</text:span><text:span text:style-name="_31_747">u</text:span><text:span text:style-name="_32_410">s</text:span><text:span text:style-name="_32_"> </text:span>--<text:span text:style-name="_33_"> </text:span><text:span text:style-name="_31_357">i</text:span><text:span text:style-name="_32_617">s</text:span><text:span text:style-name="_33_"> </text:span><text:span text:style-name="_31_681">t</text:span><text:span text:style-name="_32_443">h</text:span><text:span text:style-name="_38_86">a</text:span><text:span text:style-name="_31_573">t</text:span><text:span text:style-name="_31_802"> </text:span><text:span text:style-name="_38_41">t</text:span><text:span text:style-name="_31_435">h</text:span><text:span text:style-name="_32_326">e</text:span><text:span text:style-name="_33_"> </text:span><text:span text:style-name="_31_618">e</text:span><text:span text:style-name="_32_644">c</text:span><text:span text:style-name="_36_67">o</text:span><text:span text:style-name="_31_546">n</text:span><text:span text:style-name="_32_251">o</text:span><text:span text:style-name="_34_57">m</text:span><text:span text:style-name="_31_690">y</text:span><text:span text:style-name="_31_803"> </text:span><text:span text:style-name="_33_46">h</text:span><text:span text:style-name="_31_759">a</text:span><text:span text:style-name="_32_389">s</text:span><text:span text:style-name="_33_"> </text:span><text:span text:style-name="_31_615">b</text:span><text:span text:style-name="_32_086">e</text:span><text:span text:style-name="_38_59">e</text:span><text:span text:style-name="_31_750">n</text:span><text:span text:style-name="_31_803"> </text:span><text:span text:style-name="_37_18">e</text:span><text:span text:style-name="_31_240">v</text:span><text:span text:style-name="_32_695">e</text:span><text:span text:style-name="_34_81">r</text:span>-<text:span text:style-name="_32_698">c</text:span><text:span text:style-name="_36_67">h</text:span><text:span text:style-name="_31_426">a</text:span><text:span text:style-name="_32_515">n</text:span><text:span text:style-name="_36_46">g</text:span><text:span text:style-name="_31_417">i</text:span><text:span text:style-name="_32_107">n</text:span><text:span text:style-name="_33_58">g</text:span><text:span text:style-name="_39_03"> </text:span><text:span text:style-name="_32_605">i</text:span><text:span text:style-name="_38_89">n</text:span><text:span text:style-name="_39_03"> </text:span><text:span text:style-name="_32_506">p</text:span><text:span text:style-name="_32_65">r</text:span><text:span text:style-name="_31_603">o</text:span><text:span text:style-name="_32_065">f</text:span><text:span text:style-name="_33_58">o</text:span><text:span text:style-name="_31_711">u</text:span><text:span text:style-name="_32_335">n</text:span><text:span text:style-name="_33_10">d</text:span><text:span text:style-name="_39_02"> </text:span><text:span text:style-name="_32_689">w</text:span><text:span text:style-name="_32_83">a</text:span><text:span text:style-name="_31_690">y</text:span><text:span text:style-name="_32_437">s</text:span><text:span text:style-name="_38_05">,</text:span><text:span text:style-name="_39_03"> </text:span><text:span text:style-name="_32_104">c</text:span><text:span text:style-name="_34_18">h</text:span><text:span text:style-name="_31_435">a</text:span><text:span text:style-name="_32_326">n</text:span><text:span text:style-name="_36_79">g</text:span><text:span text:style-name="_31_150">e</text:span><text:span text:style-name="_32_461">s</text:span><text:span text:style-name="_33_"> </text:span><text:span text:style-name="_31_669">t</text:span><text:span text:style-name="_32_590">h</text:span><text:span text:style-name="_35_23">a</text:span><text:span text:style-name="_31_753">t</text:span><text:span text:style-name="_31_802"> </text:span><text:span text:style-name="_32_86">s</text:span><text:span text:style-name="_31_789">t</text:span><text:span text:style-name="_32_683">a</text:span><text:span text:style-name="_35_29">r</text:span><text:span text:style-name="_31_705">t</text:span><text:span text:style-name="_32_686">e</text:span><text:span text:style-name="_37_03">d</text:span><text:span text:style-name="_39_03"> </text:span><text:span text:style-name="_32_497">l</text:span><text:span text:style-name="_36_07">o</text:span><text:span text:style-name="_31_726">n</text:span><text:span text:style-name="_32_221">g</text:span><text:span text:style-name="_32_"> </text:span><text:span text:style-name="_31_318">b</text:span><text:span text:style-name="_32_611">e</text:span><text:span text:style-name="_33_49">f</text:span><text:span text:style-name="_31_363">o</text:span><text:span text:style-name="_32_137">r</text:span><text:span text:style-name="_34_18">e</text:span><text:span text:style-name="_39_02"> </text:span><text:span text:style-name="_32_581">t</text:span><text:span text:style-name="_32_71">h</text:span><text:span text:style-name="_31_762">e</text:span><text:span text:style-name="_31_803"> </text:span><text:span text:style-name="_38_53">G</text:span><text:span text:style-name="_31_489">r</text:span><text:span text:style-name="_32_227">e</text:span><text:span text:style-name="_35_26">a</text:span><text:span text:style-name="_31_381">t</text:span><text:span text:style-name="_31_802"> </text:span><text:span text:style-name="_36_97">R</text:span><text:span text:style-name="_31_435">e</text:span><text:span text:style-name="_32_578">c</text:span><text:span text:style-name="_35_95">e</text:span><text:span text:style-name="_31_678">s</text:span><text:span text:style-name="_32_590">s</text:span><text:span text:style-name="_34_45">i</text:span><text:span text:style-name="_31_399">o</text:span><text:span text:style-name="_32_401">n</text:span><text:span text:style-name="_32_"> </text:span><text:span text:style-name="_31_501">h</text:span><text:span text:style-name="_32_281">i</text:span><text:span text:style-name="_36_37">t</text:span><text:span text:style-name="_31_669">;</text:span><text:span text:style-name="_31_803"> </text:span><text:span text:style-name="_33_58">c</text:span><text:span text:style-name="_31_759">h</text:span><text:span text:style-name="_32_398">a</text:span><text:span text:style-name="_33_07">n</text:span><text:span text:style-name="_31_750">g</text:span><text:span text:style-name="_32_143">e</text:span><text:span text:style-name="_32_29">s</text:span><text:span text:style-name="_39_03"> </text:span><text:span text:style-name="_32_149">t</text:span><text:span text:style-name="_32_35">h</text:span><text:span text:style-name="_31_150">a</text:span><text:span text:style-name="_32_425">t</text:span><text:span text:style-name="_33_"> </text:span><text:span text:style-name="_31_786">h</text:span><text:span text:style-name="_32_575">a</text:span><text:span text:style-name="_33_40">v</text:span><text:span text:style-name="_31_726">e</text:span><text:span text:style-name="_31_802"> </text:span><text:span text:style-name="_34_18">n</text:span><text:span text:style-name="_31_363">o</text:span><text:span text:style-name="_32_209">n</text:span><text:span text:style-name="_32_"> </text:span><text:span text:style-name="_31_489">l</text:span><text:span text:style-name="_32_461">e</text:span><text:span text:style-name="_32_65">t</text:span><text:span text:style-name="_39_02"> </text:span><text:span text:style-name="_32_035">u</text:span><text:span text:style-name="_36_46">p</text:span><text:span text:style-name="_31_201">.</text:span></text:p>
      <text:p text:style-name="P1"><text:span text:style-name="_34_09">T</text:span><text:span text:style-name="_31_174">o</text:span><text:span text:style-name="_32_323">d</text:span><text:span text:style-name="_34_27">a</text:span><text:span text:style-name="_31_138">y</text:span><text:span text:style-name="_32_077">,</text:span><text:span text:style-name="_33_"> </text:span><text:span text:style-name="_31_489">t</text:span><text:span text:style-name="_32_650">e</text:span><text:span text:style-name="_35_32">c</text:span><text:span text:style-name="_31_543">h</text:span><text:span text:style-name="_32_074">n</text:span><text:span text:style-name="_37_90">o</text:span><text:span text:style-name="_31_417">l</text:span><text:span text:style-name="_32_515">o</text:span><text:span text:style-name="_37_03">g</text:span><text:span text:style-name="_31_402">y</text:span><text:span text:style-name="_31_802"> </text:span><text:span text:style-name="_36_43">d</text:span><text:span text:style-name="_31_618">o</text:span><text:span text:style-name="_32_047">e</text:span><text:span text:style-name="_35_02">s</text:span><text:span text:style-name="_31_393">n</text:span><text:span text:style-name="_32_497">'</text:span><text:span text:style-name="_38_41">t</text:span><text:span text:style-name="_39_02"> </text:span><text:span text:style-name="_32_209">j</text:span><text:span text:style-name="_37_78">u</text:span><text:span text:style-name="_31_180">s</text:span><text:span text:style-name="_32_401">t</text:span><text:span text:style-name="_32_"> </text:span><text:span text:style-name="_31_309">r</text:span><text:span text:style-name="_32_335">e</text:span><text:span text:style-name="_37_06">p</text:span><text:span text:style-name="_31_489">l</text:span><text:span text:style-name="_32_119">a</text:span><text:span text:style-name="_34_90">c</text:span><text:span text:style-name="_31_357">e</text:span><text:span text:style-name="_31_802"> </text:span><text:span text:style-name="_38_17">j</text:span><text:span text:style-name="_31_711">o</text:span><text:span text:style-name="_32_614">b</text:span><text:span text:style-name="_38_17">s</text:span><text:span text:style-name="_39_03"> </text:span><text:span text:style-name="_32_503">o</text:span><text:span text:style-name="_34_66">n</text:span><text:span text:style-name="_39_02"> </text:span><text:span text:style-name="_32_389">t</text:span><text:span text:style-name="_34_51">h</text:span><text:span text:style-name="_31_150">e</text:span><text:span text:style-name="_31_803"> </text:span><text:span text:style-name="_37_90">a</text:span><text:span text:style-name="_31_168">s</text:span><text:span text:style-name="_32_464">s</text:span><text:span text:style-name="_38_62">e</text:span><text:span text:style-name="_31_525">m</text:span><text:span text:style-name="_32_107">b</text:span><text:span text:style-name="_33_37">l</text:span><text:span text:style-name="_31_726">y</text:span><text:span text:style-name="_31_803"> </text:span><text:span text:style-name="_37_09">l</text:span><text:span text:style-name="_31_381">i</text:span><text:span text:style-name="_32_227">n</text:span><text:span text:style-name="_33_58">e</text:span><text:span text:style-name="_31_429">,</text:span><text:span text:style-name="_31_802"> </text:span><text:span text:style-name="_38_05">m</text:span><text:span text:style-name="_31_543">e</text:span><text:span text:style-name="_32_425">r</text:span><text:span text:style-name="_33_46">e</text:span><text:span text:style-name="_31_669">l</text:span><text:span text:style-name="_32_509">y</text:span><text:span text:style-name="_32_"> </text:span><text:span text:style-name="_31_399">a</text:span><text:span text:style-name="_32_590">n</text:span><text:span text:style-name="_36_61">y</text:span><text:span text:style-name="_39_02"> </text:span><text:span text:style-name="_32_401">j</text:span><text:span text:style-name="_34_63">o</text:span><text:span text:style-name="_31_570">b</text:span><text:span text:style-name="_31_803"> </text:span><text:span text:style-name="_32_29">w</text:span><text:span text:style-name="_31_690">h</text:span><text:span text:style-name="_32_647">e</text:span><text:span text:style-name="_36_97">r</text:span><text:span text:style-name="_31_525">e</text:span><text:span text:style-name="_31_803"> </text:span><text:span text:style-name="_34_57">w</text:span><text:span text:style-name="_31_783">o</text:span><text:span text:style-name="_32_389">r</text:span><text:span text:style-name="_32_86">k</text:span><text:span text:style-name="_39_03"> </text:span><text:span text:style-name="_32_146">c</text:span><text:span text:style-name="_37_87">a</text:span><text:span text:style-name="_31_789">n</text:span><text:span text:style-name="_31_803"> </text:span><text:span text:style-name="_38_23">b</text:span><text:span text:style-name="_31_498">e</text:span><text:span text:style-name="_31_802"> </text:span><text:span text:style-name="_38_59">a</text:span><text:span text:style-name="_31_426">u</text:span><text:span text:style-name="_32_461">t</text:span><text:span text:style-name="_36_31">o</text:span><text:span text:style-name="_31_489">m</text:span><text:span text:style-name="_32_074">a</text:span><text:span text:style-name="_33_01">t</text:span><text:span text:style-name="_31_351">e</text:span><text:span text:style-name="_32_266">d</text:span><text:span text:style-name="_35_89">.</text:span><text:span text:style-name="_39_03"> </text:span><text:span text:style-name="_32_041">C</text:span><text:span text:style-name="_34_99">o</text:span><text:span text:style-name="_31_141">m</text:span><text:span text:style-name="_32_434">p</text:span><text:span text:style-name="_38_23">a</text:span><text:span text:style-name="_31_174">n</text:span><text:span text:style-name="_32_581">i</text:span><text:span text:style-name="_33_55">e</text:span><text:span text:style-name="_31_438">s</text:span><text:span text:style-name="_31_803"> </text:span><text:span text:style-name="_35_89">i</text:span><text:span text:style-name="_31_129">n</text:span><text:span text:style-name="_31_802"> </text:span><text:span text:style-name="_38_89">a</text:span><text:span text:style-name="_39_03"> </text:span><text:span text:style-name="_32_050">g</text:span><text:span text:style-name="_38_53">l</text:span><text:span text:style-name="_31_543">o</text:span><text:span text:style-name="_32_395">b</text:span><text:span text:style-name="_34_18">a</text:span><text:span text:style-name="_31_717">l</text:span><text:span text:style-name="_31_803"> </text:span><text:span text:style-name="_38_11">e</text:span><text:span text:style-name="_31_258">c</text:span><text:span text:style-name="_32_482">o</text:span><text:span text:style-name="_38_59">n</text:span><text:span text:style-name="_31_255">o</text:span><text:span text:style-name="_32_281">m</text:span><text:span text:style-name="_36_34">y</text:span><text:span text:style-name="_39_02"> </text:span><text:span text:style-name="_32_326">c</text:span><text:span text:style-name="_32_47">a</text:span><text:span text:style-name="_31_525">n</text:span><text:span text:style-name="_31_803"> </text:span><text:span text:style-name="_36_97">l</text:span><text:span text:style-name="_31_567">o</text:span><text:span text:style-name="_32_110">c</text:span><text:span text:style-name="_38_14">a</text:span><text:span text:style-name="_31_705">t</text:span><text:span text:style-name="_32_587">e</text:span><text:span text:style-name="_33_"> </text:span><text:span text:style-name="_31_606">a</text:span><text:span text:style-name="_32_431">n</text:span><text:span text:style-name="_34_48">y</text:span><text:span text:style-name="_31_501">w</text:span><text:span text:style-name="_32_626">h</text:span><text:span text:style-name="_34_87">e</text:span><text:span text:style-name="_31_417">r</text:span><text:span text:style-name="_32_650">e</text:span><text:span text:style-name="_36_73">,</text:span><text:span text:style-name="_39_03"> </text:span><text:span text:style-name="_32_035">a</text:span><text:span text:style-name="_35_02">n</text:span><text:span text:style-name="_31_489">d</text:span><text:span text:style-name="_31_803"> </text:span><text:span text:style-name="_38_77">t</text:span><text:span text:style-name="_31_402">h</text:span><text:span text:style-name="_32_467">e</text:span><text:span text:style-name="_38_89">y</text:span><text:span text:style-name="_39_03"> </text:span><text:span text:style-name="_32_329">f</text:span><text:span text:style-name="_33_55">a</text:span><text:span text:style-name="_31_714">c</text:span><text:span text:style-name="_32_425">e</text:span><text:span text:style-name="_32_"> </text:span><text:span text:style-name="_31_609">t</text:span><text:span text:style-name="_32_122">o</text:span><text:span text:style-name="_37_15">u</text:span><text:span text:style-name="_31_426">g</text:span><text:span text:style-name="_32_287">h</text:span><text:span text:style-name="_34_09">e</text:span><text:span text:style-name="_31_597">r</text:span><text:span text:style-name="_31_803"> </text:span><text:span text:style-name="_34_18">c</text:span><text:span text:style-name="_31_351">o</text:span><text:span text:style-name="_32_641">m</text:span><text:span text:style-name="_36_31">p</text:span><text:span text:style-name="_31_246">e</text:span><text:span text:style-name="_32_425">t</text:span><text:span text:style-name="_36_97">i</text:span><text:span text:style-name="_31_681">t</text:span><text:span text:style-name="_32_257">i</text:span><text:span text:style-name="_35_95">o</text:span><text:span text:style-name="_31_582">n</text:span><text:span text:style-name="_32_149">.</text:span><text:span text:style-name="_32_"> </text:span><text:span text:style-name="_31_141">A</text:span><text:span text:style-name="_32_245">s</text:span><text:span text:style-name="_32_"> </text:span><text:span text:style-name="_31_141">a</text:span><text:span text:style-name="_31_803"> </text:span><text:span text:style-name="_36_73">r</text:span><text:span text:style-name="_31_543">e</text:span><text:span text:style-name="_32_626">s</text:span><text:span text:style-name="_33_37">u</text:span><text:span text:style-name="_31_669">l</text:span><text:span text:style-name="_32_473">t</text:span><text:span text:style-name="_36_25">,</text:span><text:span text:style-name="_39_03"> </text:span><text:span text:style-name="_32_569">w</text:span><text:span text:style-name="_35_26">o</text:span><text:span text:style-name="_31_429">r</text:span><text:span text:style-name="_32_260">k</text:span><text:span text:style-name="_34_51">e</text:span><text:span text:style-name="_31_489">r</text:span><text:span text:style-name="_32_470">s</text:span><text:span text:style-name="_33_"> </text:span><text:span text:style-name="_31_438">h</text:span><text:span text:style-name="_32_647">a</text:span><text:span text:style-name="_37_72">v</text:span><text:span text:style-name="_31_726">e</text:span><text:span text:style-name="_31_803"> </text:span><text:span text:style-name="_34_93">l</text:span><text:span text:style-name="_31_222">e</text:span><text:span text:style-name="_32_080">s</text:span><text:span text:style-name="_34_45">s</text:span><text:span text:style-name="_39_03"> </text:span><text:span text:style-name="_32_209">l</text:span><text:span text:style-name="_35_02">e</text:span><text:span text:style-name="_31_204">v</text:span><text:span text:style-name="_32_074">e</text:span><text:span text:style-name="_36_97">r</text:span><text:span text:style-name="_31_723">a</text:span><text:span text:style-name="_32_578">g</text:span><text:span text:style-name="_34_27">e</text:span><text:span text:style-name="_39_03"> </text:span><text:span text:style-name="_32_617">f</text:span><text:span text:style-name="_37_69">o</text:span><text:span text:style-name="_31_741">r</text:span><text:span text:style-name="_31_802"> </text:span><text:span text:style-name="_35_89">a</text:span><text:span text:style-name="_39_03"> </text:span><text:span text:style-name="_32_569">r</text:span><text:span text:style-name="_36_31">a</text:span><text:span text:style-name="_31_501">i</text:span><text:span text:style-name="_32_518">s</text:span><text:span text:style-name="_38_17">e</text:span><text:span text:style-name="_31_741">.</text:span><text:span text:style-name="_31_803"> </text:span><text:span text:style-name="_33_37">C</text:span><text:span text:style-name="_31_174">o</text:span><text:span text:style-name="_32_041">m</text:span><text:span text:style-name="_35_35">p</text:span><text:span text:style-name="_31_747">a</text:span><text:span text:style-name="_32_326">n</text:span><text:span text:style-name="_33_13">i</text:span><text:span text:style-name="_31_210">e</text:span><text:span text:style-name="_32_440">s</text:span><text:span text:style-name="_32_"> </text:span><text:span text:style-name="_31_147">h</text:span><text:span text:style-name="_32_686">a</text:span><text:span text:style-name="_38_08">v</text:span><text:span text:style-name="_31_438">e</text:span><text:span text:style-name="_31_803"> </text:span><text:span text:style-name="_33_37">l</text:span><text:span text:style-name="_31_546">e</text:span><text:span text:style-name="_32_656">s</text:span><text:span text:style-name="_38_89">s</text:span><text:span text:style-name="_39_02"> </text:span><text:span text:style-name="_32_617">l</text:span><text:span text:style-name="_34_66">o</text:span><text:span text:style-name="_31_216">y</text:span><text:span text:style-name="_32_287">a</text:span><text:span text:style-name="_37_81">l</text:span><text:span text:style-name="_31_597">t</text:span><text:span text:style-name="_32_626">y</text:span><text:span text:style-name="_33_"> </text:span><text:span text:style-name="_31_753">t</text:span><text:span text:style-name="_32_101">o</text:span><text:span text:style-name="_32_"> </text:span><text:span text:style-name="_31_381">t</text:span><text:span text:style-name="_32_626">h</text:span><text:span text:style-name="_38_47">e</text:span><text:span text:style-name="_31_525">i</text:span><text:span text:style-name="_32_509">r</text:span><text:span text:style-name="_33_"> </text:span><text:span text:style-name="_31_678">c</text:span><text:span text:style-name="_32_227">o</text:span><text:span text:style-name="_38_53">m</text:span><text:span text:style-name="_31_705">m</text:span><text:span text:style-name="_32_299">u</text:span><text:span text:style-name="_37_90">n</text:span><text:span text:style-name="_31_561">i</text:span><text:span text:style-name="_32_029">t</text:span><text:span text:style-name="_34_21">i</text:span><text:span text:style-name="_31_750">e</text:span><text:span text:style-name="_32_032">s</text:span><text:span text:style-name="_34_57">.</text:span><text:span text:style-name="_39_02"> </text:span><text:span text:style-name="_32_041">A</text:span><text:span text:style-name="_34_63">n</text:span><text:span text:style-name="_31_510">d</text:span><text:span text:style-name="_31_803"> </text:span><text:span text:style-name="_33_49">m</text:span><text:span text:style-name="_31_762">o</text:span><text:span text:style-name="_32_677">r</text:span><text:span text:style-name="_36_79">e</text:span><text:span text:style-name="_39_02"> </text:span><text:span text:style-name="_32_695">a</text:span><text:span text:style-name="_32_50">n</text:span><text:span text:style-name="_31_705">d</text:span><text:span text:style-name="_31_803"> </text:span><text:span text:style-name="_36_25">m</text:span><text:span text:style-name="_31_207">o</text:span><text:span text:style-name="_32_101">r</text:span><text:span text:style-name="_36_70">e</text:span><text:span text:style-name="_39_02"> </text:span><text:span text:style-name="_32_605">w</text:span><text:span text:style-name="_34_90">e</text:span><text:span text:style-name="_31_171">a</text:span><text:span text:style-name="_32_425">l</text:span><text:span text:style-name="_34_81">t</text:span><text:span text:style-name="_31_717">h</text:span><text:span text:style-name="_31_802"> </text:span><text:span text:style-name="_32_47">a</text:span><text:span text:style-name="_31_210">n</text:span><text:span text:style-name="_32_221">d</text:span><text:span text:style-name="_32_"> </text:span><text:span text:style-name="_31_237">i</text:span><text:span text:style-name="_32_050">n</text:span><text:span text:style-name="_38_08">c</text:span><text:span text:style-name="_31_690">o</text:span><text:span text:style-name="_32_425">m</text:span><text:span text:style-name="_34_27">e</text:span><text:span text:style-name="_39_03"> </text:span><text:span text:style-name="_32_569">i</text:span><text:span text:style-name="_36_37">s</text:span><text:span text:style-name="_39_03"> </text:span><text:span text:style-name="_32_392">c</text:span><text:span text:style-name="_35_38">o</text:span><text:span text:style-name="_31_147">n</text:span><text:span text:style-name="_32_698">c</text:span><text:span text:style-name="_38_11">e</text:span><text:span text:style-name="_31_498">n</text:span><text:span text:style-name="_32_641">t</text:span><text:span text:style-name="_36_61">r</text:span><text:span text:style-name="_31_243">a</text:span><text:span text:style-name="_32_257">t</text:span><text:span text:style-name="_32_50">e</text:span><text:span text:style-name="_31_393">d</text:span><text:span text:style-name="_31_803"> </text:span><text:span text:style-name="_38_77">a</text:span><text:span text:style-name="_31_249">t</text:span><text:span text:style-name="_31_802"> </text:span><text:span text:style-name="_38_41">t</text:span><text:span text:style-name="_31_354">h</text:span><text:span text:style-name="_32_515">e</text:span><text:span text:style-name="_32_"> </text:span><text:span text:style-name="_31_354">v</text:span><text:span text:style-name="_32_335">e</text:span><text:span text:style-name="_38_53">r</text:span><text:span text:style-name="_31_789">y</text:span><text:span text:style-name="_31_802"> </text:span><text:span text:style-name="_33_01">t</text:span><text:span text:style-name="_31_135">o</text:span><text:span text:style-name="_32_686">p</text:span><text:span text:style-name="_33_01">.</text:span></text:p>
      <text:p text:style-name="P1"><text:span text:style-name="_32_497">A</text:span><text:span text:style-name="_37_69">l</text:span><text:span text:style-name="_31_705">l</text:span><text:span text:style-name="_31_802"> </text:span><text:span text:style-name="_33_13">t</text:span><text:span text:style-name="_31_255">h</text:span><text:span text:style-name="_32_434">e</text:span><text:span text:style-name="_36_76">s</text:span><text:span text:style-name="_31_222">e</text:span><text:span text:style-name="_31_803"> </text:span><text:span text:style-name="_37_81">t</text:span><text:span text:style-name="_31_501">r</text:span><text:span text:style-name="_32_662">e</text:span><text:span text:style-name="_32_71">n</text:span><text:span text:style-name="_31_582">d</text:span><text:span text:style-name="_32_404">s</text:span><text:span text:style-name="_33_"> </text:span><text:span text:style-name="_31_546">h</text:span><text:span text:style-name="_32_623">a</text:span><text:span text:style-name="_33_22">v</text:span><text:span text:style-name="_31_183">e</text:span><text:span text:style-name="_31_802"> </text:span><text:span text:style-name="_35_92">s</text:span><text:span text:style-name="_31_222">q</text:span><text:span text:style-name="_32_683">u</text:span><text:span text:style-name="_38_14">e</text:span><text:span text:style-name="_31_747">e</text:span><text:span text:style-name="_32_218">z</text:span><text:span text:style-name="_35_98">e</text:span><text:span text:style-name="_31_207">d</text:span><text:span text:style-name="_31_802"> </text:span><text:span text:style-name="_33_13">w</text:span><text:span text:style-name="_31_798">o</text:span><text:span text:style-name="_32_641">r</text:span><text:span text:style-name="_38_56">k</text:span><text:span text:style-name="_31_747">e</text:span><text:span text:style-name="_32_401">r</text:span><text:span text:style-name="_35_98">s</text:span><text:span text:style-name="_31_681">,</text:span><text:span text:style-name="_31_802"> </text:span><text:span text:style-name="_34_87">e</text:span><text:span text:style-name="_31_678">v</text:span><text:span text:style-name="_32_086">e</text:span><text:span text:style-name="_36_79">n</text:span><text:span text:style-name="_39_02"> </text:span><text:span text:style-name="_32_569">w</text:span><text:span text:style-name="_35_23">h</text:span><text:span text:style-name="_31_534">e</text:span><text:span text:style-name="_32_569">n</text:span><text:span text:style-name="_33_"> </text:span><text:span text:style-name="_31_489">t</text:span><text:span text:style-name="_32_071">h</text:span><text:span text:style-name="_37_18">e</text:span><text:span text:style-name="_31_177">y</text:span><text:span text:style-name="_31_802"> </text:span><text:span text:style-name="_35_02">h</text:span><text:span text:style-name="_31_723">a</text:span><text:span text:style-name="_32_692">v</text:span><text:span text:style-name="_36_34">e</text:span><text:span text:style-name="_39_02"> </text:span><text:span text:style-name="_32_029">j</text:span><text:span text:style-name="_37_03">o</text:span><text:span text:style-name="_31_678">b</text:span><text:span text:style-name="_32_497">s</text:span><text:span text:style-name="_32_29">;</text:span><text:span text:style-name="_39_02"> </text:span><text:span text:style-name="_32_143">e</text:span><text:span text:style-name="_34_18">v</text:span><text:span text:style-name="_31_438">e</text:span><text:span text:style-name="_32_479">n</text:span><text:span text:style-name="_32_"> </text:span><text:span text:style-name="_31_357">w</text:span><text:span text:style-name="_32_071">h</text:span><text:span text:style-name="_35_26">e</text:span><text:span text:style-name="_31_609">n</text:span><text:span text:style-name="_31_803"> </text:span><text:span text:style-name="_35_29">t</text:span><text:span text:style-name="_31_366">h</text:span><text:span text:style-name="_32_299">e</text:span><text:span text:style-name="_32_"> </text:span><text:span text:style-name="_31_750">e</text:span><text:span text:style-name="_32_392">c</text:span><text:span text:style-name="_36_31">o</text:span><text:span text:style-name="_31_582">n</text:span><text:span text:style-name="_32_443">o</text:span><text:span text:style-name="_36_73">m</text:span><text:span text:style-name="_31_366">y</text:span><text:span text:style-name="_31_802"> </text:span><text:span text:style-name="_33_37">i</text:span><text:span text:style-name="_31_321">s</text:span><text:span text:style-name="_31_802"> </text:span><text:span text:style-name="_37_90">g</text:span><text:span text:style-name="_31_681">r</text:span><text:span text:style-name="_32_227">o</text:span><text:span text:style-name="_34_45">w</text:span><text:span text:style-name="_31_717">i</text:span><text:span text:style-name="_32_290">n</text:span><text:span text:style-name="_35_35">g</text:span><text:span text:style-name="_31_237">.</text:span><text:span text:style-name="_31_802"> </text:span><text:span text:style-name="_38_41">I</text:span><text:span text:style-name="_31_777">t</text:span><text:span text:style-name="_32_617">'</text:span><text:span text:style-name="_32_41">s</text:span><text:span text:style-name="_39_03"> </text:span><text:span text:style-name="_32_617">m</text:span><text:span text:style-name="_37_15">a</text:span><text:span text:style-name="_31_150">d</text:span><text:span text:style-name="_32_245">e</text:span><text:span text:style-name="_33_"> </text:span><text:span text:style-name="_31_321">i</text:span><text:span text:style-name="_32_401">t</text:span><text:span text:style-name="_33_"> </text:span><text:span text:style-name="_31_222">h</text:span><text:span text:style-name="_32_479">a</text:span><text:span text:style-name="_34_81">r</text:span><text:span text:style-name="_31_327">d</text:span><text:span text:style-name="_32_230">e</text:span><text:span text:style-name="_36_61">r</text:span><text:span text:style-name="_39_02"> </text:span><text:span text:style-name="_32_581">f</text:span><text:span text:style-name="_34_93">o</text:span><text:span text:style-name="_31_417">r</text:span><text:span text:style-name="_31_802"> </text:span><text:span text:style-name="_34_09">a</text:span><text:span text:style-name="_39_02"> </text:span><text:span text:style-name="_32_083">h</text:span><text:span text:style-name="_32_38">a</text:span><text:span text:style-name="_31_177">r</text:span><text:span text:style-name="_32_086">d</text:span><text:span text:style-name="_37_09">w</text:span><text:span text:style-name="_31_135">o</text:span><text:span text:style-name="_32_113">r</text:span><text:span text:style-name="_34_24">k</text:span><text:span text:style-name="_31_669">i</text:span><text:span text:style-name="_32_254">n</text:span><text:span text:style-name="_38_41">g</text:span><text:span text:style-name="_39_02"> </text:span><text:span text:style-name="_32_029">f</text:span><text:span text:style-name="_34_18">a</text:span><text:span text:style-name="_31_537">m</text:span><text:span text:style-name="_32_401">i</text:span><text:span text:style-name="_36_97">l</text:span><text:span text:style-name="_31_504">y</text:span><text:span text:style-name="_31_802"> </text:span><text:span text:style-name="_36_25">t</text:span><text:span text:style-name="_31_789">o</text:span><text:span text:style-name="_31_802"> </text:span><text:span text:style-name="_33_10">p</text:span><text:span text:style-name="_31_711">u</text:span><text:span text:style-name="_32_401">l</text:span><text:span text:style-name="_32_29">l</text:span><text:span text:style-name="_39_02"> </text:span><text:span text:style-name="_32_617">i</text:span><text:span text:style-name="_33_49">t</text:span><text:span text:style-name="_31_330">s</text:span><text:span text:style-name="_32_503">e</text:span><text:span text:style-name="_36_73">l</text:span><text:span text:style-name="_31_345">f</text:span><text:span text:style-name="_31_803"> </text:span><text:span text:style-name="_33_43">o</text:span><text:span text:style-name="_31_390">u</text:span><text:span text:style-name="_32_209">t</text:span><text:span text:style-name="_33_"> </text:span><text:span text:style-name="_31_393">o</text:span><text:span text:style-name="_32_329">f</text:span><text:span text:style-name="_32_"> </text:span><text:span text:style-name="_31_399">p</text:span><text:span text:style-name="_32_518">o</text:span><text:span text:style-name="_34_48">v</text:span><text:span text:style-name="_31_714">e</text:span><text:span text:style-name="_32_293">r</text:span><text:span text:style-name="_34_81">t</text:span><text:span text:style-name="_31_741">y</text:span><text:span text:style-name="_32_065">,</text:span><text:span text:style-name="_32_"> </text:span><text:span text:style-name="_31_210">h</text:span><text:span text:style-name="_32_575">a</text:span><text:span text:style-name="_33_13">r</text:span><text:span text:style-name="_31_762">d</text:span><text:span text:style-name="_32_143">e</text:span><text:span text:style-name="_32_29">r</text:span><text:span text:style-name="_39_03"> </text:span><text:span text:style-name="_32_581">f</text:span><text:span text:style-name="_36_37">o</text:span><text:span text:style-name="_31_525">r</text:span><text:span text:style-name="_31_802"> </text:span><text:span text:style-name="_32_80">y</text:span><text:span text:style-name="_31_498">o</text:span><text:span text:style-name="_32_446">u</text:span><text:span text:style-name="_32_83">n</text:span><text:span text:style-name="_31_417">g</text:span><text:span text:style-name="_31_803"> </text:span><text:span text:style-name="_38_95">p</text:span><text:span text:style-name="_31_798">e</text:span><text:span text:style-name="_32_503">o</text:span><text:span text:style-name="_37_90">p</text:span><text:span text:style-name="_31_321">l</text:span><text:span text:style-name="_32_329">e</text:span><text:span text:style-name="_33_"> </text:span><text:span text:style-name="_31_141">t</text:span><text:span text:style-name="_32_149">o</text:span><text:span text:style-name="_32_"> </text:span><text:span text:style-name="_31_252">s</text:span><text:span text:style-name="_32_137">t</text:span><text:span text:style-name="_33_10">a</text:span><text:span text:style-name="_31_489">r</text:span><text:span text:style-name="_32_101">t</text:span><text:span text:style-name="_32_"> </text:span><text:span text:style-name="_31_501">t</text:span><text:span text:style-name="_32_302">h</text:span><text:span text:style-name="_37_87">e</text:span><text:span text:style-name="_31_201">i</text:span><text:span text:style-name="_32_149">r</text:span><text:span text:style-name="_32_"> </text:span><text:span text:style-name="_31_366">c</text:span><text:span text:style-name="_32_683">a</text:span><text:span text:style-name="_33_13">r</text:span><text:span text:style-name="_31_387">e</text:span><text:span text:style-name="_32_614">e</text:span><text:span text:style-name="_36_61">r</text:span><text:span text:style-name="_31_321">s</text:span><text:span text:style-name="_32_605">,</text:span><text:span text:style-name="_33_"> </text:span><text:span text:style-name="_31_669">t</text:span><text:span text:style-name="_32_266">o</text:span><text:span text:style-name="_36_67">u</text:span><text:span text:style-name="_31_183">g</text:span><text:span text:style-name="_32_482">h</text:span><text:span text:style-name="_32_29">e</text:span><text:span text:style-name="_31_141">r</text:span><text:span text:style-name="_31_802"> </text:span><text:span text:style-name="_32_41">f</text:span><text:span text:style-name="_31_573">o</text:span><text:span text:style-name="_32_425">r</text:span><text:span text:style-name="_32_"> </text:span><text:span text:style-name="_31_393">w</text:span><text:span text:style-name="_32_230">o</text:span><text:span text:style-name="_35_29">r</text:span><text:span text:style-name="_31_792">k</text:span><text:span text:style-name="_32_251">e</text:span><text:span text:style-name="_37_09">r</text:span><text:span text:style-name="_31_186">s</text:span><text:span text:style-name="_31_803"> </text:span><text:span text:style-name="_33_13">t</text:span><text:span text:style-name="_31_357">o</text:span><text:span text:style-name="_31_803"> </text:span><text:span text:style-name="_37_81">r</text:span><text:span text:style-name="_31_531">e</text:span><text:span text:style-name="_32_329">t</text:span><text:span text:style-name="_38_89">i</text:span><text:span text:style-name="_31_501">r</text:span><text:span text:style-name="_32_266">e</text:span><text:span text:style-name="_32_"> </text:span><text:span text:style-name="_31_525">w</text:span><text:span text:style-name="_32_479">h</text:span><text:span text:style-name="_37_78">e</text:span><text:span text:style-name="_31_141">n</text:span><text:span text:style-name="_31_803"> </text:span><text:span text:style-name="_36_73">t</text:span><text:span text:style-name="_31_786">h</text:span><text:span text:style-name="_32_395">e</text:span><text:span text:style-name="_38_05">y</text:span><text:span text:style-name="_39_02"> </text:span><text:span text:style-name="_32_389">w</text:span><text:span text:style-name="_38_83">a</text:span><text:span text:style-name="_31_390">n</text:span><text:span text:style-name="_32_641">t</text:span><text:span text:style-name="_32_"> </text:span><text:span text:style-name="_31_237">t</text:span><text:span text:style-name="_32_401">o</text:span><text:span text:style-name="_35_17">.</text:span><text:span text:style-name="_39_02"> </text:span><text:span text:style-name="_32_461">A</text:span><text:span text:style-name="_37_78">n</text:span><text:span text:style-name="_31_243">d</text:span><text:span text:style-name="_31_802"> </text:span><text:span text:style-name="_38_98">a</text:span><text:span text:style-name="_31_717">l</text:span><text:span text:style-name="_32_281">t</text:span><text:span text:style-name="_33_43">h</text:span><text:span text:style-name="_31_258">o</text:span><text:span text:style-name="_32_035">u</text:span><text:span text:style-name="_34_66">g</text:span><text:span text:style-name="_31_687">h</text:span><text:span text:style-name="_31_802"> </text:span><text:span text:style-name="_36_10">n</text:span><text:span text:style-name="_31_687">o</text:span><text:span text:style-name="_32_122">n</text:span><text:span text:style-name="_33_43">e</text:span><text:span text:style-name="_39_02"> </text:span><text:span text:style-name="_32_209">o</text:span><text:span text:style-name="_38_77">f</text:span><text:span text:style-name="_39_02"> </text:span><text:span text:style-name="_32_029">t</text:span><text:span text:style-name="_38_26">h</text:span><text:span text:style-name="_31_507">e</text:span><text:span text:style-name="_32_446">s</text:span><text:span text:style-name="_32_35">e</text:span><text:span text:style-name="_39_03"> </text:span><text:span text:style-name="_32_569">t</text:span><text:span text:style-name="_38_41">r</text:span><text:span text:style-name="_31_750">e</text:span><text:span text:style-name="_32_107">n</text:span><text:span text:style-name="_35_95">d</text:span><text:span text:style-name="_31_426">s</text:span><text:span text:style-name="_31_803"> </text:span><text:span text:style-name="_33_07">a</text:span><text:span text:style-name="_31_609">r</text:span><text:span text:style-name="_32_302">e</text:span><text:span text:style-name="_33_"> </text:span><text:span text:style-name="_31_327">u</text:span><text:span text:style-name="_32_038">n</text:span><text:span text:style-name="_38_77">i</text:span><text:span text:style-name="_31_750">q</text:span><text:span text:style-name="_32_431">u</text:span><text:span text:style-name="_36_61">e</text:span><text:span text:style-name="_39_03"> </text:span><text:span text:style-name="_32_581">t</text:span><text:span text:style-name="_38_41">o</text:span><text:span text:style-name="_39_02"> </text:span><text:span text:style-name="_32_425">A</text:span><text:span text:style-name="_38_41">m</text:span><text:span text:style-name="_31_366">e</text:span><text:span text:style-name="_32_113">r</text:span><text:span text:style-name="_37_69">i</text:span><text:span text:style-name="_31_312">c</text:span><text:span text:style-name="_32_317">a</text:span><text:span text:style-name="_33_37">,</text:span><text:span text:style-name="_39_03"> </text:span><text:span text:style-name="_32_617">t</text:span><text:span text:style-name="_38_83">h</text:span><text:span text:style-name="_31_570">e</text:span><text:span text:style-name="_32_041">y</text:span><text:span text:style-name="_32_"> </text:span><text:span text:style-name="_31_723">d</text:span><text:span text:style-name="_32_686">o</text:span><text:span text:style-name="_33_"> </text:span><text:span text:style-name="_31_426">o</text:span><text:span text:style-name="_32_581">f</text:span><text:span text:style-name="_36_97">f</text:span><text:span text:style-name="_31_723">e</text:span><text:span text:style-name="_32_086">n</text:span><text:span text:style-name="_36_07">d</text:span><text:span text:style-name="_39_03"> </text:span><text:span text:style-name="_32_575">o</text:span><text:span text:style-name="_32_86">u</text:span><text:span text:style-name="_31_417">r</text:span><text:span text:style-name="_31_803"> </text:span><text:span text:style-name="_37_75">u</text:span><text:span text:style-name="_31_570">n</text:span><text:span text:style-name="_32_209">i</text:span><text:span text:style-name="_37_03">q</text:span><text:span text:style-name="_31_498">u</text:span><text:span text:style-name="_32_590">e</text:span><text:span text:style-name="_34_93">l</text:span><text:span text:style-name="_31_168">y</text:span><text:span text:style-name="_31_802"> </text:span><text:span text:style-name="_34_57">A</text:span><text:span text:style-name="_31_417">m</text:span><text:span text:style-name="_32_158">e</text:span><text:span text:style-name="_32_29">r</text:span><text:span text:style-name="_31_501">i</text:span><text:span text:style-name="_32_080">c</text:span><text:span text:style-name="_32_83">a</text:span><text:span text:style-name="_31_354">n</text:span><text:span text:style-name="_31_803"> </text:span><text:span text:style-name="_32_86">b</text:span><text:span text:style-name="_31_615">e</text:span><text:span text:style-name="_32_317">l</text:span><text:span text:style-name="_34_57">i</text:span><text:span text:style-name="_31_741">e</text:span><text:span text:style-name="_32_329">f</text:span><text:span text:style-name="_32_"> </text:span><text:span text:style-name="_31_213">t</text:span><text:span text:style-name="_32_434">h</text:span><text:span text:style-name="_38_83">a</text:span><text:span text:style-name="_31_741">t</text:span><text:span text:style-name="_31_802"> </text:span><text:span text:style-name="_32_71">e</text:span><text:span text:style-name="_31_138">v</text:span><text:span text:style-name="_32_218">e</text:span><text:span text:style-name="_36_61">r</text:span><text:span text:style-name="_31_744">y</text:span><text:span text:style-name="_32_626">b</text:span><text:span text:style-name="_33_55">o</text:span><text:span text:style-name="_31_186">d</text:span><text:span text:style-name="_32_500">y</text:span><text:span text:style-name="_33_"> </text:span><text:span text:style-name="_31_525">w</text:span><text:span text:style-name="_32_431">h</text:span><text:span text:style-name="_33_46">o</text:span><text:span text:style-name="_39_03"> </text:span><text:span text:style-name="_32_425">w</text:span><text:span text:style-name="_38_26">o</text:span><text:span text:style-name="_31_417">r</text:span><text:span text:style-name="_32_644">k</text:span><text:span text:style-name="_38_89">s</text:span><text:span text:style-name="_39_03"> </text:span><text:span text:style-name="_32_434">h</text:span><text:span text:style-name="_34_51">a</text:span><text:span text:style-name="_31_429">r</text:span><text:span text:style-name="_32_029">d</text:span><text:span text:style-name="_32_"> </text:span><text:span text:style-name="_31_612">s</text:span><text:span text:style-name="_32_158">h</text:span><text:span text:style-name="_34_63">o</text:span><text:span text:style-name="_31_174">u</text:span><text:span text:style-name="_32_425">l</text:span><text:span text:style-name="_32_77">d</text:span><text:span text:style-name="_39_03"> </text:span><text:span text:style-name="_32_266">g</text:span><text:span text:style-name="_35_23">e</text:span><text:span text:style-name="_31_309">t</text:span><text:span text:style-name="_31_803"> </text:span><text:span text:style-name="_37_81">a</text:span><text:span text:style-name="_39_02"> </text:span><text:span text:style-name="_32_137">f</text:span><text:span text:style-name="_35_89">a</text:span><text:span text:style-name="_31_309">i</text:span><text:span text:style-name="_32_029">r</text:span><text:span text:style-name="_32_"> </text:span><text:span text:style-name="_31_360">s</text:span><text:span text:style-name="_32_050">h</text:span><text:span text:style-name="_34_81">o</text:span><text:span text:style-name="_31_573">t</text:span><text:span text:style-name="_32_281">.</text:span></text:p>
      <text:p text:style-name="P1"><text:span text:style-name="_31_489">F</text:span><text:span text:style-name="_32_029">o</text:span><text:span text:style-name="_36_01">r</text:span><text:span text:style-name="_39_03"> </text:span><text:span text:style-name="_32_653">t</text:span><text:span text:style-name="_36_79">h</text:span><text:span text:style-name="_31_186">e</text:span><text:span text:style-name="_31_803"> </text:span><text:span text:style-name="_38_95">p</text:span><text:span text:style-name="_31_366">a</text:span><text:span text:style-name="_32_041">s</text:span><text:span text:style-name="_37_81">t</text:span><text:span text:style-name="_39_02"> </text:span><text:span text:style-name="_32_050">s</text:span><text:span text:style-name="_37_75">e</text:span><text:span text:style-name="_31_540">v</text:span><text:span text:style-name="_32_506">e</text:span><text:span text:style-name="_34_81">n</text:span><text:span text:style-name="_39_03"> </text:span><text:span text:style-name="_32_074">y</text:span><text:span text:style-name="_37_87">e</text:span><text:span text:style-name="_31_366">a</text:span><text:span text:style-name="_32_029">r</text:span><text:span text:style-name="_34_24">s</text:span><text:span text:style-name="_31_165">,</text:span><text:span text:style-name="_31_803"> </text:span><text:span text:style-name="_36_07">o</text:span><text:span text:style-name="_31_174">u</text:span><text:span text:style-name="_32_221">r</text:span><text:span text:style-name="_33_"> </text:span><text:span text:style-name="_31_387">g</text:span><text:span text:style-name="_32_698">o</text:span><text:span text:style-name="_34_81">a</text:span><text:span text:style-name="_31_741">l</text:span><text:span text:style-name="_31_803"> </text:span><text:span text:style-name="_34_15">h</text:span><text:span text:style-name="_31_318">a</text:span><text:span text:style-name="_32_113">s</text:span><text:span text:style-name="_33_"> </text:span><text:span text:style-name="_31_174">b</text:span><text:span text:style-name="_32_443">e</text:span><text:span text:style-name="_37_75">e</text:span><text:span text:style-name="_31_258">n</text:span><text:span text:style-name="_31_803"> </text:span><text:span text:style-name="_35_17">a</text:span><text:span text:style-name="_39_02"> </text:span><text:span text:style-name="_32_683">g</text:span><text:span text:style-name="_35_89">r</text:span><text:span text:style-name="_31_714">o</text:span><text:span text:style-name="_32_029">w</text:span><text:span text:style-name="_36_37">i</text:span><text:span text:style-name="_31_567">n</text:span><text:span text:style-name="_32_482">g</text:span><text:span text:style-name="_32_"> </text:span><text:span text:style-name="_31_171">e</text:span><text:span text:style-name="_32_158">c</text:span><text:span text:style-name="_37_90">o</text:span><text:span text:style-name="_31_759">n</text:span><text:span text:style-name="_32_431">o</text:span><text:span text:style-name="_38_05">m</text:span><text:span text:style-name="_31_354">y</text:span><text:span text:style-name="_31_803"> </text:span><text:span text:style-name="_38_89">t</text:span><text:span text:style-name="_31_603">h</text:span><text:span text:style-name="_32_218">a</text:span><text:span text:style-name="_36_25">t</text:span><text:span text:style-name="_39_03"> </text:span><text:span text:style-name="_32_641">w</text:span><text:span text:style-name="_35_95">o</text:span><text:span text:style-name="_31_681">r</text:span><text:span text:style-name="_32_434">k</text:span><text:span text:style-name="_38_89">s</text:span><text:span text:style-name="_39_03"> </text:span><text:span text:style-name="_32_083">a</text:span><text:span text:style-name="_36_73">l</text:span><text:span text:style-name="_31_258">s</text:span><text:span text:style-name="_32_653">o</text:span><text:span text:style-name="_33_"> </text:span><text:span text:style-name="_31_606">b</text:span><text:span text:style-name="_32_299">e</text:span><text:span text:style-name="_35_29">t</text:span><text:span text:style-name="_31_753">t</text:span><text:span text:style-name="_32_281">e</text:span><text:span text:style-name="_38_77">r</text:span><text:span text:style-name="_39_03"> </text:span><text:span text:style-name="_32_329">f</text:span><text:span text:style-name="_34_81">o</text:span><text:span text:style-name="_31_249">r</text:span><text:span text:style-name="_31_803"> </text:span><text:span text:style-name="_36_82">e</text:span><text:span text:style-name="_31_216">v</text:span><text:span text:style-name="_32_578">e</text:span><text:span text:style-name="_35_89">r</text:span><text:span text:style-name="_31_504">y</text:span><text:span text:style-name="_32_626">b</text:span><text:span text:style-name="_36_07">o</text:span><text:span text:style-name="_31_510">d</text:span><text:span text:style-name="_32_680">y</text:span><text:span text:style-name="_35_29">.</text:span><text:span text:style-name="_39_03"> </text:span><text:span text:style-name="_32_461">W</text:span><text:span text:style-name="_36_79">e</text:span><text:span text:style-name="_31_561">'</text:span><text:span text:style-name="_32_290">v</text:span><text:span text:style-name="_37_09">e</text:span><text:span text:style-name="_39_02"> </text:span><text:span text:style-name="_32_401">m</text:span><text:span text:style-name="_38_95">a</text:span><text:span text:style-name="_31_222">d</text:span><text:span text:style-name="_32_509">e</text:span><text:span text:style-name="_32_"> </text:span><text:span text:style-name="_31_315">p</text:span><text:span text:style-name="_32_509">r</text:span><text:span text:style-name="_38_14">o</text:span><text:span text:style-name="_31_423">g</text:span><text:span text:style-name="_32_473">r</text:span><text:span text:style-name="_35_26">e</text:span><text:span text:style-name="_31_354">s</text:span><text:span text:style-name="_32_428">s</text:span><text:span text:style-name="_35_29">.</text:span><text:span text:style-name="_39_03"> </text:span><text:span text:style-name="_32_653">B</text:span><text:span text:style-name="_35_17">u</text:span><text:span text:style-name="_31_609">t</text:span><text:span text:style-name="_31_802"> </text:span><text:span text:style-name="_32_41">w</text:span><text:span text:style-name="_31_309">e</text:span><text:span text:style-name="_31_802"> </text:span><text:span text:style-name="_38_98">n</text:span><text:span text:style-name="_31_603">e</text:span><text:span text:style-name="_32_431">e</text:span><text:span text:style-name="_38_26">d</text:span><text:span text:style-name="_39_03"> </text:span><text:span text:style-name="_32_293">t</text:span><text:span text:style-name="_36_37">o</text:span><text:span text:style-name="_39_02"> </text:span><text:span text:style-name="_32_677">m</text:span><text:span text:style-name="_33_07">a</text:span><text:span text:style-name="_31_330">k</text:span><text:span text:style-name="_32_077">e</text:span><text:span text:style-name="_33_"> </text:span><text:span text:style-name="_31_597">m</text:span><text:span text:style-name="_32_515">o</text:span><text:span text:style-name="_35_17">r</text:span><text:span text:style-name="_31_390">e</text:span><text:span text:style-name="_32_221">.</text:span><text:span text:style-name="_32_"> </text:span><text:span text:style-name="_31_561">A</text:span><text:span text:style-name="_32_647">n</text:span><text:span text:style-name="_34_18">d</text:span><text:span text:style-name="_39_03"> </text:span><text:span text:style-name="_32_611">d</text:span><text:span text:style-name="_37_78">e</text:span><text:span text:style-name="_31_582">s</text:span><text:span text:style-name="_32_395">p</text:span><text:span text:style-name="_38_41">i</text:span><text:span text:style-name="_31_717">t</text:span><text:span text:style-name="_32_029">e</text:span><text:span text:style-name="_33_"> </text:span><text:span text:style-name="_31_237">a</text:span><text:span text:style-name="_32_257">l</text:span><text:span text:style-name="_35_89">l</text:span><text:span text:style-name="_39_02"> </text:span><text:span text:style-name="_32_653">t</text:span><text:span text:style-name="_36_43">h</text:span><text:span text:style-name="_31_258">e</text:span><text:span text:style-name="_31_803"> </text:span><text:span text:style-name="_36_67">p</text:span><text:span text:style-name="_31_390">o</text:span><text:span text:style-name="_32_041">l</text:span><text:span text:style-name="_38_89">i</text:span><text:span text:style-name="_31_717">t</text:span><text:span text:style-name="_32_617">i</text:span><text:span text:style-name="_33_40">c</text:span><text:span text:style-name="_31_678">a</text:span><text:span text:style-name="_32_257">l</text:span><text:span text:style-name="_32_"> </text:span><text:span text:style-name="_31_210">a</text:span><text:span text:style-name="_32_041">r</text:span><text:span text:style-name="_38_83">g</text:span><text:span text:style-name="_31_531">u</text:span><text:span text:style-name="_32_317">m</text:span><text:span text:style-name="_37_06">e</text:span><text:span text:style-name="_31_171">n</text:span><text:span text:style-name="_32_281">t</text:span><text:span text:style-name="_38_86">s</text:span><text:span text:style-name="_39_02"> </text:span><text:span text:style-name="_32_041">t</text:span><text:span text:style-name="_33_07">h</text:span><text:span text:style-name="_31_534">a</text:span><text:span text:style-name="_32_257">t</text:span><text:span text:style-name="_32_"> </text:span><text:span text:style-name="_31_561">w</text:span><text:span text:style-name="_32_287">e</text:span><text:span text:style-name="_34_21">'</text:span><text:span text:style-name="_31_318">v</text:span><text:span text:style-name="_32_077">e</text:span><text:span text:style-name="_33_"> </text:span><text:span text:style-name="_31_315">h</text:span><text:span text:style-name="_32_662">a</text:span><text:span text:style-name="_32_29">d</text:span><text:span text:style-name="_39_02"> </text:span><text:span text:style-name="_32_329">t</text:span><text:span text:style-name="_35_38">h</text:span><text:span text:style-name="_31_759">e</text:span><text:span text:style-name="_32_662">s</text:span><text:span text:style-name="_33_55">e</text:span><text:span text:style-name="_39_03"> </text:span><text:span text:style-name="_32_614">p</text:span><text:span text:style-name="_36_07">a</text:span><text:span text:style-name="_31_129">s</text:span><text:span text:style-name="_32_389">t</text:span><text:span text:style-name="_33_"> </text:span><text:span text:style-name="_31_489">f</text:span><text:span text:style-name="_32_437">e</text:span><text:span text:style-name="_35_89">w</text:span><text:span text:style-name="_39_02"> </text:span><text:span text:style-name="_32_680">y</text:span><text:span text:style-name="_33_22">e</text:span><text:span text:style-name="_31_603">a</text:span><text:span text:style-name="_32_389">r</text:span><text:span text:style-name="_32_74">s</text:span><text:span text:style-name="_31_489">,</text:span><text:span text:style-name="_31_803"> </text:span><text:span text:style-name="_34_93">t</text:span><text:span text:style-name="_31_759">h</text:span><text:span text:style-name="_32_086">e</text:span><text:span text:style-name="_34_09">r</text:span><text:span text:style-name="_31_489">e</text:span><text:span text:style-name="_31_802"> </text:span><text:span text:style-name="_34_87">a</text:span><text:span text:style-name="_31_669">r</text:span><text:span text:style-name="_32_410">e</text:span><text:span text:style-name="_32_"> </text:span><text:span text:style-name="_31_507">a</text:span><text:span text:style-name="_32_266">c</text:span><text:span text:style-name="_33_13">t</text:span><text:span text:style-name="_31_606">u</text:span><text:span text:style-name="_32_695">a</text:span><text:span text:style-name="_34_93">l</text:span><text:span text:style-name="_31_705">l</text:span><text:span text:style-name="_32_617">y</text:span><text:span text:style-name="_32_"> </text:span><text:span text:style-name="_31_564">s</text:span><text:span text:style-name="_32_626">o</text:span><text:span text:style-name="_33_13">m</text:span><text:span text:style-name="_31_753">e</text:span><text:span text:style-name="_31_803"> </text:span><text:span text:style-name="_38_14">a</text:span><text:span text:style-name="_31_429">r</text:span><text:span text:style-name="_32_215">e</text:span><text:span text:style-name="_33_58">a</text:span><text:span text:style-name="_31_612">s</text:span><text:span text:style-name="_31_803"> </text:span><text:span text:style-name="_32_29">w</text:span><text:span text:style-name="_31_426">h</text:span><text:span text:style-name="_32_083">e</text:span><text:span text:style-name="_33_49">r</text:span><text:span text:style-name="_31_141">e</text:span><text:span text:style-name="_31_803"> </text:span><text:span text:style-name="_37_81">A</text:span><text:span text:style-name="_31_249">m</text:span><text:span text:style-name="_32_227">e</text:span><text:span text:style-name="_34_57">r</text:span><text:span text:style-name="_31_669">i</text:span><text:span text:style-name="_32_266">c</text:span><text:span text:style-name="_33_55">a</text:span><text:span text:style-name="_31_606">n</text:span><text:span text:style-name="_32_581">s</text:span><text:span text:style-name="_33_"> </text:span><text:span text:style-name="_31_171">b</text:span><text:span text:style-name="_32_677">r</text:span><text:span text:style-name="_37_78">o</text:span><text:span text:style-name="_31_534">a</text:span><text:span text:style-name="_32_263">d</text:span><text:span text:style-name="_34_21">l</text:span><text:span text:style-name="_31_237">y</text:span><text:span text:style-name="_31_803"> </text:span><text:span text:style-name="_37_03">a</text:span><text:span text:style-name="_31_138">g</text:span><text:span text:style-name="_32_281">r</text:span><text:span text:style-name="_34_51">e</text:span><text:span text:style-name="_31_246">e</text:span><text:span text:style-name="_32_437">.</text:span></text:p>
      <text:p text:style-name="P1"><text:span text:style-name="_31_741">W</text:span><text:span text:style-name="_32_605">e</text:span><text:span text:style-name="_32_"> </text:span><text:span text:style-name="_31_675">a</text:span><text:span text:style-name="_32_398">g</text:span><text:span text:style-name="_37_81">r</text:span><text:span text:style-name="_31_582">e</text:span><text:span text:style-name="_32_395">e</text:span><text:span text:style-name="_32_"> </text:span><text:span text:style-name="_31_201">t</text:span><text:span text:style-name="_32_590">h</text:span><text:span text:style-name="_33_19">a</text:span><text:span text:style-name="_31_573">t</text:span><text:span text:style-name="_31_802"> </text:span><text:span text:style-name="_35_29">r</text:span><text:span text:style-name="_31_366">e</text:span><text:span text:style-name="_32_623">a</text:span><text:span text:style-name="_34_45">l</text:span><text:span text:style-name="_39_03"> </text:span><text:span text:style-name="_32_254">o</text:span><text:span text:style-name="_38_11">p</text:span><text:span text:style-name="_31_579">p</text:span><text:span text:style-name="_32_686">o</text:span><text:span text:style-name="_32_41">r</text:span><text:span text:style-name="_31_249">t</text:span><text:span text:style-name="_32_119">u</text:span><text:span text:style-name="_37_06">n</text:span><text:span text:style-name="_31_753">i</text:span><text:span text:style-name="_32_077">t</text:span><text:span text:style-name="_38_17">y</text:span><text:span text:style-name="_39_02"> </text:span><text:span text:style-name="_32_245">r</text:span><text:span text:style-name="_35_35">e</text:span><text:span text:style-name="_31_678">q</text:span><text:span text:style-name="_32_482">u</text:span><text:span text:style-name="_37_69">i</text:span><text:span text:style-name="_31_597">r</text:span><text:span text:style-name="_32_587">e</text:span><text:span text:style-name="_38_77">s</text:span><text:span text:style-name="_39_03"> </text:span><text:span text:style-name="_32_218">e</text:span><text:span text:style-name="_38_56">v</text:span><text:span text:style-name="_31_246">e</text:span><text:span text:style-name="_32_425">r</text:span><text:span text:style-name="_38_80">y</text:span><text:span text:style-name="_39_03"> </text:span><text:span text:style-name="_32_569">A</text:span><text:span text:style-name="_34_21">m</text:span><text:span text:style-name="_31_363">e</text:span><text:span text:style-name="_32_221">r</text:span><text:span text:style-name="_33_01">i</text:span><text:span text:style-name="_31_402">c</text:span><text:span text:style-name="_32_335">a</text:span><text:span text:style-name="_36_82">n</text:span><text:span text:style-name="_39_02"> </text:span><text:span text:style-name="_32_461">t</text:span><text:span text:style-name="_32_41">o</text:span><text:span text:style-name="_39_03"> </text:span><text:span text:style-name="_32_107">g</text:span><text:span text:style-name="_33_22">e</text:span><text:span text:style-name="_31_537">t</text:span><text:span text:style-name="_31_803"> </text:span><text:span text:style-name="_38_77">t</text:span><text:span text:style-name="_31_318">h</text:span><text:span text:style-name="_32_503">e</text:span><text:span text:style-name="_32_"> </text:span><text:span text:style-name="_31_606">e</text:span><text:span text:style-name="_32_683">d</text:span><text:span text:style-name="_35_95">u</text:span><text:span text:style-name="_31_426">c</text:span><text:span text:style-name="_32_254">a</text:span><text:span text:style-name="_38_41">t</text:span><text:span text:style-name="_31_201">i</text:span><text:span text:style-name="_32_611">o</text:span><text:span text:style-name="_36_61">n</text:span><text:span text:style-name="_39_03"> </text:span><text:span text:style-name="_32_623">a</text:span><text:span text:style-name="_33_10">n</text:span><text:span text:style-name="_31_357">d</text:span><text:span text:style-name="_31_802"> </text:span><text:span text:style-name="_37_09">t</text:span><text:span text:style-name="_31_249">r</text:span><text:span text:style-name="_32_071">a</text:span><text:span text:style-name="_37_69">i</text:span><text:span text:style-name="_31_210">n</text:span><text:span text:style-name="_32_065">i</text:span><text:span text:style-name="_38_83">n</text:span><text:span text:style-name="_31_366">g</text:span><text:span text:style-name="_31_802"> </text:span><text:span text:style-name="_37_09">t</text:span><text:span text:style-name="_31_435">h</text:span><text:span text:style-name="_32_110">e</text:span><text:span text:style-name="_36_01">y</text:span><text:span text:style-name="_39_03"> </text:span><text:span text:style-name="_32_050">n</text:span><text:span text:style-name="_36_67">e</text:span><text:span text:style-name="_31_723">e</text:span><text:span text:style-name="_32_686">d</text:span><text:span text:style-name="_33_"> </text:span><text:span text:style-name="_31_681">t</text:span><text:span text:style-name="_32_137">o</text:span><text:span text:style-name="_33_"> </text:span><text:span text:style-name="_31_705">l</text:span><text:span text:style-name="_32_434">a</text:span><text:span text:style-name="_35_23">n</text:span><text:span text:style-name="_31_237">d</text:span><text:span text:style-name="_31_802"> </text:span><text:span text:style-name="_33_13">a</text:span><text:span text:style-name="_39_02"> </text:span><text:span text:style-name="_32_395">g</text:span><text:span text:style-name="_33_10">o</text:span><text:span text:style-name="_31_534">o</text:span><text:span text:style-name="_32_647">d</text:span>-<text:span text:style-name="_31_315">p</text:span><text:span text:style-name="_32_578">a</text:span><text:span text:style-name="_35_98">y</text:span><text:span text:style-name="_31_753">i</text:span><text:span text:style-name="_32_035">n</text:span><text:span text:style-name="_38_41">g</text:span><text:span text:style-name="_39_02"> </text:span><text:span text:style-name="_32_425">j</text:span><text:span text:style-name="_36_10">o</text:span><text:span text:style-name="_31_687">b</text:span><text:span text:style-name="_32_425">.</text:span><text:span text:style-name="_33_"> </text:span><text:span text:style-name="_31_525">T</text:span><text:span text:style-name="_32_047">h</text:span><text:span text:style-name="_37_90">e</text:span><text:span text:style-name="_39_02"> </text:span><text:span text:style-name="_32_410">b</text:span><text:span text:style-name="_33_37">i</text:span><text:span text:style-name="_31_723">p</text:span><text:span text:style-name="_32_218">a</text:span><text:span text:style-name="_38_89">r</text:span><text:span text:style-name="_31_573">t</text:span><text:span text:style-name="_32_437">i</text:span><text:span text:style-name="_34_12">z</text:span><text:span text:style-name="_31_327">a</text:span><text:span text:style-name="_32_266">n</text:span><text:span text:style-name="_33_"> </text:span><text:span text:style-name="_31_525">r</text:span><text:span text:style-name="_32_263">e</text:span><text:span text:style-name="_34_81">f</text:span><text:span text:style-name="_31_546">o</text:span><text:span text:style-name="_32_605">r</text:span><text:span text:style-name="_32_29">m</text:span><text:span text:style-name="_39_03"> </text:span><text:span text:style-name="_32_113">o</text:span><text:span text:style-name="_33_37">f</text:span><text:span text:style-name="_39_02"> </text:span><text:span text:style-name="_32_497">N</text:span><text:span text:style-name="_32_65">o</text:span><text:span text:style-name="_39_03"> </text:span><text:span text:style-name="_32_245">C</text:span><text:span text:style-name="_36_82">h</text:span><text:span text:style-name="_31_249">i</text:span><text:span text:style-name="_32_497">l</text:span><text:span text:style-name="_34_63">d</text:span><text:span text:style-name="_39_03"> </text:span><text:span text:style-name="_32_077">L</text:span><text:span text:style-name="_33_13">e</text:span><text:span text:style-name="_31_309">f</text:span><text:span text:style-name="_32_653">t</text:span><text:span text:style-name="_33_"> </text:span><text:soft-page-break/><text:span text:style-name="_31_537">B</text:span><text:span text:style-name="_32_434">e</text:span><text:span text:style-name="_35_95">h</text:span><text:span text:style-name="_31_393">i</text:span><text:span text:style-name="_32_050">n</text:span><text:span text:style-name="_36_31">d</text:span><text:span text:style-name="_39_03"> </text:span><text:span text:style-name="_32_149">w</text:span><text:span text:style-name="_35_38">a</text:span><text:span text:style-name="_31_528">s</text:span><text:span text:style-name="_31_802"> </text:span><text:span text:style-name="_35_02">a</text:span><text:span text:style-name="_31_327">n</text:span><text:span text:style-name="_31_803"> </text:span><text:span text:style-name="_32_65">i</text:span><text:span text:style-name="_31_609">m</text:span><text:span text:style-name="_32_506">p</text:span><text:span text:style-name="_37_75">o</text:span><text:span text:style-name="_31_357">r</text:span><text:span text:style-name="_32_221">t</text:span><text:span text:style-name="_34_66">a</text:span><text:span text:style-name="_31_243">n</text:span><text:span text:style-name="_32_473">t</text:span><text:span text:style-name="_33_"> </text:span><text:span text:style-name="_31_678">s</text:span><text:span text:style-name="_32_473">t</text:span><text:span text:style-name="_36_79">a</text:span><text:span text:style-name="_31_345">r</text:span><text:span text:style-name="_32_257">t</text:span><text:span text:style-name="_33_49">,</text:span><text:span text:style-name="_39_03"> </text:span><text:span text:style-name="_32_215">a</text:span><text:span text:style-name="_36_34">n</text:span><text:span text:style-name="_31_201">d</text:span><text:span text:style-name="_31_803"> </text:span><text:span text:style-name="_33_13">t</text:span><text:span text:style-name="_31_222">o</text:span><text:span text:style-name="_32_695">g</text:span><text:span text:style-name="_32_74">e</text:span><text:span text:style-name="_31_141">t</text:span><text:span text:style-name="_32_215">h</text:span><text:span text:style-name="_32_29">e</text:span><text:span text:style-name="_31_129">r</text:span><text:span text:style-name="_32_425">,</text:span><text:span text:style-name="_32_"> </text:span><text:span text:style-name="_31_753">w</text:span><text:span text:style-name="_32_686">e</text:span><text:span text:style-name="_34_09">'</text:span><text:span text:style-name="_31_540">v</text:span><text:span text:style-name="_32_257">e</text:span><text:span text:style-name="_32_"> </text:span><text:span text:style-name="_31_429">i</text:span><text:span text:style-name="_32_662">n</text:span><text:span text:style-name="_36_76">c</text:span><text:span text:style-name="_31_573">r</text:span><text:span text:style-name="_32_470">e</text:span><text:span text:style-name="_33_43">a</text:span><text:span text:style-name="_31_528">s</text:span><text:span text:style-name="_32_410">e</text:span><text:span text:style-name="_32_65">d</text:span><text:span text:style-name="_39_03"> </text:span><text:span text:style-name="_32_110">e</text:span><text:span text:style-name="_37_03">a</text:span><text:span text:style-name="_31_321">r</text:span><text:span text:style-name="_32_149">l</text:span><text:span text:style-name="_38_77">y</text:span><text:span text:style-name="_39_03"> </text:span><text:span text:style-name="_32_284">c</text:span><text:span text:style-name="_35_98">h</text:span><text:span text:style-name="_31_705">i</text:span><text:span text:style-name="_32_509">l</text:span><text:span text:style-name="_36_70">d</text:span><text:span text:style-name="_31_219">h</text:span><text:span text:style-name="_32_110">o</text:span><text:span text:style-name="_33_07">o</text:span><text:span text:style-name="_31_393">d</text:span><text:span text:style-name="_31_802"> </text:span><text:span text:style-name="_38_26">e</text:span><text:span text:style-name="_31_435">d</text:span><text:span text:style-name="_32_467">u</text:span><text:span text:style-name="_35_38">c</text:span><text:span text:style-name="_31_183">a</text:span><text:span text:style-name="_32_149">t</text:span><text:span text:style-name="_35_17">i</text:span><text:span text:style-name="_31_714">o</text:span><text:span text:style-name="_32_029">n</text:span><text:span text:style-name="_35_89">,</text:span><text:span text:style-name="_39_02"> </text:span><text:span text:style-name="_32_431">u</text:span><text:span text:style-name="_35_02">p</text:span><text:span text:style-name="_31_597">r</text:span><text:span text:style-name="_32_698">a</text:span><text:span text:style-name="_36_73">i</text:span><text:span text:style-name="_31_528">s</text:span><text:span text:style-name="_32_662">e</text:span><text:span text:style-name="_35_23">d</text:span><text:span text:style-name="_39_02"> </text:span><text:span text:style-name="_32_410">h</text:span><text:span text:style-name="_38_89">i</text:span><text:span text:style-name="_31_135">g</text:span><text:span text:style-name="_32_137">h</text:span><text:span text:style-name="_33_"> </text:span><text:span text:style-name="_31_426">s</text:span><text:span text:style-name="_32_104">c</text:span><text:span text:style-name="_37_15">h</text:span><text:span text:style-name="_31_582">o</text:span><text:span text:style-name="_32_677">o</text:span><text:span text:style-name="_32_41">l</text:span><text:span text:style-name="_39_02"> </text:span><text:span text:style-name="_32_467">g</text:span><text:span text:style-name="_36_73">r</text:span><text:span text:style-name="_31_138">a</text:span><text:span text:style-name="_32_086">d</text:span><text:span text:style-name="_38_23">u</text:span><text:span text:style-name="_31_786">a</text:span><text:span text:style-name="_32_041">t</text:span><text:span text:style-name="_37_09">i</text:span><text:span text:style-name="_31_327">o</text:span><text:span text:style-name="_32_569">n</text:span><text:span text:style-name="_32_"> </text:span><text:span text:style-name="_31_609">r</text:span><text:span text:style-name="_32_074">a</text:span><text:span text:style-name="_35_17">t</text:span><text:span text:style-name="_31_531">e</text:span><text:span text:style-name="_32_149">s</text:span><text:span text:style-name="_32_"> </text:span><text:span text:style-name="_31_165">t</text:span><text:span text:style-name="_32_041">o</text:span><text:span text:style-name="_33_"> </text:span><text:span text:style-name="_31_498">n</text:span><text:span text:style-name="_32_323">e</text:span><text:span text:style-name="_37_81">w</text:span><text:span text:style-name="_39_03"> </text:span><text:span text:style-name="_32_395">h</text:span><text:span text:style-name="_36_97">i</text:span><text:span text:style-name="_31_678">g</text:span><text:span text:style-name="_32_611">h</text:span><text:span text:style-name="_37_06">s</text:span><text:span text:style-name="_31_741">,</text:span><text:span text:style-name="_31_803"> </text:span><text:span text:style-name="_37_75">b</text:span><text:span text:style-name="_31_726">o</text:span><text:span text:style-name="_32_215">o</text:span><text:span text:style-name="_33_58">s</text:span><text:span text:style-name="_31_249">t</text:span><text:span text:style-name="_32_323">e</text:span><text:span text:style-name="_38_86">d</text:span><text:span text:style-name="_39_03"> </text:span><text:span text:style-name="_32_155">g</text:span><text:span text:style-name="_38_17">r</text:span><text:span text:style-name="_31_678">a</text:span><text:span text:style-name="_32_158">d</text:span><text:span text:style-name="_32_71">u</text:span><text:span text:style-name="_31_399">a</text:span><text:span text:style-name="_32_605">t</text:span><text:span text:style-name="_33_46">e</text:span><text:span text:style-name="_31_573">s</text:span><text:span text:style-name="_31_803"> </text:span><text:span text:style-name="_34_45">i</text:span><text:span text:style-name="_31_237">n</text:span><text:span text:style-name="_31_802"> </text:span><text:span text:style-name="_32_41">f</text:span><text:span text:style-name="_31_753">i</text:span><text:span text:style-name="_32_143">e</text:span><text:span text:style-name="_34_81">l</text:span><text:span text:style-name="_31_570">d</text:span><text:span text:style-name="_32_065">s</text:span><text:span text:style-name="_33_"> </text:span><text:span text:style-name="_31_177">l</text:span><text:span text:style-name="_32_101">i</text:span><text:span text:style-name="_33_58">k</text:span><text:span text:style-name="_31_243">e</text:span><text:span text:style-name="_31_803"> </text:span><text:span text:style-name="_33_43">e</text:span><text:span text:style-name="_31_678">n</text:span><text:span text:style-name="_32_407">g</text:span><text:span text:style-name="_33_49">i</text:span><text:span text:style-name="_31_798">n</text:span><text:span text:style-name="_32_083">e</text:span><text:span text:style-name="_34_18">e</text:span><text:span text:style-name="_31_561">r</text:span><text:span text:style-name="_32_461">i</text:span><text:span text:style-name="_38_83">n</text:span><text:span text:style-name="_31_366">g</text:span><text:span text:style-name="_32_437">.</text:span><text:span text:style-name="_33_"> </text:span><text:span text:style-name="_31_177">I</text:span><text:span text:style-name="_32_209">n</text:span><text:span text:style-name="_32_"> </text:span><text:span text:style-name="_31_141">t</text:span><text:span text:style-name="_32_686">h</text:span><text:span text:style-name="_33_19">e</text:span><text:span text:style-name="_39_02"> </text:span><text:span text:style-name="_32_482">c</text:span><text:span text:style-name="_38_59">o</text:span><text:span text:style-name="_31_609">m</text:span><text:span text:style-name="_32_425">i</text:span><text:span text:style-name="_34_99">n</text:span><text:span text:style-name="_31_390">g</text:span><text:span text:style-name="_31_803"> </text:span><text:span text:style-name="_38_44">y</text:span><text:span text:style-name="_31_354">e</text:span><text:span text:style-name="_32_683">a</text:span><text:span text:style-name="_37_69">r</text:span><text:span text:style-name="_31_426">s</text:span><text:span text:style-name="_32_029">,</text:span><text:span text:style-name="_32_"> </text:span><text:span text:style-name="_31_201">w</text:span><text:span text:style-name="_32_329">e</text:span><text:span text:style-name="_32_"> </text:span><text:span text:style-name="_31_438">s</text:span><text:span text:style-name="_32_299">h</text:span><text:span text:style-name="_36_43">o</text:span><text:span text:style-name="_31_246">u</text:span><text:span text:style-name="_32_461">l</text:span><text:span text:style-name="_32_77">d</text:span><text:span text:style-name="_39_03"> </text:span><text:span text:style-name="_32_035">b</text:span><text:span text:style-name="_35_38">u</text:span><text:span text:style-name="_31_561">i</text:span><text:span text:style-name="_32_473">l</text:span><text:span text:style-name="_34_81">d</text:span><text:span text:style-name="_39_02"> </text:span><text:span text:style-name="_32_227">o</text:span><text:span text:style-name="_37_18">n</text:span><text:span text:style-name="_39_02"> </text:span><text:span text:style-name="_32_617">t</text:span><text:span text:style-name="_32_74">h</text:span><text:span text:style-name="_31_147">a</text:span><text:span text:style-name="_32_077">t</text:span><text:span text:style-name="_33_"> </text:span><text:span text:style-name="_31_747">p</text:span><text:span text:style-name="_32_293">r</text:span><text:span text:style-name="_33_22">o</text:span><text:span text:style-name="_31_207">g</text:span><text:span text:style-name="_32_401">r</text:span><text:span text:style-name="_34_54">e</text:span><text:span text:style-name="_31_546">s</text:span><text:span text:style-name="_32_296">s</text:span><text:span text:style-name="_38_77">,</text:span><text:span text:style-name="_39_03"> </text:span><text:span text:style-name="_32_515">b</text:span><text:span text:style-name="_38_26">y</text:span><text:span text:style-name="_39_03"> </text:span><text:span text:style-name="_32_695">p</text:span><text:span text:style-name="_36_61">r</text:span><text:span text:style-name="_31_210">o</text:span><text:span text:style-name="_32_404">v</text:span><text:span text:style-name="_38_05">i</text:span><text:span text:style-name="_31_798">d</text:span><text:span text:style-name="_32_221">i</text:span><text:span text:style-name="_37_15">n</text:span><text:span text:style-name="_31_438">g</text:span><text:span text:style-name="_31_803"> </text:span><text:span text:style-name="_33_13">P</text:span><text:span text:style-name="_31_345">r</text:span><text:span text:style-name="_32_437">e</text:span>-<text:span text:style-name="_31_237">K</text:span><text:span text:style-name="_31_802"> </text:span><text:span text:style-name="_38_53">f</text:span><text:span text:style-name="_31_201">o</text:span><text:span text:style-name="_32_113">r</text:span><text:span text:style-name="_33_"> </text:span><text:span text:style-name="_31_201">a</text:span><text:span text:style-name="_32_689">l</text:span><text:span text:style-name="_33_13">l</text:span><text:span text:style-name="_39_02"> </text:span><text:span text:style-name="_32_506">a</text:span><text:span text:style-name="_32_47">n</text:span><text:span text:style-name="_31_561">d</text:span><text:span text:style-name="_31_802"> </text:span><text:span text:style-name="_38_59">o</text:span><text:span text:style-name="_31_177">f</text:span><text:span text:style-name="_32_653">f</text:span><text:span text:style-name="_37_06">e</text:span><text:span text:style-name="_31_777">r</text:span><text:span text:style-name="_32_041">i</text:span><text:span text:style-name="_32_38">n</text:span><text:span text:style-name="_31_543">g</text:span><text:span text:style-name="_31_802"> </text:span><text:span text:style-name="_33_22">e</text:span><text:span text:style-name="_31_348">v</text:span><text:span text:style-name="_32_503">e</text:span><text:span text:style-name="_32_65">r</text:span><text:span text:style-name="_31_582">y</text:span><text:span text:style-name="_31_803"> </text:span><text:span text:style-name="_35_38">s</text:span><text:span text:style-name="_31_177">t</text:span><text:span text:style-name="_32_503">u</text:span><text:span text:style-name="_37_18">d</text:span><text:span text:style-name="_31_435">e</text:span><text:span text:style-name="_32_317">n</text:span><text:span text:style-name="_34_21">t</text:span><text:span text:style-name="_39_02"> </text:span><text:span text:style-name="_32_581">t</text:span><text:span text:style-name="_38_47">h</text:span><text:span text:style-name="_31_258">e</text:span><text:span text:style-name="_31_803"> </text:span><text:span text:style-name="_38_14">h</text:span><text:span text:style-name="_31_747">a</text:span><text:span text:style-name="_32_446">n</text:span><text:span text:style-name="_34_15">d</text:span><text:span text:style-name="_31_168">s</text:span>-<text:span text:style-name="_37_06">o</text:span><text:span text:style-name="_31_741">n</text:span><text:span text:style-name="_31_803"> </text:span><text:span text:style-name="_37_00">c</text:span><text:span text:style-name="_31_618">o</text:span><text:span text:style-name="_32_461">m</text:span><text:span text:style-name="_32_74">p</text:span><text:span text:style-name="_31_687">u</text:span><text:span text:style-name="_32_581">t</text:span><text:span text:style-name="_36_73">e</text:span><text:span text:style-name="_31_609">r</text:span><text:span text:style-name="_31_802"> </text:span><text:span text:style-name="_32_68">s</text:span><text:span text:style-name="_31_606">c</text:span><text:span text:style-name="_32_641">i</text:span><text:span text:style-name="_33_58">e</text:span><text:span text:style-name="_31_567">n</text:span><text:span text:style-name="_32_578">c</text:span><text:span text:style-name="_36_31">e</text:span><text:span text:style-name="_39_02"> </text:span><text:span text:style-name="_32_158">a</text:span><text:span text:style-name="_35_23">n</text:span><text:span text:style-name="_31_345">d</text:span><text:span text:style-name="_31_803"> </text:span><text:span text:style-name="_36_37">m</text:span><text:span text:style-name="_31_510">a</text:span><text:span text:style-name="_32_461">t</text:span><text:span text:style-name="_32_83">h</text:span><text:span text:style-name="_39_03"> </text:span><text:span text:style-name="_32_512">c</text:span><text:span text:style-name="_34_21">l</text:span><text:span text:style-name="_31_714">a</text:span><text:span text:style-name="_32_398">s</text:span><text:span text:style-name="_33_52">s</text:span><text:span text:style-name="_31_750">e</text:span><text:span text:style-name="_32_572">s</text:span><text:span text:style-name="_33_"> </text:span><text:span text:style-name="_31_213">t</text:span><text:span text:style-name="_32_038">h</text:span><text:span text:style-name="_33_07">a</text:span><text:span text:style-name="_31_345">t</text:span><text:span text:style-name="_31_802"> </text:span><text:span text:style-name="_34_21">m</text:span><text:span text:style-name="_31_438">a</text:span><text:span text:style-name="_32_392">k</text:span><text:span text:style-name="_37_09">e</text:span><text:span text:style-name="_39_02"> </text:span><text:span text:style-name="_32_677">t</text:span><text:span text:style-name="_33_07">h</text:span><text:span text:style-name="_31_426">e</text:span><text:span text:style-name="_32_581">m</text:span><text:span text:style-name="_33_"> </text:span><text:span text:style-name="_31_501">j</text:span><text:span text:style-name="_32_266">o</text:span><text:span text:style-name="_37_75">b</text:span>-<text:span text:style-name="_32_389">r</text:span><text:span text:style-name="_38_59">e</text:span><text:span text:style-name="_31_366">a</text:span><text:span text:style-name="_32_266">d</text:span><text:span text:style-name="_34_12">y</text:span><text:span text:style-name="_39_03"> </text:span><text:span text:style-name="_32_503">o</text:span><text:span text:style-name="_37_90">n</text:span><text:span text:style-name="_39_02"> </text:span><text:span text:style-name="_32_251">d</text:span><text:span text:style-name="_32_86">a</text:span><text:span text:style-name="_31_321">y</text:span><text:span text:style-name="_31_803"> </text:span><text:span text:style-name="_36_46">o</text:span><text:span text:style-name="_31_135">n</text:span><text:span text:style-name="_32_425">e</text:span><text:span text:style-name="_34_93">.</text:span><text:span text:style-name="_39_03"> </text:span><text:span text:style-name="_32_473">W</text:span><text:span text:style-name="_34_93">e</text:span><text:span text:style-name="_39_03"> </text:span><text:span text:style-name="_32_446">s</text:span><text:span text:style-name="_38_47">h</text:span><text:span text:style-name="_31_723">o</text:span><text:span text:style-name="_32_698">u</text:span><text:span text:style-name="_34_57">l</text:span><text:span text:style-name="_31_429">d</text:span><text:span text:style-name="_31_803"> </text:span><text:span text:style-name="_33_37">r</text:span><text:span text:style-name="_31_687">e</text:span><text:span text:style-name="_32_686">c</text:span><text:span text:style-name="_33_01">r</text:span><text:span text:style-name="_31_393">u</text:span><text:span text:style-name="_32_461">i</text:span><text:span text:style-name="_32_41">t</text:span><text:span text:style-name="_39_02"> </text:span><text:span text:style-name="_32_122">a</text:span><text:span text:style-name="_38_83">n</text:span><text:span text:style-name="_31_489">d</text:span><text:span text:style-name="_31_803"> </text:span><text:span text:style-name="_35_32">s</text:span><text:span text:style-name="_31_618">u</text:span><text:span text:style-name="_32_050">p</text:span><text:span text:style-name="_34_51">p</text:span><text:span text:style-name="_31_393">o</text:span><text:span text:style-name="_32_041">r</text:span><text:span text:style-name="_33_49">t</text:span><text:span text:style-name="_39_03"> </text:span><text:span text:style-name="_32_617">m</text:span><text:span text:style-name="_35_35">o</text:span><text:span text:style-name="_31_669">r</text:span><text:span text:style-name="_32_158">e</text:span><text:span text:style-name="_33_"> </text:span><text:span text:style-name="_31_618">g</text:span><text:span text:style-name="_32_689">r</text:span><text:span text:style-name="_38_95">e</text:span><text:span text:style-name="_31_501">a</text:span><text:span text:style-name="_32_605">t</text:span><text:span text:style-name="_32_"> </text:span><text:span text:style-name="_31_669">t</text:span><text:span text:style-name="_32_110">e</text:span><text:span text:style-name="_36_31">a</text:span><text:span text:style-name="_31_252">c</text:span><text:span text:style-name="_32_218">h</text:span><text:span text:style-name="_35_98">e</text:span><text:span text:style-name="_31_717">r</text:span><text:span text:style-name="_32_284">s</text:span><text:span text:style-name="_32_"> </text:span><text:span text:style-name="_31_489">f</text:span><text:span text:style-name="_32_401">o</text:span><text:span text:style-name="_36_25">r</text:span><text:span text:style-name="_39_02"> </text:span><text:span text:style-name="_32_107">o</text:span><text:span text:style-name="_38_98">u</text:span><text:span text:style-name="_31_429">r</text:span><text:span text:style-name="_31_803"> </text:span><text:span text:style-name="_36_34">k</text:span><text:span text:style-name="_31_429">i</text:span><text:span text:style-name="_32_659">d</text:span><text:span text:style-name="_36_61">s</text:span><text:span text:style-name="_31_309">.</text:span></text:p>
      <text:p text:style-name="P1"><text:span text:style-name="_37_81">A</text:span><text:span text:style-name="_31_183">n</text:span><text:span text:style-name="_32_446">d</text:span><text:span text:style-name="_32_"> </text:span><text:span text:style-name="_31_561">w</text:span><text:span text:style-name="_32_401">e</text:span><text:span text:style-name="_33_"> </text:span><text:span text:style-name="_31_246">h</text:span><text:span text:style-name="_32_467">a</text:span><text:span text:style-name="_34_54">v</text:span><text:span text:style-name="_31_711">e</text:span><text:span text:style-name="_31_803"> </text:span><text:span text:style-name="_32_29">t</text:span><text:span text:style-name="_31_669">o</text:span><text:span text:style-name="_31_802"> </text:span><text:span text:style-name="_33_49">m</text:span><text:span text:style-name="_31_546">a</text:span><text:span text:style-name="_32_140">k</text:span><text:span text:style-name="_36_25">e</text:span><text:span text:style-name="_39_02"> </text:span><text:span text:style-name="_32_626">c</text:span><text:span text:style-name="_34_51">o</text:span><text:span text:style-name="_31_501">l</text:span><text:span text:style-name="_32_317">l</text:span><text:span text:style-name="_36_70">e</text:span><text:span text:style-name="_31_531">g</text:span><text:span text:style-name="_32_569">e</text:span><text:span text:style-name="_32_"> </text:span><text:span text:style-name="_31_762">a</text:span><text:span text:style-name="_32_389">f</text:span><text:span text:style-name="_34_45">f</text:span><text:span text:style-name="_31_603">o</text:span><text:span text:style-name="_32_569">r</text:span><text:span text:style-name="_37_78">d</text:span><text:span text:style-name="_31_243">a</text:span><text:span text:style-name="_32_251">b</text:span><text:span text:style-name="_32_65">l</text:span><text:span text:style-name="_31_726">e</text:span><text:span text:style-name="_31_803"> </text:span><text:span text:style-name="_36_61">f</text:span><text:span text:style-name="_31_537">o</text:span><text:span text:style-name="_32_689">r</text:span><text:span text:style-name="_32_"> </text:span><text:span text:style-name="_31_750">e</text:span><text:span text:style-name="_32_476">v</text:span><text:span text:style-name="_36_46">e</text:span><text:span text:style-name="_31_309">r</text:span><text:span text:style-name="_32_476">y</text:span><text:span text:style-name="_32_"> </text:span><text:span text:style-name="_31_393">A</text:span><text:span text:style-name="_32_653">m</text:span><text:span text:style-name="_36_10">e</text:span><text:span text:style-name="_31_597">r</text:span><text:span text:style-name="_32_077">i</text:span><text:span text:style-name="_32_68">c</text:span><text:span text:style-name="_31_786">a</text:span><text:span text:style-name="_32_107">n</text:span><text:span text:style-name="_36_73">.</text:span><text:span text:style-name="_39_02"> </text:span><text:span text:style-name="_32_461">N</text:span><text:span text:style-name="_35_29">o</text:span><text:span text:style-name="_39_03"> </text:span><text:span text:style-name="_32_698">u</text:span><text:span text:style-name="_37_03">n</text:span><text:span text:style-name="_31_537">t</text:span><text:span text:style-name="_32_281">i</text:span><text:span text:style-name="_33_01">r</text:span><text:span text:style-name="_31_753">i</text:span><text:span text:style-name="_32_407">n</text:span><text:span text:style-name="_36_46">g</text:span><text:span text:style-name="_39_02"> </text:span><text:span text:style-name="_32_338">s</text:span><text:span text:style-name="_36_73">t</text:span><text:span text:style-name="_31_363">u</text:span><text:span text:style-name="_32_506">d</text:span><text:span text:style-name="_33_07">e</text:span><text:span text:style-name="_31_717">n</text:span><text:span text:style-name="_32_401">t</text:span><text:span text:style-name="_32_"> </text:span><text:span text:style-name="_31_546">s</text:span><text:span text:style-name="_32_035">h</text:span><text:span text:style-name="_38_59">o</text:span><text:span text:style-name="_31_186">u</text:span><text:span text:style-name="_32_149">l</text:span><text:span text:style-name="_34_21">d</text:span><text:span text:style-name="_39_02"> </text:span><text:span text:style-name="_32_515">b</text:span><text:span text:style-name="_36_82">e</text:span><text:span text:style-name="_39_03"> </text:span><text:span text:style-name="_32_590">s</text:span><text:span text:style-name="_33_49">t</text:span><text:span text:style-name="_31_747">u</text:span><text:span text:style-name="_32_644">c</text:span><text:span text:style-name="_38_98">k</text:span><text:span text:style-name="_39_02"> </text:span><text:span text:style-name="_32_401">i</text:span><text:span text:style-name="_37_69">n</text:span><text:span text:style-name="_39_02"> </text:span><text:span text:style-name="_32_401">t</text:span><text:span text:style-name="_35_26">h</text:span><text:span text:style-name="_31_567">e</text:span><text:span text:style-name="_31_802"> </text:span><text:span text:style-name="_35_17">r</text:span><text:span text:style-name="_31_315">e</text:span><text:span text:style-name="_32_254">d</text:span><text:span text:style-name="_34_45">.</text:span><text:span text:style-name="_39_03"> </text:span><text:span text:style-name="_32_581">W</text:span><text:span text:style-name="_35_35">e</text:span><text:span text:style-name="_31_213">'</text:span><text:span text:style-name="_32_470">v</text:span><text:span text:style-name="_35_89">e</text:span><text:span text:style-name="_39_02"> </text:span><text:span text:style-name="_32_506">a</text:span><text:span text:style-name="_34_57">l</text:span><text:span text:style-name="_31_753">r</text:span><text:span text:style-name="_32_083">e</text:span><text:span text:style-name="_36_46">a</text:span><text:span text:style-name="_31_135">d</text:span><text:span text:style-name="_32_461">y</text:span><text:span text:style-name="_32_"> </text:span><text:span text:style-name="_31_573">r</text:span><text:span text:style-name="_32_146">e</text:span><text:span text:style-name="_37_75">d</text:span><text:span text:style-name="_31_687">u</text:span><text:span text:style-name="_32_398">c</text:span><text:span text:style-name="_36_10">e</text:span><text:span text:style-name="_31_351">d</text:span><text:span text:style-name="_31_802"> </text:span><text:span text:style-name="_37_90">s</text:span><text:span text:style-name="_31_597">t</text:span><text:span text:style-name="_32_287">u</text:span><text:span text:style-name="_34_15">d</text:span><text:span text:style-name="_31_366">e</text:span><text:span text:style-name="_32_389">n</text:span><text:span text:style-name="_37_09">t</text:span><text:span text:style-name="_39_02"> </text:span><text:span text:style-name="_32_209">l</text:span><text:span text:style-name="_38_62">o</text:span><text:span text:style-name="_31_327">a</text:span><text:span text:style-name="_32_281">n</text:span><text:span text:style-name="_32_"> </text:span><text:span text:style-name="_31_438">p</text:span><text:span text:style-name="_32_227">a</text:span><text:span text:style-name="_35_20">y</text:span><text:span text:style-name="_31_717">m</text:span><text:span text:style-name="_32_038">e</text:span><text:span text:style-name="_38_14">n</text:span><text:span text:style-name="_31_381">t</text:span><text:span text:style-name="_32_644">s</text:span><text:span text:style-name="_32_"> </text:span><text:span text:style-name="_31_237">t</text:span><text:span text:style-name="_32_581">o</text:span><text:span text:style-name="_33_"> </text:span><text:span text:style-name="_31_597">1</text:span><text:span text:style-name="_32_077">0</text:span><text:span text:style-name="_32_"> </text:span><text:span text:style-name="_31_426">p</text:span><text:span text:style-name="_32_320">c</text:span><text:span text:style-name="_32_41">t</text:span><text:span text:style-name="_39_03"> </text:span><text:span text:style-name="_32_605">o</text:span><text:span text:style-name="_33_01">f</text:span><text:span text:style-name="_39_02"> </text:span><text:span text:style-name="_32_113">a</text:span><text:span text:style-name="_32_"> </text:span><text:span text:style-name="_31_246">b</text:span><text:span text:style-name="_32_155">o</text:span><text:span text:style-name="_35_89">r</text:span><text:span text:style-name="_31_681">r</text:span><text:span text:style-name="_32_050">o</text:span><text:span text:style-name="_36_97">w</text:span><text:span text:style-name="_31_147">e</text:span><text:span text:style-name="_32_461">r</text:span><text:span text:style-name="_38_77">'</text:span><text:span text:style-name="_31_537">s</text:span><text:span text:style-name="_31_802"> </text:span><text:span text:style-name="_33_37">i</text:span><text:span text:style-name="_31_435">n</text:span><text:span text:style-name="_32_650">c</text:span><text:span text:style-name="_38_47">o</text:span><text:span text:style-name="_31_537">m</text:span><text:span text:style-name="_32_326">e</text:span><text:span text:style-name="_35_29">.</text:span><text:span text:style-name="_39_02"> </text:span><text:span text:style-name="_32_569">A</text:span><text:span text:style-name="_38_98">n</text:span><text:span text:style-name="_31_531">d</text:span><text:span text:style-name="_31_803"> </text:span><text:span text:style-name="_32_29">t</text:span><text:span text:style-name="_31_798">h</text:span><text:span text:style-name="_32_647">a</text:span><text:span text:style-name="_34_57">t</text:span><text:span text:style-name="_31_705">'</text:span><text:span text:style-name="_32_137">s</text:span><text:span text:style-name="_33_"> </text:span><text:span text:style-name="_31_726">g</text:span><text:span text:style-name="_32_647">o</text:span><text:span text:style-name="_38_23">o</text:span><text:span text:style-name="_31_402">d</text:span><text:span text:style-name="_32_041">.</text:span><text:span text:style-name="_32_"> </text:span><text:span text:style-name="_31_129">B</text:span><text:span text:style-name="_32_221">u</text:span><text:span text:style-name="_33_37">t</text:span><text:span text:style-name="_39_03"> </text:span><text:span text:style-name="_32_110">n</text:span><text:span text:style-name="_38_95">o</text:span><text:span text:style-name="_31_201">w</text:span><text:span text:style-name="_32_293">,</text:span><text:span text:style-name="_33_"> </text:span><text:span text:style-name="_31_681">w</text:span><text:span text:style-name="_32_578">e</text:span><text:span text:style-name="_33_37">'</text:span><text:span text:style-name="_31_780">v</text:span><text:span text:style-name="_32_509">e</text:span><text:span text:style-name="_32_"> </text:span><text:span text:style-name="_31_183">a</text:span><text:span text:style-name="_32_410">c</text:span><text:span text:style-name="_32_41">t</text:span><text:span text:style-name="_31_711">u</text:span><text:span text:style-name="_32_518">a</text:span><text:span text:style-name="_33_37">l</text:span><text:span text:style-name="_31_393">l</text:span><text:span text:style-name="_32_149">y</text:span><text:span text:style-name="_32_"> </text:span><text:span text:style-name="_31_711">g</text:span><text:span text:style-name="_32_434">o</text:span><text:span text:style-name="_32_41">t</text:span><text:span text:style-name="_39_03"> </text:span><text:span text:style-name="_32_209">t</text:span><text:span text:style-name="_37_09">o</text:span><text:span text:style-name="_39_03"> </text:span><text:span text:style-name="_32_146">c</text:span><text:span text:style-name="_34_87">u</text:span><text:span text:style-name="_31_237">t</text:span><text:span text:style-name="_31_802"> </text:span><text:span text:style-name="_37_09">t</text:span><text:span text:style-name="_31_747">h</text:span><text:span text:style-name="_32_446">e</text:span><text:span text:style-name="_32_"> </text:span><text:span text:style-name="_31_756">c</text:span><text:span text:style-name="_32_146">o</text:span><text:span text:style-name="_35_29">s</text:span><text:span text:style-name="_31_165">t</text:span><text:span text:style-name="_31_803"> </text:span><text:span text:style-name="_34_21">o</text:span><text:span text:style-name="_31_417">f</text:span><text:span text:style-name="_31_803"> </text:span><text:span text:style-name="_32_50">c</text:span><text:span text:style-name="_31_399">o</text:span><text:span text:style-name="_32_065">l</text:span><text:span text:style-name="_34_81">l</text:span><text:span text:style-name="_31_750">e</text:span><text:span text:style-name="_32_695">g</text:span><text:span text:style-name="_34_81">e</text:span><text:span text:style-name="_31_237">.</text:span><text:span text:style-name="_31_802"> </text:span><text:span text:style-name="_38_17">P</text:span><text:span text:style-name="_31_777">r</text:span><text:span text:style-name="_32_614">o</text:span><text:span text:style-name="_35_20">v</text:span><text:span text:style-name="_31_141">i</text:span><text:span text:style-name="_32_623">d</text:span><text:span text:style-name="_37_09">i</text:span><text:span text:style-name="_31_510">n</text:span><text:span text:style-name="_32_281">g</text:span><text:span text:style-name="_32_"> </text:span><text:span text:style-name="_31_417">t</text:span><text:span text:style-name="_32_437">w</text:span><text:span text:style-name="_34_09">o</text:span><text:span text:style-name="_39_03"> </text:span><text:span text:style-name="_32_104">y</text:span><text:span text:style-name="_37_18">e</text:span><text:span text:style-name="_31_327">a</text:span><text:span text:style-name="_32_065">r</text:span><text:span text:style-name="_36_34">s</text:span><text:span text:style-name="_39_03"> </text:span><text:span text:style-name="_32_077">o</text:span><text:span text:style-name="_35_89">f</text:span><text:span text:style-name="_39_03"> </text:span><text:span text:style-name="_32_608">c</text:span><text:span text:style-name="_33_46">o</text:span><text:span text:style-name="_31_213">m</text:span><text:span text:style-name="_32_113">m</text:span><text:span text:style-name="_36_31">u</text:span><text:span text:style-name="_31_330">n</text:span><text:span text:style-name="_32_689">i</text:span><text:span text:style-name="_36_01">t</text:span><text:span text:style-name="_31_789">y</text:span><text:span text:style-name="_31_802"> </text:span><text:span text:style-name="_34_84">c</text:span><text:span text:style-name="_31_402">o</text:span><text:span text:style-name="_32_677">l</text:span><text:span text:style-name="_38_17">l</text:span><text:span text:style-name="_31_690">e</text:span><text:span text:style-name="_32_155">g</text:span><text:span text:style-name="_34_57">e</text:span><text:span text:style-name="_39_03"> </text:span><text:span text:style-name="_32_221">a</text:span><text:span text:style-name="_34_93">t</text:span><text:span text:style-name="_39_03"> </text:span><text:span text:style-name="_32_482">n</text:span><text:span text:style-name="_36_07">o</text:span><text:span text:style-name="_39_02"> </text:span><text:span text:style-name="_32_110">c</text:span><text:span text:style-name="_35_95">o</text:span><text:span text:style-name="_31_417">s</text:span><text:span text:style-name="_32_329">t</text:span><text:span text:style-name="_32_"> </text:span><text:span text:style-name="_31_753">f</text:span><text:span text:style-name="_32_569">o</text:span><text:span text:style-name="_32_65">r</text:span><text:span text:style-name="_39_03"> </text:span><text:span text:style-name="_32_299">e</text:span><text:span text:style-name="_33_58">v</text:span><text:span text:style-name="_31_426">e</text:span><text:span text:style-name="_32_041">r</text:span><text:span text:style-name="_35_32">y</text:span><text:span text:style-name="_39_02"> </text:span><text:span text:style-name="_32_461">r</text:span><text:span text:style-name="_36_82">e</text:span><text:span text:style-name="_31_528">s</text:span><text:span text:style-name="_32_251">p</text:span><text:span text:style-name="_35_98">o</text:span><text:span text:style-name="_31_138">n</text:span><text:span text:style-name="_32_500">s</text:span><text:span text:style-name="_34_57">i</text:span><text:span text:style-name="_31_246">b</text:span><text:span text:style-name="_32_293">l</text:span><text:span text:style-name="_33_19">e</text:span><text:span text:style-name="_39_03"> </text:span><text:span text:style-name="_32_614">s</text:span><text:span text:style-name="_35_29">t</text:span><text:span text:style-name="_31_351">u</text:span><text:span text:style-name="_32_122">d</text:span><text:span text:style-name="_38_83">e</text:span><text:span text:style-name="_31_681">n</text:span><text:span text:style-name="_32_245">t</text:span><text:span text:style-name="_33_"> </text:span><text:span text:style-name="_31_237">i</text:span><text:span text:style-name="_32_041">s</text:span><text:span text:style-name="_33_"> </text:span><text:span text:style-name="_31_330">o</text:span><text:span text:style-name="_32_431">n</text:span><text:span text:style-name="_38_89">e</text:span><text:span text:style-name="_39_02"> </text:span><text:span text:style-name="_32_077">o</text:span><text:span text:style-name="_33_01">f</text:span><text:span text:style-name="_39_03"> </text:span><text:span text:style-name="_32_497">t</text:span><text:span text:style-name="_33_22">h</text:span><text:span text:style-name="_31_615">e</text:span><text:span text:style-name="_31_802"> </text:span><text:span text:style-name="_38_47">b</text:span><text:span text:style-name="_31_750">e</text:span><text:span text:style-name="_32_509">s</text:span><text:span text:style-name="_38_53">t</text:span><text:span text:style-name="_39_03"> </text:span><text:span text:style-name="_32_653">w</text:span><text:span text:style-name="_35_98">a</text:span><text:span text:style-name="_31_708">y</text:span><text:span text:style-name="_32_317">s</text:span><text:span text:style-name="_33_"> </text:span><text:span text:style-name="_31_609">t</text:span><text:span text:style-name="_32_509">o</text:span><text:span text:style-name="_32_"> </text:span><text:span text:style-name="_31_786">d</text:span><text:span text:style-name="_32_335">o</text:span><text:span text:style-name="_32_"> </text:span><text:span text:style-name="_31_249">t</text:span><text:span text:style-name="_32_146">h</text:span><text:span text:style-name="_38_11">a</text:span><text:span text:style-name="_31_177">t</text:span><text:span text:style-name="_32_041">,</text:span><text:span text:style-name="_32_"> </text:span><text:span text:style-name="_31_579">a</text:span><text:span text:style-name="_32_266">n</text:span><text:span text:style-name="_34_21">d</text:span><text:span text:style-name="_39_02"> </text:span><text:span text:style-name="_32_509">I</text:span><text:span text:style-name="_34_09">'</text:span><text:span text:style-name="_31_345">m</text:span><text:span text:style-name="_31_803"> </text:span><text:span text:style-name="_36_10">g</text:span><text:span text:style-name="_31_567">o</text:span><text:span text:style-name="_32_221">i</text:span><text:span text:style-name="_34_99">n</text:span><text:span text:style-name="_31_174">g</text:span><text:span text:style-name="_31_802"> </text:span><text:span text:style-name="_33_01">t</text:span><text:span text:style-name="_31_237">o</text:span><text:span text:style-name="_31_803"> </text:span><text:span text:style-name="_38_14">k</text:span><text:span text:style-name="_31_795">e</text:span><text:span text:style-name="_32_302">e</text:span><text:span text:style-name="_36_31">p</text:span><text:span text:style-name="_39_03"> </text:span><text:span text:style-name="_32_689">f</text:span><text:span text:style-name="_34_93">i</text:span><text:span text:style-name="_31_354">g</text:span><text:span text:style-name="_32_515">h</text:span><text:span text:style-name="_38_89">t</text:span><text:span text:style-name="_31_753">i</text:span><text:span text:style-name="_32_035">n</text:span><text:span text:style-name="_38_50">g</text:span><text:span text:style-name="_39_02"> </text:span><text:span text:style-name="_32_653">t</text:span><text:span text:style-name="_34_81">o</text:span><text:span text:style-name="_39_03"> </text:span><text:span text:style-name="_32_467">g</text:span><text:span text:style-name="_35_98">e</text:span><text:span text:style-name="_31_561">t</text:span><text:span text:style-name="_31_803"> </text:span><text:span text:style-name="_36_37">t</text:span><text:span text:style-name="_31_531">h</text:span><text:span text:style-name="_32_266">a</text:span><text:span text:style-name="_33_37">t</text:span><text:span text:style-name="_39_03"> </text:span><text:span text:style-name="_32_086">s</text:span><text:span text:style-name="_35_29">t</text:span><text:span text:style-name="_31_207">a</text:span><text:span text:style-name="_32_281">r</text:span><text:span text:style-name="_36_73">t</text:span><text:span text:style-name="_31_798">e</text:span><text:span text:style-name="_32_155">d</text:span><text:span text:style-name="_32_"> </text:span><text:span text:style-name="_31_561">t</text:span><text:span text:style-name="_32_143">h</text:span><text:span text:style-name="_37_81">i</text:span><text:span text:style-name="_31_606">s</text:span><text:span text:style-name="_31_802"> </text:span><text:span text:style-name="_33_10">y</text:span><text:span text:style-name="_31_603">e</text:span><text:span text:style-name="_32_113">a</text:span><text:span text:style-name="_37_81">r</text:span><text:span text:style-name="_31_381">.</text:span><text:span text:style-name="_31_803"> </text:span><text:span text:style-name="_38_89">I</text:span><text:span text:style-name="_31_789">t</text:span><text:span text:style-name="_32_113">'</text:span><text:span text:style-name="_37_81">s</text:span><text:span text:style-name="_39_02"> </text:span><text:span text:style-name="_32_677">t</text:span><text:span text:style-name="_36_43">h</text:span><text:span text:style-name="_31_150">e</text:span><text:span text:style-name="_31_803"> </text:span><text:span text:style-name="_35_17">r</text:span><text:span text:style-name="_31_201">i</text:span><text:span text:style-name="_32_119">g</text:span><text:span text:style-name="_34_90">h</text:span><text:span text:style-name="_31_309">t</text:span><text:span text:style-name="_31_803"> </text:span><text:span text:style-name="_38_41">t</text:span><text:span text:style-name="_31_219">h</text:span><text:span text:style-name="_32_317">i</text:span><text:span text:style-name="_38_62">n</text:span><text:span text:style-name="_31_357">g</text:span><text:span text:style-name="_31_802"> </text:span><text:span text:style-name="_36_61">t</text:span><text:span text:style-name="_31_429">o</text:span><text:span text:style-name="_31_802"> </text:span><text:span text:style-name="_37_18">d</text:span><text:span text:style-name="_31_255">o</text:span><text:span text:style-name="_32_281">.</text:span></text:p>
      <text:p text:style-name="P1"><text:span text:style-name="_31_681">B</text:span><text:span text:style-name="_32_605">u</text:span><text:span text:style-name="_38_77">t</text:span><text:span text:style-name="_39_02"> </text:span><text:span text:style-name="_32_221">a</text:span><text:span text:style-name="_33_"> </text:span><text:span text:style-name="_31_531">g</text:span><text:span text:style-name="_32_653">r</text:span><text:span text:style-name="_34_90">e</text:span><text:span text:style-name="_31_489">a</text:span><text:span text:style-name="_32_677">t</text:span><text:span text:style-name="_32_"> </text:span><text:span text:style-name="_31_318">e</text:span><text:span text:style-name="_32_287">d</text:span><text:span text:style-name="_35_95">u</text:span><text:span text:style-name="_31_690">c</text:span><text:span text:style-name="_32_443">a</text:span><text:span text:style-name="_32_65">t</text:span><text:span text:style-name="_31_381">i</text:span><text:span text:style-name="_32_434">o</text:span><text:span text:style-name="_35_89">n</text:span><text:span text:style-name="_39_03"> </text:span><text:span text:style-name="_32_041">i</text:span><text:span text:style-name="_37_00">s</text:span><text:span text:style-name="_31_726">n</text:span><text:span text:style-name="_32_113">'</text:span><text:span text:style-name="_32_41">t</text:span><text:span text:style-name="_39_02"> </text:span><text:span text:style-name="_32_401">a</text:span><text:span text:style-name="_38_17">l</text:span><text:span text:style-name="_31_165">l</text:span><text:span text:style-name="_31_803"> </text:span><text:span text:style-name="_34_21">w</text:span><text:span text:style-name="_31_525">e</text:span><text:span text:style-name="_31_802"> </text:span><text:span text:style-name="_37_90">n</text:span><text:span text:style-name="_31_327">e</text:span><text:span text:style-name="_32_482">e</text:span><text:span text:style-name="_34_51">d</text:span><text:span text:style-name="_39_03"> </text:span><text:span text:style-name="_32_569">i</text:span><text:span text:style-name="_34_57">n</text:span><text:span text:style-name="_39_02"> </text:span><text:span text:style-name="_32_437">t</text:span><text:span text:style-name="_37_15">h</text:span><text:span text:style-name="_31_597">i</text:span><text:span text:style-name="_32_254">s</text:span><text:span text:style-name="_32_"> </text:span><text:span text:style-name="_31_423">n</text:span><text:span text:style-name="_32_290">e</text:span><text:span text:style-name="_37_69">w</text:span><text:span text:style-name="_39_03"> </text:span><text:span text:style-name="_32_590">e</text:span><text:span text:style-name="_35_32">c</text:span><text:span text:style-name="_31_246">o</text:span><text:span text:style-name="_32_407">n</text:span><text:span text:style-name="_36_43">o</text:span><text:span text:style-name="_31_753">m</text:span><text:span text:style-name="_32_218">y</text:span><text:span text:style-name="_34_09">.</text:span><text:span text:style-name="_39_03"> </text:span><text:span text:style-name="_32_101">W</text:span><text:span text:style-name="_36_25">e</text:span><text:span text:style-name="_39_02"> </text:span><text:span text:style-name="_32_071">a</text:span><text:span text:style-name="_37_69">l</text:span><text:span text:style-name="_31_246">s</text:span><text:span text:style-name="_32_473">o</text:span><text:span text:style-name="_33_"> </text:span><text:span text:style-name="_31_171">n</text:span><text:span text:style-name="_32_302">e</text:span><text:span text:style-name="_34_15">e</text:span><text:span text:style-name="_31_150">d</text:span><text:span text:style-name="_31_802"> </text:span><text:span text:style-name="_37_78">b</text:span><text:span text:style-name="_31_243">e</text:span><text:span text:style-name="_32_410">n</text:span><text:span text:style-name="_35_23">e</text:span><text:span text:style-name="_31_393">f</text:span><text:span text:style-name="_32_245">i</text:span><text:span text:style-name="_33_13">t</text:span><text:span text:style-name="_31_789">s</text:span><text:span text:style-name="_31_803"> </text:span><text:span text:style-name="_35_23">a</text:span><text:span text:style-name="_31_438">n</text:span><text:span text:style-name="_32_461">d</text:span><text:span text:style-name="_33_"> </text:span><text:span text:style-name="_31_534">p</text:span><text:span text:style-name="_32_437">r</text:span><text:span text:style-name="_34_51">o</text:span><text:span text:style-name="_31_381">t</text:span><text:span text:style-name="_32_587">e</text:span><text:span text:style-name="_38_26">c</text:span><text:span text:style-name="_31_669">t</text:span><text:span text:style-name="_32_497">i</text:span><text:span text:style-name="_33_46">o</text:span><text:span text:style-name="_31_603">n</text:span><text:span text:style-name="_32_641">s</text:span><text:span text:style-name="_32_"> </text:span><text:span text:style-name="_31_417">t</text:span><text:span text:style-name="_32_611">h</text:span><text:span text:style-name="_35_38">a</text:span><text:span text:style-name="_31_489">t</text:span><text:span text:style-name="_31_803"> </text:span><text:span text:style-name="_36_70">p</text:span><text:span text:style-name="_31_489">r</text:span><text:span text:style-name="_32_071">o</text:span><text:span text:style-name="_33_46">v</text:span><text:span text:style-name="_31_501">i</text:span><text:span text:style-name="_32_659">d</text:span><text:span text:style-name="_34_57">e</text:span><text:span text:style-name="_39_02"> </text:span><text:span text:style-name="_32_281">a</text:span><text:span text:style-name="_32_"> </text:span><text:span text:style-name="_31_207">b</text:span><text:span text:style-name="_32_338">a</text:span><text:span text:style-name="_37_18">s</text:span><text:span text:style-name="_31_705">i</text:span><text:span text:style-name="_32_476">c</text:span><text:span text:style-name="_32_"> </text:span><text:span text:style-name="_31_501">m</text:span><text:span text:style-name="_32_506">e</text:span><text:span text:style-name="_38_47">a</text:span><text:span text:style-name="_31_366">s</text:span><text:span text:style-name="_32_047">u</text:span><text:span text:style-name="_34_81">r</text:span><text:span text:style-name="_31_777">e</text:span><text:span text:style-name="_31_802"> </text:span><text:span text:style-name="_32_65">o</text:span><text:span text:style-name="_31_609">f</text:span><text:span text:style-name="_31_803"> </text:span><text:span text:style-name="_32_32">s</text:span><text:span text:style-name="_31_186">e</text:span><text:span text:style-name="_32_140">c</text:span><text:span text:style-name="_36_70">u</text:span><text:span text:style-name="_31_789">r</text:span><text:span text:style-name="_32_065">i</text:span><text:span text:style-name="_38_05">t</text:span><text:span text:style-name="_31_357">y</text:span><text:span text:style-name="_32_497">.</text:span><text:span text:style-name="_33_"> </text:span><text:span text:style-name="_31_213">I</text:span><text:span text:style-name="_32_041">t</text:span><text:span text:style-name="_38_41">'</text:span><text:span text:style-name="_31_177">s</text:span><text:span text:style-name="_31_802"> </text:span><text:span text:style-name="_34_87">n</text:span><text:span text:style-name="_31_750">o</text:span><text:span text:style-name="_32_497">t</text:span><text:span text:style-name="_33_"> </text:span><text:span text:style-name="_31_309">t</text:span><text:span text:style-name="_32_470">o</text:span><text:span text:style-name="_34_15">o</text:span><text:span text:style-name="_39_02"> </text:span><text:span text:style-name="_32_401">m</text:span><text:span text:style-name="_35_26">u</text:span><text:span text:style-name="_31_612">c</text:span><text:span text:style-name="_32_329">h</text:span><text:span text:style-name="_33_"> </text:span><text:span text:style-name="_31_357">o</text:span><text:span text:style-name="_32_101">f</text:span><text:span text:style-name="_33_"> </text:span><text:span text:style-name="_31_489">a</text:span><text:span text:style-name="_31_802"> </text:span><text:span text:style-name="_38_56">s</text:span><text:span text:style-name="_31_309">t</text:span><text:span text:style-name="_32_281">r</text:span><text:span text:style-name="_34_18">e</text:span><text:span text:style-name="_31_789">t</text:span><text:span text:style-name="_32_338">c</text:span><text:span text:style-name="_37_75">h</text:span><text:span text:style-name="_39_02"> </text:span><text:span text:style-name="_32_113">t</text:span><text:span text:style-name="_36_01">o</text:span><text:span text:style-name="_39_03"> </text:span><text:span text:style-name="_32_248">s</text:span><text:span text:style-name="_36_10">a</text:span><text:span text:style-name="_31_309">y</text:span><text:span text:style-name="_31_803"> </text:span><text:span text:style-name="_35_29">t</text:span><text:span text:style-name="_31_387">h</text:span><text:span text:style-name="_32_326">a</text:span><text:span text:style-name="_32_77">t</text:span><text:span text:style-name="_39_03"> </text:span><text:span text:style-name="_32_284">s</text:span><text:span text:style-name="_38_50">o</text:span><text:span text:style-name="_31_681">m</text:span><text:span text:style-name="_32_209">e</text:span><text:span text:style-name="_33_"> </text:span><text:span text:style-name="_31_669">o</text:span><text:span text:style-name="_32_473">f</text:span><text:span text:style-name="_33_"> </text:span><text:span text:style-name="_31_345">t</text:span><text:span text:style-name="_32_047">h</text:span><text:span text:style-name="_33_46">e</text:span><text:span text:style-name="_39_02"> </text:span><text:span text:style-name="_32_515">o</text:span><text:span text:style-name="_36_46">n</text:span><text:span text:style-name="_31_669">l</text:span><text:span text:style-name="_32_221">y</text:span><text:span text:style-name="_32_"> </text:span><text:span text:style-name="_31_678">p</text:span><text:span text:style-name="_32_035">e</text:span><text:span text:style-name="_36_46">o</text:span><text:span text:style-name="_31_579">p</text:span><text:span text:style-name="_32_209">l</text:span><text:span text:style-name="_35_29">e</text:span><text:span text:style-name="_39_02"> </text:span><text:span text:style-name="_32_065">i</text:span><text:span text:style-name="_32_65">n</text:span><text:span text:style-name="_39_03"> </text:span><text:span text:style-name="_32_401">A</text:span><text:span text:style-name="_32_29">m</text:span><text:span text:style-name="_31_495">e</text:span><text:span text:style-name="_32_641">r</text:span><text:span text:style-name="_36_25">i</text:span><text:span text:style-name="_31_498">c</text:span><text:span text:style-name="_32_509">a</text:span><text:span text:style-name="_32_"> </text:span><text:span text:style-name="_31_609">w</text:span><text:span text:style-name="_32_698">h</text:span><text:span text:style-name="_33_55">o</text:span><text:span text:style-name="_39_03"> </text:span><text:span text:style-name="_32_410">a</text:span><text:span text:style-name="_36_97">r</text:span><text:span text:style-name="_31_603">e</text:span><text:span text:style-name="_31_803"> </text:span><text:span text:style-name="_38_98">g</text:span><text:span text:style-name="_31_327">o</text:span><text:span text:style-name="_32_209">i</text:span><text:span text:style-name="_35_02">n</text:span><text:span text:style-name="_31_219">g</text:span><text:span text:style-name="_31_802"> </text:span><text:span text:style-name="_36_37">t</text:span><text:span text:style-name="_31_345">o</text:span><text:span text:style-name="_31_803"> </text:span><text:span text:style-name="_34_81">w</text:span><text:span text:style-name="_31_390">o</text:span><text:span text:style-name="_32_689">r</text:span><text:span text:style-name="_36_28">k</text:span><text:span text:style-name="_39_03"> </text:span><text:span text:style-name="_32_221">t</text:span><text:span text:style-name="_33_07">h</text:span><text:span text:style-name="_31_258">e</text:span><text:span text:style-name="_31_803"> </text:span><text:span text:style-name="_34_48">s</text:span><text:span text:style-name="_31_750">a</text:span><text:span text:style-name="_32_569">m</text:span><text:span text:style-name="_34_81">e</text:span><text:span text:style-name="_39_03"> </text:span><text:span text:style-name="_32_617">j</text:span><text:span text:style-name="_32_50">o</text:span><text:span text:style-name="_31_207">b</text:span><text:span text:style-name="_32_617">,</text:span><text:span text:style-name="_33_"> </text:span><text:span text:style-name="_31_177">i</text:span><text:span text:style-name="_32_473">n</text:span><text:span text:style-name="_33_"> </text:span><text:span text:style-name="_31_741">t</text:span><text:span text:style-name="_32_623">h</text:span><text:span text:style-name="_38_26">e</text:span><text:span text:style-name="_39_03"> </text:span><text:span text:style-name="_32_110">s</text:span><text:span text:style-name="_38_11">a</text:span><text:span text:style-name="_31_501">m</text:span><text:span text:style-name="_32_065">e</text:span><text:span text:style-name="_33_"> </text:span><text:span text:style-name="_31_138">p</text:span><text:span text:style-name="_32_437">l</text:span><text:span text:style-name="_34_15">a</text:span><text:span text:style-name="_31_360">c</text:span><text:span text:style-name="_32_146">e</text:span><text:span text:style-name="_38_17">,</text:span><text:span text:style-name="_39_03"> </text:span><text:span text:style-name="_32_221">w</text:span><text:span text:style-name="_33_01">i</text:span><text:span text:style-name="_31_165">t</text:span><text:span text:style-name="_32_221">h</text:span><text:span text:style-name="_32_"> </text:span><text:span text:style-name="_31_777">a</text:span><text:span text:style-name="_31_803"> </text:span><text:span text:style-name="_32_83">h</text:span><text:span text:style-name="_31_582">e</text:span><text:span text:style-name="_32_251">a</text:span><text:span text:style-name="_36_25">l</text:span><text:span text:style-name="_31_165">t</text:span><text:span text:style-name="_32_302">h</text:span><text:span text:style-name="_33_"> </text:span><text:span text:style-name="_31_711">a</text:span><text:span text:style-name="_32_218">n</text:span><text:span text:style-name="_36_97">d</text:span><text:span text:style-name="_39_03"> </text:span><text:span text:style-name="_32_149">r</text:span><text:span text:style-name="_35_35">e</text:span><text:span text:style-name="_31_777">t</text:span><text:span text:style-name="_32_293">i</text:span><text:span text:style-name="_32_41">r</text:span><text:span text:style-name="_31_606">e</text:span><text:span text:style-name="_32_209">m</text:span><text:span text:style-name="_32_74">e</text:span><text:span text:style-name="_31_495">n</text:span><text:span text:style-name="_32_581">t</text:span><text:span text:style-name="_32_"> </text:span><text:span text:style-name="_31_786">p</text:span><text:span text:style-name="_32_575">a</text:span><text:span text:style-name="_34_96">c</text:span><text:span text:style-name="_31_366">k</text:span><text:span text:style-name="_32_335">a</text:span><text:span text:style-name="_33_46">g</text:span><text:span text:style-name="_31_309">e</text:span><text:span text:style-name="_31_802"> </text:span><text:span text:style-name="_33_37">f</text:span><text:span text:style-name="_31_129">o</text:span><text:span text:style-name="_32_029">r</text:span><text:span text:style-name="_33_"> </text:span><text:span text:style-name="_31_129">3</text:span><text:span text:style-name="_32_065">0</text:span><text:span text:style-name="_32_"> </text:span><text:span text:style-name="_31_762">y</text:span><text:span text:style-name="_32_155">e</text:span><text:span text:style-name="_33_19">a</text:span><text:span text:style-name="_31_717">r</text:span><text:span text:style-name="_32_254">s</text:span><text:span text:style-name="_33_"> </text:span><text:span text:style-name="_31_762">a</text:span><text:span text:style-name="_32_437">r</text:span><text:span text:style-name="_33_07">e</text:span><text:span text:style-name="_39_03"> </text:span><text:span text:style-name="_32_680">s</text:span><text:span text:style-name="_38_53">i</text:span><text:span text:style-name="_31_321">t</text:span><text:span text:style-name="_32_653">t</text:span><text:span text:style-name="_36_61">i</text:span><text:span text:style-name="_31_426">n</text:span><text:span text:style-name="_32_497">g</text:span><text:span text:style-name="_32_"> </text:span><text:span text:style-name="_31_669">i</text:span><text:span text:style-name="_32_149">n</text:span><text:span text:style-name="_32_"> </text:span><text:span text:style-name="_31_561">t</text:span><text:span text:style-name="_32_503">h</text:span><text:span text:style-name="_38_41">i</text:span><text:span text:style-name="_31_750">s</text:span><text:span text:style-name="_31_803"> </text:span><text:span text:style-name="_35_02">c</text:span><text:span text:style-name="_31_495">h</text:span><text:span text:style-name="_32_290">a</text:span><text:span text:style-name="_38_05">m</text:span><text:span text:style-name="_31_795">b</text:span><text:span text:style-name="_32_257">e</text:span><text:span text:style-name="_34_57">r</text:span><text:span text:style-name="_31_141">.</text:span><text:span text:style-name="_31_802"> </text:span><text:span text:style-name="_38_41">F</text:span><text:span text:style-name="_31_381">o</text:span><text:span text:style-name="_32_617">r</text:span><text:span text:style-name="_33_"> </text:span><text:span text:style-name="_31_147">e</text:span><text:span text:style-name="_32_698">v</text:span><text:span text:style-name="_33_43">e</text:span><text:span text:style-name="_31_573">r</text:span><text:span text:style-name="_32_446">y</text:span><text:span text:style-name="_35_02">o</text:span><text:span text:style-name="_31_183">n</text:span><text:span text:style-name="_32_101">e</text:span><text:span text:style-name="_33_"> </text:span><text:span text:style-name="_31_747">e</text:span><text:span text:style-name="_32_509">l</text:span><text:span text:style-name="_35_38">s</text:span><text:span text:style-name="_31_573">e</text:span><text:span text:style-name="_32_653">,</text:span><text:span text:style-name="_32_"> </text:span><text:span text:style-name="_31_726">e</text:span><text:span text:style-name="_32_296">s</text:span><text:span text:style-name="_34_27">p</text:span><text:span text:style-name="_31_750">e</text:span><text:span text:style-name="_32_254">c</text:span><text:span text:style-name="_37_69">i</text:span><text:span text:style-name="_31_171">a</text:span><text:span text:style-name="_32_041">l</text:span><text:span text:style-name="_38_89">l</text:span><text:span text:style-name="_31_525">y</text:span><text:span text:style-name="_31_803"> </text:span><text:span text:style-name="_35_29">f</text:span><text:span text:style-name="_31_546">o</text:span><text:span text:style-name="_32_617">l</text:span><text:span text:style-name="_36_64">k</text:span><text:span text:style-name="_31_357">s</text:span><text:span text:style-name="_31_802"> </text:span><text:span text:style-name="_32_41">i</text:span><text:span text:style-name="_31_717">n</text:span><text:span text:style-name="_31_803"> </text:span><text:span text:style-name="_32_29">t</text:span><text:span text:style-name="_31_531">h</text:span><text:span text:style-name="_32_302">e</text:span><text:span text:style-name="_32_29">i</text:span><text:span text:style-name="_31_525">r</text:span><text:span text:style-name="_31_802"> </text:span><text:span text:style-name="_33_37">4</text:span><text:span text:style-name="_31_177">0</text:span><text:span text:style-name="_32_245">s</text:span><text:span text:style-name="_32_"> </text:span><text:span text:style-name="_31_426">a</text:span><text:span text:style-name="_32_575">n</text:span><text:span text:style-name="_34_57">d</text:span><text:span text:style-name="_39_02"> </text:span><text:span text:style-name="_32_653">5</text:span><text:span text:style-name="_37_09">0</text:span><text:span text:style-name="_31_345">s</text:span><text:span text:style-name="_32_149">,</text:span><text:span text:style-name="_32_"> </text:span><text:span text:style-name="_31_744">s</text:span><text:span text:style-name="_32_122">a</text:span><text:span text:style-name="_38_56">v</text:span><text:span text:style-name="_31_777">i</text:span><text:span text:style-name="_32_650">n</text:span><text:span text:style-name="_37_09">g</text:span><text:span text:style-name="_39_02"> </text:span><text:span text:style-name="_32_509">f</text:span><text:span text:style-name="_34_81">o</text:span><text:span text:style-name="_31_777">r</text:span><text:span text:style-name="_31_803"> </text:span><text:span text:style-name="_36_37">r</text:span><text:span text:style-name="_31_426">e</text:span><text:span text:style-name="_32_581">t</text:span><text:span text:style-name="_34_93">i</text:span><text:span text:style-name="_31_417">r</text:span><text:span text:style-name="_32_215">e</text:span><text:span text:style-name="_35_17">m</text:span><text:span text:style-name="_31_606">e</text:span><text:span text:style-name="_32_515">n</text:span><text:span text:style-name="_35_29">t</text:span><text:span text:style-name="_39_03"> </text:span><text:span text:style-name="_32_113">o</text:span><text:span text:style-name="_37_81">r</text:span><text:span text:style-name="_39_02"> </text:span><text:span text:style-name="_32_335">b</text:span><text:span text:style-name="_38_98">o</text:span><text:span text:style-name="_31_150">u</text:span><text:span text:style-name="_32_695">n</text:span><text:span text:style-name="_34_54">c</text:span><text:span text:style-name="_31_129">i</text:span><text:span text:style-name="_32_407">n</text:span><text:span text:style-name="_36_73">g</text:span><text:span text:style-name="_39_03"> </text:span><text:span text:style-name="_32_659">b</text:span><text:span text:style-name="_35_26">a</text:span><text:span text:style-name="_31_498">c</text:span><text:span text:style-name="_32_152">k</text:span><text:span text:style-name="_33_"> </text:span><text:span text:style-name="_31_381">f</text:span><text:span text:style-name="_32_581">r</text:span><text:span text:style-name="_37_09">o</text:span><text:span text:style-name="_31_741">m</text:span><text:span text:style-name="_31_802"> </text:span><text:span text:style-name="_34_81">j</text:span><text:span text:style-name="_31_399">o</text:span><text:span text:style-name="_32_626">b</text:span><text:span text:style-name="_32_"> </text:span><text:span text:style-name="_31_741">l</text:span><text:span text:style-name="_32_230">o</text:span><text:span text:style-name="_32_32">s</text:span><text:span text:style-name="_31_345">s</text:span><text:span text:style-name="_31_803"> </text:span><text:span text:style-name="_34_27">h</text:span><text:span text:style-name="_31_366">a</text:span><text:span text:style-name="_32_677">s</text:span><text:span text:style-name="_33_"> </text:span><text:span text:style-name="_31_363">g</text:span><text:span text:style-name="_32_326">o</text:span><text:span text:style-name="_35_17">t</text:span><text:span text:style-name="_31_525">t</text:span><text:span text:style-name="_32_335">e</text:span><text:span text:style-name="_38_86">n</text:span><text:span text:style-name="_39_03"> </text:span><text:span text:style-name="_32_041">a</text:span><text:span text:style-name="_32_"> </text:span><text:span text:style-name="_31_525">l</text:span><text:span text:style-name="_32_245">o</text:span><text:span text:style-name="_37_69">t</text:span><text:span text:style-name="_39_02"> </text:span><text:span text:style-name="_32_101">t</text:span><text:span text:style-name="_32_83">o</text:span><text:span text:style-name="_31_798">u</text:span><text:span text:style-name="_32_107">g</text:span><text:span text:style-name="_37_78">h</text:span><text:span text:style-name="_31_669">e</text:span><text:span text:style-name="_32_281">r</text:span><text:span text:style-name="_37_69">.</text:span><text:span text:style-name="_39_02"> </text:span><text:span text:style-name="_32_029">A</text:span><text:span text:style-name="_32_29">m</text:span><text:span text:style-name="_31_174">e</text:span><text:span text:style-name="_32_113">r</text:span><text:span text:style-name="_34_09">i</text:span><text:span text:style-name="_31_576">c</text:span><text:span text:style-name="_32_431">a</text:span><text:span text:style-name="_38_62">n</text:span><text:span text:style-name="_31_129">s</text:span><text:span text:style-name="_31_803"> </text:span><text:span text:style-name="_33_19">u</text:span><text:span text:style-name="_31_354">n</text:span><text:span text:style-name="_32_110">d</text:span><text:span text:style-name="_32_47">e</text:span><text:span text:style-name="_31_489">r</text:span><text:span text:style-name="_32_500">s</text:span><text:span text:style-name="_37_81">t</text:span><text:span text:style-name="_31_222">a</text:span><text:span text:style-name="_32_395">n</text:span><text:span text:style-name="_36_82">d</text:span><text:span text:style-name="_39_02"> </text:span><text:span text:style-name="_32_245">t</text:span><text:span text:style-name="_38_83">h</text:span><text:span text:style-name="_31_690">a</text:span><text:span text:style-name="_32_437">t</text:span><text:span text:style-name="_32_"> </text:span><text:span text:style-name="_31_609">a</text:span><text:span text:style-name="_32_281">t</text:span><text:span text:style-name="_33_"> </text:span><text:span text:style-name="_31_798">s</text:span><text:span text:style-name="_32_251">o</text:span><text:span text:style-name="_33_13">m</text:span><text:span text:style-name="_31_705">e</text:span><text:span text:style-name="_31_802"> </text:span><text:span text:style-name="_33_07">p</text:span><text:span text:style-name="_31_150">o</text:span><text:span text:style-name="_32_221">i</text:span><text:span text:style-name="_37_09">n</text:span><text:span text:style-name="_31_777">t</text:span><text:span text:style-name="_31_802"> </text:span><text:span text:style-name="_32_65">i</text:span><text:span text:style-name="_31_417">n</text:span><text:span text:style-name="_31_802"> </text:span><text:span text:style-name="_36_61">t</text:span><text:span text:style-name="_31_390">h</text:span><text:span text:style-name="_32_611">e</text:span><text:span text:style-name="_34_93">i</text:span><text:span text:style-name="_31_525">r</text:span><text:span text:style-name="_31_802"> </text:span><text:span text:style-name="_34_96">c</text:span><text:span text:style-name="_31_318">a</text:span><text:span text:style-name="_32_605">r</text:span><text:span text:style-name="_38_59">e</text:span><text:span text:style-name="_31_426">e</text:span><text:span text:style-name="_32_497">r</text:span><text:span text:style-name="_34_57">s</text:span><text:span text:style-name="_31_201">,</text:span><text:span text:style-name="_31_803"> </text:span><text:span text:style-name="_32_77">i</text:span><text:span text:style-name="_31_177">n</text:span><text:span text:style-name="_31_802"> </text:span><text:span text:style-name="_38_17">t</text:span><text:span text:style-name="_31_327">h</text:span><text:span text:style-name="_32_329">i</text:span><text:span text:style-name="_37_78">s</text:span><text:span text:style-name="_39_02"> </text:span><text:span text:style-name="_32_302">n</text:span><text:span text:style-name="_38_47">e</text:span><text:span text:style-name="_31_681">w</text:span><text:span text:style-name="_31_802"> </text:span><text:span text:style-name="_36_34">e</text:span><text:span text:style-name="_31_312">c</text:span><text:span text:style-name="_32_479">o</text:span><text:span text:style-name="_32_50">n</text:span><text:span text:style-name="_31_714">o</text:span><text:span text:style-name="_32_689">m</text:span><text:span text:style-name="_36_76">y</text:span><text:span text:style-name="_31_501">,</text:span><text:span text:style-name="_31_802"> </text:span><text:span text:style-name="_32_77">t</text:span><text:span text:style-name="_31_171">h</text:span><text:span text:style-name="_32_614">e</text:span><text:span text:style-name="_32_77">y</text:span><text:span text:style-name="_39_02"> </text:span><text:span text:style-name="_32_329">m</text:span><text:span text:style-name="_36_46">a</text:span><text:span text:style-name="_31_180">y</text:span><text:span text:style-name="_31_802"> </text:span><text:span text:style-name="_32_83">h</text:span><text:span text:style-name="_31_678">a</text:span><text:span text:style-name="_32_428">v</text:span><text:span text:style-name="_33_22">e</text:span><text:span text:style-name="_39_03"> </text:span><text:span text:style-name="_32_065">t</text:span><text:span text:style-name="_34_81">o</text:span><text:span text:style-name="_39_03"> </text:span><text:span text:style-name="_32_101">r</text:span><text:span text:style-name="_37_18">e</text:span><text:span text:style-name="_31_345">t</text:span><text:span text:style-name="_32_431">o</text:span><text:span text:style-name="_36_25">o</text:span><text:span text:style-name="_31_201">l</text:span><text:span text:style-name="_31_802"> </text:span><text:span text:style-name="_33_22">a</text:span><text:span text:style-name="_31_579">n</text:span><text:span text:style-name="_32_101">d</text:span><text:span text:style-name="_32_"> </text:span><text:span text:style-name="_31_525">t</text:span><text:span text:style-name="_32_650">h</text:span><text:span text:style-name="_37_87">e</text:span><text:span text:style-name="_31_249">y</text:span><text:span text:style-name="_31_803"> </text:span><text:span text:style-name="_36_61">m</text:span><text:span text:style-name="_31_579">a</text:span><text:span text:style-name="_32_158">y</text:span><text:span text:style-name="_33_"> </text:span><text:span text:style-name="_31_171">h</text:span><text:span text:style-name="_32_650">a</text:span><text:span text:style-name="_32_38">v</text:span><text:span text:style-name="_31_531">e</text:span><text:span text:style-name="_31_803"> </text:span><text:span text:style-name="_36_97">t</text:span><text:span text:style-name="_31_213">o</text:span><text:span text:style-name="_31_803"> </text:span><text:span text:style-name="_38_89">r</text:span><text:span text:style-name="_31_603">e</text:span><text:span text:style-name="_32_329">t</text:span><text:span text:style-name="_36_73">r</text:span><text:span text:style-name="_31_150">a</text:span><text:span text:style-name="_32_653">i</text:span><text:span text:style-name="_34_81">n</text:span><text:span text:style-name="_31_669">.</text:span><text:span text:style-name="_31_803"> </text:span><text:span text:style-name="_32_41">B</text:span><text:span text:style-name="_31_321">u</text:span><text:span text:style-name="_32_329">t</text:span><text:span text:style-name="_33_"> </text:span><text:span text:style-name="_31_381">t</text:span><text:span text:style-name="_32_047">h</text:span><text:span text:style-name="_33_46">e</text:span><text:span text:style-name="_31_417">y</text:span><text:span text:style-name="_31_803"> </text:span><text:span text:style-name="_37_72">s</text:span><text:span text:style-name="_31_438">h</text:span><text:span text:style-name="_32_506">o</text:span><text:span text:style-name="_36_67">u</text:span><text:span text:style-name="_31_717">l</text:span><text:span text:style-name="_32_335">d</text:span><text:span text:style-name="_37_90">n</text:span><text:span text:style-name="_31_489">'</text:span><text:span text:style-name="_32_065">t</text:span><text:span text:style-name="_32_"> </text:span><text:span text:style-name="_31_237">l</text:span><text:span text:style-name="_32_587">o</text:span><text:span text:style-name="_33_58">s</text:span><text:span text:style-name="_31_789">e</text:span><text:span text:style-name="_31_802"> </text:span><text:span text:style-name="_34_45">w</text:span><text:span text:style-name="_31_135">h</text:span><text:span text:style-name="_32_338">a</text:span><text:span text:style-name="_38_05">t</text:span><text:span text:style-name="_39_02"> </text:span><text:span text:style-name="_32_113">t</text:span><text:span text:style-name="_38_98">h</text:span><text:span text:style-name="_31_567">e</text:span><text:span text:style-name="_32_302">y</text:span><text:span text:style-name="_38_17">'</text:span><text:span text:style-name="_31_756">v</text:span><text:span text:style-name="_32_389">e</text:span><text:span text:style-name="_32_"> </text:span><text:span text:style-name="_31_318">a</text:span><text:span text:style-name="_32_101">l</text:span><text:span text:style-name="_34_45">r</text:span><text:span text:style-name="_31_603">e</text:span><text:span text:style-name="_32_266">a</text:span><text:span text:style-name="_38_23">d</text:span><text:span text:style-name="_31_753">y</text:span><text:span text:style-name="_31_803"> </text:span><text:span text:style-name="_32_65">w</text:span><text:span text:style-name="_31_723">o</text:span><text:span text:style-name="_32_293">r</text:span><text:span text:style-name="_36_10">k</text:span><text:span text:style-name="_31_579">e</text:span><text:span text:style-name="_32_266">d</text:span><text:span text:style-name="_33_"> </text:span><text:span text:style-name="_31_528">s</text:span><text:span text:style-name="_32_506">o</text:span><text:span text:style-name="_32_"> </text:span><text:span text:style-name="_31_675">h</text:span><text:span text:style-name="_32_158">a</text:span><text:span text:style-name="_33_01">r</text:span><text:span text:style-name="_31_489">d</text:span><text:span text:style-name="_31_803"> </text:span><text:span text:style-name="_34_21">t</text:span><text:span text:style-name="_31_681">o</text:span><text:span text:style-name="_31_803"> </text:span><text:span text:style-name="_38_47">b</text:span><text:span text:style-name="_31_618">u</text:span><text:span text:style-name="_32_041">i</text:span><text:span text:style-name="_33_37">l</text:span><text:span text:style-name="_31_537">d</text:span><text:span text:style-name="_31_802"> </text:span><text:span text:style-name="_34_45">i</text:span><text:span text:style-name="_31_489">n</text:span><text:span text:style-name="_31_803"> </text:span><text:span text:style-name="_38_05">t</text:span><text:span text:style-name="_31_750">h</text:span><text:span text:style-name="_32_467">e</text:span><text:span text:style-name="_32_"> </text:span><text:span text:style-name="_31_687">p</text:span><text:span text:style-name="_32_137">r</text:span><text:span text:style-name="_35_02">o</text:span><text:span text:style-name="_31_780">c</text:span><text:span text:style-name="_32_686">e</text:span><text:span text:style-name="_33_22">s</text:span><text:span text:style-name="_31_396">s</text:span><text:span text:style-name="_32_581">.</text:span></text:p>
      <text:p text:style-name="P1"><text:span text:style-name="_31_789">T</text:span><text:span text:style-name="_32_119">h</text:span><text:span text:style-name="_36_46">a</text:span><text:span text:style-name="_31_249">t</text:span><text:span text:style-name="_32_149">'</text:span><text:span text:style-name="_38_17">s</text:span><text:span text:style-name="_39_02"> </text:span><text:span text:style-name="_32_149">w</text:span><text:span text:style-name="_37_78">h</text:span><text:span text:style-name="_31_324">y</text:span><text:span text:style-name="_31_803"> </text:span><text:span text:style-name="_36_73">S</text:span><text:span text:style-name="_31_750">o</text:span><text:span text:style-name="_32_140">c</text:span><text:span text:style-name="_38_05">i</text:span><text:span text:style-name="_31_381">a</text:span><text:span text:style-name="_32_581">l</text:span><text:span text:style-name="_33_"> </text:span><text:span text:style-name="_31_417">S</text:span><text:span text:style-name="_32_335">e</text:span><text:span text:style-name="_37_78">c</text:span><text:span text:style-name="_31_246">u</text:span><text:span text:style-name="_32_041">r</text:span><text:span text:style-name="_36_25">i</text:span><text:span text:style-name="_31_573">t</text:span><text:span text:style-name="_32_392">y</text:span><text:span text:style-name="_33_"> </text:span><text:span text:style-name="_31_795">a</text:span><text:span text:style-name="_32_410">n</text:span><text:span text:style-name="_32_77">d</text:span><text:span text:style-name="_39_02"> </text:span><text:span text:style-name="_32_437">M</text:span><text:span text:style-name="_36_31">e</text:span><text:span text:style-name="_31_690">d</text:span><text:span text:style-name="_32_653">i</text:span><text:span text:style-name="_35_92">c</text:span><text:span text:style-name="_31_174">a</text:span><text:span text:style-name="_32_653">r</text:span><text:span text:style-name="_38_89">e</text:span><text:span text:style-name="_39_02"> </text:span><text:span text:style-name="_32_107">a</text:span><text:span text:style-name="_36_97">r</text:span><text:span text:style-name="_31_390">e</text:span><text:span text:style-name="_31_803"> </text:span><text:span text:style-name="_32_41">m</text:span><text:span text:style-name="_31_507">o</text:span><text:span text:style-name="_32_221">r</text:span><text:span text:style-name="_35_38">e</text:span><text:span text:style-name="_39_03"> </text:span><text:span text:style-name="_32_389">i</text:span><text:span text:style-name="_34_21">m</text:span><text:span text:style-name="_31_426">p</text:span><text:span text:style-name="_32_611">o</text:span><text:span text:style-name="_32_29">r</text:span><text:span text:style-name="_31_705">t</text:span><text:span text:style-name="_32_155">a</text:span><text:span text:style-name="_37_18">n</text:span><text:span text:style-name="_31_309">t</text:span><text:span text:style-name="_31_802"> </text:span><text:span text:style-name="_36_73">t</text:span><text:span text:style-name="_31_423">h</text:span><text:span text:style-name="_32_410">a</text:span><text:span text:style-name="_38_05">n</text:span><text:span text:style-name="_39_02"> </text:span><text:span text:style-name="_32_038">e</text:span><text:span text:style-name="_33_52">v</text:span><text:span text:style-name="_31_669">e</text:span><text:span text:style-name="_32_245">r</text:span><text:span text:style-name="_37_69">.</text:span><text:span text:style-name="_39_03"> </text:span><text:span text:style-name="_32_401">W</text:span><text:span text:style-name="_36_37">e</text:span><text:span text:style-name="_39_02"> </text:span><text:span text:style-name="_32_698">s</text:span><text:span text:style-name="_32_47">h</text:span><text:span text:style-name="_31_723">o</text:span><text:span text:style-name="_32_050">u</text:span><text:span text:style-name="_33_37">l</text:span><text:span text:style-name="_31_507">d</text:span><text:span text:style-name="_32_230">n</text:span><text:span text:style-name="_36_37">'</text:span><text:span text:style-name="_31_321">t</text:span><text:span text:style-name="_31_802"> </text:span><text:span text:style-name="_34_93">w</text:span><text:span text:style-name="_31_675">e</text:span><text:span text:style-name="_32_590">a</text:span><text:span text:style-name="_34_24">k</text:span><text:span text:style-name="_31_426">e</text:span><text:span text:style-name="_32_149">n</text:span><text:span text:style-name="_33_"> </text:span><text:span text:style-name="_31_201">t</text:span><text:span text:style-name="_32_050">h</text:span><text:span text:style-name="_35_95">e</text:span><text:span text:style-name="_31_537">m</text:span><text:span text:style-name="_32_077">;</text:span><text:span text:style-name="_33_"> </text:span><text:span text:style-name="_31_309">w</text:span><text:span text:style-name="_32_581">e</text:span><text:span text:style-name="_33_"> </text:span><text:span text:style-name="_31_246">s</text:span><text:span text:style-name="_32_263">h</text:span><text:span text:style-name="_33_46">o</text:span><text:span text:style-name="_31_615">u</text:span><text:span text:style-name="_32_581">l</text:span><text:span text:style-name="_37_69">d</text:span><text:span text:style-name="_39_03"> </text:span><text:span text:style-name="_32_584">s</text:span><text:span text:style-name="_33_37">t</text:span><text:span text:style-name="_31_705">r</text:span><text:span text:style-name="_32_482">e</text:span><text:span text:style-name="_32_74">n</text:span><text:span text:style-name="_31_615">g</text:span><text:span text:style-name="_32_689">t</text:span><text:span text:style-name="_36_79">h</text:span><text:span text:style-name="_31_150">e</text:span><text:span text:style-name="_32_389">n</text:span><text:span text:style-name="_32_"> </text:span><text:span text:style-name="_31_681">t</text:span><text:span text:style-name="_32_623">h</text:span><text:span text:style-name="_37_90">e</text:span><text:span text:style-name="_31_597">m</text:span><text:span text:style-name="_32_113">.</text:span><text:span text:style-name="_33_"> </text:span><text:span text:style-name="_31_177">A</text:span><text:span text:style-name="_32_266">n</text:span><text:span text:style-name="_33_43">d</text:span><text:span text:style-name="_39_03"> </text:span><text:span text:style-name="_32_221">f</text:span><text:span text:style-name="_33_13">o</text:span><text:span text:style-name="_31_381">r</text:span><text:span text:style-name="_31_802"> </text:span><text:span text:style-name="_36_73">A</text:span><text:span text:style-name="_31_741">m</text:span><text:span text:style-name="_32_410">e</text:span><text:span text:style-name="_32_41">r</text:span><text:span text:style-name="_31_717">i</text:span><text:span text:style-name="_32_044">c</text:span><text:span text:style-name="_33_10">a</text:span><text:span text:style-name="_31_795">n</text:span><text:span text:style-name="_32_689">s</text:span><text:span text:style-name="_32_"> </text:span><text:span text:style-name="_31_504">s</text:span><text:span text:style-name="_32_398">h</text:span><text:span text:style-name="_37_81">o</text:span><text:span text:style-name="_31_321">r</text:span><text:span text:style-name="_32_689">t</text:span><text:span text:style-name="_33_"> </text:span><text:span text:style-name="_31_321">o</text:span><text:span text:style-name="_32_461">f</text:span><text:span text:style-name="_32_"> </text:span><text:span text:style-name="_31_237">r</text:span><text:span text:style-name="_32_410">e</text:span><text:span text:style-name="_38_05">t</text:span><text:span text:style-name="_31_501">i</text:span><text:span text:style-name="_32_245">r</text:span><text:span text:style-name="_35_23">e</text:span><text:span text:style-name="_31_525">m</text:span><text:span text:style-name="_32_230">e</text:span><text:span text:style-name="_34_51">n</text:span><text:span text:style-name="_31_237">t</text:span><text:span text:style-name="_32_245">,</text:span><text:span text:style-name="_32_"> </text:span><text:span text:style-name="_31_582">b</text:span><text:span text:style-name="_32_287">a</text:span><text:span text:style-name="_33_58">s</text:span><text:span text:style-name="_31_669">i</text:span><text:span text:style-name="_32_692">c</text:span><text:span text:style-name="_32_"> </text:span><text:span text:style-name="_31_402">b</text:span><text:span text:style-name="_32_623">e</text:span><text:span text:style-name="_38_23">n</text:span><text:span text:style-name="_31_438">e</text:span><text:span text:style-name="_32_209">f</text:span><text:span text:style-name="_35_89">i</text:span><text:span text:style-name="_31_537">t</text:span><text:span text:style-name="_32_461">s</text:span><text:span text:style-name="_33_"> </text:span><text:span text:style-name="_31_798">s</text:span><text:span text:style-name="_32_587">h</text:span><text:span text:style-name="_32_71">o</text:span><text:span text:style-name="_31_546">u</text:span><text:span text:style-name="_32_461">l</text:span><text:span text:style-name="_33_49">d</text:span><text:span text:style-name="_39_02"> </text:span><text:span text:style-name="_32_158">b</text:span><text:span text:style-name="_38_47">e</text:span><text:span text:style-name="_39_03"> </text:span><text:span text:style-name="_32_509">j</text:span><text:span text:style-name="_33_22">u</text:span><text:span text:style-name="_31_792">s</text:span><text:span text:style-name="_32_677">t</text:span><text:span text:style-name="_33_"> </text:span><text:span text:style-name="_31_711">a</text:span><text:span text:style-name="_32_122">s</text:span><text:span text:style-name="_33_"> </text:span><text:span text:style-name="_31_309">m</text:span><text:span text:style-name="_32_038">o</text:span><text:span text:style-name="_33_19">b</text:span><text:span text:style-name="_31_429">i</text:span><text:span text:style-name="_32_401">l</text:span><text:span text:style-name="_32_41">e</text:span><text:span text:style-name="_39_02"> </text:span><text:span text:style-name="_32_623">a</text:span><text:span text:style-name="_35_26">s</text:span><text:span text:style-name="_39_03"> </text:span><text:span text:style-name="_32_299">e</text:span><text:span text:style-name="_36_10">v</text:span><text:span text:style-name="_31_426">e</text:span><text:span text:style-name="_32_113">r</text:span><text:span text:style-name="_34_48">y</text:span><text:span text:style-name="_31_597">t</text:span><text:span text:style-name="_32_146">h</text:span><text:span text:style-name="_36_73">i</text:span><text:span text:style-name="_31_747">n</text:span><text:span text:style-name="_32_617">g</text:span><text:span text:style-name="_32_"> </text:span><text:span text:style-name="_31_675">e</text:span><text:span text:style-name="_32_101">l</text:span><text:span text:style-name="_34_66">s</text:span><text:span text:style-name="_31_321">e</text:span><text:span text:style-name="_31_803"> </text:span><text:span text:style-name="_38_77">i</text:span><text:span text:style-name="_31_525">s</text:span><text:span text:style-name="_31_803"> </text:span><text:span text:style-name="_38_89">t</text:span><text:span text:style-name="_31_318">o</text:span><text:span text:style-name="_32_503">d</text:span><text:span text:style-name="_36_31">a</text:span><text:span text:style-name="_31_678">y</text:span><text:span text:style-name="_32_677">.</text:span><text:span text:style-name="_33_"> </text:span><text:span text:style-name="_31_681">T</text:span><text:span text:style-name="_32_611">h</text:span><text:span text:style-name="_38_14">a</text:span><text:span text:style-name="_31_141">t</text:span><text:span text:style-name="_32_041">,</text:span><text:span text:style-name="_33_"> </text:span><text:span text:style-name="_31_723">b</text:span><text:span text:style-name="_32_446">y</text:span><text:span text:style-name="_32_"> </text:span><text:span text:style-name="_31_393">t</text:span><text:span text:style-name="_32_050">h</text:span><text:span text:style-name="_34_99">e</text:span><text:span text:style-name="_39_03"> </text:span><text:span text:style-name="_32_605">w</text:span><text:span text:style-name="_36_82">a</text:span><text:span text:style-name="_31_216">y</text:span><text:span text:style-name="_32_581">,</text:span><text:span text:style-name="_32_"> </text:span><text:span text:style-name="_31_417">i</text:span><text:span text:style-name="_32_401">s</text:span><text:span text:style-name="_33_"> </text:span><text:span text:style-name="_31_753">w</text:span><text:span text:style-name="_32_155">h</text:span><text:span text:style-name="_33_22">a</text:span><text:span text:style-name="_31_417">t</text:span><text:span text:style-name="_31_803"> </text:span><text:span text:style-name="_37_81">t</text:span><text:span text:style-name="_31_210">h</text:span><text:span text:style-name="_32_335">e</text:span><text:span text:style-name="_32_"> </text:span><text:span text:style-name="_31_357">A</text:span><text:span text:style-name="_32_245">f</text:span><text:span text:style-name="_32_65">f</text:span><text:span text:style-name="_31_426">o</text:span><text:span text:style-name="_32_257">r</text:span><text:span text:style-name="_38_95">d</text:span><text:span text:style-name="_31_351">a</text:span><text:span text:style-name="_32_302">b</text:span><text:span text:style-name="_34_81">l</text:span><text:span text:style-name="_31_717">e</text:span><text:span text:style-name="_31_803"> </text:span><text:span text:style-name="_36_61">C</text:span><text:span text:style-name="_31_423">a</text:span><text:span text:style-name="_32_581">r</text:span><text:span text:style-name="_33_58">e</text:span><text:span text:style-name="_39_02"> </text:span><text:span text:style-name="_32_437">A</text:span><text:span text:style-name="_37_69">c</text:span><text:span text:style-name="_31_705">t</text:span><text:span text:style-name="_31_802"> </text:span><text:span text:style-name="_35_89">i</text:span><text:span text:style-name="_31_201">s</text:span><text:span text:style-name="_31_802"> </text:span><text:span text:style-name="_32_41">a</text:span><text:span text:style-name="_31_249">l</text:span><text:span text:style-name="_32_257">l</text:span><text:span text:style-name="_32_"> </text:span><text:span text:style-name="_31_171">a</text:span><text:span text:style-name="_32_698">b</text:span><text:span text:style-name="_36_34">o</text:span><text:span text:style-name="_31_543">u</text:span><text:span text:style-name="_32_293">t</text:span><text:span text:style-name="_36_37">.</text:span><text:span text:style-name="_39_03"> </text:span><text:span text:style-name="_32_293">I</text:span><text:span text:style-name="_35_17">t</text:span><text:span text:style-name="_31_249">'</text:span><text:span text:style-name="_32_317">s</text:span><text:span text:style-name="_33_"> </text:span><text:span text:style-name="_31_498">a</text:span><text:span text:style-name="_32_047">b</text:span><text:span text:style-name="_33_07">o</text:span><text:span text:style-name="_31_138">u</text:span><text:span text:style-name="_32_425">t</text:span><text:span text:style-name="_33_"> </text:span><text:span text:style-name="_31_705">f</text:span><text:span text:style-name="_32_689">i</text:span><text:span text:style-name="_32_41">l</text:span><text:span text:style-name="_31_237">l</text:span><text:span text:style-name="_32_281">i</text:span><text:span text:style-name="_36_70">n</text:span><text:span text:style-name="_31_675">g</text:span><text:span text:style-name="_31_802"> </text:span><text:span text:style-name="_32_65">t</text:span><text:span text:style-name="_31_171">h</text:span><text:span text:style-name="_32_434">e</text:span><text:span text:style-name="_32_"> </text:span><text:span text:style-name="_31_363">g</text:span><text:span text:style-name="_32_410">a</text:span><text:span text:style-name="_33_19">p</text:span><text:span text:style-name="_31_330">s</text:span><text:span text:style-name="_31_802"> </text:span><text:span text:style-name="_37_69">i</text:span><text:span text:style-name="_31_417">n</text:span><text:span text:style-name="_31_802"> </text:span><text:span text:style-name="_36_46">e</text:span><text:span text:style-name="_31_393">m</text:span><text:span text:style-name="_32_215">p</text:span><text:span text:style-name="_36_37">l</text:span><text:span text:style-name="_31_543">o</text:span><text:span text:style-name="_32_146">y</text:span><text:span text:style-name="_34_30">e</text:span><text:span text:style-name="_31_141">r</text:span>-<text:span text:style-name="_36_31">b</text:span><text:span text:style-name="_31_762">a</text:span><text:span text:style-name="_32_212">s</text:span><text:span text:style-name="_38_59">e</text:span><text:span text:style-name="_31_618">d</text:span><text:span text:style-name="_31_803"> </text:span><text:span text:style-name="_38_80">c</text:span><text:span text:style-name="_31_798">a</text:span><text:span text:style-name="_32_641">r</text:span><text:span text:style-name="_38_05">e</text:span><text:span text:style-name="_39_03"> </text:span><text:span text:style-name="_32_224">s</text:span><text:span text:style-name="_37_78">o</text:span><text:span text:style-name="_39_03"> </text:span><text:span text:style-name="_32_461">t</text:span><text:span text:style-name="_32_71">h</text:span><text:span text:style-name="_31_210">a</text:span><text:span text:style-name="_32_497">t</text:span><text:span text:style-name="_32_"> </text:span><text:span text:style-name="_31_789">w</text:span><text:span text:style-name="_32_263">h</text:span><text:span text:style-name="_36_46">e</text:span><text:span text:style-name="_31_753">n</text:span><text:span text:style-name="_31_802"> </text:span><text:span text:style-name="_32_50">y</text:span><text:span text:style-name="_31_543">o</text:span><text:span text:style-name="_32_065">u</text:span><text:span text:style-name="_32_"> </text:span><text:span text:style-name="_31_753">l</text:span><text:span text:style-name="_32_467">o</text:span><text:span text:style-name="_34_66">s</text:span><text:span text:style-name="_31_741">e</text:span><text:span text:style-name="_31_803"> </text:span><text:span text:style-name="_36_25">a</text:span><text:span text:style-name="_39_03"> </text:span><text:span text:style-name="_32_425">j</text:span><text:span text:style-name="_38_23">o</text:span><text:span text:style-name="_31_174">b</text:span><text:span text:style-name="_32_317">,</text:span><text:span text:style-name="_33_"> </text:span><text:span text:style-name="_31_309">o</text:span><text:span text:style-name="_32_581">r</text:span><text:span text:style-name="_32_"> </text:span><text:span text:style-name="_31_612">y</text:span><text:span text:style-name="_32_230">o</text:span><text:span text:style-name="_32_77">u</text:span><text:span text:style-name="_39_02"> </text:span><text:span text:style-name="_32_218">g</text:span><text:span text:style-name="_34_87">o</text:span><text:span text:style-name="_39_02"> </text:span><text:span text:style-name="_32_047">b</text:span><text:span text:style-name="_34_90">a</text:span><text:span text:style-name="_31_504">c</text:span><text:span text:style-name="_32_038">k</text:span><text:span text:style-name="_33_"> </text:span><text:span text:style-name="_31_537">t</text:span><text:span text:style-name="_32_689">o</text:span><text:span text:style-name="_32_"> </text:span><text:span text:style-name="_31_498">s</text:span><text:span text:style-name="_32_428">c</text:span><text:span text:style-name="_32_38">h</text:span><text:span text:style-name="_31_183">o</text:span><text:span text:style-name="_32_209">o</text:span><text:span text:style-name="_34_09">l</text:span><text:span text:style-name="_31_129">,</text:span><text:span text:style-name="_31_802"> </text:span><text:span text:style-name="_34_57">o</text:span><text:span text:style-name="_31_705">r</text:span><text:span text:style-name="_31_802"> </text:span><text:span text:style-name="_38_08">y</text:span><text:span text:style-name="_31_222">o</text:span><text:span text:style-name="_32_425">u</text:span><text:span text:style-name="_33_"> </text:span><text:span text:style-name="_31_312">s</text:span><text:span text:style-name="_32_137">t</text:span><text:span text:style-name="_37_81">r</text:span><text:span text:style-name="_31_201">i</text:span><text:span text:style-name="_32_650">k</text:span><text:span text:style-name="_36_73">e</text:span><text:span text:style-name="_39_03"> </text:span><text:span text:style-name="_32_218">o</text:span><text:span text:style-name="_32_83">u</text:span><text:span text:style-name="_31_777">t</text:span><text:span text:style-name="_31_803"> </text:span><text:span text:style-name="_33_22">a</text:span><text:span text:style-name="_31_243">n</text:span><text:span text:style-name="_32_653">d</text:span><text:span text:style-name="_32_"> </text:span><text:span text:style-name="_31_345">l</text:span><text:span text:style-name="_32_467">a</text:span><text:span text:style-name="_32_86">u</text:span><text:span text:style-name="_31_798">n</text:span><text:span text:style-name="_32_584">c</text:span><text:span text:style-name="_37_81">h</text:span><text:span text:style-name="_39_02"> </text:span><text:span text:style-name="_32_401">t</text:span><text:span text:style-name="_35_23">h</text:span><text:span text:style-name="_31_750">a</text:span><text:span text:style-name="_32_293">t</text:span><text:span text:style-name="_32_"> </text:span><text:span text:style-name="_31_174">n</text:span><text:span text:style-name="_32_611">e</text:span><text:span text:style-name="_36_97">w</text:span><text:span text:style-name="_39_02"> </text:span><text:span text:style-name="_32_323">b</text:span><text:span text:style-name="_33_22">u</text:span><text:span text:style-name="_31_432">s</text:span><text:span text:style-name="_32_617">i</text:span><text:span text:style-name="_36_10">n</text:span><text:span text:style-name="_31_495">e</text:span><text:span text:style-name="_32_698">s</text:span><text:span text:style-name="_38_89">s</text:span><text:span text:style-name="_31_789">,</text:span><text:span text:style-name="_31_803"> </text:span><text:span text:style-name="_34_24">y</text:span><text:span text:style-name="_31_318">o</text:span><text:span text:style-name="_32_209">u</text:span><text:span text:style-name="_35_89">'</text:span><text:span text:style-name="_31_573">l</text:span><text:span text:style-name="_32_461">l</text:span><text:span text:style-name="_32_"> </text:span><text:span text:style-name="_31_213">s</text:span><text:span text:style-name="_32_221">t</text:span><text:span text:style-name="_33_01">i</text:span><text:span text:style-name="_31_177">l</text:span><text:span text:style-name="_32_293">l</text:span><text:span text:style-name="_33_"> </text:span><text:span text:style-name="_31_567">h</text:span><text:span text:style-name="_32_086">a</text:span><text:span text:style-name="_35_38">v</text:span><text:span text:style-name="_31_327">e</text:span><text:span text:style-name="_31_802"> </text:span><text:span text:style-name="_36_46">c</text:span><text:span text:style-name="_31_363">o</text:span><text:span text:style-name="_32_584">v</text:span><text:span text:style-name="_35_38">e</text:span><text:span text:style-name="_31_681">r</text:span><text:span text:style-name="_32_326">a</text:span><text:span text:style-name="_37_75">g</text:span><text:span text:style-name="_31_669">e</text:span><text:span text:style-name="_32_137">.</text:span><text:span text:style-name="_32_"> </text:span><text:span text:style-name="_31_573">N</text:span><text:span text:style-name="_32_287">e</text:span><text:span text:style-name="_35_98">a</text:span><text:span text:style-name="_31_381">r</text:span><text:span text:style-name="_32_209">l</text:span><text:span text:style-name="_34_45">y</text:span><text:span text:style-name="_39_02"> </text:span><text:span text:style-name="_32_389">1</text:span><text:span text:style-name="_38_05">8</text:span><text:span text:style-name="_39_03"> </text:span><text:span text:style-name="_32_245">m</text:span><text:span text:style-name="_36_25">i</text:span><text:span text:style-name="_31_681">l</text:span><text:span text:style-name="_32_641">l</text:span><text:span text:style-name="_38_89">i</text:span><text:span text:style-name="_31_510">o</text:span><text:span text:style-name="_32_695">n</text:span><text:span text:style-name="_33_"> </text:span><text:span text:style-name="_31_399">p</text:span><text:span text:style-name="_32_614">e</text:span><text:span text:style-name="_36_43">o</text:span><text:span text:style-name="_31_222">p</text:span><text:span text:style-name="_32_041">l</text:span><text:span text:style-name="_33_01">e</text:span><text:span text:style-name="_39_03"> </text:span><text:span text:style-name="_32_038">h</text:span><text:span text:style-name="_38_95">a</text:span><text:span text:style-name="_31_756">v</text:span><text:span text:style-name="_32_326">e</text:span><text:span text:style-name="_32_"> </text:span><text:span text:style-name="_31_135">g</text:span><text:span text:style-name="_32_038">a</text:span><text:span text:style-name="_34_09">i</text:span><text:span text:style-name="_31_366">n</text:span><text:span text:style-name="_32_107">e</text:span><text:span text:style-name="_32_29">d</text:span><text:span text:style-name="_39_03"> </text:span><text:span text:style-name="_32_050">c</text:span><text:span text:style-name="_37_75">o</text:span><text:span text:style-name="_31_780">v</text:span><text:span text:style-name="_32_446">e</text:span><text:span text:style-name="_36_25">r</text:span><text:span text:style-name="_31_315">a</text:span><text:span text:style-name="_32_590">g</text:span><text:span text:style-name="_32_77">e</text:span><text:span text:style-name="_39_02"> </text:span><text:span text:style-name="_32_080">s</text:span><text:span text:style-name="_35_38">o</text:span><text:span text:style-name="_39_02"> </text:span><text:span text:style-name="_32_653">f</text:span><text:span text:style-name="_38_41">a</text:span><text:span text:style-name="_31_717">r</text:span><text:span text:style-name="_32_653">.</text:span><text:span text:style-name="_32_"> </text:span><text:span text:style-name="_31_321">A</text:span><text:span text:style-name="_32_047">n</text:span><text:span text:style-name="_36_70">d</text:span><text:span text:style-name="_39_03"> </text:span><text:span text:style-name="_32_281">i</text:span><text:span text:style-name="_33_49">n</text:span><text:span text:style-name="_39_03"> </text:span><text:span text:style-name="_32_401">t</text:span><text:span text:style-name="_36_82">h</text:span><text:span text:style-name="_31_747">e</text:span><text:span text:style-name="_31_802"> </text:span><text:span text:style-name="_36_70">p</text:span><text:span text:style-name="_31_489">r</text:span><text:span text:style-name="_32_407">o</text:span><text:span text:style-name="_37_00">c</text:span><text:span text:style-name="_31_510">e</text:span><text:span text:style-name="_32_230">s</text:span><text:span text:style-name="_34_84">s</text:span><text:span text:style-name="_31_753">,</text:span><text:span text:style-name="_31_803"> </text:span><text:span text:style-name="_36_67">h</text:span><text:span text:style-name="_31_318">e</text:span><text:span text:style-name="_32_266">a</text:span><text:span text:style-name="_35_17">l</text:span><text:span text:style-name="_31_249">t</text:span><text:span text:style-name="_32_215">h</text:span><text:span text:style-name="_33_"> </text:span><text:span text:style-name="_31_498">c</text:span><text:span text:style-name="_32_215">a</text:span><text:span text:style-name="_36_61">r</text:span><text:span text:style-name="_31_165">e</text:span><text:span text:style-name="_31_802"> </text:span><text:span text:style-name="_36_61">i</text:span><text:span text:style-name="_31_747">n</text:span><text:span text:style-name="_32_497">f</text:span><text:span text:style-name="_38_77">l</text:span><text:span text:style-name="_31_390">a</text:span><text:span text:style-name="_32_329">t</text:span><text:span text:style-name="_33_37">i</text:span><text:span text:style-name="_31_759">o</text:span><text:span text:style-name="_32_446">n</text:span><text:span text:style-name="_33_"> </text:span><text:span text:style-name="_31_183">h</text:span><text:span text:style-name="_32_626">a</text:span><text:span text:style-name="_32_65">s</text:span><text:span text:style-name="_39_02"> </text:span><text:span text:style-name="_32_254">s</text:span><text:span text:style-name="_35_17">l</text:span><text:span text:style-name="_31_579">o</text:span><text:span text:style-name="_32_077">w</text:span><text:span text:style-name="_36_43">e</text:span><text:span text:style-name="_31_366">d</text:span><text:span text:style-name="_32_641">.</text:span><text:span text:style-name="_33_"> </text:span><text:span text:style-name="_31_741">A</text:span><text:span text:style-name="_32_290">n</text:span><text:span text:style-name="_36_31">d</text:span><text:span text:style-name="_39_02"> </text:span><text:span text:style-name="_32_647">o</text:span><text:span text:style-name="_36_10">u</text:span><text:span text:style-name="_31_237">r</text:span><text:span text:style-name="_31_802"> </text:span><text:span text:style-name="_34_66">b</text:span><text:span text:style-name="_31_711">u</text:span><text:span text:style-name="_32_428">s</text:span><text:span text:style-name="_34_93">i</text:span><text:span text:style-name="_31_366">n</text:span><text:span text:style-name="_32_230">e</text:span><text:span text:style-name="_34_48">s</text:span><text:span text:style-name="_31_678">s</text:span><text:span text:style-name="_32_287">e</text:span><text:span text:style-name="_36_61">s</text:span><text:span text:style-name="_39_03"> </text:span><text:span text:style-name="_32_695">h</text:span><text:span text:style-name="_36_70">a</text:span><text:span text:style-name="_31_438">v</text:span><text:span text:style-name="_32_575">e</text:span><text:span text:style-name="_32_"> </text:span><text:span text:style-name="_31_186">c</text:span><text:span text:style-name="_32_473">r</text:span><text:span text:style-name="_33_43">e</text:span><text:span text:style-name="_31_351">a</text:span><text:span text:style-name="_32_317">t</text:span><text:span text:style-name="_35_26">e</text:span><text:span text:style-name="_31_573">d</text:span><text:span text:style-name="_31_803"> </text:span><text:span text:style-name="_32_41">j</text:span><text:span text:style-name="_31_315">o</text:span><text:span text:style-name="_32_698">b</text:span><text:span text:style-name="_33_01">s</text:span><text:span text:style-name="_39_02"> </text:span><text:span text:style-name="_32_266">e</text:span><text:span text:style-name="_37_72">v</text:span><text:span text:style-name="_31_423">e</text:span><text:span text:style-name="_32_461">r</text:span><text:span text:style-name="_32_86">y</text:span><text:span text:style-name="_39_03"> </text:span><text:span text:style-name="_32_590">s</text:span><text:span text:style-name="_36_97">i</text:span><text:span text:style-name="_31_543">n</text:span><text:span text:style-name="_32_335">g</text:span><text:span text:style-name="_34_21">l</text:span><text:span text:style-name="_31_546">e</text:span><text:span text:style-name="_31_802"> </text:span><text:span text:style-name="_34_57">m</text:span><text:span text:style-name="_31_147">o</text:span><text:span text:style-name="_32_338">n</text:span><text:span text:style-name="_33_37">t</text:span><text:span text:style-name="_31_177">h</text:span><text:span text:style-name="_31_802"> </text:span><text:span text:style-name="_36_76">s</text:span><text:span text:style-name="_31_597">i</text:span><text:span text:style-name="_32_686">n</text:span><text:span text:style-name="_38_50">c</text:span><text:span text:style-name="_31_531">e</text:span><text:span text:style-name="_31_803"> </text:span><text:span text:style-name="_36_73">i</text:span><text:span text:style-name="_31_309">t</text:span><text:span text:style-name="_31_803"> </text:span><text:span text:style-name="_36_10">b</text:span><text:span text:style-name="_31_507">e</text:span><text:span text:style-name="_32_698">c</text:span><text:span text:style-name="_34_27">a</text:span><text:span text:style-name="_31_705">m</text:span><text:span text:style-name="_32_497">e</text:span><text:span text:style-name="_33_"> </text:span><text:span text:style-name="_31_501">l</text:span><text:span text:style-name="_32_653">a</text:span><text:span text:style-name="_33_01">w</text:span><text:span text:style-name="_31_573">.</text:span></text:p>
      <text:p text:style-name="P1"><text:span text:style-name="_36_61">N</text:span><text:span text:style-name="_31_141">o</text:span><text:span text:style-name="_32_581">w</text:span><text:span text:style-name="_36_25">,</text:span><text:span text:style-name="_39_02"> </text:span><text:span text:style-name="_32_605">I</text:span><text:span text:style-name="_38_89">'</text:span><text:span text:style-name="_31_609">m</text:span><text:span text:style-name="_31_802"> </text:span><text:span text:style-name="_33_22">g</text:span><text:span text:style-name="_31_315">u</text:span><text:span text:style-name="_32_035">e</text:span><text:span text:style-name="_37_78">s</text:span><text:span text:style-name="_31_138">s</text:span><text:span text:style-name="_32_653">w</text:span><text:span text:style-name="_34_15">o</text:span><text:span text:style-name="_31_141">r</text:span><text:span text:style-name="_32_245">k</text:span><text:span text:style-name="_33_"> </text:span><text:span text:style-name="_31_417">w</text:span><text:span text:style-name="_32_137">e</text:span><text:span text:style-name="_32_"> </text:span><text:span text:style-name="_31_309">w</text:span><text:span text:style-name="_32_575">o</text:span><text:span text:style-name="_35_38">n</text:span><text:span text:style-name="_31_561">'</text:span><text:span text:style-name="_32_677">t</text:span><text:span text:style-name="_32_"> </text:span><text:span text:style-name="_31_786">a</text:span><text:span text:style-name="_32_035">g</text:span><text:span text:style-name="_35_17">r</text:span><text:span text:style-name="_31_174">e</text:span><text:span text:style-name="_32_299">e</text:span><text:span text:style-name="_32_"> </text:span><text:span text:style-name="_31_531">o</text:span><text:span text:style-name="_32_626">n</text:span><text:span text:style-name="_32_"> </text:span><text:span text:style-name="_31_618">h</text:span><text:span text:style-name="_32_623">e</text:span><text:span text:style-name="_35_26">a</text:span><text:span text:style-name="_31_249">l</text:span><text:span text:style-name="_32_329">t</text:span><text:span text:style-name="_34_87">h</text:span><text:span text:style-name="_39_02"> </text:span><text:span text:style-name="_32_326">c</text:span><text:span text:style-name="_33_43">a</text:span><text:span text:style-name="_31_309">r</text:span><text:span text:style-name="_32_689">e</text:span><text:span text:style-name="_32_"> </text:span><text:span text:style-name="_31_423">a</text:span><text:span text:style-name="_32_146">n</text:span><text:span text:style-name="_37_18">y</text:span><text:span text:style-name="_31_429">t</text:span><text:span text:style-name="_32_605">i</text:span><text:span text:style-name="_38_41">m</text:span><text:span text:style-name="_31_783">e</text:span><text:span text:style-name="_31_802"> </text:span><text:span text:style-name="_35_38">s</text:span><text:span text:style-name="_31_675">o</text:span><text:span text:style-name="_32_335">o</text:span><text:span text:style-name="_34_30">n</text:span><text:span text:style-name="_31_789">.</text:span><text:span text:style-name="_31_802"> </text:span><text:span text:style-name="_36_73">A</text:span><text:span text:style-name="_39_03"> </text:span><text:span text:style-name="_32_281">l</text:span><text:span text:style-name="_35_29">i</text:span><text:span text:style-name="_31_741">t</text:span><text:span text:style-name="_32_497">t</text:span><text:span text:style-name="_32_29">l</text:span><text:span text:style-name="_31_741">e</text:span><text:span text:style-name="_31_803"> </text:span><text:span text:style-name="_37_75">a</text:span><text:span text:style-name="_31_606">p</text:span><text:span text:style-name="_32_218">p</text:span><text:span text:style-name="_36_61">l</text:span><text:span text:style-name="_31_543">a</text:span><text:span text:style-name="_32_575">u</text:span><text:span text:style-name="_32_86">s</text:span><text:span text:style-name="_31_609">e</text:span><text:span text:style-name="_31_802"> </text:span><text:span text:style-name="_38_89">r</text:span><text:span text:style-name="_31_345">i</text:span><text:span text:style-name="_32_611">g</text:span><text:span text:style-name="_33_46">h</text:span><text:span text:style-name="_31_609">t</text:span><text:span text:style-name="_31_802"> </text:span><text:span text:style-name="_34_21">t</text:span><text:span text:style-name="_31_531">h</text:span><text:span text:style-name="_32_158">e</text:span><text:span text:style-name="_33_49">r</text:span><text:span text:style-name="_31_237">e</text:span><text:span text:style-name="_32_461">.</text:span><text:span text:style-name="_33_"> </text:span><text:span text:style-name="_31_201">J</text:span><text:span text:style-name="_32_326">u</text:span><text:span text:style-name="_38_80">s</text:span><text:span text:style-name="_31_381">t</text:span><text:span text:style-name="_31_802"> </text:span><text:span text:style-name="_38_89">a</text:span><text:span text:style-name="_39_03"> </text:span><text:span text:style-name="_32_143">g</text:span><text:span text:style-name="_37_18">u</text:span><text:span text:style-name="_31_183">e</text:span><text:span text:style-name="_32_110">s</text:span><text:span text:style-name="_36_25">s</text:span><text:span text:style-name="_31_381">.</text:span><text:span text:style-name="_31_803"> </text:span><text:span text:style-name="_38_53">B</text:span><text:span text:style-name="_31_705">u</text:span><text:span text:style-name="_32_509">t</text:span><text:span text:style-name="_33_"> </text:span><text:span text:style-name="_31_165">t</text:span><text:span text:style-name="_32_215">h</text:span><text:span text:style-name="_36_34">e</text:span><text:span text:style-name="_31_249">r</text:span><text:span text:style-name="_32_509">e</text:span><text:span text:style-name="_33_"> </text:span><text:span text:style-name="_31_180">s</text:span><text:span text:style-name="_32_254">h</text:span><text:span text:style-name="_32_71">o</text:span><text:span text:style-name="_31_138">u</text:span><text:span text:style-name="_32_569">l</text:span><text:span text:style-name="_34_21">d</text:span><text:span text:style-name="_39_02"> </text:span><text:span text:style-name="_32_587">b</text:span><text:span text:style-name="_34_18">e</text:span><text:span text:style-name="_39_03"> </text:span><text:span text:style-name="_32_110">o</text:span><text:span text:style-name="_38_77">t</text:span><text:span text:style-name="_31_795">h</text:span><text:span text:style-name="_32_653">e</text:span><text:span text:style-name="_36_73">r</text:span><text:span text:style-name="_39_02"> </text:span><text:span text:style-name="_32_446">s</text:span><text:span text:style-name="_36_97">l</text:span><text:span text:style-name="_31_597">i</text:span><text:span text:style-name="_32_035">p</text:span><text:span text:style-name="_34_93">w</text:span><text:span text:style-name="_31_582">a</text:span><text:span text:style-name="_32_512">y</text:span><text:span text:style-name="_33_"> </text:span><text:span text:style-name="_31_222">p</text:span><text:span text:style-name="_32_659">a</text:span><text:span text:style-name="_37_09">r</text:span><text:span text:style-name="_31_201">t</text:span><text:span text:style-name="_32_029">i</text:span><text:span text:style-name="_35_26">e</text:span><text:span text:style-name="_31_132">s</text:span><text:span text:style-name="_31_803"> </text:span><text:span text:style-name="_38_26">c</text:span><text:span text:style-name="_31_171">a</text:span><text:span text:style-name="_32_257">n</text:span><text:span text:style-name="_32_"> </text:span><text:span text:style-name="_31_381">w</text:span><text:span text:style-name="_32_302">o</text:span><text:span text:style-name="_38_89">r</text:span><text:span text:style-name="_31_720">k</text:span><text:span text:style-name="_31_803"> </text:span><text:span text:style-name="_38_77">t</text:span><text:span text:style-name="_31_135">o</text:span><text:span text:style-name="_32_614">g</text:span><text:span text:style-name="_37_75">e</text:span><text:span text:style-name="_31_309">t</text:span><text:span text:style-name="_32_086">h</text:span><text:span text:style-name="_35_17">e</text:span><text:span text:style-name="_31_381">r</text:span><text:span text:style-name="_31_803"> </text:span><text:span text:style-name="_36_97">t</text:span><text:span text:style-name="_31_165">o</text:span><text:span text:style-name="_31_802"> </text:span><text:span text:style-name="_38_17">i</text:span><text:span text:style-name="_31_669">m</text:span><text:span text:style-name="_32_698">p</text:span><text:span text:style-name="_32_77">r</text:span><text:span text:style-name="_31_759">o</text:span><text:span text:style-name="_32_512">v</text:span><text:span text:style-name="_35_26">e</text:span><text:span text:style-name="_39_03"> </text:span><text:span text:style-name="_32_647">e</text:span><text:span text:style-name="_32_50">c</text:span><text:span text:style-name="_31_150">o</text:span><text:span text:style-name="_32_263">n</text:span><text:span text:style-name="_38_83">o</text:span><text:span text:style-name="_31_417">m</text:span><text:span text:style-name="_32_113">i</text:span><text:span text:style-name="_33_46">c</text:span><text:span text:style-name="_39_02"> </text:span><text:span text:style-name="_32_038">s</text:span><text:span text:style-name="_32_35">e</text:span><text:span text:style-name="_31_546">c</text:span><text:span text:style-name="_32_287">u</text:span><text:span text:style-name="_38_41">r</text:span><text:span text:style-name="_31_525">i</text:span><text:span text:style-name="_32_317">t</text:span><text:span text:style-name="_32_29">y</text:span><text:span text:style-name="_31_717">.</text:span><text:span text:style-name="_31_802"> </text:span><text:span text:style-name="_33_37">S</text:span><text:span text:style-name="_31_759">a</text:span><text:span text:style-name="_32_302">y</text:span><text:span text:style-name="_32_"> </text:span><text:span text:style-name="_31_741">a</text:span><text:span text:style-name="_31_803"> </text:span><text:span text:style-name="_36_79">h</text:span><text:span text:style-name="_31_246">a</text:span><text:span text:style-name="_32_689">r</text:span><text:span text:style-name="_36_43">d</text:span><text:span text:style-name="_31_141">w</text:span><text:span text:style-name="_32_626">o</text:span><text:span text:style-name="_37_69">r</text:span><text:span text:style-name="_31_390">k</text:span><text:span text:style-name="_32_077">i</text:span><text:span text:style-name="_36_43">n</text:span><text:span text:style-name="_31_177">g</text:span><text:span text:style-name="_31_802"> </text:span><text:span text:style-name="_36_01">A</text:span><text:span text:style-name="_31_201">m</text:span><text:span text:style-name="_32_398">e</text:span><text:span text:style-name="_37_81">r</text:span><text:span text:style-name="_31_705">i</text:span><text:span text:style-name="_32_260">c</text:span><text:span text:style-name="_34_99">a</text:span><text:span text:style-name="_31_366">n</text:span><text:span text:style-name="_31_802"> </text:span><text:span text:style-name="_33_37">l</text:span><text:span text:style-name="_31_135">o</text:span><text:span text:style-name="_32_302">s</text:span><text:span text:style-name="_37_15">e</text:span><text:span text:style-name="_31_570">s</text:span><text:span text:style-name="_31_802"> </text:span><text:span text:style-name="_32_71">h</text:span><text:span text:style-name="_31_345">i</text:span><text:span text:style-name="_32_410">s</text:span><text:span text:style-name="_33_"> </text:span><text:span text:style-name="_31_753">j</text:span><text:span text:style-name="_32_227">o</text:span><text:span text:style-name="_32_86">b</text:span><text:span text:style-name="_39_02"> </text:span>--<text:span text:style-name="_39_03"> </text:span><text:span text:style-name="_32_581">w</text:span><text:span text:style-name="_34_09">e</text:span><text:span text:style-name="_39_03"> </text:span><text:span text:style-name="_32_296">s</text:span><text:span text:style-name="_37_06">h</text:span><text:span text:style-name="_31_327">o</text:span><text:span text:style-name="_32_650">u</text:span><text:span text:style-name="_37_81">l</text:span><text:span text:style-name="_31_210">d</text:span><text:span text:style-name="_32_299">n</text:span><text:span text:style-name="_35_29">'</text:span><text:span text:style-name="_31_573">t</text:span><text:span text:style-name="_31_803"> </text:span><text:span text:style-name="_32_65">j</text:span><text:span text:style-name="_31_363">u</text:span><text:span text:style-name="_32_218">s</text:span><text:span text:style-name="_32_77">t</text:span><text:span text:style-name="_39_02"> </text:span><text:span text:style-name="_32_257">m</text:span><text:span text:style-name="_34_27">a</text:span><text:span text:style-name="_31_714">k</text:span><text:span text:style-name="_32_425">e</text:span><text:span text:style-name="_32_"> </text:span><text:span text:style-name="_31_168">s</text:span><text:span text:style-name="_32_146">u</text:span><text:span text:style-name="_34_45">r</text:span><text:span text:style-name="_31_249">e</text:span><text:span text:style-name="_31_802"> </text:span><text:span text:style-name="_34_93">t</text:span><text:span text:style-name="_31_174">h</text:span><text:span text:style-name="_32_587">a</text:span><text:span text:style-name="_36_01">t</text:span><text:span text:style-name="_39_02"> </text:span><text:span text:style-name="_32_410">h</text:span><text:span text:style-name="_37_15">e</text:span><text:span text:style-name="_39_02"> </text:span><text:span text:style-name="_32_266">c</text:span><text:span text:style-name="_37_03">a</text:span><text:span text:style-name="_31_177">n</text:span><text:span text:style-name="_31_803"> </text:span><text:span text:style-name="_32_86">g</text:span><text:span text:style-name="_31_543">e</text:span><text:span text:style-name="_32_569">t</text:span><text:span text:style-name="_33_"> </text:span><text:span text:style-name="_31_207">u</text:span><text:span text:style-name="_32_470">n</text:span><text:span text:style-name="_35_35">e</text:span><text:span text:style-name="_31_177">m</text:span><text:span text:style-name="_32_470">p</text:span><text:span text:style-name="_37_81">l</text:span><text:span text:style-name="_31_135">o</text:span><text:span text:style-name="_32_650">y</text:span><text:span text:style-name="_36_25">m</text:span><text:span text:style-name="_31_618">e</text:span><text:span text:style-name="_32_119">n</text:span><text:span text:style-name="_34_81">t</text:span><text:span text:style-name="_39_02"> </text:span><text:span text:style-name="_32_029">i</text:span><text:span text:style-name="_33_22">n</text:span><text:span text:style-name="_31_216">s</text:span><text:span text:style-name="_32_578">u</text:span><text:span text:style-name="_33_01">r</text:span><text:span text:style-name="_31_675">a</text:span><text:span text:style-name="_32_263">n</text:span><text:span text:style-name="_33_10">c</text:span><text:span text:style-name="_31_777">e</text:span><text:span text:style-name="_32_677">;</text:span><text:span text:style-name="_33_"> </text:span><text:span text:style-name="_31_177">w</text:span><text:span text:style-name="_32_209">e</text:span><text:span text:style-name="_32_"> </text:span><text:span text:style-name="_31_150">s</text:span><text:span text:style-name="_32_395">h</text:span><text:span text:style-name="_38_23">o</text:span><text:span text:style-name="_31_138">u</text:span><text:span text:style-name="_32_617">l</text:span><text:span text:style-name="_35_89">d</text:span><text:span text:style-name="_39_02"> </text:span><text:span text:style-name="_32_677">m</text:span><text:span text:style-name="_34_51">a</text:span><text:span text:style-name="_31_366">k</text:span><text:span text:style-name="_32_041">e</text:span><text:span text:style-name="_32_"> </text:span><text:span text:style-name="_31_432">s</text:span><text:span text:style-name="_32_578">u</text:span><text:span text:style-name="_36_37">r</text:span><text:span text:style-name="_31_165">e</text:span><text:span text:style-name="_31_802"> </text:span><text:span text:style-name="_32_41">t</text:span><text:span text:style-name="_31_423">h</text:span><text:span text:style-name="_32_338">a</text:span><text:span text:style-name="_37_09">t</text:span><text:span text:style-name="_39_02"> </text:span><text:span text:style-name="_32_299">p</text:span><text:span text:style-name="_34_21">r</text:span><text:span text:style-name="_31_222">o</text:span><text:span text:style-name="_32_251">g</text:span><text:span text:style-name="_37_69">r</text:span><text:span text:style-name="_31_582">a</text:span><text:span text:style-name="_32_281">m</text:span><text:span text:style-name="_32_"> </text:span><text:span text:style-name="_31_246">e</text:span><text:span text:style-name="_32_587">n</text:span><text:span text:style-name="_33_10">c</text:span><text:span text:style-name="_31_759">o</text:span><text:span text:style-name="_32_578">u</text:span><text:span text:style-name="_36_61">r</text:span><text:span text:style-name="_31_399">a</text:span><text:span text:style-name="_32_410">g</text:span><text:span text:style-name="_38_23">e</text:span><text:span text:style-name="_31_489">s</text:span><text:span text:style-name="_31_802"> </text:span><text:span text:style-name="_35_29">h</text:span><text:span text:style-name="_31_165">i</text:span><text:span text:style-name="_32_569">m</text:span><text:span text:style-name="_32_"> </text:span><text:span text:style-name="_31_345">t</text:span><text:span text:style-name="_32_497">o</text:span><text:span text:style-name="_33_"> </text:span><text:span text:style-name="_31_489">r</text:span><text:span text:style-name="_32_227">e</text:span><text:span text:style-name="_32_29">t</text:span><text:span text:style-name="_31_705">r</text:span><text:span text:style-name="_32_074">a</text:span><text:span text:style-name="_34_93">i</text:span><text:span text:style-name="_31_609">n</text:span><text:span text:style-name="_31_802"> </text:span><text:span text:style-name="_36_97">f</text:span><text:span text:style-name="_31_321">o</text:span><text:span text:style-name="_32_245">r</text:span><text:span text:style-name="_33_"> </text:span><text:span text:style-name="_31_249">a</text:span><text:span text:style-name="_31_803"> </text:span><text:span text:style-name="_38_62">b</text:span><text:span text:style-name="_31_579">u</text:span><text:span text:style-name="_32_584">s</text:span><text:span text:style-name="_38_41">i</text:span><text:span text:style-name="_31_678">n</text:span><text:span text:style-name="_32_338">e</text:span><text:span text:style-name="_35_32">s</text:span><text:span text:style-name="_31_321">s</text:span><text:span text:style-name="_31_802"> </text:span><text:span text:style-name="_35_29">t</text:span><text:span text:style-name="_31_510">h</text:span><text:span text:style-name="_32_299">a</text:span><text:span text:style-name="_37_09">t</text:span><text:span text:style-name="_31_309">'</text:span><text:span text:style-name="_32_461">s</text:span><text:span text:style-name="_32_"> </text:span><text:span text:style-name="_31_417">r</text:span><text:span text:style-name="_32_587">e</text:span><text:span text:style-name="_37_78">a</text:span><text:span text:style-name="_31_498">d</text:span><text:span text:style-name="_32_656">y</text:span><text:span text:style-name="_33_"> </text:span><text:span text:style-name="_31_573">t</text:span><text:span text:style-name="_32_149">o</text:span><text:span text:style-name="_33_"> </text:span><text:span text:style-name="_31_435">h</text:span><text:span text:style-name="_32_209">i</text:span><text:span text:style-name="_33_37">r</text:span><text:span text:style-name="_31_174">e</text:span><text:span text:style-name="_31_803"> </text:span><text:span text:style-name="_32_41">h</text:span><text:span text:style-name="_31_537">i</text:span><text:span text:style-name="_32_281">m</text:span><text:span text:style-name="_36_37">.</text:span><text:span text:style-name="_39_02"> </text:span><text:span text:style-name="_32_077">I</text:span><text:span text:style-name="_32_29">f</text:span><text:span text:style-name="_39_02"> </text:span><text:span text:style-name="_32_461">t</text:span><text:span text:style-name="_34_18">h</text:span><text:span text:style-name="_31_171">a</text:span><text:span text:style-name="_32_029">t</text:span><text:span text:style-name="_33_"> </text:span><text:span text:style-name="_31_255">n</text:span><text:span text:style-name="_32_326">e</text:span><text:span text:style-name="_37_81">w</text:span><text:span text:style-name="_39_03"> </text:span><text:span text:style-name="_32_245">j</text:span><text:span text:style-name="_34_66">o</text:span><text:span text:style-name="_31_675">b</text:span><text:span text:style-name="_31_802"> </text:span><text:span text:style-name="_34_30">d</text:span><text:span text:style-name="_31_207">o</text:span><text:span text:style-name="_32_230">e</text:span><text:span text:style-name="_35_32">s</text:span><text:span text:style-name="_31_237">n</text:span><text:span text:style-name="_32_329">'</text:span><text:span text:style-name="_32_65">t</text:span><text:span text:style-name="_39_02"> </text:span><text:span text:style-name="_32_650">p</text:span><text:span text:style-name="_36_79">a</text:span><text:span text:style-name="_31_573">y</text:span><text:span text:style-name="_31_803"> </text:span><text:span text:style-name="_37_87">a</text:span><text:span text:style-name="_31_750">s</text:span><text:span text:style-name="_31_802"> </text:span><text:span text:style-name="_38_53">m</text:span><text:span text:style-name="_31_390">u</text:span><text:span text:style-name="_32_320">c</text:span><text:span text:style-name="_34_09">h</text:span><text:span text:style-name="_31_705">,</text:span><text:span text:style-name="_31_803"> </text:span><text:span text:style-name="_37_69">t</text:span><text:span text:style-name="_31_174">h</text:span><text:span text:style-name="_32_335">e</text:span><text:span text:style-name="_32_41">r</text:span><text:span text:style-name="_31_609">e</text:span><text:span text:style-name="_31_803"> </text:span><text:span text:style-name="_34_84">s</text:span><text:span text:style-name="_31_786">h</text:span><text:span text:style-name="_32_659">o</text:span><text:span text:style-name="_35_38">u</text:span><text:span text:style-name="_31_393">l</text:span><text:span text:style-name="_32_113">d</text:span><text:span text:style-name="_33_"> </text:span><text:span text:style-name="_31_759">b</text:span><text:span text:style-name="_32_146">e</text:span><text:span text:style-name="_32_"> </text:span><text:span text:style-name="_31_573">a</text:span><text:span text:style-name="_31_802"> </text:span><text:span text:style-name="_34_30">s</text:span><text:span text:style-name="_31_612">y</text:span><text:span text:style-name="_32_590">s</text:span><text:span text:style-name="_38_17">t</text:span><text:span text:style-name="_31_315">e</text:span><text:span text:style-name="_32_041">m</text:span><text:span text:style-name="_33_"> </text:span><text:span text:style-name="_31_669">o</text:span><text:span text:style-name="_32_425">f</text:span><text:span text:style-name="_32_"> </text:span><text:span text:style-name="_31_609">w</text:span><text:span text:style-name="_32_146">a</text:span><text:span text:style-name="_38_59">g</text:span><text:span text:style-name="_31_429">e</text:span><text:span text:style-name="_31_802"> </text:span><text:span text:style-name="_34_45">i</text:span><text:span text:style-name="_31_351">n</text:span><text:span text:style-name="_32_122">s</text:span><text:span text:style-name="_36_34">u</text:span><text:span text:style-name="_31_705">r</text:span><text:span text:style-name="_32_479">a</text:span><text:span text:style-name="_32_50">n</text:span><text:span text:style-name="_31_324">c</text:span><text:span text:style-name="_32_329">e</text:span><text:span text:style-name="_32_"> </text:span><text:span text:style-name="_31_777">i</text:span><text:span text:style-name="_32_029">n</text:span><text:span text:style-name="_33_"> </text:span><text:span text:style-name="_31_315">p</text:span><text:span text:style-name="_32_689">l</text:span><text:span text:style-name="_38_86">a</text:span><text:span text:style-name="_31_612">c</text:span><text:span text:style-name="_32_218">e</text:span><text:span text:style-name="_33_"> </text:span><text:span text:style-name="_31_258">s</text:span><text:span text:style-name="_32_431">o</text:span><text:span text:style-name="_32_"> </text:span><text:span text:style-name="_31_177">t</text:span><text:span text:style-name="_32_158">h</text:span><text:span text:style-name="_38_11">a</text:span><text:span text:style-name="_31_201">t</text:span><text:span text:style-name="_31_803"> </text:span><text:span text:style-name="_32_35">h</text:span><text:span text:style-name="_31_354">e</text:span><text:span text:style-name="_31_803"> </text:span><text:span text:style-name="_33_10">c</text:span><text:span text:style-name="_31_387">a</text:span><text:span text:style-name="_32_677">n</text:span><text:span text:style-name="_33_"> </text:span><text:span text:style-name="_31_381">s</text:span><text:span text:style-name="_32_113">t</text:span><text:span text:style-name="_38_41">i</text:span><text:span text:style-name="_31_489">l</text:span><text:span text:style-name="_32_149">l</text:span><text:span text:style-name="_33_"> </text:span><text:span text:style-name="_31_402">p</text:span><text:span text:style-name="_32_323">a</text:span><text:span text:style-name="_37_69">y</text:span><text:span text:style-name="_39_03"> </text:span><text:span text:style-name="_32_410">h</text:span><text:span text:style-name="_33_13">i</text:span><text:span text:style-name="_31_384">s</text:span><text:span text:style-name="_31_803"> </text:span><text:span text:style-name="_33_19">b</text:span><text:span text:style-name="_31_669">i</text:span><text:span text:style-name="_32_281">l</text:span><text:span text:style-name="_34_21">l</text:span><text:span text:style-name="_31_534">s</text:span><text:span text:style-name="_32_281">.</text:span><text:span text:style-name="_32_"> </text:span><text:span text:style-name="_31_237">A</text:span><text:span text:style-name="_32_578">n</text:span><text:span text:style-name="_32_83">d</text:span><text:span text:style-name="_39_02"> </text:span><text:span text:style-name="_32_038">e</text:span><text:span text:style-name="_37_72">v</text:span><text:span text:style-name="_31_315">e</text:span><text:span text:style-name="_32_482">n</text:span><text:span text:style-name="_33_"> </text:span><text:span text:style-name="_31_237">i</text:span><text:span text:style-name="_32_389">f</text:span><text:span text:style-name="_32_"> </text:span><text:span text:style-name="_31_147">h</text:span><text:span text:style-name="_32_578">e</text:span><text:span text:style-name="_36_61">'</text:span><text:span text:style-name="_31_525">s</text:span><text:span text:style-name="_31_803"> </text:span><text:span text:style-name="_37_06">g</text:span><text:span text:style-name="_31_315">o</text:span><text:span text:style-name="_32_653">i</text:span><text:span text:style-name="_33_10">n</text:span><text:span text:style-name="_31_183">g</text:span><text:span text:style-name="_31_802"> </text:span><text:span text:style-name="_34_09">f</text:span><text:span text:style-name="_31_213">r</text:span><text:span text:style-name="_32_317">o</text:span><text:span text:style-name="_32_77">m</text:span><text:span text:style-name="_39_03"> </text:span><text:span text:style-name="_32_389">j</text:span><text:span text:style-name="_34_54">o</text:span><text:span text:style-name="_31_351">b</text:span><text:span text:style-name="_31_803"> </text:span><text:span text:style-name="_33_37">t</text:span><text:span text:style-name="_31_309">o</text:span><text:span text:style-name="_31_803"> </text:span><text:span text:style-name="_37_09">j</text:span><text:span text:style-name="_31_615">o</text:span><text:span text:style-name="_32_326">b</text:span><text:span text:style-name="_36_73">,</text:span><text:span text:style-name="_39_02"> </text:span><text:span text:style-name="_32_503">h</text:span><text:span text:style-name="_33_46">e</text:span><text:span text:style-name="_39_03"> </text:span><text:span text:style-name="_32_254">s</text:span><text:span text:style-name="_35_95">h</text:span><text:span text:style-name="_31_579">o</text:span><text:span text:style-name="_32_518">u</text:span><text:span text:style-name="_38_05">l</text:span><text:span text:style-name="_31_789">d</text:span><text:span text:style-name="_31_802"> </text:span><text:span text:style-name="_35_17">s</text:span><text:span text:style-name="_31_717">t</text:span><text:span text:style-name="_32_389">i</text:span><text:span text:style-name="_35_89">l</text:span><text:span text:style-name="_31_669">l</text:span><text:span text:style-name="_31_802"> </text:span><text:span text:style-name="_38_50">b</text:span><text:span text:style-name="_31_207">e</text:span><text:span text:style-name="_31_803"> </text:span><text:span text:style-name="_37_06">a</text:span><text:span text:style-name="_31_255">b</text:span><text:span text:style-name="_32_137">l</text:span><text:span text:style-name="_37_69">e</text:span><text:span text:style-name="_39_03"> </text:span><text:span text:style-name="_32_401">t</text:span><text:span text:style-name="_33_13">o</text:span><text:span text:style-name="_39_02"> </text:span><text:span text:style-name="_32_398">s</text:span><text:span text:style-name="_33_19">a</text:span><text:span text:style-name="_31_420">v</text:span><text:span text:style-name="_32_266">e</text:span><text:span text:style-name="_33_"> </text:span><text:span text:style-name="_31_741">f</text:span><text:span text:style-name="_32_677">o</text:span><text:span text:style-name="_38_41">r</text:span><text:span text:style-name="_39_03"> </text:span><text:span text:style-name="_32_221">r</text:span><text:span text:style-name="_36_46">e</text:span><text:span text:style-name="_31_537">t</text:span><text:span text:style-name="_32_569">i</text:span><text:span text:style-name="_34_09">r</text:span><text:span text:style-name="_31_219">e</text:span><text:span text:style-name="_32_113">m</text:span><text:span text:style-name="_36_34">e</text:span><text:span text:style-name="_31_327">n</text:span><text:span text:style-name="_32_425">t</text:span><text:span text:style-name="_33_"> </text:span><text:span text:style-name="_31_423">a</text:span><text:span text:style-name="_32_410">n</text:span><text:span text:style-name="_32_29">d</text:span><text:span text:style-name="_39_02"> </text:span><text:span text:style-name="_32_389">t</text:span><text:span text:style-name="_33_19">a</text:span><text:span text:style-name="_31_390">k</text:span><text:span text:style-name="_32_605">e</text:span><text:span text:style-name="_32_"> </text:span><text:span text:style-name="_31_390">h</text:span><text:span text:style-name="_32_029">i</text:span><text:span text:style-name="_38_80">s</text:span><text:span text:style-name="_39_03"> </text:span><text:span text:style-name="_32_398">s</text:span><text:span text:style-name="_38_11">a</text:span><text:span text:style-name="_31_402">v</text:span><text:span text:style-name="_32_389">i</text:span><text:span text:style-name="_34_15">n</text:span><text:span text:style-name="_31_762">g</text:span><text:span text:style-name="_32_116">s</text:span><text:span text:style-name="_32_"> </text:span><text:span text:style-name="_31_381">w</text:span><text:span text:style-name="_32_389">i</text:span><text:span text:style-name="_34_57">t</text:span><text:span text:style-name="_31_165">h</text:span><text:span text:style-name="_31_802"> </text:span><text:span text:style-name="_37_69">h</text:span><text:span text:style-name="_31_237">i</text:span><text:span text:style-name="_32_293">m</text:span><text:span text:style-name="_32_41">.</text:span><text:span text:style-name="_39_03"> </text:span><text:span text:style-name="_32_149">T</text:span><text:span text:style-name="_38_23">h</text:span><text:span text:style-name="_31_546">a</text:span><text:span text:style-name="_32_101">t</text:span><text:span text:style-name="_36_73">'</text:span><text:span text:style-name="_31_597">s</text:span><text:span text:style-name="_31_802"> </text:span><text:span text:style-name="_32_41">t</text:span><text:span text:style-name="_31_426">h</text:span><text:span text:style-name="_32_575">e</text:span><text:span text:style-name="_33_"> </text:span><text:span text:style-name="_31_213">w</text:span><text:span text:style-name="_32_482">a</text:span><text:span text:style-name="_37_12">y</text:span><text:span text:style-name="_39_03"> </text:span><text:span text:style-name="_32_293">w</text:span><text:span text:style-name="_37_69">e</text:span><text:span text:style-name="_39_02"> </text:span><text:span text:style-name="_32_209">m</text:span><text:span text:style-name="_34_51">a</text:span><text:span text:style-name="_31_366">k</text:span><text:span text:style-name="_32_137">e</text:span><text:span text:style-name="_33_"> </text:span><text:span text:style-name="_31_429">t</text:span><text:span text:style-name="_32_218">h</text:span><text:span text:style-name="_38_83">e</text:span><text:span text:style-name="_39_03"> </text:span><text:span text:style-name="_32_122">n</text:span><text:span text:style-name="_34_15">e</text:span><text:span text:style-name="_31_561">w</text:span><text:span text:style-name="_31_802"> </text:span><text:span text:style-name="_35_38">e</text:span><text:span text:style-name="_31_756">c</text:span><text:span text:style-name="_32_515">o</text:span><text:span text:style-name="_34_18">n</text:span><text:span text:style-name="_31_795">o</text:span><text:span text:style-name="_32_689">m</text:span><text:span text:style-name="_34_90">y</text:span><text:span text:style-name="_39_03"> </text:span><text:span text:style-name="_32_497">w</text:span><text:span text:style-name="_36_31">o</text:span><text:span text:style-name="_31_489">r</text:span><text:span text:style-name="_32_050">k</text:span><text:span text:style-name="_32_"> </text:span><text:span text:style-name="_31_327">b</text:span><text:span text:style-name="_32_086">e</text:span><text:span text:style-name="_35_17">t</text:span><text:span text:style-name="_31_537">t</text:span><text:span text:style-name="_32_389">e</text:span><text:span text:style-name="_33_37">r</text:span><text:span text:style-name="_39_03"> </text:span><text:span text:style-name="_32_065">f</text:span><text:span text:style-name="_35_89">o</text:span><text:span text:style-name="_31_141">r</text:span><text:span text:style-name="_31_803"> </text:span><text:span text:style-name="_34_63">e</text:span><text:span text:style-name="_31_318">v</text:span><text:span text:style-name="_32_659">e</text:span><text:span text:style-name="_32_41">r</text:span><text:span text:style-name="_31_138">y</text:span><text:span text:style-name="_32_431">b</text:span><text:span text:style-name="_37_06">o</text:span><text:span text:style-name="_31_726">d</text:span><text:span text:style-name="_32_656">y</text:span><text:span text:style-name="_38_89">.</text:span></text:p>
      <text:p text:style-name="P1"><text:span text:style-name="_32_137">I</text:span><text:span text:style-name="_32_"> </text:span><text:span text:style-name="_31_435">a</text:span><text:span text:style-name="_32_221">l</text:span><text:span text:style-name="_36_10">s</text:span><text:span text:style-name="_31_417">o</text:span><text:span text:style-name="_31_803"> </text:span><text:span text:style-name="_36_76">k</text:span><text:span text:style-name="_31_726">n</text:span><text:span text:style-name="_32_209">o</text:span><text:span text:style-name="_37_69">w</text:span><text:span text:style-name="_39_02"> </text:span><text:span text:style-name="_32_581">S</text:span><text:span text:style-name="_35_23">p</text:span><text:span text:style-name="_31_762">e</text:span><text:span text:style-name="_32_695">a</text:span><text:span text:style-name="_36_46">k</text:span><text:span text:style-name="_31_489">e</text:span><text:span text:style-name="_32_401">r</text:span><text:span text:style-name="_33_"> </text:span><text:span text:style-name="_31_789">R</text:span><text:span text:style-name="_32_302">y</text:span><text:span text:style-name="_38_47">a</text:span><text:span text:style-name="_31_393">n</text:span><text:span text:style-name="_31_803"> </text:span><text:span text:style-name="_38_62">h</text:span><text:span text:style-name="_31_399">a</text:span><text:span text:style-name="_32_257">s</text:span><text:span text:style-name="_32_"> </text:span><text:span text:style-name="_31_177">t</text:span><text:span text:style-name="_32_083">a</text:span><text:span text:style-name="_37_69">l</text:span><text:span text:style-name="_31_498">k</text:span><text:span text:style-name="_32_122">e</text:span><text:span text:style-name="_37_15">d</text:span><text:span text:style-name="_39_02"> </text:span><text:span text:style-name="_32_143">a</text:span><text:span text:style-name="_35_02">b</text:span><text:span text:style-name="_31_423">o</text:span><text:span text:style-name="_32_338">u</text:span><text:span text:style-name="_36_37">t</text:span><text:span text:style-name="_39_03"> </text:span><text:span text:style-name="_32_155">h</text:span><text:span text:style-name="_36_97">i</text:span><text:span text:style-name="_31_174">s</text:span><text:span text:style-name="_31_803"> </text:span><text:span text:style-name="_35_17">i</text:span><text:span text:style-name="_31_138">n</text:span><text:span text:style-name="_32_113">t</text:span><text:span text:style-name="_36_79">e</text:span><text:span text:style-name="_31_249">r</text:span><text:span text:style-name="_32_467">e</text:span><text:span text:style-name="_35_98">s</text:span><text:span text:style-name="_31_537">t</text:span><text:span text:style-name="_31_802"> </text:span><text:span text:style-name="_32_29">i</text:span><text:span text:style-name="_31_177">n</text:span><text:span text:style-name="_31_803"> </text:span><text:span text:style-name="_32_77">t</text:span><text:span text:style-name="_31_219">a</text:span><text:span text:style-name="_32_230">c</text:span><text:span text:style-name="_37_84">k</text:span><text:span text:style-name="_31_345">l</text:span><text:span text:style-name="_32_401">i</text:span><text:span text:style-name="_34_30">n</text:span><text:span text:style-name="_31_573">g</text:span><text:span text:style-name="_31_802"> </text:span><text:span text:style-name="_38_86">p</text:span><text:span text:style-name="_31_243">o</text:span><text:span text:style-name="_32_050">v</text:span><text:span text:style-name="_34_51">e</text:span><text:span text:style-name="_31_357">r</text:span><text:span text:style-name="_32_617">t</text:span><text:span text:style-name="_34_09">y</text:span><text:span text:style-name="_31_789">.</text:span><text:span text:style-name="_31_802"> </text:span><text:span text:style-name="_36_37">A</text:span><text:span text:style-name="_31_201">m</text:span><text:span text:style-name="_32_467">e</text:span><text:span text:style-name="_32_77">r</text:span><text:span text:style-name="_31_345">i</text:span><text:span text:style-name="_32_698">c</text:span><text:span text:style-name="_32_77">a</text:span><text:span text:style-name="_39_03"> </text:span><text:span text:style-name="_32_257">i</text:span><text:span text:style-name="_36_61">s</text:span><text:span text:style-name="_39_03"> </text:span><text:span text:style-name="_32_155">a</text:span><text:span text:style-name="_35_98">b</text:span><text:span text:style-name="_31_423">o</text:span><text:span text:style-name="_32_626">u</text:span><text:span text:style-name="_37_81">t</text:span><text:span text:style-name="_39_02"> </text:span><text:span text:style-name="_32_395">g</text:span><text:span text:style-name="_34_09">i</text:span><text:span text:style-name="_31_246">v</text:span><text:span text:style-name="_32_101">i</text:span><text:span text:style-name="_36_07">n</text:span><text:span text:style-name="_31_678">g</text:span><text:span text:style-name="_31_803"> </text:span><text:span text:style-name="_34_30">e</text:span><text:span text:style-name="_31_324">v</text:span><text:span text:style-name="_32_146">e</text:span><text:span text:style-name="_36_61">r</text:span><text:span text:style-name="_31_600">y</text:span><text:span text:style-name="_32_686">b</text:span><text:span text:style-name="_38_95">o</text:span><text:span text:style-name="_31_723">d</text:span><text:span text:style-name="_32_338">y</text:span><text:span text:style-name="_32_"> </text:span><text:span text:style-name="_31_393">w</text:span><text:span text:style-name="_32_605">i</text:span><text:span text:style-name="_32_65">l</text:span><text:span text:style-name="_31_237">l</text:span><text:span text:style-name="_32_689">i</text:span><text:span text:style-name="_38_86">n</text:span><text:span text:style-name="_31_579">g</text:span><text:span text:style-name="_31_802"> </text:span><text:span text:style-name="_32_65">t</text:span><text:span text:style-name="_31_681">o</text:span><text:span text:style-name="_31_803"> </text:span><text:span text:style-name="_32_41">w</text:span><text:span text:style-name="_31_711">o</text:span><text:span text:style-name="_32_317">r</text:span><text:span text:style-name="_33_58">k</text:span><text:span text:style-name="_39_02"> </text:span><text:span text:style-name="_32_473">a</text:span><text:span text:style-name="_32_"> </text:span><text:span text:style-name="_31_756">c</text:span><text:span text:style-name="_32_470">h</text:span><text:span text:style-name="_36_43">a</text:span><text:span text:style-name="_31_222">n</text:span><text:span text:style-name="_32_290">c</text:span><text:span text:style-name="_34_51">e</text:span><text:span text:style-name="_31_165">,</text:span><text:span text:style-name="_31_803"> </text:span><text:span text:style-name="_34_45">a</text:span><text:span text:style-name="_39_03"> </text:span><text:span text:style-name="_32_119">h</text:span><text:span text:style-name="_37_78">a</text:span><text:span text:style-name="_31_186">n</text:span><text:span text:style-name="_32_071">d</text:span><text:span text:style-name="_32_"> </text:span><text:span text:style-name="_31_330">u</text:span><text:span text:style-name="_32_443">p</text:span><text:span text:style-name="_37_09">.</text:span><text:span text:style-name="_39_02"> </text:span><text:span text:style-name="_32_281">A</text:span><text:span text:style-name="_35_23">n</text:span><text:span text:style-name="_31_570">d</text:span><text:span text:style-name="_31_802"> </text:span><text:span text:style-name="_36_01">I</text:span><text:span text:style-name="_31_561">'</text:span><text:span text:style-name="_32_509">d</text:span><text:span text:style-name="_33_"> </text:span><text:span text:style-name="_31_165">w</text:span><text:span text:style-name="_32_038">e</text:span><text:span text:style-name="_37_09">l</text:span><text:span text:style-name="_31_348">c</text:span><text:span text:style-name="_32_266">o</text:span><text:span text:style-name="_35_29">m</text:span><text:span text:style-name="_31_207">e</text:span><text:span text:style-name="_31_803"> </text:span><text:span text:style-name="_32_41">a</text:span><text:span text:style-name="_39_02"> </text:span><text:span text:style-name="_32_248">s</text:span><text:span text:style-name="_38_86">e</text:span><text:span text:style-name="_31_597">r</text:span><text:span text:style-name="_32_221">i</text:span><text:span text:style-name="_33_07">o</text:span><text:span text:style-name="_31_678">u</text:span><text:span text:style-name="_32_497">s</text:span><text:span text:style-name="_32_"> </text:span><text:span text:style-name="_31_795">d</text:span><text:span text:style-name="_32_473">i</text:span><text:span text:style-name="_37_78">s</text:span><text:span text:style-name="_31_612">c</text:span><text:span text:style-name="_32_698">u</text:span><text:span text:style-name="_38_08">s</text:span><text:span text:style-name="_31_786">s</text:span><text:span text:style-name="_32_065">i</text:span><text:span text:style-name="_37_78">o</text:span><text:span text:style-name="_31_351">n</text:span><text:span text:style-name="_31_803"> </text:span><text:span text:style-name="_34_54">a</text:span><text:span text:style-name="_31_531">b</text:span><text:span text:style-name="_32_650">o</text:span><text:span text:style-name="_34_15">u</text:span><text:span text:style-name="_31_609">t</text:span><text:span text:style-name="_31_803"> </text:span><text:span text:style-name="_38_50">s</text:span><text:span text:style-name="_31_669">t</text:span><text:span text:style-name="_32_677">r</text:span><text:span text:style-name="_38_23">a</text:span><text:span text:style-name="_31_177">t</text:span><text:span text:style-name="_32_083">e</text:span><text:span text:style-name="_36_70">g</text:span><text:span text:style-name="_31_789">i</text:span><text:span text:style-name="_32_479">e</text:span><text:span text:style-name="_34_54">s</text:span><text:span text:style-name="_39_03"> </text:span><text:span text:style-name="_32_437">w</text:span><text:span text:style-name="_32_29">e</text:span><text:span text:style-name="_39_02"> </text:span><text:span text:style-name="_32_470">c</text:span><text:span text:style-name="_34_51">a</text:span><text:span text:style-name="_31_129">n</text:span><text:span text:style-name="_31_802"> </text:span><text:span text:style-name="_38_05">a</text:span><text:span text:style-name="_31_789">l</text:span><text:span text:style-name="_32_641">l</text:span><text:span text:style-name="_33_"> </text:span><text:span text:style-name="_31_744">s</text:span><text:span text:style-name="_32_434">u</text:span><text:span text:style-name="_32_71">p</text:span><text:span text:style-name="_31_534">p</text:span><text:span text:style-name="_32_689">o</text:span><text:span text:style-name="_37_81">r</text:span><text:span text:style-name="_31_753">t</text:span><text:span text:style-name="_32_281">,</text:span><text:span text:style-name="_33_"> </text:span><text:span text:style-name="_31_165">l</text:span><text:span text:style-name="_32_245">i</text:span><text:span text:style-name="_34_30">k</text:span><text:span text:style-name="_31_795">e</text:span><text:span text:style-name="_31_802"> </text:span><text:span text:style-name="_32_35">e</text:span><text:span text:style-name="_31_330">x</text:span><text:span text:style-name="_32_155">p</text:span><text:span text:style-name="_34_90">a</text:span><text:span text:style-name="_31_135">n</text:span><text:span text:style-name="_32_290">d</text:span><text:span text:style-name="_38_53">i</text:span><text:span text:style-name="_31_243">n</text:span><text:span text:style-name="_32_614">g</text:span><text:span text:style-name="_33_"> </text:span><text:span text:style-name="_31_381">t</text:span><text:span text:style-name="_32_158">a</text:span><text:span text:style-name="_33_52">x</text:span><text:span text:style-name="_39_03"> </text:span><text:span text:style-name="_32_608">c</text:span><text:span text:style-name="_38_98">u</text:span><text:span text:style-name="_31_309">t</text:span><text:span text:style-name="_32_689">s</text:span><text:span text:style-name="_32_"> </text:span><text:span text:style-name="_31_573">f</text:span><text:span text:style-name="_32_101">o</text:span><text:span text:style-name="_34_93">r</text:span><text:span text:style-name="_39_02"> </text:span><text:span text:style-name="_32_569">l</text:span><text:span text:style-name="_34_54">o</text:span><text:span text:style-name="_31_177">w</text:span>-<text:span text:style-name="_36_97">i</text:span><text:span text:style-name="_31_147">n</text:span><text:span text:style-name="_32_302">c</text:span><text:span text:style-name="_34_15">o</text:span><text:span text:style-name="_31_309">m</text:span><text:span text:style-name="_32_149">e</text:span><text:span text:style-name="_32_"> </text:span><text:span text:style-name="_31_417">w</text:span><text:span text:style-name="_32_215">o</text:span><text:span text:style-name="_33_01">r</text:span><text:span text:style-name="_31_690">k</text:span><text:span text:style-name="_32_326">e</text:span><text:span text:style-name="_34_93">r</text:span><text:span text:style-name="_31_528">s</text:span><text:span text:style-name="_31_803"> </text:span><text:span text:style-name="_37_09">w</text:span><text:span text:style-name="_31_255">h</text:span><text:span text:style-name="_32_122">o</text:span><text:span text:style-name="_33_"> </text:span><text:span text:style-name="_31_615">d</text:span><text:span text:style-name="_32_110">o</text:span><text:span text:style-name="_32_65">n</text:span><text:span text:style-name="_31_741">'</text:span><text:span text:style-name="_32_581">t</text:span><text:span text:style-name="_33_"> </text:span><text:span text:style-name="_31_246">h</text:span><text:span text:style-name="_32_299">a</text:span><text:span text:style-name="_38_56">v</text:span><text:span text:style-name="_31_174">e</text:span><text:span text:style-name="_31_803"> </text:span><text:span text:style-name="_37_00">c</text:span><text:span text:style-name="_31_138">h</text:span><text:span text:style-name="_32_149">i</text:span><text:span text:style-name="_33_13">l</text:span><text:span text:style-name="_31_582">d</text:span><text:span text:style-name="_32_281">r</text:span><text:span text:style-name="_32_71">e</text:span><text:span text:style-name="_31_681">n</text:span><text:span text:style-name="_32_617">.</text:span></text:p>
      <text:p text:style-name="P1"><text:span text:style-name="_31_129">B</text:span><text:span text:style-name="_32_401">u</text:span><text:span text:style-name="_34_21">t</text:span><text:span text:style-name="_39_03"> </text:span><text:span text:style-name="_32_653">t</text:span><text:span text:style-name="_35_02">h</text:span><text:span text:style-name="_31_363">e</text:span><text:span text:style-name="_32_317">r</text:span><text:span text:style-name="_34_81">e</text:span><text:span text:style-name="_39_03"> </text:span><text:span text:style-name="_32_611">a</text:span><text:span text:style-name="_36_25">r</text:span><text:span text:style-name="_31_246">e</text:span><text:span text:style-name="_31_802"> </text:span><text:span text:style-name="_38_86">s</text:span><text:span text:style-name="_31_171">o</text:span><text:span text:style-name="_32_617">m</text:span><text:span text:style-name="_38_89">e</text:span><text:span text:style-name="_39_03"> </text:span><text:span text:style-name="_32_407">a</text:span><text:span text:style-name="_37_69">r</text:span><text:span text:style-name="_31_570">e</text:span><text:span text:style-name="_32_443">a</text:span><text:span text:style-name="_38_98">s</text:span><text:span text:style-name="_39_02"> </text:span><text:span text:style-name="_32_581">w</text:span><text:span text:style-name="_37_78">h</text:span><text:span text:style-name="_31_543">e</text:span><text:span text:style-name="_32_221">r</text:span><text:span text:style-name="_33_13">e</text:span><text:span text:style-name="_39_02"> </text:span><text:span text:style-name="_32_569">w</text:span><text:span text:style-name="_36_01">e</text:span><text:span text:style-name="_39_02"> </text:span><text:span text:style-name="_32_317">j</text:span><text:span text:style-name="_37_18">u</text:span><text:span text:style-name="_31_492">s</text:span><text:span text:style-name="_32_065">t</text:span><text:span text:style-name="_32_"> </text:span><text:span text:style-name="_31_675">h</text:span><text:span text:style-name="_32_218">a</text:span><text:span text:style-name="_32_74">v</text:span><text:span text:style-name="_31_435">e</text:span><text:span text:style-name="_31_802"> </text:span><text:span text:style-name="_37_09">t</text:span><text:span text:style-name="_31_609">o</text:span><text:span text:style-name="_31_803"> </text:span><text:span text:style-name="_33_55">b</text:span><text:span text:style-name="_31_546">e</text:span><text:span text:style-name="_31_802"> </text:span><text:span text:style-name="_34_54">h</text:span><text:span text:style-name="_31_747">o</text:span><text:span text:style-name="_32_467">n</text:span><text:span text:style-name="_38_98">e</text:span><text:span text:style-name="_31_429">s</text:span><text:span text:style-name="_32_437">t</text:span><text:span text:style-name="_33_"> </text:span>--<text:span text:style-name="_33_"> </text:span><text:span text:style-name="_31_237">i</text:span><text:span text:style-name="_32_581">t</text:span><text:span text:style-name="_33_"> </text:span><text:span text:style-name="_31_258">h</text:span><text:span text:style-name="_32_287">a</text:span><text:span text:style-name="_36_61">s</text:span><text:span text:style-name="_39_03"> </text:span><text:span text:style-name="_32_395">b</text:span><text:span text:style-name="_36_34">e</text:span><text:span text:style-name="_31_366">e</text:span><text:span text:style-name="_32_695">n</text:span><text:span text:style-name="_33_"> </text:span><text:span text:style-name="_31_570">d</text:span><text:span text:style-name="_32_569">i</text:span><text:span text:style-name="_34_45">f</text:span><text:span text:style-name="_31_753">f</text:span><text:span text:style-name="_32_689">i</text:span><text:span text:style-name="_34_96">c</text:span><text:span text:style-name="_31_177">u</text:span><text:span text:style-name="_32_653">l</text:span><text:span text:style-name="_36_61">t</text:span><text:span text:style-name="_39_03"> </text:span><text:span text:style-name="_32_569">t</text:span><text:span text:style-name="_38_05">o</text:span><text:span text:style-name="_39_03"> </text:span><text:span text:style-name="_32_209">f</text:span><text:span text:style-name="_34_45">i</text:span><text:span text:style-name="_31_354">n</text:span><text:span text:style-name="_32_443">d</text:span><text:span text:style-name="_32_"> </text:span><text:span text:style-name="_31_183">a</text:span><text:span text:style-name="_32_158">g</text:span><text:span text:style-name="_38_05">r</text:span><text:span text:style-name="_31_570">e</text:span><text:span text:style-name="_32_071">e</text:span><text:span text:style-name="_38_05">m</text:span><text:span text:style-name="_31_711">e</text:span><text:span text:style-name="_32_146">n</text:span><text:span text:style-name="_36_01">t</text:span><text:span text:style-name="_39_02"> </text:span><text:span text:style-name="_32_467">o</text:span><text:span text:style-name="_33_58">v</text:span><text:span text:style-name="_31_525">e</text:span><text:span text:style-name="_32_077">r</text:span><text:span text:style-name="_33_"> </text:span><text:span text:style-name="_31_669">t</text:span><text:span text:style-name="_32_431">h</text:span><text:span text:style-name="_37_90">e</text:span><text:span text:style-name="_39_02"> </text:span><text:span text:style-name="_32_077">l</text:span><text:span text:style-name="_36_07">a</text:span><text:span text:style-name="_31_618">s</text:span><text:span text:style-name="_32_329">t</text:span><text:span text:style-name="_33_"> </text:span><text:span text:style-name="_31_780">s</text:span><text:span text:style-name="_32_518">e</text:span><text:span text:style-name="_38_26">v</text:span><text:span text:style-name="_31_327">e</text:span><text:span text:style-name="_32_029">n</text:span><text:span text:style-name="_33_"> </text:span><text:span text:style-name="_31_438">y</text:span><text:span text:style-name="_32_623">e</text:span><text:span text:style-name="_35_23">a</text:span><text:span text:style-name="_31_165">r</text:span><text:span text:style-name="_32_434">s</text:span><text:span text:style-name="_34_93">.</text:span><text:span text:style-name="_39_02"> </text:span><text:span text:style-name="_32_437">A</text:span><text:span text:style-name="_34_30">n</text:span><text:span text:style-name="_31_615">d</text:span><text:span text:style-name="_31_802"> </text:span><text:span text:style-name="_32_41">a</text:span><text:span text:style-name="_39_02"> </text:span><text:span text:style-name="_32_101">l</text:span><text:span text:style-name="_37_69">o</text:span><text:span text:style-name="_31_213">t</text:span><text:span text:style-name="_31_802"> </text:span><text:span text:style-name="_36_61">o</text:span><text:span text:style-name="_31_537">f</text:span><text:span text:style-name="_31_802"> </text:span><text:span text:style-name="_36_61">t</text:span><text:span text:style-name="_31_243">h</text:span><text:span text:style-name="_32_626">e</text:span><text:span text:style-name="_35_29">m</text:span><text:span text:style-name="_39_02"> </text:span><text:span text:style-name="_32_041">f</text:span><text:span text:style-name="_36_25">a</text:span><text:span text:style-name="_31_681">l</text:span><text:span text:style-name="_32_317">l</text:span><text:span text:style-name="_32_"> </text:span><text:span text:style-name="_31_795">u</text:span><text:span text:style-name="_32_266">n</text:span><text:span text:style-name="_35_38">d</text:span><text:span text:style-name="_31_603">e</text:span><text:span text:style-name="_32_245">r</text:span><text:span text:style-name="_33_"> </text:span><text:span text:style-name="_31_213">t</text:span><text:span text:style-name="_32_146">h</text:span><text:span text:style-name="_35_95">e</text:span><text:span text:style-name="_39_03"> </text:span><text:span text:style-name="_32_332">c</text:span><text:span text:style-name="_33_46">a</text:span><text:span text:style-name="_31_165">t</text:span><text:span text:style-name="_32_611">e</text:span><text:span text:style-name="_37_18">g</text:span><text:span text:style-name="_31_243">o</text:span><text:span text:style-name="_32_329">r</text:span><text:span text:style-name="_36_46">y</text:span><text:span text:style-name="_39_03"> </text:span><text:span text:style-name="_32_317">o</text:span><text:span text:style-name="_36_73">f</text:span><text:span text:style-name="_39_02"> </text:span><text:span text:style-name="_32_065">w</text:span><text:span text:style-name="_33_22">h</text:span><text:span text:style-name="_31_711">a</text:span><text:span text:style-name="_32_041">t</text:span><text:span text:style-name="_32_"> </text:span><text:span text:style-name="_31_669">r</text:span><text:span text:style-name="_32_287">o</text:span><text:span text:style-name="_35_89">l</text:span><text:span text:style-name="_31_390">e</text:span><text:span text:style-name="_31_803"> </text:span><text:span text:style-name="_37_69">t</text:span><text:span text:style-name="_31_543">h</text:span><text:span text:style-name="_32_338">e</text:span><text:span text:style-name="_32_"> </text:span><text:span text:style-name="_31_786">g</text:span><text:span text:style-name="_32_479">o</text:span><text:span text:style-name="_33_46">v</text:span><text:span text:style-name="_31_495">e</text:span><text:span text:style-name="_32_689">r</text:span><text:span text:style-name="_36_67">n</text:span><text:span text:style-name="_31_201">m</text:span><text:span text:style-name="_32_590">e</text:span><text:span text:style-name="_32_77">n</text:span><text:span text:style-name="_31_381">t</text:span><text:span text:style-name="_31_802"> </text:span><text:span text:style-name="_38_50">s</text:span><text:span text:style-name="_31_567">h</text:span><text:span text:style-name="_32_287">o</text:span><text:span text:style-name="_36_46">u</text:span><text:span text:style-name="_31_609">l</text:span><text:span text:style-name="_32_605">d</text:span><text:span text:style-name="_32_"> </text:span><text:span text:style-name="_31_567">p</text:span><text:span text:style-name="_32_317">l</text:span><text:span text:style-name="_36_46">a</text:span><text:span text:style-name="_31_537">y</text:span><text:span text:style-name="_31_803"> </text:span><text:span text:style-name="_33_37">i</text:span><text:span text:style-name="_31_393">n</text:span><text:span text:style-name="_31_802"> </text:span><text:span text:style-name="_38_05">m</text:span><text:span text:style-name="_31_579">a</text:span><text:span text:style-name="_32_326">k</text:span><text:span text:style-name="_35_89">i</text:span><text:span text:style-name="_31_183">n</text:span><text:span text:style-name="_32_578">g</text:span><text:span text:style-name="_32_"> </text:span><text:span text:style-name="_31_582">s</text:span><text:span text:style-name="_32_035">u</text:span><text:span text:style-name="_38_77">r</text:span><text:span text:style-name="_31_537">e</text:span><text:span text:style-name="_31_802"> </text:span><text:span text:style-name="_36_25">t</text:span><text:span text:style-name="_31_327">h</text:span><text:span text:style-name="_32_518">e</text:span><text:span text:style-name="_33_"> </text:span><text:span text:style-name="_31_210">s</text:span><text:span text:style-name="_32_476">y</text:span><text:span text:style-name="_35_02">s</text:span><text:span text:style-name="_31_213">t</text:span><text:span text:style-name="_32_587">e</text:span><text:span text:style-name="_38_53">m</text:span><text:span text:style-name="_31_525">'</text:span><text:span text:style-name="_32_605">s</text:span><text:span text:style-name="_32_"> </text:span><text:span text:style-name="_31_222">n</text:span><text:span text:style-name="_32_683">o</text:span><text:span text:style-name="_32_65">t</text:span><text:span text:style-name="_39_03"> </text:span><text:span text:style-name="_32_209">r</text:span><text:span text:style-name="_35_89">i</text:span><text:span text:style-name="_31_795">g</text:span><text:span text:style-name="_32_590">g</text:span><text:span text:style-name="_38_86">e</text:span><text:span text:style-name="_31_675">d</text:span><text:span text:style-name="_31_802"> </text:span><text:span text:style-name="_38_41">i</text:span><text:span text:style-name="_31_561">n</text:span><text:span text:style-name="_31_803"> </text:span><text:span text:style-name="_37_69">f</text:span><text:span text:style-name="_31_615">a</text:span><text:span text:style-name="_32_578">v</text:span><text:span text:style-name="_36_25">o</text:span><text:span text:style-name="_31_525">r</text:span><text:span text:style-name="_31_802"> </text:span><text:soft-page-break/><text:span text:style-name="_32_77">o</text:span><text:span text:style-name="_31_321">f</text:span><text:span text:style-name="_31_802"> </text:span><text:span text:style-name="_38_05">t</text:span><text:span text:style-name="_31_567">h</text:span><text:span text:style-name="_32_506">e</text:span><text:span text:style-name="_33_"> </text:span><text:span text:style-name="_31_345">w</text:span><text:span text:style-name="_32_407">e</text:span><text:span text:style-name="_37_06">a</text:span><text:span text:style-name="_31_201">l</text:span><text:span text:style-name="_32_581">t</text:span><text:span text:style-name="_38_23">h</text:span><text:span text:style-name="_31_249">i</text:span><text:span text:style-name="_32_662">e</text:span><text:span text:style-name="_38_53">s</text:span><text:span text:style-name="_31_777">t</text:span><text:span text:style-name="_31_802"> </text:span><text:span text:style-name="_34_18">a</text:span><text:span text:style-name="_31_711">n</text:span><text:span text:style-name="_32_605">d</text:span><text:span text:style-name="_32_"> </text:span><text:span text:style-name="_31_150">b</text:span><text:span text:style-name="_32_389">i</text:span><text:span text:style-name="_36_31">g</text:span><text:span text:style-name="_31_606">g</text:span><text:span text:style-name="_32_575">e</text:span><text:span text:style-name="_37_09">s</text:span><text:span text:style-name="_31_357">t</text:span><text:span text:style-name="_31_803"> </text:span><text:span text:style-name="_32_32">c</text:span><text:span text:style-name="_31_150">o</text:span><text:span text:style-name="_32_149">r</text:span><text:span text:style-name="_37_18">p</text:span><text:span text:style-name="_31_351">o</text:span><text:span text:style-name="_32_137">r</text:span><text:span text:style-name="_34_27">a</text:span><text:span text:style-name="_31_357">t</text:span><text:span text:style-name="_32_281">i</text:span><text:span text:style-name="_38_14">o</text:span><text:span text:style-name="_31_747">n</text:span><text:span text:style-name="_32_302">s</text:span><text:span text:style-name="_38_05">.</text:span><text:span text:style-name="_39_02"> </text:span><text:span text:style-name="_32_257">A</text:span><text:span text:style-name="_33_07">n</text:span><text:span text:style-name="_31_498">d</text:span><text:span text:style-name="_31_802"> </text:span><text:span text:style-name="_34_09">i</text:span><text:span text:style-name="_31_489">t</text:span><text:span text:style-name="_32_389">'</text:span><text:span text:style-name="_38_05">s</text:span><text:span text:style-name="_39_02"> </text:span><text:span text:style-name="_32_623">a</text:span><text:span text:style-name="_32_38">n</text:span><text:span text:style-name="_39_03"> </text:span><text:span text:style-name="_32_506">h</text:span><text:span text:style-name="_35_23">o</text:span><text:span text:style-name="_31_714">n</text:span><text:span text:style-name="_32_683">e</text:span><text:span text:style-name="_34_45">s</text:span><text:span text:style-name="_31_681">t</text:span><text:span text:style-name="_31_802"> </text:span><text:span text:style-name="_34_54">d</text:span><text:span text:style-name="_31_717">i</text:span><text:span text:style-name="_32_404">s</text:span><text:span text:style-name="_32_83">a</text:span><text:span text:style-name="_31_618">g</text:span><text:span text:style-name="_32_149">r</text:span><text:span text:style-name="_38_86">e</text:span><text:span text:style-name="_31_543">e</text:span><text:span text:style-name="_32_653">m</text:span><text:span text:style-name="_34_99">e</text:span><text:span text:style-name="_31_246">n</text:span><text:span text:style-name="_32_617">t</text:span><text:span text:style-name="_38_17">,</text:span><text:span text:style-name="_39_02"> </text:span><text:span text:style-name="_32_083">a</text:span><text:span text:style-name="_37_06">n</text:span><text:span text:style-name="_31_381">d</text:span><text:span text:style-name="_31_802"> </text:span><text:span text:style-name="_36_61">t</text:span><text:span text:style-name="_31_219">h</text:span><text:span text:style-name="_32_470">e</text:span><text:span text:style-name="_33_"> </text:span><text:span text:style-name="_31_741">A</text:span><text:span text:style-name="_32_317">m</text:span><text:span text:style-name="_36_82">e</text:span><text:span text:style-name="_31_321">r</text:span><text:span text:style-name="_32_497">i</text:span><text:span text:style-name="_34_48">c</text:span><text:span text:style-name="_31_498">a</text:span><text:span text:style-name="_32_695">n</text:span><text:span text:style-name="_33_"> </text:span><text:span text:style-name="_31_171">p</text:span><text:span text:style-name="_32_434">e</text:span><text:span text:style-name="_35_98">o</text:span><text:span text:style-name="_31_723">p</text:span><text:span text:style-name="_32_617">l</text:span><text:span text:style-name="_32_29">e</text:span><text:span text:style-name="_39_02"> </text:span><text:span text:style-name="_32_395">h</text:span><text:span text:style-name="_34_30">a</text:span><text:span text:style-name="_31_714">v</text:span><text:span text:style-name="_32_659">e</text:span><text:span text:style-name="_32_"> </text:span><text:span text:style-name="_31_357">a</text:span><text:span text:style-name="_31_802"> </text:span><text:span text:style-name="_38_56">c</text:span><text:span text:style-name="_31_606">h</text:span><text:span text:style-name="_32_686">o</text:span><text:span text:style-name="_33_49">i</text:span><text:span text:style-name="_31_780">c</text:span><text:span text:style-name="_32_401">e</text:span><text:span text:style-name="_32_"> </text:span><text:span text:style-name="_31_789">t</text:span><text:span text:style-name="_32_257">o</text:span><text:span text:style-name="_32_"> </text:span><text:span text:style-name="_31_381">m</text:span><text:span text:style-name="_32_518">a</text:span><text:span text:style-name="_35_92">k</text:span><text:span text:style-name="_31_165">e</text:span><text:span text:style-name="_32_389">.</text:span></text:p>
      <text:p text:style-name="P1"><text:span text:style-name="_31_237">I</text:span><text:span text:style-name="_31_803"> </text:span><text:span text:style-name="_34_51">b</text:span><text:span text:style-name="_31_330">e</text:span><text:span text:style-name="_32_209">l</text:span><text:span text:style-name="_33_49">i</text:span><text:span text:style-name="_31_438">e</text:span><text:span text:style-name="_32_680">v</text:span><text:span text:style-name="_36_01">e</text:span><text:span text:style-name="_39_02"> </text:span><text:span text:style-name="_32_113">a</text:span><text:span text:style-name="_33_"> </text:span><text:span text:style-name="_31_681">t</text:span><text:span text:style-name="_32_107">h</text:span><text:span text:style-name="_33_13">r</text:span><text:span text:style-name="_31_213">i</text:span><text:span text:style-name="_32_482">v</text:span><text:span text:style-name="_35_17">i</text:span><text:span text:style-name="_31_603">n</text:span><text:span text:style-name="_32_518">g</text:span><text:span text:style-name="_33_"> </text:span><text:span text:style-name="_31_714">p</text:span><text:span text:style-name="_32_653">r</text:span><text:span text:style-name="_38_53">i</text:span><text:span text:style-name="_31_672">v</text:span><text:span text:style-name="_32_698">a</text:span><text:span text:style-name="_36_73">t</text:span><text:span text:style-name="_31_363">e</text:span><text:span text:style-name="_31_803"> </text:span><text:span text:style-name="_33_46">s</text:span><text:span text:style-name="_31_207">e</text:span><text:span text:style-name="_32_050">c</text:span><text:span text:style-name="_32_77">t</text:span><text:span text:style-name="_31_567">o</text:span><text:span text:style-name="_32_029">r</text:span><text:span text:style-name="_32_"> </text:span><text:span text:style-name="_31_129">i</text:span><text:span text:style-name="_32_209">s</text:span><text:span text:style-name="_32_"> </text:span><text:span text:style-name="_31_165">t</text:span><text:span text:style-name="_32_611">h</text:span><text:span text:style-name="_38_14">e</text:span><text:span text:style-name="_39_03"> </text:span><text:span text:style-name="_32_281">l</text:span><text:span text:style-name="_35_17">i</text:span><text:span text:style-name="_31_417">f</text:span><text:span text:style-name="_32_398">e</text:span><text:span text:style-name="_36_07">b</text:span><text:span text:style-name="_31_717">l</text:span><text:span text:style-name="_32_107">o</text:span><text:span text:style-name="_32_50">o</text:span><text:span text:style-name="_31_321">d</text:span><text:span text:style-name="_31_803"> </text:span><text:span text:style-name="_32_77">o</text:span><text:span text:style-name="_31_537">f</text:span><text:span text:style-name="_31_802"> </text:span><text:span text:style-name="_34_54">o</text:span><text:span text:style-name="_31_615">u</text:span><text:span text:style-name="_32_677">r</text:span><text:span text:style-name="_33_"> </text:span><text:span text:style-name="_31_546">e</text:span><text:span text:style-name="_32_464">c</text:span><text:span text:style-name="_35_38">o</text:span><text:span text:style-name="_31_183">n</text:span><text:span text:style-name="_32_626">o</text:span><text:span text:style-name="_35_29">m</text:span><text:span text:style-name="_31_348">y</text:span><text:span text:style-name="_32_677">.</text:span><text:span text:style-name="_33_"> </text:span><text:span text:style-name="_31_381">I</text:span><text:span text:style-name="_31_803"> </text:span><text:span text:style-name="_32_77">t</text:span><text:span text:style-name="_31_606">h</text:span><text:span text:style-name="_32_497">i</text:span><text:span text:style-name="_35_23">n</text:span><text:span text:style-name="_31_741">k</text:span><text:span text:style-name="_31_803"> </text:span><text:span text:style-name="_38_53">t</text:span><text:span text:style-name="_31_495">h</text:span><text:span text:style-name="_32_482">e</text:span><text:span text:style-name="_33_01">r</text:span><text:span text:style-name="_31_129">e</text:span><text:span text:style-name="_31_803"> </text:span><text:span text:style-name="_34_54">a</text:span><text:span text:style-name="_31_681">r</text:span><text:span text:style-name="_32_443">e</text:span><text:span text:style-name="_32_"> </text:span><text:span text:style-name="_31_243">o</text:span><text:span text:style-name="_32_518">u</text:span><text:span text:style-name="_35_89">t</text:span><text:span text:style-name="_31_219">d</text:span><text:span text:style-name="_32_434">a</text:span><text:span text:style-name="_33_01">t</text:span><text:span text:style-name="_31_510">e</text:span><text:span text:style-name="_32_647">d</text:span><text:span text:style-name="_33_"> </text:span><text:span text:style-name="_31_717">r</text:span><text:span text:style-name="_32_254">e</text:span><text:span text:style-name="_35_35">g</text:span><text:span text:style-name="_31_723">u</text:span><text:span text:style-name="_32_461">l</text:span><text:span text:style-name="_37_18">a</text:span><text:span text:style-name="_31_789">t</text:span><text:span text:style-name="_32_317">i</text:span><text:span text:style-name="_34_99">o</text:span><text:span text:style-name="_31_354">n</text:span><text:span text:style-name="_32_329">s</text:span><text:span text:style-name="_32_"> </text:span><text:span text:style-name="_31_129">t</text:span><text:span text:style-name="_32_158">h</text:span><text:span text:style-name="_37_15">a</text:span><text:span text:style-name="_31_777">t</text:span><text:span text:style-name="_31_803"> </text:span><text:span text:style-name="_34_63">n</text:span><text:span text:style-name="_31_534">e</text:span><text:span text:style-name="_32_083">e</text:span><text:span text:style-name="_34_90">d</text:span><text:span text:style-name="_39_03"> </text:span><text:span text:style-name="_32_569">t</text:span><text:span text:style-name="_37_09">o</text:span><text:span text:style-name="_39_02"> </text:span><text:span text:style-name="_32_470">b</text:span><text:span text:style-name="_32_47">e</text:span><text:span text:style-name="_39_02"> </text:span><text:span text:style-name="_32_218">c</text:span><text:span text:style-name="_32_83">h</text:span><text:span text:style-name="_31_570">a</text:span><text:span text:style-name="_32_107">n</text:span><text:span text:style-name="_35_95">g</text:span><text:span text:style-name="_31_786">e</text:span><text:span text:style-name="_32_401">d</text:span><text:span text:style-name="_34_45">.</text:span><text:span text:style-name="_39_03"> </text:span><text:span text:style-name="_32_581">T</text:span><text:span text:style-name="_34_66">h</text:span><text:span text:style-name="_31_615">e</text:span><text:span text:style-name="_32_149">r</text:span><text:span text:style-name="_34_21">e</text:span><text:span text:style-name="_39_02"> </text:span><text:span text:style-name="_32_605">i</text:span><text:span text:style-name="_37_09">s</text:span><text:span text:style-name="_39_03"> </text:span><text:span text:style-name="_32_617">r</text:span><text:span text:style-name="_38_47">e</text:span><text:span text:style-name="_31_354">d</text:span><text:span text:style-name="_31_802"> </text:span><text:span text:style-name="_38_17">t</text:span><text:span text:style-name="_31_243">a</text:span><text:span text:style-name="_32_470">p</text:span><text:span text:style-name="_33_37">e</text:span><text:span text:style-name="_39_03"> </text:span><text:span text:style-name="_32_605">t</text:span><text:span text:style-name="_37_18">h</text:span><text:span text:style-name="_31_351">a</text:span><text:span text:style-name="_32_293">t</text:span><text:span text:style-name="_32_"> </text:span><text:span text:style-name="_31_426">n</text:span><text:span text:style-name="_32_659">e</text:span><text:span text:style-name="_36_07">e</text:span><text:span text:style-name="_31_606">d</text:span><text:span text:style-name="_32_101">s</text:span><text:span text:style-name="_32_"> </text:span><text:span text:style-name="_31_561">t</text:span><text:span text:style-name="_32_617">o</text:span><text:span text:style-name="_33_"> </text:span><text:span text:style-name="_31_678">b</text:span><text:span text:style-name="_32_263">e</text:span><text:span text:style-name="_33_"> </text:span><text:span text:style-name="_31_438">c</text:span><text:span text:style-name="_32_587">u</text:span><text:span text:style-name="_38_05">t</text:span><text:span text:style-name="_31_249">.</text:span><text:span text:style-name="_31_803"> </text:span><text:span text:style-name="_34_93">T</text:span><text:span text:style-name="_31_399">h</text:span><text:span text:style-name="_32_470">e</text:span><text:span text:style-name="_37_09">r</text:span><text:span text:style-name="_31_201">e</text:span><text:span text:style-name="_31_803"> </text:span><text:span text:style-name="_33_10">y</text:span><text:span text:style-name="_31_783">o</text:span><text:span text:style-name="_32_245">u</text:span><text:span text:style-name="_33_"> </text:span><text:span text:style-name="_31_207">g</text:span><text:span text:style-name="_32_470">o</text:span><text:span text:style-name="_37_09">!</text:span><text:span text:style-name="_39_03"> </text:span><text:span text:style-name="_32_605">Y</text:span><text:span text:style-name="_36_07">e</text:span><text:span text:style-name="_31_690">s</text:span><text:span text:style-name="_32_029">!</text:span><text:span text:style-name="_32_"> </text:span><text:span text:style-name="_31_201">B</text:span><text:span text:style-name="_32_077">u</text:span><text:span text:style-name="_37_09">t</text:span><text:span text:style-name="_39_03"> </text:span><text:span text:style-name="_32_482">a</text:span><text:span text:style-name="_34_45">f</text:span><text:span text:style-name="_31_393">t</text:span><text:span text:style-name="_32_287">e</text:span><text:span text:style-name="_32_29">r</text:span><text:span text:style-name="_39_03"> </text:span><text:span text:style-name="_32_284">y</text:span><text:span text:style-name="_34_30">e</text:span><text:span text:style-name="_31_783">a</text:span><text:span text:style-name="_32_569">r</text:span><text:span text:style-name="_38_26">s</text:span><text:span text:style-name="_39_03"> </text:span><text:span text:style-name="_32_614">n</text:span><text:span text:style-name="_32_71">o</text:span><text:span text:style-name="_31_309">w</text:span><text:span text:style-name="_31_802"> </text:span><text:span text:style-name="_34_21">o</text:span><text:span text:style-name="_31_669">f</text:span><text:span text:style-name="_31_802"> </text:span><text:span text:style-name="_38_17">r</text:span><text:span text:style-name="_31_219">e</text:span><text:span text:style-name="_32_326">c</text:span><text:span text:style-name="_35_35">o</text:span><text:span text:style-name="_31_525">r</text:span><text:span text:style-name="_32_470">d</text:span><text:span text:style-name="_33_"> </text:span><text:span text:style-name="_31_492">c</text:span><text:span text:style-name="_32_434">o</text:span><text:span text:style-name="_38_05">r</text:span><text:span text:style-name="_31_150">p</text:span><text:span text:style-name="_32_083">o</text:span><text:span text:style-name="_38_77">r</text:span><text:span text:style-name="_31_174">a</text:span><text:span text:style-name="_32_329">t</text:span><text:span text:style-name="_33_55">e</text:span><text:span text:style-name="_39_03"> </text:span><text:span text:style-name="_32_230">p</text:span><text:span text:style-name="_38_89">r</text:span><text:span text:style-name="_31_687">o</text:span><text:span text:style-name="_32_293">f</text:span><text:span text:style-name="_38_53">i</text:span><text:span text:style-name="_31_393">t</text:span><text:span text:style-name="_32_149">s</text:span><text:span text:style-name="_34_93">,</text:span><text:span text:style-name="_39_03"> </text:span><text:span text:style-name="_32_605">w</text:span><text:span text:style-name="_34_87">o</text:span><text:span text:style-name="_31_249">r</text:span><text:span text:style-name="_32_518">k</text:span><text:span text:style-name="_32_29">i</text:span><text:span text:style-name="_31_330">n</text:span><text:span text:style-name="_32_695">g</text:span><text:span text:style-name="_33_"> </text:span><text:span text:style-name="_31_417">f</text:span><text:span text:style-name="_32_122">a</text:span><text:span text:style-name="_34_09">m</text:span><text:span text:style-name="_31_141">i</text:span><text:span text:style-name="_32_281">l</text:span><text:span text:style-name="_35_89">i</text:span><text:span text:style-name="_31_207">e</text:span><text:span text:style-name="_32_461">s</text:span><text:span text:style-name="_32_"> </text:span><text:span text:style-name="_31_357">w</text:span><text:span text:style-name="_32_122">o</text:span><text:span text:style-name="_34_27">n</text:span><text:span text:style-name="_31_237">'</text:span><text:span text:style-name="_32_581">t</text:span><text:span text:style-name="_32_"> </text:span><text:span text:style-name="_31_786">g</text:span><text:span text:style-name="_32_263">e</text:span><text:span text:style-name="_37_69">t</text:span><text:span text:style-name="_39_03"> </text:span><text:span text:style-name="_32_041">m</text:span><text:span text:style-name="_37_75">o</text:span><text:span text:style-name="_31_501">r</text:span><text:span text:style-name="_32_266">e</text:span><text:span text:style-name="_33_"> </text:span><text:span text:style-name="_31_570">o</text:span><text:span text:style-name="_32_263">p</text:span><text:span text:style-name="_38_98">p</text:span><text:span text:style-name="_31_711">o</text:span><text:span text:style-name="_32_245">r</text:span><text:span text:style-name="_36_73">t</text:span><text:span text:style-name="_31_750">u</text:span><text:span text:style-name="_32_083">n</text:span><text:span text:style-name="_35_29">i</text:span><text:span text:style-name="_31_165">t</text:span><text:span text:style-name="_32_317">y</text:span><text:span text:style-name="_33_"> </text:span><text:span text:style-name="_31_561">o</text:span><text:span text:style-name="_32_317">r</text:span><text:span text:style-name="_33_"> </text:span><text:span text:style-name="_31_354">b</text:span><text:span text:style-name="_32_221">i</text:span><text:span text:style-name="_38_23">g</text:span><text:span text:style-name="_31_750">g</text:span><text:span text:style-name="_32_623">e</text:span><text:span text:style-name="_32_29">r</text:span><text:span text:style-name="_39_03"> </text:span><text:span text:style-name="_32_503">p</text:span><text:span text:style-name="_37_18">a</text:span><text:span text:style-name="_31_246">y</text:span><text:span text:style-name="_32_608">c</text:span><text:span text:style-name="_37_18">h</text:span><text:span text:style-name="_31_567">e</text:span><text:span text:style-name="_32_110">c</text:span><text:span text:style-name="_34_96">k</text:span><text:span text:style-name="_31_525">s</text:span><text:span text:style-name="_31_802"> </text:span><text:span text:style-name="_33_37">j</text:span><text:span text:style-name="_31_726">u</text:span><text:span text:style-name="_32_260">s</text:span><text:span text:style-name="_38_41">t</text:span><text:span text:style-name="_39_03"> </text:span><text:span text:style-name="_32_626">b</text:span><text:span text:style-name="_38_20">y</text:span><text:span text:style-name="_39_02"> </text:span><text:span text:style-name="_32_569">l</text:span><text:span text:style-name="_36_31">e</text:span><text:span text:style-name="_31_753">t</text:span><text:span text:style-name="_32_689">t</text:span><text:span text:style-name="_38_53">i</text:span><text:span text:style-name="_31_330">n</text:span><text:span text:style-name="_32_569">g</text:span><text:span text:style-name="_32_"> </text:span><text:span text:style-name="_31_255">b</text:span><text:span text:style-name="_32_617">i</text:span><text:span text:style-name="_33_58">g</text:span><text:span text:style-name="_39_02"> </text:span><text:span text:style-name="_32_083">b</text:span><text:span text:style-name="_37_06">a</text:span><text:span text:style-name="_31_747">n</text:span><text:span text:style-name="_32_698">k</text:span><text:span text:style-name="_38_17">s</text:span><text:span text:style-name="_39_02"> </text:span><text:span text:style-name="_32_497">o</text:span><text:span text:style-name="_36_73">r</text:span><text:span text:style-name="_39_02"> </text:span><text:span text:style-name="_32_227">b</text:span><text:span text:style-name="_38_41">i</text:span><text:span text:style-name="_31_786">g</text:span><text:span text:style-name="_31_803"> </text:span><text:span text:style-name="_34_93">o</text:span><text:span text:style-name="_31_417">i</text:span><text:span text:style-name="_32_509">l</text:span><text:span text:style-name="_32_"> </text:span><text:span text:style-name="_31_141">o</text:span><text:span text:style-name="_32_209">r</text:span><text:span text:style-name="_32_"> </text:span><text:span text:style-name="_31_222">h</text:span><text:span text:style-name="_32_263">e</text:span><text:span text:style-name="_35_35">d</text:span><text:span text:style-name="_31_366">g</text:span><text:span text:style-name="_32_401">e</text:span><text:span text:style-name="_32_"> </text:span><text:span text:style-name="_31_573">f</text:span><text:span text:style-name="_32_230">u</text:span><text:span text:style-name="_38_83">n</text:span><text:span text:style-name="_31_795">d</text:span><text:span text:style-name="_32_578">s</text:span><text:span text:style-name="_32_"> </text:span><text:span text:style-name="_31_417">m</text:span><text:span text:style-name="_32_614">a</text:span><text:span text:style-name="_34_12">k</text:span><text:span text:style-name="_31_177">e</text:span><text:span text:style-name="_31_803"> </text:span><text:span text:style-name="_34_21">t</text:span><text:span text:style-name="_31_618">h</text:span><text:span text:style-name="_32_587">e</text:span><text:span text:style-name="_37_69">i</text:span><text:span text:style-name="_31_753">r</text:span><text:span text:style-name="_31_802"> </text:span><text:span text:style-name="_37_78">o</text:span><text:span text:style-name="_31_417">w</text:span><text:span text:style-name="_32_659">n</text:span><text:span text:style-name="_32_"> </text:span><text:span text:style-name="_31_417">r</text:span><text:span text:style-name="_32_590">u</text:span><text:span text:style-name="_32_77">l</text:span><text:span text:style-name="_31_603">e</text:span><text:span text:style-name="_32_257">s</text:span><text:span text:style-name="_33_"> </text:span><text:span text:style-name="_31_213">a</text:span><text:span text:style-name="_32_437">t</text:span><text:span text:style-name="_32_"> </text:span><text:span text:style-name="_31_747">e</text:span><text:span text:style-name="_32_074">v</text:span><text:span text:style-name="_37_90">e</text:span><text:span text:style-name="_31_237">r</text:span><text:span text:style-name="_32_116">y</text:span><text:span text:style-name="_33_07">b</text:span><text:span text:style-name="_31_186">o</text:span><text:span text:style-name="_32_254">d</text:span><text:span text:style-name="_38_92">y</text:span><text:span text:style-name="_39_02"> </text:span><text:span text:style-name="_32_698">e</text:span><text:span text:style-name="_32_29">l</text:span><text:span text:style-name="_31_720">s</text:span><text:span text:style-name="_32_518">e</text:span><text:span text:style-name="_35_89">'</text:span><text:span text:style-name="_31_564">s</text:span><text:span text:style-name="_31_802"> </text:span><text:span text:style-name="_34_63">e</text:span><text:span text:style-name="_31_150">x</text:span><text:span text:style-name="_32_470">p</text:span><text:span text:style-name="_37_75">e</text:span><text:span text:style-name="_31_243">n</text:span><text:span text:style-name="_32_038">s</text:span><text:span text:style-name="_38_41">e</text:span><text:span text:style-name="_31_753">.</text:span><text:span text:style-name="_31_802"> </text:span><text:span text:style-name="_38_53">M</text:span><text:span text:style-name="_31_129">i</text:span><text:span text:style-name="_32_698">d</text:span><text:span text:style-name="_33_55">d</text:span><text:span text:style-name="_31_669">l</text:span><text:span text:style-name="_32_626">e</text:span>-<text:span text:style-name="_31_360">c</text:span><text:span text:style-name="_32_401">l</text:span><text:span text:style-name="_36_43">a</text:span><text:span text:style-name="_31_534">s</text:span><text:span text:style-name="_32_041">s</text:span><text:span text:style-name="_33_"> </text:span><text:span text:style-name="_31_501">f</text:span><text:span text:style-name="_32_395">a</text:span><text:span text:style-name="_34_45">m</text:span><text:span text:style-name="_31_201">i</text:span><text:span text:style-name="_32_149">l</text:span><text:span text:style-name="_32_29">i</text:span><text:span text:style-name="_31_762">e</text:span><text:span text:style-name="_32_029">s</text:span><text:span text:style-name="_32_"> </text:span><text:span text:style-name="_31_570">a</text:span><text:span text:style-name="_32_641">r</text:span><text:span text:style-name="_35_23">e</text:span><text:span text:style-name="_39_03"> </text:span><text:span text:style-name="_32_683">n</text:span><text:span text:style-name="_36_34">o</text:span><text:span text:style-name="_31_741">n</text:span><text:span text:style-name="_31_802"> </text:span><text:span text:style-name="_34_30">g</text:span><text:span text:style-name="_31_399">o</text:span><text:span text:style-name="_32_389">i</text:span><text:span text:style-name="_38_59">n</text:span><text:span text:style-name="_31_798">g</text:span><text:span text:style-name="_31_802"> </text:span><text:span text:style-name="_35_89">t</text:span><text:span text:style-name="_31_381">o</text:span><text:span text:style-name="_31_802"> </text:span><text:span text:style-name="_38_05">f</text:span><text:span text:style-name="_31_435">e</text:span><text:span text:style-name="_32_482">e</text:span><text:span text:style-name="_36_73">l</text:span><text:span text:style-name="_39_02"> </text:span><text:span text:style-name="_32_317">m</text:span><text:span text:style-name="_36_79">o</text:span><text:span text:style-name="_31_417">r</text:span><text:span text:style-name="_32_446">e</text:span><text:span text:style-name="_33_"> </text:span><text:span text:style-name="_31_786">s</text:span><text:span text:style-name="_32_647">e</text:span><text:span text:style-name="_38_62">c</text:span><text:span text:style-name="_31_327">u</text:span><text:span text:style-name="_32_497">r</text:span><text:span text:style-name="_36_61">e</text:span><text:span text:style-name="_39_02"> </text:span><text:span text:style-name="_32_683">b</text:span><text:span text:style-name="_35_02">e</text:span><text:span text:style-name="_31_708">c</text:span><text:span text:style-name="_32_074">a</text:span><text:span text:style-name="_37_90">u</text:span><text:span text:style-name="_31_312">s</text:span><text:span text:style-name="_32_077">e</text:span><text:span text:style-name="_33_"> </text:span><text:span text:style-name="_31_573">w</text:span><text:span text:style-name="_32_581">e</text:span><text:span text:style-name="_33_"> </text:span><text:span text:style-name="_31_546">a</text:span><text:span text:style-name="_32_461">l</text:span><text:span text:style-name="_33_01">l</text:span><text:span text:style-name="_31_615">o</text:span><text:span text:style-name="_32_029">w</text:span><text:span text:style-name="_36_79">e</text:span><text:span text:style-name="_31_582">d</text:span><text:span text:style-name="_31_803"> </text:span><text:span text:style-name="_35_38">a</text:span><text:span text:style-name="_31_669">t</text:span><text:span text:style-name="_32_041">t</text:span><text:span text:style-name="_38_59">a</text:span><text:span text:style-name="_31_528">c</text:span><text:span text:style-name="_32_482">k</text:span><text:span text:style-name="_35_89">s</text:span><text:span text:style-name="_39_03"> </text:span><text:span text:style-name="_32_254">o</text:span><text:span text:style-name="_32_35">n</text:span><text:span text:style-name="_39_02"> </text:span><text:span text:style-name="_32_656">c</text:span><text:span text:style-name="_32_50">o</text:span><text:span text:style-name="_31_489">l</text:span><text:span text:style-name="_32_029">l</text:span><text:span text:style-name="_37_03">e</text:span><text:span text:style-name="_31_246">c</text:span><text:span text:style-name="_32_221">t</text:span><text:span text:style-name="_36_97">i</text:span><text:span text:style-name="_31_324">v</text:span><text:span text:style-name="_32_122">e</text:span><text:span text:style-name="_33_"> </text:span><text:span text:style-name="_31_750">b</text:span><text:span text:style-name="_32_575">a</text:span><text:span text:style-name="_34_57">r</text:span><text:span text:style-name="_31_675">g</text:span><text:span text:style-name="_32_290">a</text:span><text:span text:style-name="_35_29">i</text:span><text:span text:style-name="_31_786">n</text:span><text:span text:style-name="_32_149">i</text:span><text:span text:style-name="_33_55">n</text:span><text:span text:style-name="_31_213">g</text:span><text:span text:style-name="_31_802"> </text:span><text:span text:style-name="_32_41">t</text:span><text:span text:style-name="_31_741">o</text:span><text:span text:style-name="_31_802"> </text:span><text:span text:style-name="_35_26">g</text:span><text:span text:style-name="_31_795">o</text:span><text:span text:style-name="_31_802"> </text:span><text:span text:style-name="_38_62">u</text:span><text:span text:style-name="_31_603">n</text:span><text:span text:style-name="_32_047">a</text:span><text:span text:style-name="_37_18">n</text:span><text:span text:style-name="_31_582">s</text:span><text:span text:style-name="_32_209">w</text:span><text:span text:style-name="_38_23">e</text:span><text:span text:style-name="_31_681">r</text:span><text:span text:style-name="_32_590">e</text:span><text:span text:style-name="_36_43">d</text:span><text:span text:style-name="_31_201">.</text:span><text:span text:style-name="_31_802"> </text:span><text:span text:style-name="_37_69">F</text:span><text:span text:style-name="_31_183">o</text:span><text:span text:style-name="_32_482">o</text:span><text:span text:style-name="_33_01">d</text:span><text:span text:style-name="_39_03"> </text:span><text:span text:style-name="_32_389">S</text:span><text:span text:style-name="_35_17">t</text:span><text:span text:style-name="_31_138">a</text:span><text:span text:style-name="_32_461">m</text:span><text:span text:style-name="_36_07">p</text:span><text:span text:style-name="_39_03"> </text:span><text:span text:style-name="_32_689">r</text:span><text:span text:style-name="_35_26">e</text:span><text:span text:style-name="_31_684">c</text:span><text:span text:style-name="_32_041">i</text:span><text:span text:style-name="_34_27">p</text:span><text:span text:style-name="_31_213">i</text:span><text:span text:style-name="_32_110">e</text:span><text:span text:style-name="_36_07">n</text:span><text:span text:style-name="_31_669">t</text:span><text:span text:style-name="_32_470">s</text:span><text:span text:style-name="_33_"> </text:span><text:span text:style-name="_31_246">d</text:span><text:span text:style-name="_32_137">i</text:span><text:span text:style-name="_33_19">d</text:span><text:span text:style-name="_39_03"> </text:span><text:span text:style-name="_32_266">n</text:span><text:span text:style-name="_34_99">o</text:span><text:span text:style-name="_31_717">n</text:span><text:span text:style-name="_31_802"> </text:span><text:span text:style-name="_33_40">c</text:span><text:span text:style-name="_31_762">a</text:span><text:span text:style-name="_32_659">u</text:span><text:span text:style-name="_38_14">s</text:span><text:span text:style-name="_31_717">e</text:span><text:span text:style-name="_31_802"> </text:span><text:span text:style-name="_33_01">t</text:span><text:span text:style-name="_31_186">h</text:span><text:span text:style-name="_32_335">e</text:span><text:span text:style-name="_33_"> </text:span><text:span text:style-name="_31_249">f</text:span><text:span text:style-name="_32_425">i</text:span><text:span text:style-name="_36_46">s</text:span><text:span text:style-name="_31_504">c</text:span><text:span text:style-name="_32_389">a</text:span><text:span text:style-name="_37_09">l</text:span><text:span text:style-name="_39_03"> </text:span><text:span text:style-name="_32_518">c</text:span><text:span text:style-name="_34_81">r</text:span><text:span text:style-name="_31_525">i</text:span><text:span text:style-name="_32_620">s</text:span><text:span text:style-name="_32_29">i</text:span><text:span text:style-name="_31_609">s</text:span><text:span text:style-name="_32_137">;</text:span><text:span text:style-name="_32_"> </text:span><text:span text:style-name="_31_237">r</text:span><text:span text:style-name="_32_647">e</text:span><text:span text:style-name="_35_26">c</text:span><text:span text:style-name="_31_600">k</text:span><text:span text:style-name="_32_605">l</text:span><text:span text:style-name="_32_86">e</text:span><text:span text:style-name="_31_678">s</text:span><text:span text:style-name="_32_224">s</text:span><text:span text:style-name="_36_43">n</text:span><text:span text:style-name="_31_174">e</text:span><text:span text:style-name="_32_122">s</text:span><text:span text:style-name="_38_56">s</text:span><text:span text:style-name="_39_03"> </text:span><text:span text:style-name="_32_626">o</text:span><text:span text:style-name="_32_35">n</text:span><text:span text:style-name="_39_03"> </text:span><text:span text:style-name="_32_101">W</text:span><text:span text:style-name="_35_17">a</text:span><text:span text:style-name="_31_789">l</text:span><text:span text:style-name="_32_461">l</text:span><text:span text:style-name="_32_"> </text:span><text:span text:style-name="_31_249">S</text:span><text:span text:style-name="_32_293">t</text:span><text:span text:style-name="_32_65">r</text:span><text:span text:style-name="_31_186">e</text:span><text:span text:style-name="_32_395">e</text:span><text:span text:style-name="_34_93">t</text:span><text:span text:style-name="_39_02"> </text:span><text:span text:style-name="_32_479">d</text:span><text:span text:style-name="_38_41">i</text:span><text:span text:style-name="_31_354">d</text:span><text:span text:style-name="_32_101">.</text:span><text:span text:style-name="_32_"> </text:span><text:span text:style-name="_31_501">I</text:span><text:span text:style-name="_32_461">m</text:span><text:span text:style-name="_37_81">m</text:span><text:span text:style-name="_31_597">i</text:span><text:span text:style-name="_32_119">g</text:span><text:span text:style-name="_34_93">r</text:span><text:span text:style-name="_31_366">a</text:span><text:span text:style-name="_32_614">n</text:span><text:span text:style-name="_34_21">t</text:span><text:span text:style-name="_31_780">s</text:span><text:span text:style-name="_31_803"> </text:span><text:span text:style-name="_38_50">a</text:span><text:span text:style-name="_31_321">r</text:span><text:span text:style-name="_32_395">e</text:span><text:span text:style-name="_32_77">n</text:span><text:span text:style-name="_31_381">'</text:span><text:span text:style-name="_32_653">t</text:span><text:span text:style-name="_33_"> </text:span><text:span text:style-name="_31_165">t</text:span><text:span text:style-name="_32_683">h</text:span><text:span text:style-name="_38_26">e</text:span><text:span text:style-name="_39_02"> </text:span><text:span text:style-name="_32_287">p</text:span><text:span text:style-name="_33_13">r</text:span><text:span text:style-name="_31_525">i</text:span><text:span text:style-name="_32_290">n</text:span><text:span text:style-name="_37_06">c</text:span><text:span text:style-name="_31_717">i</text:span><text:span text:style-name="_32_659">p</text:span><text:span text:style-name="_37_09">a</text:span><text:span text:style-name="_31_537">l</text:span><text:span text:style-name="_31_802"> </text:span><text:span text:style-name="_32_77">r</text:span><text:span text:style-name="_31_363">e</text:span><text:span text:style-name="_32_122">a</text:span><text:span text:style-name="_35_98">s</text:span><text:span text:style-name="_31_615">o</text:span><text:span text:style-name="_32_041">n</text:span><text:span text:style-name="_33_"> </text:span><text:span text:style-name="_31_249">w</text:span><text:span text:style-name="_32_683">a</text:span><text:span text:style-name="_36_10">g</text:span><text:span text:style-name="_31_714">e</text:span><text:span text:style-name="_32_500">s</text:span><text:span text:style-name="_33_"> </text:span><text:span text:style-name="_31_690">h</text:span><text:span text:style-name="_32_119">a</text:span><text:span text:style-name="_35_20">v</text:span><text:span text:style-name="_31_150">e</text:span><text:span text:style-name="_32_581">n</text:span><text:span text:style-name="_36_25">'</text:span><text:span text:style-name="_31_393">t</text:span><text:span text:style-name="_31_802"> </text:span><text:span text:style-name="_32_83">g</text:span><text:span text:style-name="_31_726">o</text:span><text:span text:style-name="_32_686">n</text:span><text:span text:style-name="_37_87">e</text:span><text:span text:style-name="_39_02"> </text:span><text:span text:style-name="_32_518">u</text:span><text:span text:style-name="_34_27">p</text:span><text:span text:style-name="_31_489">;</text:span><text:span text:style-name="_31_802"> </text:span><text:span text:style-name="_38_77">t</text:span><text:span text:style-name="_31_759">h</text:span><text:span text:style-name="_32_122">o</text:span><text:span text:style-name="_38_86">s</text:span><text:span text:style-name="_31_795">e</text:span><text:span text:style-name="_31_803"> </text:span><text:span text:style-name="_35_95">d</text:span><text:span text:style-name="_31_222">e</text:span><text:span text:style-name="_32_644">c</text:span><text:span text:style-name="_32_65">i</text:span><text:span text:style-name="_31_546">s</text:span><text:span text:style-name="_32_149">i</text:span><text:span text:style-name="_36_79">o</text:span><text:span text:style-name="_31_726">n</text:span><text:span text:style-name="_32_677">s</text:span><text:span text:style-name="_33_"> </text:span><text:span text:style-name="_31_438">a</text:span><text:span text:style-name="_32_329">r</text:span><text:span text:style-name="_36_07">e</text:span><text:span text:style-name="_39_02"> </text:span><text:span text:style-name="_32_065">m</text:span><text:span text:style-name="_34_54">a</text:span><text:span text:style-name="_31_243">d</text:span><text:span text:style-name="_32_641">e</text:span><text:span text:style-name="_33_"> </text:span><text:span text:style-name="_31_249">i</text:span><text:span text:style-name="_32_257">n</text:span><text:span text:style-name="_32_"> </text:span><text:span text:style-name="_31_489">t</text:span><text:span text:style-name="_32_038">h</text:span><text:span text:style-name="_33_55">e</text:span><text:span text:style-name="_39_02"> </text:span><text:span text:style-name="_32_326">b</text:span><text:span text:style-name="_38_59">o</text:span><text:span text:style-name="_31_354">a</text:span><text:span text:style-name="_32_209">r</text:span><text:span text:style-name="_38_95">d</text:span><text:span text:style-name="_31_177">r</text:span><text:span text:style-name="_32_158">o</text:span><text:span text:style-name="_38_95">o</text:span><text:span text:style-name="_31_753">m</text:span><text:span text:style-name="_32_209">s</text:span><text:span text:style-name="_33_"> </text:span><text:span text:style-name="_31_525">t</text:span><text:span text:style-name="_32_083">h</text:span><text:span text:style-name="_37_06">a</text:span><text:span text:style-name="_31_789">t</text:span><text:span text:style-name="_31_803"> </text:span><text:span text:style-name="_37_69">a</text:span><text:span text:style-name="_31_681">l</text:span><text:span text:style-name="_32_605">l</text:span><text:span text:style-name="_33_"> </text:span><text:span text:style-name="_31_489">t</text:span><text:span text:style-name="_32_650">o</text:span><text:span text:style-name="_34_27">o</text:span><text:span text:style-name="_39_03"> </text:span><text:span text:style-name="_32_683">o</text:span><text:span text:style-name="_35_29">f</text:span><text:span text:style-name="_31_717">t</text:span><text:span text:style-name="_32_686">e</text:span><text:span text:style-name="_36_97">n</text:span><text:span text:style-name="_39_03"> </text:span><text:span text:style-name="_32_470">p</text:span><text:span text:style-name="_32_83">u</text:span><text:span text:style-name="_31_309">t</text:span><text:span text:style-name="_31_802"> </text:span><text:span text:style-name="_34_66">q</text:span><text:span text:style-name="_31_687">u</text:span><text:span text:style-name="_32_302">a</text:span><text:span text:style-name="_32_77">r</text:span><text:span text:style-name="_31_393">t</text:span><text:span text:style-name="_32_143">e</text:span><text:span text:style-name="_38_05">r</text:span><text:span text:style-name="_31_429">l</text:span><text:span text:style-name="_32_065">y</text:span><text:span text:style-name="_33_"> </text:span><text:span text:style-name="_31_570">e</text:span><text:span text:style-name="_32_467">a</text:span><text:span text:style-name="_34_93">r</text:span><text:span text:style-name="_31_174">n</text:span><text:span text:style-name="_32_101">i</text:span><text:span text:style-name="_35_23">n</text:span><text:span text:style-name="_31_795">g</text:span><text:span text:style-name="_32_290">s</text:span><text:span text:style-name="_33_"> </text:span><text:span text:style-name="_31_678">o</text:span><text:span text:style-name="_32_140">v</text:span><text:span text:style-name="_33_37">e</text:span><text:span text:style-name="_31_501">r</text:span><text:span text:style-name="_31_802"> </text:span><text:span text:style-name="_38_53">l</text:span><text:span text:style-name="_31_387">o</text:span><text:span text:style-name="_32_230">n</text:span><text:span text:style-name="_37_15">g</text:span>-<text:span text:style-name="_32_689">t</text:span><text:span text:style-name="_35_98">e</text:span><text:span text:style-name="_31_789">r</text:span><text:span text:style-name="_32_317">m</text:span><text:span text:style-name="_33_"> </text:span><text:span text:style-name="_31_165">r</text:span><text:span text:style-name="_32_287">e</text:span><text:span text:style-name="_38_05">t</text:span><text:span text:style-name="_31_606">u</text:span><text:span text:style-name="_32_257">r</text:span><text:span text:style-name="_34_15">n</text:span><text:span text:style-name="_31_498">s</text:span><text:span text:style-name="_32_113">.</text:span><text:span text:style-name="_32_"> </text:span><text:span text:style-name="_31_753">I</text:span><text:span text:style-name="_32_329">t</text:span><text:span text:style-name="_34_45">'</text:span><text:span text:style-name="_31_201">s</text:span><text:span text:style-name="_31_803"> </text:span><text:span text:style-name="_38_98">s</text:span><text:span text:style-name="_31_603">u</text:span><text:span text:style-name="_32_077">r</text:span><text:span text:style-name="_34_81">e</text:span><text:span text:style-name="_39_03"> </text:span><text:span text:style-name="_32_650">n</text:span><text:span text:style-name="_38_59">o</text:span><text:span text:style-name="_31_381">n</text:span><text:span text:style-name="_31_802"> </text:span><text:span text:style-name="_38_53">t</text:span><text:span text:style-name="_31_351">h</text:span><text:span text:style-name="_32_122">e</text:span><text:span text:style-name="_33_"> </text:span><text:span text:style-name="_31_438">a</text:span><text:span text:style-name="_32_608">v</text:span><text:span text:style-name="_38_95">e</text:span><text:span text:style-name="_31_489">r</text:span><text:span text:style-name="_32_122">a</text:span><text:span text:style-name="_32_86">g</text:span><text:span text:style-name="_31_507">e</text:span><text:span text:style-name="_31_802"> </text:span><text:span text:style-name="_38_77">f</text:span><text:span text:style-name="_31_363">a</text:span><text:span text:style-name="_32_281">m</text:span><text:span text:style-name="_33_49">i</text:span><text:span text:style-name="_31_489">l</text:span><text:span text:style-name="_32_434">y</text:span><text:span text:style-name="_32_"> </text:span><text:span text:style-name="_31_213">w</text:span><text:span text:style-name="_32_482">a</text:span><text:span text:style-name="_38_17">t</text:span><text:span text:style-name="_31_204">c</text:span><text:span text:style-name="_32_230">h</text:span><text:span text:style-name="_36_25">i</text:span><text:span text:style-name="_31_615">n</text:span><text:span text:style-name="_32_245">g</text:span><text:span text:style-name="_33_"> </text:span><text:span text:style-name="_31_717">t</text:span><text:span text:style-name="_32_035">o</text:span><text:span text:style-name="_38_50">n</text:span><text:span text:style-name="_31_597">i</text:span><text:span text:style-name="_32_218">g</text:span><text:span text:style-name="_36_79">h</text:span><text:span text:style-name="_31_129">t</text:span><text:span text:style-name="_31_803"> </text:span><text:span text:style-name="_36_73">t</text:span><text:span text:style-name="_31_255">h</text:span><text:span text:style-name="_32_614">a</text:span><text:span text:style-name="_36_97">t</text:span><text:span text:style-name="_39_02"> </text:span><text:span text:style-name="_32_086">a</text:span><text:span text:style-name="_32_32">v</text:span><text:span text:style-name="_31_570">o</text:span><text:span text:style-name="_32_389">i</text:span><text:span text:style-name="_37_15">d</text:span><text:span text:style-name="_31_753">s</text:span><text:span text:style-name="_31_802"> </text:span><text:span text:style-name="_33_46">p</text:span><text:span text:style-name="_31_543">a</text:span><text:span text:style-name="_32_332">y</text:span><text:span text:style-name="_35_17">i</text:span><text:span text:style-name="_31_534">n</text:span><text:span text:style-name="_32_605">g</text:span><text:span text:style-name="_33_"> </text:span><text:span text:style-name="_31_357">t</text:span><text:span text:style-name="_32_335">a</text:span><text:span text:style-name="_36_46">x</text:span><text:span text:style-name="_31_675">e</text:span><text:span text:style-name="_32_158">s</text:span><text:span text:style-name="_33_"> </text:span><text:span text:style-name="_31_777">t</text:span><text:span text:style-name="_32_215">h</text:span><text:span text:style-name="_37_09">r</text:span><text:span text:style-name="_31_186">o</text:span><text:span text:style-name="_32_659">u</text:span><text:span text:style-name="_34_90">g</text:span><text:span text:style-name="_31_597">h</text:span><text:span text:style-name="_31_803"> </text:span><text:span text:style-name="_38_62">o</text:span><text:span text:style-name="_31_201">f</text:span><text:span text:style-name="_32_257">f</text:span><text:span text:style-name="_32_32">s</text:span><text:span text:style-name="_31_207">h</text:span><text:span text:style-name="_32_326">o</text:span><text:span text:style-name="_35_89">r</text:span><text:span text:style-name="_31_309">e</text:span><text:span text:style-name="_31_803"> </text:span><text:span text:style-name="_34_27">a</text:span><text:span text:style-name="_31_186">c</text:span><text:span text:style-name="_32_404">c</text:span><text:span text:style-name="_33_58">o</text:span><text:span text:style-name="_31_351">u</text:span><text:span text:style-name="_32_086">n</text:span><text:span text:style-name="_32_65">t</text:span><text:span text:style-name="_31_741">s</text:span><text:span text:style-name="_32_065">.</text:span></text:p>
      <text:p text:style-name="P1"><text:span text:style-name="_31_165">T</text:span><text:span text:style-name="_32_470">h</text:span><text:span text:style-name="_32_35">e</text:span><text:span text:style-name="_39_03"> </text:span><text:span text:style-name="_32_467">p</text:span><text:span text:style-name="_33_58">o</text:span><text:span text:style-name="_31_165">i</text:span><text:span text:style-name="_32_029">n</text:span><text:span text:style-name="_38_17">t</text:span><text:span text:style-name="_39_02"> </text:span><text:span text:style-name="_32_209">i</text:span><text:span text:style-name="_32_65">s</text:span><text:span text:style-name="_31_177">,</text:span><text:span text:style-name="_31_803"> </text:span><text:span text:style-name="_36_25">I</text:span><text:span text:style-name="_39_03"> </text:span><text:span text:style-name="_32_299">b</text:span><text:span text:style-name="_38_98">e</text:span><text:span text:style-name="_31_741">l</text:span><text:span text:style-name="_32_617">i</text:span><text:span text:style-name="_32_71">e</text:span><text:span text:style-name="_31_690">v</text:span><text:span text:style-name="_32_293">e</text:span><text:span text:style-name="_32_"> </text:span><text:span text:style-name="_31_717">t</text:span><text:span text:style-name="_32_395">h</text:span><text:span text:style-name="_38_86">a</text:span><text:span text:style-name="_31_777">t</text:span><text:span text:style-name="_31_802"> </text:span><text:span text:style-name="_34_93">i</text:span><text:span text:style-name="_31_345">n</text:span><text:span text:style-name="_31_802"> </text:span><text:span text:style-name="_38_77">t</text:span><text:span text:style-name="_31_498">h</text:span><text:span text:style-name="_32_389">i</text:span><text:span text:style-name="_35_20">s</text:span><text:span text:style-name="_39_02"> </text:span><text:span text:style-name="_32_650">n</text:span><text:span text:style-name="_33_19">e</text:span><text:span text:style-name="_31_489">w</text:span><text:span text:style-name="_31_803"> </text:span><text:span text:style-name="_33_07">e</text:span><text:span text:style-name="_31_150">c</text:span><text:span text:style-name="_32_254">o</text:span><text:span text:style-name="_36_79">n</text:span><text:span text:style-name="_31_207">o</text:span><text:span text:style-name="_32_065">m</text:span><text:span text:style-name="_38_50">y</text:span><text:span text:style-name="_31_753">,</text:span><text:span text:style-name="_31_803"> </text:span><text:span text:style-name="_36_25">w</text:span><text:span text:style-name="_31_723">o</text:span><text:span text:style-name="_32_281">r</text:span><text:span text:style-name="_38_98">k</text:span><text:span text:style-name="_31_723">e</text:span><text:span text:style-name="_32_257">r</text:span><text:span text:style-name="_37_06">s</text:span><text:span text:style-name="_39_02"> </text:span><text:span text:style-name="_32_578">a</text:span><text:span text:style-name="_32_71">n</text:span><text:span text:style-name="_31_237">d</text:span><text:span text:style-name="_31_803"> </text:span><text:span text:style-name="_38_14">s</text:span><text:span text:style-name="_31_537">t</text:span><text:span text:style-name="_32_623">a</text:span><text:span text:style-name="_38_89">r</text:span><text:span text:style-name="_31_237">t</text:span>-<text:span text:style-name="_32_47">u</text:span><text:span text:style-name="_31_570">p</text:span><text:span text:style-name="_32_209">s</text:span><text:span text:style-name="_32_"> </text:span><text:span text:style-name="_31_534">a</text:span><text:span text:style-name="_32_695">n</text:span><text:span text:style-name="_37_81">d</text:span><text:span text:style-name="_39_02"> </text:span><text:span text:style-name="_32_254">s</text:span><text:span text:style-name="_36_01">m</text:span><text:span text:style-name="_31_399">a</text:span><text:span text:style-name="_32_317">l</text:span><text:span text:style-name="_34_45">l</text:span><text:span text:style-name="_39_03"> </text:span><text:span text:style-name="_32_326">b</text:span><text:span text:style-name="_32_71">u</text:span><text:span text:style-name="_31_582">s</text:span><text:span text:style-name="_32_317">i</text:span><text:span text:style-name="_38_59">n</text:span><text:span text:style-name="_31_534">e</text:span><text:span text:style-name="_32_116">s</text:span><text:span text:style-name="_32_74">s</text:span><text:span text:style-name="_31_615">e</text:span><text:span text:style-name="_32_569">s</text:span><text:span text:style-name="_32_"> </text:span><text:span text:style-name="_31_135">n</text:span><text:span text:style-name="_32_338">e</text:span><text:span text:style-name="_36_67">e</text:span><text:span text:style-name="_31_438">d</text:span><text:span text:style-name="_31_802"> </text:span><text:span text:style-name="_33_49">m</text:span><text:span text:style-name="_31_402">o</text:span><text:span text:style-name="_32_461">r</text:span><text:span text:style-name="_35_23">e</text:span><text:span text:style-name="_39_03"> </text:span><text:span text:style-name="_32_689">o</text:span><text:span text:style-name="_36_25">f</text:span><text:span text:style-name="_39_03"> </text:span><text:span text:style-name="_32_149">a</text:span><text:span text:style-name="_33_"> </text:span><text:span text:style-name="_31_222">v</text:span><text:span text:style-name="_32_443">o</text:span><text:span text:style-name="_36_01">i</text:span><text:span text:style-name="_31_570">c</text:span><text:span text:style-name="_32_695">e</text:span><text:span text:style-name="_34_21">,</text:span><text:span text:style-name="_39_03"> </text:span><text:span text:style-name="_32_623">n</text:span><text:span text:style-name="_34_30">o</text:span><text:span text:style-name="_31_309">n</text:span><text:span text:style-name="_31_803"> </text:span><text:span text:style-name="_34_21">l</text:span><text:span text:style-name="_31_174">e</text:span><text:span text:style-name="_32_152">s</text:span><text:span text:style-name="_38_89">s</text:span><text:span text:style-name="_31_381">.</text:span><text:span text:style-name="_31_803"> </text:span><text:span text:style-name="_36_25">T</text:span><text:span text:style-name="_31_711">h</text:span><text:span text:style-name="_32_302">e</text:span><text:span text:style-name="_32_"> </text:span><text:span text:style-name="_31_777">r</text:span><text:span text:style-name="_32_623">u</text:span><text:span text:style-name="_32_77">l</text:span><text:span text:style-name="_31_402">e</text:span><text:span text:style-name="_32_209">s</text:span><text:span text:style-name="_32_"> </text:span><text:span text:style-name="_31_390">s</text:span><text:span text:style-name="_32_695">h</text:span><text:span text:style-name="_33_58">o</text:span><text:span text:style-name="_31_351">u</text:span><text:span text:style-name="_32_329">l</text:span><text:span text:style-name="_38_77">d</text:span><text:span text:style-name="_39_03"> </text:span><text:span text:style-name="_32_581">w</text:span><text:span text:style-name="_32_35">o</text:span><text:span text:style-name="_31_249">r</text:span><text:span text:style-name="_32_590">k</text:span><text:span text:style-name="_32_"> </text:span><text:span text:style-name="_31_525">f</text:span><text:span text:style-name="_32_641">o</text:span><text:span text:style-name="_33_49">r</text:span><text:span text:style-name="_39_03"> </text:span><text:span text:style-name="_32_029">t</text:span><text:span text:style-name="_33_07">h</text:span><text:span text:style-name="_31_258">e</text:span><text:span text:style-name="_32_245">m</text:span><text:span text:style-name="_36_73">.</text:span><text:span text:style-name="_39_03"> </text:span><text:span text:style-name="_32_569">A</text:span><text:span text:style-name="_34_90">n</text:span><text:span text:style-name="_31_567">d</text:span><text:span text:style-name="_31_803"> </text:span><text:span text:style-name="_38_41">I</text:span><text:span text:style-name="_31_573">'</text:span><text:span text:style-name="_32_245">m</text:span><text:span text:style-name="_33_"> </text:span><text:span text:style-name="_31_330">n</text:span><text:span text:style-name="_32_323">o</text:span><text:span text:style-name="_32_41">n</text:span><text:span text:style-name="_39_02"> </text:span><text:span text:style-name="_32_038">a</text:span><text:span text:style-name="_35_17">l</text:span><text:span text:style-name="_31_507">o</text:span><text:span text:style-name="_32_254">n</text:span><text:span text:style-name="_36_07">e</text:span><text:span text:style-name="_39_02"> </text:span><text:span text:style-name="_32_317">i</text:span><text:span text:style-name="_32_65">n</text:span><text:span text:style-name="_39_02"> </text:span><text:span text:style-name="_32_137">t</text:span><text:span text:style-name="_36_10">h</text:span><text:span text:style-name="_31_417">i</text:span><text:span text:style-name="_32_224">s</text:span><text:span text:style-name="_35_29">.</text:span><text:span text:style-name="_39_03"> </text:span><text:span text:style-name="_32_293">T</text:span><text:span text:style-name="_32_50">h</text:span><text:span text:style-name="_31_537">i</text:span><text:span text:style-name="_32_656">s</text:span><text:span text:style-name="_33_"> </text:span><text:span text:style-name="_31_672">y</text:span><text:span text:style-name="_32_398">e</text:span><text:span text:style-name="_34_81">a</text:span><text:span text:style-name="_31_561">r</text:span><text:span text:style-name="_31_802"> </text:span><text:span text:style-name="_38_17">I</text:span><text:span text:style-name="_39_02"> </text:span><text:span text:style-name="_32_482">p</text:span><text:span text:style-name="_37_69">l</text:span><text:span text:style-name="_31_435">a</text:span><text:span text:style-name="_32_137">n</text:span><text:span text:style-name="_32_"> </text:span><text:span text:style-name="_31_489">t</text:span><text:span text:style-name="_32_329">o</text:span><text:span text:style-name="_33_"> </text:span><text:span text:style-name="_31_753">l</text:span><text:span text:style-name="_32_317">i</text:span><text:span text:style-name="_32_29">f</text:span><text:span text:style-name="_31_609">t</text:span><text:span text:style-name="_31_802"> </text:span><text:span text:style-name="_34_15">u</text:span><text:span text:style-name="_31_546">p</text:span><text:span text:style-name="_31_803"> </text:span><text:span text:style-name="_33_13">t</text:span><text:span text:style-name="_31_435">h</text:span><text:span text:style-name="_32_698">e</text:span><text:span text:style-name="_32_"> </text:span><text:span text:style-name="_31_345">m</text:span><text:span text:style-name="_32_143">a</text:span><text:span text:style-name="_35_38">n</text:span><text:span text:style-name="_31_417">y</text:span><text:span text:style-name="_31_802"> </text:span><text:span text:style-name="_37_78">b</text:span><text:span text:style-name="_31_531">u</text:span><text:span text:style-name="_32_644">s</text:span><text:span text:style-name="_33_01">i</text:span><text:span text:style-name="_31_606">n</text:span><text:span text:style-name="_32_050">e</text:span><text:span text:style-name="_34_48">s</text:span><text:span text:style-name="_31_570">s</text:span><text:span text:style-name="_32_227">e</text:span><text:span text:style-name="_35_17">s</text:span><text:span text:style-name="_39_03"> </text:span><text:span text:style-name="_32_473">w</text:span><text:span text:style-name="_37_06">h</text:span><text:span text:style-name="_31_207">o</text:span><text:span text:style-name="_32_461">'</text:span><text:span text:style-name="_34_12">v</text:span><text:span text:style-name="_31_570">e</text:span><text:span text:style-name="_31_802"> </text:span><text:span text:style-name="_36_25">f</text:span><text:span text:style-name="_31_609">i</text:span><text:span text:style-name="_32_443">g</text:span><text:span text:style-name="_34_18">u</text:span><text:span text:style-name="_31_537">r</text:span><text:span text:style-name="_32_290">e</text:span><text:span text:style-name="_32_35">d</text:span><text:span text:style-name="_39_02"> </text:span><text:span text:style-name="_32_326">o</text:span><text:span text:style-name="_34_51">u</text:span><text:span text:style-name="_31_201">t</text:span><text:span text:style-name="_31_803"> </text:span><text:span text:style-name="_35_17">t</text:span><text:span text:style-name="_31_531">h</text:span><text:span text:style-name="_32_158">a</text:span><text:span text:style-name="_37_09">t</text:span><text:span text:style-name="_39_03"> </text:span><text:span text:style-name="_32_662">d</text:span><text:span text:style-name="_34_15">o</text:span><text:span text:style-name="_31_213">i</text:span><text:span text:style-name="_32_287">n</text:span><text:span text:style-name="_38_14">g</text:span><text:span text:style-name="_39_03"> </text:span><text:span text:style-name="_32_617">r</text:span><text:span text:style-name="_36_01">i</text:span><text:span text:style-name="_31_387">g</text:span><text:span text:style-name="_32_614">h</text:span><text:span text:style-name="_38_17">t</text:span><text:span text:style-name="_39_03"> </text:span><text:span text:style-name="_32_215">b</text:span><text:span text:style-name="_38_62">y</text:span><text:span text:style-name="_39_02"> </text:span><text:span text:style-name="_32_389">t</text:span><text:span text:style-name="_38_98">h</text:span><text:span text:style-name="_31_135">e</text:span><text:span text:style-name="_32_221">i</text:span><text:span text:style-name="_36_97">r</text:span><text:span text:style-name="_39_02"> </text:span><text:span text:style-name="_32_569">w</text:span><text:span text:style-name="_36_46">o</text:span><text:span text:style-name="_31_141">r</text:span><text:span text:style-name="_32_044">k</text:span><text:span text:style-name="_36_43">e</text:span><text:span text:style-name="_31_321">r</text:span><text:span text:style-name="_32_518">s</text:span><text:span text:style-name="_33_"> </text:span><text:span text:style-name="_31_249">o</text:span><text:span text:style-name="_32_389">r</text:span><text:span text:style-name="_32_"> </text:span><text:span text:style-name="_31_429">t</text:span><text:span text:style-name="_32_299">h</text:span><text:span text:style-name="_32_38">e</text:span><text:span text:style-name="_31_249">i</text:span><text:span text:style-name="_32_641">r</text:span><text:span text:style-name="_32_"> </text:span><text:span text:style-name="_31_756">c</text:span><text:span text:style-name="_32_290">u</text:span><text:span text:style-name="_37_00">s</text:span><text:span text:style-name="_31_501">t</text:span><text:span text:style-name="_32_470">o</text:span><text:span text:style-name="_33_49">m</text:span><text:span text:style-name="_31_510">e</text:span><text:span text:style-name="_32_293">r</text:span><text:span text:style-name="_33_16">s</text:span><text:span text:style-name="_39_02"> </text:span><text:span text:style-name="_32_389">o</text:span><text:span text:style-name="_37_81">r</text:span><text:span text:style-name="_39_03"> </text:span><text:span text:style-name="_32_689">t</text:span><text:span text:style-name="_33_58">h</text:span><text:span text:style-name="_31_243">e</text:span><text:span text:style-name="_32_389">i</text:span><text:span text:style-name="_32_41">r</text:span><text:span text:style-name="_39_02"> </text:span><text:span text:style-name="_32_032">c</text:span><text:span text:style-name="_35_02">o</text:span><text:span text:style-name="_31_573">m</text:span><text:span text:style-name="_32_461">m</text:span><text:span text:style-name="_35_98">u</text:span><text:span text:style-name="_31_615">n</text:span><text:span text:style-name="_32_077">i</text:span><text:span text:style-name="_36_01">t</text:span><text:span text:style-name="_31_141">i</text:span><text:span text:style-name="_32_302">e</text:span><text:span text:style-name="_34_48">s</text:span><text:span text:style-name="_39_03"> </text:span><text:span text:style-name="_32_266">e</text:span><text:span text:style-name="_36_31">n</text:span><text:span text:style-name="_31_219">d</text:span><text:span text:style-name="_32_434">s</text:span><text:span text:style-name="_33_"> </text:span><text:span text:style-name="_31_351">u</text:span><text:span text:style-name="_32_290">p</text:span><text:span text:style-name="_33_"> </text:span><text:span text:style-name="_31_255">b</text:span><text:span text:style-name="_32_254">e</text:span><text:span text:style-name="_33_13">i</text:span><text:span text:style-name="_31_687">n</text:span><text:span text:style-name="_32_686">g</text:span><text:span text:style-name="_32_"> </text:span><text:span text:style-name="_31_783">g</text:span><text:span text:style-name="_32_410">o</text:span><text:span text:style-name="_33_58">o</text:span><text:span text:style-name="_31_147">d</text:span><text:span text:style-name="_31_803"> </text:span><text:span text:style-name="_33_49">f</text:span><text:span text:style-name="_31_129">o</text:span><text:span text:style-name="_32_245">r</text:span><text:span text:style-name="_32_"> </text:span><text:span text:style-name="_31_177">t</text:span><text:span text:style-name="_32_698">h</text:span><text:span text:style-name="_33_19">e</text:span><text:span text:style-name="_31_429">i</text:span><text:span text:style-name="_32_605">r</text:span><text:span text:style-name="_32_"> </text:span><text:span text:style-name="_31_258">s</text:span><text:span text:style-name="_32_071">h</text:span><text:span text:style-name="_37_06">a</text:span><text:span text:style-name="_31_201">r</text:span><text:span text:style-name="_32_659">e</text:span><text:span text:style-name="_36_70">h</text:span><text:span text:style-name="_31_207">o</text:span><text:span text:style-name="_32_101">l</text:span><text:span text:style-name="_38_14">d</text:span><text:span text:style-name="_31_687">e</text:span><text:span text:style-name="_32_077">r</text:span><text:span text:style-name="_35_17">s</text:span><text:span text:style-name="_31_417">.</text:span><text:span text:style-name="_31_802"> </text:span><text:span text:style-name="_34_09">A</text:span><text:span text:style-name="_31_219">n</text:span><text:span text:style-name="_32_662">d</text:span><text:span text:style-name="_32_"> </text:span><text:span text:style-name="_31_309">I</text:span><text:span text:style-name="_31_802"> </text:span><text:span text:style-name="_36_61">w</text:span><text:span text:style-name="_31_387">a</text:span><text:span text:style-name="_32_410">n</text:span><text:span text:style-name="_37_69">t</text:span><text:span text:style-name="_39_03"> </text:span><text:span text:style-name="_32_041">t</text:span><text:span text:style-name="_36_73">o</text:span><text:span text:style-name="_39_03"> </text:span><text:span text:style-name="_32_266">s</text:span><text:span text:style-name="_36_31">p</text:span><text:span text:style-name="_31_681">r</text:span><text:span text:style-name="_32_218">e</text:span><text:span text:style-name="_37_15">a</text:span><text:span text:style-name="_31_381">d</text:span><text:span text:style-name="_31_803"> </text:span><text:span text:style-name="_32_29">t</text:span><text:span text:style-name="_31_714">h</text:span><text:span text:style-name="_32_587">o</text:span><text:span text:style-name="_32_68">s</text:span><text:span text:style-name="_31_330">e</text:span><text:span text:style-name="_31_803"> </text:span><text:span text:style-name="_32_50">b</text:span><text:span text:style-name="_31_759">e</text:span><text:span text:style-name="_32_077">s</text:span><text:span text:style-name="_37_81">t</text:span><text:span text:style-name="_39_02"> </text:span><text:span text:style-name="_32_695">p</text:span><text:span text:style-name="_36_25">r</text:span><text:span text:style-name="_31_258">a</text:span><text:span text:style-name="_32_032">c</text:span><text:span text:style-name="_38_05">t</text:span><text:span text:style-name="_31_501">i</text:span><text:span text:style-name="_32_038">c</text:span><text:span text:style-name="_32_50">e</text:span><text:span text:style-name="_31_708">s</text:span><text:span text:style-name="_31_803"> </text:span><text:span text:style-name="_37_18">a</text:span><text:span text:style-name="_31_756">c</text:span><text:span text:style-name="_32_149">r</text:span><text:span text:style-name="_36_31">o</text:span><text:span text:style-name="_31_318">s</text:span><text:span text:style-name="_32_293">s</text:span><text:span text:style-name="_32_"> </text:span><text:span text:style-name="_31_165">A</text:span><text:span text:style-name="_32_605">m</text:span><text:span text:style-name="_38_86">e</text:span><text:span text:style-name="_31_753">r</text:span><text:span text:style-name="_32_281">i</text:span><text:span text:style-name="_38_44">c</text:span><text:span text:style-name="_31_129">a</text:span><text:span text:style-name="_32_209">.</text:span><text:span text:style-name="_32_"> </text:span><text:span text:style-name="_31_201">T</text:span><text:span text:style-name="_32_698">h</text:span><text:span text:style-name="_32_47">a</text:span><text:span text:style-name="_31_381">t</text:span><text:span text:style-name="_32_209">'</text:span><text:span text:style-name="_36_73">s</text:span><text:span text:style-name="_39_02"> </text:span><text:span text:style-name="_32_506">p</text:span><text:span text:style-name="_37_03">a</text:span><text:span text:style-name="_31_345">r</text:span><text:span text:style-name="_32_473">t</text:span><text:span text:style-name="_33_"> </text:span><text:span text:style-name="_31_393">o</text:span><text:span text:style-name="_32_317">f</text:span><text:span text:style-name="_32_"> </text:span><text:span text:style-name="_31_417">a</text:span><text:span text:style-name="_31_803"> </text:span><text:span text:style-name="_35_38">b</text:span><text:span text:style-name="_31_237">r</text:span><text:span text:style-name="_32_101">i</text:span><text:span text:style-name="_36_79">g</text:span><text:span text:style-name="_31_534">h</text:span><text:span text:style-name="_32_041">t</text:span><text:span text:style-name="_32_71">e</text:span><text:span text:style-name="_31_357">r</text:span><text:span text:style-name="_31_803"> </text:span><text:span text:style-name="_32_65">f</text:span><text:span text:style-name="_31_366">u</text:span><text:span text:style-name="_32_065">t</text:span><text:span text:style-name="_32_83">u</text:span><text:span text:style-name="_31_237">r</text:span><text:span text:style-name="_32_389">e</text:span><text:span text:style-name="_34_57">.</text:span></text:p>
      <text:p text:style-name="P1"><text:span text:style-name="_32_653">I</text:span><text:span text:style-name="_37_81">n</text:span><text:span text:style-name="_39_03"> </text:span><text:span text:style-name="_32_041">f</text:span><text:span text:style-name="_35_98">a</text:span><text:span text:style-name="_31_576">c</text:span><text:span text:style-name="_32_401">t</text:span><text:span text:style-name="_36_61">,</text:span><text:span text:style-name="_39_03"> </text:span><text:span text:style-name="_32_605">i</text:span><text:span text:style-name="_33_49">t</text:span><text:span text:style-name="_39_02"> </text:span><text:span text:style-name="_32_149">t</text:span><text:span text:style-name="_36_67">u</text:span><text:span text:style-name="_31_717">r</text:span><text:span text:style-name="_32_686">n</text:span><text:span text:style-name="_37_09">s</text:span><text:span text:style-name="_39_03"> </text:span><text:span text:style-name="_32_326">o</text:span><text:span text:style-name="_38_47">u</text:span><text:span text:style-name="_31_321">t</text:span><text:span text:style-name="_31_802"> </text:span><text:span text:style-name="_34_81">m</text:span><text:span text:style-name="_31_759">a</text:span><text:span text:style-name="_32_506">n</text:span><text:span text:style-name="_38_89">y</text:span><text:span text:style-name="_39_03"> </text:span><text:span text:style-name="_32_473">o</text:span><text:span text:style-name="_34_21">f</text:span><text:span text:style-name="_39_03"> </text:span><text:span text:style-name="_32_302">o</text:span><text:span text:style-name="_33_19">u</text:span><text:span text:style-name="_31_177">r</text:span><text:span text:style-name="_31_803"> </text:span><text:span text:style-name="_34_18">b</text:span><text:span text:style-name="_31_543">e</text:span><text:span text:style-name="_32_221">s</text:span><text:span text:style-name="_36_37">t</text:span><text:span text:style-name="_39_02"> </text:span><text:span text:style-name="_32_044">c</text:span><text:span text:style-name="_38_86">o</text:span><text:span text:style-name="_31_753">r</text:span><text:span text:style-name="_32_158">p</text:span><text:span text:style-name="_38_59">o</text:span><text:span text:style-name="_31_717">r</text:span><text:span text:style-name="_32_650">a</text:span><text:span text:style-name="_34_21">t</text:span><text:span text:style-name="_31_783">e</text:span><text:span text:style-name="_31_803"> </text:span><text:span text:style-name="_36_10">c</text:span><text:span text:style-name="_31_489">i</text:span><text:span text:style-name="_32_221">t</text:span><text:span text:style-name="_37_09">i</text:span><text:span text:style-name="_31_312">z</text:span><text:span text:style-name="_32_146">e</text:span><text:span text:style-name="_36_43">n</text:span><text:span text:style-name="_31_429">s</text:span><text:span text:style-name="_31_802"> </text:span><text:span text:style-name="_37_87">a</text:span><text:span text:style-name="_31_525">r</text:span><text:span text:style-name="_32_506">e</text:span><text:span text:style-name="_32_"> </text:span><text:span text:style-name="_31_615">a</text:span><text:span text:style-name="_32_245">l</text:span><text:span text:style-name="_36_10">s</text:span><text:span text:style-name="_31_165">o</text:span><text:span text:style-name="_31_803"> </text:span><text:span text:style-name="_35_02">o</text:span><text:span text:style-name="_31_327">u</text:span><text:span text:style-name="_32_401">r</text:span><text:span text:style-name="_33_"> </text:span><text:span text:style-name="_31_357">m</text:span><text:span text:style-name="_32_443">o</text:span><text:span text:style-name="_36_46">s</text:span><text:span text:style-name="_31_357">t</text:span><text:span text:style-name="_31_802"> </text:span><text:span text:style-name="_38_08">c</text:span><text:span text:style-name="_31_357">r</text:span><text:span text:style-name="_32_614">e</text:span><text:span text:style-name="_32_50">a</text:span><text:span text:style-name="_31_249">t</text:span><text:span text:style-name="_32_293">i</text:span><text:span text:style-name="_38_92">v</text:span><text:span text:style-name="_31_669">e</text:span><text:span text:style-name="_32_401">.</text:span><text:span text:style-name="_32_"> </text:span><text:span text:style-name="_31_321">A</text:span><text:span text:style-name="_32_215">n</text:span><text:span text:style-name="_34_54">d</text:span><text:span text:style-name="_39_02"> </text:span><text:span text:style-name="_32_293">t</text:span><text:span text:style-name="_38_50">h</text:span><text:span text:style-name="_31_681">i</text:span><text:span text:style-name="_32_032">s</text:span><text:span text:style-name="_32_"> </text:span><text:span text:style-name="_31_435">b</text:span><text:span text:style-name="_32_401">r</text:span><text:span text:style-name="_36_73">i</text:span><text:span text:style-name="_31_150">n</text:span><text:span text:style-name="_32_086">g</text:span><text:span text:style-name="_33_52">s</text:span><text:span text:style-name="_39_03"> </text:span><text:span text:style-name="_32_401">m</text:span><text:span text:style-name="_32_41">e</text:span><text:span text:style-name="_39_03"> </text:span><text:span text:style-name="_32_113">t</text:span><text:span text:style-name="_32_77">o</text:span><text:span text:style-name="_39_02"> </text:span><text:span text:style-name="_32_653">t</text:span><text:span text:style-name="_34_90">h</text:span><text:span text:style-name="_31_687">e</text:span><text:span text:style-name="_31_802"> </text:span><text:span text:style-name="_32_80">s</text:span><text:span text:style-name="_31_354">e</text:span><text:span text:style-name="_32_686">c</text:span><text:span text:style-name="_32_71">o</text:span><text:span text:style-name="_31_546">n</text:span><text:span text:style-name="_32_107">d</text:span><text:span text:style-name="_32_"> </text:span><text:span text:style-name="_31_426">b</text:span><text:span text:style-name="_32_317">i</text:span><text:span text:style-name="_34_15">g</text:span><text:span text:style-name="_39_03"> </text:span><text:span text:style-name="_32_443">q</text:span><text:span text:style-name="_32_50">u</text:span><text:span text:style-name="_31_726">e</text:span><text:span text:style-name="_32_656">s</text:span><text:span text:style-name="_38_05">t</text:span><text:span text:style-name="_31_609">i</text:span><text:span text:style-name="_32_482">o</text:span><text:span text:style-name="_36_67">n</text:span><text:span text:style-name="_39_02"> </text:span><text:span text:style-name="_32_257">w</text:span><text:span text:style-name="_36_37">e</text:span><text:span text:style-name="_39_03"> </text:span><text:span text:style-name="_32_143">a</text:span><text:span text:style-name="_35_26">s</text:span><text:span text:style-name="_39_02"> </text:span><text:span text:style-name="_32_245">a</text:span><text:span text:style-name="_32_"> </text:span><text:span text:style-name="_31_798">c</text:span><text:span text:style-name="_32_431">o</text:span><text:span text:style-name="_33_46">u</text:span><text:span text:style-name="_31_543">n</text:span><text:span text:style-name="_32_689">t</text:span><text:span text:style-name="_37_69">r</text:span><text:span text:style-name="_31_309">y</text:span><text:span text:style-name="_31_803"> </text:span><text:span text:style-name="_33_46">h</text:span><text:span text:style-name="_31_711">a</text:span><text:span text:style-name="_32_326">v</text:span><text:span text:style-name="_37_03">e</text:span><text:span text:style-name="_39_03"> </text:span><text:span text:style-name="_32_209">t</text:span><text:span text:style-name="_34_57">o</text:span><text:span text:style-name="_39_03"> </text:span><text:span text:style-name="_32_398">a</text:span><text:span text:style-name="_37_87">n</text:span><text:span text:style-name="_31_564">s</text:span><text:span text:style-name="_32_509">w</text:span><text:span text:style-name="_34_90">e</text:span><text:span text:style-name="_31_753">r</text:span><text:span text:style-name="_32_653">:</text:span><text:span text:style-name="_32_"> </text:span><text:span text:style-name="_31_141">H</text:span><text:span text:style-name="_32_389">o</text:span><text:span text:style-name="_34_21">w</text:span><text:span text:style-name="_39_03"> </text:span><text:span text:style-name="_32_338">d</text:span><text:span text:style-name="_38_11">o</text:span><text:span text:style-name="_39_02"> </text:span><text:span text:style-name="_32_605">w</text:span><text:span text:style-name="_32_41">e</text:span><text:span text:style-name="_39_02"> </text:span><text:span text:style-name="_32_209">r</text:span><text:span text:style-name="_36_70">e</text:span><text:span text:style-name="_31_777">i</text:span><text:span text:style-name="_32_083">g</text:span><text:span text:style-name="_34_87">n</text:span><text:span text:style-name="_31_165">i</text:span><text:span text:style-name="_32_641">t</text:span><text:span text:style-name="_35_02">e</text:span><text:span text:style-name="_39_03"> </text:span><text:span text:style-name="_32_509">t</text:span><text:span text:style-name="_35_02">h</text:span><text:span text:style-name="_31_387">a</text:span><text:span text:style-name="_32_509">t</text:span><text:span text:style-name="_33_"> </text:span><text:span text:style-name="_31_432">s</text:span><text:span text:style-name="_32_650">p</text:span><text:span text:style-name="_36_97">i</text:span><text:span text:style-name="_31_213">r</text:span><text:span text:style-name="_32_317">i</text:span><text:span text:style-name="_36_97">t</text:span><text:span text:style-name="_39_02"> </text:span><text:span text:style-name="_32_653">o</text:span><text:span text:style-name="_36_01">f</text:span><text:span text:style-name="_39_03"> </text:span><text:span text:style-name="_32_029">i</text:span><text:span text:style-name="_37_78">n</text:span><text:span text:style-name="_31_327">n</text:span><text:span text:style-name="_32_407">o</text:span><text:span text:style-name="_37_78">v</text:span><text:span text:style-name="_31_723">a</text:span><text:span text:style-name="_32_317">t</text:span><text:span text:style-name="_34_45">i</text:span><text:span text:style-name="_31_366">o</text:span><text:span text:style-name="_32_029">n</text:span><text:span text:style-name="_32_"> </text:span><text:span text:style-name="_31_789">t</text:span><text:span text:style-name="_32_221">o</text:span><text:span text:style-name="_33_"> </text:span><text:span text:style-name="_31_237">m</text:span><text:span text:style-name="_32_074">e</text:span><text:span text:style-name="_36_67">e</text:span><text:span text:style-name="_31_141">t</text:span><text:span text:style-name="_31_802"> </text:span><text:span text:style-name="_35_95">o</text:span><text:span text:style-name="_31_762">u</text:span><text:span text:style-name="_32_569">r</text:span><text:span text:style-name="_33_"> </text:span><text:span text:style-name="_31_711">b</text:span><text:span text:style-name="_32_257">i</text:span><text:span text:style-name="_38_86">g</text:span><text:span text:style-name="_31_207">g</text:span><text:span text:style-name="_32_698">e</text:span><text:span text:style-name="_32_65">s</text:span><text:span text:style-name="_31_165">t</text:span><text:span text:style-name="_31_803"> </text:span><text:span text:style-name="_38_50">c</text:span><text:span text:style-name="_31_543">h</text:span><text:span text:style-name="_32_251">a</text:span><text:span text:style-name="_35_89">l</text:span><text:span text:style-name="_31_525">l</text:span><text:span text:style-name="_32_110">e</text:span><text:span text:style-name="_33_46">n</text:span><text:span text:style-name="_31_603">g</text:span><text:span text:style-name="_32_083">e</text:span><text:span text:style-name="_37_06">s</text:span><text:span text:style-name="_31_705">?</text:span></text:p>
      <text:p text:style-name="P1"><text:span text:style-name="_38_53">S</text:span><text:span text:style-name="_31_669">i</text:span><text:span text:style-name="_32_656">x</text:span><text:span text:style-name="_36_73">t</text:span><text:span text:style-name="_31_678">y</text:span><text:span text:style-name="_31_803"> </text:span><text:span text:style-name="_36_82">y</text:span><text:span text:style-name="_31_675">e</text:span><text:span text:style-name="_32_122">a</text:span><text:span text:style-name="_35_89">r</text:span><text:span text:style-name="_31_396">s</text:span><text:span text:style-name="_31_802"> </text:span><text:span text:style-name="_38_59">a</text:span><text:span text:style-name="_31_546">g</text:span><text:span text:style-name="_32_293">o</text:span><text:span text:style-name="_37_81">,</text:span><text:span text:style-name="_39_02"> </text:span><text:span text:style-name="_32_257">w</text:span><text:span text:style-name="_38_86">h</text:span><text:span text:style-name="_31_219">e</text:span><text:span text:style-name="_32_077">n</text:span><text:span text:style-name="_33_"> </text:span><text:span text:style-name="_31_381">t</text:span><text:span text:style-name="_32_251">h</text:span><text:span text:style-name="_38_98">e</text:span><text:span text:style-name="_39_03"> </text:span><text:span text:style-name="_32_329">R</text:span><text:span text:style-name="_36_10">u</text:span><text:span text:style-name="_31_312">s</text:span><text:span text:style-name="_32_470">s</text:span><text:span text:style-name="_32_65">i</text:span><text:span text:style-name="_31_711">a</text:span><text:span text:style-name="_32_443">n</text:span><text:span text:style-name="_34_30">s</text:span><text:span text:style-name="_39_03"> </text:span><text:span text:style-name="_32_662">b</text:span><text:span text:style-name="_36_31">e</text:span><text:span text:style-name="_31_249">a</text:span><text:span text:style-name="_32_569">t</text:span><text:span text:style-name="_32_"> </text:span><text:span text:style-name="_31_243">u</text:span><text:span text:style-name="_32_302">s</text:span><text:span text:style-name="_33_"> </text:span><text:span text:style-name="_31_609">i</text:span><text:span text:style-name="_32_518">n</text:span><text:span text:style-name="_35_29">t</text:span><text:span text:style-name="_31_219">o</text:span><text:span text:style-name="_31_802"> </text:span><text:span text:style-name="_36_76">s</text:span><text:span text:style-name="_31_390">p</text:span><text:span text:style-name="_32_047">a</text:span><text:span text:style-name="_35_38">c</text:span><text:span text:style-name="_31_129">e</text:span><text:span text:style-name="_32_653">,</text:span><text:span text:style-name="_33_"> </text:span><text:span text:style-name="_31_537">w</text:span><text:span text:style-name="_32_389">e</text:span><text:span text:style-name="_33_"> </text:span><text:span text:style-name="_31_675">d</text:span><text:span text:style-name="_32_437">i</text:span><text:span text:style-name="_38_26">d</text:span><text:span text:style-name="_31_753">n</text:span><text:span text:style-name="_32_293">'</text:span><text:span text:style-name="_33_01">t</text:span><text:span text:style-name="_39_02"> </text:span><text:span text:style-name="_32_107">d</text:span><text:span text:style-name="_32_74">e</text:span><text:span text:style-name="_31_762">n</text:span><text:span text:style-name="_32_032">y</text:span><text:span text:style-name="_32_"> </text:span><text:span text:style-name="_31_561">S</text:span><text:span text:style-name="_32_578">p</text:span><text:span text:style-name="_37_03">u</text:span><text:span text:style-name="_31_741">t</text:span><text:span text:style-name="_32_587">n</text:span><text:span text:style-name="_33_01">i</text:span><text:span text:style-name="_31_762">k</text:span><text:span text:style-name="_31_802"> </text:span><text:span text:style-name="_34_09">w</text:span><text:span text:style-name="_31_423">a</text:span><text:span text:style-name="_32_614">s</text:span><text:span text:style-name="_32_"> </text:span><text:span text:style-name="_31_426">u</text:span><text:span text:style-name="_32_251">p</text:span><text:span text:style-name="_33_"> </text:span><text:span text:style-name="_31_489">t</text:span><text:span text:style-name="_32_110">h</text:span><text:span text:style-name="_32_71">e</text:span><text:span text:style-name="_31_429">r</text:span><text:span text:style-name="_32_029">e</text:span><text:span text:style-name="_35_29">.</text:span><text:span text:style-name="_39_03"> </text:span><text:span text:style-name="_32_281">W</text:span><text:span text:style-name="_32_29">e</text:span><text:span text:style-name="_39_03"> </text:span><text:span text:style-name="_32_146">d</text:span><text:span text:style-name="_32_41">i</text:span><text:span text:style-name="_31_711">d</text:span><text:span text:style-name="_32_677">n</text:span><text:span text:style-name="_32_41">'</text:span><text:span text:style-name="_31_177">t</text:span><text:span text:style-name="_31_802"> </text:span><text:span text:style-name="_35_26">a</text:span><text:span text:style-name="_31_573">r</text:span><text:span text:style-name="_32_155">g</text:span><text:span text:style-name="_34_63">u</text:span><text:span text:style-name="_31_750">e</text:span><text:span text:style-name="_31_802"> </text:span><text:span text:style-name="_35_23">a</text:span><text:span text:style-name="_31_714">b</text:span><text:span text:style-name="_32_290">o</text:span><text:span text:style-name="_33_43">u</text:span><text:span text:style-name="_31_201">t</text:span><text:span text:style-name="_31_802"> </text:span><text:span text:style-name="_32_77">t</text:span><text:span text:style-name="_31_330">h</text:span><text:span text:style-name="_32_407">e</text:span><text:span text:style-name="_32_"> </text:span><text:span text:style-name="_31_714">s</text:span><text:span text:style-name="_32_080">c</text:span><text:span text:style-name="_34_21">i</text:span><text:span text:style-name="_31_582">e</text:span><text:span text:style-name="_32_503">n</text:span><text:span text:style-name="_33_22">c</text:span><text:span text:style-name="_31_399">e</text:span><text:span text:style-name="_32_245">,</text:span><text:span text:style-name="_33_"> </text:span><text:span text:style-name="_31_249">o</text:span><text:span text:style-name="_32_569">r</text:span><text:span text:style-name="_32_"> </text:span><text:span text:style-name="_31_240">s</text:span><text:span text:style-name="_32_434">h</text:span><text:span text:style-name="_33_37">r</text:span><text:span text:style-name="_31_561">i</text:span><text:span text:style-name="_32_410">n</text:span><text:span text:style-name="_36_04">k</text:span><text:span text:style-name="_39_02"> </text:span><text:span text:style-name="_32_695">o</text:span><text:span text:style-name="_37_18">u</text:span><text:span text:style-name="_31_789">r</text:span><text:span text:style-name="_31_803"> </text:span><text:span text:style-name="_34_57">r</text:span><text:span text:style-name="_31_582">e</text:span><text:span text:style-name="_32_068">s</text:span><text:span text:style-name="_36_46">e</text:span><text:span text:style-name="_31_579">a</text:span><text:span text:style-name="_32_641">r</text:span><text:span text:style-name="_35_02">c</text:span><text:span text:style-name="_31_687">h</text:span><text:span text:style-name="_31_803"> </text:span><text:span text:style-name="_32_35">a</text:span><text:span text:style-name="_31_138">n</text:span><text:span text:style-name="_32_425">d</text:span><text:span text:style-name="_33_"> </text:span><text:span text:style-name="_31_534">d</text:span><text:span text:style-name="_32_323">e</text:span><text:span text:style-name="_34_30">v</text:span><text:span text:style-name="_31_315">e</text:span><text:span text:style-name="_32_293">l</text:span><text:span text:style-name="_32_35">o</text:span><text:span text:style-name="_31_546">p</text:span><text:span text:style-name="_32_689">m</text:span><text:span text:style-name="_38_14">e</text:span><text:span text:style-name="_31_243">n</text:span><text:span text:style-name="_32_113">t</text:span><text:span text:style-name="_32_"> </text:span><text:span text:style-name="_31_402">b</text:span><text:span text:style-name="_32_287">u</text:span><text:span text:style-name="_34_18">d</text:span><text:span text:style-name="_31_615">g</text:span><text:span text:style-name="_32_425">e</text:span><text:span text:style-name="_36_97">t</text:span><text:span text:style-name="_31_777">.</text:span><text:span text:style-name="_31_803"> </text:span><text:span text:style-name="_35_17">W</text:span><text:span text:style-name="_31_753">e</text:span><text:span text:style-name="_31_802"> </text:span><text:span text:style-name="_32_38">b</text:span><text:span text:style-name="_31_783">u</text:span><text:span text:style-name="_32_101">i</text:span><text:span text:style-name="_36_25">l</text:span><text:span text:style-name="_31_681">t</text:span><text:span text:style-name="_31_803"> </text:span><text:span text:style-name="_33_37">a</text:span><text:span text:style-name="_39_03"> </text:span><text:span text:style-name="_32_266">s</text:span><text:span text:style-name="_38_11">p</text:span><text:span text:style-name="_31_423">a</text:span><text:span text:style-name="_32_146">c</text:span><text:span text:style-name="_37_69">e</text:span><text:span text:style-name="_39_02"> </text:span><text:span text:style-name="_32_647">p</text:span><text:span text:style-name="_36_97">r</text:span><text:span text:style-name="_31_246">o</text:span><text:span text:style-name="_32_335">g</text:span><text:span text:style-name="_33_01">r</text:span><text:span text:style-name="_31_210">a</text:span><text:span text:style-name="_32_617">m</text:span><text:span text:style-name="_32_"> </text:span><text:span text:style-name="_31_321">w</text:span><text:span text:style-name="_32_590">e</text:span><text:span text:style-name="_37_69">l</text:span><text:span text:style-name="_31_249">l</text:span>-<text:span text:style-name="_38_83">n</text:span><text:span text:style-name="_31_609">i</text:span><text:span text:style-name="_32_683">g</text:span><text:span text:style-name="_35_26">h</text:span><text:span text:style-name="_39_02"> </text:span><text:span text:style-name="_32_110">o</text:span><text:span text:style-name="_33_04">v</text:span><text:span text:style-name="_31_330">e</text:span><text:span text:style-name="_32_497">r</text:span><text:span text:style-name="_36_79">n</text:span><text:span text:style-name="_31_201">i</text:span><text:span text:style-name="_32_410">g</text:span><text:span text:style-name="_34_15">h</text:span><text:span text:style-name="_31_141">t</text:span><text:span text:style-name="_32_221">.</text:span><text:span text:style-name="_32_"> </text:span><text:span text:style-name="_31_717">A</text:span><text:span text:style-name="_32_266">n</text:span><text:span text:style-name="_38_11">d</text:span><text:span text:style-name="_39_02"> </text:span><text:span text:style-name="_32_293">1</text:span><text:span text:style-name="_37_69">2</text:span><text:span text:style-name="_39_03"> </text:span><text:span text:style-name="_32_686">y</text:span><text:span text:style-name="_33_07">e</text:span><text:span text:style-name="_31_399">a</text:span><text:span text:style-name="_32_257">r</text:span><text:span text:style-name="_37_18">s</text:span><text:span text:style-name="_39_03"> </text:span><text:span text:style-name="_32_281">l</text:span><text:span text:style-name="_35_95">a</text:span><text:span text:style-name="_31_213">t</text:span><text:span text:style-name="_32_698">e</text:span><text:span text:style-name="_35_89">r</text:span><text:span text:style-name="_31_573">,</text:span><text:span text:style-name="_31_802"> </text:span><text:span text:style-name="_32_77">w</text:span><text:span text:style-name="_31_501">e</text:span><text:span text:style-name="_31_802"> </text:span><text:span text:style-name="_38_17">w</text:span><text:span text:style-name="_31_366">e</text:span><text:span text:style-name="_32_137">r</text:span><text:span text:style-name="_33_43">e</text:span><text:span text:style-name="_39_03"> </text:span><text:span text:style-name="_32_029">w</text:span><text:span text:style-name="_33_43">a</text:span><text:span text:style-name="_31_345">l</text:span><text:span text:style-name="_32_158">k</text:span><text:span text:style-name="_34_21">i</text:span><text:span text:style-name="_31_222">n</text:span><text:span text:style-name="_32_119">g</text:span><text:span text:style-name="_33_"> </text:span><text:span text:style-name="_31_351">o</text:span><text:span text:style-name="_32_326">n</text:span><text:span text:style-name="_33_"> </text:span><text:span text:style-name="_31_525">t</text:span><text:span text:style-name="_32_146">h</text:span><text:span text:style-name="_37_87">e</text:span><text:span text:style-name="_39_02"> </text:span><text:span text:style-name="_32_509">m</text:span><text:span text:style-name="_35_23">o</text:span><text:span text:style-name="_31_330">o</text:span><text:span text:style-name="_32_221">n</text:span><text:span text:style-name="_38_41">.</text:span></text:p>
      <text:p text:style-name="P1"><text:span text:style-name="_32_113">N</text:span><text:span text:style-name="_34_81">o</text:span><text:span text:style-name="_31_573">w</text:span><text:span text:style-name="_32_473">,</text:span><text:span text:style-name="_33_"> </text:span><text:span text:style-name="_31_681">t</text:span><text:span text:style-name="_32_398">h</text:span><text:span text:style-name="_35_23">a</text:span><text:span text:style-name="_31_129">t</text:span><text:span text:style-name="_31_802"> </text:span><text:span text:style-name="_37_72">s</text:span><text:span text:style-name="_31_498">p</text:span><text:span text:style-name="_32_581">i</text:span><text:span text:style-name="_37_09">r</text:span><text:span text:style-name="_31_741">i</text:span><text:span text:style-name="_32_317">t</text:span><text:span text:style-name="_33_"> </text:span><text:span text:style-name="_31_129">o</text:span><text:span text:style-name="_32_329">f</text:span><text:span text:style-name="_33_"> </text:span><text:span text:style-name="_31_534">d</text:span><text:span text:style-name="_32_101">i</text:span><text:span text:style-name="_38_92">s</text:span><text:span text:style-name="_31_576">c</text:span><text:span text:style-name="_32_338">o</text:span><text:span text:style-name="_35_02">v</text:span><text:span text:style-name="_31_795">e</text:span><text:span text:style-name="_32_641">r</text:span><text:span text:style-name="_33_01">y</text:span><text:span text:style-name="_39_02"> </text:span><text:span text:style-name="_32_473">i</text:span><text:span text:style-name="_36_97">s</text:span><text:span text:style-name="_39_02"> </text:span><text:span text:style-name="_32_569">i</text:span><text:span text:style-name="_37_09">n</text:span><text:span text:style-name="_39_03"> </text:span><text:span text:style-name="_32_299">o</text:span><text:span text:style-name="_36_82">u</text:span><text:span text:style-name="_31_489">r</text:span><text:span text:style-name="_31_802"> </text:span><text:span text:style-name="_34_93">D</text:span><text:span text:style-name="_31_669">N</text:span><text:span text:style-name="_32_113">A</text:span><text:span text:style-name="_38_17">.</text:span><text:span text:style-name="_39_03"> </text:span><text:span text:style-name="_32_653">A</text:span><text:span text:style-name="_35_29">m</text:span><text:span text:style-name="_31_330">e</text:span><text:span text:style-name="_32_065">r</text:span><text:span text:style-name="_38_89">i</text:span><text:span text:style-name="_31_576">c</text:span><text:span text:style-name="_32_209">a</text:span><text:span text:style-name="_32_"> </text:span><text:span text:style-name="_31_669">i</text:span><text:span text:style-name="_32_077">s</text:span><text:span text:style-name="_33_"> </text:span><text:span text:style-name="_31_429">T</text:span><text:span text:style-name="_32_470">h</text:span><text:span text:style-name="_38_11">o</text:span><text:span text:style-name="_31_669">m</text:span><text:span text:style-name="_32_083">a</text:span><text:span text:style-name="_38_98">s</text:span><text:span text:style-name="_39_03"> </text:span><text:span text:style-name="_32_101">E</text:span><text:span text:style-name="_33_10">d</text:span><text:span text:style-name="_31_501">i</text:span><text:span text:style-name="_32_680">s</text:span><text:span text:style-name="_38_59">o</text:span><text:span text:style-name="_31_354">n</text:span><text:span text:style-name="_31_802"> </text:span><text:span text:style-name="_33_58">a</text:span><text:span text:style-name="_31_327">n</text:span><text:span text:style-name="_32_041">d</text:span><text:span text:style-name="_32_"> </text:span><text:span text:style-name="_31_357">t</text:span><text:span text:style-name="_32_434">h</text:span><text:span text:style-name="_35_95">e</text:span><text:span text:style-name="_39_03"> </text:span><text:span text:style-name="_32_581">W</text:span><text:span text:style-name="_37_81">r</text:span><text:span text:style-name="_31_393">i</text:span><text:span text:style-name="_32_662">g</text:span><text:span text:style-name="_35_23">h</text:span><text:span text:style-name="_31_501">t</text:span><text:span text:style-name="_31_803"> </text:span><text:span text:style-name="_38_77">B</text:span><text:span text:style-name="_31_597">r</text:span><text:span text:style-name="_32_611">o</text:span><text:span text:style-name="_35_17">t</text:span><text:span text:style-name="_31_606">h</text:span><text:span text:style-name="_32_431">e</text:span><text:span text:style-name="_34_81">r</text:span><text:span text:style-name="_31_678">s</text:span><text:span text:style-name="_31_802"> </text:span><text:span text:style-name="_34_99">a</text:span><text:span text:style-name="_31_498">n</text:span><text:span text:style-name="_32_293">d</text:span><text:span text:style-name="_32_"> </text:span><text:span text:style-name="_31_393">G</text:span><text:span text:style-name="_32_290">e</text:span><text:span text:style-name="_34_15">o</text:span><text:span text:style-name="_31_417">r</text:span><text:span text:style-name="_32_107">g</text:span><text:span text:style-name="_32_50">e</text:span><text:span text:style-name="_39_02"> </text:span><text:span text:style-name="_32_509">W</text:span><text:span text:style-name="_34_87">a</text:span><text:span text:style-name="_31_750">s</text:span><text:span text:style-name="_32_146">h</text:span><text:span text:style-name="_38_77">i</text:span><text:span text:style-name="_31_531">n</text:span><text:span text:style-name="_32_659">g</text:span><text:span text:style-name="_32_65">t</text:span><text:span text:style-name="_31_798">o</text:span><text:span text:style-name="_32_653">n</text:span><text:span text:style-name="_33_"> </text:span><text:span text:style-name="_31_777">C</text:span><text:span text:style-name="_32_659">a</text:span><text:span text:style-name="_33_49">r</text:span><text:span text:style-name="_31_318">v</text:span><text:span text:style-name="_32_425">e</text:span><text:span text:style-name="_38_17">r</text:span><text:span text:style-name="_31_141">.</text:span><text:span text:style-name="_31_803"> </text:span><text:span text:style-name="_38_89">A</text:span><text:span text:style-name="_31_213">m</text:span><text:span text:style-name="_32_119">e</text:span><text:span text:style-name="_38_05">r</text:span><text:span text:style-name="_31_429">i</text:span><text:span text:style-name="_32_470">c</text:span><text:span text:style-name="_38_53">a</text:span><text:span text:style-name="_39_02"> </text:span><text:span text:style-name="_32_245">i</text:span><text:span text:style-name="_34_81">s</text:span><text:span text:style-name="_39_03"> </text:span><text:span text:style-name="_32_653">G</text:span><text:span text:style-name="_38_41">r</text:span><text:span text:style-name="_31_318">a</text:span><text:span text:style-name="_32_152">c</text:span><text:span text:style-name="_33_13">e</text:span><text:span text:style-name="_39_03"> </text:span><text:span text:style-name="_32_641">H</text:span><text:span text:style-name="_38_83">o</text:span><text:span text:style-name="_31_582">p</text:span><text:span text:style-name="_32_443">p</text:span><text:span text:style-name="_32_74">e</text:span><text:span text:style-name="_31_345">r</text:span><text:span text:style-name="_31_803"> </text:span><text:span text:style-name="_37_75">a</text:span><text:span text:style-name="_31_618">n</text:span><text:span text:style-name="_32_497">d</text:span><text:span text:style-name="_33_"> </text:span><text:span text:style-name="_31_561">K</text:span><text:span text:style-name="_32_035">a</text:span><text:span text:style-name="_33_13">t</text:span><text:span text:style-name="_31_690">h</text:span><text:span text:style-name="_32_119">e</text:span><text:span text:style-name="_35_29">r</text:span><text:span text:style-name="_31_249">i</text:span><text:span text:style-name="_32_086">n</text:span><text:span text:style-name="_34_09">e</text:span><text:span text:style-name="_39_03"> </text:span><text:span text:style-name="_32_257">J</text:span><text:span text:style-name="_38_50">o</text:span><text:span text:style-name="_31_687">h</text:span><text:span text:style-name="_32_587">n</text:span><text:span text:style-name="_32_50">s</text:span><text:span text:style-name="_31_510">o</text:span><text:span text:style-name="_32_119">n</text:span><text:span text:style-name="_32_"> </text:span><text:span text:style-name="_31_675">a</text:span><text:span text:style-name="_32_158">n</text:span><text:span text:style-name="_34_45">d</text:span><text:span text:style-name="_39_02"> </text:span><text:span text:style-name="_32_569">S</text:span><text:span text:style-name="_34_54">a</text:span><text:span text:style-name="_31_321">l</text:span><text:span text:style-name="_32_149">l</text:span><text:span text:style-name="_35_92">y</text:span><text:span text:style-name="_39_03"> </text:span><text:span text:style-name="_32_461">R</text:span><text:span text:style-name="_32_77">i</text:span><text:span text:style-name="_31_390">d</text:span><text:span text:style-name="_32_323">e</text:span><text:span text:style-name="_32_77">.</text:span><text:span text:style-name="_39_03"> </text:span><text:span text:style-name="_32_677">A</text:span><text:span text:style-name="_34_45">m</text:span><text:span text:style-name="_31_183">e</text:span><text:span text:style-name="_32_149">r</text:span><text:span text:style-name="_38_17">i</text:span><text:span text:style-name="_31_762">c</text:span><text:span text:style-name="_32_641">a</text:span><text:span text:style-name="_33_"> </text:span><text:span text:style-name="_31_165">i</text:span><text:span text:style-name="_32_425">s</text:span><text:span text:style-name="_32_"> </text:span><text:span text:style-name="_31_426">e</text:span><text:span text:style-name="_32_512">v</text:span><text:span text:style-name="_32_74">e</text:span><text:span text:style-name="_31_357">r</text:span><text:span text:style-name="_32_584">y</text:span><text:span text:style-name="_32_"> </text:span><text:span text:style-name="_31_573">i</text:span><text:span text:style-name="_32_497">m</text:span><text:span text:style-name="_37_69">m</text:span><text:span text:style-name="_31_357">i</text:span><text:span text:style-name="_32_503">g</text:span><text:span text:style-name="_36_25">r</text:span><text:span text:style-name="_31_606">a</text:span><text:span text:style-name="_32_329">n</text:span><text:span text:style-name="_32_29">t</text:span><text:span text:style-name="_39_02"> </text:span><text:span text:style-name="_32_035">a</text:span><text:span text:style-name="_37_78">n</text:span><text:span text:style-name="_31_561">d</text:span><text:span text:style-name="_31_802"> </text:span><text:span text:style-name="_33_19">e</text:span><text:span text:style-name="_31_402">n</text:span><text:span text:style-name="_32_425">t</text:span><text:span text:style-name="_38_05">r</text:span><text:span text:style-name="_31_390">e</text:span><text:span text:style-name="_32_227">p</text:span><text:span text:style-name="_34_93">r</text:span><text:span text:style-name="_31_570">e</text:span><text:span text:style-name="_32_503">n</text:span><text:span text:style-name="_36_07">e</text:span><text:span text:style-name="_31_318">u</text:span><text:span text:style-name="_32_041">r</text:span><text:span text:style-name="_33_"> </text:span><text:span text:style-name="_31_717">f</text:span><text:span text:style-name="_32_569">r</text:span><text:span text:style-name="_36_61">o</text:span><text:span text:style-name="_31_213">m</text:span><text:span text:style-name="_31_802"> </text:span><text:span text:style-name="_35_89">B</text:span><text:span text:style-name="_31_366">e</text:span><text:span text:style-name="_32_683">a</text:span><text:span text:style-name="_34_18">n</text:span><text:span text:style-name="_31_525">t</text:span><text:span text:style-name="_32_659">o</text:span><text:span text:style-name="_34_57">w</text:span><text:span text:style-name="_31_597">n</text:span><text:span text:style-name="_31_803"> </text:span><text:span text:style-name="_38_05">t</text:span><text:span text:style-name="_31_741">o</text:span><text:span text:style-name="_31_802"> </text:span><text:span text:style-name="_36_73">A</text:span><text:span text:style-name="_31_546">u</text:span><text:span text:style-name="_32_428">s</text:span><text:span text:style-name="_34_81">t</text:span><text:span text:style-name="_31_357">i</text:span><text:span text:style-name="_32_461">n</text:span><text:span text:style-name="_33_"> </text:span><text:span text:style-name="_31_705">t</text:span><text:span text:style-name="_32_677">o</text:span><text:span text:style-name="_33_"> </text:span><text:span text:style-name="_31_249">S</text:span><text:span text:style-name="_32_077">i</text:span><text:span text:style-name="_36_25">l</text:span><text:span text:style-name="_31_177">i</text:span><text:span text:style-name="_32_038">c</text:span><text:span text:style-name="_36_07">o</text:span><text:span text:style-name="_31_165">n</text:span><text:span text:style-name="_31_802"> </text:span><text:span text:style-name="_32_41">V</text:span><text:span text:style-name="_31_186">a</text:span><text:span text:style-name="_32_509">l</text:span><text:span text:style-name="_38_05">l</text:span><text:span text:style-name="_31_255">e</text:span><text:span text:style-name="_32_401">y</text:span><text:span text:style-name="_37_81">,</text:span><text:span text:style-name="_39_02"> </text:span><text:span text:style-name="_32_029">r</text:span><text:span text:style-name="_32_74">a</text:span><text:span text:style-name="_31_432">c</text:span><text:span text:style-name="_32_257">i</text:span><text:span text:style-name="_34_15">n</text:span><text:span text:style-name="_31_570">g</text:span><text:span text:style-name="_31_802"> </text:span><text:span text:style-name="_36_73">t</text:span><text:span text:style-name="_31_705">o</text:span><text:span text:style-name="_31_802"> </text:span><text:span text:style-name="_32_38">s</text:span><text:span text:style-name="_31_387">h</text:span><text:span text:style-name="_32_155">a</text:span><text:span text:style-name="_37_06">p</text:span><text:span text:style-name="_31_561">e</text:span><text:span text:style-name="_31_803"> </text:span><text:span text:style-name="_35_17">a</text:span><text:span text:style-name="_39_03"> </text:span><text:span text:style-name="_32_335">b</text:span><text:span text:style-name="_34_66">e</text:span><text:span text:style-name="_31_249">t</text:span><text:span text:style-name="_32_281">t</text:span><text:span text:style-name="_33_13">e</text:span><text:span text:style-name="_31_345">r</text:span><text:span text:style-name="_31_803"> </text:span><text:span text:style-name="_33_13">w</text:span><text:span text:style-name="_31_150">o</text:span><text:span text:style-name="_32_617">r</text:span><text:span text:style-name="_38_05">l</text:span><text:span text:style-name="_31_171">d</text:span><text:span text:style-name="_32_425">.</text:span><text:span text:style-name="_33_"> </text:span><text:span text:style-name="_31_417">T</text:span><text:span text:style-name="_32_215">h</text:span><text:span text:style-name="_35_02">a</text:span><text:span text:style-name="_31_741">t</text:span><text:span text:style-name="_32_065">'</text:span><text:span text:style-name="_36_73">s</text:span><text:span text:style-name="_39_02"> </text:span><text:span text:style-name="_32_293">w</text:span><text:span text:style-name="_35_35">h</text:span><text:span text:style-name="_31_546">o</text:span><text:span text:style-name="_31_803"> </text:span><text:span text:style-name="_33_49">w</text:span><text:span text:style-name="_31_165">e</text:span><text:span text:style-name="_31_803"> </text:span><text:span text:style-name="_38_62">a</text:span><text:span text:style-name="_31_321">r</text:span><text:span text:style-name="_32_251">e</text:span><text:span text:style-name="_34_09">.</text:span></text:p>
      <text:p text:style-name="P1"><text:span text:style-name="_32_149">A</text:span><text:span text:style-name="_32_74">n</text:span><text:span text:style-name="_31_507">d</text:span><text:span text:style-name="_31_803"> </text:span><text:span text:style-name="_38_47">o</text:span><text:span text:style-name="_31_366">v</text:span><text:span text:style-name="_32_101">e</text:span><text:span text:style-name="_36_97">r</text:span><text:span text:style-name="_39_02"> </text:span><text:span text:style-name="_32_101">t</text:span><text:span text:style-name="_33_22">h</text:span><text:span text:style-name="_31_327">e</text:span><text:span text:style-name="_31_802"> </text:span><text:span text:style-name="_34_90">p</text:span><text:span text:style-name="_31_495">a</text:span><text:span text:style-name="_32_653">s</text:span><text:span text:style-name="_38_17">t</text:span><text:span text:style-name="_39_02"> </text:span><text:span text:style-name="_32_110">s</text:span><text:span text:style-name="_34_27">e</text:span><text:span text:style-name="_31_210">v</text:span><text:span text:style-name="_32_287">e</text:span><text:span text:style-name="_38_41">n</text:span><text:span text:style-name="_39_02"> </text:span><text:span text:style-name="_32_620">y</text:span><text:span text:style-name="_38_50">e</text:span><text:span text:style-name="_31_498">a</text:span><text:span text:style-name="_32_149">r</text:span><text:span text:style-name="_32_32">s</text:span><text:span text:style-name="_31_561">,</text:span><text:span text:style-name="_31_802"> </text:span><text:span text:style-name="_37_69">w</text:span><text:span text:style-name="_31_222">e</text:span><text:span text:style-name="_32_029">'</text:span><text:span text:style-name="_36_28">v</text:span><text:span text:style-name="_31_537">e</text:span><text:span text:style-name="_31_803"> </text:span><text:span text:style-name="_38_26">n</text:span><text:span text:style-name="_31_315">u</text:span><text:span text:style-name="_32_317">r</text:span><text:span text:style-name="_38_77">t</text:span><text:span text:style-name="_31_498">u</text:span><text:span text:style-name="_32_677">r</text:span><text:span text:style-name="_36_79">e</text:span><text:span text:style-name="_31_501">d</text:span><text:span text:style-name="_31_802"> </text:span><text:span text:style-name="_34_57">t</text:span><text:span text:style-name="_31_534">h</text:span><text:span text:style-name="_32_695">a</text:span><text:span text:style-name="_37_09">t</text:span><text:span text:style-name="_39_02"> </text:span><text:span text:style-name="_32_644">s</text:span><text:span text:style-name="_36_10">p</text:span><text:span text:style-name="_31_717">i</text:span><text:span text:style-name="_32_281">r</text:span><text:span text:style-name="_36_25">i</text:span><text:span text:style-name="_31_789">t</text:span><text:span text:style-name="_32_029">.</text:span><text:span text:style-name="_33_"> </text:span><text:span text:style-name="_31_429">W</text:span><text:span text:style-name="_32_590">e</text:span><text:span text:style-name="_38_05">'</text:span><text:span text:style-name="_31_708">v</text:span><text:span text:style-name="_32_653">e</text:span><text:span text:style-name="_32_"> </text:span><text:span text:style-name="_31_711">p</text:span><text:span text:style-name="_32_437">r</text:span><text:span text:style-name="_38_50">o</text:span><text:span text:style-name="_31_321">t</text:span><text:span text:style-name="_32_650">e</text:span><text:span text:style-name="_34_12">c</text:span><text:span text:style-name="_31_201">t</text:span><text:span text:style-name="_32_662">e</text:span><text:span text:style-name="_35_35">d</text:span><text:span text:style-name="_39_03"> </text:span><text:span text:style-name="_32_695">a</text:span><text:span text:style-name="_36_10">n</text:span><text:span text:style-name="_39_03"> </text:span><text:span text:style-name="_32_263">o</text:span><text:span text:style-name="_32_38">p</text:span><text:span text:style-name="_31_330">e</text:span><text:span text:style-name="_32_143">n</text:span><text:span text:style-name="_33_"> </text:span><text:span text:style-name="_31_237">I</text:span><text:span text:style-name="_32_686">n</text:span><text:span text:style-name="_38_17">t</text:span><text:span text:style-name="_31_135">e</text:span><text:span text:style-name="_32_041">r</text:span><text:span text:style-name="_36_70">n</text:span><text:span text:style-name="_31_615">e</text:span><text:span text:style-name="_32_677">t</text:span><text:span text:style-name="_36_01">,</text:span><text:span text:style-name="_39_03"> </text:span><text:span text:style-name="_32_650">a</text:span><text:span text:style-name="_35_23">n</text:span><text:span text:style-name="_31_237">d</text:span><text:span text:style-name="_31_802"> </text:span><text:span text:style-name="_37_81">t</text:span><text:span text:style-name="_31_402">a</text:span><text:span text:style-name="_32_392">k</text:span><text:span text:style-name="_32_50">e</text:span><text:span text:style-name="_31_747">n</text:span><text:span text:style-name="_31_803"> </text:span><text:span text:style-name="_32_38">b</text:span><text:span text:style-name="_31_711">o</text:span><text:span text:style-name="_32_209">l</text:span><text:span text:style-name="_34_57">d</text:span><text:span text:style-name="_39_02"> </text:span><text:span text:style-name="_32_434">n</text:span><text:span text:style-name="_36_07">e</text:span><text:span text:style-name="_31_717">w</text:span><text:span text:style-name="_31_803"> </text:span><text:span text:style-name="_38_44">s</text:span><text:span text:style-name="_31_669">t</text:span><text:span text:style-name="_32_686">e</text:span><text:span text:style-name="_34_66">p</text:span><text:span text:style-name="_31_360">s</text:span><text:span text:style-name="_31_803"> </text:span><text:span text:style-name="_35_17">t</text:span><text:span text:style-name="_31_177">o</text:span><text:span text:style-name="_31_803"> </text:span><text:span text:style-name="_38_26">g</text:span><text:span text:style-name="_31_351">e</text:span><text:span text:style-name="_32_425">t</text:span><text:span text:style-name="_33_"> </text:span><text:span text:style-name="_31_345">m</text:span><text:span text:style-name="_32_407">o</text:span><text:span text:style-name="_38_53">r</text:span><text:span text:style-name="_31_570">e</text:span><text:span text:style-name="_31_803"> </text:span><text:span text:style-name="_36_34">s</text:span><text:span text:style-name="_31_741">t</text:span><text:span text:style-name="_32_287">u</text:span><text:span text:style-name="_36_34">d</text:span><text:span text:style-name="_31_711">e</text:span><text:span text:style-name="_32_698">n</text:span><text:span text:style-name="_38_53">t</text:span><text:span text:style-name="_31_720">s</text:span><text:span text:style-name="_31_802"> </text:span><text:span text:style-name="_33_22">a</text:span><text:span text:style-name="_31_567">n</text:span><text:span text:style-name="_32_617">d</text:span><text:span text:style-name="_33_"> </text:span><text:span text:style-name="_31_345">l</text:span><text:span text:style-name="_32_683">o</text:span><text:span text:style-name="_38_77">w</text:span>-<text:span text:style-name="_32_329">i</text:span><text:span text:style-name="_34_30">n</text:span><text:span text:style-name="_31_180">c</text:span><text:span text:style-name="_32_446">o</text:span><text:span text:style-name="_34_45">m</text:span><text:span text:style-name="_31_717">e</text:span><text:span text:style-name="_31_803"> </text:span><text:span text:style-name="_32_41">A</text:span><text:span text:style-name="_31_345">m</text:span><text:span text:style-name="_32_482">e</text:span><text:span text:style-name="_35_89">r</text:span><text:span text:style-name="_31_777">i</text:span><text:span text:style-name="_32_284">c</text:span><text:span text:style-name="_33_46">a</text:span><text:span text:style-name="_31_183">n</text:span><text:span text:style-name="_32_317">s</text:span><text:span text:style-name="_32_"> </text:span><text:span text:style-name="_31_390">o</text:span><text:span text:style-name="_32_227">n</text:span><text:span text:style-name="_35_89">l</text:span><text:span text:style-name="_31_213">i</text:span><text:span text:style-name="_32_047">n</text:span><text:span text:style-name="_35_02">e</text:span><text:span text:style-name="_31_669">.</text:span><text:span text:style-name="_31_803"> </text:span><text:span text:style-name="_38_17">W</text:span><text:span text:style-name="_31_399">e</text:span><text:span text:style-name="_32_281">'</text:span><text:span text:style-name="_36_10">v</text:span><text:span text:style-name="_31_237">e</text:span><text:span text:style-name="_31_802"> </text:span><text:span text:style-name="_32_41">l</text:span><text:span text:style-name="_31_714">a</text:span><text:span text:style-name="_32_479">u</text:span><text:span text:style-name="_33_07">n</text:span><text:span text:style-name="_31_498">c</text:span><text:span text:style-name="_32_575">h</text:span><text:span text:style-name="_33_46">e</text:span><text:span text:style-name="_31_381">d</text:span><text:span text:style-name="_31_803"> </text:span><text:span text:style-name="_35_26">n</text:span><text:span text:style-name="_31_615">e</text:span><text:span text:style-name="_32_512">x</text:span><text:span text:style-name="_33_13">t</text:span>-<text:span text:style-name="_32_518">g</text:span><text:span text:style-name="_38_86">e</text:span><text:span text:style-name="_31_219">n</text:span><text:span text:style-name="_32_074">e</text:span><text:span text:style-name="_38_89">r</text:span><text:span text:style-name="_31_747">a</text:span><text:span text:style-name="_32_425">t</text:span><text:span text:style-name="_34_81">i</text:span><text:span text:style-name="_31_387">o</text:span><text:span text:style-name="_32_146">n</text:span><text:span text:style-name="_33_"> </text:span><text:span text:style-name="_31_237">m</text:span><text:span text:style-name="_32_446">a</text:span><text:span text:style-name="_38_11">n</text:span><text:span text:style-name="_31_366">u</text:span><text:span text:style-name="_32_581">f</text:span><text:span text:style-name="_38_11">a</text:span><text:span text:style-name="_31_582">c</text:span><text:span text:style-name="_32_113">t</text:span><text:span text:style-name="_38_23">u</text:span><text:span text:style-name="_31_393">r</text:span><text:span text:style-name="_32_065">i</text:span><text:span text:style-name="_33_19">n</text:span><text:span text:style-name="_31_438">g</text:span><text:span text:style-name="_31_803"> </text:span><text:span text:style-name="_33_19">h</text:span><text:span text:style-name="_31_798">u</text:span><text:span text:style-name="_32_215">b</text:span><text:span text:style-name="_33_46">s</text:span><text:span text:style-name="_31_321">,</text:span><text:span text:style-name="_31_802"> </text:span><text:span text:style-name="_33_22">a</text:span><text:span text:style-name="_31_723">n</text:span><text:span text:style-name="_32_077">d</text:span><text:span text:style-name="_32_"> </text:span><text:span text:style-name="_31_675">o</text:span><text:span text:style-name="_32_578">n</text:span><text:span text:style-name="_33_01">l</text:span><text:span text:style-name="_31_501">i</text:span><text:span text:style-name="_32_590">n</text:span><text:span text:style-name="_38_83">e</text:span><text:span text:style-name="_39_03"> </text:span><text:span text:style-name="_32_293">t</text:span><text:span text:style-name="_37_87">o</text:span><text:span text:style-name="_31_678">o</text:span><text:span text:style-name="_32_137">l</text:span><text:span text:style-name="_36_97">s</text:span><text:span text:style-name="_39_03"> </text:span><text:span text:style-name="_32_653">t</text:span><text:span text:style-name="_35_95">h</text:span><text:span text:style-name="_31_330">a</text:span><text:span text:style-name="_32_029">t</text:span><text:span text:style-name="_33_"> </text:span><text:span text:style-name="_31_327">g</text:span><text:span text:style-name="_32_389">i</text:span><text:span text:style-name="_32_74">v</text:span><text:span text:style-name="_31_429">e</text:span><text:span text:style-name="_31_803"> </text:span><text:span text:style-name="_32_50">a</text:span><text:span text:style-name="_31_723">n</text:span><text:span text:style-name="_31_803"> </text:span><text:span text:style-name="_38_11">e</text:span><text:span text:style-name="_31_726">n</text:span><text:span text:style-name="_32_605">t</text:span><text:span text:style-name="_38_77">r</text:span><text:span text:style-name="_31_759">e</text:span><text:span text:style-name="_32_518">p</text:span><text:span text:style-name="_36_37">r</text:span><text:span text:style-name="_31_351">e</text:span><text:span text:style-name="_32_686">n</text:span><text:span text:style-name="_34_87">e</text:span><text:span text:style-name="_31_330">u</text:span><text:span text:style-name="_32_617">r</text:span><text:span text:style-name="_32_"> </text:span><text:span text:style-name="_31_498">e</text:span><text:span text:style-name="_32_260">v</text:span><text:span text:style-name="_32_86">e</text:span><text:span text:style-name="_31_237">r</text:span><text:span text:style-name="_32_440">y</text:span><text:span text:style-name="_34_21">t</text:span><text:span text:style-name="_31_798">h</text:span><text:span text:style-name="_32_605">i</text:span><text:span text:style-name="_38_11">n</text:span><text:span text:style-name="_31_777">g</text:span><text:span text:style-name="_31_802"> </text:span><text:span text:style-name="_38_14">h</text:span><text:span text:style-name="_31_423">e</text:span><text:span text:style-name="_31_802"> </text:span><text:span text:style-name="_38_41">o</text:span><text:span text:style-name="_31_141">r</text:span><text:span text:style-name="_31_803"> </text:span><text:span text:style-name="_34_12">s</text:span><text:span text:style-name="_31_438">h</text:span><text:span text:style-name="_32_257">e</text:span><text:span text:style-name="_33_"> </text:span><text:span text:style-name="_31_750">n</text:span><text:span text:style-name="_32_659">e</text:span><text:span text:style-name="_34_54">e</text:span><text:span text:style-name="_31_147">d</text:span><text:span text:style-name="_32_401">s</text:span><text:span text:style-name="_33_"> </text:span><text:span text:style-name="_31_249">t</text:span><text:span text:style-name="_32_041">o</text:span><text:span text:style-name="_32_"> </text:span><text:span text:style-name="_31_132">s</text:span><text:span text:style-name="_32_473">t</text:span><text:span text:style-name="_37_06">a</text:span><text:span text:style-name="_31_177">r</text:span><text:span text:style-name="_32_437">t</text:span><text:span text:style-name="_33_"> </text:span><text:span text:style-name="_31_525">a</text:span><text:span text:style-name="_31_802"> </text:span><text:span text:style-name="_33_22">b</text:span><text:span text:style-name="_31_135">u</text:span><text:span text:style-name="_32_440">s</text:span><text:span text:style-name="_32_41">i</text:span><text:span text:style-name="_31_258">n</text:span><text:span text:style-name="_32_302">e</text:span><text:span text:style-name="_32_44">s</text:span><text:span text:style-name="_31_393">s</text:span><text:span text:style-name="_31_803"> </text:span><text:span text:style-name="_38_41">i</text:span><text:span text:style-name="_31_309">n</text:span><text:span text:style-name="_31_803"> </text:span><text:span text:style-name="_38_05">a</text:span><text:span text:style-name="_39_02"> </text:span><text:span text:style-name="_32_302">s</text:span><text:span text:style-name="_34_93">i</text:span><text:span text:style-name="_31_423">n</text:span><text:span text:style-name="_32_446">g</text:span><text:span text:style-name="_33_49">l</text:span><text:span text:style-name="_31_399">e</text:span><text:span text:style-name="_31_802"> </text:span><text:span text:style-name="_33_07">d</text:span><text:span text:style-name="_31_210">a</text:span><text:span text:style-name="_32_653">y</text:span><text:span text:style-name="_38_53">.</text:span><text:span text:style-name="_39_02"> </text:span><text:span text:style-name="_32_653">B</text:span><text:span text:style-name="_32_65">u</text:span><text:span text:style-name="_31_165">t</text:span><text:span text:style-name="_31_803"> </text:span><text:span text:style-name="_35_29">w</text:span><text:span text:style-name="_31_501">e</text:span><text:span text:style-name="_31_802"> </text:span><text:span text:style-name="_36_04">c</text:span><text:span text:style-name="_31_534">a</text:span><text:span text:style-name="_32_317">n</text:span><text:span text:style-name="_33_"> </text:span><text:span text:style-name="_31_390">d</text:span><text:span text:style-name="_32_407">o</text:span><text:span text:style-name="_32_"> </text:span><text:span text:style-name="_31_132">s</text:span><text:span text:style-name="_32_434">o</text:span><text:span text:style-name="_33_"> </text:span><text:span text:style-name="_31_537">m</text:span><text:span text:style-name="_32_146">u</text:span><text:span text:style-name="_32_80">c</text:span><text:span text:style-name="_31_501">h</text:span><text:span text:style-name="_31_802"> </text:span><text:span text:style-name="_36_25">m</text:span><text:span text:style-name="_31_318">o</text:span><text:span text:style-name="_32_041">r</text:span><text:span text:style-name="_37_03">e</text:span><text:span text:style-name="_31_213">.</text:span></text:p>
      <text:p text:style-name="P1"><text:span text:style-name="_38_41">L</text:span><text:span text:style-name="_31_675">a</text:span><text:span text:style-name="_32_338">s</text:span><text:span text:style-name="_34_81">t</text:span><text:span text:style-name="_39_03"> </text:span><text:span text:style-name="_32_074">y</text:span><text:span text:style-name="_36_67">e</text:span><text:span text:style-name="_31_177">a</text:span><text:span text:style-name="_32_389">r</text:span><text:span text:style-name="_34_93">,</text:span><text:span text:style-name="_39_03"> </text:span><text:span text:style-name="_32_221">V</text:span><text:span text:style-name="_34_81">i</text:span><text:span text:style-name="_31_720">c</text:span><text:span text:style-name="_32_110">e</text:span><text:span text:style-name="_32_"> </text:span><text:span text:style-name="_31_345">P</text:span><text:span text:style-name="_32_437">r</text:span><text:span text:style-name="_32_38">e</text:span><text:span text:style-name="_31_684">s</text:span><text:span text:style-name="_32_293">i</text:span><text:span text:style-name="_36_31">d</text:span><text:span text:style-name="_31_438">e</text:span><text:span text:style-name="_32_437">n</text:span><text:span text:style-name="_32_77">t</text:span><text:span text:style-name="_39_02"> </text:span><text:span text:style-name="_32_617">B</text:span><text:span text:style-name="_32_65">i</text:span><text:span text:style-name="_31_570">d</text:span><text:span text:style-name="_32_659">e</text:span><text:span text:style-name="_33_37">n</text:span><text:span text:style-name="_39_03"> </text:span><text:span text:style-name="_32_506">s</text:span><text:span text:style-name="_36_43">a</text:span><text:span text:style-name="_31_501">i</text:span><text:span text:style-name="_32_581">d</text:span><text:span text:style-name="_32_"> </text:span><text:span text:style-name="_31_561">t</text:span><text:span text:style-name="_32_335">h</text:span><text:span text:style-name="_35_26">a</text:span><text:span text:style-name="_31_669">t</text:span><text:span text:style-name="_31_802"> </text:span><text:span text:style-name="_36_73">w</text:span><text:span text:style-name="_31_309">i</text:span><text:span text:style-name="_32_689">t</text:span><text:span text:style-name="_32_77">h</text:span><text:span text:style-name="_39_02"> </text:span><text:span text:style-name="_32_257">a</text:span><text:span text:style-name="_33_"> </text:span><text:span text:style-name="_31_243">n</text:span><text:span text:style-name="_32_470">e</text:span><text:span text:style-name="_34_21">w</text:span><text:span text:style-name="_39_03"> </text:span><text:span text:style-name="_32_605">m</text:span><text:span text:style-name="_33_22">o</text:span><text:span text:style-name="_31_795">o</text:span><text:span text:style-name="_32_290">n</text:span><text:span text:style-name="_37_72">s</text:span><text:span text:style-name="_31_330">h</text:span><text:span text:style-name="_32_467">o</text:span><text:span text:style-name="_38_53">t</text:span><text:span text:style-name="_31_381">,</text:span><text:span text:style-name="_31_802"> </text:span><text:span text:style-name="_37_69">A</text:span><text:span text:style-name="_31_429">m</text:span><text:span text:style-name="_32_158">e</text:span><text:span text:style-name="_36_97">r</text:span><text:span text:style-name="_31_393">i</text:span><text:span text:style-name="_32_248">c</text:span><text:span text:style-name="_38_17">a</text:span><text:span text:style-name="_39_03"> </text:span><text:span text:style-name="_32_506">c</text:span><text:span text:style-name="_32_35">a</text:span><text:span text:style-name="_31_525">n</text:span><text:span text:style-name="_31_802"> </text:span><text:span text:style-name="_36_40">c</text:span><text:span text:style-name="_31_150">u</text:span><text:span text:style-name="_32_425">r</text:span><text:span text:style-name="_38_77">e</text:span><text:span text:style-name="_39_03"> </text:span><text:span text:style-name="_32_224">c</text:span><text:span text:style-name="_32_74">a</text:span><text:span text:style-name="_31_258">n</text:span><text:span text:style-name="_32_296">c</text:span><text:span text:style-name="_32_65">e</text:span><text:span text:style-name="_31_321">r</text:span><text:span text:style-name="_32_605">.</text:span><text:span text:style-name="_33_"> </text:span><text:span text:style-name="_31_705">L</text:span><text:span text:style-name="_32_263">a</text:span><text:span text:style-name="_33_22">s</text:span><text:span text:style-name="_31_309">t</text:span><text:span text:style-name="_31_803"> </text:span><text:span text:style-name="_36_97">m</text:span><text:span text:style-name="_31_531">o</text:span><text:span text:style-name="_32_146">n</text:span><text:span text:style-name="_38_17">t</text:span><text:span text:style-name="_31_237">h</text:span><text:span text:style-name="_32_437">,</text:span><text:span text:style-name="_32_"> </text:span><text:span text:style-name="_31_186">h</text:span><text:span text:style-name="_32_443">e</text:span><text:span text:style-name="_33_"> </text:span><text:span text:style-name="_31_309">w</text:span><text:span text:style-name="_32_335">o</text:span><text:span text:style-name="_32_29">r</text:span><text:span text:style-name="_31_606">k</text:span><text:span text:style-name="_32_266">e</text:span><text:span text:style-name="_34_27">d</text:span><text:span text:style-name="_39_03"> </text:span><text:span text:style-name="_32_209">w</text:span><text:span text:style-name="_38_17">i</text:span><text:span text:style-name="_31_669">t</text:span><text:span text:style-name="_32_317">h</text:span><text:span text:style-name="_32_"> </text:span><text:span text:style-name="_31_681">t</text:span><text:span text:style-name="_32_323">h</text:span><text:span text:style-name="_34_21">i</text:span><text:span text:style-name="_31_186">s</text:span><text:span text:style-name="_31_802"> </text:span><text:span text:style-name="_32_29">C</text:span><text:span text:style-name="_31_327">o</text:span><text:span text:style-name="_32_290">n</text:span><text:span text:style-name="_33_46">g</text:span><text:span text:style-name="_31_489">r</text:span><text:span text:style-name="_32_143">e</text:span><text:span text:style-name="_34_96">s</text:span><text:span text:style-name="_31_246">s</text:span><text:span text:style-name="_31_803"> </text:span><text:span text:style-name="_33_13">t</text:span><text:span text:style-name="_31_213">o</text:span><text:span text:style-name="_31_803"> </text:span><text:span text:style-name="_37_15">g</text:span><text:span text:style-name="_31_321">i</text:span><text:span text:style-name="_32_086">v</text:span><text:span text:style-name="_32_41">e</text:span><text:span text:style-name="_39_03"> </text:span><text:span text:style-name="_32_224">s</text:span><text:span text:style-name="_38_50">c</text:span><text:span text:style-name="_31_345">i</text:span><text:span text:style-name="_32_038">e</text:span><text:span text:style-name="_36_79">n</text:span><text:span text:style-name="_31_393">t</text:span><text:span text:style-name="_32_509">i</text:span><text:span text:style-name="_37_00">s</text:span><text:span text:style-name="_31_753">t</text:span><text:span text:style-name="_32_410">s</text:span><text:span text:style-name="_33_"> </text:span><text:span text:style-name="_31_789">a</text:span><text:span text:style-name="_32_281">t</text:span><text:span text:style-name="_33_"> </text:span><text:span text:style-name="_31_669">t</text:span><text:span text:style-name="_32_650">h</text:span><text:span text:style-name="_34_27">e</text:span><text:span text:style-name="_39_02"> </text:span><text:span text:style-name="_32_509">N</text:span><text:span text:style-name="_38_98">a</text:span><text:span text:style-name="_31_669">t</text:span><text:span text:style-name="_32_581">i</text:span><text:span text:style-name="_34_27">o</text:span><text:span text:style-name="_31_315">n</text:span><text:span text:style-name="_32_506">a</text:span><text:span text:style-name="_34_57">l</text:span><text:span text:style-name="_39_02"> </text:span><text:span text:style-name="_32_245">I</text:span><text:span text:style-name="_37_15">n</text:span><text:span text:style-name="_31_798">s</text:span><text:span text:style-name="_32_401">t</text:span><text:span text:style-name="_34_21">i</text:span><text:span text:style-name="_31_381">t</text:span><text:span text:style-name="_32_215">u</text:span><text:span text:style-name="_37_81">t</text:span><text:span text:style-name="_31_582">e</text:span><text:span text:style-name="_32_149">s</text:span><text:span text:style-name="_32_"> </text:span><text:span text:style-name="_31_381">o</text:span><text:span text:style-name="_32_509">f</text:span><text:span text:style-name="_33_"> </text:span><text:span text:style-name="_31_561">H</text:span><text:span text:style-name="_32_338">e</text:span><text:span text:style-name="_34_51">a</text:span><text:span text:style-name="_31_489">l</text:span><text:span text:style-name="_32_569">t</text:span><text:span text:style-name="_35_17">h</text:span><text:span text:style-name="_39_03"> </text:span><text:span text:style-name="_32_389">t</text:span><text:span text:style-name="_36_07">h</text:span><text:span text:style-name="_31_498">e</text:span><text:span text:style-name="_31_803"> </text:span><text:span text:style-name="_34_96">s</text:span><text:span text:style-name="_31_393">t</text:span><text:span text:style-name="_32_113">r</text:span><text:span text:style-name="_36_10">o</text:span><text:span text:style-name="_31_570">n</text:span><text:span text:style-name="_32_335">g</text:span><text:span text:style-name="_32_71">e</text:span><text:span text:style-name="_31_510">s</text:span><text:span text:style-name="_32_581">t</text:span><text:span text:style-name="_33_"> </text:span><text:span text:style-name="_31_561">r</text:span><text:span text:style-name="_32_143">e</text:span><text:span text:style-name="_36_82">s</text:span><text:span text:style-name="_31_579">o</text:span><text:span text:style-name="_32_254">u</text:span><text:span text:style-name="_38_89">r</text:span><text:span text:style-name="_31_606">c</text:span><text:span text:style-name="_32_659">e</text:span><text:span text:style-name="_35_29">s</text:span><text:span text:style-name="_39_03"> </text:span><text:span text:style-name="_32_245">t</text:span><text:span text:style-name="_35_98">h</text:span><text:span text:style-name="_31_507">a</text:span><text:span text:style-name="_32_569">t</text:span><text:span text:style-name="_32_"> </text:span><text:span text:style-name="_31_345">t</text:span><text:span text:style-name="_32_662">h</text:span><text:span text:style-name="_33_07">e</text:span><text:span text:style-name="_31_348">y</text:span><text:span text:style-name="_32_113">'</text:span><text:span text:style-name="_36_10">v</text:span><text:span text:style-name="_31_669">e</text:span><text:span text:style-name="_31_803"> </text:span><text:span text:style-name="_36_07">h</text:span><text:span text:style-name="_31_690">a</text:span><text:span text:style-name="_32_401">d</text:span><text:span text:style-name="_33_"> </text:span><text:span text:style-name="_31_177">i</text:span><text:span text:style-name="_32_689">n</text:span><text:span text:style-name="_32_"> </text:span><text:span text:style-name="_31_219">o</text:span><text:span text:style-name="_32_110">v</text:span><text:span text:style-name="_35_89">e</text:span><text:span text:style-name="_31_309">r</text:span><text:span text:style-name="_31_802"> </text:span><text:span text:style-name="_33_37">a</text:span><text:span text:style-name="_39_02"> </text:span><text:span text:style-name="_32_086">d</text:span><text:span text:style-name="_38_47">e</text:span><text:span text:style-name="_31_138">c</text:span><text:span text:style-name="_32_323">a</text:span><text:span text:style-name="_35_23">d</text:span><text:span text:style-name="_31_618">e</text:span><text:span text:style-name="_32_221">.</text:span><text:span text:style-name="_32_"> </text:span><text:span text:style-name="_31_321">S</text:span><text:span text:style-name="_32_677">o</text:span><text:span text:style-name="_33_"> </text:span><text:span text:style-name="_31_789">t</text:span><text:span text:style-name="_32_443">o</text:span><text:span text:style-name="_37_18">n</text:span><text:span text:style-name="_31_609">i</text:span><text:span text:style-name="_32_647">g</text:span><text:span text:style-name="_36_34">h</text:span><text:span text:style-name="_31_741">t</text:span><text:span text:style-name="_32_677">,</text:span><text:span text:style-name="_33_"> </text:span><text:span text:style-name="_31_537">I</text:span><text:span text:style-name="_32_101">'</text:span><text:span text:style-name="_32_29">m</text:span><text:span text:style-name="_39_03"> </text:span><text:span text:style-name="_32_683">a</text:span><text:span text:style-name="_34_54">n</text:span><text:span text:style-name="_31_399">n</text:span><text:span text:style-name="_32_146">o</text:span><text:span text:style-name="_37_87">u</text:span><text:span text:style-name="_31_174">n</text:span><text:span text:style-name="_32_506">c</text:span><text:span text:style-name="_35_29">i</text:span><text:span text:style-name="_31_579">n</text:span><text:span text:style-name="_32_653">g</text:span><text:span text:style-name="_32_"> </text:span><text:span text:style-name="_31_129">a</text:span><text:span text:style-name="_31_802"> </text:span><text:span text:style-name="_34_99">n</text:span><text:span text:style-name="_31_714">e</text:span><text:span text:style-name="_32_617">w</text:span><text:span text:style-name="_32_"> </text:span><text:span text:style-name="_31_186">n</text:span><text:span text:style-name="_32_323">a</text:span><text:span text:style-name="_37_09">t</text:span><text:span text:style-name="_31_237">i</text:span><text:span text:style-name="_32_158">o</text:span><text:span text:style-name="_36_67">n</text:span><text:span text:style-name="_31_177">a</text:span><text:span text:style-name="_32_029">l</text:span><text:span text:style-name="_33_"> </text:span><text:span text:style-name="_31_798">e</text:span><text:span text:style-name="_32_113">f</text:span><text:span text:style-name="_35_29">f</text:span><text:span text:style-name="_31_543">o</text:span><text:span text:style-name="_32_149">r</text:span><text:span text:style-name="_35_89">t</text:span><text:span text:style-name="_39_02"> </text:span><text:span text:style-name="_32_245">t</text:span><text:span text:style-name="_35_89">o</text:span><text:span text:style-name="_39_03"> </text:span><text:span text:style-name="_32_515">g</text:span><text:span text:style-name="_38_86">e</text:span><text:span text:style-name="_31_381">t</text:span><text:span text:style-name="_31_802"> </text:span><text:span text:style-name="_36_97">i</text:span><text:span text:style-name="_31_597">t</text:span><text:span text:style-name="_31_803"> </text:span><text:span text:style-name="_34_54">d</text:span><text:span text:style-name="_31_543">o</text:span><text:span text:style-name="_32_683">n</text:span><text:span text:style-name="_32_50">e</text:span><text:span text:style-name="_31_321">.</text:span><text:span text:style-name="_31_803"> </text:span><text:span text:style-name="_33_49">A</text:span><text:span text:style-name="_31_615">n</text:span><text:span text:style-name="_32_338">d</text:span><text:span text:style-name="_33_"> </text:span><text:span text:style-name="_31_531">b</text:span><text:span text:style-name="_32_230">e</text:span><text:span text:style-name="_35_32">c</text:span><text:span text:style-name="_31_186">a</text:span><text:span text:style-name="_32_086">u</text:span><text:span text:style-name="_38_56">s</text:span><text:span text:style-name="_31_309">e</text:span><text:span text:style-name="_31_802"> </text:span><text:span text:style-name="_33_58">h</text:span><text:span text:style-name="_31_675">e</text:span><text:span text:style-name="_32_401">'</text:span><text:span text:style-name="_35_17">s</text:span><text:span text:style-name="_39_03"> </text:span><text:span text:style-name="_32_434">g</text:span><text:span text:style-name="_38_23">o</text:span><text:span text:style-name="_31_783">n</text:span><text:span text:style-name="_32_218">e</text:span><text:span text:style-name="_32_"> </text:span><text:span text:style-name="_31_237">t</text:span><text:span text:style-name="_32_329">o</text:span><text:span text:style-name="_32_"> </text:span><text:span text:style-name="_31_669">t</text:span><text:span text:style-name="_32_158">h</text:span><text:span text:style-name="_35_95">e</text:span><text:span text:style-name="_39_03"> </text:span><text:span text:style-name="_32_689">m</text:span><text:span text:style-name="_37_09">a</text:span><text:span text:style-name="_31_789">t</text:span><text:span text:style-name="_31_802"> </text:span><text:span text:style-name="_38_05">f</text:span><text:span text:style-name="_31_129">o</text:span><text:span text:style-name="_32_641">r</text:span><text:span text:style-name="_32_"> </text:span><text:span text:style-name="_31_573">a</text:span><text:span text:style-name="_32_641">l</text:span><text:span text:style-name="_37_69">l</text:span><text:span text:style-name="_39_02"> </text:span><text:span text:style-name="_32_497">o</text:span><text:span text:style-name="_32_41">f</text:span><text:span text:style-name="_39_02"> </text:span><text:span text:style-name="_32_047">u</text:span><text:span text:style-name="_33_10">s</text:span><text:span text:style-name="_39_03"> </text:span><text:span text:style-name="_32_218">o</text:span><text:span text:style-name="_37_75">n</text:span><text:span text:style-name="_39_02"> </text:span><text:span text:style-name="_32_158">s</text:span><text:span text:style-name="_34_51">o</text:span><text:span text:style-name="_39_03"> </text:span><text:span text:style-name="_32_281">m</text:span><text:span text:style-name="_38_11">a</text:span><text:span text:style-name="_31_570">n</text:span><text:span text:style-name="_32_569">y</text:span><text:span text:style-name="_32_"> </text:span><text:span text:style-name="_31_717">i</text:span><text:span text:style-name="_32_296">s</text:span><text:span text:style-name="_32_86">s</text:span><text:span text:style-name="_31_678">u</text:span><text:span text:style-name="_32_155">e</text:span><text:span text:style-name="_38_53">s</text:span><text:span text:style-name="_39_03"> </text:span><text:span text:style-name="_32_503">o</text:span><text:span text:style-name="_35_02">v</text:span><text:span text:style-name="_31_789">e</text:span><text:span text:style-name="_32_029">r</text:span><text:span text:style-name="_32_"> </text:span><text:span text:style-name="_31_213">t</text:span><text:span text:style-name="_32_467">h</text:span><text:span text:style-name="_37_78">e</text:span><text:span text:style-name="_39_02"> </text:span><text:span text:style-name="_32_647">p</text:span><text:span text:style-name="_35_38">a</text:span><text:span text:style-name="_31_681">s</text:span><text:span text:style-name="_32_293">t</text:span><text:span text:style-name="_32_"> </text:span><text:span text:style-name="_31_417">4</text:span><text:span text:style-name="_32_641">0</text:span><text:span text:style-name="_32_"> </text:span><text:span text:style-name="_31_396">y</text:span><text:span text:style-name="_32_686">e</text:span><text:span text:style-name="_36_43">a</text:span><text:span text:style-name="_31_165">r</text:span><text:span text:style-name="_32_146">s</text:span><text:span text:style-name="_34_45">,</text:span><text:span text:style-name="_39_03"> </text:span><text:span text:style-name="_32_077">I</text:span><text:span text:style-name="_38_53">'</text:span><text:span text:style-name="_31_141">m</text:span><text:span text:style-name="_31_803"> </text:span><text:span text:style-name="_37_15">p</text:span><text:span text:style-name="_31_150">u</text:span><text:span text:style-name="_32_401">t</text:span><text:span text:style-name="_37_81">t</text:span><text:span text:style-name="_31_597">i</text:span><text:span text:style-name="_32_143">n</text:span><text:span text:style-name="_33_22">g</text:span><text:span text:style-name="_39_03"> </text:span><text:span text:style-name="_32_641">J</text:span><text:span text:style-name="_34_27">o</text:span><text:span text:style-name="_31_726">e</text:span><text:span text:style-name="_31_802"> </text:span><text:span text:style-name="_32_29">i</text:span><text:span text:style-name="_31_573">n</text:span><text:span text:style-name="_31_803"> </text:span><text:span text:style-name="_33_16">c</text:span><text:span text:style-name="_31_174">h</text:span><text:span text:style-name="_32_398">a</text:span><text:span text:style-name="_38_53">r</text:span><text:span text:style-name="_31_567">g</text:span><text:span text:style-name="_32_641">e</text:span><text:span text:style-name="_33_"> </text:span><text:span text:style-name="_31_309">o</text:span><text:span text:style-name="_32_569">f</text:span><text:span text:style-name="_33_"> </text:span><text:span text:style-name="_31_429">M</text:span><text:span text:style-name="_32_221">i</text:span><text:span text:style-name="_35_38">s</text:span><text:span text:style-name="_31_312">s</text:span><text:span text:style-name="_32_569">i</text:span><text:span text:style-name="_34_66">o</text:span><text:span text:style-name="_31_687">n</text:span><text:span text:style-name="_31_803"> </text:span><text:span text:style-name="_36_25">C</text:span><text:span text:style-name="_31_747">o</text:span><text:span text:style-name="_32_230">n</text:span><text:span text:style-name="_38_77">t</text:span><text:span text:style-name="_31_717">r</text:span><text:span text:style-name="_32_677">o</text:span><text:span text:style-name="_34_57">l</text:span><text:span text:style-name="_31_381">.</text:span><text:span text:style-name="_31_803"> </text:span><text:span text:style-name="_37_09">F</text:span><text:span text:style-name="_31_381">o</text:span><text:span text:style-name="_32_677">r</text:span><text:span text:style-name="_32_"> </text:span><text:span text:style-name="_31_669">t</text:span><text:span text:style-name="_32_251">h</text:span><text:span text:style-name="_33_46">e</text:span><text:span text:style-name="_39_03"> </text:span><text:span text:style-name="_32_113">l</text:span><text:span text:style-name="_36_31">o</text:span><text:span text:style-name="_31_210">v</text:span><text:span text:style-name="_32_626">e</text:span><text:span text:style-name="_37_15">d</text:span><text:span text:style-name="_39_03"> </text:span><text:span text:style-name="_32_266">o</text:span><text:span text:style-name="_33_07">n</text:span><text:span text:style-name="_31_495">e</text:span><text:span text:style-name="_32_662">s</text:span><text:span text:style-name="_33_"> </text:span><text:span text:style-name="_31_381">w</text:span><text:span text:style-name="_32_230">e</text:span><text:span text:style-name="_35_89">'</text:span><text:span text:style-name="_31_564">v</text:span><text:span text:style-name="_32_065">e</text:span><text:span text:style-name="_32_"> </text:span><text:span text:style-name="_31_669">a</text:span><text:span text:style-name="_32_437">l</text:span><text:span text:style-name="_36_73">l</text:span><text:span text:style-name="_39_03"> </text:span><text:span text:style-name="_32_617">l</text:span><text:span text:style-name="_37_75">o</text:span><text:span text:style-name="_31_762">s</text:span><text:span text:style-name="_32_245">t</text:span><text:span text:style-name="_32_41">,</text:span><text:span text:style-name="_39_03"> </text:span><text:span text:style-name="_32_509">f</text:span><text:span text:style-name="_33_13">o</text:span><text:span text:style-name="_31_129">r</text:span><text:span text:style-name="_31_802"> </text:span><text:span text:style-name="_33_13">t</text:span><text:span text:style-name="_31_759">h</text:span><text:span text:style-name="_32_662">e</text:span><text:span text:style-name="_32_"> </text:span><text:span text:style-name="_31_489">f</text:span><text:span text:style-name="_32_287">a</text:span><text:span text:style-name="_38_05">m</text:span><text:span text:style-name="_31_393">i</text:span><text:span text:style-name="_32_029">l</text:span><text:span text:style-name="_32_77">i</text:span><text:span text:style-name="_31_390">e</text:span><text:span text:style-name="_32_293">s</text:span><text:span text:style-name="_33_"> </text:span><text:span text:style-name="_31_717">t</text:span><text:span text:style-name="_32_515">h</text:span><text:span text:style-name="_38_62">a</text:span><text:span text:style-name="_31_417">t</text:span><text:span text:style-name="_31_802"> </text:span><text:span text:style-name="_33_01">w</text:span><text:span text:style-name="_31_681">e</text:span><text:span text:style-name="_31_803"> </text:span><text:span text:style-name="_34_12">c</text:span><text:span text:style-name="_31_330">a</text:span><text:span text:style-name="_32_569">n</text:span><text:span text:style-name="_33_"> </text:span><text:span text:style-name="_31_357">s</text:span><text:span text:style-name="_32_065">t</text:span><text:span text:style-name="_34_57">i</text:span><text:span text:style-name="_31_321">l</text:span><text:span text:style-name="_32_329">l</text:span><text:span text:style-name="_32_"> </text:span><text:span text:style-name="_31_330">s</text:span><text:span text:style-name="_32_647">a</text:span><text:span text:style-name="_38_86">v</text:span><text:span text:style-name="_31_723">e</text:span><text:span text:style-name="_32_509">,</text:span><text:span text:style-name="_33_"> </text:span><text:span text:style-name="_31_213">l</text:span><text:span text:style-name="_32_626">e</text:span><text:span text:style-name="_36_37">t</text:span><text:span text:style-name="_31_789">'</text:span><text:span text:style-name="_32_320">s</text:span><text:span text:style-name="_33_"> </text:span><text:span text:style-name="_31_681">m</text:span><text:span text:style-name="_32_431">a</text:span><text:span text:style-name="_36_10">k</text:span><text:span text:style-name="_31_669">e</text:span><text:span text:style-name="_31_803"> </text:span><text:span text:style-name="_32_29">A</text:span><text:span text:style-name="_31_561">m</text:span><text:span text:style-name="_32_410">e</text:span><text:span text:style-name="_34_45">r</text:span><text:span text:style-name="_31_681">i</text:span><text:span text:style-name="_32_656">c</text:span><text:span text:style-name="_37_69">a</text:span><text:span text:style-name="_39_03"> </text:span><text:span text:style-name="_32_437">t</text:span><text:span text:style-name="_34_27">h</text:span><text:span text:style-name="_31_750">e</text:span><text:span text:style-name="_31_802"> </text:span><text:span text:style-name="_38_26">c</text:span><text:span text:style-name="_31_387">o</text:span><text:span text:style-name="_32_590">u</text:span><text:span text:style-name="_33_19">n</text:span><text:span text:style-name="_31_753">t</text:span><text:span text:style-name="_32_317">r</text:span><text:span text:style-name="_34_45">y</text:span><text:span text:style-name="_39_02"> </text:span><text:span text:style-name="_32_461">t</text:span><text:span text:style-name="_33_55">h</text:span><text:span text:style-name="_31_570">a</text:span><text:span text:style-name="_32_569">t</text:span><text:span text:style-name="_33_"> </text:span><text:span text:style-name="_31_240">c</text:span><text:span text:style-name="_32_326">u</text:span><text:span text:style-name="_34_09">r</text:span><text:span text:style-name="_31_678">e</text:span><text:span text:style-name="_32_248">s</text:span><text:span text:style-name="_33_"> </text:span><text:span text:style-name="_31_426">c</text:span><text:span text:style-name="_32_443">a</text:span><text:span text:style-name="_32_35">n</text:span><text:span text:style-name="_31_330">c</text:span><text:span text:style-name="_32_425">e</text:span><text:span text:style-name="_37_69">r</text:span><text:span text:style-name="_39_03"> </text:span><text:span text:style-name="_32_686">o</text:span><text:span text:style-name="_32_71">n</text:span><text:span text:style-name="_31_144">c</text:span><text:span text:style-name="_32_230">e</text:span><text:span text:style-name="_32_"> </text:span><text:span text:style-name="_31_186">a</text:span><text:span text:style-name="_32_251">n</text:span><text:span text:style-name="_36_97">d</text:span><text:span text:style-name="_39_03"> </text:span><text:span text:style-name="_32_425">f</text:span><text:span text:style-name="_38_53">o</text:span><text:span text:style-name="_31_753">r</text:span><text:span text:style-name="_31_802"> </text:span><text:span text:style-name="_33_49">a</text:span><text:span text:style-name="_31_669">l</text:span><text:span text:style-name="_32_641">l</text:span><text:span text:style-name="_34_45">.</text:span></text:p>
      <text:p text:style-name="P1"><text:span text:style-name="_32_569">M</text:span><text:span text:style-name="_38_26">e</text:span><text:span text:style-name="_31_351">d</text:span><text:span text:style-name="_32_149">i</text:span><text:span text:style-name="_34_60">c</text:span><text:span text:style-name="_31_426">a</text:span><text:span text:style-name="_32_029">l</text:span><text:span text:style-name="_33_"> </text:span><text:span text:style-name="_31_609">r</text:span><text:span text:style-name="_32_035">e</text:span><text:span text:style-name="_34_30">s</text:span><text:span text:style-name="_31_795">e</text:span><text:span text:style-name="_32_158">a</text:span><text:span text:style-name="_34_21">r</text:span><text:span text:style-name="_31_348">c</text:span><text:span text:style-name="_32_110">h</text:span><text:span text:style-name="_32_"> </text:span><text:span text:style-name="_31_777">i</text:span><text:span text:style-name="_32_581">s</text:span><text:span text:style-name="_32_"> </text:span><text:span text:style-name="_31_402">c</text:span><text:span text:style-name="_32_257">r</text:span><text:span text:style-name="_35_89">i</text:span><text:span text:style-name="_31_213">t</text:span><text:span text:style-name="_32_689">i</text:span><text:span text:style-name="_32_68">c</text:span><text:span text:style-name="_31_597">a</text:span><text:span text:style-name="_32_029">l</text:span><text:span text:style-name="_34_57">.</text:span><text:span text:style-name="_39_03"> </text:span><text:span text:style-name="_32_401">W</text:span><text:span text:style-name="_36_01">e</text:span><text:span text:style-name="_39_02"> </text:span><text:span text:style-name="_32_122">n</text:span><text:span text:style-name="_35_35">e</text:span><text:span text:style-name="_31_675">e</text:span><text:span text:style-name="_32_470">d</text:span><text:span text:style-name="_33_"> </text:span><text:span text:style-name="_31_561">t</text:span><text:span text:style-name="_32_251">h</text:span><text:span text:style-name="_35_02">e</text:span><text:span text:style-name="_39_03"> </text:span><text:span text:style-name="_32_290">s</text:span><text:span text:style-name="_38_47">a</text:span><text:span text:style-name="_31_309">m</text:span><text:span text:style-name="_32_425">e</text:span><text:span text:style-name="_32_"> </text:span><text:span text:style-name="_31_177">l</text:span><text:span text:style-name="_32_158">e</text:span><text:span text:style-name="_33_52">v</text:span><text:span text:style-name="_31_309">e</text:span><text:span text:style-name="_32_209">l</text:span><text:span text:style-name="_33_"> </text:span><text:span text:style-name="_31_165">o</text:span><text:span text:style-name="_32_581">f</text:span><text:span text:style-name="_32_"> </text:span><text:span text:style-name="_31_210">c</text:span><text:span text:style-name="_32_071">o</text:span><text:span text:style-name="_32_29">m</text:span><text:span text:style-name="_31_381">m</text:span><text:span text:style-name="_32_605">i</text:span><text:span text:style-name="_33_01">t</text:span><text:span text:style-name="_31_309">m</text:span><text:span text:style-name="_32_218">e</text:span><text:span text:style-name="_38_47">n</text:span><text:span text:style-name="_31_753">t</text:span><text:span text:style-name="_31_803"> </text:span><text:span text:style-name="_32_29">w</text:span><text:span text:style-name="_31_258">h</text:span><text:span text:style-name="_32_395">e</text:span><text:span text:style-name="_34_45">n</text:span><text:span text:style-name="_39_02"> </text:span><text:span text:style-name="_32_437">i</text:span><text:span text:style-name="_38_05">t</text:span><text:span text:style-name="_39_02"> </text:span><text:span text:style-name="_32_296">c</text:span><text:span text:style-name="_36_82">o</text:span><text:span text:style-name="_31_309">m</text:span><text:span text:style-name="_32_215">e</text:span><text:span text:style-name="_38_98">s</text:span><text:span text:style-name="_39_03"> </text:span><text:span text:style-name="_32_077">t</text:span><text:span text:style-name="_32_41">o</text:span><text:span text:style-name="_39_02"> </text:span><text:span text:style-name="_32_575">d</text:span><text:span text:style-name="_36_82">e</text:span><text:span text:style-name="_31_324">v</text:span><text:span text:style-name="_32_398">e</text:span><text:span text:style-name="_36_25">l</text:span><text:span text:style-name="_31_366">o</text:span><text:span text:style-name="_32_431">p</text:span><text:span text:style-name="_33_13">i</text:span><text:span text:style-name="_31_327">n</text:span><text:span text:style-name="_32_266">g</text:span><text:span text:style-name="_32_"> </text:span><text:span text:style-name="_31_528">c</text:span><text:span text:style-name="_32_389">l</text:span><text:span text:style-name="_33_46">e</text:span><text:span text:style-name="_31_243">a</text:span><text:span text:style-name="_32_218">n</text:span><text:span text:style-name="_33_"> </text:span><text:span text:style-name="_31_687">e</text:span><text:span text:style-name="_32_410">n</text:span><text:span text:style-name="_34_18">e</text:span><text:span text:style-name="_31_789">r</text:span><text:span text:style-name="_32_515">g</text:span><text:span text:style-name="_38_05">y</text:span><text:span text:style-name="_39_03"> </text:span><text:span text:style-name="_32_656">s</text:span><text:span text:style-name="_37_06">o</text:span><text:span text:style-name="_31_678">u</text:span><text:span text:style-name="_32_317">r</text:span><text:span text:style-name="_38_80">c</text:span><text:span text:style-name="_31_495">e</text:span><text:span text:style-name="_32_482">s</text:span><text:span text:style-name="_35_17">.</text:span><text:span text:style-name="_39_03"> </text:span><text:span text:style-name="_32_497">L</text:span><text:span text:style-name="_37_75">o</text:span><text:span text:style-name="_31_786">o</text:span><text:span text:style-name="_32_461">k</text:span><text:span text:style-name="_38_53">,</text:span><text:span text:style-name="_39_02"> </text:span><text:span text:style-name="_32_149">i</text:span><text:span text:style-name="_37_81">f</text:span><text:span text:style-name="_39_03"> </text:span><text:span text:style-name="_32_155">a</text:span><text:span text:style-name="_36_10">n</text:span><text:span text:style-name="_31_318">y</text:span><text:span text:style-name="_32_575">b</text:span><text:span text:style-name="_36_70">o</text:span><text:span text:style-name="_31_435">d</text:span><text:span text:style-name="_32_209">y</text:span><text:span text:style-name="_33_"> </text:span><text:span text:style-name="_31_753">s</text:span><text:span text:style-name="_32_221">t</text:span><text:span text:style-name="_33_13">i</text:span><text:span text:style-name="_31_249">l</text:span><text:span text:style-name="_32_389">l</text:span><text:span text:style-name="_33_"> </text:span><text:span text:style-name="_31_201">w</text:span><text:span text:style-name="_32_122">a</text:span><text:span text:style-name="_35_35">n</text:span><text:span text:style-name="_31_681">t</text:span><text:span text:style-name="_32_641">s</text:span><text:span text:style-name="_32_"> </text:span><text:span text:style-name="_31_573">t</text:span><text:span text:style-name="_32_581">o</text:span><text:span text:style-name="_33_"> </text:span><text:span text:style-name="_31_678">d</text:span><text:span text:style-name="_32_221">i</text:span><text:span text:style-name="_35_92">s</text:span><text:span text:style-name="_31_186">p</text:span><text:span text:style-name="_32_035">u</text:span><text:span text:style-name="_38_05">t</text:span><text:span text:style-name="_31_345">e</text:span><text:span text:style-name="_31_802"> </text:span><text:span text:style-name="_38_17">t</text:span><text:span text:style-name="_31_186">h</text:span><text:span text:style-name="_32_323">e</text:span><text:span text:style-name="_32_"> </text:span><text:span text:style-name="_31_330">s</text:span><text:span text:style-name="_32_392">c</text:span><text:span text:style-name="_34_57">i</text:span><text:span text:style-name="_31_390">e</text:span><text:span text:style-name="_32_683">n</text:span><text:span text:style-name="_37_00">c</text:span><text:span text:style-name="_31_390">e</text:span><text:span text:style-name="_31_803"> </text:span><text:span text:style-name="_33_10">a</text:span><text:span text:style-name="_31_561">r</text:span><text:span text:style-name="_32_695">o</text:span><text:span text:style-name="_34_63">u</text:span><text:span text:style-name="_31_618">n</text:span><text:span text:style-name="_32_617">d</text:span><text:span text:style-name="_32_"> </text:span><text:span text:style-name="_31_714">c</text:span><text:span text:style-name="_32_245">l</text:span><text:span text:style-name="_34_21">i</text:span><text:span text:style-name="_31_777">m</text:span><text:span text:style-name="_32_395">a</text:span><text:span text:style-name="_36_61">t</text:span><text:span text:style-name="_31_777">e</text:span><text:span text:style-name="_31_802"> </text:span><text:span text:style-name="_34_60">c</text:span><text:span text:style-name="_31_606">h</text:span><text:span text:style-name="_32_446">a</text:span><text:span text:style-name="_32_35">n</text:span><text:span text:style-name="_31_351">g</text:span><text:span text:style-name="_32_518">e</text:span><text:span text:style-name="_38_53">,</text:span><text:span text:style-name="_39_03"> </text:span><text:span text:style-name="_32_698">h</text:span><text:span text:style-name="_35_23">a</text:span><text:span text:style-name="_31_258">v</text:span><text:span text:style-name="_32_683">e</text:span><text:span text:style-name="_33_"> </text:span><text:span text:style-name="_31_213">a</text:span><text:span text:style-name="_32_041">t</text:span><text:span text:style-name="_32_"> </text:span><text:span text:style-name="_31_717">i</text:span><text:span text:style-name="_32_077">t</text:span><text:span text:style-name="_33_49">.</text:span><text:span text:style-name="_39_02"> </text:span><text:span text:style-name="_32_041">Y</text:span><text:span text:style-name="_38_14">o</text:span><text:span text:style-name="_31_435">u</text:span><text:span text:style-name="_31_802"> </text:span><text:span text:style-name="_36_01">w</text:span><text:span text:style-name="_31_177">i</text:span><text:span text:style-name="_32_473">l</text:span><text:span text:style-name="_36_61">l</text:span><text:span text:style-name="_39_02"> </text:span><text:span text:style-name="_32_050">b</text:span><text:span text:style-name="_38_95">e</text:span><text:span text:style-name="_39_03"> </text:span><text:span text:style-name="_32_110">p</text:span><text:span text:style-name="_35_17">r</text:span><text:span text:style-name="_31_531">e</text:span><text:span text:style-name="_32_473">t</text:span><text:span text:style-name="_36_25">t</text:span><text:span text:style-name="_31_417">y</text:span><text:span text:style-name="_31_802"> </text:span><text:span text:style-name="_38_89">l</text:span><text:span text:style-name="_31_711">o</text:span><text:span text:style-name="_32_470">n</text:span><text:span text:style-name="_38_47">e</text:span><text:span text:style-name="_31_429">l</text:span><text:span text:style-name="_32_410">y</text:span><text:span text:style-name="_32_65">,</text:span><text:span text:style-name="_39_02"> </text:span><text:span text:style-name="_32_614">b</text:span><text:span text:style-name="_38_23">e</text:span><text:span text:style-name="_31_762">c</text:span><text:span text:style-name="_32_215">a</text:span><text:span text:style-name="_37_15">u</text:span><text:span text:style-name="_31_438">s</text:span><text:span text:style-name="_32_581">e</text:span><text:span text:style-name="_32_"> </text:span><text:span text:style-name="_31_204">y</text:span><text:span text:style-name="_32_338">o</text:span><text:span text:style-name="_37_09">u</text:span><text:span text:style-name="_31_717">'</text:span><text:span text:style-name="_32_425">l</text:span><text:span text:style-name="_38_53">l</text:span><text:span text:style-name="_39_02"> </text:span><text:span text:style-name="_32_254">b</text:span><text:span text:style-name="_35_35">e</text:span><text:span text:style-name="_39_02"> </text:span><text:soft-page-break/><text:span text:style-name="_32_107">d</text:span><text:span text:style-name="_38_26">e</text:span><text:span text:style-name="_31_606">b</text:span><text:span text:style-name="_32_323">a</text:span><text:span text:style-name="_38_05">t</text:span><text:span text:style-name="_31_201">i</text:span><text:span text:style-name="_32_263">n</text:span><text:span text:style-name="_36_82">g</text:span><text:span text:style-name="_39_03"> </text:span><text:span text:style-name="_32_263">o</text:span><text:span text:style-name="_38_86">u</text:span><text:span text:style-name="_31_345">r</text:span><text:span text:style-name="_31_803"> </text:span><text:span text:style-name="_38_17">m</text:span><text:span text:style-name="_31_237">i</text:span><text:span text:style-name="_32_029">l</text:span><text:span text:style-name="_34_45">i</text:span><text:span text:style-name="_31_789">t</text:span><text:span text:style-name="_32_482">a</text:span><text:span text:style-name="_36_37">r</text:span><text:span text:style-name="_31_540">y</text:span><text:span text:style-name="_32_257">,</text:span><text:span text:style-name="_33_"> </text:span><text:span text:style-name="_31_417">m</text:span><text:span text:style-name="_32_698">o</text:span><text:span text:style-name="_35_20">s</text:span><text:span text:style-name="_31_321">t</text:span><text:span text:style-name="_31_803"> </text:span><text:span text:style-name="_34_57">o</text:span><text:span text:style-name="_31_357">f</text:span><text:span text:style-name="_31_802"> </text:span><text:span text:style-name="_38_05">A</text:span><text:span text:style-name="_31_741">m</text:span><text:span text:style-name="_32_626">e</text:span><text:span text:style-name="_37_81">r</text:span><text:span text:style-name="_31_141">i</text:span><text:span text:style-name="_32_512">c</text:span><text:span text:style-name="_33_10">a</text:span><text:span text:style-name="_31_393">'</text:span><text:span text:style-name="_32_224">s</text:span><text:span text:style-name="_32_"> </text:span><text:span text:style-name="_31_330">b</text:span><text:span text:style-name="_32_215">u</text:span><text:span text:style-name="_38_50">s</text:span><text:span text:style-name="_31_537">i</text:span><text:span text:style-name="_32_623">n</text:span><text:span text:style-name="_38_50">e</text:span><text:span text:style-name="_31_360">s</text:span><text:span text:style-name="_32_293">s</text:span><text:span text:style-name="_32_"> </text:span><text:span text:style-name="_31_501">l</text:span><text:span text:style-name="_32_218">e</text:span><text:span text:style-name="_36_67">a</text:span><text:span text:style-name="_31_678">d</text:span><text:span text:style-name="_32_443">e</text:span><text:span text:style-name="_35_17">r</text:span><text:span text:style-name="_31_129">s</text:span><text:span text:style-name="_32_401">,</text:span><text:span text:style-name="_33_"> </text:span><text:span text:style-name="_31_741">t</text:span><text:span text:style-name="_32_071">h</text:span><text:span text:style-name="_33_22">e</text:span><text:span text:style-name="_39_03"> </text:span><text:span text:style-name="_32_509">m</text:span><text:span text:style-name="_33_19">a</text:span><text:span text:style-name="_31_705">j</text:span><text:span text:style-name="_32_146">o</text:span><text:span text:style-name="_34_09">r</text:span><text:span text:style-name="_31_201">i</text:span><text:span text:style-name="_32_389">t</text:span><text:span text:style-name="_34_93">y</text:span><text:span text:style-name="_39_03"> </text:span><text:span text:style-name="_32_473">o</text:span><text:span text:style-name="_34_81">f</text:span><text:span text:style-name="_39_02"> </text:span><text:span text:style-name="_32_329">t</text:span><text:span text:style-name="_38_14">h</text:span><text:span text:style-name="_31_387">e</text:span><text:span text:style-name="_31_803"> </text:span><text:span text:style-name="_33_49">A</text:span><text:span text:style-name="_31_201">m</text:span><text:span text:style-name="_32_614">e</text:span><text:span text:style-name="_33_13">r</text:span><text:span text:style-name="_31_789">i</text:span><text:span text:style-name="_32_332">c</text:span><text:span text:style-name="_32_86">a</text:span><text:span text:style-name="_31_399">n</text:span><text:span text:style-name="_31_803"> </text:span><text:span text:style-name="_34_15">p</text:span><text:span text:style-name="_31_546">e</text:span><text:span text:style-name="_32_335">o</text:span><text:span text:style-name="_34_30">p</text:span><text:span text:style-name="_31_777">l</text:span><text:span text:style-name="_32_569">e</text:span><text:span text:style-name="_35_89">,</text:span><text:span text:style-name="_39_03"> </text:span><text:span text:style-name="_32_515">a</text:span><text:span text:style-name="_34_93">l</text:span><text:span text:style-name="_31_489">m</text:span><text:span text:style-name="_32_578">o</text:span><text:span text:style-name="_34_93">s</text:span><text:span text:style-name="_31_525">t</text:span><text:span text:style-name="_31_803"> </text:span><text:span text:style-name="_37_81">t</text:span><text:span text:style-name="_31_570">h</text:span><text:span text:style-name="_32_503">e</text:span><text:span text:style-name="_33_"> </text:span><text:span text:style-name="_31_387">e</text:span><text:span text:style-name="_32_122">n</text:span><text:span text:style-name="_34_45">t</text:span><text:span text:style-name="_31_561">i</text:span><text:span text:style-name="_32_461">r</text:span><text:span text:style-name="_36_25">e</text:span><text:span text:style-name="_39_03"> </text:span><text:span text:style-name="_32_506">s</text:span><text:span text:style-name="_32_68">c</text:span><text:span text:style-name="_31_777">i</text:span><text:span text:style-name="_32_158">e</text:span><text:span text:style-name="_37_75">n</text:span><text:span text:style-name="_31_393">t</text:span><text:span text:style-name="_32_653">i</text:span><text:span text:style-name="_34_45">f</text:span><text:span text:style-name="_31_609">i</text:span><text:span text:style-name="_32_113">c</text:span><text:span text:style-name="_33_"> </text:span><text:span text:style-name="_31_138">c</text:span><text:span text:style-name="_32_263">o</text:span><text:span text:style-name="_35_17">m</text:span><text:span text:style-name="_31_201">m</text:span><text:span text:style-name="_32_158">u</text:span><text:span text:style-name="_33_55">n</text:span><text:span text:style-name="_31_789">i</text:span><text:span text:style-name="_32_257">t</text:span><text:span text:style-name="_36_61">y</text:span><text:span text:style-name="_31_489">,</text:span><text:span text:style-name="_31_802"> </text:span><text:span text:style-name="_38_86">a</text:span><text:span text:style-name="_31_579">n</text:span><text:span text:style-name="_32_329">d</text:span><text:span text:style-name="_33_"> </text:span><text:span text:style-name="_31_573">2</text:span><text:span text:style-name="_32_605">0</text:span><text:span text:style-name="_38_05">0</text:span><text:span text:style-name="_39_03"> </text:span><text:span text:style-name="_32_146">n</text:span><text:span text:style-name="_36_79">a</text:span><text:span text:style-name="_31_705">t</text:span><text:span text:style-name="_32_029">i</text:span><text:span text:style-name="_34_27">o</text:span><text:span text:style-name="_31_618">n</text:span><text:span text:style-name="_32_401">s</text:span><text:span text:style-name="_33_"> </text:span><text:span text:style-name="_31_183">a</text:span><text:span text:style-name="_32_653">r</text:span><text:span text:style-name="_34_66">o</text:span><text:span text:style-name="_31_606">u</text:span><text:span text:style-name="_32_119">n</text:span><text:span text:style-name="_32_65">d</text:span><text:span text:style-name="_39_03"> </text:span><text:span text:style-name="_32_473">t</text:span><text:span text:style-name="_34_90">h</text:span><text:span text:style-name="_31_615">e</text:span><text:span text:style-name="_31_803"> </text:span><text:span text:style-name="_32_77">w</text:span><text:span text:style-name="_31_354">o</text:span><text:span text:style-name="_32_389">r</text:span><text:span text:style-name="_38_05">l</text:span><text:span text:style-name="_31_327">d</text:span><text:span text:style-name="_31_803"> </text:span><text:span text:style-name="_35_89">w</text:span><text:span text:style-name="_31_387">h</text:span><text:span text:style-name="_32_578">o</text:span><text:span text:style-name="_33_"> </text:span><text:span text:style-name="_31_222">a</text:span><text:span text:style-name="_32_323">g</text:span><text:span text:style-name="_32_29">r</text:span><text:span text:style-name="_31_186">e</text:span><text:span text:style-name="_32_647">e</text:span><text:span text:style-name="_33_"> </text:span><text:span text:style-name="_31_393">i</text:span><text:span text:style-name="_32_437">t</text:span><text:span text:style-name="_38_17">'</text:span><text:span text:style-name="_31_237">s</text:span><text:span text:style-name="_31_802"> </text:span><text:span text:style-name="_34_93">a</text:span><text:span text:style-name="_39_03"> </text:span><text:span text:style-name="_32_338">p</text:span><text:span text:style-name="_34_93">r</text:span><text:span text:style-name="_31_219">o</text:span><text:span text:style-name="_32_446">b</text:span><text:span text:style-name="_38_77">l</text:span><text:span text:style-name="_31_183">e</text:span><text:span text:style-name="_32_149">m</text:span><text:span text:style-name="_32_"> </text:span><text:span text:style-name="_31_579">a</text:span><text:span text:style-name="_32_230">n</text:span><text:span text:style-name="_36_73">d</text:span><text:span text:style-name="_39_03"> </text:span><text:span text:style-name="_32_101">i</text:span><text:span text:style-name="_36_34">n</text:span><text:span text:style-name="_31_429">t</text:span><text:span text:style-name="_32_575">e</text:span><text:span text:style-name="_38_23">n</text:span><text:span text:style-name="_31_438">d</text:span><text:span text:style-name="_31_803"> </text:span><text:span text:style-name="_35_29">t</text:span><text:span text:style-name="_31_357">o</text:span><text:span text:style-name="_31_802"> </text:span><text:span text:style-name="_34_84">s</text:span><text:span text:style-name="_31_390">o</text:span><text:span text:style-name="_32_569">l</text:span><text:span text:style-name="_32_38">v</text:span><text:span text:style-name="_31_579">e</text:span><text:span text:style-name="_31_802"> </text:span><text:span text:style-name="_38_89">i</text:span><text:span text:style-name="_31_501">t</text:span><text:span text:style-name="_32_617">.</text:span></text:p>
      <text:p text:style-name="P1"><text:span text:style-name="_31_357">B</text:span><text:span text:style-name="_32_149">u</text:span><text:span text:style-name="_32_29">t</text:span><text:span text:style-name="_39_02"> </text:span><text:span text:style-name="_32_254">e</text:span><text:span text:style-name="_34_24">v</text:span><text:span text:style-name="_31_438">e</text:span><text:span text:style-name="_32_143">n</text:span><text:span text:style-name="_32_"> </text:span><text:span text:style-name="_31_249">i</text:span><text:span text:style-name="_32_689">f</text:span><text:span text:style-name="_33_"> </text:span>--<text:span text:style-name="_32_"> </text:span><text:span text:style-name="_31_786">e</text:span><text:span text:style-name="_32_140">v</text:span><text:span text:style-name="_33_43">e</text:span><text:span text:style-name="_31_318">n</text:span><text:span text:style-name="_31_803"> </text:span><text:span text:style-name="_38_77">i</text:span><text:span text:style-name="_31_777">f</text:span><text:span text:style-name="_31_803"> </text:span><text:span text:style-name="_38_05">t</text:span><text:span text:style-name="_31_315">h</text:span><text:span text:style-name="_32_338">e</text:span><text:span text:style-name="_33_"> </text:span><text:span text:style-name="_31_570">p</text:span><text:span text:style-name="_32_113">l</text:span><text:span text:style-name="_36_43">a</text:span><text:span text:style-name="_31_246">n</text:span><text:span text:style-name="_32_155">e</text:span><text:span text:style-name="_38_41">t</text:span><text:span text:style-name="_39_02"> </text:span><text:span text:style-name="_32_497">w</text:span><text:span text:style-name="_34_90">a</text:span><text:span text:style-name="_31_540">s</text:span><text:span text:style-name="_32_581">n</text:span><text:span text:style-name="_35_29">'</text:span><text:span text:style-name="_31_525">t</text:span><text:span text:style-name="_31_803"> </text:span><text:span text:style-name="_33_49">a</text:span><text:span text:style-name="_31_357">t</text:span><text:span text:style-name="_31_802"> </text:span><text:span text:style-name="_35_26">s</text:span><text:span text:style-name="_31_213">t</text:span><text:span text:style-name="_32_395">a</text:span><text:span text:style-name="_34_60">k</text:span><text:span text:style-name="_31_402">e</text:span><text:span text:style-name="_32_281">,</text:span><text:span text:style-name="_33_"> </text:span><text:span text:style-name="_31_402">e</text:span><text:span text:style-name="_32_260">v</text:span><text:span text:style-name="_34_30">e</text:span><text:span text:style-name="_31_723">n</text:span><text:span text:style-name="_31_802"> </text:span><text:span text:style-name="_38_89">i</text:span><text:span text:style-name="_31_609">f</text:span><text:span text:style-name="_31_802"> </text:span><text:span text:style-name="_37_69">2</text:span><text:span text:style-name="_31_213">0</text:span><text:span text:style-name="_32_605">1</text:span><text:span text:style-name="_34_93">4</text:span><text:span text:style-name="_39_02"> </text:span><text:span text:style-name="_32_257">w</text:span><text:span text:style-name="_38_83">a</text:span><text:span text:style-name="_31_534">s</text:span><text:span text:style-name="_32_317">n</text:span><text:span text:style-name="_38_77">'</text:span><text:span text:style-name="_31_753">t</text:span><text:span text:style-name="_31_802"> </text:span><text:span text:style-name="_33_01">t</text:span><text:span text:style-name="_31_399">h</text:span><text:span text:style-name="_32_590">e</text:span><text:span text:style-name="_33_"> </text:span><text:span text:style-name="_31_165">w</text:span><text:span text:style-name="_32_518">a</text:span><text:span text:style-name="_36_01">r</text:span><text:span text:style-name="_31_717">m</text:span><text:span text:style-name="_32_647">e</text:span><text:span text:style-name="_34_09">s</text:span><text:span text:style-name="_31_681">t</text:span><text:span text:style-name="_31_802"> </text:span><text:span text:style-name="_38_62">y</text:span><text:span text:style-name="_31_723">e</text:span><text:span text:style-name="_32_293">a</text:span><text:span text:style-name="_35_89">r</text:span><text:span text:style-name="_39_03"> </text:span><text:span text:style-name="_32_143">o</text:span><text:span text:style-name="_33_58">n</text:span><text:span text:style-name="_39_02"> </text:span><text:span text:style-name="_32_509">r</text:span><text:span text:style-name="_37_87">e</text:span><text:span text:style-name="_31_546">c</text:span><text:span text:style-name="_32_626">o</text:span><text:span text:style-name="_38_77">r</text:span><text:span text:style-name="_31_579">d</text:span><text:span text:style-name="_31_802"> </text:span>--<text:span text:style-name="_31_803"> </text:span><text:span text:style-name="_37_90">u</text:span><text:span text:style-name="_31_711">n</text:span><text:span text:style-name="_32_221">t</text:span><text:span text:style-name="_36_01">i</text:span><text:span text:style-name="_31_597">l</text:span><text:span text:style-name="_31_803"> </text:span><text:span text:style-name="_34_93">2</text:span><text:span text:style-name="_31_741">0</text:span><text:span text:style-name="_32_137">1</text:span><text:span text:style-name="_36_97">5</text:span><text:span text:style-name="_39_03"> </text:span><text:span text:style-name="_32_461">t</text:span><text:span text:style-name="_34_27">u</text:span><text:span text:style-name="_31_705">r</text:span><text:span text:style-name="_32_230">n</text:span><text:span text:style-name="_34_90">e</text:span><text:span text:style-name="_31_351">d</text:span><text:span text:style-name="_31_803"> </text:span><text:span text:style-name="_34_51">o</text:span><text:span text:style-name="_31_510">u</text:span><text:span text:style-name="_32_581">t</text:span><text:span text:style-name="_32_"> </text:span><text:span text:style-name="_31_537">t</text:span><text:span text:style-name="_32_149">o</text:span><text:span text:style-name="_32_"> </text:span><text:span text:style-name="_31_423">b</text:span><text:span text:style-name="_32_578">e</text:span><text:span text:style-name="_33_"> </text:span><text:span text:style-name="_31_222">e</text:span><text:span text:style-name="_32_320">v</text:span><text:span text:style-name="_36_46">e</text:span><text:span text:style-name="_31_723">n</text:span><text:span text:style-name="_31_802"> </text:span><text:span text:style-name="_37_78">h</text:span><text:span text:style-name="_31_531">o</text:span><text:span text:style-name="_32_281">t</text:span><text:span text:style-name="_34_09">t</text:span><text:span text:style-name="_31_717">e</text:span><text:span text:style-name="_32_581">r</text:span><text:span text:style-name="_32_"> </text:span>--<text:span text:style-name="_33_"> </text:span><text:span text:style-name="_31_429">w</text:span><text:span text:style-name="_32_479">h</text:span><text:span text:style-name="_37_90">e</text:span><text:span text:style-name="_31_345">r</text:span><text:span text:style-name="_32_071">e</text:span><text:span text:style-name="_35_29">f</text:span><text:span text:style-name="_31_330">o</text:span><text:span text:style-name="_32_101">r</text:span><text:span text:style-name="_34_45">e</text:span><text:span text:style-name="_39_02"> </text:span><text:span text:style-name="_32_581">w</text:span><text:span text:style-name="_36_46">o</text:span><text:span text:style-name="_31_327">u</text:span><text:span text:style-name="_32_677">l</text:span><text:span text:style-name="_36_73">d</text:span><text:span text:style-name="_39_02"> </text:span><text:span text:style-name="_32_509">w</text:span><text:span text:style-name="_35_29">e</text:span><text:span text:style-name="_39_02"> </text:span><text:span text:style-name="_32_101">w</text:span><text:span text:style-name="_37_15">a</text:span><text:span text:style-name="_31_366">n</text:span><text:span text:style-name="_32_041">t</text:span><text:span text:style-name="_32_"> </text:span><text:span text:style-name="_31_561">t</text:span><text:span text:style-name="_32_581">o</text:span><text:span text:style-name="_32_"> </text:span><text:span text:style-name="_31_150">p</text:span><text:span text:style-name="_32_467">a</text:span><text:span text:style-name="_33_16">s</text:span><text:span text:style-name="_31_258">s</text:span><text:span text:style-name="_31_802"> </text:span><text:span text:style-name="_38_11">u</text:span><text:span text:style-name="_31_510">p</text:span><text:span text:style-name="_31_803"> </text:span><text:span text:style-name="_36_97">t</text:span><text:span text:style-name="_31_150">h</text:span><text:span text:style-name="_32_287">e</text:span><text:span text:style-name="_33_"> </text:span><text:span text:style-name="_31_186">c</text:span><text:span text:style-name="_32_155">h</text:span><text:span text:style-name="_36_67">a</text:span><text:span text:style-name="_31_390">n</text:span><text:span text:style-name="_32_446">c</text:span><text:span text:style-name="_36_67">e</text:span><text:span text:style-name="_39_03"> </text:span><text:span text:style-name="_32_293">f</text:span><text:span text:style-name="_32_77">o</text:span><text:span text:style-name="_31_129">r</text:span><text:span text:style-name="_31_802"> </text:span><text:span text:style-name="_32_41">A</text:span><text:span text:style-name="_31_717">m</text:span><text:span text:style-name="_32_263">e</text:span><text:span text:style-name="_34_09">r</text:span><text:span text:style-name="_31_309">i</text:span><text:span text:style-name="_32_446">c</text:span><text:span text:style-name="_36_82">a</text:span><text:span text:style-name="_31_543">n</text:span><text:span text:style-name="_31_802"> </text:span><text:span text:style-name="_35_02">b</text:span><text:span text:style-name="_31_243">u</text:span><text:span text:style-name="_32_518">s</text:span><text:span text:style-name="_35_17">i</text:span><text:span text:style-name="_31_435">n</text:span><text:span text:style-name="_32_227">e</text:span><text:span text:style-name="_36_70">s</text:span><text:span text:style-name="_31_708">s</text:span><text:span text:style-name="_32_446">e</text:span><text:span text:style-name="_38_77">s</text:span><text:span text:style-name="_39_02"> </text:span><text:span text:style-name="_32_461">t</text:span><text:span text:style-name="_36_37">o</text:span><text:span text:style-name="_39_02"> </text:span><text:span text:style-name="_32_146">p</text:span><text:span text:style-name="_34_21">r</text:span><text:span text:style-name="_31_243">o</text:span><text:span text:style-name="_32_590">d</text:span><text:span text:style-name="_34_27">u</text:span><text:span text:style-name="_31_750">c</text:span><text:span text:style-name="_32_695">e</text:span><text:span text:style-name="_32_"> </text:span><text:span text:style-name="_31_603">a</text:span><text:span text:style-name="_32_050">n</text:span><text:span text:style-name="_38_41">d</text:span><text:span text:style-name="_39_03"> </text:span><text:span text:style-name="_32_620">s</text:span><text:span text:style-name="_37_90">e</text:span><text:span text:style-name="_31_237">l</text:span><text:span text:style-name="_32_497">l</text:span><text:span text:style-name="_33_"> </text:span><text:span text:style-name="_31_573">t</text:span><text:span text:style-name="_32_470">h</text:span><text:span text:style-name="_35_95">e</text:span><text:span text:style-name="_39_03"> </text:span><text:span text:style-name="_32_434">e</text:span><text:span text:style-name="_35_35">n</text:span><text:span text:style-name="_31_579">e</text:span><text:span text:style-name="_32_113">r</text:span><text:span text:style-name="_36_70">g</text:span><text:span text:style-name="_31_753">y</text:span><text:span text:style-name="_31_802"> </text:span><text:span text:style-name="_33_49">o</text:span><text:span text:style-name="_31_609">f</text:span><text:span text:style-name="_31_802"> </text:span><text:span text:style-name="_34_81">t</text:span><text:span text:style-name="_31_579">h</text:span><text:span text:style-name="_32_086">e</text:span><text:span text:style-name="_32_"> </text:span><text:span text:style-name="_31_429">f</text:span><text:span text:style-name="_32_443">u</text:span><text:span text:style-name="_38_77">t</text:span><text:span text:style-name="_31_582">u</text:span><text:span text:style-name="_32_029">r</text:span><text:span text:style-name="_38_53">e</text:span><text:span text:style-name="_31_165">?</text:span></text:p>
      <text:p text:style-name="P1"><text:span text:style-name="_33_13">L</text:span><text:span text:style-name="_31_561">i</text:span><text:span text:style-name="_32_650">s</text:span><text:span text:style-name="_35_89">t</text:span><text:span text:style-name="_31_135">e</text:span><text:span text:style-name="_32_113">n</text:span><text:span text:style-name="_36_61">,</text:span><text:span text:style-name="_39_02"> </text:span><text:span text:style-name="_32_110">s</text:span><text:span text:style-name="_38_95">e</text:span><text:span text:style-name="_31_366">v</text:span><text:span text:style-name="_32_215">e</text:span><text:span text:style-name="_32_29">n</text:span><text:span text:style-name="_39_02"> </text:span><text:span text:style-name="_32_464">y</text:span><text:span text:style-name="_32_74">e</text:span><text:span text:style-name="_31_435">a</text:span><text:span text:style-name="_32_653">r</text:span><text:span text:style-name="_33_10">s</text:span><text:span text:style-name="_39_03"> </text:span><text:span text:style-name="_32_467">a</text:span><text:span text:style-name="_35_98">g</text:span><text:span text:style-name="_31_345">o</text:span><text:span text:style-name="_32_389">,</text:span><text:span text:style-name="_32_"> </text:span><text:span text:style-name="_31_717">w</text:span><text:span text:style-name="_32_473">e</text:span><text:span text:style-name="_32_"> </text:span><text:span text:style-name="_31_537">m</text:span><text:span text:style-name="_32_287">a</text:span><text:span text:style-name="_38_86">d</text:span><text:span text:style-name="_31_597">e</text:span><text:span text:style-name="_31_803"> </text:span><text:span text:style-name="_36_97">t</text:span><text:span text:style-name="_31_582">h</text:span><text:span text:style-name="_32_083">e</text:span><text:span text:style-name="_32_"> </text:span><text:span text:style-name="_31_222">s</text:span><text:span text:style-name="_32_221">i</text:span><text:span text:style-name="_37_15">n</text:span><text:span text:style-name="_31_618">g</text:span><text:span text:style-name="_32_581">l</text:span><text:span text:style-name="_32_47">e</text:span><text:span text:style-name="_39_02"> </text:span><text:span text:style-name="_32_218">b</text:span><text:span text:style-name="_33_49">i</text:span><text:span text:style-name="_31_243">g</text:span><text:span text:style-name="_32_662">g</text:span><text:span text:style-name="_37_87">e</text:span><text:span text:style-name="_31_561">s</text:span><text:span text:style-name="_32_641">t</text:span><text:span text:style-name="_33_"> </text:span><text:span text:style-name="_31_705">i</text:span><text:span text:style-name="_32_218">n</text:span><text:span text:style-name="_36_28">v</text:span><text:span text:style-name="_31_186">e</text:span><text:span text:style-name="_32_152">s</text:span><text:span text:style-name="_37_69">t</text:span><text:span text:style-name="_31_789">m</text:span><text:span text:style-name="_32_467">e</text:span><text:span text:style-name="_34_90">n</text:span><text:span text:style-name="_31_609">t</text:span><text:span text:style-name="_31_803"> </text:span><text:span text:style-name="_37_69">i</text:span><text:span text:style-name="_31_789">n</text:span><text:span text:style-name="_31_802"> </text:span><text:span text:style-name="_38_08">c</text:span><text:span text:style-name="_31_393">l</text:span><text:span text:style-name="_32_302">e</text:span><text:span text:style-name="_36_07">a</text:span><text:span text:style-name="_31_354">n</text:span><text:span text:style-name="_31_803"> </text:span><text:span text:style-name="_38_50">e</text:span><text:span text:style-name="_31_795">n</text:span><text:span text:style-name="_32_659">e</text:span><text:span text:style-name="_36_73">r</text:span><text:span text:style-name="_31_150">g</text:span><text:span text:style-name="_32_605">y</text:span><text:span text:style-name="_32_"> </text:span><text:span text:style-name="_31_141">i</text:span><text:span text:style-name="_32_065">n</text:span><text:span text:style-name="_33_"> </text:span><text:span text:style-name="_31_510">o</text:span><text:span text:style-name="_32_647">u</text:span><text:span text:style-name="_36_61">r</text:span><text:span text:style-name="_39_03"> </text:span><text:span text:style-name="_32_611">h</text:span><text:span text:style-name="_36_73">i</text:span><text:span text:style-name="_31_438">s</text:span><text:span text:style-name="_32_293">t</text:span><text:span text:style-name="_36_82">o</text:span><text:span text:style-name="_31_417">r</text:span><text:span text:style-name="_32_464">y</text:span><text:span text:style-name="_37_69">.</text:span><text:span text:style-name="_39_03"> </text:span><text:span text:style-name="_32_149">H</text:span><text:span text:style-name="_34_54">e</text:span><text:span text:style-name="_31_345">r</text:span><text:span text:style-name="_32_467">e</text:span><text:span text:style-name="_32_"> </text:span><text:span text:style-name="_31_579">a</text:span><text:span text:style-name="_32_401">r</text:span><text:span text:style-name="_35_38">e</text:span><text:span text:style-name="_39_02"> </text:span><text:span text:style-name="_32_041">t</text:span><text:span text:style-name="_38_59">h</text:span><text:span text:style-name="_31_186">e</text:span><text:span text:style-name="_31_803"> </text:span><text:span text:style-name="_37_81">r</text:span><text:span text:style-name="_31_318">e</text:span><text:span text:style-name="_32_392">s</text:span><text:span text:style-name="_33_19">u</text:span><text:span text:style-name="_31_165">l</text:span><text:span text:style-name="_32_101">t</text:span><text:span text:style-name="_34_30">s</text:span><text:span text:style-name="_31_573">.</text:span><text:span text:style-name="_31_803"> </text:span><text:span text:style-name="_34_93">I</text:span><text:span text:style-name="_31_537">n</text:span><text:span text:style-name="_31_802"> </text:span><text:span text:style-name="_38_05">f</text:span><text:span text:style-name="_31_669">i</text:span><text:span text:style-name="_32_158">e</text:span><text:span text:style-name="_34_21">l</text:span><text:span text:style-name="_31_207">d</text:span><text:span text:style-name="_32_677">s</text:span><text:span text:style-name="_33_"> </text:span><text:span text:style-name="_31_393">f</text:span><text:span text:style-name="_32_317">r</text:span><text:span text:style-name="_34_81">o</text:span><text:span text:style-name="_31_597">m</text:span><text:span text:style-name="_31_802"> </text:span><text:span text:style-name="_38_41">I</text:span><text:span text:style-name="_31_495">o</text:span><text:span text:style-name="_32_209">w</text:span><text:span text:style-name="_36_10">a</text:span><text:span text:style-name="_39_03"> </text:span><text:span text:style-name="_32_293">t</text:span><text:span text:style-name="_35_89">o</text:span><text:span text:style-name="_39_03"> </text:span><text:span text:style-name="_32_581">T</text:span><text:span text:style-name="_38_50">e</text:span><text:span text:style-name="_31_744">x</text:span><text:span text:style-name="_32_650">a</text:span><text:span text:style-name="_34_96">s</text:span><text:span text:style-name="_31_129">,</text:span><text:span text:style-name="_31_802"> </text:span><text:span text:style-name="_33_13">w</text:span><text:span text:style-name="_31_237">i</text:span><text:span text:style-name="_32_335">n</text:span><text:span text:style-name="_36_10">d</text:span><text:span text:style-name="_39_02"> </text:span><text:span text:style-name="_32_698">p</text:span><text:span text:style-name="_36_43">o</text:span><text:span text:style-name="_31_237">w</text:span><text:span text:style-name="_32_245">e</text:span><text:span text:style-name="_35_89">r</text:span><text:span text:style-name="_39_03"> </text:span><text:span text:style-name="_32_677">i</text:span><text:span text:style-name="_33_37">s</text:span><text:span text:style-name="_39_03"> </text:span><text:span text:style-name="_32_338">n</text:span><text:span text:style-name="_36_31">o</text:span><text:span text:style-name="_31_609">w</text:span><text:span text:style-name="_31_803"> </text:span><text:span text:style-name="_35_92">c</text:span><text:span text:style-name="_31_714">h</text:span><text:span text:style-name="_32_578">e</text:span><text:span text:style-name="_38_59">a</text:span><text:span text:style-name="_31_675">p</text:span><text:span text:style-name="_32_482">e</text:span><text:span text:style-name="_38_53">r</text:span><text:span text:style-name="_39_03"> </text:span><text:span text:style-name="_32_581">t</text:span><text:span text:style-name="_38_83">h</text:span><text:span text:style-name="_31_150">a</text:span><text:span text:style-name="_32_065">n</text:span><text:span text:style-name="_32_"> </text:span><text:span text:style-name="_31_759">d</text:span><text:span text:style-name="_32_653">i</text:span><text:span text:style-name="_35_17">r</text:span><text:span text:style-name="_31_777">t</text:span><text:span text:style-name="_32_497">i</text:span><text:span text:style-name="_33_58">e</text:span><text:span text:style-name="_31_129">r</text:span><text:span text:style-name="_32_569">,</text:span><text:span text:style-name="_33_"> </text:span><text:span text:style-name="_31_582">c</text:span><text:span text:style-name="_32_575">o</text:span><text:span text:style-name="_34_18">n</text:span><text:span text:style-name="_31_144">v</text:span><text:span text:style-name="_32_107">e</text:span><text:span text:style-name="_36_46">n</text:span><text:span text:style-name="_31_597">t</text:span><text:span text:style-name="_32_209">i</text:span><text:span text:style-name="_38_98">o</text:span><text:span text:style-name="_31_207">n</text:span><text:span text:style-name="_32_077">a</text:span><text:span text:style-name="_34_93">l</text:span><text:span text:style-name="_39_02"> </text:span><text:span text:style-name="_32_290">p</text:span><text:span text:style-name="_36_43">o</text:span><text:span text:style-name="_31_129">w</text:span><text:span text:style-name="_32_497">e</text:span><text:span text:style-name="_38_17">r</text:span><text:span text:style-name="_31_177">.</text:span><text:span text:style-name="_31_802"> </text:span><text:span text:style-name="_36_25">O</text:span><text:span text:style-name="_31_213">n</text:span><text:span text:style-name="_31_803"> </text:span><text:span text:style-name="_34_09">r</text:span><text:span text:style-name="_31_390">o</text:span><text:span text:style-name="_32_227">o</text:span><text:span text:style-name="_36_73">f</text:span><text:span text:style-name="_31_357">t</text:span><text:span text:style-name="_32_698">o</text:span><text:span text:style-name="_33_43">p</text:span><text:span text:style-name="_31_525">s</text:span><text:span text:style-name="_31_803"> </text:span><text:span text:style-name="_38_53">f</text:span><text:span text:style-name="_31_357">r</text:span><text:span text:style-name="_32_101">o</text:span><text:span text:style-name="_34_57">m</text:span><text:span text:style-name="_39_02"> </text:span><text:span text:style-name="_32_569">A</text:span><text:span text:style-name="_35_29">r</text:span><text:span text:style-name="_31_777">i</text:span><text:span text:style-name="_32_446">z</text:span><text:span text:style-name="_37_75">o</text:span><text:span text:style-name="_31_135">n</text:span><text:span text:style-name="_32_146">a</text:span><text:span text:style-name="_32_"> </text:span><text:span text:style-name="_31_561">t</text:span><text:span text:style-name="_32_569">o</text:span><text:span text:style-name="_32_"> </text:span><text:span text:style-name="_31_129">N</text:span><text:span text:style-name="_32_641">e</text:span><text:span text:style-name="_32_41">w</text:span><text:span text:style-name="_39_03"> </text:span><text:span text:style-name="_32_113">Y</text:span><text:span text:style-name="_38_23">o</text:span><text:span text:style-name="_31_129">r</text:span><text:span text:style-name="_32_230">k</text:span><text:span text:style-name="_32_41">,</text:span><text:span text:style-name="_39_03"> </text:span><text:span text:style-name="_32_290">s</text:span><text:span text:style-name="_33_19">o</text:span><text:span text:style-name="_31_249">l</text:span><text:span text:style-name="_32_389">a</text:span><text:span text:style-name="_38_89">r</text:span><text:span text:style-name="_39_02"> </text:span><text:span text:style-name="_32_329">i</text:span><text:span text:style-name="_37_09">s</text:span><text:span text:style-name="_39_02"> </text:span><text:span text:style-name="_32_506">s</text:span><text:span text:style-name="_34_51">a</text:span><text:span text:style-name="_31_690">v</text:span><text:span text:style-name="_32_209">i</text:span><text:span text:style-name="_33_19">n</text:span><text:span text:style-name="_31_501">g</text:span><text:span text:style-name="_31_802"> </text:span><text:span text:style-name="_38_53">A</text:span><text:span text:style-name="_31_249">m</text:span><text:span text:style-name="_32_650">e</text:span><text:span text:style-name="_36_01">r</text:span><text:span text:style-name="_31_753">i</text:span><text:span text:style-name="_32_476">c</text:span><text:span text:style-name="_37_03">a</text:span><text:span text:style-name="_31_222">n</text:span><text:span text:style-name="_32_473">s</text:span><text:span text:style-name="_32_"> </text:span><text:span text:style-name="_31_717">t</text:span><text:span text:style-name="_32_146">e</text:span><text:span text:style-name="_33_55">n</text:span><text:span text:style-name="_31_201">s</text:span><text:span text:style-name="_31_803"> </text:span><text:span text:style-name="_36_73">o</text:span><text:span text:style-name="_31_753">f</text:span><text:span text:style-name="_31_802"> </text:span><text:span text:style-name="_38_17">m</text:span><text:span text:style-name="_31_609">i</text:span><text:span text:style-name="_32_617">l</text:span><text:span text:style-name="_38_05">l</text:span><text:span text:style-name="_31_525">i</text:span><text:span text:style-name="_32_335">o</text:span><text:span text:style-name="_38_50">n</text:span><text:span text:style-name="_31_717">s</text:span><text:span text:style-name="_31_802"> </text:span><text:span text:style-name="_34_45">o</text:span><text:span text:style-name="_31_357">f</text:span><text:span text:style-name="_31_802"> </text:span><text:span text:style-name="_37_03">d</text:span><text:span text:style-name="_31_582">o</text:span><text:span text:style-name="_32_389">l</text:span><text:span text:style-name="_36_37">l</text:span><text:span text:style-name="_31_798">a</text:span><text:span text:style-name="_32_437">r</text:span><text:span text:style-name="_34_24">s</text:span><text:span text:style-name="_39_02"> </text:span><text:span text:style-name="_32_065">a</text:span><text:span text:style-name="_33_"> </text:span><text:span text:style-name="_31_258">y</text:span><text:span text:style-name="_32_611">e</text:span><text:span text:style-name="_38_41">a</text:span><text:span text:style-name="_31_753">r</text:span><text:span text:style-name="_31_802"> </text:span><text:span text:style-name="_35_35">o</text:span><text:span text:style-name="_31_354">n</text:span><text:span text:style-name="_31_803"> </text:span><text:span text:style-name="_34_93">t</text:span><text:span text:style-name="_31_786">h</text:span><text:span text:style-name="_32_647">e</text:span><text:span text:style-name="_34_45">i</text:span><text:span text:style-name="_31_321">r</text:span><text:span text:style-name="_31_803"> </text:span><text:span text:style-name="_38_95">e</text:span><text:span text:style-name="_31_426">n</text:span><text:span text:style-name="_32_047">e</text:span><text:span text:style-name="_38_77">r</text:span><text:span text:style-name="_31_510">g</text:span><text:span text:style-name="_32_473">y</text:span><text:span text:style-name="_32_"> </text:span><text:span text:style-name="_31_243">b</text:span><text:span text:style-name="_32_137">i</text:span><text:span text:style-name="_36_73">l</text:span><text:span text:style-name="_31_321">l</text:span><text:span text:style-name="_32_506">s</text:span><text:span text:style-name="_38_53">,</text:span><text:span text:style-name="_39_03"> </text:span><text:span text:style-name="_32_686">a</text:span><text:span text:style-name="_34_27">n</text:span><text:span text:style-name="_31_753">d</text:span><text:span text:style-name="_31_803"> </text:span><text:span text:style-name="_37_90">e</text:span><text:span text:style-name="_31_309">m</text:span><text:span text:style-name="_32_395">p</text:span><text:span text:style-name="_38_05">l</text:span><text:span text:style-name="_31_726">o</text:span><text:span text:style-name="_32_656">y</text:span><text:span text:style-name="_35_17">s</text:span><text:span text:style-name="_39_02"> </text:span><text:span text:style-name="_32_677">m</text:span><text:span text:style-name="_37_75">o</text:span><text:span text:style-name="_31_609">r</text:span><text:span text:style-name="_32_482">e</text:span><text:span text:style-name="_33_"> </text:span><text:span text:style-name="_31_789">A</text:span><text:span text:style-name="_32_509">m</text:span><text:span text:style-name="_34_27">e</text:span><text:span text:style-name="_31_537">r</text:span><text:span text:style-name="_32_509">i</text:span><text:span text:style-name="_34_90">c</text:span><text:span text:style-name="_31_507">a</text:span><text:span text:style-name="_32_158">n</text:span><text:span text:style-name="_32_29">s</text:span><text:span text:style-name="_39_03"> </text:span><text:span text:style-name="_32_149">t</text:span><text:span text:style-name="_34_66">h</text:span><text:span text:style-name="_31_759">a</text:span><text:span text:style-name="_32_149">n</text:span><text:span text:style-name="_32_"> </text:span><text:span text:style-name="_31_600">c</text:span><text:span text:style-name="_32_218">o</text:span><text:span text:style-name="_36_25">a</text:span><text:span text:style-name="_31_753">l</text:span><text:span text:style-name="_31_803"> </text:span>--<text:span text:style-name="_31_803"> </text:span><text:span text:style-name="_38_41">i</text:span><text:span text:style-name="_31_669">n</text:span><text:span text:style-name="_31_803"> </text:span><text:span text:style-name="_37_09">j</text:span><text:span text:style-name="_31_366">o</text:span><text:span text:style-name="_32_647">b</text:span><text:span text:style-name="_35_17">s</text:span><text:span text:style-name="_39_03"> </text:span><text:span text:style-name="_32_113">t</text:span><text:span text:style-name="_37_15">h</text:span><text:span text:style-name="_31_582">a</text:span><text:span text:style-name="_32_221">t</text:span><text:span text:style-name="_32_"> </text:span><text:span text:style-name="_31_318">p</text:span><text:span text:style-name="_32_263">a</text:span><text:span text:style-name="_33_01">y</text:span><text:span text:style-name="_39_03"> </text:span><text:span text:style-name="_32_662">b</text:span><text:span text:style-name="_37_15">e</text:span><text:span text:style-name="_31_597">t</text:span><text:span text:style-name="_32_113">t</text:span><text:span text:style-name="_34_45">e</text:span><text:span text:style-name="_31_165">r</text:span><text:span text:style-name="_31_803"> </text:span><text:span text:style-name="_34_57">t</text:span><text:span text:style-name="_31_615">h</text:span><text:span text:style-name="_32_470">a</text:span><text:span text:style-name="_36_25">n</text:span><text:span text:style-name="_39_02"> </text:span><text:span text:style-name="_32_686">a</text:span><text:span text:style-name="_33_52">v</text:span><text:span text:style-name="_31_138">e</text:span><text:span text:style-name="_32_101">r</text:span><text:span text:style-name="_38_83">a</text:span><text:span text:style-name="_31_675">g</text:span><text:span text:style-name="_32_290">e</text:span><text:span text:style-name="_34_57">.</text:span><text:span text:style-name="_39_03"> </text:span><text:span text:style-name="_32_509">W</text:span><text:span text:style-name="_33_55">e</text:span><text:span text:style-name="_31_489">'</text:span><text:span text:style-name="_32_389">r</text:span><text:span text:style-name="_38_98">e</text:span><text:span text:style-name="_39_02"> </text:span><text:span text:style-name="_32_581">t</text:span><text:span text:style-name="_35_38">a</text:span><text:span text:style-name="_31_180">k</text:span><text:span text:style-name="_32_425">i</text:span><text:span text:style-name="_38_98">n</text:span><text:span text:style-name="_31_435">g</text:span><text:span text:style-name="_31_802"> </text:span><text:span text:style-name="_32_80">s</text:span><text:span text:style-name="_31_393">t</text:span><text:span text:style-name="_32_686">e</text:span><text:span text:style-name="_38_98">p</text:span><text:span text:style-name="_31_216">s</text:span><text:span text:style-name="_31_802"> </text:span><text:span text:style-name="_38_89">t</text:span><text:span text:style-name="_31_753">o</text:span><text:span text:style-name="_31_802"> </text:span><text:span text:style-name="_35_35">g</text:span><text:span text:style-name="_31_237">i</text:span><text:span text:style-name="_32_446">v</text:span><text:span text:style-name="_32_65">e</text:span><text:span text:style-name="_39_02"> </text:span><text:span text:style-name="_32_038">h</text:span><text:span text:style-name="_36_43">o</text:span><text:span text:style-name="_31_609">m</text:span><text:span text:style-name="_32_431">e</text:span><text:span text:style-name="_36_34">o</text:span><text:span text:style-name="_31_681">w</text:span><text:span text:style-name="_32_575">n</text:span><text:span text:style-name="_37_78">e</text:span><text:span text:style-name="_31_201">r</text:span><text:span text:style-name="_32_077">s</text:span><text:span text:style-name="_32_"> </text:span><text:span text:style-name="_31_345">t</text:span><text:span text:style-name="_32_119">h</text:span><text:span text:style-name="_32_74">e</text:span><text:span text:style-name="_39_02"> </text:span><text:span text:style-name="_32_257">f</text:span><text:span text:style-name="_34_21">r</text:span><text:span text:style-name="_31_363">e</text:span><text:span text:style-name="_32_518">e</text:span><text:span text:style-name="_33_22">d</text:span><text:span text:style-name="_31_363">o</text:span><text:span text:style-name="_32_425">m</text:span><text:span text:style-name="_33_"> </text:span><text:span text:style-name="_31_345">t</text:span><text:span text:style-name="_32_389">o</text:span><text:span text:style-name="_32_"> </text:span><text:span text:style-name="_31_690">g</text:span><text:span text:style-name="_32_575">e</text:span><text:span text:style-name="_35_38">n</text:span><text:span text:style-name="_31_315">e</text:span><text:span text:style-name="_32_221">r</text:span><text:span text:style-name="_36_31">a</text:span><text:span text:style-name="_31_165">t</text:span><text:span text:style-name="_32_038">e</text:span><text:span text:style-name="_33_"> </text:span><text:span text:style-name="_31_603">a</text:span><text:span text:style-name="_32_410">n</text:span><text:span text:style-name="_38_53">d</text:span><text:span text:style-name="_39_03"> </text:span><text:span text:style-name="_32_476">s</text:span><text:span text:style-name="_32_29">t</text:span><text:span text:style-name="_31_390">o</text:span><text:span text:style-name="_32_029">r</text:span><text:span text:style-name="_38_41">e</text:span><text:span text:style-name="_39_03"> </text:span><text:span text:style-name="_32_569">t</text:span><text:span text:style-name="_32_47">h</text:span><text:span text:style-name="_31_726">e</text:span><text:span text:style-name="_32_605">i</text:span><text:span text:style-name="_36_61">r</text:span><text:span text:style-name="_39_03"> </text:span><text:span text:style-name="_32_158">o</text:span><text:span text:style-name="_34_09">w</text:span><text:span text:style-name="_31_615">n</text:span><text:span text:style-name="_31_802"> </text:span><text:span text:style-name="_34_90">e</text:span><text:span text:style-name="_31_675">n</text:span><text:span text:style-name="_32_446">e</text:span><text:span text:style-name="_35_17">r</text:span><text:span text:style-name="_31_795">g</text:span><text:span text:style-name="_32_245">y</text:span><text:span text:style-name="_33_"> </text:span>--<text:span text:style-name="_33_"> </text:span><text:span text:style-name="_31_138">s</text:span><text:span text:style-name="_32_287">o</text:span><text:span text:style-name="_36_37">m</text:span><text:span text:style-name="_31_546">e</text:span><text:span text:style-name="_32_497">t</text:span><text:span text:style-name="_36_07">h</text:span><text:span text:style-name="_31_177">i</text:span><text:span text:style-name="_32_686">n</text:span><text:span text:style-name="_35_23">g</text:span><text:span text:style-name="_31_393">,</text:span><text:span text:style-name="_31_803"> </text:span><text:span text:style-name="_38_59">b</text:span><text:span text:style-name="_31_138">y</text:span><text:span text:style-name="_31_803"> </text:span><text:span text:style-name="_36_37">t</text:span><text:span text:style-name="_31_603">h</text:span><text:span text:style-name="_32_302">e</text:span><text:span text:style-name="_33_"> </text:span><text:span text:style-name="_31_213">w</text:span><text:span text:style-name="_32_503">a</text:span><text:span text:style-name="_38_50">y</text:span><text:span text:style-name="_31_705">,</text:span><text:span text:style-name="_31_802"> </text:span><text:span text:style-name="_37_69">t</text:span><text:span text:style-name="_31_750">h</text:span><text:span text:style-name="_32_443">a</text:span><text:span text:style-name="_33_49">t</text:span><text:span text:style-name="_39_03"> </text:span><text:span text:style-name="_32_518">e</text:span><text:span text:style-name="_32_47">n</text:span><text:span text:style-name="_31_582">v</text:span><text:span text:style-name="_32_437">i</text:span><text:span text:style-name="_33_37">r</text:span><text:span text:style-name="_31_579">o</text:span><text:span text:style-name="_32_086">n</text:span><text:span text:style-name="_37_69">m</text:span><text:span text:style-name="_31_423">e</text:span><text:span text:style-name="_32_215">n</text:span><text:span text:style-name="_32_77">t</text:span><text:span text:style-name="_31_402">a</text:span><text:span text:style-name="_32_065">l</text:span><text:span text:style-name="_38_05">i</text:span><text:span text:style-name="_31_396">s</text:span><text:span text:style-name="_32_149">t</text:span><text:span text:style-name="_36_70">s</text:span><text:span text:style-name="_39_02"> </text:span><text:span text:style-name="_32_110">a</text:span><text:span text:style-name="_36_67">n</text:span><text:span text:style-name="_31_177">d</text:span><text:span text:style-name="_31_803"> </text:span><text:span text:style-name="_35_89">T</text:span><text:span text:style-name="_31_507">e</text:span><text:span text:style-name="_32_398">a</text:span><text:span text:style-name="_32_"> </text:span><text:span text:style-name="_31_249">P</text:span><text:span text:style-name="_32_290">a</text:span><text:span text:style-name="_34_09">r</text:span><text:span text:style-name="_31_717">t</text:span><text:span text:style-name="_32_317">i</text:span><text:span text:style-name="_35_23">e</text:span><text:span text:style-name="_31_381">r</text:span><text:span text:style-name="_32_677">s</text:span><text:span text:style-name="_33_"> </text:span><text:span text:style-name="_31_435">h</text:span><text:span text:style-name="_32_086">a</text:span><text:span text:style-name="_38_98">v</text:span><text:span text:style-name="_31_171">e</text:span><text:span text:style-name="_31_803"> </text:span><text:span text:style-name="_35_17">t</text:span><text:span text:style-name="_31_546">e</text:span><text:span text:style-name="_32_587">a</text:span><text:span text:style-name="_38_41">m</text:span><text:span text:style-name="_31_255">e</text:span><text:span text:style-name="_32_686">d</text:span><text:span text:style-name="_32_"> </text:span><text:span text:style-name="_31_618">u</text:span><text:span text:style-name="_32_623">p</text:span><text:span text:style-name="_33_"> </text:span><text:span text:style-name="_31_561">t</text:span><text:span text:style-name="_32_101">o</text:span><text:span text:style-name="_32_"> </text:span><text:span text:style-name="_31_426">s</text:span><text:span text:style-name="_32_287">u</text:span><text:span text:style-name="_34_18">p</text:span><text:span text:style-name="_31_495">p</text:span><text:span text:style-name="_32_389">o</text:span><text:span text:style-name="_36_37">r</text:span><text:span text:style-name="_31_309">t</text:span><text:span text:style-name="_32_101">.</text:span><text:span text:style-name="_33_"> </text:span><text:span text:style-name="_31_573">A</text:span><text:span text:style-name="_32_611">n</text:span><text:span text:style-name="_35_38">d</text:span><text:span text:style-name="_39_02"> </text:span><text:span text:style-name="_32_065">m</text:span><text:span text:style-name="_35_98">e</text:span><text:span text:style-name="_31_255">a</text:span><text:span text:style-name="_32_299">n</text:span><text:span text:style-name="_37_69">w</text:span><text:span text:style-name="_31_726">h</text:span><text:span text:style-name="_32_041">i</text:span><text:span text:style-name="_38_77">l</text:span><text:span text:style-name="_31_177">e</text:span><text:span text:style-name="_32_065">,</text:span><text:span text:style-name="_33_"> </text:span><text:span text:style-name="_31_249">w</text:span><text:span text:style-name="_32_254">e</text:span><text:span text:style-name="_36_01">'</text:span><text:span text:style-name="_31_564">v</text:span><text:span text:style-name="_32_317">e</text:span><text:span text:style-name="_32_"> </text:span><text:span text:style-name="_31_540">c</text:span><text:span text:style-name="_32_590">u</text:span><text:span text:style-name="_32_65">t</text:span><text:span text:style-name="_39_02"> </text:span><text:span text:style-name="_32_398">o</text:span><text:span text:style-name="_38_83">u</text:span><text:span text:style-name="_31_789">r</text:span><text:span text:style-name="_31_803"> </text:span><text:span text:style-name="_36_37">i</text:span><text:span text:style-name="_31_741">m</text:span><text:span text:style-name="_32_431">p</text:span><text:span text:style-name="_36_82">o</text:span><text:span text:style-name="_31_249">r</text:span><text:span text:style-name="_32_245">t</text:span><text:span text:style-name="_34_57">s</text:span><text:span text:style-name="_39_02"> </text:span><text:span text:style-name="_32_653">o</text:span><text:span text:style-name="_32_41">f</text:span><text:span text:style-name="_39_02"> </text:span><text:span text:style-name="_32_473">f</text:span><text:span text:style-name="_34_66">o</text:span><text:span text:style-name="_31_165">r</text:span><text:span text:style-name="_32_299">e</text:span><text:span text:style-name="_34_21">i</text:span><text:span text:style-name="_31_390">g</text:span><text:span text:style-name="_32_083">n</text:span><text:span text:style-name="_32_"> </text:span><text:span text:style-name="_31_669">o</text:span><text:span text:style-name="_32_065">i</text:span><text:span text:style-name="_33_01">l</text:span><text:span text:style-name="_39_03"> </text:span><text:span text:style-name="_32_335">b</text:span><text:span text:style-name="_38_62">y</text:span><text:span text:style-name="_39_02"> </text:span><text:span text:style-name="_32_146">n</text:span><text:span text:style-name="_36_67">e</text:span><text:span text:style-name="_31_138">a</text:span><text:span text:style-name="_32_257">r</text:span><text:span text:style-name="_36_73">l</text:span><text:span text:style-name="_31_708">y</text:span><text:span text:style-name="_31_803"> </text:span><text:span text:style-name="_33_01">6</text:span><text:span text:style-name="_31_789">0</text:span><text:span text:style-name="_31_802"> </text:span><text:span text:style-name="_38_50">p</text:span><text:span text:style-name="_31_603">e</text:span><text:span text:style-name="_32_329">r</text:span><text:span text:style-name="_37_06">c</text:span><text:span text:style-name="_31_327">e</text:span><text:span text:style-name="_32_641">n</text:span><text:span text:style-name="_35_29">t</text:span><text:span text:style-name="_31_249">,</text:span><text:span text:style-name="_31_802"> </text:span><text:span text:style-name="_38_50">a</text:span><text:span text:style-name="_31_783">n</text:span><text:span text:style-name="_32_137">d</text:span><text:span text:style-name="_32_"> </text:span><text:span text:style-name="_31_756">c</text:span><text:span text:style-name="_32_650">u</text:span><text:span text:style-name="_36_01">t</text:span><text:span text:style-name="_39_02"> </text:span><text:span text:style-name="_32_656">c</text:span><text:span text:style-name="_38_86">a</text:span><text:span text:style-name="_31_561">r</text:span><text:span text:style-name="_32_251">b</text:span><text:span text:style-name="_33_10">o</text:span><text:span text:style-name="_31_681">n</text:span><text:span text:style-name="_31_803"> </text:span><text:span text:style-name="_36_82">p</text:span><text:span text:style-name="_31_567">o</text:span><text:span text:style-name="_32_101">l</text:span><text:span text:style-name="_36_01">l</text:span><text:span text:style-name="_31_783">u</text:span><text:span text:style-name="_32_281">t</text:span><text:span text:style-name="_33_13">i</text:span><text:span text:style-name="_31_174">o</text:span><text:span text:style-name="_32_653">n</text:span><text:span text:style-name="_32_"> </text:span><text:span text:style-name="_31_129">m</text:span><text:span text:style-name="_32_446">o</text:span><text:span text:style-name="_32_29">r</text:span><text:span text:style-name="_31_219">e</text:span><text:span text:style-name="_31_802"> </text:span><text:span text:style-name="_35_89">t</text:span><text:span text:style-name="_31_246">h</text:span><text:span text:style-name="_32_407">a</text:span><text:span text:style-name="_34_57">n</text:span><text:span text:style-name="_39_02"> </text:span><text:span text:style-name="_32_038">a</text:span><text:span text:style-name="_36_31">n</text:span><text:span text:style-name="_31_573">y</text:span><text:span text:style-name="_31_803"> </text:span><text:span text:style-name="_35_95">o</text:span><text:span text:style-name="_31_177">t</text:span><text:span text:style-name="_32_074">h</text:span><text:span text:style-name="_37_09">e</text:span><text:span text:style-name="_31_201">r</text:span><text:span text:style-name="_31_803"> </text:span><text:span text:style-name="_37_12">c</text:span><text:span text:style-name="_31_786">o</text:span><text:span text:style-name="_32_323">u</text:span><text:span text:style-name="_34_54">n</text:span><text:span text:style-name="_31_525">t</text:span><text:span text:style-name="_32_137">r</text:span><text:span text:style-name="_34_81">y</text:span><text:span text:style-name="_39_02"> </text:span><text:span text:style-name="_32_659">o</text:span><text:span text:style-name="_33_58">n</text:span><text:span text:style-name="_39_02"> </text:span><text:span text:style-name="_32_653">E</text:span><text:span text:style-name="_38_47">a</text:span><text:span text:style-name="_31_345">r</text:span><text:span text:style-name="_32_317">t</text:span><text:span text:style-name="_34_18">h</text:span><text:span text:style-name="_31_321">.</text:span></text:p>
      <text:p text:style-name="P1"><text:span text:style-name="_38_41">G</text:span><text:span text:style-name="_31_495">a</text:span><text:span text:style-name="_32_626">s</text:span><text:span text:style-name="_32_"> </text:span><text:span text:style-name="_31_351">u</text:span><text:span text:style-name="_32_146">n</text:span><text:span text:style-name="_33_46">d</text:span><text:span text:style-name="_31_147">e</text:span><text:span text:style-name="_32_317">r</text:span><text:span text:style-name="_33_"> </text:span><text:span text:style-name="_31_321">t</text:span><text:span text:style-name="_32_653">w</text:span><text:span text:style-name="_32_29">o</text:span><text:span text:style-name="_39_03"> </text:span><text:span text:style-name="_32_086">b</text:span><text:span text:style-name="_33_43">u</text:span><text:span text:style-name="_31_432">c</text:span><text:span text:style-name="_32_266">k</text:span><text:span text:style-name="_34_93">s</text:span><text:span text:style-name="_39_02"> </text:span><text:span text:style-name="_32_029">a</text:span><text:span text:style-name="_33_"> </text:span><text:span text:style-name="_31_219">g</text:span><text:span text:style-name="_32_110">a</text:span><text:span text:style-name="_33_13">l</text:span><text:span text:style-name="_31_309">l</text:span><text:span text:style-name="_32_395">o</text:span><text:span text:style-name="_34_30">n</text:span><text:span text:style-name="_39_03"> </text:span><text:span text:style-name="_32_503">a</text:span><text:span text:style-name="_34_93">i</text:span><text:span text:style-name="_31_138">n</text:span><text:span text:style-name="_32_581">'</text:span><text:span text:style-name="_34_93">t</text:span><text:span text:style-name="_39_02"> </text:span><text:span text:style-name="_32_446">b</text:span><text:span text:style-name="_35_35">a</text:span><text:span text:style-name="_31_249">d</text:span><text:span text:style-name="_32_281">,</text:span><text:span text:style-name="_33_"> </text:span><text:span text:style-name="_31_570">e</text:span><text:span text:style-name="_32_425">i</text:span><text:span text:style-name="_37_69">t</text:span><text:span text:style-name="_31_747">h</text:span><text:span text:style-name="_32_245">e</text:span><text:span text:style-name="_32_41">r</text:span><text:span text:style-name="_31_393">.</text:span></text:p>
      <text:p text:style-name="P1"><text:span text:style-name="_37_69">N</text:span><text:span text:style-name="_31_609">o</text:span><text:span text:style-name="_32_149">w</text:span><text:span text:style-name="_33_"> </text:span><text:span text:style-name="_31_165">w</text:span><text:span text:style-name="_32_695">e</text:span><text:span text:style-name="_33_13">'</text:span><text:span text:style-name="_31_258">v</text:span><text:span text:style-name="_32_437">e</text:span><text:span text:style-name="_32_"> </text:span><text:span text:style-name="_31_186">g</text:span><text:span text:style-name="_32_395">o</text:span><text:span text:style-name="_33_49">t</text:span><text:span text:style-name="_39_03"> </text:span><text:span text:style-name="_32_029">t</text:span><text:span text:style-name="_38_89">o</text:span><text:span text:style-name="_39_03"> </text:span><text:span text:style-name="_32_398">a</text:span><text:span text:style-name="_33_52">c</text:span><text:span text:style-name="_31_396">c</text:span><text:span text:style-name="_32_650">e</text:span><text:span text:style-name="_34_93">l</text:span><text:span text:style-name="_31_183">e</text:span><text:span text:style-name="_32_677">r</text:span><text:span text:style-name="_34_66">a</text:span><text:span text:style-name="_31_789">t</text:span><text:span text:style-name="_32_461">e</text:span><text:span text:style-name="_33_"> </text:span><text:span text:style-name="_31_381">t</text:span><text:span text:style-name="_32_482">h</text:span><text:span text:style-name="_32_35">e</text:span><text:span text:style-name="_39_02"> </text:span><text:span text:style-name="_32_029">t</text:span><text:span text:style-name="_34_09">r</text:span><text:span text:style-name="_31_330">a</text:span><text:span text:style-name="_32_227">n</text:span><text:span text:style-name="_35_92">s</text:span><text:span text:style-name="_31_525">i</text:span><text:span text:style-name="_32_641">t</text:span><text:span text:style-name="_36_01">i</text:span><text:span text:style-name="_31_258">o</text:span><text:span text:style-name="_32_101">n</text:span><text:span text:style-name="_33_"> </text:span><text:span text:style-name="_31_510">a</text:span><text:span text:style-name="_32_473">w</text:span><text:span text:style-name="_37_75">a</text:span><text:span text:style-name="_31_501">y</text:span><text:span text:style-name="_31_802"> </text:span><text:span text:style-name="_33_13">f</text:span><text:span text:style-name="_31_537">r</text:span><text:span text:style-name="_32_581">o</text:span><text:span text:style-name="_38_53">m</text:span><text:span text:style-name="_39_02"> </text:span><text:span text:style-name="_32_155">o</text:span><text:span text:style-name="_38_89">l</text:span><text:span text:style-name="_31_258">d</text:span><text:span text:style-name="_32_641">,</text:span><text:span text:style-name="_33_"> </text:span><text:span text:style-name="_31_759">d</text:span><text:span text:style-name="_32_473">i</text:span><text:span text:style-name="_34_81">r</text:span><text:span text:style-name="_31_573">t</text:span><text:span text:style-name="_32_113">i</text:span><text:span text:style-name="_37_78">e</text:span><text:span text:style-name="_31_609">r</text:span><text:span text:style-name="_31_803"> </text:span><text:span text:style-name="_33_10">e</text:span><text:span text:style-name="_31_711">n</text:span><text:span text:style-name="_32_590">e</text:span><text:span text:style-name="_38_89">r</text:span><text:span text:style-name="_31_207">g</text:span><text:span text:style-name="_32_677">y</text:span><text:span text:style-name="_32_"> </text:span><text:span text:style-name="_31_498">s</text:span><text:span text:style-name="_32_515">o</text:span><text:span text:style-name="_38_26">u</text:span><text:span text:style-name="_31_357">r</text:span><text:span text:style-name="_32_428">c</text:span><text:span text:style-name="_36_31">e</text:span><text:span text:style-name="_31_750">s</text:span><text:span text:style-name="_32_281">.</text:span><text:span text:style-name="_33_"> </text:span><text:span text:style-name="_31_609">R</text:span><text:span text:style-name="_32_575">a</text:span><text:span text:style-name="_36_97">t</text:span><text:span text:style-name="_31_510">h</text:span><text:span text:style-name="_32_245">e</text:span><text:span text:style-name="_32_41">r</text:span><text:span text:style-name="_39_02"> </text:span><text:span text:style-name="_32_473">t</text:span><text:span text:style-name="_38_86">h</text:span><text:span text:style-name="_31_603">a</text:span><text:span text:style-name="_32_065">n</text:span><text:span text:style-name="_32_"> </text:span><text:span text:style-name="_31_144">s</text:span><text:span text:style-name="_32_434">u</text:span><text:span text:style-name="_36_31">b</text:span><text:span text:style-name="_31_534">s</text:span><text:span text:style-name="_32_689">i</text:span><text:span text:style-name="_35_98">d</text:span><text:span text:style-name="_31_321">i</text:span><text:span text:style-name="_32_500">z</text:span><text:span text:style-name="_37_09">e</text:span><text:span text:style-name="_39_02"> </text:span><text:span text:style-name="_32_317">t</text:span><text:span text:style-name="_38_59">h</text:span><text:span text:style-name="_31_138">e</text:span><text:span text:style-name="_31_802"> </text:span><text:span text:style-name="_33_46">p</text:span><text:span text:style-name="_31_783">a</text:span><text:span text:style-name="_32_293">s</text:span><text:span text:style-name="_32_65">t</text:span><text:span text:style-name="_31_681">,</text:span><text:span text:style-name="_31_803"> </text:span><text:span text:style-name="_38_89">w</text:span><text:span text:style-name="_31_321">e</text:span><text:span text:style-name="_31_802"> </text:span><text:span text:style-name="_34_90">s</text:span><text:span text:style-name="_31_675">h</text:span><text:span text:style-name="_32_086">o</text:span><text:span text:style-name="_34_27">u</text:span><text:span text:style-name="_31_789">l</text:span><text:span text:style-name="_32_317">d</text:span><text:span text:style-name="_33_"> </text:span><text:span text:style-name="_31_561">i</text:span><text:span text:style-name="_32_518">n</text:span><text:span text:style-name="_38_92">v</text:span><text:span text:style-name="_31_186">e</text:span><text:span text:style-name="_32_572">s</text:span><text:span text:style-name="_38_77">t</text:span><text:span text:style-name="_39_02"> </text:span><text:span text:style-name="_32_281">i</text:span><text:span text:style-name="_38_89">n</text:span><text:span text:style-name="_39_02"> </text:span><text:span text:style-name="_32_077">t</text:span><text:span text:style-name="_38_62">h</text:span><text:span text:style-name="_31_615">e</text:span><text:span text:style-name="_31_803"> </text:span><text:span text:style-name="_33_37">f</text:span><text:span text:style-name="_31_543">u</text:span><text:span text:style-name="_32_281">t</text:span><text:span text:style-name="_32_86">u</text:span><text:span text:style-name="_31_597">r</text:span><text:span text:style-name="_32_209">e</text:span><text:span text:style-name="_33_"> </text:span>--<text:span text:style-name="_33_"> </text:span><text:span text:style-name="_31_534">e</text:span><text:span text:style-name="_32_044">s</text:span><text:span text:style-name="_38_14">p</text:span><text:span text:style-name="_31_135">e</text:span><text:span text:style-name="_32_332">c</text:span><text:span text:style-name="_32_65">i</text:span><text:span text:style-name="_31_618">a</text:span><text:span text:style-name="_32_473">l</text:span><text:span text:style-name="_36_37">l</text:span><text:span text:style-name="_31_393">y</text:span><text:span text:style-name="_31_802"> </text:span><text:span text:style-name="_36_73">i</text:span><text:span text:style-name="_31_393">n</text:span><text:span text:style-name="_31_803"> </text:span><text:span text:style-name="_34_48">c</text:span><text:span text:style-name="_31_438">o</text:span><text:span text:style-name="_32_317">m</text:span><text:span text:style-name="_36_97">m</text:span><text:span text:style-name="_31_351">u</text:span><text:span text:style-name="_32_122">n</text:span><text:span text:style-name="_36_97">i</text:span><text:span text:style-name="_31_345">t</text:span><text:span text:style-name="_32_653">i</text:span><text:span text:style-name="_36_46">e</text:span><text:span text:style-name="_31_792">s</text:span><text:span text:style-name="_31_803"> </text:span><text:span text:style-name="_34_81">t</text:span><text:span text:style-name="_31_186">h</text:span><text:span text:style-name="_32_395">a</text:span><text:span text:style-name="_38_17">t</text:span><text:span text:style-name="_39_03"> </text:span><text:span text:style-name="_32_605">r</text:span><text:span text:style-name="_38_95">e</text:span><text:span text:style-name="_31_717">l</text:span><text:span text:style-name="_32_614">y</text:span><text:span text:style-name="_32_"> </text:span><text:span text:style-name="_31_615">o</text:span><text:span text:style-name="_32_698">n</text:span><text:span text:style-name="_33_"> </text:span><text:span text:style-name="_31_525">f</text:span><text:span text:style-name="_32_047">o</text:span><text:span text:style-name="_37_78">s</text:span><text:span text:style-name="_31_777">s</text:span><text:span text:style-name="_32_389">i</text:span><text:span text:style-name="_32_41">l</text:span><text:span text:style-name="_39_03"> </text:span><text:span text:style-name="_32_437">f</text:span><text:span text:style-name="_37_18">u</text:span><text:span text:style-name="_31_543">e</text:span><text:span text:style-name="_32_509">l</text:span><text:span text:style-name="_33_13">s</text:span><text:span text:style-name="_31_321">.</text:span><text:span text:style-name="_31_803"> </text:span><text:span text:style-name="_33_01">W</text:span><text:span text:style-name="_31_525">e</text:span><text:span text:style-name="_31_802"> </text:span><text:span text:style-name="_33_07">d</text:span><text:span text:style-name="_31_426">o</text:span><text:span text:style-name="_31_802"> </text:span><text:span text:style-name="_36_61">t</text:span><text:span text:style-name="_31_711">h</text:span><text:span text:style-name="_32_518">e</text:span><text:span text:style-name="_35_29">m</text:span><text:span text:style-name="_39_03"> </text:span><text:span text:style-name="_32_287">n</text:span><text:span text:style-name="_33_46">o</text:span><text:span text:style-name="_39_03"> </text:span><text:span text:style-name="_32_569">f</text:span><text:span text:style-name="_38_95">a</text:span><text:span text:style-name="_31_402">v</text:span><text:span text:style-name="_32_113">o</text:span><text:span text:style-name="_38_05">r</text:span><text:span text:style-name="_39_02"> </text:span><text:span text:style-name="_32_653">w</text:span><text:span text:style-name="_38_95">h</text:span><text:span text:style-name="_31_210">e</text:span><text:span text:style-name="_32_101">n</text:span><text:span text:style-name="_32_"> </text:span><text:span text:style-name="_31_573">w</text:span><text:span text:style-name="_32_041">e</text:span><text:span text:style-name="_32_"> </text:span><text:span text:style-name="_31_606">d</text:span><text:span text:style-name="_32_683">o</text:span><text:span text:style-name="_38_17">n</text:span><text:span text:style-name="_31_597">'</text:span><text:span text:style-name="_32_041">t</text:span><text:span text:style-name="_33_"> </text:span><text:span text:style-name="_31_540">s</text:span><text:span text:style-name="_32_110">h</text:span><text:span text:style-name="_36_25">o</text:span><text:span text:style-name="_31_573">w</text:span><text:span text:style-name="_31_803"> </text:span><text:span text:style-name="_33_01">t</text:span><text:span text:style-name="_31_399">h</text:span><text:span text:style-name="_32_482">e</text:span><text:span text:style-name="_34_21">m</text:span><text:span text:style-name="_39_03"> </text:span><text:span text:style-name="_32_113">w</text:span><text:span text:style-name="_37_06">h</text:span><text:span text:style-name="_31_567">e</text:span><text:span text:style-name="_32_041">r</text:span><text:span text:style-name="_35_29">e</text:span><text:span text:style-name="_39_03"> </text:span><text:span text:style-name="_32_077">t</text:span><text:span text:style-name="_38_59">h</text:span><text:span text:style-name="_31_534">e</text:span><text:span text:style-name="_31_802"> </text:span><text:span text:style-name="_36_61">t</text:span><text:span text:style-name="_31_249">r</text:span><text:span text:style-name="_32_407">e</text:span><text:span text:style-name="_36_82">n</text:span><text:span text:style-name="_31_618">d</text:span><text:span text:style-name="_32_476">s</text:span><text:span text:style-name="_32_"> </text:span><text:span text:style-name="_31_243">a</text:span><text:span text:style-name="_32_113">r</text:span><text:span text:style-name="_38_62">e</text:span><text:span text:style-name="_39_02"> </text:span><text:span text:style-name="_32_227">g</text:span><text:span text:style-name="_33_58">o</text:span><text:span text:style-name="_31_717">i</text:span><text:span text:style-name="_32_431">n</text:span><text:span text:style-name="_36_34">g</text:span><text:span text:style-name="_31_705">.</text:span><text:span text:style-name="_31_802"> </text:span><text:span text:style-name="_32_77">T</text:span><text:span text:style-name="_31_543">h</text:span><text:span text:style-name="_32_110">a</text:span><text:span text:style-name="_34_45">t</text:span><text:span text:style-name="_31_429">'</text:span><text:span text:style-name="_32_461">s</text:span><text:span text:style-name="_32_"> </text:span><text:span text:style-name="_31_609">w</text:span><text:span text:style-name="_32_146">h</text:span><text:span text:style-name="_33_07">e</text:span><text:span text:style-name="_31_321">r</text:span><text:span text:style-name="_32_290">e</text:span><text:span text:style-name="_38_17">f</text:span><text:span text:style-name="_31_147">o</text:span><text:span text:style-name="_32_257">r</text:span><text:span text:style-name="_36_73">e</text:span><text:span text:style-name="_39_03"> </text:span><text:span text:style-name="_32_617">I</text:span><text:span text:style-name="_35_89">'</text:span><text:span text:style-name="_31_357">m</text:span><text:span text:style-name="_31_803"> </text:span><text:span text:style-name="_34_27">g</text:span><text:span text:style-name="_31_570">o</text:span><text:span text:style-name="_32_281">i</text:span><text:span text:style-name="_38_14">n</text:span><text:span text:style-name="_31_783">g</text:span><text:span text:style-name="_31_803"> </text:span><text:span text:style-name="_36_97">t</text:span><text:span text:style-name="_31_177">o</text:span><text:span text:style-name="_31_802"> </text:span><text:span text:style-name="_33_46">p</text:span><text:span text:style-name="_31_399">u</text:span><text:span text:style-name="_32_470">s</text:span><text:span text:style-name="_37_15">h</text:span><text:span text:style-name="_39_03"> </text:span><text:span text:style-name="_32_689">t</text:span><text:span text:style-name="_38_77">o</text:span><text:span text:style-name="_39_02"> </text:span><text:span text:style-name="_32_608">c</text:span><text:span text:style-name="_34_90">h</text:span><text:span text:style-name="_31_546">a</text:span><text:span text:style-name="_32_215">n</text:span><text:span text:style-name="_37_03">g</text:span><text:span text:style-name="_31_258">e</text:span><text:span text:style-name="_31_803"> </text:span><text:span text:style-name="_34_45">t</text:span><text:span text:style-name="_31_795">h</text:span><text:span text:style-name="_32_218">e</text:span><text:span text:style-name="_32_"> </text:span><text:span text:style-name="_31_213">w</text:span><text:span text:style-name="_32_614">a</text:span><text:span text:style-name="_34_96">y</text:span><text:span text:style-name="_39_02"> </text:span><text:span text:style-name="_32_617">w</text:span><text:span text:style-name="_37_81">e</text:span><text:span text:style-name="_39_02"> </text:span><text:span text:style-name="_32_329">m</text:span><text:span text:style-name="_38_98">a</text:span><text:span text:style-name="_31_327">n</text:span><text:span text:style-name="_32_659">a</text:span><text:span text:style-name="_35_02">g</text:span><text:span text:style-name="_31_789">e</text:span><text:span text:style-name="_31_803"> </text:span><text:span text:style-name="_37_18">o</text:span><text:span text:style-name="_31_147">u</text:span><text:span text:style-name="_32_137">r</text:span><text:span text:style-name="_32_"> </text:span><text:span text:style-name="_31_753">o</text:span><text:span text:style-name="_32_329">i</text:span><text:span text:style-name="_34_57">l</text:span><text:span text:style-name="_39_02"> </text:span><text:span text:style-name="_32_323">a</text:span><text:span text:style-name="_33_10">n</text:span><text:span text:style-name="_31_789">d</text:span><text:span text:style-name="_31_803"> </text:span><text:span text:style-name="_35_26">c</text:span><text:span text:style-name="_31_675">o</text:span><text:span text:style-name="_32_569">a</text:span><text:span text:style-name="_34_45">l</text:span><text:span text:style-name="_39_03"> </text:span><text:span text:style-name="_32_281">r</text:span><text:span text:style-name="_33_22">e</text:span><text:span text:style-name="_31_324">s</text:span><text:span text:style-name="_32_218">o</text:span><text:span text:style-name="_32_71">u</text:span><text:span text:style-name="_31_237">r</text:span><text:span text:style-name="_32_320">c</text:span><text:span text:style-name="_33_58">e</text:span><text:span text:style-name="_31_213">s</text:span><text:span text:style-name="_32_149">,</text:span><text:span text:style-name="_33_"> </text:span><text:span text:style-name="_31_720">s</text:span><text:span text:style-name="_32_518">o</text:span><text:span text:style-name="_33_"> </text:span><text:span text:style-name="_31_177">t</text:span><text:span text:style-name="_32_287">h</text:span><text:span text:style-name="_32_50">a</text:span><text:span text:style-name="_31_561">t</text:span><text:span text:style-name="_31_802"> </text:span><text:span text:style-name="_38_77">t</text:span><text:span text:style-name="_31_138">h</text:span><text:span text:style-name="_32_515">e</text:span><text:span text:style-name="_36_25">y</text:span><text:span text:style-name="_39_03"> </text:span><text:span text:style-name="_32_251">b</text:span><text:span text:style-name="_32_50">e</text:span><text:span text:style-name="_31_777">t</text:span><text:span text:style-name="_32_473">t</text:span><text:span text:style-name="_35_29">e</text:span><text:span text:style-name="_31_321">r</text:span><text:span text:style-name="_31_802"> </text:span><text:span text:style-name="_32_29">r</text:span><text:span text:style-name="_31_399">e</text:span><text:span text:style-name="_32_401">f</text:span><text:span text:style-name="_36_97">l</text:span><text:span text:style-name="_31_246">e</text:span><text:span text:style-name="_32_677">c</text:span><text:span text:style-name="_38_53">t</text:span><text:span text:style-name="_39_03"> </text:span><text:span text:style-name="_32_041">t</text:span><text:span text:style-name="_35_38">h</text:span><text:span text:style-name="_31_147">e</text:span><text:span text:style-name="_31_802"> </text:span><text:span text:style-name="_37_12">c</text:span><text:span text:style-name="_31_426">o</text:span><text:span text:style-name="_32_122">s</text:span><text:span text:style-name="_38_77">t</text:span><text:span text:style-name="_31_708">s</text:span><text:span text:style-name="_31_802"> </text:span><text:span text:style-name="_33_13">t</text:span><text:span text:style-name="_31_258">h</text:span><text:span text:style-name="_32_647">e</text:span><text:span text:style-name="_33_37">y</text:span><text:span text:style-name="_39_03"> </text:span><text:span text:style-name="_32_257">i</text:span><text:span text:style-name="_36_37">m</text:span><text:span text:style-name="_31_570">p</text:span><text:span text:style-name="_32_155">o</text:span><text:span text:style-name="_33_10">s</text:span><text:span text:style-name="_31_351">e</text:span><text:span text:style-name="_31_803"> </text:span><text:span text:style-name="_37_90">o</text:span><text:span text:style-name="_31_675">n</text:span><text:span text:style-name="_31_802"> </text:span><text:span text:style-name="_32_65">t</text:span><text:span text:style-name="_31_690">a</text:span><text:span text:style-name="_32_428">x</text:span><text:span text:style-name="_37_15">p</text:span><text:span text:style-name="_31_210">a</text:span><text:span text:style-name="_32_392">y</text:span><text:span text:style-name="_33_46">e</text:span><text:span text:style-name="_31_609">r</text:span><text:span text:style-name="_32_029">s</text:span><text:span text:style-name="_32_"> </text:span><text:span text:style-name="_31_603">a</text:span><text:span text:style-name="_32_470">n</text:span><text:span text:style-name="_33_13">d</text:span><text:span text:style-name="_39_03"> </text:span><text:span text:style-name="_32_086">o</text:span><text:span text:style-name="_37_03">u</text:span><text:span text:style-name="_31_429">r</text:span><text:span text:style-name="_31_802"> </text:span><text:span text:style-name="_34_15">p</text:span><text:span text:style-name="_31_789">l</text:span><text:span text:style-name="_32_074">a</text:span><text:span text:style-name="_36_46">n</text:span><text:span text:style-name="_31_243">e</text:span><text:span text:style-name="_32_641">t</text:span><text:span text:style-name="_37_81">.</text:span><text:span text:style-name="_39_03"> </text:span><text:span text:style-name="_32_113">A</text:span><text:span text:style-name="_37_87">n</text:span><text:span text:style-name="_31_798">d</text:span><text:span text:style-name="_31_803"> </text:span><text:span text:style-name="_35_89">t</text:span><text:span text:style-name="_31_579">h</text:span><text:span text:style-name="_32_662">a</text:span><text:span text:style-name="_36_37">t</text:span><text:span text:style-name="_39_02"> </text:span><text:span text:style-name="_32_149">w</text:span><text:span text:style-name="_38_23">a</text:span><text:span text:style-name="_31_546">y</text:span><text:span text:style-name="_32_473">,</text:span><text:span text:style-name="_33_"> </text:span><text:span text:style-name="_31_669">w</text:span><text:span text:style-name="_32_221">e</text:span><text:span text:style-name="_32_"> </text:span><text:span text:style-name="_31_183">p</text:span><text:span text:style-name="_32_590">u</text:span><text:span text:style-name="_37_09">t</text:span><text:span text:style-name="_39_02"> </text:span><text:span text:style-name="_32_473">m</text:span><text:span text:style-name="_32_47">o</text:span><text:span text:style-name="_31_750">n</text:span><text:span text:style-name="_32_443">e</text:span><text:span text:style-name="_34_66">y</text:span><text:span text:style-name="_39_02"> </text:span><text:span text:style-name="_32_107">b</text:span><text:span text:style-name="_35_98">a</text:span><text:span text:style-name="_31_504">c</text:span><text:span text:style-name="_32_038">k</text:span><text:span text:style-name="_33_"> </text:span><text:span text:style-name="_31_321">i</text:span><text:span text:style-name="_32_326">n</text:span><text:span text:style-name="_32_41">t</text:span><text:span text:style-name="_31_507">o</text:span><text:span text:style-name="_31_802"> </text:span><text:span text:style-name="_37_69">t</text:span><text:span text:style-name="_31_399">h</text:span><text:span text:style-name="_32_686">o</text:span><text:span text:style-name="_32_74">s</text:span><text:span text:style-name="_31_243">e</text:span><text:span text:style-name="_31_802"> </text:span><text:span text:style-name="_36_04">c</text:span><text:span text:style-name="_31_678">o</text:span><text:span text:style-name="_32_077">m</text:span><text:span text:style-name="_33_13">m</text:span><text:span text:style-name="_31_582">u</text:span><text:span text:style-name="_32_215">n</text:span><text:span text:style-name="_36_61">i</text:span><text:span text:style-name="_31_753">t</text:span><text:span text:style-name="_32_257">i</text:span><text:span text:style-name="_38_95">e</text:span><text:span text:style-name="_31_786">s</text:span><text:span text:style-name="_32_569">,</text:span><text:span text:style-name="_33_"> </text:span><text:span text:style-name="_31_138">a</text:span><text:span text:style-name="_32_227">n</text:span><text:span text:style-name="_35_29">d</text:span><text:span text:style-name="_39_03"> </text:span><text:span text:style-name="_32_155">p</text:span><text:span text:style-name="_34_30">u</text:span><text:span text:style-name="_31_165">t</text:span><text:span text:style-name="_31_803"> </text:span><text:span text:style-name="_33_13">t</text:span><text:span text:style-name="_31_351">e</text:span><text:span text:style-name="_32_254">n</text:span><text:span text:style-name="_34_21">s</text:span><text:span text:style-name="_39_03"> </text:span><text:span text:style-name="_32_401">o</text:span><text:span text:style-name="_38_05">f</text:span><text:span text:style-name="_39_03"> </text:span><text:span text:style-name="_32_437">t</text:span><text:span text:style-name="_32_74">h</text:span><text:span text:style-name="_31_711">o</text:span><text:span text:style-name="_32_446">u</text:span><text:span text:style-name="_37_00">s</text:span><text:span text:style-name="_31_222">a</text:span><text:span text:style-name="_32_683">n</text:span><text:span text:style-name="_33_58">d</text:span><text:span text:style-name="_31_528">s</text:span><text:span text:style-name="_31_803"> </text:span><text:span text:style-name="_36_97">o</text:span><text:span text:style-name="_31_345">f</text:span><text:span text:style-name="_31_802"> </text:span><text:span text:style-name="_33_13">A</text:span><text:span text:style-name="_31_573">m</text:span><text:span text:style-name="_32_155">e</text:span><text:span text:style-name="_33_13">r</text:span><text:span text:style-name="_31_129">i</text:span><text:span text:style-name="_32_434">c</text:span><text:span text:style-name="_38_59">a</text:span><text:span text:style-name="_31_390">n</text:span><text:span text:style-name="_32_509">s</text:span><text:span text:style-name="_32_"> </text:span><text:span text:style-name="_31_213">t</text:span><text:span text:style-name="_32_641">o</text:span><text:span text:style-name="_32_"> </text:span><text:span text:style-name="_31_777">w</text:span><text:span text:style-name="_32_515">o</text:span><text:span text:style-name="_32_65">r</text:span><text:span text:style-name="_31_138">k</text:span><text:span text:style-name="_31_803"> </text:span><text:span text:style-name="_35_23">b</text:span><text:span text:style-name="_31_318">u</text:span><text:span text:style-name="_32_641">i</text:span><text:span text:style-name="_32_29">l</text:span><text:span text:style-name="_31_426">d</text:span><text:span text:style-name="_32_065">i</text:span><text:span text:style-name="_34_15">n</text:span><text:span text:style-name="_31_237">g</text:span><text:span text:style-name="_31_802"> </text:span><text:span text:style-name="_32_65">a</text:span><text:span text:style-name="_39_03"> </text:span><text:span text:style-name="_32_473">t</text:span><text:span text:style-name="_36_01">w</text:span><text:span text:style-name="_31_186">e</text:span><text:span text:style-name="_32_047">n</text:span><text:span text:style-name="_32_65">t</text:span><text:span text:style-name="_31_504">y</text:span>-<text:span text:style-name="_38_53">f</text:span><text:span text:style-name="_31_741">i</text:span><text:span text:style-name="_32_101">r</text:span><text:span text:style-name="_38_62">s</text:span><text:span text:style-name="_31_249">t</text:span><text:span text:style-name="_31_803"> </text:span><text:span text:style-name="_36_82">c</text:span><text:span text:style-name="_31_327">e</text:span><text:span text:style-name="_32_263">n</text:span><text:span text:style-name="_32_77">t</text:span><text:span text:style-name="_31_762">u</text:span><text:span text:style-name="_32_317">r</text:span><text:span text:style-name="_37_81">y</text:span><text:span text:style-name="_39_03"> </text:span><text:span text:style-name="_32_605">t</text:span><text:span text:style-name="_34_81">r</text:span><text:span text:style-name="_31_750">a</text:span><text:span text:style-name="_32_479">n</text:span><text:span text:style-name="_38_80">s</text:span><text:span text:style-name="_31_390">p</text:span><text:span text:style-name="_32_650">o</text:span><text:span text:style-name="_33_13">r</text:span><text:span text:style-name="_31_249">t</text:span><text:span text:style-name="_32_647">a</text:span><text:span text:style-name="_37_09">t</text:span><text:span text:style-name="_31_669">i</text:span><text:span text:style-name="_32_050">o</text:span><text:span text:style-name="_32_35">n</text:span><text:span text:style-name="_39_02"> </text:span><text:span text:style-name="_32_578">s</text:span><text:span text:style-name="_37_72">y</text:span><text:span text:style-name="_31_564">s</text:span><text:span text:style-name="_32_605">t</text:span><text:span text:style-name="_35_26">e</text:span><text:span text:style-name="_31_597">m</text:span><text:span text:style-name="_32_245">.</text:span></text:p>
      <text:p text:style-name="P1"><text:span text:style-name="_31_489">N</text:span><text:span text:style-name="_32_149">o</text:span><text:span text:style-name="_36_25">w</text:span><text:span text:style-name="_31_489">,</text:span><text:span text:style-name="_31_803"> </text:span><text:span text:style-name="_37_87">n</text:span><text:span text:style-name="_31_546">o</text:span><text:span text:style-name="_32_338">n</text:span><text:span text:style-name="_34_87">e</text:span><text:span text:style-name="_39_02"> </text:span><text:span text:style-name="_32_149">o</text:span><text:span text:style-name="_34_57">f</text:span><text:span text:style-name="_39_03"> </text:span><text:span text:style-name="_32_473">t</text:span><text:span text:style-name="_34_27">h</text:span><text:span text:style-name="_31_753">i</text:span><text:span text:style-name="_32_398">s</text:span><text:span text:style-name="_33_"> </text:span><text:span text:style-name="_31_669">i</text:span><text:span text:style-name="_32_029">s</text:span><text:span text:style-name="_32_"> </text:span><text:span text:style-name="_31_255">g</text:span><text:span text:style-name="_32_590">o</text:span><text:span text:style-name="_32_77">i</text:span><text:span text:style-name="_31_435">n</text:span><text:span text:style-name="_32_590">g</text:span><text:span text:style-name="_32_"> </text:span><text:span text:style-name="_31_741">t</text:span><text:span text:style-name="_32_077">o</text:span><text:span text:style-name="_33_"> </text:span><text:span text:style-name="_31_423">h</text:span><text:span text:style-name="_32_074">a</text:span><text:span text:style-name="_35_02">p</text:span><text:span text:style-name="_31_423">p</text:span><text:span text:style-name="_32_074">e</text:span><text:span text:style-name="_32_47">n</text:span><text:span text:style-name="_39_02"> </text:span><text:span text:style-name="_32_254">o</text:span><text:span text:style-name="_33_52">v</text:span><text:span text:style-name="_31_366">e</text:span><text:span text:style-name="_32_461">r</text:span><text:span text:style-name="_33_55">n</text:span><text:span text:style-name="_31_321">i</text:span><text:span text:style-name="_32_518">g</text:span><text:span text:style-name="_37_15">h</text:span><text:span text:style-name="_31_213">t</text:span><text:span text:style-name="_32_281">.</text:span><text:span text:style-name="_33_"> </text:span><text:span text:style-name="_31_429">A</text:span><text:span text:style-name="_32_266">n</text:span><text:span text:style-name="_38_59">d</text:span><text:span text:style-name="_31_165">,</text:span><text:span text:style-name="_31_803"> </text:span><text:span text:style-name="_32_86">y</text:span><text:span text:style-name="_31_675">e</text:span><text:span text:style-name="_32_497">s</text:span><text:span text:style-name="_36_73">,</text:span><text:span text:style-name="_39_02"> </text:span><text:span text:style-name="_32_677">t</text:span><text:span text:style-name="_32_35">h</text:span><text:span text:style-name="_31_678">e</text:span><text:span text:style-name="_32_293">r</text:span><text:span text:style-name="_37_81">e</text:span><text:span text:style-name="_39_03"> </text:span><text:span text:style-name="_32_215">a</text:span><text:span text:style-name="_34_93">r</text:span><text:span text:style-name="_31_510">e</text:span><text:span text:style-name="_31_802"> </text:span><text:span text:style-name="_37_87">p</text:span><text:span text:style-name="_31_141">l</text:span><text:span text:style-name="_32_398">e</text:span><text:span text:style-name="_37_90">n</text:span><text:span text:style-name="_31_357">t</text:span><text:span text:style-name="_32_296">y</text:span><text:span text:style-name="_33_"> </text:span><text:span text:style-name="_31_129">o</text:span><text:span text:style-name="_32_509">f</text:span><text:span text:style-name="_33_"> </text:span><text:span text:style-name="_31_606">e</text:span><text:span text:style-name="_32_323">n</text:span><text:span text:style-name="_34_09">t</text:span><text:span text:style-name="_31_669">r</text:span><text:span text:style-name="_32_119">e</text:span><text:span text:style-name="_34_66">n</text:span><text:span text:style-name="_31_402">c</text:span><text:span text:style-name="_32_575">h</text:span><text:span text:style-name="_36_31">e</text:span><text:span text:style-name="_31_138">d</text:span><text:span text:style-name="_31_803"> </text:span><text:span text:style-name="_36_01">i</text:span><text:span text:style-name="_31_615">n</text:span><text:span text:style-name="_32_437">t</text:span><text:span text:style-name="_36_34">e</text:span><text:span text:style-name="_31_141">r</text:span><text:span text:style-name="_32_506">e</text:span><text:span text:style-name="_38_80">s</text:span><text:span text:style-name="_31_177">t</text:span><text:span text:style-name="_32_689">s</text:span><text:span text:style-name="_32_"> </text:span><text:span text:style-name="_31_525">w</text:span><text:span text:style-name="_32_251">h</text:span><text:span text:style-name="_32_86">o</text:span><text:span text:style-name="_39_02"> </text:span><text:span text:style-name="_32_149">w</text:span><text:span text:style-name="_35_02">a</text:span><text:span text:style-name="_31_687">n</text:span><text:span text:style-name="_32_473">t</text:span><text:span text:style-name="_32_"> </text:span><text:span text:style-name="_31_213">t</text:span><text:span text:style-name="_32_401">o</text:span><text:span text:style-name="_33_"> </text:span><text:span text:style-name="_31_438">p</text:span><text:span text:style-name="_32_617">r</text:span><text:span text:style-name="_34_15">o</text:span><text:span text:style-name="_31_345">t</text:span><text:span text:style-name="_32_575">e</text:span><text:span text:style-name="_32_74">c</text:span><text:span text:style-name="_31_201">t</text:span><text:span text:style-name="_31_803"> </text:span><text:span text:style-name="_36_97">t</text:span><text:span text:style-name="_31_762">h</text:span><text:span text:style-name="_32_623">e</text:span><text:span text:style-name="_32_"> </text:span><text:span text:style-name="_31_222">s</text:span><text:span text:style-name="_32_425">t</text:span><text:span text:style-name="_34_87">a</text:span><text:span text:style-name="_31_417">t</text:span><text:span text:style-name="_32_230">u</text:span><text:span text:style-name="_35_92">s</text:span><text:span text:style-name="_39_03"> </text:span><text:span text:style-name="_32_470">q</text:span><text:span text:style-name="_36_79">u</text:span><text:span text:style-name="_31_777">o</text:span><text:span text:style-name="_32_425">.</text:span><text:span text:style-name="_32_"> </text:span><text:span text:style-name="_31_681">B</text:span><text:span text:style-name="_32_617">u</text:span><text:span text:style-name="_34_45">t</text:span><text:span text:style-name="_39_02"> </text:span><text:span text:style-name="_32_329">t</text:span><text:span text:style-name="_35_02">h</text:span><text:span text:style-name="_31_207">e</text:span><text:span text:style-name="_31_802"> </text:span><text:span text:style-name="_38_53">j</text:span><text:span text:style-name="_31_690">o</text:span><text:span text:style-name="_32_047">b</text:span><text:span text:style-name="_38_53">s</text:span><text:span text:style-name="_39_02"> </text:span><text:span text:style-name="_32_581">w</text:span><text:span text:style-name="_33_49">e</text:span><text:span text:style-name="_31_705">'</text:span><text:span text:style-name="_32_425">l</text:span><text:span text:style-name="_33_01">l</text:span><text:span text:style-name="_39_02"> </text:span><text:span text:style-name="_32_464">c</text:span><text:span text:style-name="_33_01">r</text:span><text:span text:style-name="_31_546">e</text:span><text:span text:style-name="_32_290">a</text:span><text:span text:style-name="_38_77">t</text:span><text:span text:style-name="_31_351">e</text:span><text:span text:style-name="_32_437">,</text:span><text:span text:style-name="_32_"> </text:span><text:span text:style-name="_31_237">t</text:span><text:span text:style-name="_32_623">h</text:span><text:span text:style-name="_37_90">e</text:span><text:span text:style-name="_39_02"> </text:span><text:span text:style-name="_32_569">m</text:span><text:span text:style-name="_36_31">o</text:span><text:span text:style-name="_31_354">n</text:span><text:span text:style-name="_32_410">e</text:span><text:span text:style-name="_38_20">y</text:span><text:span text:style-name="_39_02"> </text:span><text:span text:style-name="_32_257">w</text:span><text:span text:style-name="_38_89">e</text:span><text:span text:style-name="_31_597">'</text:span><text:span text:style-name="_32_677">l</text:span><text:span text:style-name="_33_01">l</text:span><text:span text:style-name="_39_03"> </text:span><text:span text:style-name="_32_620">s</text:span><text:span text:style-name="_37_90">a</text:span><text:span text:style-name="_31_510">v</text:span><text:span text:style-name="_32_155">e</text:span><text:span text:style-name="_38_53">,</text:span><text:span text:style-name="_39_03"> </text:span><text:span text:style-name="_32_257">t</text:span><text:span text:style-name="_34_27">h</text:span><text:span text:style-name="_31_618">e</text:span><text:span text:style-name="_31_803"> </text:span><text:span text:style-name="_33_55">p</text:span><text:span text:style-name="_31_129">l</text:span><text:span text:style-name="_32_110">a</text:span><text:span text:style-name="_35_35">n</text:span><text:span text:style-name="_31_582">e</text:span><text:span text:style-name="_32_137">t</text:span><text:span text:style-name="_32_"> </text:span><text:span text:style-name="_31_489">w</text:span><text:span text:style-name="_32_497">e</text:span><text:span text:style-name="_32_41">'</text:span><text:span text:style-name="_31_597">l</text:span><text:span text:style-name="_32_677">l</text:span><text:span text:style-name="_32_"> </text:span><text:span text:style-name="_31_567">p</text:span><text:span text:style-name="_32_149">r</text:span><text:span text:style-name="_33_22">e</text:span><text:span text:style-name="_31_258">s</text:span><text:span text:style-name="_32_251">e</text:span><text:span text:style-name="_36_97">r</text:span><text:span text:style-name="_31_252">v</text:span><text:span text:style-name="_32_614">e</text:span><text:span text:style-name="_33_"> </text:span>--<text:span text:style-name="_32_"> </text:span><text:span text:style-name="_31_417">t</text:span><text:span text:style-name="_32_338">h</text:span><text:span text:style-name="_36_79">a</text:span><text:span text:style-name="_31_357">t</text:span><text:span text:style-name="_31_803"> </text:span><text:span text:style-name="_35_17">i</text:span><text:span text:style-name="_31_741">s</text:span><text:span text:style-name="_31_803"> </text:span><text:span text:style-name="_38_77">t</text:span><text:span text:style-name="_31_762">h</text:span><text:span text:style-name="_32_155">e</text:span><text:span text:style-name="_33_"> </text:span><text:span text:style-name="_31_402">k</text:span><text:span text:style-name="_32_113">i</text:span><text:span text:style-name="_34_99">n</text:span><text:span text:style-name="_31_681">d</text:span><text:span text:style-name="_31_803"> </text:span><text:span text:style-name="_38_53">o</text:span><text:span text:style-name="_31_741">f</text:span><text:span text:style-name="_31_803"> </text:span><text:span text:style-name="_32_29">f</text:span><text:span text:style-name="_31_510">u</text:span><text:span text:style-name="_32_617">t</text:span><text:span text:style-name="_37_15">u</text:span><text:span text:style-name="_31_717">r</text:span><text:span text:style-name="_32_605">e</text:span><text:span text:style-name="_33_"> </text:span><text:span text:style-name="_31_387">o</text:span><text:span text:style-name="_32_086">u</text:span><text:span text:style-name="_34_81">r</text:span><text:span text:style-name="_39_03"> </text:span><text:span text:style-name="_32_248">k</text:span><text:span text:style-name="_36_37">i</text:span><text:span text:style-name="_31_498">d</text:span><text:span text:style-name="_32_293">s</text:span><text:span text:style-name="_32_"> </text:span><text:span text:style-name="_31_675">a</text:span><text:span text:style-name="_32_398">n</text:span><text:span text:style-name="_35_17">d</text:span><text:span text:style-name="_39_03"> </text:span><text:span text:style-name="_32_467">o</text:span><text:span text:style-name="_32_86">u</text:span><text:span text:style-name="_31_129">r</text:span><text:span text:style-name="_31_803"> </text:span><text:span text:style-name="_36_07">g</text:span><text:span text:style-name="_31_249">r</text:span><text:span text:style-name="_32_590">a</text:span><text:span text:style-name="_33_22">n</text:span><text:span text:style-name="_31_723">d</text:span><text:span text:style-name="_32_296">k</text:span><text:span text:style-name="_34_93">i</text:span><text:span text:style-name="_31_534">d</text:span><text:span text:style-name="_32_209">s</text:span><text:span text:style-name="_32_"> </text:span><text:span text:style-name="_31_402">d</text:span><text:span text:style-name="_32_467">e</text:span><text:span text:style-name="_38_92">s</text:span><text:span text:style-name="_31_318">e</text:span><text:span text:style-name="_32_641">r</text:span><text:span text:style-name="_34_90">v</text:span><text:span text:style-name="_31_423">e</text:span><text:span text:style-name="_32_257">.</text:span><text:span text:style-name="_33_"> </text:span><text:span text:style-name="_31_237">A</text:span><text:span text:style-name="_32_686">n</text:span><text:span text:style-name="_34_51">d</text:span><text:span text:style-name="_39_03"> </text:span><text:span text:style-name="_32_677">i</text:span><text:span text:style-name="_34_57">t</text:span><text:span text:style-name="_31_717">'</text:span><text:span text:style-name="_32_473">s</text:span><text:span text:style-name="_33_"> </text:span><text:span text:style-name="_31_681">w</text:span><text:span text:style-name="_32_389">i</text:span><text:span text:style-name="_38_17">t</text:span><text:span text:style-name="_31_150">h</text:span><text:span text:style-name="_32_425">i</text:span><text:span text:style-name="_37_03">n</text:span><text:span text:style-name="_39_02"> </text:span><text:span text:style-name="_32_434">o</text:span><text:span text:style-name="_38_95">u</text:span><text:span text:style-name="_31_237">r</text:span><text:span text:style-name="_31_803"> </text:span><text:span text:style-name="_37_78">g</text:span><text:span text:style-name="_31_141">r</text:span><text:span text:style-name="_32_071">a</text:span><text:span text:style-name="_37_84">s</text:span><text:span text:style-name="_31_726">p</text:span><text:span text:style-name="_32_137">.</text:span></text:p>
      <text:p text:style-name="P1"><text:span text:style-name="_31_177">C</text:span><text:span text:style-name="_32_101">l</text:span><text:span text:style-name="_36_61">i</text:span><text:span text:style-name="_31_141">m</text:span><text:span text:style-name="_32_683">a</text:span><text:span text:style-name="_32_29">t</text:span><text:span text:style-name="_31_750">e</text:span><text:span text:style-name="_31_802"> </text:span><text:span text:style-name="_36_76">c</text:span><text:span text:style-name="_31_138">h</text:span><text:span text:style-name="_32_254">a</text:span><text:span text:style-name="_36_07">n</text:span><text:span text:style-name="_31_798">g</text:span><text:span text:style-name="_32_503">e</text:span><text:span text:style-name="_32_"> </text:span><text:span text:style-name="_31_537">i</text:span><text:span text:style-name="_32_137">s</text:span><text:span text:style-name="_33_"> </text:span><text:span text:style-name="_31_129">j</text:span><text:span text:style-name="_32_107">u</text:span><text:span text:style-name="_33_10">s</text:span><text:span text:style-name="_31_753">t</text:span><text:span text:style-name="_31_802"> </text:span><text:span text:style-name="_33_07">o</text:span><text:span text:style-name="_31_786">n</text:span><text:span text:style-name="_32_029">e</text:span><text:span text:style-name="_33_"> </text:span><text:span text:style-name="_31_669">o</text:span><text:span text:style-name="_32_653">f</text:span><text:span text:style-name="_33_"> </text:span><text:span text:style-name="_31_777">m</text:span><text:span text:style-name="_32_266">a</text:span><text:span text:style-name="_37_75">n</text:span><text:span text:style-name="_31_501">y</text:span><text:span text:style-name="_31_802"> </text:span><text:span text:style-name="_38_89">i</text:span><text:span text:style-name="_31_612">s</text:span><text:span text:style-name="_32_578">s</text:span><text:span text:style-name="_32_47">u</text:span><text:span text:style-name="_31_678">e</text:span><text:span text:style-name="_32_065">s</text:span><text:span text:style-name="_32_"> </text:span><text:span text:style-name="_31_237">w</text:span><text:span text:style-name="_32_335">h</text:span><text:span text:style-name="_33_10">e</text:span><text:span text:style-name="_31_705">r</text:span><text:span text:style-name="_32_569">e</text:span><text:span text:style-name="_33_"> </text:span><text:span text:style-name="_31_678">o</text:span><text:span text:style-name="_32_323">u</text:span><text:span text:style-name="_37_69">r</text:span><text:span text:style-name="_39_03"> </text:span><text:span text:style-name="_32_686">s</text:span><text:span text:style-name="_32_83">e</text:span><text:span text:style-name="_31_132">c</text:span><text:span text:style-name="_32_254">u</text:span><text:span text:style-name="_34_81">r</text:span><text:span text:style-name="_31_141">i</text:span><text:span text:style-name="_32_653">t</text:span><text:span text:style-name="_34_81">y</text:span><text:span text:style-name="_39_03"> </text:span><text:span text:style-name="_32_113">i</text:span><text:span text:style-name="_38_17">s</text:span><text:span text:style-name="_39_02"> </text:span><text:span text:style-name="_32_461">l</text:span><text:span text:style-name="_34_21">i</text:span><text:span text:style-name="_31_582">n</text:span><text:span text:style-name="_32_680">k</text:span><text:span text:style-name="_32_38">e</text:span><text:span text:style-name="_31_495">d</text:span><text:span text:style-name="_31_802"> </text:span><text:span text:style-name="_34_81">t</text:span><text:span text:style-name="_31_609">o</text:span><text:span text:style-name="_31_803"> </text:span><text:span text:style-name="_38_53">t</text:span><text:span text:style-name="_31_207">h</text:span><text:span text:style-name="_32_518">e</text:span><text:span text:style-name="_33_"> </text:span><text:span text:style-name="_31_201">r</text:span><text:span text:style-name="_32_479">e</text:span><text:span text:style-name="_37_90">s</text:span><text:span text:style-name="_31_681">t</text:span><text:span text:style-name="_31_802"> </text:span><text:span text:style-name="_36_37">o</text:span><text:span text:style-name="_31_489">f</text:span><text:span text:style-name="_31_803"> </text:span><text:span text:style-name="_34_57">t</text:span><text:span text:style-name="_31_510">h</text:span><text:span text:style-name="_32_215">e</text:span><text:span text:style-name="_32_"> </text:span><text:span text:style-name="_31_777">w</text:span><text:span text:style-name="_32_443">o</text:span><text:span text:style-name="_38_41">r</text:span><text:span text:style-name="_31_393">l</text:span><text:span text:style-name="_32_146">d</text:span><text:span text:style-name="_33_37">.</text:span><text:span text:style-name="_39_02"> </text:span><text:span text:style-name="_32_329">A</text:span><text:span text:style-name="_36_79">n</text:span><text:span text:style-name="_31_618">d</text:span><text:span text:style-name="_31_802"> </text:span><text:span text:style-name="_36_25">t</text:span><text:span text:style-name="_31_570">h</text:span><text:span text:style-name="_32_443">a</text:span><text:span text:style-name="_34_93">t</text:span><text:span text:style-name="_31_357">'</text:span><text:span text:style-name="_32_101">s</text:span><text:span text:style-name="_33_"> </text:span><text:span text:style-name="_31_753">w</text:span><text:span text:style-name="_32_122">h</text:span><text:span text:style-name="_34_12">y</text:span><text:span text:style-name="_39_02"> </text:span><text:span text:style-name="_32_257">t</text:span><text:span text:style-name="_34_87">h</text:span><text:span text:style-name="_31_726">e</text:span><text:span text:style-name="_31_802"> </text:span><text:span text:style-name="_32_41">t</text:span><text:span text:style-name="_31_426">h</text:span><text:span text:style-name="_32_245">i</text:span><text:span text:style-name="_33_01">r</text:span><text:span text:style-name="_31_315">d</text:span><text:span text:style-name="_31_803"> </text:span><text:span text:style-name="_32_50">b</text:span><text:span text:style-name="_31_789">i</text:span><text:span text:style-name="_32_107">g</text:span><text:span text:style-name="_33_"> </text:span><text:span text:style-name="_31_678">q</text:span><text:span text:style-name="_32_395">u</text:span><text:span text:style-name="_38_62">e</text:span><text:span text:style-name="_31_528">s</text:span><text:span text:style-name="_32_041">t</text:span><text:span text:style-name="_38_53">i</text:span><text:span text:style-name="_31_390">o</text:span><text:span text:style-name="_32_515">n</text:span><text:span text:style-name="_32_"> </text:span><text:span text:style-name="_31_309">t</text:span><text:span text:style-name="_32_470">h</text:span><text:span text:style-name="_37_87">a</text:span><text:span text:style-name="_31_321">t</text:span><text:span text:style-name="_31_802"> </text:span><text:span text:style-name="_36_01">w</text:span><text:span text:style-name="_31_705">e</text:span><text:span text:style-name="_31_802"> </text:span><text:span text:style-name="_36_31">h</text:span><text:span text:style-name="_31_354">a</text:span><text:span text:style-name="_32_248">v</text:span><text:span text:style-name="_33_58">e</text:span><text:span text:style-name="_39_02"> </text:span><text:span text:style-name="_32_293">t</text:span><text:span text:style-name="_32_65">o</text:span><text:span text:style-name="_39_02"> </text:span><text:span text:style-name="_32_503">a</text:span><text:span text:style-name="_35_98">n</text:span><text:span text:style-name="_31_312">s</text:span><text:span text:style-name="_32_605">w</text:span><text:span text:style-name="_38_50">e</text:span><text:span text:style-name="_31_129">r</text:span><text:span text:style-name="_31_802"> </text:span><text:span text:style-name="_38_41">t</text:span><text:span text:style-name="_31_546">o</text:span><text:span text:style-name="_32_335">g</text:span><text:span text:style-name="_35_35">e</text:span><text:span text:style-name="_31_201">t</text:span><text:span text:style-name="_32_050">h</text:span><text:span text:style-name="_33_37">e</text:span><text:span text:style-name="_31_669">r</text:span><text:span text:style-name="_31_802"> </text:span><text:span text:style-name="_37_09">i</text:span><text:span text:style-name="_31_561">s</text:span><text:span text:style-name="_31_803"> </text:span><text:span text:style-name="_38_83">h</text:span><text:span text:style-name="_31_546">o</text:span><text:span text:style-name="_32_581">w</text:span><text:span text:style-name="_33_"> </text:span><text:span text:style-name="_31_609">t</text:span><text:span text:style-name="_32_029">o</text:span><text:span text:style-name="_32_"> </text:span><text:span text:style-name="_31_330">k</text:span><text:span text:style-name="_32_407">e</text:span><text:span text:style-name="_32_38">e</text:span><text:span text:style-name="_31_747">p</text:span><text:span text:style-name="_31_802"> </text:span><text:span text:style-name="_33_37">A</text:span><text:span text:style-name="_31_501">m</text:span><text:span text:style-name="_32_698">e</text:span><text:span text:style-name="_36_01">r</text:span><text:span text:style-name="_31_177">i</text:span><text:span text:style-name="_32_464">c</text:span><text:span text:style-name="_38_53">a</text:span><text:span text:style-name="_39_03"> </text:span><text:span text:style-name="_32_338">s</text:span><text:span text:style-name="_34_27">a</text:span><text:span text:style-name="_31_681">f</text:span><text:span text:style-name="_32_461">e</text:span><text:span text:style-name="_32_"> </text:span><text:span text:style-name="_31_783">a</text:span><text:span text:style-name="_32_650">n</text:span><text:span text:style-name="_38_77">d</text:span><text:span text:style-name="_39_02"> </text:span><text:span text:style-name="_32_038">s</text:span><text:span text:style-name="_35_17">t</text:span><text:span text:style-name="_31_357">r</text:span><text:span text:style-name="_32_695">o</text:span><text:span text:style-name="_35_23">n</text:span><text:span text:style-name="_31_798">g</text:span><text:span text:style-name="_31_802"> </text:span><text:span text:style-name="_35_29">w</text:span><text:span text:style-name="_31_489">i</text:span><text:span text:style-name="_32_149">t</text:span><text:span text:style-name="_34_15">h</text:span><text:span text:style-name="_31_546">o</text:span><text:span text:style-name="_32_641">u</text:span><text:span text:style-name="_36_01">t</text:span><text:span text:style-name="_39_03"> </text:span><text:span text:style-name="_32_443">e</text:span><text:span text:style-name="_36_61">i</text:span><text:span text:style-name="_31_381">t</text:span><text:span text:style-name="_32_122">h</text:span><text:span text:style-name="_36_01">e</text:span><text:span text:style-name="_31_609">r</text:span><text:span text:style-name="_31_802"> </text:span><text:span text:style-name="_34_21">i</text:span><text:span text:style-name="_31_222">s</text:span><text:span text:style-name="_32_503">o</text:span><text:span text:style-name="_38_05">l</text:span><text:span text:style-name="_31_243">a</text:span><text:span text:style-name="_32_689">t</text:span><text:span text:style-name="_34_81">i</text:span><text:span text:style-name="_31_186">n</text:span><text:span text:style-name="_32_581">g</text:span><text:span text:style-name="_33_"> </text:span><text:span text:style-name="_31_207">o</text:span><text:span text:style-name="_32_086">u</text:span><text:span text:style-name="_37_81">r</text:span><text:span text:style-name="_31_186">s</text:span><text:span text:style-name="_32_119">e</text:span><text:span text:style-name="_34_09">l</text:span><text:span text:style-name="_31_492">v</text:span><text:span text:style-name="_32_290">e</text:span><text:span text:style-name="_38_17">s</text:span><text:span text:style-name="_39_03"> </text:span><text:span text:style-name="_32_569">o</text:span><text:span text:style-name="_35_29">r</text:span><text:span text:style-name="_39_03"> </text:span><text:span text:style-name="_32_581">t</text:span><text:span text:style-name="_33_01">r</text:span><text:span text:style-name="_31_726">y</text:span><text:span text:style-name="_32_221">i</text:span><text:span text:style-name="_38_23">n</text:span><text:span text:style-name="_31_345">g</text:span><text:span text:style-name="_31_802"> </text:span><text:span text:style-name="_32_65">t</text:span><text:span text:style-name="_31_429">o</text:span><text:span text:style-name="_31_802"> </text:span><text:span text:style-name="_35_95">n</text:span><text:span text:style-name="_31_786">a</text:span><text:span text:style-name="_32_641">t</text:span><text:span text:style-name="_34_93">i</text:span><text:span text:style-name="_31_150">o</text:span><text:span text:style-name="_32_143">n</text:span>-<text:span text:style-name="_31_363">b</text:span><text:span text:style-name="_32_038">u</text:span><text:span text:style-name="_33_13">i</text:span><text:span text:style-name="_31_165">l</text:span><text:span text:style-name="_32_461">d</text:span><text:span text:style-name="_33_"> </text:span><text:span text:style-name="_31_495">e</text:span><text:span text:style-name="_32_266">v</text:span><text:span text:style-name="_35_38">e</text:span><text:span text:style-name="_31_177">r</text:span><text:span text:style-name="_32_644">y</text:span><text:span text:style-name="_33_49">w</text:span><text:span text:style-name="_31_135">h</text:span><text:span text:style-name="_32_218">e</text:span><text:span text:style-name="_38_77">r</text:span><text:span text:style-name="_31_753">e</text:span><text:span text:style-name="_31_803"> </text:span><text:span text:style-name="_36_73">t</text:span><text:span text:style-name="_31_714">h</text:span><text:span text:style-name="_32_443">e</text:span><text:span text:style-name="_37_81">r</text:span><text:span text:style-name="_31_723">e</text:span><text:span text:style-name="_32_317">'</text:span><text:span text:style-name="_34_18">s</text:span><text:span text:style-name="_39_02"> </text:span><text:span text:style-name="_32_569">a</text:span><text:span text:style-name="_32_"> </text:span><text:span text:style-name="_31_174">p</text:span><text:span text:style-name="_32_653">r</text:span><text:span text:style-name="_35_23">o</text:span><text:span text:style-name="_31_351">b</text:span><text:span text:style-name="_32_329">l</text:span><text:span text:style-name="_32_74">e</text:span><text:span text:style-name="_31_561">m</text:span><text:span text:style-name="_32_641">.</text:span></text:p>
      <text:p text:style-name="P1"><text:span text:style-name="_31_321">I</text:span><text:span text:style-name="_31_802"> </text:span><text:span text:style-name="_36_25">t</text:span><text:span text:style-name="_31_174">o</text:span><text:span text:style-name="_32_461">l</text:span><text:span text:style-name="_38_11">d</text:span><text:span text:style-name="_39_03"> </text:span><text:span text:style-name="_32_140">y</text:span><text:span text:style-name="_36_70">o</text:span><text:span text:style-name="_31_753">u</text:span><text:span text:style-name="_31_803"> </text:span><text:span text:style-name="_38_59">e</text:span><text:span text:style-name="_31_258">a</text:span><text:span text:style-name="_32_569">r</text:span><text:span text:style-name="_36_01">l</text:span><text:span text:style-name="_31_201">i</text:span><text:span text:style-name="_32_329">e</text:span><text:span text:style-name="_36_73">r</text:span><text:span text:style-name="_39_03"> </text:span><text:span text:style-name="_32_317">a</text:span><text:span text:style-name="_37_81">l</text:span><text:span text:style-name="_31_345">l</text:span><text:span text:style-name="_31_803"> </text:span><text:span text:style-name="_32_77">t</text:span><text:span text:style-name="_31_183">h</text:span><text:span text:style-name="_32_650">e</text:span><text:span text:style-name="_32_"> </text:span><text:span text:style-name="_31_741">t</text:span><text:span text:style-name="_32_506">a</text:span><text:span text:style-name="_32_77">l</text:span><text:span text:style-name="_31_216">k</text:span><text:span text:style-name="_31_802"> </text:span><text:span text:style-name="_37_69">o</text:span><text:span text:style-name="_31_681">f</text:span><text:span text:style-name="_31_802"> </text:span><text:span text:style-name="_33_49">A</text:span><text:span text:style-name="_31_669">m</text:span><text:span text:style-name="_32_110">e</text:span><text:span text:style-name="_38_77">r</text:span><text:span text:style-name="_31_525">i</text:span><text:span text:style-name="_32_656">c</text:span><text:span text:style-name="_34_54">a</text:span><text:span text:style-name="_31_777">'</text:span><text:span text:style-name="_32_476">s</text:span><text:span text:style-name="_33_"> </text:span><text:span text:style-name="_31_435">e</text:span><text:span text:style-name="_32_578">c</text:span><text:span text:style-name="_32_86">o</text:span><text:span text:style-name="_31_567">n</text:span><text:span text:style-name="_32_302">o</text:span><text:span text:style-name="_34_45">m</text:span><text:span text:style-name="_31_381">i</text:span><text:span text:style-name="_32_512">c</text:span><text:span text:style-name="_33_"> </text:span><text:span text:style-name="_31_435">d</text:span><text:span text:style-name="_32_266">e</text:span><text:span text:style-name="_37_90">c</text:span><text:span text:style-name="_31_753">l</text:span><text:span text:style-name="_32_245">i</text:span><text:span text:style-name="_32_83">n</text:span><text:span text:style-name="_31_705">e</text:span><text:span text:style-name="_31_802"> </text:span><text:span text:style-name="_34_57">i</text:span><text:span text:style-name="_31_489">s</text:span><text:span text:style-name="_31_803"> </text:span><text:span text:style-name="_37_15">p</text:span><text:span text:style-name="_31_402">o</text:span><text:span text:style-name="_32_065">l</text:span><text:span text:style-name="_32_65">i</text:span><text:span text:style-name="_31_753">t</text:span><text:span text:style-name="_32_149">i</text:span><text:span text:style-name="_36_76">c</text:span><text:span text:style-name="_31_498">a</text:span><text:span text:style-name="_32_677">l</text:span><text:span text:style-name="_33_"> </text:span><text:span text:style-name="_31_255">h</text:span><text:span text:style-name="_32_482">o</text:span><text:span text:style-name="_34_57">t</text:span><text:span text:style-name="_39_03"> </text:span><text:span text:style-name="_32_617">a</text:span><text:span text:style-name="_34_09">i</text:span><text:span text:style-name="_31_717">r</text:span><text:span text:style-name="_32_509">.</text:span><text:span text:style-name="_32_"> </text:span><text:span text:style-name="_31_681">W</text:span><text:span text:style-name="_32_389">e</text:span><text:span text:style-name="_33_01">l</text:span><text:span text:style-name="_31_417">l</text:span><text:span text:style-name="_32_209">,</text:span><text:span text:style-name="_32_"> </text:span><text:span text:style-name="_31_438">s</text:span><text:span text:style-name="_32_251">o</text:span><text:span text:style-name="_32_"> </text:span><text:span text:style-name="_31_501">i</text:span><text:span text:style-name="_32_401">s</text:span><text:span text:style-name="_33_"> </text:span><text:span text:style-name="_31_573">a</text:span><text:span text:style-name="_32_425">l</text:span><text:span text:style-name="_34_93">l</text:span><text:span text:style-name="_39_03"> </text:span><text:span text:style-name="_32_281">t</text:span><text:span text:style-name="_34_27">h</text:span><text:span text:style-name="_31_402">e</text:span><text:span text:style-name="_31_803"> </text:span><text:span text:style-name="_36_73">r</text:span><text:span text:style-name="_31_219">h</text:span><text:span text:style-name="_32_518">e</text:span><text:span text:style-name="_37_69">t</text:span><text:span text:style-name="_31_582">o</text:span><text:span text:style-name="_32_689">r</text:span><text:span text:style-name="_34_93">i</text:span><text:span text:style-name="_31_240">c</text:span><text:span text:style-name="_31_803"> </text:span><text:span text:style-name="_37_06">y</text:span><text:span text:style-name="_31_171">o</text:span><text:span text:style-name="_32_389">u</text:span><text:span text:style-name="_33_"> </text:span><text:span text:style-name="_31_750">h</text:span><text:span text:style-name="_32_119">e</text:span><text:span text:style-name="_32_41">a</text:span><text:span text:style-name="_31_489">r</text:span><text:span text:style-name="_31_802"> </text:span><text:span text:style-name="_32_71">a</text:span><text:span text:style-name="_31_762">b</text:span><text:span text:style-name="_32_626">o</text:span><text:span text:style-name="_34_51">u</text:span><text:span text:style-name="_31_165">t</text:span><text:span text:style-name="_31_803"> </text:span><text:span text:style-name="_36_34">o</text:span><text:span text:style-name="_31_219">u</text:span><text:span text:style-name="_32_029">r</text:span><text:span text:style-name="_33_"> </text:span><text:span text:style-name="_31_135">e</text:span><text:span text:style-name="_32_086">n</text:span><text:span text:style-name="_33_43">e</text:span><text:span text:style-name="_31_381">m</text:span><text:span text:style-name="_32_497">i</text:span><text:span text:style-name="_35_38">e</text:span><text:span text:style-name="_31_501">s</text:span><text:span text:style-name="_31_802"> </text:span><text:span text:style-name="_35_23">g</text:span><text:span text:style-name="_31_150">e</text:span><text:span text:style-name="_32_581">t</text:span><text:span text:style-name="_32_77">t</text:span><text:span text:style-name="_31_681">i</text:span><text:span text:style-name="_32_695">n</text:span><text:span text:style-name="_36_10">g</text:span><text:span text:style-name="_39_02"> </text:span><text:span text:style-name="_32_578">s</text:span><text:span text:style-name="_34_93">t</text:span><text:span text:style-name="_31_753">r</text:span><text:span text:style-name="_32_107">o</text:span><text:span text:style-name="_33_43">n</text:span><text:span text:style-name="_31_222">g</text:span><text:span text:style-name="_32_425">e</text:span><text:span text:style-name="_33_01">r</text:span><text:span text:style-name="_39_03"> </text:span><text:span text:style-name="_32_155">a</text:span><text:span text:style-name="_36_10">n</text:span><text:span text:style-name="_31_321">d</text:span><text:span text:style-name="_31_802"> </text:span><text:span text:style-name="_34_57">A</text:span><text:span text:style-name="_31_393">m</text:span><text:span text:style-name="_32_074">e</text:span><text:span text:style-name="_36_73">r</text:span><text:span text:style-name="_31_597">i</text:span><text:span text:style-name="_32_140">c</text:span><text:span text:style-name="_33_49">a</text:span><text:span text:style-name="_39_02"> </text:span><text:span text:style-name="_32_518">g</text:span><text:span text:style-name="_36_31">e</text:span><text:span text:style-name="_31_525">t</text:span><text:span text:style-name="_32_257">t</text:span><text:span text:style-name="_33_37">i</text:span><text:span text:style-name="_31_318">n</text:span><text:span text:style-name="_32_575">g</text:span><text:span text:style-name="_32_"> </text:span><text:span text:style-name="_31_717">w</text:span><text:span text:style-name="_32_518">e</text:span><text:span text:style-name="_38_11">a</text:span><text:span text:style-name="_31_780">k</text:span><text:span text:style-name="_32_590">e</text:span><text:span text:style-name="_38_77">r</text:span><text:span text:style-name="_31_141">.</text:span><text:span text:style-name="_31_803"> </text:span><text:span text:style-name="_34_21">L</text:span><text:span text:style-name="_31_309">e</text:span><text:span text:style-name="_32_401">t</text:span><text:span text:style-name="_33_"> </text:span><text:span text:style-name="_31_609">m</text:span><text:span text:style-name="_32_641">e</text:span><text:span text:style-name="_32_"> </text:span><text:span text:style-name="_31_789">t</text:span><text:span text:style-name="_32_425">e</text:span><text:span text:style-name="_36_73">l</text:span><text:span text:style-name="_31_777">l</text:span><text:span text:style-name="_31_803"> </text:span><text:span text:style-name="_33_52">y</text:span><text:span text:style-name="_31_546">o</text:span><text:span text:style-name="_32_329">u</text:span><text:span text:style-name="_33_"> </text:span><text:span text:style-name="_31_492">s</text:span><text:span text:style-name="_32_650">o</text:span><text:span text:style-name="_37_81">m</text:span><text:span text:style-name="_31_147">e</text:span><text:span text:style-name="_32_653">t</text:span><text:span text:style-name="_33_22">h</text:span><text:span text:style-name="_31_609">i</text:span><text:span text:style-name="_32_290">n</text:span><text:span text:style-name="_36_31">g</text:span><text:span text:style-name="_31_573">.</text:span><text:span text:style-name="_31_802"> </text:span><text:span text:style-name="_35_17">T</text:span><text:span text:style-name="_31_258">h</text:span><text:span text:style-name="_32_119">e</text:span><text:span text:style-name="_33_"> </text:span><text:span text:style-name="_31_537">U</text:span><text:span text:style-name="_32_086">n</text:span><text:span text:style-name="_36_25">i</text:span><text:span text:style-name="_31_597">t</text:span><text:span text:style-name="_32_443">e</text:span><text:span text:style-name="_35_29">d</text:span><text:span text:style-name="_39_02"> </text:span><text:span text:style-name="_32_425">S</text:span><text:span text:style-name="_32_77">t</text:span><text:span text:style-name="_31_618">a</text:span><text:span text:style-name="_32_257">t</text:span><text:span text:style-name="_34_51">e</text:span><text:span text:style-name="_31_525">s</text:span><text:span text:style-name="_31_803"> </text:span><text:span text:style-name="_36_73">o</text:span><text:span text:style-name="_31_741">f</text:span><text:span text:style-name="_31_803"> </text:span><text:span text:style-name="_35_17">A</text:span><text:span text:style-name="_31_213">m</text:span><text:span text:style-name="_32_155">e</text:span><text:span text:style-name="_33_13">r</text:span><text:span text:style-name="_31_789">i</text:span><text:span text:style-name="_32_158">c</text:span><text:span text:style-name="_36_73">a</text:span><text:span text:style-name="_39_03"> </text:span><text:span text:style-name="_32_065">i</text:span><text:span text:style-name="_36_61">s</text:span><text:span text:style-name="_39_03"> </text:span><text:span text:style-name="_32_497">t</text:span><text:span text:style-name="_32_38">h</text:span><text:span text:style-name="_31_171">e</text:span><text:span text:style-name="_31_802"> </text:span><text:span text:style-name="_33_49">m</text:span><text:span text:style-name="_31_543">o</text:span><text:span text:style-name="_32_626">s</text:span><text:span text:style-name="_32_29">t</text:span><text:span text:style-name="_39_03"> </text:span><text:span text:style-name="_32_578">p</text:span><text:span text:style-name="_36_79">o</text:span><text:span text:style-name="_31_573">w</text:span><text:span text:style-name="_32_611">e</text:span><text:span text:style-name="_34_09">r</text:span><text:span text:style-name="_31_213">f</text:span><text:span text:style-name="_32_650">u</text:span><text:span text:style-name="_36_61">l</text:span><text:span text:style-name="_39_02"> </text:span><text:span text:style-name="_32_122">n</text:span><text:span text:style-name="_32_47">a</text:span><text:span text:style-name="_31_345">t</text:span><text:span text:style-name="_32_317">i</text:span><text:span text:style-name="_38_47">o</text:span><text:span text:style-name="_31_330">n</text:span><text:span text:style-name="_31_802"> </text:span><text:span text:style-name="_36_43">o</text:span><text:span text:style-name="_31_546">n</text:span><text:span text:style-name="_31_802"> </text:span><text:span text:style-name="_38_17">E</text:span><text:span text:style-name="_31_567">a</text:span><text:span text:style-name="_32_677">r</text:span><text:span text:style-name="_35_17">t</text:span><text:span text:style-name="_31_726">h</text:span><text:span text:style-name="_32_677">.</text:span><text:span text:style-name="_32_"> </text:span><text:span text:style-name="_31_165">P</text:span><text:span text:style-name="_32_299">e</text:span><text:span text:style-name="_38_41">r</text:span><text:span text:style-name="_31_597">i</text:span><text:span text:style-name="_32_290">o</text:span><text:span text:style-name="_36_37">d</text:span><text:span text:style-name="_31_309">.</text:span><text:span text:style-name="_31_802"> </text:span><text:span text:style-name="_35_17">P</text:span><text:span text:style-name="_31_366">e</text:span><text:span text:style-name="_32_029">r</text:span><text:span text:style-name="_34_57">i</text:span><text:span text:style-name="_31_783">o</text:span><text:span text:style-name="_32_245">d</text:span><text:span text:style-name="_35_89">.</text:span><text:span text:style-name="_39_02"> </text:span><text:span text:style-name="_32_569">I</text:span><text:span text:style-name="_38_17">t</text:span><text:span text:style-name="_31_609">'</text:span><text:span text:style-name="_32_209">s</text:span><text:span text:style-name="_33_"> </text:span><text:span text:style-name="_31_426">n</text:span><text:span text:style-name="_32_431">o</text:span><text:span text:style-name="_33_49">n</text:span><text:span text:style-name="_39_03"> </text:span><text:span text:style-name="_32_290">e</text:span><text:span text:style-name="_32_32">v</text:span><text:span text:style-name="_31_366">e</text:span><text:span text:style-name="_32_335">n</text:span><text:span text:style-name="_32_"> </text:span><text:span text:style-name="_31_180">c</text:span><text:span text:style-name="_32_029">l</text:span><text:span text:style-name="_34_18">o</text:span><text:span text:style-name="_31_348">s</text:span><text:span text:style-name="_32_506">e</text:span><text:span text:style-name="_36_01">.</text:span><text:span text:style-name="_39_02"> </text:span><text:span text:style-name="_32_497">I</text:span><text:span text:style-name="_36_97">t</text:span><text:span text:style-name="_31_789">'</text:span><text:span text:style-name="_32_509">s</text:span><text:span text:style-name="_33_"> </text:span><text:span text:style-name="_31_618">n</text:span><text:span text:style-name="_32_659">o</text:span><text:span text:style-name="_38_77">n</text:span><text:span text:style-name="_39_02"> </text:span><text:span text:style-name="_32_479">e</text:span><text:span text:style-name="_38_14">v</text:span><text:span text:style-name="_31_135">e</text:span><text:span text:style-name="_32_650">n</text:span><text:span text:style-name="_33_"> </text:span><text:span text:style-name="_31_258">c</text:span><text:span text:style-name="_32_461">l</text:span><text:span text:style-name="_37_87">o</text:span><text:span text:style-name="_31_672">s</text:span><text:span text:style-name="_32_074">e</text:span><text:span text:style-name="_37_69">.</text:span><text:span text:style-name="_39_03"> </text:span><text:span text:style-name="_32_497">I</text:span><text:span text:style-name="_37_69">t</text:span><text:span text:style-name="_31_417">'</text:span><text:span text:style-name="_32_077">s</text:span><text:span text:style-name="_32_"> </text:span><text:span text:style-name="_31_183">n</text:span><text:span text:style-name="_32_266">o</text:span><text:span text:style-name="_34_57">t</text:span><text:span text:style-name="_39_03"> </text:span><text:span text:style-name="_32_650">e</text:span><text:span text:style-name="_36_76">v</text:span><text:span text:style-name="_31_495">e</text:span><text:span text:style-name="_32_254">n</text:span><text:span text:style-name="_32_"> </text:span><text:span text:style-name="_31_606">c</text:span><text:span text:style-name="_32_137">l</text:span><text:span text:style-name="_34_15">o</text:span><text:span text:style-name="_31_498">s</text:span><text:span text:style-name="_32_659">e</text:span><text:span text:style-name="_33_37">.</text:span><text:span text:style-name="_39_03"> </text:span><text:span text:style-name="_32_689">W</text:span><text:span text:style-name="_38_89">e</text:span><text:span text:style-name="_39_03"> </text:span><text:span text:style-name="_32_260">s</text:span><text:span text:style-name="_33_22">p</text:span><text:span text:style-name="_31_423">e</text:span><text:span text:style-name="_32_038">n</text:span><text:span text:style-name="_38_17">d</text:span><text:span text:style-name="_39_02"> </text:span><text:span text:style-name="_32_497">m</text:span><text:span text:style-name="_34_51">o</text:span><text:span text:style-name="_31_741">r</text:span><text:span text:style-name="_32_218">e</text:span><text:span text:style-name="_32_"> </text:span><text:span text:style-name="_31_495">o</text:span><text:span text:style-name="_32_470">n</text:span><text:span text:style-name="_32_"> </text:span><text:span text:style-name="_31_786">o</text:span><text:span text:style-name="_32_575">u</text:span><text:span text:style-name="_38_53">r</text:span><text:span text:style-name="_39_02"> </text:span><text:span text:style-name="_32_041">m</text:span><text:span text:style-name="_37_69">i</text:span><text:span text:style-name="_31_537">l</text:span><text:span text:style-name="_32_497">i</text:span><text:span text:style-name="_34_21">t</text:span><text:span text:style-name="_31_711">a</text:span><text:span text:style-name="_32_581">r</text:span><text:span text:style-name="_36_34">y</text:span><text:span text:style-name="_39_02"> </text:span><text:span text:style-name="_32_389">t</text:span><text:span text:style-name="_32_86">h</text:span><text:span text:style-name="_31_315">a</text:span><text:span text:style-name="_32_689">n</text:span><text:span text:style-name="_33_"> </text:span><text:span text:style-name="_31_681">t</text:span><text:span text:style-name="_32_614">h</text:span><text:span text:style-name="_38_95">e</text:span><text:span text:style-name="_39_02"> </text:span><text:span text:style-name="_32_254">n</text:span><text:span text:style-name="_36_43">e</text:span><text:span text:style-name="_31_201">x</text:span><text:span text:style-name="_32_317">t</text:span><text:span text:style-name="_33_"> </text:span><text:span text:style-name="_31_174">e</text:span><text:span text:style-name="_32_221">i</text:span><text:span text:style-name="_32_83">g</text:span><text:span text:style-name="_31_417">h</text:span><text:span text:style-name="_32_497">t</text:span><text:span text:style-name="_32_"> </text:span><text:span text:style-name="_31_210">n</text:span><text:span text:style-name="_32_395">a</text:span><text:span text:style-name="_36_37">t</text:span><text:span text:style-name="_31_537">i</text:span><text:span text:style-name="_32_299">o</text:span><text:span text:style-name="_34_18">n</text:span><text:span text:style-name="_31_525">s</text:span><text:span text:style-name="_31_803"> </text:span><text:span text:style-name="_37_78">c</text:span><text:span text:style-name="_31_423">o</text:span><text:span text:style-name="_32_149">m</text:span><text:span text:style-name="_37_90">b</text:span><text:span text:style-name="_31_129">i</text:span><text:span text:style-name="_32_515">n</text:span><text:span text:style-name="_34_15">e</text:span><text:span text:style-name="_31_750">d</text:span><text:span text:style-name="_32_329">.</text:span><text:span text:style-name="_32_"> </text:span><text:span text:style-name="_31_417">O</text:span><text:span text:style-name="_32_677">u</text:span><text:span text:style-name="_35_29">r</text:span><text:span text:style-name="_39_02"> </text:span><text:span text:style-name="_32_041">t</text:span><text:span text:style-name="_34_45">r</text:span><text:span text:style-name="_31_582">o</text:span><text:span text:style-name="_32_287">o</text:span><text:span text:style-name="_37_03">p</text:span><text:span text:style-name="_31_426">s</text:span><text:span text:style-name="_31_803"> </text:span><text:span text:style-name="_32_50">a</text:span><text:span text:style-name="_31_393">r</text:span><text:span text:style-name="_32_299">e</text:span><text:span text:style-name="_32_"> </text:span><text:span text:style-name="_31_537">t</text:span><text:span text:style-name="_32_299">h</text:span><text:span text:style-name="_37_18">e</text:span><text:span text:style-name="_39_02"> </text:span><text:span text:style-name="_32_209">f</text:span><text:span text:style-name="_34_21">i</text:span><text:span text:style-name="_31_726">n</text:span><text:span text:style-name="_32_215">e</text:span><text:span text:style-name="_35_89">s</text:span><text:span text:style-name="_31_501">t</text:span><text:span text:style-name="_31_802"> </text:span><text:span text:style-name="_37_09">f</text:span><text:span text:style-name="_31_561">i</text:span><text:span text:style-name="_32_050">g</text:span><text:span text:style-name="_38_11">h</text:span><text:span text:style-name="_31_321">t</text:span><text:span text:style-name="_32_437">i</text:span><text:span text:style-name="_38_86">n</text:span><text:span text:style-name="_31_183">g</text:span><text:span text:style-name="_31_802"> </text:span><text:span text:style-name="_34_93">f</text:span><text:span text:style-name="_31_798">o</text:span><text:span text:style-name="_32_473">r</text:span><text:span text:style-name="_33_40">c</text:span><text:span text:style-name="_31_237">e</text:span><text:span text:style-name="_31_802"> </text:span><text:span text:style-name="_33_13">i</text:span><text:span text:style-name="_31_717">n</text:span><text:span text:style-name="_31_803"> </text:span><text:span text:style-name="_36_61">t</text:span><text:span text:style-name="_31_714">h</text:span><text:span text:style-name="_32_119">e</text:span><text:span text:style-name="_33_"> </text:span><text:span text:style-name="_31_423">h</text:span><text:span text:style-name="_32_209">i</text:span><text:span text:style-name="_38_26">s</text:span><text:span text:style-name="_31_789">t</text:span><text:span text:style-name="_32_146">o</text:span><text:span text:style-name="_38_77">r</text:span><text:span text:style-name="_31_564">y</text:span><text:span text:style-name="_31_802"> </text:span><text:span text:style-name="_32_77">o</text:span><text:span text:style-name="_31_669">f</text:span><text:span text:style-name="_31_802"> </text:span><text:span text:style-name="_37_69">t</text:span><text:span text:style-name="_31_315">h</text:span><text:span text:style-name="_32_230">e</text:span><text:span text:style-name="_33_"> </text:span><text:span text:style-name="_31_177">w</text:span><text:span text:style-name="_32_155">o</text:span><text:span text:style-name="_34_45">r</text:span><text:span text:style-name="_31_501">l</text:span><text:span text:style-name="_32_590">d</text:span><text:span text:style-name="_37_09">.</text:span><text:span text:style-name="_39_02"> </text:span><text:span text:style-name="_32_509">N</text:span><text:span text:style-name="_32_65">o</text:span><text:span text:style-name="_39_02"> </text:span><text:span text:style-name="_32_038">n</text:span><text:span text:style-name="_38_23">a</text:span><text:span text:style-name="_31_705">t</text:span><text:span text:style-name="_32_317">i</text:span><text:span text:style-name="_38_86">o</text:span><text:span text:style-name="_31_783">n</text:span><text:span text:style-name="_31_802"> </text:span><text:span text:style-name="_38_83">a</text:span><text:span text:style-name="_31_573">t</text:span><text:span text:style-name="_32_293">t</text:span><text:span text:style-name="_38_98">a</text:span><text:span text:style-name="_31_792">c</text:span><text:span text:style-name="_32_086">k</text:span><text:span text:style-name="_35_89">s</text:span><text:span text:style-name="_39_03"> </text:span><text:span text:style-name="_32_158">u</text:span><text:span text:style-name="_38_56">s</text:span><text:span text:style-name="_39_02"> </text:span><text:span text:style-name="_32_623">d</text:span><text:span text:style-name="_34_57">i</text:span><text:span text:style-name="_31_777">r</text:span><text:span text:style-name="_32_614">e</text:span><text:span text:style-name="_32_38">c</text:span><text:span text:style-name="_31_321">t</text:span><text:span text:style-name="_32_137">l</text:span><text:span text:style-name="_34_96">y</text:span><text:span text:style-name="_31_177">,</text:span><text:span text:style-name="_31_802"> </text:span><text:span text:style-name="_38_53">o</text:span><text:span text:style-name="_31_705">r</text:span><text:span text:style-name="_31_803"> </text:span><text:span text:style-name="_35_38">o</text:span><text:span text:style-name="_31_147">u</text:span><text:span text:style-name="_32_245">r</text:span><text:span text:style-name="_33_"> </text:span><text:span text:style-name="_31_711">a</text:span><text:span text:style-name="_32_329">l</text:span><text:span text:style-name="_38_17">l</text:span><text:span text:style-name="_31_345">i</text:span><text:span text:style-name="_32_086">e</text:span><text:span text:style-name="_32_29">s</text:span><text:span text:style-name="_31_309">,</text:span><text:span text:style-name="_31_803"> </text:span><text:span text:style-name="_35_98">b</text:span><text:span text:style-name="_31_435">e</text:span><text:span text:style-name="_32_662">c</text:span><text:span text:style-name="_33_07">a</text:span><text:span text:style-name="_31_534">u</text:span><text:span text:style-name="_32_608">s</text:span><text:span text:style-name="_38_53">e</text:span><text:span text:style-name="_39_03"> </text:span><text:span text:style-name="_32_401">t</text:span><text:span text:style-name="_38_50">h</text:span><text:span text:style-name="_31_315">e</text:span><text:span text:style-name="_32_617">y</text:span><text:span text:style-name="_33_"> </text:span><text:span text:style-name="_31_258">k</text:span><text:span text:style-name="_32_071">n</text:span><text:span text:style-name="_37_81">o</text:span><text:span text:style-name="_31_537">w</text:span><text:span text:style-name="_31_802"> </text:span><text:span text:style-name="_33_01">t</text:span><text:span text:style-name="_31_495">h</text:span><text:span text:style-name="_32_254">a</text:span><text:span text:style-name="_32_77">t</text:span><text:span text:style-name="_31_489">'</text:span><text:span text:style-name="_32_641">s</text:span><text:span text:style-name="_33_"> </text:span><text:span text:style-name="_31_309">t</text:span><text:span text:style-name="_32_146">h</text:span><text:span text:style-name="_34_63">e</text:span><text:span text:style-name="_39_02"> </text:span><text:span text:style-name="_32_650">p</text:span><text:span text:style-name="_37_03">a</text:span><text:span text:style-name="_31_165">t</text:span><text:span text:style-name="_32_209">h</text:span><text:span text:style-name="_33_"> </text:span><text:span text:style-name="_31_501">t</text:span><text:span text:style-name="_32_329">o</text:span><text:span text:style-name="_33_"> </text:span><text:span text:style-name="_31_717">r</text:span><text:span text:style-name="_32_083">u</text:span><text:span text:style-name="_38_77">i</text:span><text:span text:style-name="_31_150">n</text:span><text:span text:style-name="_32_605">.</text:span><text:span text:style-name="_32_"> </text:span><text:span text:style-name="_31_357">S</text:span><text:span text:style-name="_32_479">u</text:span><text:span text:style-name="_37_69">r</text:span><text:span text:style-name="_31_390">v</text:span><text:span text:style-name="_32_287">e</text:span><text:span text:style-name="_32_38">y</text:span><text:span text:style-name="_31_201">s</text:span><text:span text:style-name="_31_803"> </text:span><text:span text:style-name="_33_46">s</text:span><text:span text:style-name="_31_579">h</text:span><text:span text:style-name="_32_245">o</text:span><text:span text:style-name="_35_89">w</text:span><text:span text:style-name="_39_03"> </text:span><text:span text:style-name="_32_431">o</text:span><text:span text:style-name="_33_10">u</text:span><text:span text:style-name="_31_357">r</text:span><text:span text:style-name="_31_803"> </text:span><text:span text:style-name="_33_10">s</text:span><text:span text:style-name="_31_561">t</text:span><text:span text:style-name="_32_647">a</text:span><text:span text:style-name="_35_02">n</text:span><text:span text:style-name="_31_135">d</text:span><text:span text:style-name="_32_257">i</text:span><text:span text:style-name="_34_15">n</text:span><text:span text:style-name="_31_402">g</text:span><text:span text:style-name="_31_802"> </text:span><text:span text:style-name="_32_47">a</text:span><text:span text:style-name="_31_501">r</text:span><text:span text:style-name="_32_110">o</text:span><text:span text:style-name="_34_15">u</text:span><text:span text:style-name="_31_438">n</text:span><text:span text:style-name="_32_101">d</text:span><text:span text:style-name="_32_"> </text:span><text:span text:style-name="_31_357">t</text:span><text:span text:style-name="_32_683">h</text:span><text:span text:style-name="_32_74">e</text:span><text:span text:style-name="_39_03"> </text:span><text:span text:style-name="_32_245">w</text:span><text:span text:style-name="_34_27">o</text:span><text:span text:style-name="_31_201">r</text:span><text:span text:style-name="_32_149">l</text:span><text:span text:style-name="_35_02">d</text:span><text:span text:style-name="_39_02"> </text:span><text:span text:style-name="_32_245">i</text:span><text:span text:style-name="_35_17">s</text:span><text:span text:style-name="_39_02"> </text:span><text:span text:style-name="_32_158">h</text:span><text:span text:style-name="_33_01">i</text:span><text:span text:style-name="_31_783">g</text:span><text:span text:style-name="_32_395">h</text:span><text:span text:style-name="_35_38">e</text:span><text:span text:style-name="_31_525">r</text:span><text:span text:style-name="_31_803"> </text:span><text:span text:style-name="_32_29">t</text:span><text:span text:style-name="_31_402">h</text:span><text:span text:style-name="_32_251">a</text:span><text:span text:style-name="_38_77">n</text:span><text:span text:style-name="_39_02"> </text:span><text:span text:style-name="_32_101">w</text:span><text:span text:style-name="_33_07">h</text:span><text:span text:style-name="_31_246">e</text:span><text:span text:style-name="_32_461">n</text:span><text:span text:style-name="_33_"> </text:span><text:span text:style-name="_31_597">I</text:span><text:span text:style-name="_31_802"> </text:span><text:span text:style-name="_38_53">w</text:span><text:span text:style-name="_31_147">a</text:span><text:span text:style-name="_32_650">s</text:span><text:span text:style-name="_32_"> </text:span><text:span text:style-name="_31_366">e</text:span><text:span text:style-name="_32_041">l</text:span><text:span text:style-name="_38_23">e</text:span><text:span text:style-name="_31_690">c</text:span><text:span text:style-name="_32_509">t</text:span><text:span text:style-name="_33_07">e</text:span><text:span text:style-name="_31_237">d</text:span><text:span text:style-name="_31_802"> </text:span><text:span text:style-name="_38_17">t</text:span><text:span text:style-name="_31_753">o</text:span><text:span text:style-name="_31_802"> </text:span><text:span text:style-name="_33_49">t</text:span><text:span text:style-name="_31_531">h</text:span><text:span text:style-name="_32_509">i</text:span><text:span text:style-name="_38_26">s</text:span><text:span text:style-name="_39_03"> </text:span><text:span text:style-name="_32_266">o</text:span><text:span text:style-name="_36_37">f</text:span><text:span text:style-name="_31_357">f</text:span><text:span text:style-name="_32_257">i</text:span><text:span text:style-name="_35_20">c</text:span><text:span text:style-name="_31_705">e</text:span><text:span text:style-name="_32_137">,</text:span><text:span text:style-name="_32_"> </text:span><text:span text:style-name="_31_786">a</text:span><text:span text:style-name="_32_407">n</text:span><text:span text:style-name="_38_17">d</text:span><text:span text:style-name="_39_03"> </text:span><text:span text:style-name="_32_209">w</text:span><text:span text:style-name="_34_66">h</text:span><text:span text:style-name="_31_399">e</text:span><text:span text:style-name="_32_617">n</text:span><text:span text:style-name="_32_"> </text:span><text:span text:style-name="_31_705">i</text:span><text:span text:style-name="_32_437">t</text:span><text:span text:style-name="_33_"> </text:span><text:span text:style-name="_31_168">c</text:span><text:span text:style-name="_32_050">o</text:span><text:span text:style-name="_35_29">m</text:span><text:span text:style-name="_31_543">e</text:span><text:span text:style-name="_32_626">s</text:span><text:span text:style-name="_32_"> </text:span><text:span text:style-name="_31_321">t</text:span><text:span text:style-name="_32_137">o</text:span><text:span text:style-name="_32_"> </text:span><text:span text:style-name="_31_207">e</text:span><text:span text:style-name="_32_410">v</text:span><text:span text:style-name="_35_38">e</text:span><text:span text:style-name="_31_345">r</text:span><text:span text:style-name="_32_572">y</text:span><text:span text:style-name="_32_"> </text:span><text:span text:style-name="_31_525">i</text:span><text:span text:style-name="_32_605">m</text:span><text:span text:style-name="_32_71">p</text:span><text:span text:style-name="_31_534">o</text:span><text:span text:style-name="_32_653">r</text:span><text:span text:style-name="_36_73">t</text:span><text:span text:style-name="_31_678">a</text:span><text:span text:style-name="_32_515">n</text:span><text:span text:style-name="_36_25">t</text:span><text:span text:style-name="_39_03"> </text:span><text:span text:style-name="_32_437">i</text:span><text:span text:style-name="_34_87">n</text:span><text:span text:style-name="_31_525">t</text:span><text:span text:style-name="_32_446">e</text:span><text:span text:style-name="_34_45">r</text:span><text:span text:style-name="_31_255">n</text:span><text:span text:style-name="_32_038">a</text:span><text:span text:style-name="_32_65">t</text:span><text:span text:style-name="_31_381">i</text:span><text:span text:style-name="_32_515">o</text:span><text:span text:style-name="_32_86">n</text:span><text:span text:style-name="_31_597">a</text:span><text:span text:style-name="_32_245">l</text:span><text:span text:style-name="_32_"> </text:span><text:span text:style-name="_31_309">i</text:span><text:span text:style-name="_32_404">s</text:span><text:span text:style-name="_34_30">s</text:span><text:span text:style-name="_31_678">u</text:span><text:span text:style-name="_32_575">e</text:span><text:span text:style-name="_36_37">,</text:span><text:span text:style-name="_39_02"> </text:span><text:span text:style-name="_32_662">p</text:span><text:span text:style-name="_36_43">e</text:span><text:span text:style-name="_31_138">o</text:span><text:span text:style-name="_32_323">p</text:span><text:span text:style-name="_33_49">l</text:span><text:span text:style-name="_31_129">e</text:span><text:span text:style-name="_31_802"> </text:span><text:span text:style-name="_38_41">o</text:span><text:span text:style-name="_31_597">f</text:span><text:span text:style-name="_31_802"> </text:span><text:span text:style-name="_34_57">t</text:span><text:span text:style-name="_31_786">h</text:span><text:span text:style-name="_32_083">e</text:span><text:span text:style-name="_32_"> </text:span><text:span text:style-name="_31_717">w</text:span><text:span text:style-name="_32_683">o</text:span><text:span text:style-name="_36_97">r</text:span><text:span text:style-name="_31_381">l</text:span><text:span text:style-name="_32_158">d</text:span><text:span text:style-name="_32_"> </text:span><text:span text:style-name="_31_255">d</text:span><text:span text:style-name="_32_506">o</text:span><text:span text:style-name="_32_"> </text:span><text:span text:style-name="_31_150">n</text:span><text:span text:style-name="_32_443">o</text:span><text:span text:style-name="_37_81">t</text:span><text:span text:style-name="_39_02"> </text:span><text:span text:style-name="_32_389">l</text:span><text:span text:style-name="_38_95">o</text:span><text:span text:style-name="_31_534">o</text:span><text:span text:style-name="_32_317">k</text:span><text:span text:style-name="_32_"> </text:span><text:span text:style-name="_31_345">t</text:span><text:span text:style-name="_32_653">o</text:span><text:span text:style-name="_33_"> </text:span><text:span text:style-name="_31_177">P</text:span><text:span text:style-name="_32_035">e</text:span><text:span text:style-name="_35_89">i</text:span><text:span text:style-name="_31_258">p</text:span><text:span text:style-name="_32_149">i</text:span><text:span text:style-name="_32_50">n</text:span><text:span text:style-name="_31_435">g</text:span><text:span text:style-name="_31_802"> </text:span><text:span text:style-name="_37_81">o</text:span><text:span text:style-name="_31_537">r</text:span><text:span text:style-name="_31_802"> </text:span><text:span text:style-name="_37_69">M</text:span><text:span text:style-name="_31_174">o</text:span><text:span text:style-name="_32_320">s</text:span><text:span text:style-name="_36_10">c</text:span><text:span text:style-name="_31_219">o</text:span><text:span text:style-name="_32_221">w</text:span><text:span text:style-name="_33_"> </text:span><text:span text:style-name="_31_501">t</text:span><text:span text:style-name="_32_605">o</text:span><text:span text:style-name="_32_"> </text:span><text:span text:style-name="_31_537">l</text:span><text:span text:style-name="_32_659">e</text:span><text:span text:style-name="_35_98">a</text:span><text:span text:style-name="_31_249">d</text:span><text:span text:style-name="_31_802"> </text:span>--<text:span text:style-name="_31_803"> </text:span><text:span text:style-name="_35_29">t</text:span><text:span text:style-name="_31_183">h</text:span><text:span text:style-name="_32_290">e</text:span><text:span text:style-name="_38_77">y</text:span><text:span text:style-name="_39_02"> </text:span><text:span text:style-name="_32_152">c</text:span><text:span text:style-name="_34_66">a</text:span><text:span text:style-name="_31_537">l</text:span><text:span text:style-name="_32_641">l</text:span><text:span text:style-name="_32_"> </text:span><text:span text:style-name="_31_570">u</text:span><text:span text:style-name="_32_440">s</text:span><text:span text:style-name="_36_01">.</text:span></text:p>
      <text:p text:style-name="P1"><text:span text:style-name="_32_065">I</text:span><text:span text:style-name="_33_"> </text:span><text:span text:style-name="_31_201">m</text:span><text:span text:style-name="_32_218">e</text:span><text:span text:style-name="_37_75">a</text:span><text:span text:style-name="_31_141">n</text:span><text:span text:style-name="_32_509">,</text:span><text:span text:style-name="_32_"> </text:span><text:span text:style-name="_31_177">i</text:span><text:span text:style-name="_32_653">t</text:span><text:span text:style-name="_33_13">'</text:span><text:span text:style-name="_31_537">s</text:span><text:span text:style-name="_31_803"> </text:span><text:span text:style-name="_32_38">u</text:span><text:span text:style-name="_31_420">s</text:span><text:span text:style-name="_32_626">e</text:span><text:span text:style-name="_36_73">f</text:span><text:span text:style-name="_31_207">u</text:span><text:span text:style-name="_32_425">l</text:span><text:span text:style-name="_32_"> </text:span><text:span text:style-name="_31_357">t</text:span><text:span text:style-name="_32_101">o</text:span><text:span text:style-name="_32_"> </text:span><text:span text:style-name="_31_321">l</text:span><text:span text:style-name="_32_215">e</text:span><text:span text:style-name="_37_78">v</text:span><text:span text:style-name="_31_573">e</text:span><text:span text:style-name="_32_113">l</text:span><text:span text:style-name="_32_"> </text:span><text:span text:style-name="_31_177">t</text:span><text:span text:style-name="_32_086">h</text:span><text:span text:style-name="_37_03">e</text:span><text:span text:style-name="_39_02"> </text:span><text:span text:style-name="_32_692">s</text:span><text:span text:style-name="_37_18">e</text:span><text:span text:style-name="_31_537">t</text:span><text:span text:style-name="_31_803"> </text:span><text:span text:style-name="_37_18">h</text:span><text:span text:style-name="_31_351">e</text:span><text:span text:style-name="_32_617">r</text:span><text:span text:style-name="_38_41">e</text:span><text:span text:style-name="_31_573">,</text:span><text:span text:style-name="_31_802"> </text:span><text:span text:style-name="_36_07">b</text:span><text:span text:style-name="_31_354">e</text:span><text:span text:style-name="_32_038">c</text:span><text:span text:style-name="_36_79">a</text:span><text:span text:style-name="_31_723">u</text:span><text:span text:style-name="_32_086">s</text:span><text:span text:style-name="_34_57">e</text:span><text:span text:style-name="_39_02"> </text:span><text:span text:style-name="_32_425">w</text:span><text:span text:style-name="_35_26">h</text:span><text:span text:style-name="_31_543">e</text:span><text:span text:style-name="_32_569">n</text:span><text:span text:style-name="_32_"> </text:span><text:span text:style-name="_31_141">w</text:span><text:span text:style-name="_32_605">e</text:span><text:span text:style-name="_33_"> </text:span><text:span text:style-name="_31_150">d</text:span><text:span text:style-name="_32_647">o</text:span><text:span text:style-name="_32_29">n</text:span><text:span text:style-name="_31_201">'</text:span><text:span text:style-name="_32_641">t</text:span><text:span text:style-name="_36_97">,</text:span><text:span text:style-name="_39_02"> </text:span><text:span text:style-name="_32_221">w</text:span><text:span text:style-name="_34_21">e</text:span><text:span text:style-name="_39_03"> </text:span><text:span text:style-name="_32_518">d</text:span><text:span text:style-name="_33_07">o</text:span><text:span text:style-name="_31_489">n</text:span><text:span text:style-name="_32_257">'</text:span><text:span text:style-name="_38_89">t</text:span><text:span text:style-name="_39_02"> </text:span><text:span text:style-name="_32_137">m</text:span><text:span text:style-name="_34_30">a</text:span><text:span text:style-name="_31_600">k</text:span><text:span text:style-name="_32_077">e</text:span><text:span text:style-name="_33_"> </text:span><text:span text:style-name="_31_714">g</text:span><text:span text:style-name="_32_575">o</text:span><text:span text:style-name="_35_98">o</text:span><text:span text:style-name="_31_723">d</text:span><text:span text:style-name="_31_802"> </text:span><text:span text:style-name="_36_10">d</text:span><text:span text:style-name="_31_603">e</text:span><text:span text:style-name="_32_698">c</text:span><text:span text:style-name="_38_77">i</text:span><text:span text:style-name="_31_144">s</text:span><text:span text:style-name="_32_317">i</text:span><text:span text:style-name="_35_98">o</text:span><text:span text:style-name="_31_747">n</text:span><text:span text:style-name="_32_281">s</text:span><text:span text:style-name="_33_37">.</text:span></text:p>
      <text:p text:style-name="P1"><text:span text:style-name="_32_389">N</text:span><text:span text:style-name="_35_29">o</text:span><text:span text:style-name="_31_345">w</text:span><text:span text:style-name="_32_317">,</text:span><text:span text:style-name="_32_"> </text:span><text:span text:style-name="_31_207">a</text:span><text:span text:style-name="_32_050">s</text:span><text:span text:style-name="_33_"> </text:span><text:span text:style-name="_31_216">s</text:span><text:span text:style-name="_32_650">o</text:span><text:span text:style-name="_33_37">m</text:span><text:span text:style-name="_31_723">e</text:span><text:span text:style-name="_32_518">o</text:span><text:span text:style-name="_38_98">n</text:span><text:span text:style-name="_31_243">e</text:span><text:span text:style-name="_31_803"> </text:span><text:span text:style-name="_34_09">w</text:span><text:span text:style-name="_31_606">h</text:span><text:span text:style-name="_32_503">o</text:span><text:span text:style-name="_33_"> </text:span><text:span text:style-name="_31_687">b</text:span><text:span text:style-name="_32_590">e</text:span><text:span text:style-name="_33_07">g</text:span><text:span text:style-name="_31_237">i</text:span><text:span text:style-name="_32_266">n</text:span><text:span text:style-name="_34_93">s</text:span><text:span text:style-name="_39_03"> </text:span><text:span text:style-name="_32_647">e</text:span><text:span text:style-name="_38_62">v</text:span><text:span text:style-name="_31_150">e</text:span><text:span text:style-name="_32_221">r</text:span><text:span text:style-name="_36_40">y</text:span><text:span text:style-name="_39_02"> </text:span><text:span text:style-name="_32_482">d</text:span><text:span text:style-name="_36_67">a</text:span><text:span text:style-name="_31_177">y</text:span><text:span text:style-name="_31_802"> </text:span><text:span text:style-name="_34_21">w</text:span><text:span text:style-name="_31_573">i</text:span><text:span text:style-name="_32_293">t</text:span><text:span text:style-name="_35_89">h</text:span><text:span text:style-name="_39_02"> </text:span><text:span text:style-name="_32_410">a</text:span><text:span text:style-name="_36_31">n</text:span><text:span text:style-name="_39_03"> </text:span><text:span text:style-name="_32_677">i</text:span><text:span text:style-name="_35_02">n</text:span><text:span text:style-name="_31_165">t</text:span><text:span text:style-name="_32_515">e</text:span><text:span text:style-name="_34_21">l</text:span><text:span text:style-name="_31_129">l</text:span><text:span text:style-name="_32_653">i</text:span><text:span text:style-name="_34_87">g</text:span><text:span text:style-name="_31_750">e</text:span><text:span text:style-name="_32_086">n</text:span><text:span text:style-name="_33_40">c</text:span><text:span text:style-name="_31_345">e</text:span><text:span text:style-name="_31_802"> </text:span><text:span text:style-name="_33_07">b</text:span><text:span text:style-name="_31_489">r</text:span><text:span text:style-name="_32_113">i</text:span><text:span text:style-name="_38_14">e</text:span><text:span text:style-name="_31_177">f</text:span><text:span text:style-name="_32_137">i</text:span><text:span text:style-name="_34_87">n</text:span><text:span text:style-name="_31_690">g</text:span><text:span text:style-name="_32_509">,</text:span><text:span text:style-name="_33_"> </text:span><text:span text:style-name="_31_213">I</text:span><text:span text:style-name="_31_803"> </text:span><text:span text:style-name="_38_26">k</text:span><text:span text:style-name="_31_435">n</text:span><text:span text:style-name="_32_581">o</text:span><text:span text:style-name="_32_77">w</text:span><text:span text:style-name="_39_02"> </text:span><text:span text:style-name="_32_281">t</text:span><text:span text:style-name="_34_99">h</text:span><text:span text:style-name="_31_381">i</text:span><text:span text:style-name="_32_230">s</text:span><text:span text:style-name="_32_"> </text:span><text:span text:style-name="_31_141">i</text:span><text:span text:style-name="_32_209">s</text:span><text:span text:style-name="_32_"> </text:span><text:span text:style-name="_31_597">a</text:span><text:span text:style-name="_31_802"> </text:span><text:soft-page-break/><text:span text:style-name="_36_10">d</text:span><text:span text:style-name="_31_255">a</text:span><text:span text:style-name="_32_467">n</text:span><text:span text:style-name="_34_66">g</text:span><text:span text:style-name="_31_330">e</text:span><text:span text:style-name="_32_389">r</text:span><text:span text:style-name="_36_43">o</text:span><text:span text:style-name="_31_543">u</text:span><text:span text:style-name="_32_302">s</text:span><text:span text:style-name="_33_"> </text:span><text:span text:style-name="_31_429">t</text:span><text:span text:style-name="_32_317">i</text:span><text:span text:style-name="_36_97">m</text:span><text:span text:style-name="_31_669">e</text:span><text:span text:style-name="_32_245">.</text:span><text:span text:style-name="_33_"> </text:span><text:span text:style-name="_31_777">B</text:span><text:span text:style-name="_32_437">u</text:span><text:span text:style-name="_36_97">t</text:span><text:span text:style-name="_39_02"> </text:span><text:span text:style-name="_32_437">t</text:span><text:span text:style-name="_32_86">h</text:span><text:span text:style-name="_31_399">a</text:span><text:span text:style-name="_32_509">t</text:span><text:span text:style-name="_38_05">'</text:span><text:span text:style-name="_31_177">s</text:span><text:span text:style-name="_31_803"> </text:span><text:span text:style-name="_34_51">n</text:span><text:span text:style-name="_31_246">o</text:span><text:span text:style-name="_32_029">n</text:span><text:span text:style-name="_32_"> </text:span><text:span text:style-name="_31_219">p</text:span><text:span text:style-name="_32_569">r</text:span><text:span text:style-name="_35_89">i</text:span><text:span text:style-name="_31_201">m</text:span><text:span text:style-name="_32_434">a</text:span><text:span text:style-name="_33_13">r</text:span><text:span text:style-name="_31_717">i</text:span><text:span text:style-name="_32_425">l</text:span><text:span text:style-name="_34_21">y</text:span><text:span text:style-name="_39_02"> </text:span><text:span text:style-name="_32_119">b</text:span><text:span text:style-name="_34_54">e</text:span><text:span text:style-name="_31_330">c</text:span><text:span text:style-name="_32_323">a</text:span><text:span text:style-name="_37_90">u</text:span><text:span text:style-name="_31_144">s</text:span><text:span text:style-name="_32_209">e</text:span><text:span text:style-name="_33_"> </text:span><text:span text:style-name="_31_141">o</text:span><text:span text:style-name="_32_617">f</text:span><text:span text:style-name="_33_"> </text:span><text:span text:style-name="_31_396">s</text:span><text:span text:style-name="_32_086">o</text:span><text:span text:style-name="_34_09">m</text:span><text:span text:style-name="_31_717">e</text:span><text:span text:style-name="_31_803"> </text:span><text:span text:style-name="_33_37">l</text:span><text:span text:style-name="_31_618">o</text:span><text:span text:style-name="_32_659">o</text:span><text:span text:style-name="_34_45">m</text:span><text:span text:style-name="_31_129">i</text:span><text:span text:style-name="_32_683">n</text:span><text:span text:style-name="_34_54">g</text:span><text:span text:style-name="_39_03"> </text:span><text:span text:style-name="_32_284">s</text:span><text:span text:style-name="_37_78">u</text:span><text:span text:style-name="_31_567">p</text:span><text:span text:style-name="_32_686">e</text:span><text:span text:style-name="_36_01">r</text:span><text:span text:style-name="_31_258">p</text:span><text:span text:style-name="_32_479">o</text:span><text:span text:style-name="_35_17">w</text:span><text:span text:style-name="_31_777">e</text:span><text:span text:style-name="_32_509">r</text:span><text:span text:style-name="_32_"> </text:span><text:span text:style-name="_31_678">o</text:span><text:span text:style-name="_32_407">u</text:span><text:span text:style-name="_38_17">t</text:span><text:span text:style-name="_39_02"> </text:span><text:span text:style-name="_32_041">t</text:span><text:span text:style-name="_38_50">h</text:span><text:span text:style-name="_31_579">e</text:span><text:span text:style-name="_32_329">r</text:span><text:span text:style-name="_38_17">e</text:span><text:span text:style-name="_31_741">,</text:span><text:span text:style-name="_31_802"> </text:span><text:span text:style-name="_37_03">a</text:span><text:span text:style-name="_31_390">n</text:span><text:span text:style-name="_32_281">d</text:span><text:span text:style-name="_33_"> </text:span><text:span text:style-name="_31_132">s</text:span><text:span text:style-name="_32_290">u</text:span><text:span text:style-name="_36_01">r</text:span><text:span text:style-name="_31_318">e</text:span><text:span text:style-name="_32_425">l</text:span><text:span text:style-name="_35_20">y</text:span><text:span text:style-name="_39_03"> </text:span><text:span text:style-name="_32_431">n</text:span><text:span text:style-name="_37_06">o</text:span><text:span text:style-name="_31_561">n</text:span><text:span text:style-name="_31_802"> </text:span><text:span text:style-name="_36_34">b</text:span><text:span text:style-name="_31_399">e</text:span><text:span text:style-name="_32_518">c</text:span><text:span text:style-name="_32_83">a</text:span><text:span text:style-name="_31_315">u</text:span><text:span text:style-name="_32_590">s</text:span><text:span text:style-name="_32_65">e</text:span><text:span text:style-name="_39_02"> </text:span><text:span text:style-name="_32_137">o</text:span><text:span text:style-name="_38_89">f</text:span><text:span text:style-name="_39_03"> </text:span><text:span text:style-name="_32_086">d</text:span><text:span text:style-name="_36_37">i</text:span><text:span text:style-name="_31_429">m</text:span><text:span text:style-name="_32_509">i</text:span><text:span text:style-name="_36_07">n</text:span><text:span text:style-name="_31_237">i</text:span><text:span text:style-name="_32_290">s</text:span><text:span text:style-name="_36_31">h</text:span><text:span text:style-name="_31_543">e</text:span><text:span text:style-name="_32_590">d</text:span><text:span text:style-name="_33_"> </text:span><text:span text:style-name="_31_201">A</text:span><text:span text:style-name="_32_653">m</text:span><text:span text:style-name="_38_14">e</text:span><text:span text:style-name="_31_321">r</text:span><text:span text:style-name="_32_497">i</text:span><text:span text:style-name="_33_52">c</text:span><text:span text:style-name="_31_495">a</text:span><text:span text:style-name="_32_266">n</text:span><text:span text:style-name="_33_"> </text:span><text:span text:style-name="_31_798">s</text:span><text:span text:style-name="_32_149">t</text:span><text:span text:style-name="_36_73">r</text:span><text:span text:style-name="_31_171">e</text:span><text:span text:style-name="_32_623">n</text:span><text:span text:style-name="_37_78">g</text:span><text:span text:style-name="_31_309">t</text:span><text:span text:style-name="_32_221">h</text:span><text:span text:style-name="_38_05">.</text:span><text:span text:style-name="_39_02"> </text:span><text:span text:style-name="_32_281">I</text:span><text:span text:style-name="_36_97">n</text:span><text:span text:style-name="_39_02"> </text:span><text:span text:style-name="_32_497">t</text:span><text:span text:style-name="_34_87">o</text:span><text:span text:style-name="_31_726">d</text:span><text:span text:style-name="_32_143">a</text:span><text:span text:style-name="_33_46">y</text:span><text:span text:style-name="_31_345">'</text:span><text:span text:style-name="_32_653">s</text:span><text:span text:style-name="_33_"> </text:span><text:span text:style-name="_31_537">w</text:span><text:span text:style-name="_32_683">o</text:span><text:span text:style-name="_33_49">r</text:span><text:span text:style-name="_31_201">l</text:span><text:span text:style-name="_32_578">d</text:span><text:span text:style-name="_36_97">,</text:span><text:span text:style-name="_39_02"> </text:span><text:span text:style-name="_32_113">w</text:span><text:span text:style-name="_37_75">e</text:span><text:span text:style-name="_31_345">'</text:span><text:span text:style-name="_32_473">r</text:span><text:span text:style-name="_35_98">e</text:span><text:span text:style-name="_39_03"> </text:span><text:span text:style-name="_32_245">t</text:span><text:span text:style-name="_38_83">h</text:span><text:span text:style-name="_31_381">r</text:span><text:span text:style-name="_32_326">e</text:span><text:span text:style-name="_32_47">a</text:span><text:span text:style-name="_31_321">t</text:span><text:span text:style-name="_32_434">e</text:span><text:span text:style-name="_34_99">n</text:span><text:span text:style-name="_31_534">e</text:span><text:span text:style-name="_32_101">d</text:span><text:span text:style-name="_32_"> </text:span><text:span text:style-name="_31_489">l</text:span><text:span text:style-name="_32_614">e</text:span><text:span text:style-name="_33_04">s</text:span><text:span text:style-name="_31_345">s</text:span><text:span text:style-name="_31_803"> </text:span><text:span text:style-name="_32_50">b</text:span><text:span text:style-name="_31_540">y</text:span><text:span text:style-name="_31_802"> </text:span><text:span text:style-name="_37_03">e</text:span><text:span text:style-name="_31_546">v</text:span><text:span text:style-name="_32_401">i</text:span><text:span text:style-name="_33_49">l</text:span><text:span text:style-name="_39_03"> </text:span><text:span text:style-name="_32_587">e</text:span><text:span text:style-name="_33_13">m</text:span><text:span text:style-name="_31_582">p</text:span><text:span text:style-name="_32_425">i</text:span><text:span text:style-name="_36_25">r</text:span><text:span text:style-name="_31_222">e</text:span><text:span text:style-name="_32_212">s</text:span><text:span text:style-name="_32_"> </text:span><text:span text:style-name="_31_582">a</text:span><text:span text:style-name="_32_695">n</text:span><text:span text:style-name="_32_77">d</text:span><text:span text:style-name="_39_02"> </text:span><text:span text:style-name="_32_689">m</text:span><text:span text:style-name="_33_46">o</text:span><text:span text:style-name="_31_753">r</text:span><text:span text:style-name="_32_611">e</text:span><text:span text:style-name="_32_"> </text:span><text:span text:style-name="_31_423">b</text:span><text:span text:style-name="_32_086">y</text:span><text:span text:style-name="_32_"> </text:span><text:span text:style-name="_31_717">f</text:span><text:span text:style-name="_32_155">a</text:span><text:span text:style-name="_36_37">i</text:span><text:span text:style-name="_31_237">l</text:span><text:span text:style-name="_32_389">i</text:span><text:span text:style-name="_37_18">n</text:span><text:span text:style-name="_31_789">g</text:span><text:span text:style-name="_31_802"> </text:span><text:span text:style-name="_35_38">s</text:span><text:span text:style-name="_31_237">t</text:span><text:span text:style-name="_32_647">a</text:span><text:span text:style-name="_34_93">t</text:span><text:span text:style-name="_31_615">e</text:span><text:span text:style-name="_32_158">s</text:span><text:span text:style-name="_34_09">.</text:span></text:p>
      <text:p text:style-name="P1"><text:span text:style-name="_32_293">T</text:span><text:span text:style-name="_38_23">h</text:span><text:span text:style-name="_31_786">e</text:span><text:span text:style-name="_31_803"> </text:span><text:span text:style-name="_35_17">M</text:span><text:span text:style-name="_31_501">i</text:span><text:span text:style-name="_32_647">d</text:span><text:span text:style-name="_38_26">d</text:span><text:span text:style-name="_31_537">l</text:span><text:span text:style-name="_32_293">e</text:span><text:span text:style-name="_32_"> </text:span><text:span text:style-name="_31_177">E</text:span><text:span text:style-name="_32_479">a</text:span><text:span text:style-name="_33_58">s</text:span><text:span text:style-name="_31_705">t</text:span><text:span text:style-name="_31_803"> </text:span><text:span text:style-name="_34_09">i</text:span><text:span text:style-name="_31_165">s</text:span><text:span text:style-name="_31_802"> </text:span><text:span text:style-name="_32_35">g</text:span><text:span text:style-name="_31_366">o</text:span><text:span text:style-name="_32_389">i</text:span><text:span text:style-name="_36_79">n</text:span><text:span text:style-name="_31_726">g</text:span><text:span text:style-name="_31_803"> </text:span><text:span text:style-name="_34_81">t</text:span><text:span text:style-name="_31_258">h</text:span><text:span text:style-name="_32_473">r</text:span><text:span text:style-name="_34_15">o</text:span><text:span text:style-name="_31_438">u</text:span><text:span text:style-name="_32_407">g</text:span><text:span text:style-name="_33_01">h</text:span><text:span text:style-name="_39_02"> </text:span><text:span text:style-name="_32_497">a</text:span><text:span text:style-name="_33_"> </text:span><text:span text:style-name="_31_213">t</text:span><text:span text:style-name="_32_461">r</text:span><text:span text:style-name="_37_03">a</text:span><text:span text:style-name="_31_438">n</text:span><text:span text:style-name="_32_212">s</text:span><text:span text:style-name="_34_21">f</text:span><text:span text:style-name="_31_618">o</text:span><text:span text:style-name="_32_293">r</text:span><text:span text:style-name="_36_97">m</text:span><text:span text:style-name="_31_711">a</text:span><text:span text:style-name="_32_065">t</text:span><text:span text:style-name="_38_05">i</text:span><text:span text:style-name="_31_354">o</text:span><text:span text:style-name="_32_317">n</text:span><text:span text:style-name="_33_"> </text:span><text:span text:style-name="_31_165">t</text:span><text:span text:style-name="_32_122">h</text:span><text:span text:style-name="_38_11">a</text:span><text:span text:style-name="_31_561">t</text:span><text:span text:style-name="_31_802"> </text:span><text:span text:style-name="_32_65">w</text:span><text:span text:style-name="_31_525">i</text:span><text:span text:style-name="_32_149">l</text:span><text:span text:style-name="_37_81">l</text:span><text:span text:style-name="_39_02"> </text:span><text:span text:style-name="_32_611">p</text:span><text:span text:style-name="_37_81">l</text:span><text:span text:style-name="_31_222">a</text:span><text:span text:style-name="_32_221">y</text:span><text:span text:style-name="_32_"> </text:span><text:span text:style-name="_31_255">o</text:span><text:span text:style-name="_32_482">u</text:span><text:span text:style-name="_35_89">t</text:span><text:span text:style-name="_39_02"> </text:span><text:span text:style-name="_32_401">f</text:span><text:span text:style-name="_34_57">o</text:span><text:span text:style-name="_31_177">r</text:span><text:span text:style-name="_31_802"> </text:span><text:span text:style-name="_33_37">a</text:span><text:span text:style-name="_39_03"> </text:span><text:span text:style-name="_32_443">g</text:span><text:span text:style-name="_38_62">e</text:span><text:span text:style-name="_31_219">n</text:span><text:span text:style-name="_32_050">e</text:span><text:span text:style-name="_38_17">r</text:span><text:span text:style-name="_31_399">a</text:span><text:span text:style-name="_32_689">t</text:span><text:span text:style-name="_38_17">i</text:span><text:span text:style-name="_31_438">o</text:span><text:span text:style-name="_32_257">n</text:span><text:span text:style-name="_38_41">,</text:span><text:span text:style-name="_39_03"> </text:span><text:span text:style-name="_32_425">r</text:span><text:span text:style-name="_38_98">o</text:span><text:span text:style-name="_31_351">o</text:span><text:span text:style-name="_32_041">t</text:span><text:span text:style-name="_38_50">e</text:span><text:span text:style-name="_31_207">d</text:span><text:span text:style-name="_31_803"> </text:span><text:span text:style-name="_33_37">i</text:span><text:span text:style-name="_31_237">n</text:span><text:span text:style-name="_31_802"> </text:span><text:span text:style-name="_35_32">c</text:span><text:span text:style-name="_31_546">o</text:span><text:span text:style-name="_32_467">n</text:span><text:span text:style-name="_32_41">f</text:span><text:span text:style-name="_31_681">l</text:span><text:span text:style-name="_32_245">i</text:span><text:span text:style-name="_38_50">c</text:span><text:span text:style-name="_31_741">t</text:span><text:span text:style-name="_32_221">s</text:span><text:span text:style-name="_33_"> </text:span><text:span text:style-name="_31_345">t</text:span><text:span text:style-name="_32_323">h</text:span><text:span text:style-name="_38_50">a</text:span><text:span text:style-name="_31_597">t</text:span><text:span text:style-name="_31_803"> </text:span><text:span text:style-name="_36_79">d</text:span><text:span text:style-name="_31_582">a</text:span><text:span text:style-name="_32_317">t</text:span><text:span text:style-name="_32_29">e</text:span><text:span text:style-name="_39_03"> </text:span><text:span text:style-name="_32_302">b</text:span><text:span text:style-name="_34_99">a</text:span><text:span text:style-name="_31_672">c</text:span><text:span text:style-name="_32_410">k</text:span><text:span text:style-name="_33_"> </text:span><text:span text:style-name="_31_561">m</text:span><text:span text:style-name="_32_065">i</text:span><text:span text:style-name="_38_53">l</text:span><text:span text:style-name="_31_417">l</text:span><text:span text:style-name="_32_467">e</text:span><text:span text:style-name="_34_54">n</text:span><text:span text:style-name="_31_603">n</text:span><text:span text:style-name="_32_077">i</text:span><text:span text:style-name="_36_70">a</text:span><text:span text:style-name="_31_717">.</text:span><text:span text:style-name="_31_803"> </text:span><text:span text:style-name="_32_41">E</text:span><text:span text:style-name="_31_438">c</text:span><text:span text:style-name="_32_503">o</text:span><text:span text:style-name="_38_86">n</text:span><text:span text:style-name="_31_579">o</text:span><text:span text:style-name="_32_149">m</text:span><text:span text:style-name="_35_29">i</text:span><text:span text:style-name="_31_669">c</text:span><text:span text:style-name="_31_802"> </text:span><text:span text:style-name="_36_43">h</text:span><text:span text:style-name="_31_354">e</text:span><text:span text:style-name="_32_395">a</text:span><text:span text:style-name="_36_82">d</text:span><text:span text:style-name="_31_237">w</text:span><text:span text:style-name="_32_041">i</text:span><text:span text:style-name="_38_14">n</text:span><text:span text:style-name="_31_543">d</text:span><text:span text:style-name="_32_329">s</text:span><text:span text:style-name="_32_"> </text:span><text:span text:style-name="_31_570">a</text:span><text:span text:style-name="_32_077">r</text:span><text:span text:style-name="_34_99">e</text:span><text:span text:style-name="_39_03"> </text:span><text:span text:style-name="_32_047">b</text:span><text:span text:style-name="_35_29">l</text:span><text:span text:style-name="_31_678">o</text:span><text:span text:style-name="_32_653">w</text:span><text:span text:style-name="_35_89">i</text:span><text:span text:style-name="_31_399">n</text:span><text:span text:style-name="_32_662">g</text:span><text:span text:style-name="_32_"> </text:span><text:span text:style-name="_31_597">i</text:span><text:span text:style-name="_32_101">n</text:span><text:span text:style-name="_33_"> </text:span><text:span text:style-name="_31_177">f</text:span><text:span text:style-name="_32_257">r</text:span><text:span text:style-name="_32_77">o</text:span><text:span text:style-name="_31_165">m</text:span><text:span text:style-name="_31_803"> </text:span><text:span text:style-name="_37_69">a</text:span><text:span text:style-name="_39_02"> </text:span><text:span text:style-name="_32_113">C</text:span><text:span text:style-name="_32_38">h</text:span><text:span text:style-name="_31_177">i</text:span><text:span text:style-name="_32_323">n</text:span><text:span text:style-name="_35_26">e</text:span><text:span text:style-name="_31_756">s</text:span><text:span text:style-name="_32_617">e</text:span><text:span text:style-name="_32_"> </text:span><text:span text:style-name="_31_135">e</text:span><text:span text:style-name="_32_434">c</text:span><text:span text:style-name="_35_35">o</text:span><text:span text:style-name="_31_438">n</text:span><text:span text:style-name="_32_230">o</text:span><text:span text:style-name="_36_97">m</text:span><text:span text:style-name="_31_612">y</text:span><text:span text:style-name="_31_803"> </text:span><text:span text:style-name="_35_17">t</text:span><text:span text:style-name="_31_222">h</text:span><text:span text:style-name="_32_515">a</text:span><text:span text:style-name="_36_01">t</text:span><text:span text:style-name="_39_02"> </text:span><text:span text:style-name="_32_689">i</text:span><text:span text:style-name="_34_81">s</text:span><text:span text:style-name="_39_02"> </text:span><text:span text:style-name="_32_461">i</text:span><text:span text:style-name="_38_41">n</text:span><text:span text:style-name="_39_03"> </text:span><text:span text:style-name="_32_320">s</text:span><text:span text:style-name="_36_37">i</text:span><text:span text:style-name="_31_390">g</text:span><text:span text:style-name="_32_518">n</text:span><text:span text:style-name="_36_61">i</text:span><text:span text:style-name="_31_609">f</text:span><text:span text:style-name="_32_677">i</text:span><text:span text:style-name="_33_52">c</text:span><text:span text:style-name="_31_246">a</text:span><text:span text:style-name="_32_515">n</text:span><text:span text:style-name="_33_37">t</text:span><text:span text:style-name="_39_02"> </text:span><text:span text:style-name="_32_101">t</text:span><text:span text:style-name="_38_89">r</text:span><text:span text:style-name="_31_495">a</text:span><text:span text:style-name="_32_434">n</text:span><text:span text:style-name="_38_92">s</text:span><text:span text:style-name="_31_321">i</text:span><text:span text:style-name="_32_245">t</text:span><text:span text:style-name="_35_17">i</text:span><text:span text:style-name="_31_186">o</text:span><text:span text:style-name="_32_221">n</text:span><text:span text:style-name="_34_81">.</text:span><text:span text:style-name="_39_02"> </text:span><text:span text:style-name="_32_065">E</text:span><text:span text:style-name="_33_16">v</text:span><text:span text:style-name="_31_570">e</text:span><text:span text:style-name="_32_401">n</text:span><text:span text:style-name="_33_"> </text:span><text:span text:style-name="_31_498">a</text:span><text:span text:style-name="_32_692">s</text:span><text:span text:style-name="_32_"> </text:span><text:span text:style-name="_31_237">t</text:span><text:span text:style-name="_32_395">h</text:span><text:span text:style-name="_35_38">e</text:span><text:span text:style-name="_31_381">i</text:span><text:span text:style-name="_32_437">r</text:span><text:span text:style-name="_32_"> </text:span><text:span text:style-name="_31_711">e</text:span><text:span text:style-name="_32_698">c</text:span><text:span text:style-name="_33_07">o</text:span><text:span text:style-name="_31_354">n</text:span><text:span text:style-name="_32_290">o</text:span><text:span text:style-name="_35_89">m</text:span><text:span text:style-name="_31_204">y</text:span><text:span text:style-name="_31_803"> </text:span><text:span text:style-name="_33_16">s</text:span><text:span text:style-name="_31_174">e</text:span><text:span text:style-name="_32_440">v</text:span><text:span text:style-name="_33_22">e</text:span><text:span text:style-name="_31_165">r</text:span><text:span text:style-name="_32_434">e</text:span><text:span text:style-name="_37_09">l</text:span><text:span text:style-name="_31_180">y</text:span><text:span text:style-name="_31_802"> </text:span><text:span text:style-name="_34_24">c</text:span><text:span text:style-name="_31_582">o</text:span><text:span text:style-name="_32_158">n</text:span><text:span text:style-name="_36_97">t</text:span><text:span text:style-name="_31_213">r</text:span><text:span text:style-name="_32_623">a</text:span><text:span text:style-name="_33_04">c</text:span><text:span text:style-name="_31_717">t</text:span><text:span text:style-name="_32_158">s</text:span><text:span text:style-name="_38_41">,</text:span><text:span text:style-name="_39_02"> </text:span><text:span text:style-name="_32_653">R</text:span><text:span text:style-name="_32_50">u</text:span><text:span text:style-name="_31_168">s</text:span><text:span text:style-name="_32_266">s</text:span><text:span text:style-name="_34_09">i</text:span><text:span text:style-name="_31_387">a</text:span><text:span text:style-name="_31_802"> </text:span><text:span text:style-name="_37_09">i</text:span><text:span text:style-name="_31_501">s</text:span><text:span text:style-name="_31_803"> </text:span><text:span text:style-name="_32_83">p</text:span><text:span text:style-name="_31_318">o</text:span><text:span text:style-name="_32_326">u</text:span><text:span text:style-name="_38_17">r</text:span><text:span text:style-name="_31_393">i</text:span><text:span text:style-name="_32_047">n</text:span><text:span text:style-name="_38_41">g</text:span><text:span text:style-name="_39_02"> </text:span><text:span text:style-name="_32_653">r</text:span><text:span text:style-name="_36_70">e</text:span><text:span text:style-name="_31_216">s</text:span><text:span text:style-name="_32_287">o</text:span><text:span text:style-name="_37_90">u</text:span><text:span text:style-name="_31_237">r</text:span><text:span text:style-name="_32_626">c</text:span><text:span text:style-name="_37_87">e</text:span><text:span text:style-name="_31_561">s</text:span><text:span text:style-name="_31_803"> </text:span><text:span text:style-name="_38_89">i</text:span><text:span text:style-name="_31_165">n</text:span><text:span text:style-name="_31_802"> </text:span><text:span text:style-name="_38_17">t</text:span><text:span text:style-name="_31_597">o</text:span><text:span text:style-name="_31_803"> </text:span><text:span text:style-name="_33_46">p</text:span><text:span text:style-name="_31_597">r</text:span><text:span text:style-name="_32_503">o</text:span><text:span text:style-name="_38_89">p</text:span><text:span text:style-name="_39_03"> </text:span><text:span text:style-name="_32_251">u</text:span><text:span text:style-name="_38_98">p</text:span><text:span text:style-name="_39_03"> </text:span><text:span text:style-name="_32_677">U</text:span><text:span text:style-name="_32_50">k</text:span><text:span text:style-name="_31_705">r</text:span><text:span text:style-name="_32_611">a</text:span><text:span text:style-name="_32_29">i</text:span><text:span text:style-name="_31_711">n</text:span><text:span text:style-name="_32_626">e</text:span><text:span text:style-name="_33_"> </text:span><text:span text:style-name="_31_570">a</text:span><text:span text:style-name="_32_155">n</text:span><text:span text:style-name="_37_09">d</text:span><text:span text:style-name="_39_03"> </text:span><text:span text:style-name="_32_509">S</text:span><text:span text:style-name="_34_84">y</text:span><text:span text:style-name="_31_597">r</text:span><text:span text:style-name="_32_293">i</text:span><text:span text:style-name="_36_46">a</text:span><text:span text:style-name="_39_03"> </text:span>--<text:span text:style-name="_39_03"> </text:span><text:span text:style-name="_32_116">c</text:span><text:span text:style-name="_32_77">l</text:span><text:span text:style-name="_31_129">i</text:span><text:span text:style-name="_32_050">e</text:span><text:span text:style-name="_32_77">n</text:span><text:span text:style-name="_31_537">t</text:span><text:span text:style-name="_31_802"> </text:span><text:span text:style-name="_32_68">s</text:span><text:span text:style-name="_31_177">t</text:span><text:span text:style-name="_32_254">a</text:span><text:span text:style-name="_36_61">t</text:span><text:span text:style-name="_31_531">e</text:span><text:span text:style-name="_32_074">s</text:span><text:span text:style-name="_32_"> </text:span><text:span text:style-name="_31_609">t</text:span><text:span text:style-name="_32_590">h</text:span><text:span text:style-name="_33_19">a</text:span><text:span text:style-name="_31_753">t</text:span><text:span text:style-name="_31_803"> </text:span><text:span text:style-name="_36_25">t</text:span><text:span text:style-name="_31_438">h</text:span><text:span text:style-name="_32_683">e</text:span><text:span text:style-name="_34_21">y</text:span><text:span text:style-name="_39_03"> </text:span><text:span text:style-name="_32_518">s</text:span><text:span text:style-name="_37_75">a</text:span><text:span text:style-name="_31_129">w</text:span><text:span text:style-name="_31_802"> </text:span><text:span text:style-name="_36_76">s</text:span><text:span text:style-name="_31_525">l</text:span><text:span text:style-name="_32_569">i</text:span><text:span text:style-name="_35_02">p</text:span><text:span text:style-name="_31_402">p</text:span><text:span text:style-name="_32_653">i</text:span><text:span text:style-name="_36_67">n</text:span><text:span text:style-name="_31_201">g</text:span><text:span text:style-name="_31_803"> </text:span><text:span text:style-name="_37_03">a</text:span><text:span text:style-name="_31_609">w</text:span><text:span text:style-name="_32_614">a</text:span><text:span text:style-name="_37_69">y</text:span><text:span text:style-name="_39_02"> </text:span><text:span text:style-name="_32_605">f</text:span><text:span text:style-name="_34_21">r</text:span><text:span text:style-name="_31_597">o</text:span><text:span text:style-name="_32_581">m</text:span><text:span text:style-name="_33_"> </text:span><text:span text:style-name="_31_393">t</text:span><text:span text:style-name="_32_410">h</text:span><text:span text:style-name="_36_79">e</text:span><text:span text:style-name="_31_417">i</text:span><text:span text:style-name="_32_329">r</text:span><text:span text:style-name="_32_"> </text:span><text:span text:style-name="_31_675">o</text:span><text:span text:style-name="_32_077">r</text:span><text:span text:style-name="_32_38">b</text:span><text:span text:style-name="_31_429">i</text:span><text:span text:style-name="_32_209">t</text:span><text:span text:style-name="_33_13">.</text:span><text:span text:style-name="_39_02"> </text:span><text:span text:style-name="_32_221">A</text:span><text:span text:style-name="_36_31">n</text:span><text:span text:style-name="_31_510">d</text:span><text:span text:style-name="_31_802"> </text:span><text:span text:style-name="_37_09">t</text:span><text:span text:style-name="_31_258">h</text:span><text:span text:style-name="_32_479">e</text:span><text:span text:style-name="_33_"> </text:span><text:span text:style-name="_31_753">i</text:span><text:span text:style-name="_32_086">n</text:span><text:span text:style-name="_34_45">t</text:span><text:span text:style-name="_31_171">e</text:span><text:span text:style-name="_32_029">r</text:span><text:span text:style-name="_34_51">n</text:span><text:span text:style-name="_31_138">a</text:span><text:span text:style-name="_32_041">t</text:span><text:span text:style-name="_35_89">i</text:span><text:span text:style-name="_31_618">o</text:span><text:span text:style-name="_32_503">n</text:span><text:span text:style-name="_34_57">a</text:span><text:span text:style-name="_31_201">l</text:span><text:span text:style-name="_31_803"> </text:span><text:span text:style-name="_32_80">s</text:span><text:span text:style-name="_31_438">y</text:span><text:span text:style-name="_32_578">s</text:span><text:span text:style-name="_34_57">t</text:span><text:span text:style-name="_31_255">e</text:span><text:span text:style-name="_32_041">m</text:span><text:span text:style-name="_32_"> </text:span><text:span text:style-name="_31_213">w</text:span><text:span text:style-name="_32_437">e</text:span><text:span text:style-name="_32_"> </text:span><text:span text:style-name="_31_570">b</text:span><text:span text:style-name="_32_083">u</text:span><text:span text:style-name="_34_93">i</text:span><text:span text:style-name="_31_501">l</text:span><text:span text:style-name="_32_293">t</text:span><text:span text:style-name="_33_"> </text:span><text:span text:style-name="_31_723">a</text:span><text:span text:style-name="_32_437">f</text:span><text:span text:style-name="_34_21">t</text:span><text:span text:style-name="_31_618">e</text:span><text:span text:style-name="_32_113">r</text:span><text:span text:style-name="_33_"> </text:span><text:span text:style-name="_31_525">W</text:span><text:span text:style-name="_32_467">o</text:span><text:span text:style-name="_34_21">r</text:span><text:span text:style-name="_31_789">l</text:span><text:span text:style-name="_32_434">d</text:span><text:span text:style-name="_32_"> </text:span><text:span text:style-name="_31_597">W</text:span><text:span text:style-name="_32_209">a</text:span><text:span text:style-name="_37_09">r</text:span><text:span text:style-name="_39_03"> </text:span><text:span text:style-name="_32_209">I</text:span><text:span text:style-name="_33_37">I</text:span><text:span text:style-name="_39_03"> </text:span><text:span text:style-name="_32_473">i</text:span><text:span text:style-name="_33_37">s</text:span><text:span text:style-name="_39_03"> </text:span><text:span text:style-name="_32_623">n</text:span><text:span text:style-name="_35_02">o</text:span><text:span text:style-name="_31_561">w</text:span><text:span text:style-name="_31_803"> </text:span><text:span text:style-name="_35_98">s</text:span><text:span text:style-name="_31_609">t</text:span><text:span text:style-name="_32_497">r</text:span><text:span text:style-name="_34_27">u</text:span><text:span text:style-name="_31_747">g</text:span><text:span text:style-name="_32_686">g</text:span><text:span text:style-name="_35_17">l</text:span><text:span text:style-name="_31_141">i</text:span><text:span text:style-name="_32_434">n</text:span><text:span text:style-name="_32_71">g</text:span><text:span text:style-name="_39_03"> </text:span><text:span text:style-name="_32_329">t</text:span><text:span text:style-name="_33_13">o</text:span><text:span text:style-name="_39_02"> </text:span><text:span text:style-name="_32_152">k</text:span><text:span text:style-name="_38_50">e</text:span><text:span text:style-name="_31_438">e</text:span><text:span text:style-name="_32_575">p</text:span><text:span text:style-name="_32_"> </text:span><text:span text:style-name="_31_315">p</text:span><text:span text:style-name="_32_662">a</text:span><text:span text:style-name="_34_24">c</text:span><text:span text:style-name="_31_258">e</text:span><text:span text:style-name="_31_803"> </text:span><text:span text:style-name="_34_21">w</text:span><text:span text:style-name="_31_417">i</text:span><text:span text:style-name="_32_257">t</text:span><text:span text:style-name="_35_89">h</text:span><text:span text:style-name="_39_02"> </text:span><text:span text:style-name="_32_257">t</text:span><text:span text:style-name="_37_06">h</text:span><text:span text:style-name="_31_705">i</text:span><text:span text:style-name="_32_584">s</text:span><text:span text:style-name="_33_"> </text:span><text:span text:style-name="_31_387">n</text:span><text:span text:style-name="_32_290">e</text:span><text:span text:style-name="_38_77">w</text:span><text:span text:style-name="_39_03"> </text:span><text:span text:style-name="_32_677">r</text:span><text:span text:style-name="_34_18">e</text:span><text:span text:style-name="_31_747">a</text:span><text:span text:style-name="_32_473">l</text:span><text:span text:style-name="_34_09">i</text:span><text:span text:style-name="_31_537">t</text:span><text:span text:style-name="_32_581">y</text:span><text:span text:style-name="_38_53">.</text:span></text:p>
      <text:p text:style-name="P1"><text:span text:style-name="_32_509">I</text:span><text:span text:style-name="_36_01">t</text:span><text:span text:style-name="_31_681">'</text:span><text:span text:style-name="_32_317">s</text:span><text:span text:style-name="_32_"> </text:span><text:span text:style-name="_31_603">u</text:span><text:span text:style-name="_32_254">p</text:span><text:span text:style-name="_32_"> </text:span><text:span text:style-name="_31_309">t</text:span><text:span text:style-name="_32_617">o</text:span><text:span text:style-name="_33_"> </text:span><text:span text:style-name="_31_711">u</text:span><text:span text:style-name="_32_434">s</text:span><text:span text:style-name="_35_29">,</text:span><text:span text:style-name="_39_03"> </text:span><text:span text:style-name="_32_473">t</text:span><text:span text:style-name="_35_23">h</text:span><text:span text:style-name="_31_510">e</text:span><text:span text:style-name="_31_802"> </text:span><text:span text:style-name="_36_25">U</text:span><text:span text:style-name="_31_363">n</text:span><text:span text:style-name="_32_149">i</text:span><text:span text:style-name="_34_93">t</text:span><text:span text:style-name="_31_678">e</text:span><text:span text:style-name="_32_245">d</text:span><text:span text:style-name="_32_"> </text:span><text:span text:style-name="_31_597">S</text:span><text:span text:style-name="_32_401">t</text:span><text:span text:style-name="_36_10">a</text:span><text:span text:style-name="_31_141">t</text:span><text:span text:style-name="_32_515">e</text:span><text:span text:style-name="_34_09">s</text:span><text:span text:style-name="_39_03"> </text:span><text:span text:style-name="_32_569">o</text:span><text:span text:style-name="_34_57">f</text:span><text:span text:style-name="_39_02"> </text:span><text:span text:style-name="_32_149">A</text:span><text:span text:style-name="_37_81">m</text:span><text:span text:style-name="_31_783">e</text:span><text:span text:style-name="_32_677">r</text:span><text:span text:style-name="_33_49">i</text:span><text:span text:style-name="_31_750">c</text:span><text:span text:style-name="_32_317">a</text:span><text:span text:style-name="_35_29">,</text:span><text:span text:style-name="_39_02"> </text:span><text:span text:style-name="_32_461">t</text:span><text:span text:style-name="_32_77">o</text:span><text:span text:style-name="_39_03"> </text:span><text:span text:style-name="_32_518">h</text:span><text:span text:style-name="_35_95">e</text:span><text:span text:style-name="_31_573">l</text:span><text:span text:style-name="_32_689">p</text:span><text:span text:style-name="_33_"> </text:span><text:span text:style-name="_31_525">r</text:span><text:span text:style-name="_32_266">e</text:span><text:span text:style-name="_32_29">m</text:span><text:span text:style-name="_31_183">a</text:span><text:span text:style-name="_32_302">k</text:span><text:span text:style-name="_34_15">e</text:span><text:span text:style-name="_39_03"> </text:span><text:span text:style-name="_32_209">t</text:span><text:span text:style-name="_33_43">h</text:span><text:span text:style-name="_31_330">a</text:span><text:span text:style-name="_32_041">t</text:span><text:span text:style-name="_32_"> </text:span><text:span text:style-name="_31_138">s</text:span><text:span text:style-name="_32_656">y</text:span><text:span text:style-name="_38_20">s</text:span><text:span text:style-name="_31_357">t</text:span><text:span text:style-name="_32_446">e</text:span><text:span text:style-name="_35_89">m</text:span><text:span text:style-name="_31_213">.</text:span><text:span text:style-name="_31_803"> </text:span><text:span text:style-name="_37_69">A</text:span><text:span text:style-name="_31_354">n</text:span><text:span text:style-name="_32_035">d</text:span><text:span text:style-name="_33_"> </text:span><text:span text:style-name="_31_753">t</text:span><text:span text:style-name="_32_077">o</text:span><text:span text:style-name="_33_"> </text:span><text:span text:style-name="_31_186">d</text:span><text:span text:style-name="_32_587">o</text:span><text:span text:style-name="_33_"> </text:span><text:span text:style-name="_31_309">t</text:span><text:span text:style-name="_32_623">h</text:span><text:span text:style-name="_32_74">a</text:span><text:span text:style-name="_31_669">t</text:span><text:span text:style-name="_31_803"> </text:span><text:span text:style-name="_38_53">w</text:span><text:span text:style-name="_31_753">e</text:span><text:span text:style-name="_32_641">l</text:span><text:span text:style-name="_37_69">l</text:span><text:span text:style-name="_39_03"> </text:span><text:span text:style-name="_32_437">i</text:span><text:span text:style-name="_38_17">t</text:span><text:span text:style-name="_39_03"> </text:span><text:span text:style-name="_32_041">m</text:span><text:span text:style-name="_34_66">e</text:span><text:span text:style-name="_31_423">a</text:span><text:span text:style-name="_32_110">n</text:span><text:span text:style-name="_33_40">s</text:span><text:span text:style-name="_39_03"> </text:span><text:span text:style-name="_32_065">t</text:span><text:span text:style-name="_35_02">h</text:span><text:span text:style-name="_31_207">a</text:span><text:span text:style-name="_32_401">t</text:span><text:span text:style-name="_32_"> </text:span><text:span text:style-name="_31_393">w</text:span><text:span text:style-name="_32_146">e</text:span><text:span text:style-name="_33_01">'</text:span><text:span text:style-name="_31_684">v</text:span><text:span text:style-name="_32_641">e</text:span><text:span text:style-name="_32_"> </text:span><text:span text:style-name="_31_210">g</text:span><text:span text:style-name="_32_107">o</text:span><text:span text:style-name="_35_29">t</text:span><text:span text:style-name="_39_02"> </text:span><text:span text:style-name="_32_689">t</text:span><text:span text:style-name="_38_53">o</text:span><text:span text:style-name="_39_03"> </text:span><text:span text:style-name="_32_302">s</text:span><text:span text:style-name="_36_67">e</text:span><text:span text:style-name="_31_309">t</text:span><text:span text:style-name="_31_802"> </text:span><text:span text:style-name="_32_50">p</text:span><text:span text:style-name="_31_201">r</text:span><text:span text:style-name="_32_221">i</text:span><text:span text:style-name="_36_79">o</text:span><text:span text:style-name="_31_393">r</text:span><text:span text:style-name="_32_569">i</text:span><text:span text:style-name="_34_21">t</text:span><text:span text:style-name="_31_177">i</text:span><text:span text:style-name="_32_107">e</text:span><text:span text:style-name="_34_30">s</text:span><text:span text:style-name="_31_201">.</text:span></text:p>
      <text:p text:style-name="P1"><text:span text:style-name="_34_45">P</text:span><text:span text:style-name="_31_537">r</text:span><text:span text:style-name="_32_209">i</text:span><text:span text:style-name="_38_50">o</text:span><text:span text:style-name="_31_669">r</text:span><text:span text:style-name="_32_581">i</text:span><text:span text:style-name="_32_41">t</text:span><text:span text:style-name="_31_612">y</text:span><text:span text:style-name="_31_803"> </text:span><text:span text:style-name="_34_15">n</text:span><text:span text:style-name="_31_390">u</text:span><text:span text:style-name="_32_209">m</text:span><text:span text:style-name="_35_23">b</text:span><text:span text:style-name="_31_510">e</text:span><text:span text:style-name="_32_113">r</text:span><text:span text:style-name="_32_"> </text:span><text:span text:style-name="_31_498">o</text:span><text:span text:style-name="_32_251">n</text:span><text:span text:style-name="_32_65">e</text:span><text:span text:style-name="_39_03"> </text:span><text:span text:style-name="_32_149">i</text:span><text:span text:style-name="_33_13">s</text:span><text:span text:style-name="_39_02"> </text:span><text:span text:style-name="_32_050">p</text:span><text:span text:style-name="_37_09">r</text:span><text:span text:style-name="_31_495">o</text:span><text:span text:style-name="_32_329">t</text:span><text:span text:style-name="_32_86">e</text:span><text:span text:style-name="_31_132">c</text:span><text:span text:style-name="_32_137">t</text:span><text:span text:style-name="_35_89">i</text:span><text:span text:style-name="_31_543">n</text:span><text:span text:style-name="_32_482">g</text:span><text:span text:style-name="_33_"> </text:span><text:span text:style-name="_31_177">t</text:span><text:span text:style-name="_32_446">h</text:span><text:span text:style-name="_38_23">e</text:span><text:span text:style-name="_39_02"> </text:span><text:span text:style-name="_32_401">A</text:span><text:span text:style-name="_36_37">m</text:span><text:span text:style-name="_31_759">e</text:span><text:span text:style-name="_32_221">r</text:span><text:span text:style-name="_34_57">i</text:span><text:span text:style-name="_31_570">c</text:span><text:span text:style-name="_32_122">a</text:span><text:span text:style-name="_38_83">n</text:span><text:span text:style-name="_39_02"> </text:span><text:span text:style-name="_32_446">p</text:span><text:span text:style-name="_35_23">e</text:span><text:span text:style-name="_31_507">o</text:span><text:span text:style-name="_32_698">p</text:span><text:span text:style-name="_33_13">l</text:span><text:span text:style-name="_31_237">e</text:span><text:span text:style-name="_31_802"> </text:span><text:span text:style-name="_34_51">a</text:span><text:span text:style-name="_31_762">n</text:span><text:span text:style-name="_32_257">d</text:span><text:span text:style-name="_32_"> </text:span><text:span text:style-name="_31_258">g</text:span><text:span text:style-name="_32_335">o</text:span><text:span text:style-name="_35_29">i</text:span><text:span text:style-name="_31_255">n</text:span><text:span text:style-name="_32_590">g</text:span><text:span text:style-name="_33_"> </text:span><text:span text:style-name="_31_255">a</text:span><text:span text:style-name="_32_425">f</text:span><text:span text:style-name="_38_05">t</text:span><text:span text:style-name="_31_546">e</text:span><text:span text:style-name="_32_389">r</text:span><text:span text:style-name="_32_"> </text:span><text:span text:style-name="_31_741">t</text:span><text:span text:style-name="_32_119">e</text:span><text:span text:style-name="_33_37">r</text:span><text:span text:style-name="_31_753">r</text:span><text:span text:style-name="_32_590">o</text:span><text:span text:style-name="_34_21">r</text:span><text:span text:style-name="_31_789">i</text:span><text:span text:style-name="_32_437">s</text:span><text:span text:style-name="_38_77">t</text:span><text:span text:style-name="_39_02"> </text:span><text:span text:style-name="_32_323">n</text:span><text:span text:style-name="_38_86">e</text:span><text:span text:style-name="_31_537">t</text:span><text:span text:style-name="_32_293">w</text:span><text:span text:style-name="_33_19">o</text:span><text:span text:style-name="_31_177">r</text:span><text:span text:style-name="_32_410">k</text:span><text:span text:style-name="_38_77">s</text:span><text:span text:style-name="_31_177">.</text:span><text:span text:style-name="_31_802"> </text:span><text:span text:style-name="_33_37">B</text:span><text:span text:style-name="_31_795">o</text:span><text:span text:style-name="_32_257">t</text:span><text:span text:style-name="_35_26">h</text:span><text:span text:style-name="_39_02"> </text:span><text:span text:style-name="_32_077">a</text:span><text:span text:style-name="_35_89">l</text:span><text:span text:style-name="_39_02"> </text:span><text:span text:style-name="_32_041">Q</text:span><text:span text:style-name="_36_79">a</text:span><text:span text:style-name="_31_798">e</text:span><text:span text:style-name="_32_122">d</text:span><text:span text:style-name="_33_55">a</text:span><text:span text:style-name="_39_02"> </text:span><text:span text:style-name="_32_107">a</text:span><text:span text:style-name="_35_26">n</text:span><text:span text:style-name="_31_249">d</text:span><text:span text:style-name="_31_803"> </text:span><text:span text:style-name="_34_15">n</text:span><text:span text:style-name="_31_534">o</text:span><text:span text:style-name="_32_077">w</text:span><text:span text:style-name="_32_"> </text:span><text:span text:style-name="_31_129">I</text:span><text:span text:style-name="_32_581">S</text:span><text:span text:style-name="_36_73">I</text:span><text:span text:style-name="_31_237">L</text:span><text:span text:style-name="_31_802"> </text:span><text:span text:style-name="_38_83">p</text:span><text:span text:style-name="_31_762">o</text:span><text:span text:style-name="_32_326">s</text:span><text:span text:style-name="_37_75">e</text:span><text:span text:style-name="_39_03"> </text:span><text:span text:style-name="_32_257">a</text:span><text:span text:style-name="_32_"> </text:span><text:span text:style-name="_31_498">d</text:span><text:span text:style-name="_32_461">i</text:span><text:span text:style-name="_34_81">r</text:span><text:span text:style-name="_31_759">e</text:span><text:span text:style-name="_32_065">c</text:span><text:span text:style-name="_38_77">t</text:span><text:span text:style-name="_39_02"> </text:span><text:span text:style-name="_32_101">t</text:span><text:span text:style-name="_34_63">h</text:span><text:span text:style-name="_31_597">r</text:span><text:span text:style-name="_32_074">e</text:span><text:span text:style-name="_38_17">a</text:span><text:span text:style-name="_31_249">t</text:span><text:span text:style-name="_31_803"> </text:span><text:span text:style-name="_35_89">t</text:span><text:span text:style-name="_31_357">o</text:span><text:span text:style-name="_31_803"> </text:span><text:span text:style-name="_35_95">o</text:span><text:span text:style-name="_31_354">u</text:span><text:span text:style-name="_32_221">r</text:span><text:span text:style-name="_32_"> </text:span><text:span text:style-name="_31_510">p</text:span><text:span text:style-name="_32_143">e</text:span><text:span text:style-name="_32_50">o</text:span><text:span text:style-name="_31_615">p</text:span><text:span text:style-name="_32_245">l</text:span><text:span text:style-name="_37_09">e</text:span><text:span text:style-name="_31_213">,</text:span><text:span text:style-name="_31_802"> </text:span><text:span text:style-name="_32_83">b</text:span><text:span text:style-name="_31_222">e</text:span><text:span text:style-name="_32_104">c</text:span><text:span text:style-name="_32_38">a</text:span><text:span text:style-name="_31_255">u</text:span><text:span text:style-name="_32_626">s</text:span><text:span text:style-name="_37_09">e</text:span><text:span text:style-name="_39_02"> </text:span><text:span text:style-name="_32_137">i</text:span><text:span text:style-name="_38_41">n</text:span><text:span text:style-name="_39_03"> </text:span><text:span text:style-name="_32_221">t</text:span><text:span text:style-name="_36_79">o</text:span><text:span text:style-name="_31_138">d</text:span><text:span text:style-name="_32_686">a</text:span><text:span text:style-name="_38_92">y</text:span><text:span text:style-name="_31_717">'</text:span><text:span text:style-name="_32_101">s</text:span><text:span text:style-name="_33_"> </text:span><text:span text:style-name="_31_573">w</text:span><text:span text:style-name="_32_503">o</text:span><text:span text:style-name="_36_25">r</text:span><text:span text:style-name="_31_537">l</text:span><text:span text:style-name="_32_230">d</text:span><text:span text:style-name="_32_77">,</text:span><text:span text:style-name="_39_02"> </text:span><text:span text:style-name="_32_335">e</text:span><text:span text:style-name="_32_38">v</text:span><text:span text:style-name="_31_435">e</text:span><text:span text:style-name="_32_482">n</text:span><text:span text:style-name="_33_"> </text:span><text:span text:style-name="_31_165">a</text:span><text:span text:style-name="_31_802"> </text:span><text:span text:style-name="_38_23">h</text:span><text:span text:style-name="_31_510">a</text:span><text:span text:style-name="_32_047">n</text:span><text:span text:style-name="_38_62">d</text:span><text:span text:style-name="_31_753">f</text:span><text:span text:style-name="_32_605">u</text:span><text:span text:style-name="_34_09">l</text:span><text:span text:style-name="_39_02"> </text:span><text:span text:style-name="_32_437">o</text:span><text:span text:style-name="_37_81">f</text:span><text:span text:style-name="_39_02"> </text:span><text:span text:style-name="_32_497">t</text:span><text:span text:style-name="_36_67">e</text:span><text:span text:style-name="_31_741">r</text:span><text:span text:style-name="_32_509">r</text:span><text:span text:style-name="_32_38">o</text:span><text:span text:style-name="_31_609">r</text:span><text:span text:style-name="_32_137">i</text:span><text:span text:style-name="_34_48">s</text:span><text:span text:style-name="_31_357">t</text:span><text:span text:style-name="_32_122">s</text:span><text:span text:style-name="_32_"> </text:span><text:span text:style-name="_31_141">w</text:span><text:span text:style-name="_32_398">h</text:span><text:span text:style-name="_38_23">o</text:span><text:span text:style-name="_39_02"> </text:span><text:span text:style-name="_32_503">p</text:span><text:span text:style-name="_34_45">l</text:span><text:span text:style-name="_31_534">a</text:span><text:span text:style-name="_32_692">c</text:span><text:span text:style-name="_36_10">e</text:span><text:span text:style-name="_39_02"> </text:span><text:span text:style-name="_32_395">n</text:span><text:span text:style-name="_34_18">o</text:span><text:span text:style-name="_39_03"> </text:span><text:span text:style-name="_32_230">v</text:span><text:span text:style-name="_33_55">a</text:span><text:span text:style-name="_31_177">l</text:span><text:span text:style-name="_32_143">u</text:span><text:span text:style-name="_34_30">e</text:span><text:span text:style-name="_39_02"> </text:span><text:span text:style-name="_32_686">o</text:span><text:span text:style-name="_38_83">n</text:span><text:span text:style-name="_39_02"> </text:span><text:span text:style-name="_32_215">h</text:span><text:span text:style-name="_33_10">u</text:span><text:span text:style-name="_31_753">m</text:span><text:span text:style-name="_32_230">a</text:span><text:span text:style-name="_34_99">n</text:span><text:span text:style-name="_39_02"> </text:span><text:span text:style-name="_32_221">l</text:span><text:span text:style-name="_33_37">i</text:span><text:span text:style-name="_31_249">f</text:span><text:span text:style-name="_32_329">e</text:span><text:span text:style-name="_32_41">,</text:span><text:span text:style-name="_39_02"> </text:span><text:span text:style-name="_32_497">i</text:span><text:span text:style-name="_32_86">n</text:span><text:span text:style-name="_31_168">c</text:span><text:span text:style-name="_32_065">l</text:span><text:span text:style-name="_32_50">u</text:span><text:span text:style-name="_31_207">d</text:span><text:span text:style-name="_32_677">i</text:span><text:span text:style-name="_32_71">n</text:span><text:span text:style-name="_31_366">g</text:span><text:span text:style-name="_31_803"> </text:span><text:span text:style-name="_36_61">t</text:span><text:span text:style-name="_31_183">h</text:span><text:span text:style-name="_32_122">e</text:span><text:span text:style-name="_33_37">i</text:span><text:span text:style-name="_31_753">r</text:span><text:span text:style-name="_31_803"> </text:span><text:span text:style-name="_34_87">o</text:span><text:span text:style-name="_31_381">w</text:span><text:span text:style-name="_32_338">n</text:span><text:span text:style-name="_36_97">,</text:span><text:span text:style-name="_39_02"> </text:span><text:span text:style-name="_32_332">c</text:span><text:span text:style-name="_38_86">a</text:span><text:span text:style-name="_31_777">n</text:span><text:span text:style-name="_31_803"> </text:span><text:span text:style-name="_37_78">d</text:span><text:span text:style-name="_31_795">o</text:span><text:span text:style-name="_31_802"> </text:span><text:span text:style-name="_35_17">a</text:span><text:span text:style-name="_39_02"> </text:span><text:span text:style-name="_32_149">l</text:span><text:span text:style-name="_36_01">o</text:span><text:span text:style-name="_31_741">t</text:span><text:span text:style-name="_31_803"> </text:span><text:span text:style-name="_36_25">o</text:span><text:span text:style-name="_31_393">f</text:span><text:span text:style-name="_31_803"> </text:span><text:span text:style-name="_37_78">d</text:span><text:span text:style-name="_31_747">a</text:span><text:span text:style-name="_32_221">m</text:span><text:span text:style-name="_34_27">a</text:span><text:span text:style-name="_31_510">g</text:span><text:span text:style-name="_32_077">e</text:span><text:span text:style-name="_35_89">.</text:span><text:span text:style-name="_39_03"> </text:span><text:span text:style-name="_32_473">T</text:span><text:span text:style-name="_32_35">h</text:span><text:span text:style-name="_31_750">e</text:span><text:span text:style-name="_32_605">y</text:span><text:span text:style-name="_32_"> </text:span><text:span text:style-name="_31_150">u</text:span><text:span text:style-name="_32_224">s</text:span><text:span text:style-name="_36_73">e</text:span><text:span text:style-name="_39_02"> </text:span><text:span text:style-name="_32_617">t</text:span><text:span text:style-name="_34_54">h</text:span><text:span text:style-name="_31_435">e</text:span><text:span text:style-name="_31_803"> </text:span><text:span text:style-name="_37_09">I</text:span><text:span text:style-name="_31_183">n</text:span><text:span text:style-name="_32_389">t</text:span><text:span text:style-name="_34_66">e</text:span><text:span text:style-name="_31_213">r</text:span><text:span text:style-name="_32_230">n</text:span><text:span text:style-name="_35_95">e</text:span><text:span text:style-name="_31_177">t</text:span><text:span text:style-name="_31_802"> </text:span><text:span text:style-name="_38_53">t</text:span><text:span text:style-name="_31_213">o</text:span><text:span text:style-name="_31_802"> </text:span><text:span text:style-name="_38_50">p</text:span><text:span text:style-name="_31_675">o</text:span><text:span text:style-name="_32_677">i</text:span><text:span text:style-name="_33_40">s</text:span><text:span text:style-name="_31_690">o</text:span><text:span text:style-name="_32_497">n</text:span><text:span text:style-name="_32_"> </text:span><text:span text:style-name="_31_669">t</text:span><text:span text:style-name="_32_287">h</text:span><text:span text:style-name="_36_34">e</text:span><text:span text:style-name="_39_02"> </text:span><text:span text:style-name="_32_497">m</text:span><text:span text:style-name="_32_77">i</text:span><text:span text:style-name="_31_495">n</text:span><text:span text:style-name="_32_074">d</text:span><text:span text:style-name="_38_17">s</text:span><text:span text:style-name="_39_02"> </text:span><text:span text:style-name="_32_569">o</text:span><text:span text:style-name="_34_93">f</text:span><text:span text:style-name="_39_03"> </text:span><text:span text:style-name="_32_497">i</text:span><text:span text:style-name="_32_71">n</text:span><text:span text:style-name="_31_618">d</text:span><text:span text:style-name="_32_149">i</text:span><text:span text:style-name="_38_86">v</text:span><text:span text:style-name="_31_213">i</text:span><text:span text:style-name="_32_503">d</text:span><text:span text:style-name="_32_74">u</text:span><text:span text:style-name="_31_135">a</text:span><text:span text:style-name="_32_461">l</text:span><text:span text:style-name="_36_01">s</text:span><text:span text:style-name="_39_03"> </text:span><text:span text:style-name="_32_149">i</text:span><text:span text:style-name="_32_71">n</text:span><text:span text:style-name="_31_150">s</text:span><text:span text:style-name="_32_509">i</text:span><text:span text:style-name="_34_63">d</text:span><text:span text:style-name="_31_750">e</text:span><text:span text:style-name="_31_803"> </text:span><text:span text:style-name="_37_03">o</text:span><text:span text:style-name="_31_390">u</text:span><text:span text:style-name="_32_101">r</text:span><text:span text:style-name="_32_"> </text:span><text:span text:style-name="_31_186">c</text:span><text:span text:style-name="_32_467">o</text:span><text:span text:style-name="_38_95">u</text:span><text:span text:style-name="_31_138">n</text:span><text:span text:style-name="_32_257">t</text:span><text:span text:style-name="_33_13">r</text:span><text:span text:style-name="_31_609">y</text:span><text:span text:style-name="_32_041">.</text:span><text:span text:style-name="_33_"> </text:span><text:span text:style-name="_31_597">T</text:span><text:span text:style-name="_32_218">h</text:span><text:span text:style-name="_37_03">e</text:span><text:span text:style-name="_31_501">i</text:span><text:span text:style-name="_32_257">r</text:span><text:span text:style-name="_33_"> </text:span><text:span text:style-name="_31_510">a</text:span><text:span text:style-name="_32_104">c</text:span><text:span text:style-name="_32_77">t</text:span><text:span text:style-name="_31_525">i</text:span><text:span text:style-name="_32_659">o</text:span><text:span text:style-name="_36_46">n</text:span><text:span text:style-name="_31_777">s</text:span><text:span text:style-name="_31_803"> </text:span><text:span text:style-name="_36_10">u</text:span><text:span text:style-name="_31_723">n</text:span><text:span text:style-name="_32_290">d</text:span><text:span text:style-name="_32_71">e</text:span><text:span text:style-name="_31_141">r</text:span><text:span text:style-name="_32_605">m</text:span><text:span text:style-name="_37_81">i</text:span><text:span text:style-name="_31_150">n</text:span><text:span text:style-name="_32_155">e</text:span><text:span text:style-name="_33_"> </text:span><text:span text:style-name="_31_186">a</text:span><text:span text:style-name="_32_623">n</text:span><text:span text:style-name="_35_29">d</text:span><text:span text:style-name="_39_02"> </text:span><text:span text:style-name="_32_626">d</text:span><text:span text:style-name="_34_51">e</text:span><text:span text:style-name="_31_426">s</text:span><text:span text:style-name="_32_077">t</text:span><text:span text:style-name="_34_99">a</text:span><text:span text:style-name="_31_711">b</text:span><text:span text:style-name="_32_041">i</text:span><text:span text:style-name="_36_25">l</text:span><text:span text:style-name="_31_681">i</text:span><text:span text:style-name="_32_086">z</text:span><text:span text:style-name="_32_65">e</text:span><text:span text:style-name="_39_03"> </text:span><text:span text:style-name="_32_482">o</text:span><text:span text:style-name="_34_15">u</text:span><text:span text:style-name="_31_237">r</text:span><text:span text:style-name="_31_803"> </text:span><text:span text:style-name="_36_79">a</text:span><text:span text:style-name="_31_321">l</text:span><text:span text:style-name="_32_581">l</text:span><text:span text:style-name="_38_53">i</text:span><text:span text:style-name="_31_174">e</text:span><text:span text:style-name="_32_653">s</text:span><text:span text:style-name="_33_01">.</text:span><text:span text:style-name="_39_03"> </text:span><text:span text:style-name="_32_617">W</text:span><text:span text:style-name="_38_41">e</text:span><text:span text:style-name="_39_03"> </text:span><text:span text:style-name="_32_335">h</text:span><text:span text:style-name="_35_02">a</text:span><text:span text:style-name="_31_138">v</text:span><text:span text:style-name="_32_323">e</text:span><text:span text:style-name="_33_"> </text:span><text:span text:style-name="_31_141">t</text:span><text:span text:style-name="_32_689">o</text:span><text:span text:style-name="_32_"> </text:span><text:span text:style-name="_31_609">t</text:span><text:span text:style-name="_32_695">a</text:span><text:span text:style-name="_37_06">k</text:span><text:span text:style-name="_31_777">e</text:span><text:span text:style-name="_31_802"> </text:span><text:span text:style-name="_34_21">t</text:span><text:span text:style-name="_31_207">h</text:span><text:span text:style-name="_32_338">e</text:span><text:span text:style-name="_38_77">m</text:span><text:span text:style-name="_39_03"> </text:span><text:span text:style-name="_32_083">o</text:span><text:span text:style-name="_32_74">u</text:span><text:span text:style-name="_31_753">t</text:span><text:span text:style-name="_32_641">.</text:span></text:p>
      <text:p text:style-name="P1"><text:span text:style-name="_31_609">B</text:span><text:span text:style-name="_32_137">u</text:span><text:span text:style-name="_34_93">t</text:span><text:span text:style-name="_39_02"> </text:span><text:span text:style-name="_32_290">a</text:span><text:span text:style-name="_32_32">s</text:span><text:span text:style-name="_39_02"> </text:span><text:span text:style-name="_32_509">w</text:span><text:span text:style-name="_32_77">e</text:span><text:span text:style-name="_39_03"> </text:span><text:span text:style-name="_32_329">f</text:span><text:span text:style-name="_33_22">o</text:span><text:span text:style-name="_31_672">c</text:span><text:span text:style-name="_32_083">u</text:span><text:span text:style-name="_38_62">s</text:span><text:span text:style-name="_39_02"> </text:span><text:span text:style-name="_32_086">o</text:span><text:span text:style-name="_36_67">n</text:span><text:span text:style-name="_39_03"> </text:span><text:span text:style-name="_32_110">d</text:span><text:span text:style-name="_34_87">e</text:span><text:span text:style-name="_31_750">s</text:span><text:span text:style-name="_32_389">t</text:span><text:span text:style-name="_33_49">r</text:span><text:span text:style-name="_31_387">o</text:span><text:span text:style-name="_32_608">y</text:span><text:span text:style-name="_34_57">i</text:span><text:span text:style-name="_31_354">n</text:span><text:span text:style-name="_32_461">g</text:span><text:span text:style-name="_32_"> </text:span><text:span text:style-name="_31_201">I</text:span><text:span text:style-name="_32_605">S</text:span><text:span text:style-name="_34_09">I</text:span><text:span text:style-name="_31_165">L</text:span><text:span text:style-name="_32_617">,</text:span><text:span text:style-name="_33_"> </text:span><text:span text:style-name="_31_714">o</text:span><text:span text:style-name="_32_104">v</text:span><text:span text:style-name="_35_02">e</text:span><text:span text:style-name="_31_393">r</text:span>-<text:span text:style-name="_35_17">t</text:span><text:span text:style-name="_31_207">h</text:span><text:span text:style-name="_32_506">e</text:span>-<text:span text:style-name="_31_561">t</text:span><text:span text:style-name="_32_083">o</text:span><text:span text:style-name="_37_69">p</text:span><text:span text:style-name="_39_02"> </text:span><text:span text:style-name="_32_584">c</text:span><text:span text:style-name="_36_37">l</text:span><text:span text:style-name="_31_354">a</text:span><text:span text:style-name="_32_473">i</text:span><text:span text:style-name="_37_69">m</text:span><text:span text:style-name="_31_537">s</text:span><text:span text:style-name="_31_802"> </text:span><text:span text:style-name="_37_69">t</text:span><text:span text:style-name="_31_318">h</text:span><text:span text:style-name="_32_623">a</text:span><text:span text:style-name="_37_69">t</text:span><text:span text:style-name="_39_03"> </text:span><text:span text:style-name="_32_689">t</text:span><text:span text:style-name="_38_50">h</text:span><text:span text:style-name="_31_573">i</text:span><text:span text:style-name="_32_500">s</text:span><text:span text:style-name="_32_"> </text:span><text:span text:style-name="_31_321">i</text:span><text:span text:style-name="_32_401">s</text:span><text:span text:style-name="_33_"> </text:span><text:span text:style-name="_31_309">W</text:span><text:span text:style-name="_32_071">o</text:span><text:span text:style-name="_38_41">r</text:span><text:span text:style-name="_31_309">l</text:span><text:span text:style-name="_32_218">d</text:span><text:span text:style-name="_32_"> </text:span><text:span text:style-name="_31_393">W</text:span><text:span text:style-name="_32_677">a</text:span><text:span text:style-name="_38_17">r</text:span><text:span text:style-name="_39_03"> </text:span><text:span text:style-name="_32_029">I</text:span><text:span text:style-name="_32_65">I</text:span><text:span text:style-name="_31_537">I</text:span><text:span text:style-name="_31_803"> </text:span><text:span text:style-name="_36_73">j</text:span><text:span text:style-name="_31_570">u</text:span><text:span text:style-name="_32_500">s</text:span><text:span text:style-name="_35_89">t</text:span><text:span text:style-name="_39_03"> </text:span><text:span text:style-name="_32_470">p</text:span><text:span text:style-name="_34_09">l</text:span><text:span text:style-name="_31_783">a</text:span><text:span text:style-name="_32_617">y</text:span><text:span text:style-name="_32_"> </text:span><text:span text:style-name="_31_669">i</text:span><text:span text:style-name="_32_395">n</text:span><text:span text:style-name="_33_01">t</text:span><text:span text:style-name="_31_390">o</text:span><text:span text:style-name="_31_803"> </text:span><text:span text:style-name="_32_41">t</text:span><text:span text:style-name="_31_399">h</text:span><text:span text:style-name="_32_410">e</text:span><text:span text:style-name="_33_13">i</text:span><text:span text:style-name="_31_381">r</text:span><text:span text:style-name="_31_802"> </text:span><text:span text:style-name="_38_95">h</text:span><text:span text:style-name="_31_150">a</text:span><text:span text:style-name="_32_263">n</text:span><text:span text:style-name="_38_62">d</text:span><text:span text:style-name="_31_309">s</text:span><text:span text:style-name="_32_653">.</text:span><text:span text:style-name="_33_"> </text:span><text:span text:style-name="_31_177">M</text:span><text:span text:style-name="_32_698">a</text:span><text:span text:style-name="_38_56">s</text:span><text:span text:style-name="_31_762">s</text:span><text:span text:style-name="_32_251">e</text:span><text:span text:style-name="_38_17">s</text:span><text:span text:style-name="_39_02"> </text:span><text:span text:style-name="_32_641">o</text:span><text:span text:style-name="_38_89">f</text:span><text:span text:style-name="_39_02"> </text:span><text:span text:style-name="_32_209">f</text:span><text:span text:style-name="_36_97">i</text:span><text:span text:style-name="_31_438">g</text:span><text:span text:style-name="_32_323">h</text:span><text:span text:style-name="_36_01">t</text:span><text:span text:style-name="_31_363">e</text:span><text:span text:style-name="_32_437">r</text:span><text:span text:style-name="_32_86">s</text:span><text:span text:style-name="_39_03"> </text:span><text:span text:style-name="_32_071">o</text:span><text:span text:style-name="_36_46">n</text:span><text:span text:style-name="_39_03"> </text:span><text:span text:style-name="_32_137">t</text:span><text:span text:style-name="_37_87">h</text:span><text:span text:style-name="_31_390">e</text:span><text:span text:style-name="_31_802"> </text:span><text:span text:style-name="_32_83">b</text:span><text:span text:style-name="_31_714">a</text:span><text:span text:style-name="_32_320">c</text:span><text:span text:style-name="_33_46">k</text:span><text:span text:style-name="_39_03"> </text:span><text:span text:style-name="_32_437">o</text:span><text:span text:style-name="_34_93">f</text:span><text:span text:style-name="_39_03"> </text:span><text:span text:style-name="_32_503">p</text:span><text:span text:style-name="_35_29">i</text:span><text:span text:style-name="_31_174">c</text:span><text:span text:style-name="_32_662">k</text:span><text:span text:style-name="_36_67">u</text:span><text:span text:style-name="_31_753">p</text:span><text:span text:style-name="_31_803"> </text:span><text:span text:style-name="_37_81">t</text:span><text:span text:style-name="_31_417">r</text:span><text:span text:style-name="_32_611">u</text:span><text:span text:style-name="_34_18">c</text:span><text:span text:style-name="_31_144">k</text:span><text:span text:style-name="_32_482">s</text:span><text:span text:style-name="_35_89">,</text:span><text:span text:style-name="_39_03"> </text:span><text:span text:style-name="_32_569">t</text:span><text:span text:style-name="_38_89">w</text:span><text:span text:style-name="_31_573">i</text:span><text:span text:style-name="_32_260">s</text:span><text:span text:style-name="_32_77">t</text:span><text:span text:style-name="_31_762">e</text:span><text:span text:style-name="_32_101">d</text:span><text:span text:style-name="_32_"> </text:span><text:span text:style-name="_31_324">s</text:span><text:span text:style-name="_32_482">o</text:span><text:span text:style-name="_34_63">u</text:span><text:span text:style-name="_31_669">l</text:span><text:span text:style-name="_32_158">s</text:span><text:span text:style-name="_33_"> </text:span><text:span text:style-name="_31_150">p</text:span><text:span text:style-name="_32_113">l</text:span><text:span text:style-name="_35_23">o</text:span><text:span text:style-name="_31_201">t</text:span><text:span text:style-name="_32_029">t</text:span><text:span text:style-name="_34_93">i</text:span><text:span text:style-name="_31_435">n</text:span><text:span text:style-name="_32_698">g</text:span><text:span text:style-name="_33_"> </text:span><text:span text:style-name="_31_753">i</text:span><text:span text:style-name="_32_281">n</text:span><text:span text:style-name="_33_"> </text:span><text:span text:style-name="_31_390">a</text:span><text:span text:style-name="_32_071">p</text:span><text:span text:style-name="_32_38">a</text:span><text:span text:style-name="_31_525">r</text:span><text:span text:style-name="_32_473">t</text:span><text:span text:style-name="_36_37">m</text:span><text:span text:style-name="_31_435">e</text:span><text:span text:style-name="_32_686">n</text:span><text:span text:style-name="_37_69">t</text:span><text:span text:style-name="_31_576">s</text:span><text:span text:style-name="_31_803"> </text:span><text:span text:style-name="_34_93">o</text:span><text:span text:style-name="_31_129">r</text:span><text:span text:style-name="_31_802"> </text:span><text:span text:style-name="_36_67">g</text:span><text:span text:style-name="_31_438">a</text:span><text:span text:style-name="_32_569">r</text:span><text:span text:style-name="_33_22">a</text:span><text:span text:style-name="_31_567">g</text:span><text:span text:style-name="_32_158">e</text:span><text:span text:style-name="_36_76">s</text:span><text:span text:style-name="_39_03"> </text:span>--<text:span text:style-name="_39_03"> </text:span><text:span text:style-name="_32_029">t</text:span><text:span text:style-name="_36_43">h</text:span><text:span text:style-name="_31_498">e</text:span><text:span text:style-name="_32_425">y</text:span><text:span text:style-name="_32_"> </text:span><text:span text:style-name="_31_207">p</text:span><text:span text:style-name="_32_590">o</text:span><text:span text:style-name="_35_92">s</text:span><text:span text:style-name="_31_798">e</text:span><text:span text:style-name="_31_802"> </text:span><text:span text:style-name="_37_87">a</text:span><text:span text:style-name="_31_354">n</text:span><text:span text:style-name="_31_802"> </text:span><text:span text:style-name="_34_15">e</text:span><text:span text:style-name="_31_258">n</text:span><text:span text:style-name="_32_122">o</text:span><text:span text:style-name="_36_61">r</text:span><text:span text:style-name="_31_537">m</text:span><text:span text:style-name="_32_431">o</text:span><text:span text:style-name="_36_82">u</text:span><text:span text:style-name="_31_420">s</text:span><text:span text:style-name="_31_803"> </text:span><text:span text:style-name="_36_07">d</text:span><text:span text:style-name="_31_798">a</text:span><text:span text:style-name="_32_146">n</text:span><text:span text:style-name="_32_35">g</text:span><text:span text:style-name="_31_741">e</text:span><text:span text:style-name="_32_317">r</text:span><text:span text:style-name="_32_"> </text:span><text:span text:style-name="_31_717">t</text:span><text:span text:style-name="_32_389">o</text:span><text:span text:style-name="_33_"> </text:span><text:span text:style-name="_31_762">c</text:span><text:span text:style-name="_32_473">i</text:span><text:span text:style-name="_32_32">v</text:span><text:span text:style-name="_31_573">i</text:span><text:span text:style-name="_32_101">l</text:span><text:span text:style-name="_38_41">i</text:span><text:span text:style-name="_31_543">a</text:span><text:span text:style-name="_32_506">n</text:span><text:span text:style-name="_38_05">s</text:span><text:span text:style-name="_31_573">;</text:span><text:span text:style-name="_31_802"> </text:span><text:span text:style-name="_32_65">t</text:span><text:span text:style-name="_31_150">h</text:span><text:span text:style-name="_32_335">e</text:span><text:span text:style-name="_36_61">y</text:span><text:span text:style-name="_39_03"> </text:span><text:span text:style-name="_32_587">h</text:span><text:span text:style-name="_33_58">a</text:span><text:span text:style-name="_31_492">v</text:span><text:span text:style-name="_32_086">e</text:span><text:span text:style-name="_32_"> </text:span><text:span text:style-name="_31_789">t</text:span><text:span text:style-name="_32_509">o</text:span><text:span text:style-name="_33_"> </text:span><text:span text:style-name="_31_759">b</text:span><text:span text:style-name="_32_590">e</text:span><text:span text:style-name="_33_"> </text:span><text:span text:style-name="_31_210">s</text:span><text:span text:style-name="_32_437">t</text:span><text:span text:style-name="_36_31">o</text:span><text:span text:style-name="_31_762">p</text:span><text:span text:style-name="_32_575">p</text:span><text:span text:style-name="_34_90">e</text:span><text:span text:style-name="_31_387">d</text:span><text:span text:style-name="_32_389">.</text:span><text:span text:style-name="_33_"> </text:span><text:span text:style-name="_31_717">B</text:span><text:span text:style-name="_32_101">u</text:span><text:span text:style-name="_32_77">t</text:span><text:span text:style-name="_39_02"> </text:span><text:span text:style-name="_32_617">t</text:span><text:span text:style-name="_38_83">h</text:span><text:span text:style-name="_31_534">e</text:span><text:span text:style-name="_32_689">y</text:span><text:span text:style-name="_33_"> </text:span><text:span text:style-name="_31_255">d</text:span><text:span text:style-name="_32_230">o</text:span><text:span text:style-name="_32_"> </text:span><text:span text:style-name="_31_618">n</text:span><text:span text:style-name="_32_335">o</text:span><text:span text:style-name="_35_17">t</text:span><text:span text:style-name="_39_03"> </text:span><text:span text:style-name="_32_509">t</text:span><text:span text:style-name="_37_06">h</text:span><text:span text:style-name="_31_417">r</text:span><text:span text:style-name="_32_587">e</text:span><text:span text:style-name="_37_06">a</text:span><text:span text:style-name="_31_789">t</text:span><text:span text:style-name="_32_155">e</text:span><text:span text:style-name="_38_17">n</text:span><text:span text:style-name="_39_02"> </text:span><text:span text:style-name="_32_215">o</text:span><text:span text:style-name="_36_34">u</text:span><text:span text:style-name="_31_345">r</text:span><text:span text:style-name="_31_803"> </text:span><text:span text:style-name="_38_23">n</text:span><text:span text:style-name="_31_510">a</text:span><text:span text:style-name="_32_317">t</text:span><text:span text:style-name="_34_93">i</text:span><text:span text:style-name="_31_318">o</text:span><text:span text:style-name="_32_683">n</text:span><text:span text:style-name="_38_41">a</text:span><text:span text:style-name="_31_489">l</text:span><text:span text:style-name="_31_802"> </text:span><text:span text:style-name="_37_87">e</text:span><text:span text:style-name="_31_510">x</text:span><text:span text:style-name="_32_065">i</text:span><text:span text:style-name="_38_62">s</text:span><text:span text:style-name="_31_237">t</text:span><text:span text:style-name="_32_503">e</text:span><text:span text:style-name="_33_10">n</text:span><text:span text:style-name="_31_312">c</text:span><text:span text:style-name="_32_689">e</text:span><text:span text:style-name="_38_17">.</text:span><text:span text:style-name="_39_02"> </text:span><text:span text:style-name="_32_245">T</text:span><text:span text:style-name="_33_58">h</text:span><text:span text:style-name="_31_687">a</text:span><text:span text:style-name="_32_677">t</text:span><text:span text:style-name="_33_"> </text:span><text:span text:style-name="_31_717">i</text:span><text:span text:style-name="_32_605">s</text:span><text:span text:style-name="_32_"> </text:span><text:span text:style-name="_31_249">t</text:span><text:span text:style-name="_32_227">h</text:span><text:span text:style-name="_34_18">e</text:span><text:span text:style-name="_39_02"> </text:span><text:span text:style-name="_32_686">s</text:span><text:span text:style-name="_35_89">t</text:span><text:span text:style-name="_31_315">o</text:span><text:span text:style-name="_32_461">r</text:span><text:span text:style-name="_34_57">y</text:span><text:span text:style-name="_39_03"> </text:span><text:span text:style-name="_32_245">I</text:span><text:span text:style-name="_34_21">S</text:span><text:span text:style-name="_31_141">I</text:span><text:span text:style-name="_32_641">L</text:span><text:span text:style-name="_32_"> </text:span><text:span text:style-name="_31_573">w</text:span><text:span text:style-name="_32_467">a</text:span><text:span text:style-name="_38_98">n</text:span><text:span text:style-name="_31_669">t</text:span><text:span text:style-name="_32_317">s</text:span><text:span text:style-name="_32_"> </text:span><text:span text:style-name="_31_129">t</text:span><text:span text:style-name="_32_497">o</text:span><text:span text:style-name="_32_"> </text:span><text:span text:style-name="_31_669">t</text:span><text:span text:style-name="_32_293">e</text:span><text:span text:style-name="_38_05">l</text:span><text:span text:style-name="_31_213">l</text:span><text:span text:style-name="_32_209">.</text:span><text:span text:style-name="_32_"> </text:span><text:span text:style-name="_31_717">T</text:span><text:span text:style-name="_32_335">h</text:span><text:span text:style-name="_36_34">a</text:span><text:span text:style-name="_31_429">t</text:span><text:span text:style-name="_32_653">'</text:span><text:span text:style-name="_34_45">s</text:span><text:span text:style-name="_39_03"> </text:span><text:span text:style-name="_32_065">t</text:span><text:span text:style-name="_33_22">h</text:span><text:span text:style-name="_31_207">e</text:span><text:span text:style-name="_31_803"> </text:span><text:span text:style-name="_32_38">k</text:span><text:span text:style-name="_31_129">i</text:span><text:span text:style-name="_32_407">n</text:span><text:span text:style-name="_32_41">d</text:span><text:span text:style-name="_39_02"> </text:span><text:span text:style-name="_32_245">o</text:span><text:span text:style-name="_38_05">f</text:span><text:span text:style-name="_39_02"> </text:span><text:span text:style-name="_32_074">p</text:span><text:span text:style-name="_34_93">r</text:span><text:span text:style-name="_31_387">o</text:span><text:span text:style-name="_32_395">p</text:span><text:span text:style-name="_34_18">a</text:span><text:span text:style-name="_31_615">g</text:span><text:span text:style-name="_32_038">a</text:span><text:span text:style-name="_36_67">n</text:span><text:span text:style-name="_31_138">d</text:span><text:span text:style-name="_32_221">a</text:span><text:span text:style-name="_32_"> </text:span><text:span text:style-name="_31_681">t</text:span><text:span text:style-name="_32_083">h</text:span><text:span text:style-name="_34_54">e</text:span><text:span text:style-name="_31_213">y</text:span><text:span text:style-name="_31_802"> </text:span><text:span text:style-name="_36_82">u</text:span><text:span text:style-name="_31_528">s</text:span><text:span text:style-name="_32_425">e</text:span><text:span text:style-name="_33_"> </text:span><text:span text:style-name="_31_525">t</text:span><text:span text:style-name="_32_101">o</text:span><text:span text:style-name="_33_"> </text:span><text:span text:style-name="_31_381">r</text:span><text:span text:style-name="_32_443">e</text:span><text:span text:style-name="_33_58">c</text:span><text:span text:style-name="_31_609">r</text:span><text:span text:style-name="_32_617">u</text:span><text:span text:style-name="_36_97">i</text:span><text:span text:style-name="_31_381">t</text:span><text:span text:style-name="_32_461">.</text:span><text:span text:style-name="_33_"> </text:span><text:span text:style-name="_31_177">W</text:span><text:span text:style-name="_32_641">e</text:span><text:span text:style-name="_33_"> </text:span><text:span text:style-name="_31_795">d</text:span><text:span text:style-name="_32_686">o</text:span><text:span text:style-name="_36_97">n</text:span><text:span text:style-name="_31_789">'</text:span><text:span text:style-name="_32_221">t</text:span><text:span text:style-name="_33_"> </text:span><text:span text:style-name="_31_327">n</text:span><text:span text:style-name="_32_446">e</text:span><text:span text:style-name="_32_47">e</text:span><text:span text:style-name="_31_798">d</text:span><text:span text:style-name="_31_803"> </text:span><text:span text:style-name="_38_53">t</text:span><text:span text:style-name="_31_129">o</text:span><text:span text:style-name="_31_803"> </text:span><text:span text:style-name="_36_43">b</text:span><text:span text:style-name="_31_534">u</text:span><text:span text:style-name="_32_293">i</text:span><text:span text:style-name="_38_89">l</text:span><text:span text:style-name="_31_345">d</text:span><text:span text:style-name="_31_803"> </text:span><text:span text:style-name="_32_77">t</text:span><text:span text:style-name="_31_582">h</text:span><text:span text:style-name="_32_251">e</text:span><text:span text:style-name="_36_01">m</text:span><text:span text:style-name="_39_02"> </text:span><text:span text:style-name="_32_647">u</text:span><text:span text:style-name="_38_86">p</text:span><text:span text:style-name="_39_03"> </text:span><text:span text:style-name="_32_617">t</text:span><text:span text:style-name="_33_37">o</text:span><text:span text:style-name="_39_02"> </text:span><text:span text:style-name="_32_038">s</text:span><text:span text:style-name="_38_59">h</text:span><text:span text:style-name="_31_501">o</text:span><text:span text:style-name="_32_437">w</text:span><text:span text:style-name="_33_"> </text:span><text:span text:style-name="_31_525">t</text:span><text:span text:style-name="_32_659">h</text:span><text:span text:style-name="_32_50">a</text:span><text:span text:style-name="_31_177">t</text:span><text:span text:style-name="_31_803"> </text:span><text:span text:style-name="_33_37">w</text:span><text:span text:style-name="_31_207">e</text:span><text:span text:style-name="_32_617">'</text:span><text:span text:style-name="_37_09">r</text:span><text:span text:style-name="_31_186">e</text:span><text:span text:style-name="_31_803"> </text:span><text:span text:style-name="_35_02">s</text:span><text:span text:style-name="_31_255">e</text:span><text:span text:style-name="_32_137">r</text:span><text:span text:style-name="_33_13">i</text:span><text:span text:style-name="_31_711">o</text:span><text:span text:style-name="_32_614">u</text:span><text:span text:style-name="_36_01">s</text:span><text:span text:style-name="_31_213">,</text:span><text:span text:style-name="_31_803"> </text:span><text:span text:style-name="_38_86">a</text:span><text:span text:style-name="_31_171">n</text:span><text:span text:style-name="_32_653">d</text:span><text:span text:style-name="_33_"> </text:span><text:span text:style-name="_31_213">w</text:span><text:span text:style-name="_32_149">e</text:span><text:span text:style-name="_33_"> </text:span><text:span text:style-name="_31_750">s</text:span><text:span text:style-name="_32_503">u</text:span><text:span text:style-name="_34_93">r</text:span><text:span text:style-name="_31_129">e</text:span><text:span text:style-name="_31_802"> </text:span><text:span text:style-name="_37_06">d</text:span><text:span text:style-name="_31_183">o</text:span><text:span text:style-name="_32_389">n</text:span><text:span text:style-name="_33_37">'</text:span><text:span text:style-name="_31_417">t</text:span><text:span text:style-name="_31_802"> </text:span><text:span text:style-name="_35_23">n</text:span><text:span text:style-name="_31_366">e</text:span><text:span text:style-name="_32_698">e</text:span><text:span text:style-name="_38_23">d</text:span><text:span text:style-name="_39_03"> </text:span><text:span text:style-name="_32_041">t</text:span><text:span text:style-name="_34_21">o</text:span><text:span text:style-name="_39_03"> </text:span><text:span text:style-name="_32_470">p</text:span><text:span text:style-name="_38_95">u</text:span><text:span text:style-name="_31_360">s</text:span><text:span text:style-name="_32_086">h</text:span><text:span text:style-name="_33_"> </text:span><text:span text:style-name="_31_258">a</text:span><text:span text:style-name="_32_605">w</text:span><text:span text:style-name="_38_83">a</text:span><text:span text:style-name="_31_681">y</text:span><text:span text:style-name="_31_802"> </text:span><text:span text:style-name="_35_02">v</text:span><text:span text:style-name="_31_417">i</text:span><text:span text:style-name="_32_029">t</text:span><text:span text:style-name="_34_87">a</text:span><text:span text:style-name="_31_501">l</text:span><text:span text:style-name="_31_803"> </text:span><text:span text:style-name="_36_31">a</text:span><text:span text:style-name="_31_597">l</text:span><text:span text:style-name="_32_497">l</text:span><text:span text:style-name="_37_81">i</text:span><text:span text:style-name="_31_150">e</text:span><text:span text:style-name="_32_281">s</text:span><text:span text:style-name="_32_"> </text:span><text:span text:style-name="_31_201">i</text:span><text:span text:style-name="_32_569">n</text:span><text:span text:style-name="_33_"> </text:span><text:span text:style-name="_31_357">t</text:span><text:span text:style-name="_32_326">h</text:span><text:span text:style-name="_35_89">i</text:span><text:span text:style-name="_31_396">s</text:span><text:span text:style-name="_31_803"> </text:span><text:span text:style-name="_38_05">f</text:span><text:span text:style-name="_31_753">i</text:span><text:span text:style-name="_32_479">g</text:span><text:span text:style-name="_33_46">h</text:span><text:span text:style-name="_31_165">t</text:span><text:span text:style-name="_31_802"> </text:span><text:span text:style-name="_37_03">b</text:span><text:span text:style-name="_31_546">y</text:span><text:span text:style-name="_31_803"> </text:span><text:span text:style-name="_38_17">r</text:span><text:span text:style-name="_31_750">e</text:span><text:span text:style-name="_32_287">e</text:span><text:span text:style-name="_34_30">c</text:span><text:span text:style-name="_31_147">h</text:span><text:span text:style-name="_32_074">o</text:span><text:span text:style-name="_36_25">i</text:span><text:span text:style-name="_31_507">n</text:span><text:span text:style-name="_32_101">g</text:span><text:span text:style-name="_33_"> </text:span><text:span text:style-name="_31_249">t</text:span><text:span text:style-name="_32_254">h</text:span><text:span text:style-name="_34_51">e</text:span><text:span text:style-name="_39_03"> </text:span><text:span text:style-name="_32_509">l</text:span><text:span text:style-name="_38_17">i</text:span><text:span text:style-name="_31_357">e</text:span><text:span text:style-name="_31_803"> </text:span><text:span text:style-name="_34_45">t</text:span><text:span text:style-name="_31_366">h</text:span><text:span text:style-name="_32_287">a</text:span><text:span text:style-name="_36_73">t</text:span><text:span text:style-name="_39_02"> </text:span><text:span text:style-name="_32_425">I</text:span><text:span text:style-name="_37_69">S</text:span><text:span text:style-name="_31_537">I</text:span><text:span text:style-name="_32_209">L</text:span><text:span text:style-name="_32_"> </text:span><text:span text:style-name="_31_609">i</text:span><text:span text:style-name="_32_437">s</text:span><text:span text:style-name="_32_"> </text:span><text:span text:style-name="_31_426">s</text:span><text:span text:style-name="_32_155">o</text:span><text:span text:style-name="_33_37">m</text:span><text:span text:style-name="_31_675">e</text:span><text:span text:style-name="_32_650">h</text:span><text:span text:style-name="_32_29">o</text:span><text:span text:style-name="_31_561">w</text:span><text:span text:style-name="_31_803"> </text:span><text:span text:style-name="_38_17">r</text:span><text:span text:style-name="_31_678">e</text:span><text:span text:style-name="_32_515">p</text:span><text:span text:style-name="_33_13">r</text:span><text:span text:style-name="_31_327">e</text:span><text:span text:style-name="_32_482">s</text:span><text:span text:style-name="_38_47">e</text:span><text:span text:style-name="_31_390">n</text:span><text:span text:style-name="_32_473">t</text:span><text:span text:style-name="_36_79">a</text:span><text:span text:style-name="_31_357">t</text:span><text:span text:style-name="_32_041">i</text:span><text:span text:style-name="_36_82">v</text:span><text:span text:style-name="_31_165">e</text:span><text:span text:style-name="_31_803"> </text:span><text:span text:style-name="_35_29">o</text:span><text:span text:style-name="_31_237">f</text:span><text:span text:style-name="_31_803"> </text:span><text:span text:style-name="_37_87">o</text:span><text:span text:style-name="_31_402">n</text:span><text:span text:style-name="_32_581">e</text:span><text:span text:style-name="_32_"> </text:span><text:span text:style-name="_31_525">o</text:span><text:span text:style-name="_32_257">f</text:span><text:span text:style-name="_32_"> </text:span><text:span text:style-name="_31_309">t</text:span><text:span text:style-name="_32_662">h</text:span><text:span text:style-name="_35_95">e</text:span><text:span text:style-name="_39_02"> </text:span><text:span text:style-name="_32_281">w</text:span><text:span text:style-name="_33_58">o</text:span><text:span text:style-name="_31_753">r</text:span><text:span text:style-name="_32_605">l</text:span><text:span text:style-name="_34_51">d</text:span><text:span text:style-name="_31_609">'</text:span><text:span text:style-name="_32_473">s</text:span><text:span text:style-name="_33_"> </text:span><text:span text:style-name="_31_345">l</text:span><text:span text:style-name="_32_686">a</text:span><text:span text:style-name="_34_45">r</text:span><text:span text:style-name="_31_219">g</text:span><text:span text:style-name="_32_647">e</text:span><text:span text:style-name="_34_90">s</text:span><text:span text:style-name="_31_681">t</text:span><text:span text:style-name="_31_802"> </text:span><text:span text:style-name="_34_57">r</text:span><text:span text:style-name="_31_570">e</text:span><text:span text:style-name="_32_149">l</text:span><text:span text:style-name="_36_97">i</text:span><text:span text:style-name="_31_567">g</text:span><text:span text:style-name="_32_293">i</text:span><text:span text:style-name="_36_07">o</text:span><text:span text:style-name="_31_762">n</text:span><text:span text:style-name="_32_497">s</text:span><text:span text:style-name="_35_89">.</text:span><text:span text:style-name="_39_02"> </text:span><text:span text:style-name="_32_029">W</text:span><text:span text:style-name="_36_37">e</text:span><text:span text:style-name="_39_02"> </text:span><text:span text:style-name="_32_617">j</text:span><text:span text:style-name="_33_58">u</text:span><text:span text:style-name="_31_240">s</text:span><text:span text:style-name="_32_641">t</text:span><text:span text:style-name="_33_"> </text:span><text:span text:style-name="_31_726">n</text:span><text:span text:style-name="_32_623">e</text:span><text:span text:style-name="_32_38">e</text:span><text:span text:style-name="_31_207">d</text:span><text:span text:style-name="_31_802"> </text:span><text:span text:style-name="_37_69">t</text:span><text:span text:style-name="_31_489">o</text:span><text:span text:style-name="_31_802"> </text:span><text:span text:style-name="_33_04">c</text:span><text:span text:style-name="_31_138">a</text:span><text:span text:style-name="_32_029">l</text:span><text:span text:style-name="_33_49">l</text:span><text:span text:style-name="_39_02"> </text:span><text:span text:style-name="_32_653">t</text:span><text:span text:style-name="_38_86">h</text:span><text:span text:style-name="_31_615">e</text:span><text:span text:style-name="_32_605">m</text:span><text:span text:style-name="_32_"> </text:span><text:span text:style-name="_31_381">w</text:span><text:span text:style-name="_32_035">h</text:span><text:span text:style-name="_37_78">a</text:span><text:span text:style-name="_31_249">t</text:span><text:span text:style-name="_31_802"> </text:span><text:span text:style-name="_37_09">t</text:span><text:span text:style-name="_31_363">h</text:span><text:span text:style-name="_32_302">e</text:span><text:span text:style-name="_38_89">y</text:span><text:span text:style-name="_39_03"> </text:span><text:span text:style-name="_32_590">a</text:span><text:span text:style-name="_34_21">r</text:span><text:span text:style-name="_31_135">e</text:span><text:span text:style-name="_31_803"> </text:span>--<text:span text:style-name="_31_802"> </text:span><text:span text:style-name="_37_18">k</text:span><text:span text:style-name="_31_309">i</text:span><text:span text:style-name="_32_113">l</text:span><text:span text:style-name="_32_77">l</text:span><text:span text:style-name="_31_747">e</text:span><text:span text:style-name="_32_041">r</text:span><text:span text:style-name="_32_41">s</text:span><text:span text:style-name="_39_03"> </text:span><text:span text:style-name="_32_263">a</text:span><text:span text:style-name="_32_74">n</text:span><text:span text:style-name="_31_741">d</text:span><text:span text:style-name="_31_803"> </text:span><text:span text:style-name="_35_89">f</text:span><text:span text:style-name="_31_543">a</text:span><text:span text:style-name="_32_074">n</text:span><text:span text:style-name="_32_35">a</text:span><text:span text:style-name="_31_573">t</text:span><text:span text:style-name="_32_461">i</text:span><text:span text:style-name="_38_86">c</text:span><text:span text:style-name="_31_165">s</text:span><text:span text:style-name="_31_802"> </text:span><text:span text:style-name="_38_41">w</text:span><text:span text:style-name="_31_582">h</text:span><text:span text:style-name="_32_119">o</text:span><text:span text:style-name="_32_"> </text:span><text:span text:style-name="_31_579">h</text:span><text:span text:style-name="_32_326">a</text:span><text:span text:style-name="_36_40">v</text:span><text:span text:style-name="_31_534">e</text:span><text:span text:style-name="_31_803"> </text:span><text:span text:style-name="_33_49">t</text:span><text:span text:style-name="_31_141">o</text:span><text:span text:style-name="_31_802"> </text:span><text:span text:style-name="_34_87">b</text:span><text:span text:style-name="_31_726">e</text:span><text:span text:style-name="_31_802"> </text:span><text:span text:style-name="_36_25">r</text:span><text:span text:style-name="_31_495">o</text:span><text:span text:style-name="_32_110">o</text:span><text:span text:style-name="_36_61">t</text:span><text:span text:style-name="_31_315">e</text:span><text:span text:style-name="_32_158">d</text:span><text:span text:style-name="_32_"> </text:span><text:span text:style-name="_31_174">o</text:span><text:span text:style-name="_32_083">u</text:span><text:span text:style-name="_36_37">t</text:span><text:span text:style-name="_31_537">,</text:span><text:span text:style-name="_31_803"> </text:span><text:span text:style-name="_33_43">h</text:span><text:span text:style-name="_31_330">u</text:span><text:span text:style-name="_32_446">n</text:span><text:span text:style-name="_34_21">t</text:span><text:span text:style-name="_31_399">e</text:span><text:span text:style-name="_32_497">d</text:span><text:span text:style-name="_32_"> </text:span><text:span text:style-name="_31_759">d</text:span><text:span text:style-name="_32_122">o</text:span><text:span text:style-name="_32_65">w</text:span><text:span text:style-name="_31_705">n</text:span><text:span text:style-name="_32_461">,</text:span><text:span text:style-name="_33_"> </text:span><text:span text:style-name="_31_219">a</text:span><text:span text:style-name="_32_410">n</text:span><text:span text:style-name="_33_01">d</text:span><text:span text:style-name="_39_03"> </text:span><text:span text:style-name="_32_143">d</text:span><text:span text:style-name="_32_38">e</text:span><text:span text:style-name="_31_150">s</text:span><text:span text:style-name="_32_677">t</text:span><text:span text:style-name="_36_61">r</text:span><text:span text:style-name="_31_783">o</text:span><text:span text:style-name="_32_626">y</text:span><text:span text:style-name="_36_67">e</text:span><text:span text:style-name="_31_753">d</text:span><text:span text:style-name="_32_641">.</text:span></text:p>
      <text:p text:style-name="P1"><text:span text:style-name="_31_741">A</text:span><text:span text:style-name="_32_227">n</text:span><text:span text:style-name="_32_50">d</text:span><text:span text:style-name="_39_02"> </text:span><text:span text:style-name="_32_605">t</text:span><text:span text:style-name="_37_75">h</text:span><text:span text:style-name="_31_606">a</text:span><text:span text:style-name="_32_569">t</text:span><text:span text:style-name="_36_01">'</text:span><text:span text:style-name="_31_213">s</text:span><text:span text:style-name="_31_802"> </text:span><text:span text:style-name="_32_86">e</text:span><text:span text:style-name="_31_600">x</text:span><text:span text:style-name="_32_410">a</text:span><text:span text:style-name="_35_92">c</text:span><text:span text:style-name="_31_177">t</text:span><text:span text:style-name="_32_461">l</text:span><text:span text:style-name="_32_77">y</text:span><text:span text:style-name="_39_03"> </text:span><text:span text:style-name="_32_641">w</text:span><text:span text:style-name="_34_27">h</text:span><text:span text:style-name="_31_246">a</text:span><text:span text:style-name="_32_317">t</text:span><text:span text:style-name="_32_"> </text:span><text:span text:style-name="_31_237">w</text:span><text:span text:style-name="_32_431">e</text:span><text:span text:style-name="_38_17">'</text:span><text:span text:style-name="_31_789">r</text:span><text:span text:style-name="_32_518">e</text:span><text:span text:style-name="_33_"> </text:span><text:span text:style-name="_31_786">d</text:span><text:span text:style-name="_32_647">o</text:span><text:span text:style-name="_34_09">i</text:span><text:span text:style-name="_31_510">n</text:span><text:span text:style-name="_32_071">g</text:span><text:span text:style-name="_38_53">.</text:span><text:span text:style-name="_39_02"> </text:span><text:span text:style-name="_32_425">F</text:span><text:span text:style-name="_36_61">o</text:span><text:span text:style-name="_31_501">r</text:span><text:span text:style-name="_31_803"> </text:span><text:span text:style-name="_36_97">m</text:span><text:span text:style-name="_31_498">o</text:span><text:span text:style-name="_32_473">r</text:span><text:span text:style-name="_37_87">e</text:span><text:span text:style-name="_39_03"> </text:span><text:span text:style-name="_32_149">t</text:span><text:span text:style-name="_33_22">h</text:span><text:span text:style-name="_31_795">a</text:span><text:span text:style-name="_32_677">n</text:span><text:span text:style-name="_33_"> </text:span><text:span text:style-name="_31_741">a</text:span><text:span text:style-name="_31_803"> </text:span><text:span text:style-name="_33_16">y</text:span><text:span text:style-name="_31_354">e</text:span><text:span text:style-name="_32_581">a</text:span><text:span text:style-name="_32_77">r</text:span><text:span text:style-name="_31_597">,</text:span><text:span text:style-name="_31_802"> </text:span><text:span text:style-name="_36_97">A</text:span><text:span text:style-name="_31_201">m</text:span><text:span text:style-name="_32_254">e</text:span><text:span text:style-name="_38_17">r</text:span><text:span text:style-name="_31_681">i</text:span><text:span text:style-name="_32_644">c</text:span><text:span text:style-name="_36_37">a</text:span><text:span text:style-name="_39_02"> </text:span><text:span text:style-name="_32_266">h</text:span><text:span text:style-name="_35_35">a</text:span><text:span text:style-name="_31_789">s</text:span><text:span text:style-name="_31_802"> </text:span><text:span text:style-name="_35_89">l</text:span><text:span text:style-name="_31_759">e</text:span><text:span text:style-name="_32_410">d</text:span><text:span text:style-name="_33_"> </text:span><text:span text:style-name="_31_165">a</text:span><text:span text:style-name="_31_802"> </text:span><text:span text:style-name="_34_24">c</text:span><text:span text:style-name="_31_678">o</text:span><text:span text:style-name="_32_695">a</text:span><text:span text:style-name="_37_69">l</text:span><text:span text:style-name="_31_381">i</text:span><text:span text:style-name="_32_389">t</text:span><text:span text:style-name="_38_77">i</text:span><text:span text:style-name="_31_174">o</text:span><text:span text:style-name="_32_113">n</text:span><text:span text:style-name="_32_"> </text:span><text:span text:style-name="_31_489">o</text:span><text:span text:style-name="_32_677">f</text:span><text:span text:style-name="_33_"> </text:span><text:span text:style-name="_31_537">m</text:span><text:span text:style-name="_32_299">o</text:span><text:span text:style-name="_37_09">r</text:span><text:span text:style-name="_31_714">e</text:span><text:span text:style-name="_31_803"> </text:span><text:span text:style-name="_38_17">t</text:span><text:span text:style-name="_31_222">h</text:span><text:span text:style-name="_32_587">a</text:span><text:span text:style-name="_36_97">n</text:span><text:span text:style-name="_39_02"> </text:span><text:span text:style-name="_32_281">6</text:span><text:span text:style-name="_37_09">0</text:span><text:span text:style-name="_39_02"> </text:span><text:span text:style-name="_32_500">c</text:span><text:span text:style-name="_36_34">o</text:span><text:span text:style-name="_31_603">u</text:span><text:span text:style-name="_32_590">n</text:span><text:span text:style-name="_34_09">t</text:span><text:span text:style-name="_31_501">r</text:span><text:span text:style-name="_32_497">i</text:span><text:span text:style-name="_32_74">e</text:span><text:span text:style-name="_31_420">s</text:span><text:span text:style-name="_31_802"> </text:span><text:span text:style-name="_36_37">t</text:span><text:span text:style-name="_31_357">o</text:span><text:span text:style-name="_31_803"> </text:span><text:span text:style-name="_36_40">c</text:span><text:span text:style-name="_31_390">u</text:span><text:span text:style-name="_32_137">t</text:span><text:span text:style-name="_33_"> </text:span><text:span text:style-name="_31_681">o</text:span><text:span text:style-name="_32_401">f</text:span><text:span text:style-name="_34_57">f</text:span><text:span text:style-name="_39_03"> </text:span><text:span text:style-name="_32_101">I</text:span><text:span text:style-name="_38_05">S</text:span><text:span text:style-name="_31_669">I</text:span><text:span text:style-name="_32_029">L</text:span><text:span text:style-name="_34_57">'</text:span><text:span text:style-name="_31_213">s</text:span><text:span text:style-name="_31_802"> </text:span><text:span text:style-name="_38_53">f</text:span><text:span text:style-name="_31_669">i</text:span><text:span text:style-name="_32_443">n</text:span><text:span text:style-name="_35_26">a</text:span><text:span text:style-name="_31_147">n</text:span><text:span text:style-name="_32_302">c</text:span><text:span text:style-name="_35_17">i</text:span><text:span text:style-name="_31_246">n</text:span><text:span text:style-name="_32_299">g</text:span><text:span text:style-name="_34_57">,</text:span><text:span text:style-name="_39_03"> </text:span><text:span text:style-name="_32_227">d</text:span><text:span text:style-name="_33_13">i</text:span><text:span text:style-name="_31_330">s</text:span><text:span text:style-name="_32_473">r</text:span><text:span text:style-name="_37_18">u</text:span><text:span text:style-name="_31_351">p</text:span><text:span text:style-name="_32_281">t</text:span><text:span text:style-name="_32_"> </text:span><text:span text:style-name="_31_213">t</text:span><text:span text:style-name="_32_074">h</text:span><text:span text:style-name="_33_55">e</text:span><text:span text:style-name="_31_357">i</text:span><text:span text:style-name="_32_281">r</text:span><text:span text:style-name="_32_"> </text:span><text:span text:style-name="_31_174">p</text:span><text:span text:style-name="_32_401">l</text:span><text:span text:style-name="_38_95">o</text:span><text:span text:style-name="_31_501">t</text:span><text:span text:style-name="_32_065">s</text:span><text:span text:style-name="_38_17">,</text:span><text:span text:style-name="_39_03"> </text:span><text:span text:style-name="_32_608">s</text:span><text:span text:style-name="_34_93">t</text:span><text:span text:style-name="_31_618">o</text:span><text:span text:style-name="_32_473">p</text:span><text:span text:style-name="_32_"> </text:span><text:span text:style-name="_31_141">t</text:span><text:span text:style-name="_32_266">h</text:span><text:span text:style-name="_33_07">e</text:span><text:span text:style-name="_39_03"> </text:span><text:span text:style-name="_32_641">f</text:span><text:span text:style-name="_38_53">l</text:span><text:span text:style-name="_31_249">o</text:span><text:span text:style-name="_32_245">w</text:span><text:span text:style-name="_32_"> </text:span><text:span text:style-name="_31_525">o</text:span><text:span text:style-name="_32_653">f</text:span><text:span text:style-name="_33_"> </text:span><text:span text:style-name="_31_753">t</text:span><text:span text:style-name="_32_230">e</text:span><text:span text:style-name="_36_73">r</text:span><text:span text:style-name="_31_201">r</text:span><text:span text:style-name="_32_611">o</text:span><text:span text:style-name="_37_09">r</text:span><text:span text:style-name="_31_417">i</text:span><text:span text:style-name="_32_461">s</text:span><text:span text:style-name="_37_69">t</text:span><text:span text:style-name="_39_02"> </text:span><text:span text:style-name="_32_617">f</text:span><text:span text:style-name="_33_01">i</text:span><text:span text:style-name="_31_390">g</text:span><text:span text:style-name="_32_143">h</text:span><text:span text:style-name="_38_17">t</text:span><text:span text:style-name="_31_138">e</text:span><text:span text:style-name="_32_509">r</text:span><text:span text:style-name="_34_60">s</text:span><text:span text:style-name="_31_561">,</text:span><text:span text:style-name="_31_802"> </text:span><text:span text:style-name="_36_79">a</text:span><text:span text:style-name="_31_366">n</text:span><text:span text:style-name="_32_677">d</text:span><text:span text:style-name="_32_"> </text:span><text:span text:style-name="_31_186">s</text:span><text:span text:style-name="_32_029">t</text:span><text:span text:style-name="_37_03">a</text:span><text:span text:style-name="_31_309">m</text:span><text:span text:style-name="_32_209">p</text:span><text:span text:style-name="_32_"> </text:span><text:span text:style-name="_31_135">o</text:span><text:span text:style-name="_32_434">u</text:span><text:span text:style-name="_37_69">t</text:span><text:span text:style-name="_39_02"> </text:span><text:span text:style-name="_32_581">t</text:span><text:span text:style-name="_38_23">h</text:span><text:span text:style-name="_31_690">e</text:span><text:span text:style-name="_32_317">i</text:span><text:span text:style-name="_32_65">r</text:span><text:span text:style-name="_39_02"> </text:span><text:span text:style-name="_32_044">v</text:span><text:span text:style-name="_32_65">i</text:span><text:span text:style-name="_31_390">c</text:span><text:span text:style-name="_32_389">i</text:span><text:span text:style-name="_37_78">o</text:span><text:span text:style-name="_31_387">u</text:span><text:span text:style-name="_32_029">s</text:span><text:span text:style-name="_33_"> </text:span><text:span text:style-name="_31_129">i</text:span><text:span text:style-name="_32_443">d</text:span><text:span text:style-name="_34_54">e</text:span><text:span text:style-name="_31_183">o</text:span><text:span text:style-name="_32_689">l</text:span><text:span text:style-name="_34_30">o</text:span><text:span text:style-name="_31_315">g</text:span><text:span text:style-name="_32_578">y</text:span><text:span text:style-name="_36_01">.</text:span><text:span text:style-name="_39_03"> </text:span><text:span text:style-name="_32_317">W</text:span><text:span text:style-name="_34_57">i</text:span><text:span text:style-name="_31_525">t</text:span><text:span text:style-name="_32_473">h</text:span><text:span text:style-name="_33_"> </text:span><text:span text:style-name="_31_363">n</text:span><text:span text:style-name="_32_302">e</text:span><text:span text:style-name="_37_06">a</text:span><text:span text:style-name="_31_501">r</text:span><text:span text:style-name="_32_113">l</text:span><text:span text:style-name="_38_80">y</text:span><text:span text:style-name="_39_02"> </text:span><text:span text:style-name="_32_497">1</text:span><text:span text:style-name="_35_29">0</text:span><text:span text:style-name="_31_525">,</text:span><text:span text:style-name="_32_101">0</text:span><text:span text:style-name="_33_13">0</text:span><text:span text:style-name="_31_177">0</text:span><text:span text:style-name="_31_803"> </text:span><text:span text:style-name="_37_09">a</text:span><text:span text:style-name="_31_201">i</text:span><text:span text:style-name="_32_077">r</text:span><text:span text:style-name="_32_"> </text:span><text:span text:style-name="_31_678">s</text:span><text:span text:style-name="_32_569">t</text:span><text:span text:style-name="_34_21">r</text:span><text:span text:style-name="_31_237">i</text:span><text:span text:style-name="_32_692">k</text:span><text:span text:style-name="_34_66">e</text:span><text:span text:style-name="_31_792">s</text:span><text:span text:style-name="_32_509">,</text:span><text:span text:style-name="_32_"> </text:span><text:span text:style-name="_31_429">w</text:span><text:span text:style-name="_32_467">e</text:span><text:span text:style-name="_38_17">'</text:span><text:span text:style-name="_31_609">r</text:span><text:span text:style-name="_32_590">e</text:span><text:span text:style-name="_33_"> </text:span><text:span text:style-name="_31_669">t</text:span><text:span text:style-name="_32_683">a</text:span><text:span text:style-name="_34_54">k</text:span><text:span text:style-name="_31_201">i</text:span><text:span text:style-name="_32_695">n</text:span><text:span text:style-name="_36_82">g</text:span><text:span text:style-name="_39_03"> </text:span><text:span text:style-name="_32_662">o</text:span><text:span text:style-name="_38_23">u</text:span><text:span text:style-name="_31_717">t</text:span><text:span text:style-name="_31_803"> </text:span><text:span text:style-name="_36_25">t</text:span><text:span text:style-name="_31_759">h</text:span><text:span text:style-name="_32_266">e</text:span><text:span text:style-name="_36_01">i</text:span><text:span text:style-name="_31_609">r</text:span><text:span text:style-name="_31_802"> </text:span><text:span text:style-name="_38_89">l</text:span><text:span text:style-name="_31_603">e</text:span><text:span text:style-name="_32_158">a</text:span><text:span text:style-name="_34_27">d</text:span><text:span text:style-name="_31_570">e</text:span><text:span text:style-name="_32_617">r</text:span><text:span text:style-name="_36_64">s</text:span><text:span text:style-name="_31_570">h</text:span><text:span text:style-name="_32_689">i</text:span><text:span text:style-name="_34_93">p</text:span><text:span text:style-name="_31_345">,</text:span><text:span text:style-name="_31_802"> </text:span><text:span text:style-name="_33_13">t</text:span><text:span text:style-name="_31_423">h</text:span><text:span text:style-name="_32_650">e</text:span><text:span text:style-name="_38_77">i</text:span><text:span text:style-name="_31_141">r</text:span><text:span text:style-name="_31_802"> </text:span><text:span text:style-name="_35_29">o</text:span><text:span text:style-name="_31_249">i</text:span><text:span text:style-name="_32_065">l</text:span><text:span text:style-name="_35_17">,</text:span><text:span text:style-name="_39_02"> </text:span><text:span text:style-name="_32_065">t</text:span><text:span text:style-name="_34_63">h</text:span><text:span text:style-name="_31_618">e</text:span><text:span text:style-name="_32_209">i</text:span><text:span text:style-name="_32_65">r</text:span><text:span text:style-name="_39_03"> </text:span><text:span text:style-name="_32_581">t</text:span><text:span text:style-name="_33_13">r</text:span><text:span text:style-name="_31_783">a</text:span><text:span text:style-name="_32_677">i</text:span><text:span text:style-name="_34_30">n</text:span><text:span text:style-name="_31_177">i</text:span><text:span text:style-name="_32_698">n</text:span><text:span text:style-name="_35_35">g</text:span><text:span text:style-name="_39_02"> </text:span><text:span text:style-name="_32_116">c</text:span><text:span text:style-name="_38_50">a</text:span><text:span text:style-name="_31_165">m</text:span><text:span text:style-name="_32_122">p</text:span><text:span text:style-name="_37_12">s</text:span><text:span text:style-name="_31_177">,</text:span><text:span text:style-name="_31_802"> </text:span><text:span text:style-name="_38_05">t</text:span><text:span text:style-name="_31_723">h</text:span><text:span text:style-name="_32_434">e</text:span><text:span text:style-name="_36_25">i</text:span><text:span text:style-name="_31_489">r</text:span><text:span text:style-name="_31_802"> </text:span><text:span text:style-name="_37_69">w</text:span><text:span text:style-name="_31_786">e</text:span><text:span text:style-name="_32_503">a</text:span><text:span text:style-name="_36_31">p</text:span><text:span text:style-name="_31_390">o</text:span><text:span text:style-name="_32_650">n</text:span><text:span text:style-name="_34_96">s</text:span><text:span text:style-name="_31_681">.</text:span><text:span text:style-name="_31_803"> </text:span><text:span text:style-name="_38_17">W</text:span><text:span text:style-name="_31_690">e</text:span><text:span text:style-name="_32_293">'</text:span><text:span text:style-name="_33_01">r</text:span><text:span text:style-name="_31_171">e</text:span><text:span text:style-name="_31_802"> </text:span><text:span text:style-name="_36_37">t</text:span><text:span text:style-name="_31_753">r</text:span><text:span text:style-name="_32_038">a</text:span><text:span text:style-name="_36_61">i</text:span><text:span text:style-name="_31_315">n</text:span><text:span text:style-name="_32_041">i</text:span><text:span text:style-name="_33_43">n</text:span><text:span text:style-name="_31_222">g</text:span><text:span text:style-name="_32_581">,</text:span><text:span text:style-name="_33_"> </text:span><text:span text:style-name="_31_498">a</text:span><text:span text:style-name="_32_149">r</text:span><text:span text:style-name="_38_41">m</text:span><text:span text:style-name="_31_501">i</text:span><text:span text:style-name="_32_119">n</text:span><text:span text:style-name="_38_53">g</text:span><text:span text:style-name="_31_741">,</text:span><text:span text:style-name="_31_802"> </text:span><text:span text:style-name="_35_95">a</text:span><text:span text:style-name="_31_438">n</text:span><text:span text:style-name="_32_581">d</text:span><text:span text:style-name="_32_"> </text:span><text:span text:style-name="_31_582">s</text:span><text:span text:style-name="_32_683">u</text:span><text:span text:style-name="_35_95">p</text:span><text:span text:style-name="_31_354">p</text:span><text:span text:style-name="_32_155">o</text:span><text:span text:style-name="_37_09">r</text:span><text:span text:style-name="_31_129">t</text:span><text:span text:style-name="_32_041">i</text:span><text:span text:style-name="_33_10">n</text:span><text:span text:style-name="_31_501">g</text:span><text:span text:style-name="_31_803"> </text:span><text:span text:style-name="_38_53">f</text:span><text:span text:style-name="_31_786">o</text:span><text:span text:style-name="_32_329">r</text:span><text:span text:style-name="_36_64">c</text:span><text:span text:style-name="_31_543">e</text:span><text:span text:style-name="_32_518">s</text:span><text:span text:style-name="_32_"> </text:span><text:span text:style-name="_31_381">w</text:span><text:span text:style-name="_32_578">h</text:span><text:span text:style-name="_34_51">o</text:span><text:span text:style-name="_39_03"> </text:span><text:span text:style-name="_32_515">a</text:span><text:span text:style-name="_34_93">r</text:span><text:span text:style-name="_31_138">e</text:span><text:span text:style-name="_31_802"> </text:span><text:span text:style-name="_36_10">s</text:span><text:span text:style-name="_31_165">t</text:span><text:span text:style-name="_32_575">e</text:span><text:span text:style-name="_34_27">a</text:span><text:span text:style-name="_31_318">d</text:span><text:span text:style-name="_32_137">i</text:span><text:span text:style-name="_36_61">l</text:span><text:span text:style-name="_31_537">y</text:span><text:span text:style-name="_31_803"> </text:span><text:span text:style-name="_36_25">r</text:span><text:span text:style-name="_31_435">e</text:span><text:span text:style-name="_32_434">c</text:span><text:span text:style-name="_34_81">l</text:span><text:span text:style-name="_31_786">a</text:span><text:span text:style-name="_32_581">i</text:span><text:span text:style-name="_33_13">m</text:span><text:span text:style-name="_31_489">i</text:span><text:span text:style-name="_32_575">n</text:span><text:span text:style-name="_37_69">g</text:span><text:span text:style-name="_39_02"> </text:span><text:span text:style-name="_32_065">t</text:span><text:span text:style-name="_36_67">e</text:span><text:span text:style-name="_31_597">r</text:span><text:span text:style-name="_32_257">r</text:span><text:span text:style-name="_36_01">i</text:span><text:span text:style-name="_31_429">t</text:span><text:span text:style-name="_32_470">o</text:span><text:span text:style-name="_33_01">r</text:span><text:span text:style-name="_31_429">y</text:span><text:span text:style-name="_31_803"> </text:span><text:span text:style-name="_34_57">i</text:span><text:span text:style-name="_31_753">n</text:span><text:span text:style-name="_31_802"> </text:span><text:span text:style-name="_36_61">A</text:span><text:span text:style-name="_31_393">l</text:span>-<text:span text:style-name="_37_09">I</text:span><text:span text:style-name="_31_141">r</text:span><text:span text:style-name="_32_506">a</text:span><text:span text:style-name="_38_23">q</text:span><text:span text:style-name="_39_02"> </text:span><text:span text:style-name="_32_227">a</text:span><text:span text:style-name="_35_26">n</text:span><text:span text:style-name="_31_417">d</text:span><text:span text:style-name="_31_803"> </text:span><text:span text:style-name="_34_81">S</text:span><text:span text:style-name="_31_714">y</text:span><text:span text:style-name="_32_497">r</text:span><text:span text:style-name="_33_01">i</text:span><text:span text:style-name="_31_243">a</text:span><text:span text:style-name="_32_605">.</text:span></text:p>
      <text:p text:style-name="P1"><text:span text:style-name="_31_237">I</text:span><text:span text:style-name="_32_113">f</text:span><text:span text:style-name="_32_"> </text:span><text:span text:style-name="_31_525">t</text:span><text:span text:style-name="_32_590">h</text:span><text:span text:style-name="_36_25">i</text:span><text:span text:style-name="_31_492">s</text:span><text:span text:style-name="_31_803"> </text:span><text:span text:style-name="_37_69">C</text:span><text:span text:style-name="_31_546">o</text:span><text:span text:style-name="_32_623">n</text:span><text:span text:style-name="_33_07">g</text:span><text:span text:style-name="_31_753">r</text:span><text:span text:style-name="_32_434">e</text:span><text:span text:style-name="_35_98">s</text:span><text:span text:style-name="_31_528">s</text:span><text:span text:style-name="_31_803"> </text:span><text:span text:style-name="_34_21">i</text:span><text:span text:style-name="_31_237">s</text:span><text:span text:style-name="_31_802"> </text:span><text:span text:style-name="_32_50">s</text:span><text:span text:style-name="_31_423">e</text:span><text:span text:style-name="_32_605">r</text:span><text:span text:style-name="_36_25">i</text:span><text:span text:style-name="_31_678">o</text:span><text:span text:style-name="_32_083">u</text:span><text:span text:style-name="_33_13">s</text:span><text:span text:style-name="_39_02"> </text:span><text:span text:style-name="_32_659">a</text:span><text:span text:style-name="_37_78">b</text:span><text:span text:style-name="_31_210">o</text:span><text:span text:style-name="_32_227">u</text:span><text:span text:style-name="_33_37">t</text:span><text:span text:style-name="_39_03"> </text:span><text:span text:style-name="_32_509">w</text:span><text:span text:style-name="_35_17">i</text:span><text:span text:style-name="_31_783">n</text:span><text:span text:style-name="_32_038">n</text:span><text:span text:style-name="_35_17">i</text:span><text:span text:style-name="_31_534">n</text:span><text:span text:style-name="_32_467">g</text:span><text:span text:style-name="_32_"> </text:span><text:span text:style-name="_31_249">t</text:span><text:span text:style-name="_32_299">h</text:span><text:span text:style-name="_36_37">i</text:span><text:span text:style-name="_31_618">s</text:span><text:span text:style-name="_31_803"> </text:span><text:span text:style-name="_36_25">w</text:span><text:span text:style-name="_31_717">a</text:span><text:span text:style-name="_32_461">r</text:span><text:span text:style-name="_34_45">,</text:span><text:span text:style-name="_39_03"> </text:span><text:span text:style-name="_32_431">a</text:span><text:span text:style-name="_36_70">n</text:span><text:span text:style-name="_31_129">d</text:span><text:span text:style-name="_31_802"> </text:span><text:span text:style-name="_33_13">w</text:span><text:span text:style-name="_31_435">a</text:span><text:span text:style-name="_32_254">n</text:span><text:span text:style-name="_36_97">t</text:span><text:span text:style-name="_31_249">s</text:span><text:span text:style-name="_31_802"> </text:span><text:span text:style-name="_33_13">t</text:span><text:span text:style-name="_31_429">o</text:span><text:span text:style-name="_31_803"> </text:span><text:span text:style-name="_38_20">s</text:span><text:span text:style-name="_31_210">e</text:span><text:span text:style-name="_32_686">n</text:span><text:span text:style-name="_34_87">d</text:span><text:span text:style-name="_39_02"> </text:span><text:span text:style-name="_32_389">a</text:span><text:span text:style-name="_32_"> </text:span><text:span text:style-name="_31_381">m</text:span><text:span text:style-name="_32_155">e</text:span><text:span text:style-name="_38_50">s</text:span><text:span text:style-name="_31_252">s</text:span><text:span text:style-name="_32_506">a</text:span><text:span text:style-name="_37_75">g</text:span><text:span text:style-name="_31_690">e</text:span><text:span text:style-name="_31_803"> </text:span><text:span text:style-name="_38_17">t</text:span><text:span text:style-name="_31_177">o</text:span><text:span text:style-name="_31_803"> </text:span><text:span text:style-name="_33_58">o</text:span><text:span text:style-name="_31_579">u</text:span><text:span text:style-name="_32_329">r</text:span><text:span text:style-name="_32_"> </text:span><text:span text:style-name="_31_561">t</text:span><text:span text:style-name="_32_389">r</text:span><text:span text:style-name="_38_83">o</text:span><text:span text:style-name="_31_762">o</text:span><text:span text:style-name="_32_230">p</text:span><text:span text:style-name="_38_56">s</text:span><text:span text:style-name="_39_02"> </text:span><text:span text:style-name="_32_647">a</text:span><text:span text:style-name="_38_98">n</text:span><text:span text:style-name="_31_381">d</text:span><text:span text:style-name="_31_802"> </text:span><text:span text:style-name="_34_93">t</text:span><text:span text:style-name="_31_543">h</text:span><text:span text:style-name="_32_662">e</text:span><text:span text:style-name="_32_"> </text:span><text:span text:style-name="_31_429">w</text:span><text:span text:style-name="_32_467">o</text:span><text:span text:style-name="_36_01">r</text:span><text:span text:style-name="_31_165">l</text:span><text:span text:style-name="_32_158">d</text:span><text:span text:style-name="_32_65">,</text:span><text:span text:style-name="_39_03"> </text:span><text:span text:style-name="_32_431">a</text:span><text:span text:style-name="_36_82">u</text:span><text:span text:style-name="_31_777">t</text:span><text:span text:style-name="_32_251">h</text:span><text:span text:style-name="_38_98">o</text:span><text:span text:style-name="_31_489">r</text:span><text:span text:style-name="_32_401">i</text:span><text:span text:style-name="_34_60">z</text:span><text:span text:style-name="_31_798">e</text:span><text:span text:style-name="_31_803"> </text:span><text:span text:style-name="_38_53">t</text:span><text:span text:style-name="_31_426">h</text:span><text:span text:style-name="_32_407">e</text:span><text:span text:style-name="_33_"> </text:span><text:span text:style-name="_31_330">u</text:span><text:span text:style-name="_32_572">s</text:span><text:span text:style-name="_38_05">e</text:span><text:span text:style-name="_39_03"> </text:span><text:span text:style-name="_32_041">o</text:span><text:span text:style-name="_36_97">f</text:span><text:span text:style-name="_39_03"> </text:span><text:span text:style-name="_32_029">m</text:span><text:span text:style-name="_32_77">i</text:span><text:span text:style-name="_31_381">l</text:span><text:span text:style-name="_32_065">i</text:span><text:span text:style-name="_38_53">t</text:span><text:span text:style-name="_31_171">a</text:span><text:span text:style-name="_32_425">r</text:span><text:span text:style-name="_33_46">y</text:span><text:span text:style-name="_39_03"> </text:span><text:span text:style-name="_32_113">f</text:span><text:span text:style-name="_35_23">o</text:span><text:span text:style-name="_31_501">r</text:span><text:span text:style-name="_32_398">c</text:span><text:span text:style-name="_38_41">e</text:span><text:span text:style-name="_39_02"> </text:span><text:span text:style-name="_32_482">a</text:span><text:span text:style-name="_36_43">g</text:span><text:span text:style-name="_31_138">a</text:span><text:span text:style-name="_32_401">i</text:span><text:span text:style-name="_37_15">n</text:span><text:span text:style-name="_31_213">s</text:span><text:span text:style-name="_32_641">t</text:span><text:span text:style-name="_33_"> </text:span><text:span text:style-name="_31_165">I</text:span><text:span text:style-name="_32_065">S</text:span><text:span text:style-name="_35_17">I</text:span><text:span text:style-name="_31_177">L</text:span><text:span text:style-name="_32_497">.</text:span><text:span text:style-name="_32_"> </text:span><text:span text:style-name="_31_393">T</text:span><text:span text:style-name="_32_482">a</text:span><text:span text:style-name="_37_72">k</text:span><text:span text:style-name="_31_309">e</text:span><text:span text:style-name="_31_802"> </text:span><text:span text:style-name="_34_93">a</text:span><text:span text:style-name="_39_02"> </text:span><text:span text:style-name="_32_122">v</text:span><text:span text:style-name="_36_31">o</text:span><text:span text:style-name="_31_561">t</text:span><text:span text:style-name="_32_509">e</text:span><text:span text:style-name="_38_17">.</text:span><text:span text:style-name="_39_02"> </text:span><text:span text:style-name="_32_317">T</text:span><text:span text:style-name="_34_99">a</text:span><text:span text:style-name="_31_582">k</text:span><text:span text:style-name="_32_245">e</text:span><text:span text:style-name="_32_"> </text:span><text:span text:style-name="_31_573">a</text:span><text:span text:style-name="_31_802"> </text:span><text:span text:style-name="_37_18">v</text:span><text:span text:style-name="_31_723">o</text:span><text:span text:style-name="_32_281">t</text:span><text:span text:style-name="_38_41">e</text:span><text:span text:style-name="_31_213">.</text:span><text:span text:style-name="_31_803"> </text:span><text:span text:style-name="_38_89">B</text:span><text:span text:style-name="_31_597">u</text:span><text:span text:style-name="_32_209">t</text:span><text:span text:style-name="_33_"> </text:span><text:span text:style-name="_31_597">t</text:span><text:span text:style-name="_32_431">h</text:span><text:span text:style-name="_37_18">e</text:span><text:span text:style-name="_39_02"> </text:span><text:span text:style-name="_32_461">A</text:span><text:span text:style-name="_33_13">m</text:span><text:span text:style-name="_31_570">e</text:span><text:span text:style-name="_32_245">r</text:span><text:span text:style-name="_37_81">i</text:span><text:span text:style-name="_31_708">c</text:span><text:span text:style-name="_32_083">a</text:span><text:span text:style-name="_35_98">n</text:span><text:span text:style-name="_39_03"> </text:span><text:span text:style-name="_32_143">p</text:span><text:span text:style-name="_34_54">e</text:span><text:span text:style-name="_31_795">o</text:span><text:span text:style-name="_32_662">p</text:span><text:span text:style-name="_36_97">l</text:span><text:span text:style-name="_31_489">e</text:span><text:span text:style-name="_31_803"> </text:span><text:span text:style-name="_36_34">s</text:span><text:span text:style-name="_31_327">h</text:span><text:span text:style-name="_32_662">o</text:span><text:span text:style-name="_36_67">u</text:span><text:span text:style-name="_31_321">l</text:span><text:span text:style-name="_32_677">d</text:span><text:span text:style-name="_33_"> </text:span><text:span text:style-name="_31_690">k</text:span><text:span text:style-name="_32_299">n</text:span><text:span text:style-name="_32_29">o</text:span><text:span text:style-name="_31_321">w</text:span><text:span text:style-name="_31_803"> </text:span><text:span text:style-name="_35_29">t</text:span><text:span text:style-name="_31_171">h</text:span><text:span text:style-name="_32_398">a</text:span><text:span text:style-name="_36_01">t</text:span><text:span text:style-name="_39_02"> </text:span><text:span text:style-name="_32_677">w</text:span><text:span text:style-name="_34_57">i</text:span><text:span text:style-name="_31_609">t</text:span><text:span text:style-name="_32_029">h</text:span><text:span text:style-name="_32_"> </text:span><text:span text:style-name="_31_537">o</text:span><text:span text:style-name="_32_641">r</text:span><text:span text:style-name="_33_"> </text:span><text:span text:style-name="_31_753">w</text:span><text:span text:style-name="_32_149">i</text:span><text:span text:style-name="_33_01">t</text:span><text:span text:style-name="_31_579">h</text:span><text:span text:style-name="_32_590">o</text:span><text:span text:style-name="_33_01">u</text:span><text:span text:style-name="_31_165">t</text:span><text:span text:style-name="_31_802"> </text:span><text:span text:style-name="_38_44">c</text:span><text:span text:style-name="_31_762">o</text:span><text:span text:style-name="_32_407">n</text:span><text:span text:style-name="_34_90">g</text:span><text:span text:style-name="_31_777">r</text:span><text:span text:style-name="_32_035">e</text:span><text:span text:style-name="_34_54">s</text:span><text:span text:style-name="_31_204">s</text:span><text:span text:style-name="_32_473">i</text:span><text:span text:style-name="_36_34">o</text:span><text:span text:style-name="_31_147">n</text:span><text:span text:style-name="_32_326">a</text:span><text:span text:style-name="_34_93">l</text:span><text:span text:style-name="_39_02"> </text:span><text:span text:style-name="_32_299">a</text:span><text:span text:style-name="_37_06">c</text:span><text:span text:style-name="_31_357">t</text:span><text:span text:style-name="_32_497">i</text:span><text:span text:style-name="_37_78">o</text:span><text:span text:style-name="_31_399">n</text:span><text:span text:style-name="_32_317">,</text:span><text:span text:style-name="_32_"> </text:span><text:span text:style-name="_31_741">I</text:span><text:span text:style-name="_32_221">S</text:span><text:span text:style-name="_33_01">I</text:span><text:span text:style-name="_31_249">L</text:span><text:span text:style-name="_31_802"> </text:span><text:span text:style-name="_38_53">w</text:span><text:span text:style-name="_31_309">i</text:span><text:span text:style-name="_32_605">l</text:span><text:span text:style-name="_32_65">l</text:span><text:span text:style-name="_39_02"> </text:span><text:span text:style-name="_32_101">l</text:span><text:span text:style-name="_38_86">e</text:span><text:span text:style-name="_31_351">a</text:span><text:span text:style-name="_32_641">r</text:span><text:span text:style-name="_32_29">n</text:span><text:span text:style-name="_39_02"> </text:span><text:span text:style-name="_32_401">t</text:span><text:span text:style-name="_33_58">h</text:span><text:span text:style-name="_31_147">e</text:span><text:span text:style-name="_31_802"> </text:span><text:span text:style-name="_37_84">s</text:span><text:span text:style-name="_31_546">a</text:span><text:span text:style-name="_32_245">m</text:span><text:span text:style-name="_36_37">e</text:span><text:span text:style-name="_39_03"> </text:span><text:span text:style-name="_32_101">l</text:span><text:span text:style-name="_37_06">e</text:span><text:span text:style-name="_31_708">s</text:span><text:span text:style-name="_32_290">s</text:span><text:span text:style-name="_37_75">o</text:span><text:span text:style-name="_31_315">n</text:span><text:span text:style-name="_32_218">s</text:span><text:span text:style-name="_32_"> </text:span><text:span text:style-name="_31_582">a</text:span><text:span text:style-name="_32_500">s</text:span><text:span text:style-name="_32_"> </text:span><text:span text:style-name="_31_573">t</text:span><text:span text:style-name="_32_083">e</text:span><text:span text:style-name="_36_37">r</text:span><text:span text:style-name="_31_381">r</text:span><text:span text:style-name="_32_518">o</text:span><text:span text:style-name="_38_89">r</text:span><text:span text:style-name="_31_741">i</text:span><text:span text:style-name="_32_464">s</text:span><text:span text:style-name="_34_09">t</text:span><text:span text:style-name="_31_426">s</text:span><text:span text:style-name="_31_802"> </text:span><text:span text:style-name="_36_70">b</text:span><text:span text:style-name="_31_147">e</text:span><text:span text:style-name="_32_293">f</text:span><text:span text:style-name="_36_70">o</text:span><text:span text:style-name="_31_537">r</text:span><text:span text:style-name="_32_227">e</text:span><text:span text:style-name="_32_"> </text:span><text:span text:style-name="_31_681">t</text:span><text:span text:style-name="_32_410">h</text:span><text:span text:style-name="_37_15">e</text:span><text:span text:style-name="_31_141">m</text:span><text:span text:style-name="_32_149">.</text:span><text:span text:style-name="_32_"> </text:span><text:span text:style-name="_31_777">I</text:span><text:span text:style-name="_32_101">f</text:span><text:span text:style-name="_33_"> </text:span><text:span text:style-name="_31_606">y</text:span><text:span text:style-name="_32_119">o</text:span><text:span text:style-name="_36_97">u</text:span><text:span text:style-name="_39_02"> </text:span><text:span text:style-name="_32_482">d</text:span><text:span text:style-name="_37_75">o</text:span><text:span text:style-name="_31_387">u</text:span><text:span text:style-name="_32_518">b</text:span><text:span text:style-name="_36_61">t</text:span><text:span text:style-name="_39_03"> </text:span><text:span text:style-name="_32_677">A</text:span><text:span text:style-name="_34_21">m</text:span><text:span text:style-name="_31_618">e</text:span><text:span text:style-name="_32_029">r</text:span><text:span text:style-name="_36_97">i</text:span><text:span text:style-name="_31_144">c</text:span><text:span text:style-name="_32_407">a</text:span><text:span text:style-name="_37_69">'</text:span><text:span text:style-name="_31_570">s</text:span><text:span text:style-name="_31_803"> </text:span><text:span text:style-name="_35_20">c</text:span><text:span text:style-name="_31_582">o</text:span><text:span text:style-name="_32_641">m</text:span><text:span text:style-name="_34_93">m</text:span><text:span text:style-name="_31_705">i</text:span><text:span text:style-name="_32_497">t</text:span><text:span text:style-name="_36_73">m</text:span><text:span text:style-name="_31_570">e</text:span><text:span text:style-name="_32_047">n</text:span><text:span text:style-name="_32_41">t</text:span><text:span text:style-name="_39_02"> </text:span>--<text:span text:style-name="_39_02"> </text:span><text:span text:style-name="_32_605">o</text:span><text:span text:style-name="_33_01">r</text:span><text:span text:style-name="_39_03"> </text:span><text:span text:style-name="_32_137">m</text:span><text:span text:style-name="_38_77">i</text:span><text:span text:style-name="_31_546">n</text:span><text:span text:style-name="_32_575">e</text:span><text:span text:style-name="_32_"> </text:span>--<text:span text:style-name="_32_"> </text:span><text:span text:style-name="_31_789">t</text:span><text:span text:style-name="_32_509">o</text:span><text:span text:style-name="_32_"> </text:span><text:span text:style-name="_31_324">s</text:span><text:span text:style-name="_32_434">e</text:span><text:span text:style-name="_38_05">e</text:span><text:span text:style-name="_39_02"> </text:span><text:span text:style-name="_32_221">t</text:span><text:span text:style-name="_32_74">h</text:span><text:span text:style-name="_31_567">a</text:span><text:span text:style-name="_32_041">t</text:span><text:span text:style-name="_32_"> </text:span><text:span text:style-name="_31_309">j</text:span><text:span text:style-name="_32_047">u</text:span><text:span text:style-name="_34_18">s</text:span><text:span text:style-name="_31_573">t</text:span><text:span text:style-name="_32_245">i</text:span><text:span text:style-name="_34_54">c</text:span><text:span text:style-name="_31_543">e</text:span><text:span text:style-name="_31_802"> </text:span><text:span text:style-name="_36_73">i</text:span><text:span text:style-name="_31_357">s</text:span><text:span text:style-name="_31_802"> </text:span><text:span text:style-name="_36_67">d</text:span><text:span text:style-name="_31_606">o</text:span><text:span text:style-name="_32_443">n</text:span><text:span text:style-name="_32_50">e</text:span><text:span text:style-name="_31_525">,</text:span><text:span text:style-name="_31_802"> </text:span><text:span text:style-name="_36_61">j</text:span><text:span text:style-name="_31_435">u</text:span><text:span text:style-name="_32_410">s</text:span><text:span text:style-name="_33_37">t</text:span><text:span text:style-name="_39_02"> </text:span><text:span text:style-name="_32_662">a</text:span><text:span text:style-name="_36_40">s</text:span><text:span text:style-name="_31_309">k</text:span><text:span text:style-name="_31_803"> </text:span><text:span text:style-name="_34_09">O</text:span><text:span text:style-name="_31_504">s</text:span><text:span text:style-name="_32_590">a</text:span><text:span text:style-name="_36_25">m</text:span><text:span text:style-name="_31_597">a</text:span><text:span text:style-name="_31_803"> </text:span><text:span text:style-name="_38_62">b</text:span><text:span text:style-name="_31_777">i</text:span><text:span text:style-name="_32_263">n</text:span><text:span text:style-name="_33_"> </text:span><text:span text:style-name="_31_669">L</text:span><text:span text:style-name="_32_410">a</text:span><text:span text:style-name="_33_19">d</text:span><text:span text:style-name="_31_255">e</text:span><text:span text:style-name="_32_158">n</text:span><text:span text:style-name="_36_97">.</text:span><text:span text:style-name="_39_02"> </text:span><text:span text:style-name="_32_221">A</text:span><text:span text:style-name="_35_26">s</text:span><text:span text:style-name="_31_168">k</text:span><text:span text:style-name="_31_802"> </text:span><text:span text:style-name="_36_01">t</text:span><text:span text:style-name="_31_390">h</text:span><text:span text:style-name="_32_143">e</text:span><text:span text:style-name="_33_"> </text:span><text:span text:style-name="_31_393">l</text:span><text:span text:style-name="_32_086">e</text:span><text:span text:style-name="_33_19">a</text:span><text:span text:style-name="_31_534">d</text:span><text:span text:style-name="_32_479">e</text:span><text:span text:style-name="_38_53">r</text:span><text:span text:style-name="_39_03"> </text:span><text:span text:style-name="_32_401">o</text:span><text:span text:style-name="_37_81">f</text:span><text:span text:style-name="_39_02"> </text:span><text:span text:style-name="_32_065">a</text:span><text:span text:style-name="_34_21">l</text:span><text:span text:style-name="_39_02"> </text:span><text:span text:style-name="_32_317">Q</text:span><text:span text:style-name="_32_83">a</text:span><text:span text:style-name="_31_786">e</text:span><text:span text:style-name="_32_302">d</text:span><text:span text:style-name="_37_15">a</text:span><text:span text:style-name="_39_02"> </text:span><text:span text:style-name="_32_641">i</text:span><text:span text:style-name="_38_89">n</text:span><text:span text:style-name="_39_02"> </text:span><text:span text:style-name="_32_653">Y</text:span><text:span text:style-name="_34_63">e</text:span><text:span text:style-name="_31_525">m</text:span><text:span text:style-name="_32_398">e</text:span><text:span text:style-name="_36_25">n</text:span><text:span text:style-name="_31_321">,</text:span><text:span text:style-name="_31_803"> </text:span><text:span text:style-name="_35_29">w</text:span><text:span text:style-name="_31_675">h</text:span><text:span text:style-name="_32_662">o</text:span><text:span text:style-name="_32_"> </text:span><text:span text:style-name="_31_381">w</text:span><text:span text:style-name="_32_074">a</text:span><text:span text:style-name="_34_48">s</text:span><text:span text:style-name="_39_03"> </text:span><text:span text:style-name="_32_257">t</text:span><text:span text:style-name="_38_62">a</text:span><text:span text:style-name="_31_240">k</text:span><text:span text:style-name="_32_434">e</text:span><text:span text:style-name="_33_19">n</text:span><text:span text:style-name="_39_03"> </text:span><text:span text:style-name="_32_263">o</text:span><text:span text:style-name="_38_26">u</text:span><text:span text:style-name="_31_669">t</text:span><text:span text:style-name="_31_803"> </text:span><text:span text:style-name="_34_45">l</text:span><text:span text:style-name="_31_606">a</text:span><text:span text:style-name="_32_104">s</text:span><text:span text:style-name="_33_37">t</text:span><text:span text:style-name="_39_02"> </text:span><text:span text:style-name="_32_698">y</text:span><text:span text:style-name="_36_43">e</text:span><text:span text:style-name="_31_561">a</text:span><text:span text:style-name="_32_281">r</text:span><text:span text:style-name="_33_13">,</text:span><text:span text:style-name="_39_02"> </text:span><text:span text:style-name="_32_221">o</text:span><text:span text:style-name="_35_29">r</text:span><text:span text:style-name="_39_03"> </text:span><text:span text:style-name="_32_221">t</text:span><text:span text:style-name="_38_23">h</text:span><text:span text:style-name="_31_570">e</text:span><text:span text:style-name="_31_802"> </text:span><text:span text:style-name="_36_82">c</text:span><text:span text:style-name="_31_135">u</text:span><text:span text:style-name="_32_497">l</text:span><text:span text:style-name="_34_57">p</text:span><text:span text:style-name="_31_681">r</text:span><text:span text:style-name="_32_041">i</text:span><text:span text:style-name="_37_09">t</text:span><text:span text:style-name="_39_02"> </text:span><text:span text:style-name="_32_137">o</text:span><text:span text:style-name="_32_65">f</text:span><text:span text:style-name="_39_03"> </text:span><text:span text:style-name="_32_437">t</text:span><text:span text:style-name="_35_98">h</text:span><text:span text:style-name="_31_543">e</text:span><text:span text:style-name="_31_802"> </text:span><text:span text:style-name="_36_01">B</text:span><text:span text:style-name="_31_258">e</text:span><text:span text:style-name="_32_227">n</text:span><text:span text:style-name="_32_50">g</text:span><text:span text:style-name="_31_183">h</text:span><text:span text:style-name="_32_398">a</text:span><text:span text:style-name="_37_12">z</text:span><text:span text:style-name="_31_681">i</text:span><text:span text:style-name="_31_803"> </text:span><text:span text:style-name="_37_15">a</text:span><text:span text:style-name="_31_573">t</text:span><text:span text:style-name="_32_653">t</text:span><text:span text:style-name="_34_18">a</text:span><text:span text:style-name="_31_168">c</text:span><text:span text:style-name="_32_590">k</text:span><text:span text:style-name="_33_13">s</text:span><text:span text:style-name="_31_537">,</text:span><text:span text:style-name="_31_802"> </text:span><text:span text:style-name="_34_45">w</text:span><text:span text:style-name="_31_435">h</text:span><text:span text:style-name="_32_074">o</text:span><text:span text:style-name="_33_"> </text:span><text:span text:style-name="_31_354">s</text:span><text:span text:style-name="_32_065">i</text:span><text:span text:style-name="_35_89">t</text:span><text:span text:style-name="_31_252">s</text:span><text:span text:style-name="_31_803"> </text:span><text:span text:style-name="_34_93">i</text:span><text:span text:style-name="_31_321">n</text:span><text:span text:style-name="_31_803"> </text:span><text:span text:style-name="_38_17">a</text:span><text:span text:style-name="_39_02"> </text:span><text:span text:style-name="_32_230">p</text:span><text:span text:style-name="_38_05">r</text:span><text:span text:style-name="_31_345">i</text:span><text:span text:style-name="_32_284">s</text:span><text:span text:style-name="_35_98">o</text:span><text:span text:style-name="_31_567">n</text:span><text:span text:style-name="_31_802"> </text:span><text:span text:style-name="_33_22">c</text:span><text:span text:style-name="_31_243">e</text:span><text:span text:style-name="_32_281">l</text:span><text:span text:style-name="_35_17">l</text:span><text:span text:style-name="_31_573">.</text:span><text:span text:style-name="_31_802"> </text:span><text:span text:style-name="_34_21">W</text:span><text:span text:style-name="_31_534">h</text:span><text:span text:style-name="_32_575">e</text:span><text:span text:style-name="_32_77">n</text:span><text:span text:style-name="_39_03"> </text:span><text:span text:style-name="_32_248">y</text:span><text:span text:style-name="_33_58">o</text:span><text:span text:style-name="_31_573">u</text:span><text:span text:style-name="_31_802"> </text:span><text:span text:style-name="_34_18">c</text:span><text:span text:style-name="_31_423">o</text:span><text:span text:style-name="_32_029">m</text:span><text:span text:style-name="_36_61">e</text:span><text:span text:style-name="_39_02"> </text:span><text:span text:style-name="_32_503">a</text:span><text:span text:style-name="_36_73">f</text:span><text:span text:style-name="_31_177">t</text:span><text:span text:style-name="_32_302">e</text:span><text:span text:style-name="_32_41">r</text:span><text:span text:style-name="_39_03"> </text:span><text:span text:style-name="_32_293">A</text:span><text:span text:style-name="_33_13">m</text:span><text:span text:style-name="_31_603">e</text:span><text:span text:style-name="_32_689">r</text:span><text:span text:style-name="_38_41">i</text:span><text:span text:style-name="_31_222">c</text:span><text:span text:style-name="_32_518">a</text:span><text:span text:style-name="_32_71">n</text:span><text:span text:style-name="_31_501">s</text:span><text:span text:style-name="_32_329">,</text:span><text:span text:style-name="_32_"> </text:span><text:span text:style-name="_31_141">w</text:span><text:span text:style-name="_32_245">e</text:span><text:span text:style-name="_33_"> </text:span><text:span text:style-name="_31_258">g</text:span><text:span text:style-name="_32_659">o</text:span><text:span text:style-name="_32_"> </text:span><text:span text:style-name="_31_207">a</text:span><text:span text:style-name="_32_149">f</text:span><text:span text:style-name="_34_81">t</text:span><text:span text:style-name="_31_258">e</text:span><text:span text:style-name="_32_293">r</text:span><text:span text:style-name="_32_"> </text:span><text:span text:style-name="_31_222">y</text:span><text:span text:style-name="_32_083">o</text:span><text:span text:style-name="_38_77">u</text:span><text:span text:style-name="_31_321">.</text:span><text:span text:style-name="_31_802"> </text:span><text:span text:style-name="_38_77">A</text:span><text:span text:style-name="_31_495">n</text:span><text:span text:style-name="_32_446">d</text:span><text:span text:style-name="_32_"> </text:span><text:span text:style-name="_31_309">i</text:span><text:span text:style-name="_32_113">t</text:span><text:span text:style-name="_32_"> </text:span><text:span text:style-name="_31_753">m</text:span><text:span text:style-name="_32_683">a</text:span><text:span text:style-name="_38_50">y</text:span><text:span text:style-name="_39_03"> </text:span><text:span text:style-name="_32_389">t</text:span><text:span text:style-name="_35_35">a</text:span><text:span text:style-name="_31_402">k</text:span><text:span text:style-name="_32_617">e</text:span><text:span text:style-name="_32_"> </text:span><text:span text:style-name="_31_525">t</text:span><text:span text:style-name="_32_293">i</text:span><text:span text:style-name="_32_65">m</text:span><text:span text:style-name="_31_141">e</text:span><text:span text:style-name="_32_329">,</text:span><text:span text:style-name="_32_"> </text:span><text:span text:style-name="_31_567">b</text:span><text:span text:style-name="_32_290">u</text:span><text:span text:style-name="_32_29">t</text:span><text:span text:style-name="_39_02"> </text:span><text:span text:style-name="_32_257">w</text:span><text:span text:style-name="_34_21">e</text:span><text:span text:style-name="_39_03"> </text:span><text:span text:style-name="_32_578">h</text:span><text:span text:style-name="_33_19">a</text:span><text:span text:style-name="_31_498">v</text:span><text:span text:style-name="_32_215">e</text:span><text:span text:style-name="_32_"> </text:span><text:span text:style-name="_31_357">l</text:span><text:span text:style-name="_32_227">o</text:span><text:span text:style-name="_34_90">n</text:span><text:span text:style-name="_31_501">g</text:span><text:span text:style-name="_31_803"> </text:span><text:span text:style-name="_36_97">m</text:span><text:span text:style-name="_31_495">e</text:span><text:span text:style-name="_32_473">m</text:span><text:span text:style-name="_33_58">o</text:span><text:span text:style-name="_31_573">r</text:span><text:span text:style-name="_32_461">i</text:span><text:span text:style-name="_32_50">e</text:span><text:span text:style-name="_31_600">s</text:span><text:span text:style-name="_32_101">,</text:span><text:span text:style-name="_33_"> </text:span><text:span text:style-name="_31_363">a</text:span><text:span text:style-name="_32_302">n</text:span><text:span text:style-name="_35_29">d</text:span><text:span text:style-name="_39_03"> </text:span><text:span text:style-name="_32_614">o</text:span><text:span text:style-name="_38_95">u</text:span><text:span text:style-name="_31_417">r</text:span><text:span text:style-name="_31_802"> </text:span><text:span text:style-name="_36_61">r</text:span><text:span text:style-name="_31_783">e</text:span><text:span text:style-name="_32_074">a</text:span><text:span text:style-name="_34_96">c</text:span><text:span text:style-name="_31_678">h</text:span><text:span text:style-name="_31_802"> </text:span><text:span text:style-name="_38_11">h</text:span><text:span text:style-name="_31_330">a</text:span><text:span text:style-name="_32_617">s</text:span><text:span text:style-name="_33_"> </text:span><text:span text:style-name="_31_570">n</text:span><text:span text:style-name="_32_647">o</text:span><text:span text:style-name="_33_"> </text:span><text:span text:style-name="_31_681">l</text:span><text:span text:style-name="_32_281">i</text:span><text:span text:style-name="_32_77">m</text:span><text:span text:style-name="_31_213">i</text:span><text:span text:style-name="_32_293">t</text:span><text:span text:style-name="_32_77">s</text:span><text:span text:style-name="_31_237">.</text:span></text:p>
      <text:p text:style-name="P1"><text:span text:style-name="_37_81">O</text:span><text:span text:style-name="_31_525">u</text:span><text:span text:style-name="_32_677">r</text:span><text:span text:style-name="_32_"> </text:span><text:span text:style-name="_31_429">f</text:span><text:span text:style-name="_32_038">o</text:span><text:span text:style-name="_38_17">r</text:span><text:span text:style-name="_31_351">e</text:span><text:span text:style-name="_32_209">i</text:span><text:span text:style-name="_37_87">g</text:span><text:span text:style-name="_31_606">n</text:span><text:span text:style-name="_31_803"> </text:span><text:span text:style-name="_33_22">p</text:span><text:span text:style-name="_31_363">o</text:span><text:span text:style-name="_32_221">l</text:span><text:span text:style-name="_32_29">i</text:span><text:span text:style-name="_31_438">c</text:span><text:span text:style-name="_32_032">y</text:span><text:span text:style-name="_33_"> </text:span><text:span text:style-name="_31_423">h</text:span><text:span text:style-name="_32_434">a</text:span><text:span text:style-name="_38_89">s</text:span><text:span text:style-name="_31_237">t</text:span><text:span text:style-name="_31_802"> </text:span><text:span text:style-name="_36_01">t</text:span><text:span text:style-name="_31_393">o</text:span><text:span text:style-name="_31_803"> </text:span><text:span text:style-name="_37_87">b</text:span><text:span text:style-name="_31_246">e</text:span><text:span text:style-name="_31_803"> </text:span><text:span text:style-name="_36_97">f</text:span><text:span text:style-name="_31_786">o</text:span><text:span text:style-name="_32_332">c</text:span><text:span text:style-name="_34_90">u</text:span><text:span text:style-name="_31_672">s</text:span><text:span text:style-name="_32_434">e</text:span><text:span text:style-name="_34_63">d</text:span><text:span text:style-name="_39_03"> </text:span><text:span text:style-name="_32_218">o</text:span><text:span text:style-name="_37_87">n</text:span><text:span text:style-name="_39_03"> </text:span><text:span text:style-name="_32_077">t</text:span><text:span text:style-name="_35_26">h</text:span><text:span text:style-name="_31_747">e</text:span><text:span text:style-name="_31_803"> </text:span><text:span text:style-name="_34_93">t</text:span><text:span text:style-name="_31_510">h</text:span><text:span text:style-name="_32_257">r</text:span><text:span text:style-name="_34_87">e</text:span><text:span text:style-name="_31_249">a</text:span><text:span text:style-name="_32_569">t</text:span><text:span text:style-name="_33_"> </text:span><text:span text:style-name="_31_669">f</text:span><text:span text:style-name="_32_257">r</text:span><text:span text:style-name="_35_29">o</text:span><text:span text:style-name="_31_417">m</text:span><text:span text:style-name="_31_802"> </text:span><text:span text:style-name="_36_01">I</text:span><text:span text:style-name="_31_789">S</text:span><text:span text:style-name="_32_617">I</text:span><text:span text:style-name="_33_37">L</text:span><text:span text:style-name="_39_03"> </text:span><text:span text:style-name="_32_590">a</text:span><text:span text:style-name="_32_35">n</text:span><text:span text:style-name="_31_309">d</text:span><text:span text:style-name="_31_802"> </text:span><text:span text:style-name="_33_49">a</text:span><text:span text:style-name="_31_489">l</text:span><text:span text:style-name="_31_803"> </text:span><text:span text:style-name="_33_01">Q</text:span><text:span text:style-name="_31_186">a</text:span><text:span text:style-name="_32_047">e</text:span><text:span text:style-name="_37_90">d</text:span><text:span text:style-name="_31_531">a</text:span><text:span text:style-name="_32_437">,</text:span><text:span text:style-name="_33_"> </text:span><text:span text:style-name="_31_531">b</text:span><text:span text:style-name="_32_590">u</text:span><text:span text:style-name="_35_17">t</text:span><text:span text:style-name="_39_02"> </text:span><text:span text:style-name="_32_041">i</text:span><text:span text:style-name="_34_21">t</text:span><text:span text:style-name="_39_03"> </text:span><text:span text:style-name="_32_080">c</text:span><text:span text:style-name="_38_50">a</text:span><text:span text:style-name="_31_573">n</text:span><text:span text:style-name="_32_077">'</text:span><text:span text:style-name="_38_17">t</text:span><text:span text:style-name="_39_02"> </text:span><text:span text:style-name="_32_476">s</text:span><text:span text:style-name="_34_09">t</text:span><text:span text:style-name="_31_690">o</text:span><text:span text:style-name="_32_209">p</text:span><text:span text:style-name="_32_"> </text:span><text:span text:style-name="_31_525">t</text:span><text:span text:style-name="_32_326">h</text:span><text:span text:style-name="_35_35">e</text:span><text:span text:style-name="_31_345">r</text:span><text:span text:style-name="_32_041">e</text:span><text:span text:style-name="_32_77">.</text:span><text:span text:style-name="_39_03"> </text:span><text:span text:style-name="_32_605">F</text:span><text:span text:style-name="_36_37">o</text:span><text:span text:style-name="_31_741">r</text:span><text:span text:style-name="_31_802"> </text:span><text:span text:style-name="_36_34">e</text:span><text:span text:style-name="_31_672">v</text:span><text:span text:style-name="_32_470">e</text:span><text:span text:style-name="_34_27">n</text:span><text:span text:style-name="_39_03"> </text:span><text:span text:style-name="_32_149">w</text:span><text:span text:style-name="_32_65">i</text:span><text:span text:style-name="_31_165">t</text:span><text:span text:style-name="_32_071">h</text:span><text:span text:style-name="_34_66">o</text:span><text:span text:style-name="_31_537">u</text:span><text:span text:style-name="_32_437">t</text:span><text:span text:style-name="_32_"> </text:span><text:span text:style-name="_31_669">I</text:span><text:span text:style-name="_32_653">S</text:span><text:span text:style-name="_34_45">I</text:span><text:span text:style-name="_31_237">L</text:span><text:span text:style-name="_32_293">,</text:span><text:span text:style-name="_32_"> </text:span><text:span text:style-name="_31_435">e</text:span><text:span text:style-name="_32_398">v</text:span><text:span text:style-name="_36_10">e</text:span><text:span text:style-name="_31_543">n</text:span><text:span text:style-name="_31_803"> </text:span><text:span text:style-name="_38_89">w</text:span><text:span text:style-name="_31_165">i</text:span><text:span text:style-name="_32_221">t</text:span><text:span text:style-name="_36_82">h</text:span><text:span text:style-name="_31_435">o</text:span><text:span text:style-name="_32_401">u</text:span><text:span text:style-name="_34_93">t</text:span><text:span text:style-name="_39_03"> </text:span><text:span text:style-name="_32_293">a</text:span><text:span text:style-name="_37_69">l</text:span><text:span text:style-name="_39_03"> </text:span><text:span text:style-name="_32_401">Q</text:span><text:span text:style-name="_34_66">a</text:span><text:span text:style-name="_31_495">e</text:span><text:span text:style-name="_32_035">d</text:span><text:span text:style-name="_35_26">a</text:span><text:span text:style-name="_31_393">,</text:span><text:span text:style-name="_31_802"> </text:span><text:span text:style-name="_34_09">i</text:span><text:span text:style-name="_31_495">n</text:span><text:span text:style-name="_32_614">s</text:span><text:span text:style-name="_34_09">t</text:span><text:span text:style-name="_31_786">a</text:span><text:span text:style-name="_32_695">b</text:span><text:span text:style-name="_34_57">i</text:span><text:span text:style-name="_31_597">l</text:span><text:span text:style-name="_32_437">i</text:span><text:span text:style-name="_36_25">t</text:span><text:span text:style-name="_31_501">y</text:span><text:span text:style-name="_31_802"> </text:span><text:span text:style-name="_35_89">w</text:span><text:span text:style-name="_31_705">i</text:span><text:span text:style-name="_32_137">l</text:span><text:span text:style-name="_32_41">l</text:span><text:span text:style-name="_39_03"> </text:span><text:span text:style-name="_32_476">c</text:span><text:span text:style-name="_36_34">o</text:span><text:span text:style-name="_31_387">n</text:span><text:span text:style-name="_32_569">t</text:span><text:span text:style-name="_35_29">i</text:span><text:span text:style-name="_31_498">n</text:span><text:span text:style-name="_32_323">u</text:span><text:span text:style-name="_36_82">e</text:span><text:span text:style-name="_39_02"> </text:span><text:span text:style-name="_32_689">f</text:span><text:span text:style-name="_34_21">o</text:span><text:span text:style-name="_31_201">r</text:span><text:span text:style-name="_31_803"> </text:span><text:span text:style-name="_33_22">d</text:span><text:span text:style-name="_31_387">e</text:span><text:span text:style-name="_32_398">c</text:span><text:span text:style-name="_37_87">a</text:span><text:span text:style-name="_31_402">d</text:span><text:span text:style-name="_32_071">e</text:span><text:span text:style-name="_32_65">s</text:span><text:span text:style-name="_39_02"> </text:span><text:span text:style-name="_32_041">i</text:span><text:span text:style-name="_36_97">n</text:span><text:span text:style-name="_39_03"> </text:span><text:span text:style-name="_32_473">m</text:span><text:span text:style-name="_37_90">a</text:span><text:span text:style-name="_31_579">n</text:span><text:span text:style-name="_32_077">y</text:span><text:span text:style-name="_32_"> </text:span><text:span text:style-name="_31_675">p</text:span><text:span text:style-name="_32_266">a</text:span><text:span text:style-name="_36_73">r</text:span><text:span text:style-name="_31_753">t</text:span><text:span text:style-name="_32_077">s</text:span><text:span text:style-name="_32_"> </text:span><text:span text:style-name="_31_429">o</text:span><text:span text:style-name="_32_077">f</text:span><text:span text:style-name="_32_"> </text:span><text:span text:style-name="_31_249">t</text:span><text:span text:style-name="_32_446">h</text:span><text:span text:style-name="_34_15">e</text:span><text:span text:style-name="_39_03"> </text:span><text:span text:style-name="_32_425">w</text:span><text:span text:style-name="_33_10">o</text:span><text:span text:style-name="_31_789">r</text:span><text:span text:style-name="_32_245">l</text:span><text:span text:style-name="_34_99">d</text:span><text:span text:style-name="_39_03"> </text:span>--<text:span text:style-name="_39_02"> </text:span><text:span text:style-name="_32_617">i</text:span><text:span text:style-name="_36_73">n</text:span><text:span text:style-name="_39_03"> </text:span><text:span text:style-name="_32_209">t</text:span><text:span text:style-name="_35_26">h</text:span><text:span text:style-name="_31_135">e</text:span><text:span text:style-name="_31_802"> </text:span><text:span text:style-name="_38_89">M</text:span><text:span text:style-name="_31_717">i</text:span><text:span text:style-name="_32_431">d</text:span><text:span text:style-name="_33_22">d</text:span><text:span text:style-name="_31_609">l</text:span><text:span text:style-name="_32_497">e</text:span><text:span text:style-name="_32_"> </text:span><text:span text:style-name="_31_489">E</text:span><text:span text:style-name="_32_218">a</text:span><text:span text:style-name="_36_28">s</text:span><text:span text:style-name="_31_741">t</text:span><text:span text:style-name="_32_437">,</text:span><text:span text:style-name="_32_"> </text:span><text:span text:style-name="_31_237">i</text:span><text:span text:style-name="_32_317">n</text:span><text:span text:style-name="_33_"> </text:span><text:span text:style-name="_31_537">A</text:span><text:span text:style-name="_32_677">f</text:span><text:span text:style-name="_36_31">g</text:span><text:span text:style-name="_31_750">h</text:span><text:span text:style-name="_32_122">a</text:span><text:span text:style-name="_32_47">n</text:span><text:span text:style-name="_31_393">i</text:span><text:span text:style-name="_32_152">s</text:span><text:span text:style-name="_32_65">t</text:span><text:span text:style-name="_31_570">a</text:span><text:span text:style-name="_32_641">n</text:span><text:span text:style-name="_34_09">,</text:span><text:span text:style-name="_39_02"> </text:span><text:span text:style-name="_32_155">p</text:span><text:span text:style-name="_38_26">a</text:span><text:span text:style-name="_31_561">r</text:span><text:span text:style-name="_32_389">t</text:span><text:span text:style-name="_35_29">s</text:span><text:span text:style-name="_39_03"> </text:span><text:span text:style-name="_32_149">o</text:span><text:span text:style-name="_36_37">f</text:span><text:span text:style-name="_39_03"> </text:span><text:span text:style-name="_32_293">P</text:span><text:span text:style-name="_38_50">a</text:span><text:span text:style-name="_31_564">k</text:span><text:span text:style-name="_32_317">i</text:span><text:span text:style-name="_38_26">s</text:span><text:span text:style-name="_31_201">t</text:span><text:span text:style-name="_32_155">a</text:span><text:span text:style-name="_35_89">n</text:span><text:span text:style-name="_31_393">,</text:span><text:span text:style-name="_31_803"> </text:span><text:span text:style-name="_38_05">i</text:span><text:span text:style-name="_31_777">n</text:span><text:span text:style-name="_31_802"> </text:span><text:span text:style-name="_37_78">p</text:span><text:span text:style-name="_31_399">a</text:span><text:span text:style-name="_32_569">r</text:span><text:span text:style-name="_36_25">t</text:span><text:span text:style-name="_31_345">s</text:span><text:span text:style-name="_31_803"> </text:span><text:span text:style-name="_34_45">o</text:span><text:span text:style-name="_31_597">f</text:span><text:span text:style-name="_31_802"> </text:span><text:span text:style-name="_38_41">C</text:span><text:span text:style-name="_31_399">e</text:span><text:span text:style-name="_32_302">n</text:span><text:span text:style-name="_32_65">t</text:span><text:span text:style-name="_31_741">r</text:span><text:span text:style-name="_32_113">a</text:span><text:span text:style-name="_34_21">l</text:span><text:span text:style-name="_39_02"> </text:span><text:span text:style-name="_32_209">A</text:span><text:span text:style-name="_35_17">m</text:span><text:span text:style-name="_31_387">e</text:span><text:span text:style-name="_32_077">r</text:span><text:span text:style-name="_35_89">i</text:span><text:span text:style-name="_31_762">c</text:span><text:span text:style-name="_32_077">a</text:span><text:span text:style-name="_34_57">,</text:span><text:span text:style-name="_39_03"> </text:span><text:span text:style-name="_32_425">i</text:span><text:span text:style-name="_32_41">n</text:span><text:span text:style-name="_39_03"> </text:span><text:span text:style-name="_32_281">A</text:span><text:span text:style-name="_36_61">f</text:span><text:span text:style-name="_31_417">r</text:span><text:span text:style-name="_32_293">i</text:span><text:span text:style-name="_36_70">c</text:span><text:span text:style-name="_31_219">a</text:span><text:span text:style-name="_32_101">,</text:span><text:span text:style-name="_32_"> </text:span><text:span text:style-name="_31_315">a</text:span><text:span text:style-name="_32_266">n</text:span><text:span text:style-name="_37_69">d</text:span><text:span text:style-name="_39_02"> </text:span><text:span text:style-name="_32_617">A</text:span><text:span text:style-name="_34_48">s</text:span><text:span text:style-name="_31_789">i</text:span><text:span text:style-name="_32_266">a</text:span><text:span text:style-name="_33_13">.</text:span><text:span text:style-name="_39_03"> </text:span><text:span text:style-name="_32_581">S</text:span><text:span text:style-name="_35_95">o</text:span><text:span text:style-name="_31_525">m</text:span><text:span text:style-name="_32_398">e</text:span><text:span text:style-name="_32_"> </text:span><text:span text:style-name="_31_213">o</text:span><text:span text:style-name="_32_149">f</text:span><text:span text:style-name="_32_"> </text:span><text:span text:style-name="_31_429">t</text:span><text:span text:style-name="_32_290">h</text:span><text:span text:style-name="_32_47">e</text:span><text:span text:style-name="_31_396">s</text:span><text:span text:style-name="_32_326">e</text:span><text:span text:style-name="_33_"> </text:span><text:span text:style-name="_31_543">p</text:span><text:span text:style-name="_32_065">l</text:span><text:span text:style-name="_35_38">a</text:span><text:span text:style-name="_31_138">c</text:span><text:span text:style-name="_32_443">e</text:span><text:span text:style-name="_33_49">s</text:span><text:span text:style-name="_39_03"> </text:span><text:span text:style-name="_32_581">m</text:span><text:span text:style-name="_32_38">a</text:span><text:span text:style-name="_31_744">y</text:span><text:span text:style-name="_31_803"> </text:span><text:span text:style-name="_34_27">b</text:span><text:span text:style-name="_31_186">e</text:span><text:span text:style-name="_32_506">c</text:span><text:span text:style-name="_38_59">o</text:span><text:span text:style-name="_31_597">m</text:span><text:span text:style-name="_32_113">e</text:span><text:span text:style-name="_33_"> </text:span><text:span text:style-name="_31_402">s</text:span><text:span text:style-name="_32_227">a</text:span><text:span text:style-name="_34_93">f</text:span><text:span text:style-name="_31_753">e</text:span><text:span text:style-name="_31_803"> </text:span><text:span text:style-name="_32_74">h</text:span><text:span text:style-name="_31_327">a</text:span><text:span text:style-name="_32_086">v</text:span><text:span text:style-name="_32_83">e</text:span><text:span text:style-name="_31_615">n</text:span><text:span text:style-name="_32_590">s</text:span><text:span text:style-name="_32_"> </text:span><text:span text:style-name="_31_753">f</text:span><text:span text:style-name="_32_257">o</text:span><text:span text:style-name="_33_13">r</text:span><text:span text:style-name="_39_03"> </text:span><text:span text:style-name="_32_623">n</text:span><text:span text:style-name="_38_14">e</text:span><text:span text:style-name="_31_681">w</text:span><text:span text:style-name="_31_803"> </text:span><text:span text:style-name="_34_57">t</text:span><text:span text:style-name="_31_318">e</text:span><text:span text:style-name="_32_509">r</text:span><text:span text:style-name="_38_41">r</text:span><text:span text:style-name="_31_687">o</text:span><text:span text:style-name="_32_077">r</text:span><text:span text:style-name="_32_41">i</text:span><text:span text:style-name="_31_597">s</text:span><text:span text:style-name="_32_689">t</text:span><text:span text:style-name="_32_"> </text:span><text:span text:style-name="_31_366">n</text:span><text:span text:style-name="_32_515">e</text:span><text:span text:style-name="_33_01">t</text:span><text:span text:style-name="_31_141">w</text:span><text:span text:style-name="_32_266">o</text:span><text:span text:style-name="_37_81">r</text:span><text:span text:style-name="_31_720">k</text:span><text:span text:style-name="_32_221">s</text:span><text:span text:style-name="_37_69">.</text:span><text:span text:style-name="_39_02"> </text:span><text:span text:style-name="_32_281">O</text:span><text:span text:style-name="_37_69">t</text:span><text:span text:style-name="_31_711">h</text:span><text:span text:style-name="_32_410">e</text:span><text:span text:style-name="_36_61">r</text:span><text:span text:style-name="_31_165">s</text:span><text:span text:style-name="_31_802"> </text:span><text:span text:style-name="_36_61">w</text:span><text:span text:style-name="_31_249">i</text:span><text:span text:style-name="_32_509">l</text:span><text:span text:style-name="_33_13">l</text:span><text:span text:style-name="_39_02"> </text:span><text:span text:style-name="_32_581">j</text:span><text:span text:style-name="_37_03">u</text:span><text:span text:style-name="_31_798">s</text:span><text:span text:style-name="_32_065">t</text:span><text:span text:style-name="_32_"> </text:span><text:span text:style-name="_31_597">f</text:span><text:span text:style-name="_32_641">a</text:span><text:span text:style-name="_36_97">l</text:span><text:span text:style-name="_31_597">l</text:span><text:span text:style-name="_31_802"> </text:span><text:span text:style-name="_36_10">v</text:span><text:span text:style-name="_31_345">i</text:span><text:span text:style-name="_32_512">c</text:span><text:span text:style-name="_34_57">t</text:span><text:span text:style-name="_31_345">i</text:span><text:span text:style-name="_32_149">m</text:span><text:span text:style-name="_32_"> </text:span><text:span text:style-name="_31_597">t</text:span><text:span text:style-name="_32_077">o</text:span><text:span text:style-name="_33_"> </text:span><text:span text:style-name="_31_495">e</text:span><text:span text:style-name="_32_497">t</text:span><text:span text:style-name="_37_78">h</text:span><text:span text:style-name="_31_255">n</text:span><text:span text:style-name="_32_581">i</text:span><text:span text:style-name="_34_30">c</text:span><text:span text:style-name="_39_02"> </text:span><text:soft-page-break/><text:span text:style-name="_32_146">c</text:span><text:span text:style-name="_33_07">o</text:span><text:span text:style-name="_31_498">n</text:span><text:span text:style-name="_32_101">f</text:span><text:span text:style-name="_36_61">l</text:span><text:span text:style-name="_31_141">i</text:span><text:span text:style-name="_32_440">c</text:span><text:span text:style-name="_36_37">t</text:span><text:span text:style-name="_31_525">,</text:span><text:span text:style-name="_31_802"> </text:span><text:span text:style-name="_34_09">o</text:span><text:span text:style-name="_31_381">r</text:span><text:span text:style-name="_31_803"> </text:span><text:span text:style-name="_35_89">f</text:span><text:span text:style-name="_31_219">a</text:span><text:span text:style-name="_32_293">m</text:span><text:span text:style-name="_33_01">i</text:span><text:span text:style-name="_31_258">n</text:span><text:span text:style-name="_32_137">e</text:span><text:span text:style-name="_32_65">,</text:span><text:span text:style-name="_39_02"> </text:span><text:span text:style-name="_32_041">f</text:span><text:span text:style-name="_34_18">e</text:span><text:span text:style-name="_31_207">e</text:span><text:span text:style-name="_32_287">d</text:span><text:span text:style-name="_33_37">i</text:span><text:span text:style-name="_31_510">n</text:span><text:span text:style-name="_32_425">g</text:span><text:span text:style-name="_32_"> </text:span><text:span text:style-name="_31_393">t</text:span><text:span text:style-name="_32_482">h</text:span><text:span text:style-name="_34_15">e</text:span><text:span text:style-name="_39_02"> </text:span><text:span text:style-name="_32_443">n</text:span><text:span text:style-name="_35_26">e</text:span><text:span text:style-name="_31_597">x</text:span><text:span text:style-name="_32_437">t</text:span><text:span text:style-name="_32_"> </text:span><text:span text:style-name="_31_141">w</text:span><text:span text:style-name="_32_215">a</text:span><text:span text:style-name="_33_22">v</text:span><text:span text:style-name="_31_165">e</text:span><text:span text:style-name="_31_803"> </text:span><text:span text:style-name="_34_09">o</text:span><text:span text:style-name="_31_417">f</text:span><text:span text:style-name="_31_802"> </text:span><text:span text:style-name="_33_37">r</text:span><text:span text:style-name="_31_186">e</text:span><text:span text:style-name="_32_689">f</text:span><text:span text:style-name="_34_15">u</text:span><text:span text:style-name="_31_714">g</text:span><text:span text:style-name="_32_215">e</text:span><text:span text:style-name="_36_46">e</text:span><text:span text:style-name="_31_600">s</text:span><text:span text:style-name="_32_401">.</text:span><text:span text:style-name="_32_"> </text:span><text:span text:style-name="_31_177">T</text:span><text:span text:style-name="_32_647">h</text:span><text:span text:style-name="_36_82">e</text:span><text:span text:style-name="_39_03"> </text:span><text:span text:style-name="_32_569">w</text:span><text:span text:style-name="_33_22">o</text:span><text:span text:style-name="_31_381">r</text:span><text:span text:style-name="_32_617">l</text:span><text:span text:style-name="_32_35">d</text:span><text:span text:style-name="_39_02"> </text:span><text:span text:style-name="_32_029">w</text:span><text:span text:style-name="_32_65">i</text:span><text:span text:style-name="_31_393">l</text:span><text:span text:style-name="_32_461">l</text:span><text:span text:style-name="_32_"> </text:span><text:span text:style-name="_31_561">l</text:span><text:span text:style-name="_32_698">o</text:span><text:span text:style-name="_38_23">o</text:span><text:span text:style-name="_31_321">k</text:span><text:span text:style-name="_31_802"> </text:span><text:span text:style-name="_38_17">t</text:span><text:span text:style-name="_31_177">o</text:span><text:span text:style-name="_31_802"> </text:span><text:span text:style-name="_34_99">u</text:span><text:span text:style-name="_31_366">s</text:span><text:span text:style-name="_31_803"> </text:span><text:span text:style-name="_34_57">t</text:span><text:span text:style-name="_31_753">o</text:span><text:span text:style-name="_31_803"> </text:span><text:span text:style-name="_35_38">h</text:span><text:span text:style-name="_31_171">e</text:span><text:span text:style-name="_32_677">l</text:span><text:span text:style-name="_34_09">p</text:span><text:span text:style-name="_39_02"> </text:span><text:span text:style-name="_32_464">s</text:span><text:span text:style-name="_36_34">o</text:span><text:span text:style-name="_31_609">l</text:span><text:span text:style-name="_32_116">v</text:span><text:span text:style-name="_35_02">e</text:span><text:span text:style-name="_39_02"> </text:span><text:span text:style-name="_32_689">t</text:span><text:span text:style-name="_34_18">h</text:span><text:span text:style-name="_31_495">e</text:span><text:span text:style-name="_32_410">s</text:span><text:span text:style-name="_36_31">e</text:span><text:span text:style-name="_39_02"> </text:span><text:span text:style-name="_32_623">p</text:span><text:span text:style-name="_34_93">r</text:span><text:span text:style-name="_31_510">o</text:span><text:span text:style-name="_32_251">b</text:span><text:span text:style-name="_33_13">l</text:span><text:span text:style-name="_31_138">e</text:span><text:span text:style-name="_32_641">m</text:span><text:span text:style-name="_34_45">s</text:span><text:span text:style-name="_31_345">,</text:span><text:span text:style-name="_31_802"> </text:span><text:span text:style-name="_36_82">a</text:span><text:span text:style-name="_31_219">n</text:span><text:span text:style-name="_32_401">d</text:span><text:span text:style-name="_32_"> </text:span><text:span text:style-name="_31_327">o</text:span><text:span text:style-name="_32_254">u</text:span><text:span text:style-name="_32_77">r</text:span><text:span text:style-name="_39_03"> </text:span><text:span text:style-name="_32_083">a</text:span><text:span text:style-name="_32_86">n</text:span><text:span text:style-name="_31_324">s</text:span><text:span text:style-name="_32_389">w</text:span><text:span text:style-name="_36_70">e</text:span><text:span text:style-name="_31_597">r</text:span><text:span text:style-name="_31_803"> </text:span><text:span text:style-name="_32_35">n</text:span><text:span text:style-name="_31_246">e</text:span><text:span text:style-name="_32_698">e</text:span><text:span text:style-name="_37_87">d</text:span><text:span text:style-name="_31_597">s</text:span><text:span text:style-name="_31_803"> </text:span><text:span text:style-name="_32_77">t</text:span><text:span text:style-name="_31_489">o</text:span><text:span text:style-name="_31_803"> </text:span><text:span text:style-name="_37_18">b</text:span><text:span text:style-name="_31_711">e</text:span><text:span text:style-name="_31_803"> </text:span><text:span text:style-name="_36_01">m</text:span><text:span text:style-name="_31_186">o</text:span><text:span text:style-name="_32_041">r</text:span><text:span text:style-name="_36_67">e</text:span><text:span text:style-name="_39_03"> </text:span><text:span text:style-name="_32_569">t</text:span><text:span text:style-name="_36_34">h</text:span><text:span text:style-name="_31_759">a</text:span><text:span text:style-name="_32_461">n</text:span><text:span text:style-name="_33_"> </text:span><text:span text:style-name="_31_777">t</text:span><text:span text:style-name="_32_623">o</text:span><text:span text:style-name="_34_54">u</text:span><text:span text:style-name="_31_723">g</text:span><text:span text:style-name="_32_290">h</text:span><text:span text:style-name="_32_"> </text:span><text:span text:style-name="_31_537">t</text:span><text:span text:style-name="_32_518">a</text:span><text:span text:style-name="_32_77">l</text:span><text:span text:style-name="_31_384">k</text:span><text:span text:style-name="_31_802"> </text:span><text:span text:style-name="_38_41">o</text:span><text:span text:style-name="_31_249">r</text:span><text:span text:style-name="_31_802"> </text:span><text:span text:style-name="_38_86">c</text:span><text:span text:style-name="_31_507">a</text:span><text:span text:style-name="_32_401">l</text:span><text:span text:style-name="_36_37">l</text:span><text:span text:style-name="_31_309">s</text:span><text:span text:style-name="_31_802"> </text:span><text:span text:style-name="_34_81">t</text:span><text:span text:style-name="_31_741">o</text:span><text:span text:style-name="_31_802"> </text:span><text:span text:style-name="_35_38">c</text:span><text:span text:style-name="_31_363">a</text:span><text:span text:style-name="_32_101">r</text:span><text:span text:style-name="_37_87">p</text:span><text:span text:style-name="_31_186">e</text:span><text:span text:style-name="_32_617">t</text:span>-<text:span text:style-name="_31_387">b</text:span><text:span text:style-name="_32_410">o</text:span><text:span text:style-name="_32_77">m</text:span><text:span text:style-name="_31_309">b</text:span><text:span text:style-name="_31_803"> </text:span><text:span text:style-name="_34_90">c</text:span><text:span text:style-name="_31_129">i</text:span><text:span text:style-name="_32_080">v</text:span><text:span text:style-name="_36_97">i</text:span><text:span text:style-name="_31_393">l</text:span><text:span text:style-name="_32_317">i</text:span><text:span text:style-name="_35_35">a</text:span><text:span text:style-name="_31_402">n</text:span><text:span text:style-name="_32_257">s</text:span><text:span text:style-name="_34_45">.</text:span><text:span text:style-name="_39_03"> </text:span><text:span text:style-name="_32_317">T</text:span><text:span text:style-name="_38_95">h</text:span><text:span text:style-name="_31_498">a</text:span><text:span text:style-name="_32_677">t</text:span><text:span text:style-name="_32_"> </text:span><text:span text:style-name="_31_561">m</text:span><text:span text:style-name="_32_506">a</text:span><text:span text:style-name="_37_00">y</text:span><text:span text:style-name="_39_02"> </text:span><text:span text:style-name="_32_689">w</text:span><text:span text:style-name="_38_50">o</text:span><text:span text:style-name="_31_141">r</text:span><text:span text:style-name="_32_284">k</text:span><text:span text:style-name="_32_"> </text:span><text:span text:style-name="_31_582">a</text:span><text:span text:style-name="_32_404">s</text:span><text:span text:style-name="_32_"> </text:span><text:span text:style-name="_31_249">a</text:span><text:span text:style-name="_31_802"> </text:span><text:span text:style-name="_36_01">T</text:span><text:span text:style-name="_31_573">V</text:span><text:span text:style-name="_31_803"> </text:span><text:span text:style-name="_33_40">s</text:span><text:span text:style-name="_31_330">o</text:span><text:span text:style-name="_32_071">u</text:span><text:span text:style-name="_35_38">n</text:span><text:span text:style-name="_31_489">d</text:span><text:span text:style-name="_31_802"> </text:span><text:span text:style-name="_35_02">b</text:span><text:span text:style-name="_31_705">i</text:span><text:span text:style-name="_32_245">t</text:span><text:span text:style-name="_38_95">e</text:span><text:span text:style-name="_31_669">,</text:span><text:span text:style-name="_31_802"> </text:span><text:span text:style-name="_34_45">m</text:span><text:span text:style-name="_31_747">e</text:span><text:span text:style-name="_32_677">r</text:span><text:span text:style-name="_34_54">e</text:span><text:span text:style-name="_31_381">l</text:span><text:span text:style-name="_32_401">y</text:span><text:span text:style-name="_33_"> </text:span><text:span text:style-name="_31_309">i</text:span><text:span text:style-name="_32_677">t</text:span><text:span text:style-name="_32_"> </text:span><text:span text:style-name="_31_606">d</text:span><text:span text:style-name="_32_659">o</text:span><text:span text:style-name="_35_23">e</text:span><text:span text:style-name="_31_390">s</text:span><text:span text:style-name="_32_065">n</text:span><text:span text:style-name="_36_97">'</text:span><text:span text:style-name="_31_717">t</text:span><text:span text:style-name="_31_803"> </text:span><text:span text:style-name="_32_38">p</text:span><text:span text:style-name="_31_255">a</text:span><text:span text:style-name="_32_248">s</text:span><text:span text:style-name="_36_82">s</text:span><text:span text:style-name="_39_03"> </text:span><text:span text:style-name="_32_581">m</text:span><text:span text:style-name="_37_78">u</text:span><text:span text:style-name="_31_360">s</text:span><text:span text:style-name="_32_245">t</text:span><text:span text:style-name="_38_77">e</text:span><text:span text:style-name="_31_417">r</text:span><text:span text:style-name="_31_803"> </text:span><text:span text:style-name="_37_15">o</text:span><text:span text:style-name="_31_534">n</text:span><text:span text:style-name="_31_803"> </text:span><text:span text:style-name="_35_29">t</text:span><text:span text:style-name="_31_318">h</text:span><text:span text:style-name="_32_299">e</text:span><text:span text:style-name="_33_"> </text:span><text:span text:style-name="_31_309">w</text:span><text:span text:style-name="_32_107">o</text:span><text:span text:style-name="_32_29">r</text:span><text:span text:style-name="_31_525">l</text:span><text:span text:style-name="_32_050">d</text:span><text:span text:style-name="_32_"> </text:span><text:span text:style-name="_31_492">s</text:span><text:span text:style-name="_32_137">t</text:span><text:span text:style-name="_35_26">a</text:span><text:span text:style-name="_31_510">g</text:span><text:span text:style-name="_32_035">e</text:span><text:span text:style-name="_36_97">.</text:span></text:p>
      <text:p text:style-name="P1"><text:span text:style-name="_32_065">W</text:span><text:span text:style-name="_35_29">e</text:span><text:span text:style-name="_39_03"> </text:span><text:span text:style-name="_32_590">a</text:span><text:span text:style-name="_36_25">l</text:span><text:span text:style-name="_31_204">s</text:span><text:span text:style-name="_32_437">o</text:span><text:span text:style-name="_33_"> </text:span><text:span text:style-name="_31_726">c</text:span><text:span text:style-name="_32_335">a</text:span><text:span text:style-name="_36_73">n</text:span><text:span text:style-name="_31_393">'</text:span><text:span text:style-name="_32_617">t</text:span><text:span text:style-name="_32_"> </text:span><text:span text:style-name="_31_741">t</text:span><text:span text:style-name="_32_209">r</text:span><text:span text:style-name="_34_93">y</text:span><text:span text:style-name="_39_02"> </text:span><text:span text:style-name="_32_425">t</text:span><text:span text:style-name="_38_41">o</text:span><text:span text:style-name="_39_02"> </text:span><text:span text:style-name="_32_101">t</text:span><text:span text:style-name="_37_18">a</text:span><text:span text:style-name="_31_360">k</text:span><text:span text:style-name="_32_617">e</text:span><text:span text:style-name="_32_"> </text:span><text:span text:style-name="_31_435">o</text:span><text:span text:style-name="_32_338">v</text:span><text:span text:style-name="_36_37">e</text:span><text:span text:style-name="_31_789">r</text:span><text:span text:style-name="_31_802"> </text:span><text:span text:style-name="_38_47">a</text:span><text:span text:style-name="_31_714">n</text:span><text:span text:style-name="_32_605">d</text:span><text:span text:style-name="_33_"> </text:span><text:span text:style-name="_31_321">r</text:span><text:span text:style-name="_32_470">e</text:span><text:span text:style-name="_32_47">b</text:span><text:span text:style-name="_31_255">u</text:span><text:span text:style-name="_32_389">i</text:span><text:span text:style-name="_34_45">l</text:span><text:span text:style-name="_31_186">d</text:span><text:span text:style-name="_31_803"> </text:span><text:span text:style-name="_34_87">e</text:span><text:span text:style-name="_31_366">v</text:span><text:span text:style-name="_32_074">e</text:span><text:span text:style-name="_38_53">r</text:span><text:span text:style-name="_31_360">y</text:span><text:span text:style-name="_31_802"> </text:span><text:span text:style-name="_37_12">c</text:span><text:span text:style-name="_31_438">o</text:span><text:span text:style-name="_32_158">u</text:span><text:span text:style-name="_36_79">n</text:span><text:span text:style-name="_31_741">t</text:span><text:span text:style-name="_32_581">r</text:span><text:span text:style-name="_36_73">y</text:span><text:span text:style-name="_39_02"> </text:span><text:span text:style-name="_32_137">t</text:span><text:span text:style-name="_33_10">h</text:span><text:span text:style-name="_31_255">a</text:span><text:span text:style-name="_32_473">t</text:span><text:span text:style-name="_33_"> </text:span><text:span text:style-name="_31_597">f</text:span><text:span text:style-name="_32_575">a</text:span><text:span text:style-name="_36_01">l</text:span><text:span text:style-name="_31_141">l</text:span><text:span text:style-name="_32_218">s</text:span><text:span text:style-name="_33_"> </text:span><text:span text:style-name="_31_669">i</text:span><text:span text:style-name="_32_398">n</text:span><text:span text:style-name="_32_65">t</text:span><text:span text:style-name="_31_603">o</text:span><text:span text:style-name="_31_803"> </text:span><text:span text:style-name="_37_90">c</text:span><text:span text:style-name="_31_249">r</text:span><text:span text:style-name="_32_641">i</text:span><text:span text:style-name="_34_48">s</text:span><text:span text:style-name="_31_525">i</text:span><text:span text:style-name="_32_101">s</text:span><text:span text:style-name="_38_89">,</text:span><text:span text:style-name="_39_02"> </text:span><text:span text:style-name="_32_434">e</text:span><text:span text:style-name="_38_44">v</text:span><text:span text:style-name="_31_678">e</text:span><text:span text:style-name="_32_611">n</text:span><text:span text:style-name="_33_"> </text:span><text:span text:style-name="_31_525">i</text:span><text:span text:style-name="_32_581">f</text:span><text:span text:style-name="_32_"> </text:span><text:span text:style-name="_31_249">i</text:span><text:span text:style-name="_32_473">t</text:span><text:span text:style-name="_36_25">'</text:span><text:span text:style-name="_31_705">s</text:span><text:span text:style-name="_31_802"> </text:span><text:span text:style-name="_37_06">d</text:span><text:span text:style-name="_31_399">o</text:span><text:span text:style-name="_32_395">n</text:span><text:span text:style-name="_38_50">e</text:span><text:span text:style-name="_39_02"> </text:span><text:span text:style-name="_32_077">w</text:span><text:span text:style-name="_32_65">i</text:span><text:span text:style-name="_31_669">t</text:span><text:span text:style-name="_32_425">h</text:span><text:span text:style-name="_33_"> </text:span><text:span text:style-name="_31_381">t</text:span><text:span text:style-name="_32_443">h</text:span><text:span text:style-name="_33_10">e</text:span><text:span text:style-name="_39_03"> </text:span><text:span text:style-name="_32_218">b</text:span><text:span text:style-name="_32_47">e</text:span><text:span text:style-name="_31_201">s</text:span><text:span text:style-name="_32_245">t</text:span><text:span text:style-name="_33_"> </text:span><text:span text:style-name="_31_429">o</text:span><text:span text:style-name="_32_653">f</text:span><text:span text:style-name="_32_"> </text:span><text:span text:style-name="_31_705">i</text:span><text:span text:style-name="_32_434">n</text:span><text:span text:style-name="_38_89">t</text:span><text:span text:style-name="_31_615">e</text:span><text:span text:style-name="_32_686">n</text:span><text:span text:style-name="_37_81">t</text:span><text:span text:style-name="_31_357">i</text:span><text:span text:style-name="_32_215">o</text:span><text:span text:style-name="_35_95">n</text:span><text:span text:style-name="_31_546">s</text:span><text:span text:style-name="_32_509">.</text:span><text:span text:style-name="_33_"> </text:span><text:span text:style-name="_31_681">T</text:span><text:span text:style-name="_32_083">h</text:span><text:span text:style-name="_32_38">a</text:span><text:span text:style-name="_31_213">t</text:span><text:span text:style-name="_32_293">'</text:span><text:span text:style-name="_34_93">s</text:span><text:span text:style-name="_39_02"> </text:span><text:span text:style-name="_32_050">n</text:span><text:span text:style-name="_36_67">o</text:span><text:span text:style-name="_31_525">n</text:span><text:span text:style-name="_31_803"> </text:span><text:span text:style-name="_34_45">l</text:span><text:span text:style-name="_31_786">e</text:span><text:span text:style-name="_32_215">a</text:span><text:span text:style-name="_32_50">d</text:span><text:span text:style-name="_31_255">e</text:span><text:span text:style-name="_32_437">r</text:span><text:span text:style-name="_34_30">s</text:span><text:span text:style-name="_31_243">h</text:span><text:span text:style-name="_32_065">i</text:span><text:span text:style-name="_38_17">p</text:span><text:span text:style-name="_31_561">;</text:span><text:span text:style-name="_31_803"> </text:span><text:span text:style-name="_37_09">t</text:span><text:span text:style-name="_31_258">h</text:span><text:span text:style-name="_32_515">a</text:span><text:span text:style-name="_32_65">t</text:span><text:span text:style-name="_31_141">'</text:span><text:span text:style-name="_32_317">s</text:span><text:span text:style-name="_32_"> </text:span><text:span text:style-name="_31_597">a</text:span><text:span text:style-name="_31_803"> </text:span><text:span text:style-name="_36_25">r</text:span><text:span text:style-name="_31_543">e</text:span><text:span text:style-name="_32_590">c</text:span><text:span text:style-name="_38_77">i</text:span><text:span text:style-name="_31_675">p</text:span><text:span text:style-name="_32_038">e</text:span><text:span text:style-name="_32_"> </text:span><text:span text:style-name="_31_309">f</text:span><text:span text:style-name="_32_581">o</text:span><text:span text:style-name="_36_97">r</text:span><text:span text:style-name="_39_02"> </text:span><text:span text:style-name="_32_071">q</text:span><text:span text:style-name="_34_18">u</text:span><text:span text:style-name="_31_711">a</text:span><text:span text:style-name="_32_434">g</text:span><text:span text:style-name="_34_09">m</text:span><text:span text:style-name="_31_321">i</text:span><text:span text:style-name="_32_497">r</text:span><text:span text:style-name="_35_17">e</text:span><text:span text:style-name="_31_177">,</text:span><text:span text:style-name="_31_803"> </text:span><text:span text:style-name="_38_26">s</text:span><text:span text:style-name="_31_543">p</text:span><text:span text:style-name="_32_437">i</text:span><text:span text:style-name="_32_77">l</text:span><text:span text:style-name="_31_321">l</text:span><text:span text:style-name="_32_641">i</text:span><text:span text:style-name="_38_59">n</text:span><text:span text:style-name="_31_510">g</text:span><text:span text:style-name="_31_802"> </text:span><text:span text:style-name="_36_73">A</text:span><text:span text:style-name="_31_201">m</text:span><text:span text:style-name="_32_119">e</text:span><text:span text:style-name="_32_77">r</text:span><text:span text:style-name="_31_489">i</text:span><text:span text:style-name="_32_254">c</text:span><text:span text:style-name="_36_07">a</text:span><text:span text:style-name="_31_366">n</text:span><text:span text:style-name="_31_802"> </text:span><text:span text:style-name="_35_02">b</text:span><text:span text:style-name="_31_237">l</text:span><text:span text:style-name="_32_515">o</text:span><text:span text:style-name="_32_74">o</text:span><text:span text:style-name="_31_675">d</text:span><text:span text:style-name="_31_803"> </text:span><text:span text:style-name="_33_58">a</text:span><text:span text:style-name="_31_675">n</text:span><text:span text:style-name="_32_077">d</text:span><text:span text:style-name="_32_"> </text:span><text:span text:style-name="_31_777">t</text:span><text:span text:style-name="_32_437">r</text:span><text:span text:style-name="_36_70">e</text:span><text:span text:style-name="_31_531">a</text:span><text:span text:style-name="_32_044">s</text:span><text:span text:style-name="_32_74">u</text:span><text:span text:style-name="_31_537">r</text:span><text:span text:style-name="_32_113">e</text:span><text:span text:style-name="_33_"> </text:span><text:span text:style-name="_31_345">t</text:span><text:span text:style-name="_32_047">h</text:span><text:span text:style-name="_34_54">a</text:span><text:span text:style-name="_31_165">t</text:span><text:span text:style-name="_31_803"> </text:span><text:span text:style-name="_38_11">u</text:span><text:span text:style-name="_31_213">l</text:span><text:span text:style-name="_32_293">t</text:span><text:span text:style-name="_36_73">i</text:span><text:span text:style-name="_31_237">m</text:span><text:span text:style-name="_32_626">a</text:span><text:span text:style-name="_32_77">t</text:span><text:span text:style-name="_31_423">e</text:span><text:span text:style-name="_32_065">l</text:span><text:span text:style-name="_36_34">y</text:span><text:span text:style-name="_39_03"> </text:span><text:span text:style-name="_32_029">w</text:span><text:span text:style-name="_33_01">i</text:span><text:span text:style-name="_31_489">l</text:span><text:span text:style-name="_32_641">l</text:span><text:span text:style-name="_32_"> </text:span><text:span text:style-name="_31_789">w</text:span><text:span text:style-name="_32_614">e</text:span><text:span text:style-name="_38_47">a</text:span><text:span text:style-name="_31_222">k</text:span><text:span text:style-name="_32_071">e</text:span><text:span text:style-name="_34_57">n</text:span><text:span text:style-name="_39_03"> </text:span><text:span text:style-name="_32_398">u</text:span><text:span text:style-name="_34_84">s</text:span><text:span text:style-name="_31_705">.</text:span><text:span text:style-name="_31_802"> </text:span><text:span text:style-name="_34_81">I</text:span><text:span text:style-name="_31_429">t</text:span><text:span text:style-name="_32_137">'</text:span><text:span text:style-name="_38_53">s</text:span><text:span text:style-name="_39_02"> </text:span><text:span text:style-name="_32_065">t</text:span><text:span text:style-name="_34_54">h</text:span><text:span text:style-name="_31_147">e</text:span><text:span text:style-name="_31_802"> </text:span><text:span text:style-name="_32_29">l</text:span><text:span text:style-name="_31_711">e</text:span><text:span text:style-name="_32_578">s</text:span><text:span text:style-name="_34_66">s</text:span><text:span text:style-name="_31_603">o</text:span><text:span text:style-name="_32_509">n</text:span><text:span text:style-name="_32_"> </text:span><text:span text:style-name="_31_681">o</text:span><text:span text:style-name="_32_461">f</text:span><text:span text:style-name="_33_"> </text:span><text:span text:style-name="_31_741">V</text:span><text:span text:style-name="_32_065">i</text:span><text:span text:style-name="_37_75">e</text:span><text:span text:style-name="_31_201">t</text:span><text:span text:style-name="_32_434">n</text:span><text:span text:style-name="_33_37">a</text:span><text:span text:style-name="_31_429">m</text:span><text:span text:style-name="_32_617">;</text:span><text:span text:style-name="_32_"> </text:span><text:span text:style-name="_31_753">i</text:span><text:span text:style-name="_32_149">t</text:span><text:span text:style-name="_35_29">'</text:span><text:span text:style-name="_31_309">s</text:span><text:span text:style-name="_31_803"> </text:span><text:span text:style-name="_33_13">t</text:span><text:span text:style-name="_31_222">h</text:span><text:span text:style-name="_32_119">e</text:span><text:span text:style-name="_33_"> </text:span><text:span text:style-name="_31_573">l</text:span><text:span text:style-name="_32_335">e</text:span><text:span text:style-name="_38_98">s</text:span><text:span text:style-name="_31_384">s</text:span><text:span text:style-name="_32_470">o</text:span><text:span text:style-name="_38_53">n</text:span><text:span text:style-name="_39_03"> </text:span><text:span text:style-name="_32_437">o</text:span><text:span text:style-name="_33_13">f</text:span><text:span text:style-name="_39_02"> </text:span><text:span text:style-name="_32_653">A</text:span><text:span text:style-name="_37_69">l</text:span>-<text:span text:style-name="_32_329">I</text:span><text:span text:style-name="_34_09">r</text:span><text:span text:style-name="_31_318">a</text:span><text:span text:style-name="_32_575">q</text:span><text:span text:style-name="_32_"> </text:span>--<text:span text:style-name="_33_"> </text:span><text:span text:style-name="_31_747">a</text:span><text:span text:style-name="_32_398">n</text:span><text:span text:style-name="_35_29">d</text:span><text:span text:style-name="_39_03"> </text:span><text:span text:style-name="_32_101">w</text:span><text:span text:style-name="_34_45">e</text:span><text:span text:style-name="_39_03"> </text:span><text:span text:style-name="_32_614">s</text:span><text:span text:style-name="_35_23">h</text:span><text:span text:style-name="_31_222">o</text:span><text:span text:style-name="_32_575">u</text:span><text:span text:style-name="_32_41">l</text:span><text:span text:style-name="_31_345">d</text:span><text:span text:style-name="_31_802"> </text:span><text:span text:style-name="_34_27">h</text:span><text:span text:style-name="_31_174">a</text:span><text:span text:style-name="_32_254">v</text:span><text:span text:style-name="_33_55">e</text:span><text:span text:style-name="_39_02"> </text:span><text:span text:style-name="_32_113">l</text:span><text:span text:style-name="_35_95">e</text:span><text:span text:style-name="_31_570">a</text:span><text:span text:style-name="_32_497">r</text:span><text:span text:style-name="_34_90">n</text:span><text:span text:style-name="_31_255">e</text:span><text:span text:style-name="_32_137">d</text:span><text:span text:style-name="_32_"> </text:span><text:span text:style-name="_31_201">i</text:span><text:span text:style-name="_32_401">t</text:span><text:span text:style-name="_32_"> </text:span><text:span text:style-name="_31_387">b</text:span><text:span text:style-name="_32_230">y</text:span><text:span text:style-name="_32_"> </text:span><text:span text:style-name="_31_678">n</text:span><text:span text:style-name="_32_287">o</text:span><text:span text:style-name="_33_01">w</text:span><text:span text:style-name="_31_753">.</text:span></text:p>
      <text:p text:style-name="P1"><text:span text:style-name="_36_25">F</text:span><text:span text:style-name="_31_510">o</text:span><text:span text:style-name="_32_077">r</text:span><text:span text:style-name="_33_01">t</text:span><text:span text:style-name="_31_603">u</text:span><text:span text:style-name="_32_434">n</text:span><text:span text:style-name="_34_87">a</text:span><text:span text:style-name="_31_201">t</text:span><text:span text:style-name="_32_050">e</text:span><text:span text:style-name="_36_25">l</text:span><text:span text:style-name="_31_504">y</text:span><text:span text:style-name="_32_293">,</text:span><text:span text:style-name="_32_"> </text:span><text:span text:style-name="_31_201">t</text:span><text:span text:style-name="_32_050">h</text:span><text:span text:style-name="_33_55">e</text:span><text:span text:style-name="_31_741">r</text:span><text:span text:style-name="_32_653">e</text:span><text:span text:style-name="_32_"> </text:span><text:span text:style-name="_31_237">i</text:span><text:span text:style-name="_32_509">s</text:span><text:span text:style-name="_33_"> </text:span><text:span text:style-name="_31_717">a</text:span><text:span text:style-name="_31_803"> </text:span><text:span text:style-name="_36_40">s</text:span><text:span text:style-name="_31_357">m</text:span><text:span text:style-name="_32_218">a</text:span><text:span text:style-name="_34_93">r</text:span><text:span text:style-name="_31_573">t</text:span><text:span text:style-name="_32_401">e</text:span><text:span text:style-name="_38_17">r</text:span><text:span text:style-name="_39_03"> </text:span><text:span text:style-name="_32_590">a</text:span><text:span text:style-name="_38_11">p</text:span><text:span text:style-name="_31_150">p</text:span><text:span text:style-name="_32_077">r</text:span><text:span text:style-name="_37_87">o</text:span><text:span text:style-name="_31_243">a</text:span><text:span text:style-name="_32_434">c</text:span><text:span text:style-name="_33_01">h</text:span><text:span text:style-name="_31_717">,</text:span><text:span text:style-name="_31_803"> </text:span><text:span text:style-name="_33_49">a</text:span><text:span text:style-name="_39_02"> </text:span><text:span text:style-name="_32_074">p</text:span><text:span text:style-name="_36_79">a</text:span><text:span text:style-name="_31_717">t</text:span><text:span text:style-name="_32_077">i</text:span><text:span text:style-name="_34_54">e</text:span><text:span text:style-name="_31_387">n</text:span><text:span text:style-name="_32_461">t</text:span><text:span text:style-name="_32_"> </text:span><text:span text:style-name="_31_582">a</text:span><text:span text:style-name="_32_287">n</text:span><text:span text:style-name="_37_81">d</text:span><text:span text:style-name="_39_02"> </text:span><text:span text:style-name="_32_290">d</text:span><text:span text:style-name="_32_77">i</text:span><text:span text:style-name="_31_720">s</text:span><text:span text:style-name="_32_392">c</text:span><text:span text:style-name="_32_29">i</text:span><text:span text:style-name="_31_366">p</text:span><text:span text:style-name="_32_329">l</text:span><text:span text:style-name="_34_09">i</text:span><text:span text:style-name="_31_618">n</text:span><text:span text:style-name="_32_047">e</text:span><text:span text:style-name="_36_61">d</text:span><text:span text:style-name="_39_03"> </text:span><text:span text:style-name="_32_158">s</text:span><text:span text:style-name="_38_41">t</text:span><text:span text:style-name="_31_609">r</text:span><text:span text:style-name="_32_047">a</text:span><text:span text:style-name="_33_13">t</text:span><text:span text:style-name="_31_570">e</text:span><text:span text:style-name="_32_107">g</text:span><text:span text:style-name="_33_37">y</text:span><text:span text:style-name="_39_02"> </text:span><text:span text:style-name="_32_101">t</text:span><text:span text:style-name="_38_50">h</text:span><text:span text:style-name="_31_747">a</text:span><text:span text:style-name="_32_209">t</text:span><text:span text:style-name="_32_"> </text:span><text:span text:style-name="_31_495">u</text:span><text:span text:style-name="_32_074">s</text:span><text:span text:style-name="_36_82">e</text:span><text:span text:style-name="_31_780">s</text:span><text:span text:style-name="_31_802"> </text:span><text:span text:style-name="_38_98">e</text:span><text:span text:style-name="_31_252">v</text:span><text:span text:style-name="_32_083">e</text:span><text:span text:style-name="_37_81">r</text:span><text:span text:style-name="_31_750">y</text:span><text:span text:style-name="_31_803"> </text:span><text:span text:style-name="_33_43">e</text:span><text:span text:style-name="_31_741">l</text:span><text:span text:style-name="_32_482">e</text:span><text:span text:style-name="_34_09">m</text:span><text:span text:style-name="_31_315">e</text:span><text:span text:style-name="_32_506">n</text:span><text:span text:style-name="_36_01">t</text:span><text:span text:style-name="_39_03"> </text:span><text:span text:style-name="_32_041">o</text:span><text:span text:style-name="_36_37">f</text:span><text:span text:style-name="_39_02"> </text:span><text:span text:style-name="_32_107">o</text:span><text:span text:style-name="_35_38">u</text:span><text:span text:style-name="_31_309">r</text:span><text:span text:style-name="_31_802"> </text:span><text:span text:style-name="_38_83">n</text:span><text:span text:style-name="_31_726">a</text:span><text:span text:style-name="_32_401">t</text:span><text:span text:style-name="_35_17">i</text:span><text:span text:style-name="_31_582">o</text:span><text:span text:style-name="_32_215">n</text:span><text:span text:style-name="_37_69">a</text:span><text:span text:style-name="_31_417">l</text:span><text:span text:style-name="_31_803"> </text:span><text:span text:style-name="_33_46">p</text:span><text:span text:style-name="_31_219">o</text:span><text:span text:style-name="_32_437">w</text:span><text:span text:style-name="_36_01">e</text:span><text:span text:style-name="_31_213">r</text:span><text:span text:style-name="_32_509">.</text:span><text:span text:style-name="_33_"> </text:span><text:span text:style-name="_31_129">I</text:span><text:span text:style-name="_32_209">t</text:span><text:span text:style-name="_33_"> </text:span><text:span text:style-name="_31_222">s</text:span><text:span text:style-name="_32_083">a</text:span><text:span text:style-name="_36_64">y</text:span><text:span text:style-name="_31_426">s</text:span><text:span text:style-name="_31_802"> </text:span><text:span text:style-name="_32_65">A</text:span><text:span text:style-name="_31_141">m</text:span><text:span text:style-name="_32_227">e</text:span><text:span text:style-name="_36_73">r</text:span><text:span text:style-name="_31_609">i</text:span><text:span text:style-name="_32_698">c</text:span><text:span text:style-name="_38_17">a</text:span><text:span text:style-name="_39_03"> </text:span><text:span text:style-name="_32_461">w</text:span><text:span text:style-name="_37_69">i</text:span><text:span text:style-name="_31_789">l</text:span><text:span text:style-name="_32_317">l</text:span><text:span text:style-name="_32_"> </text:span><text:span text:style-name="_31_222">a</text:span><text:span text:style-name="_32_149">l</text:span><text:span text:style-name="_33_37">w</text:span><text:span text:style-name="_31_543">a</text:span><text:span text:style-name="_32_260">y</text:span><text:span text:style-name="_33_22">s</text:span><text:span text:style-name="_39_02"> </text:span><text:span text:style-name="_32_287">a</text:span><text:span text:style-name="_34_54">c</text:span><text:span text:style-name="_31_609">t</text:span><text:span text:style-name="_32_113">,</text:span><text:span text:style-name="_33_"> </text:span><text:span text:style-name="_31_171">a</text:span><text:span text:style-name="_32_149">l</text:span><text:span text:style-name="_38_14">o</text:span><text:span text:style-name="_31_762">n</text:span><text:span text:style-name="_32_611">e</text:span><text:span text:style-name="_32_"> </text:span><text:span text:style-name="_31_429">i</text:span><text:span text:style-name="_32_221">f</text:span><text:span text:style-name="_33_"> </text:span><text:span text:style-name="_31_423">n</text:span><text:span text:style-name="_32_122">e</text:span><text:span text:style-name="_34_96">c</text:span><text:span text:style-name="_31_690">e</text:span><text:span text:style-name="_32_434">s</text:span><text:span text:style-name="_37_00">s</text:span><text:span text:style-name="_31_354">a</text:span><text:span text:style-name="_32_113">r</text:span><text:span text:style-name="_36_28">y</text:span><text:span text:style-name="_31_573">,</text:span><text:span text:style-name="_31_803"> </text:span><text:span text:style-name="_34_93">t</text:span><text:span text:style-name="_31_237">o</text:span><text:span text:style-name="_31_802"> </text:span><text:span text:style-name="_33_10">p</text:span><text:span text:style-name="_31_429">r</text:span><text:span text:style-name="_32_683">o</text:span><text:span text:style-name="_35_17">t</text:span><text:span text:style-name="_31_543">e</text:span><text:span text:style-name="_32_686">c</text:span><text:span text:style-name="_34_21">t</text:span><text:span text:style-name="_39_02"> </text:span><text:span text:style-name="_32_074">o</text:span><text:span text:style-name="_32_47">u</text:span><text:span text:style-name="_31_681">r</text:span><text:span text:style-name="_31_803"> </text:span><text:span text:style-name="_37_03">p</text:span><text:span text:style-name="_31_258">e</text:span><text:span text:style-name="_32_515">o</text:span><text:span text:style-name="_32_38">p</text:span><text:span text:style-name="_31_681">l</text:span><text:span text:style-name="_32_689">e</text:span><text:span text:style-name="_33_"> </text:span><text:span text:style-name="_31_675">a</text:span><text:span text:style-name="_32_110">n</text:span><text:span text:style-name="_36_01">d</text:span><text:span text:style-name="_39_03"> </text:span><text:span text:style-name="_32_395">o</text:span><text:span text:style-name="_37_78">u</text:span><text:span text:style-name="_31_213">r</text:span><text:span text:style-name="_31_803"> </text:span><text:span text:style-name="_38_98">a</text:span><text:span text:style-name="_31_321">l</text:span><text:span text:style-name="_32_137">l</text:span><text:span text:style-name="_36_97">i</text:span><text:span text:style-name="_31_579">e</text:span><text:span text:style-name="_32_077">s</text:span><text:span text:style-name="_36_61">;</text:span><text:span text:style-name="_39_02"> </text:span><text:span text:style-name="_32_641">m</text:span><text:span text:style-name="_35_35">e</text:span><text:span text:style-name="_31_573">r</text:span><text:span text:style-name="_32_230">e</text:span><text:span text:style-name="_37_69">l</text:span><text:span text:style-name="_31_609">y</text:span><text:span text:style-name="_31_803"> </text:span><text:span text:style-name="_33_07">o</text:span><text:span text:style-name="_31_150">n</text:span><text:span text:style-name="_31_803"> </text:span><text:span text:style-name="_32_77">i</text:span><text:span text:style-name="_31_504">s</text:span><text:span text:style-name="_32_662">s</text:span><text:span text:style-name="_35_98">u</text:span><text:span text:style-name="_31_351">e</text:span><text:span text:style-name="_32_029">s</text:span><text:span text:style-name="_33_"> </text:span><text:span text:style-name="_31_249">o</text:span><text:span text:style-name="_32_293">f</text:span><text:span text:style-name="_33_"> </text:span><text:span text:style-name="_31_747">g</text:span><text:span text:style-name="_32_461">l</text:span><text:span text:style-name="_33_46">o</text:span><text:span text:style-name="_31_390">b</text:span><text:span text:style-name="_32_431">a</text:span><text:span text:style-name="_34_93">l</text:span><text:span text:style-name="_39_02"> </text:span><text:span text:style-name="_32_338">c</text:span><text:span text:style-name="_34_87">o</text:span><text:span text:style-name="_31_498">n</text:span><text:span text:style-name="_32_140">c</text:span><text:span text:style-name="_38_59">e</text:span><text:span text:style-name="_31_201">r</text:span><text:span text:style-name="_32_434">n</text:span><text:span text:style-name="_32_77">,</text:span><text:span text:style-name="_39_02"> </text:span><text:span text:style-name="_32_149">w</text:span><text:span text:style-name="_36_97">e</text:span><text:span text:style-name="_39_02"> </text:span><text:span text:style-name="_32_677">w</text:span><text:span text:style-name="_33_13">i</text:span><text:span text:style-name="_31_381">l</text:span><text:span text:style-name="_32_617">l</text:span><text:span text:style-name="_32_"> </text:span><text:span text:style-name="_31_345">m</text:span><text:span text:style-name="_32_695">o</text:span><text:span text:style-name="_35_38">b</text:span><text:span text:style-name="_31_213">i</text:span><text:span text:style-name="_32_221">l</text:span><text:span text:style-name="_32_77">i</text:span><text:span text:style-name="_31_540">z</text:span><text:span text:style-name="_32_254">e</text:span><text:span text:style-name="_33_"> </text:span><text:span text:style-name="_31_429">t</text:span><text:span text:style-name="_32_086">h</text:span><text:span text:style-name="_36_79">e</text:span><text:span text:style-name="_39_03"> </text:span><text:span text:style-name="_32_389">w</text:span><text:span text:style-name="_32_38">o</text:span><text:span text:style-name="_31_381">r</text:span><text:span text:style-name="_32_509">l</text:span><text:span text:style-name="_34_15">d</text:span><text:span text:style-name="_39_03"> </text:span><text:span text:style-name="_32_461">t</text:span><text:span text:style-name="_36_01">o</text:span><text:span text:style-name="_39_03"> </text:span><text:span text:style-name="_32_209">w</text:span><text:span text:style-name="_36_10">o</text:span><text:span text:style-name="_31_609">r</text:span><text:span text:style-name="_32_500">k</text:span><text:span text:style-name="_32_"> </text:span><text:span text:style-name="_31_609">w</text:span><text:span text:style-name="_32_101">i</text:span><text:span text:style-name="_34_81">t</text:span><text:span text:style-name="_31_669">h</text:span><text:span text:style-name="_31_802"> </text:span><text:span text:style-name="_32_86">u</text:span><text:span text:style-name="_31_672">s</text:span><text:span text:style-name="_32_101">,</text:span><text:span text:style-name="_32_"> </text:span><text:span text:style-name="_31_186">a</text:span><text:span text:style-name="_32_431">n</text:span><text:span text:style-name="_38_77">d</text:span><text:span text:style-name="_39_03"> </text:span><text:span text:style-name="_32_425">m</text:span><text:span text:style-name="_34_30">a</text:span><text:span text:style-name="_31_360">k</text:span><text:span text:style-name="_32_281">e</text:span><text:span text:style-name="_33_"> </text:span><text:span text:style-name="_31_384">s</text:span><text:span text:style-name="_32_578">u</text:span><text:span text:style-name="_38_77">r</text:span><text:span text:style-name="_31_201">e</text:span><text:span text:style-name="_31_803"> </text:span><text:span text:style-name="_34_27">o</text:span><text:span text:style-name="_31_165">t</text:span><text:span text:style-name="_32_578">h</text:span><text:span text:style-name="_35_89">e</text:span><text:span text:style-name="_31_201">r</text:span><text:span text:style-name="_31_802"> </text:span><text:span text:style-name="_38_86">c</text:span><text:span text:style-name="_31_675">o</text:span><text:span text:style-name="_32_071">u</text:span><text:span text:style-name="_34_90">n</text:span><text:span text:style-name="_31_357">t</text:span><text:span text:style-name="_32_677">r</text:span><text:span text:style-name="_33_37">i</text:span><text:span text:style-name="_31_327">e</text:span><text:span text:style-name="_32_410">s</text:span><text:span text:style-name="_33_"> </text:span><text:span text:style-name="_31_183">p</text:span><text:span text:style-name="_32_446">u</text:span><text:span text:style-name="_36_73">l</text:span><text:span text:style-name="_31_489">l</text:span><text:span text:style-name="_31_803"> </text:span><text:span text:style-name="_34_09">t</text:span><text:span text:style-name="_31_147">h</text:span><text:span text:style-name="_32_254">e</text:span><text:span text:style-name="_33_37">i</text:span><text:span text:style-name="_31_345">r</text:span><text:span text:style-name="_31_803"> </text:span><text:span text:style-name="_35_35">o</text:span><text:span text:style-name="_31_381">w</text:span><text:span text:style-name="_32_110">n</text:span><text:span text:style-name="_33_"> </text:span><text:span text:style-name="_31_249">w</text:span><text:span text:style-name="_32_614">e</text:span><text:span text:style-name="_38_53">i</text:span><text:span text:style-name="_31_327">g</text:span><text:span text:style-name="_32_257">h</text:span><text:span text:style-name="_34_45">t</text:span><text:span text:style-name="_31_597">.</text:span></text:p>
      <text:p text:style-name="P1"><text:span text:style-name="_35_29">T</text:span><text:span text:style-name="_31_147">h</text:span><text:span text:style-name="_32_650">a</text:span><text:span text:style-name="_36_01">t</text:span><text:span text:style-name="_31_165">'</text:span><text:span text:style-name="_32_437">s</text:span><text:span text:style-name="_33_"> </text:span><text:span text:style-name="_31_618">o</text:span><text:span text:style-name="_32_215">u</text:span><text:span text:style-name="_34_81">r</text:span><text:span text:style-name="_39_03"> </text:span><text:span text:style-name="_32_143">a</text:span><text:span text:style-name="_36_10">p</text:span><text:span text:style-name="_31_687">p</text:span><text:span text:style-name="_32_605">r</text:span><text:span text:style-name="_38_98">o</text:span><text:span text:style-name="_31_246">a</text:span><text:span text:style-name="_32_080">c</text:span><text:span text:style-name="_33_01">h</text:span><text:span text:style-name="_39_03"> </text:span><text:span text:style-name="_32_569">t</text:span><text:span text:style-name="_35_89">o</text:span><text:span text:style-name="_39_03"> </text:span><text:span text:style-name="_32_614">c</text:span><text:span text:style-name="_33_07">o</text:span><text:span text:style-name="_31_183">n</text:span><text:span text:style-name="_32_497">f</text:span><text:span text:style-name="_32_29">l</text:span><text:span text:style-name="_31_753">i</text:span><text:span text:style-name="_32_110">c</text:span><text:span text:style-name="_33_01">t</text:span><text:span text:style-name="_31_753">s</text:span><text:span text:style-name="_31_803"> </text:span><text:span text:style-name="_34_93">l</text:span><text:span text:style-name="_31_609">i</text:span><text:span text:style-name="_32_146">k</text:span><text:span text:style-name="_35_95">e</text:span><text:span text:style-name="_39_03"> </text:span><text:span text:style-name="_32_401">S</text:span><text:span text:style-name="_35_02">y</text:span><text:span text:style-name="_31_609">r</text:span><text:span text:style-name="_32_401">i</text:span><text:span text:style-name="_36_07">a</text:span><text:span text:style-name="_31_249">,</text:span><text:span text:style-name="_31_803"> </text:span><text:span text:style-name="_37_09">w</text:span><text:span text:style-name="_31_351">h</text:span><text:span text:style-name="_32_158">e</text:span><text:span text:style-name="_35_17">r</text:span><text:span text:style-name="_31_777">e</text:span><text:span text:style-name="_31_802"> </text:span><text:span text:style-name="_33_13">w</text:span><text:span text:style-name="_31_762">e</text:span><text:span text:style-name="_32_245">'</text:span><text:span text:style-name="_36_61">r</text:span><text:span text:style-name="_31_255">e</text:span><text:span text:style-name="_31_803"> </text:span><text:span text:style-name="_34_27">p</text:span><text:span text:style-name="_31_318">a</text:span><text:span text:style-name="_32_293">r</text:span><text:span text:style-name="_38_41">t</text:span><text:span text:style-name="_31_747">n</text:span><text:span text:style-name="_32_146">e</text:span><text:span text:style-name="_34_57">r</text:span><text:span text:style-name="_31_597">i</text:span><text:span text:style-name="_32_431">n</text:span><text:span text:style-name="_38_86">g</text:span><text:span text:style-name="_39_02"> </text:span><text:span text:style-name="_32_029">w</text:span><text:span text:style-name="_32_65">i</text:span><text:span text:style-name="_31_573">t</text:span><text:span text:style-name="_32_461">h</text:span><text:span text:style-name="_33_"> </text:span><text:span text:style-name="_31_357">l</text:span><text:span text:style-name="_32_623">o</text:span><text:span text:style-name="_35_02">c</text:span><text:span text:style-name="_31_525">a</text:span><text:span text:style-name="_32_473">l</text:span><text:span text:style-name="_32_"> </text:span><text:span text:style-name="_31_777">f</text:span><text:span text:style-name="_32_686">o</text:span><text:span text:style-name="_34_21">r</text:span><text:span text:style-name="_31_540">c</text:span><text:span text:style-name="_32_302">e</text:span><text:span text:style-name="_32_80">s</text:span><text:span text:style-name="_39_02"> </text:span><text:span text:style-name="_32_107">a</text:span><text:span text:style-name="_38_50">n</text:span><text:span text:style-name="_31_789">d</text:span><text:span text:style-name="_31_802"> </text:span><text:span text:style-name="_34_09">l</text:span><text:span text:style-name="_31_258">e</text:span><text:span text:style-name="_32_443">a</text:span><text:span text:style-name="_32_35">d</text:span><text:span text:style-name="_31_141">i</text:span><text:span text:style-name="_32_446">n</text:span><text:span text:style-name="_38_41">g</text:span><text:span text:style-name="_39_03"> </text:span><text:span text:style-name="_32_677">i</text:span><text:span text:style-name="_35_23">n</text:span><text:span text:style-name="_31_669">t</text:span><text:span text:style-name="_32_578">e</text:span><text:span text:style-name="_33_13">r</text:span><text:span text:style-name="_31_255">n</text:span><text:span text:style-name="_32_254">a</text:span><text:span text:style-name="_35_29">t</text:span><text:span text:style-name="_31_357">i</text:span><text:span text:style-name="_32_218">o</text:span><text:span text:style-name="_35_95">n</text:span><text:span text:style-name="_31_717">a</text:span><text:span text:style-name="_32_257">l</text:span><text:span text:style-name="_33_"> </text:span><text:span text:style-name="_31_603">e</text:span><text:span text:style-name="_32_029">f</text:span><text:span text:style-name="_36_73">f</text:span><text:span text:style-name="_31_570">o</text:span><text:span text:style-name="_32_065">r</text:span><text:span text:style-name="_32_65">t</text:span><text:span text:style-name="_31_165">s</text:span><text:span text:style-name="_31_802"> </text:span><text:span text:style-name="_33_37">t</text:span><text:span text:style-name="_31_609">o</text:span><text:span text:style-name="_31_803"> </text:span><text:span text:style-name="_35_38">h</text:span><text:span text:style-name="_31_567">e</text:span><text:span text:style-name="_32_077">l</text:span><text:span text:style-name="_33_49">p</text:span><text:span text:style-name="_39_03"> </text:span><text:span text:style-name="_32_461">t</text:span><text:span text:style-name="_36_67">h</text:span><text:span text:style-name="_31_222">a</text:span><text:span text:style-name="_32_245">t</text:span><text:span text:style-name="_32_"> </text:span><text:span text:style-name="_31_798">b</text:span><text:span text:style-name="_32_677">r</text:span><text:span text:style-name="_38_47">o</text:span><text:span text:style-name="_31_246">k</text:span><text:span text:style-name="_32_083">e</text:span><text:span text:style-name="_32_29">n</text:span><text:span text:style-name="_39_03"> </text:span><text:span text:style-name="_32_644">s</text:span><text:span text:style-name="_38_50">o</text:span><text:span text:style-name="_31_396">c</text:span><text:span text:style-name="_32_317">i</text:span><text:span text:style-name="_36_46">e</text:span><text:span text:style-name="_31_177">t</text:span><text:span text:style-name="_32_029">y</text:span><text:span text:style-name="_32_"> </text:span><text:span text:style-name="_31_390">p</text:span><text:span text:style-name="_32_227">u</text:span><text:span text:style-name="_34_09">r</text:span><text:span text:style-name="_31_252">s</text:span><text:span text:style-name="_32_122">u</text:span><text:span text:style-name="_38_17">e</text:span><text:span text:style-name="_39_03"> </text:span><text:span text:style-name="_32_029">a</text:span><text:span text:style-name="_33_"> </text:span><text:span text:style-name="_31_789">l</text:span><text:span text:style-name="_32_266">a</text:span><text:span text:style-name="_38_44">s</text:span><text:span text:style-name="_31_501">t</text:span><text:span text:style-name="_32_653">i</text:span><text:span text:style-name="_38_62">n</text:span><text:span text:style-name="_31_207">g</text:span><text:span text:style-name="_31_802"> </text:span><text:span text:style-name="_34_90">p</text:span><text:span text:style-name="_31_399">e</text:span><text:span text:style-name="_32_038">a</text:span><text:span text:style-name="_38_44">c</text:span><text:span text:style-name="_31_309">e</text:span><text:span text:style-name="_32_641">.</text:span></text:p>
      <text:p text:style-name="P1"><text:span text:style-name="_31_705">T</text:span><text:span text:style-name="_32_659">h</text:span><text:span text:style-name="_38_14">a</text:span><text:span text:style-name="_31_381">t</text:span><text:span text:style-name="_32_065">'</text:span><text:span text:style-name="_38_77">s</text:span><text:span text:style-name="_39_03"> </text:span><text:span text:style-name="_32_401">w</text:span><text:span text:style-name="_37_87">h</text:span><text:span text:style-name="_31_534">y</text:span><text:span text:style-name="_31_803"> </text:span><text:span text:style-name="_32_41">w</text:span><text:span text:style-name="_31_501">e</text:span><text:span text:style-name="_31_802"> </text:span><text:span text:style-name="_37_15">b</text:span><text:span text:style-name="_31_762">u</text:span><text:span text:style-name="_32_581">i</text:span><text:span text:style-name="_38_77">l</text:span><text:span text:style-name="_31_141">t</text:span><text:span text:style-name="_31_803"> </text:span><text:span text:style-name="_38_77">a</text:span><text:span text:style-name="_39_03"> </text:span><text:span text:style-name="_32_611">g</text:span><text:span text:style-name="_34_21">l</text:span><text:span text:style-name="_31_210">o</text:span><text:span text:style-name="_32_506">b</text:span><text:span text:style-name="_32_47">a</text:span><text:span text:style-name="_31_705">l</text:span><text:span text:style-name="_31_803"> </text:span><text:span text:style-name="_32_32">c</text:span><text:span text:style-name="_31_690">o</text:span><text:span text:style-name="_32_038">a</text:span><text:span text:style-name="_38_77">l</text:span><text:span text:style-name="_31_249">i</text:span><text:span text:style-name="_32_689">t</text:span><text:span text:style-name="_32_77">i</text:span><text:span text:style-name="_31_795">o</text:span><text:span text:style-name="_32_677">n</text:span><text:span text:style-name="_37_69">,</text:span><text:span text:style-name="_39_02"> </text:span><text:span text:style-name="_32_473">w</text:span><text:span text:style-name="_37_69">i</text:span><text:span text:style-name="_31_345">t</text:span><text:span text:style-name="_32_569">h</text:span><text:span text:style-name="_33_"> </text:span><text:span text:style-name="_31_222">s</text:span><text:span text:style-name="_32_119">a</text:span><text:span text:style-name="_33_22">n</text:span><text:span text:style-name="_31_504">c</text:span><text:span text:style-name="_32_605">t</text:span><text:span text:style-name="_37_09">i</text:span><text:span text:style-name="_31_351">o</text:span><text:span text:style-name="_32_290">n</text:span><text:span text:style-name="_32_29">s</text:span><text:span text:style-name="_39_02"> </text:span><text:span text:style-name="_32_302">a</text:span><text:span text:style-name="_38_11">n</text:span><text:span text:style-name="_31_345">d</text:span><text:span text:style-name="_31_802"> </text:span><text:span text:style-name="_33_19">p</text:span><text:span text:style-name="_31_705">r</text:span><text:span text:style-name="_32_389">i</text:span><text:span text:style-name="_35_98">n</text:span><text:span text:style-name="_31_546">c</text:span><text:span text:style-name="_32_641">i</text:span><text:span text:style-name="_33_19">p</text:span><text:span text:style-name="_31_705">l</text:span><text:span text:style-name="_32_038">e</text:span><text:span text:style-name="_33_43">d</text:span><text:span text:style-name="_39_03"> </text:span><text:span text:style-name="_32_410">d</text:span><text:span text:style-name="_34_09">i</text:span><text:span text:style-name="_31_135">p</text:span><text:span text:style-name="_32_605">l</text:span><text:span text:style-name="_38_50">o</text:span><text:span text:style-name="_31_777">m</text:span><text:span text:style-name="_32_071">a</text:span><text:span text:style-name="_37_84">c</text:span><text:span text:style-name="_31_546">y</text:span><text:span text:style-name="_32_509">,</text:span><text:span text:style-name="_32_"> </text:span><text:span text:style-name="_31_213">t</text:span><text:span text:style-name="_32_437">o</text:span><text:span text:style-name="_32_"> </text:span><text:span text:style-name="_31_351">p</text:span><text:span text:style-name="_32_569">r</text:span><text:span text:style-name="_37_18">e</text:span><text:span text:style-name="_31_726">v</text:span><text:span text:style-name="_32_623">e</text:span><text:span text:style-name="_38_53">n</text:span><text:span text:style-name="_31_753">t</text:span><text:span text:style-name="_31_802"> </text:span><text:span text:style-name="_38_77">a</text:span><text:span text:style-name="_39_03"> </text:span><text:span text:style-name="_32_623">n</text:span><text:span text:style-name="_34_30">u</text:span><text:span text:style-name="_31_318">c</text:span><text:span text:style-name="_32_029">l</text:span><text:span text:style-name="_38_83">e</text:span><text:span text:style-name="_31_147">a</text:span><text:span text:style-name="_32_461">r</text:span>-<text:span text:style-name="_31_498">a</text:span><text:span text:style-name="_32_329">r</text:span><text:span text:style-name="_33_13">m</text:span><text:span text:style-name="_31_606">e</text:span><text:span text:style-name="_32_647">d</text:span><text:span text:style-name="_33_"> </text:span><text:span text:style-name="_31_489">I</text:span><text:span text:style-name="_32_029">r</text:span><text:span text:style-name="_32_86">a</text:span><text:span text:style-name="_31_219">n</text:span><text:span text:style-name="_32_077">.</text:span><text:span text:style-name="_33_"> </text:span><text:span text:style-name="_31_501">A</text:span><text:span text:style-name="_32_575">n</text:span><text:span text:style-name="_34_90">d</text:span><text:span text:style-name="_39_03"> </text:span><text:span text:style-name="_32_086">a</text:span><text:span text:style-name="_38_44">s</text:span><text:span text:style-name="_39_03"> </text:span><text:span text:style-name="_32_077">w</text:span><text:span text:style-name="_38_05">e</text:span><text:span text:style-name="_39_02"> </text:span><text:span text:style-name="_32_248">s</text:span><text:span text:style-name="_32_50">p</text:span><text:span text:style-name="_31_690">e</text:span><text:span text:style-name="_32_323">a</text:span><text:span text:style-name="_36_01">k</text:span><text:span text:style-name="_31_345">,</text:span><text:span text:style-name="_31_803"> </text:span><text:span text:style-name="_32_41">I</text:span><text:span text:style-name="_31_573">r</text:span><text:span text:style-name="_32_155">a</text:span><text:span text:style-name="_35_26">n</text:span><text:span text:style-name="_39_03"> </text:span><text:span text:style-name="_32_611">h</text:span><text:span text:style-name="_36_10">a</text:span><text:span text:style-name="_31_525">s</text:span><text:span text:style-name="_31_802"> </text:span><text:span text:style-name="_35_89">r</text:span><text:span text:style-name="_31_435">o</text:span><text:span text:style-name="_32_473">l</text:span><text:span text:style-name="_35_89">l</text:span><text:span text:style-name="_31_246">e</text:span><text:span text:style-name="_32_473">d</text:span><text:span text:style-name="_33_"> </text:span><text:span text:style-name="_31_714">b</text:span><text:span text:style-name="_32_659">a</text:span><text:span text:style-name="_33_04">c</text:span><text:span text:style-name="_31_618">k</text:span><text:span text:style-name="_31_803"> </text:span><text:span text:style-name="_33_13">i</text:span><text:span text:style-name="_31_609">t</text:span><text:span text:style-name="_32_509">s</text:span><text:span text:style-name="_32_"> </text:span><text:span text:style-name="_31_363">n</text:span><text:span text:style-name="_32_578">u</text:span><text:span text:style-name="_36_46">c</text:span><text:span text:style-name="_31_309">l</text:span><text:span text:style-name="_32_047">e</text:span><text:span text:style-name="_35_17">a</text:span><text:span text:style-name="_31_501">r</text:span><text:span text:style-name="_31_803"> </text:span><text:span text:style-name="_36_46">p</text:span><text:span text:style-name="_31_489">r</text:span><text:span text:style-name="_32_323">o</text:span><text:span text:style-name="_37_90">g</text:span><text:span text:style-name="_31_321">r</text:span><text:span text:style-name="_32_119">a</text:span><text:span text:style-name="_33_13">m</text:span><text:span text:style-name="_31_753">,</text:span><text:span text:style-name="_31_803"> </text:span><text:span text:style-name="_32_32">s</text:span><text:span text:style-name="_31_318">h</text:span><text:span text:style-name="_32_677">i</text:span><text:span text:style-name="_36_34">p</text:span><text:span text:style-name="_31_387">p</text:span><text:span text:style-name="_32_647">e</text:span><text:span text:style-name="_35_98">d</text:span><text:span text:style-name="_39_03"> </text:span><text:span text:style-name="_32_506">o</text:span><text:span text:style-name="_34_63">u</text:span><text:span text:style-name="_31_741">t</text:span><text:span text:style-name="_31_803"> </text:span><text:span text:style-name="_35_29">i</text:span><text:span text:style-name="_31_741">t</text:span><text:span text:style-name="_32_389">s</text:span><text:span text:style-name="_33_"> </text:span><text:span text:style-name="_31_615">u</text:span><text:span text:style-name="_32_605">r</text:span><text:span text:style-name="_35_02">a</text:span><text:span text:style-name="_31_138">n</text:span><text:span text:style-name="_32_497">i</text:span><text:span text:style-name="_38_83">u</text:span><text:span text:style-name="_31_165">m</text:span><text:span text:style-name="_31_802"> </text:span><text:span text:style-name="_33_58">s</text:span><text:span text:style-name="_31_717">t</text:span><text:span text:style-name="_32_083">o</text:span><text:span text:style-name="_33_46">c</text:span><text:span text:style-name="_31_252">k</text:span><text:span text:style-name="_32_338">p</text:span><text:span text:style-name="_33_13">i</text:span><text:span text:style-name="_31_381">l</text:span><text:span text:style-name="_32_263">e</text:span><text:span text:style-name="_32_41">,</text:span><text:span text:style-name="_39_03"> </text:span><text:span text:style-name="_32_146">a</text:span><text:span text:style-name="_38_23">n</text:span><text:span text:style-name="_31_681">d</text:span><text:span text:style-name="_31_803"> </text:span><text:span text:style-name="_38_17">t</text:span><text:span text:style-name="_31_330">h</text:span><text:span text:style-name="_32_227">e</text:span><text:span text:style-name="_32_"> </text:span><text:span text:style-name="_31_177">w</text:span><text:span text:style-name="_32_479">o</text:span><text:span text:style-name="_33_49">r</text:span><text:span text:style-name="_31_777">l</text:span><text:span text:style-name="_32_086">d</text:span><text:span text:style-name="_33_"> </text:span><text:span text:style-name="_31_546">h</text:span><text:span text:style-name="_32_251">a</text:span><text:span text:style-name="_33_49">s</text:span><text:span text:style-name="_39_03"> </text:span><text:span text:style-name="_32_050">a</text:span><text:span text:style-name="_32_32">v</text:span><text:span text:style-name="_31_318">o</text:span><text:span text:style-name="_32_677">i</text:span><text:span text:style-name="_38_11">d</text:span><text:span text:style-name="_31_762">e</text:span><text:span text:style-name="_32_443">d</text:span><text:span text:style-name="_33_"> </text:span><text:span text:style-name="_31_786">a</text:span><text:span text:style-name="_32_287">n</text:span><text:span text:style-name="_33_10">o</text:span><text:span text:style-name="_31_429">t</text:span><text:span text:style-name="_32_119">h</text:span><text:span text:style-name="_33_01">e</text:span><text:span text:style-name="_31_537">r</text:span><text:span text:style-name="_31_803"> </text:span><text:span text:style-name="_36_97">w</text:span><text:span text:style-name="_31_177">a</text:span><text:span text:style-name="_32_617">r</text:span><text:span text:style-name="_36_61">.</text:span></text:p>
      <text:p text:style-name="P1"><text:span text:style-name="_32_677">T</text:span><text:span text:style-name="_36_82">h</text:span><text:span text:style-name="_31_327">a</text:span><text:span text:style-name="_32_245">t</text:span><text:span text:style-name="_36_97">'</text:span><text:span text:style-name="_31_741">s</text:span><text:span text:style-name="_31_803"> </text:span><text:span text:style-name="_38_50">h</text:span><text:span text:style-name="_31_543">o</text:span><text:span text:style-name="_32_425">w</text:span><text:span text:style-name="_33_"> </text:span><text:span text:style-name="_31_321">w</text:span><text:span text:style-name="_32_041">e</text:span><text:span text:style-name="_33_"> </text:span><text:span text:style-name="_31_612">s</text:span><text:span text:style-name="_32_293">t</text:span><text:span text:style-name="_38_14">o</text:span><text:span text:style-name="_31_327">p</text:span><text:span text:style-name="_32_122">p</text:span><text:span text:style-name="_35_35">e</text:span><text:span text:style-name="_31_618">d</text:span><text:span text:style-name="_31_802"> </text:span><text:span text:style-name="_37_09">t</text:span><text:span text:style-name="_31_399">h</text:span><text:span text:style-name="_32_338">e</text:span><text:span text:style-name="_32_"> </text:span><text:span text:style-name="_31_708">s</text:span><text:span text:style-name="_32_482">p</text:span><text:span text:style-name="_38_41">r</text:span><text:span text:style-name="_31_615">e</text:span><text:span text:style-name="_32_686">a</text:span><text:span text:style-name="_34_09">d</text:span><text:span text:style-name="_39_02"> </text:span><text:span text:style-name="_32_437">o</text:span><text:span text:style-name="_36_97">f</text:span><text:span text:style-name="_39_03"> </text:span><text:span text:style-name="_32_245">E</text:span><text:span text:style-name="_33_43">b</text:span><text:span text:style-name="_31_186">o</text:span><text:span text:style-name="_32_437">l</text:span><text:span text:style-name="_33_37">a</text:span><text:span text:style-name="_39_03"> </text:span><text:span text:style-name="_32_041">i</text:span><text:span text:style-name="_37_09">n</text:span><text:span text:style-name="_39_02"> </text:span><text:span text:style-name="_32_245">W</text:span><text:span text:style-name="_37_75">e</text:span><text:span text:style-name="_31_150">s</text:span><text:span text:style-name="_32_617">t</text:span><text:span text:style-name="_32_"> </text:span><text:span text:style-name="_31_597">A</text:span><text:span text:style-name="_32_605">f</text:span><text:span text:style-name="_36_25">r</text:span><text:span text:style-name="_31_777">i</text:span><text:span text:style-name="_32_692">c</text:span><text:span text:style-name="_37_78">a</text:span><text:span text:style-name="_31_357">.</text:span><text:span text:style-name="_31_803"> </text:span><text:span text:style-name="_33_49">O</text:span><text:span text:style-name="_31_249">u</text:span><text:span text:style-name="_32_101">r</text:span><text:span text:style-name="_33_"> </text:span><text:span text:style-name="_31_321">m</text:span><text:span text:style-name="_32_677">i</text:span><text:span text:style-name="_34_93">l</text:span><text:span text:style-name="_31_345">i</text:span><text:span text:style-name="_32_461">t</text:span><text:span text:style-name="_34_27">a</text:span><text:span text:style-name="_31_573">r</text:span><text:span text:style-name="_32_482">y</text:span><text:span text:style-name="_38_41">,</text:span><text:span text:style-name="_39_02"> </text:span><text:span text:style-name="_32_482">o</text:span><text:span text:style-name="_38_83">u</text:span><text:span text:style-name="_31_597">r</text:span><text:span text:style-name="_31_803"> </text:span><text:span text:style-name="_38_50">d</text:span><text:span text:style-name="_31_795">o</text:span><text:span text:style-name="_32_296">c</text:span><text:span text:style-name="_36_37">t</text:span><text:span text:style-name="_31_222">o</text:span><text:span text:style-name="_32_677">r</text:span><text:span text:style-name="_32_77">s</text:span><text:span text:style-name="_31_597">,</text:span><text:span text:style-name="_31_803"> </text:span><text:span text:style-name="_34_18">o</text:span><text:span text:style-name="_31_183">u</text:span><text:span text:style-name="_32_689">r</text:span><text:span text:style-name="_32_"> </text:span><text:span text:style-name="_31_507">d</text:span><text:span text:style-name="_32_074">e</text:span><text:span text:style-name="_32_32">v</text:span><text:span text:style-name="_31_678">e</text:span><text:span text:style-name="_32_149">l</text:span><text:span text:style-name="_34_99">o</text:span><text:span text:style-name="_31_390">p</text:span><text:span text:style-name="_32_317">m</text:span><text:span text:style-name="_32_74">e</text:span><text:span text:style-name="_31_747">n</text:span><text:span text:style-name="_32_677">t</text:span><text:span text:style-name="_33_"> </text:span><text:span text:style-name="_31_753">w</text:span><text:span text:style-name="_32_263">o</text:span><text:span text:style-name="_36_01">r</text:span><text:span text:style-name="_31_258">k</text:span><text:span text:style-name="_32_122">e</text:span><text:span text:style-name="_34_09">r</text:span><text:span text:style-name="_31_360">s</text:span><text:span text:style-name="_31_802"> </text:span>--<text:span text:style-name="_31_802"> </text:span><text:span text:style-name="_34_09">t</text:span><text:span text:style-name="_31_546">h</text:span><text:span text:style-name="_32_299">e</text:span><text:span text:style-name="_34_93">y</text:span><text:span text:style-name="_39_03"> </text:span><text:span text:style-name="_32_149">w</text:span><text:span text:style-name="_35_23">e</text:span><text:span text:style-name="_31_237">r</text:span><text:span text:style-name="_32_446">e</text:span><text:span text:style-name="_33_"> </text:span><text:span text:style-name="_31_531">h</text:span><text:span text:style-name="_32_698">e</text:span><text:span text:style-name="_36_01">r</text:span><text:span text:style-name="_31_222">o</text:span><text:span text:style-name="_32_245">i</text:span><text:span text:style-name="_38_08">c</text:span><text:span text:style-name="_31_669">;</text:span><text:span text:style-name="_31_802"> </text:span><text:span text:style-name="_33_37">t</text:span><text:span text:style-name="_31_675">h</text:span><text:span text:style-name="_32_578">e</text:span><text:span text:style-name="_33_01">y</text:span><text:span text:style-name="_39_03"> </text:span><text:span text:style-name="_32_686">s</text:span><text:span text:style-name="_33_43">e</text:span><text:span text:style-name="_31_573">t</text:span><text:span text:style-name="_31_802"> </text:span><text:span text:style-name="_37_06">u</text:span><text:span text:style-name="_31_327">p</text:span><text:span text:style-name="_31_803"> </text:span><text:span text:style-name="_33_49">t</text:span><text:span text:style-name="_31_582">h</text:span><text:span text:style-name="_32_611">e</text:span><text:span text:style-name="_32_"> </text:span><text:span text:style-name="_31_750">p</text:span><text:span text:style-name="_32_149">l</text:span><text:span text:style-name="_32_35">a</text:span><text:span text:style-name="_31_309">t</text:span><text:span text:style-name="_32_437">f</text:span><text:span text:style-name="_33_13">o</text:span><text:span text:style-name="_31_129">r</text:span><text:span text:style-name="_32_137">m</text:span><text:span text:style-name="_32_"> </text:span><text:span text:style-name="_31_525">t</text:span><text:span text:style-name="_32_263">h</text:span><text:span text:style-name="_34_18">a</text:span><text:span text:style-name="_31_681">t</text:span><text:span text:style-name="_31_803"> </text:span><text:span text:style-name="_36_37">t</text:span><text:span text:style-name="_31_543">h</text:span><text:span text:style-name="_32_326">e</text:span><text:span text:style-name="_37_81">n</text:span><text:span text:style-name="_39_02"> </text:span><text:span text:style-name="_32_143">a</text:span><text:span text:style-name="_36_61">l</text:span><text:span text:style-name="_31_669">l</text:span><text:span text:style-name="_32_470">o</text:span><text:span text:style-name="_37_81">w</text:span><text:span text:style-name="_31_711">e</text:span><text:span text:style-name="_32_290">d</text:span><text:span text:style-name="_32_"> </text:span><text:span text:style-name="_31_714">o</text:span><text:span text:style-name="_32_401">t</text:span><text:span text:style-name="_36_31">h</text:span><text:span text:style-name="_31_501">e</text:span><text:span text:style-name="_32_317">r</text:span><text:span text:style-name="_32_"> </text:span><text:span text:style-name="_31_204">c</text:span><text:span text:style-name="_32_266">o</text:span><text:span text:style-name="_34_30">u</text:span><text:span text:style-name="_31_759">n</text:span><text:span text:style-name="_32_689">t</text:span><text:span text:style-name="_32_29">r</text:span><text:span text:style-name="_31_237">i</text:span><text:span text:style-name="_32_407">e</text:span><text:span text:style-name="_33_46">s</text:span><text:span text:style-name="_39_03"> </text:span><text:span text:style-name="_32_389">t</text:span><text:span text:style-name="_33_01">o</text:span><text:span text:style-name="_39_02"> </text:span><text:span text:style-name="_32_149">j</text:span><text:span text:style-name="_38_11">o</text:span><text:span text:style-name="_31_417">i</text:span><text:span text:style-name="_32_446">n</text:span><text:span text:style-name="_33_"> </text:span><text:span text:style-name="_31_345">i</text:span><text:span text:style-name="_32_437">n</text:span><text:span text:style-name="_33_"> </text:span><text:span text:style-name="_31_435">b</text:span><text:span text:style-name="_32_506">e</text:span><text:span text:style-name="_32_83">h</text:span><text:span text:style-name="_31_345">i</text:span><text:span text:style-name="_32_122">n</text:span><text:span text:style-name="_34_81">d</text:span><text:span text:style-name="_39_02"> </text:span><text:span text:style-name="_32_503">u</text:span><text:span text:style-name="_33_22">s</text:span><text:span text:style-name="_39_03"> </text:span><text:span text:style-name="_32_227">a</text:span><text:span text:style-name="_34_30">n</text:span><text:span text:style-name="_31_717">d</text:span><text:span text:style-name="_31_803"> </text:span><text:span text:style-name="_37_00">s</text:span><text:span text:style-name="_31_777">t</text:span><text:span text:style-name="_32_230">a</text:span><text:span text:style-name="_34_09">m</text:span><text:span text:style-name="_31_681">p</text:span><text:span text:style-name="_31_802"> </text:span><text:span text:style-name="_34_66">o</text:span><text:span text:style-name="_31_579">u</text:span><text:span text:style-name="_32_281">t</text:span><text:span text:style-name="_32_"> </text:span><text:span text:style-name="_31_501">t</text:span><text:span text:style-name="_32_254">h</text:span><text:span text:style-name="_38_83">a</text:span><text:span text:style-name="_31_237">t</text:span><text:span text:style-name="_31_802"> </text:span><text:span text:style-name="_34_30">e</text:span><text:span text:style-name="_31_687">p</text:span><text:span text:style-name="_32_077">i</text:span><text:span text:style-name="_38_14">d</text:span><text:span text:style-name="_31_759">e</text:span><text:span text:style-name="_32_257">m</text:span><text:span text:style-name="_36_61">i</text:span><text:span text:style-name="_31_489">c</text:span><text:span text:style-name="_32_461">.</text:span><text:span text:style-name="_32_"> </text:span><text:span text:style-name="_31_573">H</text:span><text:span text:style-name="_32_443">u</text:span><text:span text:style-name="_35_98">n</text:span><text:span text:style-name="_31_363">d</text:span><text:span text:style-name="_32_581">r</text:span><text:span text:style-name="_38_86">e</text:span><text:span text:style-name="_31_366">d</text:span><text:span text:style-name="_32_032">s</text:span><text:span text:style-name="_32_"> </text:span><text:span text:style-name="_31_681">o</text:span><text:span text:style-name="_32_569">f</text:span><text:span text:style-name="_33_"> </text:span><text:span text:style-name="_31_165">t</text:span><text:span text:style-name="_32_686">h</text:span><text:span text:style-name="_34_99">o</text:span><text:span text:style-name="_31_147">u</text:span><text:span text:style-name="_32_626">s</text:span><text:span text:style-name="_33_10">a</text:span><text:span text:style-name="_31_363">n</text:span><text:span text:style-name="_32_302">d</text:span><text:span text:style-name="_37_00">s</text:span><text:span text:style-name="_31_321">,</text:span><text:span text:style-name="_31_802"> </text:span><text:span text:style-name="_32_77">m</text:span><text:span text:style-name="_31_243">a</text:span><text:span text:style-name="_32_626">y</text:span><text:span text:style-name="_36_70">b</text:span><text:span text:style-name="_31_351">e</text:span><text:span text:style-name="_31_802"> </text:span><text:span text:style-name="_34_21">a</text:span><text:span text:style-name="_39_02"> </text:span><text:span text:style-name="_32_254">c</text:span><text:span text:style-name="_38_47">o</text:span><text:span text:style-name="_31_330">u</text:span><text:span text:style-name="_32_407">p</text:span><text:span text:style-name="_33_01">l</text:span><text:span text:style-name="_31_561">e</text:span><text:span text:style-name="_31_802"> </text:span><text:span text:style-name="_34_57">m</text:span><text:span text:style-name="_31_537">i</text:span><text:span text:style-name="_32_257">l</text:span><text:span text:style-name="_38_77">l</text:span><text:span text:style-name="_31_129">i</text:span><text:span text:style-name="_32_395">o</text:span><text:span text:style-name="_35_26">n</text:span><text:span text:style-name="_39_02"> </text:span><text:span text:style-name="_32_461">l</text:span><text:span text:style-name="_33_49">i</text:span><text:span text:style-name="_31_780">v</text:span><text:span text:style-name="_32_578">e</text:span><text:span text:style-name="_37_09">s</text:span><text:span text:style-name="_39_02"> </text:span><text:span text:style-name="_32_149">w</text:span><text:span text:style-name="_35_35">e</text:span><text:span text:style-name="_31_201">r</text:span><text:span text:style-name="_32_266">e</text:span><text:span text:style-name="_33_"> </text:span><text:span text:style-name="_31_756">s</text:span><text:span text:style-name="_32_050">a</text:span><text:span text:style-name="_36_46">v</text:span><text:span text:style-name="_31_615">e</text:span><text:span text:style-name="_32_065">d</text:span><text:span text:style-name="_38_05">.</text:span></text:p>
      <text:p text:style-name="P1"><text:span text:style-name="_32_677">T</text:span><text:span text:style-name="_34_63">h</text:span><text:span text:style-name="_31_258">a</text:span><text:span text:style-name="_32_473">t</text:span><text:span text:style-name="_38_17">'</text:span><text:span text:style-name="_31_705">s</text:span><text:span text:style-name="_31_802"> </text:span><text:span text:style-name="_33_58">h</text:span><text:span text:style-name="_31_747">o</text:span><text:span text:style-name="_32_389">w</text:span><text:span text:style-name="_32_"> </text:span><text:span text:style-name="_31_381">w</text:span><text:span text:style-name="_32_509">e</text:span><text:span text:style-name="_33_"> </text:span><text:span text:style-name="_31_201">f</text:span><text:span text:style-name="_32_698">o</text:span><text:span text:style-name="_36_01">r</text:span><text:span text:style-name="_31_507">g</text:span><text:span text:style-name="_32_083">e</text:span><text:span text:style-name="_38_86">d</text:span><text:span text:style-name="_39_02"> </text:span><text:span text:style-name="_32_113">a</text:span><text:span text:style-name="_33_"> </text:span><text:span text:style-name="_31_681">T</text:span><text:span text:style-name="_32_137">r</text:span><text:span text:style-name="_37_78">a</text:span><text:span text:style-name="_31_423">n</text:span><text:span text:style-name="_32_086">s</text:span>-<text:span text:style-name="_31_789">P</text:span><text:span text:style-name="_32_659">a</text:span><text:span text:style-name="_35_92">c</text:span><text:span text:style-name="_31_141">i</text:span><text:span text:style-name="_32_281">f</text:span><text:span text:style-name="_38_53">i</text:span><text:span text:style-name="_31_726">c</text:span><text:span text:style-name="_31_803"> </text:span><text:span text:style-name="_35_17">P</text:span><text:span text:style-name="_31_327">a</text:span><text:span text:style-name="_32_401">r</text:span><text:span text:style-name="_38_77">t</text:span><text:span text:style-name="_31_510">n</text:span><text:span text:style-name="_32_110">e</text:span><text:span text:style-name="_34_09">r</text:span><text:span text:style-name="_31_504">s</text:span><text:span text:style-name="_32_326">h</text:span><text:span text:style-name="_33_13">i</text:span><text:span text:style-name="_31_147">p</text:span><text:span text:style-name="_31_802"> </text:span><text:span text:style-name="_33_49">t</text:span><text:span text:style-name="_31_429">o</text:span><text:span text:style-name="_31_803"> </text:span><text:span text:style-name="_34_87">o</text:span><text:span text:style-name="_31_786">p</text:span><text:span text:style-name="_32_623">e</text:span><text:span text:style-name="_34_66">n</text:span><text:span text:style-name="_39_02"> </text:span><text:span text:style-name="_32_653">m</text:span><text:span text:style-name="_38_62">a</text:span><text:span text:style-name="_31_309">r</text:span><text:span text:style-name="_32_440">k</text:span><text:span text:style-name="_38_62">e</text:span><text:span text:style-name="_31_741">t</text:span><text:span text:style-name="_32_656">s</text:span><text:span text:style-name="_36_01">,</text:span><text:span text:style-name="_39_03"> </text:span><text:span text:style-name="_32_266">a</text:span><text:span text:style-name="_34_27">n</text:span><text:span text:style-name="_31_321">d</text:span><text:span text:style-name="_31_803"> </text:span><text:span text:style-name="_32_38">p</text:span><text:span text:style-name="_31_609">r</text:span><text:span text:style-name="_32_083">o</text:span><text:span text:style-name="_32_29">t</text:span><text:span text:style-name="_31_354">e</text:span><text:span text:style-name="_32_476">c</text:span><text:span text:style-name="_37_09">t</text:span><text:span text:style-name="_39_03"> </text:span><text:span text:style-name="_32_101">w</text:span><text:span text:style-name="_37_87">o</text:span><text:span text:style-name="_31_345">r</text:span><text:span text:style-name="_32_266">k</text:span><text:span text:style-name="_37_03">e</text:span><text:span text:style-name="_31_141">r</text:span><text:span text:style-name="_32_158">s</text:span><text:span text:style-name="_32_"> </text:span><text:span text:style-name="_31_750">a</text:span><text:span text:style-name="_32_623">n</text:span><text:span text:style-name="_34_21">d</text:span><text:span text:style-name="_39_02"> </text:span><text:span text:style-name="_32_101">t</text:span><text:span text:style-name="_33_19">h</text:span><text:span text:style-name="_31_750">e</text:span><text:span text:style-name="_31_803"> </text:span><text:span text:style-name="_34_51">e</text:span><text:span text:style-name="_31_258">n</text:span><text:span text:style-name="_32_320">v</text:span><text:span text:style-name="_36_97">i</text:span><text:span text:style-name="_31_525">r</text:span><text:span text:style-name="_32_410">o</text:span><text:span text:style-name="_33_55">n</text:span><text:span text:style-name="_31_345">m</text:span><text:span text:style-name="_32_578">e</text:span><text:span text:style-name="_33_13">n</text:span><text:span text:style-name="_31_237">t</text:span><text:span text:style-name="_32_389">,</text:span><text:span text:style-name="_32_"> </text:span><text:span text:style-name="_31_243">a</text:span><text:span text:style-name="_32_410">n</text:span><text:span text:style-name="_32_65">d</text:span><text:span text:style-name="_39_02"> </text:span><text:span text:style-name="_32_287">a</text:span><text:span text:style-name="_33_22">d</text:span><text:span text:style-name="_31_498">v</text:span><text:span text:style-name="_32_695">a</text:span><text:span text:style-name="_37_78">n</text:span><text:span text:style-name="_31_384">c</text:span><text:span text:style-name="_32_293">e</text:span><text:span text:style-name="_32_"> </text:span><text:span text:style-name="_31_537">A</text:span><text:span text:style-name="_32_389">m</text:span><text:span text:style-name="_35_35">e</text:span><text:span text:style-name="_31_525">r</text:span><text:span text:style-name="_32_149">i</text:span><text:span text:style-name="_36_82">c</text:span><text:span text:style-name="_31_351">a</text:span><text:span text:style-name="_32_626">n</text:span><text:span text:style-name="_33_"> </text:span><text:span text:style-name="_31_777">l</text:span><text:span text:style-name="_32_158">e</text:span><text:span text:style-name="_34_99">a</text:span><text:span text:style-name="_31_747">d</text:span><text:span text:style-name="_32_650">e</text:span><text:span text:style-name="_36_61">r</text:span><text:span text:style-name="_31_720">s</text:span><text:span text:style-name="_32_470">h</text:span><text:span text:style-name="_32_29">i</text:span><text:span text:style-name="_31_597">p</text:span><text:span text:style-name="_31_802"> </text:span><text:span text:style-name="_33_13">i</text:span><text:span text:style-name="_31_573">n</text:span><text:span text:style-name="_31_802"> </text:span><text:span text:style-name="_34_81">A</text:span><text:span text:style-name="_31_672">s</text:span><text:span text:style-name="_32_281">i</text:span><text:span text:style-name="_34_30">a</text:span><text:span text:style-name="_31_357">.</text:span><text:span text:style-name="_31_803"> </text:span><text:span text:style-name="_37_81">I</text:span><text:span text:style-name="_31_525">t</text:span><text:span text:style-name="_31_802"> </text:span><text:span text:style-name="_36_64">c</text:span><text:span text:style-name="_31_570">u</text:span><text:span text:style-name="_32_569">t</text:span><text:span text:style-name="_38_53">s</text:span><text:span text:style-name="_39_03"> </text:span><text:span text:style-name="_32_437">1</text:span><text:span text:style-name="_36_25">8</text:span><text:span text:style-name="_31_177">,</text:span><text:span text:style-name="_32_101">0</text:span><text:span text:style-name="_38_41">0</text:span><text:span text:style-name="_31_429">0</text:span><text:span text:style-name="_31_803"> </text:span><text:span text:style-name="_32_41">t</text:span><text:span text:style-name="_31_390">a</text:span><text:span text:style-name="_32_620">x</text:span><text:span text:style-name="_37_18">e</text:span><text:span text:style-name="_31_504">s</text:span><text:span text:style-name="_31_802"> </text:span><text:span text:style-name="_32_74">o</text:span><text:span text:style-name="_31_147">n</text:span><text:span text:style-name="_31_803"> </text:span><text:span text:style-name="_37_78">p</text:span><text:span text:style-name="_31_141">r</text:span><text:span text:style-name="_32_503">o</text:span><text:span text:style-name="_38_98">d</text:span><text:span text:style-name="_31_315">u</text:span><text:span text:style-name="_32_086">c</text:span><text:span text:style-name="_38_41">t</text:span><text:span text:style-name="_31_540">s</text:span><text:span text:style-name="_31_802"> </text:span><text:span text:style-name="_38_53">m</text:span><text:span text:style-name="_31_567">a</text:span><text:span text:style-name="_32_518">d</text:span><text:span text:style-name="_33_49">e</text:span><text:span text:style-name="_39_02"> </text:span><text:span text:style-name="_32_569">i</text:span><text:span text:style-name="_34_81">n</text:span><text:span text:style-name="_39_03"> </text:span><text:span text:style-name="_32_425">A</text:span><text:span text:style-name="_37_81">m</text:span><text:span text:style-name="_31_498">e</text:span><text:span text:style-name="_32_689">r</text:span><text:span text:style-name="_37_69">i</text:span><text:span text:style-name="_31_504">c</text:span><text:span text:style-name="_32_617">a</text:span><text:span text:style-name="_36_25">,</text:span><text:span text:style-name="_39_02"> </text:span><text:span text:style-name="_32_041">w</text:span><text:span text:style-name="_38_59">h</text:span><text:span text:style-name="_31_525">i</text:span><text:span text:style-name="_32_410">c</text:span><text:span text:style-name="_34_45">h</text:span><text:span text:style-name="_39_03"> </text:span><text:span text:style-name="_32_065">w</text:span><text:span text:style-name="_33_13">i</text:span><text:span text:style-name="_31_525">l</text:span><text:span text:style-name="_32_605">l</text:span><text:span text:style-name="_32_"> </text:span><text:span text:style-name="_31_417">t</text:span><text:span text:style-name="_32_407">h</text:span><text:span text:style-name="_36_70">e</text:span><text:span text:style-name="_31_525">n</text:span><text:span text:style-name="_31_802"> </text:span><text:span text:style-name="_36_46">s</text:span><text:span text:style-name="_31_351">u</text:span><text:span text:style-name="_32_623">p</text:span><text:span text:style-name="_38_86">p</text:span><text:span text:style-name="_31_249">o</text:span><text:span text:style-name="_32_113">r</text:span><text:span text:style-name="_38_89">t</text:span><text:span text:style-name="_39_03"> </text:span><text:span text:style-name="_32_029">m</text:span><text:span text:style-name="_33_55">o</text:span><text:span text:style-name="_31_489">r</text:span><text:span text:style-name="_32_158">e</text:span><text:span text:style-name="_32_"> </text:span><text:span text:style-name="_31_423">g</text:span><text:span text:style-name="_32_446">o</text:span><text:span text:style-name="_33_46">o</text:span><text:span text:style-name="_31_399">d</text:span><text:span text:style-name="_31_802"> </text:span><text:span text:style-name="_36_25">j</text:span><text:span text:style-name="_31_366">o</text:span><text:span text:style-name="_32_335">b</text:span><text:span text:style-name="_33_49">s</text:span><text:span text:style-name="_39_02"> </text:span><text:span text:style-name="_32_431">h</text:span><text:span text:style-name="_33_58">e</text:span><text:span text:style-name="_31_609">r</text:span><text:span text:style-name="_32_041">e</text:span><text:span text:style-name="_32_"> </text:span><text:span text:style-name="_31_417">i</text:span><text:span text:style-name="_32_461">n</text:span><text:span text:style-name="_32_"> </text:span><text:span text:style-name="_31_609">A</text:span><text:span text:style-name="_32_149">m</text:span><text:span text:style-name="_33_10">e</text:span><text:span text:style-name="_31_705">r</text:span><text:span text:style-name="_32_389">i</text:span><text:span text:style-name="_32_80">c</text:span><text:span text:style-name="_31_309">a</text:span><text:span text:style-name="_32_617">.</text:span><text:span text:style-name="_32_"> </text:span><text:span text:style-name="_31_201">W</text:span><text:span text:style-name="_32_077">i</text:span><text:span text:style-name="_36_25">t</text:span><text:span text:style-name="_31_669">h</text:span><text:span text:style-name="_31_802"> </text:span><text:span text:style-name="_38_77">T</text:span><text:span text:style-name="_31_321">P</text:span><text:span text:style-name="_32_437">P</text:span><text:span text:style-name="_32_41">,</text:span><text:span text:style-name="_39_02"> </text:span><text:span text:style-name="_32_257">C</text:span><text:span text:style-name="_38_23">h</text:span><text:span text:style-name="_31_417">i</text:span><text:span text:style-name="_32_038">n</text:span><text:span text:style-name="_32_29">a</text:span><text:span text:style-name="_39_02"> </text:span><text:span text:style-name="_32_467">d</text:span><text:span text:style-name="_35_26">o</text:span><text:span text:style-name="_31_246">e</text:span><text:span text:style-name="_32_404">s</text:span><text:span text:style-name="_32_"> </text:span><text:span text:style-name="_31_606">n</text:span><text:span text:style-name="_32_143">o</text:span><text:span text:style-name="_33_01">t</text:span><text:span text:style-name="_39_02"> </text:span><text:span text:style-name="_32_248">s</text:span><text:span text:style-name="_38_62">e</text:span><text:span text:style-name="_31_741">t</text:span><text:span text:style-name="_31_803"> </text:span><text:span text:style-name="_38_41">t</text:span><text:span text:style-name="_31_531">h</text:span><text:span text:style-name="_32_446">e</text:span><text:span text:style-name="_32_"> </text:span><text:span text:style-name="_31_201">r</text:span><text:span text:style-name="_32_338">u</text:span><text:span text:style-name="_36_25">l</text:span><text:span text:style-name="_31_675">e</text:span><text:span text:style-name="_32_569">s</text:span><text:span text:style-name="_32_"> </text:span><text:span text:style-name="_31_417">i</text:span><text:span text:style-name="_32_209">n</text:span><text:span text:style-name="_32_"> </text:span><text:span text:style-name="_31_501">t</text:span><text:span text:style-name="_32_611">h</text:span><text:span text:style-name="_37_18">a</text:span><text:span text:style-name="_31_357">t</text:span><text:span text:style-name="_31_802"> </text:span><text:span text:style-name="_36_01">r</text:span><text:span text:style-name="_31_174">e</text:span><text:span text:style-name="_32_299">g</text:span><text:span text:style-name="_38_17">i</text:span><text:span text:style-name="_31_603">o</text:span><text:span text:style-name="_32_338">n</text:span><text:span text:style-name="_33_37">;</text:span><text:span text:style-name="_39_02"> </text:span><text:span text:style-name="_32_689">w</text:span><text:span text:style-name="_38_17">e</text:span><text:span text:style-name="_39_02"> </text:span><text:span text:style-name="_32_254">d</text:span><text:span text:style-name="_34_99">o</text:span><text:span text:style-name="_31_249">.</text:span><text:span text:style-name="_31_802"> </text:span><text:span text:style-name="_37_09">Y</text:span><text:span text:style-name="_31_138">o</text:span><text:span text:style-name="_32_431">u</text:span><text:span text:style-name="_32_"> </text:span><text:span text:style-name="_31_681">w</text:span><text:span text:style-name="_32_254">a</text:span><text:span text:style-name="_38_95">n</text:span><text:span text:style-name="_31_321">t</text:span><text:span text:style-name="_31_802"> </text:span><text:span text:style-name="_38_53">t</text:span><text:span text:style-name="_31_165">o</text:span><text:span text:style-name="_31_802"> </text:span><text:span text:style-name="_33_04">s</text:span><text:span text:style-name="_31_330">h</text:span><text:span text:style-name="_32_029">o</text:span><text:span text:style-name="_35_29">w</text:span><text:span text:style-name="_39_03"> </text:span><text:span text:style-name="_32_479">o</text:span><text:span text:style-name="_36_82">u</text:span><text:span text:style-name="_31_213">r</text:span><text:span text:style-name="_31_803"> </text:span><text:span text:style-name="_34_60">s</text:span><text:span text:style-name="_31_129">t</text:span><text:span text:style-name="_32_509">r</text:span><text:span text:style-name="_37_90">e</text:span><text:span text:style-name="_31_402">n</text:span><text:span text:style-name="_32_647">g</text:span><text:span text:style-name="_32_77">t</text:span><text:span text:style-name="_31_681">h</text:span><text:span text:style-name="_31_803"> </text:span><text:span text:style-name="_33_13">i</text:span><text:span text:style-name="_31_213">n</text:span><text:span text:style-name="_31_803"> </text:span><text:span text:style-name="_34_81">t</text:span><text:span text:style-name="_31_582">h</text:span><text:span text:style-name="_32_245">i</text:span><text:span text:style-name="_36_28">s</text:span><text:span text:style-name="_39_02"> </text:span><text:span text:style-name="_32_071">n</text:span><text:span text:style-name="_37_18">e</text:span><text:span text:style-name="_31_237">w</text:span><text:span text:style-name="_31_803"> </text:span><text:span text:style-name="_33_16">c</text:span><text:span text:style-name="_31_690">e</text:span><text:span text:style-name="_32_038">n</text:span><text:span text:style-name="_36_61">t</text:span><text:span text:style-name="_31_351">u</text:span><text:span text:style-name="_32_437">r</text:span><text:span text:style-name="_36_97">y</text:span><text:span text:style-name="_31_753">?</text:span><text:span text:style-name="_31_803"> </text:span><text:span text:style-name="_32_65">A</text:span><text:span text:style-name="_31_222">p</text:span><text:span text:style-name="_32_695">p</text:span><text:span text:style-name="_32_77">r</text:span><text:span text:style-name="_31_510">o</text:span><text:span text:style-name="_32_428">v</text:span><text:span text:style-name="_38_17">e</text:span><text:span text:style-name="_39_02"> </text:span><text:span text:style-name="_32_461">t</text:span><text:span text:style-name="_33_10">h</text:span><text:span text:style-name="_31_321">i</text:span><text:span text:style-name="_32_044">s</text:span><text:span text:style-name="_33_"> </text:span><text:span text:style-name="_31_762">a</text:span><text:span text:style-name="_32_479">g</text:span><text:span text:style-name="_38_77">r</text:span><text:span text:style-name="_31_315">e</text:span><text:span text:style-name="_32_410">e</text:span><text:span text:style-name="_38_41">m</text:span><text:span text:style-name="_31_171">e</text:span><text:span text:style-name="_32_290">n</text:span><text:span text:style-name="_35_29">t</text:span><text:span text:style-name="_31_705">.</text:span><text:span text:style-name="_31_803"> </text:span><text:span text:style-name="_32_41">G</text:span><text:span text:style-name="_31_165">i</text:span><text:span text:style-name="_32_428">v</text:span><text:span text:style-name="_36_46">e</text:span><text:span text:style-name="_39_02"> </text:span><text:span text:style-name="_32_155">u</text:span><text:span text:style-name="_33_46">s</text:span><text:span text:style-name="_39_03"> </text:span><text:span text:style-name="_32_401">t</text:span><text:span text:style-name="_32_71">h</text:span><text:span text:style-name="_31_762">e</text:span><text:span text:style-name="_31_803"> </text:span><text:span text:style-name="_33_37">t</text:span><text:span text:style-name="_31_546">o</text:span><text:span text:style-name="_32_107">o</text:span><text:span text:style-name="_36_37">l</text:span><text:span text:style-name="_31_249">s</text:span><text:span text:style-name="_31_802"> </text:span><text:span text:style-name="_32_65">t</text:span><text:span text:style-name="_31_321">o</text:span><text:span text:style-name="_31_802"> </text:span><text:span text:style-name="_37_75">e</text:span><text:span text:style-name="_31_174">n</text:span><text:span text:style-name="_32_065">f</text:span><text:span text:style-name="_38_83">o</text:span><text:span text:style-name="_31_381">r</text:span><text:span text:style-name="_32_122">c</text:span><text:span text:style-name="_38_53">e</text:span><text:span text:style-name="_39_03"> </text:span><text:span text:style-name="_32_569">i</text:span><text:span text:style-name="_38_77">t</text:span><text:span text:style-name="_31_573">.</text:span><text:span text:style-name="_31_802"> </text:span><text:span text:style-name="_34_45">I</text:span><text:span text:style-name="_31_309">t</text:span><text:span text:style-name="_32_281">'</text:span><text:span text:style-name="_34_09">s</text:span><text:span text:style-name="_39_02"> </text:span><text:span text:style-name="_32_101">t</text:span><text:span text:style-name="_34_15">h</text:span><text:span text:style-name="_31_762">e</text:span><text:span text:style-name="_31_802"> </text:span><text:span text:style-name="_38_77">r</text:span><text:span text:style-name="_31_417">i</text:span><text:span text:style-name="_32_506">g</text:span><text:span text:style-name="_35_35">h</text:span><text:span text:style-name="_31_681">t</text:span><text:span text:style-name="_31_803"> </text:span><text:span text:style-name="_34_45">t</text:span><text:span text:style-name="_31_714">h</text:span><text:span text:style-name="_32_101">i</text:span><text:span text:style-name="_34_87">n</text:span><text:span text:style-name="_31_537">g</text:span><text:span text:style-name="_31_803"> </text:span><text:span text:style-name="_37_69">t</text:span><text:span text:style-name="_31_681">o</text:span><text:span text:style-name="_31_802"> </text:span><text:span text:style-name="_33_55">d</text:span><text:span text:style-name="_31_402">o</text:span><text:span text:style-name="_32_497">.</text:span></text:p>
      <text:p text:style-name="P1"><text:span text:style-name="_31_561">L</text:span><text:span text:style-name="_32_149">e</text:span><text:span text:style-name="_34_21">t</text:span><text:span text:style-name="_39_02"> </text:span><text:span text:style-name="_32_149">m</text:span><text:span text:style-name="_38_41">e</text:span><text:span text:style-name="_39_02"> </text:span><text:span text:style-name="_32_518">g</text:span><text:span text:style-name="_33_37">i</text:span><text:span text:style-name="_31_132">v</text:span><text:span text:style-name="_32_077">e</text:span><text:span text:style-name="_32_"> </text:span><text:span text:style-name="_31_240">y</text:span><text:span text:style-name="_32_230">o</text:span><text:span text:style-name="_38_53">u</text:span><text:span text:style-name="_39_03"> </text:span><text:span text:style-name="_32_590">a</text:span><text:span text:style-name="_34_63">n</text:span><text:span text:style-name="_31_327">o</text:span><text:span text:style-name="_32_029">t</text:span><text:span text:style-name="_35_98">h</text:span><text:span text:style-name="_31_381">e</text:span><text:span text:style-name="_32_149">r</text:span><text:span text:style-name="_32_"> </text:span><text:span text:style-name="_31_387">e</text:span><text:span text:style-name="_32_266">x</text:span><text:span text:style-name="_32_74">a</text:span><text:span text:style-name="_31_753">m</text:span><text:span text:style-name="_32_047">p</text:span><text:span text:style-name="_36_73">l</text:span><text:span text:style-name="_31_177">e</text:span><text:span text:style-name="_32_689">.</text:span><text:span text:style-name="_32_"> </text:span><text:span text:style-name="_31_129">F</text:span><text:span text:style-name="_32_461">i</text:span><text:span text:style-name="_38_17">f</text:span><text:span text:style-name="_31_309">t</text:span><text:span text:style-name="_32_473">y</text:span><text:span text:style-name="_33_"> </text:span><text:span text:style-name="_31_420">y</text:span><text:span text:style-name="_32_254">e</text:span><text:span text:style-name="_34_66">a</text:span><text:span text:style-name="_31_753">r</text:span><text:span text:style-name="_32_500">s</text:span><text:span text:style-name="_32_"> </text:span><text:span text:style-name="_31_789">o</text:span><text:span text:style-name="_32_605">f</text:span><text:span text:style-name="_32_"> </text:span><text:span text:style-name="_31_789">i</text:span><text:span text:style-name="_32_326">s</text:span><text:span text:style-name="_34_15">o</text:span><text:span text:style-name="_31_345">l</text:span><text:span text:style-name="_32_506">a</text:span><text:span text:style-name="_32_77">t</text:span><text:span text:style-name="_31_129">i</text:span><text:span text:style-name="_32_395">n</text:span><text:span text:style-name="_37_81">g</text:span><text:span text:style-name="_39_03"> </text:span><text:span text:style-name="_32_209">C</text:span><text:span text:style-name="_38_11">u</text:span><text:span text:style-name="_31_354">b</text:span><text:span text:style-name="_32_425">a</text:span><text:span text:style-name="_33_"> </text:span><text:span text:style-name="_31_135">h</text:span><text:span text:style-name="_32_110">a</text:span><text:span text:style-name="_38_53">d</text:span><text:span text:style-name="_39_02"> </text:span><text:span text:style-name="_32_113">f</text:span><text:span text:style-name="_38_11">a</text:span><text:span text:style-name="_31_141">i</text:span><text:span text:style-name="_32_473">l</text:span><text:span text:style-name="_37_78">e</text:span><text:span text:style-name="_31_717">d</text:span><text:span text:style-name="_31_802"> </text:span><text:span text:style-name="_36_73">t</text:span><text:span text:style-name="_31_357">o</text:span><text:span text:style-name="_31_802"> </text:span><text:span text:style-name="_32_38">p</text:span><text:span text:style-name="_31_213">r</text:span><text:span text:style-name="_32_683">o</text:span><text:span text:style-name="_32_29">m</text:span><text:span text:style-name="_31_534">o</text:span><text:span text:style-name="_32_065">t</text:span><text:span text:style-name="_37_15">e</text:span><text:span text:style-name="_39_03"> </text:span><text:span text:style-name="_32_107">d</text:span><text:span text:style-name="_33_10">e</text:span><text:span text:style-name="_31_237">m</text:span><text:span text:style-name="_32_395">o</text:span><text:span text:style-name="_35_38">c</text:span><text:span text:style-name="_31_357">r</text:span><text:span text:style-name="_32_395">a</text:span><text:span text:style-name="_37_18">c</text:span><text:span text:style-name="_31_525">y</text:span><text:span text:style-name="_32_245">,</text:span><text:span text:style-name="_33_"> </text:span><text:span text:style-name="_31_726">a</text:span><text:span text:style-name="_32_263">n</text:span><text:span text:style-name="_38_89">d</text:span><text:span text:style-name="_39_02"> </text:span><text:span text:style-name="_32_692">s</text:span><text:span text:style-name="_34_90">e</text:span><text:span text:style-name="_31_249">t</text:span><text:span text:style-name="_31_802"> </text:span><text:span text:style-name="_35_26">u</text:span><text:span text:style-name="_31_540">s</text:span><text:span text:style-name="_31_803"> </text:span><text:span text:style-name="_35_23">b</text:span><text:span text:style-name="_31_582">a</text:span><text:span text:style-name="_32_656">c</text:span><text:span text:style-name="_37_78">k</text:span><text:span text:style-name="_39_02"> </text:span><text:span text:style-name="_32_041">i</text:span><text:span text:style-name="_34_45">n</text:span><text:span text:style-name="_39_02"> </text:span><text:span text:style-name="_32_569">L</text:span><text:span text:style-name="_37_87">a</text:span><text:span text:style-name="_31_669">t</text:span><text:span text:style-name="_32_461">i</text:span><text:span text:style-name="_38_62">n</text:span><text:span text:style-name="_39_02"> </text:span><text:span text:style-name="_32_641">A</text:span><text:span text:style-name="_36_01">m</text:span><text:span text:style-name="_31_687">e</text:span><text:span text:style-name="_32_041">r</text:span><text:span text:style-name="_34_45">i</text:span><text:span text:style-name="_31_138">c</text:span><text:span text:style-name="_32_617">a</text:span><text:span text:style-name="_36_01">.</text:span><text:span text:style-name="_39_02"> </text:span><text:span text:style-name="_32_569">T</text:span><text:span text:style-name="_32_86">h</text:span><text:span text:style-name="_31_687">a</text:span><text:span text:style-name="_32_077">t</text:span><text:span text:style-name="_33_49">'</text:span><text:span text:style-name="_31_789">s</text:span><text:span text:style-name="_31_802"> </text:span><text:span text:style-name="_36_97">w</text:span><text:span text:style-name="_31_351">h</text:span><text:span text:style-name="_32_398">e</text:span><text:span text:style-name="_34_21">r</text:span><text:span text:style-name="_31_222">e</text:span><text:span text:style-name="_32_461">f</text:span><text:span text:style-name="_36_31">o</text:span><text:span text:style-name="_31_561">r</text:span><text:span text:style-name="_32_641">e</text:span><text:span text:style-name="_32_"> </text:span><text:span text:style-name="_31_669">w</text:span><text:span text:style-name="_32_293">e</text:span><text:span text:style-name="_32_"> </text:span><text:span text:style-name="_31_741">r</text:span><text:span text:style-name="_32_158">e</text:span><text:span text:style-name="_34_48">s</text:span><text:span text:style-name="_31_489">t</text:span><text:span text:style-name="_32_215">o</text:span><text:span text:style-name="_34_81">r</text:span><text:span text:style-name="_31_246">e</text:span><text:span text:style-name="_32_509">d</text:span><text:span text:style-name="_33_"> </text:span><text:span text:style-name="_31_567">d</text:span><text:span text:style-name="_32_101">i</text:span><text:span text:style-name="_36_46">p</text:span><text:span text:style-name="_31_249">l</text:span><text:span text:style-name="_32_434">o</text:span><text:span text:style-name="_33_01">m</text:span><text:span text:style-name="_31_219">a</text:span><text:span text:style-name="_32_437">t</text:span><text:span text:style-name="_34_45">i</text:span><text:span text:style-name="_31_561">c</text:span><text:span text:style-name="_31_803"> </text:span><text:span text:style-name="_36_25">r</text:span><text:span text:style-name="_31_795">e</text:span><text:span text:style-name="_32_689">l</text:span><text:span text:style-name="_34_54">a</text:span><text:span text:style-name="_31_573">t</text:span><text:span text:style-name="_32_293">i</text:span><text:span text:style-name="_33_43">o</text:span><text:span text:style-name="_31_222">n</text:span><text:span text:style-name="_32_437">s</text:span><text:span text:style-name="_32_"> </text:span><text:span text:style-name="_31_351">o</text:span><text:span text:style-name="_32_290">p</text:span><text:span text:style-name="_34_51">e</text:span><text:span text:style-name="_31_438">n</text:span><text:span text:style-name="_32_398">e</text:span><text:span text:style-name="_38_11">d</text:span><text:span text:style-name="_39_02"> </text:span><text:span text:style-name="_32_437">t</text:span><text:span text:style-name="_34_27">h</text:span><text:span text:style-name="_31_366">e</text:span><text:span text:style-name="_31_803"> </text:span><text:span text:style-name="_33_55">d</text:span><text:span text:style-name="_31_726">o</text:span><text:span text:style-name="_32_329">o</text:span><text:span text:style-name="_38_89">r</text:span><text:span text:style-name="_39_02"> </text:span><text:span text:style-name="_32_437">t</text:span><text:span text:style-name="_38_89">o</text:span><text:span text:style-name="_39_03"> </text:span><text:span text:style-name="_32_257">t</text:span><text:span text:style-name="_34_57">r</text:span><text:span text:style-name="_31_747">a</text:span><text:span text:style-name="_32_302">v</text:span><text:span text:style-name="_33_49">e</text:span><text:span text:style-name="_31_561">l</text:span><text:span text:style-name="_31_803"> </text:span><text:span text:style-name="_34_90">a</text:span><text:span text:style-name="_31_687">n</text:span><text:span text:style-name="_32_641">d</text:span><text:span text:style-name="_33_"> </text:span><text:span text:style-name="_31_684">c</text:span><text:span text:style-name="_32_074">o</text:span><text:span text:style-name="_38_77">m</text:span><text:span text:style-name="_31_681">m</text:span><text:span text:style-name="_32_446">e</text:span><text:span text:style-name="_33_01">r</text:span><text:span text:style-name="_31_780">c</text:span><text:span text:style-name="_32_113">e</text:span><text:span text:style-name="_38_17">,</text:span><text:span text:style-name="_39_03"> </text:span><text:span text:style-name="_32_515">p</text:span><text:span text:style-name="_34_90">o</text:span><text:span text:style-name="_31_216">s</text:span><text:span text:style-name="_32_605">i</text:span><text:span text:style-name="_38_05">t</text:span><text:span text:style-name="_31_717">i</text:span><text:span text:style-name="_32_686">o</text:span><text:span text:style-name="_34_99">n</text:span><text:span text:style-name="_31_534">e</text:span><text:span text:style-name="_32_653">d</text:span><text:span text:style-name="_32_"> </text:span><text:span text:style-name="_31_795">o</text:span><text:span text:style-name="_32_434">u</text:span><text:span text:style-name="_32_65">r</text:span><text:span text:style-name="_31_330">s</text:span><text:span text:style-name="_32_659">e</text:span><text:span text:style-name="_36_97">l</text:span><text:span text:style-name="_31_252">v</text:span><text:span text:style-name="_32_218">e</text:span><text:span text:style-name="_38_77">s</text:span><text:span text:style-name="_39_02"> </text:span><text:span text:style-name="_32_041">t</text:span><text:span text:style-name="_34_93">o</text:span><text:span text:style-name="_39_02"> </text:span><text:span text:style-name="_32_221">i</text:span><text:span text:style-name="_32_65">m</text:span><text:span text:style-name="_31_759">p</text:span><text:span text:style-name="_32_389">r</text:span><text:span text:style-name="_38_86">o</text:span><text:span text:style-name="_31_678">v</text:span><text:span text:style-name="_32_431">e</text:span><text:span text:style-name="_32_"> </text:span><text:span text:style-name="_31_741">t</text:span><text:span text:style-name="_32_218">h</text:span><text:span text:style-name="_36_79">e</text:span><text:span text:style-name="_39_02"> </text:span><text:span text:style-name="_32_437">l</text:span><text:span text:style-name="_32_77">i</text:span><text:span text:style-name="_31_612">v</text:span><text:span text:style-name="_32_146">e</text:span><text:span text:style-name="_38_77">s</text:span><text:span text:style-name="_39_03"> </text:span><text:span text:style-name="_32_065">o</text:span><text:span text:style-name="_36_97">f</text:span><text:span text:style-name="_39_03"> </text:span><text:span text:style-name="_32_137">t</text:span><text:span text:style-name="_32_74">h</text:span><text:span text:style-name="_31_243">e</text:span><text:span text:style-name="_31_803"> </text:span><text:span text:style-name="_32_29">C</text:span><text:span text:style-name="_31_147">u</text:span><text:span text:style-name="_32_506">b</text:span><text:span text:style-name="_38_26">a</text:span><text:span text:style-name="_31_687">n</text:span><text:span text:style-name="_31_802"> </text:span><text:span text:style-name="_32_35">p</text:span><text:span text:style-name="_31_222">e</text:span><text:span text:style-name="_32_410">o</text:span><text:span text:style-name="_35_95">p</text:span><text:span text:style-name="_31_237">l</text:span><text:span text:style-name="_32_569">e</text:span><text:span text:style-name="_37_09">.</text:span><text:span text:style-name="_39_03"> </text:span><text:span text:style-name="_32_437">S</text:span><text:span text:style-name="_38_53">o</text:span><text:span text:style-name="_39_02"> </text:span><text:span text:style-name="_32_461">i</text:span><text:span text:style-name="_36_97">f</text:span><text:span text:style-name="_39_02"> </text:span><text:span text:style-name="_32_512">y</text:span><text:span text:style-name="_33_22">o</text:span><text:span text:style-name="_31_417">u</text:span><text:span text:style-name="_31_803"> </text:span><text:span text:style-name="_34_93">w</text:span><text:span text:style-name="_31_138">a</text:span><text:span text:style-name="_32_647">n</text:span><text:span text:style-name="_38_41">t</text:span><text:span text:style-name="_39_03"> </text:span><text:span text:style-name="_32_029">t</text:span><text:span text:style-name="_36_97">o</text:span><text:span text:style-name="_39_03"> </text:span><text:span text:style-name="_32_338">c</text:span><text:span text:style-name="_34_63">o</text:span><text:span text:style-name="_31_435">n</text:span><text:span text:style-name="_32_410">s</text:span><text:span text:style-name="_32_74">o</text:span><text:span text:style-name="_31_201">l</text:span><text:span text:style-name="_32_425">i</text:span><text:span text:style-name="_35_35">d</text:span><text:span text:style-name="_31_618">a</text:span><text:span text:style-name="_32_653">t</text:span><text:span text:style-name="_33_43">e</text:span><text:span text:style-name="_39_02"> </text:span><text:span text:style-name="_32_650">o</text:span><text:span text:style-name="_37_03">u</text:span><text:span text:style-name="_31_165">r</text:span><text:span text:style-name="_31_802"> </text:span><text:span text:style-name="_37_69">l</text:span><text:span text:style-name="_31_714">e</text:span><text:span text:style-name="_32_251">a</text:span><text:span text:style-name="_35_95">d</text:span><text:span text:style-name="_31_546">e</text:span><text:span text:style-name="_32_461">r</text:span><text:span text:style-name="_33_22">s</text:span><text:span text:style-name="_31_795">h</text:span><text:span text:style-name="_32_389">i</text:span><text:span text:style-name="_34_57">p</text:span><text:span text:style-name="_39_03"> </text:span><text:span text:style-name="_32_410">a</text:span><text:span text:style-name="_36_43">n</text:span><text:span text:style-name="_31_669">d</text:span><text:span text:style-name="_31_803"> </text:span><text:span text:style-name="_34_90">b</text:span><text:span text:style-name="_31_615">e</text:span><text:span text:style-name="_32_389">l</text:span><text:span text:style-name="_34_09">i</text:span><text:span text:style-name="_31_795">e</text:span><text:span text:style-name="_32_434">v</text:span><text:span text:style-name="_34_30">a</text:span><text:span text:style-name="_31_207">b</text:span><text:span text:style-name="_32_425">i</text:span><text:span text:style-name="_35_17">l</text:span><text:span text:style-name="_31_741">i</text:span><text:span text:style-name="_32_605">t</text:span><text:span text:style-name="_34_93">y</text:span><text:span text:style-name="_39_03"> </text:span><text:span text:style-name="_32_101">i</text:span><text:span text:style-name="_32_29">n</text:span><text:span text:style-name="_39_02"> </text:span><text:span text:style-name="_32_605">t</text:span><text:span text:style-name="_38_86">h</text:span><text:span text:style-name="_31_579">e</text:span><text:span text:style-name="_31_802"> </text:span><text:span text:style-name="_38_14">h</text:span><text:span text:style-name="_31_759">e</text:span><text:span text:style-name="_32_581">m</text:span><text:span text:style-name="_38_77">i</text:span><text:span text:style-name="_31_312">s</text:span><text:span text:style-name="_32_506">p</text:span><text:span text:style-name="_33_10">h</text:span><text:span text:style-name="_31_351">e</text:span><text:span text:style-name="_32_113">r</text:span><text:span text:style-name="_36_37">e</text:span><text:span text:style-name="_31_201">,</text:span><text:span text:style-name="_31_803"> </text:span><text:span text:style-name="_36_37">r</text:span><text:span text:style-name="_31_798">e</text:span><text:span text:style-name="_32_440">c</text:span><text:span text:style-name="_33_55">o</text:span><text:span text:style-name="_31_798">g</text:span><text:span text:style-name="_32_695">n</text:span><text:span text:style-name="_36_01">i</text:span><text:span text:style-name="_31_582">z</text:span><text:span text:style-name="_32_221">e</text:span><text:span text:style-name="_32_"> </text:span><text:span text:style-name="_31_741">t</text:span><text:span text:style-name="_32_467">h</text:span><text:span text:style-name="_37_06">a</text:span><text:span text:style-name="_31_417">t</text:span><text:span text:style-name="_31_803"> </text:span><text:span text:style-name="_38_17">t</text:span><text:span text:style-name="_31_543">h</text:span><text:span text:style-name="_32_518">e</text:span><text:span text:style-name="_33_"> </text:span><text:span text:style-name="_31_141">C</text:span><text:span text:style-name="_32_086">o</text:span><text:span text:style-name="_34_93">l</text:span><text:span text:style-name="_31_495">d</text:span><text:span text:style-name="_31_802"> </text:span><text:span text:style-name="_36_73">W</text:span><text:span text:style-name="_31_417">a</text:span><text:span text:style-name="_32_281">r</text:span><text:span text:style-name="_32_"> </text:span><text:span text:style-name="_31_705">i</text:span><text:span text:style-name="_32_653">s</text:span><text:span text:style-name="_32_"> </text:span><text:span text:style-name="_31_759">o</text:span><text:span text:style-name="_32_326">v</text:span><text:span text:style-name="_38_41">e</text:span><text:span text:style-name="_31_417">r</text:span><text:span text:style-name="_31_803"> </text:span>--<text:span text:style-name="_31_802"> </text:span><text:span text:style-name="_34_45">l</text:span><text:span text:style-name="_31_753">i</text:span><text:span text:style-name="_32_509">f</text:span><text:span text:style-name="_36_01">t</text:span><text:span text:style-name="_39_02"> </text:span><text:span text:style-name="_32_497">t</text:span><text:span text:style-name="_36_82">h</text:span><text:span text:style-name="_31_615">e</text:span><text:span text:style-name="_31_802"> </text:span><text:span text:style-name="_34_15">e</text:span><text:span text:style-name="_31_177">m</text:span><text:span text:style-name="_32_650">b</text:span><text:span text:style-name="_32_35">a</text:span><text:span text:style-name="_31_165">r</text:span><text:span text:style-name="_32_050">g</text:span><text:span text:style-name="_32_65">o</text:span><text:span text:style-name="_31_561">.</text:span></text:p>
      <text:p text:style-name="P1"><text:span text:style-name="_38_89">T</text:span><text:span text:style-name="_31_246">h</text:span><text:span text:style-name="_32_467">e</text:span><text:span text:style-name="_32_"> </text:span><text:span text:style-name="_31_534">p</text:span><text:span text:style-name="_32_251">o</text:span><text:span text:style-name="_32_41">i</text:span><text:span text:style-name="_31_705">n</text:span><text:span text:style-name="_32_689">t</text:span><text:span text:style-name="_32_"> </text:span><text:span text:style-name="_31_213">i</text:span><text:span text:style-name="_32_149">s</text:span><text:span text:style-name="_33_"> </text:span><text:span text:style-name="_31_669">A</text:span><text:span text:style-name="_32_281">m</text:span><text:span text:style-name="_33_10">e</text:span><text:span text:style-name="_31_681">r</text:span><text:span text:style-name="_32_653">i</text:span><text:span text:style-name="_34_48">c</text:span><text:span text:style-name="_31_510">a</text:span><text:span text:style-name="_32_467">n</text:span><text:span text:style-name="_32_"> </text:span><text:span text:style-name="_31_417">l</text:span><text:span text:style-name="_32_431">e</text:span><text:span text:style-name="_36_70">a</text:span><text:span text:style-name="_31_210">d</text:span><text:span text:style-name="_32_515">e</text:span><text:span text:style-name="_36_97">r</text:span><text:span text:style-name="_31_132">s</text:span><text:span text:style-name="_32_074">h</text:span><text:span text:style-name="_38_41">i</text:span><text:span text:style-name="_31_705">p</text:span><text:span text:style-name="_31_803"> </text:span><text:span text:style-name="_38_77">i</text:span><text:span text:style-name="_31_741">n</text:span><text:span text:style-name="_31_803"> </text:span><text:span text:style-name="_36_25">t</text:span><text:span text:style-name="_31_762">h</text:span><text:span text:style-name="_32_611">e</text:span><text:span text:style-name="_33_"> </text:span><text:span text:style-name="_31_249">2</text:span><text:span text:style-name="_32_245">1</text:span><text:span text:style-name="_38_05">s</text:span><text:span text:style-name="_31_573">t</text:span><text:span text:style-name="_31_802"> </text:span><text:span text:style-name="_33_22">c</text:span><text:span text:style-name="_31_183">e</text:span><text:span text:style-name="_32_398">n</text:span><text:span text:style-name="_33_01">t</text:span><text:span text:style-name="_31_495">u</text:span><text:span text:style-name="_32_101">r</text:span><text:span text:style-name="_38_53">y</text:span><text:span text:style-name="_39_02"> </text:span><text:span text:style-name="_32_425">i</text:span><text:span text:style-name="_36_73">s</text:span><text:span text:style-name="_39_03"> </text:span><text:span text:style-name="_32_410">n</text:span><text:span text:style-name="_34_99">o</text:span><text:span text:style-name="_31_393">n</text:span><text:span text:style-name="_31_803"> </text:span><text:span text:style-name="_34_93">a</text:span><text:span text:style-name="_39_03"> </text:span><text:span text:style-name="_32_140">c</text:span><text:span text:style-name="_36_70">h</text:span><text:span text:style-name="_31_546">o</text:span><text:span text:style-name="_32_425">i</text:span><text:span text:style-name="_34_24">c</text:span><text:span text:style-name="_31_777">e</text:span><text:span text:style-name="_31_802"> </text:span><text:span text:style-name="_38_62">b</text:span><text:span text:style-name="_31_423">e</text:span><text:span text:style-name="_32_605">t</text:span><text:span text:style-name="_36_73">w</text:span><text:span text:style-name="_31_258">e</text:span><text:span text:style-name="_32_575">e</text:span><text:span text:style-name="_36_01">n</text:span><text:span text:style-name="_39_03"> </text:span><text:span text:style-name="_32_509">i</text:span><text:span text:style-name="_32_74">g</text:span><text:span text:style-name="_31_363">n</text:span><text:span text:style-name="_32_146">o</text:span><text:span text:style-name="_32_29">r</text:span><text:span text:style-name="_31_681">i</text:span><text:span text:style-name="_32_503">n</text:span><text:span text:style-name="_33_37">g</text:span><text:span text:style-name="_39_03"> </text:span><text:span text:style-name="_32_689">t</text:span><text:span text:style-name="_35_95">h</text:span><text:span text:style-name="_31_714">e</text:span><text:span text:style-name="_31_802"> </text:span><text:span text:style-name="_33_01">r</text:span><text:span text:style-name="_31_354">e</text:span><text:span text:style-name="_32_104">s</text:span><text:span text:style-name="_35_89">t</text:span><text:span text:style-name="_39_03"> </text:span><text:span text:style-name="_32_677">o</text:span><text:span text:style-name="_32_41">f</text:span><text:span text:style-name="_39_03"> </text:span><text:span text:style-name="_32_401">t</text:span><text:span text:style-name="_36_34">h</text:span><text:span text:style-name="_31_255">e</text:span><text:span text:style-name="_31_803"> </text:span><text:span text:style-name="_34_57">w</text:span><text:span text:style-name="_31_498">o</text:span><text:span text:style-name="_32_617">r</text:span><text:span text:style-name="_38_05">l</text:span><text:span text:style-name="_31_783">d</text:span><text:span text:style-name="_31_803"> </text:span>--<text:span text:style-name="_31_802"> </text:span><text:span text:style-name="_33_55">e</text:span><text:span text:style-name="_31_510">x</text:span><text:span text:style-name="_32_284">c</text:span><text:span text:style-name="_37_18">e</text:span><text:span text:style-name="_31_609">p</text:span><text:span text:style-name="_32_029">t</text:span><text:span text:style-name="_32_"> </text:span><text:span text:style-name="_31_213">w</text:span><text:span text:style-name="_32_614">h</text:span><text:span text:style-name="_34_63">e</text:span><text:span text:style-name="_31_393">n</text:span><text:span text:style-name="_31_802"> </text:span><text:span text:style-name="_38_05">w</text:span><text:span text:style-name="_31_309">e</text:span><text:span text:style-name="_31_802"> </text:span><text:span text:style-name="_34_57">k</text:span><text:span text:style-name="_31_201">i</text:span><text:span text:style-name="_32_401">l</text:span><text:span text:style-name="_34_81">l</text:span><text:span text:style-name="_39_03"> </text:span><text:span text:style-name="_32_029">t</text:span><text:span text:style-name="_38_23">e</text:span><text:span text:style-name="_31_669">r</text:span><text:span text:style-name="_32_461">r</text:span><text:span text:style-name="_36_82">o</text:span><text:span text:style-name="_31_777">r</text:span><text:span text:style-name="_32_065">i</text:span><text:span text:style-name="_34_96">s</text:span><text:span text:style-name="_31_573">t</text:span><text:span text:style-name="_32_578">s</text:span><text:span text:style-name="_32_"> </text:span>--<text:span text:style-name="_33_"> </text:span><text:span text:style-name="_31_393">o</text:span><text:span text:style-name="_32_293">r</text:span><text:span text:style-name="_32_"> </text:span><text:span text:style-name="_31_402">o</text:span><text:span text:style-name="_32_584">c</text:span><text:span text:style-name="_37_00">c</text:span><text:span text:style-name="_31_210">u</text:span><text:span text:style-name="_32_515">p</text:span><text:span text:style-name="_36_10">y</text:span><text:span text:style-name="_31_681">i</text:span><text:span text:style-name="_32_107">n</text:span><text:span text:style-name="_38_86">g</text:span><text:span text:style-name="_39_02"> </text:span><text:span text:style-name="_32_518">a</text:span><text:span text:style-name="_38_59">n</text:span><text:span text:style-name="_31_357">d</text:span><text:span text:style-name="_31_803"> </text:span><text:span text:style-name="_36_61">r</text:span><text:span text:style-name="_31_783">e</text:span><text:span text:style-name="_32_662">b</text:span><text:span text:style-name="_37_87">u</text:span><text:span text:style-name="_31_165">i</text:span><text:span text:style-name="_32_581">l</text:span><text:span text:style-name="_38_26">d</text:span><text:span text:style-name="_31_597">i</text:span><text:span text:style-name="_32_410">n</text:span><text:span text:style-name="_33_55">g</text:span><text:span text:style-name="_39_02"> </text:span><text:span text:style-name="_32_065">w</text:span><text:span text:style-name="_32_83">h</text:span><text:span text:style-name="_31_390">a</text:span><text:span text:style-name="_32_293">t</text:span><text:span text:style-name="_36_70">s</text:span><text:span text:style-name="_31_495">o</text:span><text:span text:style-name="_32_215">e</text:span><text:span text:style-name="_38_86">v</text:span><text:span text:style-name="_31_141">e</text:span><text:span text:style-name="_32_209">r</text:span><text:span text:style-name="_33_"> </text:span><text:span text:style-name="_31_720">s</text:span><text:span text:style-name="_32_398">o</text:span><text:span text:style-name="_37_00">c</text:span><text:span text:style-name="_31_309">i</text:span><text:span text:style-name="_32_074">e</text:span><text:span text:style-name="_38_53">t</text:span><text:span text:style-name="_31_429">y</text:span><text:span text:style-name="_31_802"> </text:span><text:span text:style-name="_34_09">i</text:span><text:span text:style-name="_31_573">s</text:span><text:span text:style-name="_31_802"> </text:span><text:span text:style-name="_35_02">u</text:span><text:span text:style-name="_31_423">n</text:span><text:span text:style-name="_32_041">r</text:span><text:span text:style-name="_32_38">a</text:span><text:span text:style-name="_31_672">v</text:span><text:span text:style-name="_32_074">e</text:span><text:span text:style-name="_38_05">l</text:span><text:span text:style-name="_31_141">i</text:span><text:span text:style-name="_32_647">n</text:span><text:span text:style-name="_34_21">g</text:span><text:span text:style-name="_31_705">.</text:span><text:span text:style-name="_31_802"> </text:span><text:span text:style-name="_34_45">L</text:span><text:span text:style-name="_31_570">e</text:span><text:span text:style-name="_32_575">a</text:span><text:span text:style-name="_32_47">d</text:span><text:span text:style-name="_31_726">e</text:span><text:span text:style-name="_32_329">r</text:span><text:span text:style-name="_38_26">s</text:span><text:span text:style-name="_31_543">h</text:span><text:span text:style-name="_32_581">i</text:span><text:span text:style-name="_35_89">p</text:span><text:span text:style-name="_39_03"> </text:span><text:span text:style-name="_32_641">m</text:span><text:span text:style-name="_32_50">e</text:span><text:span text:style-name="_31_723">a</text:span><text:span text:style-name="_32_434">n</text:span><text:span text:style-name="_37_72">s</text:span><text:span text:style-name="_39_02"> </text:span><text:span text:style-name="_32_137">a</text:span><text:span text:style-name="_32_"> </text:span><text:span text:style-name="_31_705">w</text:span><text:span text:style-name="_32_329">i</text:span><text:span text:style-name="_37_06">s</text:span><text:span text:style-name="_31_147">e</text:span><text:span text:style-name="_31_802"> </text:span><text:span text:style-name="_38_86">a</text:span><text:span text:style-name="_31_387">p</text:span><text:span text:style-name="_32_518">p</text:span><text:span text:style-name="_32_41">l</text:span><text:span text:style-name="_31_129">i</text:span><text:span text:style-name="_32_692">c</text:span><text:span text:style-name="_38_98">a</text:span><text:span text:style-name="_31_561">t</text:span><text:span text:style-name="_32_389">i</text:span><text:span text:style-name="_34_87">o</text:span><text:span text:style-name="_31_249">n</text:span><text:span text:style-name="_31_802"> </text:span><text:span text:style-name="_37_81">o</text:span><text:span text:style-name="_31_525">f</text:span><text:span text:style-name="_31_802"> </text:span><text:span text:style-name="_36_73">m</text:span><text:span text:style-name="_31_489">i</text:span><text:span text:style-name="_32_653">l</text:span><text:span text:style-name="_38_17">i</text:span><text:span text:style-name="_31_165">t</text:span><text:span text:style-name="_32_686">a</text:span><text:span text:style-name="_34_09">r</text:span><text:span text:style-name="_31_384">y</text:span><text:span text:style-name="_31_803"> </text:span><text:span text:style-name="_34_66">p</text:span><text:span text:style-name="_31_435">o</text:span><text:span text:style-name="_32_257">w</text:span><text:span text:style-name="_37_81">e</text:span><text:span text:style-name="_31_681">r</text:span><text:span text:style-name="_32_137">,</text:span><text:span text:style-name="_32_"> </text:span><text:span text:style-name="_31_750">a</text:span><text:span text:style-name="_32_683">n</text:span><text:span text:style-name="_38_41">d</text:span><text:span text:style-name="_39_02"> </text:span><text:span text:style-name="_32_137">r</text:span><text:span text:style-name="_36_07">a</text:span><text:span text:style-name="_31_321">l</text:span><text:span text:style-name="_32_065">l</text:span><text:span text:style-name="_37_06">y</text:span><text:span text:style-name="_31_537">i</text:span><text:span text:style-name="_32_227">n</text:span><text:span text:style-name="_33_22">g</text:span><text:span text:style-name="_39_02"> </text:span><text:span text:style-name="_32_605">t</text:span><text:span text:style-name="_32_71">h</text:span><text:span text:style-name="_31_210">e</text:span><text:span text:style-name="_31_802"> </text:span><text:span text:style-name="_38_77">w</text:span><text:span text:style-name="_31_567">o</text:span><text:span text:style-name="_32_461">r</text:span><text:span text:style-name="_33_01">l</text:span><text:span text:style-name="_31_174">d</text:span><text:span text:style-name="_31_803"> </text:span><text:span text:style-name="_35_38">b</text:span><text:span text:style-name="_31_615">e</text:span><text:span text:style-name="_32_470">h</text:span><text:span text:style-name="_34_09">i</text:span><text:span text:style-name="_31_531">n</text:span><text:span text:style-name="_32_281">d</text:span><text:span text:style-name="_32_"> </text:span><text:span text:style-name="_31_540">c</text:span><text:span text:style-name="_32_434">a</text:span><text:span text:style-name="_34_51">u</text:span><text:span text:style-name="_31_246">s</text:span><text:span text:style-name="_32_071">e</text:span><text:span text:style-name="_38_26">s</text:span><text:span text:style-name="_39_02"> </text:span><text:span text:style-name="_32_461">t</text:span><text:span text:style-name="_36_43">h</text:span><text:span text:style-name="_31_690">a</text:span><text:span text:style-name="_32_437">t</text:span><text:span text:style-name="_33_"> </text:span><text:span text:style-name="_31_399">a</text:span><text:span text:style-name="_32_617">r</text:span><text:span text:style-name="_36_46">e</text:span><text:span text:style-name="_39_03"> </text:span><text:span text:style-name="_32_677">r</text:span><text:span text:style-name="_37_69">i</text:span><text:span text:style-name="_31_798">g</text:span><text:span text:style-name="_32_107">h</text:span><text:span text:style-name="_34_21">t</text:span><text:span text:style-name="_31_357">.</text:span><text:span text:style-name="_31_803"> </text:span><text:span text:style-name="_38_41">I</text:span><text:span text:style-name="_31_429">t</text:span><text:span text:style-name="_31_802"> </text:span><text:span text:style-name="_36_61">m</text:span><text:span text:style-name="_31_174">e</text:span><text:span text:style-name="_32_431">a</text:span><text:span text:style-name="_38_62">n</text:span><text:span text:style-name="_31_420">s</text:span><text:span text:style-name="_31_803"> </text:span><text:span text:style-name="_32_38">s</text:span><text:span text:style-name="_31_795">e</text:span><text:span text:style-name="_32_578">e</text:span><text:span text:style-name="_33_13">i</text:span><text:span text:style-name="_31_183">n</text:span><text:span text:style-name="_32_461">g</text:span><text:span text:style-name="_33_"> </text:span><text:span text:style-name="_31_174">o</text:span><text:span text:style-name="_32_431">u</text:span><text:span text:style-name="_34_21">r</text:span><text:span text:style-name="_39_02"> </text:span><text:span text:style-name="_32_437">f</text:span><text:span text:style-name="_38_62">o</text:span><text:span text:style-name="_31_681">r</text:span><text:span text:style-name="_32_323">e</text:span><text:span text:style-name="_35_17">i</text:span><text:span text:style-name="_31_174">g</text:span><text:span text:style-name="_32_623">n</text:span><text:span text:style-name="_33_"> </text:span><text:span text:style-name="_31_534">a</text:span><text:span text:style-name="_32_644">s</text:span><text:span text:style-name="_38_44">s</text:span><text:span text:style-name="_31_753">i</text:span><text:span text:style-name="_32_290">s</text:span><text:span text:style-name="_34_81">t</text:span><text:span text:style-name="_31_438">a</text:span><text:span text:style-name="_32_431">n</text:span><text:span text:style-name="_34_90">c</text:span><text:span text:style-name="_31_387">e</text:span><text:span text:style-name="_31_803"> </text:span><text:span text:style-name="_36_82">a</text:span><text:span text:style-name="_31_708">s</text:span><text:span text:style-name="_31_803"> </text:span><text:span text:style-name="_35_17">a</text:span><text:span text:style-name="_39_03"> </text:span><text:span text:style-name="_32_143">p</text:span><text:span text:style-name="_36_82">a</text:span><text:span text:style-name="_31_489">r</text:span><text:span text:style-name="_32_065">t</text:span><text:span text:style-name="_33_"> </text:span><text:span text:style-name="_31_309">o</text:span><text:span text:style-name="_32_617">f</text:span><text:span text:style-name="_32_"> </text:span><text:span text:style-name="_31_219">o</text:span><text:span text:style-name="_32_398">u</text:span><text:span text:style-name="_32_41">r</text:span><text:span text:style-name="_39_02"> </text:span><text:span text:style-name="_32_518">n</text:span><text:span text:style-name="_38_47">a</text:span><text:span text:style-name="_31_753">t</text:span><text:span text:style-name="_32_077">i</text:span><text:span text:style-name="_36_10">o</text:span><text:span text:style-name="_31_531">n</text:span><text:span text:style-name="_32_065">a</text:span><text:span text:style-name="_35_29">l</text:span><text:span text:style-name="_39_02"> </text:span><text:span text:style-name="_32_080">s</text:span><text:span text:style-name="_34_54">e</text:span><text:span text:style-name="_31_576">c</text:span><text:span text:style-name="_32_650">u</text:span><text:span text:style-name="_34_09">r</text:span><text:span text:style-name="_31_753">i</text:span><text:span text:style-name="_32_617">t</text:span><text:span text:style-name="_33_13">y</text:span><text:span text:style-name="_31_789">,</text:span><text:span text:style-name="_31_803"> </text:span><text:span text:style-name="_35_02">n</text:span><text:span text:style-name="_31_315">o</text:span><text:span text:style-name="_32_077">n</text:span><text:span text:style-name="_32_"> </text:span><text:span text:style-name="_31_366">s</text:span><text:span text:style-name="_32_503">o</text:span><text:span text:style-name="_34_81">m</text:span><text:span text:style-name="_31_138">e</text:span><text:span text:style-name="_32_281">t</text:span><text:span text:style-name="_38_11">h</text:span><text:span text:style-name="_31_429">i</text:span><text:span text:style-name="_32_110">n</text:span><text:span text:style-name="_36_67">g</text:span><text:span text:style-name="_39_02"> </text:span><text:span text:style-name="_32_266">s</text:span><text:span text:style-name="_38_23">e</text:span><text:span text:style-name="_31_711">p</text:span><text:span text:style-name="_32_698">a</text:span><text:span text:style-name="_34_93">r</text:span><text:span text:style-name="_31_714">a</text:span><text:span text:style-name="_32_113">t</text:span><text:span text:style-name="_36_43">e</text:span><text:span text:style-name="_31_321">,</text:span><text:span text:style-name="_31_802"> </text:span><text:span text:style-name="_38_11">n</text:span><text:span text:style-name="_31_210">o</text:span><text:span text:style-name="_32_029">t</text:span><text:span text:style-name="_32_"> </text:span><text:span text:style-name="_31_426">c</text:span><text:span text:style-name="_32_119">h</text:span><text:span text:style-name="_33_43">a</text:span><text:span text:style-name="_31_165">r</text:span><text:span text:style-name="_32_497">i</text:span><text:span text:style-name="_33_01">t</text:span><text:span text:style-name="_31_690">y</text:span><text:span text:style-name="_32_581">.</text:span></text:p>
      <text:p text:style-name="P1"><text:span text:style-name="_31_573">W</text:span><text:span text:style-name="_32_518">h</text:span><text:span text:style-name="_32_35">e</text:span><text:span text:style-name="_31_753">n</text:span><text:span text:style-name="_31_803"> </text:span><text:span text:style-name="_38_41">w</text:span><text:span text:style-name="_31_237">e</text:span><text:span text:style-name="_31_803"> </text:span><text:span text:style-name="_34_21">l</text:span><text:span text:style-name="_31_207">e</text:span><text:span text:style-name="_32_446">a</text:span><text:span text:style-name="_35_17">d</text:span><text:span text:style-name="_39_03"> </text:span><text:span text:style-name="_32_119">n</text:span><text:span text:style-name="_34_18">e</text:span><text:span text:style-name="_31_615">a</text:span><text:span text:style-name="_32_041">r</text:span><text:span text:style-name="_38_89">l</text:span><text:span text:style-name="_31_714">y</text:span><text:span text:style-name="_31_803"> </text:span><text:span text:style-name="_33_13">2</text:span><text:span text:style-name="_31_345">0</text:span><text:span text:style-name="_32_281">0</text:span><text:span text:style-name="_32_"> </text:span><text:span text:style-name="_31_183">n</text:span><text:span text:style-name="_32_074">a</text:span><text:span text:style-name="_36_61">t</text:span><text:span text:style-name="_31_309">i</text:span><text:span text:style-name="_32_302">o</text:span><text:span text:style-name="_38_59">n</text:span><text:span text:style-name="_31_213">s</text:span><text:span text:style-name="_31_803"> </text:span><text:span text:style-name="_35_17">t</text:span><text:span text:style-name="_31_717">o</text:span><text:span text:style-name="_31_802"> </text:span><text:span text:style-name="_36_97">t</text:span><text:span text:style-name="_31_135">h</text:span><text:span text:style-name="_32_614">e</text:span><text:span text:style-name="_32_"> </text:span><text:span text:style-name="_31_309">m</text:span><text:span text:style-name="_32_623">o</text:span><text:span text:style-name="_33_46">s</text:span><text:span text:style-name="_31_705">t</text:span><text:span text:style-name="_31_803"> </text:span><text:span text:style-name="_34_63">a</text:span><text:span text:style-name="_31_669">m</text:span><text:span text:style-name="_32_254">b</text:span><text:span text:style-name="_38_41">i</text:span><text:span text:style-name="_31_213">t</text:span><text:span text:style-name="_32_497">i</text:span><text:span text:style-name="_37_90">o</text:span><text:span text:style-name="_31_507">u</text:span><text:span text:style-name="_32_245">s</text:span><text:span text:style-name="_32_"> </text:span><text:span text:style-name="_31_366">a</text:span><text:span text:style-name="_32_071">g</text:span><text:span text:style-name="_33_13">r</text:span><text:span text:style-name="_31_507">e</text:span><text:span text:style-name="_32_110">e</text:span><text:span text:style-name="_38_05">m</text:span><text:span text:style-name="_31_687">e</text:span><text:span text:style-name="_32_050">n</text:span><text:span text:style-name="_38_89">t</text:span><text:span text:style-name="_39_02"> </text:span><text:span text:style-name="_32_209">i</text:span><text:span text:style-name="_38_89">n</text:span><text:span text:style-name="_39_03"> </text:span><text:span text:style-name="_32_398">h</text:span><text:span text:style-name="_34_21">i</text:span><text:span text:style-name="_31_204">s</text:span><text:span text:style-name="_32_257">t</text:span><text:span text:style-name="_38_26">o</text:span><text:span text:style-name="_31_393">r</text:span><text:span text:style-name="_32_500">y</text:span><text:span text:style-name="_33_"> </text:span><text:span text:style-name="_31_381">t</text:span><text:span text:style-name="_32_461">o</text:span><text:span text:style-name="_33_"> </text:span><text:span text:style-name="_31_489">f</text:span><text:span text:style-name="_32_473">i</text:span><text:span text:style-name="_37_15">g</text:span><text:span text:style-name="_31_618">h</text:span><text:span text:style-name="_32_389">t</text:span><text:span text:style-name="_32_"> </text:span><text:span text:style-name="_31_528">c</text:span><text:span text:style-name="_32_281">l</text:span><text:span text:style-name="_38_89">i</text:span><text:span text:style-name="_31_777">m</text:span><text:span text:style-name="_32_578">a</text:span><text:span text:style-name="_36_97">t</text:span><text:span text:style-name="_31_669">e</text:span><text:span text:style-name="_31_802"> </text:span><text:span text:style-name="_37_90">c</text:span><text:span text:style-name="_31_579">h</text:span><text:span text:style-name="_32_659">a</text:span><text:span text:style-name="_37_90">n</text:span><text:span text:style-name="_31_183">g</text:span><text:span text:style-name="_32_446">e</text:span><text:span text:style-name="_38_53">,</text:span><text:span text:style-name="_39_02"> </text:span><text:span text:style-name="_32_038">y</text:span><text:span text:style-name="_35_35">e</text:span><text:span text:style-name="_31_741">s</text:span><text:span text:style-name="_32_221">,</text:span><text:span text:style-name="_33_"> </text:span><text:span text:style-name="_31_573">t</text:span><text:span text:style-name="_32_155">h</text:span><text:span text:style-name="_35_38">a</text:span><text:span text:style-name="_31_177">t</text:span><text:span text:style-name="_31_802"> </text:span><text:span text:style-name="_36_34">h</text:span><text:span text:style-name="_31_219">e</text:span><text:span text:style-name="_32_317">l</text:span><text:span text:style-name="_33_55">p</text:span><text:span text:style-name="_31_246">s</text:span><text:span text:style-name="_31_803"> </text:span><text:span text:style-name="_38_92">v</text:span><text:span text:style-name="_31_354">u</text:span><text:span text:style-name="_32_605">l</text:span><text:span text:style-name="_33_19">n</text:span><text:span text:style-name="_31_762">e</text:span><text:span text:style-name="_32_257">r</text:span><text:span text:style-name="_34_90">a</text:span><text:span text:style-name="_31_795">b</text:span><text:span text:style-name="_32_077">l</text:span><text:span text:style-name="_38_17">e</text:span><text:span text:style-name="_39_03"> </text:span><text:span text:style-name="_32_302">c</text:span><text:span text:style-name="_38_95">o</text:span><text:span text:style-name="_31_138">u</text:span><text:span text:style-name="_32_575">n</text:span><text:span text:style-name="_38_05">t</text:span><text:span text:style-name="_31_165">r</text:span><text:span text:style-name="_32_581">i</text:span><text:span text:style-name="_33_10">e</text:span><text:span text:style-name="_31_396">s</text:span><text:span text:style-name="_32_101">,</text:span><text:span text:style-name="_32_"> </text:span><text:span text:style-name="_31_387">b</text:span><text:span text:style-name="_32_686">u</text:span><text:span text:style-name="_36_73">t</text:span><text:span text:style-name="_39_02"> </text:span><text:span text:style-name="_32_509">i</text:span><text:span text:style-name="_32_65">t</text:span><text:span text:style-name="_39_02"> </text:span><text:span text:style-name="_32_587">a</text:span><text:span text:style-name="_38_05">l</text:span><text:span text:style-name="_31_570">s</text:span><text:span text:style-name="_32_473">o</text:span><text:span text:style-name="_33_"> </text:span><text:span text:style-name="_31_318">p</text:span><text:span text:style-name="_32_077">r</text:span><text:span text:style-name="_33_07">o</text:span><text:span text:style-name="_31_381">t</text:span><text:span text:style-name="_32_575">e</text:span><text:span text:style-name="_38_50">c</text:span><text:span text:style-name="_31_489">t</text:span><text:span text:style-name="_32_461">s</text:span><text:span text:style-name="_33_"> </text:span><text:span text:style-name="_31_138">o</text:span><text:span text:style-name="_32_155">u</text:span><text:span text:style-name="_35_29">r</text:span><text:span text:style-name="_39_02"> </text:span><text:span text:style-name="_32_326">k</text:span><text:span text:style-name="_33_37">i</text:span><text:span text:style-name="_31_363">d</text:span><text:span text:style-name="_32_425">s</text:span><text:span text:style-name="_34_81">.</text:span><text:span text:style-name="_39_03"> </text:span><text:span text:style-name="_32_461">W</text:span><text:span text:style-name="_37_18">h</text:span><text:span text:style-name="_31_243">e</text:span><text:span text:style-name="_32_389">n</text:span><text:span text:style-name="_33_"> </text:span><text:span text:style-name="_31_237">w</text:span><text:span text:style-name="_32_497">e</text:span><text:span text:style-name="_33_"> </text:span><text:span text:style-name="_31_534">h</text:span><text:span text:style-name="_32_587">e</text:span><text:span text:style-name="_37_81">l</text:span><text:span text:style-name="_31_681">p</text:span><text:span text:style-name="_31_802"> </text:span><text:span text:style-name="_36_73">U</text:span><text:span text:style-name="_31_252">k</text:span><text:span text:style-name="_32_245">r</text:span><text:span text:style-name="_34_90">a</text:span><text:span text:style-name="_31_429">i</text:span><text:span text:style-name="_32_071">n</text:span><text:span text:style-name="_35_26">e</text:span><text:span text:style-name="_39_02"> </text:span><text:span text:style-name="_32_659">d</text:span><text:span text:style-name="_35_38">e</text:span><text:span text:style-name="_31_309">f</text:span><text:span text:style-name="_32_434">e</text:span><text:span text:style-name="_37_75">n</text:span><text:span text:style-name="_31_609">d</text:span><text:span text:style-name="_31_803"> </text:span><text:span text:style-name="_34_93">i</text:span><text:span text:style-name="_31_777">t</text:span><text:span text:style-name="_32_293">s</text:span><text:span text:style-name="_33_"> </text:span><text:span text:style-name="_31_351">d</text:span><text:span text:style-name="_32_662">e</text:span><text:span text:style-name="_37_69">m</text:span><text:span text:style-name="_31_402">o</text:span><text:span text:style-name="_32_116">c</text:span><text:span text:style-name="_34_45">r</text:span><text:span text:style-name="_31_186">a</text:span><text:span text:style-name="_32_692">c</text:span><text:span text:style-name="_36_61">y</text:span><text:span text:style-name="_31_489">,</text:span><text:span text:style-name="_31_803"> </text:span><text:span text:style-name="_38_41">o</text:span><text:span text:style-name="_31_609">r</text:span><text:span text:style-name="_31_803"> </text:span><text:span text:style-name="_37_81">C</text:span><text:span text:style-name="_31_687">o</text:span><text:span text:style-name="_32_617">l</text:span><text:span text:style-name="_32_86">o</text:span><text:span text:style-name="_31_417">m</text:span><text:span text:style-name="_32_506">b</text:span><text:span text:style-name="_34_45">i</text:span><text:span text:style-name="_31_255">a</text:span><text:span text:style-name="_31_803"> </text:span><text:span text:style-name="_34_09">r</text:span><text:span text:style-name="_31_498">e</text:span><text:span text:style-name="_32_692">s</text:span><text:span text:style-name="_32_74">o</text:span><text:span text:style-name="_31_777">l</text:span><text:span text:style-name="_32_152">v</text:span><text:span text:style-name="_35_89">e</text:span><text:span text:style-name="_39_03"> </text:span><text:span text:style-name="_32_149">a</text:span><text:span text:style-name="_32_"> </text:span><text:span text:style-name="_31_435">d</text:span><text:span text:style-name="_32_614">e</text:span><text:span text:style-name="_38_56">c</text:span><text:span text:style-name="_31_150">a</text:span><text:span text:style-name="_32_650">d</text:span><text:span text:style-name="_38_83">e</text:span><text:span text:style-name="_31_180">s</text:span>-<text:span text:style-name="_36_01">l</text:span><text:span text:style-name="_31_714">o</text:span><text:span text:style-name="_32_407">n</text:span><text:span text:style-name="_37_18">g</text:span><text:span text:style-name="_39_03"> </text:span><text:span text:style-name="_32_077">w</text:span><text:span text:style-name="_37_69">a</text:span><text:span text:style-name="_31_321">r</text:span><text:span text:style-name="_32_389">,</text:span><text:span text:style-name="_33_"> </text:span><text:span text:style-name="_31_717">t</text:span><text:span text:style-name="_32_299">h</text:span><text:span text:style-name="_32_38">a</text:span><text:span text:style-name="_31_141">t</text:span><text:span text:style-name="_31_803"> </text:span><text:span text:style-name="_37_78">s</text:span><text:span text:style-name="_31_309">t</text:span><text:span text:style-name="_32_101">r</text:span><text:span text:style-name="_37_03">e</text:span><text:span text:style-name="_31_675">n</text:span><text:span text:style-name="_32_290">g</text:span><text:span text:style-name="_33_01">t</text:span><text:span text:style-name="_31_258">h</text:span><text:span text:style-name="_32_047">e</text:span><text:span text:style-name="_35_23">n</text:span><text:span text:style-name="_31_390">s</text:span><text:span text:style-name="_31_802"> </text:span><text:span text:style-name="_32_29">t</text:span><text:span text:style-name="_31_546">h</text:span><text:span text:style-name="_32_683">e</text:span><text:span text:style-name="_32_"> </text:span><text:span text:style-name="_31_177">i</text:span><text:span text:style-name="_32_515">n</text:span><text:span text:style-name="_38_17">t</text:span><text:span text:style-name="_31_606">e</text:span><text:span text:style-name="_32_497">r</text:span><text:span text:style-name="_36_43">n</text:span><text:span text:style-name="_31_690">a</text:span><text:span text:style-name="_32_437">t</text:span><text:span text:style-name="_37_09">i</text:span><text:span text:style-name="_31_363">o</text:span><text:span text:style-name="_32_686">n</text:span><text:span text:style-name="_36_01">a</text:span><text:span text:style-name="_31_573">l</text:span><text:span text:style-name="_31_802"> </text:span><text:span text:style-name="_32_50">o</text:span><text:span text:style-name="_31_537">r</text:span><text:span text:style-name="_32_695">d</text:span><text:span text:style-name="_38_77">e</text:span><text:span text:style-name="_31_717">r</text:span><text:span text:style-name="_31_803"> </text:span><text:span text:style-name="_34_93">w</text:span><text:span text:style-name="_31_489">e</text:span><text:span text:style-name="_31_803"> </text:span><text:span text:style-name="_37_90">d</text:span><text:span text:style-name="_31_507">e</text:span><text:span text:style-name="_32_659">p</text:span><text:span text:style-name="_38_98">e</text:span><text:span text:style-name="_31_675">n</text:span><text:span text:style-name="_32_050">d</text:span><text:span text:style-name="_33_"> </text:span><text:span text:style-name="_31_186">o</text:span><text:span text:style-name="_32_107">n</text:span><text:span text:style-name="_33_01">.</text:span><text:span text:style-name="_39_02"> </text:span><text:span text:style-name="_32_617">W</text:span><text:span text:style-name="_36_70">h</text:span><text:span text:style-name="_31_135">e</text:span><text:span text:style-name="_32_101">n</text:span><text:span text:style-name="_33_"> </text:span><text:span text:style-name="_31_573">w</text:span><text:span text:style-name="_32_149">e</text:span><text:span text:style-name="_32_"> </text:span><text:span text:style-name="_31_399">h</text:span><text:span text:style-name="_32_410">e</text:span><text:span text:style-name="_32_29">l</text:span><text:span text:style-name="_31_249">p</text:span><text:span text:style-name="_31_803"> </text:span><text:span text:style-name="_34_09">A</text:span><text:span text:style-name="_31_321">f</text:span><text:span text:style-name="_32_065">r</text:span><text:span text:style-name="_34_93">i</text:span><text:span text:style-name="_31_390">c</text:span><text:span text:style-name="_32_227">a</text:span><text:span text:style-name="_33_01">n</text:span><text:span text:style-name="_39_02"> </text:span><text:span text:style-name="_32_152">c</text:span><text:span text:style-name="_34_54">o</text:span><text:span text:style-name="_31_570">u</text:span><text:span text:style-name="_32_287">n</text:span><text:span text:style-name="_33_37">t</text:span><text:span text:style-name="_31_705">r</text:span><text:span text:style-name="_32_689">i</text:span><text:span text:style-name="_33_19">e</text:span><text:span text:style-name="_31_798">s</text:span><text:span text:style-name="_31_802"> </text:span><text:span text:style-name="_36_73">f</text:span><text:span text:style-name="_31_618">e</text:span><text:span text:style-name="_32_443">e</text:span><text:span text:style-name="_35_17">d</text:span><text:span text:style-name="_39_03"> </text:span><text:span text:style-name="_32_425">t</text:span><text:span text:style-name="_36_43">h</text:span><text:span text:style-name="_31_546">e</text:span><text:span text:style-name="_32_641">i</text:span><text:span text:style-name="_38_05">r</text:span><text:span text:style-name="_39_02"> </text:span><text:span text:style-name="_32_407">p</text:span><text:span text:style-name="_38_98">e</text:span><text:span text:style-name="_31_138">o</text:span><text:span text:style-name="_32_323">p</text:span><text:span text:style-name="_38_77">l</text:span><text:span text:style-name="_31_741">e</text:span><text:span text:style-name="_31_802"> </text:span><text:span text:style-name="_38_11">a</text:span><text:span text:style-name="_31_570">n</text:span><text:span text:style-name="_32_461">d</text:span><text:span text:style-name="_33_"> </text:span><text:span text:style-name="_31_132">c</text:span><text:span text:style-name="_32_050">a</text:span><text:span text:style-name="_37_69">r</text:span><text:span text:style-name="_31_165">e</text:span><text:span text:style-name="_31_803"> </text:span><text:span text:style-name="_36_61">f</text:span><text:span text:style-name="_31_249">o</text:span><text:span text:style-name="_32_329">r</text:span><text:span text:style-name="_33_"> </text:span><text:span text:style-name="_31_489">t</text:span><text:span text:style-name="_32_662">h</text:span><text:span text:style-name="_38_11">e</text:span><text:span text:style-name="_39_03"> </text:span><text:span text:style-name="_32_434">s</text:span><text:span text:style-name="_35_29">i</text:span><text:span text:style-name="_31_756">c</text:span><text:span text:style-name="_32_425">k</text:span><text:span text:style-name="_32_"> </text:span><text:span text:style-name="_31_357">i</text:span><text:span text:style-name="_32_209">t</text:span><text:span text:style-name="_32_65">'</text:span><text:span text:style-name="_31_525">s</text:span><text:span text:style-name="_31_803"> </text:span><text:span text:style-name="_33_37">t</text:span><text:span text:style-name="_31_582">h</text:span><text:span text:style-name="_32_575">e</text:span><text:span text:style-name="_32_"> </text:span><text:span text:style-name="_31_309">r</text:span><text:span text:style-name="_32_677">i</text:span><text:span text:style-name="_38_26">g</text:span><text:span text:style-name="_31_135">h</text:span><text:span text:style-name="_32_029">t</text:span><text:span text:style-name="_32_"> </text:span><text:span text:style-name="_31_489">t</text:span><text:span text:style-name="_32_230">h</text:span><text:span text:style-name="_34_21">i</text:span><text:span text:style-name="_31_507">n</text:span><text:span text:style-name="_32_113">g</text:span><text:span text:style-name="_32_"> </text:span><text:span text:style-name="_31_573">t</text:span><text:span text:style-name="_32_509">o</text:span><text:span text:style-name="_32_"> </text:span><text:span text:style-name="_31_174">d</text:span><text:span text:style-name="_32_587">o</text:span><text:span text:style-name="_32_29">,</text:span><text:span text:style-name="_39_02"> </text:span><text:span text:style-name="_32_071">a</text:span><text:span text:style-name="_35_26">n</text:span><text:span text:style-name="_31_213">d</text:span><text:span text:style-name="_31_803"> </text:span><text:span text:style-name="_35_29">i</text:span><text:span text:style-name="_31_609">t</text:span><text:span text:style-name="_31_803"> </text:span><text:span text:style-name="_38_86">p</text:span><text:span text:style-name="_31_321">r</text:span><text:span text:style-name="_32_323">e</text:span><text:span text:style-name="_32_86">v</text:span><text:span text:style-name="_31_543">e</text:span><text:span text:style-name="_32_434">n</text:span><text:span text:style-name="_38_89">t</text:span><text:span text:style-name="_31_756">s</text:span><text:span text:style-name="_31_803"> </text:span><text:span text:style-name="_37_69">t</text:span><text:span text:style-name="_31_138">h</text:span><text:span text:style-name="_32_467">e</text:span><text:span text:style-name="_33_"> </text:span><text:span text:style-name="_31_603">n</text:span><text:span text:style-name="_32_578">e</text:span><text:span text:style-name="_37_69">x</text:span><text:span text:style-name="_31_537">t</text:span><text:span text:style-name="_31_802"> </text:span><text:span text:style-name="_38_86">p</text:span><text:span text:style-name="_31_435">a</text:span><text:span text:style-name="_32_083">n</text:span><text:span text:style-name="_38_14">d</text:span><text:span text:style-name="_31_615">e</text:span><text:span text:style-name="_32_641">m</text:span><text:span text:style-name="_38_89">i</text:span><text:span text:style-name="_31_762">c</text:span><text:span text:style-name="_31_803"> </text:span><text:span text:style-name="_38_05">f</text:span><text:span text:style-name="_31_525">r</text:span><text:span text:style-name="_32_461">o</text:span><text:span text:style-name="_36_61">m</text:span><text:span text:style-name="_39_02"> </text:span><text:span text:style-name="_32_509">r</text:span><text:span text:style-name="_33_10">e</text:span><text:span text:style-name="_31_219">a</text:span><text:span text:style-name="_32_140">c</text:span><text:span text:style-name="_34_66">h</text:span><text:span text:style-name="_31_381">i</text:span><text:span text:style-name="_32_695">n</text:span><text:span text:style-name="_36_70">g</text:span><text:span text:style-name="_39_02"> </text:span><text:span text:style-name="_32_086">o</text:span><text:span text:style-name="_36_43">u</text:span><text:span text:style-name="_31_789">r</text:span><text:span text:style-name="_31_802"> </text:span><text:span text:style-name="_36_28">s</text:span><text:span text:style-name="_31_258">h</text:span><text:span text:style-name="_32_590">o</text:span><text:span text:style-name="_34_93">r</text:span><text:span text:style-name="_31_423">e</text:span><text:span text:style-name="_32_653">s</text:span><text:span text:style-name="_32_41">.</text:span><text:span text:style-name="_39_03"> </text:span><text:span text:style-name="_32_581">R</text:span><text:span text:style-name="_38_53">i</text:span><text:span text:style-name="_31_183">g</text:span><text:span text:style-name="_32_326">h</text:span><text:span text:style-name="_36_61">t</text:span><text:span text:style-name="_39_02"> </text:span><text:span text:style-name="_32_506">n</text:span><text:span text:style-name="_36_07">o</text:span><text:span text:style-name="_31_573">w</text:span><text:span text:style-name="_32_137">,</text:span><text:span text:style-name="_32_"> </text:span><text:span text:style-name="_31_381">w</text:span><text:span text:style-name="_32_611">e</text:span><text:span text:style-name="_35_17">'</text:span><text:span text:style-name="_31_501">r</text:span><text:span text:style-name="_32_302">e</text:span><text:span text:style-name="_33_"> </text:span><text:span text:style-name="_31_495">o</text:span><text:span text:style-name="_32_650">n</text:span><text:span text:style-name="_32_"> </text:span><text:span text:style-name="_31_777">t</text:span><text:span text:style-name="_32_293">r</text:span><text:span text:style-name="_33_58">a</text:span><text:span text:style-name="_31_780">c</text:span><text:span text:style-name="_32_245">k</text:span><text:span text:style-name="_32_"> </text:span><text:span text:style-name="_31_141">t</text:span><text:span text:style-name="_32_245">o</text:span><text:span text:style-name="_33_"> </text:span><text:span text:style-name="_31_354">e</text:span><text:span text:style-name="_32_107">n</text:span><text:span text:style-name="_38_53">d</text:span><text:span text:style-name="_39_03"> </text:span><text:span text:style-name="_32_257">t</text:span><text:span text:style-name="_36_67">h</text:span><text:span text:style-name="_31_570">e</text:span><text:span text:style-name="_31_802"> </text:span><text:span text:style-name="_34_66">s</text:span><text:span text:style-name="_31_180">c</text:span><text:span text:style-name="_32_266">o</text:span><text:span text:style-name="_37_03">u</text:span><text:span text:style-name="_31_501">r</text:span><text:span text:style-name="_32_227">g</text:span><text:span text:style-name="_36_46">e</text:span><text:span text:style-name="_39_03"> </text:span><text:span text:style-name="_32_497">o</text:span><text:span text:style-name="_38_05">f</text:span><text:span text:style-name="_39_03"> </text:span><text:span text:style-name="_32_041">H</text:span><text:span text:style-name="_32_65">I</text:span><text:span text:style-name="_31_201">V</text:span><text:span text:style-name="_32_221">/</text:span><text:span text:style-name="_38_17">A</text:span><text:span text:style-name="_31_681">I</text:span><text:span text:style-name="_32_329">D</text:span><text:span text:style-name="_37_09">S</text:span><text:span text:style-name="_31_213">.</text:span><text:span text:style-name="_31_802"> </text:span><text:span text:style-name="_36_37">T</text:span><text:span text:style-name="_31_795">h</text:span><text:span text:style-name="_32_074">a</text:span><text:span text:style-name="_32_65">t</text:span><text:span text:style-name="_31_681">'</text:span><text:span text:style-name="_32_293">s</text:span><text:span text:style-name="_33_"> </text:span><text:span text:style-name="_31_201">w</text:span><text:span text:style-name="_32_041">i</text:span><text:span text:style-name="_38_77">t</text:span><text:span text:style-name="_31_243">h</text:span><text:span text:style-name="_32_653">i</text:span><text:span text:style-name="_36_34">n</text:span><text:span text:style-name="_39_02"> </text:span><text:span text:style-name="_32_302">o</text:span><text:span text:style-name="_35_35">u</text:span><text:span text:style-name="_31_717">r</text:span><text:span text:style-name="_31_803"> </text:span><text:span text:style-name="_36_67">g</text:span><text:span text:style-name="_31_753">r</text:span><text:span text:style-name="_32_050">a</text:span><text:span text:style-name="_34_48">s</text:span><text:span text:style-name="_31_750">p</text:span><text:span text:style-name="_32_293">.</text:span><text:span text:style-name="_32_"> </text:span><text:span text:style-name="_31_501">A</text:span><text:span text:style-name="_32_482">n</text:span><text:span text:style-name="_33_43">d</text:span><text:span text:style-name="_39_02"> </text:span><text:span text:style-name="_32_137">w</text:span><text:span text:style-name="_34_09">e</text:span><text:span text:style-name="_39_03"> </text:span><text:span text:style-name="_32_587">h</text:span><text:span text:style-name="_38_62">a</text:span><text:span text:style-name="_31_492">v</text:span><text:span text:style-name="_32_398">e</text:span><text:span text:style-name="_33_"> </text:span><text:span text:style-name="_31_357">t</text:span><text:span text:style-name="_32_482">h</text:span><text:span text:style-name="_36_79">e</text:span><text:span text:style-name="_39_02"> </text:span><text:span text:style-name="_32_254">c</text:span><text:span text:style-name="_33_19">h</text:span><text:span text:style-name="_31_543">a</text:span><text:span text:style-name="_32_158">n</text:span><text:span text:style-name="_34_54">c</text:span><text:span text:style-name="_31_567">e</text:span><text:span text:style-name="_31_803"> </text:span><text:span text:style-name="_36_61">t</text:span><text:span text:style-name="_31_753">o</text:span><text:span text:style-name="_31_802"> </text:span><text:soft-page-break/><text:span text:style-name="_37_18">a</text:span><text:span text:style-name="_31_312">c</text:span><text:span text:style-name="_32_572">c</text:span><text:span text:style-name="_36_34">o</text:span><text:span text:style-name="_31_429">m</text:span><text:span text:style-name="_32_290">p</text:span><text:span text:style-name="_36_25">l</text:span><text:span text:style-name="_31_537">i</text:span><text:span text:style-name="_32_500">s</text:span><text:span text:style-name="_38_41">h</text:span><text:span text:style-name="_39_02"> </text:span><text:span text:style-name="_32_065">t</text:span><text:span text:style-name="_37_06">h</text:span><text:span text:style-name="_31_207">e</text:span><text:span text:style-name="_31_803"> </text:span><text:span text:style-name="_38_92">s</text:span><text:span text:style-name="_31_750">a</text:span><text:span text:style-name="_32_317">m</text:span><text:span text:style-name="_37_09">e</text:span><text:span text:style-name="_39_03"> </text:span><text:span text:style-name="_32_425">t</text:span><text:span text:style-name="_38_59">h</text:span><text:span text:style-name="_31_321">i</text:span><text:span text:style-name="_32_506">n</text:span><text:span text:style-name="_38_17">g</text:span><text:span text:style-name="_39_02"> </text:span><text:span text:style-name="_32_041">w</text:span><text:span text:style-name="_34_45">i</text:span><text:span text:style-name="_31_129">t</text:span><text:span text:style-name="_32_461">h</text:span><text:span text:style-name="_33_"> </text:span><text:span text:style-name="_31_129">m</text:span><text:span text:style-name="_32_266">a</text:span><text:span text:style-name="_34_93">l</text:span><text:span text:style-name="_31_327">a</text:span><text:span text:style-name="_32_065">r</text:span><text:span text:style-name="_38_05">i</text:span><text:span text:style-name="_31_741">a</text:span><text:span text:style-name="_31_803"> </text:span>--<text:span text:style-name="_31_802"> </text:span><text:span text:style-name="_35_38">s</text:span><text:span text:style-name="_31_687">o</text:span><text:span text:style-name="_32_473">m</text:span><text:span text:style-name="_35_26">e</text:span><text:span text:style-name="_31_213">t</text:span><text:span text:style-name="_32_215">h</text:span><text:span text:style-name="_32_77">i</text:span><text:span text:style-name="_31_759">n</text:span><text:span text:style-name="_32_506">g</text:span><text:span text:style-name="_33_"> </text:span><text:span text:style-name="_31_129">I</text:span><text:span text:style-name="_32_677">'</text:span><text:span text:style-name="_38_05">l</text:span><text:span text:style-name="_31_321">l</text:span><text:span text:style-name="_31_803"> </text:span><text:span text:style-name="_37_75">b</text:span><text:span text:style-name="_31_606">e</text:span><text:span text:style-name="_31_803"> </text:span><text:span text:style-name="_32_74">p</text:span><text:span text:style-name="_31_171">u</text:span><text:span text:style-name="_32_434">s</text:span><text:span text:style-name="_37_15">h</text:span><text:span text:style-name="_31_141">i</text:span><text:span text:style-name="_32_119">n</text:span><text:span text:style-name="_38_14">g</text:span><text:span text:style-name="_39_02"> </text:span><text:span text:style-name="_32_617">t</text:span><text:span text:style-name="_36_46">h</text:span><text:span text:style-name="_31_321">i</text:span><text:span text:style-name="_32_572">s</text:span><text:span text:style-name="_32_"> </text:span><text:span text:style-name="_31_669">C</text:span><text:span text:style-name="_32_146">o</text:span><text:span text:style-name="_35_95">n</text:span><text:span text:style-name="_31_354">g</text:span><text:span text:style-name="_32_029">r</text:span><text:span text:style-name="_37_87">e</text:span><text:span text:style-name="_31_222">s</text:span><text:span text:style-name="_32_656">s</text:span><text:span text:style-name="_32_"> </text:span><text:span text:style-name="_31_345">t</text:span><text:span text:style-name="_32_401">o</text:span><text:span text:style-name="_33_"> </text:span><text:span text:style-name="_31_741">f</text:span><text:span text:style-name="_32_158">u</text:span><text:span text:style-name="_35_35">n</text:span><text:span text:style-name="_31_141">d</text:span><text:span text:style-name="_31_802"> </text:span><text:span text:style-name="_34_09">t</text:span><text:span text:style-name="_31_171">h</text:span><text:span text:style-name="_32_473">i</text:span><text:span text:style-name="_36_34">s</text:span><text:span text:style-name="_39_03"> </text:span><text:span text:style-name="_32_140">y</text:span><text:span text:style-name="_32_50">e</text:span><text:span text:style-name="_31_777">a</text:span><text:span text:style-name="_32_209">r</text:span><text:span text:style-name="_37_81">.</text:span></text:p>
      <text:p text:style-name="P1"><text:span text:style-name="_32_101">T</text:span><text:span text:style-name="_35_23">h</text:span><text:span text:style-name="_31_750">a</text:span><text:span text:style-name="_32_641">t</text:span><text:span text:style-name="_38_53">'</text:span><text:span text:style-name="_31_681">s</text:span><text:span text:style-name="_31_802"> </text:span><text:span text:style-name="_36_73">A</text:span><text:span text:style-name="_31_177">m</text:span><text:span text:style-name="_32_395">e</text:span><text:span text:style-name="_36_25">r</text:span><text:span text:style-name="_31_177">i</text:span><text:span text:style-name="_32_686">c</text:span><text:span text:style-name="_38_50">a</text:span><text:span text:style-name="_31_255">n</text:span><text:span text:style-name="_31_802"> </text:span><text:span text:style-name="_32_50">s</text:span><text:span text:style-name="_31_501">t</text:span><text:span text:style-name="_32_137">r</text:span><text:span text:style-name="_35_23">e</text:span><text:span text:style-name="_31_750">n</text:span><text:span text:style-name="_32_251">g</text:span><text:span text:style-name="_36_37">t</text:span><text:span text:style-name="_31_609">h</text:span><text:span text:style-name="_32_677">.</text:span><text:span text:style-name="_33_"> </text:span><text:span text:style-name="_31_165">T</text:span><text:span text:style-name="_32_335">h</text:span><text:span text:style-name="_35_26">a</text:span><text:span text:style-name="_31_597">t</text:span><text:span text:style-name="_32_389">'</text:span><text:span text:style-name="_36_97">s</text:span><text:span text:style-name="_39_02"> </text:span><text:span text:style-name="_32_245">A</text:span><text:span text:style-name="_36_01">m</text:span><text:span text:style-name="_31_315">e</text:span><text:span text:style-name="_32_437">r</text:span><text:span text:style-name="_33_37">i</text:span><text:span text:style-name="_31_582">c</text:span><text:span text:style-name="_32_071">a</text:span><text:span text:style-name="_38_50">n</text:span><text:span text:style-name="_39_03"> </text:span><text:span text:style-name="_32_137">l</text:span><text:span text:style-name="_38_62">e</text:span><text:span text:style-name="_31_399">a</text:span><text:span text:style-name="_32_083">d</text:span><text:span text:style-name="_38_14">e</text:span><text:span text:style-name="_31_321">r</text:span><text:span text:style-name="_32_104">s</text:span><text:span text:style-name="_32_38">h</text:span><text:span text:style-name="_31_777">i</text:span><text:span text:style-name="_32_029">p</text:span><text:span text:style-name="_32_77">.</text:span><text:span text:style-name="_39_03"> </text:span><text:span text:style-name="_32_317">A</text:span><text:span text:style-name="_32_47">n</text:span><text:span text:style-name="_31_222">d</text:span><text:span text:style-name="_31_803"> </text:span><text:span text:style-name="_32_41">t</text:span><text:span text:style-name="_31_606">h</text:span><text:span text:style-name="_32_467">a</text:span><text:span text:style-name="_33_13">t</text:span><text:span text:style-name="_39_02"> </text:span><text:span text:style-name="_32_218">k</text:span><text:span text:style-name="_37_81">i</text:span><text:span text:style-name="_31_387">n</text:span><text:span text:style-name="_32_149">d</text:span><text:span text:style-name="_32_"> </text:span><text:span text:style-name="_31_561">o</text:span><text:span text:style-name="_32_689">f</text:span><text:span text:style-name="_32_"> </text:span><text:span text:style-name="_31_201">l</text:span><text:span text:style-name="_32_155">e</text:span><text:span text:style-name="_38_26">a</text:span><text:span text:style-name="_31_330">d</text:span><text:span text:style-name="_32_119">e</text:span><text:span text:style-name="_32_29">r</text:span><text:span text:style-name="_31_606">s</text:span><text:span text:style-name="_32_587">h</text:span><text:span text:style-name="_32_29">i</text:span><text:span text:style-name="_31_345">p</text:span><text:span text:style-name="_31_803"> </text:span><text:span text:style-name="_36_79">d</text:span><text:span text:style-name="_31_138">e</text:span><text:span text:style-name="_32_578">p</text:span><text:span text:style-name="_34_63">e</text:span><text:span text:style-name="_31_747">n</text:span><text:span text:style-name="_32_626">d</text:span><text:span text:style-name="_37_81">s</text:span><text:span text:style-name="_39_02"> </text:span><text:span text:style-name="_32_587">o</text:span><text:span text:style-name="_33_58">n</text:span><text:span text:style-name="_39_02"> </text:span><text:span text:style-name="_32_569">t</text:span><text:span text:style-name="_36_70">h</text:span><text:span text:style-name="_31_723">e</text:span><text:span text:style-name="_31_802"> </text:span><text:span text:style-name="_37_03">p</text:span><text:span text:style-name="_31_582">o</text:span><text:span text:style-name="_32_461">w</text:span><text:span text:style-name="_32_41">e</text:span><text:span text:style-name="_31_309">r</text:span><text:span text:style-name="_31_802"> </text:span><text:span text:style-name="_35_89">o</text:span><text:span text:style-name="_31_705">f</text:span><text:span text:style-name="_31_803"> </text:span><text:span text:style-name="_32_38">o</text:span><text:span text:style-name="_31_567">u</text:span><text:span text:style-name="_32_461">r</text:span><text:span text:style-name="_32_"> </text:span><text:span text:style-name="_31_723">e</text:span><text:span text:style-name="_32_302">x</text:span><text:span text:style-name="_36_79">a</text:span><text:span text:style-name="_31_489">m</text:span><text:span text:style-name="_32_218">p</text:span><text:span text:style-name="_38_05">l</text:span><text:span text:style-name="_31_309">e</text:span><text:span text:style-name="_32_149">.</text:span><text:span text:style-name="_32_"> </text:span><text:span text:style-name="_31_597">T</text:span><text:span text:style-name="_32_407">h</text:span><text:span text:style-name="_33_10">a</text:span><text:span text:style-name="_31_141">t</text:span><text:span text:style-name="_32_149">'</text:span><text:span text:style-name="_35_17">s</text:span><text:span text:style-name="_39_02"> </text:span><text:span text:style-name="_32_437">w</text:span><text:span text:style-name="_34_87">h</text:span><text:span text:style-name="_31_186">y</text:span><text:span text:style-name="_31_803"> </text:span><text:span text:style-name="_36_37">I</text:span><text:span text:style-name="_39_03"> </text:span><text:span text:style-name="_32_569">w</text:span><text:span text:style-name="_34_81">i</text:span><text:span text:style-name="_31_177">l</text:span><text:span text:style-name="_32_065">l</text:span><text:span text:style-name="_33_"> </text:span><text:span text:style-name="_31_780">k</text:span><text:span text:style-name="_32_302">e</text:span><text:span text:style-name="_33_58">e</text:span><text:span text:style-name="_31_207">p</text:span><text:span text:style-name="_31_802"> </text:span><text:span text:style-name="_32_29">w</text:span><text:span text:style-name="_31_534">o</text:span><text:span text:style-name="_32_425">r</text:span><text:span text:style-name="_38_08">k</text:span><text:span text:style-name="_31_717">i</text:span><text:span text:style-name="_32_071">n</text:span><text:span text:style-name="_37_78">g</text:span><text:span text:style-name="_39_02"> </text:span><text:span text:style-name="_32_029">t</text:span><text:span text:style-name="_36_73">o</text:span><text:span text:style-name="_39_03"> </text:span><text:span text:style-name="_32_302">s</text:span><text:span text:style-name="_35_95">h</text:span><text:span text:style-name="_31_393">u</text:span><text:span text:style-name="_32_317">t</text:span><text:span text:style-name="_33_"> </text:span><text:span text:style-name="_31_786">d</text:span><text:span text:style-name="_32_119">o</text:span><text:span text:style-name="_33_37">w</text:span><text:span text:style-name="_31_345">n</text:span><text:span text:style-name="_31_803"> </text:span><text:span text:style-name="_38_05">t</text:span><text:span text:style-name="_31_327">h</text:span><text:span text:style-name="_32_410">e</text:span><text:span text:style-name="_33_"> </text:span><text:span text:style-name="_31_798">p</text:span><text:span text:style-name="_32_641">r</text:span><text:span text:style-name="_37_09">i</text:span><text:span text:style-name="_31_180">s</text:span><text:span text:style-name="_32_155">o</text:span><text:span text:style-name="_38_26">n</text:span><text:span text:style-name="_39_03"> </text:span><text:span text:style-name="_32_329">a</text:span><text:span text:style-name="_32_65">t</text:span><text:span text:style-name="_39_02"> </text:span><text:span text:style-name="_32_617">G</text:span><text:span text:style-name="_36_79">u</text:span><text:span text:style-name="_31_726">a</text:span><text:span text:style-name="_32_443">n</text:span><text:span text:style-name="_33_01">t</text:span><text:span text:style-name="_31_534">a</text:span><text:span text:style-name="_32_266">n</text:span><text:span text:style-name="_38_47">a</text:span><text:span text:style-name="_31_669">m</text:span><text:span text:style-name="_32_077">o</text:span><text:span text:style-name="_36_37">.</text:span><text:span text:style-name="_39_02"> </text:span><text:span text:style-name="_32_029">I</text:span><text:span text:style-name="_38_05">t</text:span><text:span text:style-name="_39_03"> </text:span><text:span text:style-name="_32_245">i</text:span><text:span text:style-name="_38_89">s</text:span><text:span text:style-name="_39_02"> </text:span><text:span text:style-name="_32_230">e</text:span><text:span text:style-name="_34_60">x</text:span><text:span text:style-name="_31_747">p</text:span><text:span text:style-name="_32_290">e</text:span><text:span text:style-name="_36_07">n</text:span><text:span text:style-name="_31_714">s</text:span><text:span text:style-name="_32_653">i</text:span><text:span text:style-name="_33_04">v</text:span><text:span text:style-name="_31_330">e</text:span><text:span text:style-name="_32_101">,</text:span><text:span text:style-name="_32_"> </text:span><text:span text:style-name="_31_669">i</text:span><text:span text:style-name="_32_137">t</text:span><text:span text:style-name="_32_"> </text:span><text:span text:style-name="_31_705">i</text:span><text:span text:style-name="_32_425">s</text:span><text:span text:style-name="_33_"> </text:span><text:span text:style-name="_31_258">u</text:span><text:span text:style-name="_32_503">n</text:span><text:span text:style-name="_33_10">n</text:span><text:span text:style-name="_31_783">e</text:span><text:span text:style-name="_32_572">c</text:span><text:span text:style-name="_37_06">e</text:span><text:span text:style-name="_31_186">s</text:span><text:span text:style-name="_32_404">s</text:span><text:span text:style-name="_32_47">a</text:span><text:span text:style-name="_31_213">r</text:span><text:span text:style-name="_32_338">y</text:span><text:span text:style-name="_37_09">,</text:span><text:span text:style-name="_39_02"> </text:span><text:span text:style-name="_32_686">a</text:span><text:span text:style-name="_33_07">n</text:span><text:span text:style-name="_31_537">d</text:span><text:span text:style-name="_31_803"> </text:span><text:span text:style-name="_33_49">i</text:span><text:span text:style-name="_31_489">t</text:span><text:span text:style-name="_31_803"> </text:span><text:span text:style-name="_35_26">o</text:span><text:span text:style-name="_31_531">n</text:span><text:span text:style-name="_32_689">l</text:span><text:span text:style-name="_36_25">y</text:span><text:span text:style-name="_39_03"> </text:span><text:span text:style-name="_32_284">s</text:span><text:span text:style-name="_34_30">e</text:span><text:span text:style-name="_31_429">r</text:span><text:span text:style-name="_32_614">v</text:span><text:span text:style-name="_36_67">e</text:span><text:span text:style-name="_31_393">s</text:span><text:span text:style-name="_31_802"> </text:span><text:span text:style-name="_33_19">a</text:span><text:span text:style-name="_31_318">s</text:span><text:span text:style-name="_31_802"> </text:span><text:span text:style-name="_32_41">a</text:span><text:span text:style-name="_39_03"> </text:span><text:span text:style-name="_32_446">e</text:span><text:span text:style-name="_34_63">n</text:span><text:span text:style-name="_31_489">l</text:span><text:span text:style-name="_32_473">i</text:span><text:span text:style-name="_33_22">s</text:span><text:span text:style-name="_31_309">t</text:span><text:span text:style-name="_32_437">i</text:span><text:span text:style-name="_34_63">n</text:span><text:span text:style-name="_31_357">g</text:span><text:span text:style-name="_31_803"> </text:span><text:span text:style-name="_37_90">b</text:span><text:span text:style-name="_31_759">o</text:span><text:span text:style-name="_32_407">o</text:span><text:span text:style-name="_38_98">k</text:span><text:span text:style-name="_31_501">l</text:span><text:span text:style-name="_32_113">e</text:span><text:span text:style-name="_34_81">t</text:span><text:span text:style-name="_39_03"> </text:span><text:span text:style-name="_32_641">f</text:span><text:span text:style-name="_34_93">o</text:span><text:span text:style-name="_31_201">r</text:span><text:span text:style-name="_31_803"> </text:span><text:span text:style-name="_37_15">o</text:span><text:span text:style-name="_31_174">u</text:span><text:span text:style-name="_32_149">r</text:span><text:span text:style-name="_32_"> </text:span><text:span text:style-name="_31_759">e</text:span><text:span text:style-name="_32_446">n</text:span><text:span text:style-name="_32_74">e</text:span><text:span text:style-name="_31_777">m</text:span><text:span text:style-name="_32_437">i</text:span><text:span text:style-name="_34_63">e</text:span><text:span text:style-name="_31_501">s</text:span><text:span text:style-name="_32_317">.</text:span><text:span text:style-name="_32_"> </text:span><text:span text:style-name="_31_489">T</text:span><text:span text:style-name="_32_107">h</text:span><text:span text:style-name="_36_70">e</text:span><text:span text:style-name="_31_429">r</text:span><text:span text:style-name="_32_434">e</text:span><text:span text:style-name="_37_69">'</text:span><text:span text:style-name="_31_780">s</text:span><text:span text:style-name="_31_803"> </text:span><text:span text:style-name="_32_41">a</text:span><text:span text:style-name="_39_03"> </text:span><text:span text:style-name="_32_518">b</text:span><text:span text:style-name="_38_59">e</text:span><text:span text:style-name="_31_345">t</text:span><text:span text:style-name="_32_389">t</text:span><text:span text:style-name="_33_37">e</text:span><text:span text:style-name="_31_501">r</text:span><text:span text:style-name="_31_802"> </text:span><text:span text:style-name="_35_17">w</text:span><text:span text:style-name="_31_678">a</text:span><text:span text:style-name="_32_392">y</text:span><text:span text:style-name="_38_17">.</text:span></text:p>
      <text:p text:style-name="P1"><text:span text:style-name="_32_281">A</text:span><text:span text:style-name="_37_18">n</text:span><text:span text:style-name="_31_171">d</text:span><text:span text:style-name="_31_802"> </text:span><text:span text:style-name="_35_17">t</text:span><text:span text:style-name="_31_219">h</text:span><text:span text:style-name="_32_590">a</text:span><text:span text:style-name="_38_41">t</text:span><text:span text:style-name="_31_717">'</text:span><text:span text:style-name="_32_581">s</text:span><text:span text:style-name="_33_"> </text:span><text:span text:style-name="_31_597">w</text:span><text:span text:style-name="_32_446">h</text:span><text:span text:style-name="_36_76">y</text:span><text:span text:style-name="_39_03"> </text:span><text:span text:style-name="_32_329">w</text:span><text:span text:style-name="_34_93">e</text:span><text:span text:style-name="_39_03"> </text:span><text:span text:style-name="_32_215">n</text:span><text:span text:style-name="_36_70">e</text:span><text:span text:style-name="_31_426">e</text:span><text:span text:style-name="_32_155">d</text:span><text:span text:style-name="_33_"> </text:span><text:span text:style-name="_31_177">t</text:span><text:span text:style-name="_32_617">o</text:span><text:span text:style-name="_33_"> </text:span><text:span text:style-name="_31_717">r</text:span><text:span text:style-name="_32_086">e</text:span><text:span text:style-name="_38_05">j</text:span><text:span text:style-name="_31_543">e</text:span><text:span text:style-name="_32_497">c</text:span><text:span text:style-name="_38_53">t</text:span><text:span text:style-name="_39_02"> </text:span><text:span text:style-name="_32_482">a</text:span><text:span text:style-name="_38_95">n</text:span><text:span text:style-name="_31_381">y</text:span><text:span text:style-name="_31_802"> </text:span><text:span text:style-name="_38_26">p</text:span><text:span text:style-name="_31_387">o</text:span><text:span text:style-name="_32_113">l</text:span><text:span text:style-name="_36_01">i</text:span><text:span text:style-name="_31_681">t</text:span><text:span text:style-name="_32_425">i</text:span><text:span text:style-name="_35_32">c</text:span><text:span text:style-name="_31_678">s</text:span><text:span text:style-name="_31_803"> </text:span>--<text:span text:style-name="_31_803"> </text:span><text:span text:style-name="_35_35">a</text:span><text:span text:style-name="_31_726">n</text:span><text:span text:style-name="_32_209">y</text:span><text:span text:style-name="_32_"> </text:span><text:span text:style-name="_31_150">p</text:span><text:span text:style-name="_32_299">o</text:span><text:span text:style-name="_34_93">l</text:span><text:span text:style-name="_31_789">i</text:span><text:span text:style-name="_32_425">t</text:span><text:span text:style-name="_34_21">i</text:span><text:span text:style-name="_31_252">c</text:span><text:span text:style-name="_32_650">s</text:span><text:span text:style-name="_32_"> </text:span>--<text:span text:style-name="_33_"> </text:span><text:span text:style-name="_31_537">t</text:span><text:span text:style-name="_32_398">h</text:span><text:span text:style-name="_33_07">a</text:span><text:span text:style-name="_31_501">t</text:span><text:span text:style-name="_31_802"> </text:span><text:span text:style-name="_34_09">t</text:span><text:span text:style-name="_31_399">a</text:span><text:span text:style-name="_32_149">r</text:span><text:span text:style-name="_34_30">g</text:span><text:span text:style-name="_31_495">e</text:span><text:span text:style-name="_32_293">t</text:span><text:span text:style-name="_36_10">s</text:span><text:span text:style-name="_39_03"> </text:span><text:span text:style-name="_32_446">p</text:span><text:span text:style-name="_32_47">e</text:span><text:span text:style-name="_31_615">o</text:span><text:span text:style-name="_32_050">p</text:span><text:span text:style-name="_35_89">l</text:span><text:span text:style-name="_31_177">e</text:span><text:span text:style-name="_31_802"> </text:span><text:span text:style-name="_34_18">b</text:span><text:span text:style-name="_31_495">e</text:span><text:span text:style-name="_32_434">c</text:span><text:span text:style-name="_38_59">a</text:span><text:span text:style-name="_31_711">u</text:span><text:span text:style-name="_32_290">s</text:span><text:span text:style-name="_36_61">e</text:span><text:span text:style-name="_39_02"> </text:span><text:span text:style-name="_32_401">o</text:span><text:span text:style-name="_38_41">f</text:span><text:span text:style-name="_39_03"> </text:span><text:span text:style-name="_32_221">r</text:span><text:span text:style-name="_34_99">a</text:span><text:span text:style-name="_31_318">c</text:span><text:span text:style-name="_32_113">e</text:span><text:span text:style-name="_32_"> </text:span><text:span text:style-name="_31_681">o</text:span><text:span text:style-name="_32_281">r</text:span><text:span text:style-name="_32_"> </text:span><text:span text:style-name="_31_489">r</text:span><text:span text:style-name="_32_611">e</text:span><text:span text:style-name="_32_41">l</text:span><text:span text:style-name="_31_609">i</text:span><text:span text:style-name="_32_254">g</text:span><text:span text:style-name="_33_49">i</text:span><text:span text:style-name="_31_354">o</text:span><text:span text:style-name="_32_515">n</text:span><text:span text:style-name="_34_45">.</text:span><text:span text:style-name="_39_03"> </text:span><text:span text:style-name="_32_209">L</text:span><text:span text:style-name="_36_25">e</text:span><text:span text:style-name="_31_165">t</text:span><text:span text:style-name="_31_803"> </text:span><text:span text:style-name="_33_37">m</text:span><text:span text:style-name="_31_561">e</text:span><text:span text:style-name="_31_803"> </text:span><text:span text:style-name="_35_29">j</text:span><text:span text:style-name="_31_582">u</text:span><text:span text:style-name="_32_500">s</text:span><text:span text:style-name="_37_69">t</text:span><text:span text:style-name="_39_03"> </text:span><text:span text:style-name="_32_584">s</text:span><text:span text:style-name="_32_86">a</text:span><text:span text:style-name="_31_381">y</text:span><text:span text:style-name="_31_803"> </text:span><text:span text:style-name="_33_01">t</text:span><text:span text:style-name="_31_438">h</text:span><text:span text:style-name="_32_281">i</text:span><text:span text:style-name="_35_20">s</text:span><text:span text:style-name="_31_141">.</text:span><text:span text:style-name="_31_803"> </text:span><text:span text:style-name="_36_01">T</text:span><text:span text:style-name="_31_711">h</text:span><text:span text:style-name="_32_113">i</text:span><text:span text:style-name="_36_10">s</text:span><text:span text:style-name="_39_02"> </text:span><text:span text:style-name="_32_497">i</text:span><text:span text:style-name="_33_49">s</text:span><text:span text:style-name="_39_02"> </text:span><text:span text:style-name="_32_110">n</text:span><text:span text:style-name="_34_87">o</text:span><text:span text:style-name="_31_489">n</text:span><text:span text:style-name="_31_802"> </text:span><text:span text:style-name="_34_09">a</text:span><text:span text:style-name="_39_02"> </text:span><text:span text:style-name="_32_473">m</text:span><text:span text:style-name="_36_34">a</text:span><text:span text:style-name="_31_501">t</text:span><text:span text:style-name="_32_425">t</text:span><text:span text:style-name="_36_67">e</text:span><text:span text:style-name="_31_381">r</text:span><text:span text:style-name="_31_802"> </text:span><text:span text:style-name="_35_17">o</text:span><text:span text:style-name="_31_165">f</text:span><text:span text:style-name="_31_803"> </text:span><text:span text:style-name="_34_27">p</text:span><text:span text:style-name="_31_354">o</text:span><text:span text:style-name="_32_149">l</text:span><text:span text:style-name="_38_53">i</text:span><text:span text:style-name="_31_429">t</text:span><text:span text:style-name="_32_401">i</text:span><text:span text:style-name="_38_98">c</text:span><text:span text:style-name="_31_567">a</text:span><text:span text:style-name="_32_257">l</text:span><text:span text:style-name="_32_"> </text:span><text:span text:style-name="_31_798">c</text:span><text:span text:style-name="_32_467">o</text:span><text:span text:style-name="_34_21">r</text:span><text:span text:style-name="_31_705">r</text:span><text:span text:style-name="_32_683">e</text:span><text:span text:style-name="_36_82">c</text:span><text:span text:style-name="_31_753">t</text:span><text:span text:style-name="_32_650">n</text:span><text:span text:style-name="_38_23">e</text:span><text:span text:style-name="_31_438">s</text:span><text:span text:style-name="_32_284">s</text:span><text:span text:style-name="_33_01">.</text:span><text:span text:style-name="_39_03"> </text:span><text:span text:style-name="_32_641">T</text:span><text:span text:style-name="_34_90">h</text:span><text:span text:style-name="_31_237">i</text:span><text:span text:style-name="_32_044">s</text:span><text:span text:style-name="_33_"> </text:span><text:span text:style-name="_31_357">i</text:span><text:span text:style-name="_32_389">s</text:span><text:span text:style-name="_33_"> </text:span><text:span text:style-name="_31_753">a</text:span><text:span text:style-name="_31_803"> </text:span><text:span text:style-name="_35_29">m</text:span><text:span text:style-name="_31_690">a</text:span><text:span text:style-name="_32_077">t</text:span><text:span text:style-name="_36_25">t</text:span><text:span text:style-name="_31_531">e</text:span><text:span text:style-name="_32_065">r</text:span><text:span text:style-name="_32_"> </text:span><text:span text:style-name="_31_165">o</text:span><text:span text:style-name="_32_281">f</text:span><text:span text:style-name="_32_"> </text:span><text:span text:style-name="_31_243">u</text:span><text:span text:style-name="_32_518">n</text:span><text:span text:style-name="_36_10">d</text:span><text:span text:style-name="_31_723">e</text:span><text:span text:style-name="_32_689">r</text:span><text:span text:style-name="_37_72">s</text:span><text:span text:style-name="_31_393">t</text:span><text:span text:style-name="_32_650">a</text:span><text:span text:style-name="_37_90">n</text:span><text:span text:style-name="_31_711">d</text:span><text:span text:style-name="_32_605">i</text:span><text:span text:style-name="_37_75">n</text:span><text:span text:style-name="_31_402">g</text:span><text:span text:style-name="_31_803"> </text:span><text:span text:style-name="_38_17">j</text:span><text:span text:style-name="_31_723">u</text:span><text:span text:style-name="_32_398">s</text:span><text:span text:style-name="_32_77">t</text:span><text:span text:style-name="_39_02"> </text:span><text:span text:style-name="_32_461">w</text:span><text:span text:style-name="_34_18">h</text:span><text:span text:style-name="_31_687">a</text:span><text:span text:style-name="_32_617">t</text:span><text:span text:style-name="_33_"> </text:span><text:span text:style-name="_31_381">i</text:span><text:span text:style-name="_32_389">t</text:span><text:span text:style-name="_33_"> </text:span><text:span text:style-name="_31_381">i</text:span><text:span text:style-name="_32_149">s</text:span><text:span text:style-name="_33_"> </text:span><text:span text:style-name="_31_669">t</text:span><text:span text:style-name="_32_647">h</text:span><text:span text:style-name="_36_46">a</text:span><text:span text:style-name="_31_201">t</text:span><text:span text:style-name="_31_802"> </text:span><text:span text:style-name="_32_41">m</text:span><text:span text:style-name="_31_714">a</text:span><text:span text:style-name="_32_212">k</text:span><text:span text:style-name="_32_50">e</text:span><text:span text:style-name="_31_396">s</text:span><text:span text:style-name="_31_802"> </text:span><text:span text:style-name="_32_86">u</text:span><text:span text:style-name="_31_360">s</text:span><text:span text:style-name="_31_803"> </text:span><text:span text:style-name="_38_80">s</text:span><text:span text:style-name="_31_393">t</text:span><text:span text:style-name="_32_509">r</text:span><text:span text:style-name="_38_14">o</text:span><text:span text:style-name="_31_390">n</text:span><text:span text:style-name="_32_587">g</text:span><text:span text:style-name="_35_17">.</text:span><text:span text:style-name="_39_03"> </text:span><text:span text:style-name="_32_245">T</text:span><text:span text:style-name="_37_75">h</text:span><text:span text:style-name="_31_438">e</text:span><text:span text:style-name="_31_803"> </text:span><text:span text:style-name="_33_49">w</text:span><text:span text:style-name="_31_363">o</text:span><text:span text:style-name="_32_077">r</text:span><text:span text:style-name="_32_65">l</text:span><text:span text:style-name="_31_138">d</text:span><text:span text:style-name="_31_802"> </text:span><text:span text:style-name="_35_89">r</text:span><text:span text:style-name="_31_795">e</text:span><text:span text:style-name="_32_110">s</text:span><text:span text:style-name="_33_10">p</text:span><text:span text:style-name="_31_723">e</text:span><text:span text:style-name="_32_140">c</text:span><text:span text:style-name="_34_21">t</text:span><text:span text:style-name="_31_750">s</text:span><text:span text:style-name="_31_803"> </text:span><text:span text:style-name="_34_54">u</text:span><text:span text:style-name="_31_576">s</text:span><text:span text:style-name="_31_803"> </text:span><text:span text:style-name="_35_38">n</text:span><text:span text:style-name="_31_423">o</text:span><text:span text:style-name="_32_389">n</text:span><text:span text:style-name="_33_"> </text:span><text:span text:style-name="_31_309">j</text:span><text:span text:style-name="_32_143">u</text:span><text:span text:style-name="_32_86">s</text:span><text:span text:style-name="_31_609">t</text:span><text:span text:style-name="_31_802"> </text:span><text:span text:style-name="_38_17">f</text:span><text:span text:style-name="_31_201">o</text:span><text:span text:style-name="_32_617">r</text:span><text:span text:style-name="_32_"> </text:span><text:span text:style-name="_31_243">o</text:span><text:span text:style-name="_32_482">u</text:span><text:span text:style-name="_35_17">r</text:span><text:span text:style-name="_39_02"> </text:span><text:span text:style-name="_32_338">a</text:span><text:span text:style-name="_33_13">r</text:span><text:span text:style-name="_31_312">s</text:span><text:span text:style-name="_32_302">e</text:span><text:span text:style-name="_35_95">n</text:span><text:span text:style-name="_31_705">a</text:span><text:span text:style-name="_32_029">l</text:span><text:span text:style-name="_33_49">;</text:span><text:span text:style-name="_39_03"> </text:span><text:span text:style-name="_32_617">i</text:span><text:span text:style-name="_33_37">t</text:span><text:span text:style-name="_39_02"> </text:span><text:span text:style-name="_32_461">r</text:span><text:span text:style-name="_38_11">e</text:span><text:span text:style-name="_31_354">s</text:span><text:span text:style-name="_32_155">p</text:span><text:span text:style-name="_38_98">e</text:span><text:span text:style-name="_31_618">c</text:span><text:span text:style-name="_32_245">t</text:span><text:span text:style-name="_33_40">s</text:span><text:span text:style-name="_39_03"> </text:span><text:span text:style-name="_32_650">u</text:span><text:span text:style-name="_34_96">s</text:span><text:span text:style-name="_39_02"> </text:span><text:span text:style-name="_32_461">f</text:span><text:span text:style-name="_36_97">o</text:span><text:span text:style-name="_31_717">r</text:span><text:span text:style-name="_31_802"> </text:span><text:span text:style-name="_38_50">o</text:span><text:span text:style-name="_31_507">u</text:span><text:span text:style-name="_32_077">r</text:span><text:span text:style-name="_33_"> </text:span><text:span text:style-name="_31_690">d</text:span><text:span text:style-name="_32_689">i</text:span><text:span text:style-name="_34_12">v</text:span><text:span text:style-name="_31_786">e</text:span><text:span text:style-name="_32_221">r</text:span><text:span text:style-name="_36_04">s</text:span><text:span text:style-name="_31_789">i</text:span><text:span text:style-name="_32_113">t</text:span><text:span text:style-name="_33_37">y</text:span><text:span text:style-name="_31_165">,</text:span><text:span text:style-name="_31_803"> </text:span><text:span text:style-name="_36_07">a</text:span><text:span text:style-name="_31_366">n</text:span><text:span text:style-name="_32_077">d</text:span><text:span text:style-name="_32_"> </text:span><text:span text:style-name="_31_726">o</text:span><text:span text:style-name="_32_107">u</text:span><text:span text:style-name="_38_17">r</text:span><text:span text:style-name="_39_03"> </text:span><text:span text:style-name="_32_398">o</text:span><text:span text:style-name="_35_95">p</text:span><text:span text:style-name="_31_363">e</text:span><text:span text:style-name="_32_578">n</text:span><text:span text:style-name="_35_02">n</text:span><text:span text:style-name="_31_363">e</text:span><text:span text:style-name="_32_692">s</text:span><text:span text:style-name="_33_58">s</text:span><text:span text:style-name="_31_429">,</text:span><text:span text:style-name="_31_803"> </text:span><text:span text:style-name="_38_14">a</text:span><text:span text:style-name="_31_567">n</text:span><text:span text:style-name="_32_245">d</text:span><text:span text:style-name="_32_"> </text:span><text:span text:style-name="_31_717">t</text:span><text:span text:style-name="_32_410">h</text:span><text:span text:style-name="_38_83">e</text:span><text:span text:style-name="_39_03"> </text:span><text:span text:style-name="_32_257">w</text:span><text:span text:style-name="_36_82">a</text:span><text:span text:style-name="_31_708">y</text:span><text:span text:style-name="_31_802"> </text:span><text:span text:style-name="_33_01">w</text:span><text:span text:style-name="_31_249">e</text:span><text:span text:style-name="_31_802"> </text:span><text:span text:style-name="_35_17">r</text:span><text:span text:style-name="_31_135">e</text:span><text:span text:style-name="_32_302">s</text:span><text:span text:style-name="_38_26">p</text:span><text:span text:style-name="_31_207">e</text:span><text:span text:style-name="_32_137">c</text:span><text:span text:style-name="_36_97">t</text:span><text:span text:style-name="_39_02"> </text:span><text:span text:style-name="_32_587">e</text:span><text:span text:style-name="_38_50">v</text:span><text:span text:style-name="_31_354">e</text:span><text:span text:style-name="_32_065">r</text:span><text:span text:style-name="_38_08">y</text:span><text:span text:style-name="_39_02"> </text:span><text:span text:style-name="_32_569">f</text:span><text:span text:style-name="_34_63">a</text:span><text:span text:style-name="_31_777">i</text:span><text:span text:style-name="_32_149">t</text:span><text:span text:style-name="_35_26">h</text:span><text:span text:style-name="_31_609">.</text:span></text:p>
      <text:p text:style-name="P1"><text:span text:style-name="_36_73">H</text:span><text:span text:style-name="_31_165">i</text:span><text:span text:style-name="_32_641">s</text:span><text:span text:style-name="_33_"> </text:span><text:span text:style-name="_31_561">H</text:span><text:span text:style-name="_32_266">o</text:span><text:span text:style-name="_36_97">l</text:span><text:span text:style-name="_31_201">i</text:span><text:span text:style-name="_32_683">n</text:span><text:span text:style-name="_32_74">e</text:span><text:span text:style-name="_31_240">s</text:span><text:span text:style-name="_32_581">s</text:span><text:span text:style-name="_34_57">,</text:span><text:span text:style-name="_39_03"> </text:span><text:span text:style-name="_32_137">P</text:span><text:span text:style-name="_37_78">o</text:span><text:span text:style-name="_31_363">p</text:span><text:span text:style-name="_32_437">e</text:span><text:span text:style-name="_33_"> </text:span><text:span text:style-name="_31_345">F</text:span><text:span text:style-name="_32_293">r</text:span><text:span text:style-name="_33_07">a</text:span><text:span text:style-name="_31_222">n</text:span><text:span text:style-name="_32_644">c</text:span><text:span text:style-name="_33_37">i</text:span><text:span text:style-name="_31_582">s</text:span><text:span text:style-name="_32_677">,</text:span><text:span text:style-name="_32_"> </text:span><text:span text:style-name="_31_705">t</text:span><text:span text:style-name="_32_050">o</text:span><text:span text:style-name="_36_37">l</text:span><text:span text:style-name="_31_531">d</text:span><text:span text:style-name="_31_803"> </text:span><text:span text:style-name="_35_29">t</text:span><text:span text:style-name="_31_183">h</text:span><text:span text:style-name="_32_317">i</text:span><text:span text:style-name="_35_98">s</text:span><text:span text:style-name="_39_02"> </text:span><text:span text:style-name="_32_302">b</text:span><text:span text:style-name="_32_71">o</text:span><text:span text:style-name="_31_786">d</text:span><text:span text:style-name="_32_464">y</text:span><text:span text:style-name="_32_"> </text:span><text:span text:style-name="_31_393">f</text:span><text:span text:style-name="_32_641">r</text:span><text:span text:style-name="_38_89">o</text:span><text:span text:style-name="_31_429">m</text:span><text:span text:style-name="_31_802"> </text:span><text:span text:style-name="_33_37">t</text:span><text:span text:style-name="_31_618">h</text:span><text:span text:style-name="_32_287">e</text:span><text:span text:style-name="_33_"> </text:span><text:span text:style-name="_31_258">v</text:span><text:span text:style-name="_32_443">e</text:span><text:span text:style-name="_32_65">r</text:span><text:span text:style-name="_31_777">y</text:span><text:span text:style-name="_31_803"> </text:span><text:span text:style-name="_38_50">s</text:span><text:span text:style-name="_31_399">p</text:span><text:span text:style-name="_32_257">o</text:span><text:span text:style-name="_37_69">t</text:span><text:span text:style-name="_39_03"> </text:span><text:span text:style-name="_32_293">t</text:span><text:span text:style-name="_38_47">h</text:span><text:span text:style-name="_31_366">a</text:span><text:span text:style-name="_32_509">t</text:span><text:span text:style-name="_32_"> </text:span><text:span text:style-name="_31_237">I</text:span><text:span text:style-name="_32_425">'</text:span><text:span text:style-name="_36_25">m</text:span><text:span text:style-name="_39_02"> </text:span><text:span text:style-name="_32_644">s</text:span><text:span text:style-name="_36_37">t</text:span><text:span text:style-name="_31_606">a</text:span><text:span text:style-name="_32_119">n</text:span><text:span text:style-name="_38_98">d</text:span><text:span text:style-name="_31_141">i</text:span><text:span text:style-name="_32_659">n</text:span><text:span text:style-name="_34_18">g</text:span><text:span text:style-name="_39_02"> </text:span><text:span text:style-name="_32_074">o</text:span><text:span text:style-name="_32_35">n</text:span><text:span text:style-name="_39_03"> </text:span><text:span text:style-name="_32_041">t</text:span><text:span text:style-name="_37_78">o</text:span><text:span text:style-name="_31_219">n</text:span><text:span text:style-name="_32_677">i</text:span><text:span text:style-name="_33_43">g</text:span><text:span text:style-name="_31_606">h</text:span><text:span text:style-name="_32_509">t</text:span><text:span text:style-name="_32_"> </text:span><text:span text:style-name="_31_345">t</text:span><text:span text:style-name="_32_470">h</text:span><text:span text:style-name="_38_83">a</text:span><text:span text:style-name="_31_609">t</text:span><text:span text:style-name="_31_803"> </text:span><text:span text:style-name="_34_81">"</text:span><text:span text:style-name="_31_669">t</text:span><text:span text:style-name="_32_041">o</text:span><text:span text:style-name="_33_"> </text:span><text:span text:style-name="_31_201">i</text:span><text:span text:style-name="_32_257">m</text:span><text:span text:style-name="_32_29">i</text:span><text:span text:style-name="_31_501">t</text:span><text:span text:style-name="_32_326">a</text:span><text:span text:style-name="_38_17">t</text:span><text:span text:style-name="_31_171">e</text:span><text:span text:style-name="_31_803"> </text:span><text:span text:style-name="_36_01">t</text:span><text:span text:style-name="_31_219">h</text:span><text:span text:style-name="_32_686">e</text:span><text:span text:style-name="_32_"> </text:span><text:span text:style-name="_31_531">h</text:span><text:span text:style-name="_32_662">a</text:span><text:span text:style-name="_32_65">t</text:span><text:span text:style-name="_31_165">r</text:span><text:span text:style-name="_32_107">e</text:span><text:span text:style-name="_32_74">d</text:span><text:span text:style-name="_39_03"> </text:span><text:span text:style-name="_32_626">a</text:span><text:span text:style-name="_32_47">n</text:span><text:span text:style-name="_31_717">d</text:span><text:span text:style-name="_31_802"> </text:span><text:span text:style-name="_36_28">v</text:span><text:span text:style-name="_31_249">i</text:span><text:span text:style-name="_32_698">o</text:span><text:span text:style-name="_38_41">l</text:span><text:span text:style-name="_31_786">e</text:span><text:span text:style-name="_32_299">n</text:span><text:span text:style-name="_33_40">c</text:span><text:span text:style-name="_31_402">e</text:span><text:span text:style-name="_31_803"> </text:span><text:span text:style-name="_36_01">o</text:span><text:span text:style-name="_31_393">f</text:span><text:span text:style-name="_31_802"> </text:span><text:span text:style-name="_33_37">t</text:span><text:span text:style-name="_31_492">y</text:span><text:span text:style-name="_32_281">r</text:span><text:span text:style-name="_36_82">a</text:span><text:span text:style-name="_31_435">n</text:span><text:span text:style-name="_32_677">t</text:span><text:span text:style-name="_36_34">s</text:span><text:span text:style-name="_39_02"> </text:span><text:span text:style-name="_32_623">a</text:span><text:span text:style-name="_38_26">n</text:span><text:span text:style-name="_31_321">d</text:span><text:span text:style-name="_31_802"> </text:span><text:span text:style-name="_32_77">m</text:span><text:span text:style-name="_31_399">u</text:span><text:span text:style-name="_32_497">r</text:span><text:span text:style-name="_34_54">d</text:span><text:span text:style-name="_31_678">e</text:span><text:span text:style-name="_32_389">r</text:span><text:span text:style-name="_33_43">e</text:span><text:span text:style-name="_31_429">r</text:span><text:span text:style-name="_32_641">s</text:span><text:span text:style-name="_33_"> </text:span><text:span text:style-name="_31_561">i</text:span><text:span text:style-name="_32_569">s</text:span><text:span text:style-name="_33_"> </text:span><text:span text:style-name="_31_429">t</text:span><text:span text:style-name="_32_323">h</text:span><text:span text:style-name="_33_22">e</text:span><text:span text:style-name="_39_03"> </text:span><text:span text:style-name="_32_698">b</text:span><text:span text:style-name="_38_11">e</text:span><text:span text:style-name="_31_789">s</text:span><text:span text:style-name="_32_113">t</text:span><text:span text:style-name="_32_"> </text:span><text:span text:style-name="_31_141">w</text:span><text:span text:style-name="_32_587">a</text:span><text:span text:style-name="_33_22">y</text:span><text:span text:style-name="_39_03"> </text:span><text:span text:style-name="_32_245">t</text:span><text:span text:style-name="_32_77">o</text:span><text:span text:style-name="_39_03"> </text:span><text:span text:style-name="_32_113">t</text:span><text:span text:style-name="_36_67">a</text:span><text:span text:style-name="_31_330">k</text:span><text:span text:style-name="_32_209">e</text:span><text:span text:style-name="_32_"> </text:span><text:span text:style-name="_31_669">t</text:span><text:span text:style-name="_32_119">h</text:span><text:span text:style-name="_32_38">e</text:span><text:span text:style-name="_31_669">i</text:span><text:span text:style-name="_32_653">r</text:span><text:span text:style-name="_33_"> </text:span><text:span text:style-name="_31_567">p</text:span><text:span text:style-name="_32_617">l</text:span><text:span text:style-name="_37_18">a</text:span><text:span text:style-name="_31_546">c</text:span><text:span text:style-name="_32_575">e</text:span><text:span text:style-name="_37_09">.</text:span><text:span text:style-name="_31_393">"</text:span><text:span text:style-name="_31_802"> </text:span><text:span text:style-name="_35_89">W</text:span><text:span text:style-name="_31_783">h</text:span><text:span text:style-name="_32_398">e</text:span><text:span text:style-name="_32_77">n</text:span><text:span text:style-name="_39_03"> </text:span><text:span text:style-name="_32_518">p</text:span><text:span text:style-name="_34_99">o</text:span><text:span text:style-name="_31_501">l</text:span><text:span text:style-name="_32_689">i</text:span><text:span text:style-name="_37_69">t</text:span><text:span text:style-name="_31_681">i</text:span><text:span text:style-name="_32_158">c</text:span><text:span text:style-name="_32_41">i</text:span><text:span text:style-name="_31_687">a</text:span><text:span text:style-name="_32_335">n</text:span><text:span text:style-name="_32_50">s</text:span><text:span text:style-name="_39_03"> </text:span><text:span text:style-name="_32_293">i</text:span><text:span text:style-name="_33_22">n</text:span><text:span text:style-name="_31_252">s</text:span><text:span text:style-name="_32_317">u</text:span><text:span text:style-name="_36_01">l</text:span><text:span text:style-name="_31_669">t</text:span><text:span text:style-name="_31_802"> </text:span><text:span text:style-name="_37_09">M</text:span><text:span text:style-name="_31_435">u</text:span><text:span text:style-name="_32_662">s</text:span><text:span text:style-name="_36_97">l</text:span><text:span text:style-name="_31_597">i</text:span><text:span text:style-name="_32_209">m</text:span><text:span text:style-name="_36_37">s</text:span><text:span text:style-name="_31_417">,</text:span><text:span text:style-name="_31_802"> </text:span><text:span text:style-name="_34_21">w</text:span><text:span text:style-name="_31_510">h</text:span><text:span text:style-name="_32_647">e</text:span><text:span text:style-name="_32_65">t</text:span><text:span text:style-name="_31_150">h</text:span><text:span text:style-name="_32_251">e</text:span><text:span text:style-name="_33_49">r</text:span><text:span text:style-name="_39_03"> </text:span><text:span text:style-name="_32_611">a</text:span><text:span text:style-name="_36_46">b</text:span><text:span text:style-name="_31_309">r</text:span><text:span text:style-name="_32_038">o</text:span><text:span text:style-name="_36_31">a</text:span><text:span text:style-name="_31_609">d</text:span><text:span text:style-name="_31_802"> </text:span><text:span text:style-name="_34_45">o</text:span><text:span text:style-name="_31_237">r</text:span><text:span text:style-name="_31_802"> </text:span><text:span text:style-name="_33_46">o</text:span><text:span text:style-name="_31_615">u</text:span><text:span text:style-name="_32_065">r</text:span><text:span text:style-name="_33_"> </text:span><text:span text:style-name="_31_561">f</text:span><text:span text:style-name="_32_110">e</text:span><text:span text:style-name="_32_41">l</text:span><text:span text:style-name="_31_165">l</text:span><text:span text:style-name="_32_479">o</text:span><text:span text:style-name="_38_05">w</text:span><text:span text:style-name="_39_03"> </text:span><text:span text:style-name="_32_506">c</text:span><text:span text:style-name="_34_57">i</text:span><text:span text:style-name="_31_489">t</text:span><text:span text:style-name="_32_101">i</text:span><text:span text:style-name="_37_00">z</text:span><text:span text:style-name="_31_678">e</text:span><text:span text:style-name="_32_395">n</text:span><text:span text:style-name="_32_29">s</text:span><text:span text:style-name="_31_321">,</text:span><text:span text:style-name="_31_802"> </text:span><text:span text:style-name="_32_77">w</text:span><text:span text:style-name="_31_222">h</text:span><text:span text:style-name="_32_143">e</text:span><text:span text:style-name="_34_09">n</text:span><text:span text:style-name="_39_03"> </text:span><text:span text:style-name="_32_641">a</text:span><text:span text:style-name="_32_"> </text:span><text:span text:style-name="_31_777">m</text:span><text:span text:style-name="_32_338">o</text:span><text:span text:style-name="_35_20">s</text:span><text:span text:style-name="_31_618">q</text:span><text:span text:style-name="_32_443">u</text:span><text:span text:style-name="_32_77">e</text:span><text:span text:style-name="_39_02"> </text:span><text:span text:style-name="_32_653">i</text:span><text:span text:style-name="_38_05">s</text:span><text:span text:style-name="_39_02"> </text:span><text:span text:style-name="_32_104">v</text:span><text:span text:style-name="_37_78">a</text:span><text:span text:style-name="_31_219">n</text:span><text:span text:style-name="_32_074">d</text:span><text:span text:style-name="_37_75">a</text:span><text:span text:style-name="_31_141">l</text:span><text:span text:style-name="_32_137">i</text:span><text:span text:style-name="_35_02">z</text:span><text:span text:style-name="_31_759">e</text:span><text:span text:style-name="_32_266">d</text:span><text:span text:style-name="_36_61">,</text:span><text:span text:style-name="_39_03"> </text:span><text:span text:style-name="_32_221">o</text:span><text:span text:style-name="_34_57">r</text:span><text:span text:style-name="_39_03"> </text:span><text:span text:style-name="_32_641">a</text:span><text:span text:style-name="_33_"> </text:span><text:span text:style-name="_31_222">k</text:span><text:span text:style-name="_32_653">i</text:span><text:span text:style-name="_37_15">d</text:span><text:span text:style-name="_39_03"> </text:span><text:span text:style-name="_32_425">i</text:span><text:span text:style-name="_38_17">s</text:span><text:span text:style-name="_39_03"> </text:span><text:span text:style-name="_32_392">c</text:span><text:span text:style-name="_37_18">a</text:span><text:span text:style-name="_31_165">l</text:span><text:span text:style-name="_32_461">l</text:span><text:span text:style-name="_38_14">e</text:span><text:span text:style-name="_31_423">d</text:span><text:span text:style-name="_31_802"> </text:span><text:span text:style-name="_33_07">n</text:span><text:span text:style-name="_31_438">a</text:span><text:span text:style-name="_32_317">m</text:span><text:span text:style-name="_32_50">e</text:span><text:span text:style-name="_31_204">s</text:span><text:span text:style-name="_32_401">,</text:span><text:span text:style-name="_32_"> </text:span><text:span text:style-name="_31_309">t</text:span><text:span text:style-name="_32_587">h</text:span><text:span text:style-name="_35_38">a</text:span><text:span text:style-name="_31_357">t</text:span><text:span text:style-name="_31_803"> </text:span><text:span text:style-name="_34_51">d</text:span><text:span text:style-name="_31_246">o</text:span><text:span text:style-name="_32_515">e</text:span><text:span text:style-name="_32_86">s</text:span><text:span text:style-name="_31_717">n</text:span><text:span text:style-name="_32_641">'</text:span><text:span text:style-name="_33_13">t</text:span><text:span text:style-name="_39_03"> </text:span><text:span text:style-name="_32_149">m</text:span><text:span text:style-name="_32_71">a</text:span><text:span text:style-name="_31_498">k</text:span><text:span text:style-name="_32_605">e</text:span><text:span text:style-name="_33_"> </text:span><text:span text:style-name="_31_366">u</text:span><text:span text:style-name="_32_332">s</text:span><text:span text:style-name="_32_"> </text:span><text:span text:style-name="_31_714">s</text:span><text:span text:style-name="_32_659">a</text:span><text:span text:style-name="_33_13">f</text:span><text:span text:style-name="_31_501">e</text:span><text:span text:style-name="_32_689">r</text:span><text:span text:style-name="_34_57">.</text:span><text:span text:style-name="_39_02"> </text:span><text:span text:style-name="_32_473">T</text:span><text:span text:style-name="_32_47">h</text:span><text:span text:style-name="_31_138">a</text:span><text:span text:style-name="_32_113">t</text:span><text:span text:style-name="_34_57">'</text:span><text:span text:style-name="_31_141">s</text:span><text:span text:style-name="_31_802"> </text:span><text:span text:style-name="_36_67">n</text:span><text:span text:style-name="_31_582">o</text:span><text:span text:style-name="_32_113">t</text:span><text:span text:style-name="_33_"> </text:span><text:span text:style-name="_31_417">t</text:span><text:span text:style-name="_32_287">e</text:span><text:span text:style-name="_34_81">l</text:span><text:span text:style-name="_31_165">l</text:span><text:span text:style-name="_32_401">i</text:span><text:span text:style-name="_35_02">n</text:span><text:span text:style-name="_31_777">g</text:span><text:span text:style-name="_31_803"> </text:span><text:span text:style-name="_36_37">i</text:span><text:span text:style-name="_31_597">t</text:span><text:span text:style-name="_31_802"> </text:span><text:span text:style-name="_34_93">l</text:span><text:span text:style-name="_31_717">i</text:span><text:span text:style-name="_32_218">k</text:span><text:span text:style-name="_36_79">e</text:span><text:span text:style-name="_39_03"> </text:span><text:span text:style-name="_32_137">i</text:span><text:span text:style-name="_32_29">t</text:span><text:span text:style-name="_39_02"> </text:span><text:span text:style-name="_32_581">i</text:span><text:span text:style-name="_36_01">s</text:span><text:span text:style-name="_31_597">.</text:span><text:span text:style-name="_31_802"> </text:span><text:span text:style-name="_35_29">I</text:span><text:span text:style-name="_31_597">t</text:span><text:span text:style-name="_32_257">'</text:span><text:span text:style-name="_38_05">s</text:span><text:span text:style-name="_39_02"> </text:span><text:span text:style-name="_32_101">j</text:span><text:span text:style-name="_34_90">u</text:span><text:span text:style-name="_31_576">s</text:span><text:span text:style-name="_32_437">t</text:span><text:span text:style-name="_32_"> </text:span><text:span text:style-name="_31_537">w</text:span><text:span text:style-name="_32_137">r</text:span><text:span text:style-name="_38_50">o</text:span><text:span text:style-name="_31_495">n</text:span><text:span text:style-name="_32_329">g</text:span><text:span text:style-name="_33_49">.</text:span><text:span text:style-name="_39_03"> </text:span><text:span text:style-name="_32_221">I</text:span><text:span text:style-name="_38_05">t</text:span><text:span text:style-name="_39_02"> </text:span><text:span text:style-name="_32_122">d</text:span><text:span text:style-name="_35_17">i</text:span><text:span text:style-name="_31_309">m</text:span><text:span text:style-name="_32_497">i</text:span><text:span text:style-name="_34_99">n</text:span><text:span text:style-name="_31_525">i</text:span><text:span text:style-name="_32_152">s</text:span><text:span text:style-name="_37_18">h</text:span><text:span text:style-name="_31_147">e</text:span><text:span text:style-name="_32_038">s</text:span><text:span text:style-name="_32_"> </text:span><text:span text:style-name="_31_183">u</text:span><text:span text:style-name="_32_230">s</text:span><text:span text:style-name="_32_"> </text:span><text:span text:style-name="_31_309">i</text:span><text:span text:style-name="_32_689">n</text:span><text:span text:style-name="_33_"> </text:span><text:span text:style-name="_31_213">t</text:span><text:span text:style-name="_32_338">h</text:span><text:span text:style-name="_33_07">e</text:span><text:span text:style-name="_39_03"> </text:span><text:span text:style-name="_32_623">e</text:span><text:span text:style-name="_35_02">y</text:span><text:span text:style-name="_31_723">e</text:span><text:span text:style-name="_32_398">s</text:span><text:span text:style-name="_33_"> </text:span><text:span text:style-name="_31_489">o</text:span><text:span text:style-name="_32_689">f</text:span><text:span text:style-name="_32_"> </text:span><text:span text:style-name="_31_705">t</text:span><text:span text:style-name="_32_590">h</text:span><text:span text:style-name="_32_71">e</text:span><text:span text:style-name="_39_03"> </text:span><text:span text:style-name="_32_257">w</text:span><text:span text:style-name="_38_86">o</text:span><text:span text:style-name="_31_249">r</text:span><text:span text:style-name="_32_293">l</text:span><text:span text:style-name="_32_71">d</text:span><text:span text:style-name="_31_669">.</text:span><text:span text:style-name="_31_802"> </text:span><text:span text:style-name="_33_13">I</text:span><text:span text:style-name="_31_321">t</text:span><text:span text:style-name="_31_803"> </text:span><text:span text:style-name="_36_25">m</text:span><text:span text:style-name="_31_723">a</text:span><text:span text:style-name="_32_038">k</text:span><text:span text:style-name="_36_34">e</text:span><text:span text:style-name="_31_324">s</text:span><text:span text:style-name="_31_803"> </text:span><text:span text:style-name="_34_21">i</text:span><text:span text:style-name="_31_705">t</text:span><text:span text:style-name="_31_802"> </text:span><text:span text:style-name="_34_63">h</text:span><text:span text:style-name="_31_678">a</text:span><text:span text:style-name="_32_473">r</text:span><text:span text:style-name="_36_34">d</text:span><text:span text:style-name="_31_243">e</text:span><text:span text:style-name="_32_641">r</text:span><text:span text:style-name="_32_"> </text:span><text:span text:style-name="_31_417">t</text:span><text:span text:style-name="_32_245">o</text:span><text:span text:style-name="_32_"> </text:span><text:span text:style-name="_31_687">a</text:span><text:span text:style-name="_32_506">c</text:span><text:span text:style-name="_32_83">h</text:span><text:span text:style-name="_31_777">i</text:span><text:span text:style-name="_32_074">e</text:span><text:span text:style-name="_33_52">v</text:span><text:span text:style-name="_31_150">e</text:span><text:span text:style-name="_31_803"> </text:span><text:span text:style-name="_36_70">o</text:span><text:span text:style-name="_31_327">u</text:span><text:span text:style-name="_32_677">r</text:span><text:span text:style-name="_33_"> </text:span><text:span text:style-name="_31_762">g</text:span><text:span text:style-name="_32_335">o</text:span><text:span text:style-name="_36_34">a</text:span><text:span text:style-name="_31_753">l</text:span><text:span text:style-name="_32_116">s</text:span><text:span text:style-name="_37_81">.</text:span><text:span text:style-name="_39_03"> </text:span><text:span text:style-name="_32_329">I</text:span><text:span text:style-name="_36_01">t</text:span><text:span text:style-name="_39_02"> </text:span><text:span text:style-name="_32_695">b</text:span><text:span text:style-name="_33_58">e</text:span><text:span text:style-name="_31_309">t</text:span><text:span text:style-name="_32_581">r</text:span><text:span text:style-name="_35_02">a</text:span><text:span text:style-name="_31_744">y</text:span><text:span text:style-name="_32_065">s</text:span><text:span text:style-name="_32_"> </text:span><text:span text:style-name="_31_789">w</text:span><text:span text:style-name="_32_587">h</text:span><text:span text:style-name="_38_26">o</text:span><text:span text:style-name="_39_02"> </text:span><text:span text:style-name="_32_329">w</text:span><text:span text:style-name="_35_89">e</text:span><text:span text:style-name="_39_03"> </text:span><text:span text:style-name="_32_470">a</text:span><text:span text:style-name="_34_21">r</text:span><text:span text:style-name="_31_579">e</text:span><text:span text:style-name="_31_803"> </text:span><text:span text:style-name="_33_10">a</text:span><text:span text:style-name="_31_672">s</text:span><text:span text:style-name="_31_803"> </text:span><text:span text:style-name="_38_17">a</text:span><text:span text:style-name="_39_02"> </text:span><text:span text:style-name="_32_644">c</text:span><text:span text:style-name="_32_86">o</text:span><text:span text:style-name="_31_603">u</text:span><text:span text:style-name="_32_122">n</text:span><text:span text:style-name="_32_77">t</text:span><text:span text:style-name="_31_429">r</text:span><text:span text:style-name="_32_281">y</text:span><text:span text:style-name="_32_65">.</text:span></text:p>
      <text:p text:style-name="P1"><text:span text:style-name="_32_065">"</text:span><text:span text:style-name="_34_09">W</text:span><text:span text:style-name="_31_213">e</text:span><text:span text:style-name="_31_802"> </text:span><text:span text:style-name="_34_57">t</text:span><text:span text:style-name="_31_570">h</text:span><text:span text:style-name="_32_647">e</text:span><text:span text:style-name="_32_"> </text:span><text:span text:style-name="_31_177">P</text:span><text:span text:style-name="_32_086">e</text:span><text:span text:style-name="_35_23">o</text:span><text:span text:style-name="_31_402">p</text:span><text:span text:style-name="_32_581">l</text:span><text:span text:style-name="_33_55">e</text:span><text:span text:style-name="_31_237">.</text:span><text:span text:style-name="_32_317">"</text:span><text:span text:style-name="_32_"> </text:span><text:span text:style-name="_31_681">O</text:span><text:span text:style-name="_32_569">u</text:span><text:span text:style-name="_36_25">r</text:span><text:span text:style-name="_39_02"> </text:span><text:span text:style-name="_32_221">C</text:span><text:span text:style-name="_33_19">o</text:span><text:span text:style-name="_31_174">n</text:span><text:span text:style-name="_32_254">s</text:span><text:span text:style-name="_34_09">t</text:span><text:span text:style-name="_31_573">i</text:span><text:span text:style-name="_32_689">t</text:span><text:span text:style-name="_33_43">u</text:span><text:span text:style-name="_31_381">t</text:span><text:span text:style-name="_32_065">i</text:span><text:span text:style-name="_35_35">o</text:span><text:span text:style-name="_31_246">n</text:span><text:span text:style-name="_31_803"> </text:span><text:span text:style-name="_35_35">b</text:span><text:span text:style-name="_31_798">e</text:span><text:span text:style-name="_32_251">g</text:span><text:span text:style-name="_33_37">i</text:span><text:span text:style-name="_31_498">n</text:span><text:span text:style-name="_32_569">s</text:span><text:span text:style-name="_33_"> </text:span><text:span text:style-name="_31_201">w</text:span><text:span text:style-name="_32_077">i</text:span><text:span text:style-name="_34_45">t</text:span><text:span text:style-name="_31_429">h</text:span><text:span text:style-name="_31_803"> </text:span><text:span text:style-name="_37_81">t</text:span><text:span text:style-name="_31_387">h</text:span><text:span text:style-name="_32_482">o</text:span><text:span text:style-name="_33_04">s</text:span><text:span text:style-name="_31_690">e</text:span><text:span text:style-name="_31_803"> </text:span><text:span text:style-name="_38_17">t</text:span><text:span text:style-name="_31_246">h</text:span><text:span text:style-name="_32_473">r</text:span><text:span text:style-name="_34_99">e</text:span><text:span text:style-name="_31_177">e</text:span><text:span text:style-name="_31_802"> </text:span><text:span text:style-name="_36_40">s</text:span><text:span text:style-name="_31_141">i</text:span><text:span text:style-name="_32_245">m</text:span><text:span text:style-name="_35_38">p</text:span><text:span text:style-name="_31_393">l</text:span><text:span text:style-name="_32_221">e</text:span><text:span text:style-name="_32_"> </text:span><text:span text:style-name="_31_249">w</text:span><text:span text:style-name="_32_119">o</text:span><text:span text:style-name="_36_61">r</text:span><text:span text:style-name="_31_690">d</text:span><text:span text:style-name="_32_317">s</text:span><text:span text:style-name="_38_05">,</text:span><text:span text:style-name="_39_03"> </text:span><text:span text:style-name="_32_677">w</text:span><text:span text:style-name="_34_18">o</text:span><text:span text:style-name="_31_501">r</text:span><text:span text:style-name="_32_575">d</text:span><text:span text:style-name="_34_09">s</text:span><text:span text:style-name="_39_03"> </text:span><text:span text:style-name="_32_257">w</text:span><text:span text:style-name="_34_63">e</text:span><text:span text:style-name="_31_573">'</text:span><text:span text:style-name="_32_650">v</text:span><text:span text:style-name="_33_49">e</text:span><text:span text:style-name="_39_03"> </text:span><text:span text:style-name="_32_044">c</text:span><text:span text:style-name="_35_98">o</text:span><text:span text:style-name="_31_393">m</text:span><text:span text:style-name="_32_497">e</text:span><text:span text:style-name="_33_"> </text:span><text:span text:style-name="_31_777">t</text:span><text:span text:style-name="_32_041">o</text:span><text:span text:style-name="_33_"> </text:span><text:span text:style-name="_31_177">r</text:span><text:span text:style-name="_32_578">e</text:span><text:span text:style-name="_38_20">c</text:span><text:span text:style-name="_31_150">o</text:span><text:span text:style-name="_32_467">g</text:span><text:span text:style-name="_35_38">n</text:span><text:span text:style-name="_31_129">i</text:span><text:span text:style-name="_32_080">z</text:span><text:span text:style-name="_36_01">e</text:span><text:span text:style-name="_39_02"> </text:span><text:span text:style-name="_32_617">m</text:span><text:span text:style-name="_35_98">e</text:span><text:span text:style-name="_31_687">a</text:span><text:span text:style-name="_32_221">n</text:span><text:span text:style-name="_33_"> </text:span><text:span text:style-name="_31_417">a</text:span><text:span text:style-name="_32_137">l</text:span><text:span text:style-name="_34_81">l</text:span><text:span text:style-name="_39_02"> </text:span><text:span text:style-name="_32_689">t</text:span><text:span text:style-name="_34_18">h</text:span><text:span text:style-name="_31_687">e</text:span><text:span text:style-name="_31_802"> </text:span><text:span text:style-name="_33_43">p</text:span><text:span text:style-name="_31_510">e</text:span><text:span text:style-name="_32_254">o</text:span><text:span text:style-name="_33_55">p</text:span><text:span text:style-name="_31_177">l</text:span><text:span text:style-name="_32_221">e</text:span><text:span text:style-name="_38_41">,</text:span><text:span text:style-name="_39_03"> </text:span><text:span text:style-name="_32_143">n</text:span><text:span text:style-name="_32_38">o</text:span><text:span text:style-name="_31_141">t</text:span><text:span text:style-name="_31_802"> </text:span><text:span text:style-name="_36_97">j</text:span><text:span text:style-name="_31_174">u</text:span><text:span text:style-name="_32_572">s</text:span><text:span text:style-name="_38_17">t</text:span><text:span text:style-name="_39_02"> </text:span><text:span text:style-name="_32_398">s</text:span><text:span text:style-name="_33_43">o</text:span><text:span text:style-name="_31_681">m</text:span><text:span text:style-name="_32_653">e</text:span><text:span text:style-name="_36_61">;</text:span><text:span text:style-name="_39_02"> </text:span><text:span text:style-name="_32_281">w</text:span><text:span text:style-name="_36_43">o</text:span><text:span text:style-name="_31_237">r</text:span><text:span text:style-name="_32_662">d</text:span><text:span text:style-name="_36_73">s</text:span><text:span text:style-name="_39_02"> </text:span><text:span text:style-name="_32_401">t</text:span><text:span text:style-name="_34_18">h</text:span><text:span text:style-name="_31_363">a</text:span><text:span text:style-name="_32_473">t</text:span><text:span text:style-name="_32_"> </text:span><text:span text:style-name="_31_417">i</text:span><text:span text:style-name="_32_614">n</text:span><text:span text:style-name="_33_40">s</text:span><text:span text:style-name="_31_789">i</text:span><text:span text:style-name="_32_101">s</text:span><text:span text:style-name="_34_93">t</text:span><text:span text:style-name="_39_03"> </text:span><text:span text:style-name="_32_641">w</text:span><text:span text:style-name="_36_37">e</text:span><text:span text:style-name="_39_02"> </text:span><text:span text:style-name="_32_605">r</text:span><text:span text:style-name="_38_05">i</text:span><text:span text:style-name="_31_534">s</text:span><text:span text:style-name="_32_143">e</text:span><text:span text:style-name="_32_"> </text:span><text:span text:style-name="_31_798">a</text:span><text:span text:style-name="_32_575">n</text:span><text:span text:style-name="_36_37">d</text:span><text:span text:style-name="_39_02"> </text:span><text:span text:style-name="_32_437">f</text:span><text:span text:style-name="_33_49">a</text:span><text:span text:style-name="_31_393">l</text:span><text:span text:style-name="_32_113">l</text:span><text:span text:style-name="_32_"> </text:span><text:span text:style-name="_31_357">t</text:span><text:span text:style-name="_32_047">o</text:span><text:span text:style-name="_38_26">g</text:span><text:span text:style-name="_31_543">e</text:span><text:span text:style-name="_32_221">t</text:span><text:span text:style-name="_33_46">h</text:span><text:span text:style-name="_31_561">e</text:span><text:span text:style-name="_32_149">r</text:span><text:span text:style-name="_35_29">,</text:span><text:span text:style-name="_39_03"> </text:span><text:span text:style-name="_32_515">a</text:span><text:span text:style-name="_35_26">n</text:span><text:span text:style-name="_31_609">d</text:span><text:span text:style-name="_31_803"> </text:span><text:span text:style-name="_36_37">t</text:span><text:span text:style-name="_31_507">h</text:span><text:span text:style-name="_32_626">a</text:span><text:span text:style-name="_36_97">t</text:span><text:span text:style-name="_31_177">'</text:span><text:span text:style-name="_32_509">s</text:span><text:span text:style-name="_33_"> </text:span><text:span text:style-name="_31_783">h</text:span><text:span text:style-name="_32_470">o</text:span><text:span text:style-name="_33_01">w</text:span><text:span text:style-name="_39_02"> </text:span><text:span text:style-name="_32_497">w</text:span><text:span text:style-name="_36_25">e</text:span><text:span text:style-name="_39_02"> </text:span><text:span text:style-name="_32_497">m</text:span><text:span text:style-name="_38_05">i</text:span><text:span text:style-name="_31_171">g</text:span><text:span text:style-name="_32_470">h</text:span><text:span text:style-name="_38_77">t</text:span><text:span text:style-name="_39_03"> </text:span><text:span text:style-name="_32_158">p</text:span><text:span text:style-name="_36_07">e</text:span><text:span text:style-name="_31_741">r</text:span><text:span text:style-name="_32_245">f</text:span><text:span text:style-name="_38_59">e</text:span><text:span text:style-name="_31_258">c</text:span><text:span text:style-name="_32_065">t</text:span><text:span text:style-name="_32_"> </text:span><text:span text:style-name="_31_498">o</text:span><text:span text:style-name="_32_611">u</text:span><text:span text:style-name="_34_57">r</text:span><text:span text:style-name="_39_02"> </text:span><text:span text:style-name="_32_329">U</text:span><text:span text:style-name="_35_02">n</text:span><text:span text:style-name="_31_393">i</text:span><text:span text:style-name="_32_575">o</text:span><text:span text:style-name="_35_29">n</text:span><text:span text:style-name="_31_177">.</text:span><text:span text:style-name="_31_803"> </text:span><text:span text:style-name="_36_73">A</text:span><text:span text:style-name="_31_255">n</text:span><text:span text:style-name="_32_254">d</text:span><text:span text:style-name="_32_"> </text:span><text:span text:style-name="_31_537">t</text:span><text:span text:style-name="_32_443">h</text:span><text:span text:style-name="_32_74">a</text:span><text:span text:style-name="_31_321">t</text:span><text:span text:style-name="_31_803"> </text:span><text:span text:style-name="_38_23">b</text:span><text:span text:style-name="_31_165">r</text:span><text:span text:style-name="_32_509">i</text:span><text:span text:style-name="_38_86">n</text:span><text:span text:style-name="_31_783">g</text:span><text:span text:style-name="_32_434">s</text:span><text:span text:style-name="_32_"> </text:span><text:span text:style-name="_31_777">m</text:span><text:span text:style-name="_32_569">e</text:span><text:span text:style-name="_32_"> </text:span><text:span text:style-name="_31_741">t</text:span><text:span text:style-name="_32_029">o</text:span><text:span text:style-name="_32_"> </text:span><text:span text:style-name="_31_201">t</text:span><text:span text:style-name="_32_302">h</text:span><text:span text:style-name="_34_63">e</text:span><text:span text:style-name="_39_03"> </text:span><text:span text:style-name="_32_509">f</text:span><text:span text:style-name="_34_87">o</text:span><text:span text:style-name="_31_318">u</text:span><text:span text:style-name="_32_569">r</text:span><text:span text:style-name="_36_01">t</text:span><text:span text:style-name="_31_753">h</text:span><text:span text:style-name="_32_113">,</text:span><text:span text:style-name="_33_"> </text:span><text:span text:style-name="_31_582">a</text:span><text:span text:style-name="_32_035">n</text:span><text:span text:style-name="_36_25">d</text:span><text:span text:style-name="_39_02"> </text:span><text:span text:style-name="_32_605">m</text:span><text:span text:style-name="_34_66">a</text:span><text:span text:style-name="_31_540">y</text:span><text:span text:style-name="_32_335">h</text:span><text:span text:style-name="_34_66">a</text:span><text:span text:style-name="_31_537">p</text:span><text:span text:style-name="_31_803"> </text:span><text:span text:style-name="_33_37">t</text:span><text:span text:style-name="_31_726">h</text:span><text:span text:style-name="_32_443">e</text:span><text:span text:style-name="_33_"> </text:span><text:span text:style-name="_31_705">m</text:span><text:span text:style-name="_32_434">o</text:span><text:span text:style-name="_32_68">s</text:span><text:span text:style-name="_31_237">t</text:span><text:span text:style-name="_31_803"> </text:span><text:span text:style-name="_34_57">i</text:span><text:span text:style-name="_31_177">m</text:span><text:span text:style-name="_32_110">p</text:span><text:span text:style-name="_37_15">o</text:span><text:span text:style-name="_31_345">r</text:span><text:span text:style-name="_32_689">t</text:span><text:span text:style-name="_36_43">a</text:span><text:span text:style-name="_31_714">n</text:span><text:span text:style-name="_32_065">t</text:span><text:span text:style-name="_33_"> </text:span><text:span text:style-name="_31_249">t</text:span><text:span text:style-name="_32_263">h</text:span><text:span text:style-name="_36_73">i</text:span><text:span text:style-name="_31_390">n</text:span><text:span text:style-name="_32_677">g</text:span><text:span text:style-name="_33_"> </text:span><text:span text:style-name="_31_609">t</text:span><text:span text:style-name="_32_263">h</text:span><text:span text:style-name="_35_38">a</text:span><text:span text:style-name="_31_429">t</text:span><text:span text:style-name="_31_802"> </text:span><text:span text:style-name="_37_81">I</text:span><text:span text:style-name="_39_02"> </text:span><text:span text:style-name="_32_617">w</text:span><text:span text:style-name="_33_58">a</text:span><text:span text:style-name="_31_183">n</text:span><text:span text:style-name="_32_617">t</text:span><text:span text:style-name="_33_"> </text:span><text:span text:style-name="_31_561">t</text:span><text:span text:style-name="_32_677">o</text:span><text:span text:style-name="_32_"> </text:span><text:span text:style-name="_31_714">s</text:span><text:span text:style-name="_32_119">a</text:span><text:span text:style-name="_32_77">y</text:span><text:span text:style-name="_39_03"> </text:span><text:span text:style-name="_32_437">t</text:span><text:span text:style-name="_37_15">o</text:span><text:span text:style-name="_31_786">n</text:span><text:span text:style-name="_32_281">i</text:span><text:span text:style-name="_33_19">g</text:span><text:span text:style-name="_31_510">h</text:span><text:span text:style-name="_32_569">t</text:span><text:span text:style-name="_36_37">.</text:span></text:p>
      <text:p text:style-name="P1"><text:span text:style-name="_32_113">T</text:span><text:span text:style-name="_34_63">h</text:span><text:span text:style-name="_31_318">e</text:span><text:span text:style-name="_31_802"> </text:span><text:span text:style-name="_33_37">f</text:span><text:span text:style-name="_31_798">u</text:span><text:span text:style-name="_32_077">t</text:span><text:span text:style-name="_36_07">u</text:span><text:span text:style-name="_31_393">r</text:span><text:span text:style-name="_32_605">e</text:span><text:span text:style-name="_33_"> </text:span><text:span text:style-name="_31_537">w</text:span><text:span text:style-name="_32_281">e</text:span><text:span text:style-name="_32_"> </text:span><text:span text:style-name="_31_525">w</text:span><text:span text:style-name="_32_119">a</text:span><text:span text:style-name="_34_66">n</text:span><text:span text:style-name="_31_417">t</text:span><text:span text:style-name="_31_803"> </text:span>--<text:span text:style-name="_31_803"> </text:span><text:span text:style-name="_32_65">a</text:span><text:span text:style-name="_31_789">l</text:span><text:span text:style-name="_32_221">l</text:span><text:span text:style-name="_33_"> </text:span><text:span text:style-name="_31_393">o</text:span><text:span text:style-name="_32_209">f</text:span><text:span text:style-name="_33_"> </text:span><text:span text:style-name="_31_402">u</text:span><text:span text:style-name="_32_692">s</text:span><text:span text:style-name="_32_"> </text:span><text:span text:style-name="_31_609">w</text:span><text:span text:style-name="_32_122">a</text:span><text:span text:style-name="_34_63">n</text:span><text:span text:style-name="_31_177">t</text:span><text:span text:style-name="_31_803"> </text:span>--<text:span text:style-name="_31_802"> </text:span><text:span text:style-name="_32_83">o</text:span><text:span text:style-name="_31_138">p</text:span><text:span text:style-name="_32_467">p</text:span><text:span text:style-name="_34_18">o</text:span><text:span text:style-name="_31_669">r</text:span><text:span text:style-name="_32_497">t</text:span><text:span text:style-name="_35_95">u</text:span><text:span text:style-name="_31_606">n</text:span><text:span text:style-name="_32_329">i</text:span><text:span text:style-name="_32_77">t</text:span><text:span text:style-name="_31_357">y</text:span><text:span text:style-name="_31_803"> </text:span><text:span text:style-name="_38_47">a</text:span><text:span text:style-name="_31_798">n</text:span><text:span text:style-name="_32_617">d</text:span><text:span text:style-name="_33_"> </text:span><text:span text:style-name="_31_174">s</text:span><text:span text:style-name="_32_443">e</text:span><text:span text:style-name="_32_68">c</text:span><text:span text:style-name="_31_150">u</text:span><text:span text:style-name="_32_689">r</text:span><text:span text:style-name="_37_09">i</text:span><text:span text:style-name="_31_597">t</text:span><text:span text:style-name="_32_641">y</text:span><text:span text:style-name="_32_"> </text:span><text:span text:style-name="_31_741">f</text:span><text:span text:style-name="_32_317">o</text:span><text:span text:style-name="_38_17">r</text:span><text:span text:style-name="_39_02"> </text:span><text:span text:style-name="_32_395">o</text:span><text:span text:style-name="_36_82">u</text:span><text:span text:style-name="_31_489">r</text:span><text:span text:style-name="_31_803"> </text:span><text:span text:style-name="_38_17">f</text:span><text:span text:style-name="_31_534">a</text:span><text:span text:style-name="_32_473">m</text:span><text:span text:style-name="_37_09">i</text:span><text:span text:style-name="_31_249">l</text:span><text:span text:style-name="_32_065">i</text:span><text:span text:style-name="_37_75">e</text:span><text:span text:style-name="_31_681">s</text:span><text:span text:style-name="_32_437">,</text:span><text:span text:style-name="_32_"> </text:span><text:span text:style-name="_31_345">a</text:span><text:span text:style-name="_31_802"> </text:span><text:span text:style-name="_33_13">r</text:span><text:span text:style-name="_31_537">i</text:span><text:span text:style-name="_32_086">s</text:span><text:span text:style-name="_38_89">i</text:span><text:span text:style-name="_31_783">n</text:span><text:span text:style-name="_32_221">g</text:span><text:span text:style-name="_33_"> </text:span><text:span text:style-name="_31_174">s</text:span><text:span text:style-name="_32_137">t</text:span><text:span text:style-name="_37_03">a</text:span><text:span text:style-name="_31_582">n</text:span><text:span text:style-name="_32_299">d</text:span><text:span text:style-name="_34_27">a</text:span><text:span text:style-name="_31_609">r</text:span><text:span text:style-name="_32_326">d</text:span><text:span text:style-name="_32_"> </text:span><text:span text:style-name="_31_381">o</text:span><text:span text:style-name="_32_617">f</text:span><text:span text:style-name="_32_"> </text:span><text:span text:style-name="_31_345">l</text:span><text:span text:style-name="_32_617">i</text:span><text:span text:style-name="_37_00">v</text:span><text:span text:style-name="_31_177">i</text:span><text:span text:style-name="_32_302">n</text:span><text:span text:style-name="_35_29">g</text:span><text:span text:style-name="_31_165">,</text:span><text:span text:style-name="_31_803"> </text:span><text:span text:style-name="_36_01">a</text:span><text:span text:style-name="_39_03"> </text:span><text:span text:style-name="_32_158">s</text:span><text:span text:style-name="_37_15">u</text:span><text:span text:style-name="_31_720">s</text:span><text:span text:style-name="_32_137">t</text:span><text:span text:style-name="_34_18">a</text:span><text:span text:style-name="_31_525">i</text:span><text:span text:style-name="_32_662">n</text:span><text:span text:style-name="_36_43">a</text:span><text:span text:style-name="_31_255">b</text:span><text:span text:style-name="_32_281">l</text:span><text:span text:style-name="_32_74">e</text:span><text:span text:style-name="_31_717">,</text:span><text:span text:style-name="_31_802"> </text:span><text:span text:style-name="_33_19">p</text:span><text:span text:style-name="_31_354">e</text:span><text:span text:style-name="_32_482">a</text:span><text:span text:style-name="_35_32">c</text:span><text:span text:style-name="_31_714">e</text:span><text:span text:style-name="_32_425">f</text:span><text:span text:style-name="_34_99">u</text:span><text:span text:style-name="_31_753">l</text:span><text:span text:style-name="_31_803"> </text:span><text:span text:style-name="_36_46">p</text:span><text:span text:style-name="_31_321">l</text:span><text:span text:style-name="_32_047">a</text:span><text:span text:style-name="_36_70">n</text:span><text:span text:style-name="_31_567">e</text:span><text:span text:style-name="_32_677">t</text:span><text:span text:style-name="_32_"> </text:span><text:span text:style-name="_31_609">f</text:span><text:span text:style-name="_32_689">o</text:span><text:span text:style-name="_36_37">r</text:span><text:span text:style-name="_39_02"> </text:span><text:span text:style-name="_32_119">o</text:span><text:span text:style-name="_34_54">u</text:span><text:span text:style-name="_31_717">r</text:span><text:span text:style-name="_31_803"> </text:span><text:span text:style-name="_36_82">k</text:span><text:span text:style-name="_31_213">i</text:span><text:span text:style-name="_32_683">d</text:span><text:span text:style-name="_38_77">s</text:span><text:span text:style-name="_39_02"> </text:span>--<text:span text:style-name="_39_03"> </text:span><text:span text:style-name="_32_029">a</text:span><text:span text:style-name="_37_69">l</text:span><text:span text:style-name="_31_609">l</text:span><text:span text:style-name="_31_802"> </text:span><text:span text:style-name="_34_45">t</text:span><text:span text:style-name="_31_711">h</text:span><text:span text:style-name="_32_578">a</text:span><text:span text:style-name="_37_81">t</text:span><text:span text:style-name="_39_03"> </text:span><text:span text:style-name="_32_029">i</text:span><text:span text:style-name="_36_97">s</text:span><text:span text:style-name="_39_03"> </text:span><text:span text:style-name="_32_569">w</text:span><text:span text:style-name="_34_93">i</text:span><text:span text:style-name="_31_789">t</text:span><text:span text:style-name="_32_158">h</text:span><text:span text:style-name="_34_81">i</text:span><text:span text:style-name="_31_531">n</text:span><text:span text:style-name="_31_802"> </text:span><text:span text:style-name="_32_50">o</text:span><text:span text:style-name="_31_675">u</text:span><text:span text:style-name="_32_677">r</text:span><text:span text:style-name="_33_"> </text:span><text:span text:style-name="_31_537">r</text:span><text:span text:style-name="_32_143">e</text:span><text:span text:style-name="_35_02">a</text:span><text:span text:style-name="_31_180">c</text:span><text:span text:style-name="_32_230">h</text:span><text:span text:style-name="_36_97">.</text:span><text:span text:style-name="_39_02"> </text:span><text:span text:style-name="_32_149">B</text:span><text:span text:style-name="_35_29">u</text:span><text:span text:style-name="_31_165">t</text:span><text:span text:style-name="_31_802"> </text:span><text:span text:style-name="_36_37">i</text:span><text:span text:style-name="_31_417">t</text:span><text:span text:style-name="_31_802"> </text:span><text:span text:style-name="_36_01">w</text:span><text:span text:style-name="_31_201">i</text:span><text:span text:style-name="_32_113">l</text:span><text:span text:style-name="_33_13">l</text:span><text:span text:style-name="_39_02"> </text:span><text:span text:style-name="_32_443">o</text:span><text:span text:style-name="_37_78">n</text:span><text:span text:style-name="_31_393">l</text:span><text:span text:style-name="_32_065">y</text:span><text:span text:style-name="_33_"> </text:span><text:span text:style-name="_31_363">h</text:span><text:span text:style-name="_32_074">a</text:span><text:span text:style-name="_34_87">p</text:span><text:span text:style-name="_31_354">p</text:span><text:span text:style-name="_32_110">e</text:span><text:span text:style-name="_33_55">n</text:span><text:span text:style-name="_39_03"> </text:span><text:span text:style-name="_32_401">i</text:span><text:span text:style-name="_36_01">f</text:span><text:span text:style-name="_39_02"> </text:span><text:span text:style-name="_32_605">w</text:span><text:span text:style-name="_33_13">e</text:span><text:span text:style-name="_39_03"> </text:span><text:span text:style-name="_32_605">w</text:span><text:span text:style-name="_33_19">o</text:span><text:span text:style-name="_31_561">r</text:span><text:span text:style-name="_32_086">k</text:span><text:span text:style-name="_32_"> </text:span><text:span text:style-name="_31_597">t</text:span><text:span text:style-name="_32_686">o</text:span><text:span text:style-name="_37_03">g</text:span><text:span text:style-name="_31_327">e</text:span><text:span text:style-name="_32_137">t</text:span><text:span text:style-name="_38_86">h</text:span><text:span text:style-name="_31_393">e</text:span><text:span text:style-name="_32_581">r</text:span><text:span text:style-name="_37_69">.</text:span><text:span text:style-name="_39_03"> </text:span><text:span text:style-name="_32_245">I</text:span><text:span text:style-name="_34_45">t</text:span><text:span text:style-name="_39_02"> </text:span><text:span text:style-name="_32_641">w</text:span><text:span text:style-name="_33_49">i</text:span><text:span text:style-name="_31_777">l</text:span><text:span text:style-name="_32_245">l</text:span><text:span text:style-name="_33_"> </text:span><text:span text:style-name="_31_183">o</text:span><text:span text:style-name="_32_446">n</text:span><text:span text:style-name="_32_29">l</text:span><text:span text:style-name="_31_777">y</text:span><text:span text:style-name="_31_803"> </text:span><text:span text:style-name="_32_38">h</text:span><text:span text:style-name="_31_423">a</text:span><text:span text:style-name="_32_047">p</text:span><text:span text:style-name="_35_02">p</text:span><text:span text:style-name="_31_366">e</text:span><text:span text:style-name="_32_155">n</text:span><text:span text:style-name="_33_"> </text:span><text:span text:style-name="_31_669">i</text:span><text:span text:style-name="_32_401">f</text:span><text:span text:style-name="_33_"> </text:span><text:span text:style-name="_31_489">w</text:span><text:span text:style-name="_32_329">e</text:span><text:span text:style-name="_33_"> </text:span><text:span text:style-name="_31_720">c</text:span><text:span text:style-name="_32_338">a</text:span><text:span text:style-name="_36_61">n</text:span><text:span text:style-name="_39_02"> </text:span><text:span text:style-name="_32_266">h</text:span><text:span text:style-name="_32_47">a</text:span><text:span text:style-name="_31_600">v</text:span><text:span text:style-name="_32_110">e</text:span><text:span text:style-name="_32_"> </text:span><text:span text:style-name="_31_489">r</text:span><text:span text:style-name="_32_479">a</text:span><text:span text:style-name="_38_05">t</text:span><text:span text:style-name="_31_609">i</text:span><text:span text:style-name="_32_470">o</text:span><text:span text:style-name="_32_38">n</text:span><text:span text:style-name="_31_435">a</text:span><text:span text:style-name="_32_401">l</text:span><text:span text:style-name="_32_65">,</text:span><text:span text:style-name="_39_02"> </text:span><text:span text:style-name="_32_626">c</text:span><text:span text:style-name="_36_43">o</text:span><text:span text:style-name="_31_534">n</text:span><text:span text:style-name="_32_032">s</text:span><text:span text:style-name="_34_09">t</text:span><text:span text:style-name="_31_201">r</text:span><text:span text:style-name="_32_146">u</text:span><text:span text:style-name="_33_40">c</text:span><text:span text:style-name="_31_537">t</text:span><text:span text:style-name="_32_437">i</text:span><text:span text:style-name="_35_02">v</text:span><text:span text:style-name="_31_243">e</text:span><text:span text:style-name="_31_802"> </text:span><text:span text:style-name="_38_14">d</text:span><text:span text:style-name="_31_531">e</text:span><text:span text:style-name="_32_083">b</text:span><text:span text:style-name="_38_50">a</text:span><text:span text:style-name="_31_669">t</text:span><text:span text:style-name="_32_662">e</text:span><text:span text:style-name="_34_60">s</text:span><text:span text:style-name="_31_357">.</text:span><text:span text:style-name="_31_803"> </text:span><text:span text:style-name="_34_57">I</text:span><text:span text:style-name="_31_573">t</text:span><text:span text:style-name="_31_803"> </text:span><text:span text:style-name="_38_17">w</text:span><text:span text:style-name="_31_753">i</text:span><text:span text:style-name="_32_245">l</text:span><text:span text:style-name="_33_37">l</text:span><text:span text:style-name="_39_03"> </text:span><text:span text:style-name="_32_251">o</text:span><text:span text:style-name="_35_38">n</text:span><text:span text:style-name="_31_741">l</text:span><text:span text:style-name="_32_221">y</text:span><text:span text:style-name="_32_"> </text:span><text:span text:style-name="_31_747">h</text:span><text:span text:style-name="_32_398">a</text:span><text:span text:style-name="_38_98">p</text:span><text:span text:style-name="_31_615">p</text:span><text:span text:style-name="_32_398">e</text:span><text:span text:style-name="_34_63">n</text:span><text:span text:style-name="_39_03"> </text:span><text:span text:style-name="_32_137">i</text:span><text:span text:style-name="_32_41">f</text:span><text:span text:style-name="_39_03"> </text:span><text:span text:style-name="_32_077">w</text:span><text:span text:style-name="_35_17">e</text:span><text:span text:style-name="_39_02"> </text:span><text:span text:style-name="_32_257">f</text:span><text:span text:style-name="_36_25">i</text:span><text:span text:style-name="_31_705">x</text:span><text:span text:style-name="_31_803"> </text:span><text:span text:style-name="_35_38">o</text:span><text:span text:style-name="_31_759">u</text:span><text:span text:style-name="_32_677">r</text:span><text:span text:style-name="_33_"> </text:span><text:span text:style-name="_31_186">p</text:span><text:span text:style-name="_32_467">o</text:span><text:span text:style-name="_36_25">l</text:span><text:span text:style-name="_31_309">i</text:span><text:span text:style-name="_32_029">t</text:span><text:span text:style-name="_34_45">i</text:span><text:span text:style-name="_31_576">c</text:span><text:span text:style-name="_32_686">s</text:span><text:span text:style-name="_37_69">.</text:span></text:p>
      <text:p text:style-name="P1"><text:span text:style-name="_32_281">A</text:span><text:span text:style-name="_33_"> </text:span><text:span text:style-name="_31_711">b</text:span><text:span text:style-name="_32_590">e</text:span><text:span text:style-name="_36_73">t</text:span><text:span text:style-name="_31_789">t</text:span><text:span text:style-name="_32_509">e</text:span><text:span text:style-name="_37_81">r</text:span><text:span text:style-name="_39_02"> </text:span><text:span text:style-name="_32_578">p</text:span><text:span text:style-name="_38_95">o</text:span><text:span text:style-name="_31_501">l</text:span><text:span text:style-name="_32_029">i</text:span><text:span text:style-name="_33_01">t</text:span><text:span text:style-name="_31_213">i</text:span><text:span text:style-name="_32_398">c</text:span><text:span text:style-name="_37_72">s</text:span><text:span text:style-name="_39_02"> </text:span><text:span text:style-name="_32_302">d</text:span><text:span text:style-name="_38_59">o</text:span><text:span text:style-name="_31_723">e</text:span><text:span text:style-name="_32_338">s</text:span><text:span text:style-name="_35_17">n</text:span><text:span text:style-name="_31_417">'</text:span><text:span text:style-name="_32_401">t</text:span><text:span text:style-name="_32_"> </text:span><text:span text:style-name="_31_141">m</text:span><text:span text:style-name="_32_035">e</text:span><text:span text:style-name="_34_54">a</text:span><text:span text:style-name="_31_741">n</text:span><text:span text:style-name="_31_803"> </text:span><text:span text:style-name="_33_13">w</text:span><text:span text:style-name="_31_213">e</text:span><text:span text:style-name="_31_803"> </text:span><text:span text:style-name="_33_43">h</text:span><text:span text:style-name="_31_498">a</text:span><text:span text:style-name="_32_296">v</text:span><text:span text:style-name="_34_90">e</text:span><text:span text:style-name="_39_02"> </text:span><text:span text:style-name="_32_689">t</text:span><text:span text:style-name="_35_29">o</text:span><text:span text:style-name="_39_02"> </text:span><text:span text:style-name="_32_446">a</text:span><text:span text:style-name="_32_47">g</text:span><text:span text:style-name="_31_501">r</text:span><text:span text:style-name="_32_467">e</text:span><text:span text:style-name="_36_70">e</text:span><text:span text:style-name="_39_02"> </text:span><text:span text:style-name="_32_083">o</text:span><text:span text:style-name="_33_46">n</text:span><text:span text:style-name="_39_03"> </text:span><text:span text:style-name="_32_431">e</text:span><text:span text:style-name="_37_78">v</text:span><text:span text:style-name="_31_435">e</text:span><text:span text:style-name="_32_029">r</text:span><text:span text:style-name="_32_86">y</text:span><text:span text:style-name="_31_321">t</text:span><text:span text:style-name="_32_659">h</text:span><text:span text:style-name="_32_29">i</text:span><text:span text:style-name="_31_138">n</text:span><text:span text:style-name="_32_677">g</text:span><text:span text:style-name="_34_57">.</text:span><text:span text:style-name="_39_03"> </text:span><text:span text:style-name="_32_113">T</text:span><text:span text:style-name="_34_51">h</text:span><text:span text:style-name="_31_501">i</text:span><text:span text:style-name="_32_050">s</text:span><text:span text:style-name="_33_"> </text:span><text:span text:style-name="_31_501">i</text:span><text:span text:style-name="_32_029">s</text:span><text:span text:style-name="_32_"> </text:span><text:span text:style-name="_31_537">a</text:span><text:span text:style-name="_31_803"> </text:span><text:span text:style-name="_36_31">b</text:span><text:span text:style-name="_31_525">i</text:span><text:span text:style-name="_32_074">g</text:span><text:span text:style-name="_33_"> </text:span><text:span text:style-name="_31_216">c</text:span><text:span text:style-name="_32_446">o</text:span><text:span text:style-name="_38_26">u</text:span><text:span text:style-name="_31_675">n</text:span><text:span text:style-name="_32_437">t</text:span><text:span text:style-name="_37_09">r</text:span><text:span text:style-name="_31_753">y</text:span><text:span text:style-name="_31_803"> </text:span>--<text:span text:style-name="_31_802"> </text:span><text:span text:style-name="_33_46">d</text:span><text:span text:style-name="_31_417">i</text:span><text:span text:style-name="_32_497">f</text:span><text:span text:style-name="_38_05">f</text:span><text:span text:style-name="_31_675">e</text:span><text:span text:style-name="_32_329">r</text:span><text:span text:style-name="_33_07">e</text:span><text:span text:style-name="_31_726">n</text:span><text:span text:style-name="_32_389">t</text:span><text:span text:style-name="_33_"> </text:span><text:span text:style-name="_31_165">r</text:span><text:span text:style-name="_32_686">e</text:span><text:span text:style-name="_38_23">g</text:span><text:span text:style-name="_31_129">i</text:span><text:span text:style-name="_32_326">o</text:span><text:span text:style-name="_36_31">n</text:span><text:span text:style-name="_31_213">s</text:span><text:span text:style-name="_32_401">,</text:span><text:span text:style-name="_33_"> </text:span><text:span text:style-name="_31_351">d</text:span><text:span text:style-name="_32_437">i</text:span><text:span text:style-name="_36_25">f</text:span><text:span text:style-name="_31_573">f</text:span><text:span text:style-name="_32_158">e</text:span><text:span text:style-name="_36_97">r</text:span><text:span text:style-name="_31_399">e</text:span><text:span text:style-name="_32_482">n</text:span><text:span text:style-name="_38_17">t</text:span><text:span text:style-name="_39_02"> </text:span><text:span text:style-name="_32_047">a</text:span><text:span text:style-name="_34_21">t</text:span><text:span text:style-name="_31_573">t</text:span><text:span text:style-name="_32_389">i</text:span><text:span text:style-name="_36_37">t</text:span><text:span text:style-name="_31_186">u</text:span><text:span text:style-name="_32_122">d</text:span><text:span text:style-name="_37_75">e</text:span><text:span text:style-name="_31_681">s</text:span><text:span text:style-name="_32_329">,</text:span><text:span text:style-name="_32_"> </text:span><text:span text:style-name="_31_615">d</text:span><text:span text:style-name="_32_689">i</text:span><text:span text:style-name="_36_25">f</text:span><text:span text:style-name="_31_705">f</text:span><text:span text:style-name="_32_218">e</text:span><text:span text:style-name="_38_41">r</text:span><text:span text:style-name="_31_762">e</text:span><text:span text:style-name="_32_071">n</text:span><text:span text:style-name="_33_01">t</text:span><text:span text:style-name="_39_02"> </text:span><text:span text:style-name="_32_653">i</text:span><text:span text:style-name="_38_98">n</text:span><text:span text:style-name="_31_213">t</text:span><text:span text:style-name="_32_143">e</text:span><text:span text:style-name="_33_37">r</text:span><text:span text:style-name="_31_330">e</text:span><text:span text:style-name="_32_392">s</text:span><text:span text:style-name="_37_69">t</text:span><text:span text:style-name="_31_741">s</text:span><text:span text:style-name="_32_221">.</text:span><text:span text:style-name="_32_"> </text:span><text:span text:style-name="_31_429">T</text:span><text:span text:style-name="_32_287">h</text:span><text:span text:style-name="_34_18">a</text:span><text:span text:style-name="_31_213">t</text:span><text:span text:style-name="_32_605">'</text:span><text:span text:style-name="_36_73">s</text:span><text:span text:style-name="_39_03"> </text:span><text:span text:style-name="_32_227">o</text:span><text:span text:style-name="_33_22">n</text:span><text:span text:style-name="_31_129">e</text:span><text:span text:style-name="_31_803"> </text:span><text:span text:style-name="_38_53">o</text:span><text:span text:style-name="_31_573">f</text:span><text:span text:style-name="_31_803"> </text:span><text:span text:style-name="_36_82">o</text:span><text:span text:style-name="_31_615">u</text:span><text:span text:style-name="_32_425">r</text:span><text:span text:style-name="_32_"> </text:span><text:span text:style-name="_31_726">s</text:span><text:span text:style-name="_32_437">t</text:span><text:span text:style-name="_38_77">r</text:span><text:span text:style-name="_31_399">e</text:span><text:span text:style-name="_32_470">n</text:span><text:span text:style-name="_37_75">g</text:span><text:span text:style-name="_31_705">t</text:span><text:span text:style-name="_32_482">h</text:span><text:span text:style-name="_38_92">s</text:span><text:span text:style-name="_31_165">,</text:span><text:span text:style-name="_31_802"> </text:span><text:span text:style-name="_34_93">t</text:span><text:span text:style-name="_31_582">o</text:span><text:span text:style-name="_32_611">o</text:span><text:span text:style-name="_35_29">.</text:span><text:span text:style-name="_39_02"> </text:span><text:span text:style-name="_32_689">O</text:span><text:span text:style-name="_38_05">u</text:span><text:span text:style-name="_31_381">r</text:span><text:span text:style-name="_31_803"> </text:span><text:span text:style-name="_33_49">F</text:span><text:span text:style-name="_31_351">o</text:span><text:span text:style-name="_32_506">u</text:span><text:span text:style-name="_33_46">n</text:span><text:span text:style-name="_31_423">d</text:span><text:span text:style-name="_32_611">e</text:span><text:span text:style-name="_38_89">r</text:span><text:span text:style-name="_31_546">s</text:span><text:span text:style-name="_31_802"> </text:span><text:span text:style-name="_34_15">d</text:span><text:span text:style-name="_31_381">i</text:span><text:span text:style-name="_32_434">s</text:span><text:span text:style-name="_36_73">t</text:span><text:span text:style-name="_31_537">r</text:span><text:span text:style-name="_32_041">i</text:span><text:span text:style-name="_34_27">b</text:span><text:span text:style-name="_31_210">u</text:span><text:span text:style-name="_32_209">t</text:span><text:span text:style-name="_35_26">e</text:span><text:span text:style-name="_31_363">d</text:span><text:span text:style-name="_31_802"> </text:span><text:span text:style-name="_33_43">p</text:span><text:span text:style-name="_31_762">o</text:span><text:span text:style-name="_32_401">w</text:span><text:span text:style-name="_36_73">e</text:span><text:span text:style-name="_31_597">r</text:span><text:span text:style-name="_31_802"> </text:span><text:span text:style-name="_35_35">b</text:span><text:span text:style-name="_31_510">e</text:span><text:span text:style-name="_32_677">t</text:span><text:span text:style-name="_36_97">w</text:span><text:span text:style-name="_31_675">e</text:span><text:span text:style-name="_32_614">e</text:span><text:span text:style-name="_34_45">n</text:span><text:span text:style-name="_39_02"> </text:span><text:span text:style-name="_32_482">s</text:span><text:span text:style-name="_34_57">t</text:span><text:span text:style-name="_31_747">a</text:span><text:span text:style-name="_32_569">t</text:span><text:span text:style-name="_34_51">e</text:span><text:span text:style-name="_31_426">s</text:span><text:span text:style-name="_31_802"> </text:span><text:span text:style-name="_38_83">a</text:span><text:span text:style-name="_31_762">n</text:span><text:span text:style-name="_32_497">d</text:span><text:span text:style-name="_33_"> </text:span><text:span text:style-name="_31_606">b</text:span><text:span text:style-name="_32_689">r</text:span><text:span text:style-name="_32_35">a</text:span><text:span text:style-name="_31_171">n</text:span><text:span text:style-name="_32_398">c</text:span><text:span text:style-name="_38_95">h</text:span><text:span text:style-name="_31_246">e</text:span><text:span text:style-name="_32_689">s</text:span><text:span text:style-name="_32_"> </text:span><text:span text:style-name="_31_321">o</text:span><text:span text:style-name="_32_329">f</text:span><text:span text:style-name="_32_"> </text:span><text:span text:style-name="_31_255">g</text:span><text:span text:style-name="_32_410">o</text:span><text:span text:style-name="_37_90">v</text:span><text:span text:style-name="_31_687">e</text:span><text:span text:style-name="_32_641">r</text:span><text:span text:style-name="_36_82">n</text:span><text:span text:style-name="_31_357">m</text:span><text:span text:style-name="_32_215">e</text:span><text:span text:style-name="_36_25">n</text:span><text:span text:style-name="_31_561">t</text:span><text:span text:style-name="_32_581">,</text:span><text:span text:style-name="_32_"> </text:span><text:span text:style-name="_31_399">a</text:span><text:span text:style-name="_32_578">n</text:span><text:span text:style-name="_32_29">d</text:span><text:span text:style-name="_39_03"> </text:span><text:span text:style-name="_32_515">e</text:span><text:span text:style-name="_32_86">x</text:span><text:span text:style-name="_31_351">p</text:span><text:span text:style-name="_32_590">e</text:span><text:span text:style-name="_33_40">c</text:span><text:span text:style-name="_31_345">t</text:span><text:span text:style-name="_32_506">e</text:span><text:span text:style-name="_36_37">d</text:span><text:span text:style-name="_39_03"> </text:span><text:span text:style-name="_32_467">u</text:span><text:span text:style-name="_32_74">s</text:span><text:span text:style-name="_39_03"> </text:span><text:span text:style-name="_32_257">t</text:span><text:span text:style-name="_36_73">o</text:span><text:span text:style-name="_39_02"> </text:span><text:span text:style-name="_32_518">a</text:span><text:span text:style-name="_34_45">r</text:span><text:span text:style-name="_31_171">g</text:span><text:span text:style-name="_32_038">u</text:span><text:span text:style-name="_37_75">e</text:span><text:span text:style-name="_31_129">,</text:span><text:span text:style-name="_31_802"> </text:span><text:span text:style-name="_33_01">j</text:span><text:span text:style-name="_31_351">u</text:span><text:span text:style-name="_32_590">s</text:span><text:span text:style-name="_38_89">t</text:span><text:span text:style-name="_39_03"> </text:span><text:span text:style-name="_32_479">a</text:span><text:span text:style-name="_38_26">s</text:span><text:span text:style-name="_39_02"> </text:span><text:span text:style-name="_32_245">t</text:span><text:span text:style-name="_34_30">h</text:span><text:span text:style-name="_31_495">e</text:span><text:span text:style-name="_32_041">y</text:span><text:span text:style-name="_33_"> </text:span><text:span text:style-name="_31_603">d</text:span><text:span text:style-name="_32_605">i</text:span><text:span text:style-name="_34_54">d</text:span><text:span text:style-name="_31_357">,</text:span><text:span text:style-name="_31_803"> </text:span><text:span text:style-name="_34_81">f</text:span><text:span text:style-name="_31_777">i</text:span><text:span text:style-name="_32_650">e</text:span><text:span text:style-name="_36_01">r</text:span><text:span text:style-name="_31_240">c</text:span><text:span text:style-name="_32_050">e</text:span><text:span text:style-name="_36_01">l</text:span><text:span text:style-name="_31_216">y</text:span><text:span text:style-name="_32_209">,</text:span><text:span text:style-name="_33_"> </text:span><text:span text:style-name="_31_135">o</text:span><text:span text:style-name="_32_050">v</text:span><text:span text:style-name="_35_89">e</text:span><text:span text:style-name="_31_669">r</text:span><text:span text:style-name="_31_802"> </text:span><text:span text:style-name="_36_01">t</text:span><text:span text:style-name="_31_543">h</text:span><text:span text:style-name="_32_110">e</text:span><text:span text:style-name="_33_"> </text:span><text:span text:style-name="_31_690">s</text:span><text:span text:style-name="_32_581">i</text:span><text:span text:style-name="_34_12">z</text:span><text:span text:style-name="_31_201">e</text:span><text:span text:style-name="_31_803"> </text:span><text:span text:style-name="_38_95">a</text:span><text:span text:style-name="_31_138">n</text:span><text:span text:style-name="_32_689">d</text:span><text:span text:style-name="_32_"> </text:span><text:span text:style-name="_31_618">s</text:span><text:span text:style-name="_32_395">h</text:span><text:span text:style-name="_36_46">a</text:span><text:span text:style-name="_31_363">p</text:span><text:span text:style-name="_32_041">e</text:span><text:span text:style-name="_32_"> </text:span><text:span text:style-name="_31_165">o</text:span><text:span text:style-name="_32_257">f</text:span><text:span text:style-name="_32_"> </text:span><text:span text:style-name="_31_546">g</text:span><text:span text:style-name="_32_611">o</text:span><text:span text:style-name="_36_04">v</text:span><text:span text:style-name="_31_798">e</text:span><text:span text:style-name="_32_329">r</text:span><text:span text:style-name="_36_31">n</text:span><text:span text:style-name="_31_741">m</text:span><text:span text:style-name="_32_266">e</text:span><text:span text:style-name="_33_13">n</text:span><text:span text:style-name="_31_129">t</text:span><text:span text:style-name="_32_461">,</text:span><text:span text:style-name="_33_"> </text:span><text:span text:style-name="_31_222">o</text:span><text:span text:style-name="_32_284">v</text:span><text:span text:style-name="_34_57">e</text:span><text:span text:style-name="_31_501">r</text:span><text:span text:style-name="_31_803"> </text:span><text:span text:style-name="_38_86">c</text:span><text:span text:style-name="_31_603">o</text:span><text:span text:style-name="_32_221">m</text:span><text:span text:style-name="_34_09">m</text:span><text:span text:style-name="_31_798">e</text:span><text:span text:style-name="_32_281">r</text:span><text:span text:style-name="_38_20">c</text:span><text:span text:style-name="_31_561">e</text:span><text:span text:style-name="_31_802"> </text:span><text:span text:style-name="_36_82">a</text:span><text:span text:style-name="_31_543">n</text:span><text:span text:style-name="_32_041">d</text:span><text:span text:style-name="_33_"> </text:span><text:span text:style-name="_31_717">f</text:span><text:span text:style-name="_32_251">o</text:span><text:span text:style-name="_38_17">r</text:span><text:span text:style-name="_31_582">e</text:span><text:span text:style-name="_32_329">i</text:span><text:span text:style-name="_32_74">g</text:span><text:span text:style-name="_31_567">n</text:span><text:span text:style-name="_31_802"> </text:span><text:span text:style-name="_36_61">r</text:span><text:span text:style-name="_31_183">e</text:span><text:span text:style-name="_32_653">l</text:span><text:span text:style-name="_32_50">a</text:span><text:span text:style-name="_31_609">t</text:span><text:span text:style-name="_32_653">i</text:span><text:span text:style-name="_38_50">o</text:span><text:span text:style-name="_31_351">n</text:span><text:span text:style-name="_32_437">s</text:span><text:span text:style-name="_33_01">,</text:span><text:span text:style-name="_39_02"> </text:span><text:span text:style-name="_32_398">o</text:span><text:span text:style-name="_35_92">v</text:span><text:span text:style-name="_31_789">e</text:span><text:span text:style-name="_32_101">r</text:span><text:span text:style-name="_33_"> </text:span><text:span text:style-name="_31_501">t</text:span><text:span text:style-name="_32_659">h</text:span><text:span text:style-name="_34_18">e</text:span><text:span text:style-name="_39_03"> </text:span><text:span text:style-name="_32_113">m</text:span><text:span text:style-name="_35_26">e</text:span><text:span text:style-name="_31_147">a</text:span><text:span text:style-name="_32_650">n</text:span><text:span text:style-name="_36_01">i</text:span><text:span text:style-name="_31_579">n</text:span><text:span text:style-name="_32_509">g</text:span><text:span text:style-name="_33_"> </text:span><text:span text:style-name="_31_213">o</text:span><text:span text:style-name="_32_077">f</text:span><text:span text:style-name="_32_"> </text:span><text:span text:style-name="_31_309">l</text:span><text:span text:style-name="_32_401">i</text:span><text:span text:style-name="_34_54">b</text:span><text:span text:style-name="_31_435">e</text:span><text:span text:style-name="_32_029">r</text:span><text:span text:style-name="_32_41">t</text:span><text:span text:style-name="_31_201">y</text:span><text:span text:style-name="_31_803"> </text:span><text:span text:style-name="_33_07">a</text:span><text:span text:style-name="_31_606">n</text:span><text:span text:style-name="_32_137">d</text:span><text:span text:style-name="_33_"> </text:span><text:span text:style-name="_31_249">t</text:span><text:span text:style-name="_32_623">h</text:span><text:span text:style-name="_33_10">e</text:span><text:span text:style-name="_39_02"> </text:span><text:span text:style-name="_32_677">i</text:span><text:span text:style-name="_34_93">m</text:span><text:span text:style-name="_31_330">p</text:span><text:span text:style-name="_32_515">e</text:span><text:span text:style-name="_33_01">r</text:span><text:span text:style-name="_31_186">a</text:span><text:span text:style-name="_32_653">t</text:span><text:span text:style-name="_36_25">i</text:span><text:span text:style-name="_31_432">v</text:span><text:span text:style-name="_32_434">e</text:span><text:span text:style-name="_36_64">s</text:span><text:span text:style-name="_39_02"> </text:span><text:span text:style-name="_32_389">o</text:span><text:span text:style-name="_36_37">f</text:span><text:span text:style-name="_39_02"> </text:span><text:span text:style-name="_32_686">s</text:span><text:span text:style-name="_34_15">e</text:span><text:span text:style-name="_31_678">c</text:span><text:span text:style-name="_32_071">u</text:span><text:span text:style-name="_37_69">r</text:span><text:span text:style-name="_31_501">i</text:span><text:span text:style-name="_32_317">t</text:span><text:span text:style-name="_32_77">y</text:span><text:span text:style-name="_31_321">.</text:span></text:p>
      <text:p text:style-name="P1"><text:span text:style-name="_34_93">B</text:span><text:span text:style-name="_31_357">u</text:span><text:span text:style-name="_32_605">t</text:span><text:span text:style-name="_33_"> </text:span><text:span text:style-name="_31_690">d</text:span><text:span text:style-name="_32_659">e</text:span><text:span text:style-name="_34_81">m</text:span><text:span text:style-name="_31_426">o</text:span><text:span text:style-name="_32_620">c</text:span><text:span text:style-name="_32_65">r</text:span><text:span text:style-name="_31_351">a</text:span><text:span text:style-name="_32_158">c</text:span><text:span text:style-name="_33_49">y</text:span><text:span text:style-name="_39_02"> </text:span><text:span text:style-name="_32_515">d</text:span><text:span text:style-name="_34_30">o</text:span><text:span text:style-name="_31_351">e</text:span><text:span text:style-name="_32_590">s</text:span><text:span text:style-name="_33_"> </text:span><text:span text:style-name="_31_393">r</text:span><text:span text:style-name="_32_155">e</text:span><text:span text:style-name="_38_62">q</text:span><text:span text:style-name="_31_786">u</text:span><text:span text:style-name="_32_509">i</text:span><text:span text:style-name="_34_57">r</text:span><text:span text:style-name="_31_243">e</text:span><text:span text:style-name="_31_803"> </text:span><text:span text:style-name="_34_27">b</text:span><text:span text:style-name="_31_510">a</text:span><text:span text:style-name="_32_038">s</text:span><text:span text:style-name="_33_01">i</text:span><text:span text:style-name="_31_780">c</text:span><text:span text:style-name="_31_802"> </text:span><text:span text:style-name="_34_18">b</text:span><text:span text:style-name="_31_399">o</text:span><text:span text:style-name="_32_158">n</text:span><text:span text:style-name="_32_71">d</text:span><text:span text:style-name="_31_753">s</text:span><text:span text:style-name="_31_803"> </text:span><text:span text:style-name="_38_77">o</text:span><text:span text:style-name="_31_609">f</text:span><text:span text:style-name="_31_803"> </text:span><text:span text:style-name="_35_17">t</text:span><text:span text:style-name="_31_777">r</text:span><text:span text:style-name="_32_518">u</text:span><text:span text:style-name="_36_04">s</text:span><text:span text:style-name="_31_681">t</text:span><text:span text:style-name="_31_803"> </text:span><text:span text:style-name="_32_86">b</text:span><text:span text:style-name="_31_315">e</text:span><text:span text:style-name="_32_317">t</text:span><text:span text:style-name="_37_81">w</text:span><text:span text:style-name="_31_615">e</text:span><text:span text:style-name="_32_158">e</text:span><text:span text:style-name="_33_37">n</text:span><text:span text:style-name="_39_03"> </text:span><text:span text:style-name="_32_149">i</text:span><text:span text:style-name="_32_77">t</text:span><text:span text:style-name="_31_129">s</text:span><text:span text:style-name="_31_802"> </text:span><text:span text:style-name="_38_08">c</text:span><text:span text:style-name="_31_213">i</text:span><text:span text:style-name="_32_293">t</text:span><text:span text:style-name="_34_57">i</text:span><text:span text:style-name="_31_438">z</text:span><text:span text:style-name="_32_074">e</text:span><text:span text:style-name="_33_55">n</text:span><text:span text:style-name="_31_489">s</text:span><text:span text:style-name="_32_425">.</text:span><text:span text:style-name="_32_"> </text:span><text:span text:style-name="_31_597">I</text:span><text:span text:style-name="_32_065">t</text:span><text:span text:style-name="_32_"> </text:span><text:span text:style-name="_31_402">d</text:span><text:span text:style-name="_32_623">o</text:span><text:span text:style-name="_32_83">e</text:span><text:span text:style-name="_31_714">s</text:span><text:span text:style-name="_32_401">n</text:span><text:span text:style-name="_38_17">'</text:span><text:span text:style-name="_31_609">t</text:span><text:span text:style-name="_31_802"> </text:span><text:span text:style-name="_33_01">w</text:span><text:span text:style-name="_31_171">o</text:span><text:span text:style-name="_32_113">r</text:span><text:span text:style-name="_38_86">k</text:span><text:span text:style-name="_39_03"> </text:span><text:span text:style-name="_32_641">i</text:span><text:span text:style-name="_32_65">f</text:span><text:span text:style-name="_39_02"> </text:span><text:span text:style-name="_32_677">w</text:span><text:span text:style-name="_37_09">e</text:span><text:span text:style-name="_39_03"> </text:span><text:span text:style-name="_32_077">t</text:span><text:span text:style-name="_35_35">h</text:span><text:span text:style-name="_31_501">i</text:span><text:span text:style-name="_32_254">n</text:span><text:span text:style-name="_38_17">k</text:span><text:span text:style-name="_39_03"> </text:span><text:span text:style-name="_32_437">t</text:span><text:span text:style-name="_32_47">h</text:span><text:span text:style-name="_31_138">e</text:span><text:span text:style-name="_31_802"> </text:span><text:span text:style-name="_35_38">p</text:span><text:span text:style-name="_31_759">e</text:span><text:span text:style-name="_32_038">o</text:span><text:span text:style-name="_38_59">p</text:span><text:span text:style-name="_31_393">l</text:span><text:span text:style-name="_32_653">e</text:span><text:span text:style-name="_32_"> </text:span><text:span text:style-name="_31_321">w</text:span><text:span text:style-name="_32_410">h</text:span><text:span text:style-name="_35_95">o</text:span><text:span text:style-name="_39_03"> </text:span><text:span text:style-name="_32_083">d</text:span><text:span text:style-name="_34_09">i</text:span><text:span text:style-name="_31_366">s</text:span><text:span text:style-name="_32_263">a</text:span><text:span text:style-name="_38_14">g</text:span><text:span text:style-name="_31_309">r</text:span><text:span text:style-name="_32_290">e</text:span><text:span text:style-name="_35_23">e</text:span><text:span text:style-name="_39_02"> </text:span><text:span text:style-name="_32_617">w</text:span><text:span text:style-name="_35_29">i</text:span><text:span text:style-name="_31_705">t</text:span><text:span text:style-name="_32_029">h</text:span><text:span text:style-name="_33_"> </text:span><text:span text:style-name="_31_435">u</text:span><text:span text:style-name="_32_050">s</text:span><text:span text:style-name="_33_"> </text:span><text:span text:style-name="_31_747">a</text:span><text:span text:style-name="_32_581">r</text:span><text:span text:style-name="_32_86">e</text:span><text:span text:style-name="_39_02"> </text:span><text:span text:style-name="_32_293">a</text:span><text:span text:style-name="_36_73">l</text:span><text:span text:style-name="_31_165">l</text:span><text:span text:style-name="_31_802"> </text:span><text:span text:style-name="_33_13">m</text:span><text:span text:style-name="_31_606">o</text:span><text:span text:style-name="_32_293">t</text:span><text:span text:style-name="_33_37">i</text:span><text:span text:style-name="_31_672">v</text:span><text:span text:style-name="_32_122">a</text:span><text:span text:style-name="_34_93">t</text:span><text:span text:style-name="_31_747">e</text:span><text:span text:style-name="_32_041">d</text:span><text:span text:style-name="_33_"> </text:span><text:span text:style-name="_31_147">b</text:span><text:span text:style-name="_32_698">y</text:span><text:span text:style-name="_32_"> </text:span><text:span text:style-name="_31_705">m</text:span><text:span text:style-name="_32_050">a</text:span><text:span text:style-name="_38_17">l</text:span><text:span text:style-name="_31_489">i</text:span><text:span text:style-name="_32_140">c</text:span><text:span text:style-name="_35_29">e</text:span><text:span text:style-name="_31_249">.</text:span><text:span text:style-name="_31_802"> </text:span><text:span text:style-name="_36_01">I</text:span><text:span text:style-name="_31_777">t</text:span><text:span text:style-name="_31_803"> </text:span><text:span text:style-name="_37_87">d</text:span><text:span text:style-name="_31_690">o</text:span><text:span text:style-name="_32_587">e</text:span><text:span text:style-name="_32_86">s</text:span><text:span text:style-name="_31_777">n</text:span><text:span text:style-name="_32_401">'</text:span><text:span text:style-name="_38_41">t</text:span><text:span text:style-name="_39_03"> </text:span><text:span text:style-name="_32_461">w</text:span><text:span text:style-name="_36_07">o</text:span><text:span text:style-name="_31_717">r</text:span><text:span text:style-name="_32_050">k</text:span><text:span text:style-name="_33_"> </text:span><text:span text:style-name="_31_141">i</text:span><text:span text:style-name="_32_149">f</text:span><text:span text:style-name="_32_"> </text:span><text:span text:style-name="_31_777">w</text:span><text:span text:style-name="_32_509">e</text:span><text:span text:style-name="_33_"> </text:span><text:span text:style-name="_31_129">t</text:span><text:span text:style-name="_32_050">h</text:span><text:span text:style-name="_36_25">i</text:span><text:span text:style-name="_31_507">n</text:span><text:span text:style-name="_32_617">k</text:span><text:span text:style-name="_33_"> </text:span><text:span text:style-name="_31_489">t</text:span><text:span text:style-name="_32_614">h</text:span><text:span text:style-name="_33_43">a</text:span><text:span text:style-name="_31_417">t</text:span><text:span text:style-name="_31_803"> </text:span><text:span text:style-name="_36_46">o</text:span><text:span text:style-name="_31_531">u</text:span><text:span text:style-name="_32_605">r</text:span><text:span text:style-name="_33_"> </text:span><text:span text:style-name="_31_579">p</text:span><text:span text:style-name="_32_338">o</text:span><text:span text:style-name="_36_73">l</text:span><text:span text:style-name="_31_417">i</text:span><text:span text:style-name="_32_653">t</text:span><text:span text:style-name="_36_97">i</text:span><text:span text:style-name="_31_168">c</text:span><text:span text:style-name="_32_254">a</text:span><text:span text:style-name="_36_37">l</text:span><text:span text:style-name="_39_03"> </text:span><text:span text:style-name="_32_683">o</text:span><text:span text:style-name="_32_74">p</text:span><text:span text:style-name="_31_747">p</text:span><text:span text:style-name="_32_518">o</text:span><text:span text:style-name="_36_34">n</text:span><text:span text:style-name="_31_363">e</text:span><text:span text:style-name="_32_611">n</text:span><text:span text:style-name="_33_37">t</text:span><text:span text:style-name="_31_354">s</text:span><text:span text:style-name="_31_803"> </text:span><text:span text:style-name="_37_06">a</text:span><text:span text:style-name="_31_597">r</text:span><text:span text:style-name="_32_479">e</text:span><text:span text:style-name="_33_"> </text:span><text:span text:style-name="_31_255">u</text:span><text:span text:style-name="_32_302">n</text:span><text:span text:style-name="_36_46">p</text:span><text:span text:style-name="_31_603">a</text:span><text:span text:style-name="_32_221">t</text:span><text:span text:style-name="_34_09">r</text:span><text:span text:style-name="_31_321">i</text:span><text:span text:style-name="_32_038">o</text:span><text:span text:style-name="_36_37">t</text:span><text:span text:style-name="_31_381">i</text:span><text:span text:style-name="_32_656">c</text:span><text:span text:style-name="_33_"> </text:span><text:span text:style-name="_31_681">o</text:span><text:span text:style-name="_32_689">r</text:span><text:span text:style-name="_32_"> </text:span><text:span text:style-name="_31_753">t</text:span><text:span text:style-name="_32_425">r</text:span><text:span text:style-name="_36_70">y</text:span><text:span text:style-name="_31_345">i</text:span><text:span text:style-name="_32_227">n</text:span><text:span text:style-name="_33_01">g</text:span><text:span text:style-name="_39_03"> </text:span><text:span text:style-name="_32_425">t</text:span><text:span text:style-name="_34_45">o</text:span><text:span text:style-name="_39_03"> </text:span><text:span text:style-name="_32_617">w</text:span><text:span text:style-name="_35_38">e</text:span><text:span text:style-name="_31_171">a</text:span><text:span text:style-name="_32_518">k</text:span><text:span text:style-name="_38_23">e</text:span><text:span text:style-name="_31_573">n</text:span><text:span text:style-name="_31_803"> </text:span><text:span text:style-name="_36_37">A</text:span><text:span text:style-name="_31_393">m</text:span><text:span text:style-name="_32_686">e</text:span><text:span text:style-name="_32_29">r</text:span><text:span text:style-name="_31_381">i</text:span><text:span text:style-name="_32_068">c</text:span><text:span text:style-name="_37_09">a</text:span><text:span text:style-name="_31_345">.</text:span><text:span text:style-name="_31_803"> </text:span><text:span text:style-name="_32_29">D</text:span><text:span text:style-name="_31_366">e</text:span><text:span text:style-name="_32_437">m</text:span><text:span text:style-name="_34_27">o</text:span><text:span text:style-name="_31_618">c</text:span><text:span text:style-name="_32_425">r</text:span><text:span text:style-name="_36_31">a</text:span><text:span text:style-name="_31_222">c</text:span><text:span text:style-name="_32_440">y</text:span><text:span text:style-name="_32_"> </text:span><text:span text:style-name="_31_510">g</text:span><text:span text:style-name="_32_029">r</text:span><text:span text:style-name="_37_09">i</text:span><text:span text:style-name="_31_171">n</text:span><text:span text:style-name="_32_071">d</text:span><text:span text:style-name="_32_74">s</text:span><text:span text:style-name="_39_02"> </text:span><text:span text:style-name="_32_461">t</text:span><text:span text:style-name="_32_65">o</text:span><text:span text:style-name="_39_02"> </text:span><text:span text:style-name="_32_653">a</text:span><text:span text:style-name="_33_"> </text:span><text:span text:style-name="_31_798">h</text:span><text:span text:style-name="_32_227">a</text:span><text:span text:style-name="_35_17">l</text:span><text:span text:style-name="_31_609">t</text:span><text:span text:style-name="_31_803"> </text:span><text:span text:style-name="_35_17">w</text:span><text:span text:style-name="_31_249">i</text:span><text:span text:style-name="_32_293">t</text:span><text:span text:style-name="_34_51">h</text:span><text:span text:style-name="_31_318">o</text:span><text:span text:style-name="_32_209">u</text:span><text:span text:style-name="_38_77">t</text:span><text:span text:style-name="_39_02"> </text:span><text:span text:style-name="_32_113">a</text:span><text:span text:style-name="_33_"> </text:span><text:span text:style-name="_31_429">w</text:span><text:span text:style-name="_32_437">i</text:span><text:span text:style-name="_38_77">l</text:span><text:span text:style-name="_31_501">l</text:span><text:span text:style-name="_32_221">i</text:span><text:span text:style-name="_36_67">n</text:span><text:span text:style-name="_31_258">g</text:span><text:span text:style-name="_32_302">n</text:span><text:span text:style-name="_35_35">e</text:span><text:span text:style-name="_31_582">s</text:span><text:span text:style-name="_32_248">s</text:span><text:span text:style-name="_33_"> </text:span><text:span text:style-name="_31_501">t</text:span><text:span text:style-name="_32_065">o</text:span><text:span text:style-name="_33_"> </text:span><text:span text:style-name="_31_150">c</text:span><text:span text:style-name="_32_479">o</text:span><text:span text:style-name="_34_09">m</text:span><text:span text:style-name="_31_315">p</text:span><text:span text:style-name="_32_401">r</text:span><text:span text:style-name="_35_02">o</text:span><text:span text:style-name="_31_753">m</text:span><text:span text:style-name="_32_137">i</text:span><text:span text:style-name="_38_44">s</text:span><text:span text:style-name="_31_426">e</text:span><text:span text:style-name="_32_689">,</text:span><text:span text:style-name="_33_"> </text:span><text:span text:style-name="_31_717">o</text:span><text:span text:style-name="_32_605">r</text:span><text:span text:style-name="_33_"> </text:span><text:span text:style-name="_31_177">w</text:span><text:span text:style-name="_32_587">h</text:span><text:span text:style-name="_35_26">e</text:span><text:span text:style-name="_31_597">n</text:span><text:span text:style-name="_31_802"> </text:span><text:span text:style-name="_34_99">e</text:span><text:span text:style-name="_31_330">v</text:span><text:span text:style-name="_32_698">e</text:span><text:span text:style-name="_34_99">n</text:span><text:span text:style-name="_39_03"> </text:span><text:span text:style-name="_32_254">b</text:span><text:span text:style-name="_34_51">a</text:span><text:span text:style-name="_31_606">s</text:span><text:span text:style-name="_32_461">i</text:span><text:span text:style-name="_37_84">c</text:span><text:span text:style-name="_39_03"> </text:span><text:span text:style-name="_32_221">f</text:span><text:span text:style-name="_34_66">a</text:span><text:span text:style-name="_31_744">c</text:span><text:span text:style-name="_32_677">t</text:span><text:span text:style-name="_35_89">s</text:span><text:span text:style-name="_39_03"> </text:span><text:span text:style-name="_32_578">a</text:span><text:span text:style-name="_37_69">r</text:span><text:span text:style-name="_31_615">e</text:span><text:span text:style-name="_31_803"> </text:span><text:span text:style-name="_35_38">c</text:span><text:span text:style-name="_31_207">o</text:span><text:span text:style-name="_32_323">n</text:span><text:span text:style-name="_36_25">t</text:span><text:span text:style-name="_31_582">e</text:span><text:span text:style-name="_32_614">s</text:span><text:span text:style-name="_34_57">t</text:span><text:span text:style-name="_31_687">e</text:span><text:span text:style-name="_32_497">d</text:span><text:span text:style-name="_35_89">,</text:span><text:span text:style-name="_39_02"> </text:span><text:span text:style-name="_32_041">o</text:span><text:span text:style-name="_35_29">r</text:span><text:span text:style-name="_39_03"> </text:span><text:span text:style-name="_32_605">w</text:span><text:span text:style-name="_36_31">h</text:span><text:span text:style-name="_31_786">e</text:span><text:span text:style-name="_32_137">n</text:span><text:span text:style-name="_32_"> </text:span><text:span text:style-name="_31_573">w</text:span><text:span text:style-name="_32_245">e</text:span><text:span text:style-name="_32_"> </text:span><text:span text:style-name="_31_249">l</text:span><text:span text:style-name="_32_329">i</text:span><text:span text:style-name="_33_04">s</text:span><text:span text:style-name="_31_489">t</text:span><text:span text:style-name="_32_146">e</text:span><text:span text:style-name="_34_81">n</text:span><text:span text:style-name="_39_03"> </text:span><text:span text:style-name="_32_434">o</text:span><text:span text:style-name="_38_23">n</text:span><text:span text:style-name="_31_393">l</text:span><text:span text:style-name="_32_209">y</text:span><text:span text:style-name="_33_"> </text:span><text:span text:style-name="_31_717">t</text:span><text:span text:style-name="_32_473">o</text:span><text:span text:style-name="_33_"> </text:span><text:span text:style-name="_31_429">t</text:span><text:span text:style-name="_32_227">h</text:span><text:span text:style-name="_34_90">o</text:span><text:span text:style-name="_31_420">s</text:span><text:span text:style-name="_32_050">e</text:span><text:span text:style-name="_32_"> </text:span><text:span text:style-name="_31_561">w</text:span><text:span text:style-name="_32_338">h</text:span><text:span text:style-name="_33_07">o</text:span><text:span text:style-name="_39_03"> </text:span><text:span text:style-name="_32_611">a</text:span><text:span text:style-name="_37_06">g</text:span><text:span text:style-name="_31_669">r</text:span><text:span text:style-name="_32_611">e</text:span><text:span text:style-name="_34_54">e</text:span><text:span text:style-name="_39_03"> </text:span><text:span text:style-name="_32_401">w</text:span><text:span text:style-name="_34_57">i</text:span><text:span text:style-name="_31_681">t</text:span><text:span text:style-name="_32_401">h</text:span><text:span text:style-name="_32_"> </text:span><text:span text:style-name="_31_711">u</text:span><text:span text:style-name="_32_266">s</text:span><text:span text:style-name="_38_77">.</text:span><text:span text:style-name="_39_02"> </text:span><text:span text:style-name="_32_425">O</text:span><text:span text:style-name="_37_09">u</text:span><text:span text:style-name="_31_489">r</text:span><text:span text:style-name="_31_802"> </text:span><text:span text:style-name="_34_66">p</text:span><text:span text:style-name="_31_207">u</text:span><text:span text:style-name="_32_086">b</text:span><text:span text:style-name="_37_69">l</text:span><text:span text:style-name="_31_777">i</text:span><text:span text:style-name="_32_140">c</text:span><text:span text:style-name="_33_"> </text:span><text:span text:style-name="_31_429">l</text:span><text:span text:style-name="_32_113">i</text:span><text:span text:style-name="_38_77">f</text:span><text:span text:style-name="_31_129">e</text:span><text:span text:style-name="_31_803"> </text:span><text:span text:style-name="_33_01">w</text:span><text:span text:style-name="_31_321">i</text:span><text:span text:style-name="_32_101">t</text:span><text:span text:style-name="_35_26">h</text:span><text:span text:style-name="_31_243">e</text:span><text:span text:style-name="_32_329">r</text:span><text:span text:style-name="_33_13">s</text:span><text:span text:style-name="_39_03"> </text:span><text:span text:style-name="_32_425">w</text:span><text:span text:style-name="_36_46">h</text:span><text:span text:style-name="_31_219">e</text:span><text:span text:style-name="_32_029">n</text:span><text:span text:style-name="_33_"> </text:span><text:span text:style-name="_31_750">o</text:span><text:span text:style-name="_32_155">n</text:span><text:span text:style-name="_34_09">l</text:span><text:span text:style-name="_31_609">y</text:span><text:span text:style-name="_31_802"> </text:span><text:span text:style-name="_38_17">t</text:span><text:span text:style-name="_31_726">h</text:span><text:span text:style-name="_32_647">e</text:span><text:span text:style-name="_32_"> </text:span><text:span text:style-name="_31_321">m</text:span><text:span text:style-name="_32_050">o</text:span><text:span text:style-name="_35_32">s</text:span><text:span text:style-name="_31_705">t</text:span><text:span text:style-name="_31_803"> </text:span><text:span text:style-name="_34_51">e</text:span><text:span text:style-name="_31_798">x</text:span><text:span text:style-name="_32_317">t</text:span><text:span text:style-name="_38_41">r</text:span><text:span text:style-name="_31_618">e</text:span><text:span text:style-name="_32_317">m</text:span><text:span text:style-name="_33_55">e</text:span><text:span text:style-name="_39_02"> </text:span><text:span text:style-name="_32_050">v</text:span><text:span text:style-name="_34_27">o</text:span><text:span text:style-name="_31_681">i</text:span><text:span text:style-name="_32_290">c</text:span><text:span text:style-name="_32_35">e</text:span><text:span text:style-name="_31_597">s</text:span><text:span text:style-name="_31_802"> </text:span><text:span text:style-name="_36_31">g</text:span><text:span text:style-name="_31_750">e</text:span><text:span text:style-name="_32_401">t</text:span><text:span text:style-name="_33_"> </text:span><text:span text:style-name="_31_429">a</text:span><text:span text:style-name="_32_245">l</text:span><text:span text:style-name="_35_29">l</text:span><text:span text:style-name="_39_02"> </text:span><text:span text:style-name="_32_221">t</text:span><text:span text:style-name="_36_31">h</text:span><text:span text:style-name="_31_246">e</text:span><text:span text:style-name="_31_802"> </text:span><text:span text:style-name="_33_19">a</text:span><text:span text:style-name="_31_393">t</text:span><text:span text:style-name="_32_653">t</text:span><text:span text:style-name="_33_10">e</text:span><text:span text:style-name="_31_138">n</text:span><text:span text:style-name="_32_497">t</text:span><text:span text:style-name="_34_21">i</text:span><text:span text:style-name="_31_147">o</text:span><text:span text:style-name="_32_473">n</text:span><text:span text:style-name="_37_69">.</text:span><text:span text:style-name="_39_03"> </text:span><text:span text:style-name="_32_149">A</text:span><text:span text:style-name="_37_87">n</text:span><text:span text:style-name="_31_498">d</text:span><text:span text:style-name="_31_802"> </text:span><text:span text:style-name="_35_89">m</text:span><text:span text:style-name="_31_207">o</text:span><text:span text:style-name="_32_518">s</text:span><text:span text:style-name="_37_09">t</text:span><text:span text:style-name="_39_02"> </text:span><text:span text:style-name="_32_257">o</text:span><text:span text:style-name="_38_53">f</text:span><text:span text:style-name="_39_02"> </text:span><text:span text:style-name="_32_689">a</text:span><text:span text:style-name="_36_97">l</text:span><text:span text:style-name="_31_705">l</text:span><text:span text:style-name="_32_245">,</text:span><text:span text:style-name="_33_"> </text:span><text:span text:style-name="_31_510">d</text:span><text:span text:style-name="_32_443">e</text:span><text:span text:style-name="_32_65">m</text:span><text:span text:style-name="_31_606">o</text:span><text:span text:style-name="_32_152">c</text:span><text:span text:style-name="_38_77">r</text:span><text:span text:style-name="_31_330">a</text:span><text:span text:style-name="_32_140">c</text:span><text:span text:style-name="_36_01">y</text:span><text:span text:style-name="_39_02"> </text:span><text:span text:style-name="_32_623">b</text:span><text:span text:style-name="_34_21">r</text:span><text:span text:style-name="_31_222">e</text:span><text:span text:style-name="_32_506">a</text:span><text:span text:style-name="_38_92">k</text:span><text:span text:style-name="_31_249">s</text:span><text:span text:style-name="_31_802"> </text:span><text:span text:style-name="_34_15">d</text:span><text:span text:style-name="_31_498">o</text:span><text:span text:style-name="_32_425">w</text:span><text:span text:style-name="_35_29">n</text:span><text:span text:style-name="_39_02"> </text:span><text:span text:style-name="_32_041">w</text:span><text:span text:style-name="_34_51">h</text:span><text:span text:style-name="_31_402">e</text:span><text:span text:style-name="_32_041">n</text:span><text:span text:style-name="_33_"> </text:span><text:span text:style-name="_31_597">t</text:span><text:span text:style-name="_32_083">h</text:span><text:span text:style-name="_32_86">e</text:span><text:span text:style-name="_39_03"> </text:span><text:span text:style-name="_32_143">a</text:span><text:span text:style-name="_37_78">v</text:span><text:span text:style-name="_31_603">e</text:span><text:span text:style-name="_32_113">r</text:span><text:span text:style-name="_36_34">a</text:span><text:span text:style-name="_31_687">g</text:span><text:span text:style-name="_32_410">e</text:span><text:span text:style-name="_33_"> </text:span><text:span text:style-name="_31_786">p</text:span><text:span text:style-name="_32_047">e</text:span><text:span text:style-name="_34_09">r</text:span><text:span text:style-name="_31_312">s</text:span><text:span text:style-name="_32_446">o</text:span><text:span text:style-name="_36_01">n</text:span><text:span text:style-name="_39_03"> </text:span><text:span text:style-name="_32_293">f</text:span><text:span text:style-name="_35_02">e</text:span><text:span text:style-name="_31_711">e</text:span><text:span text:style-name="_32_041">l</text:span><text:span text:style-name="_36_37">s</text:span><text:span text:style-name="_39_02"> </text:span><text:span text:style-name="_32_689">t</text:span><text:span text:style-name="_37_06">h</text:span><text:span text:style-name="_31_747">e</text:span><text:span text:style-name="_32_245">i</text:span><text:span text:style-name="_34_09">r</text:span><text:span text:style-name="_39_03"> </text:span><text:span text:style-name="_32_500">v</text:span><text:span text:style-name="_38_86">o</text:span><text:span text:style-name="_31_129">i</text:span><text:span text:style-name="_32_644">c</text:span><text:span text:style-name="_33_22">e</text:span><text:span text:style-name="_39_03"> </text:span><text:span text:style-name="_32_482">d</text:span><text:span text:style-name="_34_27">o</text:span><text:span text:style-name="_31_567">e</text:span><text:span text:style-name="_32_086">s</text:span><text:span text:style-name="_36_25">n</text:span><text:span text:style-name="_31_321">'</text:span><text:span text:style-name="_32_245">t</text:span><text:span text:style-name="_33_"> </text:span><text:span text:style-name="_31_537">m</text:span><text:span text:style-name="_32_326">a</text:span><text:span text:style-name="_38_77">t</text:span><text:span text:style-name="_31_501">t</text:span><text:span text:style-name="_32_155">e</text:span><text:span text:style-name="_32_41">r</text:span><text:span text:style-name="_31_345">;</text:span><text:span text:style-name="_31_802"> </text:span><text:span text:style-name="_36_37">t</text:span><text:span text:style-name="_31_795">h</text:span><text:span text:style-name="_32_686">a</text:span><text:span text:style-name="_36_61">t</text:span><text:span text:style-name="_39_02"> </text:span><text:span text:style-name="_32_041">t</text:span><text:span text:style-name="_34_15">h</text:span><text:span text:style-name="_31_678">e</text:span><text:span text:style-name="_31_803"> </text:span><text:span text:style-name="_34_96">s</text:span><text:span text:style-name="_31_534">y</text:span><text:span text:style-name="_32_680">s</text:span><text:span text:style-name="_38_05">t</text:span><text:span text:style-name="_31_618">e</text:span><text:span text:style-name="_32_137">m</text:span><text:span text:style-name="_32_"> </text:span><text:span text:style-name="_31_309">i</text:span><text:span text:style-name="_32_569">s</text:span><text:span text:style-name="_32_"> </text:span><text:span text:style-name="_31_321">r</text:span><text:span text:style-name="_32_317">i</text:span><text:span text:style-name="_32_74">g</text:span><text:span text:style-name="_31_507">g</text:span><text:span text:style-name="_32_575">e</text:span><text:span text:style-name="_34_18">d</text:span><text:span text:style-name="_39_03"> </text:span><text:span text:style-name="_32_401">i</text:span><text:span text:style-name="_34_93">n</text:span><text:span text:style-name="_39_03"> </text:span><text:span text:style-name="_32_317">f</text:span><text:span text:style-name="_37_06">a</text:span><text:span text:style-name="_31_252">v</text:span><text:span text:style-name="_32_605">o</text:span><text:span text:style-name="_32_77">r</text:span><text:span text:style-name="_39_03"> </text:span><text:span text:style-name="_32_293">o</text:span><text:span text:style-name="_34_21">f</text:span><text:span text:style-name="_39_03"> </text:span><text:span text:style-name="_32_401">t</text:span><text:span text:style-name="_37_78">h</text:span><text:span text:style-name="_31_711">e</text:span><text:span text:style-name="_31_803"> </text:span><text:span text:style-name="_37_09">r</text:span><text:span text:style-name="_31_129">i</text:span><text:span text:style-name="_32_440">c</text:span><text:span text:style-name="_37_90">h</text:span><text:span text:style-name="_39_02"> </text:span><text:span text:style-name="_32_293">o</text:span><text:span text:style-name="_36_25">r</text:span><text:span text:style-name="_39_03"> </text:span><text:span text:style-name="_32_041">t</text:span><text:span text:style-name="_33_43">h</text:span><text:span text:style-name="_31_246">e</text:span><text:span text:style-name="_31_803"> </text:span><text:span text:style-name="_36_67">p</text:span><text:span text:style-name="_31_786">o</text:span><text:span text:style-name="_32_653">w</text:span><text:span text:style-name="_38_26">e</text:span><text:span text:style-name="_31_705">r</text:span><text:span text:style-name="_32_473">f</text:span><text:span text:style-name="_33_43">u</text:span><text:span text:style-name="_31_705">l</text:span><text:span text:style-name="_31_802"> </text:span><text:span text:style-name="_36_37">o</text:span><text:span text:style-name="_31_357">r</text:span><text:span text:style-name="_31_803"> </text:span><text:span text:style-name="_32_44">s</text:span><text:span text:style-name="_31_426">o</text:span><text:span text:style-name="_32_581">m</text:span><text:span text:style-name="_32_29">e</text:span><text:span text:style-name="_39_02"> </text:span><text:span text:style-name="_32_614">s</text:span><text:span text:style-name="_37_03">p</text:span><text:span text:style-name="_31_402">e</text:span><text:span text:style-name="_32_068">c</text:span><text:span text:style-name="_38_77">i</text:span><text:span text:style-name="_31_393">a</text:span><text:span text:style-name="_32_617">l</text:span><text:span text:style-name="_33_"> </text:span><text:span text:style-name="_31_429">i</text:span><text:span text:style-name="_32_254">n</text:span><text:span text:style-name="_34_21">t</text:span><text:span text:style-name="_31_615">e</text:span><text:span text:style-name="_32_293">r</text:span><text:span text:style-name="_37_90">e</text:span><text:span text:style-name="_31_324">s</text:span><text:span text:style-name="_32_077">t</text:span><text:span text:style-name="_38_05">.</text:span></text:p>
      <text:p text:style-name="P1"><text:span text:style-name="_32_113">T</text:span><text:span text:style-name="_38_23">o</text:span><text:span text:style-name="_31_330">o</text:span><text:span text:style-name="_31_803"> </text:span><text:span text:style-name="_36_25">m</text:span><text:span text:style-name="_31_711">a</text:span><text:span text:style-name="_32_254">n</text:span><text:span text:style-name="_36_73">y</text:span><text:span text:style-name="_39_03"> </text:span><text:span text:style-name="_32_149">A</text:span><text:span text:style-name="_38_17">m</text:span><text:span text:style-name="_31_711">e</text:span><text:span text:style-name="_32_689">r</text:span><text:span text:style-name="_37_81">i</text:span><text:span text:style-name="_31_786">c</text:span><text:span text:style-name="_32_302">a</text:span><text:span text:style-name="_37_03">n</text:span><text:span text:style-name="_31_777">s</text:span><text:span text:style-name="_31_802"> </text:span><text:span text:style-name="_36_97">f</text:span><text:span text:style-name="_31_315">e</text:span><text:span text:style-name="_32_698">e</text:span><text:span text:style-name="_37_69">l</text:span><text:span text:style-name="_39_02"> </text:span><text:span text:style-name="_32_425">t</text:span><text:span text:style-name="_35_26">h</text:span><text:span text:style-name="_31_363">a</text:span><text:span text:style-name="_32_425">t</text:span><text:span text:style-name="_32_"> </text:span><text:span text:style-name="_31_681">w</text:span><text:span text:style-name="_32_086">a</text:span><text:span text:style-name="_37_00">y</text:span><text:span text:style-name="_39_02"> </text:span><text:span text:style-name="_32_677">r</text:span><text:span text:style-name="_36_73">i</text:span><text:span text:style-name="_31_678">g</text:span><text:span text:style-name="_32_659">h</text:span><text:span text:style-name="_36_01">t</text:span><text:span text:style-name="_39_02"> </text:span><text:span text:style-name="_32_035">n</text:span><text:span text:style-name="_34_30">o</text:span><text:span text:style-name="_31_501">w</text:span><text:span text:style-name="_32_149">.</text:span><text:span text:style-name="_32_"> </text:span><text:span text:style-name="_31_237">I</text:span><text:span text:style-name="_32_221">t</text:span><text:span text:style-name="_32_65">'</text:span><text:span text:style-name="_31_201">s</text:span><text:span text:style-name="_31_803"> </text:span><text:span text:style-name="_36_10">o</text:span><text:span text:style-name="_31_711">n</text:span><text:span text:style-name="_32_569">e</text:span><text:span text:style-name="_32_"> </text:span><text:span text:style-name="_31_357">o</text:span><text:span text:style-name="_32_569">f</text:span><text:span text:style-name="_33_"> </text:span><text:span text:style-name="_31_201">t</text:span><text:span text:style-name="_32_623">h</text:span><text:span text:style-name="_38_98">e</text:span><text:span text:style-name="_39_02"> </text:span><text:span text:style-name="_32_461">f</text:span><text:span text:style-name="_35_29">e</text:span><text:span text:style-name="_31_705">w</text:span><text:span text:style-name="_31_803"> </text:span><text:span text:style-name="_38_53">r</text:span><text:span text:style-name="_31_723">e</text:span><text:span text:style-name="_32_338">g</text:span><text:span text:style-name="_32_29">r</text:span><text:span text:style-name="_31_690">e</text:span><text:span text:style-name="_32_293">t</text:span><text:span text:style-name="_33_52">s</text:span><text:span text:style-name="_39_02"> </text:span><text:span text:style-name="_32_689">o</text:span><text:span text:style-name="_36_25">f</text:span><text:span text:style-name="_39_02"> </text:span><text:span text:style-name="_32_617">m</text:span><text:span text:style-name="_35_17">y</text:span><text:span text:style-name="_39_03"> </text:span><text:span text:style-name="_32_119">p</text:span><text:span text:style-name="_33_01">r</text:span><text:span text:style-name="_31_726">e</text:span><text:span text:style-name="_32_254">s</text:span><text:span text:style-name="_36_73">i</text:span><text:span text:style-name="_31_435">d</text:span><text:span text:style-name="_32_143">e</text:span><text:span text:style-name="_38_26">n</text:span><text:span text:style-name="_31_600">c</text:span><text:span text:style-name="_32_650">y</text:span><text:span text:style-name="_33_"> </text:span>--<text:span text:style-name="_32_"> </text:span><text:span text:style-name="_31_573">t</text:span><text:span text:style-name="_32_395">h</text:span><text:span text:style-name="_35_98">a</text:span><text:span text:style-name="_31_345">t</text:span><text:span text:style-name="_31_802"> </text:span><text:span text:style-name="_34_93">t</text:span><text:span text:style-name="_31_174">h</text:span><text:span text:style-name="_32_335">e</text:span><text:span text:style-name="_33_"> </text:span><text:span text:style-name="_31_357">r</text:span><text:span text:style-name="_32_578">a</text:span><text:span text:style-name="_37_03">n</text:span><text:span text:style-name="_31_714">c</text:span><text:span text:style-name="_32_047">o</text:span><text:span text:style-name="_33_01">u</text:span><text:span text:style-name="_31_429">r</text:span><text:span text:style-name="_31_803"> </text:span><text:span text:style-name="_34_51">a</text:span><text:span text:style-name="_31_438">n</text:span><text:span text:style-name="_32_461">d</text:span><text:span text:style-name="_32_"> </text:span><text:span text:style-name="_31_258">s</text:span><text:span text:style-name="_32_287">u</text:span><text:span text:style-name="_38_92">s</text:span><text:span text:style-name="_31_690">p</text:span><text:span text:style-name="_32_605">i</text:span><text:span text:style-name="_34_96">c</text:span><text:span text:style-name="_31_381">i</text:span><text:span text:style-name="_32_482">o</text:span><text:span text:style-name="_38_89">n</text:span><text:span text:style-name="_39_02"> </text:span><text:span text:style-name="_32_254">b</text:span><text:span text:style-name="_32_83">e</text:span><text:span text:style-name="_31_573">t</text:span><text:span text:style-name="_32_437">w</text:span><text:span text:style-name="_32_47">e</text:span><text:span text:style-name="_31_150">e</text:span><text:span text:style-name="_32_329">n</text:span><text:span text:style-name="_33_"> </text:span><text:span text:style-name="_31_561">t</text:span><text:span text:style-name="_32_086">h</text:span><text:span text:style-name="_38_59">e</text:span><text:span text:style-name="_39_02"> </text:span><text:span text:style-name="_32_662">p</text:span><text:span text:style-name="_37_03">a</text:span><text:span text:style-name="_31_669">r</text:span><text:span text:style-name="_32_401">t</text:span><text:span text:style-name="_38_17">i</text:span><text:span text:style-name="_31_399">e</text:span><text:span text:style-name="_32_086">s</text:span><text:span text:style-name="_33_"> </text:span><text:span text:style-name="_31_570">h</text:span><text:span text:style-name="_32_263">a</text:span><text:span text:style-name="_38_53">s</text:span><text:span text:style-name="_39_03"> </text:span><text:span text:style-name="_32_434">g</text:span><text:span text:style-name="_37_87">o</text:span><text:span text:style-name="_31_669">t</text:span><text:span text:style-name="_32_077">t</text:span><text:span text:style-name="_33_58">e</text:span><text:span text:style-name="_31_363">n</text:span><text:span text:style-name="_31_802"> </text:span><text:span text:style-name="_35_89">w</text:span><text:span text:style-name="_31_315">o</text:span><text:span text:style-name="_32_137">r</text:span><text:span text:style-name="_35_98">s</text:span><text:span text:style-name="_31_669">e</text:span><text:span text:style-name="_31_803"> </text:span><text:span text:style-name="_37_81">i</text:span><text:span text:style-name="_31_183">n</text:span><text:span text:style-name="_32_254">s</text:span><text:span text:style-name="_35_29">t</text:span><text:span text:style-name="_31_171">e</text:span><text:span text:style-name="_32_614">a</text:span><text:span text:style-name="_33_49">d</text:span><text:span text:style-name="_39_02"> </text:span><text:span text:style-name="_32_329">o</text:span><text:span text:style-name="_36_61">f</text:span><text:span text:style-name="_39_03"> </text:span><text:span text:style-name="_32_614">b</text:span><text:span text:style-name="_37_75">e</text:span><text:span text:style-name="_31_429">t</text:span><text:span text:style-name="_32_617">t</text:span><text:span text:style-name="_34_93">e</text:span><text:span text:style-name="_31_525">r</text:span><text:span text:style-name="_32_149">.</text:span><text:span text:style-name="_32_"> </text:span><text:span text:style-name="_31_669">I</text:span><text:span text:style-name="_31_802"> </text:span><text:span text:style-name="_34_15">h</text:span><text:span text:style-name="_31_678">a</text:span><text:span text:style-name="_32_578">v</text:span><text:span text:style-name="_34_87">e</text:span><text:span text:style-name="_39_02"> </text:span><text:span text:style-name="_32_119">n</text:span><text:span text:style-name="_36_34">o</text:span><text:span text:style-name="_39_03"> </text:span><text:span text:style-name="_32_086">d</text:span><text:span text:style-name="_38_47">o</text:span><text:span text:style-name="_31_795">u</text:span><text:span text:style-name="_32_578">b</text:span><text:span text:style-name="_33_37">t</text:span><text:span text:style-name="_39_03"> </text:span><text:span text:style-name="_32_425">a</text:span><text:span text:style-name="_32_"> </text:span><text:span text:style-name="_31_219">p</text:span><text:span text:style-name="_32_077">r</text:span><text:span text:style-name="_35_02">e</text:span><text:span text:style-name="_31_690">s</text:span><text:span text:style-name="_32_425">i</text:span><text:span text:style-name="_36_31">d</text:span><text:span text:style-name="_31_783">e</text:span><text:span text:style-name="_32_254">n</text:span><text:span text:style-name="_34_09">t</text:span><text:span text:style-name="_39_02"> </text:span><text:span text:style-name="_32_509">w</text:span><text:span text:style-name="_37_81">i</text:span><text:span text:style-name="_31_417">t</text:span><text:span text:style-name="_32_221">h</text:span><text:span text:style-name="_33_"> </text:span><text:span text:style-name="_31_681">t</text:span><text:span text:style-name="_32_467">h</text:span><text:span text:style-name="_34_66">e</text:span><text:span text:style-name="_39_02"> </text:span><text:span text:style-name="_32_071">g</text:span><text:span text:style-name="_37_81">i</text:span><text:span text:style-name="_31_393">f</text:span><text:span text:style-name="_32_041">t</text:span><text:span text:style-name="_32_74">s</text:span><text:span text:style-name="_39_03"> </text:span><text:span text:style-name="_32_389">o</text:span><text:span text:style-name="_37_69">f</text:span><text:span text:style-name="_39_03"> </text:span><text:span text:style-name="_32_497">L</text:span><text:span text:style-name="_34_57">i</text:span><text:span text:style-name="_31_606">n</text:span><text:span text:style-name="_32_032">c</text:span><text:span text:style-name="_36_31">o</text:span><text:span text:style-name="_31_345">l</text:span><text:span text:style-name="_32_650">n</text:span><text:span text:style-name="_32_"> </text:span><text:span text:style-name="_31_321">o</text:span><text:span text:style-name="_32_509">r</text:span><text:span text:style-name="_32_"> </text:span><text:span text:style-name="_31_393">R</text:span><text:span text:style-name="_32_326">o</text:span><text:span text:style-name="_36_43">o</text:span><text:span text:style-name="_31_396">s</text:span><text:span text:style-name="_32_302">e</text:span><text:span text:style-name="_36_82">v</text:span><text:span text:style-name="_31_567">e</text:span><text:span text:style-name="_32_461">l</text:span><text:span text:style-name="_32_29">t</text:span><text:span text:style-name="_39_02"> </text:span><text:span text:style-name="_32_041">m</text:span><text:span text:style-name="_33_37">i</text:span><text:span text:style-name="_31_678">g</text:span><text:span text:style-name="_32_299">h</text:span><text:span text:style-name="_38_05">t</text:span><text:span text:style-name="_39_02"> </text:span><text:span text:style-name="_32_083">h</text:span><text:span text:style-name="_35_02">a</text:span><text:span text:style-name="_31_180">v</text:span><text:span text:style-name="_32_158">e</text:span><text:span text:style-name="_33_"> </text:span><text:span text:style-name="_31_438">b</text:span><text:span text:style-name="_32_515">e</text:span><text:span text:style-name="_36_61">t</text:span><text:span text:style-name="_31_489">t</text:span><text:span text:style-name="_32_389">e</text:span><text:span text:style-name="_38_53">r</text:span><text:span text:style-name="_39_02"> </text:span><text:span text:style-name="_32_302">b</text:span><text:span text:style-name="_33_49">r</text:span><text:span text:style-name="_31_525">i</text:span><text:span text:style-name="_32_227">d</text:span><text:span text:style-name="_34_18">g</text:span><text:span text:style-name="_31_687">e</text:span><text:span text:style-name="_32_041">d</text:span><text:span text:style-name="_32_"> </text:span><text:span text:style-name="_31_609">t</text:span><text:span text:style-name="_32_623">h</text:span><text:span text:style-name="_34_66">e</text:span><text:span text:style-name="_39_02"> </text:span><text:span text:style-name="_32_230">d</text:span><text:span text:style-name="_38_77">i</text:span><text:span text:style-name="_31_540">v</text:span><text:span text:style-name="_32_617">i</text:span><text:span text:style-name="_36_70">d</text:span><text:span text:style-name="_31_435">e</text:span><text:span text:style-name="_32_257">,</text:span><text:span text:style-name="_33_"> </text:span><text:span text:style-name="_31_423">a</text:span><text:span text:style-name="_32_302">n</text:span><text:span text:style-name="_33_13">d</text:span><text:span text:style-name="_39_02"> </text:span><text:span text:style-name="_32_329">I</text:span><text:span text:style-name="_33_"> </text:span><text:span text:style-name="_31_246">g</text:span><text:span text:style-name="_32_119">u</text:span><text:span text:style-name="_37_87">a</text:span><text:span text:style-name="_31_717">r</text:span><text:span text:style-name="_32_266">a</text:span><text:span text:style-name="_35_35">n</text:span><text:span text:style-name="_31_177">t</text:span><text:span text:style-name="_32_230">e</text:span><text:span text:style-name="_37_81">e</text:span><text:span text:style-name="_39_02"> </text:span><text:span text:style-name="_32_317">I</text:span><text:span text:style-name="_38_41">'</text:span><text:span text:style-name="_31_393">l</text:span><text:span text:style-name="_32_029">l</text:span><text:span text:style-name="_33_"> </text:span><text:span text:style-name="_31_324">k</text:span><text:span text:style-name="_32_266">e</text:span><text:span text:style-name="_37_03">e</text:span><text:span text:style-name="_31_570">p</text:span><text:span text:style-name="_31_802"> </text:span><text:span text:style-name="_35_89">t</text:span><text:span text:style-name="_31_501">r</text:span><text:span text:style-name="_32_338">y</text:span><text:span text:style-name="_34_57">i</text:span><text:span text:style-name="_31_327">n</text:span><text:span text:style-name="_32_329">g</text:span><text:span text:style-name="_32_"> </text:span><text:span text:style-name="_31_501">t</text:span><text:span text:style-name="_32_389">o</text:span><text:span text:style-name="_32_"> </text:span><text:span text:style-name="_31_351">b</text:span><text:span text:style-name="_32_254">e</text:span><text:span text:style-name="_33_"> </text:span><text:span text:style-name="_31_438">b</text:span><text:span text:style-name="_32_119">e</text:span><text:span text:style-name="_35_89">t</text:span><text:span text:style-name="_31_201">t</text:span><text:span text:style-name="_32_293">e</text:span><text:span text:style-name="_33_01">r</text:span><text:span text:style-name="_39_03"> </text:span><text:span text:style-name="_32_266">s</text:span><text:span text:style-name="_33_07">o</text:span><text:span text:style-name="_39_02"> </text:span><text:span text:style-name="_32_389">l</text:span><text:span text:style-name="_38_50">o</text:span><text:span text:style-name="_31_759">n</text:span><text:span text:style-name="_32_401">g</text:span><text:span text:style-name="_32_"> </text:span><text:span text:style-name="_31_543">a</text:span><text:span text:style-name="_32_254">s</text:span><text:span text:style-name="_32_"> </text:span><text:span text:style-name="_31_321">I</text:span><text:span text:style-name="_31_802"> </text:span><text:span text:style-name="_32_71">h</text:span><text:span text:style-name="_31_498">o</text:span><text:span text:style-name="_32_317">l</text:span><text:span text:style-name="_38_53">d</text:span><text:span text:style-name="_39_02"> </text:span><text:span text:style-name="_32_221">t</text:span><text:span text:style-name="_32_35">h</text:span><text:span text:style-name="_31_741">i</text:span><text:span text:style-name="_32_470">s</text:span><text:span text:style-name="_33_"> </text:span><text:span text:style-name="_31_795">o</text:span><text:span text:style-name="_32_221">f</text:span><text:span text:style-name="_32_77">f</text:span><text:span text:style-name="_31_129">i</text:span><text:span text:style-name="_32_122">c</text:span><text:span text:style-name="_38_05">e</text:span><text:span text:style-name="_31_177">.</text:span></text:p>
      <text:p text:style-name="P1"><text:soft-page-break/><text:span text:style-name="_33_37">B</text:span><text:span text:style-name="_31_525">u</text:span><text:span text:style-name="_32_509">t</text:span><text:span text:style-name="_32_29">,</text:span><text:span text:style-name="_39_03"> </text:span><text:span text:style-name="_32_257">m</text:span><text:span text:style-name="_38_05">y</text:span><text:span text:style-name="_39_02"> </text:span><text:span text:style-name="_32_317">f</text:span><text:span text:style-name="_34_87">e</text:span><text:span text:style-name="_31_525">l</text:span><text:span text:style-name="_32_149">l</text:span><text:span text:style-name="_34_54">o</text:span><text:span text:style-name="_31_717">w</text:span><text:span text:style-name="_31_803"> </text:span><text:span text:style-name="_38_17">A</text:span><text:span text:style-name="_31_249">m</text:span><text:span text:style-name="_32_083">e</text:span><text:span text:style-name="_37_81">r</text:span><text:span text:style-name="_31_129">i</text:span><text:span text:style-name="_32_338">c</text:span><text:span text:style-name="_38_23">a</text:span><text:span text:style-name="_31_150">n</text:span><text:span text:style-name="_32_569">s</text:span><text:span text:style-name="_35_17">,</text:span><text:span text:style-name="_39_02"> </text:span><text:span text:style-name="_32_509">t</text:span><text:span text:style-name="_37_18">h</text:span><text:span text:style-name="_31_309">i</text:span><text:span text:style-name="_32_224">s</text:span><text:span text:style-name="_33_"> </text:span><text:span text:style-name="_31_366">c</text:span><text:span text:style-name="_32_443">a</text:span><text:span text:style-name="_38_83">n</text:span><text:span text:style-name="_31_726">n</text:span><text:span text:style-name="_32_077">o</text:span><text:span text:style-name="_37_69">t</text:span><text:span text:style-name="_39_02"> </text:span><text:span text:style-name="_32_467">b</text:span><text:span text:style-name="_38_50">e</text:span><text:span text:style-name="_39_03"> </text:span><text:span text:style-name="_32_473">m</text:span><text:span text:style-name="_34_57">y</text:span><text:span text:style-name="_39_03"> </text:span><text:span text:style-name="_32_461">t</text:span><text:span text:style-name="_34_51">a</text:span><text:span text:style-name="_31_138">s</text:span><text:span text:style-name="_32_677">k</text:span><text:span text:style-name="_33_"> </text:span>--<text:span text:style-name="_33_"> </text:span><text:span text:style-name="_31_537">o</text:span><text:span text:style-name="_32_509">r</text:span><text:span text:style-name="_33_"> </text:span><text:span text:style-name="_31_675">a</text:span><text:span text:style-name="_32_518">n</text:span><text:span text:style-name="_32_29">y</text:span><text:span text:style-name="_39_02"> </text:span><text:span text:style-name="_32_389">P</text:span><text:span text:style-name="_32_65">r</text:span><text:span text:style-name="_31_582">e</text:span><text:span text:style-name="_32_440">s</text:span><text:span text:style-name="_36_61">i</text:span><text:span text:style-name="_31_531">d</text:span><text:span text:style-name="_32_650">e</text:span><text:span text:style-name="_38_59">n</text:span><text:span text:style-name="_31_717">t</text:span><text:span text:style-name="_32_653">'</text:span><text:span text:style-name="_38_14">s</text:span><text:span text:style-name="_39_02"> </text:span>--<text:span text:style-name="_39_03"> </text:span><text:span text:style-name="_32_611">a</text:span><text:span text:style-name="_33_01">l</text:span><text:span text:style-name="_31_690">o</text:span><text:span text:style-name="_32_467">n</text:span><text:span text:style-name="_35_26">e</text:span><text:span text:style-name="_31_489">.</text:span><text:span text:style-name="_31_802"> </text:span><text:span text:style-name="_36_97">T</text:span><text:span text:style-name="_31_147">h</text:span><text:span text:style-name="_32_434">e</text:span><text:span text:style-name="_35_89">r</text:span><text:span text:style-name="_31_417">e</text:span><text:span text:style-name="_31_803"> </text:span><text:span text:style-name="_36_10">a</text:span><text:span text:style-name="_31_345">r</text:span><text:span text:style-name="_32_695">e</text:span><text:span text:style-name="_32_"> </text:span><text:span text:style-name="_31_357">a</text:span><text:span text:style-name="_31_803"> </text:span><text:span text:style-name="_36_73">w</text:span><text:span text:style-name="_31_690">h</text:span><text:span text:style-name="_32_443">o</text:span><text:span text:style-name="_33_01">l</text:span><text:span text:style-name="_31_321">e</text:span><text:span text:style-name="_31_803"> </text:span><text:span text:style-name="_38_53">l</text:span><text:span text:style-name="_31_165">o</text:span><text:span text:style-name="_32_605">t</text:span><text:span text:style-name="_32_"> </text:span><text:span text:style-name="_31_249">o</text:span><text:span text:style-name="_32_401">f</text:span><text:span text:style-name="_32_"> </text:span><text:span text:style-name="_31_789">f</text:span><text:span text:style-name="_32_578">o</text:span><text:span text:style-name="_38_41">l</text:span><text:span text:style-name="_31_504">k</text:span><text:span text:style-name="_32_329">s</text:span><text:span text:style-name="_32_"> </text:span><text:span text:style-name="_31_705">i</text:span><text:span text:style-name="_32_653">n</text:span><text:span text:style-name="_33_"> </text:span><text:span text:style-name="_31_753">t</text:span><text:span text:style-name="_32_158">h</text:span><text:span text:style-name="_36_61">i</text:span><text:span text:style-name="_31_396">s</text:span><text:span text:style-name="_31_803"> </text:span><text:span text:style-name="_35_20">c</text:span><text:span text:style-name="_31_174">h</text:span><text:span text:style-name="_32_647">a</text:span><text:span text:style-name="_36_25">m</text:span><text:span text:style-name="_31_498">b</text:span><text:span text:style-name="_32_617">e</text:span><text:span text:style-name="_33_37">r</text:span><text:span text:style-name="_31_201">,</text:span><text:span text:style-name="_31_802"> </text:span><text:span text:style-name="_36_07">g</text:span><text:span text:style-name="_31_762">o</text:span><text:span text:style-name="_32_683">o</text:span><text:span text:style-name="_34_18">d</text:span><text:span text:style-name="_39_03"> </text:span><text:span text:style-name="_32_263">p</text:span><text:span text:style-name="_38_14">e</text:span><text:span text:style-name="_31_507">o</text:span><text:span text:style-name="_32_110">p</text:span><text:span text:style-name="_33_13">l</text:span><text:span text:style-name="_31_525">e</text:span><text:span text:style-name="_31_803"> </text:span><text:span text:style-name="_32_41">w</text:span><text:span text:style-name="_31_222">h</text:span><text:span text:style-name="_32_215">o</text:span><text:span text:style-name="_32_"> </text:span><text:span text:style-name="_31_573">w</text:span><text:span text:style-name="_32_686">o</text:span><text:span text:style-name="_36_31">u</text:span><text:span text:style-name="_31_489">l</text:span><text:span text:style-name="_32_113">d</text:span><text:span text:style-name="_32_"> </text:span><text:span text:style-name="_31_129">l</text:span><text:span text:style-name="_32_257">i</text:span><text:span text:style-name="_35_38">k</text:span><text:span text:style-name="_31_507">e</text:span><text:span text:style-name="_31_802"> </text:span><text:span text:style-name="_38_89">t</text:span><text:span text:style-name="_31_789">o</text:span><text:span text:style-name="_31_802"> </text:span><text:span text:style-name="_38_50">s</text:span><text:span text:style-name="_31_687">e</text:span><text:span text:style-name="_32_149">e</text:span><text:span text:style-name="_33_"> </text:span><text:span text:style-name="_31_321">m</text:span><text:span text:style-name="_32_215">o</text:span><text:span text:style-name="_35_89">r</text:span><text:span text:style-name="_31_390">e</text:span><text:span text:style-name="_31_802"> </text:span><text:span text:style-name="_36_40">c</text:span><text:span text:style-name="_31_690">o</text:span><text:span text:style-name="_32_143">o</text:span><text:span text:style-name="_38_26">p</text:span><text:span text:style-name="_31_579">e</text:span><text:span text:style-name="_32_137">r</text:span><text:span text:style-name="_37_06">a</text:span><text:span text:style-name="_31_489">t</text:span><text:span text:style-name="_32_029">i</text:span><text:span text:style-name="_38_83">o</text:span><text:span text:style-name="_31_330">n</text:span><text:span text:style-name="_32_617">,</text:span><text:span text:style-name="_33_"> </text:span><text:span text:style-name="_31_417">w</text:span><text:span text:style-name="_32_590">o</text:span><text:span text:style-name="_38_83">u</text:span><text:span text:style-name="_31_201">l</text:span><text:span text:style-name="_32_029">d</text:span><text:span text:style-name="_32_"> </text:span><text:span text:style-name="_31_597">l</text:span><text:span text:style-name="_32_293">i</text:span><text:span text:style-name="_35_92">k</text:span><text:span text:style-name="_31_750">e</text:span><text:span text:style-name="_31_803"> </text:span><text:span text:style-name="_38_05">t</text:span><text:span text:style-name="_31_681">o</text:span><text:span text:style-name="_31_803"> </text:span><text:span text:style-name="_37_78">s</text:span><text:span text:style-name="_31_723">e</text:span><text:span text:style-name="_32_293">e</text:span><text:span text:style-name="_33_"> </text:span><text:span text:style-name="_31_417">a</text:span><text:span text:style-name="_31_803"> </text:span><text:span text:style-name="_34_93">m</text:span><text:span text:style-name="_31_351">o</text:span><text:span text:style-name="_32_281">r</text:span><text:span text:style-name="_33_10">e</text:span><text:span text:style-name="_39_02"> </text:span><text:span text:style-name="_32_431">e</text:span><text:span text:style-name="_37_69">l</text:span><text:span text:style-name="_31_570">e</text:span><text:span text:style-name="_32_410">v</text:span><text:span text:style-name="_37_03">a</text:span><text:span text:style-name="_31_741">t</text:span><text:span text:style-name="_32_695">e</text:span><text:span text:style-name="_35_02">d</text:span><text:span text:style-name="_39_02"> </text:span><text:span text:style-name="_32_446">d</text:span><text:span text:style-name="_37_15">e</text:span><text:span text:style-name="_31_327">b</text:span><text:span text:style-name="_32_074">a</text:span><text:span text:style-name="_36_25">t</text:span><text:span text:style-name="_31_201">e</text:span><text:span text:style-name="_31_803"> </text:span><text:span text:style-name="_33_37">i</text:span><text:span text:style-name="_31_597">n</text:span><text:span text:style-name="_31_802"> </text:span><text:span text:style-name="_35_17">W</text:span><text:span text:style-name="_31_318">a</text:span><text:span text:style-name="_32_260">s</text:span><text:span text:style-name="_34_27">h</text:span><text:span text:style-name="_31_201">i</text:span><text:span text:style-name="_32_218">n</text:span><text:span text:style-name="_38_47">g</text:span><text:span text:style-name="_31_669">t</text:span><text:span text:style-name="_32_410">o</text:span><text:span text:style-name="_33_49">n</text:span><text:span text:style-name="_31_321">,</text:span><text:span text:style-name="_31_803"> </text:span><text:span text:style-name="_38_86">b</text:span><text:span text:style-name="_31_255">u</text:span><text:span text:style-name="_32_473">t</text:span><text:span text:style-name="_33_"> </text:span><text:span text:style-name="_31_777">f</text:span><text:span text:style-name="_32_266">e</text:span><text:span text:style-name="_35_95">e</text:span><text:span text:style-name="_31_669">l</text:span><text:span text:style-name="_31_803"> </text:span><text:span text:style-name="_38_53">t</text:span><text:span text:style-name="_31_705">r</text:span><text:span text:style-name="_32_650">a</text:span><text:span text:style-name="_33_55">p</text:span><text:span text:style-name="_31_615">p</text:span><text:span text:style-name="_32_506">e</text:span><text:span text:style-name="_34_57">d</text:span><text:span text:style-name="_39_03"> </text:span><text:span text:style-name="_32_695">b</text:span><text:span text:style-name="_34_90">y</text:span><text:span text:style-name="_39_03"> </text:span><text:span text:style-name="_32_581">t</text:span><text:span text:style-name="_34_30">h</text:span><text:span text:style-name="_31_147">e</text:span><text:span text:style-name="_31_802"> </text:span><text:span text:style-name="_36_37">i</text:span><text:span text:style-name="_31_237">m</text:span><text:span text:style-name="_32_335">p</text:span><text:span text:style-name="_35_26">e</text:span><text:span text:style-name="_31_537">r</text:span><text:span text:style-name="_32_083">a</text:span><text:span text:style-name="_34_81">t</text:span><text:span text:style-name="_31_165">i</text:span><text:span text:style-name="_32_698">v</text:span><text:span text:style-name="_35_98">e</text:span><text:span text:style-name="_31_396">s</text:span><text:span text:style-name="_31_803"> </text:span><text:span text:style-name="_36_97">o</text:span><text:span text:style-name="_31_561">f</text:span><text:span text:style-name="_31_802"> </text:span><text:span text:style-name="_38_86">g</text:span><text:span text:style-name="_31_435">e</text:span><text:span text:style-name="_32_569">t</text:span><text:span text:style-name="_34_57">t</text:span><text:span text:style-name="_31_321">i</text:span><text:span text:style-name="_32_326">n</text:span><text:span text:style-name="_36_07">g</text:span><text:span text:style-name="_39_03"> </text:span><text:span text:style-name="_32_623">e</text:span><text:span text:style-name="_36_01">l</text:span><text:span text:style-name="_31_582">e</text:span><text:span text:style-name="_32_614">c</text:span><text:span text:style-name="_36_73">t</text:span><text:span text:style-name="_31_603">e</text:span><text:span text:style-name="_32_569">d</text:span><text:span text:style-name="_34_45">,</text:span><text:span text:style-name="_39_03"> </text:span><text:span text:style-name="_32_230">b</text:span><text:span text:style-name="_33_04">y</text:span><text:span text:style-name="_39_02"> </text:span><text:span text:style-name="_32_149">t</text:span><text:span text:style-name="_33_46">h</text:span><text:span text:style-name="_31_579">e</text:span><text:span text:style-name="_31_803"> </text:span><text:span text:style-name="_35_95">n</text:span><text:span text:style-name="_31_582">o</text:span><text:span text:style-name="_32_605">i</text:span><text:span text:style-name="_34_48">s</text:span><text:span text:style-name="_31_762">e</text:span><text:span text:style-name="_31_802"> </text:span><text:span text:style-name="_37_72">c</text:span><text:span text:style-name="_31_438">o</text:span><text:span text:style-name="_32_113">m</text:span><text:span text:style-name="_37_81">i</text:span><text:span text:style-name="_31_423">n</text:span><text:span text:style-name="_32_410">g</text:span><text:span text:style-name="_33_"> </text:span><text:span text:style-name="_31_546">o</text:span><text:span text:style-name="_32_119">u</text:span><text:span text:style-name="_34_45">t</text:span><text:span text:style-name="_39_02"> </text:span><text:span text:style-name="_32_281">o</text:span><text:span text:style-name="_33_37">f</text:span><text:span text:style-name="_39_02"> </text:span><text:span text:style-name="_32_692">y</text:span><text:span text:style-name="_36_46">o</text:span><text:span text:style-name="_31_537">u</text:span><text:span text:style-name="_32_653">r</text:span><text:span text:style-name="_32_"> </text:span><text:span text:style-name="_31_366">b</text:span><text:span text:style-name="_32_323">a</text:span><text:span text:style-name="_37_72">s</text:span><text:span text:style-name="_31_390">e</text:span><text:span text:style-name="_32_689">.</text:span><text:span text:style-name="_33_"> </text:span><text:span text:style-name="_31_789">I</text:span><text:span text:style-name="_31_803"> </text:span><text:span text:style-name="_35_02">k</text:span><text:span text:style-name="_31_147">n</text:span><text:span text:style-name="_32_209">o</text:span><text:span text:style-name="_34_81">w</text:span><text:span text:style-name="_31_321">;</text:span><text:span text:style-name="_31_802"> </text:span><text:span text:style-name="_37_90">y</text:span><text:span text:style-name="_31_423">o</text:span><text:span text:style-name="_32_158">u</text:span><text:span text:style-name="_36_25">'</text:span><text:span text:style-name="_31_672">v</text:span><text:span text:style-name="_32_065">e</text:span><text:span text:style-name="_32_"> </text:span><text:span text:style-name="_31_573">t</text:span><text:span text:style-name="_32_107">o</text:span><text:span text:style-name="_38_05">l</text:span><text:span text:style-name="_31_390">d</text:span><text:span text:style-name="_31_802"> </text:span><text:span text:style-name="_36_37">m</text:span><text:span text:style-name="_31_681">e</text:span><text:span text:style-name="_32_293">.</text:span><text:span text:style-name="_33_"> </text:span><text:span text:style-name="_31_309">I</text:span><text:span text:style-name="_32_617">t</text:span><text:span text:style-name="_32_65">'</text:span><text:span text:style-name="_31_165">s</text:span><text:span text:style-name="_31_802"> </text:span><text:span text:style-name="_33_37">t</text:span><text:span text:style-name="_31_726">h</text:span><text:span text:style-name="_32_395">e</text:span><text:span text:style-name="_33_"> </text:span><text:span text:style-name="_31_669">w</text:span><text:span text:style-name="_32_290">o</text:span><text:span text:style-name="_37_69">r</text:span><text:span text:style-name="_31_744">s</text:span><text:span text:style-name="_32_065">t</text:span>-<text:span text:style-name="_31_246">k</text:span><text:span text:style-name="_32_575">e</text:span><text:span text:style-name="_34_45">p</text:span><text:span text:style-name="_31_537">t</text:span><text:span text:style-name="_31_803"> </text:span><text:span text:style-name="_38_08">s</text:span><text:span text:style-name="_31_750">e</text:span><text:span text:style-name="_32_428">c</text:span><text:span text:style-name="_34_45">r</text:span><text:span text:style-name="_31_786">e</text:span><text:span text:style-name="_32_689">t</text:span><text:span text:style-name="_32_"> </text:span><text:span text:style-name="_31_789">i</text:span><text:span text:style-name="_32_029">n</text:span><text:span text:style-name="_32_"> </text:span><text:span text:style-name="_31_537">W</text:span><text:span text:style-name="_32_683">a</text:span><text:span text:style-name="_33_58">s</text:span><text:span text:style-name="_31_714">h</text:span><text:span text:style-name="_32_077">i</text:span><text:span text:style-name="_36_43">n</text:span><text:span text:style-name="_31_606">g</text:span><text:span text:style-name="_32_461">t</text:span><text:span text:style-name="_34_63">o</text:span><text:span text:style-name="_31_357">n</text:span><text:span text:style-name="_32_029">.</text:span><text:span text:style-name="_33_"> </text:span><text:span text:style-name="_31_741">A</text:span><text:span text:style-name="_32_587">n</text:span><text:span text:style-name="_34_54">d</text:span><text:span text:style-name="_39_02"> </text:span><text:span text:style-name="_32_641">a</text:span><text:span text:style-name="_33_"> </text:span><text:span text:style-name="_31_489">l</text:span><text:span text:style-name="_32_473">o</text:span><text:span text:style-name="_35_17">t</text:span><text:span text:style-name="_39_02"> </text:span><text:span text:style-name="_32_617">o</text:span><text:span text:style-name="_36_37">f</text:span><text:span text:style-name="_39_02"> </text:span><text:span text:style-name="_32_410">y</text:span><text:span text:style-name="_36_79">o</text:span><text:span text:style-name="_31_681">u</text:span><text:span text:style-name="_31_803"> </text:span><text:span text:style-name="_32_71">a</text:span><text:span text:style-name="_31_717">r</text:span><text:span text:style-name="_32_338">e</text:span><text:span text:style-name="_33_01">n</text:span><text:span text:style-name="_31_141">'</text:span><text:span text:style-name="_32_293">t</text:span><text:span text:style-name="_33_"> </text:span><text:span text:style-name="_31_135">e</text:span><text:span text:style-name="_32_302">n</text:span><text:span text:style-name="_33_13">j</text:span><text:span text:style-name="_31_570">o</text:span><text:span text:style-name="_32_284">y</text:span><text:span text:style-name="_38_53">i</text:span><text:span text:style-name="_31_183">n</text:span><text:span text:style-name="_32_254">g</text:span><text:span text:style-name="_32_"> </text:span><text:span text:style-name="_31_363">b</text:span><text:span text:style-name="_32_254">e</text:span><text:span text:style-name="_37_09">i</text:span><text:span text:style-name="_31_786">n</text:span><text:span text:style-name="_32_479">g</text:span><text:span text:style-name="_32_"> </text:span><text:span text:style-name="_31_705">t</text:span><text:span text:style-name="_32_497">r</text:span><text:span text:style-name="_36_43">a</text:span><text:span text:style-name="_31_678">p</text:span><text:span text:style-name="_32_050">p</text:span><text:span text:style-name="_38_47">e</text:span><text:span text:style-name="_31_573">d</text:span><text:span text:style-name="_31_803"> </text:span><text:span text:style-name="_36_73">i</text:span><text:span text:style-name="_31_609">n</text:span><text:span text:style-name="_31_803"> </text:span><text:span text:style-name="_34_45">t</text:span><text:span text:style-name="_31_534">h</text:span><text:span text:style-name="_32_227">a</text:span><text:span text:style-name="_35_29">t</text:span><text:span text:style-name="_39_02"> </text:span><text:span text:style-name="_32_692">k</text:span><text:span text:style-name="_38_89">i</text:span><text:span text:style-name="_31_750">n</text:span><text:span text:style-name="_32_149">d</text:span><text:span text:style-name="_32_"> </text:span><text:span text:style-name="_31_429">o</text:span><text:span text:style-name="_32_065">f</text:span><text:span text:style-name="_32_"> </text:span><text:span text:style-name="_31_537">r</text:span><text:span text:style-name="_32_218">a</text:span><text:span text:style-name="_37_03">n</text:span><text:span text:style-name="_31_312">c</text:span><text:span text:style-name="_32_578">o</text:span><text:span text:style-name="_34_81">r</text:span><text:span text:style-name="_31_525">.</text:span></text:p>
      <text:p text:style-name="P1"><text:span text:style-name="_34_21">B</text:span><text:span text:style-name="_31_177">u</text:span><text:span text:style-name="_32_029">t</text:span><text:span text:style-name="_33_"> </text:span><text:span text:style-name="_31_357">t</text:span><text:span text:style-name="_32_338">h</text:span><text:span text:style-name="_36_31">a</text:span><text:span text:style-name="_31_525">t</text:span><text:span text:style-name="_31_802"> </text:span><text:span text:style-name="_38_77">m</text:span><text:span text:style-name="_31_603">e</text:span><text:span text:style-name="_32_482">a</text:span><text:span text:style-name="_34_15">n</text:span><text:span text:style-name="_31_174">s</text:span><text:span text:style-name="_31_802"> </text:span><text:span text:style-name="_38_05">i</text:span><text:span text:style-name="_31_249">f</text:span><text:span text:style-name="_31_803"> </text:span><text:span text:style-name="_36_37">w</text:span><text:span text:style-name="_31_717">e</text:span><text:span text:style-name="_31_802"> </text:span><text:span text:style-name="_36_01">w</text:span><text:span text:style-name="_31_210">a</text:span><text:span text:style-name="_32_047">n</text:span><text:span text:style-name="_38_77">t</text:span><text:span text:style-name="_39_02"> </text:span><text:span text:style-name="_32_437">a</text:span><text:span text:style-name="_33_"> </text:span><text:span text:style-name="_31_222">b</text:span><text:span text:style-name="_32_623">e</text:span><text:span text:style-name="_32_65">t</text:span><text:span text:style-name="_31_429">t</text:span><text:span text:style-name="_32_689">e</text:span><text:span text:style-name="_32_29">r</text:span><text:span text:style-name="_39_02"> </text:span><text:span text:style-name="_32_110">p</text:span><text:span text:style-name="_36_79">o</text:span><text:span text:style-name="_31_429">l</text:span><text:span text:style-name="_32_041">i</text:span><text:span text:style-name="_36_97">t</text:span><text:span text:style-name="_31_597">i</text:span><text:span text:style-name="_32_248">c</text:span><text:span text:style-name="_33_10">s</text:span><text:span text:style-name="_39_02"> </text:span>--<text:span text:style-name="_39_02"> </text:span><text:span text:style-name="_32_575">a</text:span><text:span text:style-name="_37_18">n</text:span><text:span text:style-name="_31_213">d</text:span><text:span text:style-name="_31_802"> </text:span><text:span text:style-name="_32_77">I</text:span><text:span text:style-name="_31_345">'</text:span><text:span text:style-name="_32_077">m</text:span><text:span text:style-name="_32_"> </text:span><text:span text:style-name="_31_723">a</text:span><text:span text:style-name="_32_650">d</text:span><text:span text:style-name="_38_47">d</text:span><text:span text:style-name="_31_597">r</text:span><text:span text:style-name="_32_650">e</text:span><text:span text:style-name="_37_12">s</text:span><text:span text:style-name="_31_318">s</text:span><text:span text:style-name="_32_101">i</text:span><text:span text:style-name="_35_26">n</text:span><text:span text:style-name="_31_495">g</text:span><text:span text:style-name="_31_802"> </text:span><text:span text:style-name="_32_77">t</text:span><text:span text:style-name="_31_222">h</text:span><text:span text:style-name="_32_227">e</text:span><text:span text:style-name="_33_"> </text:span><text:span text:style-name="_31_213">A</text:span><text:span text:style-name="_32_437">m</text:span><text:span text:style-name="_32_38">e</text:span><text:span text:style-name="_31_597">r</text:span><text:span text:style-name="_32_689">i</text:span><text:span text:style-name="_34_12">c</text:span><text:span text:style-name="_31_138">a</text:span><text:span text:style-name="_32_047">n</text:span><text:span text:style-name="_32_"> </text:span><text:span text:style-name="_31_222">p</text:span><text:span text:style-name="_32_407">e</text:span><text:span text:style-name="_33_55">o</text:span><text:span text:style-name="_31_498">p</text:span><text:span text:style-name="_32_569">l</text:span><text:span text:style-name="_35_17">e</text:span><text:span text:style-name="_39_03"> </text:span><text:span text:style-name="_32_263">n</text:span><text:span text:style-name="_38_86">o</text:span><text:span text:style-name="_31_213">w</text:span><text:span text:style-name="_31_803"> </text:span>--<text:span text:style-name="_31_803"> </text:span><text:span text:style-name="_38_89">i</text:span><text:span text:style-name="_31_669">f</text:span><text:span text:style-name="_31_803"> </text:span><text:span text:style-name="_35_29">w</text:span><text:span text:style-name="_31_717">e</text:span><text:span text:style-name="_31_802"> </text:span><text:span text:style-name="_35_89">w</text:span><text:span text:style-name="_31_426">a</text:span><text:span text:style-name="_32_263">n</text:span><text:span text:style-name="_33_49">t</text:span><text:span text:style-name="_39_03"> </text:span><text:span text:style-name="_32_317">a</text:span><text:span text:style-name="_32_"> </text:span><text:span text:style-name="_31_402">b</text:span><text:span text:style-name="_32_575">e</text:span><text:span text:style-name="_36_61">t</text:span><text:span text:style-name="_31_669">t</text:span><text:span text:style-name="_32_389">e</text:span><text:span text:style-name="_35_29">r</text:span><text:span text:style-name="_39_03"> </text:span><text:span text:style-name="_32_050">p</text:span><text:span text:style-name="_38_95">o</text:span><text:span text:style-name="_31_417">l</text:span><text:span text:style-name="_32_641">i</text:span><text:span text:style-name="_35_29">t</text:span><text:span text:style-name="_31_321">i</text:span><text:span text:style-name="_32_584">c</text:span><text:span text:style-name="_36_10">s</text:span><text:span text:style-name="_31_753">,</text:span><text:span text:style-name="_31_802"> </text:span><text:span text:style-name="_33_49">i</text:span><text:span text:style-name="_31_537">t</text:span><text:span text:style-name="_32_605">'</text:span><text:span text:style-name="_38_89">s</text:span><text:span text:style-name="_39_03"> </text:span><text:span text:style-name="_32_434">n</text:span><text:span text:style-name="_34_27">o</text:span><text:span text:style-name="_31_417">t</text:span><text:span text:style-name="_31_802"> </text:span><text:span text:style-name="_33_19">e</text:span><text:span text:style-name="_31_426">n</text:span><text:span text:style-name="_32_479">o</text:span><text:span text:style-name="_34_90">u</text:span><text:span text:style-name="_31_714">g</text:span><text:span text:style-name="_32_479">h</text:span><text:span text:style-name="_32_"> </text:span><text:span text:style-name="_31_237">j</text:span><text:span text:style-name="_32_683">u</text:span><text:span text:style-name="_36_10">s</text:span><text:span text:style-name="_31_309">t</text:span><text:span text:style-name="_31_802"> </text:span><text:span text:style-name="_33_49">t</text:span><text:span text:style-name="_31_537">o</text:span><text:span text:style-name="_31_802"> </text:span><text:span text:style-name="_37_78">c</text:span><text:span text:style-name="_31_315">h</text:span><text:span text:style-name="_32_398">a</text:span><text:span text:style-name="_32_47">n</text:span><text:span text:style-name="_31_138">g</text:span><text:span text:style-name="_32_119">e</text:span><text:span text:style-name="_33_"> </text:span><text:span text:style-name="_31_417">a</text:span><text:span text:style-name="_31_802"> </text:span><text:span text:style-name="_35_38">c</text:span><text:span text:style-name="_31_183">o</text:span><text:span text:style-name="_32_479">n</text:span><text:span text:style-name="_38_98">g</text:span><text:span text:style-name="_31_201">r</text:span><text:span text:style-name="_32_626">e</text:span><text:span text:style-name="_38_56">s</text:span><text:span text:style-name="_31_714">s</text:span><text:span text:style-name="_32_041">w</text:span><text:span text:style-name="_32_71">o</text:span><text:span text:style-name="_31_573">m</text:span><text:span text:style-name="_32_158">a</text:span><text:span text:style-name="_34_63">n</text:span><text:span text:style-name="_39_03"> </text:span><text:span text:style-name="_32_137">o</text:span><text:span text:style-name="_34_45">r</text:span><text:span text:style-name="_39_03"> </text:span><text:span text:style-name="_32_686">c</text:span><text:span text:style-name="_33_07">h</text:span><text:span text:style-name="_31_714">a</text:span><text:span text:style-name="_32_215">n</text:span><text:span text:style-name="_38_95">g</text:span><text:span text:style-name="_31_390">e</text:span><text:span text:style-name="_31_802"> </text:span><text:span text:style-name="_33_13">a</text:span><text:span text:style-name="_39_03"> </text:span><text:span text:style-name="_32_644">s</text:span><text:span text:style-name="_35_02">e</text:span><text:span text:style-name="_31_678">n</text:span><text:span text:style-name="_32_155">a</text:span><text:span text:style-name="_37_69">t</text:span><text:span text:style-name="_31_609">o</text:span><text:span text:style-name="_32_065">r</text:span><text:span text:style-name="_33_"> </text:span><text:span text:style-name="_31_429">o</text:span><text:span text:style-name="_32_461">r</text:span><text:span text:style-name="_32_"> </text:span><text:span text:style-name="_31_255">e</text:span><text:span text:style-name="_32_254">v</text:span><text:span text:style-name="_32_47">e</text:span><text:span text:style-name="_31_582">n</text:span><text:span text:style-name="_31_803"> </text:span><text:span text:style-name="_33_04">c</text:span><text:span text:style-name="_31_318">h</text:span><text:span text:style-name="_32_503">a</text:span><text:span text:style-name="_38_26">n</text:span><text:span text:style-name="_31_354">g</text:span><text:span text:style-name="_32_503">e</text:span><text:span text:style-name="_33_"> </text:span><text:span text:style-name="_31_573">a</text:span><text:span text:style-name="_31_803"> </text:span><text:span text:style-name="_36_01">P</text:span><text:span text:style-name="_31_417">r</text:span><text:span text:style-name="_32_263">e</text:span><text:span text:style-name="_35_98">s</text:span><text:span text:style-name="_31_489">i</text:span><text:span text:style-name="_32_290">d</text:span><text:span text:style-name="_33_55">e</text:span><text:span text:style-name="_31_705">n</text:span><text:span text:style-name="_32_101">t</text:span><text:span text:style-name="_32_41">.</text:span><text:span text:style-name="_39_02"> </text:span><text:span text:style-name="_32_113">W</text:span><text:span text:style-name="_32_29">e</text:span><text:span text:style-name="_39_03"> </text:span><text:span text:style-name="_32_335">h</text:span><text:span text:style-name="_33_10">a</text:span><text:span text:style-name="_31_246">v</text:span><text:span text:style-name="_32_119">e</text:span><text:span text:style-name="_32_"> </text:span><text:span text:style-name="_31_609">t</text:span><text:span text:style-name="_32_077">o</text:span><text:span text:style-name="_32_"> </text:span><text:span text:style-name="_31_582">c</text:span><text:span text:style-name="_32_227">h</text:span><text:span text:style-name="_36_43">a</text:span><text:span text:style-name="_31_366">n</text:span><text:span text:style-name="_32_698">g</text:span><text:span text:style-name="_32_47">e</text:span><text:span text:style-name="_39_03"> </text:span><text:span text:style-name="_32_509">t</text:span><text:span text:style-name="_38_23">h</text:span><text:span text:style-name="_31_186">e</text:span><text:span text:style-name="_31_803"> </text:span><text:span text:style-name="_33_10">s</text:span><text:span text:style-name="_31_384">y</text:span><text:span text:style-name="_32_590">s</text:span><text:span text:style-name="_36_61">t</text:span><text:span text:style-name="_31_687">e</text:span><text:span text:style-name="_32_641">m</text:span><text:span text:style-name="_33_"> </text:span><text:span text:style-name="_31_381">t</text:span><text:span text:style-name="_32_041">o</text:span><text:span text:style-name="_32_"> </text:span><text:span text:style-name="_31_393">r</text:span><text:span text:style-name="_32_338">e</text:span><text:span text:style-name="_36_01">f</text:span><text:span text:style-name="_31_777">l</text:span><text:span text:style-name="_32_503">e</text:span><text:span text:style-name="_38_17">c</text:span><text:span text:style-name="_31_537">t</text:span><text:span text:style-name="_31_803"> </text:span><text:span text:style-name="_32_35">o</text:span><text:span text:style-name="_31_366">u</text:span><text:span text:style-name="_32_509">r</text:span><text:span text:style-name="_33_"> </text:span><text:span text:style-name="_31_183">b</text:span><text:span text:style-name="_32_038">e</text:span><text:span text:style-name="_32_29">t</text:span><text:span text:style-name="_31_789">t</text:span><text:span text:style-name="_32_497">e</text:span><text:span text:style-name="_33_37">r</text:span><text:span text:style-name="_39_02"> </text:span><text:span text:style-name="_32_338">s</text:span><text:span text:style-name="_38_11">e</text:span><text:span text:style-name="_31_177">l</text:span><text:span text:style-name="_32_404">v</text:span><text:span text:style-name="_32_50">e</text:span><text:span text:style-name="_31_141">s</text:span><text:span text:style-name="_32_257">.</text:span><text:span text:style-name="_32_"> </text:span><text:span text:style-name="_31_417">I</text:span><text:span text:style-name="_31_803"> </text:span><text:span text:style-name="_36_61">t</text:span><text:span text:style-name="_31_363">h</text:span><text:span text:style-name="_32_605">i</text:span><text:span text:style-name="_37_06">n</text:span><text:span text:style-name="_31_525">k</text:span><text:span text:style-name="_31_802"> </text:span><text:span text:style-name="_36_97">w</text:span><text:span text:style-name="_31_435">e</text:span><text:span text:style-name="_32_497">'</text:span><text:span text:style-name="_34_66">v</text:span><text:span text:style-name="_31_309">e</text:span><text:span text:style-name="_31_802"> </text:span><text:span text:style-name="_37_90">g</text:span><text:span text:style-name="_31_147">o</text:span><text:span text:style-name="_32_689">t</text:span><text:span text:style-name="_33_"> </text:span><text:span text:style-name="_31_309">t</text:span><text:span text:style-name="_32_677">o</text:span><text:span text:style-name="_33_"> </text:span><text:span text:style-name="_31_186">e</text:span><text:span text:style-name="_32_335">n</text:span><text:span text:style-name="_34_57">d</text:span><text:span text:style-name="_39_03"> </text:span><text:span text:style-name="_32_437">t</text:span><text:span text:style-name="_34_90">h</text:span><text:span text:style-name="_31_495">e</text:span><text:span text:style-name="_31_802"> </text:span><text:span text:style-name="_37_75">p</text:span><text:span text:style-name="_31_525">r</text:span><text:span text:style-name="_32_590">a</text:span><text:span text:style-name="_32_80">c</text:span><text:span text:style-name="_31_609">t</text:span><text:span text:style-name="_32_617">i</text:span><text:span text:style-name="_33_58">c</text:span><text:span text:style-name="_31_705">e</text:span><text:span text:style-name="_31_802"> </text:span><text:span text:style-name="_38_41">o</text:span><text:span text:style-name="_31_525">f</text:span><text:span text:style-name="_31_802"> </text:span><text:span text:style-name="_37_15">d</text:span><text:span text:style-name="_31_345">r</text:span><text:span text:style-name="_32_578">a</text:span><text:span text:style-name="_38_77">w</text:span><text:span text:style-name="_31_525">i</text:span><text:span text:style-name="_32_650">n</text:span><text:span text:style-name="_34_99">g</text:span><text:span text:style-name="_39_02"> </text:span><text:span text:style-name="_32_158">o</text:span><text:span text:style-name="_38_23">u</text:span><text:span text:style-name="_31_237">r</text:span><text:span text:style-name="_31_803"> </text:span><text:span text:style-name="_36_46">c</text:span><text:span text:style-name="_31_135">o</text:span><text:span text:style-name="_32_683">n</text:span><text:span text:style-name="_38_50">g</text:span><text:span text:style-name="_31_789">r</text:span><text:span text:style-name="_32_431">e</text:span><text:span text:style-name="_38_98">s</text:span><text:span text:style-name="_31_618">s</text:span><text:span text:style-name="_32_329">i</text:span><text:span text:style-name="_32_71">o</text:span><text:span text:style-name="_31_750">n</text:span><text:span text:style-name="_32_479">a</text:span><text:span text:style-name="_38_41">l</text:span><text:span text:style-name="_39_02"> </text:span><text:span text:style-name="_32_659">d</text:span><text:span text:style-name="_34_93">i</text:span><text:span text:style-name="_31_222">s</text:span><text:span text:style-name="_32_569">t</text:span><text:span text:style-name="_32_77">r</text:span><text:span text:style-name="_31_321">i</text:span><text:span text:style-name="_32_116">c</text:span><text:span text:style-name="_32_77">t</text:span><text:span text:style-name="_31_138">s</text:span><text:span text:style-name="_31_803"> </text:span><text:span text:style-name="_35_32">s</text:span><text:span text:style-name="_31_354">o</text:span><text:span text:style-name="_31_802"> </text:span><text:span text:style-name="_38_89">t</text:span><text:span text:style-name="_31_495">h</text:span><text:span text:style-name="_32_338">a</text:span><text:span text:style-name="_36_01">t</text:span><text:span text:style-name="_39_02"> </text:span><text:span text:style-name="_32_119">p</text:span><text:span text:style-name="_34_90">o</text:span><text:span text:style-name="_31_249">l</text:span><text:span text:style-name="_32_653">i</text:span><text:span text:style-name="_38_17">t</text:span><text:span text:style-name="_31_597">i</text:span><text:span text:style-name="_32_680">c</text:span><text:span text:style-name="_33_13">i</text:span><text:span text:style-name="_31_222">a</text:span><text:span text:style-name="_32_218">n</text:span><text:span text:style-name="_33_40">s</text:span><text:span text:style-name="_39_03"> </text:span><text:span text:style-name="_32_032">c</text:span><text:span text:style-name="_36_46">a</text:span><text:span text:style-name="_31_669">n</text:span><text:span text:style-name="_31_802"> </text:span><text:span text:style-name="_33_46">p</text:span><text:span text:style-name="_31_777">i</text:span><text:span text:style-name="_32_032">c</text:span><text:span text:style-name="_38_41">k</text:span><text:span text:style-name="_39_02"> </text:span><text:span text:style-name="_32_437">t</text:span><text:span text:style-name="_37_18">h</text:span><text:span text:style-name="_31_711">e</text:span><text:span text:style-name="_32_473">i</text:span><text:span text:style-name="_37_09">r</text:span><text:span text:style-name="_39_03"> </text:span><text:span text:style-name="_32_122">v</text:span><text:span text:style-name="_34_99">o</text:span><text:span text:style-name="_31_489">t</text:span><text:span text:style-name="_32_626">e</text:span><text:span text:style-name="_33_01">r</text:span><text:span text:style-name="_31_420">s</text:span><text:span text:style-name="_32_221">,</text:span><text:span text:style-name="_33_"> </text:span><text:span text:style-name="_31_246">a</text:span><text:span text:style-name="_32_479">n</text:span><text:span text:style-name="_32_29">d</text:span><text:span text:style-name="_39_02"> </text:span><text:span text:style-name="_32_338">n</text:span><text:span text:style-name="_36_07">o</text:span><text:span text:style-name="_31_597">t</text:span><text:span text:style-name="_31_803"> </text:span><text:span text:style-name="_35_17">t</text:span><text:span text:style-name="_31_183">h</text:span><text:span text:style-name="_32_686">e</text:span><text:span text:style-name="_33_"> </text:span><text:span text:style-name="_31_495">o</text:span><text:span text:style-name="_32_101">t</text:span><text:span text:style-name="_38_14">h</text:span><text:span text:style-name="_31_573">e</text:span><text:span text:style-name="_32_221">r</text:span><text:span text:style-name="_32_"> </text:span><text:span text:style-name="_31_669">w</text:span><text:span text:style-name="_32_119">a</text:span><text:span text:style-name="_32_74">y</text:span><text:span text:style-name="_39_03"> </text:span><text:span text:style-name="_32_215">a</text:span><text:span text:style-name="_34_93">r</text:span><text:span text:style-name="_31_246">o</text:span><text:span text:style-name="_32_086">u</text:span><text:span text:style-name="_36_79">n</text:span><text:span text:style-name="_31_321">d</text:span><text:span text:style-name="_32_293">.</text:span><text:span text:style-name="_33_"> </text:span><text:span text:style-name="_31_561">L</text:span><text:span text:style-name="_32_257">e</text:span><text:span text:style-name="_35_17">t</text:span><text:span text:style-name="_39_03"> </text:span><text:span text:style-name="_32_101">a</text:span><text:span text:style-name="_32_"> </text:span><text:span text:style-name="_31_690">b</text:span><text:span text:style-name="_32_293">i</text:span><text:span text:style-name="_32_47">p</text:span><text:span text:style-name="_31_402">a</text:span><text:span text:style-name="_32_401">r</text:span><text:span text:style-name="_34_81">t</text:span><text:span text:style-name="_31_393">i</text:span><text:span text:style-name="_32_260">z</text:span><text:span text:style-name="_36_34">a</text:span><text:span text:style-name="_31_327">n</text:span><text:span text:style-name="_31_802"> </text:span><text:span text:style-name="_34_30">g</text:span><text:span text:style-name="_31_705">r</text:span><text:span text:style-name="_32_155">o</text:span><text:span text:style-name="_34_63">u</text:span><text:span text:style-name="_31_582">p</text:span><text:span text:style-name="_31_803"> </text:span><text:span text:style-name="_35_38">d</text:span><text:span text:style-name="_31_135">o</text:span><text:span text:style-name="_31_803"> </text:span><text:span text:style-name="_38_89">i</text:span><text:span text:style-name="_31_321">t</text:span><text:span text:style-name="_32_293">.</text:span></text:p>
      <text:p text:style-name="P1"><text:span text:style-name="_31_213">W</text:span><text:span text:style-name="_32_605">e</text:span><text:span text:style-name="_33_"> </text:span><text:span text:style-name="_31_723">h</text:span><text:span text:style-name="_32_434">a</text:span><text:span text:style-name="_35_20">v</text:span><text:span text:style-name="_31_366">e</text:span><text:span text:style-name="_31_803"> </text:span><text:span text:style-name="_32_65">t</text:span><text:span text:style-name="_31_249">o</text:span><text:span text:style-name="_31_803"> </text:span><text:span text:style-name="_33_13">r</text:span><text:span text:style-name="_31_711">e</text:span><text:span text:style-name="_32_302">d</text:span><text:span text:style-name="_36_70">u</text:span><text:span text:style-name="_31_492">c</text:span><text:span text:style-name="_32_209">e</text:span><text:span text:style-name="_32_"> </text:span><text:span text:style-name="_31_393">t</text:span><text:span text:style-name="_32_122">h</text:span><text:span text:style-name="_37_15">e</text:span><text:span text:style-name="_39_02"> </text:span><text:span text:style-name="_32_401">i</text:span><text:span text:style-name="_33_22">n</text:span><text:span text:style-name="_31_309">f</text:span><text:span text:style-name="_32_437">l</text:span><text:span text:style-name="_36_31">u</text:span><text:span text:style-name="_31_534">e</text:span><text:span text:style-name="_32_047">n</text:span><text:span text:style-name="_32_68">c</text:span><text:span text:style-name="_31_606">e</text:span><text:span text:style-name="_31_802"> </text:span><text:span text:style-name="_32_29">o</text:span><text:span text:style-name="_31_213">f</text:span><text:span text:style-name="_31_803"> </text:span><text:span text:style-name="_36_25">m</text:span><text:span text:style-name="_31_546">o</text:span><text:span text:style-name="_32_659">n</text:span><text:span text:style-name="_34_27">e</text:span><text:span text:style-name="_31_258">y</text:span><text:span text:style-name="_31_803"> </text:span><text:span text:style-name="_36_25">i</text:span><text:span text:style-name="_31_129">n</text:span><text:span text:style-name="_31_802"> </text:span><text:span text:style-name="_38_83">o</text:span><text:span text:style-name="_31_186">u</text:span><text:span text:style-name="_32_569">r</text:span><text:span text:style-name="_32_"> </text:span><text:span text:style-name="_31_726">p</text:span><text:span text:style-name="_32_155">o</text:span><text:span text:style-name="_33_13">l</text:span><text:span text:style-name="_31_669">i</text:span><text:span text:style-name="_32_329">t</text:span><text:span text:style-name="_38_05">i</text:span><text:span text:style-name="_31_582">c</text:span><text:span text:style-name="_32_680">s</text:span><text:span text:style-name="_37_81">,</text:span><text:span text:style-name="_39_02"> </text:span><text:span text:style-name="_32_686">s</text:span><text:span text:style-name="_34_99">o</text:span><text:span text:style-name="_39_02"> </text:span><text:span text:style-name="_32_137">t</text:span><text:span text:style-name="_34_18">h</text:span><text:span text:style-name="_31_759">a</text:span><text:span text:style-name="_32_029">t</text:span><text:span text:style-name="_33_"> </text:span><text:span text:style-name="_31_753">a</text:span><text:span text:style-name="_31_802"> </text:span><text:span text:style-name="_32_35">h</text:span><text:span text:style-name="_31_366">a</text:span><text:span text:style-name="_32_698">n</text:span><text:span text:style-name="_37_75">d</text:span><text:span text:style-name="_31_429">f</text:span><text:span text:style-name="_32_605">u</text:span><text:span text:style-name="_32_65">l</text:span><text:span text:style-name="_39_03"> </text:span><text:span text:style-name="_32_281">o</text:span><text:span text:style-name="_36_73">f</text:span><text:span text:style-name="_39_02"> </text:span><text:span text:style-name="_32_257">f</text:span><text:span text:style-name="_35_02">a</text:span><text:span text:style-name="_31_561">m</text:span><text:span text:style-name="_32_425">i</text:span><text:span text:style-name="_38_89">l</text:span><text:span text:style-name="_31_705">i</text:span><text:span text:style-name="_32_683">e</text:span><text:span text:style-name="_37_09">s</text:span><text:span text:style-name="_39_02"> </text:span><text:span text:style-name="_32_461">o</text:span><text:span text:style-name="_38_17">r</text:span><text:span text:style-name="_39_02"> </text:span><text:span text:style-name="_32_251">h</text:span><text:span text:style-name="_33_13">i</text:span><text:span text:style-name="_31_714">d</text:span><text:span text:style-name="_32_074">d</text:span><text:span text:style-name="_37_03">e</text:span><text:span text:style-name="_31_249">n</text:span><text:span text:style-name="_31_803"> </text:span><text:span text:style-name="_38_41">i</text:span><text:span text:style-name="_31_351">n</text:span><text:span text:style-name="_32_113">t</text:span><text:span text:style-name="_38_62">e</text:span><text:span text:style-name="_31_561">r</text:span><text:span text:style-name="_32_251">e</text:span><text:span text:style-name="_36_70">s</text:span><text:span text:style-name="_31_561">t</text:span><text:span text:style-name="_32_137">s</text:span><text:span text:style-name="_33_"> </text:span><text:span text:style-name="_31_210">c</text:span><text:span text:style-name="_32_503">a</text:span><text:span text:style-name="_37_09">n</text:span><text:span text:style-name="_31_681">'</text:span><text:span text:style-name="_32_389">t</text:span><text:span text:style-name="_32_"> </text:span><text:span text:style-name="_31_402">b</text:span><text:span text:style-name="_32_155">a</text:span><text:span text:style-name="_37_90">n</text:span><text:span text:style-name="_31_252">k</text:span><text:span text:style-name="_32_281">r</text:span><text:span text:style-name="_36_37">o</text:span><text:span text:style-name="_31_381">l</text:span><text:span text:style-name="_32_401">l</text:span><text:span text:style-name="_33_"> </text:span><text:span text:style-name="_31_402">o</text:span><text:span text:style-name="_32_155">u</text:span><text:span text:style-name="_38_89">r</text:span><text:span text:style-name="_39_03"> </text:span><text:span text:style-name="_32_506">e</text:span><text:span text:style-name="_38_17">l</text:span><text:span text:style-name="_31_507">e</text:span><text:span text:style-name="_32_656">c</text:span><text:span text:style-name="_33_13">t</text:span><text:span text:style-name="_31_753">i</text:span><text:span text:style-name="_32_230">o</text:span><text:span text:style-name="_34_18">n</text:span><text:span text:style-name="_31_420">s</text:span><text:span text:style-name="_32_461">.</text:span><text:span text:style-name="_32_"> </text:span><text:span text:style-name="_31_669">A</text:span><text:span text:style-name="_32_650">n</text:span><text:span text:style-name="_32_35">d</text:span><text:span text:style-name="_39_03"> </text:span><text:span text:style-name="_32_389">i</text:span><text:span text:style-name="_34_09">f</text:span><text:span text:style-name="_39_03"> </text:span><text:span text:style-name="_32_503">o</text:span><text:span text:style-name="_38_62">u</text:span><text:span text:style-name="_31_789">r</text:span><text:span text:style-name="_31_803"> </text:span><text:span text:style-name="_37_03">e</text:span><text:span text:style-name="_31_150">x</text:span><text:span text:style-name="_32_317">i</text:span><text:span text:style-name="_38_56">s</text:span><text:span text:style-name="_31_201">t</text:span><text:span text:style-name="_32_425">i</text:span><text:span text:style-name="_32_38">n</text:span><text:span text:style-name="_31_177">g</text:span><text:span text:style-name="_31_802"> </text:span><text:span text:style-name="_36_67">a</text:span><text:span text:style-name="_31_246">p</text:span><text:span text:style-name="_32_254">p</text:span><text:span text:style-name="_33_37">r</text:span><text:span text:style-name="_31_759">o</text:span><text:span text:style-name="_32_290">a</text:span><text:span text:style-name="_38_44">c</text:span><text:span text:style-name="_31_381">h</text:span><text:span text:style-name="_31_802"> </text:span><text:span text:style-name="_33_37">t</text:span><text:span text:style-name="_31_141">o</text:span><text:span text:style-name="_31_803"> </text:span><text:span text:style-name="_38_26">c</text:span><text:span text:style-name="_31_387">a</text:span><text:span text:style-name="_32_689">m</text:span><text:span text:style-name="_36_67">p</text:span><text:span text:style-name="_31_366">a</text:span><text:span text:style-name="_32_293">i</text:span><text:span text:style-name="_37_18">g</text:span><text:span text:style-name="_31_567">n</text:span><text:span text:style-name="_31_802"> </text:span><text:span text:style-name="_36_37">f</text:span><text:span text:style-name="_31_741">i</text:span><text:span text:style-name="_32_662">n</text:span><text:span text:style-name="_32_47">a</text:span><text:span text:style-name="_31_606">n</text:span><text:span text:style-name="_32_260">c</text:span><text:span text:style-name="_34_09">e</text:span><text:span text:style-name="_39_03"> </text:span><text:span text:style-name="_32_641">r</text:span><text:span text:style-name="_35_23">e</text:span><text:span text:style-name="_31_777">f</text:span><text:span text:style-name="_32_302">o</text:span><text:span text:style-name="_38_41">r</text:span><text:span text:style-name="_31_345">m</text:span><text:span text:style-name="_31_803"> </text:span><text:span text:style-name="_32_44">c</text:span><text:span text:style-name="_31_678">a</text:span><text:span text:style-name="_32_221">n</text:span><text:span text:style-name="_34_57">'</text:span><text:span text:style-name="_31_381">t</text:span><text:span text:style-name="_31_803"> </text:span><text:span text:style-name="_38_11">p</text:span><text:span text:style-name="_31_330">a</text:span><text:span text:style-name="_32_152">s</text:span><text:span text:style-name="_36_82">s</text:span><text:span text:style-name="_39_03"> </text:span><text:span text:style-name="_32_581">m</text:span><text:span text:style-name="_36_70">u</text:span><text:span text:style-name="_31_420">s</text:span><text:span text:style-name="_32_065">t</text:span><text:span text:style-name="_36_61">e</text:span><text:span text:style-name="_31_381">r</text:span><text:span text:style-name="_31_803"> </text:span><text:span text:style-name="_36_01">i</text:span><text:span text:style-name="_31_237">n</text:span><text:span text:style-name="_31_802"> </text:span><text:span text:style-name="_32_29">t</text:span><text:span text:style-name="_31_183">h</text:span><text:span text:style-name="_32_434">e</text:span><text:span text:style-name="_32_"> </text:span><text:span text:style-name="_31_606">c</text:span><text:span text:style-name="_32_215">o</text:span><text:span text:style-name="_38_86">u</text:span><text:span text:style-name="_31_681">r</text:span><text:span text:style-name="_32_149">t</text:span><text:span text:style-name="_33_40">s</text:span><text:span text:style-name="_31_429">,</text:span><text:span text:style-name="_31_803"> </text:span><text:span text:style-name="_34_57">w</text:span><text:span text:style-name="_31_537">e</text:span><text:span text:style-name="_31_803"> </text:span><text:span text:style-name="_36_79">n</text:span><text:span text:style-name="_31_786">e</text:span><text:span text:style-name="_32_614">e</text:span><text:span text:style-name="_34_99">d</text:span><text:span text:style-name="_39_03"> </text:span><text:span text:style-name="_32_461">t</text:span><text:span text:style-name="_37_09">o</text:span><text:span text:style-name="_39_02"> </text:span><text:span text:style-name="_32_617">w</text:span><text:span text:style-name="_34_87">o</text:span><text:span text:style-name="_31_489">r</text:span><text:span text:style-name="_32_650">k</text:span><text:span text:style-name="_32_"> </text:span><text:span text:style-name="_31_609">t</text:span><text:span text:style-name="_32_146">o</text:span><text:span text:style-name="_34_51">g</text:span><text:span text:style-name="_31_354">e</text:span><text:span text:style-name="_32_437">t</text:span><text:span text:style-name="_33_43">h</text:span><text:span text:style-name="_31_213">e</text:span><text:span text:style-name="_32_077">r</text:span><text:span text:style-name="_32_"> </text:span><text:span text:style-name="_31_681">t</text:span><text:span text:style-name="_32_029">o</text:span><text:span text:style-name="_32_"> </text:span><text:span text:style-name="_31_129">f</text:span><text:span text:style-name="_32_617">i</text:span><text:span text:style-name="_32_50">n</text:span><text:span text:style-name="_31_687">d</text:span><text:span text:style-name="_31_803"> </text:span><text:span text:style-name="_34_57">a</text:span><text:span text:style-name="_39_02"> </text:span><text:span text:style-name="_32_677">r</text:span><text:span text:style-name="_35_02">e</text:span><text:span text:style-name="_31_759">a</text:span><text:span text:style-name="_32_497">l</text:span><text:span text:style-name="_33_"> </text:span><text:span text:style-name="_31_684">s</text:span><text:span text:style-name="_32_302">o</text:span><text:span text:style-name="_38_41">l</text:span><text:span text:style-name="_31_219">u</text:span><text:span text:style-name="_32_257">t</text:span><text:span text:style-name="_34_93">i</text:span><text:span text:style-name="_31_582">o</text:span><text:span text:style-name="_32_689">n</text:span><text:span text:style-name="_33_"> </text:span>--<text:span text:style-name="_33_"> </text:span><text:span text:style-name="_31_330">b</text:span><text:span text:style-name="_32_287">e</text:span><text:span text:style-name="_36_82">c</text:span><text:span text:style-name="_31_183">a</text:span><text:span text:style-name="_32_518">u</text:span><text:span text:style-name="_36_64">s</text:span><text:span text:style-name="_31_249">e</text:span><text:span text:style-name="_31_803"> </text:span><text:span text:style-name="_34_21">i</text:span><text:span text:style-name="_31_129">t</text:span><text:span text:style-name="_32_425">'</text:span><text:span text:style-name="_35_17">s</text:span><text:span text:style-name="_39_02"> </text:span><text:span text:style-name="_32_257">a</text:span><text:span text:style-name="_33_"> </text:span><text:span text:style-name="_31_750">p</text:span><text:span text:style-name="_32_461">r</text:span><text:span text:style-name="_36_79">o</text:span><text:span text:style-name="_31_510">b</text:span><text:span text:style-name="_32_065">l</text:span><text:span text:style-name="_38_95">e</text:span><text:span text:style-name="_31_669">m</text:span><text:span text:style-name="_32_029">.</text:span><text:span text:style-name="_33_"> </text:span><text:span text:style-name="_31_681">A</text:span><text:span text:style-name="_32_623">n</text:span><text:span text:style-name="_38_86">d</text:span><text:span text:style-name="_39_02"> </text:span><text:span text:style-name="_32_401">m</text:span><text:span text:style-name="_33_46">o</text:span><text:span text:style-name="_31_168">s</text:span><text:span text:style-name="_32_641">t</text:span><text:span text:style-name="_33_"> </text:span><text:span text:style-name="_31_681">o</text:span><text:span text:style-name="_32_329">f</text:span><text:span text:style-name="_33_"> </text:span><text:span text:style-name="_31_348">y</text:span><text:span text:style-name="_32_686">o</text:span><text:span text:style-name="_32_29">u</text:span><text:span text:style-name="_39_03"> </text:span><text:span text:style-name="_32_050">d</text:span><text:span text:style-name="_34_51">o</text:span><text:span text:style-name="_31_537">n</text:span><text:span text:style-name="_32_605">'</text:span><text:span text:style-name="_35_29">t</text:span><text:span text:style-name="_39_02"> </text:span><text:span text:style-name="_32_653">l</text:span><text:span text:style-name="_33_01">i</text:span><text:span text:style-name="_31_564">k</text:span><text:span text:style-name="_32_434">e</text:span><text:span text:style-name="_32_"> </text:span><text:span text:style-name="_31_789">r</text:span><text:span text:style-name="_32_335">a</text:span><text:span text:style-name="_33_01">i</text:span><text:span text:style-name="_31_246">s</text:span><text:span text:style-name="_32_641">i</text:span><text:span text:style-name="_33_10">n</text:span><text:span text:style-name="_31_747">g</text:span><text:span text:style-name="_31_802"> </text:span><text:span text:style-name="_33_13">m</text:span><text:span text:style-name="_31_435">o</text:span><text:span text:style-name="_32_518">n</text:span><text:span text:style-name="_36_34">e</text:span><text:span text:style-name="_31_132">y</text:span><text:span text:style-name="_32_149">.</text:span><text:span text:style-name="_33_"> </text:span><text:span text:style-name="_31_393">I</text:span><text:span text:style-name="_31_803"> </text:span><text:span text:style-name="_34_30">k</text:span><text:span text:style-name="_31_687">n</text:span><text:span text:style-name="_32_149">o</text:span><text:span text:style-name="_38_17">w</text:span><text:span text:style-name="_31_753">;</text:span><text:span text:style-name="_31_803"> </text:span><text:span text:style-name="_38_53">I</text:span><text:span text:style-name="_31_381">'</text:span><text:span text:style-name="_32_266">v</text:span><text:span text:style-name="_38_23">e</text:span><text:span text:style-name="_39_03"> </text:span><text:span text:style-name="_32_407">d</text:span><text:span text:style-name="_37_18">o</text:span><text:span text:style-name="_31_174">n</text:span><text:span text:style-name="_32_107">e</text:span><text:span text:style-name="_33_"> </text:span><text:span text:style-name="_31_177">i</text:span><text:span text:style-name="_32_257">t</text:span><text:span text:style-name="_34_93">.</text:span><text:span text:style-name="_39_02"> </text:span><text:span text:style-name="_32_041">W</text:span><text:span text:style-name="_33_58">e</text:span><text:span text:style-name="_31_213">'</text:span><text:span text:style-name="_32_608">v</text:span><text:span text:style-name="_34_57">e</text:span><text:span text:style-name="_39_03"> </text:span><text:span text:style-name="_32_323">g</text:span><text:span text:style-name="_34_54">o</text:span><text:span text:style-name="_31_165">t</text:span><text:span text:style-name="_31_802"> </text:span><text:span text:style-name="_38_05">t</text:span><text:span text:style-name="_31_177">o</text:span><text:span text:style-name="_31_802"> </text:span><text:span text:style-name="_35_89">m</text:span><text:span text:style-name="_31_390">a</text:span><text:span text:style-name="_32_080">k</text:span><text:span text:style-name="_36_25">e</text:span><text:span text:style-name="_39_02"> </text:span><text:span text:style-name="_32_101">i</text:span><text:span text:style-name="_36_25">t</text:span><text:span text:style-name="_39_02"> </text:span><text:span text:style-name="_32_506">e</text:span><text:span text:style-name="_36_07">a</text:span><text:span text:style-name="_31_432">s</text:span><text:span text:style-name="_32_113">i</text:span><text:span text:style-name="_37_18">e</text:span><text:span text:style-name="_31_501">r</text:span><text:span text:style-name="_31_803"> </text:span><text:span text:style-name="_37_81">t</text:span><text:span text:style-name="_31_309">o</text:span><text:span text:style-name="_31_803"> </text:span><text:span text:style-name="_35_32">v</text:span><text:span text:style-name="_31_402">o</text:span><text:span text:style-name="_32_641">t</text:span><text:span text:style-name="_33_37">e</text:span><text:span text:style-name="_31_393">,</text:span><text:span text:style-name="_31_803"> </text:span><text:span text:style-name="_32_47">n</text:span><text:span text:style-name="_31_534">o</text:span><text:span text:style-name="_32_653">n</text:span><text:span text:style-name="_33_"> </text:span><text:span text:style-name="_31_174">h</text:span><text:span text:style-name="_32_251">a</text:span><text:span text:style-name="_36_37">r</text:span><text:span text:style-name="_31_243">d</text:span><text:span text:style-name="_32_254">e</text:span><text:span text:style-name="_34_09">r</text:span><text:span text:style-name="_31_321">.</text:span><text:span text:style-name="_31_803"> </text:span><text:span text:style-name="_37_09">W</text:span><text:span text:style-name="_31_753">e</text:span><text:span text:style-name="_31_802"> </text:span><text:span text:style-name="_35_35">n</text:span><text:span text:style-name="_31_390">e</text:span><text:span text:style-name="_32_263">e</text:span><text:span text:style-name="_36_82">d</text:span><text:span text:style-name="_39_03"> </text:span><text:span text:style-name="_32_437">t</text:span><text:span text:style-name="_36_01">o</text:span><text:span text:style-name="_39_03"> </text:span><text:span text:style-name="_32_281">m</text:span><text:span text:style-name="_33_07">o</text:span><text:span text:style-name="_31_618">d</text:span><text:span text:style-name="_32_623">e</text:span><text:span text:style-name="_34_09">r</text:span><text:span text:style-name="_31_714">n</text:span><text:span text:style-name="_32_101">i</text:span><text:span text:style-name="_34_90">z</text:span><text:span text:style-name="_31_759">e</text:span><text:span text:style-name="_31_802"> </text:span><text:span text:style-name="_35_29">i</text:span><text:span text:style-name="_31_561">t</text:span><text:span text:style-name="_31_803"> </text:span><text:span text:style-name="_35_17">f</text:span><text:span text:style-name="_31_777">o</text:span><text:span text:style-name="_32_245">r</text:span><text:span text:style-name="_32_"> </text:span><text:span text:style-name="_31_705">t</text:span><text:span text:style-name="_32_083">h</text:span><text:span text:style-name="_34_66">e</text:span><text:span text:style-name="_39_03"> </text:span><text:span text:style-name="_32_569">w</text:span><text:span text:style-name="_36_67">a</text:span><text:span text:style-name="_31_390">y</text:span><text:span text:style-name="_31_803"> </text:span><text:span text:style-name="_37_69">w</text:span><text:span text:style-name="_31_249">e</text:span><text:span text:style-name="_31_803"> </text:span><text:span text:style-name="_36_25">l</text:span><text:span text:style-name="_31_537">i</text:span><text:span text:style-name="_32_284">v</text:span><text:span text:style-name="_38_14">e</text:span><text:span text:style-name="_39_03"> </text:span><text:span text:style-name="_32_398">n</text:span><text:span text:style-name="_38_11">o</text:span><text:span text:style-name="_31_213">w</text:span><text:span text:style-name="_32_401">.</text:span><text:span text:style-name="_32_"> </text:span><text:span text:style-name="_31_249">T</text:span><text:span text:style-name="_32_503">h</text:span><text:span text:style-name="_38_05">i</text:span><text:span text:style-name="_31_330">s</text:span><text:span text:style-name="_31_802"> </text:span><text:span text:style-name="_37_81">i</text:span><text:span text:style-name="_31_609">s</text:span><text:span text:style-name="_31_803"> </text:span><text:span text:style-name="_32_65">A</text:span><text:span text:style-name="_31_381">m</text:span><text:span text:style-name="_32_398">e</text:span><text:span text:style-name="_34_09">r</text:span><text:span text:style-name="_31_393">i</text:span><text:span text:style-name="_32_320">c</text:span><text:span text:style-name="_34_93">a</text:span><text:span text:style-name="_31_789">:</text:span><text:span text:style-name="_31_802"> </text:span><text:span text:style-name="_33_49">W</text:span><text:span text:style-name="_31_357">e</text:span><text:span text:style-name="_31_802"> </text:span><text:span text:style-name="_36_61">w</text:span><text:span text:style-name="_31_135">a</text:span><text:span text:style-name="_32_266">n</text:span><text:span text:style-name="_34_09">t</text:span><text:span text:style-name="_39_03"> </text:span><text:span text:style-name="_32_209">t</text:span><text:span text:style-name="_35_89">o</text:span><text:span text:style-name="_39_02"> </text:span><text:span text:style-name="_32_473">m</text:span><text:span text:style-name="_33_55">a</text:span><text:span text:style-name="_31_426">k</text:span><text:span text:style-name="_32_689">e</text:span><text:span text:style-name="_33_"> </text:span><text:span text:style-name="_31_129">i</text:span><text:span text:style-name="_32_473">t</text:span><text:span text:style-name="_32_"> </text:span><text:span text:style-name="_31_243">e</text:span><text:span text:style-name="_32_230">a</text:span><text:span text:style-name="_33_22">s</text:span><text:span text:style-name="_31_537">i</text:span><text:span text:style-name="_32_119">e</text:span><text:span text:style-name="_32_41">r</text:span><text:span text:style-name="_39_02"> </text:span><text:span text:style-name="_32_653">f</text:span><text:span text:style-name="_34_93">o</text:span><text:span text:style-name="_31_753">r</text:span><text:span text:style-name="_31_802"> </text:span><text:span text:style-name="_36_82">p</text:span><text:span text:style-name="_31_759">e</text:span><text:span text:style-name="_32_335">o</text:span><text:span text:style-name="_32_50">p</text:span><text:span text:style-name="_31_561">l</text:span><text:span text:style-name="_32_497">e</text:span><text:span text:style-name="_32_"> </text:span><text:span text:style-name="_31_393">t</text:span><text:span text:style-name="_32_569">o</text:span><text:span text:style-name="_32_"> </text:span><text:span text:style-name="_31_711">p</text:span><text:span text:style-name="_32_230">a</text:span><text:span text:style-name="_34_57">r</text:span><text:span text:style-name="_31_789">t</text:span><text:span text:style-name="_32_041">i</text:span><text:span text:style-name="_38_26">c</text:span><text:span text:style-name="_31_309">i</text:span><text:span text:style-name="_32_395">p</text:span><text:span text:style-name="_38_83">a</text:span><text:span text:style-name="_31_381">t</text:span><text:span text:style-name="_32_038">e</text:span><text:span text:style-name="_33_49">.</text:span><text:span text:style-name="_39_03"> </text:span><text:span text:style-name="_32_281">A</text:span><text:span text:style-name="_36_31">n</text:span><text:span text:style-name="_31_750">d</text:span><text:span text:style-name="_31_802"> </text:span><text:span text:style-name="_38_47">o</text:span><text:span text:style-name="_31_510">v</text:span><text:span text:style-name="_32_077">e</text:span><text:span text:style-name="_34_09">r</text:span><text:span text:style-name="_39_02"> </text:span><text:span text:style-name="_32_461">t</text:span><text:span text:style-name="_36_31">h</text:span><text:span text:style-name="_31_618">e</text:span><text:span text:style-name="_31_803"> </text:span><text:span text:style-name="_33_10">c</text:span><text:span text:style-name="_31_171">o</text:span><text:span text:style-name="_32_407">u</text:span><text:span text:style-name="_37_69">r</text:span><text:span text:style-name="_31_222">s</text:span><text:span text:style-name="_32_605">e</text:span><text:span text:style-name="_33_"> </text:span><text:span text:style-name="_31_489">o</text:span><text:span text:style-name="_32_113">f</text:span><text:span text:style-name="_32_"> </text:span><text:span text:style-name="_31_417">t</text:span><text:span text:style-name="_32_467">h</text:span><text:span text:style-name="_36_97">i</text:span><text:span text:style-name="_31_246">s</text:span><text:span text:style-name="_31_802"> </text:span><text:span text:style-name="_35_32">y</text:span><text:span text:style-name="_31_606">e</text:span><text:span text:style-name="_32_329">a</text:span><text:span text:style-name="_34_81">r</text:span><text:span text:style-name="_31_777">,</text:span><text:span text:style-name="_31_803"> </text:span><text:span text:style-name="_33_13">I</text:span><text:span text:style-name="_39_02"> </text:span><text:span text:style-name="_32_581">i</text:span><text:span text:style-name="_36_79">n</text:span><text:span text:style-name="_31_177">t</text:span><text:span text:style-name="_32_122">e</text:span><text:span text:style-name="_36_43">n</text:span><text:span text:style-name="_31_174">d</text:span><text:span text:style-name="_31_802"> </text:span><text:span text:style-name="_34_21">t</text:span><text:span text:style-name="_31_597">o</text:span><text:span text:style-name="_31_802"> </text:span><text:span text:style-name="_35_29">t</text:span><text:span text:style-name="_31_321">r</text:span><text:span text:style-name="_32_470">a</text:span><text:span text:style-name="_38_20">v</text:span><text:span text:style-name="_31_705">e</text:span><text:span text:style-name="_32_437">l</text:span><text:span text:style-name="_33_"> </text:span><text:span text:style-name="_31_489">t</text:span><text:span text:style-name="_32_215">h</text:span><text:span text:style-name="_33_10">e</text:span><text:span text:style-name="_39_02"> </text:span><text:span text:style-name="_32_476">c</text:span><text:span text:style-name="_38_86">o</text:span><text:span text:style-name="_31_246">u</text:span><text:span text:style-name="_32_287">n</text:span><text:span text:style-name="_34_57">t</text:span><text:span text:style-name="_31_717">r</text:span><text:span text:style-name="_32_077">y</text:span><text:span text:style-name="_33_"> </text:span><text:span text:style-name="_31_381">t</text:span><text:span text:style-name="_32_437">o</text:span><text:span text:style-name="_32_"> </text:span><text:span text:style-name="_31_426">p</text:span><text:span text:style-name="_32_083">u</text:span><text:span text:style-name="_37_78">s</text:span><text:span text:style-name="_31_723">h</text:span><text:span text:style-name="_31_803"> </text:span><text:span text:style-name="_35_17">f</text:span><text:span text:style-name="_31_165">o</text:span><text:span text:style-name="_32_077">r</text:span><text:span text:style-name="_32_"> </text:span><text:span text:style-name="_31_561">r</text:span><text:span text:style-name="_32_074">e</text:span><text:span text:style-name="_32_29">f</text:span><text:span text:style-name="_31_675">o</text:span><text:span text:style-name="_32_401">r</text:span><text:span text:style-name="_34_57">m</text:span><text:span text:style-name="_31_717">s</text:span><text:span text:style-name="_31_802"> </text:span><text:span text:style-name="_34_93">t</text:span><text:span text:style-name="_31_675">h</text:span><text:span text:style-name="_32_506">a</text:span><text:span text:style-name="_36_25">t</text:span><text:span text:style-name="_39_03"> </text:span><text:span text:style-name="_32_290">d</text:span><text:span text:style-name="_35_35">o</text:span><text:span text:style-name="_39_03"> </text:span><text:span text:style-name="_32_617">j</text:span><text:span text:style-name="_32_47">u</text:span><text:span text:style-name="_31_690">s</text:span><text:span text:style-name="_32_077">t</text:span><text:span text:style-name="_33_"> </text:span><text:span text:style-name="_31_789">t</text:span><text:span text:style-name="_32_254">h</text:span><text:span text:style-name="_34_15">a</text:span><text:span text:style-name="_31_357">t</text:span><text:span text:style-name="_32_425">.</text:span></text:p>
      <text:p text:style-name="P1"><text:span text:style-name="_31_753">B</text:span><text:span text:style-name="_32_077">u</text:span><text:span text:style-name="_34_93">t</text:span><text:span text:style-name="_39_03"> </text:span><text:span text:style-name="_32_101">I</text:span><text:span text:style-name="_32_"> </text:span><text:span text:style-name="_31_492">c</text:span><text:span text:style-name="_32_290">a</text:span><text:span text:style-name="_32_29">n</text:span><text:span text:style-name="_31_309">'</text:span><text:span text:style-name="_32_257">t</text:span><text:span text:style-name="_32_"> </text:span><text:span text:style-name="_31_723">d</text:span><text:span text:style-name="_32_050">o</text:span><text:span text:style-name="_32_"> </text:span><text:span text:style-name="_31_357">t</text:span><text:span text:style-name="_32_143">h</text:span><text:span text:style-name="_33_10">e</text:span><text:span text:style-name="_31_396">s</text:span><text:span text:style-name="_32_470">e</text:span><text:span text:style-name="_33_"> </text:span><text:span text:style-name="_31_165">t</text:span><text:span text:style-name="_32_290">h</text:span><text:span text:style-name="_33_01">i</text:span><text:span text:style-name="_31_219">n</text:span><text:span text:style-name="_32_143">g</text:span><text:span text:style-name="_33_46">s</text:span><text:span text:style-name="_39_03"> </text:span><text:span text:style-name="_32_446">o</text:span><text:span text:style-name="_37_87">n</text:span><text:span text:style-name="_39_02"> </text:span><text:span text:style-name="_32_281">m</text:span><text:span text:style-name="_38_41">y</text:span><text:span text:style-name="_39_02"> </text:span><text:span text:style-name="_32_443">o</text:span><text:span text:style-name="_33_49">w</text:span><text:span text:style-name="_31_210">n</text:span><text:span text:style-name="_32_065">.</text:span><text:span text:style-name="_33_"> </text:span><text:span text:style-name="_31_777">C</text:span><text:span text:style-name="_32_290">h</text:span><text:span text:style-name="_38_47">a</text:span><text:span text:style-name="_31_171">n</text:span><text:span text:style-name="_32_086">g</text:span><text:span text:style-name="_33_58">e</text:span><text:span text:style-name="_31_132">s</text:span><text:span text:style-name="_31_802"> </text:span><text:span text:style-name="_36_01">i</text:span><text:span text:style-name="_31_129">n</text:span><text:span text:style-name="_31_803"> </text:span><text:span text:style-name="_36_46">o</text:span><text:span text:style-name="_31_687">u</text:span><text:span text:style-name="_32_437">r</text:span><text:span text:style-name="_32_"> </text:span><text:span text:style-name="_31_390">p</text:span><text:span text:style-name="_32_479">o</text:span><text:span text:style-name="_38_77">l</text:span><text:span text:style-name="_31_141">i</text:span><text:span text:style-name="_32_581">t</text:span><text:span text:style-name="_34_45">i</text:span><text:span text:style-name="_31_138">c</text:span><text:span text:style-name="_32_047">a</text:span><text:span text:style-name="_38_41">l</text:span><text:span text:style-name="_39_02"> </text:span><text:span text:style-name="_32_158">p</text:span><text:span text:style-name="_32_77">r</text:span><text:span text:style-name="_31_579">o</text:span><text:span text:style-name="_32_104">c</text:span><text:span text:style-name="_33_10">e</text:span><text:span text:style-name="_31_396">s</text:span><text:span text:style-name="_32_074">s</text:span><text:span text:style-name="_33_"> </text:span>--<text:span text:style-name="_33_"> </text:span><text:span text:style-name="_31_213">i</text:span><text:span text:style-name="_32_257">n</text:span><text:span text:style-name="_32_"> </text:span><text:span text:style-name="_31_795">n</text:span><text:span text:style-name="_32_434">o</text:span><text:span text:style-name="_32_77">t</text:span><text:span text:style-name="_39_02"> </text:span><text:span text:style-name="_32_329">j</text:span><text:span text:style-name="_38_59">u</text:span><text:span text:style-name="_31_582">s</text:span><text:span text:style-name="_32_221">t</text:span><text:span text:style-name="_32_"> </text:span><text:span text:style-name="_31_129">w</text:span><text:span text:style-name="_32_647">h</text:span><text:span text:style-name="_36_82">o</text:span><text:span text:style-name="_39_02"> </text:span><text:span text:style-name="_32_623">g</text:span><text:span text:style-name="_34_90">e</text:span><text:span text:style-name="_31_357">t</text:span><text:span text:style-name="_32_149">s</text:span><text:span text:style-name="_33_"> </text:span><text:span text:style-name="_31_675">e</text:span><text:span text:style-name="_32_689">l</text:span><text:span text:style-name="_37_90">e</text:span><text:span text:style-name="_31_348">c</text:span><text:span text:style-name="_32_317">t</text:span><text:span text:style-name="_36_46">e</text:span><text:span text:style-name="_31_777">d</text:span><text:span text:style-name="_32_065">,</text:span><text:span text:style-name="_32_"> </text:span><text:span text:style-name="_31_609">m</text:span><text:span text:style-name="_32_035">e</text:span><text:span text:style-name="_38_17">r</text:span><text:span text:style-name="_31_390">e</text:span><text:span text:style-name="_32_425">l</text:span><text:span text:style-name="_34_93">y</text:span><text:span text:style-name="_39_02"> </text:span><text:span text:style-name="_32_698">h</text:span><text:span text:style-name="_34_27">o</text:span><text:span text:style-name="_31_741">w</text:span><text:span text:style-name="_31_802"> </text:span><text:span text:style-name="_38_41">t</text:span><text:span text:style-name="_31_615">h</text:span><text:span text:style-name="_32_230">e</text:span><text:span text:style-name="_33_01">y</text:span><text:span text:style-name="_39_02"> </text:span><text:span text:style-name="_32_398">g</text:span><text:span text:style-name="_38_83">e</text:span><text:span text:style-name="_31_393">t</text:span><text:span text:style-name="_31_802"> </text:span><text:span text:style-name="_32_71">e</text:span><text:span text:style-name="_31_717">l</text:span><text:span text:style-name="_32_038">e</text:span><text:span text:style-name="_36_70">c</text:span><text:span text:style-name="_31_309">t</text:span><text:span text:style-name="_32_683">e</text:span><text:span text:style-name="_38_89">d</text:span><text:span text:style-name="_39_02"> </text:span>--<text:span text:style-name="_39_03"> </text:span><text:span text:style-name="_32_497">t</text:span><text:span text:style-name="_35_98">h</text:span><text:span text:style-name="_31_747">a</text:span><text:span text:style-name="_32_041">t</text:span><text:span text:style-name="_33_"> </text:span><text:span text:style-name="_31_129">w</text:span><text:span text:style-name="_32_497">i</text:span><text:span text:style-name="_34_57">l</text:span><text:span text:style-name="_31_201">l</text:span><text:span text:style-name="_31_802"> </text:span><text:span text:style-name="_36_43">o</text:span><text:span text:style-name="_31_570">n</text:span><text:span text:style-name="_32_689">l</text:span><text:span text:style-name="_32_29">y</text:span><text:span text:style-name="_39_03"> </text:span><text:span text:style-name="_32_218">h</text:span><text:span text:style-name="_33_19">a</text:span><text:span text:style-name="_31_390">p</text:span><text:span text:style-name="_32_299">p</text:span><text:span text:style-name="_37_75">e</text:span><text:span text:style-name="_31_150">n</text:span><text:span text:style-name="_31_802"> </text:span><text:span text:style-name="_35_17">w</text:span><text:span text:style-name="_31_798">h</text:span><text:span text:style-name="_32_611">e</text:span><text:span text:style-name="_34_57">n</text:span><text:span text:style-name="_39_02"> </text:span><text:span text:style-name="_32_581">t</text:span><text:span text:style-name="_38_62">h</text:span><text:span text:style-name="_31_387">e</text:span><text:span text:style-name="_31_803"> </text:span><text:span text:style-name="_35_17">A</text:span><text:span text:style-name="_31_681">m</text:span><text:span text:style-name="_32_266">e</text:span><text:span text:style-name="_32_65">r</text:span><text:span text:style-name="_31_381">i</text:span><text:span text:style-name="_32_572">c</text:span><text:span text:style-name="_33_58">a</text:span><text:span text:style-name="_31_783">n</text:span><text:span text:style-name="_31_803"> </text:span><text:span text:style-name="_34_87">p</text:span><text:span text:style-name="_31_258">e</text:span><text:span text:style-name="_32_335">o</text:span><text:span text:style-name="_36_10">p</text:span><text:span text:style-name="_31_573">l</text:span><text:span text:style-name="_32_605">e</text:span><text:span text:style-name="_33_"> </text:span><text:span text:style-name="_31_246">d</text:span><text:span text:style-name="_32_323">e</text:span><text:span text:style-name="_34_93">m</text:span><text:span text:style-name="_31_171">a</text:span><text:span text:style-name="_32_686">n</text:span><text:span text:style-name="_36_37">d</text:span><text:span text:style-name="_39_02"> </text:span><text:span text:style-name="_32_077">i</text:span><text:span text:style-name="_33_13">t</text:span><text:span text:style-name="_31_201">.</text:span><text:span text:style-name="_31_803"> </text:span><text:span text:style-name="_38_77">I</text:span><text:span text:style-name="_31_609">t</text:span><text:span text:style-name="_31_802"> </text:span><text:span text:style-name="_38_14">d</text:span><text:span text:style-name="_31_567">e</text:span><text:span text:style-name="_32_299">p</text:span><text:span text:style-name="_35_98">e</text:span><text:span text:style-name="_31_438">n</text:span><text:span text:style-name="_32_695">d</text:span><text:span text:style-name="_32_29">s</text:span><text:span text:style-name="_39_03"> </text:span><text:span text:style-name="_32_287">o</text:span><text:span text:style-name="_34_54">n</text:span><text:span text:style-name="_39_02"> </text:span><text:span text:style-name="_32_290">y</text:span><text:span text:style-name="_33_43">o</text:span><text:span text:style-name="_31_573">u</text:span><text:span text:style-name="_32_569">.</text:span><text:span text:style-name="_33_"> </text:span><text:span text:style-name="_31_129">T</text:span><text:span text:style-name="_32_587">h</text:span><text:span text:style-name="_34_30">a</text:span><text:span text:style-name="_31_417">t</text:span><text:span text:style-name="_32_041">'</text:span><text:span text:style-name="_35_17">s</text:span><text:span text:style-name="_39_03"> </text:span><text:span text:style-name="_32_581">w</text:span><text:span text:style-name="_37_87">h</text:span><text:span text:style-name="_31_354">a</text:span><text:span text:style-name="_32_041">t</text:span><text:span text:style-name="_38_89">'</text:span><text:span text:style-name="_31_705">s</text:span><text:span text:style-name="_31_803"> </text:span><text:span text:style-name="_34_21">m</text:span><text:span text:style-name="_31_606">e</text:span><text:span text:style-name="_32_647">a</text:span><text:span text:style-name="_33_01">n</text:span><text:span text:style-name="_31_165">t</text:span><text:span text:style-name="_31_802"> </text:span><text:span text:style-name="_36_67">b</text:span><text:span text:style-name="_31_246">y</text:span><text:span text:style-name="_31_802"> </text:span><text:span text:style-name="_32_77">a</text:span><text:span text:style-name="_39_03"> </text:span><text:span text:style-name="_32_590">g</text:span><text:span text:style-name="_34_87">o</text:span><text:span text:style-name="_31_762">v</text:span><text:span text:style-name="_32_251">e</text:span><text:span text:style-name="_32_65">r</text:span><text:span text:style-name="_31_327">n</text:span><text:span text:style-name="_32_221">m</text:span><text:span text:style-name="_36_82">e</text:span><text:span text:style-name="_31_309">n</text:span><text:span text:style-name="_32_041">t</text:span><text:span text:style-name="_33_"> </text:span><text:span text:style-name="_31_501">o</text:span><text:span text:style-name="_32_221">f</text:span><text:span text:style-name="_34_93">,</text:span><text:span text:style-name="_39_02"> </text:span><text:span text:style-name="_32_614">b</text:span><text:span text:style-name="_32_44">y</text:span><text:span text:style-name="_31_129">,</text:span><text:span text:style-name="_31_802"> </text:span><text:span text:style-name="_36_70">a</text:span><text:span text:style-name="_31_135">n</text:span><text:span text:style-name="_32_401">d</text:span><text:span text:style-name="_33_"> </text:span><text:span text:style-name="_31_381">f</text:span><text:span text:style-name="_32_677">o</text:span><text:span text:style-name="_36_73">r</text:span><text:span text:style-name="_39_03"> </text:span><text:span text:style-name="_32_605">t</text:span><text:span text:style-name="_36_70">h</text:span><text:span text:style-name="_31_531">e</text:span><text:span text:style-name="_31_803"> </text:span><text:span text:style-name="_37_78">p</text:span><text:span text:style-name="_31_315">e</text:span><text:span text:style-name="_32_698">o</text:span><text:span text:style-name="_35_95">p</text:span><text:span text:style-name="_31_429">l</text:span><text:span text:style-name="_32_149">e</text:span><text:span text:style-name="_35_89">.</text:span></text:p>
      <text:p text:style-name="P1"><text:span text:style-name="_32_041">W</text:span><text:span text:style-name="_36_67">h</text:span><text:span text:style-name="_31_498">a</text:span><text:span text:style-name="_32_065">t</text:span><text:span text:style-name="_32_"> </text:span><text:span text:style-name="_31_201">I</text:span><text:span text:style-name="_32_113">'</text:span><text:span text:style-name="_36_25">m</text:span><text:span text:style-name="_39_02"> </text:span><text:span text:style-name="_32_074">s</text:span><text:span text:style-name="_33_55">u</text:span><text:span text:style-name="_31_135">g</text:span><text:span text:style-name="_32_698">g</text:span><text:span text:style-name="_33_55">e</text:span><text:span text:style-name="_31_210">s</text:span><text:span text:style-name="_32_617">t</text:span><text:span text:style-name="_33_01">i</text:span><text:span text:style-name="_31_687">n</text:span><text:span text:style-name="_32_290">g</text:span><text:span text:style-name="_32_"> </text:span><text:span text:style-name="_31_417">i</text:span><text:span text:style-name="_32_221">s</text:span><text:span text:style-name="_32_"> </text:span><text:span text:style-name="_31_762">h</text:span><text:span text:style-name="_32_431">a</text:span><text:span text:style-name="_35_17">r</text:span><text:span text:style-name="_31_201">d</text:span><text:span text:style-name="_32_581">.</text:span><text:span text:style-name="_33_"> </text:span><text:span text:style-name="_31_717">I</text:span><text:span text:style-name="_32_065">t</text:span><text:span text:style-name="_33_49">'</text:span><text:span text:style-name="_31_177">s</text:span><text:span text:style-name="_31_803"> </text:span><text:span text:style-name="_38_77">a</text:span><text:span text:style-name="_39_02"> </text:span><text:span text:style-name="_32_077">l</text:span><text:span text:style-name="_34_21">o</text:span><text:span text:style-name="_31_309">t</text:span><text:span text:style-name="_31_803"> </text:span><text:span text:style-name="_33_58">e</text:span><text:span text:style-name="_31_351">a</text:span><text:span text:style-name="_32_320">s</text:span><text:span text:style-name="_35_89">i</text:span><text:span text:style-name="_31_678">e</text:span><text:span text:style-name="_32_425">r</text:span><text:span text:style-name="_32_"> </text:span><text:span text:style-name="_31_141">t</text:span><text:span text:style-name="_32_581">o</text:span><text:span text:style-name="_33_"> </text:span><text:span text:style-name="_31_390">b</text:span><text:span text:style-name="_32_143">e</text:span><text:span text:style-name="_33_"> </text:span><text:span text:style-name="_31_240">c</text:span><text:span text:style-name="_32_050">y</text:span><text:span text:style-name="_36_79">n</text:span><text:span text:style-name="_31_129">i</text:span><text:span text:style-name="_32_254">c</text:span><text:span text:style-name="_33_49">a</text:span><text:span text:style-name="_31_357">l</text:span><text:span text:style-name="_32_401">;</text:span><text:span text:style-name="_33_"> </text:span><text:span text:style-name="_31_609">t</text:span><text:span text:style-name="_32_605">o</text:span><text:span text:style-name="_33_"> </text:span><text:span text:style-name="_31_678">a</text:span><text:span text:style-name="_32_032">c</text:span><text:span text:style-name="_34_12">c</text:span><text:span text:style-name="_31_426">e</text:span><text:span text:style-name="_32_677">p</text:span><text:span text:style-name="_36_61">t</text:span><text:span text:style-name="_39_03"> </text:span><text:span text:style-name="_32_041">t</text:span><text:span text:style-name="_32_50">h</text:span><text:span text:style-name="_31_435">a</text:span><text:span text:style-name="_32_329">t</text:span><text:span text:style-name="_32_"> </text:span><text:span text:style-name="_31_432">c</text:span><text:span text:style-name="_32_590">h</text:span><text:span text:style-name="_34_90">a</text:span><text:span text:style-name="_31_795">n</text:span><text:span text:style-name="_32_590">g</text:span><text:span text:style-name="_38_11">e</text:span><text:span text:style-name="_39_02"> </text:span><text:span text:style-name="_32_281">i</text:span><text:span text:style-name="_34_93">s</text:span><text:span text:style-name="_39_03"> </text:span><text:span text:style-name="_32_107">n</text:span><text:span text:style-name="_38_98">o</text:span><text:span text:style-name="_31_393">t</text:span><text:span text:style-name="_31_803"> </text:span><text:span text:style-name="_34_51">p</text:span><text:span text:style-name="_31_354">o</text:span><text:span text:style-name="_32_650">s</text:span><text:span text:style-name="_34_96">s</text:span><text:span text:style-name="_31_213">i</text:span><text:span text:style-name="_32_410">b</text:span><text:span text:style-name="_36_01">l</text:span><text:span text:style-name="_31_711">e</text:span><text:span text:style-name="_32_677">,</text:span><text:span text:style-name="_32_"> </text:span><text:span text:style-name="_31_315">a</text:span><text:span text:style-name="_32_050">n</text:span><text:span text:style-name="_34_21">d</text:span><text:span text:style-name="_39_03"> </text:span><text:span text:style-name="_32_227">p</text:span><text:span text:style-name="_36_34">o</text:span><text:span text:style-name="_31_561">l</text:span><text:span text:style-name="_32_077">i</text:span><text:span text:style-name="_34_45">t</text:span><text:span text:style-name="_31_177">i</text:span><text:span text:style-name="_32_302">c</text:span><text:span text:style-name="_33_40">s</text:span><text:span text:style-name="_39_02"> </text:span><text:span text:style-name="_32_149">i</text:span><text:span text:style-name="_35_89">s</text:span><text:span text:style-name="_39_03"> </text:span><text:span text:style-name="_32_335">h</text:span><text:span text:style-name="_35_98">o</text:span><text:span text:style-name="_31_363">p</text:span><text:span text:style-name="_32_482">e</text:span><text:span text:style-name="_37_81">l</text:span><text:span text:style-name="_31_750">e</text:span><text:span text:style-name="_32_476">s</text:span><text:span text:style-name="_32_65">s</text:span><text:span text:style-name="_31_213">,</text:span><text:span text:style-name="_31_802"> </text:span><text:span text:style-name="_35_35">a</text:span><text:span text:style-name="_31_402">n</text:span><text:span text:style-name="_32_329">d</text:span><text:span text:style-name="_32_"> </text:span><text:span text:style-name="_31_357">t</text:span><text:span text:style-name="_32_503">h</text:span><text:span text:style-name="_36_46">e</text:span><text:span text:style-name="_39_03"> </text:span><text:span text:style-name="_32_110">p</text:span><text:span text:style-name="_34_21">r</text:span><text:span text:style-name="_31_183">o</text:span><text:span text:style-name="_32_155">b</text:span><text:span text:style-name="_34_93">l</text:span><text:span text:style-name="_31_354">e</text:span><text:span text:style-name="_32_653">m</text:span><text:span text:style-name="_32_"> </text:span><text:span text:style-name="_31_129">i</text:span><text:span text:style-name="_32_641">s</text:span><text:span text:style-name="_33_"> </text:span><text:span text:style-name="_31_237">a</text:span><text:span text:style-name="_32_605">l</text:span><text:span text:style-name="_35_89">l</text:span><text:span text:style-name="_39_02"> </text:span><text:span text:style-name="_32_677">t</text:span><text:span text:style-name="_35_26">h</text:span><text:span text:style-name="_31_723">e</text:span><text:span text:style-name="_31_803"> </text:span><text:span text:style-name="_37_09">f</text:span><text:span text:style-name="_31_675">o</text:span><text:span text:style-name="_32_221">l</text:span><text:span text:style-name="_36_10">k</text:span><text:span text:style-name="_31_525">s</text:span><text:span text:style-name="_31_802"> </text:span><text:span text:style-name="_32_77">w</text:span><text:span text:style-name="_31_438">h</text:span><text:span text:style-name="_32_611">o</text:span><text:span text:style-name="_32_"> </text:span><text:span text:style-name="_31_330">a</text:span><text:span text:style-name="_32_509">r</text:span><text:span text:style-name="_36_07">e</text:span><text:span text:style-name="_39_02"> </text:span><text:span text:style-name="_32_398">e</text:span><text:span text:style-name="_33_49">l</text:span><text:span text:style-name="_31_135">e</text:span><text:span text:style-name="_32_626">c</text:span><text:span text:style-name="_38_53">t</text:span><text:span text:style-name="_31_363">e</text:span><text:span text:style-name="_32_317">d</text:span><text:span text:style-name="_33_"> </text:span><text:span text:style-name="_31_219">d</text:span><text:span text:style-name="_32_506">o</text:span><text:span text:style-name="_36_73">n</text:span><text:span text:style-name="_31_417">'</text:span><text:span text:style-name="_32_461">t</text:span><text:span text:style-name="_32_"> </text:span><text:span text:style-name="_31_354">c</text:span><text:span text:style-name="_32_659">a</text:span><text:span text:style-name="_35_89">r</text:span><text:span text:style-name="_31_201">e</text:span><text:span text:style-name="_32_077">,</text:span><text:span text:style-name="_33_"> </text:span><text:span text:style-name="_31_750">a</text:span><text:span text:style-name="_32_659">n</text:span><text:span text:style-name="_34_93">d</text:span><text:span text:style-name="_39_02"> </text:span><text:span text:style-name="_32_677">t</text:span><text:span text:style-name="_32_29">o</text:span><text:span text:style-name="_39_03"> </text:span><text:span text:style-name="_32_230">b</text:span><text:span text:style-name="_34_15">e</text:span><text:span text:style-name="_31_777">l</text:span><text:span text:style-name="_32_209">i</text:span><text:span text:style-name="_32_38">e</text:span><text:span text:style-name="_31_180">v</text:span><text:span text:style-name="_32_425">e</text:span><text:span text:style-name="_33_"> </text:span><text:span text:style-name="_31_489">t</text:span><text:span text:style-name="_32_083">h</text:span><text:span text:style-name="_32_74">a</text:span><text:span text:style-name="_31_381">t</text:span><text:span text:style-name="_31_803"> </text:span><text:span text:style-name="_38_86">o</text:span><text:span text:style-name="_31_183">u</text:span><text:span text:style-name="_32_461">r</text:span><text:span text:style-name="_33_"> </text:span><text:span text:style-name="_31_330">v</text:span><text:span text:style-name="_32_155">o</text:span><text:span text:style-name="_34_45">i</text:span><text:span text:style-name="_31_180">c</text:span><text:span text:style-name="_32_698">e</text:span><text:span text:style-name="_32_41">s</text:span><text:span text:style-name="_39_03"> </text:span><text:span text:style-name="_32_086">a</text:span><text:span text:style-name="_33_07">n</text:span><text:span text:style-name="_31_309">d</text:span><text:span text:style-name="_31_802"> </text:span><text:span text:style-name="_37_90">a</text:span><text:span text:style-name="_31_420">c</text:span><text:span text:style-name="_32_389">t</text:span><text:span text:style-name="_32_65">i</text:span><text:span text:style-name="_31_747">o</text:span><text:span text:style-name="_32_230">n</text:span><text:span text:style-name="_38_77">s</text:span><text:span text:style-name="_39_03"> </text:span><text:span text:style-name="_32_575">d</text:span><text:span text:style-name="_32_50">o</text:span><text:span text:style-name="_31_201">n</text:span><text:span text:style-name="_32_605">'</text:span><text:span text:style-name="_33_49">t</text:span><text:span text:style-name="_39_02"> </text:span><text:span text:style-name="_32_605">m</text:span><text:span text:style-name="_37_15">a</text:span><text:span text:style-name="_31_249">t</text:span><text:span text:style-name="_32_509">t</text:span><text:span text:style-name="_37_78">e</text:span><text:span text:style-name="_31_177">r</text:span><text:span text:style-name="_32_113">.</text:span><text:span text:style-name="_32_"> </text:span><text:span text:style-name="_31_573">B</text:span><text:span text:style-name="_32_653">u</text:span><text:span text:style-name="_32_29">t</text:span><text:span text:style-name="_39_02"> </text:span><text:span text:style-name="_32_473">i</text:span><text:span text:style-name="_32_65">f</text:span><text:span text:style-name="_39_02"> </text:span><text:span text:style-name="_32_221">w</text:span><text:span text:style-name="_35_29">e</text:span><text:span text:style-name="_39_02"> </text:span><text:span text:style-name="_32_686">g</text:span><text:span text:style-name="_34_45">i</text:span><text:span text:style-name="_31_144">v</text:span><text:span text:style-name="_32_509">e</text:span><text:span text:style-name="_33_"> </text:span><text:span text:style-name="_31_366">u</text:span><text:span text:style-name="_32_515">p</text:span><text:span text:style-name="_33_"> </text:span><text:span text:style-name="_31_690">n</text:span><text:span text:style-name="_32_683">o</text:span><text:span text:style-name="_37_69">w</text:span><text:span text:style-name="_31_537">,</text:span><text:span text:style-name="_31_803"> </text:span><text:span text:style-name="_36_97">t</text:span><text:span text:style-name="_31_363">h</text:span><text:span text:style-name="_32_158">e</text:span><text:span text:style-name="_38_89">n</text:span><text:span text:style-name="_39_02"> </text:span><text:span text:style-name="_32_317">w</text:span><text:span text:style-name="_38_53">e</text:span><text:span text:style-name="_39_02"> </text:span><text:span text:style-name="_32_029">f</text:span><text:span text:style-name="_32_47">o</text:span><text:span text:style-name="_31_321">r</text:span><text:span text:style-name="_32_470">s</text:span><text:span text:style-name="_34_99">a</text:span><text:span text:style-name="_31_606">k</text:span><text:span text:style-name="_32_029">e</text:span><text:span text:style-name="_33_"> </text:span><text:span text:style-name="_31_681">a</text:span><text:span text:style-name="_31_802"> </text:span><text:span text:style-name="_32_47">b</text:span><text:span text:style-name="_31_318">e</text:span><text:span text:style-name="_32_137">t</text:span><text:span text:style-name="_32_77">t</text:span><text:span text:style-name="_31_177">e</text:span><text:span text:style-name="_32_317">r</text:span><text:span text:style-name="_32_"> </text:span><text:span text:style-name="_31_717">f</text:span><text:span text:style-name="_32_326">u</text:span><text:span text:style-name="_33_13">t</text:span><text:span text:style-name="_31_399">u</text:span><text:span text:style-name="_32_509">r</text:span><text:span text:style-name="_33_49">e</text:span><text:span text:style-name="_31_753">.</text:span><text:span text:style-name="_31_803"> </text:span><text:span text:style-name="_35_89">T</text:span><text:span text:style-name="_31_759">h</text:span><text:span text:style-name="_32_434">o</text:span><text:span text:style-name="_35_32">s</text:span><text:span text:style-name="_31_726">e</text:span><text:span text:style-name="_31_803"> </text:span><text:span text:style-name="_33_49">w</text:span><text:span text:style-name="_31_609">i</text:span><text:span text:style-name="_32_317">t</text:span><text:span text:style-name="_35_17">h</text:span><text:span text:style-name="_39_02"> </text:span><text:span text:style-name="_32_473">m</text:span><text:span text:style-name="_34_63">o</text:span><text:span text:style-name="_31_510">n</text:span><text:span text:style-name="_32_698">e</text:span><text:span text:style-name="_37_12">y</text:span><text:span text:style-name="_39_02"> </text:span><text:span text:style-name="_32_122">a</text:span><text:span text:style-name="_38_47">n</text:span><text:span text:style-name="_31_237">d</text:span><text:span text:style-name="_31_802"> </text:span><text:span text:style-name="_38_14">p</text:span><text:span text:style-name="_31_363">o</text:span><text:span text:style-name="_32_605">w</text:span><text:span text:style-name="_34_57">e</text:span><text:span text:style-name="_31_537">r</text:span><text:span text:style-name="_31_803"> </text:span><text:span text:style-name="_37_69">w</text:span><text:span text:style-name="_31_597">i</text:span><text:span text:style-name="_32_293">l</text:span><text:span text:style-name="_37_81">l</text:span><text:span text:style-name="_39_02"> </text:span><text:span text:style-name="_32_395">g</text:span><text:span text:style-name="_34_18">a</text:span><text:span text:style-name="_31_573">i</text:span><text:span text:style-name="_32_101">n</text:span><text:span text:style-name="_32_"> </text:span><text:span text:style-name="_31_495">g</text:span><text:span text:style-name="_32_209">r</text:span><text:span text:style-name="_36_34">e</text:span><text:span text:style-name="_31_711">a</text:span><text:span text:style-name="_32_281">t</text:span><text:span text:style-name="_34_90">e</text:span><text:span text:style-name="_31_213">r</text:span><text:span text:style-name="_31_803"> </text:span><text:span text:style-name="_32_86">c</text:span><text:span text:style-name="_31_327">o</text:span><text:span text:style-name="_32_479">n</text:span><text:span text:style-name="_38_17">t</text:span><text:span text:style-name="_31_561">r</text:span><text:span text:style-name="_32_074">o</text:span><text:span text:style-name="_38_53">l</text:span><text:span text:style-name="_39_03"> </text:span><text:span text:style-name="_32_623">o</text:span><text:span text:style-name="_38_98">v</text:span><text:span text:style-name="_31_489">e</text:span><text:span text:style-name="_32_437">r</text:span><text:span text:style-name="_32_"> </text:span><text:span text:style-name="_31_777">t</text:span><text:span text:style-name="_32_587">h</text:span><text:span text:style-name="_34_18">e</text:span><text:span text:style-name="_39_03"> </text:span><text:span text:style-name="_32_614">d</text:span><text:span text:style-name="_34_51">e</text:span><text:span text:style-name="_31_600">c</text:span><text:span text:style-name="_32_689">i</text:span><text:span text:style-name="_35_02">s</text:span><text:span text:style-name="_31_165">i</text:span><text:span text:style-name="_32_254">o</text:span><text:span text:style-name="_37_87">n</text:span><text:span text:style-name="_31_597">s</text:span><text:span text:style-name="_31_803"> </text:span><text:span text:style-name="_34_21">t</text:span><text:span text:style-name="_31_759">h</text:span><text:span text:style-name="_32_146">a</text:span><text:span text:style-name="_37_81">t</text:span><text:span text:style-name="_39_02"> </text:span><text:span text:style-name="_32_116">c</text:span><text:span text:style-name="_33_46">o</text:span><text:span text:style-name="_31_675">u</text:span><text:span text:style-name="_32_437">l</text:span><text:span text:style-name="_38_62">d</text:span><text:span text:style-name="_39_02"> </text:span><text:span text:style-name="_32_122">s</text:span><text:span text:style-name="_38_59">e</text:span><text:span text:style-name="_31_759">n</text:span><text:span text:style-name="_32_302">d</text:span><text:span text:style-name="_33_"> </text:span><text:span text:style-name="_31_669">a</text:span><text:span text:style-name="_31_803"> </text:span><text:span text:style-name="_33_04">y</text:span><text:span text:style-name="_31_318">o</text:span><text:span text:style-name="_32_443">u</text:span><text:span text:style-name="_38_62">n</text:span><text:span text:style-name="_31_213">g</text:span><text:span text:style-name="_31_803"> </text:span><text:span text:style-name="_35_38">s</text:span><text:span text:style-name="_31_711">o</text:span><text:span text:style-name="_32_473">l</text:span><text:span text:style-name="_34_18">d</text:span><text:span text:style-name="_31_129">i</text:span><text:span text:style-name="_32_659">e</text:span><text:span text:style-name="_35_89">r</text:span><text:span text:style-name="_39_03"> </text:span><text:span text:style-name="_32_581">t</text:span><text:span text:style-name="_38_89">o</text:span><text:span text:style-name="_39_03"> </text:span><text:span text:style-name="_32_617">w</text:span><text:span text:style-name="_32_29">a</text:span><text:span text:style-name="_31_597">r</text:span><text:span text:style-name="_32_389">,</text:span><text:span text:style-name="_32_"> </text:span><text:span text:style-name="_31_705">o</text:span><text:span text:style-name="_32_497">r</text:span><text:span text:style-name="_32_"> </text:span><text:span text:style-name="_31_423">a</text:span><text:span text:style-name="_32_605">l</text:span><text:span text:style-name="_38_17">l</text:span><text:span text:style-name="_31_174">o</text:span><text:span text:style-name="_32_509">w</text:span><text:span text:style-name="_33_"> </text:span><text:span text:style-name="_31_582">a</text:span><text:span text:style-name="_32_695">n</text:span><text:span text:style-name="_37_15">o</text:span><text:span text:style-name="_31_213">t</text:span><text:span text:style-name="_32_326">h</text:span><text:span text:style-name="_36_25">e</text:span><text:span text:style-name="_31_417">r</text:span><text:span text:style-name="_31_803"> </text:span><text:span text:style-name="_34_87">e</text:span><text:span text:style-name="_31_150">c</text:span><text:span text:style-name="_32_299">o</text:span><text:span text:style-name="_38_86">n</text:span><text:span text:style-name="_31_495">o</text:span><text:span text:style-name="_32_641">m</text:span><text:span text:style-name="_36_25">i</text:span><text:span text:style-name="_31_678">c</text:span><text:span text:style-name="_31_803"> </text:span><text:span text:style-name="_38_95">d</text:span><text:span text:style-name="_31_609">i</text:span><text:span text:style-name="_32_230">s</text:span><text:span text:style-name="_33_58">a</text:span><text:span text:style-name="_31_168">s</text:span><text:span text:style-name="_32_221">t</text:span><text:span text:style-name="_34_45">e</text:span><text:span text:style-name="_31_561">r</text:span><text:span text:style-name="_32_641">,</text:span><text:span text:style-name="_32_"> </text:span><text:span text:style-name="_31_213">o</text:span><text:span text:style-name="_32_149">r</text:span><text:span text:style-name="_32_"> </text:span><text:span text:style-name="_31_741">r</text:span><text:span text:style-name="_32_317">o</text:span><text:span text:style-name="_34_09">l</text:span><text:span text:style-name="_31_489">l</text:span><text:span text:style-name="_31_802"> </text:span><text:span text:style-name="_34_18">b</text:span><text:span text:style-name="_31_783">a</text:span><text:span text:style-name="_32_068">c</text:span><text:span text:style-name="_36_34">k</text:span><text:span text:style-name="_39_02"> </text:span><text:span text:style-name="_32_581">t</text:span><text:span text:style-name="_38_98">h</text:span><text:span text:style-name="_31_783">e</text:span><text:span text:style-name="_31_803"> </text:span><text:span text:style-name="_33_10">e</text:span><text:span text:style-name="_31_183">q</text:span><text:span text:style-name="_32_695">u</text:span><text:span text:style-name="_37_06">a</text:span><text:span text:style-name="_31_417">l</text:span><text:span text:style-name="_31_803"> </text:span><text:span text:style-name="_37_81">r</text:span><text:span text:style-name="_31_501">i</text:span><text:span text:style-name="_32_662">g</text:span><text:span text:style-name="_35_95">h</text:span><text:span text:style-name="_31_381">t</text:span><text:span text:style-name="_32_257">s</text:span><text:span text:style-name="_33_"> </text:span><text:span text:style-name="_31_354">a</text:span><text:span text:style-name="_32_335">n</text:span><text:span text:style-name="_34_93">d</text:span><text:span text:style-name="_39_02"> </text:span><text:span text:style-name="_32_212">v</text:span><text:span text:style-name="_33_22">o</text:span><text:span text:style-name="_31_357">t</text:span><text:span text:style-name="_32_677">i</text:span><text:span text:style-name="_37_78">n</text:span><text:span text:style-name="_31_783">g</text:span><text:span text:style-name="_31_802"> </text:span><text:span text:style-name="_36_37">r</text:span><text:span text:style-name="_31_201">i</text:span><text:span text:style-name="_32_578">g</text:span><text:span text:style-name="_38_11">h</text:span><text:span text:style-name="_31_561">t</text:span><text:span text:style-name="_32_329">s</text:span><text:span text:style-name="_33_"> </text:span><text:span text:style-name="_31_609">t</text:span><text:span text:style-name="_32_071">h</text:span><text:span text:style-name="_35_02">a</text:span><text:span text:style-name="_31_753">t</text:span><text:span text:style-name="_31_803"> </text:span><text:span text:style-name="_34_30">g</text:span><text:span text:style-name="_31_579">e</text:span><text:span text:style-name="_32_623">n</text:span><text:span text:style-name="_38_14">e</text:span><text:span text:style-name="_31_777">r</text:span><text:span text:style-name="_32_119">a</text:span><text:span text:style-name="_32_41">t</text:span><text:span text:style-name="_31_381">i</text:span><text:span text:style-name="_32_590">o</text:span><text:span text:style-name="_33_58">n</text:span><text:span text:style-name="_31_612">s</text:span><text:span text:style-name="_31_802"> </text:span><text:span text:style-name="_33_37">o</text:span><text:span text:style-name="_31_489">f</text:span><text:span text:style-name="_31_802"> </text:span><text:span text:style-name="_36_97">A</text:span><text:span text:style-name="_31_717">m</text:span><text:span text:style-name="_32_623">e</text:span><text:span text:style-name="_38_77">r</text:span><text:span text:style-name="_31_429">i</text:span><text:span text:style-name="_32_398">c</text:span><text:span text:style-name="_38_62">a</text:span><text:span text:style-name="_31_747">n</text:span><text:span text:style-name="_32_209">s</text:span><text:span text:style-name="_32_"> </text:span><text:span text:style-name="_31_786">h</text:span><text:span text:style-name="_32_479">a</text:span><text:span text:style-name="_36_28">v</text:span><text:span text:style-name="_31_354">e</text:span><text:span text:style-name="_31_802"> </text:span><text:span text:style-name="_34_45">f</text:span><text:span text:style-name="_31_402">o</text:span><text:span text:style-name="_32_263">u</text:span><text:span text:style-name="_34_27">g</text:span><text:span text:style-name="_31_402">h</text:span><text:span text:style-name="_32_257">t</text:span><text:span text:style-name="_36_73">,</text:span><text:span text:style-name="_39_02"> </text:span><text:span text:style-name="_32_611">e</text:span><text:span text:style-name="_34_54">v</text:span><text:span text:style-name="_31_186">e</text:span><text:span text:style-name="_32_647">n</text:span><text:span text:style-name="_33_"> </text:span><text:span text:style-name="_31_150">d</text:span><text:span text:style-name="_32_221">i</text:span><text:span text:style-name="_38_11">e</text:span><text:span text:style-name="_31_753">d</text:span><text:span text:style-name="_32_065">,</text:span><text:span text:style-name="_33_"> </text:span><text:span text:style-name="_31_141">t</text:span><text:span text:style-name="_32_245">o</text:span><text:span text:style-name="_32_"> </text:span><text:span text:style-name="_31_744">s</text:span><text:span text:style-name="_32_650">e</text:span><text:span text:style-name="_37_90">c</text:span><text:span text:style-name="_31_711">u</text:span><text:span text:style-name="_32_605">r</text:span><text:span text:style-name="_37_69">e</text:span><text:span text:style-name="_31_417">.</text:span><text:span text:style-name="_31_802"> </text:span><text:span text:style-name="_38_17">A</text:span><text:span text:style-name="_31_762">n</text:span><text:span text:style-name="_32_683">d</text:span><text:span text:style-name="_32_"> </text:span><text:span text:style-name="_31_177">t</text:span><text:span text:style-name="_32_227">h</text:span><text:span text:style-name="_36_82">e</text:span><text:span text:style-name="_31_597">n</text:span><text:span text:style-name="_32_101">,</text:span><text:span text:style-name="_32_"> </text:span><text:span text:style-name="_31_147">a</text:span><text:span text:style-name="_32_158">s</text:span><text:span text:style-name="_32_"> </text:span><text:span text:style-name="_31_177">f</text:span><text:span text:style-name="_32_401">r</text:span><text:span text:style-name="_37_03">u</text:span><text:span text:style-name="_31_174">s</text:span><text:span text:style-name="_32_041">t</text:span><text:span text:style-name="_32_41">r</text:span><text:span text:style-name="_31_222">a</text:span><text:span text:style-name="_32_293">t</text:span><text:span text:style-name="_38_41">i</text:span><text:span text:style-name="_31_603">o</text:span><text:span text:style-name="_32_281">n</text:span><text:span text:style-name="_32_"> </text:span><text:span text:style-name="_31_138">g</text:span><text:span text:style-name="_32_689">r</text:span><text:span text:style-name="_32_35">o</text:span><text:span text:style-name="_31_525">w</text:span><text:span text:style-name="_32_509">s</text:span><text:span text:style-name="_36_97">,</text:span><text:span text:style-name="_39_02"> </text:span><text:span text:style-name="_32_581">t</text:span><text:span text:style-name="_33_19">h</text:span><text:span text:style-name="_31_798">e</text:span><text:span text:style-name="_32_437">r</text:span><text:span text:style-name="_38_77">e</text:span><text:span text:style-name="_39_03"> </text:span><text:span text:style-name="_32_497">w</text:span><text:span text:style-name="_34_21">i</text:span><text:span text:style-name="_31_705">l</text:span><text:span text:style-name="_32_281">l</text:span><text:span text:style-name="_33_"> </text:span><text:span text:style-name="_31_366">b</text:span><text:span text:style-name="_32_143">e</text:span><text:span text:style-name="_33_"> </text:span><text:span text:style-name="_31_762">v</text:span><text:span text:style-name="_32_119">o</text:span><text:span text:style-name="_34_09">i</text:span><text:span text:style-name="_31_564">c</text:span><text:span text:style-name="_32_446">e</text:span><text:span text:style-name="_38_89">s</text:span><text:span text:style-name="_39_02"> </text:span><text:span text:style-name="_32_398">u</text:span><text:span text:style-name="_36_37">r</text:span><text:span text:style-name="_31_759">g</text:span><text:span text:style-name="_32_389">i</text:span><text:span text:style-name="_33_22">n</text:span><text:span text:style-name="_31_399">g</text:span><text:span text:style-name="_31_803"> </text:span><text:span text:style-name="_36_10">u</text:span><text:span text:style-name="_31_564">s</text:span><text:span text:style-name="_31_803"> </text:span><text:span text:style-name="_37_69">t</text:span><text:span text:style-name="_31_717">o</text:span><text:span text:style-name="_31_802"> </text:span><text:span text:style-name="_36_37">f</text:span><text:span text:style-name="_31_609">a</text:span><text:span text:style-name="_32_605">l</text:span><text:span text:style-name="_38_53">l</text:span><text:span text:style-name="_39_03"> </text:span><text:span text:style-name="_32_323">b</text:span><text:span text:style-name="_38_86">a</text:span><text:span text:style-name="_31_600">c</text:span><text:span text:style-name="_32_434">k</text:span><text:span text:style-name="_33_"> </text:span><text:span text:style-name="_31_213">i</text:span><text:span text:style-name="_32_446">n</text:span><text:span text:style-name="_36_37">t</text:span><text:span text:style-name="_31_531">o</text:span><text:span text:style-name="_31_802"> </text:span><text:span text:style-name="_34_51">o</text:span><text:span text:style-name="_31_678">u</text:span><text:span text:style-name="_32_113">r</text:span><text:span text:style-name="_32_"> </text:span><text:span text:style-name="_31_357">r</text:span><text:span text:style-name="_32_590">e</text:span><text:span text:style-name="_36_04">s</text:span><text:span text:style-name="_31_318">p</text:span><text:span text:style-name="_32_299">e</text:span><text:span text:style-name="_33_46">c</text:span><text:span text:style-name="_31_741">t</text:span><text:span text:style-name="_32_257">i</text:span><text:span text:style-name="_37_00">v</text:span><text:span text:style-name="_31_573">e</text:span><text:span text:style-name="_31_802"> </text:span><text:span text:style-name="_37_09">t</text:span><text:span text:style-name="_31_609">r</text:span><text:span text:style-name="_32_293">i</text:span><text:span text:style-name="_32_83">b</text:span><text:span text:style-name="_31_714">e</text:span><text:span text:style-name="_32_689">s</text:span><text:span text:style-name="_32_41">,</text:span><text:span text:style-name="_39_02"> </text:span><text:span text:style-name="_32_497">t</text:span><text:span text:style-name="_36_61">o</text:span><text:span text:style-name="_39_02"> </text:span><text:span text:style-name="_32_686">s</text:span><text:span text:style-name="_37_00">c</text:span><text:span text:style-name="_31_495">a</text:span><text:span text:style-name="_32_266">p</text:span><text:span text:style-name="_36_67">e</text:span><text:span text:style-name="_31_390">g</text:span><text:span text:style-name="_32_398">o</text:span><text:span text:style-name="_38_47">a</text:span><text:span text:style-name="_31_573">t</text:span><text:span text:style-name="_31_802"> </text:span><text:span text:style-name="_36_01">f</text:span><text:span text:style-name="_31_438">e</text:span><text:span text:style-name="_32_041">l</text:span><text:span text:style-name="_38_89">l</text:span><text:span text:style-name="_31_567">o</text:span><text:span text:style-name="_32_065">w</text:span><text:span text:style-name="_33_"> </text:span><text:span text:style-name="_31_180">c</text:span><text:span text:style-name="_32_293">i</text:span><text:span text:style-name="_34_57">t</text:span><text:span text:style-name="_31_741">i</text:span><text:span text:style-name="_32_302">z</text:span><text:span text:style-name="_36_31">e</text:span><text:span text:style-name="_31_186">n</text:span><text:span text:style-name="_32_581">s</text:span><text:span text:style-name="_32_"> </text:span><text:span text:style-name="_31_705">w</text:span><text:span text:style-name="_32_587">h</text:span><text:span text:style-name="_34_18">o</text:span><text:span text:style-name="_39_03"> </text:span><text:span text:style-name="_32_482">d</text:span><text:span text:style-name="_36_67">o</text:span><text:span text:style-name="_31_537">n</text:span><text:span text:style-name="_32_221">'</text:span><text:span text:style-name="_34_21">t</text:span><text:span text:style-name="_39_02"> </text:span><text:span text:style-name="_32_677">l</text:span><text:span text:style-name="_33_10">o</text:span><text:span text:style-name="_31_399">o</text:span><text:span text:style-name="_32_581">k</text:span><text:span text:style-name="_32_"> </text:span><text:span text:style-name="_31_741">l</text:span><text:span text:style-name="_32_317">i</text:span><text:span text:style-name="_34_66">k</text:span><text:span text:style-name="_31_495">e</text:span><text:span text:style-name="_31_802"> </text:span><text:span text:style-name="_35_95">u</text:span><text:span text:style-name="_31_318">s</text:span><text:span text:style-name="_32_221">,</text:span><text:span text:style-name="_32_"> </text:span><text:span text:style-name="_31_669">o</text:span><text:span text:style-name="_32_257">r</text:span><text:span text:style-name="_33_"> </text:span><text:span text:style-name="_31_390">p</text:span><text:span text:style-name="_32_137">r</text:span><text:span text:style-name="_34_15">a</text:span><text:span text:style-name="_31_309">y</text:span><text:span text:style-name="_31_803"> </text:span><text:span text:style-name="_34_09">l</text:span><text:span text:style-name="_31_489">i</text:span><text:span text:style-name="_32_212">k</text:span><text:span text:style-name="_35_38">e</text:span><text:span text:style-name="_39_03"> </text:span><text:span text:style-name="_32_050">u</text:span><text:span text:style-name="_33_52">s</text:span><text:span text:style-name="_31_537">,</text:span><text:span text:style-name="_31_803"> </text:span><text:span text:style-name="_36_37">o</text:span><text:span text:style-name="_31_573">r</text:span><text:span text:style-name="_31_803"> </text:span><text:span text:style-name="_33_52">v</text:span><text:span text:style-name="_31_606">o</text:span><text:span text:style-name="_32_077">t</text:span><text:span text:style-name="_32_41">e</text:span><text:span text:style-name="_39_02"> </text:span><text:span text:style-name="_32_113">l</text:span><text:span text:style-name="_35_89">i</text:span><text:span text:style-name="_31_318">k</text:span><text:span text:style-name="_32_587">e</text:span><text:span text:style-name="_33_"> </text:span><text:span text:style-name="_31_141">w</text:span><text:span text:style-name="_32_137">e</text:span><text:span text:style-name="_32_"> </text:span><text:span text:style-name="_31_210">d</text:span><text:span text:style-name="_32_035">o</text:span><text:span text:style-name="_33_37">,</text:span><text:span text:style-name="_39_03"> </text:span><text:span text:style-name="_32_581">o</text:span><text:span text:style-name="_34_57">r</text:span><text:span text:style-name="_39_02"> </text:span><text:span text:style-name="_32_572">s</text:span><text:span text:style-name="_37_18">h</text:span><text:span text:style-name="_31_678">a</text:span><text:span text:style-name="_32_029">r</text:span><text:span text:style-name="_32_47">e</text:span><text:span text:style-name="_39_03"> </text:span><text:span text:style-name="_32_437">t</text:span><text:span text:style-name="_32_50">h</text:span><text:span text:style-name="_31_399">e</text:span><text:span text:style-name="_31_802"> </text:span><text:span text:style-name="_38_92">s</text:span><text:span text:style-name="_31_138">a</text:span><text:span text:style-name="_32_137">m</text:span><text:span text:style-name="_38_05">e</text:span><text:span text:style-name="_39_03"> </text:span><text:span text:style-name="_32_443">b</text:span><text:span text:style-name="_38_50">a</text:span><text:span text:style-name="_31_498">c</text:span><text:span text:style-name="_32_068">k</text:span><text:span text:style-name="_38_11">g</text:span><text:span text:style-name="_31_753">r</text:span><text:span text:style-name="_32_038">o</text:span><text:span text:style-name="_34_30">u</text:span><text:span text:style-name="_31_363">n</text:span><text:span text:style-name="_32_101">d</text:span><text:span text:style-name="_37_09">.</text:span></text:p>
      <text:p text:style-name="P1"><text:span text:style-name="_32_569">W</text:span><text:span text:style-name="_36_37">e</text:span><text:span text:style-name="_39_03"> </text:span><text:span text:style-name="_32_428">c</text:span><text:span text:style-name="_36_46">a</text:span><text:span text:style-name="_31_501">n</text:span><text:span text:style-name="_32_137">'</text:span><text:span text:style-name="_38_17">t</text:span><text:span text:style-name="_39_03"> </text:span><text:span text:style-name="_32_143">a</text:span><text:span text:style-name="_38_17">f</text:span><text:span text:style-name="_31_597">f</text:span><text:span text:style-name="_32_482">o</text:span><text:span text:style-name="_33_37">r</text:span><text:span text:style-name="_31_417">d</text:span><text:span text:style-name="_31_803"> </text:span><text:span text:style-name="_36_01">t</text:span><text:span text:style-name="_31_717">o</text:span><text:span text:style-name="_31_803"> </text:span><text:span text:style-name="_32_86">g</text:span><text:span text:style-name="_31_795">o</text:span><text:span text:style-name="_31_803"> </text:span><text:span text:style-name="_34_66">d</text:span><text:span text:style-name="_31_255">o</text:span><text:span text:style-name="_32_677">w</text:span><text:span text:style-name="_38_05">n</text:span><text:span text:style-name="_39_03"> </text:span><text:span text:style-name="_32_677">t</text:span><text:span text:style-name="_32_71">h</text:span><text:span text:style-name="_31_150">a</text:span><text:span text:style-name="_32_149">t</text:span><text:span text:style-name="_33_"> </text:span><text:span text:style-name="_31_531">p</text:span><text:span text:style-name="_32_230">a</text:span><text:span text:style-name="_37_69">t</text:span><text:span text:style-name="_31_249">h</text:span><text:span text:style-name="_32_209">.</text:span><text:span text:style-name="_33_"> </text:span><text:span text:style-name="_31_561">I</text:span><text:span text:style-name="_32_641">t</text:span><text:span text:style-name="_32_"> </text:span><text:span text:style-name="_31_357">w</text:span><text:span text:style-name="_32_074">o</text:span><text:span text:style-name="_35_95">n</text:span><text:span text:style-name="_31_381">'</text:span><text:span text:style-name="_32_029">t</text:span><text:span text:style-name="_33_"> </text:span><text:span text:style-name="_31_690">d</text:span><text:span text:style-name="_32_107">e</text:span><text:span text:style-name="_34_45">l</text:span><text:span text:style-name="_31_669">i</text:span><text:span text:style-name="_32_104">v</text:span><text:span text:style-name="_34_66">e</text:span><text:span text:style-name="_31_357">r</text:span><text:span text:style-name="_31_803"> </text:span><text:span text:style-name="_36_61">t</text:span><text:span text:style-name="_31_435">h</text:span><text:span text:style-name="_32_446">e</text:span><text:span text:style-name="_33_"> </text:span><text:span text:style-name="_31_423">e</text:span><text:span text:style-name="_32_158">c</text:span><text:span text:style-name="_37_06">o</text:span><text:span text:style-name="_31_495">n</text:span><text:span text:style-name="_32_122">o</text:span><text:span text:style-name="_34_93">m</text:span><text:span text:style-name="_31_492">y</text:span><text:span text:style-name="_31_802"> </text:span><text:span text:style-name="_34_81">w</text:span><text:span text:style-name="_31_573">e</text:span><text:span text:style-name="_31_802"> </text:span><text:span text:style-name="_34_57">w</text:span><text:span text:style-name="_31_711">a</text:span><text:span text:style-name="_32_110">n</text:span><text:span text:style-name="_32_65">t</text:span><text:span text:style-name="_31_573">.</text:span><text:span text:style-name="_31_802"> </text:span><text:span text:style-name="_32_41">I</text:span><text:span text:style-name="_31_321">t</text:span><text:span text:style-name="_31_802"> </text:span><text:span text:style-name="_34_81">w</text:span><text:span text:style-name="_31_609">i</text:span><text:span text:style-name="_32_677">l</text:span><text:span text:style-name="_38_41">l</text:span><text:span text:style-name="_39_03"> </text:span><text:span text:style-name="_32_038">n</text:span><text:span text:style-name="_38_23">o</text:span><text:span text:style-name="_31_345">t</text:span><text:span text:style-name="_31_803"> </text:span><text:span text:style-name="_38_59">p</text:span><text:span text:style-name="_31_309">r</text:span><text:span text:style-name="_32_470">o</text:span><text:span text:style-name="_33_19">d</text:span><text:span text:style-name="_31_246">u</text:span><text:span text:style-name="_32_224">c</text:span><text:span text:style-name="_32_74">e</text:span><text:span text:style-name="_39_02"> </text:span><text:span text:style-name="_32_389">t</text:span><text:span text:style-name="_32_71">h</text:span><text:span text:style-name="_31_582">e</text:span><text:span text:style-name="_31_802"> </text:span><text:span text:style-name="_33_52">s</text:span><text:span text:style-name="_31_726">e</text:span><text:span text:style-name="_32_044">c</text:span><text:span text:style-name="_38_62">u</text:span><text:span text:style-name="_31_129">r</text:span><text:span text:style-name="_32_569">i</text:span><text:span text:style-name="_33_49">t</text:span><text:span text:style-name="_31_705">y</text:span><text:span text:style-name="_31_803"> </text:span><text:span text:style-name="_33_01">w</text:span><text:span text:style-name="_31_777">e</text:span><text:span text:style-name="_31_803"> </text:span><text:span text:style-name="_38_53">w</text:span><text:span text:style-name="_31_327">a</text:span><text:span text:style-name="_32_038">n</text:span><text:span text:style-name="_36_97">t</text:span><text:span text:style-name="_31_753">.</text:span><text:span text:style-name="_31_802"> </text:span><text:span text:style-name="_36_25">B</text:span><text:span text:style-name="_31_213">u</text:span><text:span text:style-name="_32_209">t</text:span><text:span text:style-name="_32_"> </text:span><text:span text:style-name="_31_561">m</text:span><text:span text:style-name="_32_338">o</text:span><text:span text:style-name="_34_48">s</text:span><text:span text:style-name="_31_357">t</text:span><text:span text:style-name="_31_802"> </text:span><text:span text:style-name="_36_25">o</text:span><text:span text:style-name="_31_597">f</text:span><text:span text:style-name="_31_803"> </text:span><text:span text:style-name="_35_17">a</text:span><text:span text:style-name="_31_777">l</text:span><text:span text:style-name="_32_401">l</text:span><text:span text:style-name="_34_57">,</text:span><text:span text:style-name="_39_02"> </text:span><text:span text:style-name="_32_317">i</text:span><text:span text:style-name="_32_29">t</text:span><text:span text:style-name="_39_02"> </text:span><text:span text:style-name="_32_686">c</text:span><text:span text:style-name="_33_07">o</text:span><text:span text:style-name="_31_714">n</text:span><text:span text:style-name="_32_137">t</text:span><text:span text:style-name="_37_69">r</text:span><text:span text:style-name="_31_327">a</text:span><text:span text:style-name="_32_338">d</text:span><text:span text:style-name="_34_45">i</text:span><text:span text:style-name="_31_708">c</text:span><text:span text:style-name="_32_437">t</text:span><text:span text:style-name="_38_53">s</text:span><text:span text:style-name="_39_03"> </text:span><text:span text:style-name="_32_398">e</text:span><text:span text:style-name="_34_96">v</text:span><text:span text:style-name="_31_318">e</text:span><text:span text:style-name="_32_653">r</text:span><text:span text:style-name="_38_56">y</text:span><text:span text:style-name="_31_201">t</text:span><text:span text:style-name="_32_443">h</text:span><text:span text:style-name="_36_37">i</text:span><text:span text:style-name="_31_246">n</text:span><text:span text:style-name="_32_113">g</text:span><text:span text:style-name="_33_"> </text:span><text:span text:style-name="_31_129">t</text:span><text:span text:style-name="_32_266">h</text:span><text:span text:style-name="_35_23">a</text:span><text:span text:style-name="_31_777">t</text:span><text:span text:style-name="_31_802"> </text:span><text:span text:style-name="_37_81">m</text:span><text:span text:style-name="_31_327">a</text:span><text:span text:style-name="_32_110">k</text:span><text:span text:style-name="_36_07">e</text:span><text:span text:style-name="_31_510">s</text:span><text:span text:style-name="_31_802"> </text:span><text:span text:style-name="_36_82">u</text:span><text:span text:style-name="_31_708">s</text:span><text:span text:style-name="_31_803"> </text:span><text:span text:style-name="_33_49">t</text:span><text:span text:style-name="_31_210">h</text:span><text:span text:style-name="_32_299">e</text:span><text:span text:style-name="_33_"> </text:span><text:span text:style-name="_31_531">e</text:span><text:span text:style-name="_32_122">n</text:span><text:span text:style-name="_35_26">v</text:span><text:span text:style-name="_31_396">y</text:span><text:span text:style-name="_31_802"> </text:span><text:span text:style-name="_34_93">o</text:span><text:span text:style-name="_31_489">f</text:span><text:span text:style-name="_31_803"> </text:span><text:span text:style-name="_36_01">t</text:span><text:span text:style-name="_31_246">h</text:span><text:span text:style-name="_32_683">e</text:span><text:span text:style-name="_33_"> </text:span><text:span text:style-name="_31_321">w</text:span><text:span text:style-name="_32_215">o</text:span><text:span text:style-name="_37_81">r</text:span><text:span text:style-name="_31_777">l</text:span><text:span text:style-name="_32_038">d</text:span><text:span text:style-name="_38_41">.</text:span></text:p>
      <text:p text:style-name="P1"><text:span text:style-name="_32_317">S</text:span><text:span text:style-name="_34_09">o</text:span><text:span text:style-name="_31_741">,</text:span><text:span text:style-name="_31_802"> </text:span><text:span text:style-name="_33_01">m</text:span><text:span text:style-name="_31_501">y</text:span><text:span text:style-name="_31_802"> </text:span><text:span text:style-name="_35_89">f</text:span><text:span text:style-name="_31_507">e</text:span><text:span text:style-name="_32_221">l</text:span><text:span text:style-name="_32_41">l</text:span><text:span text:style-name="_31_534">o</text:span><text:span text:style-name="_32_461">w</text:span><text:span text:style-name="_32_"> </text:span><text:span text:style-name="_31_573">A</text:span><text:span text:style-name="_32_641">m</text:span><text:span text:style-name="_34_99">e</text:span><text:span text:style-name="_31_381">r</text:span><text:span text:style-name="_32_473">i</text:span><text:span text:style-name="_36_34">c</text:span><text:span text:style-name="_31_210">a</text:span><text:span text:style-name="_32_035">n</text:span><text:span text:style-name="_38_05">s</text:span><text:span text:style-name="_31_321">,</text:span><text:span text:style-name="_31_802"> </text:span><text:span text:style-name="_32_41">w</text:span><text:span text:style-name="_31_783">h</text:span><text:span text:style-name="_32_590">a</text:span><text:span text:style-name="_38_05">t</text:span><text:span text:style-name="_31_720">s</text:span><text:span text:style-name="_32_290">o</text:span><text:span text:style-name="_37_18">e</text:span><text:span text:style-name="_31_576">v</text:span><text:span text:style-name="_32_605">e</text:span><text:span text:style-name="_33_49">r</text:span><text:span text:style-name="_39_02"> </text:span><text:span text:style-name="_32_068">y</text:span><text:span text:style-name="_35_02">o</text:span><text:span text:style-name="_31_525">u</text:span><text:span text:style-name="_31_802"> </text:span><text:span text:style-name="_32_77">m</text:span><text:span text:style-name="_31_354">a</text:span><text:span text:style-name="_32_140">y</text:span><text:span text:style-name="_33_"> </text:span><text:span text:style-name="_31_399">b</text:span><text:span text:style-name="_32_590">e</text:span><text:span text:style-name="_35_17">l</text:span><text:span text:style-name="_31_393">i</text:span><text:span text:style-name="_32_035">e</text:span><text:span text:style-name="_34_54">v</text:span><text:span text:style-name="_31_753">e</text:span><text:span text:style-name="_32_641">,</text:span><text:span text:style-name="_33_"> </text:span><text:span text:style-name="_31_129">w</text:span><text:span text:style-name="_32_071">h</text:span><text:span text:style-name="_35_26">e</text:span><text:span text:style-name="_31_681">t</text:span><text:span text:style-name="_32_290">h</text:span><text:span text:style-name="_33_07">e</text:span><text:span text:style-name="_31_525">r</text:span><text:span text:style-name="_31_802"> </text:span><text:span text:style-name="_33_52">y</text:span><text:span text:style-name="_31_438">o</text:span><text:span text:style-name="_32_581">u</text:span><text:span text:style-name="_33_"> </text:span><text:span text:style-name="_31_570">p</text:span><text:span text:style-name="_32_461">r</text:span><text:span text:style-name="_36_67">e</text:span><text:span text:style-name="_31_681">f</text:span><text:span text:style-name="_32_065">e</text:span><text:span text:style-name="_36_97">r</text:span><text:span text:style-name="_39_02"> </text:span><text:span text:style-name="_32_482">o</text:span><text:span text:style-name="_34_99">n</text:span><text:span text:style-name="_31_537">e</text:span><text:span text:style-name="_31_802"> </text:span><text:span text:style-name="_37_90">p</text:span><text:span text:style-name="_31_183">a</text:span><text:span text:style-name="_32_329">r</text:span><text:span text:style-name="_33_01">t</text:span><text:span text:style-name="_31_417">y</text:span><text:span text:style-name="_31_802"> </text:span><text:span text:style-name="_36_01">o</text:span><text:span text:style-name="_31_501">r</text:span><text:span text:style-name="_31_803"> </text:span><text:span text:style-name="_34_51">n</text:span><text:span text:style-name="_31_498">o</text:span><text:span text:style-name="_31_803"> </text:span><text:span text:style-name="_33_19">p</text:span><text:span text:style-name="_31_570">a</text:span><text:span text:style-name="_32_077">r</text:span><text:span text:style-name="_37_09">t</text:span><text:span text:style-name="_31_177">y</text:span><text:span text:style-name="_32_113">,</text:span><text:span text:style-name="_33_"> </text:span><text:span text:style-name="_31_489">w</text:span><text:span text:style-name="_32_122">h</text:span><text:span text:style-name="_33_55">e</text:span><text:span text:style-name="_31_141">t</text:span><text:span text:style-name="_32_110">h</text:span><text:span text:style-name="_37_15">e</text:span><text:span text:style-name="_31_345">r</text:span><text:span text:style-name="_31_802"> </text:span><text:span text:style-name="_33_58">y</text:span><text:span text:style-name="_31_219">o</text:span><text:span text:style-name="_32_257">u</text:span><text:span text:style-name="_33_"> </text:span><text:span text:style-name="_31_690">s</text:span><text:span text:style-name="_32_083">u</text:span><text:span text:style-name="_35_26">p</text:span><text:span text:style-name="_31_687">p</text:span><text:span text:style-name="_32_290">o</text:span><text:span text:style-name="_34_45">r</text:span><text:span text:style-name="_31_201">t</text:span><text:span text:style-name="_32_407">e</text:span><text:span text:style-name="_32_77">d</text:span><text:span text:style-name="_39_03"> </text:span><text:span text:style-name="_32_293">m</text:span><text:span text:style-name="_36_97">y</text:span><text:span text:style-name="_39_03"> </text:span><text:span text:style-name="_32_218">a</text:span><text:span text:style-name="_38_83">g</text:span><text:span text:style-name="_31_714">e</text:span><text:span text:style-name="_32_479">n</text:span><text:span text:style-name="_33_58">d</text:span><text:span text:style-name="_31_315">a</text:span><text:span text:style-name="_31_802"> </text:span><text:span text:style-name="_34_57">o</text:span><text:span text:style-name="_31_429">r</text:span><text:span text:style-name="_31_802"> </text:span><text:span text:style-name="_33_37">f</text:span><text:span text:style-name="_31_510">o</text:span><text:span text:style-name="_32_263">u</text:span><text:span text:style-name="_34_90">g</text:span><text:span text:style-name="_31_495">h</text:span><text:span text:style-name="_32_029">t</text:span><text:span text:style-name="_32_"> </text:span><text:span text:style-name="_31_330">a</text:span><text:span text:style-name="_32_296">s</text:span><text:span text:style-name="_33_"> </text:span><text:span text:style-name="_31_687">h</text:span><text:span text:style-name="_32_326">a</text:span><text:span text:style-name="_32_29">r</text:span><text:span text:style-name="_31_681">d</text:span><text:span text:style-name="_31_802"> </text:span><text:span text:style-name="_35_02">a</text:span><text:span text:style-name="_31_780">s</text:span><text:span text:style-name="_31_802"> </text:span><text:span text:style-name="_32_80">y</text:span><text:span text:style-name="_31_438">o</text:span><text:span text:style-name="_32_677">u</text:span><text:span text:style-name="_32_"> </text:span><text:span text:style-name="_31_582">c</text:span><text:span text:style-name="_32_143">o</text:span><text:span text:style-name="_37_78">u</text:span><text:span text:style-name="_31_357">l</text:span><text:span text:style-name="_32_251">d</text:span><text:span text:style-name="_32_"> </text:span><text:span text:style-name="_31_750">a</text:span><text:span text:style-name="_32_467">g</text:span><text:span text:style-name="_34_15">a</text:span><text:span text:style-name="_31_681">i</text:span><text:span text:style-name="_32_626">n</text:span><text:span text:style-name="_37_69">s</text:span><text:span text:style-name="_31_429">t</text:span><text:span text:style-name="_31_802"> </text:span><text:span text:style-name="_32_77">i</text:span><text:span text:style-name="_31_525">t</text:span><text:span text:style-name="_31_803"> </text:span>--<text:span text:style-name="_31_802"> </text:span><text:span text:style-name="_34_18">o</text:span><text:span text:style-name="_31_147">u</text:span><text:span text:style-name="_32_041">r</text:span><text:span text:style-name="_33_"> </text:span><text:span text:style-name="_31_600">c</text:span><text:span text:style-name="_32_038">o</text:span><text:span text:style-name="_36_25">l</text:span><text:span text:style-name="_31_501">l</text:span><text:span text:style-name="_32_083">e</text:span><text:span text:style-name="_32_50">c</text:span><text:span text:style-name="_31_309">t</text:span><text:span text:style-name="_32_065">i</text:span><text:span text:style-name="_36_10">v</text:span><text:span text:style-name="_31_207">e</text:span><text:span text:style-name="_31_803"> </text:span><text:span text:style-name="_33_13">f</text:span><text:span text:style-name="_31_726">u</text:span><text:span text:style-name="_32_221">t</text:span><text:span text:style-name="_38_23">u</text:span><text:span text:style-name="_31_777">r</text:span><text:span text:style-name="_32_698">e</text:span><text:span text:style-name="_34_84">s</text:span><text:span text:style-name="_39_02"> </text:span><text:span text:style-name="_32_398">d</text:span><text:span text:style-name="_38_23">e</text:span><text:span text:style-name="_31_726">p</text:span><text:span text:style-name="_32_335">e</text:span><text:span text:style-name="_33_46">n</text:span><text:span text:style-name="_31_615">d</text:span><text:span text:style-name="_32_293">s</text:span><text:span text:style-name="_32_"> </text:span><text:span text:style-name="_31_207">o</text:span><text:span text:style-name="_32_686">n</text:span><text:span text:style-name="_32_"> </text:span><text:span text:style-name="_31_570">y</text:span><text:span text:style-name="_32_263">o</text:span><text:span text:style-name="_38_05">u</text:span><text:span text:style-name="_31_501">r</text:span><text:span text:style-name="_31_802"> </text:span><text:span text:style-name="_35_29">w</text:span><text:span text:style-name="_31_213">i</text:span><text:span text:style-name="_32_065">l</text:span><text:span text:style-name="_34_93">l</text:span><text:span text:style-name="_31_561">i</text:span><text:span text:style-name="_32_122">n</text:span><text:span text:style-name="_33_07">g</text:span><text:span text:style-name="_31_726">n</text:span><text:span text:style-name="_32_647">e</text:span><text:span text:style-name="_32_74">s</text:span><text:span text:style-name="_31_672">s</text:span><text:span text:style-name="_31_802"> </text:span><text:span text:style-name="_36_25">t</text:span><text:span text:style-name="_31_609">o</text:span><text:span text:style-name="_31_802"> </text:span><text:span text:style-name="_35_23">u</text:span><text:span text:style-name="_31_762">p</text:span><text:span text:style-name="_32_686">h</text:span><text:span text:style-name="_34_51">o</text:span><text:span text:style-name="_31_705">l</text:span><text:span text:style-name="_32_245">d</text:span><text:span text:style-name="_32_"> </text:span><text:span text:style-name="_31_258">y</text:span><text:span text:style-name="_32_299">o</text:span><text:span text:style-name="_38_89">u</text:span><text:span text:style-name="_31_597">r</text:span><text:span text:style-name="_31_803"> </text:span><text:span text:style-name="_35_26">d</text:span><text:span text:style-name="_31_687">u</text:span><text:span text:style-name="_32_281">t</text:span><text:span text:style-name="_38_17">i</text:span><text:span text:style-name="_31_567">e</text:span><text:span text:style-name="_32_518">s</text:span><text:span text:style-name="_33_"> </text:span><text:span text:style-name="_31_207">a</text:span><text:span text:style-name="_32_050">s</text:span><text:span text:style-name="_32_"> </text:span><text:span text:style-name="_31_561">a</text:span><text:span text:style-name="_31_802"> </text:span><text:span text:style-name="_35_92">c</text:span><text:span text:style-name="_31_741">i</text:span><text:span text:style-name="_32_473">t</text:span><text:span text:style-name="_37_09">i</text:span><text:span text:style-name="_31_786">z</text:span><text:span text:style-name="_32_287">e</text:span><text:span text:style-name="_37_78">n</text:span><text:span text:style-name="_31_561">.</text:span><text:span text:style-name="_31_803"> </text:span><text:span text:style-name="_37_81">T</text:span><text:span text:style-name="_31_237">o</text:span><text:span text:style-name="_31_803"> </text:span><text:span text:style-name="_37_12">v</text:span><text:span text:style-name="_31_390">o</text:span><text:span text:style-name="_32_689">t</text:span><text:span text:style-name="_35_89">e</text:span><text:span text:style-name="_31_345">.</text:span><text:span text:style-name="_31_803"> </text:span><text:span text:style-name="_35_89">T</text:span><text:span text:style-name="_31_321">o</text:span><text:span text:style-name="_31_802"> </text:span><text:span text:style-name="_35_92">s</text:span><text:span text:style-name="_31_570">p</text:span><text:span text:style-name="_32_686">e</text:span><text:span text:style-name="_37_87">a</text:span><text:span text:style-name="_31_213">k</text:span><text:span text:style-name="_31_802"> </text:span><text:span text:style-name="_34_87">o</text:span><text:span text:style-name="_31_618">u</text:span><text:span text:style-name="_32_041">t</text:span><text:span text:style-name="_38_41">.</text:span><text:span text:style-name="_39_02"> </text:span><text:span text:style-name="_32_617">T</text:span><text:span text:style-name="_37_81">o</text:span><text:span text:style-name="_39_02"> </text:span><text:span text:style-name="_32_044">s</text:span><text:span text:style-name="_34_57">t</text:span><text:span text:style-name="_31_438">a</text:span><text:span text:style-name="_32_155">n</text:span><text:span text:style-name="_32_86">d</text:span><text:span text:style-name="_39_02"> </text:span><text:span text:style-name="_32_503">u</text:span><text:span text:style-name="_35_98">p</text:span><text:span text:style-name="_39_03"> </text:span><text:span text:style-name="_32_509">f</text:span><text:span text:style-name="_38_17">o</text:span><text:span text:style-name="_31_777">r</text:span><text:span text:style-name="_31_803"> </text:span><text:span text:style-name="_38_98">o</text:span><text:span text:style-name="_31_789">t</text:span><text:span text:style-name="_32_107">h</text:span><text:span text:style-name="_36_07">e</text:span><text:span text:style-name="_31_681">r</text:span><text:span text:style-name="_32_662">s</text:span><text:span text:style-name="_34_93">,</text:span><text:span text:style-name="_39_03"> </text:span><text:span text:style-name="_32_515">e</text:span><text:span text:style-name="_36_70">s</text:span><text:span text:style-name="_31_147">p</text:span><text:span text:style-name="_32_086">e</text:span><text:span text:style-name="_34_66">c</text:span><text:span text:style-name="_31_321">i</text:span><text:span text:style-name="_32_503">a</text:span><text:span text:style-name="_33_13">l</text:span><text:span text:style-name="_31_129">l</text:span><text:span text:style-name="_32_137">y</text:span><text:span text:style-name="_32_"> </text:span><text:span text:style-name="_31_777">t</text:span><text:span text:style-name="_32_395">h</text:span><text:span text:style-name="_33_58">e</text:span><text:span text:style-name="_39_03"> </text:span><text:span text:style-name="_32_221">w</text:span><text:span text:style-name="_32_86">e</text:span><text:span text:style-name="_31_567">a</text:span><text:span text:style-name="_32_101">k</text:span><text:span text:style-name="_33_49">,</text:span><text:span text:style-name="_39_03"> </text:span><text:span text:style-name="_32_611">e</text:span><text:span text:style-name="_37_18">s</text:span><text:span text:style-name="_31_402">p</text:span><text:span text:style-name="_32_251">e</text:span><text:span text:style-name="_37_00">c</text:span><text:span text:style-name="_31_717">i</text:span><text:span text:style-name="_32_578">a</text:span><text:span text:style-name="_36_01">l</text:span><text:span text:style-name="_31_249">l</text:span><text:span text:style-name="_32_065">y</text:span><text:span text:style-name="_33_"> </text:span><text:span text:style-name="_31_141">t</text:span><text:span text:style-name="_32_611">h</text:span><text:span text:style-name="_38_98">e</text:span><text:span text:style-name="_39_03"> </text:span><text:span text:style-name="_32_296">v</text:span><text:span text:style-name="_38_14">u</text:span><text:span text:style-name="_31_177">l</text:span><text:span text:style-name="_32_446">n</text:span><text:span text:style-name="_34_27">e</text:span><text:span text:style-name="_31_525">r</text:span><text:span text:style-name="_32_575">a</text:span><text:span text:style-name="_34_18">b</text:span><text:span text:style-name="_31_525">l</text:span><text:span text:style-name="_32_149">e</text:span><text:span text:style-name="_33_37">,</text:span><text:span text:style-name="_39_03"> </text:span><text:span text:style-name="_32_698">k</text:span><text:span text:style-name="_32_83">n</text:span><text:span text:style-name="_31_567">o</text:span><text:span text:style-name="_32_653">w</text:span><text:span text:style-name="_34_45">i</text:span><text:span text:style-name="_31_330">n</text:span><text:span text:style-name="_32_653">g</text:span><text:span text:style-name="_33_"> </text:span><text:span text:style-name="_31_129">t</text:span><text:span text:style-name="_32_074">h</text:span><text:span text:style-name="_38_59">a</text:span><text:span text:style-name="_31_309">t</text:span><text:span text:style-name="_31_802"> </text:span><text:span text:style-name="_38_95">e</text:span><text:span text:style-name="_31_186">a</text:span><text:span text:style-name="_32_434">c</text:span><text:span text:style-name="_32_35">h</text:span><text:span text:style-name="_39_02"> </text:span><text:span text:style-name="_32_113">o</text:span><text:span text:style-name="_38_89">f</text:span><text:span text:style-name="_39_03"> </text:span><text:span text:style-name="_32_155">u</text:span><text:span text:style-name="_33_22">s</text:span><text:span text:style-name="_39_02"> </text:span><text:span text:style-name="_32_113">i</text:span><text:span text:style-name="_35_89">s</text:span><text:span text:style-name="_39_02"> </text:span><text:span text:style-name="_32_227">o</text:span><text:span text:style-name="_34_18">n</text:span><text:span text:style-name="_31_597">l</text:span><text:span text:style-name="_32_641">y</text:span><text:span text:style-name="_33_"> </text:span><text:span text:style-name="_31_318">h</text:span><text:span text:style-name="_32_083">e</text:span><text:span text:style-name="_33_13">r</text:span><text:span text:style-name="_31_525">e</text:span><text:span text:style-name="_31_802"> </text:span><text:span text:style-name="_36_07">b</text:span><text:span text:style-name="_31_678">e</text:span><text:span text:style-name="_32_614">c</text:span><text:span text:style-name="_34_15">a</text:span><text:span text:style-name="_31_531">u</text:span><text:span text:style-name="_32_218">s</text:span><text:span text:style-name="_36_97">e</text:span><text:span text:style-name="_39_03"> </text:span><text:span text:style-name="_32_140">s</text:span><text:span text:style-name="_38_98">o</text:span><text:span text:style-name="_31_129">m</text:span><text:span text:style-name="_32_503">e</text:span><text:span text:style-name="_33_22">b</text:span><text:span text:style-name="_31_387">o</text:span><text:span text:style-name="_32_626">d</text:span><text:span text:style-name="_36_01">y</text:span><text:span text:style-name="_31_597">,</text:span><text:span text:style-name="_31_802"> </text:span><text:span text:style-name="_35_32">s</text:span><text:span text:style-name="_31_678">o</text:span><text:span text:style-name="_32_677">m</text:span><text:span text:style-name="_35_95">e</text:span><text:span text:style-name="_31_573">w</text:span><text:span text:style-name="_32_110">h</text:span><text:span text:style-name="_37_15">e</text:span><text:span text:style-name="_31_393">r</text:span><text:span text:style-name="_32_398">e</text:span><text:span text:style-name="_36_73">,</text:span><text:span text:style-name="_39_02"> </text:span><text:span text:style-name="_32_320">s</text:span><text:span text:style-name="_36_25">t</text:span><text:span text:style-name="_31_786">o</text:span><text:span text:style-name="_32_038">o</text:span><text:span text:style-name="_38_95">d</text:span><text:span text:style-name="_39_02"> </text:span><text:span text:style-name="_32_110">u</text:span><text:span text:style-name="_35_35">p</text:span><text:span text:style-name="_39_02"> </text:span><text:span text:style-name="_32_401">f</text:span><text:span text:style-name="_34_57">o</text:span><text:span text:style-name="_31_705">r</text:span><text:span text:style-name="_31_803"> </text:span><text:span text:style-name="_35_26">u</text:span><text:span text:style-name="_31_324">s</text:span><text:span text:style-name="_32_389">.</text:span><text:span text:style-name="_32_"> </text:span><text:span text:style-name="_31_777">W</text:span><text:span text:style-name="_32_473">e</text:span><text:span text:style-name="_32_"> </text:span><text:span text:style-name="_31_363">n</text:span><text:span text:style-name="_32_266">e</text:span><text:span text:style-name="_34_66">e</text:span><text:span text:style-name="_31_435">d</text:span><text:span text:style-name="_31_802"> </text:span><text:span text:style-name="_36_34">e</text:span><text:span text:style-name="_31_564">v</text:span><text:span text:style-name="_32_506">e</text:span><text:span text:style-name="_35_89">r</text:span><text:span text:style-name="_31_504">y</text:span><text:span text:style-name="_31_803"> </text:span><text:span text:style-name="_37_09">A</text:span><text:span text:style-name="_31_249">m</text:span><text:span text:style-name="_32_410">e</text:span><text:span text:style-name="_38_05">r</text:span><text:span text:style-name="_31_129">i</text:span><text:span text:style-name="_32_440">c</text:span><text:span text:style-name="_32_50">a</text:span><text:span text:style-name="_31_399">n</text:span><text:span text:style-name="_31_803"> </text:span><text:span text:style-name="_35_89">t</text:span><text:span text:style-name="_31_165">o</text:span><text:span text:style-name="_31_802"> </text:span><text:span text:style-name="_36_28">s</text:span><text:span text:style-name="_31_705">t</text:span><text:span text:style-name="_32_110">a</text:span><text:span text:style-name="_38_77">y</text:span><text:span text:style-name="_39_02"> </text:span><text:span text:style-name="_32_662">a</text:span><text:span text:style-name="_35_92">c</text:span><text:span text:style-name="_31_561">t</text:span><text:span text:style-name="_32_113">i</text:span><text:span text:style-name="_36_34">v</text:span><text:span text:style-name="_31_387">e</text:span><text:span text:style-name="_31_803"> </text:span><text:span text:style-name="_36_37">i</text:span><text:span text:style-name="_31_777">n</text:span><text:span text:style-name="_31_803"> </text:span><text:span text:style-name="_36_34">o</text:span><text:span text:style-name="_31_723">u</text:span><text:span text:style-name="_32_617">r</text:span><text:span text:style-name="_33_"> </text:span><text:span text:style-name="_31_546">p</text:span><text:span text:style-name="_32_155">u</text:span><text:span text:style-name="_38_47">b</text:span><text:span text:style-name="_31_393">l</text:span><text:span text:style-name="_32_281">i</text:span><text:span text:style-name="_37_90">c</text:span><text:span text:style-name="_39_03"> </text:span><text:span text:style-name="_32_497">l</text:span><text:span text:style-name="_34_09">i</text:span><text:span text:style-name="_31_345">f</text:span><text:span text:style-name="_32_221">e</text:span><text:span text:style-name="_32_"> </text:span>--<text:span text:style-name="_32_"> </text:span><text:span text:style-name="_31_138">a</text:span><text:span text:style-name="_32_467">n</text:span><text:span text:style-name="_36_61">d</text:span><text:span text:style-name="_39_02"> </text:span><text:span text:style-name="_32_683">n</text:span><text:span text:style-name="_36_70">o</text:span><text:span text:style-name="_31_777">n</text:span><text:span text:style-name="_31_802"> </text:span><text:span text:style-name="_38_05">j</text:span><text:span text:style-name="_31_534">u</text:span><text:span text:style-name="_32_512">s</text:span><text:span text:style-name="_37_09">t</text:span><text:span text:style-name="_39_02"> </text:span><text:span text:style-name="_32_119">d</text:span><text:span text:style-name="_32_74">u</text:span><text:span text:style-name="_31_561">r</text:span><text:span text:style-name="_32_137">i</text:span><text:span text:style-name="_34_90">n</text:span><text:span text:style-name="_31_399">g</text:span><text:span text:style-name="_31_802"> </text:span><text:span text:style-name="_33_46">e</text:span><text:span text:style-name="_31_561">l</text:span><text:span text:style-name="_32_083">e</text:span><text:span text:style-name="_38_56">c</text:span><text:span text:style-name="_31_705">t</text:span><text:span text:style-name="_32_245">i</text:span><text:span text:style-name="_35_26">o</text:span><text:span text:style-name="_31_201">n</text:span><text:span text:style-name="_31_802"> </text:span><text:span text:style-name="_34_57">t</text:span><text:span text:style-name="_31_777">i</text:span><text:span text:style-name="_32_149">m</text:span><text:span text:style-name="_38_17">e</text:span><text:span text:style-name="_39_03"> </text:span>--<text:span text:style-name="_39_03"> </text:span><text:span text:style-name="_32_578">s</text:span><text:span text:style-name="_36_07">o</text:span><text:span text:style-name="_39_03"> </text:span><text:span text:style-name="_32_257">t</text:span><text:span text:style-name="_38_86">h</text:span><text:span text:style-name="_31_183">a</text:span><text:span text:style-name="_32_581">t</text:span><text:span text:style-name="_33_"> </text:span><text:span text:style-name="_31_678">o</text:span><text:span text:style-name="_32_299">u</text:span><text:span text:style-name="_34_81">r</text:span><text:span text:style-name="_39_02"> </text:span><text:span text:style-name="_32_110">p</text:span><text:span text:style-name="_37_03">u</text:span><text:span text:style-name="_31_498">b</text:span><text:span text:style-name="_32_101">l</text:span><text:span text:style-name="_36_25">i</text:span><text:span text:style-name="_31_528">c</text:span><text:span text:style-name="_31_803"> </text:span><text:span text:style-name="_35_29">l</text:span><text:span text:style-name="_31_309">i</text:span><text:span text:style-name="_32_029">f</text:span><text:span text:style-name="_38_77">e</text:span><text:span text:style-name="_39_02"> </text:span><text:span text:style-name="_32_029">r</text:span><text:span text:style-name="_35_35">e</text:span><text:span text:style-name="_31_201">f</text:span><text:span text:style-name="_32_317">l</text:span><text:span text:style-name="_34_90">e</text:span><text:span text:style-name="_31_366">c</text:span><text:span text:style-name="_32_281">t</text:span><text:span text:style-name="_34_96">s</text:span><text:span text:style-name="_39_02"> </text:span><text:span text:style-name="_32_617">t</text:span><text:span text:style-name="_38_47">h</text:span><text:span text:style-name="_31_186">e</text:span><text:span text:style-name="_31_803"> </text:span><text:span text:style-name="_35_23">g</text:span><text:span text:style-name="_31_390">o</text:span><text:span text:style-name="_32_071">o</text:span><text:span text:style-name="_32_50">d</text:span><text:span text:style-name="_31_687">n</text:span><text:span text:style-name="_32_266">e</text:span><text:span text:style-name="_33_16">s</text:span><text:span text:style-name="_31_138">s</text:span><text:span text:style-name="_31_802"> </text:span><text:span text:style-name="_35_95">a</text:span><text:span text:style-name="_31_438">n</text:span><text:span text:style-name="_32_569">d</text:span><text:span text:style-name="_33_"> </text:span><text:span text:style-name="_31_177">t</text:span><text:span text:style-name="_32_050">h</text:span><text:span text:style-name="_38_59">e</text:span><text:span text:style-name="_39_03"> </text:span><text:span text:style-name="_32_263">d</text:span><text:span text:style-name="_32_86">e</text:span><text:span text:style-name="_31_606">c</text:span><text:span text:style-name="_32_431">e</text:span><text:span text:style-name="_36_46">n</text:span><text:span text:style-name="_31_216">c</text:span><text:span text:style-name="_32_281">y</text:span><text:span text:style-name="_33_"> </text:span><text:span text:style-name="_31_237">t</text:span><text:span text:style-name="_32_038">h</text:span><text:span text:style-name="_34_99">a</text:span><text:span text:style-name="_31_177">t</text:span><text:span text:style-name="_31_802"> </text:span><text:span text:style-name="_38_77">I</text:span><text:span text:style-name="_39_02"> </text:span><text:span text:style-name="_32_332">s</text:span><text:span text:style-name="_33_46">e</text:span><text:span text:style-name="_31_309">e</text:span><text:span text:style-name="_31_803"> </text:span><text:span text:style-name="_38_53">i</text:span><text:span text:style-name="_31_777">n</text:span><text:span text:style-name="_31_803"> </text:span><text:span text:style-name="_32_77">t</text:span><text:span text:style-name="_31_579">h</text:span><text:span text:style-name="_32_410">e</text:span><text:span text:style-name="_32_"> </text:span><text:span text:style-name="_31_165">A</text:span><text:span text:style-name="_32_425">m</text:span><text:span text:style-name="_36_07">e</text:span><text:span text:style-name="_31_141">r</text:span><text:span text:style-name="_32_077">i</text:span><text:span text:style-name="_37_18">c</text:span><text:span text:style-name="_31_510">a</text:span><text:span text:style-name="_32_227">n</text:span><text:span text:style-name="_33_"> </text:span><text:span text:style-name="_31_579">p</text:span><text:span text:style-name="_32_506">e</text:span><text:span text:style-name="_35_38">o</text:span><text:span text:style-name="_31_507">p</text:span><text:span text:style-name="_32_497">l</text:span><text:span text:style-name="_38_53">e</text:span><text:span text:style-name="_39_03"> </text:span><text:span text:style-name="_32_215">e</text:span><text:span text:style-name="_33_22">v</text:span><text:span text:style-name="_31_426">e</text:span><text:span text:style-name="_32_029">r</text:span><text:span text:style-name="_34_48">y</text:span><text:span text:style-name="_39_02"> </text:span><text:span text:style-name="_32_032">s</text:span><text:span text:style-name="_38_53">i</text:span><text:span text:style-name="_31_426">n</text:span><text:span text:style-name="_32_410">g</text:span><text:span text:style-name="_33_01">l</text:span><text:span text:style-name="_31_711">e</text:span><text:span text:style-name="_31_803"> </text:span><text:span text:style-name="_34_27">d</text:span><text:span text:style-name="_31_786">a</text:span><text:span text:style-name="_32_041">y</text:span><text:span text:style-name="_38_53">.</text:span></text:p>
      <text:p text:style-name="P1"><text:span text:style-name="_32_209">I</text:span><text:span text:style-name="_34_09">t</text:span><text:span text:style-name="_39_03"> </text:span><text:span text:style-name="_32_041">i</text:span><text:span text:style-name="_38_41">s</text:span><text:span text:style-name="_39_03"> </text:span><text:span text:style-name="_32_698">n</text:span><text:span text:style-name="_34_51">o</text:span><text:span text:style-name="_31_573">t</text:span><text:span text:style-name="_31_802"> </text:span><text:span text:style-name="_37_75">e</text:span><text:span text:style-name="_31_534">a</text:span><text:span text:style-name="_32_584">s</text:span><text:span text:style-name="_37_90">y</text:span><text:span text:style-name="_31_393">.</text:span><text:span text:style-name="_31_803"> </text:span><text:span text:style-name="_32_29">O</text:span><text:span text:style-name="_31_777">u</text:span><text:span text:style-name="_32_137">r</text:span><text:span text:style-name="_33_"> </text:span><text:span text:style-name="_31_138">b</text:span><text:span text:style-name="_32_293">r</text:span><text:span text:style-name="_33_07">a</text:span><text:span text:style-name="_31_798">n</text:span><text:span text:style-name="_32_443">d</text:span><text:span text:style-name="_32_"> </text:span><text:span text:style-name="_31_669">o</text:span><text:span text:style-name="_32_281">f</text:span><text:span text:style-name="_33_"> </text:span><text:span text:style-name="_31_399">d</text:span><text:span text:style-name="_32_590">e</text:span><text:span text:style-name="_32_41">m</text:span><text:span text:style-name="_31_786">o</text:span><text:span text:style-name="_32_296">c</text:span><text:span text:style-name="_34_21">r</text:span><text:span text:style-name="_31_603">a</text:span><text:span text:style-name="_32_050">c</text:span><text:span text:style-name="_32_41">y</text:span><text:span text:style-name="_39_02"> </text:span><text:span text:style-name="_32_581">i</text:span><text:span text:style-name="_35_29">s</text:span><text:span text:style-name="_39_03"> </text:span><text:span text:style-name="_32_683">h</text:span><text:span text:style-name="_32_38">a</text:span><text:span text:style-name="_31_753">r</text:span><text:span text:style-name="_32_497">d</text:span><text:span text:style-name="_36_61">.</text:span><text:span text:style-name="_39_03"> </text:span><text:span text:style-name="_32_077">B</text:span><text:span text:style-name="_38_05">u</text:span><text:span text:style-name="_31_249">t</text:span><text:span text:style-name="_31_803"> </text:span><text:span text:style-name="_37_81">I</text:span><text:span text:style-name="_39_03"> </text:span><text:span text:style-name="_32_032">c</text:span><text:span text:style-name="_36_34">a</text:span><text:span text:style-name="_31_141">n</text:span><text:span text:style-name="_31_803"> </text:span><text:span text:style-name="_37_03">p</text:span><text:span text:style-name="_31_129">r</text:span><text:span text:style-name="_32_038">o</text:span><text:span text:style-name="_37_09">m</text:span><text:span text:style-name="_31_429">i</text:span><text:span text:style-name="_32_512">s</text:span><text:span text:style-name="_38_62">e</text:span><text:span text:style-name="_39_02"> </text:span><text:span text:style-name="_32_281">t</text:span><text:span text:style-name="_37_06">h</text:span><text:span text:style-name="_31_783">a</text:span><text:span text:style-name="_32_041">t</text:span><text:span text:style-name="_32_"> </text:span><text:span text:style-name="_31_345">a</text:span><text:span text:style-name="_31_802"> </text:span><text:span text:style-name="_36_25">l</text:span><text:span text:style-name="_31_213">i</text:span><text:span text:style-name="_32_245">t</text:span><text:span text:style-name="_32_77">t</text:span><text:span text:style-name="_31_597">l</text:span><text:span text:style-name="_32_497">e</text:span><text:span text:style-name="_33_"> </text:span><text:span text:style-name="_31_615">o</text:span><text:span text:style-name="_32_518">v</text:span><text:span text:style-name="_34_81">e</text:span><text:span text:style-name="_31_789">r</text:span><text:span text:style-name="_31_802"> </text:span><text:span text:style-name="_38_89">a</text:span><text:span text:style-name="_39_03"> </text:span><text:soft-page-break/><text:span text:style-name="_32_506">y</text:span><text:span text:style-name="_32_35">e</text:span><text:span text:style-name="_31_609">a</text:span><text:span text:style-name="_32_041">r</text:span><text:span text:style-name="_33_"> </text:span><text:span text:style-name="_31_381">f</text:span><text:span text:style-name="_32_077">r</text:span><text:span text:style-name="_34_93">o</text:span><text:span text:style-name="_31_573">m</text:span><text:span text:style-name="_31_803"> </text:span><text:span text:style-name="_33_58">n</text:span><text:span text:style-name="_31_507">o</text:span><text:span text:style-name="_32_041">w</text:span><text:span text:style-name="_38_41">,</text:span><text:span text:style-name="_39_03"> </text:span><text:span text:style-name="_32_497">w</text:span><text:span text:style-name="_34_15">h</text:span><text:span text:style-name="_31_210">e</text:span><text:span text:style-name="_32_389">n</text:span><text:span text:style-name="_32_"> </text:span><text:span text:style-name="_31_417">I</text:span><text:span text:style-name="_31_803"> </text:span><text:span text:style-name="_33_55">n</text:span><text:span text:style-name="_31_402">o</text:span><text:span text:style-name="_31_803"> </text:span><text:span text:style-name="_35_29">l</text:span><text:span text:style-name="_31_171">o</text:span><text:span text:style-name="_32_254">n</text:span><text:span text:style-name="_32_35">g</text:span><text:span text:style-name="_31_690">e</text:span><text:span text:style-name="_32_461">r</text:span><text:span text:style-name="_32_"> </text:span><text:span text:style-name="_31_615">h</text:span><text:span text:style-name="_32_086">o</text:span><text:span text:style-name="_33_37">l</text:span><text:span text:style-name="_31_249">d</text:span><text:span text:style-name="_31_802"> </text:span><text:span text:style-name="_35_29">t</text:span><text:span text:style-name="_31_354">h</text:span><text:span text:style-name="_32_137">i</text:span><text:span text:style-name="_33_16">s</text:span><text:span text:style-name="_39_02"> </text:span><text:span text:style-name="_32_071">o</text:span><text:span text:style-name="_38_77">f</text:span><text:span text:style-name="_31_417">f</text:span><text:span text:style-name="_32_245">i</text:span><text:span text:style-name="_35_38">c</text:span><text:span text:style-name="_31_561">e</text:span><text:span text:style-name="_32_293">,</text:span><text:span text:style-name="_33_"> </text:span><text:span text:style-name="_31_309">I</text:span><text:span text:style-name="_31_802"> </text:span><text:span text:style-name="_34_45">w</text:span><text:span text:style-name="_31_741">i</text:span><text:span text:style-name="_32_113">l</text:span><text:span text:style-name="_38_17">l</text:span><text:span text:style-name="_39_02"> </text:span><text:span text:style-name="_32_335">b</text:span><text:span text:style-name="_32_86">e</text:span><text:span text:style-name="_39_03"> </text:span><text:span text:style-name="_32_077">r</text:span><text:span text:style-name="_33_37">i</text:span><text:span text:style-name="_31_366">g</text:span><text:span text:style-name="_32_443">h</text:span><text:span text:style-name="_38_77">t</text:span><text:span text:style-name="_39_02"> </text:span><text:span text:style-name="_32_389">t</text:span><text:span text:style-name="_38_98">h</text:span><text:span text:style-name="_31_603">e</text:span><text:span text:style-name="_32_029">r</text:span><text:span text:style-name="_34_09">e</text:span><text:span text:style-name="_39_02"> </text:span><text:span text:style-name="_32_077">w</text:span><text:span text:style-name="_34_21">i</text:span><text:span text:style-name="_31_381">t</text:span><text:span text:style-name="_32_077">h</text:span><text:span text:style-name="_33_"> </text:span><text:span text:style-name="_31_174">y</text:span><text:span text:style-name="_32_623">o</text:span><text:span text:style-name="_35_89">u</text:span><text:span text:style-name="_39_03"> </text:span><text:span text:style-name="_32_287">a</text:span><text:span text:style-name="_32_50">s</text:span><text:span text:style-name="_39_03"> </text:span><text:span text:style-name="_32_281">a</text:span><text:span text:style-name="_32_"> </text:span><text:span text:style-name="_31_168">c</text:span><text:span text:style-name="_32_257">i</text:span><text:span text:style-name="_34_81">t</text:span><text:span text:style-name="_31_537">i</text:span><text:span text:style-name="_32_266">z</text:span><text:span text:style-name="_32_74">e</text:span><text:span text:style-name="_31_243">n</text:span><text:span text:style-name="_32_497">,</text:span><text:span text:style-name="_33_"> </text:span><text:span text:style-name="_31_393">i</text:span><text:span text:style-name="_32_410">n</text:span><text:span text:style-name="_37_12">s</text:span><text:span text:style-name="_31_723">p</text:span><text:span text:style-name="_32_497">i</text:span><text:span text:style-name="_38_41">r</text:span><text:span text:style-name="_31_438">e</text:span><text:span text:style-name="_32_641">d</text:span><text:span text:style-name="_32_"> </text:span><text:span text:style-name="_31_759">b</text:span><text:span text:style-name="_32_662">y</text:span><text:span text:style-name="_33_"> </text:span><text:span text:style-name="_31_165">t</text:span><text:span text:style-name="_32_110">h</text:span><text:span text:style-name="_34_99">o</text:span><text:span text:style-name="_31_618">s</text:span><text:span text:style-name="_32_335">e</text:span><text:span text:style-name="_32_"> </text:span><text:span text:style-name="_31_540">v</text:span><text:span text:style-name="_32_086">o</text:span><text:span text:style-name="_33_37">i</text:span><text:span text:style-name="_31_144">c</text:span><text:span text:style-name="_32_122">e</text:span><text:span text:style-name="_37_81">s</text:span><text:span text:style-name="_39_02"> </text:span><text:span text:style-name="_32_509">o</text:span><text:span text:style-name="_34_93">f</text:span><text:span text:style-name="_39_02"> </text:span><text:span text:style-name="_32_317">f</text:span><text:span text:style-name="_34_15">a</text:span><text:span text:style-name="_31_789">i</text:span><text:span text:style-name="_32_317">r</text:span><text:span text:style-name="_35_98">n</text:span><text:span text:style-name="_31_606">e</text:span><text:span text:style-name="_32_476">s</text:span><text:span text:style-name="_34_93">s</text:span><text:span text:style-name="_39_03"> </text:span><text:span text:style-name="_32_290">a</text:span><text:span text:style-name="_37_15">n</text:span><text:span text:style-name="_31_177">d</text:span><text:span text:style-name="_31_802"> </text:span><text:span text:style-name="_32_86">v</text:span><text:span text:style-name="_31_381">i</text:span><text:span text:style-name="_32_044">s</text:span><text:span text:style-name="_37_69">i</text:span><text:span text:style-name="_31_438">o</text:span><text:span text:style-name="_32_287">n</text:span><text:span text:style-name="_36_37">,</text:span><text:span text:style-name="_39_03"> </text:span><text:span text:style-name="_32_425">o</text:span><text:span text:style-name="_38_77">f</text:span><text:span text:style-name="_39_03"> </text:span><text:span text:style-name="_32_689">g</text:span><text:span text:style-name="_36_25">r</text:span><text:span text:style-name="_31_249">i</text:span><text:span text:style-name="_32_257">t</text:span><text:span text:style-name="_32_"> </text:span><text:span text:style-name="_31_579">a</text:span><text:span text:style-name="_32_662">n</text:span><text:span text:style-name="_38_05">d</text:span><text:span text:style-name="_39_02"> </text:span><text:span text:style-name="_32_518">g</text:span><text:span text:style-name="_38_23">o</text:span><text:span text:style-name="_31_687">o</text:span><text:span text:style-name="_32_578">d</text:span><text:span text:style-name="_32_"> </text:span><text:span text:style-name="_31_318">h</text:span><text:span text:style-name="_32_299">u</text:span><text:span text:style-name="_34_57">m</text:span><text:span text:style-name="_31_669">o</text:span><text:span text:style-name="_32_041">r</text:span><text:span text:style-name="_32_"> </text:span><text:span text:style-name="_31_186">a</text:span><text:span text:style-name="_32_683">n</text:span><text:span text:style-name="_34_45">d</text:span><text:span text:style-name="_39_03"> </text:span><text:span text:style-name="_32_644">k</text:span><text:span text:style-name="_32_29">i</text:span><text:span text:style-name="_31_534">n</text:span><text:span text:style-name="_32_338">d</text:span><text:span text:style-name="_37_03">n</text:span><text:span text:style-name="_31_258">e</text:span><text:span text:style-name="_32_512">s</text:span><text:span text:style-name="_34_09">s</text:span><text:span text:style-name="_39_02"> </text:span><text:span text:style-name="_32_401">t</text:span><text:span text:style-name="_32_47">h</text:span><text:span text:style-name="_31_606">a</text:span><text:span text:style-name="_32_653">t</text:span><text:span text:style-name="_32_"> </text:span><text:span text:style-name="_31_510">h</text:span><text:span text:style-name="_32_407">e</text:span><text:span text:style-name="_34_57">l</text:span><text:span text:style-name="_31_762">p</text:span><text:span text:style-name="_32_467">e</text:span><text:span text:style-name="_34_45">d</text:span><text:span text:style-name="_39_02"> </text:span><text:span text:style-name="_32_617">A</text:span><text:span text:style-name="_37_81">m</text:span><text:span text:style-name="_31_363">e</text:span><text:span text:style-name="_32_209">r</text:span><text:span text:style-name="_37_69">i</text:span><text:span text:style-name="_31_366">c</text:span><text:span text:style-name="_32_293">a</text:span><text:span text:style-name="_33_"> </text:span><text:span text:style-name="_31_501">t</text:span><text:span text:style-name="_32_293">r</text:span><text:span text:style-name="_37_78">a</text:span><text:span text:style-name="_31_720">v</text:span><text:span text:style-name="_32_065">e</text:span><text:span text:style-name="_36_01">l</text:span><text:span text:style-name="_39_02"> </text:span><text:span text:style-name="_32_644">s</text:span><text:span text:style-name="_32_50">o</text:span><text:span text:style-name="_39_03"> </text:span><text:span text:style-name="_32_605">f</text:span><text:span text:style-name="_38_05">a</text:span><text:span text:style-name="_31_777">r</text:span><text:span text:style-name="_32_653">.</text:span><text:span text:style-name="_32_"> </text:span><text:span text:style-name="_31_201">V</text:span><text:span text:style-name="_32_431">o</text:span><text:span text:style-name="_32_65">i</text:span><text:span text:style-name="_31_678">c</text:span><text:span text:style-name="_32_215">e</text:span><text:span text:style-name="_36_70">s</text:span><text:span text:style-name="_39_02"> </text:span><text:span text:style-name="_32_605">t</text:span><text:span text:style-name="_36_34">h</text:span><text:span text:style-name="_31_423">a</text:span><text:span text:style-name="_32_245">t</text:span><text:span text:style-name="_33_"> </text:span><text:span text:style-name="_31_258">h</text:span><text:span text:style-name="_32_155">e</text:span><text:span text:style-name="_36_61">l</text:span><text:span text:style-name="_31_345">p</text:span><text:span text:style-name="_31_802"> </text:span><text:span text:style-name="_32_38">u</text:span><text:span text:style-name="_31_672">s</text:span><text:span text:style-name="_31_803"> </text:span><text:span text:style-name="_35_32">s</text:span><text:span text:style-name="_31_330">e</text:span><text:span text:style-name="_32_581">e</text:span><text:span text:style-name="_33_"> </text:span><text:span text:style-name="_31_759">o</text:span><text:span text:style-name="_32_218">u</text:span><text:span text:style-name="_36_97">r</text:span><text:span text:style-name="_31_318">s</text:span><text:span text:style-name="_32_479">e</text:span><text:span text:style-name="_35_29">l</text:span><text:span text:style-name="_31_600">v</text:span><text:span text:style-name="_32_698">e</text:span><text:span text:style-name="_34_45">s</text:span><text:span text:style-name="_39_03"> </text:span><text:span text:style-name="_32_587">n</text:span><text:span text:style-name="_34_18">o</text:span><text:span text:style-name="_31_717">t</text:span><text:span text:style-name="_32_641">,</text:span><text:span text:style-name="_32_"> </text:span><text:span text:style-name="_31_393">f</text:span><text:span text:style-name="_32_257">i</text:span><text:span text:style-name="_34_93">r</text:span><text:span text:style-name="_31_525">s</text:span><text:span text:style-name="_32_461">t</text:span><text:span text:style-name="_32_"> </text:span><text:span text:style-name="_31_570">a</text:span><text:span text:style-name="_32_107">n</text:span><text:span text:style-name="_34_81">d</text:span><text:span text:style-name="_39_02"> </text:span><text:span text:style-name="_32_149">f</text:span><text:span text:style-name="_32_71">o</text:span><text:span text:style-name="_31_537">r</text:span><text:span text:style-name="_32_122">e</text:span><text:span text:style-name="_35_29">m</text:span><text:span text:style-name="_31_186">o</text:span><text:span text:style-name="_32_296">s</text:span><text:span text:style-name="_37_09">t</text:span><text:span text:style-name="_31_213">,</text:span><text:span text:style-name="_31_803"> </text:span><text:span text:style-name="_32_71">a</text:span><text:span text:style-name="_31_222">s</text:span><text:span text:style-name="_31_802"> </text:span><text:span text:style-name="_38_98">b</text:span><text:span text:style-name="_31_357">l</text:span><text:span text:style-name="_32_395">a</text:span><text:span text:style-name="_38_50">c</text:span><text:span text:style-name="_31_144">k</text:span><text:span text:style-name="_31_802"> </text:span><text:span text:style-name="_38_17">o</text:span><text:span text:style-name="_31_201">r</text:span><text:span text:style-name="_31_803"> </text:span><text:span text:style-name="_36_97">w</text:span><text:span text:style-name="_31_507">h</text:span><text:span text:style-name="_32_281">i</text:span><text:span text:style-name="_33_49">t</text:span><text:span text:style-name="_31_570">e</text:span><text:span text:style-name="_32_653">,</text:span><text:span text:style-name="_33_"> </text:span><text:span text:style-name="_31_345">o</text:span><text:span text:style-name="_32_461">r</text:span><text:span text:style-name="_33_"> </text:span><text:span text:style-name="_31_741">A</text:span><text:span text:style-name="_32_086">s</text:span><text:span text:style-name="_33_37">i</text:span><text:span text:style-name="_31_363">a</text:span><text:span text:style-name="_32_689">n</text:span><text:span text:style-name="_32_"> </text:span><text:span text:style-name="_31_381">o</text:span><text:span text:style-name="_32_257">r</text:span><text:span text:style-name="_33_"> </text:span><text:span text:style-name="_31_753">L</text:span><text:span text:style-name="_32_290">a</text:span><text:span text:style-name="_34_45">t</text:span><text:span text:style-name="_31_669">i</text:span><text:span text:style-name="_32_035">n</text:span><text:span text:style-name="_38_89">o</text:span><text:span text:style-name="_31_429">,</text:span><text:span text:style-name="_31_802"> </text:span><text:span text:style-name="_37_06">n</text:span><text:span text:style-name="_31_135">o</text:span><text:span text:style-name="_32_245">n</text:span><text:span text:style-name="_33_"> </text:span><text:span text:style-name="_31_723">a</text:span><text:span text:style-name="_32_578">s</text:span><text:span text:style-name="_32_"> </text:span><text:span text:style-name="_31_690">g</text:span><text:span text:style-name="_32_047">a</text:span><text:span text:style-name="_35_89">y</text:span><text:span text:style-name="_39_02"> </text:span><text:span text:style-name="_32_065">o</text:span><text:span text:style-name="_32_77">r</text:span><text:span text:style-name="_39_02"> </text:span><text:span text:style-name="_32_404">s</text:span><text:span text:style-name="_36_97">t</text:span><text:span text:style-name="_31_321">r</text:span><text:span text:style-name="_32_398">a</text:span><text:span text:style-name="_32_41">i</text:span><text:span text:style-name="_31_354">g</text:span><text:span text:style-name="_32_683">h</text:span><text:span text:style-name="_35_17">t</text:span><text:span text:style-name="_31_165">,</text:span><text:span text:style-name="_31_803"> </text:span><text:span text:style-name="_35_17">i</text:span><text:span text:style-name="_31_237">m</text:span><text:span text:style-name="_32_281">m</text:span><text:span text:style-name="_38_41">i</text:span><text:span text:style-name="_31_507">g</text:span><text:span text:style-name="_32_605">r</text:span><text:span text:style-name="_32_74">a</text:span><text:span text:style-name="_31_489">n</text:span><text:span text:style-name="_32_113">t</text:span><text:span text:style-name="_33_"> </text:span><text:span text:style-name="_31_177">o</text:span><text:span text:style-name="_32_461">r</text:span><text:span text:style-name="_33_"> </text:span><text:span text:style-name="_31_150">n</text:span><text:span text:style-name="_32_227">a</text:span><text:span text:style-name="_35_17">t</text:span><text:span text:style-name="_31_777">i</text:span><text:span text:style-name="_32_212">v</text:span><text:span text:style-name="_33_22">e</text:span><text:span text:style-name="_39_02"> </text:span><text:span text:style-name="_32_611">b</text:span><text:span text:style-name="_33_46">o</text:span><text:span text:style-name="_31_309">r</text:span><text:span text:style-name="_32_029">n</text:span><text:span text:style-name="_33_13">,</text:span><text:span text:style-name="_39_03"> </text:span><text:span text:style-name="_32_683">n</text:span><text:span text:style-name="_34_30">o</text:span><text:span text:style-name="_31_501">t</text:span><text:span text:style-name="_31_803"> </text:span><text:span text:style-name="_38_83">a</text:span><text:span text:style-name="_31_534">s</text:span><text:span text:style-name="_31_803"> </text:span><text:span text:style-name="_36_61">D</text:span><text:span text:style-name="_31_183">e</text:span><text:span text:style-name="_32_329">m</text:span><text:span text:style-name="_32_38">o</text:span><text:span text:style-name="_31_210">c</text:span><text:span text:style-name="_32_041">r</text:span><text:span text:style-name="_36_79">a</text:span><text:span text:style-name="_31_489">t</text:span><text:span text:style-name="_31_802"> </text:span><text:span text:style-name="_34_93">o</text:span><text:span text:style-name="_31_129">r</text:span><text:span text:style-name="_31_803"> </text:span><text:span text:style-name="_38_53">R</text:span><text:span text:style-name="_31_147">e</text:span><text:span text:style-name="_32_578">p</text:span><text:span text:style-name="_33_07">u</text:span><text:span text:style-name="_31_798">b</text:span><text:span text:style-name="_32_041">l</text:span><text:span text:style-name="_38_41">i</text:span><text:span text:style-name="_31_438">c</text:span><text:span text:style-name="_32_119">a</text:span><text:span text:style-name="_34_57">n</text:span><text:span text:style-name="_31_525">,</text:span><text:span text:style-name="_31_802"> </text:span><text:span text:style-name="_34_66">b</text:span><text:span text:style-name="_31_363">u</text:span><text:span text:style-name="_32_617">t</text:span><text:span text:style-name="_33_"> </text:span><text:span text:style-name="_31_207">a</text:span><text:span text:style-name="_32_110">s</text:span><text:span text:style-name="_32_"> </text:span><text:span text:style-name="_31_165">A</text:span><text:span text:style-name="_32_041">m</text:span><text:span text:style-name="_35_38">e</text:span><text:span text:style-name="_31_789">r</text:span><text:span text:style-name="_32_065">i</text:span><text:span text:style-name="_34_12">c</text:span><text:span text:style-name="_31_183">a</text:span><text:span text:style-name="_32_590">n</text:span><text:span text:style-name="_38_77">s</text:span><text:span text:style-name="_39_02"> </text:span><text:span text:style-name="_32_329">f</text:span><text:span text:style-name="_36_61">i</text:span><text:span text:style-name="_31_717">r</text:span><text:span text:style-name="_32_041">s</text:span><text:span text:style-name="_36_73">t</text:span><text:span text:style-name="_31_573">,</text:span><text:span text:style-name="_31_802"> </text:span><text:span text:style-name="_34_30">b</text:span><text:span text:style-name="_31_327">o</text:span><text:span text:style-name="_32_506">u</text:span><text:span text:style-name="_36_07">n</text:span><text:span text:style-name="_31_213">d</text:span><text:span text:style-name="_31_803"> </text:span><text:span text:style-name="_38_59">b</text:span><text:span text:style-name="_31_174">y</text:span><text:span text:style-name="_31_802"> </text:span><text:span text:style-name="_37_69">a</text:span><text:span text:style-name="_39_02"> </text:span><text:span text:style-name="_32_074">c</text:span><text:span text:style-name="_38_47">o</text:span><text:span text:style-name="_31_345">m</text:span><text:span text:style-name="_32_149">m</text:span><text:span text:style-name="_33_58">o</text:span><text:span text:style-name="_31_423">n</text:span><text:span text:style-name="_31_803"> </text:span><text:span text:style-name="_37_12">c</text:span><text:span text:style-name="_31_561">r</text:span><text:span text:style-name="_32_326">e</text:span><text:span text:style-name="_33_22">e</text:span><text:span text:style-name="_31_723">d</text:span><text:span text:style-name="_32_149">.</text:span><text:span text:style-name="_32_"> </text:span><text:span text:style-name="_31_717">V</text:span><text:span text:style-name="_32_143">o</text:span><text:span text:style-name="_38_89">i</text:span><text:span text:style-name="_31_570">c</text:span><text:span text:style-name="_32_578">e</text:span><text:span text:style-name="_36_76">s</text:span><text:span text:style-name="_39_03"> </text:span><text:span text:style-name="_32_281">D</text:span><text:span text:style-name="_34_09">r</text:span><text:span text:style-name="_31_501">.</text:span><text:span text:style-name="_31_802"> </text:span><text:span text:style-name="_38_17">K</text:span><text:span text:style-name="_31_537">i</text:span><text:span text:style-name="_32_683">n</text:span><text:span text:style-name="_32_50">g</text:span><text:span text:style-name="_39_03"> </text:span><text:span text:style-name="_32_119">b</text:span><text:span text:style-name="_38_86">e</text:span><text:span text:style-name="_31_537">l</text:span><text:span text:style-name="_32_677">i</text:span><text:span text:style-name="_32_47">e</text:span><text:span text:style-name="_31_222">v</text:span><text:span text:style-name="_32_302">e</text:span><text:span text:style-name="_36_79">d</text:span><text:span text:style-name="_39_03"> </text:span><text:span text:style-name="_32_641">w</text:span><text:span text:style-name="_34_30">o</text:span><text:span text:style-name="_31_723">u</text:span><text:span text:style-name="_32_077">l</text:span><text:span text:style-name="_35_17">d</text:span><text:span text:style-name="_39_03"> </text:span><text:span text:style-name="_32_122">h</text:span><text:span text:style-name="_37_15">a</text:span><text:span text:style-name="_31_726">v</text:span><text:span text:style-name="_32_407">e</text:span><text:span text:style-name="_33_"> </text:span><text:span text:style-name="_31_237">t</text:span><text:span text:style-name="_32_398">h</text:span><text:span text:style-name="_34_27">e</text:span><text:span text:style-name="_39_02"> </text:span><text:span text:style-name="_32_029">f</text:span><text:span text:style-name="_32_29">i</text:span><text:span text:style-name="_31_330">n</text:span><text:span text:style-name="_32_587">a</text:span><text:span text:style-name="_32_41">l</text:span><text:span text:style-name="_39_02"> </text:span><text:span text:style-name="_32_437">w</text:span><text:span text:style-name="_33_19">o</text:span><text:span text:style-name="_31_345">r</text:span><text:span text:style-name="_32_158">d</text:span><text:span text:style-name="_32_"> </text:span>--<text:span text:style-name="_33_"> </text:span><text:span text:style-name="_31_426">v</text:span><text:span text:style-name="_32_467">o</text:span><text:span text:style-name="_33_37">i</text:span><text:span text:style-name="_31_564">c</text:span><text:span text:style-name="_32_254">e</text:span><text:span text:style-name="_35_29">s</text:span><text:span text:style-name="_39_03"> </text:span><text:span text:style-name="_32_257">o</text:span><text:span text:style-name="_32_65">f</text:span><text:span text:style-name="_39_03"> </text:span><text:span text:style-name="_32_146">u</text:span><text:span text:style-name="_32_83">n</text:span><text:span text:style-name="_31_615">a</text:span><text:span text:style-name="_32_497">r</text:span><text:span text:style-name="_33_37">m</text:span><text:span text:style-name="_31_690">e</text:span><text:span text:style-name="_32_509">d</text:span><text:span text:style-name="_33_"> </text:span><text:span text:style-name="_31_141">t</text:span><text:span text:style-name="_32_149">r</text:span><text:span text:style-name="_34_27">u</text:span><text:span text:style-name="_31_573">t</text:span><text:span text:style-name="_32_578">h</text:span><text:span text:style-name="_32_"> </text:span><text:span text:style-name="_31_711">a</text:span><text:span text:style-name="_32_470">n</text:span><text:span text:style-name="_32_29">d</text:span><text:span text:style-name="_39_03"> </text:span><text:span text:style-name="_32_050">u</text:span><text:span text:style-name="_36_07">n</text:span><text:span text:style-name="_31_180">c</text:span><text:span text:style-name="_32_158">o</text:span><text:span text:style-name="_36_10">n</text:span><text:span text:style-name="_31_219">d</text:span><text:span text:style-name="_32_401">i</text:span><text:span text:style-name="_36_97">t</text:span><text:span text:style-name="_31_669">i</text:span><text:span text:style-name="_32_263">o</text:span><text:span text:style-name="_35_02">n</text:span><text:span text:style-name="_31_573">a</text:span><text:span text:style-name="_32_689">l</text:span><text:span text:style-name="_33_"> </text:span><text:span text:style-name="_31_345">l</text:span><text:span text:style-name="_32_251">o</text:span><text:span text:style-name="_35_98">v</text:span><text:span text:style-name="_31_741">e</text:span><text:span text:style-name="_32_065">.</text:span></text:p>
      <text:p text:style-name="P1"><text:span text:style-name="_31_741">A</text:span><text:span text:style-name="_32_683">n</text:span><text:span text:style-name="_37_78">d</text:span><text:span text:style-name="_39_02"> </text:span><text:span text:style-name="_32_137">t</text:span><text:span text:style-name="_36_10">h</text:span><text:span text:style-name="_31_759">e</text:span><text:span text:style-name="_32_686">y</text:span><text:span text:style-name="_36_97">'</text:span><text:span text:style-name="_31_561">r</text:span><text:span text:style-name="_32_503">e</text:span><text:span text:style-name="_33_"> </text:span><text:span text:style-name="_31_186">o</text:span><text:span text:style-name="_32_647">u</text:span><text:span text:style-name="_38_41">t</text:span><text:span text:style-name="_39_02"> </text:span><text:span text:style-name="_32_497">t</text:span><text:span text:style-name="_38_83">h</text:span><text:span text:style-name="_31_498">e</text:span><text:span text:style-name="_32_329">r</text:span><text:span text:style-name="_35_89">e</text:span><text:span text:style-name="_31_201">,</text:span><text:span text:style-name="_31_803"> </text:span><text:span text:style-name="_32_29">t</text:span><text:span text:style-name="_31_435">h</text:span><text:span text:style-name="_32_614">o</text:span><text:span text:style-name="_35_38">s</text:span><text:span text:style-name="_31_615">e</text:span><text:span text:style-name="_31_803"> </text:span><text:span text:style-name="_38_80">v</text:span><text:span text:style-name="_31_186">o</text:span><text:span text:style-name="_32_149">i</text:span><text:span text:style-name="_38_80">c</text:span><text:span text:style-name="_31_498">e</text:span><text:span text:style-name="_32_077">s</text:span><text:span text:style-name="_33_13">.</text:span><text:span text:style-name="_39_03"> </text:span><text:span text:style-name="_32_509">T</text:span><text:span text:style-name="_34_99">h</text:span><text:span text:style-name="_31_330">e</text:span><text:span text:style-name="_32_077">y</text:span><text:span text:style-name="_33_"> </text:span><text:span text:style-name="_31_786">d</text:span><text:span text:style-name="_32_035">o</text:span><text:span text:style-name="_34_57">n</text:span><text:span text:style-name="_31_393">'</text:span><text:span text:style-name="_32_689">t</text:span><text:span text:style-name="_33_"> </text:span><text:span text:style-name="_31_531">g</text:span><text:span text:style-name="_32_146">e</text:span><text:span text:style-name="_36_73">t</text:span><text:span text:style-name="_39_03"> </text:span><text:span text:style-name="_32_113">a</text:span><text:span text:style-name="_32_"> </text:span><text:span text:style-name="_31_573">l</text:span><text:span text:style-name="_32_569">o</text:span><text:span text:style-name="_37_09">t</text:span><text:span text:style-name="_39_02"> </text:span><text:span text:style-name="_32_509">o</text:span><text:span text:style-name="_33_01">f</text:span><text:span text:style-name="_39_02"> </text:span><text:span text:style-name="_32_698">a</text:span><text:span text:style-name="_38_89">t</text:span><text:span text:style-name="_31_717">t</text:span><text:span text:style-name="_32_647">e</text:span><text:span text:style-name="_32_71">n</text:span><text:span text:style-name="_31_357">t</text:span><text:span text:style-name="_32_137">i</text:span><text:span text:style-name="_32_86">o</text:span><text:span text:style-name="_31_357">n</text:span><text:span text:style-name="_32_257">;</text:span><text:span text:style-name="_33_"> </text:span><text:span text:style-name="_31_201">t</text:span><text:span text:style-name="_32_515">h</text:span><text:span text:style-name="_32_38">e</text:span><text:span text:style-name="_31_417">y</text:span><text:span text:style-name="_31_803"> </text:span><text:span text:style-name="_34_66">d</text:span><text:span text:style-name="_31_351">o</text:span><text:span text:style-name="_32_677">n</text:span><text:span text:style-name="_36_25">'</text:span><text:span text:style-name="_31_165">t</text:span><text:span text:style-name="_31_803"> </text:span><text:span text:style-name="_37_72">s</text:span><text:span text:style-name="_31_582">e</text:span><text:span text:style-name="_32_122">e</text:span><text:span text:style-name="_38_56">k</text:span><text:span text:style-name="_39_02"> </text:span><text:span text:style-name="_32_281">a</text:span><text:span text:style-name="_33_"> </text:span><text:span text:style-name="_31_501">l</text:span><text:span text:style-name="_32_653">o</text:span><text:span text:style-name="_34_93">t</text:span><text:span text:style-name="_39_03"> </text:span><text:span text:style-name="_32_641">o</text:span><text:span text:style-name="_38_77">f</text:span><text:span text:style-name="_39_02"> </text:span><text:span text:style-name="_32_257">f</text:span><text:span text:style-name="_37_06">a</text:span><text:span text:style-name="_31_219">n</text:span><text:span text:style-name="_32_425">f</text:span><text:span text:style-name="_38_83">a</text:span><text:span text:style-name="_31_525">r</text:span><text:span text:style-name="_32_074">e</text:span><text:span text:style-name="_38_53">;</text:span><text:span text:style-name="_39_02"> </text:span><text:span text:style-name="_32_686">b</text:span><text:span text:style-name="_38_11">u</text:span><text:span text:style-name="_31_321">t</text:span><text:span text:style-name="_31_803"> </text:span><text:span text:style-name="_33_37">t</text:span><text:span text:style-name="_31_423">h</text:span><text:span text:style-name="_32_038">e</text:span><text:span text:style-name="_38_62">y</text:span><text:span text:style-name="_31_789">'</text:span><text:span text:style-name="_32_329">r</text:span><text:span text:style-name="_34_87">e</text:span><text:span text:style-name="_39_03"> </text:span><text:span text:style-name="_32_407">b</text:span><text:span text:style-name="_33_58">u</text:span><text:span text:style-name="_31_708">s</text:span><text:span text:style-name="_32_086">y</text:span><text:span text:style-name="_32_"> </text:span><text:span text:style-name="_31_207">d</text:span><text:span text:style-name="_32_110">o</text:span><text:span text:style-name="_38_53">i</text:span><text:span text:style-name="_31_579">n</text:span><text:span text:style-name="_32_266">g</text:span><text:span text:style-name="_32_"> </text:span><text:span text:style-name="_31_345">t</text:span><text:span text:style-name="_32_074">h</text:span><text:span text:style-name="_34_87">e</text:span><text:span text:style-name="_39_03"> </text:span><text:span text:style-name="_32_245">w</text:span><text:span text:style-name="_32_86">o</text:span><text:span text:style-name="_31_717">r</text:span><text:span text:style-name="_32_284">k</text:span><text:span text:style-name="_33_"> </text:span><text:span text:style-name="_31_249">t</text:span><text:span text:style-name="_32_326">h</text:span><text:span text:style-name="_37_09">i</text:span><text:span text:style-name="_31_204">s</text:span><text:span text:style-name="_31_803"> </text:span><text:span text:style-name="_38_86">c</text:span><text:span text:style-name="_31_687">o</text:span><text:span text:style-name="_32_110">u</text:span><text:span text:style-name="_37_03">n</text:span><text:span text:style-name="_31_489">t</text:span><text:span text:style-name="_32_437">r</text:span><text:span text:style-name="_35_89">y</text:span><text:span text:style-name="_39_02"> </text:span><text:span text:style-name="_32_587">n</text:span><text:span text:style-name="_32_50">e</text:span><text:span text:style-name="_31_363">e</text:span><text:span text:style-name="_32_698">d</text:span><text:span text:style-name="_34_81">s</text:span><text:span text:style-name="_39_02"> </text:span><text:span text:style-name="_32_254">d</text:span><text:span text:style-name="_38_11">o</text:span><text:span text:style-name="_31_669">i</text:span><text:span text:style-name="_32_395">n</text:span><text:span text:style-name="_34_18">g</text:span><text:span text:style-name="_31_789">.</text:span><text:span text:style-name="_31_803"> </text:span><text:span text:style-name="_35_17">I</text:span><text:span text:style-name="_39_03"> </text:span><text:span text:style-name="_32_110">s</text:span><text:span text:style-name="_34_51">e</text:span><text:span text:style-name="_31_249">e</text:span><text:span text:style-name="_31_803"> </text:span><text:span text:style-name="_38_77">t</text:span><text:span text:style-name="_31_615">h</text:span><text:span text:style-name="_32_230">e</text:span><text:span text:style-name="_38_17">m</text:span><text:span text:style-name="_39_02"> </text:span><text:span text:style-name="_32_431">e</text:span><text:span text:style-name="_36_10">v</text:span><text:span text:style-name="_31_750">e</text:span><text:span text:style-name="_32_677">r</text:span><text:span text:style-name="_34_12">y</text:span><text:span text:style-name="_31_246">p</text:span><text:span text:style-name="_32_689">l</text:span><text:span text:style-name="_35_23">a</text:span><text:span text:style-name="_31_504">c</text:span><text:span text:style-name="_32_410">e</text:span><text:span text:style-name="_32_"> </text:span><text:span text:style-name="_31_381">I</text:span><text:span text:style-name="_31_803"> </text:span><text:span text:style-name="_34_21">t</text:span><text:span text:style-name="_31_609">r</text:span><text:span text:style-name="_32_122">a</text:span><text:span text:style-name="_34_60">v</text:span><text:span text:style-name="_31_717">e</text:span><text:span text:style-name="_32_401">l</text:span><text:span text:style-name="_32_"> </text:span><text:span text:style-name="_31_501">i</text:span><text:span text:style-name="_32_209">n</text:span><text:span text:style-name="_32_"> </text:span><text:span text:style-name="_31_525">t</text:span><text:span text:style-name="_32_407">h</text:span><text:span text:style-name="_32_41">i</text:span><text:span text:style-name="_31_618">s</text:span><text:span text:style-name="_31_802"> </text:span><text:span text:style-name="_35_29">i</text:span><text:span text:style-name="_31_531">n</text:span><text:span text:style-name="_32_506">c</text:span><text:span text:style-name="_38_89">r</text:span><text:span text:style-name="_31_426">e</text:span><text:span text:style-name="_32_335">d</text:span><text:span text:style-name="_38_17">i</text:span><text:span text:style-name="_31_690">b</text:span><text:span text:style-name="_32_581">l</text:span><text:span text:style-name="_37_87">e</text:span><text:span text:style-name="_39_03"> </text:span><text:span text:style-name="_32_404">c</text:span><text:span text:style-name="_32_86">o</text:span><text:span text:style-name="_31_222">u</text:span><text:span text:style-name="_32_227">n</text:span><text:span text:style-name="_34_45">t</text:span><text:span text:style-name="_31_777">r</text:span><text:span text:style-name="_32_677">y</text:span><text:span text:style-name="_33_"> </text:span><text:span text:style-name="_31_249">o</text:span><text:span text:style-name="_32_077">f</text:span><text:span text:style-name="_33_"> </text:span><text:span text:style-name="_31_426">o</text:span><text:span text:style-name="_32_647">u</text:span><text:span text:style-name="_37_09">r</text:span><text:span text:style-name="_31_573">s</text:span><text:span text:style-name="_32_317">.</text:span><text:span text:style-name="_33_"> </text:span><text:span text:style-name="_31_525">I</text:span><text:span text:style-name="_31_802"> </text:span><text:span text:style-name="_37_12">s</text:span><text:span text:style-name="_31_534">e</text:span><text:span text:style-name="_32_149">e</text:span><text:span text:style-name="_33_"> </text:span><text:span text:style-name="_31_618">y</text:span><text:span text:style-name="_32_035">o</text:span><text:span text:style-name="_36_73">u</text:span><text:span text:style-name="_31_705">,</text:span><text:span text:style-name="_31_802"> </text:span><text:span text:style-name="_34_57">t</text:span><text:span text:style-name="_31_534">h</text:span><text:span text:style-name="_32_623">e</text:span><text:span text:style-name="_32_"> </text:span><text:span text:style-name="_31_525">A</text:span><text:span text:style-name="_32_605">m</text:span><text:span text:style-name="_34_30">e</text:span><text:span text:style-name="_31_705">r</text:span><text:span text:style-name="_32_653">i</text:span><text:span text:style-name="_38_20">c</text:span><text:span text:style-name="_31_315">a</text:span><text:span text:style-name="_32_290">n</text:span><text:span text:style-name="_33_"> </text:span><text:span text:style-name="_31_531">p</text:span><text:span text:style-name="_32_590">e</text:span><text:span text:style-name="_38_23">o</text:span><text:span text:style-name="_31_150">p</text:span><text:span text:style-name="_32_065">l</text:span><text:span text:style-name="_36_01">e</text:span><text:span text:style-name="_31_717">.</text:span><text:span text:style-name="_31_803"> </text:span><text:span text:style-name="_33_13">A</text:span><text:span text:style-name="_31_579">n</text:span><text:span text:style-name="_32_338">d</text:span><text:span text:style-name="_32_"> </text:span><text:span text:style-name="_31_741">i</text:span><text:span text:style-name="_32_221">n</text:span><text:span text:style-name="_32_"> </text:span><text:span text:style-name="_31_564">y</text:span><text:span text:style-name="_32_254">o</text:span><text:span text:style-name="_34_21">u</text:span><text:span text:style-name="_31_561">r</text:span><text:span text:style-name="_31_803"> </text:span><text:span text:style-name="_35_02">d</text:span><text:span text:style-name="_31_615">a</text:span><text:span text:style-name="_32_677">i</text:span><text:span text:style-name="_34_93">l</text:span><text:span text:style-name="_31_177">y</text:span><text:span text:style-name="_31_803"> </text:span><text:span text:style-name="_34_87">a</text:span><text:span text:style-name="_31_354">c</text:span><text:span text:style-name="_32_389">t</text:span><text:span text:style-name="_33_13">s</text:span><text:span text:style-name="_39_02"> </text:span><text:span text:style-name="_32_245">o</text:span><text:span text:style-name="_36_73">f</text:span><text:span text:style-name="_39_03"> </text:span><text:span text:style-name="_32_398">c</text:span><text:span text:style-name="_34_21">i</text:span><text:span text:style-name="_31_669">t</text:span><text:span text:style-name="_32_569">i</text:span><text:span text:style-name="_35_32">z</text:span><text:span text:style-name="_31_723">e</text:span><text:span text:style-name="_32_110">n</text:span><text:span text:style-name="_34_18">s</text:span><text:span text:style-name="_31_795">h</text:span><text:span text:style-name="_32_497">i</text:span><text:span text:style-name="_35_89">p</text:span><text:span text:style-name="_31_681">,</text:span><text:span text:style-name="_31_803"> </text:span><text:span text:style-name="_36_25">I</text:span><text:span text:style-name="_39_03"> </text:span><text:span text:style-name="_32_146">s</text:span><text:span text:style-name="_32_71">e</text:span><text:span text:style-name="_31_573">e</text:span><text:span text:style-name="_31_802"> </text:span><text:span text:style-name="_38_86">o</text:span><text:span text:style-name="_31_723">u</text:span><text:span text:style-name="_32_041">r</text:span><text:span text:style-name="_33_"> </text:span><text:span text:style-name="_31_345">f</text:span><text:span text:style-name="_32_083">u</text:span><text:span text:style-name="_36_01">t</text:span><text:span text:style-name="_31_150">u</text:span><text:span text:style-name="_32_281">r</text:span><text:span text:style-name="_34_45">e</text:span><text:span text:style-name="_39_03"> </text:span><text:span text:style-name="_32_083">u</text:span><text:span text:style-name="_36_46">n</text:span><text:span text:style-name="_31_201">f</text:span><text:span text:style-name="_32_479">o</text:span><text:span text:style-name="_34_21">l</text:span><text:span text:style-name="_31_402">d</text:span><text:span text:style-name="_32_317">i</text:span><text:span text:style-name="_36_46">n</text:span><text:span text:style-name="_31_147">g</text:span><text:span text:style-name="_32_389">.</text:span></text:p>
      <text:p text:style-name="P1"><text:span text:style-name="_31_129">I</text:span><text:span text:style-name="_31_803"> </text:span><text:span text:style-name="_38_50">s</text:span><text:span text:style-name="_31_747">e</text:span><text:span text:style-name="_32_149">e</text:span><text:span text:style-name="_32_"> </text:span><text:span text:style-name="_31_141">i</text:span><text:span text:style-name="_32_437">t</text:span><text:span text:style-name="_33_"> </text:span><text:span text:style-name="_31_177">i</text:span><text:span text:style-name="_32_029">n</text:span><text:span text:style-name="_33_"> </text:span><text:span text:style-name="_31_249">t</text:span><text:span text:style-name="_32_254">h</text:span><text:span text:style-name="_34_51">e</text:span><text:span text:style-name="_39_02"> </text:span><text:span text:style-name="_32_077">w</text:span><text:span text:style-name="_38_59">o</text:span><text:span text:style-name="_31_393">r</text:span><text:span text:style-name="_32_410">k</text:span><text:span text:style-name="_35_29">e</text:span><text:span text:style-name="_31_501">r</text:span><text:span text:style-name="_31_803"> </text:span><text:span text:style-name="_34_27">o</text:span><text:span text:style-name="_31_330">n</text:span><text:span text:style-name="_31_802"> </text:span><text:span text:style-name="_33_49">t</text:span><text:span text:style-name="_31_543">h</text:span><text:span text:style-name="_32_578">e</text:span><text:span text:style-name="_33_"> </text:span><text:span text:style-name="_31_315">a</text:span><text:span text:style-name="_32_110">s</text:span><text:span text:style-name="_38_26">s</text:span><text:span text:style-name="_31_147">e</text:span><text:span text:style-name="_32_029">m</text:span><text:span text:style-name="_32_35">b</text:span><text:span text:style-name="_31_681">l</text:span><text:span text:style-name="_32_590">y</text:span><text:span text:style-name="_33_"> </text:span><text:span text:style-name="_31_429">l</text:span><text:span text:style-name="_32_401">i</text:span><text:span text:style-name="_38_95">n</text:span><text:span text:style-name="_31_618">e</text:span><text:span text:style-name="_31_802"> </text:span><text:span text:style-name="_34_21">w</text:span><text:span text:style-name="_31_135">h</text:span><text:span text:style-name="_32_434">o</text:span><text:span text:style-name="_32_"> </text:span><text:span text:style-name="_31_426">c</text:span><text:span text:style-name="_32_497">l</text:span><text:span text:style-name="_34_51">o</text:span><text:span text:style-name="_31_324">c</text:span><text:span text:style-name="_32_626">k</text:span><text:span text:style-name="_36_34">e</text:span><text:span text:style-name="_31_255">d</text:span><text:span text:style-name="_31_803"> </text:span><text:span text:style-name="_38_98">e</text:span><text:span text:style-name="_31_132">x</text:span><text:span text:style-name="_32_209">t</text:span><text:span text:style-name="_36_01">r</text:span><text:span text:style-name="_31_129">a</text:span><text:span text:style-name="_31_803"> </text:span><text:span text:style-name="_34_12">s</text:span><text:span text:style-name="_31_546">h</text:span><text:span text:style-name="_32_497">i</text:span><text:span text:style-name="_36_25">f</text:span><text:span text:style-name="_31_357">t</text:span><text:span text:style-name="_32_389">s</text:span><text:span text:style-name="_32_"> </text:span><text:span text:style-name="_31_777">t</text:span><text:span text:style-name="_32_437">o</text:span><text:span text:style-name="_33_"> </text:span><text:span text:style-name="_31_762">k</text:span><text:span text:style-name="_32_479">e</text:span><text:span text:style-name="_38_47">e</text:span><text:span text:style-name="_31_762">p</text:span><text:span text:style-name="_31_803"> </text:span><text:span text:style-name="_34_54">h</text:span><text:span text:style-name="_31_321">i</text:span><text:span text:style-name="_32_512">s</text:span><text:span text:style-name="_33_"> </text:span><text:span text:style-name="_31_246">c</text:span><text:span text:style-name="_32_035">o</text:span><text:span text:style-name="_36_97">m</text:span><text:span text:style-name="_31_546">p</text:span><text:span text:style-name="_32_515">a</text:span><text:span text:style-name="_38_98">n</text:span><text:span text:style-name="_31_708">y</text:span><text:span text:style-name="_31_803"> </text:span><text:span text:style-name="_38_47">o</text:span><text:span text:style-name="_31_438">p</text:span><text:span text:style-name="_32_398">e</text:span><text:span text:style-name="_35_23">n</text:span><text:span text:style-name="_31_249">,</text:span><text:span text:style-name="_31_802"> </text:span><text:span text:style-name="_36_82">a</text:span><text:span text:style-name="_31_399">n</text:span><text:span text:style-name="_32_329">d</text:span><text:span text:style-name="_32_"> </text:span><text:span text:style-name="_31_741">t</text:span><text:span text:style-name="_32_626">h</text:span><text:span text:style-name="_36_67">e</text:span><text:span text:style-name="_39_03"> </text:span><text:span text:style-name="_32_395">b</text:span><text:span text:style-name="_38_98">o</text:span><text:span text:style-name="_31_132">s</text:span><text:span text:style-name="_32_506">s</text:span><text:span text:style-name="_33_"> </text:span><text:span text:style-name="_31_129">w</text:span><text:span text:style-name="_32_215">h</text:span><text:span text:style-name="_36_34">o</text:span><text:span text:style-name="_39_02"> </text:span><text:span text:style-name="_32_614">p</text:span><text:span text:style-name="_34_15">a</text:span><text:span text:style-name="_31_426">y</text:span><text:span text:style-name="_32_068">s</text:span><text:span text:style-name="_32_"> </text:span><text:span text:style-name="_31_561">h</text:span><text:span text:style-name="_32_221">i</text:span><text:span text:style-name="_36_73">m</text:span><text:span text:style-name="_39_02"> </text:span><text:span text:style-name="_32_146">h</text:span><text:span text:style-name="_34_93">i</text:span><text:span text:style-name="_31_747">g</text:span><text:span text:style-name="_32_482">h</text:span><text:span text:style-name="_36_79">e</text:span><text:span text:style-name="_31_681">r</text:span><text:span text:style-name="_31_802"> </text:span><text:span text:style-name="_36_61">w</text:span><text:span text:style-name="_31_690">a</text:span><text:span text:style-name="_32_587">g</text:span><text:span text:style-name="_33_58">e</text:span><text:span text:style-name="_31_324">s</text:span><text:span text:style-name="_31_803"> </text:span><text:span text:style-name="_32_29">i</text:span><text:span text:style-name="_31_567">n</text:span><text:span text:style-name="_32_506">s</text:span><text:span text:style-name="_35_89">t</text:span><text:span text:style-name="_31_495">e</text:span><text:span text:style-name="_32_506">a</text:span><text:span text:style-name="_36_97">d</text:span><text:span text:style-name="_39_03"> </text:span><text:span text:style-name="_32_497">o</text:span><text:span text:style-name="_36_73">f</text:span><text:span text:style-name="_39_03"> </text:span><text:span text:style-name="_32_293">l</text:span><text:span text:style-name="_36_70">a</text:span><text:span text:style-name="_31_216">y</text:span><text:span text:style-name="_32_677">i</text:span><text:span text:style-name="_33_22">n</text:span><text:span text:style-name="_31_351">g</text:span><text:span text:style-name="_31_802"> </text:span><text:span text:style-name="_32_29">h</text:span><text:span text:style-name="_31_357">i</text:span><text:span text:style-name="_32_101">m</text:span><text:span text:style-name="_32_"> </text:span><text:span text:style-name="_31_237">o</text:span><text:span text:style-name="_32_209">f</text:span><text:span text:style-name="_34_45">f</text:span><text:span text:style-name="_31_249">.</text:span></text:p>
      <text:p text:style-name="P1"><text:span text:style-name="_34_57">I</text:span><text:span text:style-name="_39_03"> </text:span><text:span text:style-name="_32_584">s</text:span><text:span text:style-name="_36_82">e</text:span><text:span text:style-name="_31_177">e</text:span><text:span text:style-name="_31_802"> </text:span><text:span text:style-name="_33_13">i</text:span><text:span text:style-name="_31_249">t</text:span><text:span text:style-name="_31_803"> </text:span><text:span text:style-name="_34_45">i</text:span><text:span text:style-name="_31_237">n</text:span><text:span text:style-name="_31_803"> </text:span><text:span text:style-name="_36_97">t</text:span><text:span text:style-name="_31_510">h</text:span><text:span text:style-name="_32_695">e</text:span><text:span text:style-name="_32_"> </text:span><text:span text:style-name="_31_561">D</text:span><text:span text:style-name="_32_461">r</text:span><text:span text:style-name="_32_47">e</text:span><text:span text:style-name="_31_354">a</text:span><text:span text:style-name="_32_617">m</text:span><text:span text:style-name="_32_29">e</text:span><text:span text:style-name="_31_345">r</text:span><text:span text:style-name="_31_803"> </text:span><text:span text:style-name="_36_61">w</text:span><text:span text:style-name="_31_495">h</text:span><text:span text:style-name="_32_698">o</text:span><text:span text:style-name="_32_"> </text:span><text:span text:style-name="_31_168">s</text:span><text:span text:style-name="_32_461">t</text:span><text:span text:style-name="_33_46">a</text:span><text:span text:style-name="_31_354">y</text:span><text:span text:style-name="_32_584">s</text:span><text:span text:style-name="_32_"> </text:span><text:span text:style-name="_31_678">u</text:span><text:span text:style-name="_32_287">p</text:span><text:span text:style-name="_33_"> </text:span><text:span text:style-name="_31_213">l</text:span><text:span text:style-name="_32_143">a</text:span><text:span text:style-name="_32_41">t</text:span><text:span text:style-name="_31_750">e</text:span><text:span text:style-name="_31_803"> </text:span><text:span text:style-name="_32_41">a</text:span><text:span text:style-name="_31_321">t</text:span><text:span text:style-name="_31_803"> </text:span><text:span text:style-name="_37_78">n</text:span><text:span text:style-name="_31_741">i</text:span><text:span text:style-name="_32_467">g</text:span><text:span text:style-name="_34_57">h</text:span><text:span text:style-name="_31_201">t</text:span><text:span text:style-name="_31_802"> </text:span><text:span text:style-name="_35_29">t</text:span><text:span text:style-name="_31_717">o</text:span><text:span text:style-name="_31_802"> </text:span><text:span text:style-name="_33_01">f</text:span><text:span text:style-name="_31_237">i</text:span><text:span text:style-name="_32_083">n</text:span><text:span text:style-name="_38_05">i</text:span><text:span text:style-name="_31_678">s</text:span><text:span text:style-name="_32_641">h</text:span><text:span text:style-name="_33_"> </text:span><text:span text:style-name="_31_543">h</text:span><text:span text:style-name="_32_590">e</text:span><text:span text:style-name="_36_25">r</text:span><text:span text:style-name="_39_03"> </text:span><text:span text:style-name="_32_044">s</text:span><text:span text:style-name="_35_38">c</text:span><text:span text:style-name="_31_393">i</text:span><text:span text:style-name="_32_227">e</text:span><text:span text:style-name="_33_22">n</text:span><text:span text:style-name="_31_354">c</text:span><text:span text:style-name="_32_287">e</text:span><text:span text:style-name="_32_"> </text:span><text:span text:style-name="_31_603">p</text:span><text:span text:style-name="_32_437">r</text:span><text:span text:style-name="_34_66">o</text:span><text:span text:style-name="_31_321">j</text:span><text:span text:style-name="_32_479">e</text:span><text:span text:style-name="_34_90">c</text:span><text:span text:style-name="_31_753">t</text:span><text:span text:style-name="_32_473">,</text:span><text:span text:style-name="_32_"> </text:span><text:span text:style-name="_31_390">a</text:span><text:span text:style-name="_32_143">n</text:span><text:span text:style-name="_36_61">d</text:span><text:span text:style-name="_39_02"> </text:span><text:span text:style-name="_32_461">t</text:span><text:span text:style-name="_33_46">h</text:span><text:span text:style-name="_31_171">e</text:span><text:span text:style-name="_31_803"> </text:span><text:span text:style-name="_38_53">t</text:span><text:span text:style-name="_31_510">e</text:span><text:span text:style-name="_32_083">a</text:span><text:span text:style-name="_34_66">c</text:span><text:span text:style-name="_31_147">h</text:span><text:span text:style-name="_32_389">e</text:span><text:span text:style-name="_34_93">r</text:span><text:span text:style-name="_39_03"> </text:span><text:span text:style-name="_32_473">w</text:span><text:span text:style-name="_36_79">h</text:span><text:span text:style-name="_31_222">o</text:span><text:span text:style-name="_31_803"> </text:span><text:span text:style-name="_38_26">c</text:span><text:span text:style-name="_31_543">o</text:span><text:span text:style-name="_32_569">m</text:span><text:span text:style-name="_38_95">e</text:span><text:span text:style-name="_31_762">s</text:span><text:span text:style-name="_31_802"> </text:span><text:span text:style-name="_38_41">i</text:span><text:span text:style-name="_31_789">n</text:span><text:span text:style-name="_31_803"> </text:span><text:span text:style-name="_36_46">e</text:span><text:span text:style-name="_31_423">a</text:span><text:span text:style-name="_32_473">r</text:span><text:span text:style-name="_36_61">l</text:span><text:span text:style-name="_31_573">y</text:span><text:span text:style-name="_32_293">,</text:span><text:span text:style-name="_33_"> </text:span><text:span text:style-name="_31_615">a</text:span><text:span text:style-name="_32_074">n</text:span><text:span text:style-name="_32_77">d</text:span><text:span text:style-name="_39_02"> </text:span><text:span text:style-name="_32_389">m</text:span><text:span text:style-name="_33_46">a</text:span><text:span text:style-name="_31_600">y</text:span><text:span text:style-name="_32_590">h</text:span><text:span text:style-name="_37_15">a</text:span><text:span text:style-name="_31_609">p</text:span><text:span text:style-name="_31_802"> </text:span><text:span text:style-name="_34_09">w</text:span><text:span text:style-name="_31_789">i</text:span><text:span text:style-name="_32_677">t</text:span><text:span text:style-name="_34_81">h</text:span><text:span text:style-name="_39_02"> </text:span><text:span text:style-name="_32_296">s</text:span><text:span text:style-name="_32_38">o</text:span><text:span text:style-name="_31_525">m</text:span><text:span text:style-name="_32_149">e</text:span><text:span text:style-name="_32_"> </text:span><text:span text:style-name="_31_138">e</text:span><text:span text:style-name="_32_320">x</text:span><text:span text:style-name="_33_13">t</text:span><text:span text:style-name="_31_489">r</text:span><text:span text:style-name="_32_653">a</text:span><text:span text:style-name="_33_"> </text:span><text:span text:style-name="_31_438">s</text:span><text:span text:style-name="_32_047">u</text:span><text:span text:style-name="_33_22">p</text:span><text:span text:style-name="_31_435">p</text:span><text:span text:style-name="_32_401">l</text:span><text:span text:style-name="_34_93">i</text:span><text:span text:style-name="_31_582">e</text:span><text:span text:style-name="_32_500">s</text:span><text:span text:style-name="_33_"> </text:span><text:span text:style-name="_31_177">t</text:span><text:span text:style-name="_32_107">h</text:span><text:span text:style-name="_37_90">a</text:span><text:span text:style-name="_31_177">t</text:span><text:span text:style-name="_31_803"> </text:span><text:span text:style-name="_34_18">s</text:span><text:span text:style-name="_31_243">h</text:span><text:span text:style-name="_32_209">e</text:span><text:span text:style-name="_32_"> </text:span><text:span text:style-name="_31_747">b</text:span><text:span text:style-name="_32_506">o</text:span><text:span text:style-name="_36_10">u</text:span><text:span text:style-name="_31_243">g</text:span><text:span text:style-name="_32_329">h</text:span><text:span text:style-name="_36_97">t</text:span><text:span text:style-name="_39_03"> </text:span><text:span text:style-name="_32_623">b</text:span><text:span text:style-name="_35_26">e</text:span><text:span text:style-name="_31_570">c</text:span><text:span text:style-name="_32_083">a</text:span><text:span text:style-name="_32_47">u</text:span><text:span text:style-name="_31_678">s</text:span><text:span text:style-name="_32_257">e</text:span><text:span text:style-name="_32_"> </text:span><text:span text:style-name="_31_786">s</text:span><text:span text:style-name="_32_587">h</text:span><text:span text:style-name="_36_37">e</text:span><text:span text:style-name="_39_03"> </text:span><text:span text:style-name="_32_290">k</text:span><text:span text:style-name="_38_59">n</text:span><text:span text:style-name="_31_723">o</text:span><text:span text:style-name="_32_293">w</text:span><text:span text:style-name="_36_10">s</text:span><text:span text:style-name="_39_03"> </text:span><text:span text:style-name="_32_641">t</text:span><text:span text:style-name="_32_74">h</text:span><text:span text:style-name="_31_435">a</text:span><text:span text:style-name="_32_641">t</text:span><text:span text:style-name="_33_"> </text:span><text:span text:style-name="_31_357">t</text:span><text:span text:style-name="_32_662">h</text:span><text:span text:style-name="_32_71">a</text:span><text:span text:style-name="_31_393">t</text:span><text:span text:style-name="_31_802"> </text:span><text:span text:style-name="_34_30">y</text:span><text:span text:style-name="_31_687">o</text:span><text:span text:style-name="_32_395">u</text:span><text:span text:style-name="_37_18">n</text:span><text:span text:style-name="_31_789">g</text:span><text:span text:style-name="_31_803"> </text:span><text:span text:style-name="_32_77">g</text:span><text:span text:style-name="_31_237">i</text:span><text:span text:style-name="_32_605">r</text:span><text:span text:style-name="_38_89">l</text:span><text:span text:style-name="_39_02"> </text:span><text:span text:style-name="_32_077">m</text:span><text:span text:style-name="_32_41">i</text:span><text:span text:style-name="_31_255">g</text:span><text:span text:style-name="_32_686">h</text:span><text:span text:style-name="_36_61">t</text:span><text:span text:style-name="_39_03"> </text:span><text:span text:style-name="_32_446">s</text:span><text:span text:style-name="_36_31">o</text:span><text:span text:style-name="_31_777">m</text:span><text:span text:style-name="_32_290">e</text:span><text:span text:style-name="_36_79">d</text:span><text:span text:style-name="_31_567">a</text:span><text:span text:style-name="_32_326">y</text:span><text:span text:style-name="_33_"> </text:span><text:span text:style-name="_31_750">c</text:span><text:span text:style-name="_32_083">u</text:span><text:span text:style-name="_34_81">r</text:span><text:span text:style-name="_31_525">e</text:span><text:span text:style-name="_31_803"> </text:span><text:span text:style-name="_37_69">a</text:span><text:span text:style-name="_39_03"> </text:span><text:span text:style-name="_32_659">d</text:span><text:span text:style-name="_37_81">i</text:span><text:span text:style-name="_31_330">s</text:span><text:span text:style-name="_32_038">e</text:span><text:span text:style-name="_34_27">a</text:span><text:span text:style-name="_31_168">s</text:span><text:span text:style-name="_32_698">e</text:span><text:span text:style-name="_36_01">.</text:span></text:p>
      <text:p text:style-name="P1"><text:span text:style-name="_32_209">I</text:span><text:span text:style-name="_32_"> </text:span><text:span text:style-name="_31_570">s</text:span><text:span text:style-name="_32_407">e</text:span><text:span text:style-name="_36_01">e</text:span><text:span text:style-name="_39_02"> </text:span><text:span text:style-name="_32_077">i</text:span><text:span text:style-name="_32_29">t</text:span><text:span text:style-name="_39_03"> </text:span><text:span text:style-name="_32_461">i</text:span><text:span text:style-name="_37_09">n</text:span><text:span text:style-name="_39_02"> </text:span><text:span text:style-name="_32_569">t</text:span><text:span text:style-name="_34_87">h</text:span><text:span text:style-name="_31_714">e</text:span><text:span text:style-name="_31_803"> </text:span><text:span text:style-name="_34_57">D</text:span><text:span text:style-name="_31_357">r</text:span><text:span text:style-name="_32_230">e</text:span><text:span text:style-name="_36_67">a</text:span><text:span text:style-name="_31_429">m</text:span><text:span text:style-name="_32_077">e</text:span><text:span text:style-name="_35_29">r</text:span><text:span text:style-name="_39_03"> </text:span><text:span text:style-name="_32_461">w</text:span><text:span text:style-name="_36_07">h</text:span><text:span text:style-name="_31_426">o</text:span><text:span text:style-name="_31_802"> </text:span><text:span text:style-name="_37_00">s</text:span><text:span text:style-name="_31_321">t</text:span><text:span text:style-name="_32_122">a</text:span><text:span text:style-name="_32_86">y</text:span><text:span text:style-name="_31_504">s</text:span><text:span text:style-name="_31_802"> </text:span><text:span text:style-name="_33_46">u</text:span><text:span text:style-name="_31_507">p</text:span><text:span text:style-name="_31_802"> </text:span><text:span text:style-name="_36_25">l</text:span><text:span text:style-name="_31_351">a</text:span><text:span text:style-name="_32_425">t</text:span><text:span text:style-name="_32_86">e</text:span><text:span text:style-name="_39_02"> </text:span><text:span text:style-name="_32_317">t</text:span><text:span text:style-name="_36_73">o</text:span><text:span text:style-name="_39_03"> </text:span><text:span text:style-name="_32_041">f</text:span><text:span text:style-name="_37_81">i</text:span><text:span text:style-name="_31_786">n</text:span><text:span text:style-name="_32_653">i</text:span><text:span text:style-name="_34_24">s</text:span><text:span text:style-name="_31_393">h</text:span><text:span text:style-name="_31_802"> </text:span><text:span text:style-name="_34_27">h</text:span><text:span text:style-name="_31_510">e</text:span><text:span text:style-name="_32_617">r</text:span><text:span text:style-name="_33_"> </text:span><text:span text:style-name="_31_318">s</text:span><text:span text:style-name="_32_392">c</text:span><text:span text:style-name="_32_29">i</text:span><text:span text:style-name="_31_570">e</text:span><text:span text:style-name="_32_035">n</text:span><text:span text:style-name="_34_84">c</text:span><text:span text:style-name="_31_258">e</text:span><text:span text:style-name="_31_802"> </text:span><text:span text:style-name="_36_67">p</text:span><text:span text:style-name="_31_381">r</text:span><text:span text:style-name="_32_302">o</text:span><text:span text:style-name="_34_57">j</text:span><text:span text:style-name="_31_207">e</text:span><text:span text:style-name="_32_482">c</text:span><text:span text:style-name="_34_21">t</text:span><text:span text:style-name="_31_393">,</text:span><text:span text:style-name="_31_803"> </text:span><text:span text:style-name="_34_87">a</text:span><text:span text:style-name="_31_534">n</text:span><text:span text:style-name="_32_101">d</text:span><text:span text:style-name="_33_"> </text:span><text:span text:style-name="_31_249">t</text:span><text:span text:style-name="_32_119">h</text:span><text:span text:style-name="_35_02">e</text:span><text:span text:style-name="_39_03"> </text:span><text:span text:style-name="_32_497">t</text:span><text:span text:style-name="_37_15">e</text:span><text:span text:style-name="_31_498">a</text:span><text:span text:style-name="_32_266">c</text:span><text:span text:style-name="_33_43">h</text:span><text:span text:style-name="_31_537">e</text:span><text:span text:style-name="_32_617">r</text:span><text:span text:style-name="_33_"> </text:span><text:span text:style-name="_31_537">w</text:span><text:span text:style-name="_32_587">h</text:span><text:span text:style-name="_33_10">o</text:span><text:span text:style-name="_39_03"> </text:span><text:span text:style-name="_32_608">c</text:span><text:span text:style-name="_33_58">o</text:span><text:span text:style-name="_31_777">m</text:span><text:span text:style-name="_32_218">e</text:span><text:span text:style-name="_32_44">s</text:span><text:span text:style-name="_39_02"> </text:span><text:span text:style-name="_32_113">i</text:span><text:span text:style-name="_32_29">n</text:span><text:span text:style-name="_39_02"> </text:span><text:span text:style-name="_32_578">e</text:span><text:span text:style-name="_38_23">a</text:span><text:span text:style-name="_31_177">r</text:span><text:span text:style-name="_32_653">l</text:span><text:span text:style-name="_34_09">y</text:span><text:span text:style-name="_39_02"> </text:span><text:span text:style-name="_32_146">b</text:span><text:span text:style-name="_38_59">e</text:span><text:span text:style-name="_31_714">c</text:span><text:span text:style-name="_32_155">a</text:span><text:span text:style-name="_36_07">u</text:span><text:span text:style-name="_31_534">s</text:span><text:span text:style-name="_32_581">e</text:span><text:span text:style-name="_33_"> </text:span><text:span text:style-name="_31_615">h</text:span><text:span text:style-name="_32_686">e</text:span><text:span text:style-name="_33_"> </text:span><text:span text:style-name="_31_528">k</text:span><text:span text:style-name="_32_446">n</text:span><text:span text:style-name="_32_35">o</text:span><text:span text:style-name="_31_249">w</text:span><text:span text:style-name="_32_086">s</text:span><text:span text:style-name="_32_"> </text:span><text:span text:style-name="_31_504">s</text:span><text:span text:style-name="_32_410">h</text:span><text:span text:style-name="_38_53">e</text:span><text:span text:style-name="_39_02"> </text:span><text:span text:style-name="_32_221">m</text:span><text:span text:style-name="_38_53">i</text:span><text:span text:style-name="_31_603">g</text:span><text:span text:style-name="_32_470">h</text:span><text:span text:style-name="_38_89">t</text:span><text:span text:style-name="_39_03"> </text:span><text:span text:style-name="_32_254">s</text:span><text:span text:style-name="_32_47">o</text:span><text:span text:style-name="_31_321">m</text:span><text:span text:style-name="_32_590">e</text:span><text:span text:style-name="_32_47">d</text:span><text:span text:style-name="_31_570">a</text:span><text:span text:style-name="_32_068">y</text:span><text:span text:style-name="_32_"> </text:span><text:span text:style-name="_31_246">c</text:span><text:span text:style-name="_32_623">u</text:span><text:span text:style-name="_32_29">r</text:span><text:span text:style-name="_31_141">e</text:span><text:span text:style-name="_31_802"> </text:span><text:span text:style-name="_33_49">a</text:span><text:span text:style-name="_39_02"> </text:span><text:span text:style-name="_32_074">d</text:span><text:span text:style-name="_36_37">i</text:span><text:span text:style-name="_31_756">s</text:span><text:span text:style-name="_32_662">e</text:span><text:span text:style-name="_34_51">a</text:span><text:span text:style-name="_31_504">s</text:span><text:span text:style-name="_32_290">e</text:span><text:span text:style-name="_37_69">.</text:span></text:p>
      <text:p text:style-name="P1"><text:span text:style-name="_32_317">I</text:span><text:span text:style-name="_33_"> </text:span><text:span text:style-name="_31_360">s</text:span><text:span text:style-name="_32_290">e</text:span><text:span text:style-name="_33_01">e</text:span><text:span text:style-name="_39_02"> </text:span><text:span text:style-name="_32_209">i</text:span><text:span text:style-name="_33_13">t</text:span><text:span text:style-name="_39_02"> </text:span><text:span text:style-name="_32_425">i</text:span><text:span text:style-name="_36_61">n</text:span><text:span text:style-name="_39_02"> </text:span><text:span text:style-name="_32_041">t</text:span><text:span text:style-name="_32_47">h</text:span><text:span text:style-name="_31_222">e</text:span><text:span text:style-name="_31_802"> </text:span><text:span text:style-name="_36_01">A</text:span><text:span text:style-name="_31_249">m</text:span><text:span text:style-name="_32_626">e</text:span><text:span text:style-name="_35_29">r</text:span><text:span text:style-name="_31_537">i</text:span><text:span text:style-name="_32_116">c</text:span><text:span text:style-name="_38_47">a</text:span><text:span text:style-name="_31_582">n</text:span><text:span text:style-name="_31_802"> </text:span><text:span text:style-name="_38_17">w</text:span><text:span text:style-name="_31_219">h</text:span><text:span text:style-name="_32_122">o</text:span><text:span text:style-name="_33_"> </text:span><text:span text:style-name="_31_390">s</text:span><text:span text:style-name="_32_083">e</text:span><text:span text:style-name="_38_53">r</text:span><text:span text:style-name="_31_246">v</text:span><text:span text:style-name="_32_431">e</text:span><text:span text:style-name="_33_01">d</text:span><text:span text:style-name="_39_02"> </text:span><text:span text:style-name="_32_575">h</text:span><text:span text:style-name="_34_21">i</text:span><text:span text:style-name="_31_438">s</text:span><text:span text:style-name="_31_802"> </text:span><text:span text:style-name="_38_17">t</text:span><text:span text:style-name="_31_165">i</text:span><text:span text:style-name="_32_317">m</text:span><text:span text:style-name="_36_37">e</text:span><text:span text:style-name="_31_537">,</text:span><text:span text:style-name="_31_803"> </text:span><text:span text:style-name="_34_54">a</text:span><text:span text:style-name="_31_711">n</text:span><text:span text:style-name="_32_653">d</text:span><text:span text:style-name="_33_"> </text:span><text:span text:style-name="_31_249">m</text:span><text:span text:style-name="_32_695">a</text:span><text:span text:style-name="_32_38">d</text:span><text:span text:style-name="_31_573">e</text:span><text:span text:style-name="_31_803"> </text:span><text:span text:style-name="_35_29">m</text:span><text:span text:style-name="_31_753">i</text:span><text:span text:style-name="_32_050">s</text:span><text:span text:style-name="_38_89">t</text:span><text:span text:style-name="_31_567">a</text:span><text:span text:style-name="_32_260">k</text:span><text:span text:style-name="_38_50">e</text:span><text:span text:style-name="_31_597">s</text:span><text:span text:style-name="_31_803"> </text:span><text:span text:style-name="_36_43">a</text:span><text:span text:style-name="_31_726">s</text:span><text:span text:style-name="_31_802"> </text:span><text:span text:style-name="_32_41">a</text:span><text:span text:style-name="_39_03"> </text:span><text:span text:style-name="_32_662">c</text:span><text:span text:style-name="_38_95">h</text:span><text:span text:style-name="_31_741">i</text:span><text:span text:style-name="_32_245">l</text:span><text:span text:style-name="_34_45">d</text:span><text:span text:style-name="_39_02"> </text:span><text:span text:style-name="_32_437">m</text:span><text:span text:style-name="_33_58">e</text:span><text:span text:style-name="_31_249">r</text:span><text:span text:style-name="_32_443">e</text:span><text:span text:style-name="_37_09">l</text:span><text:span text:style-name="_31_393">y</text:span><text:span text:style-name="_31_802"> </text:span><text:span text:style-name="_37_15">n</text:span><text:span text:style-name="_31_402">o</text:span><text:span text:style-name="_32_137">w</text:span><text:span text:style-name="_33_"> </text:span><text:span text:style-name="_31_573">i</text:span><text:span text:style-name="_32_077">s</text:span><text:span text:style-name="_33_"> </text:span><text:span text:style-name="_31_711">d</text:span><text:span text:style-name="_32_281">r</text:span><text:span text:style-name="_32_86">e</text:span><text:span text:style-name="_31_675">a</text:span><text:span text:style-name="_32_029">m</text:span><text:span text:style-name="_32_65">i</text:span><text:span text:style-name="_31_402">n</text:span><text:span text:style-name="_32_605">g</text:span><text:span text:style-name="_32_"> </text:span><text:span text:style-name="_31_165">o</text:span><text:span text:style-name="_32_149">f</text:span><text:span text:style-name="_33_"> </text:span><text:span text:style-name="_31_318">s</text:span><text:span text:style-name="_32_653">t</text:span><text:span text:style-name="_32_35">a</text:span><text:span text:style-name="_31_129">r</text:span><text:span text:style-name="_32_569">t</text:span><text:span text:style-name="_38_53">i</text:span><text:span text:style-name="_31_510">n</text:span><text:span text:style-name="_32_335">g</text:span><text:span text:style-name="_32_"> </text:span><text:span text:style-name="_31_531">o</text:span><text:span text:style-name="_32_650">v</text:span><text:span text:style-name="_33_13">e</text:span><text:span text:style-name="_31_309">r</text:span><text:span text:style-name="_31_803"> </text:span>--<text:span text:style-name="_31_803"> </text:span><text:span text:style-name="_32_74">a</text:span><text:span text:style-name="_31_579">n</text:span><text:span text:style-name="_32_281">d</text:span><text:span text:style-name="_33_"> </text:span><text:span text:style-name="_31_357">I</text:span><text:span text:style-name="_31_803"> </text:span><text:span text:style-name="_32_68">s</text:span><text:span text:style-name="_31_618">e</text:span><text:span text:style-name="_32_617">e</text:span><text:span text:style-name="_33_"> </text:span><text:span text:style-name="_31_429">i</text:span><text:span text:style-name="_32_425">t</text:span><text:span text:style-name="_33_"> </text:span><text:span text:style-name="_31_345">i</text:span><text:span text:style-name="_32_689">n</text:span><text:span text:style-name="_32_"> </text:span><text:span text:style-name="_31_237">t</text:span><text:span text:style-name="_32_155">h</text:span><text:span text:style-name="_34_54">e</text:span><text:span text:style-name="_39_02"> </text:span><text:span text:style-name="_32_071">b</text:span><text:span text:style-name="_34_18">u</text:span><text:span text:style-name="_31_258">s</text:span><text:span text:style-name="_32_329">i</text:span><text:span text:style-name="_38_59">n</text:span><text:span text:style-name="_31_678">e</text:span><text:span text:style-name="_32_680">s</text:span><text:span text:style-name="_32_77">s</text:span><text:span text:style-name="_39_02"> </text:span><text:span text:style-name="_32_479">o</text:span><text:span text:style-name="_35_17">w</text:span><text:span text:style-name="_31_426">n</text:span><text:span text:style-name="_32_293">e</text:span><text:span text:style-name="_32_41">r</text:span><text:span text:style-name="_39_03"> </text:span><text:span text:style-name="_32_509">w</text:span><text:span text:style-name="_38_95">h</text:span><text:span text:style-name="_31_174">o</text:span><text:span text:style-name="_31_803"> </text:span><text:span text:style-name="_32_71">g</text:span><text:span text:style-name="_31_489">i</text:span><text:span text:style-name="_32_230">v</text:span><text:span text:style-name="_36_67">e</text:span><text:span text:style-name="_31_798">s</text:span><text:span text:style-name="_31_802"> </text:span><text:span text:style-name="_38_89">h</text:span><text:span text:style-name="_31_345">i</text:span><text:span text:style-name="_32_617">m</text:span><text:span text:style-name="_33_"> </text:span><text:span text:style-name="_31_789">t</text:span><text:span text:style-name="_32_335">h</text:span><text:span text:style-name="_38_86">a</text:span><text:span text:style-name="_31_609">t</text:span><text:span text:style-name="_31_803"> </text:span><text:span text:style-name="_37_90">s</text:span><text:span text:style-name="_31_387">e</text:span><text:span text:style-name="_32_230">c</text:span><text:span text:style-name="_32_47">o</text:span><text:span text:style-name="_31_510">n</text:span><text:span text:style-name="_32_143">d</text:span><text:span text:style-name="_33_"> </text:span><text:span text:style-name="_31_432">c</text:span><text:span text:style-name="_32_230">h</text:span><text:span text:style-name="_36_34">a</text:span><text:span text:style-name="_31_399">n</text:span><text:span text:style-name="_32_470">c</text:span><text:span text:style-name="_32_83">e</text:span><text:span text:style-name="_31_357">.</text:span><text:span text:style-name="_31_803"> </text:span><text:span text:style-name="_34_81">T</text:span><text:span text:style-name="_31_726">h</text:span><text:span text:style-name="_32_395">e</text:span><text:span text:style-name="_33_"> </text:span><text:span text:style-name="_31_747">p</text:span><text:span text:style-name="_32_509">r</text:span><text:span text:style-name="_34_30">o</text:span><text:span text:style-name="_31_777">t</text:span><text:span text:style-name="_32_050">e</text:span><text:span text:style-name="_38_08">s</text:span><text:span text:style-name="_31_357">t</text:span><text:span text:style-name="_32_437">e</text:span><text:span text:style-name="_37_81">r</text:span><text:span text:style-name="_39_02"> </text:span><text:span text:style-name="_32_326">d</text:span><text:span text:style-name="_38_95">e</text:span><text:span text:style-name="_31_717">t</text:span><text:span text:style-name="_32_683">e</text:span><text:span text:style-name="_33_49">r</text:span><text:span text:style-name="_31_777">m</text:span><text:span text:style-name="_32_401">i</text:span><text:span text:style-name="_33_58">n</text:span><text:span text:style-name="_31_498">e</text:span><text:span text:style-name="_32_215">d</text:span><text:span text:style-name="_32_"> </text:span><text:span text:style-name="_31_669">t</text:span><text:span text:style-name="_32_581">o</text:span><text:span text:style-name="_32_"> </text:span><text:span text:style-name="_31_435">p</text:span><text:span text:style-name="_32_473">r</text:span><text:span text:style-name="_33_10">o</text:span><text:span text:style-name="_31_180">v</text:span><text:span text:style-name="_32_506">e</text:span><text:span text:style-name="_33_"> </text:span><text:span text:style-name="_31_429">t</text:span><text:span text:style-name="_32_695">h</text:span><text:span text:style-name="_36_82">a</text:span><text:span text:style-name="_31_321">t</text:span><text:span text:style-name="_31_802"> </text:span><text:span text:style-name="_33_37">j</text:span><text:span text:style-name="_31_615">u</text:span><text:span text:style-name="_32_626">s</text:span><text:span text:style-name="_35_17">t</text:span><text:span text:style-name="_31_789">i</text:span><text:span text:style-name="_32_038">c</text:span><text:span text:style-name="_34_51">e</text:span><text:span text:style-name="_39_03"> </text:span><text:span text:style-name="_32_065">m</text:span><text:span text:style-name="_32_86">a</text:span><text:span text:style-name="_31_717">t</text:span><text:span text:style-name="_32_065">t</text:span><text:span text:style-name="_34_51">e</text:span><text:span text:style-name="_31_345">r</text:span><text:span text:style-name="_32_221">s</text:span><text:span text:style-name="_33_"> </text:span>--<text:span text:style-name="_33_"> </text:span><text:span text:style-name="_31_798">a</text:span><text:span text:style-name="_32_215">n</text:span><text:span text:style-name="_37_09">d</text:span><text:span text:style-name="_39_02"> </text:span><text:span text:style-name="_32_293">t</text:span><text:span text:style-name="_38_14">h</text:span><text:span text:style-name="_31_327">e</text:span><text:span text:style-name="_31_803"> </text:span><text:span text:style-name="_36_82">y</text:span><text:span text:style-name="_31_399">o</text:span><text:span text:style-name="_32_323">u</text:span><text:span text:style-name="_33_58">n</text:span><text:span text:style-name="_31_501">g</text:span><text:span text:style-name="_31_803"> </text:span><text:span text:style-name="_33_16">c</text:span><text:span text:style-name="_31_354">o</text:span><text:span text:style-name="_32_581">p</text:span><text:span text:style-name="_32_"> </text:span><text:span text:style-name="_31_309">w</text:span><text:span text:style-name="_32_266">a</text:span><text:span text:style-name="_34_81">l</text:span><text:span text:style-name="_31_540">k</text:span><text:span text:style-name="_32_245">i</text:span><text:span text:style-name="_36_67">n</text:span><text:span text:style-name="_31_582">g</text:span><text:span text:style-name="_31_802"> </text:span><text:span text:style-name="_33_37">t</text:span><text:span text:style-name="_31_546">h</text:span><text:span text:style-name="_32_431">e</text:span><text:span text:style-name="_32_"> </text:span><text:span text:style-name="_31_711">b</text:span><text:span text:style-name="_32_146">e</text:span><text:span text:style-name="_33_01">a</text:span><text:span text:style-name="_31_561">t</text:span><text:span text:style-name="_32_209">,</text:span><text:span text:style-name="_32_"> </text:span><text:span text:style-name="_31_345">t</text:span><text:span text:style-name="_32_473">r</text:span><text:span text:style-name="_35_02">e</text:span><text:span text:style-name="_31_567">a</text:span><text:span text:style-name="_32_101">t</text:span><text:span text:style-name="_35_29">i</text:span><text:span text:style-name="_31_687">n</text:span><text:span text:style-name="_32_650">g</text:span><text:span text:style-name="_33_"> </text:span><text:span text:style-name="_31_426">e</text:span><text:span text:style-name="_32_584">v</text:span><text:span text:style-name="_37_90">e</text:span><text:span text:style-name="_31_213">r</text:span><text:span text:style-name="_32_296">y</text:span><text:span text:style-name="_37_15">b</text:span><text:span text:style-name="_31_618">o</text:span><text:span text:style-name="_32_038">d</text:span><text:span text:style-name="_32_32">y</text:span><text:span text:style-name="_39_02"> </text:span><text:span text:style-name="_32_689">w</text:span><text:span text:style-name="_36_73">i</text:span><text:span text:style-name="_31_129">t</text:span><text:span text:style-name="_32_245">h</text:span><text:span text:style-name="_33_"> </text:span><text:span text:style-name="_31_681">r</text:span><text:span text:style-name="_32_143">e</text:span><text:span text:style-name="_33_46">s</text:span><text:span text:style-name="_31_210">p</text:span><text:span text:style-name="_32_083">e</text:span><text:span text:style-name="_34_21">c</text:span><text:span text:style-name="_31_573">t</text:span><text:span text:style-name="_32_257">,</text:span><text:span text:style-name="_32_"> </text:span><text:span text:style-name="_31_222">d</text:span><text:span text:style-name="_32_575">o</text:span><text:span text:style-name="_36_37">i</text:span><text:span text:style-name="_31_618">n</text:span><text:span text:style-name="_32_395">g</text:span><text:span text:style-name="_33_"> </text:span><text:span text:style-name="_31_669">t</text:span><text:span text:style-name="_32_662">h</text:span><text:span text:style-name="_33_19">e</text:span><text:span text:style-name="_39_03"> </text:span><text:span text:style-name="_32_407">b</text:span><text:span text:style-name="_37_81">r</text:span><text:span text:style-name="_31_690">a</text:span><text:span text:style-name="_32_224">v</text:span><text:span text:style-name="_38_98">e</text:span><text:span text:style-name="_31_129">,</text:span><text:span text:style-name="_31_803"> </text:span><text:span text:style-name="_33_46">q</text:span><text:span text:style-name="_31_327">u</text:span><text:span text:style-name="_32_281">i</text:span><text:span text:style-name="_36_61">e</text:span><text:span text:style-name="_31_417">t</text:span><text:span text:style-name="_31_803"> </text:span><text:span text:style-name="_38_77">w</text:span><text:span text:style-name="_31_255">o</text:span><text:span text:style-name="_32_425">r</text:span><text:span text:style-name="_37_18">k</text:span><text:span text:style-name="_39_03"> </text:span><text:span text:style-name="_32_113">o</text:span><text:span text:style-name="_33_13">f</text:span><text:span text:style-name="_39_02"> </text:span><text:span text:style-name="_32_470">k</text:span><text:span text:style-name="_38_83">e</text:span><text:span text:style-name="_31_690">e</text:span><text:span text:style-name="_32_047">p</text:span><text:span text:style-name="_37_81">i</text:span><text:span text:style-name="_31_183">n</text:span><text:span text:style-name="_32_410">g</text:span><text:span text:style-name="_32_"> </text:span><text:span text:style-name="_31_762">u</text:span><text:span text:style-name="_32_296">s</text:span><text:span text:style-name="_33_"> </text:span><text:span text:style-name="_31_498">s</text:span><text:span text:style-name="_32_143">a</text:span><text:span text:style-name="_36_37">f</text:span><text:span text:style-name="_31_753">e</text:span><text:span text:style-name="_32_281">.</text:span></text:p>
      <text:p text:style-name="P1"><text:span text:style-name="_31_609">I</text:span><text:span text:style-name="_31_803"> </text:span><text:span text:style-name="_38_08">s</text:span><text:span text:style-name="_31_366">e</text:span><text:span text:style-name="_32_137">e</text:span><text:span text:style-name="_33_"> </text:span><text:span text:style-name="_31_741">i</text:span><text:span text:style-name="_32_317">t</text:span><text:span text:style-name="_32_"> </text:span><text:span text:style-name="_31_753">i</text:span><text:span text:style-name="_32_389">n</text:span><text:span text:style-name="_33_"> </text:span><text:span text:style-name="_31_381">t</text:span><text:span text:style-name="_32_410">h</text:span><text:span text:style-name="_37_15">e</text:span><text:span text:style-name="_39_03"> </text:span><text:span text:style-name="_32_626">s</text:span><text:span text:style-name="_32_47">o</text:span><text:span text:style-name="_31_345">l</text:span><text:span text:style-name="_32_158">d</text:span><text:span text:style-name="_37_81">i</text:span><text:span text:style-name="_31_723">e</text:span><text:span text:style-name="_32_257">r</text:span><text:span text:style-name="_33_"> </text:span><text:span text:style-name="_31_321">w</text:span><text:span text:style-name="_32_518">h</text:span><text:span text:style-name="_37_87">o</text:span><text:span text:style-name="_39_02"> </text:span><text:span text:style-name="_32_335">g</text:span><text:span text:style-name="_32_65">i</text:span><text:span text:style-name="_31_246">v</text:span><text:span text:style-name="_32_122">e</text:span><text:span text:style-name="_38_92">s</text:span><text:span text:style-name="_39_02"> </text:span><text:span text:style-name="_32_257">w</text:span><text:span text:style-name="_34_15">e</text:span><text:span text:style-name="_31_681">l</text:span><text:span text:style-name="_32_209">l</text:span>-<text:span text:style-name="_31_150">n</text:span><text:span text:style-name="_32_617">i</text:span><text:span text:style-name="_34_18">g</text:span><text:span text:style-name="_31_603">h</text:span><text:span text:style-name="_31_802"> </text:span><text:span text:style-name="_32_35">e</text:span><text:span text:style-name="_31_330">v</text:span><text:span text:style-name="_32_479">e</text:span><text:span text:style-name="_32_29">r</text:span><text:span text:style-name="_31_798">y</text:span><text:span text:style-name="_32_101">t</text:span><text:span text:style-name="_38_86">h</text:span><text:span text:style-name="_31_573">i</text:span><text:span text:style-name="_32_335">n</text:span><text:span text:style-name="_34_81">g</text:span><text:span text:style-name="_39_02"> </text:span><text:span text:style-name="_32_137">t</text:span><text:span text:style-name="_38_89">o</text:span><text:span text:style-name="_39_02"> </text:span><text:span text:style-name="_32_500">s</text:span><text:span text:style-name="_36_10">a</text:span><text:span text:style-name="_31_438">v</text:span><text:span text:style-name="_32_287">e</text:span><text:span text:style-name="_32_"> </text:span><text:span text:style-name="_31_138">h</text:span><text:span text:style-name="_32_641">i</text:span><text:span text:style-name="_38_08">s</text:span><text:span text:style-name="_39_02"> </text:span><text:span text:style-name="_32_626">b</text:span><text:span text:style-name="_36_01">r</text:span><text:span text:style-name="_31_507">o</text:span><text:span text:style-name="_32_245">t</text:span><text:span text:style-name="_36_82">h</text:span><text:span text:style-name="_31_243">e</text:span><text:span text:style-name="_32_641">r</text:span><text:span text:style-name="_34_09">s</text:span><text:span text:style-name="_31_165">,</text:span><text:span text:style-name="_31_803"> </text:span><text:span text:style-name="_36_25">t</text:span><text:span text:style-name="_31_351">h</text:span><text:span text:style-name="_32_434">e</text:span><text:span text:style-name="_32_"> </text:span><text:span text:style-name="_31_606">n</text:span><text:span text:style-name="_32_695">u</text:span><text:span text:style-name="_32_77">r</text:span><text:span text:style-name="_31_564">s</text:span><text:span text:style-name="_32_122">e</text:span><text:span text:style-name="_32_"> </text:span><text:span text:style-name="_31_201">w</text:span><text:span text:style-name="_32_695">h</text:span><text:span text:style-name="_37_90">o</text:span><text:span text:style-name="_39_02"> </text:span><text:span text:style-name="_32_077">t</text:span><text:span text:style-name="_36_34">e</text:span><text:span text:style-name="_31_147">n</text:span><text:span text:style-name="_32_503">d</text:span><text:span text:style-name="_38_62">s</text:span><text:span text:style-name="_39_02"> </text:span><text:span text:style-name="_32_149">t</text:span><text:span text:style-name="_34_93">o</text:span><text:span text:style-name="_39_03"> </text:span><text:span text:style-name="_32_077">h</text:span><text:span text:style-name="_32_77">i</text:span><text:span text:style-name="_31_357">m</text:span><text:span text:style-name="_31_803"> </text:span><text:span text:style-name="_34_21">t</text:span><text:span text:style-name="_31_537">i</text:span><text:span text:style-name="_32_137">l</text:span><text:span text:style-name="_32_29">l</text:span><text:span text:style-name="_39_03"> </text:span><text:span text:style-name="_32_038">h</text:span><text:span text:style-name="_35_35">e</text:span><text:span text:style-name="_39_02"> </text:span><text:span text:style-name="_32_050">c</text:span><text:span text:style-name="_38_59">a</text:span><text:span text:style-name="_31_201">n</text:span><text:span text:style-name="_31_802"> </text:span><text:span text:style-name="_33_37">r</text:span><text:span text:style-name="_31_315">u</text:span><text:span text:style-name="_32_086">n</text:span><text:span text:style-name="_32_"> </text:span><text:span text:style-name="_31_501">a</text:span><text:span text:style-name="_31_802"> </text:span><text:span text:style-name="_32_65">m</text:span><text:span text:style-name="_31_579">a</text:span><text:span text:style-name="_32_641">r</text:span><text:span text:style-name="_34_30">a</text:span><text:span text:style-name="_31_309">t</text:span><text:span text:style-name="_32_110">h</text:span><text:span text:style-name="_32_71">o</text:span><text:span text:style-name="_31_489">n</text:span><text:span text:style-name="_32_209">,</text:span><text:span text:style-name="_33_"> </text:span><text:span text:style-name="_31_393">t</text:span><text:span text:style-name="_32_614">h</text:span><text:span text:style-name="_37_03">e</text:span><text:span text:style-name="_39_03"> </text:span><text:span text:style-name="_32_428">c</text:span><text:span text:style-name="_34_66">o</text:span><text:span text:style-name="_31_501">m</text:span><text:span text:style-name="_32_101">m</text:span><text:span text:style-name="_32_71">u</text:span><text:span text:style-name="_31_150">n</text:span><text:span text:style-name="_32_317">i</text:span><text:span text:style-name="_32_65">t</text:span><text:span text:style-name="_31_573">y</text:span><text:span text:style-name="_31_802"> </text:span><text:span text:style-name="_34_57">t</text:span><text:span text:style-name="_31_402">h</text:span><text:span text:style-name="_32_659">a</text:span><text:span text:style-name="_37_69">t</text:span><text:span text:style-name="_39_02"> </text:span><text:span text:style-name="_32_029">l</text:span><text:span text:style-name="_37_81">i</text:span><text:span text:style-name="_31_318">n</text:span><text:span text:style-name="_32_227">e</text:span><text:span text:style-name="_34_81">s</text:span><text:span text:style-name="_39_03"> </text:span><text:span text:style-name="_32_335">u</text:span><text:span text:style-name="_35_26">p</text:span><text:span text:style-name="_39_02"> </text:span><text:span text:style-name="_32_065">t</text:span><text:span text:style-name="_36_61">o</text:span><text:span text:style-name="_39_02"> </text:span><text:span text:style-name="_32_248">c</text:span><text:span text:style-name="_32_38">h</text:span><text:span text:style-name="_31_711">e</text:span><text:span text:style-name="_32_158">e</text:span><text:span text:style-name="_37_09">r</text:span><text:span text:style-name="_39_02"> </text:span><text:span text:style-name="_32_029">h</text:span><text:span text:style-name="_35_89">i</text:span><text:span text:style-name="_31_213">m</text:span><text:span text:style-name="_31_802"> </text:span><text:span text:style-name="_36_43">o</text:span><text:span text:style-name="_31_678">n</text:span><text:span text:style-name="_32_473">.</text:span></text:p>
      <text:p text:style-name="P1"><text:span text:style-name="_31_201">I</text:span><text:span text:style-name="_32_641">t</text:span><text:span text:style-name="_38_41">'</text:span><text:span text:style-name="_31_177">s</text:span><text:span text:style-name="_31_802"> </text:span><text:span text:style-name="_38_89">t</text:span><text:span text:style-name="_31_675">h</text:span><text:span text:style-name="_32_218">e</text:span><text:span text:style-name="_33_"> </text:span><text:span text:style-name="_31_330">s</text:span><text:span text:style-name="_32_227">o</text:span><text:span text:style-name="_38_17">n</text:span><text:span text:style-name="_39_02"> </text:span><text:span text:style-name="_32_137">w</text:span><text:span text:style-name="_37_18">h</text:span><text:span text:style-name="_31_387">o</text:span><text:span text:style-name="_31_802"> </text:span><text:span text:style-name="_35_17">f</text:span><text:span text:style-name="_31_417">i</text:span><text:span text:style-name="_32_266">n</text:span><text:span text:style-name="_37_15">d</text:span><text:span text:style-name="_31_609">s</text:span><text:span text:style-name="_31_802"> </text:span><text:span text:style-name="_33_49">t</text:span><text:span text:style-name="_31_315">h</text:span><text:span text:style-name="_32_506">e</text:span><text:span text:style-name="_32_"> </text:span><text:span text:style-name="_31_258">c</text:span><text:span text:style-name="_32_107">o</text:span><text:span text:style-name="_34_63">u</text:span><text:span text:style-name="_31_741">r</text:span><text:span text:style-name="_32_398">a</text:span><text:span text:style-name="_34_30">g</text:span><text:span text:style-name="_31_687">e</text:span><text:span text:style-name="_31_802"> </text:span><text:span text:style-name="_34_09">t</text:span><text:span text:style-name="_31_669">o</text:span><text:span text:style-name="_31_802"> </text:span><text:span text:style-name="_37_12">c</text:span><text:span text:style-name="_31_222">o</text:span><text:span text:style-name="_32_653">m</text:span><text:span text:style-name="_36_61">e</text:span><text:span text:style-name="_39_02"> </text:span><text:span text:style-name="_32_515">o</text:span><text:span text:style-name="_35_98">u</text:span><text:span text:style-name="_31_249">t</text:span><text:span text:style-name="_31_803"> </text:span><text:span text:style-name="_32_38">a</text:span><text:span text:style-name="_31_348">s</text:span><text:span text:style-name="_31_803"> </text:span><text:span text:style-name="_32_77">w</text:span><text:span text:style-name="_31_210">h</text:span><text:span text:style-name="_32_299">o</text:span><text:span text:style-name="_32_"> </text:span><text:span text:style-name="_31_171">h</text:span><text:span text:style-name="_32_578">e</text:span><text:span text:style-name="_32_"> </text:span><text:span text:style-name="_31_741">i</text:span><text:span text:style-name="_32_221">s</text:span><text:span text:style-name="_35_29">,</text:span><text:span text:style-name="_39_03"> </text:span><text:span text:style-name="_32_698">a</text:span><text:span text:style-name="_32_71">n</text:span><text:span text:style-name="_31_669">d</text:span><text:span text:style-name="_31_803"> </text:span><text:span text:style-name="_35_17">t</text:span><text:span text:style-name="_31_150">h</text:span><text:span text:style-name="_32_683">e</text:span><text:span text:style-name="_33_"> </text:span><text:span text:style-name="_31_177">f</text:span><text:span text:style-name="_32_578">a</text:span><text:span text:style-name="_36_97">t</text:span><text:span text:style-name="_31_543">h</text:span><text:span text:style-name="_32_293">e</text:span><text:span text:style-name="_34_21">r</text:span><text:span text:style-name="_39_02"> </text:span><text:span text:style-name="_32_569">w</text:span><text:span text:style-name="_37_06">h</text:span><text:span text:style-name="_31_795">o</text:span><text:span text:style-name="_32_392">s</text:span><text:span text:style-name="_36_34">e</text:span><text:span text:style-name="_39_03"> </text:span><text:span text:style-name="_32_041">l</text:span><text:span text:style-name="_32_71">o</text:span><text:span text:style-name="_31_582">v</text:span><text:span text:style-name="_32_641">e</text:span><text:span text:style-name="_32_"> </text:span><text:span text:style-name="_31_681">f</text:span><text:span text:style-name="_32_293">o</text:span><text:span text:style-name="_35_89">r</text:span><text:span text:style-name="_39_03"> </text:span><text:span text:style-name="_32_329">t</text:span><text:span text:style-name="_36_46">h</text:span><text:span text:style-name="_31_327">a</text:span><text:span text:style-name="_32_329">t</text:span><text:span text:style-name="_33_"> </text:span><text:span text:style-name="_31_756">s</text:span><text:span text:style-name="_32_326">o</text:span><text:span text:style-name="_34_21">n</text:span><text:span text:style-name="_39_03"> </text:span><text:span text:style-name="_32_410">o</text:span><text:span text:style-name="_36_64">v</text:span><text:span text:style-name="_31_174">e</text:span><text:span text:style-name="_32_329">r</text:span><text:span text:style-name="_37_69">r</text:span><text:span text:style-name="_31_597">i</text:span><text:span text:style-name="_32_623">d</text:span><text:span text:style-name="_36_70">e</text:span><text:span text:style-name="_31_708">s</text:span><text:span text:style-name="_31_802"> </text:span><text:span text:style-name="_36_07">e</text:span><text:span text:style-name="_31_174">v</text:span><text:span text:style-name="_32_302">e</text:span><text:span text:style-name="_37_81">r</text:span><text:span text:style-name="_31_744">y</text:span><text:span text:style-name="_32_509">t</text:span><text:span text:style-name="_36_31">h</text:span><text:span text:style-name="_31_429">i</text:span><text:span text:style-name="_32_470">n</text:span><text:span text:style-name="_36_25">g</text:span><text:span text:style-name="_39_03"> </text:span><text:span text:style-name="_32_482">h</text:span><text:span text:style-name="_38_83">e</text:span><text:span text:style-name="_31_705">'</text:span><text:span text:style-name="_32_389">s</text:span><text:span text:style-name="_32_"> </text:span><text:span text:style-name="_31_579">b</text:span><text:span text:style-name="_32_518">e</text:span><text:span text:style-name="_37_78">e</text:span><text:span text:style-name="_31_795">n</text:span><text:span text:style-name="_31_802"> </text:span><text:span text:style-name="_35_17">t</text:span><text:span text:style-name="_31_567">a</text:span><text:span text:style-name="_32_302">u</text:span><text:span text:style-name="_32_86">g</text:span><text:span text:style-name="_31_171">h</text:span><text:span text:style-name="_32_437">t</text:span><text:span text:style-name="_38_05">.</text:span></text:p>
      <text:p text:style-name="P1"><text:span text:style-name="_32_581">I</text:span><text:span text:style-name="_32_"> </text:span><text:span text:style-name="_31_540">s</text:span><text:span text:style-name="_32_410">e</text:span><text:span text:style-name="_37_81">e</text:span><text:span text:style-name="_39_03"> </text:span><text:span text:style-name="_32_461">i</text:span><text:span text:style-name="_38_17">t</text:span><text:span text:style-name="_39_02"> </text:span><text:span text:style-name="_32_425">i</text:span><text:span text:style-name="_38_89">n</text:span><text:span text:style-name="_39_02"> </text:span><text:span text:style-name="_32_113">t</text:span><text:span text:style-name="_34_99">h</text:span><text:span text:style-name="_31_438">e</text:span><text:span text:style-name="_31_803"> </text:span><text:span text:style-name="_32_74">e</text:span><text:span text:style-name="_31_789">l</text:span><text:span text:style-name="_32_623">d</text:span><text:span text:style-name="_33_58">e</text:span><text:span text:style-name="_31_249">r</text:span><text:span text:style-name="_32_329">l</text:span><text:span text:style-name="_36_04">y</text:span><text:span text:style-name="_39_02"> </text:span><text:span text:style-name="_32_677">w</text:span><text:span text:style-name="_38_59">o</text:span><text:span text:style-name="_31_561">m</text:span><text:span text:style-name="_32_614">a</text:span><text:span text:style-name="_34_45">n</text:span><text:span text:style-name="_39_03"> </text:span><text:span text:style-name="_32_401">w</text:span><text:span text:style-name="_34_54">h</text:span><text:span text:style-name="_31_207">o</text:span><text:span text:style-name="_31_803"> </text:span><text:span text:style-name="_33_13">w</text:span><text:span text:style-name="_31_537">i</text:span><text:span text:style-name="_32_581">l</text:span><text:span text:style-name="_32_77">l</text:span><text:span text:style-name="_39_03"> </text:span><text:span text:style-name="_32_605">w</text:span><text:span text:style-name="_38_89">a</text:span><text:span text:style-name="_31_561">i</text:span><text:span text:style-name="_32_221">t</text:span><text:span text:style-name="_33_"> </text:span><text:span text:style-name="_31_717">i</text:span><text:span text:style-name="_32_401">n</text:span><text:span text:style-name="_32_"> </text:span><text:span text:style-name="_31_525">l</text:span><text:span text:style-name="_32_641">i</text:span><text:span text:style-name="_37_90">n</text:span><text:span text:style-name="_31_495">e</text:span><text:span text:style-name="_31_803"> </text:span><text:span text:style-name="_38_17">t</text:span><text:span text:style-name="_31_669">o</text:span><text:span text:style-name="_31_802"> </text:span><text:span text:style-name="_34_66">c</text:span><text:span text:style-name="_31_183">a</text:span><text:span text:style-name="_32_605">s</text:span><text:span text:style-name="_35_17">t</text:span><text:span text:style-name="_39_02"> </text:span><text:span text:style-name="_32_587">h</text:span><text:span text:style-name="_37_06">e</text:span><text:span text:style-name="_31_789">r</text:span><text:span text:style-name="_31_802"> </text:span><text:span text:style-name="_32_74">v</text:span><text:span text:style-name="_31_183">o</text:span><text:span text:style-name="_32_065">t</text:span><text:span text:style-name="_36_37">e</text:span><text:span text:style-name="_39_03"> </text:span><text:span text:style-name="_32_647">a</text:span><text:span text:style-name="_35_38">s</text:span><text:span text:style-name="_39_02"> </text:span><text:span text:style-name="_32_029">l</text:span><text:span text:style-name="_36_10">o</text:span><text:span text:style-name="_31_543">n</text:span><text:span text:style-name="_32_209">g</text:span><text:span text:style-name="_33_"> </text:span><text:span text:style-name="_31_543">a</text:span><text:span text:style-name="_32_326">s</text:span><text:span text:style-name="_33_"> </text:span><text:span text:style-name="_31_330">s</text:span><text:span text:style-name="_32_407">h</text:span><text:span text:style-name="_33_01">e</text:span><text:span text:style-name="_39_02"> </text:span><text:span text:style-name="_32_431">h</text:span><text:span text:style-name="_33_22">a</text:span><text:span text:style-name="_31_321">s</text:span><text:span text:style-name="_31_803"> </text:span><text:span text:style-name="_36_25">t</text:span><text:span text:style-name="_31_309">o</text:span><text:span text:style-name="_32_581">;</text:span><text:span text:style-name="_33_"> </text:span><text:span text:style-name="_31_177">t</text:span><text:span text:style-name="_32_431">h</text:span><text:span text:style-name="_33_10">e</text:span><text:span text:style-name="_39_03"> </text:span><text:span text:style-name="_32_035">n</text:span><text:span text:style-name="_38_62">e</text:span><text:span text:style-name="_31_741">w</text:span><text:span text:style-name="_31_803"> </text:span><text:span text:style-name="_35_02">c</text:span><text:span text:style-name="_31_741">i</text:span><text:span text:style-name="_32_689">t</text:span><text:span text:style-name="_32_77">i</text:span><text:span text:style-name="_31_420">z</text:span><text:span text:style-name="_32_398">e</text:span><text:span text:style-name="_34_63">n</text:span><text:span text:style-name="_39_02"> </text:span><text:span text:style-name="_32_221">w</text:span><text:span text:style-name="_32_50">h</text:span><text:span text:style-name="_31_507">o</text:span><text:span text:style-name="_31_803"> </text:span><text:span text:style-name="_38_56">c</text:span><text:span text:style-name="_31_690">a</text:span><text:span text:style-name="_32_326">s</text:span><text:span text:style-name="_36_01">t</text:span><text:span text:style-name="_31_756">s</text:span><text:span text:style-name="_31_803"> </text:span><text:span text:style-name="_38_62">h</text:span><text:span text:style-name="_31_345">i</text:span><text:span text:style-name="_32_320">s</text:span><text:span text:style-name="_32_"> </text:span><text:span text:style-name="_31_426">v</text:span><text:span text:style-name="_32_587">o</text:span><text:span text:style-name="_33_01">t</text:span><text:span text:style-name="_31_789">e</text:span><text:span text:style-name="_31_802"> </text:span><text:span text:style-name="_38_05">f</text:span><text:span text:style-name="_31_321">o</text:span><text:span text:style-name="_32_389">r</text:span><text:span text:style-name="_33_"> </text:span><text:span text:style-name="_31_789">t</text:span><text:span text:style-name="_32_650">h</text:span><text:span text:style-name="_34_99">e</text:span><text:span text:style-name="_39_02"> </text:span><text:span text:style-name="_32_605">f</text:span><text:span text:style-name="_36_97">i</text:span><text:span text:style-name="_31_213">r</text:span><text:span text:style-name="_32_329">s</text:span><text:span text:style-name="_38_17">t</text:span><text:span text:style-name="_39_02"> </text:span><text:span text:style-name="_32_509">t</text:span><text:span text:style-name="_38_05">i</text:span><text:span text:style-name="_31_237">m</text:span><text:span text:style-name="_32_461">e</text:span><text:span text:style-name="_36_37">;</text:span><text:span text:style-name="_39_02"> </text:span><text:span text:style-name="_32_641">t</text:span><text:span text:style-name="_33_19">h</text:span><text:span text:style-name="_31_786">e</text:span><text:span text:style-name="_31_802"> </text:span><text:span text:style-name="_34_24">v</text:span><text:span text:style-name="_31_498">o</text:span><text:span text:style-name="_32_689">l</text:span><text:span text:style-name="_34_27">u</text:span><text:span text:style-name="_31_402">n</text:span><text:span text:style-name="_32_137">t</text:span><text:span text:style-name="_34_87">e</text:span><text:span text:style-name="_31_246">e</text:span><text:span text:style-name="_32_113">r</text:span><text:span text:style-name="_35_89">s</text:span><text:span text:style-name="_39_03"> </text:span><text:span text:style-name="_32_101">a</text:span><text:span text:style-name="_36_97">t</text:span><text:span text:style-name="_39_02"> </text:span><text:span text:style-name="_32_677">t</text:span><text:span text:style-name="_36_10">h</text:span><text:span text:style-name="_31_435">e</text:span><text:span text:style-name="_31_803"> </text:span><text:span text:style-name="_36_34">p</text:span><text:span text:style-name="_31_207">o</text:span><text:span text:style-name="_32_065">l</text:span><text:span text:style-name="_32_65">l</text:span><text:span text:style-name="_31_597">s</text:span><text:span text:style-name="_31_803"> </text:span><text:span text:style-name="_34_57">w</text:span><text:span text:style-name="_31_171">h</text:span><text:span text:style-name="_32_122">o</text:span><text:span text:style-name="_33_"> </text:span><text:span text:style-name="_31_579">b</text:span><text:span text:style-name="_32_302">e</text:span><text:span text:style-name="_37_69">l</text:span><text:span text:style-name="_31_525">i</text:span><text:span text:style-name="_32_398">e</text:span><text:span text:style-name="_38_44">v</text:span><text:span text:style-name="_31_129">e</text:span><text:span text:style-name="_31_802"> </text:span><text:span text:style-name="_37_75">e</text:span><text:span text:style-name="_31_366">v</text:span><text:span text:style-name="_32_287">e</text:span><text:span text:style-name="_37_81">r</text:span><text:span text:style-name="_31_258">y</text:span><text:span text:style-name="_31_803"> </text:span><text:span text:style-name="_37_72">v</text:span><text:span text:style-name="_31_498">o</text:span><text:span text:style-name="_32_425">t</text:span><text:span text:style-name="_33_37">e</text:span><text:span text:style-name="_39_03"> </text:span><text:span text:style-name="_32_470">s</text:span><text:span text:style-name="_35_35">h</text:span><text:span text:style-name="_31_255">o</text:span><text:span text:style-name="_32_302">u</text:span><text:span text:style-name="_36_61">l</text:span><text:span text:style-name="_31_705">d</text:span><text:span text:style-name="_31_803"> </text:span><text:span text:style-name="_34_18">c</text:span><text:span text:style-name="_31_711">o</text:span><text:span text:style-name="_32_503">u</text:span><text:span text:style-name="_36_34">n</text:span><text:span text:style-name="_31_489">t</text:span><text:span text:style-name="_31_803"> </text:span>--<text:span text:style-name="_31_802"> </text:span><text:span text:style-name="_36_34">b</text:span><text:span text:style-name="_31_495">e</text:span><text:span text:style-name="_32_404">c</text:span><text:span text:style-name="_37_90">a</text:span><text:span text:style-name="_31_402">u</text:span><text:span text:style-name="_32_044">s</text:span><text:span text:style-name="_33_01">e</text:span><text:span text:style-name="_39_03"> </text:span><text:span text:style-name="_32_263">e</text:span><text:span text:style-name="_36_34">a</text:span><text:span text:style-name="_31_216">c</text:span><text:span text:style-name="_32_074">h</text:span><text:span text:style-name="_32_"> </text:span><text:span text:style-name="_31_429">o</text:span><text:span text:style-name="_32_389">f</text:span><text:span text:style-name="_32_"> </text:span><text:span text:style-name="_31_213">t</text:span><text:span text:style-name="_32_263">h</text:span><text:span text:style-name="_38_14">e</text:span><text:span text:style-name="_31_177">m</text:span><text:span text:style-name="_31_803"> </text:span><text:span text:style-name="_32_77">i</text:span><text:span text:style-name="_31_357">n</text:span><text:span text:style-name="_31_802"> </text:span><text:span text:style-name="_38_11">d</text:span><text:span text:style-name="_31_309">i</text:span><text:span text:style-name="_32_581">f</text:span><text:span text:style-name="_36_73">f</text:span><text:span text:style-name="_31_402">e</text:span><text:span text:style-name="_32_437">r</text:span><text:span text:style-name="_38_47">e</text:span><text:span text:style-name="_31_150">n</text:span><text:span text:style-name="_32_677">t</text:span><text:span text:style-name="_33_"> </text:span><text:span text:style-name="_31_678">s</text:span><text:span text:style-name="_32_029">l</text:span><text:span text:style-name="_34_93">i</text:span><text:span text:style-name="_31_387">p</text:span><text:span text:style-name="_32_605">w</text:span><text:span text:style-name="_32_83">a</text:span><text:span text:style-name="_31_438">y</text:span><text:span text:style-name="_31_802"> </text:span><text:span text:style-name="_36_70">k</text:span><text:span text:style-name="_31_207">n</text:span><text:span text:style-name="_32_569">o</text:span><text:span text:style-name="_36_97">w</text:span><text:span text:style-name="_39_03"> </text:span><text:span text:style-name="_32_698">h</text:span><text:span text:style-name="_35_95">o</text:span><text:span text:style-name="_31_381">w</text:span><text:span text:style-name="_31_802"> </text:span><text:span text:style-name="_36_73">m</text:span><text:span text:style-name="_31_186">u</text:span><text:span text:style-name="_32_116">c</text:span><text:span text:style-name="_32_65">h</text:span><text:span text:style-name="_39_02"> </text:span><text:span text:style-name="_32_437">t</text:span><text:span text:style-name="_37_06">h</text:span><text:span text:style-name="_31_603">a</text:span><text:span text:style-name="_32_113">t</text:span><text:span text:style-name="_33_"> </text:span><text:span text:style-name="_31_747">p</text:span><text:span text:style-name="_32_677">r</text:span><text:span text:style-name="_37_18">e</text:span><text:span text:style-name="_31_798">c</text:span><text:span text:style-name="_32_689">i</text:span><text:span text:style-name="_34_63">o</text:span><text:span text:style-name="_31_618">u</text:span><text:span text:style-name="_32_044">s</text:span><text:span text:style-name="_33_"> </text:span><text:span text:style-name="_31_597">r</text:span><text:span text:style-name="_32_497">i</text:span><text:span text:style-name="_38_62">g</text:span><text:span text:style-name="_31_747">h</text:span><text:span text:style-name="_32_401">t</text:span><text:span text:style-name="_33_"> </text:span><text:span text:style-name="_31_525">i</text:span><text:span text:style-name="_32_065">s</text:span><text:span text:style-name="_32_"> </text:span><text:span text:style-name="_31_417">w</text:span><text:span text:style-name="_32_287">o</text:span><text:span text:style-name="_32_77">r</text:span><text:span text:style-name="_31_177">t</text:span><text:span text:style-name="_32_086">h</text:span><text:span text:style-name="_33_01">.</text:span></text:p>
      <text:p text:style-name="P1"><text:span text:style-name="_32_029">T</text:span><text:span text:style-name="_38_47">h</text:span><text:span text:style-name="_31_402">a</text:span><text:span text:style-name="_32_473">t</text:span><text:span text:style-name="_38_77">'</text:span><text:span text:style-name="_31_789">s</text:span><text:span text:style-name="_31_802"> </text:span><text:span text:style-name="_33_01">t</text:span><text:span text:style-name="_31_210">h</text:span><text:span text:style-name="_32_227">e</text:span><text:span text:style-name="_32_"> </text:span><text:span text:style-name="_31_177">A</text:span><text:span text:style-name="_32_509">m</text:span><text:span text:style-name="_34_27">e</text:span><text:span text:style-name="_31_129">r</text:span><text:span text:style-name="_32_497">i</text:span><text:span text:style-name="_37_06">c</text:span><text:span text:style-name="_31_321">a</text:span><text:span text:style-name="_31_803"> </text:span><text:span text:style-name="_35_89">I</text:span><text:span text:style-name="_39_03"> </text:span><text:span text:style-name="_32_044">k</text:span><text:span text:style-name="_36_10">n</text:span><text:span text:style-name="_31_213">o</text:span><text:span text:style-name="_32_677">w</text:span><text:span text:style-name="_34_81">.</text:span><text:span text:style-name="_39_03"> </text:span><text:span text:style-name="_32_221">T</text:span><text:span text:style-name="_38_83">h</text:span><text:span text:style-name="_31_498">a</text:span><text:span text:style-name="_32_137">t</text:span><text:span text:style-name="_36_01">'</text:span><text:span text:style-name="_31_501">s</text:span><text:span text:style-name="_31_803"> </text:span><text:span text:style-name="_37_81">t</text:span><text:span text:style-name="_31_258">h</text:span><text:span text:style-name="_32_143">e</text:span><text:span text:style-name="_32_"> </text:span><text:span text:style-name="_31_750">c</text:span><text:span text:style-name="_32_575">o</text:span><text:span text:style-name="_36_70">u</text:span><text:span text:style-name="_31_387">n</text:span><text:span text:style-name="_32_509">t</text:span><text:span text:style-name="_33_49">r</text:span><text:span text:style-name="_31_141">y</text:span><text:span text:style-name="_31_802"> </text:span><text:span text:style-name="_38_17">w</text:span><text:span text:style-name="_31_681">e</text:span><text:span text:style-name="_31_803"> </text:span><text:span text:style-name="_38_41">l</text:span><text:span text:style-name="_31_510">o</text:span><text:span text:style-name="_32_680">v</text:span><text:span text:style-name="_33_01">e</text:span><text:span text:style-name="_31_705">.</text:span><text:span text:style-name="_31_803"> </text:span><text:span text:style-name="_32_65">C</text:span><text:span text:style-name="_31_777">l</text:span><text:span text:style-name="_32_410">e</text:span><text:span text:style-name="_32_71">a</text:span><text:span text:style-name="_31_357">r</text:span>-<text:span text:style-name="_36_46">e</text:span><text:span text:style-name="_31_540">y</text:span><text:span text:style-name="_32_431">e</text:span><text:span text:style-name="_33_22">d</text:span><text:span text:style-name="_31_609">.</text:span><text:span text:style-name="_31_802"> </text:span><text:span text:style-name="_38_77">B</text:span><text:span text:style-name="_31_417">i</text:span><text:span text:style-name="_32_434">g</text:span>-<text:span text:style-name="_31_399">h</text:span><text:span text:style-name="_32_434">e</text:span><text:span text:style-name="_37_03">a</text:span><text:span text:style-name="_31_345">r</text:span><text:span text:style-name="_32_245">t</text:span><text:span text:style-name="_35_98">e</text:span><text:span text:style-name="_31_351">d</text:span><text:span text:style-name="_32_641">.</text:span><text:span text:style-name="_32_"> </text:span><text:span text:style-name="_31_777">U</text:span><text:span text:style-name="_32_650">n</text:span><text:span text:style-name="_38_95">d</text:span><text:span text:style-name="_31_210">a</text:span><text:span text:style-name="_32_083">u</text:span><text:span text:style-name="_36_70">n</text:span><text:span text:style-name="_31_213">t</text:span><text:span text:style-name="_32_683">e</text:span><text:span text:style-name="_35_17">d</text:span><text:span text:style-name="_39_02"> </text:span><text:span text:style-name="_32_575">b</text:span><text:span text:style-name="_32_74">y</text:span><text:span text:style-name="_39_02"> </text:span><text:span text:style-name="_32_332">c</text:span><text:span text:style-name="_32_50">h</text:span><text:span text:style-name="_31_246">a</text:span><text:span text:style-name="_32_209">l</text:span><text:span text:style-name="_38_53">l</text:span><text:span text:style-name="_31_795">e</text:span><text:span text:style-name="_32_395">n</text:span><text:span text:style-name="_36_10">g</text:span><text:span text:style-name="_31_213">e</text:span><text:span text:style-name="_32_509">.</text:span><text:span text:style-name="_33_"> </text:span><text:span text:style-name="_31_177">O</text:span><text:span text:style-name="_32_266">p</text:span><text:span text:style-name="_38_41">t</text:span><text:span text:style-name="_31_201">i</text:span><text:span text:style-name="_32_689">m</text:span><text:span text:style-name="_36_97">i</text:span><text:span text:style-name="_31_204">s</text:span><text:span text:style-name="_32_437">t</text:span><text:span text:style-name="_35_89">i</text:span><text:span text:style-name="_31_237">c</text:span><text:span text:style-name="_31_802"> </text:span><text:span text:style-name="_36_97">t</text:span><text:span text:style-name="_31_606">h</text:span><text:span text:style-name="_32_587">a</text:span><text:span text:style-name="_32_29">t</text:span><text:span text:style-name="_39_02"> </text:span><text:span text:style-name="_32_446">u</text:span><text:span text:style-name="_33_07">n</text:span><text:span text:style-name="_31_507">a</text:span><text:span text:style-name="_32_029">r</text:span><text:span text:style-name="_33_49">m</text:span><text:span text:style-name="_31_150">e</text:span><text:span text:style-name="_32_041">d</text:span><text:span text:style-name="_32_"> </text:span><text:span text:style-name="_31_489">t</text:span><text:span text:style-name="_32_065">r</text:span><text:span text:style-name="_36_70">u</text:span><text:span text:style-name="_31_609">t</text:span><text:span text:style-name="_32_035">h</text:span><text:span text:style-name="_33_"> </text:span><text:span text:style-name="_31_171">a</text:span><text:span text:style-name="_32_698">n</text:span><text:span text:style-name="_36_73">d</text:span><text:span text:style-name="_39_03"> </text:span><text:span text:style-name="_32_683">u</text:span><text:span text:style-name="_37_06">n</text:span><text:span text:style-name="_31_570">c</text:span><text:span text:style-name="_32_215">o</text:span><text:span text:style-name="_32_71">n</text:span><text:span text:style-name="_31_210">d</text:span><text:span text:style-name="_32_401">i</text:span><text:span text:style-name="_33_49">t</text:span><text:span text:style-name="_31_573">i</text:span><text:span text:style-name="_32_659">o</text:span><text:span text:style-name="_36_34">n</text:span><text:span text:style-name="_31_321">a</text:span><text:span text:style-name="_32_113">l</text:span><text:span text:style-name="_33_"> </text:span><text:span text:style-name="_31_525">l</text:span><text:span text:style-name="_32_323">o</text:span><text:span text:style-name="_32_38">v</text:span><text:span text:style-name="_31_393">e</text:span><text:span text:style-name="_31_803"> </text:span><text:span text:style-name="_38_77">w</text:span><text:span text:style-name="_31_717">i</text:span><text:span text:style-name="_32_065">l</text:span><text:span text:style-name="_35_17">l</text:span><text:span text:style-name="_39_02"> </text:span><text:span text:style-name="_32_035">h</text:span><text:span text:style-name="_36_10">a</text:span><text:span text:style-name="_31_492">v</text:span><text:span text:style-name="_32_686">e</text:span><text:span text:style-name="_32_"> </text:span><text:span text:style-name="_31_753">t</text:span><text:span text:style-name="_32_158">h</text:span><text:span text:style-name="_36_67">e</text:span><text:span text:style-name="_39_02"> </text:span><text:span text:style-name="_32_641">f</text:span><text:span text:style-name="_37_81">i</text:span><text:span text:style-name="_31_678">n</text:span><text:span text:style-name="_32_083">a</text:span><text:span text:style-name="_36_01">l</text:span><text:span text:style-name="_39_02"> </text:span><text:span text:style-name="_32_245">w</text:span><text:span text:style-name="_32_38">o</text:span><text:span text:style-name="_31_177">r</text:span><text:span text:style-name="_32_479">d</text:span><text:span text:style-name="_35_17">.</text:span><text:span text:style-name="_39_03"> </text:span><text:span text:style-name="_32_389">T</text:span><text:span text:style-name="_36_10">h</text:span><text:span text:style-name="_31_747">a</text:span><text:span text:style-name="_32_245">t</text:span><text:span text:style-name="_33_01">'</text:span><text:span text:style-name="_31_357">s</text:span><text:span text:style-name="_31_803"> </text:span><text:span text:style-name="_38_53">w</text:span><text:span text:style-name="_31_783">h</text:span><text:span text:style-name="_32_050">a</text:span><text:span text:style-name="_34_93">t</text:span><text:span text:style-name="_39_03"> </text:span><text:span text:style-name="_32_065">m</text:span><text:span text:style-name="_37_06">a</text:span><text:span text:style-name="_31_432">k</text:span><text:span text:style-name="_32_155">e</text:span><text:span text:style-name="_35_98">s</text:span><text:span text:style-name="_39_02"> </text:span><text:span text:style-name="_32_281">m</text:span><text:span text:style-name="_38_41">e</text:span><text:span text:style-name="_39_02"> </text:span><text:span text:style-name="_32_404">s</text:span><text:span text:style-name="_34_54">o</text:span><text:span text:style-name="_39_02"> </text:span><text:span text:style-name="_32_683">h</text:span><text:span text:style-name="_34_54">o</text:span><text:span text:style-name="_31_255">p</text:span><text:span text:style-name="_32_626">e</text:span><text:span text:style-name="_34_21">f</text:span><text:span text:style-name="_31_717">u</text:span><text:span text:style-name="_32_581">l</text:span><text:span text:style-name="_32_"> </text:span><text:span text:style-name="_31_207">a</text:span><text:span text:style-name="_32_434">b</text:span><text:span text:style-name="_33_19">o</text:span><text:span text:style-name="_31_246">u</text:span><text:span text:style-name="_32_281">t</text:span><text:span text:style-name="_32_"> </text:span><text:span text:style-name="_31_546">o</text:span><text:span text:style-name="_32_515">u</text:span><text:span text:style-name="_38_89">r</text:span><text:span text:style-name="_39_03"> </text:span><text:span text:style-name="_32_569">f</text:span><text:span text:style-name="_35_95">u</text:span><text:span text:style-name="_31_345">t</text:span><text:span text:style-name="_32_230">u</text:span><text:span text:style-name="_38_89">r</text:span><text:span text:style-name="_31_597">e</text:span><text:span text:style-name="_32_041">.</text:span><text:span text:style-name="_32_"> </text:span><text:span text:style-name="_31_777">I</text:span><text:span text:style-name="_31_803"> </text:span><text:span text:style-name="_35_38">b</text:span><text:span text:style-name="_31_399">e</text:span><text:span text:style-name="_32_641">l</text:span><text:span text:style-name="_32_77">i</text:span><text:span text:style-name="_31_798">e</text:span><text:span text:style-name="_32_212">v</text:span><text:span text:style-name="_34_81">e</text:span><text:span text:style-name="_39_02"> </text:span><text:span text:style-name="_32_101">i</text:span><text:span text:style-name="_34_45">n</text:span><text:span text:style-name="_39_02"> </text:span><text:span text:style-name="_32_512">c</text:span><text:span text:style-name="_33_22">h</text:span><text:span text:style-name="_31_615">a</text:span><text:span text:style-name="_32_038">n</text:span><text:span text:style-name="_32_74">g</text:span><text:span text:style-name="_31_495">e</text:span><text:span text:style-name="_31_802"> </text:span><text:span text:style-name="_35_38">b</text:span><text:span text:style-name="_31_567">e</text:span><text:span text:style-name="_32_650">c</text:span><text:span text:style-name="_36_07">a</text:span><text:span text:style-name="_31_390">u</text:span><text:span text:style-name="_32_032">s</text:span><text:span text:style-name="_33_49">e</text:span><text:span text:style-name="_39_03"> </text:span><text:span text:style-name="_32_245">I</text:span><text:span text:style-name="_33_"> </text:span><text:span text:style-name="_31_423">b</text:span><text:span text:style-name="_32_698">e</text:span><text:span text:style-name="_35_17">l</text:span><text:span text:style-name="_31_393">i</text:span><text:span text:style-name="_32_227">e</text:span><text:span text:style-name="_33_22">v</text:span><text:span text:style-name="_31_177">e</text:span><text:span text:style-name="_31_803"> </text:span><text:span text:style-name="_34_57">i</text:span><text:span text:style-name="_31_789">n</text:span><text:span text:style-name="_31_803"> </text:span><text:span text:style-name="_36_76">y</text:span><text:span text:style-name="_31_798">o</text:span><text:span text:style-name="_32_641">u</text:span><text:span text:style-name="_38_53">,</text:span><text:span text:style-name="_39_03"> </text:span><text:span text:style-name="_32_221">t</text:span><text:span text:style-name="_34_66">h</text:span><text:span text:style-name="_31_135">e</text:span><text:span text:style-name="_31_803"> </text:span><text:span text:style-name="_35_29">A</text:span><text:span text:style-name="_31_393">m</text:span><text:span text:style-name="_32_302">e</text:span><text:span text:style-name="_38_89">r</text:span><text:span text:style-name="_31_249">i</text:span><text:span text:style-name="_32_224">c</text:span><text:span text:style-name="_36_70">a</text:span><text:span text:style-name="_31_363">n</text:span><text:span text:style-name="_31_802"> </text:span><text:span text:style-name="_37_90">p</text:span><text:span text:style-name="_31_423">e</text:span><text:span text:style-name="_32_479">o</text:span><text:span text:style-name="_35_38">p</text:span><text:span text:style-name="_31_777">l</text:span><text:span text:style-name="_32_509">e</text:span><text:span text:style-name="_36_97">.</text:span></text:p>
      <text:p text:style-name="P1"><text:span text:style-name="_32_389">A</text:span><text:span text:style-name="_32_47">n</text:span><text:span text:style-name="_31_690">d</text:span><text:span text:style-name="_31_803"> </text:span><text:span text:style-name="_35_29">t</text:span><text:span text:style-name="_31_798">h</text:span><text:span text:style-name="_32_515">a</text:span><text:span text:style-name="_36_61">t</text:span><text:span text:style-name="_31_141">'</text:span><text:span text:style-name="_32_641">s</text:span><text:span text:style-name="_32_"> </text:span><text:span text:style-name="_31_741">w</text:span><text:span text:style-name="_32_218">h</text:span><text:span text:style-name="_35_23">e</text:span><text:span text:style-name="_31_561">r</text:span><text:span text:style-name="_32_506">e</text:span><text:span text:style-name="_32_77">f</text:span><text:span text:style-name="_31_219">o</text:span><text:span text:style-name="_32_473">r</text:span><text:span text:style-name="_37_69">e</text:span><text:span text:style-name="_39_03"> </text:span><text:span text:style-name="_32_065">I</text:span><text:span text:style-name="_33_"> </text:span><text:span text:style-name="_31_222">s</text:span><text:span text:style-name="_32_281">t</text:span><text:span text:style-name="_36_67">a</text:span><text:span text:style-name="_31_678">n</text:span><text:span text:style-name="_32_119">d</text:span><text:span text:style-name="_33_"> </text:span><text:span text:style-name="_31_798">h</text:span><text:span text:style-name="_32_287">e</text:span><text:span text:style-name="_37_69">r</text:span><text:span text:style-name="_31_489">e</text:span><text:span text:style-name="_31_803"> </text:span><text:span text:style-name="_36_04">c</text:span><text:span text:style-name="_31_246">o</text:span><text:span text:style-name="_32_158">n</text:span><text:span text:style-name="_36_37">f</text:span><text:span text:style-name="_31_321">i</text:span><text:span text:style-name="_32_227">d</text:span><text:span text:style-name="_35_02">e</text:span><text:span text:style-name="_31_543">n</text:span><text:span text:style-name="_32_605">t</text:span><text:span text:style-name="_32_"> </text:span><text:span text:style-name="_31_258">a</text:span><text:span text:style-name="_32_608">s</text:span><text:span text:style-name="_33_"> </text:span><text:span text:style-name="_31_129">I</text:span><text:span text:style-name="_31_803"> </text:span><text:span text:style-name="_34_99">h</text:span><text:span text:style-name="_31_714">a</text:span><text:span text:style-name="_32_320">v</text:span><text:span text:style-name="_33_58">e</text:span><text:span text:style-name="_39_02"> </text:span><text:span text:style-name="_32_662">e</text:span><text:span text:style-name="_36_40">v</text:span><text:span text:style-name="_31_321">e</text:span><text:span text:style-name="_32_209">r</text:span><text:span text:style-name="_33_"> </text:span><text:span text:style-name="_31_387">b</text:span><text:span text:style-name="_32_434">e</text:span><text:span text:style-name="_36_82">e</text:span><text:span text:style-name="_31_327">n</text:span><text:span text:style-name="_31_803"> </text:span><text:span text:style-name="_34_81">t</text:span><text:span text:style-name="_31_426">h</text:span><text:span text:style-name="_32_047">a</text:span><text:span text:style-name="_32_41">t</text:span><text:span text:style-name="_39_02"> </text:span><text:span text:style-name="_32_209">t</text:span><text:span text:style-name="_32_74">h</text:span><text:span text:style-name="_31_675">e</text:span><text:span text:style-name="_31_802"> </text:span><text:span text:style-name="_35_29">S</text:span><text:span text:style-name="_31_381">t</text:span><text:span text:style-name="_32_398">a</text:span><text:span text:style-name="_35_29">t</text:span><text:span text:style-name="_31_135">e</text:span><text:span text:style-name="_31_803"> </text:span><text:span text:style-name="_32_65">o</text:span><text:span text:style-name="_31_717">f</text:span><text:span text:style-name="_31_803"> </text:span><text:span text:style-name="_34_63">o</text:span><text:span text:style-name="_31_546">u</text:span><text:span text:style-name="_32_041">r</text:span><text:span text:style-name="_33_"> </text:span><text:span text:style-name="_31_249">U</text:span><text:span text:style-name="_32_611">n</text:span><text:span text:style-name="_37_81">i</text:span><text:span text:style-name="_31_618">o</text:span><text:span text:style-name="_32_065">n</text:span><text:span text:style-name="_33_"> </text:span><text:span text:style-name="_31_609">i</text:span><text:span text:style-name="_32_677">s</text:span><text:span text:style-name="_32_"> </text:span><text:span text:style-name="_31_786">s</text:span><text:span text:style-name="_32_473">t</text:span><text:span text:style-name="_38_77">r</text:span><text:span text:style-name="_31_579">o</text:span><text:span text:style-name="_32_578">n</text:span><text:span text:style-name="_37_87">g</text:span><text:span text:style-name="_31_429">.</text:span></text:p>
      <text:p text:style-name="P1"><text:span text:style-name="_36_25">T</text:span><text:span text:style-name="_31_606">h</text:span><text:span text:style-name="_32_479">a</text:span><text:span text:style-name="_32_38">n</text:span><text:span text:style-name="_31_324">k</text:span><text:span text:style-name="_31_803"> </text:span><text:span text:style-name="_35_20">y</text:span><text:span text:style-name="_31_390">o</text:span><text:span text:style-name="_32_605">u</text:span><text:span text:style-name="_35_29">,</text:span><text:span text:style-name="_39_03"> </text:span><text:span text:style-name="_32_065">G</text:span><text:span text:style-name="_34_51">o</text:span><text:span text:style-name="_31_798">d</text:span><text:span text:style-name="_31_802"> </text:span><text:span text:style-name="_33_58">b</text:span><text:span text:style-name="_31_501">l</text:span><text:span text:style-name="_32_287">e</text:span><text:span text:style-name="_33_16">s</text:span><text:span text:style-name="_31_438">s</text:span><text:span text:style-name="_31_803"> </text:span><text:span text:style-name="_33_16">y</text:span><text:span text:style-name="_31_354">o</text:span><text:span text:style-name="_32_281">u</text:span><text:span text:style-name="_34_93">.</text:span><text:span text:style-name="_39_02"> </text:span><text:span text:style-name="_32_209">G</text:span><text:span text:style-name="_32_86">o</text:span><text:span text:style-name="_31_687">d</text:span><text:span text:style-name="_31_802"> </text:span><text:span text:style-name="_38_47">b</text:span><text:span text:style-name="_31_609">l</text:span><text:span text:style-name="_32_326">e</text:span><text:span text:style-name="_34_66">s</text:span><text:span text:style-name="_31_432">s</text:span><text:span text:style-name="_31_803"> </text:span><text:span text:style-name="_33_49">t</text:span><text:span text:style-name="_31_183">h</text:span><text:span text:style-name="_32_290">e</text:span><text:span text:style-name="_33_"> </text:span><text:span text:style-name="_31_357">U</text:span><text:span text:style-name="_32_695">n</text:span><text:span text:style-name="_34_57">i</text:span><text:span text:style-name="_31_597">t</text:span><text:span text:style-name="_32_698">e</text:span><text:span text:style-name="_37_81">d</text:span><text:span text:style-name="_39_02"> </text:span><text:span text:style-name="_32_281">S</text:span><text:span text:style-name="_34_09">t</text:span><text:span text:style-name="_31_354">a</text:span><text:span text:style-name="_32_065">t</text:span><text:span text:style-name="_38_59">e</text:span><text:span text:style-name="_31_309">s</text:span><text:span text:style-name="_31_802"> </text:span><text:span text:style-name="_33_37">o</text:span><text:span text:style-name="_31_309">f</text:span><text:span text:style-name="_31_802"> </text:span><text:span text:style-name="_32_41">A</text:span><text:span text:style-name="_31_681">m</text:span><text:span text:style-name="_32_287">e</text:span><text:span text:style-name="_38_77">r</text:span><text:span text:style-name="_31_561">i</text:span><text:span text:style-name="_32_218">c</text:span><text:span text:style-name="_37_69">a</text:span><text:span text:style-name="_31_5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239"/>
    <meta:generator>OpenOffice/4.0.1$Win32 OpenOffice.org_project/401m5$Build-9714</meta:generator>
  </office:meta>
</office:document-meta>
</file>